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Agilent Technologies Inc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Alcoa Corp</text:p>
          </table:table-cell>
        </table:table-row>
        <table:table-row table:style-name="ro1">
          <table:table-cell office:value-type="string">
            <text:p>AABB</text:p>
          </table:table-cell>
          <table:table-cell office:value-type="string">
            <text:p>Asia Broadband, Inc.</text:p>
          </table:table-cell>
        </table:table-row>
        <table:table-row table:style-name="ro1">
          <table:table-cell office:value-type="string">
            <text:p>AACG</text:p>
          </table:table-cell>
          <table:table-cell office:value-type="string">
            <text:p>ATA Creativity Global</text:p>
          </table:table-cell>
        </table:table-row>
        <table:table-row table:style-name="ro1">
          <table:table-cell office:value-type="string">
            <text:p>AACH</text:p>
          </table:table-cell>
          <table:table-cell office:value-type="string">
            <text:p>AAC Holdings, Inc.</text:p>
          </table:table-cell>
        </table:table-row>
        <table:table-row table:style-name="ro1">
          <table:table-cell office:value-type="string">
            <text:p>AACS</text:p>
          </table:table-cell>
          <table:table-cell office:value-type="string">
            <text:p>American Commerce Solutions, Inc.</text:p>
          </table:table-cell>
        </table:table-row>
        <table:table-row table:style-name="ro1">
          <table:table-cell office:value-type="string">
            <text:p>AAGC</text:p>
          </table:table-cell>
          <table:table-cell office:value-type="string">
            <text:p>All American Gold Corp.</text:p>
          </table:table-cell>
        </table:table-row>
        <table:table-row table:style-name="ro1">
          <table:table-cell office:value-type="string">
            <text:p>AAGH</text:p>
          </table:table-cell>
          <table:table-cell office:value-type="string">
            <text:p>America Great Health</text:p>
          </table:table-cell>
        </table:table-row>
        <table:table-row table:style-name="ro1">
          <table:table-cell office:value-type="string">
            <text:p>AAIIQ</text:p>
          </table:table-cell>
          <table:table-cell office:value-type="string">
            <text:p>Alabama Aircraft Industries, Inc.</text:p>
          </table:table-cell>
        </table:table-row>
        <table:table-row table:style-name="ro1">
          <table:table-cell office:value-type="string">
            <text:p>AAL</text:p>
          </table:table-cell>
          <table:table-cell office:value-type="string">
            <text:p>American Airlines Group Inc</text:p>
          </table:table-cell>
        </table:table-row>
        <table:table-row table:style-name="ro2">
          <table:table-cell office:value-type="string">
            <text:p>AAMC</text:p>
          </table:table-cell>
          <table:table-cell office:value-type="string">
            <text:p>Altisource Asset Management Corp</text:p>
          </table:table-cell>
        </table:table-row>
        <table:table-row table:style-name="ro1">
          <table:table-cell office:value-type="string">
            <text:p>AAME</text:p>
          </table:table-cell>
          <table:table-cell office:value-type="string">
            <text:p>Atlantic American Corp</text:p>
          </table:table-cell>
        </table:table-row>
        <table:table-row table:style-name="ro1">
          <table:table-cell office:value-type="string">
            <text:p>AAMTF</text:p>
          </table:table-cell>
          <table:table-cell office:value-type="string">
            <text:p>Armada Mercantile Ltd.</text:p>
          </table:table-cell>
        </table:table-row>
        <table:table-row table:style-name="ro1">
          <table:table-cell office:value-type="string">
            <text:p>AAN</text:p>
          </table:table-cell>
          <table:table-cell office:value-type="string">
            <text:p>Aaron's Inc</text:p>
          </table:table-cell>
        </table:table-row>
        <table:table-row table:style-name="ro2">
          <table:table-cell office:value-type="string">
            <text:p>AAOI</text:p>
          </table:table-cell>
          <table:table-cell office:value-type="string">
            <text:p>Applied Optoelectronics Inc</text:p>
          </table:table-cell>
        </table:table-row>
        <table:table-row table:style-name="ro1">
          <table:table-cell office:value-type="string">
            <text:p>AAON</text:p>
          </table:table-cell>
          <table:table-cell office:value-type="string">
            <text:p>AAON Inc</text:p>
          </table:table-cell>
        </table:table-row>
        <table:table-row table:style-name="ro1">
          <table:table-cell office:value-type="string">
            <text:p>AAP</text:p>
          </table:table-cell>
          <table:table-cell office:value-type="string">
            <text:p>Advance Auto Parts Inc</text:p>
          </table:table-cell>
        </table:table-row>
        <table:table-row table:style-name="ro1">
          <table:table-cell office:value-type="string">
            <text:p>AAPL</text:p>
          </table:table-cell>
          <table:table-cell office:value-type="string">
            <text:p>Apple Inc</text:p>
          </table:table-cell>
        </table:table-row>
        <table:table-row table:style-name="ro1">
          <table:table-cell office:value-type="string">
            <text:p>AAPT</text:p>
          </table:table-cell>
          <table:table-cell office:value-type="string">
            <text:p>All American Pet Company, Inc.</text:p>
          </table:table-cell>
        </table:table-row>
        <table:table-row table:style-name="ro1">
          <table:table-cell office:value-type="string">
            <text:p>AASL</text:p>
          </table:table-cell>
          <table:table-cell office:value-type="string">
            <text:p>America's Suppliers, Inc.</text:p>
          </table:table-cell>
        </table:table-row>
        <table:table-row table:style-name="ro1">
          <table:table-cell office:value-type="string">
            <text:p>AAT</text:p>
          </table:table-cell>
          <table:table-cell office:value-type="string">
            <text:p>American Assets Trust Inc</text:p>
          </table:table-cell>
        </table:table-row>
        <table:table-row table:style-name="ro1">
          <table:table-cell office:value-type="string">
            <text:p>AATRL</text:p>
          </table:table-cell>
          <table:table-cell office:value-type="string">
            <text:p>AMG Capital Trust II</text:p>
          </table:table-cell>
        </table:table-row>
        <table:table-row table:style-name="ro1">
          <table:table-cell office:value-type="string">
            <text:p>AATV</text:p>
          </table:table-cell>
          <table:table-cell office:value-type="string">
            <text:p>Adaptive Ad Systems, Inc.</text:p>
          </table:table-cell>
        </table:table-row>
        <table:table-row table:style-name="ro2">
          <table:table-cell office:value-type="string">
            <text:p>AAU</text:p>
          </table:table-cell>
          <table:table-cell office:value-type="string">
            <text:p>Almaden Minerals Ltd</text:p>
          </table:table-cell>
        </table:table-row>
        <table:table-row table:style-name="ro1">
          <table:table-cell office:value-type="string">
            <text:p>AAWC</text:p>
          </table:table-cell>
          <table:table-cell office:value-type="string">
            <text:p>Alexandria Advantage Warranty Company</text:p>
          </table:table-cell>
        </table:table-row>
        <table:table-row table:style-name="ro1">
          <table:table-cell office:value-type="string">
            <text:p>AAWW</text:p>
          </table:table-cell>
          <table:table-cell office:value-type="string">
            <text:p>Atlas Air Worldwide Holdings Inc</text:p>
          </table:table-cell>
        </table:table-row>
        <table:table-row table:style-name="ro1">
          <table:table-cell office:value-type="string">
            <text:p>AAXN</text:p>
          </table:table-cell>
          <table:table-cell office:value-type="string">
            <text:p>Axon Enterprise Inc</text:p>
          </table:table-cell>
        </table:table-row>
        <table:table-row table:style-name="ro2">
          <table:table-cell office:value-type="string">
            <text:p>AB</text:p>
          </table:table-cell>
          <table:table-cell office:value-type="string">
            <text:p>AllianceBernstein Holding LP</text:p>
          </table:table-cell>
        </table:table-row>
        <table:table-row table:style-name="ro1">
          <table:table-cell office:value-type="string">
            <text:p>ABB</text:p>
          </table:table-cell>
          <table:table-cell office:value-type="string">
            <text:p>ABB Ltd</text:p>
          </table:table-cell>
        </table:table-row>
        <table:table-row table:style-name="ro2">
          <table:table-cell office:value-type="string">
            <text:p>ABBV</text:p>
          </table:table-cell>
          <table:table-cell office:value-type="string">
            <text:p>AbbVie Inc</text:p>
          </table:table-cell>
        </table:table-row>
        <table:table-row table:style-name="ro1">
          <table:table-cell office:value-type="string">
            <text:p>ABBY</text:p>
          </table:table-cell>
          <table:table-cell office:value-type="string">
            <text:p>Abby, Inc.</text:p>
          </table:table-cell>
        </table:table-row>
        <table:table-row table:style-name="ro2">
          <table:table-cell office:value-type="string">
            <text:p>ABC</text:p>
          </table:table-cell>
          <table:table-cell office:value-type="string">
            <text:p>AmerisourceBergen Corp</text:p>
          </table:table-cell>
        </table:table-row>
        <table:table-row table:style-name="ro2">
          <table:table-cell office:value-type="string">
            <text:p>ABCB</text:p>
          </table:table-cell>
          <table:table-cell office:value-type="string">
            <text:p>Ameris Bancorp</text:p>
          </table:table-cell>
        </table:table-row>
        <table:table-row table:style-name="ro1">
          <table:table-cell office:value-type="string">
            <text:p>ABCE</text:p>
          </table:table-cell>
          <table:table-cell office:value-type="string">
            <text:p>ABCO Energy, Inc.</text:p>
          </table:table-cell>
        </table:table-row>
        <table:table-row table:style-name="ro2">
          <table:table-cell office:value-type="string">
            <text:p>ABCL</text:p>
          </table:table-cell>
          <table:table-cell office:value-type="string">
            <text:p>AbCellera Biologics Inc</text:p>
          </table:table-cell>
        </table:table-row>
        <table:table-row table:style-name="ro2">
          <table:table-cell office:value-type="string">
            <text:p>ABCM</text:p>
          </table:table-cell>
          <table:table-cell office:value-type="string">
            <text:p>Abcam PLC</text:p>
          </table:table-cell>
        </table:table-row>
        <table:table-row table:style-name="ro2">
          <table:table-cell office:value-type="string">
            <text:p>ABCP</text:p>
          </table:table-cell>
          <table:table-cell office:value-type="string">
            <text:p>AmBase Corp.</text:p>
          </table:table-cell>
        </table:table-row>
        <table:table-row table:style-name="ro1">
          <table:table-cell office:value-type="string">
            <text:p>ABDR</text:p>
          </table:table-cell>
          <table:table-cell office:value-type="string">
            <text:p>Ambassador Food Services Corp.</text:p>
          </table:table-cell>
        </table:table-row>
        <table:table-row table:style-name="ro2">
          <table:table-cell office:value-type="string">
            <text:p>ABEO</text:p>
          </table:table-cell>
          <table:table-cell office:value-type="string">
            <text:p>Abeona Therapeutics Inc</text:p>
          </table:table-cell>
        </table:table-row>
        <table:table-row table:style-name="ro2">
          <table:table-cell office:value-type="string">
            <text:p>ABEV</text:p>
          </table:table-cell>
          <table:table-cell office:value-type="string">
            <text:p>Ambev SA</text:p>
          </table:table-cell>
        </table:table-row>
        <table:table-row table:style-name="ro2">
          <table:table-cell office:value-type="string">
            <text:p>ABG</text:p>
          </table:table-cell>
          <table:table-cell office:value-type="string">
            <text:p>Asbury Automotive Group Inc</text:p>
          </table:table-cell>
        </table:table-row>
        <table:table-row table:style-name="ro1">
          <table:table-cell office:value-type="string">
            <text:p>ABILF</text:p>
          </table:table-cell>
          <table:table-cell office:value-type="string">
            <text:p>Ability Inc.</text:p>
          </table:table-cell>
        </table:table-row>
        <table:table-row table:style-name="ro2">
          <table:table-cell office:value-type="string">
            <text:p>ABIO</text:p>
          </table:table-cell>
          <table:table-cell office:value-type="string">
            <text:p>ARCA biopharma Inc</text:p>
          </table:table-cell>
        </table:table-row>
        <table:table-row table:style-name="ro1">
          <table:table-cell office:value-type="string">
            <text:p>ABKB</text:p>
          </table:table-cell>
          <table:table-cell office:value-type="string">
            <text:p>American Basketball Association, Inc.</text:p>
          </table:table-cell>
        </table:table-row>
        <table:table-row table:style-name="ro1">
          <table:table-cell office:value-type="string">
            <text:p>ABLE</text:p>
          </table:table-cell>
          <table:table-cell office:value-type="string">
            <text:p>Able Energy, Inc.</text:p>
          </table:table-cell>
        </table:table-row>
        <table:table-row table:style-name="ro2">
          <table:table-cell office:value-type="string">
            <text:p>ABLT</text:p>
          </table:table-cell>
          <table:table-cell office:value-type="string">
            <text:p>American Biltrite, Inc.</text:p>
          </table:table-cell>
        </table:table-row>
        <table:table-row table:style-name="ro1">
          <table:table-cell office:value-type="string">
            <text:p>ABM</text:p>
          </table:table-cell>
          <table:table-cell office:value-type="string">
            <text:p>ABM Industries Inc</text:p>
          </table:table-cell>
        </table:table-row>
        <table:table-row table:style-name="ro2">
          <table:table-cell office:value-type="string">
            <text:p>ABMC</text:p>
          </table:table-cell>
          <table:table-cell office:value-type="string">
            <text:p>American Bio Medica Corp.</text:p>
          </table:table-cell>
        </table:table-row>
        <table:table-row table:style-name="ro1">
          <table:table-cell office:value-type="string">
            <text:p>ABMD</text:p>
          </table:table-cell>
          <table:table-cell office:value-type="string">
            <text:p>ABIOMED Inc</text:p>
          </table:table-cell>
        </table:table-row>
        <table:table-row table:style-name="ro1">
          <table:table-cell office:value-type="string">
            <text:p>ABML</text:p>
          </table:table-cell>
          <table:table-cell office:value-type="string">
            <text:p>American Battery Metals Corporation</text:p>
          </table:table-cell>
        </table:table-row>
        <table:table-row table:style-name="ro2">
          <table:table-cell office:value-type="string">
            <text:p>ABNC</text:p>
          </table:table-cell>
          <table:table-cell office:value-type="string">
            <text:p>American Bancorp, Inc.</text:p>
          </table:table-cell>
        </table:table-row>
        <table:table-row table:style-name="ro2">
          <table:table-cell office:value-type="string">
            <text:p>ABPA</text:p>
          </table:table-cell>
          <table:table-cell office:value-type="string">
            <text:p>Allegiance Bank of North America (Bala Cynwyd, PA)</text:p>
          </table:table-cell>
        </table:table-row>
        <table:table-row table:style-name="ro1">
          <table:table-cell office:value-type="string">
            <text:p>ABPR</text:p>
          </table:table-cell>
          <table:table-cell office:value-type="string">
            <text:p>Airborne Security &amp; Protective Services, Inc.</text:p>
          </table:table-cell>
        </table:table-row>
        <table:table-row table:style-name="ro1">
          <table:table-cell office:value-type="string">
            <text:p>ABR</text:p>
          </table:table-cell>
          <table:table-cell office:value-type="string">
            <text:p>Arbor Realty Trust Inc</text:p>
          </table:table-cell>
        </table:table-row>
        <table:table-row table:style-name="ro1">
          <table:table-cell office:value-type="string">
            <text:p>ABR-A</text:p>
          </table:table-cell>
          <table:table-cell office:value-type="string">
            <text:p>Arbor Realty Trust Inc</text:p>
          </table:table-cell>
        </table:table-row>
        <table:table-row table:style-name="ro1">
          <table:table-cell office:value-type="string">
            <text:p>ABR-B</text:p>
          </table:table-cell>
          <table:table-cell office:value-type="string">
            <text:p>Arbor Realty Trust Inc</text:p>
          </table:table-cell>
        </table:table-row>
        <table:table-row table:style-name="ro1">
          <table:table-cell office:value-type="string">
            <text:p>ABR-C</text:p>
          </table:table-cell>
          <table:table-cell office:value-type="string">
            <text:p>Arbor Realty Trust Inc</text:p>
          </table:table-cell>
        </table:table-row>
        <table:table-row table:style-name="ro1">
          <table:table-cell office:value-type="string">
            <text:p>ABT</text:p>
          </table:table-cell>
          <table:table-cell office:value-type="string">
            <text:p>Abbott Laboratories</text:p>
          </table:table-cell>
        </table:table-row>
        <table:table-row table:style-name="ro2">
          <table:table-cell office:value-type="string">
            <text:p>ABTI</text:p>
          </table:table-cell>
          <table:table-cell office:value-type="string">
            <text:p>Alterola Biotech, Inc.</text:p>
          </table:table-cell>
        </table:table-row>
        <table:table-row table:style-name="ro2">
          <table:table-cell office:value-type="string">
            <text:p>ABTX</text:p>
          </table:table-cell>
          <table:table-cell office:value-type="string">
            <text:p>Allegiance Bancshares Inc</text:p>
          </table:table-cell>
        </table:table-row>
        <table:table-row table:style-name="ro2">
          <table:table-cell office:value-type="string">
            <text:p>ABUS</text:p>
          </table:table-cell>
          <table:table-cell office:value-type="string">
            <text:p>Arbutus Biopharma Corp</text:p>
          </table:table-cell>
        </table:table-row>
        <table:table-row table:style-name="ro2">
          <table:table-cell office:value-type="string">
            <text:p>ABVC</text:p>
          </table:table-cell>
          <table:table-cell office:value-type="string">
            <text:p>American BriVision (Holding) Corporation</text:p>
          </table:table-cell>
        </table:table-row>
        <table:table-row table:style-name="ro1">
          <table:table-cell office:value-type="string">
            <text:p>ABVG</text:p>
          </table:table-cell>
          <table:table-cell office:value-type="string">
            <text:p>Affinity Beverage Group, Inc.</text:p>
          </table:table-cell>
        </table:table-row>
        <table:table-row table:style-name="ro1">
          <table:table-cell office:value-type="string">
            <text:p>ABWN</text:p>
          </table:table-cell>
          <table:table-cell office:value-type="string">
            <text:p>Airborne Wireless Network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Associated Capital Group Inc</text:p>
          </table:table-cell>
        </table:table-row>
        <table:table-row table:style-name="ro2">
          <table:table-cell office:value-type="string">
            <text:p>ACA</text:p>
          </table:table-cell>
          <table:table-cell office:value-type="string">
            <text:p>Arcosa Inc</text:p>
          </table:table-cell>
        </table:table-row>
        <table:table-row table:style-name="ro1">
          <table:table-cell office:value-type="string">
            <text:p>ACAD</text:p>
          </table:table-cell>
          <table:table-cell office:value-type="string">
            <text:p>ACADIA Pharmaceuticals Inc</text:p>
          </table:table-cell>
        </table:table-row>
        <table:table-row table:style-name="ro2">
          <table:table-cell office:value-type="string">
            <text:p>ACAM</text:p>
          </table:table-cell>
          <table:table-cell office:value-type="string">
            <text:p>Acamar Partners Acquisition Corp</text:p>
          </table:table-cell>
        </table:table-row>
        <table:table-row table:style-name="ro2">
          <table:table-cell office:value-type="string">
            <text:p>ACAMU</text:p>
          </table:table-cell>
          <table:table-cell office:value-type="string">
            <text:p>Acamar Partners Acquisition Corp</text:p>
          </table:table-cell>
        </table:table-row>
        <table:table-row table:style-name="ro2">
          <table:table-cell office:value-type="string">
            <text:p>ACAN</text:p>
          </table:table-cell>
          <table:table-cell office:value-type="string">
            <text:p>Americann Inc.</text:p>
          </table:table-cell>
        </table:table-row>
        <table:table-row table:style-name="ro1">
          <table:table-cell office:value-type="string">
            <text:p>ACB</text:p>
          </table:table-cell>
          <table:table-cell office:value-type="string">
            <text:p>Aurora Cannabis Inc</text:p>
          </table:table-cell>
        </table:table-row>
        <table:table-row table:style-name="ro2">
          <table:table-cell office:value-type="string">
            <text:p>ACBCQ</text:p>
          </table:table-cell>
          <table:table-cell office:value-type="string">
            <text:p>Albina Community Bancorp</text:p>
          </table:table-cell>
        </table:table-row>
        <table:table-row table:style-name="ro2">
          <table:table-cell office:value-type="string">
            <text:p>ACBD</text:p>
          </table:table-cell>
          <table:table-cell office:value-type="string">
            <text:p>Annabidiol Corp.</text:p>
          </table:table-cell>
        </table:table-row>
        <table:table-row table:style-name="ro2">
          <table:table-cell office:value-type="string">
            <text:p>ACBI</text:p>
          </table:table-cell>
          <table:table-cell office:value-type="string">
            <text:p>Atlantic Capital Bancshares Inc</text:p>
          </table:table-cell>
        </table:table-row>
        <table:table-row table:style-name="ro2">
          <table:table-cell office:value-type="string">
            <text:p>ACBM</text:p>
          </table:table-cell>
          <table:table-cell office:value-type="string">
            <text:p>Acro Biomedical Co., Ltd.</text:p>
          </table:table-cell>
        </table:table-row>
        <table:table-row table:style-name="ro1">
          <table:table-cell office:value-type="string">
            <text:p>ACC</text:p>
          </table:table-cell>
          <table:table-cell office:value-type="string">
            <text:p>American Campus Communities Inc</text:p>
          </table:table-cell>
        </table:table-row>
        <table:table-row table:style-name="ro1">
          <table:table-cell office:value-type="string">
            <text:p>ACCA</text:p>
          </table:table-cell>
          <table:table-cell office:value-type="string">
            <text:p>Acacia Diversified Holdings, Inc.</text:p>
          </table:table-cell>
        </table:table-row>
        <table:table-row table:style-name="ro1">
          <table:table-cell office:value-type="string">
            <text:p>ACCD</text:p>
          </table:table-cell>
          <table:table-cell office:value-type="string">
            <text:p>Accolade Inc</text:p>
          </table:table-cell>
        </table:table-row>
        <table:table-row table:style-name="ro1">
          <table:table-cell office:value-type="string">
            <text:p>ACCO</text:p>
          </table:table-cell>
          <table:table-cell office:value-type="string">
            <text:p>ACCO Brands Corp</text:p>
          </table:table-cell>
        </table:table-row>
        <table:table-row table:style-name="ro1">
          <table:table-cell office:value-type="string">
            <text:p>ACCR</text:p>
          </table:table-cell>
          <table:table-cell office:value-type="string">
            <text:p>Access-Power &amp; Co Inc.</text:p>
          </table:table-cell>
        </table:table-row>
        <table:table-row table:style-name="ro2">
          <table:table-cell office:value-type="string">
            <text:p>ACEL</text:p>
          </table:table-cell>
          <table:table-cell office:value-type="string">
            <text:p>Accel Entertainment Inc</text:p>
          </table:table-cell>
        </table:table-row>
        <table:table-row table:style-name="ro2">
          <table:table-cell office:value-type="string">
            <text:p>ACER</text:p>
          </table:table-cell>
          <table:table-cell office:value-type="string">
            <text:p>Acer Therapeutics Inc</text:p>
          </table:table-cell>
        </table:table-row>
        <table:table-row table:style-name="ro2">
          <table:table-cell office:value-type="string">
            <text:p>ACET</text:p>
          </table:table-cell>
          <table:table-cell office:value-type="string">
            <text:p>Adicet Bio, Inc.</text:p>
          </table:table-cell>
        </table:table-row>
        <table:table-row table:style-name="ro1">
          <table:table-cell office:value-type="string">
            <text:p>ACEV</text:p>
          </table:table-cell>
          <table:table-cell office:value-type="string">
            <text:p>ACE Convergence Acquisition Corp</text:p>
          </table:table-cell>
        </table:table-row>
        <table:table-row table:style-name="ro1">
          <table:table-cell office:value-type="string">
            <text:p>ACEZ</text:p>
          </table:table-cell>
          <table:table-cell office:value-type="string">
            <text:p>Ariel Clean Energy, Inc.</text:p>
          </table:table-cell>
        </table:table-row>
        <table:table-row table:style-name="ro1">
          <table:table-cell office:value-type="string">
            <text:p>ACFL</text:p>
          </table:table-cell>
          <table:table-cell office:value-type="string">
            <text:p>AMC Financial Holdings, Inc.</text:p>
          </table:table-cell>
        </table:table-row>
        <table:table-row table:style-name="ro1">
          <table:table-cell office:value-type="string">
            <text:p>ACFN</text:p>
          </table:table-cell>
          <table:table-cell office:value-type="string">
            <text:p>Acorn Energy, Inc.</text:p>
          </table:table-cell>
        </table:table-row>
        <table:table-row table:style-name="ro2">
          <table:table-cell office:value-type="string">
            <text:p>ACGI</text:p>
          </table:table-cell>
          <table:table-cell office:value-type="string">
            <text:p>Amacore Group, Inc. (The)</text:p>
          </table:table-cell>
        </table:table-row>
        <table:table-row table:style-name="ro1">
          <table:table-cell office:value-type="string">
            <text:p>ACGL</text:p>
          </table:table-cell>
          <table:table-cell office:value-type="string">
            <text:p>Arch Capital Group Ltd</text:p>
          </table:table-cell>
        </table:table-row>
        <table:table-row table:style-name="ro1">
          <table:table-cell office:value-type="string">
            <text:p>ACGLO</text:p>
          </table:table-cell>
          <table:table-cell office:value-type="string">
            <text:p>Arch Capital Group Ltd</text:p>
          </table:table-cell>
        </table:table-row>
        <table:table-row table:style-name="ro1">
          <table:table-cell office:value-type="string">
            <text:p>ACGLP</text:p>
          </table:table-cell>
          <table:table-cell office:value-type="string">
            <text:p>Arch Capital Group Ltd</text:p>
          </table:table-cell>
        </table:table-row>
        <table:table-row table:style-name="ro1">
          <table:table-cell office:value-type="string">
            <text:p>ACGX</text:p>
          </table:table-cell>
          <table:table-cell office:value-type="string">
            <text:p>Alliance Creative Group, Inc.</text:p>
          </table:table-cell>
        </table:table-row>
        <table:table-row table:style-name="ro1">
          <table:table-cell office:value-type="string">
            <text:p>ACH</text:p>
          </table:table-cell>
          <table:table-cell office:value-type="string">
            <text:p>Aluminum Corp of China Ltd</text:p>
          </table:table-cell>
        </table:table-row>
        <table:table-row table:style-name="ro1">
          <table:table-cell office:value-type="string">
            <text:p>ACHC</text:p>
          </table:table-cell>
          <table:table-cell office:value-type="string">
            <text:p>Acadia Healthcare Co Inc</text:p>
          </table:table-cell>
        </table:table-row>
        <table:table-row table:style-name="ro1">
          <table:table-cell office:value-type="string">
            <text:p>ACHV</text:p>
          </table:table-cell>
          <table:table-cell office:value-type="string">
            <text:p>Achieve Life Sciences Inc</text:p>
          </table:table-cell>
        </table:table-row>
        <table:table-row table:style-name="ro2">
          <table:table-cell office:value-type="string">
            <text:p>ACI</text:p>
          </table:table-cell>
          <table:table-cell office:value-type="string">
            <text:p>Albertsons Cos Inc</text:p>
          </table:table-cell>
        </table:table-row>
        <table:table-row table:style-name="ro1">
          <table:table-cell office:value-type="string">
            <text:p>ACIA</text:p>
          </table:table-cell>
          <table:table-cell office:value-type="string">
            <text:p>Acacia Communications Inc</text:p>
          </table:table-cell>
        </table:table-row>
        <table:table-row table:style-name="ro1">
          <table:table-cell office:value-type="string">
            <text:p>ACIU</text:p>
          </table:table-cell>
          <table:table-cell office:value-type="string">
            <text:p>AC Immune SA</text:p>
          </table:table-cell>
        </table:table-row>
        <table:table-row table:style-name="ro1">
          <table:table-cell office:value-type="string">
            <text:p>ACIW</text:p>
          </table:table-cell>
          <table:table-cell office:value-type="string">
            <text:p>ACI Worldwide Inc</text:p>
          </table:table-cell>
        </table:table-row>
        <table:table-row table:style-name="ro1">
          <table:table-cell office:value-type="string">
            <text:p>ACLH</text:p>
          </table:table-cell>
          <table:table-cell office:value-type="string">
            <text:p>Act Clean Technologies, Inc.</text:p>
          </table:table-cell>
        </table:table-row>
        <table:table-row table:style-name="ro2">
          <table:table-cell office:value-type="string">
            <text:p>ACLS</text:p>
          </table:table-cell>
          <table:table-cell office:value-type="string">
            <text:p>Axcelis Technologies Inc</text:p>
          </table:table-cell>
        </table:table-row>
        <table:table-row table:style-name="ro1">
          <table:table-cell office:value-type="string">
            <text:p>ACM</text:p>
          </table:table-cell>
          <table:table-cell office:value-type="string">
            <text:p>AECOM</text:p>
          </table:table-cell>
        </table:table-row>
        <table:table-row table:style-name="ro2">
          <table:table-cell office:value-type="string">
            <text:p>ACMB</text:p>
          </table:table-cell>
          <table:table-cell office:value-type="string">
            <text:p>Agro Capital Management Corp</text:p>
          </table:table-cell>
        </table:table-row>
        <table:table-row table:style-name="ro1">
          <table:table-cell office:value-type="string">
            <text:p>ACMC</text:p>
          </table:table-cell>
          <table:table-cell office:value-type="string">
            <text:p>American Church Mortgage Co.</text:p>
          </table:table-cell>
        </table:table-row>
        <table:table-row table:style-name="ro1">
          <table:table-cell office:value-type="string">
            <text:p>ACMR</text:p>
          </table:table-cell>
          <table:table-cell office:value-type="string">
            <text:p>ACM Research Inc</text:p>
          </table:table-cell>
        </table:table-row>
        <table:table-row table:style-name="ro1">
          <table:table-cell office:value-type="string">
            <text:p>ACMTA</text:p>
          </table:table-cell>
          <table:table-cell office:value-type="string">
            <text:p>ACMAT Corp.</text:p>
          </table:table-cell>
        </table:table-row>
        <table:table-row table:style-name="ro1">
          <table:table-cell office:value-type="string">
            <text:p>ACN</text:p>
          </table:table-cell>
          <table:table-cell office:value-type="string">
            <text:p>Accenture PLC</text:p>
          </table:table-cell>
        </table:table-row>
        <table:table-row table:style-name="ro1">
          <table:table-cell office:value-type="string">
            <text:p>ACNB</text:p>
          </table:table-cell>
          <table:table-cell office:value-type="string">
            <text:p>ACNB Corp</text:p>
          </table:table-cell>
        </table:table-row>
        <table:table-row table:style-name="ro1">
          <table:table-cell office:value-type="string">
            <text:p>ACNE</text:p>
          </table:table-cell>
          <table:table-cell office:value-type="string">
            <text:p>Alice Consolidated Mines, Inc.</text:p>
          </table:table-cell>
        </table:table-row>
        <table:table-row table:style-name="ro1">
          <table:table-cell office:value-type="string">
            <text:p>ACNI</text:p>
          </table:table-cell>
          <table:table-cell office:value-type="string">
            <text:p>American Community Newspapers, Inc.</text:p>
          </table:table-cell>
        </table:table-row>
        <table:table-row table:style-name="ro2">
          <table:table-cell office:value-type="string">
            <text:p>ACNV</text:p>
          </table:table-cell>
          <table:table-cell office:value-type="string">
            <text:p>Accelera Innovations, Inc.</text:p>
          </table:table-cell>
        </table:table-row>
        <table:table-row table:style-name="ro2">
          <table:table-cell office:value-type="string">
            <text:p>ACOR</text:p>
          </table:table-cell>
          <table:table-cell office:value-type="string">
            <text:p>Acorda Therapeutics Inc</text:p>
          </table:table-cell>
        </table:table-row>
        <table:table-row table:style-name="ro1">
          <table:table-cell office:value-type="string">
            <text:p>ACP</text:p>
          </table:table-cell>
          <table:table-cell office:value-type="string">
            <text:p>Aberdeen Income Credit Strategies Fund</text:p>
          </table:table-cell>
        </table:table-row>
        <table:table-row table:style-name="ro1">
          <table:table-cell office:value-type="string">
            <text:p>ACPS</text:p>
          </table:table-cell>
          <table:table-cell office:value-type="string">
            <text:p>AC Partners Inc.</text:p>
          </table:table-cell>
        </table:table-row>
        <table:table-row table:style-name="ro1">
          <table:table-cell office:value-type="string">
            <text:p>ACRE</text:p>
          </table:table-cell>
          <table:table-cell office:value-type="string">
            <text:p>Ares Commercial Real Estate Corp</text:p>
          </table:table-cell>
        </table:table-row>
        <table:table-row table:style-name="ro1">
          <table:table-cell office:value-type="string">
            <text:p>ACRGF</text:p>
          </table:table-cell>
          <table:table-cell office:value-type="string">
            <text:p>Acreage Holdings Inc.</text:p>
          </table:table-cell>
        </table:table-row>
        <table:table-row table:style-name="ro2">
          <table:table-cell office:value-type="string">
            <text:p>ACRS</text:p>
          </table:table-cell>
          <table:table-cell office:value-type="string">
            <text:p>Aclaris Therapeutics Inc</text:p>
          </table:table-cell>
        </table:table-row>
        <table:table-row table:style-name="ro2">
          <table:table-cell office:value-type="string">
            <text:p>ACRX</text:p>
          </table:table-cell>
          <table:table-cell office:value-type="string">
            <text:p>AcelRx Pharmaceuticals Inc</text:p>
          </table:table-cell>
        </table:table-row>
        <table:table-row table:style-name="ro2">
          <table:table-cell office:value-type="string">
            <text:p>ACST</text:p>
          </table:table-cell>
          <table:table-cell office:value-type="string">
            <text:p>Acasti Pharma Inc</text:p>
          </table:table-cell>
        </table:table-row>
        <table:table-row table:style-name="ro1">
          <table:table-cell office:value-type="string">
            <text:p>ACTG</text:p>
          </table:table-cell>
          <table:table-cell office:value-type="string">
            <text:p>Acacia Research Corp</text:p>
          </table:table-cell>
        </table:table-row>
        <table:table-row table:style-name="ro2">
          <table:table-cell office:value-type="string">
            <text:p>ACTL</text:p>
          </table:table-cell>
          <table:table-cell office:value-type="string">
            <text:p>Artec Global Media, Inc.</text:p>
          </table:table-cell>
        </table:table-row>
        <table:table-row table:style-name="ro1">
          <table:table-cell office:value-type="string">
            <text:p>ACU</text:p>
          </table:table-cell>
          <table:table-cell office:value-type="string">
            <text:p>Acme United Corp</text:p>
          </table:table-cell>
        </table:table-row>
        <table:table-row table:style-name="ro2">
          <table:table-cell office:value-type="string">
            <text:p>ACUR</text:p>
          </table:table-cell>
          <table:table-cell office:value-type="string">
            <text:p>Acura Pharmaceuticals, Inc.</text:p>
          </table:table-cell>
        </table:table-row>
        <table:table-row table:style-name="ro2">
          <table:table-cell office:value-type="string">
            <text:p>ACUS</text:p>
          </table:table-cell>
          <table:table-cell office:value-type="string">
            <text:p>Acusphere, Inc.</text:p>
          </table:table-cell>
        </table:table-row>
        <table:table-row table:style-name="ro2">
          <table:table-cell office:value-type="string">
            <text:p>ACV</text:p>
          </table:table-cell>
          <table:table-cell office:value-type="string">
            <text:p>AllianzGI Diversified Income &amp; Convertible Fund</text:p>
          </table:table-cell>
        </table:table-row>
        <table:table-row table:style-name="ro2">
          <table:table-cell office:value-type="string">
            <text:p>ACY</text:p>
          </table:table-cell>
          <table:table-cell office:value-type="string">
            <text:p>AeroCentury Corp</text:p>
          </table:table-cell>
        </table:table-row>
        <table:table-row table:style-name="ro2">
          <table:table-cell office:value-type="string">
            <text:p>ADAC</text:p>
          </table:table-cell>
          <table:table-cell office:value-type="string">
            <text:p>Adama Technologies Corp.</text:p>
          </table:table-cell>
        </table:table-row>
        <table:table-row table:style-name="ro2">
          <table:table-cell office:value-type="string">
            <text:p>ADAP</text:p>
          </table:table-cell>
          <table:table-cell office:value-type="string">
            <text:p>Adaptimmune Therapeutics Plc</text:p>
          </table:table-cell>
        </table:table-row>
        <table:table-row table:style-name="ro2">
          <table:table-cell office:value-type="string">
            <text:p>ADAPL</text:p>
          </table:table-cell>
          <table:table-cell office:value-type="string">
            <text:p>Adelphia Recovery Trust</text:p>
          </table:table-cell>
        </table:table-row>
        <table:table-row table:style-name="ro1">
          <table:table-cell office:value-type="string">
            <text:p>ADBE</text:p>
          </table:table-cell>
          <table:table-cell office:value-type="string">
            <text:p>Adobe Inc</text:p>
          </table:table-cell>
        </table:table-row>
        <table:table-row table:style-name="ro1">
          <table:table-cell office:value-type="string">
            <text:p>ADBN</text:p>
          </table:table-cell>
          <table:table-cell office:value-type="string">
            <text:p>Americana Distribution, Inc.</text:p>
          </table:table-cell>
        </table:table-row>
        <table:table-row table:style-name="ro1">
          <table:table-cell office:value-type="string">
            <text:p>ADC</text:p>
          </table:table-cell>
          <table:table-cell office:value-type="string">
            <text:p>Agree Realty Corp</text:p>
          </table:table-cell>
        </table:table-row>
        <table:table-row table:style-name="ro2">
          <table:table-cell office:value-type="string">
            <text:p>ADDC</text:p>
          </table:table-cell>
          <table:table-cell office:value-type="string">
            <text:p>Addmaster Corp.</text:p>
          </table:table-cell>
        </table:table-row>
        <table:table-row table:style-name="ro1">
          <table:table-cell office:value-type="string">
            <text:p>ADEC</text:p>
          </table:table-cell>
          <table:table-cell office:value-type="string">
            <text:p>Alternative Energy Development Corp.</text:p>
          </table:table-cell>
        </table:table-row>
        <table:table-row table:style-name="ro1">
          <table:table-cell office:value-type="string">
            <text:p>ADES</text:p>
          </table:table-cell>
          <table:table-cell office:value-type="string">
            <text:p>ADES International Holding PLC</text:p>
          </table:table-cell>
        </table:table-row>
        <table:table-row table:style-name="ro1">
          <table:table-cell office:value-type="string">
            <text:p>ADFS</text:p>
          </table:table-cell>
          <table:table-cell office:value-type="string">
            <text:p>American Defense Systems, Inc.</text:p>
          </table:table-cell>
        </table:table-row>
        <table:table-row table:style-name="ro2">
          <table:table-cell office:value-type="string">
            <text:p>ADFT</text:p>
          </table:table-cell>
          <table:table-cell office:value-type="string">
            <text:p>Adfitech, Inc.</text:p>
          </table:table-cell>
        </table:table-row>
        <table:table-row table:style-name="ro2">
          <table:table-cell office:value-type="string">
            <text:p>ADGL</text:p>
          </table:table-cell>
          <table:table-cell office:value-type="string">
            <text:p>AllDigital Holdings, Inc.</text:p>
          </table:table-cell>
        </table:table-row>
        <table:table-row table:style-name="ro2">
          <table:table-cell office:value-type="string">
            <text:p>ADGO</text:p>
          </table:table-cell>
          <table:table-cell office:value-type="string">
            <text:p>Advantego Corporation</text:p>
          </table:table-cell>
        </table:table-row>
        <table:table-row table:style-name="ro1">
          <table:table-cell office:value-type="string">
            <text:p>ADHC</text:p>
          </table:table-cell>
          <table:table-cell office:value-type="string">
            <text:p>American Diversified Holdings Corp.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string">
            <text:p>Analog Devices Inc</text:p>
          </table:table-cell>
        </table:table-row>
        <table:table-row table:style-name="ro2">
          <table:table-cell office:value-type="string">
            <text:p>ADIA</text:p>
          </table:table-cell>
          <table:table-cell office:value-type="string">
            <text:p>Adia Nutrition, Inc.</text:p>
          </table:table-cell>
        </table:table-row>
        <table:table-row table:style-name="ro2">
          <table:table-cell office:value-type="string">
            <text:p>ADIL</text:p>
          </table:table-cell>
          <table:table-cell office:value-type="string">
            <text:p>Adial Pharmaceuticals Inc</text:p>
          </table:table-cell>
        </table:table-row>
        <table:table-row table:style-name="ro1">
          <table:table-cell office:value-type="string">
            <text:p>ADLI</text:p>
          </table:table-cell>
          <table:table-cell office:value-type="string">
            <text:p>American Medical Technologies, Inc.</text:p>
          </table:table-cell>
        </table:table-row>
        <table:table-row table:style-name="ro1">
          <table:table-cell office:value-type="string">
            <text:p>ADM</text:p>
          </table:table-cell>
          <table:table-cell office:value-type="string">
            <text:p>Archer-Daniels-Midland Co</text:p>
          </table:table-cell>
        </table:table-row>
        <table:table-row table:style-name="ro2">
          <table:table-cell office:value-type="string">
            <text:p>ADMA</text:p>
          </table:table-cell>
          <table:table-cell office:value-type="string">
            <text:p>ADMA Biologics Inc</text:p>
          </table:table-cell>
        </table:table-row>
        <table:table-row table:style-name="ro2">
          <table:table-cell office:value-type="string">
            <text:p>ADMA</text:p>
          </table:table-cell>
          <table:table-cell office:value-type="string">
            <text:p>ADMA Biologics Inc</text:p>
          </table:table-cell>
        </table:table-row>
        <table:table-row table:style-name="ro2">
          <table:table-cell office:value-type="string">
            <text:p>ADMP</text:p>
          </table:table-cell>
          <table:table-cell office:value-type="string">
            <text:p>Adamis Pharmaceuticals Corp</text:p>
          </table:table-cell>
        </table:table-row>
        <table:table-row table:style-name="ro2">
          <table:table-cell office:value-type="string">
            <text:p>ADMS</text:p>
          </table:table-cell>
          <table:table-cell office:value-type="string">
            <text:p>Adamas Pharmaceuticals Inc</text:p>
          </table:table-cell>
        </table:table-row>
        <table:table-row table:style-name="ro2">
          <table:table-cell office:value-type="string">
            <text:p>ADMT</text:p>
          </table:table-cell>
          <table:table-cell office:value-type="string">
            <text:p>ADM Tronics Unlimited, Inc.</text:p>
          </table:table-cell>
        </table:table-row>
        <table:table-row table:style-name="ro2">
          <table:table-cell office:value-type="string">
            <text:p>ADNT</text:p>
          </table:table-cell>
          <table:table-cell office:value-type="string">
            <text:p>Adient PLC</text:p>
          </table:table-cell>
        </table:table-row>
        <table:table-row table:style-name="ro2">
          <table:table-cell office:value-type="string">
            <text:p>ADNY</text:p>
          </table:table-cell>
          <table:table-cell office:value-type="string">
            <text:p>Adino Energy Corp.</text:p>
          </table:table-cell>
        </table:table-row>
        <table:table-row table:style-name="ro2">
          <table:table-cell office:value-type="string">
            <text:p>ADOB</text:p>
          </table:table-cell>
          <table:table-cell office:value-type="string">
            <text:p>Adorbs Inc.</text:p>
          </table:table-cell>
        </table:table-row>
        <table:table-row table:style-name="ro1">
          <table:table-cell office:value-type="string">
            <text:p>ADOM</text:p>
          </table:table-cell>
          <table:table-cell office:value-type="string">
            <text:p>ADOMANI Inc</text:p>
          </table:table-cell>
        </table:table-row>
        <table:table-row table:style-name="ro1">
          <table:table-cell office:value-type="string">
            <text:p>ADOM</text:p>
          </table:table-cell>
          <table:table-cell office:value-type="string">
            <text:p>ADOMANI, Inc.</text:p>
          </table:table-cell>
        </table:table-row>
        <table:table-row table:style-name="ro1">
          <table:table-cell office:value-type="string">
            <text:p>ADP</text:p>
          </table:table-cell>
          <table:table-cell office:value-type="string">
            <text:p>Automatic Data Processing Inc</text:p>
          </table:table-cell>
        </table:table-row>
        <table:table-row table:style-name="ro2">
          <table:table-cell office:value-type="string">
            <text:p>ADPAA</text:p>
          </table:table-cell>
          <table:table-cell office:value-type="string">
            <text:p>Adelphia Recovery Trust</text:p>
          </table:table-cell>
        </table:table-row>
        <table:table-row table:style-name="ro2">
          <table:table-cell office:value-type="string">
            <text:p>ADPAJ</text:p>
          </table:table-cell>
          <table:table-cell office:value-type="string">
            <text:p>Adelphia Recovery Trust</text:p>
          </table:table-cell>
        </table:table-row>
        <table:table-row table:style-name="ro2">
          <table:table-cell office:value-type="string">
            <text:p>ADPAS</text:p>
          </table:table-cell>
          <table:table-cell office:value-type="string">
            <text:p>Adelphia Recovery Trust</text:p>
          </table:table-cell>
        </table:table-row>
        <table:table-row table:style-name="ro2">
          <table:table-cell office:value-type="string">
            <text:p>ADPT</text:p>
          </table:table-cell>
          <table:table-cell office:value-type="string">
            <text:p>Adaptive Biotechnologies Corp</text:p>
          </table:table-cell>
        </table:table-row>
        <table:table-row table:style-name="ro1">
          <table:table-cell office:value-type="string">
            <text:p>ADS</text:p>
          </table:table-cell>
          <table:table-cell office:value-type="string">
            <text:p>Alliance Data Systems Corp</text:p>
          </table:table-cell>
        </table:table-row>
        <table:table-row table:style-name="ro2">
          <table:table-cell office:value-type="string">
            <text:p>ADSK</text:p>
          </table:table-cell>
          <table:table-cell office:value-type="string">
            <text:p>Autodesk Inc</text:p>
          </table:table-cell>
        </table:table-row>
        <table:table-row table:style-name="ro2">
          <table:table-cell office:value-type="string">
            <text:p>ADST</text:p>
          </table:table-cell>
          <table:table-cell office:value-type="string">
            <text:p>AdStar, Inc.</text:p>
          </table:table-cell>
        </table:table-row>
        <table:table-row table:style-name="ro1">
          <table:table-cell office:value-type="string">
            <text:p>ADSV</text:p>
          </table:table-cell>
          <table:table-cell office:value-type="string">
            <text:p>Allied Security Innovations, Inc.</text:p>
          </table:table-cell>
        </table:table-row>
        <table:table-row table:style-name="ro1">
          <table:table-cell office:value-type="string">
            <text:p>ADSW</text:p>
          </table:table-cell>
          <table:table-cell office:value-type="string">
            <text:p>Advanced Disposal Services Inc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ADT Inc</text:p>
          </table:table-cell>
        </table:table-row>
        <table:table-row table:style-name="ro1">
          <table:table-cell office:value-type="string">
            <text:p>ADTC</text:p>
          </table:table-cell>
          <table:table-cell office:value-type="string">
            <text:p>Advanced Deposition Technologies, Inc.</text:p>
          </table:table-cell>
        </table:table-row>
        <table:table-row table:style-name="ro1">
          <table:table-cell office:value-type="string">
            <text:p>ADTM</text:p>
          </table:table-cell>
          <table:table-cell office:value-type="string">
            <text:p>Adaptive Medias, Inc.</text:p>
          </table:table-cell>
        </table:table-row>
        <table:table-row table:style-name="ro1">
          <table:table-cell office:value-type="string">
            <text:p>ADTN</text:p>
          </table:table-cell>
          <table:table-cell office:value-type="string">
            <text:p>ADTRAN Inc</text:p>
          </table:table-cell>
        </table:table-row>
        <table:table-row table:style-name="ro1">
          <table:table-cell office:value-type="string">
            <text:p>ADTR</text:p>
          </table:table-cell>
          <table:table-cell office:value-type="string">
            <text:p>Alliance Media Holdings Inc.</text:p>
          </table:table-cell>
        </table:table-row>
        <table:table-row table:style-name="ro2">
          <table:table-cell office:value-type="string">
            <text:p>ADTX</text:p>
          </table:table-cell>
          <table:table-cell office:value-type="string">
            <text:p>Aditx Therapeutics Inc</text:p>
          </table:table-cell>
        </table:table-row>
        <table:table-row table:style-name="ro2">
          <table:table-cell office:value-type="string">
            <text:p>ADTY</text:p>
          </table:table-cell>
          <table:table-cell office:value-type="string">
            <text:p>Adtegrity.com International, Inc.</text:p>
          </table:table-cell>
        </table:table-row>
        <table:table-row table:style-name="ro2">
          <table:table-cell office:value-type="string">
            <text:p>ADUS</text:p>
          </table:table-cell>
          <table:table-cell office:value-type="string">
            <text:p>Addus HomeCare Corp</text:p>
          </table:table-cell>
        </table:table-row>
        <table:table-row table:style-name="ro1">
          <table:table-cell office:value-type="string">
            <text:p>ADV</text:p>
          </table:table-cell>
          <table:table-cell office:value-type="string">
            <text:p>Advantage Solutions Inc</text:p>
          </table:table-cell>
        </table:table-row>
        <table:table-row table:style-name="ro2">
          <table:table-cell office:value-type="string">
            <text:p>ADVC</text:p>
          </table:table-cell>
          <table:table-cell office:value-type="string">
            <text:p>Advant-e Corp.</text:p>
          </table:table-cell>
        </table:table-row>
        <table:table-row table:style-name="ro2">
          <table:table-cell office:value-type="string">
            <text:p>ADVM</text:p>
          </table:table-cell>
          <table:table-cell office:value-type="string">
            <text:p>Adverum Biotechnologies Inc</text:p>
          </table:table-cell>
        </table:table-row>
        <table:table-row table:style-name="ro2">
          <table:table-cell office:value-type="string">
            <text:p>ADVT</text:p>
          </table:table-cell>
          <table:table-cell office:value-type="string">
            <text:p>Advantis Corporation</text:p>
          </table:table-cell>
        </table:table-row>
        <table:table-row table:style-name="ro1">
          <table:table-cell office:value-type="string">
            <text:p>ADX</text:p>
          </table:table-cell>
          <table:table-cell office:value-type="string">
            <text:p>Adams Diversified Equity Fund Inc</text:p>
          </table:table-cell>
        </table:table-row>
        <table:table-row table:style-name="ro2">
          <table:table-cell office:value-type="string">
            <text:p>ADXN</text:p>
          </table:table-cell>
          <table:table-cell office:value-type="string">
            <text:p>Addex Therapeutics Ltd</text:p>
          </table:table-cell>
        </table:table-row>
        <table:table-row table:style-name="ro2">
          <table:table-cell office:value-type="string">
            <text:p>ADXS</text:p>
          </table:table-cell>
          <table:table-cell office:value-type="string">
            <text:p>Advaxis Inc</text:p>
          </table:table-cell>
        </table:table-row>
        <table:table-row table:style-name="ro2">
          <table:table-cell office:value-type="string">
            <text:p>ADYX</text:p>
          </table:table-cell>
          <table:table-cell office:value-type="string">
            <text:p>Adynxx, Inc.</text:p>
          </table:table-cell>
        </table:table-row>
        <table:table-row table:style-name="ro2">
          <table:table-cell office:value-type="string">
            <text:p>ADYX</text:p>
          </table:table-cell>
          <table:table-cell office:value-type="string">
            <text:p>Adynxx, Inc.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dams Resources &amp; Energy Inc</text:p>
          </table:table-cell>
        </table:table-row>
        <table:table-row table:style-name="ro1">
          <table:table-cell office:value-type="string">
            <text:p>AEDC</text:p>
          </table:table-cell>
          <table:table-cell office:value-type="string">
            <text:p>American Energy Development Corp.</text:p>
          </table:table-cell>
        </table:table-row>
        <table:table-row table:style-name="ro2">
          <table:table-cell office:value-type="string">
            <text:p>AEE</text:p>
          </table:table-cell>
          <table:table-cell office:value-type="string">
            <text:p>Ameren Corp</text:p>
          </table:table-cell>
        </table:table-row>
        <table:table-row table:style-name="ro1">
          <table:table-cell office:value-type="string">
            <text:p>AEEI</text:p>
          </table:table-cell>
          <table:table-cell office:value-type="string">
            <text:p>American Environmental Energy, Inc.</text:p>
          </table:table-cell>
        </table:table-row>
        <table:table-row table:style-name="ro1">
          <table:table-cell office:value-type="string">
            <text:p>AEF</text:p>
          </table:table-cell>
          <table:table-cell office:value-type="string">
            <text:p>Aberdeen Emerging Markets Equity Income Fund Inc</text:p>
          </table:table-cell>
        </table:table-row>
        <table:table-row table:style-name="ro2">
          <table:table-cell office:value-type="string">
            <text:p>AEG</text:p>
          </table:table-cell>
          <table:table-cell office:value-type="string">
            <text:p>Aegon NV</text:p>
          </table:table-cell>
        </table:table-row>
        <table:table-row table:style-name="ro1">
          <table:table-cell office:value-type="string">
            <text:p>AEGG</text:p>
          </table:table-cell>
          <table:table-cell office:value-type="string">
            <text:p>American Energy Group, Ltd. (THE)</text:p>
          </table:table-cell>
        </table:table-row>
        <table:table-row table:style-name="ro2">
          <table:table-cell office:value-type="string">
            <text:p>AEGN</text:p>
          </table:table-cell>
          <table:table-cell office:value-type="string">
            <text:p>Aegion Corp</text:p>
          </table:table-cell>
        </table:table-row>
        <table:table-row table:style-name="ro1">
          <table:table-cell office:value-type="string">
            <text:p>AEGY</text:p>
          </table:table-cell>
          <table:table-cell office:value-type="string">
            <text:p>Alternative Energy Partners Inc.</text:p>
          </table:table-cell>
        </table:table-row>
        <table:table-row table:style-name="ro1">
          <table:table-cell office:value-type="string">
            <text:p>AEHL</text:p>
          </table:table-cell>
          <table:table-cell office:value-type="string">
            <text:p>Antelope Enterprise Holdings Limited</text:p>
          </table:table-cell>
        </table:table-row>
        <table:table-row table:style-name="ro2">
          <table:table-cell office:value-type="string">
            <text:p>AEHR</text:p>
          </table:table-cell>
          <table:table-cell office:value-type="string">
            <text:p>Aehr Test Systems</text:p>
          </table:table-cell>
        </table:table-row>
        <table:table-row table:style-name="ro1">
          <table:table-cell office:value-type="string">
            <text:p>AEIS</text:p>
          </table:table-cell>
          <table:table-cell office:value-type="string">
            <text:p>Advanced Energy Industries Inc</text:p>
          </table:table-cell>
        </table:table-row>
        <table:table-row table:style-name="ro1">
          <table:table-cell office:value-type="string">
            <text:p>AEL</text:p>
          </table:table-cell>
          <table:table-cell office:value-type="string">
            <text:p>American Equity Investment Life Holding Co</text:p>
          </table:table-cell>
        </table:table-row>
        <table:table-row table:style-name="ro1">
          <table:table-cell office:value-type="string">
            <text:p>AEL-A</text:p>
          </table:table-cell>
          <table:table-cell office:value-type="string">
            <text:p>American Equity Investment Life Holding Co</text:p>
          </table:table-cell>
        </table:table-row>
        <table:table-row table:style-name="ro2">
          <table:table-cell office:value-type="string">
            <text:p>AEM</text:p>
          </table:table-cell>
          <table:table-cell office:value-type="string">
            <text:p>Agnico Eagle Mines Ltd</text:p>
          </table:table-cell>
        </table:table-row>
        <table:table-row table:style-name="ro2">
          <table:table-cell office:value-type="string">
            <text:p>AEMD</text:p>
          </table:table-cell>
          <table:table-cell office:value-type="string">
            <text:p>Aethlon Medical Inc</text:p>
          </table:table-cell>
        </table:table-row>
        <table:table-row table:style-name="ro1">
          <table:table-cell office:value-type="string">
            <text:p>AENG</text:p>
          </table:table-cell>
          <table:table-cell office:value-type="string">
            <text:p>Advanced Engine Technologies, Inc.</text:p>
          </table:table-cell>
        </table:table-row>
        <table:table-row table:style-name="ro1">
          <table:table-cell office:value-type="string">
            <text:p>AEO</text:p>
          </table:table-cell>
          <table:table-cell office:value-type="string">
            <text:p>American Eagle Outfitters Inc</text:p>
          </table:table-cell>
        </table:table-row>
        <table:table-row table:style-name="ro1">
          <table:table-cell office:value-type="string">
            <text:p>AEP</text:p>
          </table:table-cell>
          <table:table-cell office:value-type="string">
            <text:p>American Electric Power Co Inc</text:p>
          </table:table-cell>
        </table:table-row>
        <table:table-row table:style-name="ro1">
          <table:table-cell office:value-type="string">
            <text:p>AEP-B</text:p>
          </table:table-cell>
          <table:table-cell office:value-type="string">
            <text:p>American Electric Power Co Inc</text:p>
          </table:table-cell>
        </table:table-row>
        <table:table-row table:style-name="ro1">
          <table:table-cell office:value-type="string">
            <text:p>AEPT</text:p>
          </table:table-cell>
          <table:table-cell office:value-type="string">
            <text:p>American Energy Partners, Inc.</text:p>
          </table:table-cell>
        </table:table-row>
        <table:table-row table:style-name="ro2">
          <table:table-cell office:value-type="string">
            <text:p>AER</text:p>
          </table:table-cell>
          <table:table-cell office:value-type="string">
            <text:p>AerCap Holdings NV</text:p>
          </table:table-cell>
        </table:table-row>
        <table:table-row table:style-name="ro2">
          <table:table-cell office:value-type="string">
            <text:p>AERG</text:p>
          </table:table-cell>
          <table:table-cell office:value-type="string">
            <text:p>Applied Energetics, Inc.</text:p>
          </table:table-cell>
        </table:table-row>
        <table:table-row table:style-name="ro1">
          <table:table-cell office:value-type="string">
            <text:p>AERI</text:p>
          </table:table-cell>
          <table:table-cell office:value-type="string">
            <text:p>Aerie Pharmaceuticals Inc</text:p>
          </table:table-cell>
        </table:table-row>
        <table:table-row table:style-name="ro1">
          <table:table-cell office:value-type="string">
            <text:p>AERN</text:p>
          </table:table-cell>
          <table:table-cell office:value-type="string">
            <text:p>AER Energy Resources, Inc.</text:p>
          </table:table-cell>
        </table:table-row>
        <table:table-row table:style-name="ro1">
          <table:table-cell office:value-type="string">
            <text:p>AERO</text:p>
          </table:table-cell>
          <table:table-cell office:value-type="string">
            <text:p>Aero Grow International, Inc.</text:p>
          </table:table-cell>
        </table:table-row>
        <table:table-row table:style-name="ro1">
          <table:table-cell office:value-type="string">
            <text:p>AERS</text:p>
          </table:table-cell>
          <table:table-cell office:value-type="string">
            <text:p>Aerius</text:p>
          </table:table-cell>
        </table:table-row>
        <table:table-row table:style-name="ro1">
          <table:table-cell office:value-type="string">
            <text:p>AES</text:p>
          </table:table-cell>
          <table:table-cell office:value-type="string">
            <text:p>AES Corp-VA</text:p>
          </table:table-cell>
        </table:table-row>
        <table:table-row table:style-name="ro1">
          <table:table-cell office:value-type="string">
            <text:p>AESE</text:p>
          </table:table-cell>
          <table:table-cell office:value-type="string">
            <text:p>Allied Esports Entertainment Inc</text:p>
          </table:table-cell>
        </table:table-row>
        <table:table-row table:style-name="ro1">
          <table:table-cell office:value-type="string">
            <text:p>AESEW</text:p>
          </table:table-cell>
          <table:table-cell office:value-type="string">
            <text:p>Allied Esports Entertainment, Inc.</text:p>
          </table:table-cell>
        </table:table-row>
        <table:table-row table:style-name="ro1">
          <table:table-cell office:value-type="string">
            <text:p>AESO</text:p>
          </table:table-cell>
          <table:table-cell office:value-type="string">
            <text:p>Atlantic Energy Solutions, Inc.</text:p>
          </table:table-cell>
        </table:table-row>
        <table:table-row table:style-name="ro1">
          <table:table-cell office:value-type="string">
            <text:p>AEXE</text:p>
          </table:table-cell>
          <table:table-cell office:value-type="string">
            <text:p>Aim Exploration Inc.</text:p>
          </table:table-cell>
        </table:table-row>
        <table:table-row table:style-name="ro1">
          <table:table-cell office:value-type="string">
            <text:p>AEY</text:p>
          </table:table-cell>
          <table:table-cell office:value-type="string">
            <text:p>ADDvantage Technologies Group Inc</text:p>
          </table:table-cell>
        </table:table-row>
        <table:table-row table:style-name="ro1">
          <table:table-cell office:value-type="string">
            <text:p>AEYE</text:p>
          </table:table-cell>
          <table:table-cell office:value-type="string">
            <text:p>AudioEye Inc</text:p>
          </table:table-cell>
        </table:table-row>
        <table:table-row table:style-name="ro1">
          <table:table-cell office:value-type="string">
            <text:p>AEZS</text:p>
          </table:table-cell>
          <table:table-cell office:value-type="string">
            <text:p>Aeterna Zentaris Inc</text:p>
          </table:table-cell>
        </table:table-row>
        <table:table-row table:style-name="ro1">
          <table:table-cell office:value-type="string">
            <text:p>AFAP</text:p>
          </table:table-cell>
          <table:table-cell office:value-type="string">
            <text:p>AFA Protective Systems, Inc.</text:p>
          </table:table-cell>
        </table:table-row>
        <table:table-row table:style-name="ro1">
          <table:table-cell office:value-type="string">
            <text:p>AFB</text:p>
          </table:table-cell>
          <table:table-cell office:value-type="string">
            <text:p>AllianceBernstein National Municipal Income Fund Inc</text:p>
          </table:table-cell>
        </table:table-row>
        <table:table-row table:style-name="ro1">
          <table:table-cell office:value-type="string">
            <text:p>AFBG</text:p>
          </table:table-cell>
          <table:table-cell office:value-type="string">
            <text:p>American Fiber Green Products, Inc.</text:p>
          </table:table-cell>
        </table:table-row>
        <table:table-row table:style-name="ro1">
          <table:table-cell office:value-type="string">
            <text:p>AFC</text:p>
          </table:table-cell>
          <table:table-cell office:value-type="string">
            <text:p>Allied Capital Corp</text:p>
          </table:table-cell>
        </table:table-row>
        <table:table-row table:style-name="ro1">
          <table:table-cell office:value-type="string">
            <text:p>AFFHW</text:p>
          </table:table-cell>
          <table:table-cell office:value-type="string">
            <text:p>Affinion Group Holdings, Inc.</text:p>
          </table:table-cell>
        </table:table-row>
        <table:table-row table:style-name="ro1">
          <table:table-cell office:value-type="string">
            <text:p>AFFL</text:p>
          </table:table-cell>
          <table:table-cell office:value-type="string">
            <text:p>Affiliated Resources Corp.</text:p>
          </table:table-cell>
        </table:table-row>
        <table:table-row table:style-name="ro1">
          <table:table-cell office:value-type="string">
            <text:p>AFFN</text:p>
          </table:table-cell>
          <table:table-cell office:value-type="string">
            <text:p>Affinity Networks, Inc.</text:p>
          </table:table-cell>
        </table:table-row>
        <table:table-row table:style-name="ro1">
          <table:table-cell office:value-type="string">
            <text:p>AFFS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FT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FU</text:p>
          </table:table-cell>
          <table:table-cell office:value-type="string">
            <text:p>Affluence Corp.</text:p>
          </table:table-cell>
        </table:table-row>
        <table:table-row table:style-name="ro1">
          <table:table-cell office:value-type="string">
            <text:p>AFFY</text:p>
          </table:table-cell>
          <table:table-cell office:value-type="string">
            <text:p>Affymax, Inc.</text:p>
          </table:table-cell>
        </table:table-row>
        <table:table-row table:style-name="ro1">
          <table:table-cell office:value-type="string">
            <text:p>AFG</text:p>
          </table:table-cell>
          <table:table-cell office:value-type="string">
            <text:p>American Financial Group Inc-OH</text:p>
          </table:table-cell>
        </table:table-row>
        <table:table-row table:style-name="ro1">
          <table:table-cell office:value-type="string">
            <text:p>AFGB</text:p>
          </table:table-cell>
          <table:table-cell office:value-type="string">
            <text:p>American Financial Group Inc-OH</text:p>
          </table:table-cell>
        </table:table-row>
        <table:table-row table:style-name="ro1">
          <table:table-cell office:value-type="string">
            <text:p>AFGC</text:p>
          </table:table-cell>
          <table:table-cell office:value-type="string">
            <text:p>Africa Growth Corp</text:p>
          </table:table-cell>
        </table:table-row>
        <table:table-row table:style-name="ro1">
          <table:table-cell office:value-type="string">
            <text:p>AFGH</text:p>
          </table:table-cell>
          <table:table-cell office:value-type="string">
            <text:p>American Financial Group Inc-OH</text:p>
          </table:table-cell>
        </table:table-row>
        <table:table-row table:style-name="ro1">
          <table:table-cell office:value-type="string">
            <text:p>AFH</text:p>
          </table:table-cell>
          <table:table-cell office:value-type="string">
            <text:p>Atlas Financial Holdings Inc</text:p>
          </table:table-cell>
        </table:table-row>
        <table:table-row table:style-name="ro1">
          <table:table-cell office:value-type="string">
            <text:p>AFH</text:p>
          </table:table-cell>
          <table:table-cell office:value-type="string">
            <text:p>Atlas Financial Holdings Inc</text:p>
          </table:table-cell>
        </table:table-row>
        <table:table-row table:style-name="ro1">
          <table:table-cell office:value-type="string">
            <text:p>AFHBL</text:p>
          </table:table-cell>
          <table:table-cell office:value-type="string">
            <text:p>Atlas Financial Holdings, Inc.</text:p>
          </table:table-cell>
        </table:table-row>
        <table:table-row table:style-name="ro1">
          <table:table-cell office:value-type="string">
            <text:p>AFHBL</text:p>
          </table:table-cell>
          <table:table-cell office:value-type="string">
            <text:p>Atlas Financial Holdings Inc</text:p>
          </table:table-cell>
        </table:table-row>
        <table:table-row table:style-name="ro1">
          <table:table-cell office:value-type="string">
            <text:p>AFI</text:p>
          </table:table-cell>
          <table:table-cell office:value-type="string">
            <text:p>Armstrong Flooring Inc</text:p>
          </table:table-cell>
        </table:table-row>
        <table:table-row table:style-name="ro1">
          <table:table-cell office:value-type="string">
            <text:p>AFIN</text:p>
          </table:table-cell>
          <table:table-cell office:value-type="string">
            <text:p>American Finance Trust Inc</text:p>
          </table:table-cell>
        </table:table-row>
        <table:table-row table:style-name="ro1">
          <table:table-cell office:value-type="string">
            <text:p>AFINP</text:p>
          </table:table-cell>
          <table:table-cell office:value-type="string">
            <text:p>American Finance Trust Inc</text:p>
          </table:table-cell>
        </table:table-row>
        <table:table-row table:style-name="ro1">
          <table:table-cell office:value-type="string">
            <text:p>AFIPA</text:p>
          </table:table-cell>
          <table:table-cell office:value-type="string">
            <text:p>AMFI Corp.</text:p>
          </table:table-cell>
        </table:table-row>
        <table:table-row table:style-name="ro1">
          <table:table-cell office:value-type="string">
            <text:p>AFL</text:p>
          </table:table-cell>
          <table:table-cell office:value-type="string">
            <text:p>Aflac Inc</text:p>
          </table:table-cell>
        </table:table-row>
        <table:table-row table:style-name="ro1">
          <table:table-cell office:value-type="string">
            <text:p>AFMD</text:p>
          </table:table-cell>
          <table:table-cell office:value-type="string">
            <text:p>Affimed NV</text:p>
          </table:table-cell>
        </table:table-row>
        <table:table-row table:style-name="ro1">
          <table:table-cell office:value-type="string">
            <text:p>AFNL</text:p>
          </table:table-cell>
          <table:table-cell office:value-type="string">
            <text:p>Amfin Financial Corp.</text:p>
          </table:table-cell>
        </table:table-row>
        <table:table-row table:style-name="ro1">
          <table:table-cell office:value-type="string">
            <text:p>AFOM</text:p>
          </table:table-cell>
          <table:table-cell office:value-type="string">
            <text:p>All For One Media Corp.</text:p>
          </table:table-cell>
        </table:table-row>
        <table:table-row table:style-name="ro1">
          <table:table-cell office:value-type="string">
            <text:p>AFPW</text:p>
          </table:table-cell>
          <table:table-cell office:value-type="string">
            <text:p>AlumiFuel Power Corp.</text:p>
          </table:table-cell>
        </table:table-row>
        <table:table-row table:style-name="ro1">
          <table:table-cell office:value-type="string">
            <text:p>AFSIA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SIB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SIC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SIM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SIN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SIP</text:p>
          </table:table-cell>
          <table:table-cell office:value-type="string">
            <text:p>AmTrust Financial Services, Inc.</text:p>
          </table:table-cell>
        </table:table-row>
        <table:table-row table:style-name="ro1">
          <table:table-cell office:value-type="string">
            <text:p>AFT</text:p>
          </table:table-cell>
          <table:table-cell office:value-type="string">
            <text:p>Apollo Senior Floating Rate Fund Inc</text:p>
          </table:table-cell>
        </table:table-row>
        <table:table-row table:style-name="ro1">
          <table:table-cell office:value-type="string">
            <text:p>AFTC</text:p>
          </table:table-cell>
          <table:table-cell office:value-type="string">
            <text:p>Alternative Fuel Technologies, Inc.</text:p>
          </table:table-cell>
        </table:table-row>
        <table:table-row table:style-name="ro2">
          <table:table-cell office:value-type="string">
            <text:p>AFTM</text:p>
          </table:table-cell>
          <table:table-cell office:value-type="string">
            <text:p>AfterMaster, Inc.</text:p>
          </table:table-cell>
        </table:table-row>
        <table:table-row table:style-name="ro2">
          <table:table-cell office:value-type="string">
            <text:p>AFTM</text:p>
          </table:table-cell>
          <table:table-cell office:value-type="string">
            <text:p>AfterMaster, Inc.</text:p>
          </table:table-cell>
        </table:table-row>
        <table:table-row table:style-name="ro2">
          <table:table-cell office:value-type="string">
            <text:p>AFYA</text:p>
          </table:table-cell>
          <table:table-cell office:value-type="string">
            <text:p>Afya Ltd</text:p>
          </table:table-cell>
        </table:table-row>
        <table:table-row table:style-name="ro1">
          <table:table-cell office:value-type="string">
            <text:p>AFYG</text:p>
          </table:table-cell>
          <table:table-cell office:value-type="string">
            <text:p>Affinity Gold Corp.</text:p>
          </table:table-cell>
        </table:table-row>
        <table:table-row table:style-name="ro1">
          <table:table-cell office:value-type="string">
            <text:p>AG</text:p>
          </table:table-cell>
          <table:table-cell office:value-type="string">
            <text:p>First Majestic Silver Corp</text:p>
          </table:table-cell>
        </table:table-row>
        <table:table-row table:style-name="ro2">
          <table:table-cell office:value-type="string">
            <text:p>AGBA</text:p>
          </table:table-cell>
          <table:table-cell office:value-type="string">
            <text:p>Agba Acquisition Ltd</text:p>
          </table:table-cell>
        </table:table-row>
        <table:table-row table:style-name="ro1">
          <table:table-cell office:value-type="string">
            <text:p>AGCO</text:p>
          </table:table-cell>
          <table:table-cell office:value-type="string">
            <text:p>AGCO Corp</text:p>
          </table:table-cell>
        </table:table-row>
        <table:table-row table:style-name="ro1">
          <table:table-cell office:value-type="string">
            <text:p>AGCZ</text:p>
          </table:table-cell>
          <table:table-cell office:value-type="string">
            <text:p>Andes Gold Corp.</text:p>
          </table:table-cell>
        </table:table-row>
        <table:table-row table:style-name="ro1">
          <table:table-cell office:value-type="string">
            <text:p>AGD</text:p>
          </table:table-cell>
          <table:table-cell office:value-type="string">
            <text:p>Aberdeen Global Dynamic Dividend Fund</text:p>
          </table:table-cell>
        </table:table-row>
        <table:table-row table:style-name="ro2">
          <table:table-cell office:value-type="string">
            <text:p>AGDY</text:p>
          </table:table-cell>
          <table:table-cell office:value-type="string">
            <text:p>Agri-Dynamics, Inc.</text:p>
          </table:table-cell>
        </table:table-row>
        <table:table-row table:style-name="ro1">
          <table:table-cell office:value-type="string">
            <text:p>AGE</text:p>
          </table:table-cell>
          <table:table-cell office:value-type="string">
            <text:p>AgeX Therapeutics Inc</text:p>
          </table:table-cell>
        </table:table-row>
        <table:table-row table:style-name="ro1">
          <table:table-cell office:value-type="string">
            <text:p>AGEN</text:p>
          </table:table-cell>
          <table:table-cell office:value-type="string">
            <text:p>Agenus Inc</text:p>
          </table:table-cell>
        </table:table-row>
        <table:table-row table:style-name="ro1">
          <table:table-cell office:value-type="string">
            <text:p>AGFS</text:p>
          </table:table-cell>
          <table:table-cell office:value-type="string">
            <text:p>AgroFresh Solutions Inc</text:p>
          </table:table-cell>
        </table:table-row>
        <table:table-row table:style-name="ro1">
          <table:table-cell office:value-type="string">
            <text:p>AGGI</text:p>
          </table:table-cell>
          <table:table-cell office:value-type="string">
            <text:p>Allied Energy, Inc.</text:p>
          </table:table-cell>
        </table:table-row>
        <table:table-row table:style-name="ro1">
          <table:table-cell office:value-type="string">
            <text:p>AGGX</text:p>
          </table:table-cell>
          <table:table-cell office:value-type="string">
            <text:p>AngioGenex, Inc.</text:p>
          </table:table-cell>
        </table:table-row>
        <table:table-row table:style-name="ro1">
          <table:table-cell office:value-type="string">
            <text:p>AGI</text:p>
          </table:table-cell>
          <table:table-cell office:value-type="string">
            <text:p>Alamos Gold Inc</text:p>
          </table:table-cell>
        </table:table-row>
        <table:table-row table:style-name="ro1">
          <table:table-cell office:value-type="string">
            <text:p>AGIN</text:p>
          </table:table-cell>
          <table:table-cell office:value-type="string">
            <text:p>American Graphite Technologies Inc.</text:p>
          </table:table-cell>
        </table:table-row>
        <table:table-row table:style-name="ro1">
          <table:table-cell office:value-type="string">
            <text:p>AGIO</text:p>
          </table:table-cell>
          <table:table-cell office:value-type="string">
            <text:p>Agios Pharmaceuticals Inc</text:p>
          </table:table-cell>
        </table:table-row>
        <table:table-row table:style-name="ro1">
          <table:table-cell office:value-type="string">
            <text:p>AGLE</text:p>
          </table:table-cell>
          <table:table-cell office:value-type="string">
            <text:p>Aeglea BioTherapeutics Inc</text:p>
          </table:table-cell>
        </table:table-row>
        <table:table-row table:style-name="ro1">
          <table:table-cell office:value-type="string">
            <text:p>AGLY</text:p>
          </table:table-cell>
          <table:table-cell office:value-type="string">
            <text:p>AGILITI INC.</text:p>
          </table:table-cell>
        </table:table-row>
        <table:table-row table:style-name="ro1">
          <table:table-cell office:value-type="string">
            <text:p>AGM</text:p>
          </table:table-cell>
          <table:table-cell office:value-type="string">
            <text:p>Federal Agricultural Mortgage Corp</text:p>
          </table:table-cell>
        </table:table-row>
        <table:table-row table:style-name="ro1">
          <table:table-cell office:value-type="string">
            <text:p>AGM-A</text:p>
          </table:table-cell>
          <table:table-cell office:value-type="string">
            <text:p>Federal Agricultural Mortgage Corp</text:p>
          </table:table-cell>
        </table:table-row>
        <table:table-row table:style-name="ro1">
          <table:table-cell office:value-type="string">
            <text:p>AGM-C</text:p>
          </table:table-cell>
          <table:table-cell office:value-type="string">
            <text:p>Federal Agricultural Mortgage Corp</text:p>
          </table:table-cell>
        </table:table-row>
        <table:table-row table:style-name="ro1">
          <table:table-cell office:value-type="string">
            <text:p>AGM-D</text:p>
          </table:table-cell>
          <table:table-cell office:value-type="string">
            <text:p>Federal Agricultural Mortgage Corp</text:p>
          </table:table-cell>
        </table:table-row>
        <table:table-row table:style-name="ro1">
          <table:table-cell office:value-type="string">
            <text:p>AGMH</text:p>
          </table:table-cell>
          <table:table-cell office:value-type="string">
            <text:p>AGM Group Holdings Inc</text:p>
          </table:table-cell>
        </table:table-row>
        <table:table-row table:style-name="ro1">
          <table:table-cell office:value-type="string">
            <text:p>AGN</text:p>
          </table:table-cell>
          <table:table-cell office:value-type="string">
            <text:p>Allergan PLC</text:p>
          </table:table-cell>
        </table:table-row>
        <table:table-row table:style-name="ro1">
          <table:table-cell office:value-type="string">
            <text:p>AGNC</text:p>
          </table:table-cell>
          <table:table-cell office:value-type="string">
            <text:p>AGNC Investment Corp</text:p>
          </table:table-cell>
        </table:table-row>
        <table:table-row table:style-name="ro1">
          <table:table-cell office:value-type="string">
            <text:p>AGNCM</text:p>
          </table:table-cell>
          <table:table-cell office:value-type="string">
            <text:p>AGNC Investment Corp</text:p>
          </table:table-cell>
        </table:table-row>
        <table:table-row table:style-name="ro1">
          <table:table-cell office:value-type="string">
            <text:p>AGNCN</text:p>
          </table:table-cell>
          <table:table-cell office:value-type="string">
            <text:p>AGNC Investment Corp</text:p>
          </table:table-cell>
        </table:table-row>
        <table:table-row table:style-name="ro1">
          <table:table-cell office:value-type="string">
            <text:p>AGNCO</text:p>
          </table:table-cell>
          <table:table-cell office:value-type="string">
            <text:p>AGNC Investment Corp</text:p>
          </table:table-cell>
        </table:table-row>
        <table:table-row table:style-name="ro1">
          <table:table-cell office:value-type="string">
            <text:p>AGNCP</text:p>
          </table:table-cell>
          <table:table-cell office:value-type="string">
            <text:p>AGNC Investment Corp</text:p>
          </table:table-cell>
        </table:table-row>
        <table:table-row table:style-name="ro1">
          <table:table-cell office:value-type="string">
            <text:p>AGO</text:p>
          </table:table-cell>
          <table:table-cell office:value-type="string">
            <text:p>Assured Guaranty Ltd</text:p>
          </table:table-cell>
        </table:table-row>
        <table:table-row table:style-name="ro1">
          <table:table-cell office:value-type="string">
            <text:p>AGO-B</text:p>
          </table:table-cell>
          <table:table-cell office:value-type="string">
            <text:p>Assured Guaranty Municipal Holdings Inc</text:p>
          </table:table-cell>
        </table:table-row>
        <table:table-row table:style-name="ro1">
          <table:table-cell office:value-type="string">
            <text:p>AGO-E</text:p>
          </table:table-cell>
          <table:table-cell office:value-type="string">
            <text:p>Assured Guaranty Municipal Holdings Inc</text:p>
          </table:table-cell>
        </table:table-row>
        <table:table-row table:style-name="ro1">
          <table:table-cell office:value-type="string">
            <text:p>AGO-F</text:p>
          </table:table-cell>
          <table:table-cell office:value-type="string">
            <text:p>Assured Guaranty Municipal Holdings Inc</text:p>
          </table:table-cell>
        </table:table-row>
        <table:table-row table:style-name="ro1">
          <table:table-cell office:value-type="string">
            <text:p>AGR</text:p>
          </table:table-cell>
          <table:table-cell office:value-type="string">
            <text:p>Avangrid Inc</text:p>
          </table:table-cell>
        </table:table-row>
        <table:table-row table:style-name="ro1">
          <table:table-cell office:value-type="string">
            <text:p>AGRO</text:p>
          </table:table-cell>
          <table:table-cell office:value-type="string">
            <text:p>Adecoagro SA</text:p>
          </table:table-cell>
        </table:table-row>
        <table:table-row table:style-name="ro1">
          <table:table-cell office:value-type="string">
            <text:p>AGRS</text:p>
          </table:table-cell>
          <table:table-cell office:value-type="string">
            <text:p>Agristar, Inc.</text:p>
          </table:table-cell>
        </table:table-row>
        <table:table-row table:style-name="ro1">
          <table:table-cell office:value-type="string">
            <text:p>AGRX</text:p>
          </table:table-cell>
          <table:table-cell office:value-type="string">
            <text:p>Agile Therapeutics Inc</text:p>
          </table:table-cell>
        </table:table-row>
        <table:table-row table:style-name="ro1">
          <table:table-cell office:value-type="string">
            <text:p>AGS</text:p>
          </table:table-cell>
          <table:table-cell office:value-type="string">
            <text:p>PlayAGS Inc</text:p>
          </table:table-cell>
        </table:table-row>
        <table:table-row table:style-name="ro1">
          <table:table-cell office:value-type="string">
            <text:p>AGSO</text:p>
          </table:table-cell>
          <table:table-cell office:value-type="string">
            <text:p>AgriSolar Solutions, Inc.</text:p>
          </table:table-cell>
        </table:table-row>
        <table:table-row table:style-name="ro1">
          <table:table-cell office:value-type="string">
            <text:p>AGTC</text:p>
          </table:table-cell>
          <table:table-cell office:value-type="string">
            <text:p>Applied Genetic Technologies Corp-DE</text:p>
          </table:table-cell>
        </table:table-row>
        <table:table-row table:style-name="ro1">
          <table:table-cell office:value-type="string">
            <text:p>AGTK</text:p>
          </table:table-cell>
          <table:table-cell office:value-type="string">
            <text:p>Agritek Holdings, Inc.</text:p>
          </table:table-cell>
        </table:table-row>
        <table:table-row table:style-name="ro1">
          <table:table-cell office:value-type="string">
            <text:p>AGTT</text:p>
          </table:table-cell>
          <table:table-cell office:value-type="string">
            <text:p>Angstrom Technologies, Inc.</text:p>
          </table:table-cell>
        </table:table-row>
        <table:table-row table:style-name="ro1">
          <table:table-cell office:value-type="string">
            <text:p>AGX</text:p>
          </table:table-cell>
          <table:table-cell office:value-type="string">
            <text:p>Argan Inc</text:p>
          </table:table-cell>
        </table:table-row>
        <table:table-row table:style-name="ro1">
          <table:table-cell office:value-type="string">
            <text:p>AGYS</text:p>
          </table:table-cell>
          <table:table-cell office:value-type="string">
            <text:p>Agilysys Inc</text:p>
          </table:table-cell>
        </table:table-row>
        <table:table-row table:style-name="ro1">
          <table:table-cell office:value-type="string">
            <text:p>AHACU</text:p>
          </table:table-cell>
          <table:table-cell office:value-type="string">
            <text:p>Alpha Healthcare Acquisition Corp</text:p>
          </table:table-cell>
        </table:table-row>
        <table:table-row table:style-name="ro1">
          <table:table-cell office:value-type="string">
            <text:p>AHAG</text:p>
          </table:table-cell>
          <table:table-cell office:value-type="string">
            <text:p>Alpha Technologies Group, Inc.</text:p>
          </table:table-cell>
        </table:table-row>
        <table:table-row table:style-name="ro1">
          <table:table-cell office:value-type="string">
            <text:p>AHC</text:p>
          </table:table-cell>
          <table:table-cell office:value-type="string">
            <text:p>AH Belo Corp</text:p>
          </table:table-cell>
        </table:table-row>
        <table:table-row table:style-name="ro1">
          <table:table-cell office:value-type="string">
            <text:p>AHCO</text:p>
          </table:table-cell>
          <table:table-cell office:value-type="string">
            <text:p>AdaptHealth Corp</text:p>
          </table:table-cell>
        </table:table-row>
        <table:table-row table:style-name="ro1">
          <table:table-cell office:value-type="string">
            <text:p>AHCOW</text:p>
          </table:table-cell>
          <table:table-cell office:value-type="string">
            <text:p>AdaptHealth Corp.</text:p>
          </table:table-cell>
        </table:table-row>
        <table:table-row table:style-name="ro1">
          <table:table-cell office:value-type="string">
            <text:p>AHFD</text:p>
          </table:table-cell>
          <table:table-cell office:value-type="string">
            <text:p>Active Health Foods, Inc.</text:p>
          </table:table-cell>
        </table:table-row>
        <table:table-row table:style-name="ro1">
          <table:table-cell office:value-type="string">
            <text:p>AHFI</text:p>
          </table:table-cell>
          <table:table-cell office:value-type="string">
            <text:p>Absolute Health and Fitness, Inc.</text:p>
          </table:table-cell>
        </table:table-row>
        <table:table-row table:style-name="ro1">
          <table:table-cell office:value-type="string">
            <text:p>AHGIF</text:p>
          </table:table-cell>
          <table:table-cell office:value-type="string">
            <text:p>Alternate Health Corp.</text:p>
          </table:table-cell>
        </table:table-row>
        <table:table-row table:style-name="ro1">
          <table:table-cell office:value-type="string">
            <text:p>AHH</text:p>
          </table:table-cell>
          <table:table-cell office:value-type="string">
            <text:p>Armada Hoffler Properties Inc</text:p>
          </table:table-cell>
        </table:table-row>
        <table:table-row table:style-name="ro1">
          <table:table-cell office:value-type="string">
            <text:p>AHH-A</text:p>
          </table:table-cell>
          <table:table-cell office:value-type="string">
            <text:p>Armada Hoffler Properties Inc</text:p>
          </table:table-cell>
        </table:table-row>
        <table:table-row table:style-name="ro1">
          <table:table-cell office:value-type="string">
            <text:p>AHII</text:p>
          </table:table-cell>
          <table:table-cell office:value-type="string">
            <text:p>American Heritage International Inc.</text:p>
          </table:table-cell>
        </table:table-row>
        <table:table-row table:style-name="ro1">
          <table:table-cell office:value-type="string">
            <text:p>AHIX</text:p>
          </table:table-cell>
          <table:table-cell office:value-type="string">
            <text:p>Aluf Holdings, Inc.</text:p>
          </table:table-cell>
        </table:table-row>
        <table:table-row table:style-name="ro1">
          <table:table-cell office:value-type="string">
            <text:p>AHL-C</text:p>
          </table:table-cell>
          <table:table-cell office:value-type="string">
            <text:p>Aspen Insurance Holdings Ltd</text:p>
          </table:table-cell>
        </table:table-row>
        <table:table-row table:style-name="ro1">
          <table:table-cell office:value-type="string">
            <text:p>AHL-D</text:p>
          </table:table-cell>
          <table:table-cell office:value-type="string">
            <text:p>Aspen Insurance Holdings Ltd</text:p>
          </table:table-cell>
        </table:table-row>
        <table:table-row table:style-name="ro1">
          <table:table-cell office:value-type="string">
            <text:p>AHL-E</text:p>
          </table:table-cell>
          <table:table-cell office:value-type="string">
            <text:p>Aspen Insurance Holdings Ltd</text:p>
          </table:table-cell>
        </table:table-row>
        <table:table-row table:style-name="ro1">
          <table:table-cell office:value-type="string">
            <text:p>AHNR</text:p>
          </table:table-cell>
          <table:table-cell office:value-type="string">
            <text:p>Athena Silver Corp</text:p>
          </table:table-cell>
        </table:table-row>
        <table:table-row table:style-name="ro1">
          <table:table-cell office:value-type="string">
            <text:p>AHPI</text:p>
          </table:table-cell>
          <table:table-cell office:value-type="string">
            <text:p>Allied Healthcare Products Inc</text:p>
          </table:table-cell>
        </table:table-row>
        <table:table-row table:style-name="ro1">
          <table:table-cell office:value-type="string">
            <text:p>AHROQ</text:p>
          </table:table-cell>
          <table:table-cell office:value-type="string">
            <text:p>Atheronova, Inc.</text:p>
          </table:table-cell>
        </table:table-row>
        <table:table-row table:style-name="ro1">
          <table:table-cell office:value-type="string">
            <text:p>AHT</text:p>
          </table:table-cell>
          <table:table-cell office:value-type="string">
            <text:p>Ashford Hospitality Trust Inc</text:p>
          </table:table-cell>
        </table:table-row>
        <table:table-row table:style-name="ro1">
          <table:table-cell office:value-type="string">
            <text:p>AHT-D</text:p>
          </table:table-cell>
          <table:table-cell office:value-type="string">
            <text:p>Ashford Hospitality Trust Inc</text:p>
          </table:table-cell>
        </table:table-row>
        <table:table-row table:style-name="ro1">
          <table:table-cell office:value-type="string">
            <text:p>AHT-F</text:p>
          </table:table-cell>
          <table:table-cell office:value-type="string">
            <text:p>Ashford Hospitality Trust Inc</text:p>
          </table:table-cell>
        </table:table-row>
        <table:table-row table:style-name="ro1">
          <table:table-cell office:value-type="string">
            <text:p>AHT-G</text:p>
          </table:table-cell>
          <table:table-cell office:value-type="string">
            <text:p>Ashford Hospitality Trust Inc</text:p>
          </table:table-cell>
        </table:table-row>
        <table:table-row table:style-name="ro1">
          <table:table-cell office:value-type="string">
            <text:p>AHT-H</text:p>
          </table:table-cell>
          <table:table-cell office:value-type="string">
            <text:p>Ashford Hospitality Trust Inc</text:p>
          </table:table-cell>
        </table:table-row>
        <table:table-row table:style-name="ro1">
          <table:table-cell office:value-type="string">
            <text:p>AHT-I</text:p>
          </table:table-cell>
          <table:table-cell office:value-type="string">
            <text:p>Ashford Hospitality Trust Inc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Arlington Asset Investment Corp</text:p>
          </table:table-cell>
        </table:table-row>
        <table:table-row table:style-name="ro1">
          <table:table-cell office:value-type="string">
            <text:p>AIC</text:p>
          </table:table-cell>
          <table:table-cell office:value-type="string">
            <text:p>Arlington Asset Investment Corp</text:p>
          </table:table-cell>
        </table:table-row>
        <table:table-row table:style-name="ro1">
          <table:table-cell office:value-type="string">
            <text:p>AI-C</text:p>
          </table:table-cell>
          <table:table-cell office:value-type="string">
            <text:p>Arlington Asset Investment Corp</text:p>
          </table:table-cell>
        </table:table-row>
        <table:table-row table:style-name="ro1">
          <table:table-cell office:value-type="string">
            <text:p>AIF</text:p>
          </table:table-cell>
          <table:table-cell office:value-type="string">
            <text:p>Apollo Tactical Income Fund Inc</text:p>
          </table:table-cell>
        </table:table-row>
        <table:table-row table:style-name="ro1">
          <table:table-cell office:value-type="string">
            <text:p>AIFS</text:p>
          </table:table-cell>
          <table:table-cell office:value-type="string">
            <text:p>Agent Information Software, Inc.</text:p>
          </table:table-cell>
        </table:table-row>
        <table:table-row table:style-name="ro1">
          <table:table-cell office:value-type="string">
            <text:p>AIG</text:p>
          </table:table-cell>
          <table:table-cell office:value-type="string">
            <text:p>American International Group Inc</text:p>
          </table:table-cell>
        </table:table-row>
        <table:table-row table:style-name="ro1">
          <table:table-cell office:value-type="string">
            <text:p>AIG-A</text:p>
          </table:table-cell>
          <table:table-cell office:value-type="string">
            <text:p>American International Group Inc</text:p>
          </table:table-cell>
        </table:table-row>
        <table:table-row table:style-name="ro1">
          <table:table-cell office:value-type="string">
            <text:p>AIGI</text:p>
          </table:table-cell>
          <table:table-cell office:value-type="string">
            <text:p>Artistmss International Group, Inc.</text:p>
          </table:table-cell>
        </table:table-row>
        <table:table-row table:style-name="ro1">
          <table:table-cell office:value-type="string">
            <text:p>AIH</text:p>
          </table:table-cell>
          <table:table-cell office:value-type="string">
            <text:p>Aesthetic Medical International Holdings Group Ltd</text:p>
          </table:table-cell>
        </table:table-row>
        <table:table-row table:style-name="ro1">
          <table:table-cell office:value-type="string">
            <text:p>AIHS</text:p>
          </table:table-cell>
          <table:table-cell office:value-type="string">
            <text:p>Senmiao Technology Ltd</text:p>
          </table:table-cell>
        </table:table-row>
        <table:table-row table:style-name="ro1">
          <table:table-cell office:value-type="string">
            <text:p>AIKI</text:p>
          </table:table-cell>
          <table:table-cell office:value-type="string">
            <text:p>AIkido Pharma Inc</text:p>
          </table:table-cell>
        </table:table-row>
        <table:table-row table:style-name="ro1">
          <table:table-cell office:value-type="string">
            <text:p>AIM</text:p>
          </table:table-cell>
          <table:table-cell office:value-type="string">
            <text:p>AIM ImmunoTech Inc</text:p>
          </table:table-cell>
        </table:table-row>
        <table:table-row table:style-name="ro1">
          <table:table-cell office:value-type="string">
            <text:p>AIMC</text:p>
          </table:table-cell>
          <table:table-cell office:value-type="string">
            <text:p>Altra Industrial Motion Corp</text:p>
          </table:table-cell>
        </table:table-row>
        <table:table-row table:style-name="ro1">
          <table:table-cell office:value-type="string">
            <text:p>AIMH</text:p>
          </table:table-cell>
          <table:table-cell office:value-type="string">
            <text:p>AimRite Holdings Corp.</text:p>
          </table:table-cell>
        </table:table-row>
        <table:table-row table:style-name="ro1">
          <table:table-cell office:value-type="string">
            <text:p>AIMT</text:p>
          </table:table-cell>
          <table:table-cell office:value-type="string">
            <text:p>Aimmune Therapeutics Inc</text:p>
          </table:table-cell>
        </table:table-row>
        <table:table-row table:style-name="ro1">
          <table:table-cell office:value-type="string">
            <text:p>AIN</text:p>
          </table:table-cell>
          <table:table-cell office:value-type="string">
            <text:p>Albany International Corp</text:p>
          </table:table-cell>
        </table:table-row>
        <table:table-row table:style-name="ro1">
          <table:table-cell office:value-type="string">
            <text:p>AINC</text:p>
          </table:table-cell>
          <table:table-cell office:value-type="string">
            <text:p>Ashford Inc</text:p>
          </table:table-cell>
        </table:table-row>
        <table:table-row table:style-name="ro1">
          <table:table-cell office:value-type="string">
            <text:p>AINV</text:p>
          </table:table-cell>
          <table:table-cell office:value-type="string">
            <text:p>Apollo Investment Corp</text:p>
          </table:table-cell>
        </table:table-row>
        <table:table-row table:style-name="ro1">
          <table:table-cell office:value-type="string">
            <text:p>AIO</text:p>
          </table:table-cell>
          <table:table-cell office:value-type="string">
            <text:p>AllianzGI Artificial Intelligence &amp; Technology Opportunities Fund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AAR Corp</text:p>
          </table:table-cell>
        </table:table-row>
        <table:table-row table:style-name="ro1">
          <table:table-cell office:value-type="string">
            <text:p>AIRG</text:p>
          </table:table-cell>
          <table:table-cell office:value-type="string">
            <text:p>Airgain Inc</text:p>
          </table:table-cell>
        </table:table-row>
        <table:table-row table:style-name="ro1">
          <table:table-cell office:value-type="string">
            <text:p>AIRI</text:p>
          </table:table-cell>
          <table:table-cell office:value-type="string">
            <text:p>Air Industries Group</text:p>
          </table:table-cell>
        </table:table-row>
        <table:table-row table:style-name="ro1">
          <table:table-cell office:value-type="string">
            <text:p>AIRO</text:p>
          </table:table-cell>
          <table:table-cell office:value-type="string">
            <text:p>Airspan Networks, Inc.</text:p>
          </table:table-cell>
        </table:table-row>
        <table:table-row table:style-name="ro1">
          <table:table-cell office:value-type="string">
            <text:p>AIRT</text:p>
          </table:table-cell>
          <table:table-cell office:value-type="string">
            <text:p>Air T Inc</text:p>
          </table:table-cell>
        </table:table-row>
        <table:table-row table:style-name="ro1">
          <table:table-cell office:value-type="string">
            <text:p>AIRTP</text:p>
          </table:table-cell>
          <table:table-cell office:value-type="string">
            <text:p>Air T Funding</text:p>
          </table:table-cell>
        </table:table-row>
        <table:table-row table:style-name="ro1">
          <table:table-cell office:value-type="string">
            <text:p>AIT</text:p>
          </table:table-cell>
          <table:table-cell office:value-type="string">
            <text:p>Applied Industrial Technologies Inc</text:p>
          </table:table-cell>
        </table:table-row>
        <table:table-row table:style-name="ro1">
          <table:table-cell office:value-type="string">
            <text:p>AITX</text:p>
          </table:table-cell>
          <table:table-cell office:value-type="string">
            <text:p>Artificial Intelligence Technology Solutions Inc.</text:p>
          </table:table-cell>
        </table:table-row>
        <table:table-row table:style-name="ro1">
          <table:table-cell office:value-type="string">
            <text:p>AIV</text:p>
          </table:table-cell>
          <table:table-cell office:value-type="string">
            <text:p>Apartment Investment &amp; Management Co</text:p>
          </table:table-cell>
        </table:table-row>
        <table:table-row table:style-name="ro1">
          <table:table-cell office:value-type="string">
            <text:p>AIVN</text:p>
          </table:table-cell>
          <table:table-cell office:value-type="string">
            <text:p>American International Ventures, Inc.</text:p>
          </table:table-cell>
        </table:table-row>
        <table:table-row table:style-name="ro1">
          <table:table-cell office:value-type="string">
            <text:p>AIW</text:p>
          </table:table-cell>
          <table:table-cell office:value-type="string">
            <text:p>Arlington Asset Investment Corp</text:p>
          </table:table-cell>
        </table:table-row>
        <table:table-row table:style-name="ro1">
          <table:table-cell office:value-type="string">
            <text:p>AIZ</text:p>
          </table:table-cell>
          <table:table-cell office:value-type="string">
            <text:p>Assurant Inc</text:p>
          </table:table-cell>
        </table:table-row>
        <table:table-row table:style-name="ro1">
          <table:table-cell office:value-type="string">
            <text:p>AIZP</text:p>
          </table:table-cell>
          <table:table-cell office:value-type="string">
            <text:p>Assurant Inc</text:p>
          </table:table-cell>
        </table:table-row>
        <table:table-row table:style-name="ro1">
          <table:table-cell office:value-type="string">
            <text:p>AJG</text:p>
          </table:table-cell>
          <table:table-cell office:value-type="string">
            <text:p>Arthur J Gallagher &amp; Co</text:p>
          </table:table-cell>
        </table:table-row>
        <table:table-row table:style-name="ro1">
          <table:table-cell office:value-type="string">
            <text:p>AJIA</text:p>
          </table:table-cell>
          <table:table-cell office:value-type="string">
            <text:p>Ajia Innogroup Holdings Limited</text:p>
          </table:table-cell>
        </table:table-row>
        <table:table-row table:style-name="ro1">
          <table:table-cell office:value-type="string">
            <text:p>AJRD</text:p>
          </table:table-cell>
          <table:table-cell office:value-type="string">
            <text:p>Aerojet Rocketdyne Holdings Inc</text:p>
          </table:table-cell>
        </table:table-row>
        <table:table-row table:style-name="ro1">
          <table:table-cell office:value-type="string">
            <text:p>AJX</text:p>
          </table:table-cell>
          <table:table-cell office:value-type="string">
            <text:p>Great Ajax Corp</text:p>
          </table:table-cell>
        </table:table-row>
        <table:table-row table:style-name="ro1">
          <table:table-cell office:value-type="string">
            <text:p>AJXA</text:p>
          </table:table-cell>
          <table:table-cell office:value-type="string">
            <text:p>Great Ajax Corp</text:p>
          </table:table-cell>
        </table:table-row>
        <table:table-row table:style-name="ro1">
          <table:table-cell office:value-type="string">
            <text:p>AKAM</text:p>
          </table:table-cell>
          <table:table-cell office:value-type="string">
            <text:p>Akamai Technologies Inc</text:p>
          </table:table-cell>
        </table:table-row>
        <table:table-row table:style-name="ro1">
          <table:table-cell office:value-type="string">
            <text:p>AKAOQ</text:p>
          </table:table-cell>
          <table:table-cell office:value-type="string">
            <text:p>Achaogen, Inc.</text:p>
          </table:table-cell>
        </table:table-row>
        <table:table-row table:style-name="ro1">
          <table:table-cell office:value-type="string">
            <text:p>AKBA</text:p>
          </table:table-cell>
          <table:table-cell office:value-type="string">
            <text:p>Akebia Therapeutics Inc</text:p>
          </table:table-cell>
        </table:table-row>
        <table:table-row table:style-name="ro1">
          <table:table-cell office:value-type="string">
            <text:p>AKCA</text:p>
          </table:table-cell>
          <table:table-cell office:value-type="string">
            <text:p>Akcea Therapeutics Inc</text:p>
          </table:table-cell>
        </table:table-row>
        <table:table-row table:style-name="ro1">
          <table:table-cell office:value-type="string">
            <text:p>AKER</text:p>
          </table:table-cell>
          <table:table-cell office:value-type="string">
            <text:p>Akers Biosciences Inc</text:p>
          </table:table-cell>
        </table:table-row>
        <table:table-row table:style-name="ro1">
          <table:table-cell office:value-type="string">
            <text:p>AKO.A</text:p>
          </table:table-cell>
          <table:table-cell office:value-type="string">
            <text:p>Embotelladora Andina SA</text:p>
          </table:table-cell>
        </table:table-row>
        <table:table-row table:style-name="ro1">
          <table:table-cell office:value-type="string">
            <text:p>AKO.B</text:p>
          </table:table-cell>
          <table:table-cell office:value-type="string">
            <text:p>Embotelladora Andina SA</text:p>
          </table:table-cell>
        </table:table-row>
        <table:table-row table:style-name="ro1">
          <table:table-cell office:value-type="string">
            <text:p>AKR</text:p>
          </table:table-cell>
          <table:table-cell office:value-type="string">
            <text:p>Acadia Realty Trust</text:p>
          </table:table-cell>
        </table:table-row>
        <table:table-row table:style-name="ro1">
          <table:table-cell office:value-type="string">
            <text:p>AKRO</text:p>
          </table:table-cell>
          <table:table-cell office:value-type="string">
            <text:p>Akero Therapeutics Inc</text:p>
          </table:table-cell>
        </table:table-row>
        <table:table-row table:style-name="ro1">
          <table:table-cell office:value-type="string">
            <text:p>AKRX</text:p>
          </table:table-cell>
          <table:table-cell office:value-type="string">
            <text:p>Akorn Inc</text:p>
          </table:table-cell>
        </table:table-row>
        <table:table-row table:style-name="ro1">
          <table:table-cell office:value-type="string">
            <text:p>AKTS</text:p>
          </table:table-cell>
          <table:table-cell office:value-type="string">
            <text:p>Akoustis Technologies Inc</text:p>
          </table:table-cell>
        </table:table-row>
        <table:table-row table:style-name="ro1">
          <table:table-cell office:value-type="string">
            <text:p>AKTX</text:p>
          </table:table-cell>
          <table:table-cell office:value-type="string">
            <text:p>Akari Therapeutics PLC</text:p>
          </table:table-cell>
        </table:table-row>
        <table:table-row table:style-name="ro1">
          <table:table-cell office:value-type="string">
            <text:p>AKUS</text:p>
          </table:table-cell>
          <table:table-cell office:value-type="string">
            <text:p>Akouos Inc</text:p>
          </table:table-cell>
        </table:table-row>
        <table:table-row table:style-name="ro1">
          <table:table-cell office:value-type="string">
            <text:p>AKVA</text:p>
          </table:table-cell>
          <table:table-cell office:value-type="string">
            <text:p>Arkanova Energy Corp.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ir Lease Corp</text:p>
          </table:table-cell>
        </table:table-row>
        <table:table-row table:style-name="ro1">
          <table:table-cell office:value-type="string">
            <text:p>AL-A</text:p>
          </table:table-cell>
          <table:table-cell office:value-type="string">
            <text:p>Air Lease Corp</text:p>
          </table:table-cell>
        </table:table-row>
        <table:table-row table:style-name="ro1">
          <table:table-cell office:value-type="string">
            <text:p>ALAC</text:p>
          </table:table-cell>
          <table:table-cell office:value-type="string">
            <text:p>Alberton Acquisition Corp</text:p>
          </table:table-cell>
        </table:table-row>
        <table:table-row table:style-name="ro1">
          <table:table-cell office:value-type="string">
            <text:p>ALACF</text:p>
          </table:table-cell>
          <table:table-cell office:value-type="string">
            <text:p>Alacer Gold Corp.</text:p>
          </table:table-cell>
        </table:table-row>
        <table:table-row table:style-name="ro1">
          <table:table-cell office:value-type="string">
            <text:p>ALACU</text:p>
          </table:table-cell>
          <table:table-cell office:value-type="string">
            <text:p>Alberton Acquisition Corp</text:p>
          </table:table-cell>
        </table:table-row>
        <table:table-row table:style-name="ro1">
          <table:table-cell office:value-type="string">
            <text:p>ALAN</text:p>
          </table:table-cell>
          <table:table-cell office:value-type="string">
            <text:p>Alanco Technologies, Inc.</text:p>
          </table:table-cell>
        </table:table-row>
        <table:table-row table:style-name="ro1">
          <table:table-cell office:value-type="string">
            <text:p>ALB</text:p>
          </table:table-cell>
          <table:table-cell office:value-type="string">
            <text:p>Albemarle Corp</text:p>
          </table:table-cell>
        </table:table-row>
        <table:table-row table:style-name="ro1">
          <table:table-cell office:value-type="string">
            <text:p>ALBO</text:p>
          </table:table-cell>
          <table:table-cell office:value-type="string">
            <text:p>Albireo Pharma Inc</text:p>
          </table:table-cell>
        </table:table-row>
        <table:table-row table:style-name="ro1">
          <table:table-cell office:value-type="string">
            <text:p>ALBUD</text:p>
          </table:table-cell>
          <table:table-cell office:value-type="string">
            <text:p>Mint</text:p>
          </table:table-cell>
        </table:table-row>
        <table:table-row table:style-name="ro1">
          <table:table-cell office:value-type="string">
            <text:p>ALC</text:p>
          </table:table-cell>
          <table:table-cell office:value-type="string">
            <text:p>Alcon Inc</text:p>
          </table:table-cell>
        </table:table-row>
        <table:table-row table:style-name="ro1">
          <table:table-cell office:value-type="string">
            <text:p>ALCO</text:p>
          </table:table-cell>
          <table:table-cell office:value-type="string">
            <text:p>Alico Inc</text:p>
          </table:table-cell>
        </table:table-row>
        <table:table-row table:style-name="ro1">
          <table:table-cell office:value-type="string">
            <text:p>ALDA</text:p>
          </table:table-cell>
          <table:table-cell office:value-type="string">
            <text:p>Atlantica, Inc.</text:p>
          </table:table-cell>
        </table:table-row>
        <table:table-row table:style-name="ro1">
          <table:table-cell office:value-type="string">
            <text:p>ALDX</text:p>
          </table:table-cell>
          <table:table-cell office:value-type="string">
            <text:p>Aldeyra Therapeutics Inc</text:p>
          </table:table-cell>
        </table:table-row>
        <table:table-row table:style-name="ro1">
          <table:table-cell office:value-type="string">
            <text:p>ALE</text:p>
          </table:table-cell>
          <table:table-cell office:value-type="string">
            <text:p>ALLETE Inc</text:p>
          </table:table-cell>
        </table:table-row>
        <table:table-row table:style-name="ro1">
          <table:table-cell office:value-type="string">
            <text:p>ALEC</text:p>
          </table:table-cell>
          <table:table-cell office:value-type="string">
            <text:p>Alector Inc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string">
            <text:p>Alexander &amp; Baldwin Inc</text:p>
          </table:table-cell>
        </table:table-row>
        <table:table-row table:style-name="ro1">
          <table:table-cell office:value-type="string">
            <text:p>ALG</text:p>
          </table:table-cell>
          <table:table-cell office:value-type="string">
            <text:p>Alamo Group Inc</text:p>
          </table:table-cell>
        </table:table-row>
        <table:table-row table:style-name="ro1">
          <table:table-cell office:value-type="string">
            <text:p>ALGC</text:p>
          </table:table-cell>
          <table:table-cell office:value-type="string">
            <text:p>Algiers Bancorp, Inc.</text:p>
          </table:table-cell>
        </table:table-row>
        <table:table-row table:style-name="ro1">
          <table:table-cell office:value-type="string">
            <text:p>ALGM</text:p>
          </table:table-cell>
          <table:table-cell office:value-type="string">
            <text:p>Allegro MicroSystems Inc</text:p>
          </table:table-cell>
        </table:table-row>
        <table:table-row table:style-name="ro1">
          <table:table-cell office:value-type="string">
            <text:p>ALGN</text:p>
          </table:table-cell>
          <table:table-cell office:value-type="string">
            <text:p>Align Technology Inc</text:p>
          </table:table-cell>
        </table:table-row>
        <table:table-row table:style-name="ro1">
          <table:table-cell office:value-type="string">
            <text:p>ALGS</text:p>
          </table:table-cell>
          <table:table-cell office:value-type="string">
            <text:p>Aligos Therapeutics Inc</text:p>
          </table:table-cell>
        </table:table-row>
        <table:table-row table:style-name="ro1">
          <table:table-cell office:value-type="string">
            <text:p>ALGT</text:p>
          </table:table-cell>
          <table:table-cell office:value-type="string">
            <text:p>Allegiant Travel Co</text:p>
          </table:table-cell>
        </table:table-row>
        <table:table-row table:style-name="ro1">
          <table:table-cell office:value-type="string">
            <text:p>ALIAF</text:p>
          </table:table-cell>
          <table:table-cell office:value-type="string">
            <text:p>Alacer Gold Corp.</text:p>
          </table:table-cell>
        </table:table-row>
        <table:table-row table:style-name="ro1">
          <table:table-cell office:value-type="string">
            <text:p>ALIM</text:p>
          </table:table-cell>
          <table:table-cell office:value-type="string">
            <text:p>Alimera Sciences Inc</text:p>
          </table:table-cell>
        </table:table-row>
        <table:table-row table:style-name="ro1">
          <table:table-cell office:value-type="string">
            <text:p>ALJJ</text:p>
          </table:table-cell>
          <table:table-cell office:value-type="string">
            <text:p>ALJ Regional Holdings Inc</text:p>
          </table:table-cell>
        </table:table-row>
        <table:table-row table:style-name="ro1">
          <table:table-cell office:value-type="string">
            <text:p>ALK</text:p>
          </table:table-cell>
          <table:table-cell office:value-type="string">
            <text:p>Alaska Air Group Inc</text:p>
          </table:table-cell>
        </table:table-row>
        <table:table-row table:style-name="ro1">
          <table:table-cell office:value-type="string">
            <text:p>ALKM</text:p>
          </table:table-cell>
          <table:table-cell office:value-type="string">
            <text:p>Alkame Holdings, Inc.</text:p>
          </table:table-cell>
        </table:table-row>
        <table:table-row table:style-name="ro1">
          <table:table-cell office:value-type="string">
            <text:p>ALKN</text:p>
          </table:table-cell>
          <table:table-cell office:value-type="string">
            <text:p>Alkane, Inc.</text:p>
          </table:table-cell>
        </table:table-row>
        <table:table-row table:style-name="ro1">
          <table:table-cell office:value-type="string">
            <text:p>ALKS</text:p>
          </table:table-cell>
          <table:table-cell office:value-type="string">
            <text:p>Alkermes PLC</text:p>
          </table:table-cell>
        </table:table-row>
        <table:table-row table:style-name="ro1">
          <table:table-cell office:value-type="string">
            <text:p>ALL</text:p>
          </table:table-cell>
          <table:table-cell office:value-type="string">
            <text:p>Allstate Corp-The</text:p>
          </table:table-cell>
        </table:table-row>
        <table:table-row table:style-name="ro1">
          <table:table-cell office:value-type="string">
            <text:p>ALL-B</text:p>
          </table:table-cell>
          <table:table-cell office:value-type="string">
            <text:p>Allstate Corp-The</text:p>
          </table:table-cell>
        </table:table-row>
        <table:table-row table:style-name="ro1">
          <table:table-cell office:value-type="string">
            <text:p>ALLE</text:p>
          </table:table-cell>
          <table:table-cell office:value-type="string">
            <text:p>Allegion PLC</text:p>
          </table:table-cell>
        </table:table-row>
        <table:table-row table:style-name="ro1">
          <table:table-cell office:value-type="string">
            <text:p>ALL-G</text:p>
          </table:table-cell>
          <table:table-cell office:value-type="string">
            <text:p>Allstate Corp-The</text:p>
          </table:table-cell>
        </table:table-row>
        <table:table-row table:style-name="ro1">
          <table:table-cell office:value-type="string">
            <text:p>ALL-H</text:p>
          </table:table-cell>
          <table:table-cell office:value-type="string">
            <text:p>Allstate Corp-The</text:p>
          </table:table-cell>
        </table:table-row>
        <table:table-row table:style-name="ro1">
          <table:table-cell office:value-type="string">
            <text:p>ALL-I</text:p>
          </table:table-cell>
          <table:table-cell office:value-type="string">
            <text:p>Allstate Corp-The</text:p>
          </table:table-cell>
        </table:table-row>
        <table:table-row table:style-name="ro1">
          <table:table-cell office:value-type="string">
            <text:p>ALLK</text:p>
          </table:table-cell>
          <table:table-cell office:value-type="string">
            <text:p>Allakos Inc</text:p>
          </table:table-cell>
        </table:table-row>
        <table:table-row table:style-name="ro1">
          <table:table-cell office:value-type="string">
            <text:p>ALLM</text:p>
          </table:table-cell>
          <table:table-cell office:value-type="string">
            <text:p>Alliance Bioenergy Plus, Inc.</text:p>
          </table:table-cell>
        </table:table-row>
        <table:table-row table:style-name="ro1">
          <table:table-cell office:value-type="string">
            <text:p>ALLN</text:p>
          </table:table-cell>
          <table:table-cell office:value-type="string">
            <text:p>Allin Corp.</text:p>
          </table:table-cell>
        </table:table-row>
        <table:table-row table:style-name="ro1">
          <table:table-cell office:value-type="string">
            <text:p>ALLO</text:p>
          </table:table-cell>
          <table:table-cell office:value-type="string">
            <text:p>Allogene Therapeutics Inc</text:p>
          </table:table-cell>
        </table:table-row>
        <table:table-row table:style-name="ro1">
          <table:table-cell office:value-type="string">
            <text:p>ALLQ</text:p>
          </table:table-cell>
          <table:table-cell office:value-type="string">
            <text:p>ALL-Q-TELL Corp.</text:p>
          </table:table-cell>
        </table:table-row>
        <table:table-row table:style-name="ro1">
          <table:table-cell office:value-type="string">
            <text:p>ALLT</text:p>
          </table:table-cell>
          <table:table-cell office:value-type="string">
            <text:p>Allot Ltd</text:p>
          </table:table-cell>
        </table:table-row>
        <table:table-row table:style-name="ro1">
          <table:table-cell office:value-type="string">
            <text:p>ALLY</text:p>
          </table:table-cell>
          <table:table-cell office:value-type="string">
            <text:p>Ally Financial Inc</text:p>
          </table:table-cell>
        </table:table-row>
        <table:table-row table:style-name="ro1">
          <table:table-cell office:value-type="string">
            <text:p>ALLY-A</text:p>
          </table:table-cell>
          <table:table-cell office:value-type="string">
            <text:p>GMAC Capital Trust I</text:p>
          </table:table-cell>
        </table:table-row>
        <table:table-row table:style-name="ro1">
          <table:table-cell office:value-type="string">
            <text:p>ALMC</text:p>
          </table:table-cell>
          <table:table-cell office:value-type="string">
            <text:p>Alimco Financial Corporation</text:p>
          </table:table-cell>
        </table:table-row>
        <table:table-row table:style-name="ro1">
          <table:table-cell office:value-type="string">
            <text:p>ALME</text:p>
          </table:table-cell>
          <table:table-cell office:value-type="string">
            <text:p>Alamo Energy Corp.</text:p>
          </table:table-cell>
        </table:table-row>
        <table:table-row table:style-name="ro1">
          <table:table-cell office:value-type="string">
            <text:p>ALNA</text:p>
          </table:table-cell>
          <table:table-cell office:value-type="string">
            <text:p>Allena Pharmaceuticals Inc</text:p>
          </table:table-cell>
        </table:table-row>
        <table:table-row table:style-name="ro1">
          <table:table-cell office:value-type="string">
            <text:p>ALNY</text:p>
          </table:table-cell>
          <table:table-cell office:value-type="string">
            <text:p>Alnylam Pharmaceuticals Inc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string">
            <text:p>Alio Gold Inc</text:p>
          </table:table-cell>
        </table:table-row>
        <table:table-row table:style-name="ro1">
          <table:table-cell office:value-type="string">
            <text:p>ALOT</text:p>
          </table:table-cell>
          <table:table-cell office:value-type="string">
            <text:p>AstroNova Inc</text:p>
          </table:table-cell>
        </table:table-row>
        <table:table-row table:style-name="ro1">
          <table:table-cell office:value-type="string">
            <text:p>ALPE</text:p>
          </table:table-cell>
          <table:table-cell office:value-type="string">
            <text:p>alpha-En Corporation</text:p>
          </table:table-cell>
        </table:table-row>
        <table:table-row table:style-name="ro1">
          <table:table-cell office:value-type="string">
            <text:p>ALPIB</text:p>
          </table:table-cell>
          <table:table-cell office:value-type="string">
            <text:p>Alpine Banks Colorado</text:p>
          </table:table-cell>
        </table:table-row>
        <table:table-row table:style-name="ro1">
          <table:table-cell office:value-type="string">
            <text:p>ALPN</text:p>
          </table:table-cell>
          <table:table-cell office:value-type="string">
            <text:p>Alpine Immune Sciences Inc</text:p>
          </table:table-cell>
        </table:table-row>
        <table:table-row table:style-name="ro1">
          <table:table-cell office:value-type="string">
            <text:p>ALPP</text:p>
          </table:table-cell>
          <table:table-cell office:value-type="string">
            <text:p>Alpine 4 Technologies Ltd.</text:p>
          </table:table-cell>
        </table:table-row>
        <table:table-row table:style-name="ro1">
          <table:table-cell office:value-type="string">
            <text:p>ALP-Q</text:p>
          </table:table-cell>
          <table:table-cell office:value-type="string">
            <text:p>Alabama Power Co</text:p>
          </table:table-cell>
        </table:table-row>
        <table:table-row table:style-name="ro1">
          <table:table-cell office:value-type="string">
            <text:p>ALRM</text:p>
          </table:table-cell>
          <table:table-cell office:value-type="string">
            <text:p>Alarm.com Holdings Inc</text:p>
          </table:table-cell>
        </table:table-row>
        <table:table-row table:style-name="ro1">
          <table:table-cell office:value-type="string">
            <text:p>ALRN</text:p>
          </table:table-cell>
          <table:table-cell office:value-type="string">
            <text:p>Aileron Therapeutics Inc</text:p>
          </table:table-cell>
        </table:table-row>
        <table:table-row table:style-name="ro1">
          <table:table-cell office:value-type="string">
            <text:p>ALRN</text:p>
          </table:table-cell>
          <table:table-cell office:value-type="string">
            <text:p>Aileron Therapeutics Inc</text:p>
          </table:table-cell>
        </table:table-row>
        <table:table-row table:style-name="ro1">
          <table:table-cell office:value-type="string">
            <text:p>ALRS</text:p>
          </table:table-cell>
          <table:table-cell office:value-type="string">
            <text:p>Alerus Financial Corp</text:p>
          </table:table-cell>
        </table:table-row>
        <table:table-row table:style-name="ro1">
          <table:table-cell office:value-type="string">
            <text:p>ALRT</text:p>
          </table:table-cell>
          <table:table-cell office:value-type="string">
            <text:p>ALR Technologies, Inc.</text:p>
          </table:table-cell>
        </table:table-row>
        <table:table-row table:style-name="ro1">
          <table:table-cell office:value-type="string">
            <text:p>ALRY</text:p>
          </table:table-cell>
          <table:table-cell office:value-type="string">
            <text:p>Allenergy Inc.</text:p>
          </table:table-cell>
        </table:table-row>
        <table:table-row table:style-name="ro1">
          <table:table-cell office:value-type="string">
            <text:p>ALSE</text:p>
          </table:table-cell>
          <table:table-cell office:value-type="string">
            <text:p>Alseres Pharmaceuticals, Inc.</text:p>
          </table:table-cell>
        </table:table-row>
        <table:table-row table:style-name="ro1">
          <table:table-cell office:value-type="string">
            <text:p>ALSI</text:p>
          </table:table-cell>
          <table:table-cell office:value-type="string">
            <text:p>Atlas Resources International, Inc.</text:p>
          </table:table-cell>
        </table:table-row>
        <table:table-row table:style-name="ro1">
          <table:table-cell office:value-type="string">
            <text:p>ALSK</text:p>
          </table:table-cell>
          <table:table-cell office:value-type="string">
            <text:p>Alaska Communications Systems Group Inc</text:p>
          </table:table-cell>
        </table:table-row>
        <table:table-row table:style-name="ro1">
          <table:table-cell office:value-type="string">
            <text:p>ALSN</text:p>
          </table:table-cell>
          <table:table-cell office:value-type="string">
            <text:p>Allison Transmission Holdings Inc</text:p>
          </table:table-cell>
        </table:table-row>
        <table:table-row table:style-name="ro1">
          <table:table-cell office:value-type="string">
            <text:p>ALST</text:p>
          </table:table-cell>
          <table:table-cell office:value-type="string">
            <text:p>Allstar Health Brands, Inc.</text:p>
          </table:table-cell>
        </table:table-row>
        <table:table-row table:style-name="ro1">
          <table:table-cell office:value-type="string">
            <text:p>ALT</text:p>
          </table:table-cell>
          <table:table-cell office:value-type="string">
            <text:p>Altimmune Inc</text:p>
          </table:table-cell>
        </table:table-row>
        <table:table-row table:style-name="ro1">
          <table:table-cell office:value-type="string">
            <text:p>ALTA</text:p>
          </table:table-cell>
          <table:table-cell office:value-type="string">
            <text:p>Altabancorp</text:p>
          </table:table-cell>
        </table:table-row>
        <table:table-row table:style-name="ro1">
          <table:table-cell office:value-type="string">
            <text:p>ALTB</text:p>
          </table:table-cell>
          <table:table-cell office:value-type="string">
            <text:p>Alpine Auto Brokers Inc</text:p>
          </table:table-cell>
        </table:table-row>
        <table:table-row table:style-name="ro1">
          <table:table-cell office:value-type="string">
            <text:p>ALTD</text:p>
          </table:table-cell>
          <table:table-cell office:value-type="string">
            <text:p>Altitude International, Inc</text:p>
          </table:table-cell>
        </table:table-row>
        <table:table-row table:style-name="ro1">
          <table:table-cell office:value-type="string">
            <text:p>ALTG</text:p>
          </table:table-cell>
          <table:table-cell office:value-type="string">
            <text:p>Alta Equipment Group Inc</text:p>
          </table:table-cell>
        </table:table-row>
        <table:table-row table:style-name="ro1">
          <table:table-cell office:value-type="string">
            <text:p>ALTM</text:p>
          </table:table-cell>
          <table:table-cell office:value-type="string">
            <text:p>Altus Midstream Co</text:p>
          </table:table-cell>
        </table:table-row>
        <table:table-row table:style-name="ro1">
          <table:table-cell office:value-type="string">
            <text:p>ALTN</text:p>
          </table:table-cell>
          <table:table-cell office:value-type="string">
            <text:p>Alternus Energy Inc.</text:p>
          </table:table-cell>
        </table:table-row>
        <table:table-row table:style-name="ro1">
          <table:table-cell office:value-type="string">
            <text:p>ALTR</text:p>
          </table:table-cell>
          <table:table-cell office:value-type="string">
            <text:p>Altair Engineering Inc</text:p>
          </table:table-cell>
        </table:table-row>
        <table:table-row table:style-name="ro1">
          <table:table-cell office:value-type="string">
            <text:p>ALTX</text:p>
          </table:table-cell>
          <table:table-cell office:value-type="string">
            <text:p>Altex Industries, Inc.</text:p>
          </table:table-cell>
        </table:table-row>
        <table:table-row table:style-name="ro1">
          <table:table-cell office:value-type="string">
            <text:p>ALUS</text:p>
          </table:table-cell>
          <table:table-cell office:value-type="string">
            <text:p>Alussa Energy Acquisition Corp</text:p>
          </table:table-cell>
        </table:table-row>
        <table:table-row table:style-name="ro1">
          <table:table-cell office:value-type="string">
            <text:p>ALV</text:p>
          </table:table-cell>
          <table:table-cell office:value-type="string">
            <text:p>Autoliv Inc</text:p>
          </table:table-cell>
        </table:table-row>
        <table:table-row table:style-name="ro1">
          <table:table-cell office:value-type="string">
            <text:p>ALX</text:p>
          </table:table-cell>
          <table:table-cell office:value-type="string">
            <text:p>Alexander's Inc</text:p>
          </table:table-cell>
        </table:table-row>
        <table:table-row table:style-name="ro1">
          <table:table-cell office:value-type="string">
            <text:p>ALXN</text:p>
          </table:table-cell>
          <table:table-cell office:value-type="string">
            <text:p>Alexion Pharmaceuticals Inc</text:p>
          </table:table-cell>
        </table:table-row>
        <table:table-row table:style-name="ro1">
          <table:table-cell office:value-type="string">
            <text:p>ALYA</text:p>
          </table:table-cell>
          <table:table-cell office:value-type="string">
            <text:p>Alithya Group Inc</text:p>
          </table:table-cell>
        </table:table-row>
        <table:table-row table:style-name="ro1">
          <table:table-cell office:value-type="string">
            <text:p>ALYE</text:p>
          </table:table-cell>
          <table:table-cell office:value-type="string">
            <text:p>Aly Energy Services, Inc.</text:p>
          </table:table-cell>
        </table:table-row>
        <table:table-row table:style-name="ro1">
          <table:table-cell office:value-type="string">
            <text:p>ALYI</text:p>
          </table:table-cell>
          <table:table-cell office:value-type="string">
            <text:p>Alternet Systems, Inc.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ntero Midstream Corp</text:p>
          </table:table-cell>
        </table:table-row>
        <table:table-row table:style-name="ro1">
          <table:table-cell office:value-type="string">
            <text:p>AMAG</text:p>
          </table:table-cell>
          <table:table-cell office:value-type="string">
            <text:p>AMAG Pharmaceuticals Inc</text:p>
          </table:table-cell>
        </table:table-row>
        <table:table-row table:style-name="ro1">
          <table:table-cell office:value-type="string">
            <text:p>AMAL</text:p>
          </table:table-cell>
          <table:table-cell office:value-type="string">
            <text:p>Amalgamated Bank</text:p>
          </table:table-cell>
        </table:table-row>
        <table:table-row table:style-name="ro1">
          <table:table-cell office:value-type="string">
            <text:p>AMAR</text:p>
          </table:table-cell>
          <table:table-cell office:value-type="string">
            <text:p>Amarillo Biosciences, Inc.</text:p>
          </table:table-cell>
        </table:table-row>
        <table:table-row table:style-name="ro1">
          <table:table-cell office:value-type="string">
            <text:p>AMAT</text:p>
          </table:table-cell>
          <table:table-cell office:value-type="string">
            <text:p>Applied Materials Inc</text:p>
          </table:table-cell>
        </table:table-row>
        <table:table-row table:style-name="ro1">
          <table:table-cell office:value-type="string">
            <text:p>AMAZ</text:p>
          </table:table-cell>
          <table:table-cell office:value-type="string">
            <text:p>Amazing Energy Oil &amp; Gas Co.</text:p>
          </table:table-cell>
        </table:table-row>
        <table:table-row table:style-name="ro1">
          <table:table-cell office:value-type="string">
            <text:p>AMBA</text:p>
          </table:table-cell>
          <table:table-cell office:value-type="string">
            <text:p>Ambarella Inc</text:p>
          </table:table-cell>
        </table:table-row>
        <table:table-row table:style-name="ro1">
          <table:table-cell office:value-type="string">
            <text:p>AMBC</text:p>
          </table:table-cell>
          <table:table-cell office:value-type="string">
            <text:p>Ambac Financial Group Inc</text:p>
          </table:table-cell>
        </table:table-row>
        <table:table-row table:style-name="ro1">
          <table:table-cell office:value-type="string">
            <text:p>AMBC</text:p>
          </table:table-cell>
          <table:table-cell office:value-type="string">
            <text:p>Ambac Financial Group Inc</text:p>
          </table:table-cell>
        </table:table-row>
        <table:table-row table:style-name="ro1">
          <table:table-cell office:value-type="string">
            <text:p>AMBD</text:p>
          </table:table-cell>
          <table:table-cell office:value-type="string">
            <text:p>American Mobile Dental Corp.</text:p>
          </table:table-cell>
        </table:table-row>
        <table:table-row table:style-name="ro1">
          <table:table-cell office:value-type="string">
            <text:p>AMBK</text:p>
          </table:table-cell>
          <table:table-cell office:value-type="string">
            <text:p>American Bank, Inc.</text:p>
          </table:table-cell>
        </table:table-row>
        <table:table-row table:style-name="ro1">
          <table:table-cell office:value-type="string">
            <text:p>AMBO</text:p>
          </table:table-cell>
          <table:table-cell office:value-type="string">
            <text:p>Ambow Education Holding Ltd</text:p>
          </table:table-cell>
        </table:table-row>
        <table:table-row table:style-name="ro1">
          <table:table-cell office:value-type="string">
            <text:p>AMBS</text:p>
          </table:table-cell>
          <table:table-cell office:value-type="string">
            <text:p>Amarantus Bioscience Holdings, Inc.</text:p>
          </table:table-cell>
        </table:table-row>
        <table:table-row table:style-name="ro1">
          <table:table-cell office:value-type="string">
            <text:p>AMC</text:p>
          </table:table-cell>
          <table:table-cell office:value-type="string">
            <text:p>AMC Entertainment Holdings Inc</text:p>
          </table:table-cell>
        </table:table-row>
        <table:table-row table:style-name="ro1">
          <table:table-cell office:value-type="string">
            <text:p>AMCI</text:p>
          </table:table-cell>
          <table:table-cell office:value-type="string">
            <text:p>AMCI Acquisition Corp</text:p>
          </table:table-cell>
        </table:table-row>
        <table:table-row table:style-name="ro1">
          <table:table-cell office:value-type="string">
            <text:p>AMCR</text:p>
          </table:table-cell>
          <table:table-cell office:value-type="string">
            <text:p>Amcor PLC</text:p>
          </table:table-cell>
        </table:table-row>
        <table:table-row table:style-name="ro1">
          <table:table-cell office:value-type="string">
            <text:p>AMCT</text:p>
          </table:table-cell>
          <table:table-cell office:value-type="string">
            <text:p>American Education Center, Inc.</text:p>
          </table:table-cell>
        </table:table-row>
        <table:table-row table:style-name="ro1">
          <table:table-cell office:value-type="string">
            <text:p>AMCX</text:p>
          </table:table-cell>
          <table:table-cell office:value-type="string">
            <text:p>AMC Networks Inc</text:p>
          </table:table-cell>
        </table:table-row>
        <table:table-row table:style-name="ro1">
          <table:table-cell office:value-type="string">
            <text:p>AMCY</text:p>
          </table:table-cell>
          <table:table-cell office:value-type="string">
            <text:p>ACS Global, Inc.</text:p>
          </table:table-cell>
        </table:table-row>
        <table:table-row table:style-name="ro1">
          <table:table-cell office:value-type="string">
            <text:p>AMD</text:p>
          </table:table-cell>
          <table:table-cell office:value-type="string">
            <text:p>Advanced Micro Devices Inc</text:p>
          </table:table-cell>
        </table:table-row>
        <table:table-row table:style-name="ro1">
          <table:table-cell office:value-type="string">
            <text:p>AME</text:p>
          </table:table-cell>
          <table:table-cell office:value-type="string">
            <text:p>AMETEK Inc</text:p>
          </table:table-cell>
        </table:table-row>
        <table:table-row table:style-name="ro1">
          <table:table-cell office:value-type="string">
            <text:p>AMED</text:p>
          </table:table-cell>
          <table:table-cell office:value-type="string">
            <text:p>Amedisys Inc</text:p>
          </table:table-cell>
        </table:table-row>
        <table:table-row table:style-name="ro1">
          <table:table-cell office:value-type="string">
            <text:p>AMEH</text:p>
          </table:table-cell>
          <table:table-cell office:value-type="string">
            <text:p>Apollo Medical Holdings Inc</text:p>
          </table:table-cell>
        </table:table-row>
        <table:table-row table:style-name="ro1">
          <table:table-cell office:value-type="string">
            <text:p>AMEN</text:p>
          </table:table-cell>
          <table:table-cell office:value-type="string">
            <text:p>AMEN Properties, Inc.</text:p>
          </table:table-cell>
        </table:table-row>
        <table:table-row table:style-name="ro1">
          <table:table-cell office:value-type="string">
            <text:p>AMFL</text:p>
          </table:table-cell>
          <table:table-cell office:value-type="string">
            <text:p>American Films, Inc.</text:p>
          </table:table-cell>
        </table:table-row>
        <table:table-row table:style-name="ro1">
          <table:table-cell office:value-type="string">
            <text:p>AMG</text:p>
          </table:table-cell>
          <table:table-cell office:value-type="string">
            <text:p>Affiliated Managers Group Inc</text:p>
          </table:table-cell>
        </table:table-row>
        <table:table-row table:style-name="ro1">
          <table:table-cell office:value-type="string">
            <text:p>AMGN</text:p>
          </table:table-cell>
          <table:table-cell office:value-type="string">
            <text:p>Amgen Inc</text:p>
          </table:table-cell>
        </table:table-row>
        <table:table-row table:style-name="ro1">
          <table:table-cell office:value-type="string">
            <text:p>AMH</text:p>
          </table:table-cell>
          <table:table-cell office:value-type="string">
            <text:p>American Homes 4 Rent</text:p>
          </table:table-cell>
        </table:table-row>
        <table:table-row table:style-name="ro1">
          <table:table-cell office:value-type="string">
            <text:p>AMHC</text:p>
          </table:table-cell>
          <table:table-cell office:value-type="string">
            <text:p>Amplitude Healthcare Acquisition Corp</text:p>
          </table:table-cell>
        </table:table-row>
        <table:table-row table:style-name="ro1">
          <table:table-cell office:value-type="string">
            <text:p>AMHCU</text:p>
          </table:table-cell>
          <table:table-cell office:value-type="string">
            <text:p>Amplitude Healthcare Acquisition Corp</text:p>
          </table:table-cell>
        </table:table-row>
        <table:table-row table:style-name="ro1">
          <table:table-cell office:value-type="string">
            <text:p>AMH-D</text:p>
          </table:table-cell>
          <table:table-cell office:value-type="string">
            <text:p>American Homes 4 Rent</text:p>
          </table:table-cell>
        </table:table-row>
        <table:table-row table:style-name="ro1">
          <table:table-cell office:value-type="string">
            <text:p>AMH-E</text:p>
          </table:table-cell>
          <table:table-cell office:value-type="string">
            <text:p>American Homes 4 Rent</text:p>
          </table:table-cell>
        </table:table-row>
        <table:table-row table:style-name="ro1">
          <table:table-cell office:value-type="string">
            <text:p>AMH-F</text:p>
          </table:table-cell>
          <table:table-cell office:value-type="string">
            <text:p>American Homes 4 Rent</text:p>
          </table:table-cell>
        </table:table-row>
        <table:table-row table:style-name="ro1">
          <table:table-cell office:value-type="string">
            <text:p>AMH-G</text:p>
          </table:table-cell>
          <table:table-cell office:value-type="string">
            <text:p>American Homes 4 Rent</text:p>
          </table:table-cell>
        </table:table-row>
        <table:table-row table:style-name="ro1">
          <table:table-cell office:value-type="string">
            <text:p>AMH-H</text:p>
          </table:table-cell>
          <table:table-cell office:value-type="string">
            <text:p>American Homes 4 Rent</text:p>
          </table:table-cell>
        </table:table-row>
        <table:table-row table:style-name="ro1">
          <table:table-cell office:value-type="string">
            <text:p>AMHV</text:p>
          </table:table-cell>
          <table:table-cell office:value-type="string">
            <text:p>American Hemp Ventures Inc.</text:p>
          </table:table-cell>
        </table:table-row>
        <table:table-row table:style-name="ro1">
          <table:table-cell office:value-type="string">
            <text:p>AMIH</text:p>
          </table:table-cell>
          <table:table-cell office:value-type="string">
            <text:p>American International Holdings Corp.</text:p>
          </table:table-cell>
        </table:table-row>
        <table:table-row table:style-name="ro1">
          <table:table-cell office:value-type="string">
            <text:p>AMIN</text:p>
          </table:table-cell>
          <table:table-cell office:value-type="string">
            <text:p>American International Industries, Inc.</text:p>
          </table:table-cell>
        </table:table-row>
        <table:table-row table:style-name="ro1">
          <table:table-cell office:value-type="string">
            <text:p>AMK</text:p>
          </table:table-cell>
          <table:table-cell office:value-type="string">
            <text:p>Assetmark Financial Holdings Inc</text:p>
          </table:table-cell>
        </table:table-row>
        <table:table-row table:style-name="ro1">
          <table:table-cell office:value-type="string">
            <text:p>AMKR</text:p>
          </table:table-cell>
          <table:table-cell office:value-type="string">
            <text:p>Amkor Technology Inc</text:p>
          </table:table-cell>
        </table:table-row>
        <table:table-row table:style-name="ro1">
          <table:table-cell office:value-type="string">
            <text:p>AMLC</text:p>
          </table:table-cell>
          <table:table-cell office:value-type="string">
            <text:p>Amelco Corp.</text:p>
          </table:table-cell>
        </table:table-row>
        <table:table-row table:style-name="ro1">
          <table:table-cell office:value-type="string">
            <text:p>AMLH</text:p>
          </table:table-cell>
          <table:table-cell office:value-type="string">
            <text:p>American Leisure Holdings, Inc.</text:p>
          </table:table-cell>
        </table:table-row>
        <table:table-row table:style-name="ro1">
          <table:table-cell office:value-type="string">
            <text:p>AMLM</text:p>
          </table:table-cell>
          <table:table-cell office:value-type="string">
            <text:p>American Lithium Minerals, Inc.</text:p>
          </table:table-cell>
        </table:table-row>
        <table:table-row table:style-name="ro1">
          <table:table-cell office:value-type="string">
            <text:p>AMMJ</text:p>
          </table:table-cell>
          <table:table-cell office:value-type="string">
            <text:p>American Cannabis Company, Inc.</text:p>
          </table:table-cell>
        </table:table-row>
        <table:table-row table:style-name="ro1">
          <table:table-cell office:value-type="string">
            <text:p>AMMX</text:p>
          </table:table-cell>
          <table:table-cell office:value-type="string">
            <text:p>AmeraMex International Inc.</text:p>
          </table:table-cell>
        </table:table-row>
        <table:table-row table:style-name="ro1">
          <table:table-cell office:value-type="string">
            <text:p>AMN</text:p>
          </table:table-cell>
          <table:table-cell office:value-type="string">
            <text:p>AMN Healthcare Services Inc</text:p>
          </table:table-cell>
        </table:table-row>
        <table:table-row table:style-name="ro1">
          <table:table-cell office:value-type="string">
            <text:p>AMNB</text:p>
          </table:table-cell>
          <table:table-cell office:value-type="string">
            <text:p>American National Bankshares Inc</text:p>
          </table:table-cell>
        </table:table-row>
        <table:table-row table:style-name="ro1">
          <table:table-cell office:value-type="string">
            <text:p>AMNC</text:p>
          </table:table-cell>
          <table:table-cell office:value-type="string">
            <text:p>Amincor Inc</text:p>
          </table:table-cell>
        </table:table-row>
        <table:table-row table:style-name="ro1">
          <table:table-cell office:value-type="string">
            <text:p>AMNE</text:p>
          </table:table-cell>
          <table:table-cell office:value-type="string">
            <text:p>American Green Group, Inc.</text:p>
          </table:table-cell>
        </table:table-row>
        <table:table-row table:style-name="ro1">
          <table:table-cell office:value-type="string">
            <text:p>AMNF</text:p>
          </table:table-cell>
          <table:table-cell office:value-type="string">
            <text:p>Armanino Foods of Distinction, Inc.</text:p>
          </table:table-cell>
        </table:table-row>
        <table:table-row table:style-name="ro1">
          <table:table-cell office:value-type="string">
            <text:p>AMNL</text:p>
          </table:table-cell>
          <table:table-cell office:value-type="string">
            <text:p>Applied Minerals, Inc.</text:p>
          </table:table-cell>
        </table:table-row>
        <table:table-row table:style-name="ro1">
          <table:table-cell office:value-type="string">
            <text:p>AMNP</text:p>
          </table:table-cell>
          <table:table-cell office:value-type="string">
            <text:p>American Sierra Gold Corp.</text:p>
          </table:table-cell>
        </table:table-row>
        <table:table-row table:style-name="ro1">
          <table:table-cell office:value-type="string">
            <text:p>AMOT</text:p>
          </table:table-cell>
          <table:table-cell office:value-type="string">
            <text:p>Allied Motion Technologies Inc</text:p>
          </table:table-cell>
        </table:table-row>
        <table:table-row table:style-name="ro1">
          <table:table-cell office:value-type="string">
            <text:p>AMOV</text:p>
          </table:table-cell>
          <table:table-cell office:value-type="string">
            <text:p>America Movil SAB de CV</text:p>
          </table:table-cell>
        </table:table-row>
        <table:table-row table:style-name="ro1">
          <table:table-cell office:value-type="string">
            <text:p>AMOVF</text:p>
          </table:table-cell>
          <table:table-cell office:value-type="string">
            <text:p>America Movil S.A.B. de CV</text:p>
          </table:table-cell>
        </table:table-row>
        <table:table-row table:style-name="ro1">
          <table:table-cell office:value-type="string">
            <text:p>AMP</text:p>
          </table:table-cell>
          <table:table-cell office:value-type="string">
            <text:p>Ameriprise Financial Inc</text:p>
          </table:table-cell>
        </table:table-row>
        <table:table-row table:style-name="ro1">
          <table:table-cell office:value-type="string">
            <text:p>AMPE</text:p>
          </table:table-cell>
          <table:table-cell office:value-type="string">
            <text:p>Ampio Pharmaceuticals Inc</text:p>
          </table:table-cell>
        </table:table-row>
        <table:table-row table:style-name="ro1">
          <table:table-cell office:value-type="string">
            <text:p>AMPG</text:p>
          </table:table-cell>
          <table:table-cell office:value-type="string">
            <text:p>Amplitech Group Inc.</text:p>
          </table:table-cell>
        </table:table-row>
        <table:table-row table:style-name="ro1">
          <table:table-cell office:value-type="string">
            <text:p>AMPH</text:p>
          </table:table-cell>
          <table:table-cell office:value-type="string">
            <text:p>Amphastar Pharmaceuticals Inc</text:p>
          </table:table-cell>
        </table:table-row>
        <table:table-row table:style-name="ro1">
          <table:table-cell office:value-type="string">
            <text:p>AMPY</text:p>
          </table:table-cell>
          <table:table-cell office:value-type="string">
            <text:p>Amplify Energy Corp</text:p>
          </table:table-cell>
        </table:table-row>
        <table:table-row table:style-name="ro1">
          <table:table-cell office:value-type="string">
            <text:p>AMPYW</text:p>
          </table:table-cell>
          <table:table-cell office:value-type="string">
            <text:p>Amplify Energy Corp. New</text:p>
          </table:table-cell>
        </table:table-row>
        <table:table-row table:style-name="ro1">
          <table:table-cell office:value-type="string">
            <text:p>AMRA</text:p>
          </table:table-cell>
          <table:table-cell office:value-type="string">
            <text:p>American Racing Capital, Inc.</text:p>
          </table:table-cell>
        </table:table-row>
        <table:table-row table:style-name="ro1">
          <table:table-cell office:value-type="string">
            <text:p>AMRB</text:p>
          </table:table-cell>
          <table:table-cell office:value-type="string">
            <text:p>American River Bankshares</text:p>
          </table:table-cell>
        </table:table-row>
        <table:table-row table:style-name="ro1">
          <table:table-cell office:value-type="string">
            <text:p>AMRC</text:p>
          </table:table-cell>
          <table:table-cell office:value-type="string">
            <text:p>Ameresco Inc</text:p>
          </table:table-cell>
        </table:table-row>
        <table:table-row table:style-name="ro1">
          <table:table-cell office:value-type="string">
            <text:p>AMRH</text:p>
          </table:table-cell>
          <table:table-cell office:value-type="string">
            <text:p>AMERI Holdings Inc</text:p>
          </table:table-cell>
        </table:table-row>
        <table:table-row table:style-name="ro1">
          <table:table-cell office:value-type="string">
            <text:p>AMRK</text:p>
          </table:table-cell>
          <table:table-cell office:value-type="string">
            <text:p>A-Mark Precious Metals Inc</text:p>
          </table:table-cell>
        </table:table-row>
        <table:table-row table:style-name="ro1">
          <table:table-cell office:value-type="string">
            <text:p>AMRN</text:p>
          </table:table-cell>
          <table:table-cell office:value-type="string">
            <text:p>Amarin Corp PLC</text:p>
          </table:table-cell>
        </table:table-row>
        <table:table-row table:style-name="ro1">
          <table:table-cell office:value-type="string">
            <text:p>AMRQQ</text:p>
          </table:table-cell>
          <table:table-cell office:value-type="string">
            <text:p>Alta Mesa Resources, Inc.</text:p>
          </table:table-cell>
        </table:table-row>
        <table:table-row table:style-name="ro1">
          <table:table-cell office:value-type="string">
            <text:p>AMRS</text:p>
          </table:table-cell>
          <table:table-cell office:value-type="string">
            <text:p>Amyris Inc</text:p>
          </table:table-cell>
        </table:table-row>
        <table:table-row table:style-name="ro1">
          <table:table-cell office:value-type="string">
            <text:p>AMRWQ</text:p>
          </table:table-cell>
          <table:table-cell office:value-type="string">
            <text:p>Alta Mesa Resources, Inc.</text:p>
          </table:table-cell>
        </table:table-row>
        <table:table-row table:style-name="ro1">
          <table:table-cell office:value-type="string">
            <text:p>AMRX</text:p>
          </table:table-cell>
          <table:table-cell office:value-type="string">
            <text:p>Amneal Pharmaceuticals Inc</text:p>
          </table:table-cell>
        </table:table-row>
        <table:table-row table:style-name="ro1">
          <table:table-cell office:value-type="string">
            <text:p>AMRYY</text:p>
          </table:table-cell>
          <table:table-cell office:value-type="string">
            <text:p>Amryt Pharma PLC</text:p>
          </table:table-cell>
        </table:table-row>
        <table:table-row table:style-name="ro1">
          <table:table-cell office:value-type="string">
            <text:p>AMS</text:p>
          </table:table-cell>
          <table:table-cell office:value-type="string">
            <text:p>American Shared Hospital Services</text:p>
          </table:table-cell>
        </table:table-row>
        <table:table-row table:style-name="ro1">
          <table:table-cell office:value-type="string">
            <text:p>AMSA</text:p>
          </table:table-cell>
          <table:table-cell office:value-type="string">
            <text:p>American Seniors Association Holding Group, Inc.</text:p>
          </table:table-cell>
        </table:table-row>
        <table:table-row table:style-name="ro1">
          <table:table-cell office:value-type="string">
            <text:p>AMSC</text:p>
          </table:table-cell>
          <table:table-cell office:value-type="string">
            <text:p>American Superconductor Corp</text:p>
          </table:table-cell>
        </table:table-row>
        <table:table-row table:style-name="ro1">
          <table:table-cell office:value-type="string">
            <text:p>AMSF</text:p>
          </table:table-cell>
          <table:table-cell office:value-type="string">
            <text:p>AMERISAFE Inc</text:p>
          </table:table-cell>
        </table:table-row>
        <table:table-row table:style-name="ro1">
          <table:table-cell office:value-type="string">
            <text:p>AMST</text:p>
          </table:table-cell>
          <table:table-cell office:value-type="string">
            <text:p>Amesite Operating Co</text:p>
          </table:table-cell>
        </table:table-row>
        <table:table-row table:style-name="ro1">
          <table:table-cell office:value-type="string">
            <text:p>AMSWA</text:p>
          </table:table-cell>
          <table:table-cell office:value-type="string">
            <text:p>American Software Inc-GA</text:p>
          </table:table-cell>
        </table:table-row>
        <table:table-row table:style-name="ro1">
          <table:table-cell office:value-type="string">
            <text:p>AMT</text:p>
          </table:table-cell>
          <table:table-cell office:value-type="string">
            <text:p>American Tower Corp</text:p>
          </table:table-cell>
        </table:table-row>
        <table:table-row table:style-name="ro1">
          <table:table-cell office:value-type="string">
            <text:p>AMTA</text:p>
          </table:table-cell>
          <table:table-cell office:value-type="string">
            <text:p>Amistar Corp.</text:p>
          </table:table-cell>
        </table:table-row>
        <table:table-row table:style-name="ro1">
          <table:table-cell office:value-type="string">
            <text:p>AMTB</text:p>
          </table:table-cell>
          <table:table-cell office:value-type="string">
            <text:p>Amerant Bancorp Inc</text:p>
          </table:table-cell>
        </table:table-row>
        <table:table-row table:style-name="ro1">
          <table:table-cell office:value-type="string">
            <text:p>AMTBB</text:p>
          </table:table-cell>
          <table:table-cell office:value-type="string">
            <text:p>Amerant Bancorp Inc</text:p>
          </table:table-cell>
        </table:table-row>
        <table:table-row table:style-name="ro1">
          <table:table-cell office:value-type="string">
            <text:p>AMTCQ</text:p>
          </table:table-cell>
          <table:table-cell office:value-type="string">
            <text:p>Ameritrans Capital Corp.</text:p>
          </table:table-cell>
        </table:table-row>
        <table:table-row table:style-name="ro1">
          <table:table-cell office:value-type="string">
            <text:p>AMTD</text:p>
          </table:table-cell>
          <table:table-cell office:value-type="string">
            <text:p>TD Ameritrade Holding Corp</text:p>
          </table:table-cell>
        </table:table-row>
        <table:table-row table:style-name="ro1">
          <table:table-cell office:value-type="string">
            <text:p>AMTPQ</text:p>
          </table:table-cell>
          <table:table-cell office:value-type="string">
            <text:p>Ameritrans Capital Corp.</text:p>
          </table:table-cell>
        </table:table-row>
        <table:table-row table:style-name="ro1">
          <table:table-cell office:value-type="string">
            <text:p>AMTX</text:p>
          </table:table-cell>
          <table:table-cell office:value-type="string">
            <text:p>Aemetis Inc</text:p>
          </table:table-cell>
        </table:table-row>
        <table:table-row table:style-name="ro1">
          <table:table-cell office:value-type="string">
            <text:p>AMTY</text:p>
          </table:table-cell>
          <table:table-cell office:value-type="string">
            <text:p>Amerityre Corp.</text:p>
          </table:table-cell>
        </table:table-row>
        <table:table-row table:style-name="ro1">
          <table:table-cell office:value-type="string">
            <text:p>AMUB</text:p>
          </table:table-cell>
          <table:table-cell office:value-type="string">
            <text:p>ETRACS Alerian MLP Index ETN Series B</text:p>
          </table:table-cell>
        </table:table-row>
        <table:table-row table:style-name="ro1">
          <table:table-cell office:value-type="string">
            <text:p>AMWD</text:p>
          </table:table-cell>
          <table:table-cell office:value-type="string">
            <text:p>American Woodmark Corp</text:p>
          </table:table-cell>
        </table:table-row>
        <table:table-row table:style-name="ro1">
          <table:table-cell office:value-type="string">
            <text:p>AMWK</text:p>
          </table:table-cell>
          <table:table-cell office:value-type="string">
            <text:p>AmeriStar Network, Inc.</text:p>
          </table:table-cell>
        </table:table-row>
        <table:table-row table:style-name="ro1">
          <table:table-cell office:value-type="string">
            <text:p>AMWL</text:p>
          </table:table-cell>
          <table:table-cell office:value-type="string">
            <text:p>American Well Corp</text:p>
          </table:table-cell>
        </table:table-row>
        <table:table-row table:style-name="ro1">
          <table:table-cell office:value-type="string">
            <text:p>AMX</text:p>
          </table:table-cell>
          <table:table-cell office:value-type="string">
            <text:p>America Movil SAB de CV</text:p>
          </table:table-cell>
        </table:table-row>
        <table:table-row table:style-name="ro1">
          <table:table-cell office:value-type="string">
            <text:p>AMZN</text:p>
          </table:table-cell>
          <table:table-cell office:value-type="string">
            <text:p>Amazon.com Inc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AutoNation Inc</text:p>
          </table:table-cell>
        </table:table-row>
        <table:table-row table:style-name="ro1">
          <table:table-cell office:value-type="string">
            <text:p>ANAB</text:p>
          </table:table-cell>
          <table:table-cell office:value-type="string">
            <text:p>AnaptysBio Inc</text:p>
          </table:table-cell>
        </table:table-row>
        <table:table-row table:style-name="ro1">
          <table:table-cell office:value-type="string">
            <text:p>ANAS</text:p>
          </table:table-cell>
          <table:table-cell office:value-type="string">
            <text:p>Alternaturals, Inc.</text:p>
          </table:table-cell>
        </table:table-row>
        <table:table-row table:style-name="ro1">
          <table:table-cell office:value-type="string">
            <text:p>ANAT</text:p>
          </table:table-cell>
          <table:table-cell office:value-type="string">
            <text:p>American National Insurance Co</text:p>
          </table:table-cell>
        </table:table-row>
        <table:table-row table:style-name="ro1">
          <table:table-cell office:value-type="string">
            <text:p>ANCE</text:p>
          </table:table-cell>
          <table:table-cell office:value-type="string">
            <text:p>RESTANCE, INC.</text:p>
          </table:table-cell>
        </table:table-row>
        <table:table-row table:style-name="ro1">
          <table:table-cell office:value-type="string">
            <text:p>ANCN</text:p>
          </table:table-cell>
          <table:table-cell office:value-type="string">
            <text:p>Anchiano Therapeutics Ltd</text:p>
          </table:table-cell>
        </table:table-row>
        <table:table-row table:style-name="ro1">
          <table:table-cell office:value-type="string">
            <text:p>ANCSQ</text:p>
          </table:table-cell>
          <table:table-cell office:value-type="string">
            <text:p>American Consumers, Inc.</text:p>
          </table:table-cell>
        </table:table-row>
        <table:table-row table:style-name="ro1">
          <table:table-cell office:value-type="string">
            <text:p>ANDA</text:p>
          </table:table-cell>
          <table:table-cell office:value-type="string">
            <text:p>Andina Acquisition Corp III</text:p>
          </table:table-cell>
        </table:table-row>
        <table:table-row table:style-name="ro1">
          <table:table-cell office:value-type="string">
            <text:p>ANDD</text:p>
          </table:table-cell>
          <table:table-cell office:value-type="string">
            <text:p>ANR Inc</text:p>
          </table:table-cell>
        </table:table-row>
        <table:table-row table:style-name="ro1">
          <table:table-cell office:value-type="string">
            <text:p>ANDE</text:p>
          </table:table-cell>
          <table:table-cell office:value-type="string">
            <text:p>Andersons Inc-The</text:p>
          </table:table-cell>
        </table:table-row>
        <table:table-row table:style-name="ro1">
          <table:table-cell office:value-type="string">
            <text:p>ANDI</text:p>
          </table:table-cell>
          <table:table-cell office:value-type="string">
            <text:p>Andiamo Corp.</text:p>
          </table:table-cell>
        </table:table-row>
        <table:table-row table:style-name="ro1">
          <table:table-cell office:value-type="string">
            <text:p>ANDL</text:p>
          </table:table-cell>
          <table:table-cell office:value-type="string">
            <text:p>Avondale Resources Corp.</text:p>
          </table:table-cell>
        </table:table-row>
        <table:table-row table:style-name="ro1">
          <table:table-cell office:value-type="string">
            <text:p>ANDR</text:p>
          </table:table-cell>
          <table:table-cell office:value-type="string">
            <text:p>Andrea Electronics Corp.</text:p>
          </table:table-cell>
        </table:table-row>
        <table:table-row table:style-name="ro1">
          <table:table-cell office:value-type="string">
            <text:p>ANET</text:p>
          </table:table-cell>
          <table:table-cell office:value-type="string">
            <text:p>Arista Networks Inc</text:p>
          </table:table-cell>
        </table:table-row>
        <table:table-row table:style-name="ro1">
          <table:table-cell office:value-type="string">
            <text:p>ANF</text:p>
          </table:table-cell>
          <table:table-cell office:value-type="string">
            <text:p>Abercrombie &amp; Fitch Co</text:p>
          </table:table-cell>
        </table:table-row>
        <table:table-row table:style-name="ro1">
          <table:table-cell office:value-type="string">
            <text:p>ANFC</text:p>
          </table:table-cell>
          <table:table-cell office:value-type="string">
            <text:p>Black Ridge Oil &amp; Gas, Inc.</text:p>
          </table:table-cell>
        </table:table-row>
        <table:table-row table:style-name="ro1">
          <table:table-cell office:value-type="string">
            <text:p>ANGI</text:p>
          </table:table-cell>
          <table:table-cell office:value-type="string">
            <text:p>ANGI Homeservices Inc</text:p>
          </table:table-cell>
        </table:table-row>
        <table:table-row table:style-name="ro1">
          <table:table-cell office:value-type="string">
            <text:p>ANGO</text:p>
          </table:table-cell>
          <table:table-cell office:value-type="string">
            <text:p>AngioDynamics Inc</text:p>
          </table:table-cell>
        </table:table-row>
        <table:table-row table:style-name="ro1">
          <table:table-cell office:value-type="string">
            <text:p>ANH</text:p>
          </table:table-cell>
          <table:table-cell office:value-type="string">
            <text:p>Anworth Mortgage Asset Corp</text:p>
          </table:table-cell>
        </table:table-row>
        <table:table-row table:style-name="ro1">
          <table:table-cell office:value-type="string">
            <text:p>ANH-A</text:p>
          </table:table-cell>
          <table:table-cell office:value-type="string">
            <text:p>Anworth Mortgage Asset Corp</text:p>
          </table:table-cell>
        </table:table-row>
        <table:table-row table:style-name="ro1">
          <table:table-cell office:value-type="string">
            <text:p>ANH-B</text:p>
          </table:table-cell>
          <table:table-cell office:value-type="string">
            <text:p>Anworth Mortgage Asset Corp</text:p>
          </table:table-cell>
        </table:table-row>
        <table:table-row table:style-name="ro1">
          <table:table-cell office:value-type="string">
            <text:p>ANH-C</text:p>
          </table:table-cell>
          <table:table-cell office:value-type="string">
            <text:p>Anworth Mortgage Asset Corp</text:p>
          </table:table-cell>
        </table:table-row>
        <table:table-row table:style-name="ro1">
          <table:table-cell office:value-type="string">
            <text:p>ANIK</text:p>
          </table:table-cell>
          <table:table-cell office:value-type="string">
            <text:p>Anika Therapeutics Inc</text:p>
          </table:table-cell>
        </table:table-row>
        <table:table-row table:style-name="ro1">
          <table:table-cell office:value-type="string">
            <text:p>ANIP</text:p>
          </table:table-cell>
          <table:table-cell office:value-type="string">
            <text:p>ANI Pharmaceuticals Inc</text:p>
          </table:table-cell>
        </table:table-row>
        <table:table-row table:style-name="ro1">
          <table:table-cell office:value-type="string">
            <text:p>ANIX</text:p>
          </table:table-cell>
          <table:table-cell office:value-type="string">
            <text:p>Anixa Biosciences Inc</text:p>
          </table:table-cell>
        </table:table-row>
        <table:table-row table:style-name="ro1">
          <table:table-cell office:value-type="string">
            <text:p>ANMP</text:p>
          </table:table-cell>
          <table:table-cell office:value-type="string">
            <text:p>Anacomp, Inc.</text:p>
          </table:table-cell>
        </table:table-row>
        <table:table-row table:style-name="ro1">
          <table:table-cell office:value-type="string">
            <text:p>ANPC</text:p>
          </table:table-cell>
          <table:table-cell office:value-type="string">
            <text:p>Anpac Bio-Medical Science Co Ltd</text:p>
          </table:table-cell>
        </table:table-row>
        <table:table-row table:style-name="ro1">
          <table:table-cell office:value-type="string">
            <text:p>ANSS</text:p>
          </table:table-cell>
          <table:table-cell office:value-type="string">
            <text:p>ANSYS Inc</text:p>
          </table:table-cell>
        </table:table-row>
        <table:table-row table:style-name="ro1">
          <table:table-cell office:value-type="string">
            <text:p>ANTE</text:p>
          </table:table-cell>
          <table:table-cell office:value-type="string">
            <text:p>AirNet Technology Inc</text:p>
          </table:table-cell>
        </table:table-row>
        <table:table-row table:style-name="ro1">
          <table:table-cell office:value-type="string">
            <text:p>ANTH</text:p>
          </table:table-cell>
          <table:table-cell office:value-type="string">
            <text:p>Anthera Pharmaceuticals, Inc.</text:p>
          </table:table-cell>
        </table:table-row>
        <table:table-row table:style-name="ro1">
          <table:table-cell office:value-type="string">
            <text:p>ANTI</text:p>
          </table:table-cell>
          <table:table-cell office:value-type="string">
            <text:p>Antigenics, Inc.</text:p>
          </table:table-cell>
        </table:table-row>
        <table:table-row table:style-name="ro1">
          <table:table-cell office:value-type="string">
            <text:p>ANTM</text:p>
          </table:table-cell>
          <table:table-cell office:value-type="string">
            <text:p>Anthem Inc</text:p>
          </table:table-cell>
        </table:table-row>
        <table:table-row table:style-name="ro1">
          <table:table-cell office:value-type="string">
            <text:p>ANVH</text:p>
          </table:table-cell>
          <table:table-cell office:value-type="string">
            <text:p>Anviron Holding Co. (The)</text:p>
          </table:table-cell>
        </table:table-row>
        <table:table-row table:style-name="ro1">
          <table:table-cell office:value-type="string">
            <text:p>ANVS</text:p>
          </table:table-cell>
          <table:table-cell office:value-type="string">
            <text:p>Annovis Bio Inc</text:p>
          </table:table-cell>
        </table:table-row>
        <table:table-row table:style-name="ro1">
          <table:table-cell office:value-type="string">
            <text:p>ANVV</text:p>
          </table:table-cell>
          <table:table-cell office:value-type="string">
            <text:p>Anvia Holdings Corp.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string">
            <text:p>Sphere 3D Corp</text:p>
          </table:table-cell>
        </table:table-row>
        <table:table-row table:style-name="ro1">
          <table:table-cell office:value-type="string">
            <text:p>AOD</text:p>
          </table:table-cell>
          <table:table-cell office:value-type="string">
            <text:p>Aberdeen Total Dynamic Dividend Fund</text:p>
          </table:table-cell>
        </table:table-row>
        <table:table-row table:style-name="ro1">
          <table:table-cell office:value-type="string">
            <text:p>AOIX</text:p>
          </table:table-cell>
          <table:table-cell office:value-type="string">
            <text:p>American Oil &amp; Gas, Inc.</text:p>
          </table:table-cell>
        </table:table-row>
        <table:table-row table:style-name="ro1">
          <table:table-cell office:value-type="string">
            <text:p>AOLS</text:p>
          </table:table-cell>
          <table:table-cell office:value-type="string">
            <text:p>Aeolus Pharmaceuticals, Inc.</text:p>
          </table:table-cell>
        </table:table-row>
        <table:table-row table:style-name="ro1">
          <table:table-cell office:value-type="string">
            <text:p>AON</text:p>
          </table:table-cell>
          <table:table-cell office:value-type="string">
            <text:p>Aon PLC</text:p>
          </table:table-cell>
        </table:table-row>
        <table:table-row table:style-name="ro1">
          <table:table-cell office:value-type="string">
            <text:p>AONE</text:p>
          </table:table-cell>
          <table:table-cell office:value-type="string">
            <text:p>One</text:p>
          </table:table-cell>
        </table:table-row>
        <table:table-row table:style-name="ro1">
          <table:table-cell office:value-type="string">
            <text:p>AOS</text:p>
          </table:table-cell>
          <table:table-cell office:value-type="string">
            <text:p>AO Smith Corp</text:p>
          </table:table-cell>
        </table:table-row>
        <table:table-row table:style-name="ro1">
          <table:table-cell office:value-type="string">
            <text:p>AOSL</text:p>
          </table:table-cell>
          <table:table-cell office:value-type="string">
            <text:p>Alpha &amp; Omega Semiconductor Ltd</text:p>
          </table:table-cell>
        </table:table-row>
        <table:table-row table:style-name="ro1">
          <table:table-cell office:value-type="string">
            <text:p>AOUT</text:p>
          </table:table-cell>
          <table:table-cell office:value-type="string">
            <text:p>American Outdoor Brands Inc</text:p>
          </table:table-cell>
        </table:table-row>
        <table:table-row table:style-name="ro1">
          <table:table-cell office:value-type="string">
            <text:p>AOXG</text:p>
          </table:table-cell>
          <table:table-cell office:value-type="string">
            <text:p>Aoxing Pharmaceutical Company, Inc.</text:p>
          </table:table-cell>
        </table:table-row>
        <table:table-row table:style-name="ro1">
          <table:table-cell office:value-type="string">
            <text:p>AOXY</text:p>
          </table:table-cell>
          <table:table-cell office:value-type="string">
            <text:p>Advanced Oxygen Technologies, Inc.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mpco-Pittsburgh Corp</text:p>
          </table:table-cell>
        </table:table-row>
        <table:table-row table:style-name="ro1">
          <table:table-cell office:value-type="string">
            <text:p>APA</text:p>
          </table:table-cell>
          <table:table-cell office:value-type="string">
            <text:p>Apache Corp</text:p>
          </table:table-cell>
        </table:table-row>
        <table:table-row table:style-name="ro1">
          <table:table-cell office:value-type="string">
            <text:p>APAM</text:p>
          </table:table-cell>
          <table:table-cell office:value-type="string">
            <text:p>Artisan Partners Asset Management Inc</text:p>
          </table:table-cell>
        </table:table-row>
        <table:table-row table:style-name="ro1">
          <table:table-cell office:value-type="string">
            <text:p>APCX</text:p>
          </table:table-cell>
          <table:table-cell office:value-type="string">
            <text:p>AppTech Corp.</text:p>
          </table:table-cell>
        </table:table-row>
        <table:table-row table:style-name="ro1">
          <table:table-cell office:value-type="string">
            <text:p>APD</text:p>
          </table:table-cell>
          <table:table-cell office:value-type="string">
            <text:p>Air Products &amp; Chemicals Inc</text:p>
          </table:table-cell>
        </table:table-row>
        <table:table-row table:style-name="ro1">
          <table:table-cell office:value-type="string">
            <text:p>APDN</text:p>
          </table:table-cell>
          <table:table-cell office:value-type="string">
            <text:p>Applied DNA Sciences Inc</text:p>
          </table:table-cell>
        </table:table-row>
        <table:table-row table:style-name="ro1">
          <table:table-cell office:value-type="string">
            <text:p>APEI</text:p>
          </table:table-cell>
          <table:table-cell office:value-type="string">
            <text:p>American Public Education Inc</text:p>
          </table:table-cell>
        </table:table-row>
        <table:table-row table:style-name="ro1">
          <table:table-cell office:value-type="string">
            <text:p>APEN</text:p>
          </table:table-cell>
          <table:table-cell office:value-type="string">
            <text:p>Apollo Endosurgery Inc</text:p>
          </table:table-cell>
        </table:table-row>
        <table:table-row table:style-name="ro1">
          <table:table-cell office:value-type="string">
            <text:p>APEX</text:p>
          </table:table-cell>
          <table:table-cell office:value-type="string">
            <text:p>Apex Global Brands Inc</text:p>
          </table:table-cell>
        </table:table-row>
        <table:table-row table:style-name="ro1">
          <table:table-cell office:value-type="string">
            <text:p>APG</text:p>
          </table:table-cell>
          <table:table-cell office:value-type="string">
            <text:p>API Group Corp</text:p>
          </table:table-cell>
        </table:table-row>
        <table:table-row table:style-name="ro1">
          <table:table-cell office:value-type="string">
            <text:p>APGI</text:p>
          </table:table-cell>
          <table:table-cell office:value-type="string">
            <text:p>American Power Group Corp.</text:p>
          </table:table-cell>
        </table:table-row>
        <table:table-row table:style-name="ro1">
          <table:table-cell office:value-type="string">
            <text:p>APH</text:p>
          </table:table-cell>
          <table:table-cell office:value-type="string">
            <text:p>Amphenol Corp</text:p>
          </table:table-cell>
        </table:table-row>
        <table:table-row table:style-name="ro1">
          <table:table-cell office:value-type="string">
            <text:p>APHA</text:p>
          </table:table-cell>
          <table:table-cell office:value-type="string">
            <text:p>Aphria Inc</text:p>
          </table:table-cell>
        </table:table-row>
        <table:table-row table:style-name="ro1">
          <table:table-cell office:value-type="string">
            <text:p>APHD</text:p>
          </table:table-cell>
          <table:table-cell office:value-type="string">
            <text:p>Appiphany Technologies Holdings Corp.</text:p>
          </table:table-cell>
        </table:table-row>
        <table:table-row table:style-name="ro1">
          <table:table-cell office:value-type="string">
            <text:p>APHE</text:p>
          </table:table-cell>
          <table:table-cell office:value-type="string">
            <text:p>Alpha Energy Inc.</text:p>
          </table:table-cell>
        </table:table-row>
        <table:table-row table:style-name="ro1">
          <table:table-cell office:value-type="string">
            <text:p>API</text:p>
          </table:table-cell>
          <table:table-cell office:value-type="string">
            <text:p>Agora Inc</text:p>
          </table:table-cell>
        </table:table-row>
        <table:table-row table:style-name="ro1">
          <table:table-cell office:value-type="string">
            <text:p>APLD</text:p>
          </table:table-cell>
          <table:table-cell office:value-type="string">
            <text:p>Applied Science Products, Inc.</text:p>
          </table:table-cell>
        </table:table-row>
        <table:table-row table:style-name="ro1">
          <table:table-cell office:value-type="string">
            <text:p>APLE</text:p>
          </table:table-cell>
          <table:table-cell office:value-type="string">
            <text:p>Apple Hospitality REIT Inc</text:p>
          </table:table-cell>
        </table:table-row>
        <table:table-row table:style-name="ro1">
          <table:table-cell office:value-type="string">
            <text:p>APLN</text:p>
          </table:table-cell>
          <table:table-cell office:value-type="string">
            <text:p>AE Holding I, Inc.</text:p>
          </table:table-cell>
        </table:table-row>
        <table:table-row table:style-name="ro1">
          <table:table-cell office:value-type="string">
            <text:p>APLO</text:p>
          </table:table-cell>
          <table:table-cell office:value-type="string">
            <text:p>Apollo Bancorp, Inc.</text:p>
          </table:table-cell>
        </table:table-row>
        <table:table-row table:style-name="ro1">
          <table:table-cell office:value-type="string">
            <text:p>APLS</text:p>
          </table:table-cell>
          <table:table-cell office:value-type="string">
            <text:p>Apellis Pharmaceuticals Inc</text:p>
          </table:table-cell>
        </table:table-row>
        <table:table-row table:style-name="ro1">
          <table:table-cell office:value-type="string">
            <text:p>APLT</text:p>
          </table:table-cell>
          <table:table-cell office:value-type="string">
            <text:p>Applied Therapeutics Inc</text:p>
          </table:table-cell>
        </table:table-row>
        <table:table-row table:style-name="ro1">
          <table:table-cell office:value-type="string">
            <text:p>APM</text:p>
          </table:table-cell>
          <table:table-cell office:value-type="string">
            <text:p>Aptorum Group Ltd</text:p>
          </table:table-cell>
        </table:table-row>
        <table:table-row table:style-name="ro1">
          <table:table-cell office:value-type="string">
            <text:p>APO</text:p>
          </table:table-cell>
          <table:table-cell office:value-type="string">
            <text:p>Apollo Global Management LLC</text:p>
          </table:table-cell>
        </table:table-row>
        <table:table-row table:style-name="ro1">
          <table:table-cell office:value-type="string">
            <text:p>APO-A</text:p>
          </table:table-cell>
          <table:table-cell office:value-type="string">
            <text:p>Apollo Global Management LLC</text:p>
          </table:table-cell>
        </table:table-row>
        <table:table-row table:style-name="ro1">
          <table:table-cell office:value-type="string">
            <text:p>APO-B</text:p>
          </table:table-cell>
          <table:table-cell office:value-type="string">
            <text:p>Apollo Global Management LLC</text:p>
          </table:table-cell>
        </table:table-row>
        <table:table-row table:style-name="ro1">
          <table:table-cell office:value-type="string">
            <text:p>APOG</text:p>
          </table:table-cell>
          <table:table-cell office:value-type="string">
            <text:p>Apogee Enterprises Inc</text:p>
          </table:table-cell>
        </table:table-row>
        <table:table-row table:style-name="ro1">
          <table:table-cell office:value-type="string">
            <text:p>APOP</text:p>
          </table:table-cell>
          <table:table-cell office:value-type="string">
            <text:p>Cellect Biotechnology Ltd</text:p>
          </table:table-cell>
        </table:table-row>
        <table:table-row table:style-name="ro1">
          <table:table-cell office:value-type="string">
            <text:p>APPB</text:p>
          </table:table-cell>
          <table:table-cell office:value-type="string">
            <text:p>Applied Biosciences Corp.</text:p>
          </table:table-cell>
        </table:table-row>
        <table:table-row table:style-name="ro1">
          <table:table-cell office:value-type="string">
            <text:p>APPB</text:p>
          </table:table-cell>
          <table:table-cell office:value-type="string">
            <text:p>Applied Biosciences Corp.</text:p>
          </table:table-cell>
        </table:table-row>
        <table:table-row table:style-name="ro1">
          <table:table-cell office:value-type="string">
            <text:p>APPDW</text:p>
          </table:table-cell>
          <table:table-cell office:value-type="string">
            <text:p>Applied DNA Sciences, Inc.</text:p>
          </table:table-cell>
        </table:table-row>
        <table:table-row table:style-name="ro1">
          <table:table-cell office:value-type="string">
            <text:p>APPF</text:p>
          </table:table-cell>
          <table:table-cell office:value-type="string">
            <text:p>Appfolio Inc</text:p>
          </table:table-cell>
        </table:table-row>
        <table:table-row table:style-name="ro1">
          <table:table-cell office:value-type="string">
            <text:p>APPM</text:p>
          </table:table-cell>
          <table:table-cell office:value-type="string">
            <text:p>Apparel Manufacturing Associates, Inc.</text:p>
          </table:table-cell>
        </table:table-row>
        <table:table-row table:style-name="ro1">
          <table:table-cell office:value-type="string">
            <text:p>APPN</text:p>
          </table:table-cell>
          <table:table-cell office:value-type="string">
            <text:p>Appian Corp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Digital Turbine Inc</text:p>
          </table:table-cell>
        </table:table-row>
        <table:table-row table:style-name="ro1">
          <table:table-cell office:value-type="string">
            <text:p>APPZ</text:p>
          </table:table-cell>
          <table:table-cell office:value-type="string">
            <text:p>Monster Arts Inc.</text:p>
          </table:table-cell>
        </table:table-row>
        <table:table-row table:style-name="ro1">
          <table:table-cell office:value-type="string">
            <text:p>APQT</text:p>
          </table:table-cell>
          <table:table-cell office:value-type="string">
            <text:p>Appliqate Inc.</text:p>
          </table:table-cell>
        </table:table-row>
        <table:table-row table:style-name="ro1">
          <table:table-cell office:value-type="string">
            <text:p>APRCP</text:p>
          </table:table-cell>
          <table:table-cell office:value-type="string">
            <text:p>Alabama Power Co.</text:p>
          </table:table-cell>
        </table:table-row>
        <table:table-row table:style-name="ro1">
          <table:table-cell office:value-type="string">
            <text:p>APRDM</text:p>
          </table:table-cell>
          <table:table-cell office:value-type="string">
            <text:p>Alabama Power Co.</text:p>
          </table:table-cell>
        </table:table-row>
        <table:table-row table:style-name="ro1">
          <table:table-cell office:value-type="string">
            <text:p>APRE</text:p>
          </table:table-cell>
          <table:table-cell office:value-type="string">
            <text:p>Aprea Therapeutics Inc</text:p>
          </table:table-cell>
        </table:table-row>
        <table:table-row table:style-name="ro1">
          <table:table-cell office:value-type="string">
            <text:p>APRM</text:p>
          </table:table-cell>
          <table:table-cell office:value-type="string">
            <text:p>American Pacific Rim Commerce Group</text:p>
          </table:table-cell>
        </table:table-row>
        <table:table-row table:style-name="ro1">
          <table:table-cell office:value-type="string">
            <text:p>APRN</text:p>
          </table:table-cell>
          <table:table-cell office:value-type="string">
            <text:p>Blue Apron Holdings Inc</text:p>
          </table:table-cell>
        </table:table-row>
        <table:table-row table:style-name="ro1">
          <table:table-cell office:value-type="string">
            <text:p>APRO</text:p>
          </table:table-cell>
          <table:table-cell office:value-type="string">
            <text:p>Allegiant Professional Business Services, Inc.</text:p>
          </table:table-cell>
        </table:table-row>
        <table:table-row table:style-name="ro1">
          <table:table-cell office:value-type="string">
            <text:p>APRU</text:p>
          </table:table-cell>
          <table:table-cell office:value-type="string">
            <text:p>Apple Rush Co., Inc.</text:p>
          </table:table-cell>
        </table:table-row>
        <table:table-row table:style-name="ro1">
          <table:table-cell office:value-type="string">
            <text:p>APT</text:p>
          </table:table-cell>
          <table:table-cell office:value-type="string">
            <text:p>Alpha Pro Tech Ltd</text:p>
          </table:table-cell>
        </table:table-row>
        <table:table-row table:style-name="ro1">
          <table:table-cell office:value-type="string">
            <text:p>APTCF</text:p>
          </table:table-cell>
          <table:table-cell office:value-type="string">
            <text:p>Advanced Proteome Therapeutics Corp.</text:p>
          </table:table-cell>
        </table:table-row>
        <table:table-row table:style-name="ro1">
          <table:table-cell office:value-type="string">
            <text:p>APTL</text:p>
          </table:table-cell>
          <table:table-cell office:value-type="string">
            <text:p>Alaska Power &amp; Telephone Co.</text:p>
          </table:table-cell>
        </table:table-row>
        <table:table-row table:style-name="ro1">
          <table:table-cell office:value-type="string">
            <text:p>APTO</text:p>
          </table:table-cell>
          <table:table-cell office:value-type="string">
            <text:p>Aptose Biosciences Inc</text:p>
          </table:table-cell>
        </table:table-row>
        <table:table-row table:style-name="ro1">
          <table:table-cell office:value-type="string">
            <text:p>APTS</text:p>
          </table:table-cell>
          <table:table-cell office:value-type="string">
            <text:p>Preferred Apartment Communities Inc</text:p>
          </table:table-cell>
        </table:table-row>
        <table:table-row table:style-name="ro1">
          <table:table-cell office:value-type="string">
            <text:p>APTV</text:p>
          </table:table-cell>
          <table:table-cell office:value-type="string">
            <text:p>Aptiv PLC</text:p>
          </table:table-cell>
        </table:table-row>
        <table:table-row table:style-name="ro1">
          <table:table-cell office:value-type="string">
            <text:p>APTX</text:p>
          </table:table-cell>
          <table:table-cell office:value-type="string">
            <text:p>Aptinyx Inc</text:p>
          </table:table-cell>
        </table:table-row>
        <table:table-row table:style-name="ro1">
          <table:table-cell office:value-type="string">
            <text:p>APTY</text:p>
          </table:table-cell>
          <table:table-cell office:value-type="string">
            <text:p>APT Systems Inc.</text:p>
          </table:table-cell>
        </table:table-row>
        <table:table-row table:style-name="ro1">
          <table:table-cell office:value-type="string">
            <text:p>APVO</text:p>
          </table:table-cell>
          <table:table-cell office:value-type="string">
            <text:p>Aptevo Therapeutics Inc</text:p>
          </table:table-cell>
        </table:table-row>
        <table:table-row table:style-name="ro1">
          <table:table-cell office:value-type="string">
            <text:p>APVO</text:p>
          </table:table-cell>
          <table:table-cell office:value-type="string">
            <text:p>Aptevo Therapeutics Inc</text:p>
          </table:table-cell>
        </table:table-row>
        <table:table-row table:style-name="ro1">
          <table:table-cell office:value-type="string">
            <text:p>APVS</text:p>
          </table:table-cell>
          <table:table-cell office:value-type="string">
            <text:p>Applied Visual Sciences, Inc.</text:p>
          </table:table-cell>
        </table:table-row>
        <table:table-row table:style-name="ro1">
          <table:table-cell office:value-type="string">
            <text:p>APVTW</text:p>
          </table:table-cell>
          <table:table-cell office:value-type="string">
            <text:p>Aptevo Therapeutics Inc.</text:p>
          </table:table-cell>
        </table:table-row>
        <table:table-row table:style-name="ro1">
          <table:table-cell office:value-type="string">
            <text:p>APWC</text:p>
          </table:table-cell>
          <table:table-cell office:value-type="string">
            <text:p>Asia Pacific Wire &amp; Cable Corp Ltd</text:p>
          </table:table-cell>
        </table:table-row>
        <table:table-row table:style-name="ro1">
          <table:table-cell office:value-type="string">
            <text:p>APWL</text:p>
          </table:table-cell>
          <table:table-cell office:value-type="string">
            <text:p>Advanced Powerline Technologies, Inc.</text:p>
          </table:table-cell>
        </table:table-row>
        <table:table-row table:style-name="ro1">
          <table:table-cell office:value-type="string">
            <text:p>APXT</text:p>
          </table:table-cell>
          <table:table-cell office:value-type="string">
            <text:p>Apex Technology Acquisition Corp</text:p>
          </table:table-cell>
        </table:table-row>
        <table:table-row table:style-name="ro1">
          <table:table-cell office:value-type="string">
            <text:p>APXTU</text:p>
          </table:table-cell>
          <table:table-cell office:value-type="string">
            <text:p>Apex Technology Acquisition Corp</text:p>
          </table:table-cell>
        </table:table-row>
        <table:table-row table:style-name="ro1">
          <table:table-cell office:value-type="string">
            <text:p>APXX</text:p>
          </table:table-cell>
          <table:table-cell office:value-type="string">
            <text:p>Apex Resources, Inc.</text:p>
          </table:table-cell>
        </table:table-row>
        <table:table-row table:style-name="ro1">
          <table:table-cell office:value-type="string">
            <text:p>APYI</text:p>
          </table:table-cell>
          <table:table-cell office:value-type="string">
            <text:p>Aspyra, Inc.</text:p>
          </table:table-cell>
        </table:table-row>
        <table:table-row table:style-name="ro1">
          <table:table-cell office:value-type="string">
            <text:p>APYP</text:p>
          </table:table-cell>
          <table:table-cell office:value-type="string">
            <text:p>APPYEA, Inc.</text:p>
          </table:table-cell>
        </table:table-row>
        <table:table-row table:style-name="ro1">
          <table:table-cell office:value-type="string">
            <text:p>APYX</text:p>
          </table:table-cell>
          <table:table-cell office:value-type="string">
            <text:p>Apyx Medical Corp</text:p>
          </table:table-cell>
        </table:table-row>
        <table:table-row table:style-name="ro1">
          <table:table-cell office:value-type="string">
            <text:p>AQB</text:p>
          </table:table-cell>
          <table:table-cell office:value-type="string">
            <text:p>AquaBounty Technologies Inc</text:p>
          </table:table-cell>
        </table:table-row>
        <table:table-row table:style-name="ro1">
          <table:table-cell office:value-type="string">
            <text:p>AQIS</text:p>
          </table:table-cell>
          <table:table-cell office:value-type="string">
            <text:p>Aquis Communications Group, Inc.</text:p>
          </table:table-cell>
        </table:table-row>
        <table:table-row table:style-name="ro1">
          <table:table-cell office:value-type="string">
            <text:p>AQMS</text:p>
          </table:table-cell>
          <table:table-cell office:value-type="string">
            <text:p>Aqua Metals Inc</text:p>
          </table:table-cell>
        </table:table-row>
        <table:table-row table:style-name="ro1">
          <table:table-cell office:value-type="string">
            <text:p>AQN</text:p>
          </table:table-cell>
          <table:table-cell office:value-type="string">
            <text:p>Algonquin Power &amp; Utilities Corp</text:p>
          </table:table-cell>
        </table:table-row>
        <table:table-row table:style-name="ro1">
          <table:table-cell office:value-type="string">
            <text:p>AQNA</text:p>
          </table:table-cell>
          <table:table-cell office:value-type="string">
            <text:p>Algonquin Power &amp; Utilities Corp</text:p>
          </table:table-cell>
        </table:table-row>
        <table:table-row table:style-name="ro1">
          <table:table-cell office:value-type="string">
            <text:p>AQNB</text:p>
          </table:table-cell>
          <table:table-cell office:value-type="string">
            <text:p>Algonquin Power &amp; Utilities Corp</text:p>
          </table:table-cell>
        </table:table-row>
        <table:table-row table:style-name="ro1">
          <table:table-cell office:value-type="string">
            <text:p>AQQSQ</text:p>
          </table:table-cell>
          <table:table-cell office:value-type="string">
            <text:p>American Spectrum Realty, Inc.</text:p>
          </table:table-cell>
        </table:table-row>
        <table:table-row table:style-name="ro1">
          <table:table-cell office:value-type="string">
            <text:p>AQSP</text:p>
          </table:table-cell>
          <table:table-cell office:value-type="string">
            <text:p>Acquired Sales Corp.</text:p>
          </table:table-cell>
        </table:table-row>
        <table:table-row table:style-name="ro1">
          <table:table-cell office:value-type="string">
            <text:p>AQST</text:p>
          </table:table-cell>
          <table:table-cell office:value-type="string">
            <text:p>Aquestive Therapeutics Inc</text:p>
          </table:table-cell>
        </table:table-row>
        <table:table-row table:style-name="ro1">
          <table:table-cell office:value-type="string">
            <text:p>AQUA</text:p>
          </table:table-cell>
          <table:table-cell office:value-type="string">
            <text:p>Evoqua Water Technologies Corp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ntero Resources Corp</text:p>
          </table:table-cell>
        </table:table-row>
        <table:table-row table:style-name="ro1">
          <table:table-cell office:value-type="string">
            <text:p>ARA</text:p>
          </table:table-cell>
          <table:table-cell office:value-type="string">
            <text:p>American Renal Associates Holdings Inc</text:p>
          </table:table-cell>
        </table:table-row>
        <table:table-row table:style-name="ro1">
          <table:table-cell office:value-type="string">
            <text:p>ARAT</text:p>
          </table:table-cell>
          <table:table-cell office:value-type="string">
            <text:p>Arax Holdings Corp.</text:p>
          </table:table-cell>
        </table:table-row>
        <table:table-row table:style-name="ro1">
          <table:table-cell office:value-type="string">
            <text:p>ARAV</text:p>
          </table:table-cell>
          <table:table-cell office:value-type="string">
            <text:p>Aravive Inc</text:p>
          </table:table-cell>
        </table:table-row>
        <table:table-row table:style-name="ro1">
          <table:table-cell office:value-type="string">
            <text:p>ARAY</text:p>
          </table:table-cell>
          <table:table-cell office:value-type="string">
            <text:p>Accuray Inc</text:p>
          </table:table-cell>
        </table:table-row>
        <table:table-row table:style-name="ro1">
          <table:table-cell office:value-type="string">
            <text:p>ARBI</text:p>
          </table:table-cell>
          <table:table-cell office:value-type="string">
            <text:p>Arbios Systems, Inc.</text:p>
          </table:table-cell>
        </table:table-row>
        <table:table-row table:style-name="ro1">
          <table:table-cell office:value-type="string">
            <text:p>ARBU</text:p>
          </table:table-cell>
          <table:table-cell office:value-type="string">
            <text:p>American Business Corp.</text:p>
          </table:table-cell>
        </table:table-row>
        <table:table-row table:style-name="ro1">
          <table:table-cell office:value-type="string">
            <text:p>ARBV</text:p>
          </table:table-cell>
          <table:table-cell office:value-type="string">
            <text:p>American Riviera Bank (Santa Barbara, CA)</text:p>
          </table:table-cell>
        </table:table-row>
        <table:table-row table:style-name="ro1">
          <table:table-cell office:value-type="string">
            <text:p>ARC</text:p>
          </table:table-cell>
          <table:table-cell office:value-type="string">
            <text:p>ARC Document Solutions Inc</text:p>
          </table:table-cell>
        </table:table-row>
        <table:table-row table:style-name="ro1">
          <table:table-cell office:value-type="string">
            <text:p>ARCB</text:p>
          </table:table-cell>
          <table:table-cell office:value-type="string">
            <text:p>ArcBest Corp</text:p>
          </table:table-cell>
        </table:table-row>
        <table:table-row table:style-name="ro1">
          <table:table-cell office:value-type="string">
            <text:p>ARCC</text:p>
          </table:table-cell>
          <table:table-cell office:value-type="string">
            <text:p>Ares Capital Corp</text:p>
          </table:table-cell>
        </table:table-row>
        <table:table-row table:style-name="ro1">
          <table:table-cell office:value-type="string">
            <text:p>ARCE</text:p>
          </table:table-cell>
          <table:table-cell office:value-type="string">
            <text:p>Arco Platform Ltd</text:p>
          </table:table-cell>
        </table:table-row>
        <table:table-row table:style-name="ro1">
          <table:table-cell office:value-type="string">
            <text:p>ARCH</text:p>
          </table:table-cell>
          <table:table-cell office:value-type="string">
            <text:p>Arch Coal Inc</text:p>
          </table:table-cell>
        </table:table-row>
        <table:table-row table:style-name="ro1">
          <table:table-cell office:value-type="string">
            <text:p>ARCO</text:p>
          </table:table-cell>
          <table:table-cell office:value-type="string">
            <text:p>Arcos Dorados Holdings Inc</text:p>
          </table:table-cell>
        </table:table-row>
        <table:table-row table:style-name="ro1">
          <table:table-cell office:value-type="string">
            <text:p>ARCS</text:p>
          </table:table-cell>
          <table:table-cell office:value-type="string">
            <text:p>Arcis Resources Corporation</text:p>
          </table:table-cell>
        </table:table-row>
        <table:table-row table:style-name="ro1">
          <table:table-cell office:value-type="string">
            <text:p>ARCT</text:p>
          </table:table-cell>
          <table:table-cell office:value-type="string">
            <text:p>Arcturus Therapeutics Holdings Inc</text:p>
          </table:table-cell>
        </table:table-row>
        <table:table-row table:style-name="ro1">
          <table:table-cell office:value-type="string">
            <text:p>ARCW</text:p>
          </table:table-cell>
          <table:table-cell office:value-type="string">
            <text:p>ARC Group Worldwide, Inc.</text:p>
          </table:table-cell>
        </table:table-row>
        <table:table-row table:style-name="ro1">
          <table:table-cell office:value-type="string">
            <text:p>ARCW</text:p>
          </table:table-cell>
          <table:table-cell office:value-type="string">
            <text:p>ARC Group Worldwide Inc</text:p>
          </table:table-cell>
        </table:table-row>
        <table:table-row table:style-name="ro1">
          <table:table-cell office:value-type="string">
            <text:p>ARD</text:p>
          </table:table-cell>
          <table:table-cell office:value-type="string">
            <text:p>Ardagh Group SA</text:p>
          </table:table-cell>
        </table:table-row>
        <table:table-row table:style-name="ro1">
          <table:table-cell office:value-type="string">
            <text:p>ARDC</text:p>
          </table:table-cell>
          <table:table-cell office:value-type="string">
            <text:p>Ares Dynamic Credit Allocation Fund Inc</text:p>
          </table:table-cell>
        </table:table-row>
        <table:table-row table:style-name="ro1">
          <table:table-cell office:value-type="string">
            <text:p>ARDMQ</text:p>
          </table:table-cell>
          <table:table-cell office:value-type="string">
            <text:p>Aradigm Corp.</text:p>
          </table:table-cell>
        </table:table-row>
        <table:table-row table:style-name="ro1">
          <table:table-cell office:value-type="string">
            <text:p>ARDS</text:p>
          </table:table-cell>
          <table:table-cell office:value-type="string">
            <text:p>Aridis Pharmaceuticals Inc</text:p>
          </table:table-cell>
        </table:table-row>
        <table:table-row table:style-name="ro1">
          <table:table-cell office:value-type="string">
            <text:p>ARDX</text:p>
          </table:table-cell>
          <table:table-cell office:value-type="string">
            <text:p>Ardelyx Inc</text:p>
          </table:table-cell>
        </table:table-row>
        <table:table-row table:style-name="ro1">
          <table:table-cell office:value-type="string">
            <text:p>ARE</text:p>
          </table:table-cell>
          <table:table-cell office:value-type="string">
            <text:p>Alexandria Real Estate Equities Inc</text:p>
          </table:table-cell>
        </table:table-row>
        <table:table-row table:style-name="ro1">
          <table:table-cell office:value-type="string">
            <text:p>AREB</text:p>
          </table:table-cell>
          <table:table-cell office:value-type="string">
            <text:p>American Rebel Holdings, Inc.</text:p>
          </table:table-cell>
        </table:table-row>
        <table:table-row table:style-name="ro1">
          <table:table-cell office:value-type="string">
            <text:p>AREC</text:p>
          </table:table-cell>
          <table:table-cell office:value-type="string">
            <text:p>American Resources Corp</text:p>
          </table:table-cell>
        </table:table-row>
        <table:table-row table:style-name="ro1">
          <table:table-cell office:value-type="string">
            <text:p>ARECW</text:p>
          </table:table-cell>
          <table:table-cell office:value-type="string">
            <text:p>American Resources Corporation</text:p>
          </table:table-cell>
        </table:table-row>
        <table:table-row table:style-name="ro1">
          <table:table-cell office:value-type="string">
            <text:p>ARES</text:p>
          </table:table-cell>
          <table:table-cell office:value-type="string">
            <text:p>Ares Management Corp</text:p>
          </table:table-cell>
        </table:table-row>
        <table:table-row table:style-name="ro1">
          <table:table-cell office:value-type="string">
            <text:p>ARES-A</text:p>
          </table:table-cell>
          <table:table-cell office:value-type="string">
            <text:p>Ares Management Corp</text:p>
          </table:table-cell>
        </table:table-row>
        <table:table-row table:style-name="ro1">
          <table:table-cell office:value-type="string">
            <text:p>ARET</text:p>
          </table:table-cell>
          <table:table-cell office:value-type="string">
            <text:p>Arete Industries, Inc.</text:p>
          </table:table-cell>
        </table:table-row>
        <table:table-row table:style-name="ro1">
          <table:table-cell office:value-type="string">
            <text:p>AREXQ</text:p>
          </table:table-cell>
          <table:table-cell office:value-type="string">
            <text:p>Approach Resources, Inc.</text:p>
          </table:table-cell>
        </table:table-row>
        <table:table-row table:style-name="ro1">
          <table:table-cell office:value-type="string">
            <text:p>ARGL</text:p>
          </table:table-cell>
          <table:table-cell office:value-type="string">
            <text:p>Argyle Security, Inc.</text:p>
          </table:table-cell>
        </table:table-row>
        <table:table-row table:style-name="ro1">
          <table:table-cell office:value-type="string">
            <text:p>ARGO</text:p>
          </table:table-cell>
          <table:table-cell office:value-type="string">
            <text:p>Argo Group International Holdings Ltd</text:p>
          </table:table-cell>
        </table:table-row>
        <table:table-row table:style-name="ro1">
          <table:table-cell office:value-type="string">
            <text:p>ARGW</text:p>
          </table:table-cell>
          <table:table-cell office:value-type="string">
            <text:p>Argus Worldwide Corp.</text:p>
          </table:table-cell>
        </table:table-row>
        <table:table-row table:style-name="ro1">
          <table:table-cell office:value-type="string">
            <text:p>ARGX</text:p>
          </table:table-cell>
          <table:table-cell office:value-type="string">
            <text:p>Argenx SE</text:p>
          </table:table-cell>
        </table:table-row>
        <table:table-row table:style-name="ro1">
          <table:table-cell office:value-type="string">
            <text:p>ARHH</text:p>
          </table:table-cell>
          <table:table-cell office:value-type="string">
            <text:p>Assure Hldgs Corp</text:p>
          </table:table-cell>
        </table:table-row>
        <table:table-row table:style-name="ro1">
          <table:table-cell office:value-type="string">
            <text:p>ARHI</text:p>
          </table:table-cell>
          <table:table-cell office:value-type="string">
            <text:p>American Restaurant Holdings, Inc.</text:p>
          </table:table-cell>
        </table:table-row>
        <table:table-row table:style-name="ro1">
          <table:table-cell office:value-type="string">
            <text:p>ARHN</text:p>
          </table:table-cell>
          <table:table-cell office:value-type="string">
            <text:p>Archon Corp.</text:p>
          </table:table-cell>
        </table:table-row>
        <table:table-row table:style-name="ro1">
          <table:table-cell office:value-type="string">
            <text:p>ARI</text:p>
          </table:table-cell>
          <table:table-cell office:value-type="string">
            <text:p>Apollo Commercial Real Estate Finance Inc</text:p>
          </table:table-cell>
        </table:table-row>
        <table:table-row table:style-name="ro1">
          <table:table-cell office:value-type="string">
            <text:p>ARINA</text:p>
          </table:table-cell>
          <table:table-cell office:value-type="string">
            <text:p>Arista Investors Corp.</text:p>
          </table:table-cell>
        </table:table-row>
        <table:table-row table:style-name="ro1">
          <table:table-cell office:value-type="string">
            <text:p>ARKR</text:p>
          </table:table-cell>
          <table:table-cell office:value-type="string">
            <text:p>Ark Restaurants Corp</text:p>
          </table:table-cell>
        </table:table-row>
        <table:table-row table:style-name="ro1">
          <table:table-cell office:value-type="string">
            <text:p>ARL</text:p>
          </table:table-cell>
          <table:table-cell office:value-type="string">
            <text:p>American Realty Investors Inc</text:p>
          </table:table-cell>
        </table:table-row>
        <table:table-row table:style-name="ro1">
          <table:table-cell office:value-type="string">
            <text:p>ARLO</text:p>
          </table:table-cell>
          <table:table-cell office:value-type="string">
            <text:p>Arlo Technologies Inc</text:p>
          </table:table-cell>
        </table:table-row>
        <table:table-row table:style-name="ro1">
          <table:table-cell office:value-type="string">
            <text:p>ARLP</text:p>
          </table:table-cell>
          <table:table-cell office:value-type="string">
            <text:p>Alliance Resource Partners LP</text:p>
          </table:table-cell>
        </table:table-row>
        <table:table-row table:style-name="ro1">
          <table:table-cell office:value-type="string">
            <text:p>ARMC</text:p>
          </table:table-cell>
          <table:table-cell office:value-type="string">
            <text:p>Asiarim Corp.</text:p>
          </table:table-cell>
        </table:table-row>
        <table:table-row table:style-name="ro1">
          <table:table-cell office:value-type="string">
            <text:p>ARME</text:p>
          </table:table-cell>
          <table:table-cell office:value-type="string">
            <text:p>Armor Electric, Inc.</text:p>
          </table:table-cell>
        </table:table-row>
        <table:table-row table:style-name="ro1">
          <table:table-cell office:value-type="string">
            <text:p>ARMK</text:p>
          </table:table-cell>
          <table:table-cell office:value-type="string">
            <text:p>Aramark</text:p>
          </table:table-cell>
        </table:table-row>
        <table:table-row table:style-name="ro1">
          <table:table-cell office:value-type="string">
            <text:p>ARMP</text:p>
          </table:table-cell>
          <table:table-cell office:value-type="string">
            <text:p>Armata Pharmaceuticals Inc</text:p>
          </table:table-cell>
        </table:table-row>
        <table:table-row table:style-name="ro1">
          <table:table-cell office:value-type="string">
            <text:p>ARNA</text:p>
          </table:table-cell>
          <table:table-cell office:value-type="string">
            <text:p>Arena Pharmaceuticals Inc</text:p>
          </table:table-cell>
        </table:table-row>
        <table:table-row table:style-name="ro1">
          <table:table-cell office:value-type="string">
            <text:p>ARNC</text:p>
          </table:table-cell>
          <table:table-cell office:value-type="string">
            <text:p>Arconic Inc</text:p>
          </table:table-cell>
        </table:table-row>
        <table:table-row table:style-name="ro1">
          <table:table-cell office:value-type="string">
            <text:p>ARNGF</text:p>
          </table:table-cell>
          <table:table-cell office:value-type="string">
            <text:p>Argonaut Gold Inc</text:p>
          </table:table-cell>
        </table:table-row>
        <table:table-row table:style-name="ro1">
          <table:table-cell office:value-type="string">
            <text:p>ARNI</text:p>
          </table:table-cell>
          <table:table-cell office:value-type="string">
            <text:p>Arno Therapeutics, Inc.</text:p>
          </table:table-cell>
        </table:table-row>
        <table:table-row table:style-name="ro1">
          <table:table-cell office:value-type="string">
            <text:p>AROC</text:p>
          </table:table-cell>
          <table:table-cell office:value-type="string">
            <text:p>Archrock Inc</text:p>
          </table:table-cell>
        </table:table-row>
        <table:table-row table:style-name="ro1">
          <table:table-cell office:value-type="string">
            <text:p>AROW</text:p>
          </table:table-cell>
          <table:table-cell office:value-type="string">
            <text:p>Arrow Financial Corp</text:p>
          </table:table-cell>
        </table:table-row>
        <table:table-row table:style-name="ro1">
          <table:table-cell office:value-type="string">
            <text:p>ARPO</text:p>
          </table:table-cell>
          <table:table-cell office:value-type="string">
            <text:p>Aerpio Pharmaceuticals Inc</text:p>
          </table:table-cell>
        </table:table-row>
        <table:table-row table:style-name="ro1">
          <table:table-cell office:value-type="string">
            <text:p>ARQT</text:p>
          </table:table-cell>
          <table:table-cell office:value-type="string">
            <text:p>Arcutis Biotherapeutics Inc</text:p>
          </table:table-cell>
        </table:table-row>
        <table:table-row table:style-name="ro1">
          <table:table-cell office:value-type="string">
            <text:p>ARR</text:p>
          </table:table-cell>
          <table:table-cell office:value-type="string">
            <text:p>ARMOUR Residential REIT Inc</text:p>
          </table:table-cell>
        </table:table-row>
        <table:table-row table:style-name="ro1">
          <table:table-cell office:value-type="string">
            <text:p>ARR-C</text:p>
          </table:table-cell>
          <table:table-cell office:value-type="string">
            <text:p>ARMOUR Residential REIT Inc</text:p>
          </table:table-cell>
        </table:table-row>
        <table:table-row table:style-name="ro1">
          <table:table-cell office:value-type="string">
            <text:p>ARRY</text:p>
          </table:table-cell>
          <table:table-cell office:value-type="string">
            <text:p>Array BioPharma Inc</text:p>
          </table:table-cell>
        </table:table-row>
        <table:table-row table:style-name="ro1">
          <table:table-cell office:value-type="string">
            <text:p>ARRY</text:p>
          </table:table-cell>
          <table:table-cell office:value-type="string">
            <text:p>Array Technologies Inc</text:p>
          </table:table-cell>
        </table:table-row>
        <table:table-row table:style-name="ro1">
          <table:table-cell office:value-type="string">
            <text:p>ARSC</text:p>
          </table:table-cell>
          <table:table-cell office:value-type="string">
            <text:p>American Security Resources Corp.</text:p>
          </table:table-cell>
        </table:table-row>
        <table:table-row table:style-name="ro1">
          <table:table-cell office:value-type="string">
            <text:p>ARSN</text:p>
          </table:table-cell>
          <table:table-cell office:value-type="string">
            <text:p>Aureus Inc.</text:p>
          </table:table-cell>
        </table:table-row>
        <table:table-row table:style-name="ro1">
          <table:table-cell office:value-type="string">
            <text:p>ARSP</text:p>
          </table:table-cell>
          <table:table-cell office:value-type="string">
            <text:p>Andalusian Resorts and Spas, Inc.</text:p>
          </table:table-cell>
        </table:table-row>
        <table:table-row table:style-name="ro1">
          <table:table-cell office:value-type="string">
            <text:p>ARST</text:p>
          </table:table-cell>
          <table:table-cell office:value-type="string">
            <text:p>Arista Financial Corp.</text:p>
          </table:table-cell>
        </table:table-row>
        <table:table-row table:style-name="ro1">
          <table:table-cell office:value-type="string">
            <text:p>ARTD</text:p>
          </table:table-cell>
          <table:table-cell office:value-type="string">
            <text:p>ARTISTdirect, Inc.</text:p>
          </table:table-cell>
        </table:table-row>
        <table:table-row table:style-name="ro1">
          <table:table-cell office:value-type="string">
            <text:p>ARTH</text:p>
          </table:table-cell>
          <table:table-cell office:value-type="string">
            <text:p>Arch Therapeutics, Inc.</text:p>
          </table:table-cell>
        </table:table-row>
        <table:table-row table:style-name="ro1">
          <table:table-cell office:value-type="string">
            <text:p>ARTL</text:p>
          </table:table-cell>
          <table:table-cell office:value-type="string">
            <text:p>Artelo Biosciences Inc</text:p>
          </table:table-cell>
        </table:table-row>
        <table:table-row table:style-name="ro1">
          <table:table-cell office:value-type="string">
            <text:p>ARTNA</text:p>
          </table:table-cell>
          <table:table-cell office:value-type="string">
            <text:p>Artesian Resources Corp</text:p>
          </table:table-cell>
        </table:table-row>
        <table:table-row table:style-name="ro1">
          <table:table-cell office:value-type="string">
            <text:p>ARTNB</text:p>
          </table:table-cell>
          <table:table-cell office:value-type="string">
            <text:p>Artesian Resources Corp.</text:p>
          </table:table-cell>
        </table:table-row>
        <table:table-row table:style-name="ro1">
          <table:table-cell office:value-type="string">
            <text:p>ARTW</text:p>
          </table:table-cell>
          <table:table-cell office:value-type="string">
            <text:p>Art's-Way Manufacturing Co Inc</text:p>
          </table:table-cell>
        </table:table-row>
        <table:table-row table:style-name="ro1">
          <table:table-cell office:value-type="string">
            <text:p>ARTZF</text:p>
          </table:table-cell>
          <table:table-cell office:value-type="string">
            <text:p>Artnet AG</text:p>
          </table:table-cell>
        </table:table-row>
        <table:table-row table:style-name="ro1">
          <table:table-cell office:value-type="string">
            <text:p>ARVN</text:p>
          </table:table-cell>
          <table:table-cell office:value-type="string">
            <text:p>Arvinas Inc</text:p>
          </table:table-cell>
        </table:table-row>
        <table:table-row table:style-name="ro1">
          <table:table-cell office:value-type="string">
            <text:p>ARVY</text:p>
          </table:table-cell>
          <table:table-cell office:value-type="string">
            <text:p>Alliance Recovery Corp.</text:p>
          </table:table-cell>
        </table:table-row>
        <table:table-row table:style-name="ro1">
          <table:table-cell office:value-type="string">
            <text:p>ARW</text:p>
          </table:table-cell>
          <table:table-cell office:value-type="string">
            <text:p>Arrow Electronics Inc</text:p>
          </table:table-cell>
        </table:table-row>
        <table:table-row table:style-name="ro1">
          <table:table-cell office:value-type="string">
            <text:p>ARWD</text:p>
          </table:table-cell>
          <table:table-cell office:value-type="string">
            <text:p>Arrow Resources Development, Inc.</text:p>
          </table:table-cell>
        </table:table-row>
        <table:table-row table:style-name="ro1">
          <table:table-cell office:value-type="string">
            <text:p>ARWR</text:p>
          </table:table-cell>
          <table:table-cell office:value-type="string">
            <text:p>Arrowhead Pharmaceuticals Inc</text:p>
          </table:table-cell>
        </table:table-row>
        <table:table-row table:style-name="ro1">
          <table:table-cell office:value-type="string">
            <text:p>ARYA</text:p>
          </table:table-cell>
          <table:table-cell office:value-type="string">
            <text:p>ARYA Sciences Acquisition Corp</text:p>
          </table:table-cell>
        </table:table-row>
        <table:table-row table:style-name="ro1">
          <table:table-cell office:value-type="string">
            <text:p>ARYC</text:p>
          </table:table-cell>
          <table:table-cell office:value-type="string">
            <text:p>Arrayit Corp.</text:p>
          </table:table-cell>
        </table:table-row>
        <table:table-row table:style-name="ro1">
          <table:table-cell office:value-type="string">
            <text:p>ARYX</text:p>
          </table:table-cell>
          <table:table-cell office:value-type="string">
            <text:p>ARYx Therapeutics, Inc.</text:p>
          </table:table-cell>
        </table:table-row>
        <table:table-row table:style-name="ro1">
          <table:table-cell office:value-type="string">
            <text:p>ASA</text:p>
          </table:table-cell>
          <table:table-cell office:value-type="string">
            <text:p>ASA Gold and Precious Metals Ltd</text:p>
          </table:table-cell>
        </table:table-row>
        <table:table-row table:style-name="ro1">
          <table:table-cell office:value-type="string">
            <text:p>ASAM</text:p>
          </table:table-cell>
          <table:table-cell office:value-type="string">
            <text:p>AssuranceAmerica Corp.</text:p>
          </table:table-cell>
        </table:table-row>
        <table:table-row table:style-name="ro1">
          <table:table-cell office:value-type="string">
            <text:p>ASAN</text:p>
          </table:table-cell>
          <table:table-cell office:value-type="string">
            <text:p>Asana Inc</text:p>
          </table:table-cell>
        </table:table-row>
        <table:table-row table:style-name="ro1">
          <table:table-cell office:value-type="string">
            <text:p>ASAQ</text:p>
          </table:table-cell>
          <table:table-cell office:value-type="string">
            <text:p>Atlantic Avenue Acquisition Corp</text:p>
          </table:table-cell>
        </table:table-row>
        <table:table-row table:style-name="ro1">
          <table:table-cell office:value-type="string">
            <text:p>ASB</text:p>
          </table:table-cell>
          <table:table-cell office:value-type="string">
            <text:p>Associated Banc-Corp</text:p>
          </table:table-cell>
        </table:table-row>
        <table:table-row table:style-name="ro1">
          <table:table-cell office:value-type="string">
            <text:p>ASB-C</text:p>
          </table:table-cell>
          <table:table-cell office:value-type="string">
            <text:p>Associated Banc-Corp</text:p>
          </table:table-cell>
        </table:table-row>
        <table:table-row table:style-name="ro1">
          <table:table-cell office:value-type="string">
            <text:p>ASB-D</text:p>
          </table:table-cell>
          <table:table-cell office:value-type="string">
            <text:p>Associated Banc-Corp</text:p>
          </table:table-cell>
        </table:table-row>
        <table:table-row table:style-name="ro1">
          <table:table-cell office:value-type="string">
            <text:p>ASB-E</text:p>
          </table:table-cell>
          <table:table-cell office:value-type="string">
            <text:p>Associated Banc-Corp</text:p>
          </table:table-cell>
        </table:table-row>
        <table:table-row table:style-name="ro1">
          <table:table-cell office:value-type="string">
            <text:p>ASC</text:p>
          </table:table-cell>
          <table:table-cell office:value-type="string">
            <text:p>Ardmore Shipping Corp</text:p>
          </table:table-cell>
        </table:table-row>
        <table:table-row table:style-name="ro1">
          <table:table-cell office:value-type="string">
            <text:p>ASCBQ</text:p>
          </table:table-cell>
          <table:table-cell office:value-type="string">
            <text:p>Ascendia Brands, Inc.</text:p>
          </table:table-cell>
        </table:table-row>
        <table:table-row table:style-name="ro1">
          <table:table-cell office:value-type="string">
            <text:p>ASCC</text:p>
          </table:table-cell>
          <table:table-cell office:value-type="string">
            <text:p>Aristocrat Group Corp</text:p>
          </table:table-cell>
        </table:table-row>
        <table:table-row table:style-name="ro1">
          <table:table-cell office:value-type="string">
            <text:p>ASCK</text:p>
          </table:table-cell>
          <table:table-cell office:value-type="string">
            <text:p>Auscrete Corp</text:p>
          </table:table-cell>
        </table:table-row>
        <table:table-row table:style-name="ro1">
          <table:table-cell office:value-type="string">
            <text:p>ASCN</text:p>
          </table:table-cell>
          <table:table-cell office:value-type="string">
            <text:p>Absecon Bancorp</text:p>
          </table:table-cell>
        </table:table-row>
        <table:table-row table:style-name="ro1">
          <table:table-cell office:value-type="string">
            <text:p>ASCS</text:p>
          </table:table-cell>
          <table:table-cell office:value-type="string">
            <text:p>American Crystal Sugar Co.</text:p>
          </table:table-cell>
        </table:table-row>
        <table:table-row table:style-name="ro1">
          <table:table-cell office:value-type="string">
            <text:p>ASDN</text:p>
          </table:table-cell>
          <table:table-cell office:value-type="string">
            <text:p>Astro Aerospace Ltd.</text:p>
          </table:table-cell>
        </table:table-row>
        <table:table-row table:style-name="ro1">
          <table:table-cell office:value-type="string">
            <text:p>ASFI</text:p>
          </table:table-cell>
          <table:table-cell office:value-type="string">
            <text:p>Asta Funding Inc</text:p>
          </table:table-cell>
        </table:table-row>
        <table:table-row table:style-name="ro1">
          <table:table-cell office:value-type="string">
            <text:p>ASFJ</text:p>
          </table:table-cell>
          <table:table-cell office:value-type="string">
            <text:p>ASFG, Inc.</text:p>
          </table:table-cell>
        </table:table-row>
        <table:table-row table:style-name="ro1">
          <table:table-cell office:value-type="string">
            <text:p>ASFT</text:p>
          </table:table-cell>
          <table:table-cell office:value-type="string">
            <text:p>AppSoft Technologies, Inc.</text:p>
          </table:table-cell>
        </table:table-row>
        <table:table-row table:style-name="ro1">
          <table:table-cell office:value-type="string">
            <text:p>ASFX</text:p>
          </table:table-cell>
          <table:table-cell office:value-type="string">
            <text:p>American Scientific Resources, Inc.</text:p>
          </table:table-cell>
        </table:table-row>
        <table:table-row table:style-name="ro1">
          <table:table-cell office:value-type="string">
            <text:p>ASFZ</text:p>
          </table:table-cell>
          <table:table-cell office:value-type="string">
            <text:p>Associates First Capital Corp.</text:p>
          </table:table-cell>
        </table:table-row>
        <table:table-row table:style-name="ro1">
          <table:table-cell office:value-type="string">
            <text:p>ASG</text:p>
          </table:table-cell>
          <table:table-cell office:value-type="string">
            <text:p>Liberty All Star Growth Fund Inc</text:p>
          </table:table-cell>
        </table:table-row>
        <table:table-row table:style-name="ro1">
          <table:table-cell office:value-type="string">
            <text:p>ASGN</text:p>
          </table:table-cell>
          <table:table-cell office:value-type="string">
            <text:p>ASGN Inc</text:p>
          </table:table-cell>
        </table:table-row>
        <table:table-row table:style-name="ro1">
          <table:table-cell office:value-type="string">
            <text:p>ASH</text:p>
          </table:table-cell>
          <table:table-cell office:value-type="string">
            <text:p>Ashland Global Holdings Inc</text:p>
          </table:table-cell>
        </table:table-row>
        <table:table-row table:style-name="ro1">
          <table:table-cell office:value-type="string">
            <text:p>ASIX</text:p>
          </table:table-cell>
          <table:table-cell office:value-type="string">
            <text:p>AdvanSix Inc</text:p>
          </table:table-cell>
        </table:table-row>
        <table:table-row table:style-name="ro1">
          <table:table-cell office:value-type="string">
            <text:p>ASKE</text:p>
          </table:table-cell>
          <table:table-cell office:value-type="string">
            <text:p>Alaska Pacific Energy Corp.</text:p>
          </table:table-cell>
        </table:table-row>
        <table:table-row table:style-name="ro1">
          <table:table-cell office:value-type="string">
            <text:p>ASLM</text:p>
          </table:table-cell>
          <table:table-cell office:value-type="string">
            <text:p>American Silver Mining Co.</text:p>
          </table:table-cell>
        </table:table-row>
        <table:table-row table:style-name="ro1">
          <table:table-cell office:value-type="string">
            <text:p>ASLN</text:p>
          </table:table-cell>
          <table:table-cell office:value-type="string">
            <text:p>Aslan Pharmaceuticals Ltd</text:p>
          </table:table-cell>
        </table:table-row>
        <table:table-row table:style-name="ro1">
          <table:table-cell office:value-type="string">
            <text:p>ASM</text:p>
          </table:table-cell>
          <table:table-cell office:value-type="string">
            <text:p>Avino Silver &amp; Gold Mines Ltd</text:p>
          </table:table-cell>
        </table:table-row>
        <table:table-row table:style-name="ro1">
          <table:table-cell office:value-type="string">
            <text:p>ASMB</text:p>
          </table:table-cell>
          <table:table-cell office:value-type="string">
            <text:p>Assembly Biosciences Inc</text:p>
          </table:table-cell>
        </table:table-row>
        <table:table-row table:style-name="ro1">
          <table:table-cell office:value-type="string">
            <text:p>ASML</text:p>
          </table:table-cell>
          <table:table-cell office:value-type="string">
            <text:p>ASML Holding NV</text:p>
          </table:table-cell>
        </table:table-row>
        <table:table-row table:style-name="ro1">
          <table:table-cell office:value-type="string">
            <text:p>ASNA</text:p>
          </table:table-cell>
          <table:table-cell office:value-type="string">
            <text:p>Ascena Retail Group Inc</text:p>
          </table:table-cell>
        </table:table-row>
        <table:table-row table:style-name="ro1">
          <table:table-cell office:value-type="string">
            <text:p>ASNB</text:p>
          </table:table-cell>
          <table:table-cell office:value-type="string">
            <text:p>AdvanSource Biomaterials Corp.</text:p>
          </table:table-cell>
        </table:table-row>
        <table:table-row table:style-name="ro1">
          <table:table-cell office:value-type="string">
            <text:p>ASND</text:p>
          </table:table-cell>
          <table:table-cell office:value-type="string">
            <text:p>Ascendis Pharma A-S</text:p>
          </table:table-cell>
        </table:table-row>
        <table:table-row table:style-name="ro1">
          <table:table-cell office:value-type="string">
            <text:p>ASNHF</text:p>
          </table:table-cell>
          <table:table-cell office:value-type="string">
            <text:p>Avidus Management Group, Inc.</text:p>
          </table:table-cell>
        </table:table-row>
        <table:table-row table:style-name="ro1">
          <table:table-cell office:value-type="string">
            <text:p>ASNT</text:p>
          </table:table-cell>
          <table:table-cell office:value-type="string">
            <text:p>Arias Intel Corp.</text:p>
          </table:table-cell>
        </table:table-row>
        <table:table-row table:style-name="ro1">
          <table:table-cell office:value-type="string">
            <text:p>ASO</text:p>
          </table:table-cell>
          <table:table-cell office:value-type="string">
            <text:p>Academy Sports &amp; Outdoors Inc</text:p>
          </table:table-cell>
        </table:table-row>
        <table:table-row table:style-name="ro1">
          <table:table-cell office:value-type="string">
            <text:p>ASPI</text:p>
          </table:table-cell>
          <table:table-cell office:value-type="string">
            <text:p>Aspire Real Estate Investors Inc</text:p>
          </table:table-cell>
        </table:table-row>
        <table:table-row table:style-name="ro1">
          <table:table-cell office:value-type="string">
            <text:p>ASPL</text:p>
          </table:table-cell>
          <table:table-cell office:value-type="string">
            <text:p>Aseana Properties Ltd</text:p>
          </table:table-cell>
        </table:table-row>
        <table:table-row table:style-name="ro1">
          <table:table-cell office:value-type="string">
            <text:p>ASPN</text:p>
          </table:table-cell>
          <table:table-cell office:value-type="string">
            <text:p>Aspen Aerogels Inc</text:p>
          </table:table-cell>
        </table:table-row>
        <table:table-row table:style-name="ro1">
          <table:table-cell office:value-type="string">
            <text:p>ASPR</text:p>
          </table:table-cell>
          <table:table-cell office:value-type="string">
            <text:p>Adsouth Partners, Inc.</text:p>
          </table:table-cell>
        </table:table-row>
        <table:table-row table:style-name="ro1">
          <table:table-cell office:value-type="string">
            <text:p>ASPS</text:p>
          </table:table-cell>
          <table:table-cell office:value-type="string">
            <text:p>Altisource Portfolio Solutions SA</text:p>
          </table:table-cell>
        </table:table-row>
        <table:table-row table:style-name="ro1">
          <table:table-cell office:value-type="string">
            <text:p>ASPU</text:p>
          </table:table-cell>
          <table:table-cell office:value-type="string">
            <text:p>Aspen Group Inc-CO</text:p>
          </table:table-cell>
        </table:table-row>
        <table:table-row table:style-name="ro1">
          <table:table-cell office:value-type="string">
            <text:p>ASPU</text:p>
          </table:table-cell>
          <table:table-cell office:value-type="string">
            <text:p>Aspen Group Inc-CO</text:p>
          </table:table-cell>
        </table:table-row>
        <table:table-row table:style-name="ro1">
          <table:table-cell office:value-type="string">
            <text:p>ASPW</text:p>
          </table:table-cell>
          <table:table-cell office:value-type="string">
            <text:p>Arista Power, Inc.</text:p>
          </table:table-cell>
        </table:table-row>
        <table:table-row table:style-name="ro1">
          <table:table-cell office:value-type="string">
            <text:p>ASPZ</text:p>
          </table:table-cell>
          <table:table-cell office:value-type="string">
            <text:p>Asia Properties, Inc.</text:p>
          </table:table-cell>
        </table:table-row>
        <table:table-row table:style-name="ro1">
          <table:table-cell office:value-type="string">
            <text:p>ASR</text:p>
          </table:table-cell>
          <table:table-cell office:value-type="string">
            <text:p>Grupo Aeroportuario del Sureste SAB de CV</text:p>
          </table:table-cell>
        </table:table-row>
        <table:table-row table:style-name="ro1">
          <table:table-cell office:value-type="string">
            <text:p>ASRT</text:p>
          </table:table-cell>
          <table:table-cell office:value-type="string">
            <text:p>Assertio Therapeutics Inc</text:p>
          </table:table-cell>
        </table:table-row>
        <table:table-row table:style-name="ro1">
          <table:table-cell office:value-type="string">
            <text:p>ASRV</text:p>
          </table:table-cell>
          <table:table-cell office:value-type="string">
            <text:p>AmeriServ Financial Inc</text:p>
          </table:table-cell>
        </table:table-row>
        <table:table-row table:style-name="ro1">
          <table:table-cell office:value-type="string">
            <text:p>ASRVP</text:p>
          </table:table-cell>
          <table:table-cell office:value-type="string">
            <text:p>AmeriServ Financial Capital Trust I</text:p>
          </table:table-cell>
        </table:table-row>
        <table:table-row table:style-name="ro1">
          <table:table-cell office:value-type="string">
            <text:p>ASTC</text:p>
          </table:table-cell>
          <table:table-cell office:value-type="string">
            <text:p>Astrotech Corp</text:p>
          </table:table-cell>
        </table:table-row>
        <table:table-row table:style-name="ro1">
          <table:table-cell office:value-type="string">
            <text:p>ASTE</text:p>
          </table:table-cell>
          <table:table-cell office:value-type="string">
            <text:p>Astec Industries Inc</text:p>
          </table:table-cell>
        </table:table-row>
        <table:table-row table:style-name="ro1">
          <table:table-cell office:value-type="string">
            <text:p>ASTI</text:p>
          </table:table-cell>
          <table:table-cell office:value-type="string">
            <text:p>Ascent Solar Technologies, Inc.</text:p>
          </table:table-cell>
        </table:table-row>
        <table:table-row table:style-name="ro1">
          <table:table-cell office:value-type="string">
            <text:p>ASTO</text:p>
          </table:table-cell>
          <table:table-cell office:value-type="string">
            <text:p>Astro Communications, Inc.</text:p>
          </table:table-cell>
        </table:table-row>
        <table:table-row table:style-name="ro1">
          <table:table-cell office:value-type="string">
            <text:p>ASUR</text:p>
          </table:table-cell>
          <table:table-cell office:value-type="string">
            <text:p>Asure Software Inc</text:p>
          </table:table-cell>
        </table:table-row>
        <table:table-row table:style-name="ro1">
          <table:table-cell office:value-type="string">
            <text:p>ASX</text:p>
          </table:table-cell>
          <table:table-cell office:value-type="string">
            <text:p>ASE Technology Holding Co Ltd</text:p>
          </table:table-cell>
        </table:table-row>
        <table:table-row table:style-name="ro1">
          <table:table-cell office:value-type="string">
            <text:p>ASXH</text:p>
          </table:table-cell>
          <table:table-cell office:value-type="string">
            <text:p>Aspen International Holdings, Inc.</text:p>
          </table:table-cell>
        </table:table-row>
        <table:table-row table:style-name="ro1">
          <table:table-cell office:value-type="string">
            <text:p>ASYS</text:p>
          </table:table-cell>
          <table:table-cell office:value-type="string">
            <text:p>Amtech Systems Inc</text:p>
          </table:table-cell>
        </table:table-row>
        <table:table-row table:style-name="ro1">
          <table:table-cell office:value-type="string">
            <text:p>ASZP</text:p>
          </table:table-cell>
          <table:table-cell office:value-type="string">
            <text:p>JV Group, Inc.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tlantic Power Corp</text:p>
          </table:table-cell>
        </table:table-row>
        <table:table-row table:style-name="ro1">
          <table:table-cell office:value-type="string">
            <text:p>ATAO</text:p>
          </table:table-cell>
          <table:table-cell office:value-type="string">
            <text:p>Altair International Corp.</text:p>
          </table:table-cell>
        </table:table-row>
        <table:table-row table:style-name="ro1">
          <table:table-cell office:value-type="string">
            <text:p>ATAR</text:p>
          </table:table-cell>
          <table:table-cell office:value-type="string">
            <text:p>Avatar Ventures Corp.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string">
            <text:p>America First Multifamily Investors LP</text:p>
          </table:table-cell>
        </table:table-row>
        <table:table-row table:style-name="ro1">
          <table:table-cell office:value-type="string">
            <text:p>ATCD</text:p>
          </table:table-cell>
          <table:table-cell office:value-type="string">
            <text:p>Altair Corp.</text:p>
          </table:table-cell>
        </table:table-row>
        <table:table-row table:style-name="ro1">
          <table:table-cell office:value-type="string">
            <text:p>ATCN</text:p>
          </table:table-cell>
          <table:table-cell office:value-type="string">
            <text:p>Atec, Inc.</text:p>
          </table:table-cell>
        </table:table-row>
        <table:table-row table:style-name="ro1">
          <table:table-cell office:value-type="string">
            <text:p>ATCO</text:p>
          </table:table-cell>
          <table:table-cell office:value-type="string">
            <text:p>Atlas Corp</text:p>
          </table:table-cell>
        </table:table-row>
        <table:table-row table:style-name="ro1">
          <table:table-cell office:value-type="string">
            <text:p>ATCV</text:p>
          </table:table-cell>
          <table:table-cell office:value-type="string">
            <text:p>ATC Venture Group Inc.</text:p>
          </table:table-cell>
        </table:table-row>
        <table:table-row table:style-name="ro1">
          <table:table-cell office:value-type="string">
            <text:p>ATCX</text:p>
          </table:table-cell>
          <table:table-cell office:value-type="string">
            <text:p>Atlas Technical Consultants Inc</text:p>
          </table:table-cell>
        </table:table-row>
        <table:table-row table:style-name="ro1">
          <table:table-cell office:value-type="string">
            <text:p>ATDS</text:p>
          </table:table-cell>
          <table:table-cell office:value-type="string">
            <text:p>DATA443 RISK MITIGATION INC NEV</text:p>
          </table:table-cell>
        </table:table-row>
        <table:table-row table:style-name="ro1">
          <table:table-cell office:value-type="string">
            <text:p>ATEC</text:p>
          </table:table-cell>
          <table:table-cell office:value-type="string">
            <text:p>Alphatec Holdings Inc</text:p>
          </table:table-cell>
        </table:table-row>
        <table:table-row table:style-name="ro1">
          <table:table-cell office:value-type="string">
            <text:p>ATEN</text:p>
          </table:table-cell>
          <table:table-cell office:value-type="string">
            <text:p>A10 Networks Inc</text:p>
          </table:table-cell>
        </table:table-row>
        <table:table-row table:style-name="ro1">
          <table:table-cell office:value-type="string">
            <text:p>ATEX</text:p>
          </table:table-cell>
          <table:table-cell office:value-type="string">
            <text:p>pdvWireless Inc</text:p>
          </table:table-cell>
        </table:table-row>
        <table:table-row table:style-name="ro1">
          <table:table-cell office:value-type="string">
            <text:p>ATFS</text:p>
          </table:table-cell>
          <table:table-cell office:value-type="string">
            <text:p>Altrust Financial Services, Inc.</text:p>
          </table:table-cell>
        </table:table-row>
        <table:table-row table:style-name="ro1">
          <table:table-cell office:value-type="string">
            <text:p>ATGE</text:p>
          </table:table-cell>
          <table:table-cell office:value-type="string">
            <text:p>Adtalem Global Education Inc</text:p>
          </table:table-cell>
        </table:table-row>
        <table:table-row table:style-name="ro1">
          <table:table-cell office:value-type="string">
            <text:p>ATGN</text:p>
          </table:table-cell>
          <table:table-cell office:value-type="string">
            <text:p>Altigen Communications, Inc.</text:p>
          </table:table-cell>
        </table:table-row>
        <table:table-row table:style-name="ro1">
          <table:table-cell office:value-type="string">
            <text:p>ATH</text:p>
          </table:table-cell>
          <table:table-cell office:value-type="string">
            <text:p>Athene Holding Ltd</text:p>
          </table:table-cell>
        </table:table-row>
        <table:table-row table:style-name="ro1">
          <table:table-cell office:value-type="string">
            <text:p>ATHA</text:p>
          </table:table-cell>
          <table:table-cell office:value-type="string">
            <text:p>Athira Pharma Inc</text:p>
          </table:table-cell>
        </table:table-row>
        <table:table-row table:style-name="ro1">
          <table:table-cell office:value-type="string">
            <text:p>ATH-A</text:p>
          </table:table-cell>
          <table:table-cell office:value-type="string">
            <text:p>Athene Holding Ltd</text:p>
          </table:table-cell>
        </table:table-row>
        <table:table-row table:style-name="ro1">
          <table:table-cell office:value-type="string">
            <text:p>ATH-B</text:p>
          </table:table-cell>
          <table:table-cell office:value-type="string">
            <text:p>Athene Holding Ltd</text:p>
          </table:table-cell>
        </table:table-row>
        <table:table-row table:style-name="ro1">
          <table:table-cell office:value-type="string">
            <text:p>ATHC</text:p>
          </table:table-cell>
          <table:table-cell office:value-type="string">
            <text:p>Accelerated Technologies Holding Corp.</text:p>
          </table:table-cell>
        </table:table-row>
        <table:table-row table:style-name="ro1">
          <table:table-cell office:value-type="string">
            <text:p>ATHE</text:p>
          </table:table-cell>
          <table:table-cell office:value-type="string">
            <text:p>Alterity Therapeutics ltd</text:p>
          </table:table-cell>
        </table:table-row>
        <table:table-row table:style-name="ro1">
          <table:table-cell office:value-type="string">
            <text:p>ATHI</text:p>
          </table:table-cell>
          <table:table-cell office:value-type="string">
            <text:p>American Transportation Holdings, Inc.</text:p>
          </table:table-cell>
        </table:table-row>
        <table:table-row table:style-name="ro1">
          <table:table-cell office:value-type="string">
            <text:p>ATHM</text:p>
          </table:table-cell>
          <table:table-cell office:value-type="string">
            <text:p>Autohome Inc</text:p>
          </table:table-cell>
        </table:table-row>
        <table:table-row table:style-name="ro1">
          <table:table-cell office:value-type="string">
            <text:p>ATHX</text:p>
          </table:table-cell>
          <table:table-cell office:value-type="string">
            <text:p>Athersys Inc</text:p>
          </table:table-cell>
        </table:table-row>
        <table:table-row table:style-name="ro1">
          <table:table-cell office:value-type="string">
            <text:p>ATI</text:p>
          </table:table-cell>
          <table:table-cell office:value-type="string">
            <text:p>Allegheny Technologies Inc</text:p>
          </table:table-cell>
        </table:table-row>
        <table:table-row table:style-name="ro1">
          <table:table-cell office:value-type="string">
            <text:p>ATIF</text:p>
          </table:table-cell>
          <table:table-cell office:value-type="string">
            <text:p>ATIF Holdings Ltd</text:p>
          </table:table-cell>
        </table:table-row>
        <table:table-row table:style-name="ro1">
          <table:table-cell office:value-type="string">
            <text:p>ATIG</text:p>
          </table:table-cell>
          <table:table-cell office:value-type="string">
            <text:p>Atlantis Internet Group Corp.</text:p>
          </table:table-cell>
        </table:table-row>
        <table:table-row table:style-name="ro1">
          <table:table-cell office:value-type="string">
            <text:p>ATIW</text:p>
          </table:table-cell>
          <table:table-cell office:value-type="string">
            <text:p>ATI Networks, Inc.</text:p>
          </table:table-cell>
        </table:table-row>
        <table:table-row table:style-name="ro1">
          <table:table-cell office:value-type="string">
            <text:p>ATKJ</text:p>
          </table:table-cell>
          <table:table-cell office:value-type="string">
            <text:p>ArTec, Inc.</text:p>
          </table:table-cell>
        </table:table-row>
        <table:table-row table:style-name="ro1">
          <table:table-cell office:value-type="string">
            <text:p>ATKR</text:p>
          </table:table-cell>
          <table:table-cell office:value-type="string">
            <text:p>Atkore International Group Inc</text:p>
          </table:table-cell>
        </table:table-row>
        <table:table-row table:style-name="ro1">
          <table:table-cell office:value-type="string">
            <text:p>ATLC</text:p>
          </table:table-cell>
          <table:table-cell office:value-type="string">
            <text:p>Atlanticus Holdings Corp</text:p>
          </table:table-cell>
        </table:table-row>
        <table:table-row table:style-name="ro1">
          <table:table-cell office:value-type="string">
            <text:p>ATLO</text:p>
          </table:table-cell>
          <table:table-cell office:value-type="string">
            <text:p>Ames National Corp</text:p>
          </table:table-cell>
        </table:table-row>
        <table:table-row table:style-name="ro1">
          <table:table-cell office:value-type="string">
            <text:p>ATLS</text:p>
          </table:table-cell>
          <table:table-cell office:value-type="string">
            <text:p>Atlas Energy Group, LLC</text:p>
          </table:table-cell>
        </table:table-row>
        <table:table-row table:style-name="ro1">
          <table:table-cell office:value-type="string">
            <text:p>ATLT</text:p>
          </table:table-cell>
          <table:table-cell office:value-type="string">
            <text:p>Atlas Technology International Inc.</text:p>
          </table:table-cell>
        </table:table-row>
        <table:table-row table:style-name="ro1">
          <table:table-cell office:value-type="string">
            <text:p>ATNE</text:p>
          </table:table-cell>
          <table:table-cell office:value-type="string">
            <text:p>Alternative Energy Technology, Inc.</text:p>
          </table:table-cell>
        </table:table-row>
        <table:table-row table:style-name="ro1">
          <table:table-cell office:value-type="string">
            <text:p>ATNI</text:p>
          </table:table-cell>
          <table:table-cell office:value-type="string">
            <text:p>ATN International Inc</text:p>
          </table:table-cell>
        </table:table-row>
        <table:table-row table:style-name="ro1">
          <table:table-cell office:value-type="string">
            <text:p>ATNM</text:p>
          </table:table-cell>
          <table:table-cell office:value-type="string">
            <text:p>Actinium Pharmaceuticals Inc</text:p>
          </table:table-cell>
        </table:table-row>
        <table:table-row table:style-name="ro1">
          <table:table-cell office:value-type="string">
            <text:p>ATNP</text:p>
          </table:table-cell>
          <table:table-cell office:value-type="string">
            <text:p>Atlantis Technology Group</text:p>
          </table:table-cell>
        </table:table-row>
        <table:table-row table:style-name="ro1">
          <table:table-cell office:value-type="string">
            <text:p>ATNWW</text:p>
          </table:table-cell>
          <table:table-cell office:value-type="string">
            <text:p>Actinium Pharmaceuticals, Inc.</text:p>
          </table:table-cell>
        </table:table-row>
        <table:table-row table:style-name="ro1">
          <table:table-cell office:value-type="string">
            <text:p>ATNX</text:p>
          </table:table-cell>
          <table:table-cell office:value-type="string">
            <text:p>Athenex Inc</text:p>
          </table:table-cell>
        </table:table-row>
        <table:table-row table:style-name="ro1">
          <table:table-cell office:value-type="string">
            <text:p>ATO</text:p>
          </table:table-cell>
          <table:table-cell office:value-type="string">
            <text:p>Atmos Energy Corp</text:p>
          </table:table-cell>
        </table:table-row>
        <table:table-row table:style-name="ro1">
          <table:table-cell office:value-type="string">
            <text:p>ATOM</text:p>
          </table:table-cell>
          <table:table-cell office:value-type="string">
            <text:p>Atomera Inc</text:p>
          </table:table-cell>
        </table:table-row>
        <table:table-row table:style-name="ro1">
          <table:table-cell office:value-type="string">
            <text:p>ATOR</text:p>
          </table:table-cell>
          <table:table-cell office:value-type="string">
            <text:p>Astor Explorations Corp.</text:p>
          </table:table-cell>
        </table:table-row>
        <table:table-row table:style-name="ro1">
          <table:table-cell office:value-type="string">
            <text:p>ATOS</text:p>
          </table:table-cell>
          <table:table-cell office:value-type="string">
            <text:p>Atossa Genetics Inc</text:p>
          </table:table-cell>
        </table:table-row>
        <table:table-row table:style-name="ro1">
          <table:table-cell office:value-type="string">
            <text:p>ATPGQ</text:p>
          </table:table-cell>
          <table:table-cell office:value-type="string">
            <text:p>ATP Oil &amp; Gas Corp.</text:p>
          </table:table-cell>
        </table:table-row>
        <table:table-row table:style-name="ro1">
          <table:table-cell office:value-type="string">
            <text:p>ATPL</text:p>
          </table:table-cell>
          <table:table-cell office:value-type="string">
            <text:p>Atlantis Plastics, Inc.</text:p>
          </table:table-cell>
        </table:table-row>
        <table:table-row table:style-name="ro1">
          <table:table-cell office:value-type="string">
            <text:p>ATPT</text:p>
          </table:table-cell>
          <table:table-cell office:value-type="string">
            <text:p>All State Properties Holdings Inc.</text:p>
          </table:table-cell>
        </table:table-row>
        <table:table-row table:style-name="ro1">
          <table:table-cell office:value-type="string">
            <text:p>ATR</text:p>
          </table:table-cell>
          <table:table-cell office:value-type="string">
            <text:p>AptarGroup Inc</text:p>
          </table:table-cell>
        </table:table-row>
        <table:table-row table:style-name="ro1">
          <table:table-cell office:value-type="string">
            <text:p>ATRA</text:p>
          </table:table-cell>
          <table:table-cell office:value-type="string">
            <text:p>Atara Biotherapeutics Inc</text:p>
          </table:table-cell>
        </table:table-row>
        <table:table-row table:style-name="ro1">
          <table:table-cell office:value-type="string">
            <text:p>ATRC</text:p>
          </table:table-cell>
          <table:table-cell office:value-type="string">
            <text:p>AtriCure Inc</text:p>
          </table:table-cell>
        </table:table-row>
        <table:table-row table:style-name="ro1">
          <table:table-cell office:value-type="string">
            <text:p>ATRI</text:p>
          </table:table-cell>
          <table:table-cell office:value-type="string">
            <text:p>Atrion Corp</text:p>
          </table:table-cell>
        </table:table-row>
        <table:table-row table:style-name="ro1">
          <table:table-cell office:value-type="string">
            <text:p>ATRO</text:p>
          </table:table-cell>
          <table:table-cell office:value-type="string">
            <text:p>Astronics Corp</text:p>
          </table:table-cell>
        </table:table-row>
        <table:table-row table:style-name="ro1">
          <table:table-cell office:value-type="string">
            <text:p>ATROB</text:p>
          </table:table-cell>
          <table:table-cell office:value-type="string">
            <text:p>Astronics Corp.</text:p>
          </table:table-cell>
        </table:table-row>
        <table:table-row table:style-name="ro1">
          <table:table-cell office:value-type="string">
            <text:p>ATRS</text:p>
          </table:table-cell>
          <table:table-cell office:value-type="string">
            <text:p>Antares Pharma Inc</text:p>
          </table:table-cell>
        </table:table-row>
        <table:table-row table:style-name="ro1">
          <table:table-cell office:value-type="string">
            <text:p>ATRX</text:p>
          </table:table-cell>
          <table:table-cell office:value-type="string">
            <text:p>Adhera Therapeutics Inc.</text:p>
          </table:table-cell>
        </table:table-row>
        <table:table-row table:style-name="ro1">
          <table:table-cell office:value-type="string">
            <text:p>ATSG</text:p>
          </table:table-cell>
          <table:table-cell office:value-type="string">
            <text:p>Air Transport Services Group Inc</text:p>
          </table:table-cell>
        </table:table-row>
        <table:table-row table:style-name="ro1">
          <table:table-cell office:value-type="string">
            <text:p>ATTO</text:p>
          </table:table-cell>
          <table:table-cell office:value-type="string">
            <text:p>Atento SA</text:p>
          </table:table-cell>
        </table:table-row>
        <table:table-row table:style-name="ro1">
          <table:table-cell office:value-type="string">
            <text:p>ATUS</text:p>
          </table:table-cell>
          <table:table-cell office:value-type="string">
            <text:p>Altice USA Inc</text:p>
          </table:table-cell>
        </table:table-row>
        <table:table-row table:style-name="ro1">
          <table:table-cell office:value-type="string">
            <text:p>ATV</text:p>
          </table:table-cell>
          <table:table-cell office:value-type="string">
            <text:p>Acorn International Inc</text:p>
          </table:table-cell>
        </table:table-row>
        <table:table-row table:style-name="ro1">
          <table:table-cell office:value-type="string">
            <text:p>ATVI</text:p>
          </table:table-cell>
          <table:table-cell office:value-type="string">
            <text:p>Activision Blizzard Inc</text:p>
          </table:table-cell>
        </table:table-row>
        <table:table-row table:style-name="ro1">
          <table:table-cell office:value-type="string">
            <text:p>ATVK</text:p>
          </table:table-cell>
          <table:table-cell office:value-type="string">
            <text:p>Ameritek Ventures</text:p>
          </table:table-cell>
        </table:table-row>
        <table:table-row table:style-name="ro1">
          <table:table-cell office:value-type="string">
            <text:p>ATWT</text:p>
          </table:table-cell>
          <table:table-cell office:value-type="string">
            <text:p>ATWEC Technologies, Inc.</text:p>
          </table:table-cell>
        </table:table-row>
        <table:table-row table:style-name="ro1">
          <table:table-cell office:value-type="string">
            <text:p>ATXI</text:p>
          </table:table-cell>
          <table:table-cell office:value-type="string">
            <text:p>Avenue Therapeutics Inc</text:p>
          </table:table-cell>
        </table:table-row>
        <table:table-row table:style-name="ro1">
          <table:table-cell office:value-type="string">
            <text:p>ATYG</text:p>
          </table:table-cell>
          <table:table-cell office:value-type="string">
            <text:p>Atlas Technology Group, Inc.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ngloGold Ashanti Ltd</text:p>
          </table:table-cell>
        </table:table-row>
        <table:table-row table:style-name="ro1">
          <table:table-cell office:value-type="string">
            <text:p>AUB</text:p>
          </table:table-cell>
          <table:table-cell office:value-type="string">
            <text:p>Atlantic Union Bankshares Corp</text:p>
          </table:table-cell>
        </table:table-row>
        <table:table-row table:style-name="ro1">
          <table:table-cell office:value-type="string">
            <text:p>AUBN</text:p>
          </table:table-cell>
          <table:table-cell office:value-type="string">
            <text:p>Auburn National Bancorporation Inc</text:p>
          </table:table-cell>
        </table:table-row>
        <table:table-row table:style-name="ro1">
          <table:table-cell office:value-type="string">
            <text:p>AUCM</text:p>
          </table:table-cell>
          <table:table-cell office:value-type="string">
            <text:p>AuctionCities.com, Inc.</text:p>
          </table:table-cell>
        </table:table-row>
        <table:table-row table:style-name="ro1">
          <table:table-cell office:value-type="string">
            <text:p>AUDC</text:p>
          </table:table-cell>
          <table:table-cell office:value-type="string">
            <text:p>AudioCodes Ltd</text:p>
          </table:table-cell>
        </table:table-row>
        <table:table-row table:style-name="ro1">
          <table:table-cell office:value-type="string">
            <text:p>AUG</text:p>
          </table:table-cell>
          <table:table-cell office:value-type="string">
            <text:p>Auryn Resources Inc</text:p>
          </table:table-cell>
        </table:table-row>
        <table:table-row table:style-name="ro1">
          <table:table-cell office:value-type="string">
            <text:p>AUMC</text:p>
          </table:table-cell>
          <table:table-cell office:value-type="string">
            <text:p>AURYN Mining Corporation</text:p>
          </table:table-cell>
        </table:table-row>
        <table:table-row table:style-name="ro1">
          <table:table-cell office:value-type="string">
            <text:p>AUMN</text:p>
          </table:table-cell>
          <table:table-cell office:value-type="string">
            <text:p>Golden Minerals Co</text:p>
          </table:table-cell>
        </table:table-row>
        <table:table-row table:style-name="ro1">
          <table:table-cell office:value-type="string">
            <text:p>AUNM</text:p>
          </table:table-cell>
          <table:table-cell office:value-type="string">
            <text:p>Auction Mills, Inc.</text:p>
          </table:table-cell>
        </table:table-row>
        <table:table-row table:style-name="ro1">
          <table:table-cell office:value-type="string">
            <text:p>AUPH</text:p>
          </table:table-cell>
          <table:table-cell office:value-type="string">
            <text:p>Aurinia Pharmaceuticals Inc</text:p>
          </table:table-cell>
        </table:table-row>
        <table:table-row table:style-name="ro1">
          <table:table-cell office:value-type="string">
            <text:p>AURI</text:p>
          </table:table-cell>
          <table:table-cell office:value-type="string">
            <text:p>Auri, Inc.</text:p>
          </table:table-cell>
        </table:table-row>
        <table:table-row table:style-name="ro1">
          <table:table-cell office:value-type="string">
            <text:p>AURT</text:p>
          </table:table-cell>
          <table:table-cell office:value-type="string">
            <text:p>Attune RTD</text:p>
          </table:table-cell>
        </table:table-row>
        <table:table-row table:style-name="ro1">
          <table:table-cell office:value-type="string">
            <text:p>AURX</text:p>
          </table:table-cell>
          <table:table-cell office:value-type="string">
            <text:p>Nuo Therapeutics, Inc.</text:p>
          </table:table-cell>
        </table:table-row>
        <table:table-row table:style-name="ro1">
          <table:table-cell office:value-type="string">
            <text:p>AUSAF</text:p>
          </table:table-cell>
          <table:table-cell office:value-type="string">
            <text:p>Australis Capital Inc.</text:p>
          </table:table-cell>
        </table:table-row>
        <table:table-row table:style-name="ro1">
          <table:table-cell office:value-type="string">
            <text:p>AUSI</text:p>
          </table:table-cell>
          <table:table-cell office:value-type="string">
            <text:p>Aura Systems, Inc.</text:p>
          </table:table-cell>
        </table:table-row>
        <table:table-row table:style-name="ro1">
          <table:table-cell office:value-type="string">
            <text:p>AUTL</text:p>
          </table:table-cell>
          <table:table-cell office:value-type="string">
            <text:p>Autolus Therapeutics PLC</text:p>
          </table:table-cell>
        </table:table-row>
        <table:table-row table:style-name="ro1">
          <table:table-cell office:value-type="string">
            <text:p>AUTO</text:p>
          </table:table-cell>
          <table:table-cell office:value-type="string">
            <text:p>AutoWeb Inc</text:p>
          </table:table-cell>
        </table:table-row>
        <table:table-row table:style-name="ro1">
          <table:table-cell office:value-type="string">
            <text:p>AUTR</text:p>
          </table:table-cell>
          <table:table-cell office:value-type="string">
            <text:p>Autris</text:p>
          </table:table-cell>
        </table:table-row>
        <table:table-row table:style-name="ro1">
          <table:table-cell office:value-type="string">
            <text:p>AUY</text:p>
          </table:table-cell>
          <table:table-cell office:value-type="string">
            <text:p>Yamana Gold Inc</text:p>
          </table:table-cell>
        </table:table-row>
        <table:table-row table:style-name="ro1">
          <table:table-cell office:value-type="string">
            <text:p>AVA</text:p>
          </table:table-cell>
          <table:table-cell office:value-type="string">
            <text:p>Avista Corp</text:p>
          </table:table-cell>
        </table:table-row>
        <table:table-row table:style-name="ro1">
          <table:table-cell office:value-type="string">
            <text:p>AVAL</text:p>
          </table:table-cell>
          <table:table-cell office:value-type="string">
            <text:p>Grupo Aval Acciones y Valores SA</text:p>
          </table:table-cell>
        </table:table-row>
        <table:table-row table:style-name="ro1">
          <table:table-cell office:value-type="string">
            <text:p>AVAV</text:p>
          </table:table-cell>
          <table:table-cell office:value-type="string">
            <text:p>Aerovironment Inc</text:p>
          </table:table-cell>
        </table:table-row>
        <table:table-row table:style-name="ro1">
          <table:table-cell office:value-type="string">
            <text:p>AVB</text:p>
          </table:table-cell>
          <table:table-cell office:value-type="string">
            <text:p>AvalonBay Communities Inc</text:p>
          </table:table-cell>
        </table:table-row>
        <table:table-row table:style-name="ro1">
          <table:table-cell office:value-type="string">
            <text:p>AVCO</text:p>
          </table:table-cell>
          <table:table-cell office:value-type="string">
            <text:p>Avalon GloboCare Corp</text:p>
          </table:table-cell>
        </table:table-row>
        <table:table-row table:style-name="ro1">
          <table:table-cell office:value-type="string">
            <text:p>AVCT</text:p>
          </table:table-cell>
          <table:table-cell office:value-type="string">
            <text:p>American Virtual Cloud Technologies Inc</text:p>
          </table:table-cell>
        </table:table-row>
        <table:table-row table:style-name="ro1">
          <table:table-cell office:value-type="string">
            <text:p>AVD</text:p>
          </table:table-cell>
          <table:table-cell office:value-type="string">
            <text:p>American Vanguard Corp</text:p>
          </table:table-cell>
        </table:table-row>
        <table:table-row table:style-name="ro1">
          <table:table-cell office:value-type="string">
            <text:p>AVDL</text:p>
          </table:table-cell>
          <table:table-cell office:value-type="string">
            <text:p>Avadel Pharmaceuticals PLC</text:p>
          </table:table-cell>
        </table:table-row>
        <table:table-row table:style-name="ro1">
          <table:table-cell office:value-type="string">
            <text:p>AVEO</text:p>
          </table:table-cell>
          <table:table-cell office:value-type="string">
            <text:p>AVEO Pharmaceuticals Inc</text:p>
          </table:table-cell>
        </table:table-row>
        <table:table-row table:style-name="ro1">
          <table:table-cell office:value-type="string">
            <text:p>AVEW</text:p>
          </table:table-cell>
          <table:table-cell office:value-type="string">
            <text:p>AVEW Holdings, Inc.</text:p>
          </table:table-cell>
        </table:table-row>
        <table:table-row table:style-name="ro1">
          <table:table-cell office:value-type="string">
            <text:p>AVFL</text:p>
          </table:table-cell>
          <table:table-cell office:value-type="string">
            <text:p>Availent Financial, Inc.</text:p>
          </table:table-cell>
        </table:table-row>
        <table:table-row table:style-name="ro1">
          <table:table-cell office:value-type="string">
            <text:p>AVGC</text:p>
          </table:table-cell>
          <table:table-cell office:value-type="string">
            <text:p>Avangard Capital Group, Inc.</text:p>
          </table:table-cell>
        </table:table-row>
        <table:table-row table:style-name="ro1">
          <table:table-cell office:value-type="string">
            <text:p>AVGG</text:p>
          </table:table-cell>
          <table:table-cell office:value-type="string">
            <text:p>Advanced Technologies Group, Ltd.</text:p>
          </table:table-cell>
        </table:table-row>
        <table:table-row table:style-name="ro1">
          <table:table-cell office:value-type="string">
            <text:p>AVGO</text:p>
          </table:table-cell>
          <table:table-cell office:value-type="string">
            <text:p>Broadcom Inc</text:p>
          </table:table-cell>
        </table:table-row>
        <table:table-row table:style-name="ro1">
          <table:table-cell office:value-type="string">
            <text:p>AVGOP</text:p>
          </table:table-cell>
          <table:table-cell office:value-type="string">
            <text:p>Broadcom Inc</text:p>
          </table:table-cell>
        </table:table-row>
        <table:table-row table:style-name="ro1">
          <table:table-cell office:value-type="string">
            <text:p>AVGR</text:p>
          </table:table-cell>
          <table:table-cell office:value-type="string">
            <text:p>Avangardco Investments Public Ltd</text:p>
          </table:table-cell>
        </table:table-row>
        <table:table-row table:style-name="ro1">
          <table:table-cell office:value-type="string">
            <text:p>AVH</text:p>
          </table:table-cell>
          <table:table-cell office:value-type="string">
            <text:p>Avianca Holdings SA</text:p>
          </table:table-cell>
        </table:table-row>
        <table:table-row table:style-name="ro1">
          <table:table-cell office:value-type="string">
            <text:p>AVID</text:p>
          </table:table-cell>
          <table:table-cell office:value-type="string">
            <text:p>Avid Technology Inc</text:p>
          </table:table-cell>
        </table:table-row>
        <table:table-row table:style-name="ro1">
          <table:table-cell office:value-type="string">
            <text:p>AVIR</text:p>
          </table:table-cell>
          <table:table-cell office:value-type="string">
            <text:p>Atea Pharmaceuticals Inc</text:p>
          </table:table-cell>
        </table:table-row>
        <table:table-row table:style-name="ro1">
          <table:table-cell office:value-type="string">
            <text:p>AVIX</text:p>
          </table:table-cell>
          <table:table-cell office:value-type="string">
            <text:p>Avix Technologies, Inc.</text:p>
          </table:table-cell>
        </table:table-row>
        <table:table-row table:style-name="ro1">
          <table:table-cell office:value-type="string">
            <text:p>AVK</text:p>
          </table:table-cell>
          <table:table-cell office:value-type="string">
            <text:p>Advent Convertible and Income</text:p>
          </table:table-cell>
        </table:table-row>
        <table:table-row table:style-name="ro1">
          <table:table-cell office:value-type="string">
            <text:p>AVLP</text:p>
          </table:table-cell>
          <table:table-cell office:value-type="string">
            <text:p>Avalanche International Corp</text:p>
          </table:table-cell>
        </table:table-row>
        <table:table-row table:style-name="ro1">
          <table:table-cell office:value-type="string">
            <text:p>AVLR</text:p>
          </table:table-cell>
          <table:table-cell office:value-type="string">
            <text:p>Avalara Inc</text:p>
          </table:table-cell>
        </table:table-row>
        <table:table-row table:style-name="ro1">
          <table:table-cell office:value-type="string">
            <text:p>AVLS</text:p>
          </table:table-cell>
          <table:table-cell office:value-type="string">
            <text:p>Advanced Lighting Solutions, Inc.</text:p>
          </table:table-cell>
        </table:table-row>
        <table:table-row table:style-name="ro1">
          <table:table-cell office:value-type="string">
            <text:p>AVMR</text:p>
          </table:table-cell>
          <table:table-cell office:value-type="string">
            <text:p>Avra Med Robotics Inc.</text:p>
          </table:table-cell>
        </table:table-row>
        <table:table-row table:style-name="ro1">
          <table:table-cell office:value-type="string">
            <text:p>AVMR</text:p>
          </table:table-cell>
          <table:table-cell office:value-type="string">
            <text:p>Avra Med Robotics Inc.</text:p>
          </table:table-cell>
        </table:table-row>
        <table:table-row table:style-name="ro1">
          <table:table-cell office:value-type="string">
            <text:p>AVMXF</text:p>
          </table:table-cell>
          <table:table-cell office:value-type="string">
            <text:p>Avita Medical Ltd.</text:p>
          </table:table-cell>
        </table:table-row>
        <table:table-row table:style-name="ro1">
          <table:table-cell office:value-type="string">
            <text:p>AVNE</text:p>
          </table:table-cell>
          <table:table-cell office:value-type="string">
            <text:p>Aventura Equities, Inc.</text:p>
          </table:table-cell>
        </table:table-row>
        <table:table-row table:style-name="ro1">
          <table:table-cell office:value-type="string">
            <text:p>AVNS</text:p>
          </table:table-cell>
          <table:table-cell office:value-type="string">
            <text:p>Avanos Medical Inc</text:p>
          </table:table-cell>
        </table:table-row>
        <table:table-row table:style-name="ro1">
          <table:table-cell office:value-type="string">
            <text:p>AVNT</text:p>
          </table:table-cell>
          <table:table-cell office:value-type="string">
            <text:p>Avient Corporation</text:p>
          </table:table-cell>
        </table:table-row>
        <table:table-row table:style-name="ro1">
          <table:table-cell office:value-type="string">
            <text:p>AVNW</text:p>
          </table:table-cell>
          <table:table-cell office:value-type="string">
            <text:p>Aviat Networks Inc</text:p>
          </table:table-cell>
        </table:table-row>
        <table:table-row table:style-name="ro1">
          <table:table-cell office:value-type="string">
            <text:p>AVO</text:p>
          </table:table-cell>
          <table:table-cell office:value-type="string">
            <text:p>Mission Produce Inc</text:p>
          </table:table-cell>
        </table:table-row>
        <table:table-row table:style-name="ro1">
          <table:table-cell office:value-type="string">
            <text:p>AVOA</text:p>
          </table:table-cell>
          <table:table-cell office:value-type="string">
            <text:p>Avoca LLC</text:p>
          </table:table-cell>
        </table:table-row>
        <table:table-row table:style-name="ro1">
          <table:table-cell office:value-type="string">
            <text:p>AVOI</text:p>
          </table:table-cell>
          <table:table-cell office:value-type="string">
            <text:p>Advanced Voice Recognition Systems, Inc.</text:p>
          </table:table-cell>
        </table:table-row>
        <table:table-row table:style-name="ro1">
          <table:table-cell office:value-type="string">
            <text:p>AVOT</text:p>
          </table:table-cell>
          <table:table-cell office:value-type="string">
            <text:p>American Video Teleconferencing Corp.</text:p>
          </table:table-cell>
        </table:table-row>
        <table:table-row table:style-name="ro1">
          <table:table-cell office:value-type="string">
            <text:p>AVOZ</text:p>
          </table:table-cell>
          <table:table-cell office:value-type="string">
            <text:p>Altavoz Entertainment, Inc.</text:p>
          </table:table-cell>
        </table:table-row>
        <table:table-row table:style-name="ro1">
          <table:table-cell office:value-type="string">
            <text:p>AVPI</text:p>
          </table:table-cell>
          <table:table-cell office:value-type="string">
            <text:p>AVP, Inc.</text:p>
          </table:table-cell>
        </table:table-row>
        <table:table-row table:style-name="ro1">
          <table:table-cell office:value-type="string">
            <text:p>AVRI</text:p>
          </table:table-cell>
          <table:table-cell office:value-type="string">
            <text:p>Averox, Inc.</text:p>
          </table:table-cell>
        </table:table-row>
        <table:table-row table:style-name="ro1">
          <table:table-cell office:value-type="string">
            <text:p>AVRO</text:p>
          </table:table-cell>
          <table:table-cell office:value-type="string">
            <text:p>Avrobio Inc</text:p>
          </table:table-cell>
        </table:table-row>
        <table:table-row table:style-name="ro1">
          <table:table-cell office:value-type="string">
            <text:p>AVSR</text:p>
          </table:table-cell>
          <table:table-cell office:value-type="string">
            <text:p>Avistar Communications Corp.</text:p>
          </table:table-cell>
        </table:table-row>
        <table:table-row table:style-name="ro1">
          <table:table-cell office:value-type="string">
            <text:p>AVT</text:p>
          </table:table-cell>
          <table:table-cell office:value-type="string">
            <text:p>Avnet Inc</text:p>
          </table:table-cell>
        </table:table-row>
        <table:table-row table:style-name="ro1">
          <table:table-cell office:value-type="string">
            <text:p>AVTD</text:p>
          </table:table-cell>
          <table:table-cell office:value-type="string">
            <text:p>Artventive Medical Group, Inc.</text:p>
          </table:table-cell>
        </table:table-row>
        <table:table-row table:style-name="ro1">
          <table:table-cell office:value-type="string">
            <text:p>AVTO</text:p>
          </table:table-cell>
          <table:table-cell office:value-type="string">
            <text:p>Avantogen Oncology, Inc.</text:p>
          </table:table-cell>
        </table:table-row>
        <table:table-row table:style-name="ro1">
          <table:table-cell office:value-type="string">
            <text:p>AVTR</text:p>
          </table:table-cell>
          <table:table-cell office:value-type="string">
            <text:p>Avantor Inc</text:p>
          </table:table-cell>
        </table:table-row>
        <table:table-row table:style-name="ro1">
          <table:table-cell office:value-type="string">
            <text:p>AVTR-A</text:p>
          </table:table-cell>
          <table:table-cell office:value-type="string">
            <text:p>Avantor Inc</text:p>
          </table:table-cell>
        </table:table-row>
        <table:table-row table:style-name="ro1">
          <table:table-cell office:value-type="string">
            <text:p>AVXL</text:p>
          </table:table-cell>
          <table:table-cell office:value-type="string">
            <text:p>Anavex Life Sciences Corp</text:p>
          </table:table-cell>
        </table:table-row>
        <table:table-row table:style-name="ro1">
          <table:table-cell office:value-type="string">
            <text:p>AVXT</text:p>
          </table:table-cell>
          <table:table-cell office:value-type="string">
            <text:p>AVAX Technologies, Inc.</text:p>
          </table:table-cell>
        </table:table-row>
        <table:table-row table:style-name="ro1">
          <table:table-cell office:value-type="string">
            <text:p>AVY</text:p>
          </table:table-cell>
          <table:table-cell office:value-type="string">
            <text:p>Avery Dennison Corp</text:p>
          </table:table-cell>
        </table:table-row>
        <table:table-row table:style-name="ro1">
          <table:table-cell office:value-type="string">
            <text:p>AVYA</text:p>
          </table:table-cell>
          <table:table-cell office:value-type="string">
            <text:p>Avaya Holdings Corp</text:p>
          </table:table-cell>
        </table:table-row>
        <table:table-row table:style-name="ro1">
          <table:table-cell office:value-type="string">
            <text:p>AVYAW</text:p>
          </table:table-cell>
          <table:table-cell office:value-type="string">
            <text:p>Avaya Holdings Corp.</text:p>
          </table:table-cell>
        </table:table-row>
        <table:table-row table:style-name="ro1">
          <table:table-cell office:value-type="string">
            <text:p>AWEB</text:p>
          </table:table-cell>
          <table:table-cell office:value-type="string">
            <text:p>Areti Web Innovations, Inc.</text:p>
          </table:table-cell>
        </table:table-row>
        <table:table-row table:style-name="ro1">
          <table:table-cell office:value-type="string">
            <text:p>AWF</text:p>
          </table:table-cell>
          <table:table-cell office:value-type="string">
            <text:p>AllianceBernstein Global High Income Fund Inc</text:p>
          </table:table-cell>
        </table:table-row>
        <table:table-row table:style-name="ro1">
          <table:table-cell office:value-type="string">
            <text:p>AWGI</text:p>
          </table:table-cell>
          <table:table-cell office:value-type="string">
            <text:p>Ambient Water Corporation</text:p>
          </table:table-cell>
        </table:table-row>
        <table:table-row table:style-name="ro1">
          <table:table-cell office:value-type="string">
            <text:p>AWGL</text:p>
          </table:table-cell>
          <table:table-cell office:value-type="string">
            <text:p>AWG, Ltd.</text:p>
          </table:table-cell>
        </table:table-row>
        <table:table-row table:style-name="ro1">
          <table:table-cell office:value-type="string">
            <text:p>AWH</text:p>
          </table:table-cell>
          <table:table-cell office:value-type="string">
            <text:p>Aspira Women''s Health Inc</text:p>
          </table:table-cell>
        </table:table-row>
        <table:table-row table:style-name="ro1">
          <table:table-cell office:value-type="string">
            <text:p>AWH</text:p>
          </table:table-cell>
          <table:table-cell office:value-type="string">
            <text:p>Aspira Women's Health Inc.</text:p>
          </table:table-cell>
        </table:table-row>
        <table:table-row table:style-name="ro1">
          <table:table-cell office:value-type="string">
            <text:p>AWHI</text:p>
          </table:table-cell>
          <table:table-cell office:value-type="string">
            <text:p>ANGO World Holdings, Inc.</text:p>
          </table:table-cell>
        </table:table-row>
        <table:table-row table:style-name="ro1">
          <table:table-cell office:value-type="string">
            <text:p>AWI</text:p>
          </table:table-cell>
          <table:table-cell office:value-type="string">
            <text:p>Armstrong World Industries Inc</text:p>
          </table:table-cell>
        </table:table-row>
        <table:table-row table:style-name="ro1">
          <table:table-cell office:value-type="string">
            <text:p>AWK</text:p>
          </table:table-cell>
          <table:table-cell office:value-type="string">
            <text:p>American Water Works Co Inc</text:p>
          </table:table-cell>
        </table:table-row>
        <table:table-row table:style-name="ro1">
          <table:table-cell office:value-type="string">
            <text:p>AWKS</text:p>
          </table:table-cell>
          <table:table-cell office:value-type="string">
            <text:p>AmeriWorks, Inc.</text:p>
          </table:table-cell>
        </table:table-row>
        <table:table-row table:style-name="ro1">
          <table:table-cell office:value-type="string">
            <text:p>AWON</text:p>
          </table:table-cell>
          <table:table-cell office:value-type="string">
            <text:p>A1 Group, Inc.</text:p>
          </table:table-cell>
        </table:table-row>
        <table:table-row table:style-name="ro1">
          <table:table-cell office:value-type="string">
            <text:p>AWP</text:p>
          </table:table-cell>
          <table:table-cell office:value-type="string">
            <text:p>Aberdeen Global Premier Properties Fund</text:p>
          </table:table-cell>
        </table:table-row>
        <table:table-row table:style-name="ro1">
          <table:table-cell office:value-type="string">
            <text:p>AWR</text:p>
          </table:table-cell>
          <table:table-cell office:value-type="string">
            <text:p>American States Water Co</text:p>
          </table:table-cell>
        </table:table-row>
        <table:table-row table:style-name="ro1">
          <table:table-cell office:value-type="string">
            <text:p>AWRE</text:p>
          </table:table-cell>
          <table:table-cell office:value-type="string">
            <text:p>Aware Inc-MA</text:p>
          </table:table-cell>
        </table:table-row>
        <table:table-row table:style-name="ro1">
          <table:table-cell office:value-type="string">
            <text:p>AWRY</text:p>
          </table:table-cell>
          <table:table-cell office:value-type="string">
            <text:p>Allegheny &amp; Western Railway Co.</text:p>
          </table:table-cell>
        </table:table-row>
        <table:table-row table:style-name="ro1">
          <table:table-cell office:value-type="string">
            <text:p>AWSI</text:p>
          </table:table-cell>
          <table:table-cell office:value-type="string">
            <text:p>ARIA Wireless Systems, Inc.</text:p>
          </table:table-cell>
        </table:table-row>
        <table:table-row table:style-name="ro1">
          <table:table-cell office:value-type="string">
            <text:p>AWSL</text:p>
          </table:table-cell>
          <table:table-cell office:value-type="string">
            <text:p>Atlantic Wind &amp; Solar, Inc.</text:p>
          </table:table-cell>
        </table:table-row>
        <table:table-row table:style-name="ro1">
          <table:table-cell office:value-type="string">
            <text:p>AWSM</text:p>
          </table:table-cell>
          <table:table-cell office:value-type="string">
            <text:p>Cool Holdings Inc</text:p>
          </table:table-cell>
        </table:table-row>
        <table:table-row table:style-name="ro1">
          <table:table-cell office:value-type="string">
            <text:p>AWSM</text:p>
          </table:table-cell>
          <table:table-cell office:value-type="string">
            <text:p>Cool Holdings Inc.</text:p>
          </table:table-cell>
        </table:table-row>
        <table:table-row table:style-name="ro1">
          <table:table-cell office:value-type="string">
            <text:p>AWWC</text:p>
          </table:table-cell>
          <table:table-cell office:value-type="string">
            <text:p>Access Worldwide Communications, Inc.</text:p>
          </table:table-cell>
        </table:table-row>
        <table:table-row table:style-name="ro1">
          <table:table-cell office:value-type="string">
            <text:p>AWWI</text:p>
          </table:table-cell>
          <table:table-cell office:value-type="string">
            <text:p>Alpha Wastewater Inc</text:p>
          </table:table-cell>
        </table:table-row>
        <table:table-row table:style-name="ro1">
          <table:table-cell office:value-type="string">
            <text:p>AWX</text:p>
          </table:table-cell>
          <table:table-cell office:value-type="string">
            <text:p>Avalon Holdings Corp</text:p>
          </table:table-cell>
        </table:table-row>
        <table:table-row table:style-name="ro1">
          <table:table-cell office:value-type="string">
            <text:p>AX</text:p>
          </table:table-cell>
          <table:table-cell office:value-type="string">
            <text:p>Axos Financial Inc</text:p>
          </table:table-cell>
        </table:table-row>
        <table:table-row table:style-name="ro1">
          <table:table-cell office:value-type="string">
            <text:p>AXAS</text:p>
          </table:table-cell>
          <table:table-cell office:value-type="string">
            <text:p>Abraxas Petroleum Corp</text:p>
          </table:table-cell>
        </table:table-row>
        <table:table-row table:style-name="ro1">
          <table:table-cell office:value-type="string">
            <text:p>AXCG</text:p>
          </table:table-cell>
          <table:table-cell office:value-type="string">
            <text:p>Eyes on the Go, Inc.</text:p>
          </table:table-cell>
        </table:table-row>
        <table:table-row table:style-name="ro1">
          <table:table-cell office:value-type="string">
            <text:p>AXDX</text:p>
          </table:table-cell>
          <table:table-cell office:value-type="string">
            <text:p>Accelerate Diagnostics Inc</text:p>
          </table:table-cell>
        </table:table-row>
        <table:table-row table:style-name="ro1">
          <table:table-cell office:value-type="string">
            <text:p>AXE</text:p>
          </table:table-cell>
          <table:table-cell office:value-type="string">
            <text:p>Anixter International Inc</text:p>
          </table:table-cell>
        </table:table-row>
        <table:table-row table:style-name="ro1">
          <table:table-cell office:value-type="string">
            <text:p>AXGN</text:p>
          </table:table-cell>
          <table:table-cell office:value-type="string">
            <text:p>AxoGen Inc</text:p>
          </table:table-cell>
        </table:table-row>
        <table:table-row table:style-name="ro1">
          <table:table-cell office:value-type="string">
            <text:p>AXGT</text:p>
          </table:table-cell>
          <table:table-cell office:value-type="string">
            <text:p>Axovant Gene Therapies Ltd</text:p>
          </table:table-cell>
        </table:table-row>
        <table:table-row table:style-name="ro1">
          <table:table-cell office:value-type="string">
            <text:p>AXIM</text:p>
          </table:table-cell>
          <table:table-cell office:value-type="string">
            <text:p>Axim Biotechnologies, Inc.</text:p>
          </table:table-cell>
        </table:table-row>
        <table:table-row table:style-name="ro1">
          <table:table-cell office:value-type="string">
            <text:p>AXL</text:p>
          </table:table-cell>
          <table:table-cell office:value-type="string">
            <text:p>American Axle &amp; Manufacturing Holdings Inc</text:p>
          </table:table-cell>
        </table:table-row>
        <table:table-row table:style-name="ro1">
          <table:table-cell office:value-type="string">
            <text:p>AXLA</text:p>
          </table:table-cell>
          <table:table-cell office:value-type="string">
            <text:p>Axcella Health Inc</text:p>
          </table:table-cell>
        </table:table-row>
        <table:table-row table:style-name="ro1">
          <table:table-cell office:value-type="string">
            <text:p>AXLE</text:p>
          </table:table-cell>
          <table:table-cell office:value-type="string">
            <text:p>T.J.T., Inc.</text:p>
          </table:table-cell>
        </table:table-row>
        <table:table-row table:style-name="ro1">
          <table:table-cell office:value-type="string">
            <text:p>AXLX</text:p>
          </table:table-cell>
          <table:table-cell office:value-type="string">
            <text:p>Axiologix, Inc.</text:p>
          </table:table-cell>
        </table:table-row>
        <table:table-row table:style-name="ro1">
          <table:table-cell office:value-type="string">
            <text:p>AXMA</text:p>
          </table:table-cell>
          <table:table-cell office:value-type="string">
            <text:p>Axiom Management, Inc.</text:p>
          </table:table-cell>
        </table:table-row>
        <table:table-row table:style-name="ro1">
          <table:table-cell office:value-type="string">
            <text:p>AXMP</text:p>
          </table:table-cell>
          <table:table-cell office:value-type="string">
            <text:p>AXM Pharma, Inc.</text:p>
          </table:table-cell>
        </table:table-row>
        <table:table-row table:style-name="ro1">
          <table:table-cell office:value-type="string">
            <text:p>AXNX</text:p>
          </table:table-cell>
          <table:table-cell office:value-type="string">
            <text:p>Axonics Modulation Technologies Inc</text:p>
          </table:table-cell>
        </table:table-row>
        <table:table-row table:style-name="ro1">
          <table:table-cell office:value-type="string">
            <text:p>AXO</text:p>
          </table:table-cell>
          <table:table-cell office:value-type="string">
            <text:p>Axos Financial Inc</text:p>
          </table:table-cell>
        </table:table-row>
        <table:table-row table:style-name="ro1">
          <table:table-cell office:value-type="string">
            <text:p>AXP</text:p>
          </table:table-cell>
          <table:table-cell office:value-type="string">
            <text:p>American Express Co</text:p>
          </table:table-cell>
        </table:table-row>
        <table:table-row table:style-name="ro1">
          <table:table-cell office:value-type="string">
            <text:p>AXPLF</text:p>
          </table:table-cell>
          <table:table-cell office:value-type="string">
            <text:p>Arabella Exploration, Inc.</text:p>
          </table:table-cell>
        </table:table-row>
        <table:table-row table:style-name="ro1">
          <table:table-cell office:value-type="string">
            <text:p>AXPT</text:p>
          </table:table-cell>
          <table:table-cell office:value-type="string">
            <text:p>Axis Petroleum Co.</text:p>
          </table:table-cell>
        </table:table-row>
        <table:table-row table:style-name="ro1">
          <table:table-cell office:value-type="string">
            <text:p>AXPWQ</text:p>
          </table:table-cell>
          <table:table-cell office:value-type="string">
            <text:p>Axion Power International, Inc.</text:p>
          </table:table-cell>
        </table:table-row>
        <table:table-row table:style-name="ro1">
          <table:table-cell office:value-type="string">
            <text:p>AXR</text:p>
          </table:table-cell>
          <table:table-cell office:value-type="string">
            <text:p>AMREP Corp</text:p>
          </table:table-cell>
        </table:table-row>
        <table:table-row table:style-name="ro1">
          <table:table-cell office:value-type="string">
            <text:p>AXRX</text:p>
          </table:table-cell>
          <table:table-cell office:value-type="string">
            <text:p>Amexdrug Corp.</text:p>
          </table:table-cell>
        </table:table-row>
        <table:table-row table:style-name="ro1">
          <table:table-cell office:value-type="string">
            <text:p>AXS</text:p>
          </table:table-cell>
          <table:table-cell office:value-type="string">
            <text:p>Axis Capital Holdings Ltd</text:p>
          </table:table-cell>
        </table:table-row>
        <table:table-row table:style-name="ro1">
          <table:table-cell office:value-type="string">
            <text:p>AXS-E</text:p>
          </table:table-cell>
          <table:table-cell office:value-type="string">
            <text:p>Axis Capital Holdings Ltd</text:p>
          </table:table-cell>
        </table:table-row>
        <table:table-row table:style-name="ro1">
          <table:table-cell office:value-type="string">
            <text:p>AXSM</text:p>
          </table:table-cell>
          <table:table-cell office:value-type="string">
            <text:p>Axsome Therapeutics Inc</text:p>
          </table:table-cell>
        </table:table-row>
        <table:table-row table:style-name="ro1">
          <table:table-cell office:value-type="string">
            <text:p>AXTA</text:p>
          </table:table-cell>
          <table:table-cell office:value-type="string">
            <text:p>Axalta Coating Systems Ltd</text:p>
          </table:table-cell>
        </table:table-row>
        <table:table-row table:style-name="ro1">
          <table:table-cell office:value-type="string">
            <text:p>AXTG</text:p>
          </table:table-cell>
          <table:table-cell office:value-type="string">
            <text:p>Axis Technologies Group, Inc.</text:p>
          </table:table-cell>
        </table:table-row>
        <table:table-row table:style-name="ro1">
          <table:table-cell office:value-type="string">
            <text:p>AXTI</text:p>
          </table:table-cell>
          <table:table-cell office:value-type="string">
            <text:p>AXT Inc</text:p>
          </table:table-cell>
        </table:table-row>
        <table:table-row table:style-name="ro1">
          <table:table-cell office:value-type="string">
            <text:p>AXU</text:p>
          </table:table-cell>
          <table:table-cell office:value-type="string">
            <text:p>Alexco Resource Corp</text:p>
          </table:table-cell>
        </table:table-row>
        <table:table-row table:style-name="ro1">
          <table:table-cell office:value-type="string">
            <text:p>AXXA</text:p>
          </table:table-cell>
          <table:table-cell office:value-type="string">
            <text:p>Exxe Group Inc.</text:p>
          </table:table-cell>
        </table:table-row>
        <table:table-row table:style-name="ro1">
          <table:table-cell office:value-type="string">
            <text:p>AY</text:p>
          </table:table-cell>
          <table:table-cell office:value-type="string">
            <text:p>Atlantica Yield plc</text:p>
          </table:table-cell>
        </table:table-row>
        <table:table-row table:style-name="ro1">
          <table:table-cell office:value-type="string">
            <text:p>AYAG</text:p>
          </table:table-cell>
          <table:table-cell office:value-type="string">
            <text:p>AMAYA GLOBAL HLDGS CORP.</text:p>
          </table:table-cell>
        </table:table-row>
        <table:table-row table:style-name="ro1">
          <table:table-cell office:value-type="string">
            <text:p>AYHC</text:p>
          </table:table-cell>
          <table:table-cell office:value-type="string">
            <text:p>Ability Holding Corp.</text:p>
          </table:table-cell>
        </table:table-row>
        <table:table-row table:style-name="ro1">
          <table:table-cell office:value-type="string">
            <text:p>AYI</text:p>
          </table:table-cell>
          <table:table-cell office:value-type="string">
            <text:p>Acuity Brands Inc</text:p>
          </table:table-cell>
        </table:table-row>
        <table:table-row table:style-name="ro1">
          <table:table-cell office:value-type="string">
            <text:p>AYLA</text:p>
          </table:table-cell>
          <table:table-cell office:value-type="string">
            <text:p>Ayala Pharmaceuticals Inc</text:p>
          </table:table-cell>
        </table:table-row>
        <table:table-row table:style-name="ro1">
          <table:table-cell office:value-type="string">
            <text:p>AYRO</text:p>
          </table:table-cell>
          <table:table-cell office:value-type="string">
            <text:p>AYRO Inc</text:p>
          </table:table-cell>
        </table:table-row>
        <table:table-row table:style-name="ro1">
          <table:table-cell office:value-type="string">
            <text:p>AYRO</text:p>
          </table:table-cell>
          <table:table-cell office:value-type="string">
            <text:p>Ayro, Inc.</text:p>
          </table:table-cell>
        </table:table-row>
        <table:table-row table:style-name="ro1">
          <table:table-cell office:value-type="string">
            <text:p>AYTU</text:p>
          </table:table-cell>
          <table:table-cell office:value-type="string">
            <text:p>Aytu BioScience Inc</text:p>
          </table:table-cell>
        </table:table-row>
        <table:table-row table:style-name="ro1">
          <table:table-cell office:value-type="string">
            <text:p>AYTUW</text:p>
          </table:table-cell>
          <table:table-cell office:value-type="string">
            <text:p>Aytu BioScience, Inc.</text:p>
          </table:table-cell>
        </table:table-row>
        <table:table-row table:style-name="ro1">
          <table:table-cell office:value-type="string">
            <text:p>AYTUZ</text:p>
          </table:table-cell>
          <table:table-cell office:value-type="string">
            <text:p>Aytu BioScience, Inc.</text:p>
          </table:table-cell>
        </table:table-row>
        <table:table-row table:style-name="ro1">
          <table:table-cell office:value-type="string">
            <text:p>AYX</text:p>
          </table:table-cell>
          <table:table-cell office:value-type="string">
            <text:p>Alteryx Inc</text:p>
          </table:table-cell>
        </table:table-row>
        <table:table-row table:style-name="ro1">
          <table:table-cell office:value-type="string">
            <text:p>AZDDQ</text:p>
          </table:table-cell>
          <table:table-cell office:value-type="string">
            <text:p>Azure Dynamics Corp.</text:p>
          </table:table-cell>
        </table:table-row>
        <table:table-row table:style-name="ro1">
          <table:table-cell office:value-type="string">
            <text:p>AZEK</text:p>
          </table:table-cell>
          <table:table-cell office:value-type="string">
            <text:p>AZEK Co Inc-The</text:p>
          </table:table-cell>
        </table:table-row>
        <table:table-row table:style-name="ro1">
          <table:table-cell office:value-type="string">
            <text:p>AZGFF</text:p>
          </table:table-cell>
          <table:table-cell office:value-type="string">
            <text:p>Azteca Gold Corp.</text:p>
          </table:table-cell>
        </table:table-row>
        <table:table-row table:style-name="ro1">
          <table:table-cell office:value-type="string">
            <text:p>AZGSQ</text:p>
          </table:table-cell>
          <table:table-cell office:value-type="string">
            <text:p>Aztec Oil &amp; Gas, Inc.</text:p>
          </table:table-cell>
        </table:table-row>
        <table:table-row table:style-name="ro1">
          <table:table-cell office:value-type="string">
            <text:p>AZIL</text:p>
          </table:table-cell>
          <table:table-cell office:value-type="string">
            <text:p>Aziel Corporation</text:p>
          </table:table-cell>
        </table:table-row>
        <table:table-row table:style-name="ro1">
          <table:table-cell office:value-type="string">
            <text:p>AZLCZ</text:p>
          </table:table-cell>
          <table:table-cell office:value-type="string">
            <text:p>Aztec Land &amp; Cattle Co., Ltd.</text:p>
          </table:table-cell>
        </table:table-row>
        <table:table-row table:style-name="ro1">
          <table:table-cell office:value-type="string">
            <text:p>AZN</text:p>
          </table:table-cell>
          <table:table-cell office:value-type="string">
            <text:p>AstraZeneca PLC</text:p>
          </table:table-cell>
        </table:table-row>
        <table:table-row table:style-name="ro1">
          <table:table-cell office:value-type="string">
            <text:p>AZO</text:p>
          </table:table-cell>
          <table:table-cell office:value-type="string">
            <text:p>AutoZone Inc</text:p>
          </table:table-cell>
        </table:table-row>
        <table:table-row table:style-name="ro1">
          <table:table-cell office:value-type="string">
            <text:p>AZPN</text:p>
          </table:table-cell>
          <table:table-cell office:value-type="string">
            <text:p>Aspen Technology Inc</text:p>
          </table:table-cell>
        </table:table-row>
        <table:table-row table:style-name="ro1">
          <table:table-cell office:value-type="string">
            <text:p>AZRE</text:p>
          </table:table-cell>
          <table:table-cell office:value-type="string">
            <text:p>Azure Power Global Ltd</text:p>
          </table:table-cell>
        </table:table-row>
        <table:table-row table:style-name="ro1">
          <table:table-cell office:value-type="string">
            <text:p>AZRH</text:p>
          </table:table-cell>
          <table:table-cell office:value-type="string">
            <text:p>Azure Holding Group Corp</text:p>
          </table:table-cell>
        </table:table-row>
        <table:table-row table:style-name="ro1">
          <table:table-cell office:value-type="string">
            <text:p>AZRX</text:p>
          </table:table-cell>
          <table:table-cell office:value-type="string">
            <text:p>AzurRx BioPharma Inc</text:p>
          </table:table-cell>
        </table:table-row>
        <table:table-row table:style-name="ro1">
          <table:table-cell office:value-type="string">
            <text:p>AZUL</text:p>
          </table:table-cell>
          <table:table-cell office:value-type="string">
            <text:p>Azul SA</text:p>
          </table:table-cell>
        </table:table-row>
        <table:table-row table:style-name="ro1">
          <table:table-cell office:value-type="string">
            <text:p>AZYO</text:p>
          </table:table-cell>
          <table:table-cell office:value-type="string">
            <text:p>Aziyo Biologics Inc</text:p>
          </table:table-cell>
        </table:table-row>
        <table:table-row table:style-name="ro1">
          <table:table-cell office:value-type="string">
            <text:p>AZZ</text:p>
          </table:table-cell>
          <table:table-cell office:value-type="string">
            <text:p>AZZ Inc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arnes Group Inc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oeing Co-The</text:p>
          </table:table-cell>
        </table:table-row>
        <table:table-row table:style-name="ro1">
          <table:table-cell office:value-type="string">
            <text:p>BABA</text:p>
          </table:table-cell>
          <table:table-cell office:value-type="string">
            <text:p>Alibaba Group Holding Ltd</text:p>
          </table:table-cell>
        </table:table-row>
        <table:table-row table:style-name="ro1">
          <table:table-cell office:value-type="string">
            <text:p>BABB</text:p>
          </table:table-cell>
          <table:table-cell office:value-type="string">
            <text:p>BAB, Inc.</text:p>
          </table:table-cell>
        </table:table-row>
        <table:table-row table:style-name="ro1">
          <table:table-cell office:value-type="string">
            <text:p>BABL</text:p>
          </table:table-cell>
          <table:table-cell office:value-type="string">
            <text:p>Buildablock Corp.</text:p>
          </table:table-cell>
        </table:table-row>
        <table:table-row table:style-name="ro1">
          <table:table-cell office:value-type="string">
            <text:p>BAC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A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B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C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E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K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L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M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C-N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ADG</text:p>
          </table:table-cell>
          <table:table-cell office:value-type="string">
            <text:p>Badger St Ethanol LLC</text:p>
          </table:table-cell>
        </table:table-row>
        <table:table-row table:style-name="ro1">
          <table:table-cell office:value-type="string">
            <text:p>BADGA</text:p>
          </table:table-cell>
          <table:table-cell office:value-type="string">
            <text:p>Badger St Ethanol LLC</text:p>
          </table:table-cell>
        </table:table-row>
        <table:table-row table:style-name="ro1">
          <table:table-cell office:value-type="string">
            <text:p>BAF</text:p>
          </table:table-cell>
          <table:table-cell office:value-type="string">
            <text:p>BlackRock Municipal Income Investment Quality Trust</text:p>
          </table:table-cell>
        </table:table-row>
        <table:table-row table:style-name="ro1">
          <table:table-cell office:value-type="string">
            <text:p>BAH</text:p>
          </table:table-cell>
          <table:table-cell office:value-type="string">
            <text:p>Booz Allen Hamilton Holding Corp</text:p>
          </table:table-cell>
        </table:table-row>
        <table:table-row table:style-name="ro1">
          <table:table-cell office:value-type="string">
            <text:p>BAK</text:p>
          </table:table-cell>
          <table:table-cell office:value-type="string">
            <text:p>Braskem SA</text:p>
          </table:table-cell>
        </table:table-row>
        <table:table-row table:style-name="ro1">
          <table:table-cell office:value-type="string">
            <text:p>BAM</text:p>
          </table:table-cell>
          <table:table-cell office:value-type="string">
            <text:p>Brookfield Asset Management Inc</text:p>
          </table:table-cell>
        </table:table-row>
        <table:table-row table:style-name="ro1">
          <table:table-cell office:value-type="string">
            <text:p>BANC</text:p>
          </table:table-cell>
          <table:table-cell office:value-type="string">
            <text:p>Banc of California Inc</text:p>
          </table:table-cell>
        </table:table-row>
        <table:table-row table:style-name="ro1">
          <table:table-cell office:value-type="string">
            <text:p>BANC-D</text:p>
          </table:table-cell>
          <table:table-cell office:value-type="string">
            <text:p>Banc of California Inc</text:p>
          </table:table-cell>
        </table:table-row>
        <table:table-row table:style-name="ro1">
          <table:table-cell office:value-type="string">
            <text:p>BANC-E</text:p>
          </table:table-cell>
          <table:table-cell office:value-type="string">
            <text:p>Banc of California Inc</text:p>
          </table:table-cell>
        </table:table-row>
        <table:table-row table:style-name="ro1">
          <table:table-cell office:value-type="string">
            <text:p>BAND</text:p>
          </table:table-cell>
          <table:table-cell office:value-type="string">
            <text:p>Bandwidth Inc</text:p>
          </table:table-cell>
        </table:table-row>
        <table:table-row table:style-name="ro1">
          <table:table-cell office:value-type="string">
            <text:p>BANF</text:p>
          </table:table-cell>
          <table:table-cell office:value-type="string">
            <text:p>BancFirst Corp</text:p>
          </table:table-cell>
        </table:table-row>
        <table:table-row table:style-name="ro1">
          <table:table-cell office:value-type="string">
            <text:p>BANGN</text:p>
          </table:table-cell>
          <table:table-cell office:value-type="string">
            <text:p>Emera Maine </text:p>
          </table:table-cell>
        </table:table-row>
        <table:table-row table:style-name="ro1">
          <table:table-cell office:value-type="string">
            <text:p>BANI</text:p>
          </table:table-cell>
          <table:table-cell office:value-type="string">
            <text:p>Banneker, Inc.</text:p>
          </table:table-cell>
        </table:table-row>
        <table:table-row table:style-name="ro1">
          <table:table-cell office:value-type="string">
            <text:p>BANJ</text:p>
          </table:table-cell>
          <table:table-cell office:value-type="string">
            <text:p>Banjo &amp; Matilda, Inc.</text:p>
          </table:table-cell>
        </table:table-row>
        <table:table-row table:style-name="ro1">
          <table:table-cell office:value-type="string">
            <text:p>BANM</text:p>
          </table:table-cell>
          <table:table-cell office:value-type="string">
            <text:p>BANNER ENERGY SVCS CORP.</text:p>
          </table:table-cell>
        </table:table-row>
        <table:table-row table:style-name="ro1">
          <table:table-cell office:value-type="string">
            <text:p>BANR</text:p>
          </table:table-cell>
          <table:table-cell office:value-type="string">
            <text:p>Banner Corp</text:p>
          </table:table-cell>
        </table:table-row>
        <table:table-row table:style-name="ro1">
          <table:table-cell office:value-type="string">
            <text:p>BANT</text:p>
          </table:table-cell>
          <table:table-cell office:value-type="string">
            <text:p>Bantek Inc.</text:p>
          </table:table-cell>
        </table:table-row>
        <table:table-row table:style-name="ro1">
          <table:table-cell office:value-type="string">
            <text:p>BANX</text:p>
          </table:table-cell>
          <table:table-cell office:value-type="string">
            <text:p>StoneCastle Financial Corp</text:p>
          </table:table-cell>
        </table:table-row>
        <table:table-row table:style-name="ro1">
          <table:table-cell office:value-type="string">
            <text:p>BAP</text:p>
          </table:table-cell>
          <table:table-cell office:value-type="string">
            <text:p>Credicorp Ltd</text:p>
          </table:table-cell>
        </table:table-row>
        <table:table-row table:style-name="ro1">
          <table:table-cell office:value-type="string">
            <text:p>BASA</text:p>
          </table:table-cell>
          <table:table-cell office:value-type="string">
            <text:p>Basanite Inc.</text:p>
          </table:table-cell>
        </table:table-row>
        <table:table-row table:style-name="ro1">
          <table:table-cell office:value-type="string">
            <text:p>BASI</text:p>
          </table:table-cell>
          <table:table-cell office:value-type="string">
            <text:p>Bioanalytical Systems Inc</text:p>
          </table:table-cell>
        </table:table-row>
        <table:table-row table:style-name="ro1">
          <table:table-cell office:value-type="string">
            <text:p>BASWW</text:p>
          </table:table-cell>
          <table:table-cell office:value-type="string">
            <text:p>Basic Energy Services, Inc.</text:p>
          </table:table-cell>
        </table:table-row>
        <table:table-row table:style-name="ro1">
          <table:table-cell office:value-type="string">
            <text:p>BASX</text:p>
          </table:table-cell>
          <table:table-cell office:value-type="string">
            <text:p>Basic Energy Services, Inc.</text:p>
          </table:table-cell>
        </table:table-row>
        <table:table-row table:style-name="ro1">
          <table:table-cell office:value-type="string">
            <text:p>BATL</text:p>
          </table:table-cell>
          <table:table-cell office:value-type="string">
            <text:p>Battalion Oil Corp</text:p>
          </table:table-cell>
        </table:table-row>
        <table:table-row table:style-name="ro1">
          <table:table-cell office:value-type="string">
            <text:p>BATRA</text:p>
          </table:table-cell>
          <table:table-cell office:value-type="string">
            <text:p>Liberty Media Corp-Liberty Braves</text:p>
          </table:table-cell>
        </table:table-row>
        <table:table-row table:style-name="ro1">
          <table:table-cell office:value-type="string">
            <text:p>BATRB</text:p>
          </table:table-cell>
          <table:table-cell office:value-type="string">
            <text:p>Liberty Media Corporation</text:p>
          </table:table-cell>
        </table:table-row>
        <table:table-row table:style-name="ro1">
          <table:table-cell office:value-type="string">
            <text:p>BATRK</text:p>
          </table:table-cell>
          <table:table-cell office:value-type="string">
            <text:p>Liberty Media Corp-Liberty Braves</text:p>
          </table:table-cell>
        </table:table-row>
        <table:table-row table:style-name="ro1">
          <table:table-cell office:value-type="string">
            <text:p>BAX</text:p>
          </table:table-cell>
          <table:table-cell office:value-type="string">
            <text:p>Baxter International Inc</text:p>
          </table:table-cell>
        </table:table-row>
        <table:table-row table:style-name="ro1">
          <table:table-cell office:value-type="string">
            <text:p>BAYK</text:p>
          </table:table-cell>
          <table:table-cell office:value-type="string">
            <text:p>Bay Banks of Virginia, Inc.</text:p>
          </table:table-cell>
        </table:table-row>
        <table:table-row table:style-name="ro1">
          <table:table-cell office:value-type="string">
            <text:p>BAYN</text:p>
          </table:table-cell>
          <table:table-cell office:value-type="string">
            <text:p>Bay National Corp.</text:p>
          </table:table-cell>
        </table:table-row>
        <table:table-row table:style-name="ro1">
          <table:table-cell office:value-type="string">
            <text:p>BAYP</text:p>
          </table:table-cell>
          <table:table-cell office:value-type="string">
            <text:p>Bayport International Holdings, Inc.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lackBerry Ltd</text:p>
          </table:table-cell>
        </table:table-row>
        <table:table-row table:style-name="ro1">
          <table:table-cell office:value-type="string">
            <text:p>BBAL</text:p>
          </table:table-cell>
          <table:table-cell office:value-type="string">
            <text:p>New York Health Care, Inc.</text:p>
          </table:table-cell>
        </table:table-row>
        <table:table-row table:style-name="ro1">
          <table:table-cell office:value-type="string">
            <text:p>BBAR</text:p>
          </table:table-cell>
          <table:table-cell office:value-type="string">
            <text:p>Banco BBVA Argentina SA</text:p>
          </table:table-cell>
        </table:table-row>
        <table:table-row table:style-name="ro1">
          <table:table-cell office:value-type="string">
            <text:p>BBBK</text:p>
          </table:table-cell>
          <table:table-cell office:value-type="string">
            <text:p>Baker Boyer Bancorp</text:p>
          </table:table-cell>
        </table:table-row>
        <table:table-row table:style-name="ro1">
          <table:table-cell office:value-type="string">
            <text:p>BBBY</text:p>
          </table:table-cell>
          <table:table-cell office:value-type="string">
            <text:p>Bed Bath &amp; Beyond Inc</text:p>
          </table:table-cell>
        </table:table-row>
        <table:table-row table:style-name="ro1">
          <table:table-cell office:value-type="string">
            <text:p>BBCP</text:p>
          </table:table-cell>
          <table:table-cell office:value-type="string">
            <text:p>Concrete Pumping Holdings Inc</text:p>
          </table:table-cell>
        </table:table-row>
        <table:table-row table:style-name="ro1">
          <table:table-cell office:value-type="string">
            <text:p>BBD</text:p>
          </table:table-cell>
          <table:table-cell office:value-type="string">
            <text:p>Banco Bradesco SA</text:p>
          </table:table-cell>
        </table:table-row>
        <table:table-row table:style-name="ro1">
          <table:table-cell office:value-type="string">
            <text:p>BBDA</text:p>
          </table:table-cell>
          <table:table-cell office:value-type="string">
            <text:p>Bebida Beverage Co.</text:p>
          </table:table-cell>
        </table:table-row>
        <table:table-row table:style-name="ro1">
          <table:table-cell office:value-type="string">
            <text:p>BBDC</text:p>
          </table:table-cell>
          <table:table-cell office:value-type="string">
            <text:p>Barings BDC Inc</text:p>
          </table:table-cell>
        </table:table-row>
        <table:table-row table:style-name="ro1">
          <table:table-cell office:value-type="string">
            <text:p>BBDO</text:p>
          </table:table-cell>
          <table:table-cell office:value-type="string">
            <text:p>Banco Bradesco SA</text:p>
          </table:table-cell>
        </table:table-row>
        <table:table-row table:style-name="ro1">
          <table:table-cell office:value-type="string">
            <text:p>BBF</text:p>
          </table:table-cell>
          <table:table-cell office:value-type="string">
            <text:p>BlackRock Municipal Income Investment Trust</text:p>
          </table:table-cell>
        </table:table-row>
        <table:table-row table:style-name="ro1">
          <table:table-cell office:value-type="string">
            <text:p>BBGI</text:p>
          </table:table-cell>
          <table:table-cell office:value-type="string">
            <text:p>Beasley Broadcast Group Inc</text:p>
          </table:table-cell>
        </table:table-row>
        <table:table-row table:style-name="ro1">
          <table:table-cell office:value-type="string">
            <text:p>BBGP</text:p>
          </table:table-cell>
          <table:table-cell office:value-type="string">
            <text:p>Bridgegate Pictures Corp.</text:p>
          </table:table-cell>
        </table:table-row>
        <table:table-row table:style-name="ro1">
          <table:table-cell office:value-type="string">
            <text:p>BBI</text:p>
          </table:table-cell>
          <table:table-cell office:value-type="string">
            <text:p>Brickell Biotech Inc</text:p>
          </table:table-cell>
        </table:table-row>
        <table:table-row table:style-name="ro1">
          <table:table-cell office:value-type="string">
            <text:p>BBIO</text:p>
          </table:table-cell>
          <table:table-cell office:value-type="string">
            <text:p>Bridgebio Pharma Inc</text:p>
          </table:table-cell>
        </table:table-row>
        <table:table-row table:style-name="ro1">
          <table:table-cell office:value-type="string">
            <text:p>BBK</text:p>
          </table:table-cell>
          <table:table-cell office:value-type="string">
            <text:p>BlackRock Municipal Bond Trust</text:p>
          </table:table-cell>
        </table:table-row>
        <table:table-row table:style-name="ro1">
          <table:table-cell office:value-type="string">
            <text:p>BBL</text:p>
          </table:table-cell>
          <table:table-cell office:value-type="string">
            <text:p>BHP Group PLC</text:p>
          </table:table-cell>
        </table:table-row>
        <table:table-row table:style-name="ro1">
          <table:table-cell office:value-type="string">
            <text:p>BBLC</text:p>
          </table:table-cell>
          <table:table-cell office:value-type="string">
            <text:p>Blockchain Loyalty Corp.</text:p>
          </table:table-cell>
        </table:table-row>
        <table:table-row table:style-name="ro1">
          <table:table-cell office:value-type="string">
            <text:p>BBLS</text:p>
          </table:table-cell>
          <table:table-cell office:value-type="string">
            <text:p>Petrolia Energy Corp.</text:p>
          </table:table-cell>
        </table:table-row>
        <table:table-row table:style-name="ro1">
          <table:table-cell office:value-type="string">
            <text:p>BBME</text:p>
          </table:table-cell>
          <table:table-cell office:value-type="string">
            <text:p>Border Bancshares</text:p>
          </table:table-cell>
        </table:table-row>
        <table:table-row table:style-name="ro1">
          <table:table-cell office:value-type="string">
            <text:p>BBN</text:p>
          </table:table-cell>
          <table:table-cell office:value-type="string">
            <text:p>BlackRock Taxable Municipal Bond Trust</text:p>
          </table:table-cell>
        </table:table-row>
        <table:table-row table:style-name="ro1">
          <table:table-cell office:value-type="string">
            <text:p>BBQ</text:p>
          </table:table-cell>
          <table:table-cell office:value-type="string">
            <text:p>BBQ Holdings Inc</text:p>
          </table:table-cell>
        </table:table-row>
        <table:table-row table:style-name="ro1">
          <table:table-cell office:value-type="string">
            <text:p>BBRW</text:p>
          </table:table-cell>
          <table:table-cell office:value-type="string">
            <text:p>BREWBILT MFG INC.</text:p>
          </table:table-cell>
        </table:table-row>
        <table:table-row table:style-name="ro1">
          <table:table-cell office:value-type="string">
            <text:p>BBSI</text:p>
          </table:table-cell>
          <table:table-cell office:value-type="string">
            <text:p>Barrett Business Services Inc</text:p>
          </table:table-cell>
        </table:table-row>
        <table:table-row table:style-name="ro1">
          <table:table-cell office:value-type="string">
            <text:p>BBU</text:p>
          </table:table-cell>
          <table:table-cell office:value-type="string">
            <text:p>Brookfield Business Partners LP</text:p>
          </table:table-cell>
        </table:table-row>
        <table:table-row table:style-name="ro1">
          <table:table-cell office:value-type="string">
            <text:p>BBUCQ</text:p>
          </table:table-cell>
          <table:table-cell office:value-type="string">
            <text:p>Big Buck Brewery &amp; Steakhouse, Inc.</text:p>
          </table:table-cell>
        </table:table-row>
        <table:table-row table:style-name="ro1">
          <table:table-cell office:value-type="string">
            <text:p>BBVA</text:p>
          </table:table-cell>
          <table:table-cell office:value-type="string">
            <text:p>Banco Bilbao Vizcaya Argentaria SA</text:p>
          </table:table-cell>
        </table:table-row>
        <table:table-row table:style-name="ro1">
          <table:table-cell office:value-type="string">
            <text:p>BBW</text:p>
          </table:table-cell>
          <table:table-cell office:value-type="string">
            <text:p>Build-A-Bear Workshop Inc</text:p>
          </table:table-cell>
        </table:table-row>
        <table:table-row table:style-name="ro1">
          <table:table-cell office:value-type="string">
            <text:p>BBY</text:p>
          </table:table-cell>
          <table:table-cell office:value-type="string">
            <text:p>Best Buy Co Inc</text:p>
          </table:table-cell>
        </table:table-row>
        <table:table-row table:style-name="ro1">
          <table:table-cell office:value-type="string">
            <text:p>BC</text:p>
          </table:table-cell>
          <table:table-cell office:value-type="string">
            <text:p>Brunswick Corp-DE</text:p>
          </table:table-cell>
        </table:table-row>
        <table:table-row table:style-name="ro1">
          <table:table-cell office:value-type="string">
            <text:p>BC-A</text:p>
          </table:table-cell>
          <table:table-cell office:value-type="string">
            <text:p>Brunswick Corp-DE</text:p>
          </table:table-cell>
        </table:table-row>
        <table:table-row table:style-name="ro1">
          <table:table-cell office:value-type="string">
            <text:p>BCAL</text:p>
          </table:table-cell>
          <table:table-cell office:value-type="string">
            <text:p>Bank of Southern California, National Association</text:p>
          </table:table-cell>
        </table:table-row>
        <table:table-row table:style-name="ro1">
          <table:table-cell office:value-type="string">
            <text:p>BCAP</text:p>
          </table:table-cell>
          <table:table-cell office:value-type="string">
            <text:p>Baron Capital Enterprise, Inc.</text:p>
          </table:table-cell>
        </table:table-row>
        <table:table-row table:style-name="ro1">
          <table:table-cell office:value-type="string">
            <text:p>BC-B</text:p>
          </table:table-cell>
          <table:table-cell office:value-type="string">
            <text:p>Brunswick Corp-DE</text:p>
          </table:table-cell>
        </table:table-row>
        <table:table-row table:style-name="ro1">
          <table:table-cell office:value-type="string">
            <text:p>BCBP</text:p>
          </table:table-cell>
          <table:table-cell office:value-type="string">
            <text:p>BCB Bancorp Inc</text:p>
          </table:table-cell>
        </table:table-row>
        <table:table-row table:style-name="ro1">
          <table:table-cell office:value-type="string">
            <text:p>BCC</text:p>
          </table:table-cell>
          <table:table-cell office:value-type="string">
            <text:p>Boise Cascade Co</text:p>
          </table:table-cell>
        </table:table-row>
        <table:table-row table:style-name="ro1">
          <table:table-cell office:value-type="string">
            <text:p>BC-C</text:p>
          </table:table-cell>
          <table:table-cell office:value-type="string">
            <text:p>Brunswick Corp-DE</text:p>
          </table:table-cell>
        </table:table-row>
        <table:table-row table:style-name="ro1">
          <table:table-cell office:value-type="string">
            <text:p>BCCI</text:p>
          </table:table-cell>
          <table:table-cell office:value-type="string">
            <text:p>Baristas Coffee Company Inc.</text:p>
          </table:table-cell>
        </table:table-row>
        <table:table-row table:style-name="ro1">
          <table:table-cell office:value-type="string">
            <text:p>BCDA</text:p>
          </table:table-cell>
          <table:table-cell office:value-type="string">
            <text:p>BioCardia Inc</text:p>
          </table:table-cell>
        </table:table-row>
        <table:table-row table:style-name="ro1">
          <table:table-cell office:value-type="string">
            <text:p>BCDS</text:p>
          </table:table-cell>
          <table:table-cell office:value-type="string">
            <text:p>Blaqclouds Inc.</text:p>
          </table:table-cell>
        </table:table-row>
        <table:table-row table:style-name="ro1">
          <table:table-cell office:value-type="string">
            <text:p>BCE</text:p>
          </table:table-cell>
          <table:table-cell office:value-type="string">
            <text:p>BCE Inc</text:p>
          </table:table-cell>
        </table:table-row>
        <table:table-row table:style-name="ro1">
          <table:table-cell office:value-type="string">
            <text:p>BCEI</text:p>
          </table:table-cell>
          <table:table-cell office:value-type="string">
            <text:p>Bonanza Creek Energy Inc</text:p>
          </table:table-cell>
        </table:table-row>
        <table:table-row table:style-name="ro1">
          <table:table-cell office:value-type="string">
            <text:p>BCEL</text:p>
          </table:table-cell>
          <table:table-cell office:value-type="string">
            <text:p>Atreca Inc</text:p>
          </table:table-cell>
        </table:table-row>
        <table:table-row table:style-name="ro1">
          <table:table-cell office:value-type="string">
            <text:p>BCH</text:p>
          </table:table-cell>
          <table:table-cell office:value-type="string">
            <text:p>Banco de Chile</text:p>
          </table:table-cell>
        </table:table-row>
        <table:table-row table:style-name="ro1">
          <table:table-cell office:value-type="string">
            <text:p>BCII</text:p>
          </table:table-cell>
          <table:table-cell office:value-type="string">
            <text:p>Blockchain Industries, Inc.</text:p>
          </table:table-cell>
        </table:table-row>
        <table:table-row table:style-name="ro1">
          <table:table-cell office:value-type="string">
            <text:p>BCLE</text:p>
          </table:table-cell>
          <table:table-cell office:value-type="string">
            <text:p>Bio-Clean International, Inc.</text:p>
          </table:table-cell>
        </table:table-row>
        <table:table-row table:style-name="ro1">
          <table:table-cell office:value-type="string">
            <text:p>BCLI</text:p>
          </table:table-cell>
          <table:table-cell office:value-type="string">
            <text:p>BrainStorm Cell Therapeutics Inc</text:p>
          </table:table-cell>
        </table:table-row>
        <table:table-row table:style-name="ro1">
          <table:table-cell office:value-type="string">
            <text:p>BCML</text:p>
          </table:table-cell>
          <table:table-cell office:value-type="string">
            <text:p>Baycom Corp</text:p>
          </table:table-cell>
        </table:table-row>
        <table:table-row table:style-name="ro1">
          <table:table-cell office:value-type="string">
            <text:p>BCND</text:p>
          </table:table-cell>
          <table:table-cell office:value-type="string">
            <text:p>Beacon Redevelopment Industrial Corp.</text:p>
          </table:table-cell>
        </table:table-row>
        <table:table-row table:style-name="ro1">
          <table:table-cell office:value-type="string">
            <text:p>BCO</text:p>
          </table:table-cell>
          <table:table-cell office:value-type="string">
            <text:p>Brink's Co-The</text:p>
          </table:table-cell>
        </table:table-row>
        <table:table-row table:style-name="ro1">
          <table:table-cell office:value-type="string">
            <text:p>BCOM</text:p>
          </table:table-cell>
          <table:table-cell office:value-type="string">
            <text:p>B Communications Ltd</text:p>
          </table:table-cell>
        </table:table-row>
        <table:table-row table:style-name="ro1">
          <table:table-cell office:value-type="string">
            <text:p>BCOR</text:p>
          </table:table-cell>
          <table:table-cell office:value-type="string">
            <text:p>Blucora Inc</text:p>
          </table:table-cell>
        </table:table-row>
        <table:table-row table:style-name="ro1">
          <table:table-cell office:value-type="string">
            <text:p>BCOV</text:p>
          </table:table-cell>
          <table:table-cell office:value-type="string">
            <text:p>Brightcove Inc</text:p>
          </table:table-cell>
        </table:table-row>
        <table:table-row table:style-name="ro1">
          <table:table-cell office:value-type="string">
            <text:p>BCOW</text:p>
          </table:table-cell>
          <table:table-cell office:value-type="string">
            <text:p>1895 Bancorp of Wisconsin Inc</text:p>
          </table:table-cell>
        </table:table-row>
        <table:table-row table:style-name="ro1">
          <table:table-cell office:value-type="string">
            <text:p>BCPC</text:p>
          </table:table-cell>
          <table:table-cell office:value-type="string">
            <text:p>Balchem Corp</text:p>
          </table:table-cell>
        </table:table-row>
        <table:table-row table:style-name="ro1">
          <table:table-cell office:value-type="string">
            <text:p>BCRX</text:p>
          </table:table-cell>
          <table:table-cell office:value-type="string">
            <text:p>BioCryst Pharmaceuticals Inc</text:p>
          </table:table-cell>
        </table:table-row>
        <table:table-row table:style-name="ro1">
          <table:table-cell office:value-type="string">
            <text:p>BCS</text:p>
          </table:table-cell>
          <table:table-cell office:value-type="string">
            <text:p>Barclays PLC</text:p>
          </table:table-cell>
        </table:table-row>
        <table:table-row table:style-name="ro1">
          <table:table-cell office:value-type="string">
            <text:p>BCSF</text:p>
          </table:table-cell>
          <table:table-cell office:value-type="string">
            <text:p>Bain Capital Specialty Finance Inc</text:p>
          </table:table-cell>
        </table:table-row>
        <table:table-row table:style-name="ro1">
          <table:table-cell office:value-type="string">
            <text:p>BCTF</text:p>
          </table:table-cell>
          <table:table-cell office:value-type="string">
            <text:p>Bancorp 34 Inc</text:p>
          </table:table-cell>
        </table:table-row>
        <table:table-row table:style-name="ro1">
          <table:table-cell office:value-type="string">
            <text:p>BCTXF</text:p>
          </table:table-cell>
          <table:table-cell office:value-type="string">
            <text:p>Briacell Therapeutics Corp.</text:p>
          </table:table-cell>
        </table:table-row>
        <table:table-row table:style-name="ro1">
          <table:table-cell office:value-type="string">
            <text:p>BCV</text:p>
          </table:table-cell>
          <table:table-cell office:value-type="string">
            <text:p>Bancroft Fund Ltd</text:p>
          </table:table-cell>
        </table:table-row>
        <table:table-row table:style-name="ro1">
          <table:table-cell office:value-type="string">
            <text:p>BCV-A</text:p>
          </table:table-cell>
          <table:table-cell office:value-type="string">
            <text:p>Bancroft Fund Ltd</text:p>
          </table:table-cell>
        </table:table-row>
        <table:table-row table:style-name="ro1">
          <table:table-cell office:value-type="string">
            <text:p>BCX</text:p>
          </table:table-cell>
          <table:table-cell office:value-type="string">
            <text:p>BlackRock Resources &amp; Commodities Strategy Trust</text:p>
          </table:table-cell>
        </table:table-row>
        <table:table-row table:style-name="ro1">
          <table:table-cell office:value-type="string">
            <text:p>BCYC</text:p>
          </table:table-cell>
          <table:table-cell office:value-type="string">
            <text:p>Bicycle Therapeutics Ltd</text:p>
          </table:table-cell>
        </table:table-row>
        <table:table-row table:style-name="ro1">
          <table:table-cell office:value-type="string">
            <text:p>BDC</text:p>
          </table:table-cell>
          <table:table-cell office:value-type="string">
            <text:p>Belden Inc</text:p>
          </table:table-cell>
        </table:table-row>
        <table:table-row table:style-name="ro1">
          <table:table-cell office:value-type="string">
            <text:p>BDCM</text:p>
          </table:table-cell>
          <table:table-cell office:value-type="string">
            <text:p>Broadcast Marketing Group, Inc.</text:p>
          </table:table-cell>
        </table:table-row>
        <table:table-row table:style-name="ro1">
          <table:table-cell office:value-type="string">
            <text:p>BDCO</text:p>
          </table:table-cell>
          <table:table-cell office:value-type="string">
            <text:p>Blue Dolphin Energy Co.</text:p>
          </table:table-cell>
        </table:table-row>
        <table:table-row table:style-name="ro1">
          <table:table-cell office:value-type="string">
            <text:p>BDFH</text:p>
          </table:table-cell>
          <table:table-cell office:value-type="string">
            <text:p>Four G Holdings Corporation</text:p>
          </table:table-cell>
        </table:table-row>
        <table:table-row table:style-name="ro1">
          <table:table-cell office:value-type="string">
            <text:p>BDGE</text:p>
          </table:table-cell>
          <table:table-cell office:value-type="string">
            <text:p>Bridge Bancorp Inc</text:p>
          </table:table-cell>
        </table:table-row>
        <table:table-row table:style-name="ro1">
          <table:table-cell office:value-type="string">
            <text:p>BDGR</text:p>
          </table:table-cell>
          <table:table-cell office:value-type="string">
            <text:p>Black Dragon Resource Companies, Inc.</text:p>
          </table:table-cell>
        </table:table-row>
        <table:table-row table:style-name="ro1">
          <table:table-cell office:value-type="string">
            <text:p>BDGY</text:p>
          </table:table-cell>
          <table:table-cell office:value-type="string">
            <text:p>Bridgeway National Corp.</text:p>
          </table:table-cell>
        </table:table-row>
        <table:table-row table:style-name="ro1">
          <table:table-cell office:value-type="string">
            <text:p>BDIC</text:p>
          </table:table-cell>
          <table:table-cell office:value-type="string">
            <text:p>Blow &amp; Drive Interlock Corp.</text:p>
          </table:table-cell>
        </table:table-row>
        <table:table-row table:style-name="ro1">
          <table:table-cell office:value-type="string">
            <text:p>BDJ</text:p>
          </table:table-cell>
          <table:table-cell office:value-type="string">
            <text:p>BlackRock Enhanced Equity Dividend Trust</text:p>
          </table:table-cell>
        </table:table-row>
        <table:table-row table:style-name="ro1">
          <table:table-cell office:value-type="string">
            <text:p>BDL</text:p>
          </table:table-cell>
          <table:table-cell office:value-type="string">
            <text:p>Flanigan's Enterprises Inc</text:p>
          </table:table-cell>
        </table:table-row>
        <table:table-row table:style-name="ro1">
          <table:table-cell office:value-type="string">
            <text:p>BDN</text:p>
          </table:table-cell>
          <table:table-cell office:value-type="string">
            <text:p>Brandywine Realty Trust</text:p>
          </table:table-cell>
        </table:table-row>
        <table:table-row table:style-name="ro1">
          <table:table-cell office:value-type="string">
            <text:p>BDPT</text:p>
          </table:table-cell>
          <table:table-cell office:value-type="string">
            <text:p>Bioadaptives, Inc.</text:p>
          </table:table-cell>
        </table:table-row>
        <table:table-row table:style-name="ro1">
          <table:table-cell office:value-type="string">
            <text:p>BDR</text:p>
          </table:table-cell>
          <table:table-cell office:value-type="string">
            <text:p>Blonder Tongue Laboratories Inc</text:p>
          </table:table-cell>
        </table:table-row>
        <table:table-row table:style-name="ro1">
          <table:table-cell office:value-type="string">
            <text:p>BDSI</text:p>
          </table:table-cell>
          <table:table-cell office:value-type="string">
            <text:p>BioDelivery Sciences International Inc</text:p>
          </table:table-cell>
        </table:table-row>
        <table:table-row table:style-name="ro1">
          <table:table-cell office:value-type="string">
            <text:p>BDSI</text:p>
          </table:table-cell>
          <table:table-cell office:value-type="string">
            <text:p>BioDelivery Sciences International Inc</text:p>
          </table:table-cell>
        </table:table-row>
        <table:table-row table:style-name="ro1">
          <table:table-cell office:value-type="string">
            <text:p>BDSX</text:p>
          </table:table-cell>
          <table:table-cell office:value-type="string">
            <text:p>Biodesix Inc</text:p>
          </table:table-cell>
        </table:table-row>
        <table:table-row table:style-name="ro1">
          <table:table-cell office:value-type="string">
            <text:p>BDTX</text:p>
          </table:table-cell>
          <table:table-cell office:value-type="string">
            <text:p>Black Diamond Therapeutics Inc</text:p>
          </table:table-cell>
        </table:table-row>
        <table:table-row table:style-name="ro1">
          <table:table-cell office:value-type="string">
            <text:p>BDVB</text:p>
          </table:table-cell>
          <table:table-cell office:value-type="string">
            <text:p>Bagger Dave's Burger Tavern, Inc.</text:p>
          </table:table-cell>
        </table:table-row>
        <table:table-row table:style-name="ro1">
          <table:table-cell office:value-type="string">
            <text:p>BDWGP</text:p>
          </table:table-cell>
          <table:table-cell office:value-type="string">
            <text:p>BroadWing Communications, Inc.</text:p>
          </table:table-cell>
        </table:table-row>
        <table:table-row table:style-name="ro1">
          <table:table-cell office:value-type="string">
            <text:p>BDX</text:p>
          </table:table-cell>
          <table:table-cell office:value-type="string">
            <text:p>Becton Dickinson and Co</text:p>
          </table:table-cell>
        </table:table-row>
        <table:table-row table:style-name="ro1">
          <table:table-cell office:value-type="string">
            <text:p>BDYS</text:p>
          </table:table-cell>
          <table:table-cell office:value-type="string">
            <text:p>BodyScan Corp.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loom Energy Corp</text:p>
          </table:table-cell>
        </table:table-row>
        <table:table-row table:style-name="ro1">
          <table:table-cell office:value-type="string">
            <text:p>BEAG</text:p>
          </table:table-cell>
          <table:table-cell office:value-type="string">
            <text:p>Blue Eagle Lithium, Inc.</text:p>
          </table:table-cell>
        </table:table-row>
        <table:table-row table:style-name="ro1">
          <table:table-cell office:value-type="string">
            <text:p>BEAM</text:p>
          </table:table-cell>
          <table:table-cell office:value-type="string">
            <text:p>Beam Therapeutics Inc</text:p>
          </table:table-cell>
        </table:table-row>
        <table:table-row table:style-name="ro1">
          <table:table-cell office:value-type="string">
            <text:p>BEAT</text:p>
          </table:table-cell>
          <table:table-cell office:value-type="string">
            <text:p>BioTelemetry Inc</text:p>
          </table:table-cell>
        </table:table-row>
        <table:table-row table:style-name="ro1">
          <table:table-cell office:value-type="string">
            <text:p>BEBE</text:p>
          </table:table-cell>
          <table:table-cell office:value-type="string">
            <text:p>bebe stores, inc.</text:p>
          </table:table-cell>
        </table:table-row>
        <table:table-row table:style-name="ro1">
          <table:table-cell office:value-type="string">
            <text:p>BECN</text:p>
          </table:table-cell>
          <table:table-cell office:value-type="string">
            <text:p>Beacon Roofing Supply Inc</text:p>
          </table:table-cell>
        </table:table-row>
        <table:table-row table:style-name="ro1">
          <table:table-cell office:value-type="string">
            <text:p>BEDU</text:p>
          </table:table-cell>
          <table:table-cell office:value-type="string">
            <text:p>Bright Scholar Education Holdings Ltd</text:p>
          </table:table-cell>
        </table:table-row>
        <table:table-row table:style-name="ro1">
          <table:table-cell office:value-type="string">
            <text:p>BEEI</text:p>
          </table:table-cell>
          <table:table-cell office:value-type="string">
            <text:p>Bald Eagle Energy, Inc.</text:p>
          </table:table-cell>
        </table:table-row>
        <table:table-row table:style-name="ro1">
          <table:table-cell office:value-type="string">
            <text:p>BEEM</text:p>
          </table:table-cell>
          <table:table-cell office:value-type="string">
            <text:p>Beam Global</text:p>
          </table:table-cell>
        </table:table-row>
        <table:table-row table:style-name="ro1">
          <table:table-cell office:value-type="string">
            <text:p>BEEN</text:p>
          </table:table-cell>
          <table:table-cell office:value-type="string">
            <text:p>Better Environment Concepts, Inc.</text:p>
          </table:table-cell>
        </table:table-row>
        <table:table-row table:style-name="ro1">
          <table:table-cell office:value-type="string">
            <text:p>BEES</text:p>
          </table:table-cell>
          <table:table-cell office:value-type="string">
            <text:p>BEESFREE, Inc.</text:p>
          </table:table-cell>
        </table:table-row>
        <table:table-row table:style-name="ro1">
          <table:table-cell office:value-type="string">
            <text:p>BEGI</text:p>
          </table:table-cell>
          <table:table-cell office:value-type="string">
            <text:p>BlackStar Enterprise Group, Inc.</text:p>
          </table:table-cell>
        </table:table-row>
        <table:table-row table:style-name="ro1">
          <table:table-cell office:value-type="string">
            <text:p>BEHL</text:p>
          </table:table-cell>
          <table:table-cell office:value-type="string">
            <text:p>Biocentric Energy Holdings, Inc.</text:p>
          </table:table-cell>
        </table:table-row>
        <table:table-row table:style-name="ro1">
          <table:table-cell office:value-type="string">
            <text:p>BELFA</text:p>
          </table:table-cell>
          <table:table-cell office:value-type="string">
            <text:p>Bel Fuse Inc</text:p>
          </table:table-cell>
        </table:table-row>
        <table:table-row table:style-name="ro1">
          <table:table-cell office:value-type="string">
            <text:p>BELFB</text:p>
          </table:table-cell>
          <table:table-cell office:value-type="string">
            <text:p>Bel Fuse Inc</text:p>
          </table:table-cell>
        </table:table-row>
        <table:table-row table:style-name="ro1">
          <table:table-cell office:value-type="string">
            <text:p>BELP</text:p>
          </table:table-cell>
          <table:table-cell office:value-type="string">
            <text:p>Belpointe REIT, Inc</text:p>
          </table:table-cell>
        </table:table-row>
        <table:table-row table:style-name="ro1">
          <table:table-cell office:value-type="string">
            <text:p>BELR</text:p>
          </table:table-cell>
          <table:table-cell office:value-type="string">
            <text:p>Bell Rose Capital Inc.</text:p>
          </table:table-cell>
        </table:table-row>
        <table:table-row table:style-name="ro1">
          <table:table-cell office:value-type="string">
            <text:p>BEMG</text:p>
          </table:table-cell>
          <table:table-cell office:value-type="string">
            <text:p>Beta Music Group Inc.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Franklin Resources Inc</text:p>
          </table:table-cell>
        </table:table-row>
        <table:table-row table:style-name="ro1">
          <table:table-cell office:value-type="string">
            <text:p>BEP</text:p>
          </table:table-cell>
          <table:table-cell office:value-type="string">
            <text:p>Brookfield Renewable Partners LP</text:p>
          </table:table-cell>
        </table:table-row>
        <table:table-row table:style-name="ro1">
          <table:table-cell office:value-type="string">
            <text:p>BEPC</text:p>
          </table:table-cell>
          <table:table-cell office:value-type="string">
            <text:p>Brookfield Renewable Corp</text:p>
          </table:table-cell>
        </table:table-row>
        <table:table-row table:style-name="ro1">
          <table:table-cell office:value-type="string">
            <text:p>BERI</text:p>
          </table:table-cell>
          <table:table-cell office:value-type="string">
            <text:p>Blue Earth Resources, Inc.</text:p>
          </table:table-cell>
        </table:table-row>
        <table:table-row table:style-name="ro1">
          <table:table-cell office:value-type="string">
            <text:p>BERK</text:p>
          </table:table-cell>
          <table:table-cell office:value-type="string">
            <text:p>Berkshire Bancorp, Inc.</text:p>
          </table:table-cell>
        </table:table-row>
        <table:table-row table:style-name="ro1">
          <table:table-cell office:value-type="string">
            <text:p>BERY</text:p>
          </table:table-cell>
          <table:table-cell office:value-type="string">
            <text:p>Berry Global Group Inc</text:p>
          </table:table-cell>
        </table:table-row>
        <table:table-row table:style-name="ro1">
          <table:table-cell office:value-type="string">
            <text:p>BEST</text:p>
          </table:table-cell>
          <table:table-cell office:value-type="string">
            <text:p>BEST Inc</text:p>
          </table:table-cell>
        </table:table-row>
        <table:table-row table:style-name="ro1">
          <table:table-cell office:value-type="string">
            <text:p>BETS</text:p>
          </table:table-cell>
          <table:table-cell office:value-type="string">
            <text:p>Seaniemac International, Ltd.</text:p>
          </table:table-cell>
        </table:table-row>
        <table:table-row table:style-name="ro1">
          <table:table-cell office:value-type="string">
            <text:p>BETW</text:p>
          </table:table-cell>
          <table:table-cell office:value-type="string">
            <text:p>Bettwork Industries Inc.</text:p>
          </table:table-cell>
        </table:table-row>
        <table:table-row table:style-name="ro1">
          <table:table-cell office:value-type="string">
            <text:p>BF.A</text:p>
          </table:table-cell>
          <table:table-cell office:value-type="string">
            <text:p>Brown-Forman Corp</text:p>
          </table:table-cell>
        </table:table-row>
        <table:table-row table:style-name="ro1">
          <table:table-cell office:value-type="string">
            <text:p>BFAM</text:p>
          </table:table-cell>
          <table:table-cell office:value-type="string">
            <text:p>Bright Horizons Family Solutions Inc</text:p>
          </table:table-cell>
        </table:table-row>
        <table:table-row table:style-name="ro1">
          <table:table-cell office:value-type="string">
            <text:p>BF.B</text:p>
          </table:table-cell>
          <table:table-cell office:value-type="string">
            <text:p>Brown-Forman Corp</text:p>
          </table:table-cell>
        </table:table-row>
        <table:table-row table:style-name="ro1">
          <table:table-cell office:value-type="string">
            <text:p>BFC</text:p>
          </table:table-cell>
          <table:table-cell office:value-type="string">
            <text:p>Bank First Corp</text:p>
          </table:table-cell>
        </table:table-row>
        <table:table-row table:style-name="ro1">
          <table:table-cell office:value-type="string">
            <text:p>BFCH</text:p>
          </table:table-cell>
          <table:table-cell office:value-type="string">
            <text:p>BitFrontier Capital Holdings, Inc.</text:p>
          </table:table-cell>
        </table:table-row>
        <table:table-row table:style-name="ro1">
          <table:table-cell office:value-type="string">
            <text:p>BFDE</text:p>
          </table:table-cell>
          <table:table-cell office:value-type="string">
            <text:p>Bedford Energy, Inc.</text:p>
          </table:table-cell>
        </table:table-row>
        <table:table-row table:style-name="ro1">
          <table:table-cell office:value-type="string">
            <text:p>BFFI</text:p>
          </table:table-cell>
          <table:table-cell office:value-type="string">
            <text:p>Ben Franklin Financial, Inc.</text:p>
          </table:table-cell>
        </table:table-row>
        <table:table-row table:style-name="ro1">
          <table:table-cell office:value-type="string">
            <text:p>BFGC</text:p>
          </table:table-cell>
          <table:table-cell office:value-type="string">
            <text:p>Bullfrog Gold Corp.</text:p>
          </table:table-cell>
        </table:table-row>
        <table:table-row table:style-name="ro1">
          <table:table-cell office:value-type="string">
            <text:p>BFHJ</text:p>
          </table:table-cell>
          <table:table-cell office:value-type="string">
            <text:p>Beneficial Holdings, Inc.</text:p>
          </table:table-cell>
        </table:table-row>
        <table:table-row table:style-name="ro1">
          <table:table-cell office:value-type="string">
            <text:p>BFIN</text:p>
          </table:table-cell>
          <table:table-cell office:value-type="string">
            <text:p>BankFinancial Corp</text:p>
          </table:table-cell>
        </table:table-row>
        <table:table-row table:style-name="ro1">
          <table:table-cell office:value-type="string">
            <text:p>BFK</text:p>
          </table:table-cell>
          <table:table-cell office:value-type="string">
            <text:p>BlackRock Municipal Income Trust</text:p>
          </table:table-cell>
        </table:table-row>
        <table:table-row table:style-name="ro1">
          <table:table-cell office:value-type="string">
            <text:p>BFNH</text:p>
          </table:table-cell>
          <table:table-cell office:value-type="string">
            <text:p>BioForce Nanosciences Holdings, Inc.</text:p>
          </table:table-cell>
        </table:table-row>
        <table:table-row table:style-name="ro1">
          <table:table-cell office:value-type="string">
            <text:p>BFO</text:p>
          </table:table-cell>
          <table:table-cell office:value-type="string">
            <text:p>BlackRock Florida Municipal 2020 Term Trust</text:p>
          </table:table-cell>
        </table:table-row>
        <table:table-row table:style-name="ro1">
          <table:table-cell office:value-type="string">
            <text:p>BFRA</text:p>
          </table:table-cell>
          <table:table-cell office:value-type="string">
            <text:p>Biofrontera AG</text:p>
          </table:table-cell>
        </table:table-row>
        <table:table-row table:style-name="ro1">
          <table:table-cell office:value-type="string">
            <text:p>BFRE</text:p>
          </table:table-cell>
          <table:table-cell office:value-type="string">
            <text:p>BlueFire Renewables, Inc.</text:p>
          </table:table-cell>
        </table:table-row>
        <table:table-row table:style-name="ro1">
          <table:table-cell office:value-type="string">
            <text:p>BFS</text:p>
          </table:table-cell>
          <table:table-cell office:value-type="string">
            <text:p>Saul Centers Inc</text:p>
          </table:table-cell>
        </table:table-row>
        <table:table-row table:style-name="ro1">
          <table:table-cell office:value-type="string">
            <text:p>BFS-D</text:p>
          </table:table-cell>
          <table:table-cell office:value-type="string">
            <text:p>Saul Centers Inc</text:p>
          </table:table-cell>
        </table:table-row>
        <table:table-row table:style-name="ro1">
          <table:table-cell office:value-type="string">
            <text:p>BFS-E</text:p>
          </table:table-cell>
          <table:table-cell office:value-type="string">
            <text:p>Saul Centers Inc</text:p>
          </table:table-cell>
        </table:table-row>
        <table:table-row table:style-name="ro1">
          <table:table-cell office:value-type="string">
            <text:p>BFST</text:p>
          </table:table-cell>
          <table:table-cell office:value-type="string">
            <text:p>Business First Bancshares Inc</text:p>
          </table:table-cell>
        </table:table-row>
        <table:table-row table:style-name="ro1">
          <table:table-cell office:value-type="string">
            <text:p>BFT</text:p>
          </table:table-cell>
          <table:table-cell office:value-type="string">
            <text:p>Foley Trasimene Acquisition Corp II</text:p>
          </table:table-cell>
        </table:table-row>
        <table:table-row table:style-name="ro1">
          <table:table-cell office:value-type="string">
            <text:p>BFTI</text:p>
          </table:table-cell>
          <table:table-cell office:value-type="string">
            <text:p>Befut Global, Inc.</text:p>
          </table:table-cell>
        </table:table-row>
        <table:table-row table:style-name="ro1">
          <table:table-cell office:value-type="string">
            <text:p>BFTL</text:p>
          </table:table-cell>
          <table:table-cell office:value-type="string">
            <text:p>Bank Fincastle</text:p>
          </table:table-cell>
        </table:table-row>
        <table:table-row table:style-name="ro1">
          <table:table-cell office:value-type="string">
            <text:p>BFY</text:p>
          </table:table-cell>
          <table:table-cell office:value-type="string">
            <text:p>BlackRock New York Municipal Income Trust II</text:p>
          </table:table-cell>
        </table:table-row>
        <table:table-row table:style-name="ro1">
          <table:table-cell office:value-type="string">
            <text:p>BFYT</text:p>
          </table:table-cell>
          <table:table-cell office:value-type="string">
            <text:p>Benefytt Technologies Inc</text:p>
          </table:table-cell>
        </table:table-row>
        <table:table-row table:style-name="ro1">
          <table:table-cell office:value-type="string">
            <text:p>BFZ</text:p>
          </table:table-cell>
          <table:table-cell office:value-type="string">
            <text:p>BlackRock California Municipal Income Trust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nge Ltd</text:p>
          </table:table-cell>
        </table:table-row>
        <table:table-row table:style-name="ro1">
          <table:table-cell office:value-type="string">
            <text:p>BGB</text:p>
          </table:table-cell>
          <table:table-cell office:value-type="string">
            <text:p>Blackstone - GSO Strategic Credit Fund</text:p>
          </table:table-cell>
        </table:table-row>
        <table:table-row table:style-name="ro1">
          <table:table-cell office:value-type="string">
            <text:p>BGCP</text:p>
          </table:table-cell>
          <table:table-cell office:value-type="string">
            <text:p>BGC Partners Inc</text:p>
          </table:table-cell>
        </table:table-row>
        <table:table-row table:style-name="ro1">
          <table:table-cell office:value-type="string">
            <text:p>BGEM</text:p>
          </table:table-cell>
          <table:table-cell office:value-type="string">
            <text:p>Blue Gem Enterprise</text:p>
          </table:table-cell>
        </table:table-row>
        <table:table-row table:style-name="ro1">
          <table:table-cell office:value-type="string">
            <text:p>BGEPF</text:p>
          </table:table-cell>
          <table:table-cell office:value-type="string">
            <text:p>Bunge Ltd.</text:p>
          </table:table-cell>
        </table:table-row>
        <table:table-row table:style-name="ro1">
          <table:table-cell office:value-type="string">
            <text:p>BGES</text:p>
          </table:table-cell>
          <table:table-cell office:value-type="string">
            <text:p>Bio-Bridge Science, Inc.</text:p>
          </table:table-cell>
        </table:table-row>
        <table:table-row table:style-name="ro1">
          <table:table-cell office:value-type="string">
            <text:p>BGFV</text:p>
          </table:table-cell>
          <table:table-cell office:value-type="string">
            <text:p>Big 5 Sporting Goods Corp</text:p>
          </table:table-cell>
        </table:table-row>
        <table:table-row table:style-name="ro1">
          <table:table-cell office:value-type="string">
            <text:p>BGG</text:p>
          </table:table-cell>
          <table:table-cell office:value-type="string">
            <text:p>Briggs &amp; Stratton Corp</text:p>
          </table:table-cell>
        </table:table-row>
        <table:table-row table:style-name="ro1">
          <table:table-cell office:value-type="string">
            <text:p>BGH</text:p>
          </table:table-cell>
          <table:table-cell office:value-type="string">
            <text:p>Barings Global Short Duration High Yield Fund</text:p>
          </table:table-cell>
        </table:table-row>
        <table:table-row table:style-name="ro1">
          <table:table-cell office:value-type="string">
            <text:p>BGI</text:p>
          </table:table-cell>
          <table:table-cell office:value-type="string">
            <text:p>Birks Group Inc</text:p>
          </table:table-cell>
        </table:table-row>
        <table:table-row table:style-name="ro1">
          <table:table-cell office:value-type="string">
            <text:p>BGII</text:p>
          </table:table-cell>
          <table:table-cell office:value-type="string">
            <text:p>BGI, Inc.</text:p>
          </table:table-cell>
        </table:table-row>
        <table:table-row table:style-name="ro1">
          <table:table-cell office:value-type="string">
            <text:p>BGIO</text:p>
          </table:table-cell>
          <table:table-cell office:value-type="string">
            <text:p>BlackRock 2022 Global Income Opportunity Trust</text:p>
          </table:table-cell>
        </table:table-row>
        <table:table-row table:style-name="ro1">
          <table:table-cell office:value-type="string">
            <text:p>BGMD</text:p>
          </table:table-cell>
          <table:table-cell office:value-type="string">
            <text:p>BG Medicine, Inc.</text:p>
          </table:table-cell>
        </table:table-row>
        <table:table-row table:style-name="ro1">
          <table:table-cell office:value-type="string">
            <text:p>BGMO</text:p>
          </table:table-cell>
          <table:table-cell office:value-type="string">
            <text:p>Bergamo Acquisition Corp.</text:p>
          </table:table-cell>
        </table:table-row>
        <table:table-row table:style-name="ro1">
          <table:table-cell office:value-type="string">
            <text:p>BGNE</text:p>
          </table:table-cell>
          <table:table-cell office:value-type="string">
            <text:p>BeiGene Ltd</text:p>
          </table:table-cell>
        </table:table-row>
        <table:table-row table:style-name="ro1">
          <table:table-cell office:value-type="string">
            <text:p>BGR</text:p>
          </table:table-cell>
          <table:table-cell office:value-type="string">
            <text:p>BlackRock Energy and Resources Trust</text:p>
          </table:table-cell>
        </table:table-row>
        <table:table-row table:style-name="ro1">
          <table:table-cell office:value-type="string">
            <text:p>BGRP</text:p>
          </table:table-cell>
          <table:table-cell office:value-type="string">
            <text:p>Bluestem Group Inc.</text:p>
          </table:table-cell>
        </table:table-row>
        <table:table-row table:style-name="ro1">
          <table:table-cell office:value-type="string">
            <text:p>BGS</text:p>
          </table:table-cell>
          <table:table-cell office:value-type="string">
            <text:p>B&amp;G Foods Inc</text:p>
          </table:table-cell>
        </table:table-row>
        <table:table-row table:style-name="ro1">
          <table:table-cell office:value-type="string">
            <text:p>BGSF</text:p>
          </table:table-cell>
          <table:table-cell office:value-type="string">
            <text:p>BG Staffing Inc</text:p>
          </table:table-cell>
        </table:table-row>
        <table:table-row table:style-name="ro1">
          <table:table-cell office:value-type="string">
            <text:p>BGSF</text:p>
          </table:table-cell>
          <table:table-cell office:value-type="string">
            <text:p>BG Staffing Inc</text:p>
          </table:table-cell>
        </table:table-row>
        <table:table-row table:style-name="ro1">
          <table:table-cell office:value-type="string">
            <text:p>BGT</text:p>
          </table:table-cell>
          <table:table-cell office:value-type="string">
            <text:p>BlackRock Floating Rate Income Trust</text:p>
          </table:table-cell>
        </table:table-row>
        <table:table-row table:style-name="ro1">
          <table:table-cell office:value-type="string">
            <text:p>BGX</text:p>
          </table:table-cell>
          <table:table-cell office:value-type="string">
            <text:p>Blackstone-GSO Long-Short Credit Income Fund</text:p>
          </table:table-cell>
        </table:table-row>
        <table:table-row table:style-name="ro1">
          <table:table-cell office:value-type="string">
            <text:p>BGY</text:p>
          </table:table-cell>
          <table:table-cell office:value-type="string">
            <text:p>BlackRock Enhanced International Dividend Trust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iglari Holdings Inc</text:p>
          </table:table-cell>
        </table:table-row>
        <table:table-row table:style-name="ro1">
          <table:table-cell office:value-type="string">
            <text:p>BH.A</text:p>
          </table:table-cell>
          <table:table-cell office:value-type="string">
            <text:p>Biglari Holdings Inc</text:p>
          </table:table-cell>
        </table:table-row>
        <table:table-row table:style-name="ro1">
          <table:table-cell office:value-type="string">
            <text:p>BHAT</text:p>
          </table:table-cell>
          <table:table-cell office:value-type="string">
            <text:p>Blue Hat Interactive Entertainment Technology</text:p>
          </table:table-cell>
        </table:table-row>
        <table:table-row table:style-name="ro1">
          <table:table-cell office:value-type="string">
            <text:p>BHB</text:p>
          </table:table-cell>
          <table:table-cell office:value-type="string">
            <text:p>Bar Harbor Bankshares</text:p>
          </table:table-cell>
        </table:table-row>
        <table:table-row table:style-name="ro1">
          <table:table-cell office:value-type="string">
            <text:p>BHBCQ</text:p>
          </table:table-cell>
          <table:table-cell office:value-type="string">
            <text:p>Beverly Hills Bancorp, Inc.</text:p>
          </table:table-cell>
        </table:table-row>
        <table:table-row table:style-name="ro1">
          <table:table-cell office:value-type="string">
            <text:p>BHC</text:p>
          </table:table-cell>
          <table:table-cell office:value-type="string">
            <text:p>Bausch Health Cos Inc</text:p>
          </table:table-cell>
        </table:table-row>
        <table:table-row table:style-name="ro1">
          <table:table-cell office:value-type="string">
            <text:p>BHE</text:p>
          </table:table-cell>
          <table:table-cell office:value-type="string">
            <text:p>Benchmark Electronics Inc</text:p>
          </table:table-cell>
        </table:table-row>
        <table:table-row table:style-name="ro1">
          <table:table-cell office:value-type="string">
            <text:p>BHF</text:p>
          </table:table-cell>
          <table:table-cell office:value-type="string">
            <text:p>Brighthouse Financial Inc</text:p>
          </table:table-cell>
        </table:table-row>
        <table:table-row table:style-name="ro1">
          <table:table-cell office:value-type="string">
            <text:p>BHFAL</text:p>
          </table:table-cell>
          <table:table-cell office:value-type="string">
            <text:p>Brighthouse Financial Inc</text:p>
          </table:table-cell>
        </table:table-row>
        <table:table-row table:style-name="ro1">
          <table:table-cell office:value-type="string">
            <text:p>BHFAP</text:p>
          </table:table-cell>
          <table:table-cell office:value-type="string">
            <text:p>Brighthouse Financial Inc</text:p>
          </table:table-cell>
        </table:table-row>
        <table:table-row table:style-name="ro1">
          <table:table-cell office:value-type="string">
            <text:p>BHIN</text:p>
          </table:table-cell>
          <table:table-cell office:value-type="string">
            <text:p>BCI Holding, Inc. </text:p>
          </table:table-cell>
        </table:table-row>
        <table:table-row table:style-name="ro1">
          <table:table-cell office:value-type="string">
            <text:p>BHK</text:p>
          </table:table-cell>
          <table:table-cell office:value-type="string">
            <text:p>BlackRock Core Bond Trust</text:p>
          </table:table-cell>
        </table:table-row>
        <table:table-row table:style-name="ro1">
          <table:table-cell office:value-type="string">
            <text:p>BHLB</text:p>
          </table:table-cell>
          <table:table-cell office:value-type="string">
            <text:p>Berkshire Hills Bancorp Inc</text:p>
          </table:table-cell>
        </table:table-row>
        <table:table-row table:style-name="ro1">
          <table:table-cell office:value-type="string">
            <text:p>BHLD</text:p>
          </table:table-cell>
          <table:table-cell office:value-type="string">
            <text:p>BlockHold Capital Corporation</text:p>
          </table:table-cell>
        </table:table-row>
        <table:table-row table:style-name="ro1">
          <table:table-cell office:value-type="string">
            <text:p>BHNGF</text:p>
          </table:table-cell>
          <table:table-cell office:value-type="string">
            <text:p>Bhang Inc.</text:p>
          </table:table-cell>
        </table:table-row>
        <table:table-row table:style-name="ro1">
          <table:table-cell office:value-type="string">
            <text:p>BHP</text:p>
          </table:table-cell>
          <table:table-cell office:value-type="string">
            <text:p>BHP Group Ltd</text:p>
          </table:table-cell>
        </table:table-row>
        <table:table-row table:style-name="ro1">
          <table:table-cell office:value-type="string">
            <text:p>BHR</text:p>
          </table:table-cell>
          <table:table-cell office:value-type="string">
            <text:p>Braemar Hotels &amp; Resorts Inc</text:p>
          </table:table-cell>
        </table:table-row>
        <table:table-row table:style-name="ro1">
          <table:table-cell office:value-type="string">
            <text:p>BHRB</text:p>
          </table:table-cell>
          <table:table-cell office:value-type="string">
            <text:p>Burke &amp; Herbert Bank &amp; Trust Co. (Alexandria, VA)</text:p>
          </table:table-cell>
        </table:table-row>
        <table:table-row table:style-name="ro1">
          <table:table-cell office:value-type="string">
            <text:p>BHR-B</text:p>
          </table:table-cell>
          <table:table-cell office:value-type="string">
            <text:p>Braemar Hotels &amp; Resorts Inc</text:p>
          </table:table-cell>
        </table:table-row>
        <table:table-row table:style-name="ro1">
          <table:table-cell office:value-type="string">
            <text:p>BHR-D</text:p>
          </table:table-cell>
          <table:table-cell office:value-type="string">
            <text:p>Braemar Hotels &amp; Resorts Inc</text:p>
          </table:table-cell>
        </table:table-row>
        <table:table-row table:style-name="ro1">
          <table:table-cell office:value-type="string">
            <text:p>BHTG</text:p>
          </table:table-cell>
          <table:table-cell office:value-type="string">
            <text:p>BioHiTech Global Inc</text:p>
          </table:table-cell>
        </table:table-row>
        <table:table-row table:style-name="ro1">
          <table:table-cell office:value-type="string">
            <text:p>BHV</text:p>
          </table:table-cell>
          <table:table-cell office:value-type="string">
            <text:p>BlackRock Virginia Municipal Bond Trust</text:p>
          </table:table-cell>
        </table:table-row>
        <table:table-row table:style-name="ro1">
          <table:table-cell office:value-type="string">
            <text:p>BHVN</text:p>
          </table:table-cell>
          <table:table-cell office:value-type="string">
            <text:p>Biohaven Pharmaceutical Holding Co Ltd</text:p>
          </table:table-cell>
        </table:table-row>
        <table:table-row table:style-name="ro1">
          <table:table-cell office:value-type="string">
            <text:p>BICB</text:p>
          </table:table-cell>
          <table:table-cell office:value-type="string">
            <text:p>BioCube, Inc.</text:p>
          </table:table-cell>
        </table:table-row>
        <table:table-row table:style-name="ro1">
          <table:table-cell office:value-type="string">
            <text:p>BICX</text:p>
          </table:table-cell>
          <table:table-cell office:value-type="string">
            <text:p>BioCorRx Inc.</text:p>
          </table:table-cell>
        </table:table-row>
        <table:table-row table:style-name="ro1">
          <table:table-cell office:value-type="string">
            <text:p>BIDU</text:p>
          </table:table-cell>
          <table:table-cell office:value-type="string">
            <text:p>Baidu Inc</text:p>
          </table:table-cell>
        </table:table-row>
        <table:table-row table:style-name="ro1">
          <table:table-cell office:value-type="string">
            <text:p>BIEI</text:p>
          </table:table-cell>
          <table:table-cell office:value-type="string">
            <text:p>Premier Biomedical Inc</text:p>
          </table:table-cell>
        </table:table-row>
        <table:table-row table:style-name="ro1">
          <table:table-cell office:value-type="string">
            <text:p>BIEL</text:p>
          </table:table-cell>
          <table:table-cell office:value-type="string">
            <text:p>BioElectronics Corp.</text:p>
          </table:table-cell>
        </table:table-row>
        <table:table-row table:style-name="ro1">
          <table:table-cell office:value-type="string">
            <text:p>BIF</text:p>
          </table:table-cell>
          <table:table-cell office:value-type="string">
            <text:p>Boulder Growth &amp; Income Fund Inc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Big Lots Inc</text:p>
          </table:table-cell>
        </table:table-row>
        <table:table-row table:style-name="ro1">
          <table:table-cell office:value-type="string">
            <text:p>BIGC</text:p>
          </table:table-cell>
          <table:table-cell office:value-type="string">
            <text:p>BigCommerce Holdings Inc</text:p>
          </table:table-cell>
        </table:table-row>
        <table:table-row table:style-name="ro1">
          <table:table-cell office:value-type="string">
            <text:p>BIGC</text:p>
          </table:table-cell>
          <table:table-cell office:value-type="string">
            <text:p>BigCommerce Holdings Inc</text:p>
          </table:table-cell>
        </table:table-row>
        <table:table-row table:style-name="ro1">
          <table:table-cell office:value-type="string">
            <text:p>BIIB</text:p>
          </table:table-cell>
          <table:table-cell office:value-type="string">
            <text:p>Biogen Inc</text:p>
          </table:table-cell>
        </table:table-row>
        <table:table-row table:style-name="ro1">
          <table:table-cell office:value-type="string">
            <text:p>BILI</text:p>
          </table:table-cell>
          <table:table-cell office:value-type="string">
            <text:p>Bilibili Inc</text:p>
          </table:table-cell>
        </table:table-row>
        <table:table-row table:style-name="ro1">
          <table:table-cell office:value-type="string">
            <text:p>BILL</text:p>
          </table:table-cell>
          <table:table-cell office:value-type="string">
            <text:p>Bill.Com Holdings Inc</text:p>
          </table:table-cell>
        </table:table-row>
        <table:table-row table:style-name="ro1">
          <table:table-cell office:value-type="string">
            <text:p>BILSU</text:p>
          </table:table-cell>
          <table:table-cell office:value-type="string">
            <text:p>Belle Isle Corp.</text:p>
          </table:table-cell>
        </table:table-row>
        <table:table-row table:style-name="ro1">
          <table:table-cell office:value-type="string">
            <text:p>BIMI</text:p>
          </table:table-cell>
          <table:table-cell office:value-type="string">
            <text:p>NF Energy Saving Corp</text:p>
          </table:table-cell>
        </table:table-row>
        <table:table-row table:style-name="ro1">
          <table:table-cell office:value-type="string">
            <text:p>BIMO</text:p>
          </table:table-cell>
          <table:table-cell office:value-type="string">
            <text:p>BioNeutra International, Ltd.</text:p>
          </table:table-cell>
        </table:table-row>
        <table:table-row table:style-name="ro1">
          <table:table-cell office:value-type="string">
            <text:p>BIO</text:p>
          </table:table-cell>
          <table:table-cell office:value-type="string">
            <text:p>Bio-Rad Laboratories Inc</text:p>
          </table:table-cell>
        </table:table-row>
        <table:table-row table:style-name="ro1">
          <table:table-cell office:value-type="string">
            <text:p>BIOAF</text:p>
          </table:table-cell>
          <table:table-cell office:value-type="string">
            <text:p>Bioasis Technologies Inc.</text:p>
          </table:table-cell>
        </table:table-row>
        <table:table-row table:style-name="ro1">
          <table:table-cell office:value-type="string">
            <text:p>BIO.B</text:p>
          </table:table-cell>
          <table:table-cell office:value-type="string">
            <text:p>Bio-Rad Laboratories Inc</text:p>
          </table:table-cell>
        </table:table-row>
        <table:table-row table:style-name="ro1">
          <table:table-cell office:value-type="string">
            <text:p>BIOC</text:p>
          </table:table-cell>
          <table:table-cell office:value-type="string">
            <text:p>Biocept Inc</text:p>
          </table:table-cell>
        </table:table-row>
        <table:table-row table:style-name="ro1">
          <table:table-cell office:value-type="string">
            <text:p>BIOL</text:p>
          </table:table-cell>
          <table:table-cell office:value-type="string">
            <text:p>Biolase Inc</text:p>
          </table:table-cell>
        </table:table-row>
        <table:table-row table:style-name="ro1">
          <table:table-cell office:value-type="string">
            <text:p>BIONQ</text:p>
          </table:table-cell>
          <table:table-cell office:value-type="string">
            <text:p>BioNitrogen Holdings Corp.</text:p>
          </table:table-cell>
        </table:table-row>
        <table:table-row table:style-name="ro1">
          <table:table-cell office:value-type="string">
            <text:p>BIOX</text:p>
          </table:table-cell>
          <table:table-cell office:value-type="string">
            <text:p>Bioceres Crop Solutions Corp</text:p>
          </table:table-cell>
        </table:table-row>
        <table:table-row table:style-name="ro1">
          <table:table-cell office:value-type="string">
            <text:p>BIP</text:p>
          </table:table-cell>
          <table:table-cell office:value-type="string">
            <text:p>Brookfield Infrastructure Partners LP</text:p>
          </table:table-cell>
        </table:table-row>
        <table:table-row table:style-name="ro1">
          <table:table-cell office:value-type="string">
            <text:p>BIPC</text:p>
          </table:table-cell>
          <table:table-cell office:value-type="string">
            <text:p>Brookfield Infrastructure Corp</text:p>
          </table:table-cell>
        </table:table-row>
        <table:table-row table:style-name="ro1">
          <table:table-cell office:value-type="string">
            <text:p>BIPH</text:p>
          </table:table-cell>
          <table:table-cell office:value-type="string">
            <text:p>Biophan Technologies, Inc.</text:p>
          </table:table-cell>
        </table:table-row>
        <table:table-row table:style-name="ro1">
          <table:table-cell office:value-type="string">
            <text:p>BISA</text:p>
          </table:table-cell>
          <table:table-cell office:value-type="string">
            <text:p>Baltic International USA, Inc.</text:p>
          </table:table-cell>
        </table:table-row>
        <table:table-row table:style-name="ro1">
          <table:table-cell office:value-type="string">
            <text:p>BIT</text:p>
          </table:table-cell>
          <table:table-cell office:value-type="string">
            <text:p>BlackRock Multi-Sector Income Trust</text:p>
          </table:table-cell>
        </table:table-row>
        <table:table-row table:style-name="ro1">
          <table:table-cell office:value-type="string">
            <text:p>BITA</text:p>
          </table:table-cell>
          <table:table-cell office:value-type="string">
            <text:p>Bitauto Holdings Ltd</text:p>
          </table:table-cell>
        </table:table-row>
        <table:table-row table:style-name="ro1">
          <table:table-cell office:value-type="string">
            <text:p>BIXT</text:p>
          </table:table-cell>
          <table:table-cell office:value-type="string">
            <text:p>Bioxytran, Inc.</text:p>
          </table:table-cell>
        </table:table-row>
        <table:table-row table:style-name="ro1">
          <table:table-cell office:value-type="string">
            <text:p>BIXT</text:p>
          </table:table-cell>
          <table:table-cell office:value-type="string">
            <text:p>Bioxytran, Inc.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J's Wholesale Club Holdings Inc</text:p>
          </table:table-cell>
        </table:table-row>
        <table:table-row table:style-name="ro1">
          <table:table-cell office:value-type="string">
            <text:p>BJRI</text:p>
          </table:table-cell>
          <table:table-cell office:value-type="string">
            <text:p>BJ's Restaurants Inc</text:p>
          </table:table-cell>
        </table:table-row>
        <table:table-row table:style-name="ro1">
          <table:table-cell office:value-type="string">
            <text:p>BK</text:p>
          </table:table-cell>
          <table:table-cell office:value-type="string">
            <text:p>Bank of New York Mellon Corp-The</text:p>
          </table:table-cell>
        </table:table-row>
        <table:table-row table:style-name="ro1">
          <table:table-cell office:value-type="string">
            <text:p>BK-C</text:p>
          </table:table-cell>
          <table:table-cell office:value-type="string">
            <text:p>Bank of New York Mellon Corp-The</text:p>
          </table:table-cell>
        </table:table-row>
        <table:table-row table:style-name="ro1">
          <table:table-cell office:value-type="string">
            <text:p>BKCC</text:p>
          </table:table-cell>
          <table:table-cell office:value-type="string">
            <text:p>BlackRock Capital Investment Corp</text:p>
          </table:table-cell>
        </table:table-row>
        <table:table-row table:style-name="ro1">
          <table:table-cell office:value-type="string">
            <text:p>BKD</text:p>
          </table:table-cell>
          <table:table-cell office:value-type="string">
            <text:p>Brookdale Senior Living Inc</text:p>
          </table:table-cell>
        </table:table-row>
        <table:table-row table:style-name="ro1">
          <table:table-cell office:value-type="string">
            <text:p>BKE</text:p>
          </table:table-cell>
          <table:table-cell office:value-type="string">
            <text:p>Buckle Inc-The</text:p>
          </table:table-cell>
        </table:table-row>
        <table:table-row table:style-name="ro1">
          <table:table-cell office:value-type="string">
            <text:p>BKEN</text:p>
          </table:table-cell>
          <table:table-cell office:value-type="string">
            <text:p>Bakken Energy Corp.</text:p>
          </table:table-cell>
        </table:table-row>
        <table:table-row table:style-name="ro1">
          <table:table-cell office:value-type="string">
            <text:p>BKEP</text:p>
          </table:table-cell>
          <table:table-cell office:value-type="string">
            <text:p>Blueknight Energy Partners LP</text:p>
          </table:table-cell>
        </table:table-row>
        <table:table-row table:style-name="ro1">
          <table:table-cell office:value-type="string">
            <text:p>BKEPP</text:p>
          </table:table-cell>
          <table:table-cell office:value-type="string">
            <text:p>Blueknight Energy Partners LP</text:p>
          </table:table-cell>
        </table:table-row>
        <table:table-row table:style-name="ro1">
          <table:table-cell office:value-type="string">
            <text:p>BKH</text:p>
          </table:table-cell>
          <table:table-cell office:value-type="string">
            <text:p>Black Hills Corp</text:p>
          </table:table-cell>
        </table:table-row>
        <table:table-row table:style-name="ro1">
          <table:table-cell office:value-type="string">
            <text:p>BKI</text:p>
          </table:table-cell>
          <table:table-cell office:value-type="string">
            <text:p>Black Knight Inc</text:p>
          </table:table-cell>
        </table:table-row>
        <table:table-row table:style-name="ro1">
          <table:table-cell office:value-type="string">
            <text:p>BKIT</text:p>
          </table:table-cell>
          <table:table-cell office:value-type="string">
            <text:p>Biohemp International Inc. </text:p>
          </table:table-cell>
        </table:table-row>
        <table:table-row table:style-name="ro1">
          <table:table-cell office:value-type="string">
            <text:p>BKK</text:p>
          </table:table-cell>
          <table:table-cell office:value-type="string">
            <text:p>BlackRock Municipal 2020 Term Trust</text:p>
          </table:table-cell>
        </table:table-row>
        <table:table-row table:style-name="ro1">
          <table:table-cell office:value-type="string">
            <text:p>BKN</text:p>
          </table:table-cell>
          <table:table-cell office:value-type="string">
            <text:p>BlackRock Investment Quality Municipal Trust Inc</text:p>
          </table:table-cell>
        </table:table-row>
        <table:table-row table:style-name="ro1">
          <table:table-cell office:value-type="string">
            <text:p>BKNG</text:p>
          </table:table-cell>
          <table:table-cell office:value-type="string">
            <text:p>Booking Holdings Inc</text:p>
          </table:table-cell>
        </table:table-row>
        <table:table-row table:style-name="ro1">
          <table:table-cell office:value-type="string">
            <text:p>BKOR</text:p>
          </table:table-cell>
          <table:table-cell office:value-type="string">
            <text:p>Oak Ridge Financial Services, Inc.</text:p>
          </table:table-cell>
        </table:table-row>
        <table:table-row table:style-name="ro1">
          <table:table-cell office:value-type="string">
            <text:p>BKR</text:p>
          </table:table-cell>
          <table:table-cell office:value-type="string">
            <text:p>Baker Hughes Co</text:p>
          </table:table-cell>
        </table:table-row>
        <table:table-row table:style-name="ro1">
          <table:table-cell office:value-type="string">
            <text:p>BKRL</text:p>
          </table:table-cell>
          <table:table-cell office:value-type="string">
            <text:p>Bank Reale (Pasco WA)</text:p>
          </table:table-cell>
        </table:table-row>
        <table:table-row table:style-name="ro1">
          <table:table-cell office:value-type="string">
            <text:p>BKRP</text:p>
          </table:table-cell>
          <table:table-cell office:value-type="string">
            <text:p>Black Rock Petroleum Company</text:p>
          </table:table-cell>
        </table:table-row>
        <table:table-row table:style-name="ro1">
          <table:table-cell office:value-type="string">
            <text:p>BKSC</text:p>
          </table:table-cell>
          <table:table-cell office:value-type="string">
            <text:p>Bank of South Carolina Corp</text:p>
          </table:table-cell>
        </table:table-row>
        <table:table-row table:style-name="ro1">
          <table:table-cell office:value-type="string">
            <text:p>BKSD</text:p>
          </table:table-cell>
          <table:table-cell office:value-type="string">
            <text:p>Blueprint Technologies, Inc.</text:p>
          </table:table-cell>
        </table:table-row>
        <table:table-row table:style-name="ro1">
          <table:table-cell office:value-type="string">
            <text:p>BKSH</text:p>
          </table:table-cell>
          <table:table-cell office:value-type="string">
            <text:p>Berkshire Homes, Inc.</text:p>
          </table:table-cell>
        </table:table-row>
        <table:table-row table:style-name="ro1">
          <table:table-cell office:value-type="string">
            <text:p>BKT</text:p>
          </table:table-cell>
          <table:table-cell office:value-type="string">
            <text:p>BlackRock Income Trust Inc</text:p>
          </table:table-cell>
        </table:table-row>
        <table:table-row table:style-name="ro1">
          <table:table-cell office:value-type="string">
            <text:p>BKTI</text:p>
          </table:table-cell>
          <table:table-cell office:value-type="string">
            <text:p>BK Technologies Corp</text:p>
          </table:table-cell>
        </table:table-row>
        <table:table-row table:style-name="ro1">
          <table:table-cell office:value-type="string">
            <text:p>BKU</text:p>
          </table:table-cell>
          <table:table-cell office:value-type="string">
            <text:p>BankUnited Inc</text:p>
          </table:table-cell>
        </table:table-row>
        <table:table-row table:style-name="ro1">
          <table:table-cell office:value-type="string">
            <text:p>BKUT</text:p>
          </table:table-cell>
          <table:table-cell office:value-type="string">
            <text:p>Bank of Utica (NY)</text:p>
          </table:table-cell>
        </table:table-row>
        <table:table-row table:style-name="ro1">
          <table:table-cell office:value-type="string">
            <text:p>BKYI</text:p>
          </table:table-cell>
          <table:table-cell office:value-type="string">
            <text:p>Bio-key International Inc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Blackline Inc</text:p>
          </table:table-cell>
        </table:table-row>
        <table:table-row table:style-name="ro1">
          <table:table-cell office:value-type="string">
            <text:p>BLBD</text:p>
          </table:table-cell>
          <table:table-cell office:value-type="string">
            <text:p>BLOM Bank SAL</text:p>
          </table:table-cell>
        </table:table-row>
        <table:table-row table:style-name="ro1">
          <table:table-cell office:value-type="string">
            <text:p>BLCK</text:p>
          </table:table-cell>
          <table:table-cell office:value-type="string">
            <text:p>Blackcraft Cult, Inc.</text:p>
          </table:table-cell>
        </table:table-row>
        <table:table-row table:style-name="ro1">
          <table:table-cell office:value-type="string">
            <text:p>BLCM</text:p>
          </table:table-cell>
          <table:table-cell office:value-type="string">
            <text:p>Bellicum Pharmaceuticals Inc</text:p>
          </table:table-cell>
        </table:table-row>
        <table:table-row table:style-name="ro1">
          <table:table-cell office:value-type="string">
            <text:p>BLD</text:p>
          </table:table-cell>
          <table:table-cell office:value-type="string">
            <text:p>TopBuild Corp</text:p>
          </table:table-cell>
        </table:table-row>
        <table:table-row table:style-name="ro1">
          <table:table-cell office:value-type="string">
            <text:p>BLDP</text:p>
          </table:table-cell>
          <table:table-cell office:value-type="string">
            <text:p>Ballard Power Systems Inc</text:p>
          </table:table-cell>
        </table:table-row>
        <table:table-row table:style-name="ro1">
          <table:table-cell office:value-type="string">
            <text:p>BLDR</text:p>
          </table:table-cell>
          <table:table-cell office:value-type="string">
            <text:p>Builders FirstSource Inc</text:p>
          </table:table-cell>
        </table:table-row>
        <table:table-row table:style-name="ro1">
          <table:table-cell office:value-type="string">
            <text:p>BLDV</text:p>
          </table:table-cell>
          <table:table-cell office:value-type="string">
            <text:p>Blue Diamond Ventures, Inc.</text:p>
          </table:table-cell>
        </table:table-row>
        <table:table-row table:style-name="ro1">
          <table:table-cell office:value-type="string">
            <text:p>BLE</text:p>
          </table:table-cell>
          <table:table-cell office:value-type="string">
            <text:p>BlackRock Municipal Income Trust II</text:p>
          </table:table-cell>
        </table:table-row>
        <table:table-row table:style-name="ro1">
          <table:table-cell office:value-type="string">
            <text:p>BLFS</text:p>
          </table:table-cell>
          <table:table-cell office:value-type="string">
            <text:p>BioLife Solutions Inc</text:p>
          </table:table-cell>
        </table:table-row>
        <table:table-row table:style-name="ro1">
          <table:table-cell office:value-type="string">
            <text:p>BLGI</text:p>
          </table:table-cell>
          <table:table-cell office:value-type="string">
            <text:p>Black Cactus Global Inc.</text:p>
          </table:table-cell>
        </table:table-row>
        <table:table-row table:style-name="ro1">
          <table:table-cell office:value-type="string">
            <text:p>BLGO</text:p>
          </table:table-cell>
          <table:table-cell office:value-type="string">
            <text:p>BioLargo, Inc.</text:p>
          </table:table-cell>
        </table:table-row>
        <table:table-row table:style-name="ro1">
          <table:table-cell office:value-type="string">
            <text:p>BLGPY</text:p>
          </table:table-cell>
          <table:table-cell office:value-type="string">
            <text:p>Boart Longyear Group</text:p>
          </table:table-cell>
        </table:table-row>
        <table:table-row table:style-name="ro1">
          <table:table-cell office:value-type="string">
            <text:p>BLHI</text:p>
          </table:table-cell>
          <table:table-cell office:value-type="string">
            <text:p>Blue Holdings, Inc.</text:p>
          </table:table-cell>
        </table:table-row>
        <table:table-row table:style-name="ro1">
          <table:table-cell office:value-type="string">
            <text:p>BLHK</text:p>
          </table:table-cell>
          <table:table-cell office:value-type="string">
            <text:p>BlueHarbor Bank (Mooresville NC)</text:p>
          </table:table-cell>
        </table:table-row>
        <table:table-row table:style-name="ro1">
          <table:table-cell office:value-type="string">
            <text:p>BLIN</text:p>
          </table:table-cell>
          <table:table-cell office:value-type="string">
            <text:p>Bridgeline Digital Inc</text:p>
          </table:table-cell>
        </table:table-row>
        <table:table-row table:style-name="ro1">
          <table:table-cell office:value-type="string">
            <text:p>BLIS</text:p>
          </table:table-cell>
          <table:table-cell office:value-type="string">
            <text:p>Beliss Corporation</text:p>
          </table:table-cell>
        </table:table-row>
        <table:table-row table:style-name="ro1">
          <table:table-cell office:value-type="string">
            <text:p>BLK</text:p>
          </table:table-cell>
          <table:table-cell office:value-type="string">
            <text:p>BlackRock Inc</text:p>
          </table:table-cell>
        </table:table-row>
        <table:table-row table:style-name="ro1">
          <table:table-cell office:value-type="string">
            <text:p>BLKB</text:p>
          </table:table-cell>
          <table:table-cell office:value-type="string">
            <text:p>Blackbaud Inc</text:p>
          </table:table-cell>
        </table:table-row>
        <table:table-row table:style-name="ro1">
          <table:table-cell office:value-type="string">
            <text:p>BLKG</text:p>
          </table:table-cell>
          <table:table-cell office:value-type="string">
            <text:p>Black Stallion Oil &amp; Gas Inc.</text:p>
          </table:table-cell>
        </table:table-row>
        <table:table-row table:style-name="ro1">
          <table:table-cell office:value-type="string">
            <text:p>BLL</text:p>
          </table:table-cell>
          <table:table-cell office:value-type="string">
            <text:p>Ball Corp</text:p>
          </table:table-cell>
        </table:table-row>
        <table:table-row table:style-name="ro1">
          <table:table-cell office:value-type="string">
            <text:p>BLLB</text:p>
          </table:table-cell>
          <table:table-cell office:value-type="string">
            <text:p>Bell Buckle Holdings, Inc.</text:p>
          </table:table-cell>
        </table:table-row>
        <table:table-row table:style-name="ro1">
          <table:table-cell office:value-type="string">
            <text:p>BLLI</text:p>
          </table:table-cell>
          <table:table-cell office:value-type="string">
            <text:p>Bell Industries, Inc.</text:p>
          </table:table-cell>
        </table:table-row>
        <table:table-row table:style-name="ro1">
          <table:table-cell office:value-type="string">
            <text:p>BLMN</text:p>
          </table:table-cell>
          <table:table-cell office:value-type="string">
            <text:p>Bloomin' Brands Inc</text:p>
          </table:table-cell>
        </table:table-row>
        <table:table-row table:style-name="ro1">
          <table:table-cell office:value-type="string">
            <text:p>BLNK</text:p>
          </table:table-cell>
          <table:table-cell office:value-type="string">
            <text:p>Blink Charging Co</text:p>
          </table:table-cell>
        </table:table-row>
        <table:table-row table:style-name="ro1">
          <table:table-cell office:value-type="string">
            <text:p>BLPG</text:p>
          </table:table-cell>
          <table:table-cell office:value-type="string">
            <text:p>Blue Line Protection Group, Inc.</text:p>
          </table:table-cell>
        </table:table-row>
        <table:table-row table:style-name="ro1">
          <table:table-cell office:value-type="string">
            <text:p>BLPH</text:p>
          </table:table-cell>
          <table:table-cell office:value-type="string">
            <text:p>Bellerophon Therapeutics Inc</text:p>
          </table:table-cell>
        </table:table-row>
        <table:table-row table:style-name="ro1">
          <table:table-cell office:value-type="string">
            <text:p>BLPH</text:p>
          </table:table-cell>
          <table:table-cell office:value-type="string">
            <text:p>Bellerophon Therapeutics Inc</text:p>
          </table:table-cell>
        </table:table-row>
        <table:table-row table:style-name="ro1">
          <table:table-cell office:value-type="string">
            <text:p>BLRX</text:p>
          </table:table-cell>
          <table:table-cell office:value-type="string">
            <text:p>BioLine RX Ltd</text:p>
          </table:table-cell>
        </table:table-row>
        <table:table-row table:style-name="ro1">
          <table:table-cell office:value-type="string">
            <text:p>BLSA</text:p>
          </table:table-cell>
          <table:table-cell office:value-type="string">
            <text:p>BCLS Acquisition Corp</text:p>
          </table:table-cell>
        </table:table-row>
        <table:table-row table:style-name="ro1">
          <table:table-cell office:value-type="string">
            <text:p>BLSP</text:p>
          </table:table-cell>
          <table:table-cell office:value-type="string">
            <text:p>Blue Sphere Corp.</text:p>
          </table:table-cell>
        </table:table-row>
        <table:table-row table:style-name="ro1">
          <table:table-cell office:value-type="string">
            <text:p>BLTO</text:p>
          </table:table-cell>
          <table:table-cell office:value-type="string">
            <text:p>Bingo Nation, Inc.</text:p>
          </table:table-cell>
        </table:table-row>
        <table:table-row table:style-name="ro1">
          <table:table-cell office:value-type="string">
            <text:p>BLU</text:p>
          </table:table-cell>
          <table:table-cell office:value-type="string">
            <text:p>BELLUS Health Inc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Bluebird Bio Inc</text:p>
          </table:table-cell>
        </table:table-row>
        <table:table-row table:style-name="ro1">
          <table:table-cell office:value-type="string">
            <text:p>BLUU</text:p>
          </table:table-cell>
          <table:table-cell office:value-type="string">
            <text:p>Blue Water Global Group, Inc.</text:p>
          </table:table-cell>
        </table:table-row>
        <table:table-row table:style-name="ro1">
          <table:table-cell office:value-type="string">
            <text:p>BLW</text:p>
          </table:table-cell>
          <table:table-cell office:value-type="string">
            <text:p>BlackRock Limited Duration Income Trust</text:p>
          </table:table-cell>
        </table:table-row>
        <table:table-row table:style-name="ro1">
          <table:table-cell office:value-type="string">
            <text:p>BLX</text:p>
          </table:table-cell>
          <table:table-cell office:value-type="string">
            <text:p>Banco Latinoamericano de Comercio Exterior SA</text:p>
          </table:table-cell>
        </table:table-row>
        <table:table-row table:style-name="ro1">
          <table:table-cell office:value-type="string">
            <text:p>BLXX</text:p>
          </table:table-cell>
          <table:table-cell office:value-type="string">
            <text:p>Blox, Inc.</text:p>
          </table:table-cell>
        </table:table-row>
        <table:table-row table:style-name="ro1">
          <table:table-cell office:value-type="string">
            <text:p>BMA</text:p>
          </table:table-cell>
          <table:table-cell office:value-type="string">
            <text:p>Banco Macro SA</text:p>
          </table:table-cell>
        </table:table-row>
        <table:table-row table:style-name="ro1">
          <table:table-cell office:value-type="string">
            <text:p>BMBN</text:p>
          </table:table-cell>
          <table:table-cell office:value-type="string">
            <text:p>Benchmark Bankshares, Inc.</text:p>
          </table:table-cell>
        </table:table-row>
        <table:table-row table:style-name="ro1">
          <table:table-cell office:value-type="string">
            <text:p>BMCH</text:p>
          </table:table-cell>
          <table:table-cell office:value-type="string">
            <text:p>BMC Stock Holdings Inc</text:p>
          </table:table-cell>
        </table:table-row>
        <table:table-row table:style-name="ro1">
          <table:table-cell office:value-type="string">
            <text:p>BMCS</text:p>
          </table:table-cell>
          <table:table-cell office:value-type="string">
            <text:p>BioTech Medics, Inc.</text:p>
          </table:table-cell>
        </table:table-row>
        <table:table-row table:style-name="ro1">
          <table:table-cell office:value-type="string">
            <text:p>BME</text:p>
          </table:table-cell>
          <table:table-cell office:value-type="string">
            <text:p>BlackRock Health Sciences Trust</text:p>
          </table:table-cell>
        </table:table-row>
        <table:table-row table:style-name="ro1">
          <table:table-cell office:value-type="string">
            <text:p>BMEZ</text:p>
          </table:table-cell>
          <table:table-cell office:value-type="string">
            <text:p>Blackrock Health Sciences Trust II</text:p>
          </table:table-cell>
        </table:table-row>
        <table:table-row table:style-name="ro1">
          <table:table-cell office:value-type="string">
            <text:p>BMGP</text:p>
          </table:table-cell>
          <table:table-cell office:value-type="string">
            <text:p>Biomagnetics Diagnostics Corp.</text:p>
          </table:table-cell>
        </table:table-row>
        <table:table-row table:style-name="ro1">
          <table:table-cell office:value-type="string">
            <text:p>BMI</text:p>
          </table:table-cell>
          <table:table-cell office:value-type="string">
            <text:p>Badger Meter Inc</text:p>
          </table:table-cell>
        </table:table-row>
        <table:table-row table:style-name="ro1">
          <table:table-cell office:value-type="string">
            <text:p>BMIN</text:p>
          </table:table-cell>
          <table:table-cell office:value-type="string">
            <text:p>Britannia Mining Inc.</text:p>
          </table:table-cell>
        </table:table-row>
        <table:table-row table:style-name="ro1">
          <table:table-cell office:value-type="string">
            <text:p>BML-G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ML-H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ML-J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ML-L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BMLP</text:p>
          </table:table-cell>
          <table:table-cell office:value-type="string">
            <text:p>Dorsey Wright MLP Index ETNs</text:p>
          </table:table-cell>
        </table:table-row>
        <table:table-row table:style-name="ro1">
          <table:table-cell office:value-type="string">
            <text:p>BMMCF</text:p>
          </table:table-cell>
          <table:table-cell office:value-type="string">
            <text:p>Kbridge Energy Corp.</text:p>
          </table:table-cell>
        </table:table-row>
        <table:table-row table:style-name="ro1">
          <table:table-cell office:value-type="string">
            <text:p>BMMX</text:p>
          </table:table-cell>
          <table:table-cell office:value-type="string">
            <text:p>Biomimix, Inc.</text:p>
          </table:table-cell>
        </table:table-row>
        <table:table-row table:style-name="ro1">
          <table:table-cell office:value-type="string">
            <text:p>BMNM</text:p>
          </table:table-cell>
          <table:table-cell office:value-type="string">
            <text:p>Bimini Capital Management, Inc.</text:p>
          </table:table-cell>
        </table:table-row>
        <table:table-row table:style-name="ro1">
          <table:table-cell office:value-type="string">
            <text:p>BMO</text:p>
          </table:table-cell>
          <table:table-cell office:value-type="string">
            <text:p>Bank of Montreal</text:p>
          </table:table-cell>
        </table:table-row>
        <table:table-row table:style-name="ro1">
          <table:table-cell office:value-type="string">
            <text:p>BMRA</text:p>
          </table:table-cell>
          <table:table-cell office:value-type="string">
            <text:p>Biomerica Inc</text:p>
          </table:table-cell>
        </table:table-row>
        <table:table-row table:style-name="ro1">
          <table:table-cell office:value-type="string">
            <text:p>BMRC</text:p>
          </table:table-cell>
          <table:table-cell office:value-type="string">
            <text:p>Bank of Marin Bancorp</text:p>
          </table:table-cell>
        </table:table-row>
        <table:table-row table:style-name="ro1">
          <table:table-cell office:value-type="string">
            <text:p>BMRG</text:p>
          </table:table-cell>
          <table:table-cell office:value-type="string">
            <text:p>B. Riley Principal Merger Corp II</text:p>
          </table:table-cell>
        </table:table-row>
        <table:table-row table:style-name="ro1">
          <table:table-cell office:value-type="string">
            <text:p>BMRK</text:p>
          </table:table-cell>
          <table:table-cell office:value-type="string">
            <text:p>Benchmark Energy Corporation</text:p>
          </table:table-cell>
        </table:table-row>
        <table:table-row table:style-name="ro1">
          <table:table-cell office:value-type="string">
            <text:p>BMRN</text:p>
          </table:table-cell>
          <table:table-cell office:value-type="string">
            <text:p>BioMarin Pharmaceutical Inc</text:p>
          </table:table-cell>
        </table:table-row>
        <table:table-row table:style-name="ro1">
          <table:table-cell office:value-type="string">
            <text:p>BMSN</text:p>
          </table:table-cell>
          <table:table-cell office:value-type="string">
            <text:p>Bio-Matrix Scientific Group, Inc.</text:p>
          </table:table-cell>
        </table:table-row>
        <table:table-row table:style-name="ro1">
          <table:table-cell office:value-type="string">
            <text:p>BMTC</text:p>
          </table:table-cell>
          <table:table-cell office:value-type="string">
            <text:p>Bryn Mawr Bank Corp</text:p>
          </table:table-cell>
        </table:table-row>
        <table:table-row table:style-name="ro1">
          <table:table-cell office:value-type="string">
            <text:p>BMTM</text:p>
          </table:table-cell>
          <table:table-cell office:value-type="string">
            <text:p>Bright Mountain Media, Inc.</text:p>
          </table:table-cell>
        </table:table-row>
        <table:table-row table:style-name="ro1">
          <table:table-cell office:value-type="string">
            <text:p>BMXC</text:p>
          </table:table-cell>
          <table:table-cell office:value-type="string">
            <text:p>Bemax Inc.</text:p>
          </table:table-cell>
        </table:table-row>
        <table:table-row table:style-name="ro1">
          <table:table-cell office:value-type="string">
            <text:p>BMXI</text:p>
          </table:table-cell>
          <table:table-cell office:value-type="string">
            <text:p>Brookmount Explorations, Inc.</text:p>
          </table:table-cell>
        </table:table-row>
        <table:table-row table:style-name="ro1">
          <table:table-cell office:value-type="string">
            <text:p>BMY</text:p>
          </table:table-cell>
          <table:table-cell office:value-type="string">
            <text:p>Bristol-Myers Squibb Co</text:p>
          </table:table-cell>
        </table:table-row>
        <table:table-row table:style-name="ro1">
          <table:table-cell office:value-type="string">
            <text:p>BMYMP</text:p>
          </table:table-cell>
          <table:table-cell office:value-type="string">
            <text:p>Bristol-Myers Squibb Co.</text:p>
          </table:table-cell>
        </table:table-row>
        <table:table-row table:style-name="ro1">
          <table:table-cell office:value-type="string">
            <text:p>BNCC</text:p>
          </table:table-cell>
          <table:table-cell office:value-type="string">
            <text:p>BNCCORP, INC.</text:p>
          </table:table-cell>
        </table:table-row>
        <table:table-row table:style-name="ro1">
          <table:table-cell office:value-type="string">
            <text:p>BNCM</text:p>
          </table:table-cell>
          <table:table-cell office:value-type="string">
            <text:p>Bounce Mobile Systems, Inc.</text:p>
          </table:table-cell>
        </table:table-row>
        <table:table-row table:style-name="ro1">
          <table:table-cell office:value-type="string">
            <text:p>BNDT</text:p>
          </table:table-cell>
          <table:table-cell office:value-type="string">
            <text:p>Brandt, Inc.</text:p>
          </table:table-cell>
        </table:table-row>
        <table:table-row table:style-name="ro1">
          <table:table-cell office:value-type="string">
            <text:p>BNED</text:p>
          </table:table-cell>
          <table:table-cell office:value-type="string">
            <text:p>Barnes &amp; Noble Education Inc</text:p>
          </table:table-cell>
        </table:table-row>
        <table:table-row table:style-name="ro1">
          <table:table-cell office:value-type="string">
            <text:p>BNET</text:p>
          </table:table-cell>
          <table:table-cell office:value-type="string">
            <text:p>Bion Environmental Technologies, Inc.</text:p>
          </table:table-cell>
        </table:table-row>
        <table:table-row table:style-name="ro1">
          <table:table-cell office:value-type="string">
            <text:p>BNFT</text:p>
          </table:table-cell>
          <table:table-cell office:value-type="string">
            <text:p>Benefitfocus Inc</text:p>
          </table:table-cell>
        </table:table-row>
        <table:table-row table:style-name="ro1">
          <table:table-cell office:value-type="string">
            <text:p>BNGI</text:p>
          </table:table-cell>
          <table:table-cell office:value-type="string">
            <text:p>Bangi Inc.</text:p>
          </table:table-cell>
        </table:table-row>
        <table:table-row table:style-name="ro1">
          <table:table-cell office:value-type="string">
            <text:p>BNGO</text:p>
          </table:table-cell>
          <table:table-cell office:value-type="string">
            <text:p>BioNano Genomics Inc</text:p>
          </table:table-cell>
        </table:table-row>
        <table:table-row table:style-name="ro1">
          <table:table-cell office:value-type="string">
            <text:p>BNKD</text:p>
          </table:table-cell>
          <table:table-cell office:value-type="string">
            <text:p>MicroSectors US Big Banks Index -3X Inverse Leveraged ETN</text:p>
          </table:table-cell>
        </table:table-row>
        <table:table-row table:style-name="ro1">
          <table:table-cell office:value-type="string">
            <text:p>BNKO</text:p>
          </table:table-cell>
          <table:table-cell office:value-type="string">
            <text:p>MicroSectors US Big Banks Index 2X Leveraged ETN</text:p>
          </table:table-cell>
        </table:table-row>
        <table:table-row table:style-name="ro1">
          <table:table-cell office:value-type="string">
            <text:p>BNKPF</text:p>
          </table:table-cell>
          <table:table-cell office:value-type="string">
            <text:p>BNK Petroleum, Inc.</text:p>
          </table:table-cell>
        </table:table-row>
        <table:table-row table:style-name="ro1">
          <table:table-cell office:value-type="string">
            <text:p>BNKU</text:p>
          </table:table-cell>
          <table:table-cell office:value-type="string">
            <text:p>Lyxor S&amp;P 500 Banks UCITS ETF</text:p>
          </table:table-cell>
        </table:table-row>
        <table:table-row table:style-name="ro1">
          <table:table-cell office:value-type="string">
            <text:p>BNL</text:p>
          </table:table-cell>
          <table:table-cell office:value-type="string">
            <text:p>Broadstone Net Lease Inc</text:p>
          </table:table-cell>
        </table:table-row>
        <table:table-row table:style-name="ro1">
          <table:table-cell office:value-type="string">
            <text:p>BNR</text:p>
          </table:table-cell>
          <table:table-cell office:value-type="string">
            <text:p>Burning Rock Biotech Ltd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string">
            <text:p>Bank of Nova Scotia-The</text:p>
          </table:table-cell>
        </table:table-row>
        <table:table-row table:style-name="ro1">
          <table:table-cell office:value-type="string">
            <text:p>BNSO</text:p>
          </table:table-cell>
          <table:table-cell office:value-type="string">
            <text:p>Bonso Electronics International Inc</text:p>
          </table:table-cell>
        </table:table-row>
        <table:table-row table:style-name="ro1">
          <table:table-cell office:value-type="string">
            <text:p>BNTC</text:p>
          </table:table-cell>
          <table:table-cell office:value-type="string">
            <text:p>Benitec Biopharma Ltd</text:p>
          </table:table-cell>
        </table:table-row>
        <table:table-row table:style-name="ro1">
          <table:table-cell office:value-type="string">
            <text:p>BNTX</text:p>
          </table:table-cell>
          <table:table-cell office:value-type="string">
            <text:p>BioNTech SE</text:p>
          </table:table-cell>
        </table:table-row>
        <table:table-row table:style-name="ro1">
          <table:table-cell office:value-type="string">
            <text:p>BNXR</text:p>
          </table:table-cell>
          <table:table-cell office:value-type="string">
            <text:p>Brinx Resources Ltd.</text:p>
          </table:table-cell>
        </table:table-row>
        <table:table-row table:style-name="ro1">
          <table:table-cell office:value-type="string">
            <text:p>BNY</text:p>
          </table:table-cell>
          <table:table-cell office:value-type="string">
            <text:p>BlackRock New York Municipal Income Trust</text:p>
          </table:table-cell>
        </table:table-row>
        <table:table-row table:style-name="ro1">
          <table:table-cell office:value-type="string">
            <text:p>BNYN</text:p>
          </table:table-cell>
          <table:table-cell office:value-type="string">
            <text:p>Banyan Corp.</text:p>
          </table:table-cell>
        </table:table-row>
        <table:table-row table:style-name="ro1">
          <table:table-cell office:value-type="string">
            <text:p>BOCH</text:p>
          </table:table-cell>
          <table:table-cell office:value-type="string">
            <text:p>Bank of Commerce Holdings</text:p>
          </table:table-cell>
        </table:table-row>
        <table:table-row table:style-name="ro1">
          <table:table-cell office:value-type="string">
            <text:p>BOE</text:p>
          </table:table-cell>
          <table:table-cell office:value-type="string">
            <text:p>BlackRock Enhanced Global Dividend Trust</text:p>
          </table:table-cell>
        </table:table-row>
        <table:table-row table:style-name="ro1">
          <table:table-cell office:value-type="string">
            <text:p>BOGN</text:p>
          </table:table-cell>
          <table:table-cell office:value-type="string">
            <text:p>Bogen Communications International, Inc.</text:p>
          </table:table-cell>
        </table:table-row>
        <table:table-row table:style-name="ro1">
          <table:table-cell office:value-type="string">
            <text:p>BOH</text:p>
          </table:table-cell>
          <table:table-cell office:value-type="string">
            <text:p>Bank of Hawaii Corp</text:p>
          </table:table-cell>
        </table:table-row>
        <table:table-row table:style-name="ro1">
          <table:table-cell office:value-type="string">
            <text:p>BOKF</text:p>
          </table:table-cell>
          <table:table-cell office:value-type="string">
            <text:p>BOK Financial Corp</text:p>
          </table:table-cell>
        </table:table-row>
        <table:table-row table:style-name="ro1">
          <table:table-cell office:value-type="string">
            <text:p>BOKFL</text:p>
          </table:table-cell>
          <table:table-cell office:value-type="string">
            <text:p>BOK Financial Corp</text:p>
          </table:table-cell>
        </table:table-row>
        <table:table-row table:style-name="ro1">
          <table:table-cell office:value-type="string">
            <text:p>BOLBP</text:p>
          </table:table-cell>
          <table:table-cell office:value-type="string">
            <text:p>BOL Bancshares, Inc.</text:p>
          </table:table-cell>
        </table:table-row>
        <table:table-row table:style-name="ro1">
          <table:table-cell office:value-type="string">
            <text:p>BOLV</text:p>
          </table:table-cell>
          <table:table-cell office:value-type="string">
            <text:p>Bolivar Mining Corp.</text:p>
          </table:table-cell>
        </table:table-row>
        <table:table-row table:style-name="ro1">
          <table:table-cell office:value-type="string">
            <text:p>BOMN</text:p>
          </table:table-cell>
          <table:table-cell office:value-type="string">
            <text:p>Boston Omaha Corp</text:p>
          </table:table-cell>
        </table:table-row>
        <table:table-row table:style-name="ro1">
          <table:table-cell office:value-type="string">
            <text:p>BONZ</text:p>
          </table:table-cell>
          <table:table-cell office:value-type="string">
            <text:p>Bonanza Goldfields Corp.</text:p>
          </table:table-cell>
        </table:table-row>
        <table:table-row table:style-name="ro1">
          <table:table-cell office:value-type="string">
            <text:p>BOOM</text:p>
          </table:table-cell>
          <table:table-cell office:value-type="string">
            <text:p>DMC Global Inc</text:p>
          </table:table-cell>
        </table:table-row>
        <table:table-row table:style-name="ro1">
          <table:table-cell office:value-type="string">
            <text:p>BOOT</text:p>
          </table:table-cell>
          <table:table-cell office:value-type="string">
            <text:p>Boot Barn Holdings Inc</text:p>
          </table:table-cell>
        </table:table-row>
        <table:table-row table:style-name="ro1">
          <table:table-cell office:value-type="string">
            <text:p>BOPO</text:p>
          </table:table-cell>
          <table:table-cell office:value-type="string">
            <text:p>BioPower Operations Corp</text:p>
          </table:table-cell>
        </table:table-row>
        <table:table-row table:style-name="ro1">
          <table:table-cell office:value-type="string">
            <text:p>BORK</text:p>
          </table:table-cell>
          <table:table-cell office:value-type="string">
            <text:p>Bourque Industries, Inc.</text:p>
          </table:table-cell>
        </table:table-row>
        <table:table-row table:style-name="ro1">
          <table:table-cell office:value-type="string">
            <text:p>BORR</text:p>
          </table:table-cell>
          <table:table-cell office:value-type="string">
            <text:p>Borr Drilling Ltd</text:p>
          </table:table-cell>
        </table:table-row>
        <table:table-row table:style-name="ro1">
          <table:table-cell office:value-type="string">
            <text:p>BORT</text:p>
          </table:table-cell>
          <table:table-cell office:value-type="string">
            <text:p>Bank of Botetourt (Buchanan, VA)</text:p>
          </table:table-cell>
        </table:table-row>
        <table:table-row table:style-name="ro1">
          <table:table-cell office:value-type="string">
            <text:p>BOSC</text:p>
          </table:table-cell>
          <table:table-cell office:value-type="string">
            <text:p>BOS Better On-Line Solutions</text:p>
          </table:table-cell>
        </table:table-row>
        <table:table-row table:style-name="ro1">
          <table:table-cell office:value-type="string">
            <text:p>BOTH</text:p>
          </table:table-cell>
          <table:table-cell office:value-type="string">
            <text:p>Bioethics, Ltd.</text:p>
          </table:table-cell>
        </table:table-row>
        <table:table-row table:style-name="ro1">
          <table:table-cell office:value-type="string">
            <text:p>BOTJ</text:p>
          </table:table-cell>
          <table:table-cell office:value-type="string">
            <text:p>Bank of the James Financial Group Inc</text:p>
          </table:table-cell>
        </table:table-row>
        <table:table-row table:style-name="ro1">
          <table:table-cell office:value-type="string">
            <text:p>BOTY</text:p>
          </table:table-cell>
          <table:table-cell office:value-type="string">
            <text:p>Lingerie Fighting Championships, Inc.</text:p>
          </table:table-cell>
        </table:table-row>
        <table:table-row table:style-name="ro1">
          <table:table-cell office:value-type="string">
            <text:p>BOX</text:p>
          </table:table-cell>
          <table:table-cell office:value-type="string">
            <text:p>Box Inc</text:p>
          </table:table-cell>
        </table:table-row>
        <table:table-row table:style-name="ro1">
          <table:table-cell office:value-type="string">
            <text:p>BOXL</text:p>
          </table:table-cell>
          <table:table-cell office:value-type="string">
            <text:p>Boxlight Corp</text:p>
          </table:table-cell>
        </table:table-row>
        <table:table-row table:style-name="ro1">
          <table:table-cell office:value-type="string">
            <text:p>BOXS</text:p>
          </table:table-cell>
          <table:table-cell office:value-type="string">
            <text:p>BoxScore Brands, Inc.</text:p>
          </table:table-cell>
        </table:table-row>
        <table:table-row table:style-name="ro1">
          <table:table-cell office:value-type="string">
            <text:p>BP</text:p>
          </table:table-cell>
          <table:table-cell office:value-type="string">
            <text:p>BP PLC</text:p>
          </table:table-cell>
        </table:table-row>
        <table:table-row table:style-name="ro1">
          <table:table-cell office:value-type="string">
            <text:p>BPCP</text:p>
          </table:table-cell>
          <table:table-cell office:value-type="string">
            <text:p>Bishop Capital Corp.</text:p>
          </table:table-cell>
        </table:table-row>
        <table:table-row table:style-name="ro1">
          <table:table-cell office:value-type="string">
            <text:p>BPFH</text:p>
          </table:table-cell>
          <table:table-cell office:value-type="string">
            <text:p>Boston Private Financial Holdings Inc</text:p>
          </table:table-cell>
        </table:table-row>
        <table:table-row table:style-name="ro1">
          <table:table-cell office:value-type="string">
            <text:p>BPIGF</text:p>
          </table:table-cell>
          <table:table-cell office:value-type="string">
            <text:p>BPI Energy Holdings, Inc.</text:p>
          </table:table-cell>
        </table:table-row>
        <table:table-row table:style-name="ro1">
          <table:table-cell office:value-type="string">
            <text:p>BPMC</text:p>
          </table:table-cell>
          <table:table-cell office:value-type="string">
            <text:p>Blueprint Medicines Corp</text:p>
          </table:table-cell>
        </table:table-row>
        <table:table-row table:style-name="ro1">
          <table:table-cell office:value-type="string">
            <text:p>BPMI</text:p>
          </table:table-cell>
          <table:table-cell office:value-type="string">
            <text:p>Badger Paper Mills, Inc.</text:p>
          </table:table-cell>
        </table:table-row>
        <table:table-row table:style-name="ro1">
          <table:table-cell office:value-type="string">
            <text:p>BPMP</text:p>
          </table:table-cell>
          <table:table-cell office:value-type="string">
            <text:p>BP Midstream Partners LP</text:p>
          </table:table-cell>
        </table:table-row>
        <table:table-row table:style-name="ro1">
          <table:table-cell office:value-type="string">
            <text:p>BPOL</text:p>
          </table:table-cell>
          <table:table-cell office:value-type="string">
            <text:p>BlackPoll Fleet International, Inc.</text:p>
          </table:table-cell>
        </table:table-row>
        <table:table-row table:style-name="ro1">
          <table:table-cell office:value-type="string">
            <text:p>BPOP</text:p>
          </table:table-cell>
          <table:table-cell office:value-type="string">
            <text:p>Popular Inc</text:p>
          </table:table-cell>
        </table:table-row>
        <table:table-row table:style-name="ro1">
          <table:table-cell office:value-type="string">
            <text:p>BPOPM</text:p>
          </table:table-cell>
          <table:table-cell office:value-type="string">
            <text:p>Popular Capital Trust II</text:p>
          </table:table-cell>
        </table:table-row>
        <table:table-row table:style-name="ro1">
          <table:table-cell office:value-type="string">
            <text:p>BPOPN</text:p>
          </table:table-cell>
          <table:table-cell office:value-type="string">
            <text:p>Popular Capital Trust I</text:p>
          </table:table-cell>
        </table:table-row>
        <table:table-row table:style-name="ro1">
          <table:table-cell office:value-type="string">
            <text:p>BPOPO</text:p>
          </table:table-cell>
          <table:table-cell office:value-type="string">
            <text:p>Popular, Inc.</text:p>
          </table:table-cell>
        </table:table-row>
        <table:table-row table:style-name="ro1">
          <table:table-cell office:value-type="string">
            <text:p>BPRN</text:p>
          </table:table-cell>
          <table:table-cell office:value-type="string">
            <text:p>Bank of Princeton-The</text:p>
          </table:table-cell>
        </table:table-row>
        <table:table-row table:style-name="ro1">
          <table:table-cell office:value-type="string">
            <text:p>BPSR</text:p>
          </table:table-cell>
          <table:table-cell office:value-type="string">
            <text:p>Biotech Products Services and Research, Inc.</text:p>
          </table:table-cell>
        </table:table-row>
        <table:table-row table:style-name="ro1">
          <table:table-cell office:value-type="string">
            <text:p>BPT</text:p>
          </table:table-cell>
          <table:table-cell office:value-type="string">
            <text:p>BP Prudhoe Bay Royalty Trust</text:p>
          </table:table-cell>
        </table:table-row>
        <table:table-row table:style-name="ro1">
          <table:table-cell office:value-type="string">
            <text:p>BPTH</text:p>
          </table:table-cell>
          <table:table-cell office:value-type="string">
            <text:p>Bio-Path Holdings Inc</text:p>
          </table:table-cell>
        </table:table-row>
        <table:table-row table:style-name="ro1">
          <table:table-cell office:value-type="string">
            <text:p>BPY</text:p>
          </table:table-cell>
          <table:table-cell office:value-type="string">
            <text:p>Brookfield Property Partners LP</text:p>
          </table:table-cell>
        </table:table-row>
        <table:table-row table:style-name="ro1">
          <table:table-cell office:value-type="string">
            <text:p>BPYPN</text:p>
          </table:table-cell>
          <table:table-cell office:value-type="string">
            <text:p>Brookfield Property Partners LP</text:p>
          </table:table-cell>
        </table:table-row>
        <table:table-row table:style-name="ro1">
          <table:table-cell office:value-type="string">
            <text:p>BPYPO</text:p>
          </table:table-cell>
          <table:table-cell office:value-type="string">
            <text:p>Brookfield Property Partners LP</text:p>
          </table:table-cell>
        </table:table-row>
        <table:table-row table:style-name="ro1">
          <table:table-cell office:value-type="string">
            <text:p>BPYPP</text:p>
          </table:table-cell>
          <table:table-cell office:value-type="string">
            <text:p>Brookfield Property Partners LP</text:p>
          </table:table-cell>
        </table:table-row>
        <table:table-row table:style-name="ro1">
          <table:table-cell office:value-type="string">
            <text:p>BPYU</text:p>
          </table:table-cell>
          <table:table-cell office:value-type="string">
            <text:p>Brookfield Property REIT Inc</text:p>
          </table:table-cell>
        </table:table-row>
        <table:table-row table:style-name="ro1">
          <table:table-cell office:value-type="string">
            <text:p>BPYUP</text:p>
          </table:table-cell>
          <table:table-cell office:value-type="string">
            <text:p>Brookfield Property REIT Inc</text:p>
          </table:table-cell>
        </table:table-row>
        <table:table-row table:style-name="ro1">
          <table:table-cell office:value-type="string">
            <text:p>BQH</text:p>
          </table:table-cell>
          <table:table-cell office:value-type="string">
            <text:p>BlackRock New York Municipal Bond Trust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roadridge Financial Solutions Inc</text:p>
          </table:table-cell>
        </table:table-row>
        <table:table-row table:style-name="ro1">
          <table:table-cell office:value-type="string">
            <text:p>BRAV</text:p>
          </table:table-cell>
          <table:table-cell office:value-type="string">
            <text:p>Bravada International, Ltd.</text:p>
          </table:table-cell>
        </table:table-row>
        <table:table-row table:style-name="ro1">
          <table:table-cell office:value-type="string">
            <text:p>BRBI</text:p>
          </table:table-cell>
          <table:table-cell office:value-type="string">
            <text:p>Blue River Bancshares, Inc.</text:p>
          </table:table-cell>
        </table:table-row>
        <table:table-row table:style-name="ro1">
          <table:table-cell office:value-type="string">
            <text:p>BRBR</text:p>
          </table:table-cell>
          <table:table-cell office:value-type="string">
            <text:p>BellRing Brands Inc</text:p>
          </table:table-cell>
        </table:table-row>
        <table:table-row table:style-name="ro1">
          <table:table-cell office:value-type="string">
            <text:p>BRBS</text:p>
          </table:table-cell>
          <table:table-cell office:value-type="string">
            <text:p>Blue Ridge Bankshares Inc</text:p>
          </table:table-cell>
        </table:table-row>
        <table:table-row table:style-name="ro1">
          <table:table-cell office:value-type="string">
            <text:p>BRBW</text:p>
          </table:table-cell>
          <table:table-cell office:value-type="string">
            <text:p>Brunswick Bancorp</text:p>
          </table:table-cell>
        </table:table-row>
        <table:table-row table:style-name="ro1">
          <table:table-cell office:value-type="string">
            <text:p>BRC</text:p>
          </table:table-cell>
          <table:table-cell office:value-type="string">
            <text:p>Brady Corp</text:p>
          </table:table-cell>
        </table:table-row>
        <table:table-row table:style-name="ro1">
          <table:table-cell office:value-type="string">
            <text:p>BRCOQ</text:p>
          </table:table-cell>
          <table:table-cell office:value-type="string">
            <text:p>Beard Co. (The)</text:p>
          </table:table-cell>
        </table:table-row>
        <table:table-row table:style-name="ro1">
          <table:table-cell office:value-type="string">
            <text:p>BREW</text:p>
          </table:table-cell>
          <table:table-cell office:value-type="string">
            <text:p>Craft Brew Alliance Inc</text:p>
          </table:table-cell>
        </table:table-row>
        <table:table-row table:style-name="ro1">
          <table:table-cell office:value-type="string">
            <text:p>BRFH</text:p>
          </table:table-cell>
          <table:table-cell office:value-type="string">
            <text:p>Barfresh Food Group Inc.</text:p>
          </table:table-cell>
        </table:table-row>
        <table:table-row table:style-name="ro1">
          <table:table-cell office:value-type="string">
            <text:p>BRFS</text:p>
          </table:table-cell>
          <table:table-cell office:value-type="string">
            <text:p>BRF SA</text:p>
          </table:table-cell>
        </table:table-row>
        <table:table-row table:style-name="ro1">
          <table:table-cell office:value-type="string">
            <text:p>BRG</text:p>
          </table:table-cell>
          <table:table-cell office:value-type="string">
            <text:p>Bluerock Residential Growth REIT Inc</text:p>
          </table:table-cell>
        </table:table-row>
        <table:table-row table:style-name="ro1">
          <table:table-cell office:value-type="string">
            <text:p>BRG-A</text:p>
          </table:table-cell>
          <table:table-cell office:value-type="string">
            <text:p>Bluerock Residential Growth REIT Inc</text:p>
          </table:table-cell>
        </table:table-row>
        <table:table-row table:style-name="ro1">
          <table:table-cell office:value-type="string">
            <text:p>BRGC</text:p>
          </table:table-cell>
          <table:table-cell office:value-type="string">
            <text:p>BrightRock Gold Corp.</text:p>
          </table:table-cell>
        </table:table-row>
        <table:table-row table:style-name="ro1">
          <table:table-cell office:value-type="string">
            <text:p>BRG-C</text:p>
          </table:table-cell>
          <table:table-cell office:value-type="string">
            <text:p>Bluerock Residential Growth REIT Inc</text:p>
          </table:table-cell>
        </table:table-row>
        <table:table-row table:style-name="ro1">
          <table:table-cell office:value-type="string">
            <text:p>BRG-D</text:p>
          </table:table-cell>
          <table:table-cell office:value-type="string">
            <text:p>Bluerock Residential Growth REIT Inc</text:p>
          </table:table-cell>
        </table:table-row>
        <table:table-row table:style-name="ro1">
          <table:table-cell office:value-type="string">
            <text:p>BRGO</text:p>
          </table:table-cell>
          <table:table-cell office:value-type="string">
            <text:p>Bergio International, Inc.</text:p>
          </table:table-cell>
        </table:table-row>
        <table:table-row table:style-name="ro1">
          <table:table-cell office:value-type="string">
            <text:p>BRID</text:p>
          </table:table-cell>
          <table:table-cell office:value-type="string">
            <text:p>Bridgford Foods Corp</text:p>
          </table:table-cell>
        </table:table-row>
        <table:table-row table:style-name="ro1">
          <table:table-cell office:value-type="string">
            <text:p>BRK.A</text:p>
          </table:table-cell>
          <table:table-cell office:value-type="string">
            <text:p>Berkshire Hathaway Inc</text:p>
          </table:table-cell>
        </table:table-row>
        <table:table-row table:style-name="ro1">
          <table:table-cell office:value-type="string">
            <text:p>BRK.B</text:p>
          </table:table-cell>
          <table:table-cell office:value-type="string">
            <text:p>Berkshire Hathaway Inc</text:p>
          </table:table-cell>
        </table:table-row>
        <table:table-row table:style-name="ro1">
          <table:table-cell office:value-type="string">
            <text:p>BRKK</text:p>
          </table:table-cell>
          <table:table-cell office:value-type="string">
            <text:p>BRK Inc</text:p>
          </table:table-cell>
        </table:table-row>
        <table:table-row table:style-name="ro1">
          <table:table-cell office:value-type="string">
            <text:p>BRKL</text:p>
          </table:table-cell>
          <table:table-cell office:value-type="string">
            <text:p>Brookline Bancorp Inc</text:p>
          </table:table-cell>
        </table:table-row>
        <table:table-row table:style-name="ro1">
          <table:table-cell office:value-type="string">
            <text:p>BRKR</text:p>
          </table:table-cell>
          <table:table-cell office:value-type="string">
            <text:p>Bruker Corp</text:p>
          </table:table-cell>
        </table:table-row>
        <table:table-row table:style-name="ro1">
          <table:table-cell office:value-type="string">
            <text:p>BRKS</text:p>
          </table:table-cell>
          <table:table-cell office:value-type="string">
            <text:p>Brooks Automation Inc</text:p>
          </table:table-cell>
        </table:table-row>
        <table:table-row table:style-name="ro1">
          <table:table-cell office:value-type="string">
            <text:p>BRLIU</text:p>
          </table:table-cell>
          <table:table-cell office:value-type="string">
            <text:p>Brilliant Acquisition Corp</text:p>
          </table:table-cell>
        </table:table-row>
        <table:table-row table:style-name="ro1">
          <table:table-cell office:value-type="string">
            <text:p>BRLL</text:p>
          </table:table-cell>
          <table:table-cell office:value-type="string">
            <text:p>Barrel Energy Inc</text:p>
          </table:table-cell>
        </table:table-row>
        <table:table-row table:style-name="ro1">
          <table:table-cell office:value-type="string">
            <text:p>BRMK</text:p>
          </table:table-cell>
          <table:table-cell office:value-type="string">
            <text:p>Broadmark Realty Capital Inc</text:p>
          </table:table-cell>
        </table:table-row>
        <table:table-row table:style-name="ro1">
          <table:table-cell office:value-type="string">
            <text:p>BRN</text:p>
          </table:table-cell>
          <table:table-cell office:value-type="string">
            <text:p>Barnwell Industries Inc</text:p>
          </table:table-cell>
        </table:table-row>
        <table:table-row table:style-name="ro1">
          <table:table-cell office:value-type="string">
            <text:p>BRNE</text:p>
          </table:table-cell>
          <table:table-cell office:value-type="string">
            <text:p>Borneo Resource Investments Ltd.</text:p>
          </table:table-cell>
        </table:table-row>
        <table:table-row table:style-name="ro1">
          <table:table-cell office:value-type="string">
            <text:p>BRNW</text:p>
          </table:table-cell>
          <table:table-cell office:value-type="string">
            <text:p>Brainybrawn, Inc.</text:p>
          </table:table-cell>
        </table:table-row>
        <table:table-row table:style-name="ro1">
          <table:table-cell office:value-type="string">
            <text:p>BRO</text:p>
          </table:table-cell>
          <table:table-cell office:value-type="string">
            <text:p>Brown &amp; Brown Inc</text:p>
          </table:table-cell>
        </table:table-row>
        <table:table-row table:style-name="ro1">
          <table:table-cell office:value-type="string">
            <text:p>BROE</text:p>
          </table:table-cell>
          <table:table-cell office:value-type="string">
            <text:p>Baron Energy, Inc.</text:p>
          </table:table-cell>
        </table:table-row>
        <table:table-row table:style-name="ro1">
          <table:table-cell office:value-type="string">
            <text:p>BROG</text:p>
          </table:table-cell>
          <table:table-cell office:value-type="string">
            <text:p>Twelve Seas Investment Co</text:p>
          </table:table-cell>
        </table:table-row>
        <table:table-row table:style-name="ro1">
          <table:table-cell office:value-type="string">
            <text:p>BRP</text:p>
          </table:table-cell>
          <table:table-cell office:value-type="string">
            <text:p>BRP Group Inc</text:p>
          </table:table-cell>
        </table:table-row>
        <table:table-row table:style-name="ro1">
          <table:table-cell office:value-type="string">
            <text:p>BRPA</text:p>
          </table:table-cell>
          <table:table-cell office:value-type="string">
            <text:p>Big Rock Partners Acquisition Corp</text:p>
          </table:table-cell>
        </table:table-row>
        <table:table-row table:style-name="ro1">
          <table:table-cell office:value-type="string">
            <text:p>BRPAU</text:p>
          </table:table-cell>
          <table:table-cell office:value-type="string">
            <text:p>Big Rock Partners Acquisition Corp</text:p>
          </table:table-cell>
        </table:table-row>
        <table:table-row table:style-name="ro1">
          <table:table-cell office:value-type="string">
            <text:p>BRQS</text:p>
          </table:table-cell>
          <table:table-cell office:value-type="string">
            <text:p>Borqs Technologies Inc</text:p>
          </table:table-cell>
        </table:table-row>
        <table:table-row table:style-name="ro1">
          <table:table-cell office:value-type="string">
            <text:p>BRSE</text:p>
          </table:table-cell>
          <table:table-cell office:value-type="string">
            <text:p>Broadside Enterprises, Inc.</text:p>
          </table:table-cell>
        </table:table-row>
        <table:table-row table:style-name="ro1">
          <table:table-cell office:value-type="string">
            <text:p>BRSF</text:p>
          </table:table-cell>
          <table:table-cell office:value-type="string">
            <text:p>Brain Scientific, Inc.</text:p>
          </table:table-cell>
        </table:table-row>
        <table:table-row table:style-name="ro1">
          <table:table-cell office:value-type="string">
            <text:p>BRSI</text:p>
          </table:table-cell>
          <table:table-cell office:value-type="string">
            <text:p>Ballistic Recovery Systems, Inc.</text:p>
          </table:table-cell>
        </table:table-row>
        <table:table-row table:style-name="ro1">
          <table:table-cell office:value-type="string">
            <text:p>BRST</text:p>
          </table:table-cell>
          <table:table-cell office:value-type="string">
            <text:p>Broad Street Realty Inc.</text:p>
          </table:table-cell>
        </table:table-row>
        <table:table-row table:style-name="ro1">
          <table:table-cell office:value-type="string">
            <text:p>BRT</text:p>
          </table:table-cell>
          <table:table-cell office:value-type="string">
            <text:p>BRT Apartments Corp</text:p>
          </table:table-cell>
        </table:table-row>
        <table:table-row table:style-name="ro1">
          <table:table-cell office:value-type="string">
            <text:p>BRTE</text:p>
          </table:table-cell>
          <table:table-cell office:value-type="string">
            <text:p>Brightec, Inc.</text:p>
          </table:table-cell>
        </table:table-row>
        <table:table-row table:style-name="ro1">
          <table:table-cell office:value-type="string">
            <text:p>BRTI</text:p>
          </table:table-cell>
          <table:table-cell office:value-type="string">
            <text:p>BlackRidge Technology International, Inc.</text:p>
          </table:table-cell>
        </table:table-row>
        <table:table-row table:style-name="ro1">
          <table:table-cell office:value-type="string">
            <text:p>BRTI</text:p>
          </table:table-cell>
          <table:table-cell office:value-type="string">
            <text:p>BlackRidge Technology International, Inc.</text:p>
          </table:table-cell>
        </table:table-row>
        <table:table-row table:style-name="ro1">
          <table:table-cell office:value-type="string">
            <text:p>BRTR</text:p>
          </table:table-cell>
          <table:table-cell office:value-type="string">
            <text:p>Barrister Global Services Network, Inc.</text:p>
          </table:table-cell>
        </table:table-row>
        <table:table-row table:style-name="ro1">
          <table:table-cell office:value-type="string">
            <text:p>BRTXQ</text:p>
          </table:table-cell>
          <table:table-cell office:value-type="string">
            <text:p>BioRestorative Therapies, Inc.</text:p>
          </table:table-cell>
        </table:table-row>
        <table:table-row table:style-name="ro1">
          <table:table-cell office:value-type="string">
            <text:p>BRVO</text:p>
          </table:table-cell>
          <table:table-cell office:value-type="string">
            <text:p>Bravo Multinational Incorporated</text:p>
          </table:table-cell>
        </table:table-row>
        <table:table-row table:style-name="ro1">
          <table:table-cell office:value-type="string">
            <text:p>BRX</text:p>
          </table:table-cell>
          <table:table-cell office:value-type="string">
            <text:p>Brixmor Property Group Inc</text:p>
          </table:table-cell>
        </table:table-row>
        <table:table-row table:style-name="ro1">
          <table:table-cell office:value-type="string">
            <text:p>BRY</text:p>
          </table:table-cell>
          <table:table-cell office:value-type="string">
            <text:p>Berry Petroleum Co LLC</text:p>
          </table:table-cell>
        </table:table-row>
        <table:table-row table:style-name="ro1">
          <table:table-cell office:value-type="string">
            <text:p>BRYN</text:p>
          </table:table-cell>
          <table:table-cell office:value-type="string">
            <text:p>Bryn Resources, Inc.</text:p>
          </table:table-cell>
        </table:table-row>
        <table:table-row table:style-name="ro1">
          <table:table-cell office:value-type="string">
            <text:p>BRZL</text:p>
          </table:table-cell>
          <table:table-cell office:value-type="string">
            <text:p>Scepter Holdings, Inc.</text:p>
          </table:table-cell>
        </table:table-row>
        <table:table-row table:style-name="ro1">
          <table:table-cell office:value-type="string">
            <text:p>BSA</text:p>
          </table:table-cell>
          <table:table-cell office:value-type="string">
            <text:p>Brightsphere Investment Group Inc</text:p>
          </table:table-cell>
        </table:table-row>
        <table:table-row table:style-name="ro1">
          <table:table-cell office:value-type="string">
            <text:p>BSAC</text:p>
          </table:table-cell>
          <table:table-cell office:value-type="string">
            <text:p>Banco Santander Chile</text:p>
          </table:table-cell>
        </table:table-row>
        <table:table-row table:style-name="ro1">
          <table:table-cell office:value-type="string">
            <text:p>BSBK</text:p>
          </table:table-cell>
          <table:table-cell office:value-type="string">
            <text:p>Bogota Financial Corp</text:p>
          </table:table-cell>
        </table:table-row>
        <table:table-row table:style-name="ro1">
          <table:table-cell office:value-type="string">
            <text:p>BSBR</text:p>
          </table:table-cell>
          <table:table-cell office:value-type="string">
            <text:p>Banco Santander Brasil SA</text:p>
          </table:table-cell>
        </table:table-row>
        <table:table-row table:style-name="ro1">
          <table:table-cell office:value-type="string">
            <text:p>BSCA</text:p>
          </table:table-cell>
          <table:table-cell office:value-type="string">
            <text:p>Bank of Santa Clarita (CA)</text:p>
          </table:table-cell>
        </table:table-row>
        <table:table-row table:style-name="ro1">
          <table:table-cell office:value-type="string">
            <text:p>BSD</text:p>
          </table:table-cell>
          <table:table-cell office:value-type="string">
            <text:p>BlackRock Strategic Municipal Trust</text:p>
          </table:table-cell>
        </table:table-row>
        <table:table-row table:style-name="ro1">
          <table:table-cell office:value-type="string">
            <text:p>BSE</text:p>
          </table:table-cell>
          <table:table-cell office:value-type="string">
            <text:p>BlackRock New York Municipal Income Quality Trust</text:p>
          </table:table-cell>
        </table:table-row>
        <table:table-row table:style-name="ro1">
          <table:table-cell office:value-type="string">
            <text:p>BSEG</text:p>
          </table:table-cell>
          <table:table-cell office:value-type="string">
            <text:p>Big Screen Entertainment Group, Inc.</text:p>
          </table:table-cell>
        </table:table-row>
        <table:table-row table:style-name="ro1">
          <table:table-cell office:value-type="string">
            <text:p>BSEM</text:p>
          </table:table-cell>
          <table:table-cell office:value-type="string">
            <text:p>BioStem Technologies, Inc.</text:p>
          </table:table-cell>
        </table:table-row>
        <table:table-row table:style-name="ro1">
          <table:table-cell office:value-type="string">
            <text:p>BSET</text:p>
          </table:table-cell>
          <table:table-cell office:value-type="string">
            <text:p>Bassett Furniture Industries Inc</text:p>
          </table:table-cell>
        </table:table-row>
        <table:table-row table:style-name="ro1">
          <table:table-cell office:value-type="string">
            <text:p>BSFC</text:p>
          </table:table-cell>
          <table:table-cell office:value-type="string">
            <text:p>BLUE STAR FOODS CORP.</text:p>
          </table:table-cell>
        </table:table-row>
        <table:table-row table:style-name="ro1">
          <table:table-cell office:value-type="string">
            <text:p>BSFO</text:p>
          </table:table-cell>
          <table:table-cell office:value-type="string">
            <text:p>Bank of San Francisco</text:p>
          </table:table-cell>
        </table:table-row>
        <table:table-row table:style-name="ro1">
          <table:table-cell office:value-type="string">
            <text:p>BSGC</text:p>
          </table:table-cell>
          <table:table-cell office:value-type="string">
            <text:p>BigString Corp.</text:p>
          </table:table-cell>
        </table:table-row>
        <table:table-row table:style-name="ro1">
          <table:table-cell office:value-type="string">
            <text:p>BSGM</text:p>
          </table:table-cell>
          <table:table-cell office:value-type="string">
            <text:p>BioSig Technologies Inc</text:p>
          </table:table-cell>
        </table:table-row>
        <table:table-row table:style-name="ro1">
          <table:table-cell office:value-type="string">
            <text:p>BSHF</text:p>
          </table:table-cell>
          <table:table-cell office:value-type="string">
            <text:p>Bioshaft Water Technology, Inc.</text:p>
          </table:table-cell>
        </table:table-row>
        <table:table-row table:style-name="ro1">
          <table:table-cell office:value-type="string">
            <text:p>BSHI</text:p>
          </table:table-cell>
          <table:table-cell office:value-type="string">
            <text:p>Boss Holdings, Inc.</text:p>
          </table:table-cell>
        </table:table-row>
        <table:table-row table:style-name="ro1">
          <table:table-cell office:value-type="string">
            <text:p>BSIG</text:p>
          </table:table-cell>
          <table:table-cell office:value-type="string">
            <text:p>Brightsphere Investment Group Inc</text:p>
          </table:table-cell>
        </table:table-row>
        <table:table-row table:style-name="ro1">
          <table:table-cell office:value-type="string">
            <text:p>BSL</text:p>
          </table:table-cell>
          <table:table-cell office:value-type="string">
            <text:p>Blackstone - GSO Senior Floating Rate Term Fund</text:p>
          </table:table-cell>
        </table:table-row>
        <table:table-row table:style-name="ro1">
          <table:table-cell office:value-type="string">
            <text:p>BSM</text:p>
          </table:table-cell>
          <table:table-cell office:value-type="string">
            <text:p>Black Stone Minerals LP</text:p>
          </table:table-cell>
        </table:table-row>
        <table:table-row table:style-name="ro1">
          <table:table-cell office:value-type="string">
            <text:p>BSMX</text:p>
          </table:table-cell>
          <table:table-cell office:value-type="string">
            <text:p>Banco Santander Mexico SA Institucion de Banca Multiple Grupo Financiero Santand</text:p>
          </table:table-cell>
        </table:table-row>
        <table:table-row table:style-name="ro1">
          <table:table-cell office:value-type="string">
            <text:p>BSN</text:p>
          </table:table-cell>
          <table:table-cell office:value-type="string">
            <text:p>Broadstone Acquisition Corp</text:p>
          </table:table-cell>
        </table:table-row>
        <table:table-row table:style-name="ro1">
          <table:table-cell office:value-type="string">
            <text:p>BSPK</text:p>
          </table:table-cell>
          <table:table-cell office:value-type="string">
            <text:p>Bespoke Extracts, Inc.</text:p>
          </table:table-cell>
        </table:table-row>
        <table:table-row table:style-name="ro1">
          <table:table-cell office:value-type="string">
            <text:p>BSPR</text:p>
          </table:table-cell>
          <table:table-cell office:value-type="string">
            <text:p>Bigsupersearch.com, Inc.</text:p>
          </table:table-cell>
        </table:table-row>
        <table:table-row table:style-name="ro1">
          <table:table-cell office:value-type="string">
            <text:p>BSQR</text:p>
          </table:table-cell>
          <table:table-cell office:value-type="string">
            <text:p>BSQUARE Corp</text:p>
          </table:table-cell>
        </table:table-row>
        <table:table-row table:style-name="ro1">
          <table:table-cell office:value-type="string">
            <text:p>BSQR</text:p>
          </table:table-cell>
          <table:table-cell office:value-type="string">
            <text:p>BSQUARE Corp</text:p>
          </table:table-cell>
        </table:table-row>
        <table:table-row table:style-name="ro1">
          <table:table-cell office:value-type="string">
            <text:p>BSRC</text:p>
          </table:table-cell>
          <table:table-cell office:value-type="string">
            <text:p>BioSolar, Inc.</text:p>
          </table:table-cell>
        </table:table-row>
        <table:table-row table:style-name="ro1">
          <table:table-cell office:value-type="string">
            <text:p>BSRC</text:p>
          </table:table-cell>
          <table:table-cell office:value-type="string">
            <text:p>BioSolar, Inc.</text:p>
          </table:table-cell>
        </table:table-row>
        <table:table-row table:style-name="ro1">
          <table:table-cell office:value-type="string">
            <text:p>BSRR</text:p>
          </table:table-cell>
          <table:table-cell office:value-type="string">
            <text:p>Sierra Bancorp</text:p>
          </table:table-cell>
        </table:table-row>
        <table:table-row table:style-name="ro1">
          <table:table-cell office:value-type="string">
            <text:p>BSRTF</text:p>
          </table:table-cell>
          <table:table-cell office:value-type="string">
            <text:p>Bsr Real Estate Invt Tr</text:p>
          </table:table-cell>
        </table:table-row>
        <table:table-row table:style-name="ro1">
          <table:table-cell office:value-type="string">
            <text:p>BSSP</text:p>
          </table:table-cell>
          <table:table-cell office:value-type="string">
            <text:p>Bassline Productions, Inc.</text:p>
          </table:table-cell>
        </table:table-row>
        <table:table-row table:style-name="ro1">
          <table:table-cell office:value-type="string">
            <text:p>BST</text:p>
          </table:table-cell>
          <table:table-cell office:value-type="string">
            <text:p>Blackrock Science &amp; Technology Trust</text:p>
          </table:table-cell>
        </table:table-row>
        <table:table-row table:style-name="ro1">
          <table:table-cell office:value-type="string">
            <text:p>BSTC</text:p>
          </table:table-cell>
          <table:table-cell office:value-type="string">
            <text:p>BioSpecifics Technologies Corp</text:p>
          </table:table-cell>
        </table:table-row>
        <table:table-row table:style-name="ro1">
          <table:table-cell office:value-type="string">
            <text:p>BSTG</text:p>
          </table:table-cell>
          <table:table-cell office:value-type="string">
            <text:p>Biostage, Inc.</text:p>
          </table:table-cell>
        </table:table-row>
        <table:table-row table:style-name="ro1">
          <table:table-cell office:value-type="string">
            <text:p>BSTK</text:p>
          </table:table-cell>
          <table:table-cell office:value-type="string">
            <text:p>Brite-Strike Tactical Illumination Products, Inc.</text:p>
          </table:table-cell>
        </table:table-row>
        <table:table-row table:style-name="ro1">
          <table:table-cell office:value-type="string">
            <text:p>BSTO</text:p>
          </table:table-cell>
          <table:table-cell office:value-type="string">
            <text:p>Blue Star Opportunities Corp.</text:p>
          </table:table-cell>
        </table:table-row>
        <table:table-row table:style-name="ro1">
          <table:table-cell office:value-type="string">
            <text:p>BSTZ</text:p>
          </table:table-cell>
          <table:table-cell office:value-type="string">
            <text:p>BlackRock Science &amp; Technology Trust II</text:p>
          </table:table-cell>
        </table:table-row>
        <table:table-row table:style-name="ro1">
          <table:table-cell office:value-type="string">
            <text:p>BSVN</text:p>
          </table:table-cell>
          <table:table-cell office:value-type="string">
            <text:p>Bank7 Corp</text:p>
          </table:table-cell>
        </table:table-row>
        <table:table-row table:style-name="ro1">
          <table:table-cell office:value-type="string">
            <text:p>BSX</text:p>
          </table:table-cell>
          <table:table-cell office:value-type="string">
            <text:p>Boston Scientific Corp</text:p>
          </table:table-cell>
        </table:table-row>
        <table:table-row table:style-name="ro1">
          <table:table-cell office:value-type="string">
            <text:p>BSY</text:p>
          </table:table-cell>
          <table:table-cell office:value-type="string">
            <text:p>Bentley Systems Inc</text:p>
          </table:table-cell>
        </table:table-row>
        <table:table-row table:style-name="ro1">
          <table:table-cell office:value-type="string">
            <text:p>BSYN</text:p>
          </table:table-cell>
          <table:table-cell office:value-type="string">
            <text:p>Biosynergy, Inc.</text:p>
          </table:table-cell>
        </table:table-row>
        <table:table-row table:style-name="ro1">
          <table:table-cell office:value-type="string">
            <text:p>BTA</text:p>
          </table:table-cell>
          <table:table-cell office:value-type="string">
            <text:p>BlackRock Long-Term Municipal Advantage Trust</text:p>
          </table:table-cell>
        </table:table-row>
        <table:table-row table:style-name="ro1">
          <table:table-cell office:value-type="string">
            <text:p>BTAI</text:p>
          </table:table-cell>
          <table:table-cell office:value-type="string">
            <text:p>Bioxcel Therapeutics Inc</text:p>
          </table:table-cell>
        </table:table-row>
        <table:table-row table:style-name="ro1">
          <table:table-cell office:value-type="string">
            <text:p>BTAM</text:p>
          </table:table-cell>
          <table:table-cell office:value-type="string">
            <text:p>Ben-Tam, Inc.</text:p>
          </table:table-cell>
        </table:table-row>
        <table:table-row table:style-name="ro1">
          <table:table-cell office:value-type="string">
            <text:p>BTAQ</text:p>
          </table:table-cell>
          <table:table-cell office:value-type="string">
            <text:p>Burgundy Technology Acquisition Corp</text:p>
          </table:table-cell>
        </table:table-row>
        <table:table-row table:style-name="ro1">
          <table:table-cell office:value-type="string">
            <text:p>BTBT</text:p>
          </table:table-cell>
          <table:table-cell office:value-type="string">
            <text:p>Bit Digital, Inc.</text:p>
          </table:table-cell>
        </table:table-row>
        <table:table-row table:style-name="ro1">
          <table:table-cell office:value-type="string">
            <text:p>BTCA</text:p>
          </table:table-cell>
          <table:table-cell office:value-type="string">
            <text:p>Bactolac Pharmaceutical, Inc.</text:p>
          </table:table-cell>
        </table:table-row>
        <table:table-row table:style-name="ro1">
          <table:table-cell office:value-type="string">
            <text:p>BTCS</text:p>
          </table:table-cell>
          <table:table-cell office:value-type="string">
            <text:p>BTCS Inc.</text:p>
          </table:table-cell>
        </table:table-row>
        <table:table-row table:style-name="ro1">
          <table:table-cell office:value-type="string">
            <text:p>BTCY</text:p>
          </table:table-cell>
          <table:table-cell office:value-type="string">
            <text:p>Biotricity Inc.</text:p>
          </table:table-cell>
        </table:table-row>
        <table:table-row table:style-name="ro1">
          <table:table-cell office:value-type="string">
            <text:p>BTDG</text:p>
          </table:table-cell>
          <table:table-cell office:value-type="string">
            <text:p>B2Digital, Inc.</text:p>
          </table:table-cell>
        </table:table-row>
        <table:table-row table:style-name="ro1">
          <table:table-cell office:value-type="string">
            <text:p>BTE</text:p>
          </table:table-cell>
          <table:table-cell office:value-type="string">
            <text:p>Baytex Energy Corp</text:p>
          </table:table-cell>
        </table:table-row>
        <table:table-row table:style-name="ro1">
          <table:table-cell office:value-type="string">
            <text:p>BTFL</text:p>
          </table:table-cell>
          <table:table-cell office:value-type="string">
            <text:p>Monarch America, Inc.</text:p>
          </table:table-cell>
        </table:table-row>
        <table:table-row table:style-name="ro1">
          <table:table-cell office:value-type="string">
            <text:p>BTG</text:p>
          </table:table-cell>
          <table:table-cell office:value-type="string">
            <text:p>B2Gold Corp</text:p>
          </table:table-cell>
        </table:table-row>
        <table:table-row table:style-name="ro1">
          <table:table-cell office:value-type="string">
            <text:p>BTGI</text:p>
          </table:table-cell>
          <table:table-cell office:value-type="string">
            <text:p>Bulova Technologies Group, Inc.</text:p>
          </table:table-cell>
        </table:table-row>
        <table:table-row table:style-name="ro1">
          <table:table-cell office:value-type="string">
            <text:p>BTHE</text:p>
          </table:table-cell>
          <table:table-cell office:value-type="string">
            <text:p>Boston Therapeutics Inc</text:p>
          </table:table-cell>
        </table:table-row>
        <table:table-row table:style-name="ro1">
          <table:table-cell office:value-type="string">
            <text:p>BTHI</text:p>
          </table:table-cell>
          <table:table-cell office:value-type="string">
            <text:p>Big Time Holdings, Inc.</text:p>
          </table:table-cell>
        </table:table-row>
        <table:table-row table:style-name="ro1">
          <table:table-cell office:value-type="string">
            <text:p>BTHR</text:p>
          </table:table-cell>
          <table:table-cell office:value-type="string">
            <text:p>Sports Venues of Florida, Inc.</text:p>
          </table:table-cell>
        </table:table-row>
        <table:table-row table:style-name="ro1">
          <table:table-cell office:value-type="string">
            <text:p>BTI</text:p>
          </table:table-cell>
          <table:table-cell office:value-type="string">
            <text:p>British American Tobacco PLC</text:p>
          </table:table-cell>
        </table:table-row>
        <table:table-row table:style-name="ro1">
          <table:table-cell office:value-type="string">
            <text:p>BTIM</text:p>
          </table:table-cell>
          <table:table-cell office:value-type="string">
            <text:p>Boatim Inc.</text:p>
          </table:table-cell>
        </table:table-row>
        <table:table-row table:style-name="ro1">
          <table:table-cell office:value-type="string">
            <text:p>BTLN</text:p>
          </table:table-cell>
          <table:table-cell office:value-type="string">
            <text:p>Brightlane Corp.</text:p>
          </table:table-cell>
        </table:table-row>
        <table:table-row table:style-name="ro1">
          <table:table-cell office:value-type="string">
            <text:p>BTN</text:p>
          </table:table-cell>
          <table:table-cell office:value-type="string">
            <text:p>Ballantyne Strong Inc</text:p>
          </table:table-cell>
        </table:table-row>
        <table:table-row table:style-name="ro1">
          <table:table-cell office:value-type="string">
            <text:p>BTO</text:p>
          </table:table-cell>
          <table:table-cell office:value-type="string">
            <text:p>John Hancock Financial Opportunities Fund</text:p>
          </table:table-cell>
        </table:table-row>
        <table:table-row table:style-name="ro1">
          <table:table-cell office:value-type="string">
            <text:p>BTOW</text:p>
          </table:table-cell>
          <table:table-cell office:value-type="string">
            <text:p>Belltower Entertainment Corp.</text:p>
          </table:table-cell>
        </table:table-row>
        <table:table-row table:style-name="ro1">
          <table:table-cell office:value-type="string">
            <text:p>BTSC</text:p>
          </table:table-cell>
          <table:table-cell office:value-type="string">
            <text:p>Bitcoin Services, Inc.</text:p>
          </table:table-cell>
        </table:table-row>
        <table:table-row table:style-name="ro1">
          <table:table-cell office:value-type="string">
            <text:p>BTSR</text:p>
          </table:table-cell>
          <table:table-cell office:value-type="string">
            <text:p>BrightStar Information Technology Group, Inc.</text:p>
          </table:table-cell>
        </table:table-row>
        <table:table-row table:style-name="ro1">
          <table:table-cell office:value-type="string">
            <text:p>BTT</text:p>
          </table:table-cell>
          <table:table-cell office:value-type="string">
            <text:p>BlackRock Municipal 2030 Target Term Trust</text:p>
          </table:table-cell>
        </table:table-row>
        <table:table-row table:style-name="ro1">
          <table:table-cell office:value-type="string">
            <text:p>BTTR</text:p>
          </table:table-cell>
          <table:table-cell office:value-type="string">
            <text:p>Better Choice Company Inc.</text:p>
          </table:table-cell>
        </table:table-row>
        <table:table-row table:style-name="ro1">
          <table:table-cell office:value-type="string">
            <text:p>BTU</text:p>
          </table:table-cell>
          <table:table-cell office:value-type="string">
            <text:p>Peabody Energy Corp</text:p>
          </table:table-cell>
        </table:table-row>
        <table:table-row table:style-name="ro1">
          <table:table-cell office:value-type="string">
            <text:p>BTZ</text:p>
          </table:table-cell>
          <table:table-cell office:value-type="string">
            <text:p>BlackRock Credit Allocation Income Trust</text:p>
          </table:table-cell>
        </table:table-row>
        <table:table-row table:style-name="ro1">
          <table:table-cell office:value-type="string">
            <text:p>BUD</text:p>
          </table:table-cell>
          <table:table-cell office:value-type="string">
            <text:p>Anheuser-Busch InBev SA-NV</text:p>
          </table:table-cell>
        </table:table-row>
        <table:table-row table:style-name="ro1">
          <table:table-cell office:value-type="string">
            <text:p>BUDT</text:p>
          </table:table-cell>
          <table:table-cell office:value-type="string">
            <text:p>Budding Times, Inc.</text:p>
          </table:table-cell>
        </table:table-row>
        <table:table-row table:style-name="ro1">
          <table:table-cell office:value-type="string">
            <text:p>BUDZ</text:p>
          </table:table-cell>
          <table:table-cell office:value-type="string">
            <text:p>WEED, Inc.</text:p>
          </table:table-cell>
        </table:table-row>
        <table:table-row table:style-name="ro1">
          <table:table-cell office:value-type="string">
            <text:p>BUFF</text:p>
          </table:table-cell>
          <table:table-cell office:value-type="string">
            <text:p>Innovator Lunt Low Vol/High Beta Tactical ETF</text:p>
          </table:table-cell>
        </table:table-row>
        <table:table-row table:style-name="ro1">
          <table:table-cell office:value-type="string">
            <text:p>BUHF</text:p>
          </table:table-cell>
          <table:table-cell office:value-type="string">
            <text:p>Buck Hill Falls Co.</text:p>
          </table:table-cell>
        </table:table-row>
        <table:table-row table:style-name="ro1">
          <table:table-cell office:value-type="string">
            <text:p>BUI</text:p>
          </table:table-cell>
          <table:table-cell office:value-type="string">
            <text:p>BlackRock Utilities Infrastructure &amp; Power Opportunities Trust</text:p>
          </table:table-cell>
        </table:table-row>
        <table:table-row table:style-name="ro1">
          <table:table-cell office:value-type="string">
            <text:p>BUKS</text:p>
          </table:table-cell>
          <table:table-cell office:value-type="string">
            <text:p>Butler National Corp.</text:p>
          </table:table-cell>
        </table:table-row>
        <table:table-row table:style-name="ro1">
          <table:table-cell office:value-type="string">
            <text:p>BUNM</text:p>
          </table:table-cell>
          <table:table-cell office:value-type="string">
            <text:p>Burned Media, Ltd.</text:p>
          </table:table-cell>
        </table:table-row>
        <table:table-row table:style-name="ro1">
          <table:table-cell office:value-type="string">
            <text:p>BURCA</text:p>
          </table:table-cell>
          <table:table-cell office:value-type="string">
            <text:p>Burnham Holdings, Inc.</text:p>
          </table:table-cell>
        </table:table-row>
        <table:table-row table:style-name="ro1">
          <table:table-cell office:value-type="string">
            <text:p>BURL</text:p>
          </table:table-cell>
          <table:table-cell office:value-type="string">
            <text:p>Burlington Stores Inc</text:p>
          </table:table-cell>
        </table:table-row>
        <table:table-row table:style-name="ro1">
          <table:table-cell office:value-type="string">
            <text:p>BUSC</text:p>
          </table:table-cell>
          <table:table-cell office:value-type="string">
            <text:p>Blue Star Global, Inc.</text:p>
          </table:table-cell>
        </table:table-row>
        <table:table-row table:style-name="ro1">
          <table:table-cell office:value-type="string">
            <text:p>BUSE</text:p>
          </table:table-cell>
          <table:table-cell office:value-type="string">
            <text:p>First Busey Corp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rightView Holdings Inc</text:p>
          </table:table-cell>
        </table:table-row>
        <table:table-row table:style-name="ro1">
          <table:table-cell office:value-type="string">
            <text:p>BVERS</text:p>
          </table:table-cell>
          <table:table-cell office:value-type="string">
            <text:p>Beaver Coal Co., Ltd.</text:p>
          </table:table-cell>
        </table:table-row>
        <table:table-row table:style-name="ro1">
          <table:table-cell office:value-type="string">
            <text:p>BVFL</text:p>
          </table:table-cell>
          <table:table-cell office:value-type="string">
            <text:p>BV Financial, Inc.</text:p>
          </table:table-cell>
        </table:table-row>
        <table:table-row table:style-name="ro1">
          <table:table-cell office:value-type="string">
            <text:p>BVH</text:p>
          </table:table-cell>
          <table:table-cell office:value-type="string">
            <text:p>Bluegreen Vacations Holding Corporation</text:p>
          </table:table-cell>
        </table:table-row>
        <table:table-row table:style-name="ro1">
          <table:table-cell office:value-type="string">
            <text:p>BVN</text:p>
          </table:table-cell>
          <table:table-cell office:value-type="string">
            <text:p>Cia de Minas Buenaventura SAA</text:p>
          </table:table-cell>
        </table:table-row>
        <table:table-row table:style-name="ro1">
          <table:table-cell office:value-type="string">
            <text:p>BVSN</text:p>
          </table:table-cell>
          <table:table-cell office:value-type="string">
            <text:p>BroadVision Inc</text:p>
          </table:table-cell>
        </table:table-row>
        <table:table-row table:style-name="ro1">
          <table:table-cell office:value-type="string">
            <text:p>BVTK</text:p>
          </table:table-cell>
          <table:table-cell office:value-type="string">
            <text:p>Bravatek Solutions, Inc.</text:p>
          </table:table-cell>
        </table:table-row>
        <table:table-row table:style-name="ro1">
          <table:table-cell office:value-type="string">
            <text:p>BVXV</text:p>
          </table:table-cell>
          <table:table-cell office:value-type="string">
            <text:p>Biondvax Pharmaceuticals Ltd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abcock &amp; Wilcox Enterprises Inc</text:p>
          </table:table-cell>
        </table:table-row>
        <table:table-row table:style-name="ro1">
          <table:table-cell office:value-type="string">
            <text:p>BWA</text:p>
          </table:table-cell>
          <table:table-cell office:value-type="string">
            <text:p>BorgWarner Inc</text:p>
          </table:table-cell>
        </table:table-row>
        <table:table-row table:style-name="ro1">
          <table:table-cell office:value-type="string">
            <text:p>BWAV</text:p>
          </table:table-cell>
          <table:table-cell office:value-type="string">
            <text:p>Betawave Corp.</text:p>
          </table:table-cell>
        </table:table-row>
        <table:table-row table:style-name="ro1">
          <table:table-cell office:value-type="string">
            <text:p>BWAY</text:p>
          </table:table-cell>
          <table:table-cell office:value-type="string">
            <text:p>Brainsway Ltd</text:p>
          </table:table-cell>
        </table:table-row>
        <table:table-row table:style-name="ro1">
          <table:table-cell office:value-type="string">
            <text:p>BWB</text:p>
          </table:table-cell>
          <table:table-cell office:value-type="string">
            <text:p>Bridgewater Bancshares Inc</text:p>
          </table:table-cell>
        </table:table-row>
        <table:table-row table:style-name="ro1">
          <table:table-cell office:value-type="string">
            <text:p>BWEN</text:p>
          </table:table-cell>
          <table:table-cell office:value-type="string">
            <text:p>Broadwind Energy Inc</text:p>
          </table:table-cell>
        </table:table-row>
        <table:table-row table:style-name="ro1">
          <table:table-cell office:value-type="string">
            <text:p>BWFG</text:p>
          </table:table-cell>
          <table:table-cell office:value-type="string">
            <text:p>Bankwell Financial Group Inc</text:p>
          </table:table-cell>
        </table:table-row>
        <table:table-row table:style-name="ro1">
          <table:table-cell office:value-type="string">
            <text:p>BWG</text:p>
          </table:table-cell>
          <table:table-cell office:value-type="string">
            <text:p>BrandywineGLOBAL Global Income Opportunities Fund Inc</text:p>
          </table:table-cell>
        </table:table-row>
        <table:table-row table:style-name="ro1">
          <table:table-cell office:value-type="string">
            <text:p>BWL.A</text:p>
          </table:table-cell>
          <table:table-cell office:value-type="string">
            <text:p>Bowl America Inc</text:p>
          </table:table-cell>
        </table:table-row>
        <table:table-row table:style-name="ro1">
          <table:table-cell office:value-type="string">
            <text:p>BWMG</text:p>
          </table:table-cell>
          <table:table-cell office:value-type="string">
            <text:p>Brownie's Marine Group, Inc.</text:p>
          </table:table-cell>
        </table:table-row>
        <table:table-row table:style-name="ro1">
          <table:table-cell office:value-type="string">
            <text:p>BWMX</text:p>
          </table:table-cell>
          <table:table-cell office:value-type="string">
            <text:p>Betterware de Mexico SAPI de CV</text:p>
          </table:table-cell>
        </table:table-row>
        <table:table-row table:style-name="ro1">
          <table:table-cell office:value-type="string">
            <text:p>BWMY</text:p>
          </table:table-cell>
          <table:table-cell office:value-type="string">
            <text:p>BorrowMoney.com inc.</text:p>
          </table:table-cell>
        </table:table-row>
        <table:table-row table:style-name="ro1">
          <table:table-cell office:value-type="string">
            <text:p>BWPC</text:p>
          </table:table-cell>
          <table:table-cell office:value-type="string">
            <text:p>Blue Water Petroleum Corp.</text:p>
          </table:table-cell>
        </table:table-row>
        <table:table-row table:style-name="ro1">
          <table:table-cell office:value-type="string">
            <text:p>BWTX</text:p>
          </table:table-cell>
          <table:table-cell office:value-type="string">
            <text:p>Bakken Water Transfer Services Inc.</text:p>
          </table:table-cell>
        </table:table-row>
        <table:table-row table:style-name="ro1">
          <table:table-cell office:value-type="string">
            <text:p>BWVI</text:p>
          </table:table-cell>
          <table:table-cell office:value-type="string">
            <text:p>Blue Water Ventures International, Inc.</text:p>
          </table:table-cell>
        </table:table-row>
        <table:table-row table:style-name="ro1">
          <table:table-cell office:value-type="string">
            <text:p>BWXT</text:p>
          </table:table-cell>
          <table:table-cell office:value-type="string">
            <text:p>BWX Technologies Inc</text:p>
          </table:table-cell>
        </table:table-row>
        <table:table-row table:style-name="ro1">
          <table:table-cell office:value-type="string">
            <text:p>BX</text:p>
          </table:table-cell>
          <table:table-cell office:value-type="string">
            <text:p>Blackstone Group Inc-The</text:p>
          </table:table-cell>
        </table:table-row>
        <table:table-row table:style-name="ro1">
          <table:table-cell office:value-type="string">
            <text:p>BXC</text:p>
          </table:table-cell>
          <table:table-cell office:value-type="string">
            <text:p>BlueLinx Holdings Inc</text:p>
          </table:table-cell>
        </table:table-row>
        <table:table-row table:style-name="ro1">
          <table:table-cell office:value-type="string">
            <text:p>BXG</text:p>
          </table:table-cell>
          <table:table-cell office:value-type="string">
            <text:p>Bluegreen Vacations Corp</text:p>
          </table:table-cell>
        </table:table-row>
        <table:table-row table:style-name="ro1">
          <table:table-cell office:value-type="string">
            <text:p>BXLC</text:p>
          </table:table-cell>
          <table:table-cell office:value-type="string">
            <text:p>Bexil Corp.</text:p>
          </table:table-cell>
        </table:table-row>
        <table:table-row table:style-name="ro1">
          <table:table-cell office:value-type="string">
            <text:p>BXMT</text:p>
          </table:table-cell>
          <table:table-cell office:value-type="string">
            <text:p>Blackstone Mortgage Trust Inc</text:p>
          </table:table-cell>
        </table:table-row>
        <table:table-row table:style-name="ro1">
          <table:table-cell office:value-type="string">
            <text:p>BXMX</text:p>
          </table:table-cell>
          <table:table-cell office:value-type="string">
            <text:p>Nuveen S&amp;P 500 Buy-Write Income Fund</text:p>
          </table:table-cell>
        </table:table-row>
        <table:table-row table:style-name="ro1">
          <table:table-cell office:value-type="string">
            <text:p>BXNG</text:p>
          </table:table-cell>
          <table:table-cell office:value-type="string">
            <text:p>Bang Holdings Corp.</text:p>
          </table:table-cell>
        </table:table-row>
        <table:table-row table:style-name="ro1">
          <table:table-cell office:value-type="string">
            <text:p>BXP</text:p>
          </table:table-cell>
          <table:table-cell office:value-type="string">
            <text:p>Boston Properties Inc</text:p>
          </table:table-cell>
        </table:table-row>
        <table:table-row table:style-name="ro1">
          <table:table-cell office:value-type="string">
            <text:p>BXP-B</text:p>
          </table:table-cell>
          <table:table-cell office:value-type="string">
            <text:p>Boston Properties Inc</text:p>
          </table:table-cell>
        </table:table-row>
        <table:table-row table:style-name="ro1">
          <table:table-cell office:value-type="string">
            <text:p>BXRX</text:p>
          </table:table-cell>
          <table:table-cell office:value-type="string">
            <text:p>Baudax Bio Inc</text:p>
          </table:table-cell>
        </table:table-row>
        <table:table-row table:style-name="ro1">
          <table:table-cell office:value-type="string">
            <text:p>BXS</text:p>
          </table:table-cell>
          <table:table-cell office:value-type="string">
            <text:p>BancorpSouth Bank</text:p>
          </table:table-cell>
        </table:table-row>
        <table:table-row table:style-name="ro1">
          <table:table-cell office:value-type="string">
            <text:p>BXS-A</text:p>
          </table:table-cell>
          <table:table-cell office:value-type="string">
            <text:p>BancorpSouth Bank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yline Bancorp Inc</text:p>
          </table:table-cell>
        </table:table-row>
        <table:table-row table:style-name="ro1">
          <table:table-cell office:value-type="string">
            <text:p>BYD</text:p>
          </table:table-cell>
          <table:table-cell office:value-type="string">
            <text:p>Boyd Gaming Corp</text:p>
          </table:table-cell>
        </table:table-row>
        <table:table-row table:style-name="ro1">
          <table:table-cell office:value-type="string">
            <text:p>BYDC</text:p>
          </table:table-cell>
          <table:table-cell office:value-type="string">
            <text:p>Boyds Collection, Ltd. (The)</text:p>
          </table:table-cell>
        </table:table-row>
        <table:table-row table:style-name="ro1">
          <table:table-cell office:value-type="string">
            <text:p>BYFC</text:p>
          </table:table-cell>
          <table:table-cell office:value-type="string">
            <text:p>Broadway Financial Corp-DE</text:p>
          </table:table-cell>
        </table:table-row>
        <table:table-row table:style-name="ro1">
          <table:table-cell office:value-type="string">
            <text:p>BYIN</text:p>
          </table:table-cell>
          <table:table-cell office:value-type="string">
            <text:p>Baying Ecological Holding Group Inc</text:p>
          </table:table-cell>
        </table:table-row>
        <table:table-row table:style-name="ro1">
          <table:table-cell office:value-type="string">
            <text:p>BYM</text:p>
          </table:table-cell>
          <table:table-cell office:value-type="string">
            <text:p>BlackRock Municipal Income Quality Trust</text:p>
          </table:table-cell>
        </table:table-row>
        <table:table-row table:style-name="ro1">
          <table:table-cell office:value-type="string">
            <text:p>BYND</text:p>
          </table:table-cell>
          <table:table-cell office:value-type="string">
            <text:p>Beyond Meat Inc</text:p>
          </table:table-cell>
        </table:table-row>
        <table:table-row table:style-name="ro1">
          <table:table-cell office:value-type="string">
            <text:p>BYOC</text:p>
          </table:table-cell>
          <table:table-cell office:value-type="string">
            <text:p>Beyond Commerce, Inc.</text:p>
          </table:table-cell>
        </table:table-row>
        <table:table-row table:style-name="ro1">
          <table:table-cell office:value-type="string">
            <text:p>BYRG</text:p>
          </table:table-cell>
          <table:table-cell office:value-type="string">
            <text:p>Buyer Group International, Inc.</text:p>
          </table:table-cell>
        </table:table-row>
        <table:table-row table:style-name="ro1">
          <table:table-cell office:value-type="string">
            <text:p>BYRN</text:p>
          </table:table-cell>
          <table:table-cell office:value-type="string">
            <text:p>BYRNA TECHNOLOGIES INC.</text:p>
          </table:table-cell>
        </table:table-row>
        <table:table-row table:style-name="ro1">
          <table:table-cell office:value-type="string">
            <text:p>BYSD</text:p>
          </table:table-cell>
          <table:table-cell office:value-type="string">
            <text:p>Bayside Corp.</text:p>
          </table:table-cell>
        </table:table-row>
        <table:table-row table:style-name="ro1">
          <table:table-cell office:value-type="string">
            <text:p>BYSI</text:p>
          </table:table-cell>
          <table:table-cell office:value-type="string">
            <text:p>Beyondspring Inc</text:p>
          </table:table-cell>
        </table:table-row>
        <table:table-row table:style-name="ro1">
          <table:table-cell office:value-type="string">
            <text:p>BYZN</text:p>
          </table:table-cell>
          <table:table-cell office:value-type="string">
            <text:p>Byzen Digital Inc.</text:p>
          </table:table-cell>
        </table:table-row>
        <table:table-row table:style-name="ro1">
          <table:table-cell office:value-type="string">
            <text:p>BZH</text:p>
          </table:table-cell>
          <table:table-cell office:value-type="string">
            <text:p>Beazer Homes USA Inc</text:p>
          </table:table-cell>
        </table:table-row>
        <table:table-row table:style-name="ro1">
          <table:table-cell office:value-type="string">
            <text:p>BZIC</text:p>
          </table:table-cell>
          <table:table-cell office:value-type="string">
            <text:p>Beamz Interactive Inc</text:p>
          </table:table-cell>
        </table:table-row>
        <table:table-row table:style-name="ro1">
          <table:table-cell office:value-type="string">
            <text:p>BZM</text:p>
          </table:table-cell>
          <table:table-cell office:value-type="string">
            <text:p>BlackRock Maryland Municipal Bond Trust</text:p>
          </table:table-cell>
        </table:table-row>
        <table:table-row table:style-name="ro1">
          <table:table-cell office:value-type="string">
            <text:p>BZRD</text:p>
          </table:table-cell>
          <table:table-cell office:value-type="string">
            <text:p>Blubuzzard Inc.</text:p>
          </table:table-cell>
        </table:table-row>
        <table:table-row table:style-name="ro1">
          <table:table-cell office:value-type="string">
            <text:p>BZRT</text:p>
          </table:table-cell>
          <table:table-cell office:value-type="string">
            <text:p>BizRocket.com, Inc.</text:p>
          </table:table-cell>
        </table:table-row>
        <table:table-row table:style-name="ro1">
          <table:table-cell office:value-type="string">
            <text:p>BZTG</text:p>
          </table:table-cell>
          <table:table-cell office:value-type="string">
            <text:p>Buzz Technologies, Inc.</text:p>
          </table:table-cell>
        </table:table-row>
        <table:table-row table:style-name="ro1">
          <table:table-cell office:value-type="string">
            <text:p>BZUN</text:p>
          </table:table-cell>
          <table:table-cell office:value-type="string">
            <text:p>Baozun Inc</text:p>
          </table:table-cell>
        </table:table-row>
        <table:table-row table:style-name="ro1">
          <table:table-cell office:value-type="string">
            <text:p>BZYR</text:p>
          </table:table-cell>
          <table:table-cell office:value-type="string">
            <text:p>Burzynski Research Institute, Inc.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itigroup Inc</text:p>
          </table:table-cell>
        </table:table-row>
        <table:table-row table:style-name="ro1">
          <table:table-cell office:value-type="string">
            <text:p>CAAP</text:p>
          </table:table-cell>
          <table:table-cell office:value-type="string">
            <text:p>Corp America Airports SA</text:p>
          </table:table-cell>
        </table:table-row>
        <table:table-row table:style-name="ro1">
          <table:table-cell office:value-type="string">
            <text:p>CAAS</text:p>
          </table:table-cell>
          <table:table-cell office:value-type="string">
            <text:p>China Automotive Systems Inc</text:p>
          </table:table-cell>
        </table:table-row>
        <table:table-row table:style-name="ro1">
          <table:table-cell office:value-type="string">
            <text:p>CABA</text:p>
          </table:table-cell>
          <table:table-cell office:value-type="string">
            <text:p>Cabaletta Bio Inc</text:p>
          </table:table-cell>
        </table:table-row>
        <table:table-row table:style-name="ro1">
          <table:table-cell office:value-type="string">
            <text:p>CABE</text:p>
          </table:table-cell>
          <table:table-cell office:value-type="string">
            <text:p>Calibre Energy, Inc.</text:p>
          </table:table-cell>
        </table:table-row>
        <table:table-row table:style-name="ro1">
          <table:table-cell office:value-type="string">
            <text:p>CABO</text:p>
          </table:table-cell>
          <table:table-cell office:value-type="string">
            <text:p>Cable One Inc</text:p>
          </table:table-cell>
        </table:table-row>
        <table:table-row table:style-name="ro1">
          <table:table-cell office:value-type="string">
            <text:p>CABT</text:p>
          </table:table-cell>
          <table:table-cell office:value-type="string">
            <text:p>Coastal Bk &amp; Tr Jacksonville Nc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Camden National Corp</text:p>
          </table:table-cell>
        </table:table-row>
        <table:table-row table:style-name="ro1">
          <table:table-cell office:value-type="string">
            <text:p>CACA</text:p>
          </table:table-cell>
          <table:table-cell office:value-type="string">
            <text:p>China Crawfish, Ltd.</text:p>
          </table:table-cell>
        </table:table-row>
        <table:table-row table:style-name="ro1">
          <table:table-cell office:value-type="string">
            <text:p>CACC</text:p>
          </table:table-cell>
          <table:table-cell office:value-type="string">
            <text:p>Credit Acceptance Corp</text:p>
          </table:table-cell>
        </table:table-row>
        <table:table-row table:style-name="ro1">
          <table:table-cell office:value-type="string">
            <text:p>CACH</text:p>
          </table:table-cell>
          <table:table-cell office:value-type="string">
            <text:p>Cache, Inc.</text:p>
          </table:table-cell>
        </table:table-row>
        <table:table-row table:style-name="ro1">
          <table:table-cell office:value-type="string">
            <text:p>CACI</text:p>
          </table:table-cell>
          <table:table-cell office:value-type="string">
            <text:p>CACI International Inc</text:p>
          </table:table-cell>
        </table:table-row>
        <table:table-row table:style-name="ro1">
          <table:table-cell office:value-type="string">
            <text:p>CADE</text:p>
          </table:table-cell>
          <table:table-cell office:value-type="string">
            <text:p>Cadence BanCorp</text:p>
          </table:table-cell>
        </table:table-row>
        <table:table-row table:style-name="ro1">
          <table:table-cell office:value-type="string">
            <text:p>CAE</text:p>
          </table:table-cell>
          <table:table-cell office:value-type="string">
            <text:p>CAE Inc</text:p>
          </table:table-cell>
        </table:table-row>
        <table:table-row table:style-name="ro1">
          <table:table-cell office:value-type="string">
            <text:p>CAEN</text:p>
          </table:table-cell>
          <table:table-cell office:value-type="string">
            <text:p>California-Engels Mining Co.</text:p>
          </table:table-cell>
        </table:table-row>
        <table:table-row table:style-name="ro1">
          <table:table-cell office:value-type="string">
            <text:p>CAF</text:p>
          </table:table-cell>
          <table:table-cell office:value-type="string">
            <text:p>Morgan Stanley China A Share Fund Inc</text:p>
          </table:table-cell>
        </table:table-row>
        <table:table-row table:style-name="ro1">
          <table:table-cell office:value-type="string">
            <text:p>CAFI</text:p>
          </table:table-cell>
          <table:table-cell office:value-type="string">
            <text:p>Consumer Automotive Finance, Inc.</text:p>
          </table:table-cell>
        </table:table-row>
        <table:table-row table:style-name="ro1">
          <table:table-cell office:value-type="string">
            <text:p>CAFS</text:p>
          </table:table-cell>
          <table:table-cell office:value-type="string">
            <text:p>Cafe Serendipity Holdings, Inc.</text:p>
          </table:table-cell>
        </table:table-row>
        <table:table-row table:style-name="ro1">
          <table:table-cell office:value-type="string">
            <text:p>CAG</text:p>
          </table:table-cell>
          <table:table-cell office:value-type="string">
            <text:p>Conagra Brands Inc</text:p>
          </table:table-cell>
        </table:table-row>
        <table:table-row table:style-name="ro1">
          <table:table-cell office:value-type="string">
            <text:p>CAGR</text:p>
          </table:table-cell>
          <table:table-cell office:value-type="string">
            <text:p>California Grapes International, Inc.</text:p>
          </table:table-cell>
        </table:table-row>
        <table:table-row table:style-name="ro1">
          <table:table-cell office:value-type="string">
            <text:p>CAGU</text:p>
          </table:table-cell>
          <table:table-cell office:value-type="string">
            <text:p>Castle Group, Inc. (THE)</text:p>
          </table:table-cell>
        </table:table-row>
        <table:table-row table:style-name="ro1">
          <table:table-cell office:value-type="string">
            <text:p>CAH</text:p>
          </table:table-cell>
          <table:table-cell office:value-type="string">
            <text:p>Cardinal Health Inc</text:p>
          </table:table-cell>
        </table:table-row>
        <table:table-row table:style-name="ro1">
          <table:table-cell office:value-type="string">
            <text:p>CAHI</text:p>
          </table:table-cell>
          <table:table-cell office:value-type="string">
            <text:p>Carrier Alliance Holdings, Inc.</text:p>
          </table:table-cell>
        </table:table-row>
        <table:table-row table:style-name="ro1">
          <table:table-cell office:value-type="string">
            <text:p>CAI</text:p>
          </table:table-cell>
          <table:table-cell office:value-type="string">
            <text:p>CAI International Inc</text:p>
          </table:table-cell>
        </table:table-row>
        <table:table-row table:style-name="ro1">
          <table:table-cell office:value-type="string">
            <text:p>CAI-A</text:p>
          </table:table-cell>
          <table:table-cell office:value-type="string">
            <text:p>CAI International Inc</text:p>
          </table:table-cell>
        </table:table-row>
        <table:table-row table:style-name="ro1">
          <table:table-cell office:value-type="string">
            <text:p>CAI-B</text:p>
          </table:table-cell>
          <table:table-cell office:value-type="string">
            <text:p>CAI International Inc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anon Inc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Cheesecake Factory Inc-The</text:p>
          </table:table-cell>
        </table:table-row>
        <table:table-row table:style-name="ro1">
          <table:table-cell office:value-type="string">
            <text:p>CAL</text:p>
          </table:table-cell>
          <table:table-cell office:value-type="string">
            <text:p>Caleres Inc</text:p>
          </table:table-cell>
        </table:table-row>
        <table:table-row table:style-name="ro1">
          <table:table-cell office:value-type="string">
            <text:p>CALA</text:p>
          </table:table-cell>
          <table:table-cell office:value-type="string">
            <text:p>Calithera Biosciences Inc</text:p>
          </table:table-cell>
        </table:table-row>
        <table:table-row table:style-name="ro1">
          <table:table-cell office:value-type="string">
            <text:p>CALB</text:p>
          </table:table-cell>
          <table:table-cell office:value-type="string">
            <text:p>California Bancorp</text:p>
          </table:table-cell>
        </table:table-row>
        <table:table-row table:style-name="ro1">
          <table:table-cell office:value-type="string">
            <text:p>CALB</text:p>
          </table:table-cell>
          <table:table-cell office:value-type="string">
            <text:p>California Bancorp Inc</text:p>
          </table:table-cell>
        </table:table-row>
        <table:table-row table:style-name="ro1">
          <table:table-cell office:value-type="string">
            <text:p>CALI</text:p>
          </table:table-cell>
          <table:table-cell office:value-type="string">
            <text:p>China Auto Logistics Inc.</text:p>
          </table:table-cell>
        </table:table-row>
        <table:table-row table:style-name="ro1">
          <table:table-cell office:value-type="string">
            <text:p>CALM</text:p>
          </table:table-cell>
          <table:table-cell office:value-type="string">
            <text:p>Cal-Maine Foods Inc</text:p>
          </table:table-cell>
        </table:table-row>
        <table:table-row table:style-name="ro1">
          <table:table-cell office:value-type="string">
            <text:p>CALW</text:p>
          </table:table-cell>
          <table:table-cell office:value-type="string">
            <text:p>CalWest Bancorp</text:p>
          </table:table-cell>
        </table:table-row>
        <table:table-row table:style-name="ro1">
          <table:table-cell office:value-type="string">
            <text:p>CALX</text:p>
          </table:table-cell>
          <table:table-cell office:value-type="string">
            <text:p>Calix Inc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CalAmp Corp</text:p>
          </table:table-cell>
        </table:table-row>
        <table:table-row table:style-name="ro1">
          <table:table-cell office:value-type="string">
            <text:p>CAMT</text:p>
          </table:table-cell>
          <table:table-cell office:value-type="string">
            <text:p>Camtek Ltd-Israel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string">
            <text:p>Canaan Inc</text:p>
          </table:table-cell>
        </table:table-row>
        <table:table-row table:style-name="ro1">
          <table:table-cell office:value-type="string">
            <text:p>CANB</text:p>
          </table:table-cell>
          <table:table-cell office:value-type="string">
            <text:p>Canbiola, Inc.</text:p>
          </table:table-cell>
        </table:table-row>
        <table:table-row table:style-name="ro1">
          <table:table-cell office:value-type="string">
            <text:p>CANF</text:p>
          </table:table-cell>
          <table:table-cell office:value-type="string">
            <text:p>Can-Fite BioPharma Ltd</text:p>
          </table:table-cell>
        </table:table-row>
        <table:table-row table:style-name="ro1">
          <table:table-cell office:value-type="string">
            <text:p>CANG</text:p>
          </table:table-cell>
          <table:table-cell office:value-type="string">
            <text:p>Cango Inc-KY</text:p>
          </table:table-cell>
        </table:table-row>
        <table:table-row table:style-name="ro1">
          <table:table-cell office:value-type="string">
            <text:p>CANL</text:p>
          </table:table-cell>
          <table:table-cell office:value-type="string">
            <text:p>CannLabs Inc.</text:p>
          </table:table-cell>
        </table:table-row>
        <table:table-row table:style-name="ro1">
          <table:table-cell office:value-type="string">
            <text:p>CANN</text:p>
          </table:table-cell>
          <table:table-cell office:value-type="string">
            <text:p>General Cannabis Corp.</text:p>
          </table:table-cell>
        </table:table-row>
        <table:table-row table:style-name="ro1">
          <table:table-cell office:value-type="string">
            <text:p>CANX</text:p>
          </table:table-cell>
          <table:table-cell office:value-type="string">
            <text:p>CannAwake Corporation</text:p>
          </table:table-cell>
        </table:table-row>
        <table:table-row table:style-name="ro1">
          <table:table-cell office:value-type="string">
            <text:p>CANY</text:p>
          </table:table-cell>
          <table:table-cell office:value-type="string">
            <text:p>Canyon Silver Mines, Inc.</text:p>
          </table:table-cell>
        </table:table-row>
        <table:table-row table:style-name="ro1">
          <table:table-cell office:value-type="string">
            <text:p>CAOX</text:p>
          </table:table-cell>
          <table:table-cell office:value-type="string">
            <text:p>California Orchard Co.</text:p>
          </table:table-cell>
        </table:table-row>
        <table:table-row table:style-name="ro1">
          <table:table-cell office:value-type="string">
            <text:p>CAPB</text:p>
          </table:table-cell>
          <table:table-cell office:value-type="string">
            <text:p>CapitalSouth Bancorp</text:p>
          </table:table-cell>
        </table:table-row>
        <table:table-row table:style-name="ro1">
          <table:table-cell office:value-type="string">
            <text:p>CAPC</text:p>
          </table:table-cell>
          <table:table-cell office:value-type="string">
            <text:p>Capstone Companies, Inc.</text:p>
          </table:table-cell>
        </table:table-row>
        <table:table-row table:style-name="ro1">
          <table:table-cell office:value-type="string">
            <text:p>CAPL</text:p>
          </table:table-cell>
          <table:table-cell office:value-type="string">
            <text:p>CrossAmerica Partners LP</text:p>
          </table:table-cell>
        </table:table-row>
        <table:table-row table:style-name="ro1">
          <table:table-cell office:value-type="string">
            <text:p>CAPP</text:p>
          </table:table-cell>
          <table:table-cell office:value-type="string">
            <text:p>Capstone Financial Group Inc.</text:p>
          </table:table-cell>
        </table:table-row>
        <table:table-row table:style-name="ro1">
          <table:table-cell office:value-type="string">
            <text:p>CAPR</text:p>
          </table:table-cell>
          <table:table-cell office:value-type="string">
            <text:p>Capricor Therapeutics Inc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string">
            <text:p>Avis Budget Group Inc</text:p>
          </table:table-cell>
        </table:table-row>
        <table:table-row table:style-name="ro1">
          <table:table-cell office:value-type="string">
            <text:p>CARA</text:p>
          </table:table-cell>
          <table:table-cell office:value-type="string">
            <text:p>Cara Therapeutics Inc</text:p>
          </table:table-cell>
        </table:table-row>
        <table:table-row table:style-name="ro1">
          <table:table-cell office:value-type="string">
            <text:p>CARE</text:p>
          </table:table-cell>
          <table:table-cell office:value-type="string">
            <text:p>Carter Bank &amp; Trust</text:p>
          </table:table-cell>
        </table:table-row>
        <table:table-row table:style-name="ro1">
          <table:table-cell office:value-type="string">
            <text:p>CARG</text:p>
          </table:table-cell>
          <table:table-cell office:value-type="string">
            <text:p>Cargurus Inc</text:p>
          </table:table-cell>
        </table:table-row>
        <table:table-row table:style-name="ro1">
          <table:table-cell office:value-type="string">
            <text:p>CARR</text:p>
          </table:table-cell>
          <table:table-cell office:value-type="string">
            <text:p>Carrier Global Corp</text:p>
          </table:table-cell>
        </table:table-row>
        <table:table-row table:style-name="ro1">
          <table:table-cell office:value-type="string">
            <text:p>CARS</text:p>
          </table:table-cell>
          <table:table-cell office:value-type="string">
            <text:p>Cars.com Inc</text:p>
          </table:table-cell>
        </table:table-row>
        <table:table-row table:style-name="ro1">
          <table:table-cell office:value-type="string">
            <text:p>CARV</text:p>
          </table:table-cell>
          <table:table-cell office:value-type="string">
            <text:p>Carver Bancorp Inc</text:p>
          </table:table-cell>
        </table:table-row>
        <table:table-row table:style-name="ro1">
          <table:table-cell office:value-type="string">
            <text:p>CASA</text:p>
          </table:table-cell>
          <table:table-cell office:value-type="string">
            <text:p>Casa Systems Inc</text:p>
          </table:table-cell>
        </table:table-row>
        <table:table-row table:style-name="ro1">
          <table:table-cell office:value-type="string">
            <text:p>CASG</text:p>
          </table:table-cell>
          <table:table-cell office:value-type="string">
            <text:p>Canadian Aerospace Group International, Inc.</text:p>
          </table:table-cell>
        </table:table-row>
        <table:table-row table:style-name="ro1">
          <table:table-cell office:value-type="string">
            <text:p>CASH</text:p>
          </table:table-cell>
          <table:table-cell office:value-type="string">
            <text:p>L&amp;G E Fund MSCI China A UCITS ETF</text:p>
          </table:table-cell>
        </table:table-row>
        <table:table-row table:style-name="ro1">
          <table:table-cell office:value-type="string">
            <text:p>CASI</text:p>
          </table:table-cell>
          <table:table-cell office:value-type="string">
            <text:p>CASI Pharmaceuticals Inc</text:p>
          </table:table-cell>
        </table:table-row>
        <table:table-row table:style-name="ro1">
          <table:table-cell office:value-type="string">
            <text:p>CASS</text:p>
          </table:table-cell>
          <table:table-cell office:value-type="string">
            <text:p>Cass Information Systems Inc</text:p>
          </table:table-cell>
        </table:table-row>
        <table:table-row table:style-name="ro1">
          <table:table-cell office:value-type="string">
            <text:p>CASY</text:p>
          </table:table-cell>
          <table:table-cell office:value-type="string">
            <text:p>Casey's General Stores Inc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Caterpillar Inc</text:p>
          </table:table-cell>
        </table:table-row>
        <table:table-row table:style-name="ro1">
          <table:table-cell office:value-type="string">
            <text:p>CATB</text:p>
          </table:table-cell>
          <table:table-cell office:value-type="string">
            <text:p>Catabasis Pharmaceuticals Inc</text:p>
          </table:table-cell>
        </table:table-row>
        <table:table-row table:style-name="ro1">
          <table:table-cell office:value-type="string">
            <text:p>CATC</text:p>
          </table:table-cell>
          <table:table-cell office:value-type="string">
            <text:p>Cambridge Bancorp</text:p>
          </table:table-cell>
        </table:table-row>
        <table:table-row table:style-name="ro1">
          <table:table-cell office:value-type="string">
            <text:p>CATG</text:p>
          </table:table-cell>
          <table:table-cell office:value-type="string">
            <text:p>Capstone Technologies Group, Inc.</text:p>
          </table:table-cell>
        </table:table-row>
        <table:table-row table:style-name="ro1">
          <table:table-cell office:value-type="string">
            <text:p>CATI</text:p>
          </table:table-cell>
          <table:table-cell office:value-type="string">
            <text:p>Clone Algo Technologies Inc. </text:p>
          </table:table-cell>
        </table:table-row>
        <table:table-row table:style-name="ro1">
          <table:table-cell office:value-type="string">
            <text:p>CATM</text:p>
          </table:table-cell>
          <table:table-cell office:value-type="string">
            <text:p>Cardtronics PLC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Cato Corp-The</text:p>
          </table:table-cell>
        </table:table-row>
        <table:table-row table:style-name="ro1">
          <table:table-cell office:value-type="string">
            <text:p>CATS</text:p>
          </table:table-cell>
          <table:table-cell office:value-type="string">
            <text:p>Catasys, Inc.</text:p>
          </table:table-cell>
        </table:table-row>
        <table:table-row table:style-name="ro1">
          <table:table-cell office:value-type="string">
            <text:p>CATV</text:p>
          </table:table-cell>
          <table:table-cell office:value-type="string">
            <text:p>4Cable TV International, Inc.</text:p>
          </table:table-cell>
        </table:table-row>
        <table:table-row table:style-name="ro1">
          <table:table-cell office:value-type="string">
            <text:p>CATY</text:p>
          </table:table-cell>
          <table:table-cell office:value-type="string">
            <text:p>Cathay General Bancorp</text:p>
          </table:table-cell>
        </table:table-row>
        <table:table-row table:style-name="ro1">
          <table:table-cell office:value-type="string">
            <text:p>CAVR</text:p>
          </table:table-cell>
          <table:table-cell office:value-type="string">
            <text:p>CAVU Resources Inc.</text:p>
          </table:table-cell>
        </table:table-row>
        <table:table-row table:style-name="ro1">
          <table:table-cell office:value-type="string">
            <text:p>CAWW</text:p>
          </table:table-cell>
          <table:table-cell office:value-type="string">
            <text:p>CCA Industries, Inc.</text:p>
          </table:table-cell>
        </table:table-row>
        <table:table-row table:style-name="ro1">
          <table:table-cell office:value-type="string">
            <text:p>CB</text:p>
          </table:table-cell>
          <table:table-cell office:value-type="string">
            <text:p>Chubb Ltd</text:p>
          </table:table-cell>
        </table:table-row>
        <table:table-row table:style-name="ro1">
          <table:table-cell office:value-type="string">
            <text:p>CBAI</text:p>
          </table:table-cell>
          <table:table-cell office:value-type="string">
            <text:p>CBA Florida, Inc.</text:p>
          </table:table-cell>
        </table:table-row>
        <table:table-row table:style-name="ro1">
          <table:table-cell office:value-type="string">
            <text:p>CBAN</text:p>
          </table:table-cell>
          <table:table-cell office:value-type="string">
            <text:p>Colony Bankcorp Inc</text:p>
          </table:table-cell>
        </table:table-row>
        <table:table-row table:style-name="ro1">
          <table:table-cell office:value-type="string">
            <text:p>CBAT</text:p>
          </table:table-cell>
          <table:table-cell office:value-type="string">
            <text:p>CBAK Energy Technology Inc</text:p>
          </table:table-cell>
        </table:table-row>
        <table:table-row table:style-name="ro1">
          <table:table-cell office:value-type="string">
            <text:p>CBAT</text:p>
          </table:table-cell>
          <table:table-cell office:value-type="string">
            <text:p>CBAK Energy Technology Inc</text:p>
          </table:table-cell>
        </table:table-row>
        <table:table-row table:style-name="ro1">
          <table:table-cell office:value-type="string">
            <text:p>CBAY</text:p>
          </table:table-cell>
          <table:table-cell office:value-type="string">
            <text:p>Cymabay Therapeutics Inc</text:p>
          </table:table-cell>
        </table:table-row>
        <table:table-row table:style-name="ro1">
          <table:table-cell office:value-type="string">
            <text:p>CBB</text:p>
          </table:table-cell>
          <table:table-cell office:value-type="string">
            <text:p>Cincinnati Bell Inc</text:p>
          </table:table-cell>
        </table:table-row>
        <table:table-row table:style-name="ro1">
          <table:table-cell office:value-type="string">
            <text:p>CBB-B</text:p>
          </table:table-cell>
          <table:table-cell office:value-type="string">
            <text:p>Cincinnati Bell Inc</text:p>
          </table:table-cell>
        </table:table-row>
        <table:table-row table:style-name="ro1">
          <table:table-cell office:value-type="string">
            <text:p>CBBI</text:p>
          </table:table-cell>
          <table:table-cell office:value-type="string">
            <text:p>CBB Bancorp, Inc.</text:p>
          </table:table-cell>
        </table:table-row>
        <table:table-row table:style-name="ro1">
          <table:table-cell office:value-type="string">
            <text:p>CBBT</text:p>
          </table:table-cell>
          <table:table-cell office:value-type="string">
            <text:p>Cerebain Biotech Corp.</text:p>
          </table:table-cell>
        </table:table-row>
        <table:table-row table:style-name="ro1">
          <table:table-cell office:value-type="string">
            <text:p>CBCA</text:p>
          </table:table-cell>
          <table:table-cell office:value-type="string">
            <text:p>Crown Baus Capital Corp.</text:p>
          </table:table-cell>
        </table:table-row>
        <table:table-row table:style-name="ro1">
          <table:table-cell office:value-type="string">
            <text:p>CBCB</text:p>
          </table:table-cell>
          <table:table-cell office:value-type="string">
            <text:p>Commerce Bancshares Inc</text:p>
          </table:table-cell>
        </table:table-row>
        <table:table-row table:style-name="ro1">
          <table:table-cell office:value-type="string">
            <text:p>CBCPQ</text:p>
          </table:table-cell>
          <table:table-cell office:value-type="string">
            <text:p>Colonial Capital Trust IV</text:p>
          </table:table-cell>
        </table:table-row>
        <table:table-row table:style-name="ro1">
          <table:table-cell office:value-type="string">
            <text:p>CBCY</text:p>
          </table:table-cell>
          <table:table-cell office:value-type="string">
            <text:p>Central Bancompany</text:p>
          </table:table-cell>
        </table:table-row>
        <table:table-row table:style-name="ro1">
          <table:table-cell office:value-type="string">
            <text:p>CBCYB</text:p>
          </table:table-cell>
          <table:table-cell office:value-type="string">
            <text:p>Central Bancompany</text:p>
          </table:table-cell>
        </table:table-row>
        <table:table-row table:style-name="ro1">
          <table:table-cell office:value-type="string">
            <text:p>CBD</text:p>
          </table:table-cell>
          <table:table-cell office:value-type="string">
            <text:p>Cia Brasileira de Distribuicao</text:p>
          </table:table-cell>
        </table:table-row>
        <table:table-row table:style-name="ro1">
          <table:table-cell office:value-type="string">
            <text:p>CBDC</text:p>
          </table:table-cell>
          <table:table-cell office:value-type="string">
            <text:p>Apotheca Biosciences, Inc.</text:p>
          </table:table-cell>
        </table:table-row>
        <table:table-row table:style-name="ro1">
          <table:table-cell office:value-type="string">
            <text:p>CBDD</text:p>
          </table:table-cell>
          <table:table-cell office:value-type="string">
            <text:p>CBD of Denver Inc.</text:p>
          </table:table-cell>
        </table:table-row>
        <table:table-row table:style-name="ro1">
          <table:table-cell office:value-type="string">
            <text:p>CBDG</text:p>
          </table:table-cell>
          <table:table-cell office:value-type="string">
            <text:p>THC Farmaceuticals, Inc</text:p>
          </table:table-cell>
        </table:table-row>
        <table:table-row table:style-name="ro1">
          <table:table-cell office:value-type="string">
            <text:p>CBDL</text:p>
          </table:table-cell>
          <table:table-cell office:value-type="string">
            <text:p>CBD Life Sciences Inc.</text:p>
          </table:table-cell>
        </table:table-row>
        <table:table-row table:style-name="ro1">
          <table:table-cell office:value-type="string">
            <text:p>CBDS</text:p>
          </table:table-cell>
          <table:table-cell office:value-type="string">
            <text:p>Cannabis Sativa, Inc.</text:p>
          </table:table-cell>
        </table:table-row>
        <table:table-row table:style-name="ro1">
          <table:table-cell office:value-type="string">
            <text:p>CBEX</text:p>
          </table:table-cell>
          <table:table-cell office:value-type="string">
            <text:p>Cambex Corp.</text:p>
          </table:table-cell>
        </table:table-row>
        <table:table-row table:style-name="ro1">
          <table:table-cell office:value-type="string">
            <text:p>CBFC</text:p>
          </table:table-cell>
          <table:table-cell office:value-type="string">
            <text:p>CNB Financial Services, Inc.</text:p>
          </table:table-cell>
        </table:table-row>
        <table:table-row table:style-name="ro1">
          <table:table-cell office:value-type="string">
            <text:p>CBFV</text:p>
          </table:table-cell>
          <table:table-cell office:value-type="string">
            <text:p>CB Financial Services Inc</text:p>
          </table:table-cell>
        </table:table-row>
        <table:table-row table:style-name="ro1">
          <table:table-cell office:value-type="string">
            <text:p>CBGI</text:p>
          </table:table-cell>
          <table:table-cell office:value-type="string">
            <text:p>Cannabusiness Group, Inc.</text:p>
          </table:table-cell>
        </table:table-row>
        <table:table-row table:style-name="ro1">
          <table:table-cell office:value-type="string">
            <text:p>CBH</text:p>
          </table:table-cell>
          <table:table-cell office:value-type="string">
            <text:p>AllianzGI Convertible &amp; Income 2024 Target</text:p>
          </table:table-cell>
        </table:table-row>
        <table:table-row table:style-name="ro1">
          <table:table-cell office:value-type="string">
            <text:p>CBHC</text:p>
          </table:table-cell>
          <table:table-cell office:value-type="string">
            <text:p>CBC Holding Company</text:p>
          </table:table-cell>
        </table:table-row>
        <table:table-row table:style-name="ro1">
          <table:table-cell office:value-type="string">
            <text:p>CBHR</text:p>
          </table:table-cell>
          <table:table-cell office:value-type="string">
            <text:p>California Beach Restaurants, Inc.</text:p>
          </table:table-cell>
        </table:table-row>
        <table:table-row table:style-name="ro1">
          <table:table-cell office:value-type="string">
            <text:p>CBIA</text:p>
          </table:table-cell>
          <table:table-cell office:value-type="string">
            <text:p>Canopus Biopharma, Inc.</text:p>
          </table:table-cell>
        </table:table-row>
        <table:table-row table:style-name="ro1">
          <table:table-cell office:value-type="string">
            <text:p>CBIO</text:p>
          </table:table-cell>
          <table:table-cell office:value-type="string">
            <text:p>Catalyst Biosciences Inc</text:p>
          </table:table-cell>
        </table:table-row>
        <table:table-row table:style-name="ro1">
          <table:table-cell office:value-type="string">
            <text:p>CBKC</text:p>
          </table:table-cell>
          <table:table-cell office:value-type="string">
            <text:p>Christopher &amp; Banks Corp.</text:p>
          </table:table-cell>
        </table:table-row>
        <table:table-row table:style-name="ro1">
          <table:table-cell office:value-type="string">
            <text:p>CBKLP</text:p>
          </table:table-cell>
          <table:table-cell office:value-type="string">
            <text:p>Cobank Acb</text:p>
          </table:table-cell>
        </table:table-row>
        <table:table-row table:style-name="ro1">
          <table:table-cell office:value-type="string">
            <text:p>CBKM</text:p>
          </table:table-cell>
          <table:table-cell office:value-type="string">
            <text:p>Consumers Bancorp, Inc.</text:p>
          </table:table-cell>
        </table:table-row>
        <table:table-row table:style-name="ro1">
          <table:table-cell office:value-type="string">
            <text:p>CBKPP</text:p>
          </table:table-cell>
          <table:table-cell office:value-type="string">
            <text:p>Cobank Acb</text:p>
          </table:table-cell>
        </table:table-row>
        <table:table-row table:style-name="ro1">
          <table:table-cell office:value-type="string">
            <text:p>CBL</text:p>
          </table:table-cell>
          <table:table-cell office:value-type="string">
            <text:p>CBL &amp; Associates Properties Inc</text:p>
          </table:table-cell>
        </table:table-row>
        <table:table-row table:style-name="ro1">
          <table:table-cell office:value-type="string">
            <text:p>CBL-D</text:p>
          </table:table-cell>
          <table:table-cell office:value-type="string">
            <text:p>CBL &amp; Associates Properties Inc</text:p>
          </table:table-cell>
        </table:table-row>
        <table:table-row table:style-name="ro1">
          <table:table-cell office:value-type="string">
            <text:p>CBL-E</text:p>
          </table:table-cell>
          <table:table-cell office:value-type="string">
            <text:p>CBL &amp; Associates Properties Inc</text:p>
          </table:table-cell>
        </table:table-row>
        <table:table-row table:style-name="ro1">
          <table:table-cell office:value-type="string">
            <text:p>CBLI</text:p>
          </table:table-cell>
          <table:table-cell office:value-type="string">
            <text:p>Cleveland BioLabs Inc</text:p>
          </table:table-cell>
        </table:table-row>
        <table:table-row table:style-name="ro1">
          <table:table-cell office:value-type="string">
            <text:p>CBMB</text:p>
          </table:table-cell>
          <table:table-cell office:value-type="string">
            <text:p>CBM Bancorp Inc</text:p>
          </table:table-cell>
        </table:table-row>
        <table:table-row table:style-name="ro1">
          <table:table-cell office:value-type="string">
            <text:p>CBMG</text:p>
          </table:table-cell>
          <table:table-cell office:value-type="string">
            <text:p>Cellular Biomedicine Group Inc</text:p>
          </table:table-cell>
        </table:table-row>
        <table:table-row table:style-name="ro1">
          <table:table-cell office:value-type="string">
            <text:p>CBMJ</text:p>
          </table:table-cell>
          <table:table-cell office:value-type="string">
            <text:p>Canna Consumer Goods, Inc.</text:p>
          </table:table-cell>
        </table:table-row>
        <table:table-row table:style-name="ro1">
          <table:table-cell office:value-type="string">
            <text:p>CBNK</text:p>
          </table:table-cell>
          <table:table-cell office:value-type="string">
            <text:p>Capital Bancorp Inc</text:p>
          </table:table-cell>
        </table:table-row>
        <table:table-row table:style-name="ro1">
          <table:table-cell office:value-type="string">
            <text:p>CBNT</text:p>
          </table:table-cell>
          <table:table-cell office:value-type="string">
            <text:p>C-Bond Systems Inc.</text:p>
          </table:table-cell>
        </table:table-row>
        <table:table-row table:style-name="ro1">
          <table:table-cell office:value-type="string">
            <text:p>CBOE</text:p>
          </table:table-cell>
          <table:table-cell office:value-type="string">
            <text:p>Cboe Global Markets Inc</text:p>
          </table:table-cell>
        </table:table-row>
        <table:table-row table:style-name="ro1">
          <table:table-cell office:value-type="string">
            <text:p>CBPJ</text:p>
          </table:table-cell>
          <table:table-cell office:value-type="string">
            <text:p>CBp Carbon Industries, Inc.</text:p>
          </table:table-cell>
        </table:table-row>
        <table:table-row table:style-name="ro1">
          <table:table-cell office:value-type="string">
            <text:p>CBPO</text:p>
          </table:table-cell>
          <table:table-cell office:value-type="string">
            <text:p>China Biologic Products Holdings Inc</text:p>
          </table:table-cell>
        </table:table-row>
        <table:table-row table:style-name="ro1">
          <table:table-cell office:value-type="string">
            <text:p>CBRE</text:p>
          </table:table-cell>
          <table:table-cell office:value-type="string">
            <text:p>CBRE Group Inc</text:p>
          </table:table-cell>
        </table:table-row>
        <table:table-row table:style-name="ro1">
          <table:table-cell office:value-type="string">
            <text:p>CBRI</text:p>
          </table:table-cell>
          <table:table-cell office:value-type="string">
            <text:p>CMTSU Liquidation Inc.</text:p>
          </table:table-cell>
        </table:table-row>
        <table:table-row table:style-name="ro1">
          <table:table-cell office:value-type="string">
            <text:p>CBRJ</text:p>
          </table:table-cell>
          <table:table-cell office:value-type="string">
            <text:p>Carbon Race Corp.</text:p>
          </table:table-cell>
        </table:table-row>
        <table:table-row table:style-name="ro1">
          <table:table-cell office:value-type="string">
            <text:p>CBRL</text:p>
          </table:table-cell>
          <table:table-cell office:value-type="string">
            <text:p>Cracker Barrel Old Country Store Inc</text:p>
          </table:table-cell>
        </table:table-row>
        <table:table-row table:style-name="ro1">
          <table:table-cell office:value-type="string">
            <text:p>CBSC</text:p>
          </table:table-cell>
          <table:table-cell office:value-type="string">
            <text:p>CB Scientific Inc.</text:p>
          </table:table-cell>
        </table:table-row>
        <table:table-row table:style-name="ro1">
          <table:table-cell office:value-type="string">
            <text:p>CBSH</text:p>
          </table:table-cell>
          <table:table-cell office:value-type="string">
            <text:p>Commerce Bancshares Inc-MO</text:p>
          </table:table-cell>
        </table:table-row>
        <table:table-row table:style-name="ro1">
          <table:table-cell office:value-type="string">
            <text:p>CBSHP</text:p>
          </table:table-cell>
          <table:table-cell office:value-type="string">
            <text:p>Commerce Bancshares Inc-MO</text:p>
          </table:table-cell>
        </table:table-row>
        <table:table-row table:style-name="ro1">
          <table:table-cell office:value-type="string">
            <text:p>CBSI</text:p>
          </table:table-cell>
          <table:table-cell office:value-type="string">
            <text:p>Central Bancshares, Inc.</text:p>
          </table:table-cell>
        </table:table-row>
        <table:table-row table:style-name="ro1">
          <table:table-cell office:value-type="string">
            <text:p>CBT</text:p>
          </table:table-cell>
          <table:table-cell office:value-type="string">
            <text:p>Cabot Corp</text:p>
          </table:table-cell>
        </table:table-row>
        <table:table-row table:style-name="ro1">
          <table:table-cell office:value-type="string">
            <text:p>CBTC</text:p>
          </table:table-cell>
          <table:table-cell office:value-type="string">
            <text:p>XTRA Bitcoin Inc.</text:p>
          </table:table-cell>
        </table:table-row>
        <table:table-row table:style-name="ro1">
          <table:table-cell office:value-type="string">
            <text:p>CBTX</text:p>
          </table:table-cell>
          <table:table-cell office:value-type="string">
            <text:p>CBTX Inc</text:p>
          </table:table-cell>
        </table:table-row>
        <table:table-row table:style-name="ro1">
          <table:table-cell office:value-type="string">
            <text:p>CBU</text:p>
          </table:table-cell>
          <table:table-cell office:value-type="string">
            <text:p>Community Bank System Inc</text:p>
          </table:table-cell>
        </table:table-row>
        <table:table-row table:style-name="ro1">
          <table:table-cell office:value-type="string">
            <text:p>CBYAA</text:p>
          </table:table-cell>
          <table:table-cell office:value-type="string">
            <text:p>Community Bank of the Bay (Oakland, CA)</text:p>
          </table:table-cell>
        </table:table-row>
        <table:table-row table:style-name="ro1">
          <table:table-cell office:value-type="string">
            <text:p>CBYI</text:p>
          </table:table-cell>
          <table:table-cell office:value-type="string">
            <text:p>Cal-Bay International, Inc.</text:p>
          </table:table-cell>
        </table:table-row>
        <table:table-row table:style-name="ro1">
          <table:table-cell office:value-type="string">
            <text:p>CBZ</text:p>
          </table:table-cell>
          <table:table-cell office:value-type="string">
            <text:p>CBIZ Inc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hemours Co-The</text:p>
          </table:table-cell>
        </table:table-row>
        <table:table-row table:style-name="ro1">
          <table:table-cell office:value-type="string">
            <text:p>CCAC.UN</text:p>
          </table:table-cell>
          <table:table-cell office:value-type="string">
            <text:p>CITIC Capital Acquisition Corp</text:p>
          </table:table-cell>
        </table:table-row>
        <table:table-row table:style-name="ro1">
          <table:table-cell office:value-type="string">
            <text:p>CCAJ</text:p>
          </table:table-cell>
          <table:table-cell office:value-type="string">
            <text:p>Coastal Capital Acquisition Corp.</text:p>
          </table:table-cell>
        </table:table-row>
        <table:table-row table:style-name="ro1">
          <table:table-cell office:value-type="string">
            <text:p>CCAP</text:p>
          </table:table-cell>
          <table:table-cell office:value-type="string">
            <text:p>Crescent Capital BDC Inc</text:p>
          </table:table-cell>
        </table:table-row>
        <table:table-row table:style-name="ro1">
          <table:table-cell office:value-type="string">
            <text:p>CCAQ</text:p>
          </table:table-cell>
          <table:table-cell office:value-type="string">
            <text:p>Committed Capital Acquisition Corporation II</text:p>
          </table:table-cell>
        </table:table-row>
        <table:table-row table:style-name="ro1">
          <table:table-cell office:value-type="string">
            <text:p>CCB</text:p>
          </table:table-cell>
          <table:table-cell office:value-type="string">
            <text:p>Coastal Financial Corp-WA</text:p>
          </table:table-cell>
        </table:table-row>
        <table:table-row table:style-name="ro1">
          <table:table-cell office:value-type="string">
            <text:p>CCBC</text:p>
          </table:table-cell>
          <table:table-cell office:value-type="string">
            <text:p>Chino Commercial Bancorp</text:p>
          </table:table-cell>
        </table:table-row>
        <table:table-row table:style-name="ro1">
          <table:table-cell office:value-type="string">
            <text:p>CCBG</text:p>
          </table:table-cell>
          <table:table-cell office:value-type="string">
            <text:p>Capital City Bank Group Inc</text:p>
          </table:table-cell>
        </table:table-row>
        <table:table-row table:style-name="ro1">
          <table:table-cell office:value-type="string">
            <text:p>CCBK</text:p>
          </table:table-cell>
          <table:table-cell office:value-type="string">
            <text:p>Columbus Community Bank</text:p>
          </table:table-cell>
        </table:table-row>
        <table:table-row table:style-name="ro1">
          <table:table-cell office:value-type="string">
            <text:p>CCC</text:p>
          </table:table-cell>
          <table:table-cell office:value-type="string">
            <text:p>Clarivate Analytics PLC</text:p>
          </table:table-cell>
        </table:table-row>
        <table:table-row table:style-name="ro1">
          <table:table-cell office:value-type="string">
            <text:p>CCCC</text:p>
          </table:table-cell>
          <table:table-cell office:value-type="string">
            <text:p>C4 Therapeutics Inc</text:p>
          </table:table-cell>
        </table:table-row>
        <table:table-row table:style-name="ro1">
          <table:table-cell office:value-type="string">
            <text:p>CCCP</text:p>
          </table:table-cell>
          <table:table-cell office:value-type="string">
            <text:p>Crona Corp.</text:p>
          </table:table-cell>
        </table:table-row>
        <table:table-row table:style-name="ro1">
          <table:table-cell office:value-type="string">
            <text:p>CCD</text:p>
          </table:table-cell>
          <table:table-cell office:value-type="string">
            <text:p>Calamos Dynamic Convertible &amp; Income Fund</text:p>
          </table:table-cell>
        </table:table-row>
        <table:table-row table:style-name="ro1">
          <table:table-cell office:value-type="string">
            <text:p>CCEL</text:p>
          </table:table-cell>
          <table:table-cell office:value-type="string">
            <text:p>CRYO-CELL International, Inc.</text:p>
          </table:table-cell>
        </table:table-row>
        <table:table-row table:style-name="ro1">
          <table:table-cell office:value-type="string">
            <text:p>CCEP</text:p>
          </table:table-cell>
          <table:table-cell office:value-type="string">
            <text:p>Coca-Cola European Partners PLC</text:p>
          </table:table-cell>
        </table:table-row>
        <table:table-row table:style-name="ro1">
          <table:table-cell office:value-type="string">
            <text:p>CCF</text:p>
          </table:table-cell>
          <table:table-cell office:value-type="string">
            <text:p>Chase Corp</text:p>
          </table:table-cell>
        </table:table-row>
        <table:table-row table:style-name="ro1">
          <table:table-cell office:value-type="string">
            <text:p>CCFN</text:p>
          </table:table-cell>
          <table:table-cell office:value-type="string">
            <text:p>CCFNB Bancorp, Inc.</text:p>
          </table:table-cell>
        </table:table-row>
        <table:table-row table:style-name="ro1">
          <table:table-cell office:value-type="string">
            <text:p>CCGN</text:p>
          </table:table-cell>
          <table:table-cell office:value-type="string">
            <text:p>Consumer Capital Group Inc.</text:p>
          </table:table-cell>
        </table:table-row>
        <table:table-row table:style-name="ro1">
          <table:table-cell office:value-type="string">
            <text:p>CCH</text:p>
          </table:table-cell>
          <table:table-cell office:value-type="string">
            <text:p>Utz Brands, Inc.</text:p>
          </table:table-cell>
        </table:table-row>
        <table:table-row table:style-name="ro1">
          <table:table-cell office:value-type="string">
            <text:p>CCHI</text:p>
          </table:table-cell>
          <table:table-cell office:value-type="string">
            <text:p>Cambridge Capital Holdings, Inc.</text:p>
          </table:table-cell>
        </table:table-row>
        <table:table-row table:style-name="ro1">
          <table:table-cell office:value-type="string">
            <text:p>CCHWF</text:p>
          </table:table-cell>
          <table:table-cell office:value-type="string">
            <text:p>Columbia Care Inc.</text:p>
          </table:table-cell>
        </table:table-row>
        <table:table-row table:style-name="ro1">
          <table:table-cell office:value-type="string">
            <text:p>CCHZ</text:p>
          </table:table-cell>
          <table:table-cell office:value-type="string">
            <text:p>Career College Holding Co., Inc .</text:p>
          </table:table-cell>
        </table:table-row>
        <table:table-row table:style-name="ro1">
          <table:table-cell office:value-type="string">
            <text:p>CCI</text:p>
          </table:table-cell>
          <table:table-cell office:value-type="string">
            <text:p>Crown Castle International Corp</text:p>
          </table:table-cell>
        </table:table-row>
        <table:table-row table:style-name="ro1">
          <table:table-cell office:value-type="string">
            <text:p>CCI-A</text:p>
          </table:table-cell>
          <table:table-cell office:value-type="string">
            <text:p>Crown Castle International Corp</text:p>
          </table:table-cell>
        </table:table-row>
        <table:table-row table:style-name="ro1">
          <table:table-cell office:value-type="string">
            <text:p>CCJ</text:p>
          </table:table-cell>
          <table:table-cell office:value-type="string">
            <text:p>Cameco Corp</text:p>
          </table:table-cell>
        </table:table-row>
        <table:table-row table:style-name="ro1">
          <table:table-cell office:value-type="string">
            <text:p>CCK</text:p>
          </table:table-cell>
          <table:table-cell office:value-type="string">
            <text:p>Crown Holdings Inc</text:p>
          </table:table-cell>
        </table:table-row>
        <table:table-row table:style-name="ro1">
          <table:table-cell office:value-type="string">
            <text:p>CCL</text:p>
          </table:table-cell>
          <table:table-cell office:value-type="string">
            <text:p>Carnival Corp</text:p>
          </table:table-cell>
        </table:table-row>
        <table:table-row table:style-name="ro1">
          <table:table-cell office:value-type="string">
            <text:p>CCLP</text:p>
          </table:table-cell>
          <table:table-cell office:value-type="string">
            <text:p>CSI Compressco LP</text:p>
          </table:table-cell>
        </table:table-row>
        <table:table-row table:style-name="ro1">
          <table:table-cell office:value-type="string">
            <text:p>CCLX</text:p>
          </table:table-cell>
          <table:table-cell office:value-type="string">
            <text:p>CableClix (USA), Inc.</text:p>
          </table:table-cell>
        </table:table-row>
        <table:table-row table:style-name="ro1">
          <table:table-cell office:value-type="string">
            <text:p>CCM</text:p>
          </table:table-cell>
          <table:table-cell office:value-type="string">
            <text:p>Concord Medical Services Holdings Ltd</text:p>
          </table:table-cell>
        </table:table-row>
        <table:table-row table:style-name="ro1">
          <table:table-cell office:value-type="string">
            <text:p>CCMN</text:p>
          </table:table-cell>
          <table:table-cell office:value-type="string">
            <text:p>Callahan Consolidated Mines, Inc.</text:p>
          </table:table-cell>
        </table:table-row>
        <table:table-row table:style-name="ro1">
          <table:table-cell office:value-type="string">
            <text:p>CCMP</text:p>
          </table:table-cell>
          <table:table-cell office:value-type="string">
            <text:p>Cabot Microelectronics Corp</text:p>
          </table:table-cell>
        </table:table-row>
        <table:table-row table:style-name="ro1">
          <table:table-cell office:value-type="string">
            <text:p>CCMS</text:p>
          </table:table-cell>
          <table:table-cell office:value-type="string">
            <text:p>Champion Communication Services Inc.</text:p>
          </table:table-cell>
        </table:table-row>
        <table:table-row table:style-name="ro1">
          <table:table-cell office:value-type="string">
            <text:p>CCMZ</text:p>
          </table:table-cell>
          <table:table-cell office:value-type="string">
            <text:p>Complete Care Medical, Inc.</text:p>
          </table:table-cell>
        </table:table-row>
        <table:table-row table:style-name="ro1">
          <table:table-cell office:value-type="string">
            <text:p>CCNC</text:p>
          </table:table-cell>
          <table:table-cell office:value-type="string">
            <text:p>Code Chain New Continent Limited</text:p>
          </table:table-cell>
        </table:table-row>
        <table:table-row table:style-name="ro1">
          <table:table-cell office:value-type="string">
            <text:p>CCNE</text:p>
          </table:table-cell>
          <table:table-cell office:value-type="string">
            <text:p>CNB Financial Corp-PA</text:p>
          </table:table-cell>
        </table:table-row>
        <table:table-row table:style-name="ro1">
          <table:table-cell office:value-type="string">
            <text:p>CCO</text:p>
          </table:table-cell>
          <table:table-cell office:value-type="string">
            <text:p>Clear Channel Outdoor Holdings Inc</text:p>
          </table:table-cell>
        </table:table-row>
        <table:table-row table:style-name="ro1">
          <table:table-cell office:value-type="string">
            <text:p>CCOB</text:p>
          </table:table-cell>
          <table:table-cell office:value-type="string">
            <text:p>Century Cobalt Corp.</text:p>
          </table:table-cell>
        </table:table-row>
        <table:table-row table:style-name="ro1">
          <table:table-cell office:value-type="string">
            <text:p>CCOI</text:p>
          </table:table-cell>
          <table:table-cell office:value-type="string">
            <text:p>Cogent Communications Holdings Inc</text:p>
          </table:table-cell>
        </table:table-row>
        <table:table-row table:style-name="ro1">
          <table:table-cell office:value-type="string">
            <text:p>CCOM</text:p>
          </table:table-cell>
          <table:table-cell office:value-type="string">
            <text:p>CCOM Group, Inc.</text:p>
          </table:table-cell>
        </table:table-row>
        <table:table-row table:style-name="ro1">
          <table:table-cell office:value-type="string">
            <text:p>CCOMP</text:p>
          </table:table-cell>
          <table:table-cell office:value-type="string">
            <text:p>CCOM Group, Inc.</text:p>
          </table:table-cell>
        </table:table-row>
        <table:table-row table:style-name="ro1">
          <table:table-cell office:value-type="string">
            <text:p>CCOP</text:p>
          </table:table-cell>
          <table:table-cell office:value-type="string">
            <text:p>Competitive Companies, Inc.</text:p>
          </table:table-cell>
        </table:table-row>
        <table:table-row table:style-name="ro1">
          <table:table-cell office:value-type="string">
            <text:p>CCPR</text:p>
          </table:table-cell>
          <table:table-cell office:value-type="string">
            <text:p>CaseyCorp Enterprises, Inc.</text:p>
          </table:table-cell>
        </table:table-row>
        <table:table-row table:style-name="ro1">
          <table:table-cell office:value-type="string">
            <text:p>CCR</text:p>
          </table:table-cell>
          <table:table-cell office:value-type="string">
            <text:p>CONSOL Coal Resources LP</text:p>
          </table:table-cell>
        </table:table-row>
        <table:table-row table:style-name="ro1">
          <table:table-cell office:value-type="string">
            <text:p>CCRC</text:p>
          </table:table-cell>
          <table:table-cell office:value-type="string">
            <text:p>China Customer Relations Centers Inc</text:p>
          </table:table-cell>
        </table:table-row>
        <table:table-row table:style-name="ro1">
          <table:table-cell office:value-type="string">
            <text:p>CCRK</text:p>
          </table:table-cell>
          <table:table-cell office:value-type="string">
            <text:p>Coal Creek Co. (The)</text:p>
          </table:table-cell>
        </table:table-row>
        <table:table-row table:style-name="ro1">
          <table:table-cell office:value-type="string">
            <text:p>CCRN</text:p>
          </table:table-cell>
          <table:table-cell office:value-type="string">
            <text:p>Cross Country Healthcare Inc</text:p>
          </table:table-cell>
        </table:table-row>
        <table:table-row table:style-name="ro1">
          <table:table-cell office:value-type="string">
            <text:p>CCS</text:p>
          </table:table-cell>
          <table:table-cell office:value-type="string">
            <text:p>Century Communities Inc</text:p>
          </table:table-cell>
        </table:table-row>
        <table:table-row table:style-name="ro1">
          <table:table-cell office:value-type="string">
            <text:p>CCSB</text:p>
          </table:table-cell>
          <table:table-cell office:value-type="string">
            <text:p>Community Svgs Bancorp Inc</text:p>
          </table:table-cell>
        </table:table-row>
        <table:table-row table:style-name="ro1">
          <table:table-cell office:value-type="string">
            <text:p>CCTC</text:p>
          </table:table-cell>
          <table:table-cell office:value-type="string">
            <text:p>Clean Coal Technologies, Inc.</text:p>
          </table:table-cell>
        </table:table-row>
        <table:table-row table:style-name="ro1">
          <table:table-cell office:value-type="string">
            <text:p>CCTL</text:p>
          </table:table-cell>
          <table:table-cell office:value-type="string">
            <text:p>Coin Citadel</text:p>
          </table:table-cell>
        </table:table-row>
        <table:table-row table:style-name="ro1">
          <table:table-cell office:value-type="string">
            <text:p>CCTR</text:p>
          </table:table-cell>
          <table:table-cell office:value-type="string">
            <text:p>China Crescent Enterprises, Inc.</text:p>
          </table:table-cell>
        </table:table-row>
        <table:table-row table:style-name="ro1">
          <table:table-cell office:value-type="string">
            <text:p>CCU</text:p>
          </table:table-cell>
          <table:table-cell office:value-type="string">
            <text:p>Cia Cervecerias Unidas SA</text:p>
          </table:table-cell>
        </table:table-row>
        <table:table-row table:style-name="ro1">
          <table:table-cell office:value-type="string">
            <text:p>CCUR</text:p>
          </table:table-cell>
          <table:table-cell office:value-type="string">
            <text:p>CCUR Holdings, Inc.</text:p>
          </table:table-cell>
        </table:table-row>
        <table:table-row table:style-name="ro1">
          <table:table-cell office:value-type="string">
            <text:p>CCVAJ</text:p>
          </table:table-cell>
          <table:table-cell office:value-type="string">
            <text:p>Country Club of Virginia Inc.</text:p>
          </table:table-cell>
        </table:table-row>
        <table:table-row table:style-name="ro1">
          <table:table-cell office:value-type="string">
            <text:p>CCX</text:p>
          </table:table-cell>
          <table:table-cell office:value-type="string">
            <text:p>Churchill Capital Corp II</text:p>
          </table:table-cell>
        </table:table-row>
        <table:table-row table:style-name="ro1">
          <table:table-cell office:value-type="string">
            <text:p>CCXI</text:p>
          </table:table-cell>
          <table:table-cell office:value-type="string">
            <text:p>ChemoCentryx Inc</text:p>
          </table:table-cell>
        </table:table-row>
        <table:table-row table:style-name="ro1">
          <table:table-cell office:value-type="string">
            <text:p>CCX.UN</text:p>
          </table:table-cell>
          <table:table-cell office:value-type="string">
            <text:p>Churchill Capital Corp II</text:p>
          </table:table-cell>
        </table:table-row>
        <table:table-row table:style-name="ro1">
          <table:table-cell office:value-type="string">
            <text:p>CCXX</text:p>
          </table:table-cell>
          <table:table-cell office:value-type="string">
            <text:p>Churchill Capital Corp III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hindata Group Holdings Ltd</text:p>
          </table:table-cell>
        </table:table-row>
        <table:table-row table:style-name="ro1">
          <table:table-cell office:value-type="string">
            <text:p>CDAB</text:p>
          </table:table-cell>
          <table:table-cell office:value-type="string">
            <text:p>Coeur D Alene Bancorp</text:p>
          </table:table-cell>
        </table:table-row>
        <table:table-row table:style-name="ro1">
          <table:table-cell office:value-type="string">
            <text:p>CDAK</text:p>
          </table:table-cell>
          <table:table-cell office:value-type="string">
            <text:p>Codiak Biosciences Inc</text:p>
          </table:table-cell>
        </table:table-row>
        <table:table-row table:style-name="ro1">
          <table:table-cell office:value-type="string">
            <text:p>CDAY</text:p>
          </table:table-cell>
          <table:table-cell office:value-type="string">
            <text:p>Ceridian HCM Holding Inc</text:p>
          </table:table-cell>
        </table:table-row>
        <table:table-row table:style-name="ro1">
          <table:table-cell office:value-type="string">
            <text:p>CDE</text:p>
          </table:table-cell>
          <table:table-cell office:value-type="string">
            <text:p>Coeur Mining Inc</text:p>
          </table:table-cell>
        </table:table-row>
        <table:table-row table:style-name="ro1">
          <table:table-cell office:value-type="string">
            <text:p>CDEFF</text:p>
          </table:table-cell>
          <table:table-cell office:value-type="string">
            <text:p>Credito Emiliano Spa</text:p>
          </table:table-cell>
        </table:table-row>
        <table:table-row table:style-name="ro1">
          <table:table-cell office:value-type="string">
            <text:p>CDEV</text:p>
          </table:table-cell>
          <table:table-cell office:value-type="string">
            <text:p>Centennial Resource Development Inc-DE</text:p>
          </table:table-cell>
        </table:table-row>
        <table:table-row table:style-name="ro1">
          <table:table-cell office:value-type="string">
            <text:p>CDFT</text:p>
          </table:table-cell>
          <table:table-cell office:value-type="string">
            <text:p>Citadel EFT, Inc.</text:p>
          </table:table-cell>
        </table:table-row>
        <table:table-row table:style-name="ro1">
          <table:table-cell office:value-type="string">
            <text:p>CDID</text:p>
          </table:table-cell>
          <table:table-cell office:value-type="string">
            <text:p>Quad Energy Corp</text:p>
          </table:table-cell>
        </table:table-row>
        <table:table-row table:style-name="ro1">
          <table:table-cell office:value-type="string">
            <text:p>CDIIQ</text:p>
          </table:table-cell>
          <table:table-cell office:value-type="string">
            <text:p>CD International Enterprises, Inc.</text:p>
          </table:table-cell>
        </table:table-row>
        <table:table-row table:style-name="ro1">
          <table:table-cell office:value-type="string">
            <text:p>CDIV</text:p>
          </table:table-cell>
          <table:table-cell office:value-type="string">
            <text:p>Cascadia Investments, Inc.</text:p>
          </table:table-cell>
        </table:table-row>
        <table:table-row table:style-name="ro1">
          <table:table-cell office:value-type="string">
            <text:p>CDIX</text:p>
          </table:table-cell>
          <table:table-cell office:value-type="string">
            <text:p>Cardiff Lexington Corporation</text:p>
          </table:table-cell>
        </table:table-row>
        <table:table-row table:style-name="ro1">
          <table:table-cell office:value-type="string">
            <text:p>CDK</text:p>
          </table:table-cell>
          <table:table-cell office:value-type="string">
            <text:p>CDK Global Inc</text:p>
          </table:table-cell>
        </table:table-row>
        <table:table-row table:style-name="ro1">
          <table:table-cell office:value-type="string">
            <text:p>CDLX</text:p>
          </table:table-cell>
          <table:table-cell office:value-type="string">
            <text:p>Cardlytics Inc</text:p>
          </table:table-cell>
        </table:table-row>
        <table:table-row table:style-name="ro1">
          <table:table-cell office:value-type="string">
            <text:p>CDMO</text:p>
          </table:table-cell>
          <table:table-cell office:value-type="string">
            <text:p>Avid Bioservices Inc</text:p>
          </table:table-cell>
        </table:table-row>
        <table:table-row table:style-name="ro1">
          <table:table-cell office:value-type="string">
            <text:p>CDMOP</text:p>
          </table:table-cell>
          <table:table-cell office:value-type="string">
            <text:p>Avid Bioservices Inc</text:p>
          </table:table-cell>
        </table:table-row>
        <table:table-row table:style-name="ro1">
          <table:table-cell office:value-type="string">
            <text:p>CDNA</text:p>
          </table:table-cell>
          <table:table-cell office:value-type="string">
            <text:p>CareDx Inc</text:p>
          </table:table-cell>
        </table:table-row>
        <table:table-row table:style-name="ro1">
          <table:table-cell office:value-type="string">
            <text:p>CDNN</text:p>
          </table:table-cell>
          <table:table-cell office:value-type="string">
            <text:p>China Industrial Steel Inc.</text:p>
          </table:table-cell>
        </table:table-row>
        <table:table-row table:style-name="ro1">
          <table:table-cell office:value-type="string">
            <text:p>CDNO</text:p>
          </table:table-cell>
          <table:table-cell office:value-type="string">
            <text:p>Consolidated Capital of North America, Inc.</text:p>
          </table:table-cell>
        </table:table-row>
        <table:table-row table:style-name="ro1">
          <table:table-cell office:value-type="string">
            <text:p>CDNS</text:p>
          </table:table-cell>
          <table:table-cell office:value-type="string">
            <text:p>Cadence Design Systems Inc</text:p>
          </table:table-cell>
        </table:table-row>
        <table:table-row table:style-name="ro1">
          <table:table-cell office:value-type="string">
            <text:p>CDOR</text:p>
          </table:table-cell>
          <table:table-cell office:value-type="string">
            <text:p>Condor Hospitality Trust Inc</text:p>
          </table:table-cell>
        </table:table-row>
        <table:table-row table:style-name="ro1">
          <table:table-cell office:value-type="string">
            <text:p>CDR</text:p>
          </table:table-cell>
          <table:table-cell office:value-type="string">
            <text:p>Cedar Realty Trust Inc</text:p>
          </table:table-cell>
        </table:table-row>
        <table:table-row table:style-name="ro1">
          <table:table-cell office:value-type="string">
            <text:p>CDR-B</text:p>
          </table:table-cell>
          <table:table-cell office:value-type="string">
            <text:p>Cedar Realty Trust Inc</text:p>
          </table:table-cell>
        </table:table-row>
        <table:table-row table:style-name="ro1">
          <table:table-cell office:value-type="string">
            <text:p>CDR-C</text:p>
          </table:table-cell>
          <table:table-cell office:value-type="string">
            <text:p>Cedar Realty Trust Inc</text:p>
          </table:table-cell>
        </table:table-row>
        <table:table-row table:style-name="ro1">
          <table:table-cell office:value-type="string">
            <text:p>CDSTW</text:p>
          </table:table-cell>
          <table:table-cell office:value-type="string">
            <text:p>CDTI Advanced Materials, Inc.</text:p>
          </table:table-cell>
        </table:table-row>
        <table:table-row table:style-name="ro1">
          <table:table-cell office:value-type="string">
            <text:p>CDTI</text:p>
          </table:table-cell>
          <table:table-cell office:value-type="string">
            <text:p>CDTI Advanced Materials, Inc.</text:p>
          </table:table-cell>
        </table:table-row>
        <table:table-row table:style-name="ro1">
          <table:table-cell office:value-type="string">
            <text:p>CDTX</text:p>
          </table:table-cell>
          <table:table-cell office:value-type="string">
            <text:p>Cidara Therapeutics Inc</text:p>
          </table:table-cell>
        </table:table-row>
        <table:table-row table:style-name="ro1">
          <table:table-cell office:value-type="string">
            <text:p>CDVIQ</text:p>
          </table:table-cell>
          <table:table-cell office:value-type="string">
            <text:p>Cal Dive International, Inc.</text:p>
          </table:table-cell>
        </table:table-row>
        <table:table-row table:style-name="ro1">
          <table:table-cell office:value-type="string">
            <text:p>CDVM</text:p>
          </table:table-cell>
          <table:table-cell office:value-type="string">
            <text:p>Carson Development Corporation</text:p>
          </table:table-cell>
        </table:table-row>
        <table:table-row table:style-name="ro1">
          <table:table-cell office:value-type="string">
            <text:p>CDW</text:p>
          </table:table-cell>
          <table:table-cell office:value-type="string">
            <text:p>CDW Corp-DE</text:p>
          </table:table-cell>
        </table:table-row>
        <table:table-row table:style-name="ro1">
          <table:table-cell office:value-type="string">
            <text:p>CDWD</text:p>
          </table:table-cell>
          <table:table-cell office:value-type="string">
            <text:p>Cloudward, Inc.</text:p>
          </table:table-cell>
        </table:table-row>
        <table:table-row table:style-name="ro1">
          <table:table-cell office:value-type="string">
            <text:p>CDXC</text:p>
          </table:table-cell>
          <table:table-cell office:value-type="string">
            <text:p>ChromaDex Corp</text:p>
          </table:table-cell>
        </table:table-row>
        <table:table-row table:style-name="ro1">
          <table:table-cell office:value-type="string">
            <text:p>CDXI</text:p>
          </table:table-cell>
          <table:table-cell office:value-type="string">
            <text:p>Cardax, Inc.</text:p>
          </table:table-cell>
        </table:table-row>
        <table:table-row table:style-name="ro1">
          <table:table-cell office:value-type="string">
            <text:p>CDXS</text:p>
          </table:table-cell>
          <table:table-cell office:value-type="string">
            <text:p>Codexis Inc</text:p>
          </table:table-cell>
        </table:table-row>
        <table:table-row table:style-name="ro1">
          <table:table-cell office:value-type="string">
            <text:p>CDZI</text:p>
          </table:table-cell>
          <table:table-cell office:value-type="string">
            <text:p>Cadiz Inc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elanese Corp</text:p>
          </table:table-cell>
        </table:table-row>
        <table:table-row table:style-name="ro1">
          <table:table-cell office:value-type="string">
            <text:p>CEA</text:p>
          </table:table-cell>
          <table:table-cell office:value-type="string">
            <text:p>China Eastern Airlines Corp Ltd</text:p>
          </table:table-cell>
        </table:table-row>
        <table:table-row table:style-name="ro1">
          <table:table-cell office:value-type="string">
            <text:p>CECE</text:p>
          </table:table-cell>
          <table:table-cell office:value-type="string">
            <text:p>CECO Environmental Corp</text:p>
          </table:table-cell>
        </table:table-row>
        <table:table-row table:style-name="ro1">
          <table:table-cell office:value-type="string">
            <text:p>CEE</text:p>
          </table:table-cell>
          <table:table-cell office:value-type="string">
            <text:p>Central and Eastern Europe Fund Inc</text:p>
          </table:table-cell>
        </table:table-row>
        <table:table-row table:style-name="ro1">
          <table:table-cell office:value-type="string">
            <text:p>CEF</text:p>
          </table:table-cell>
          <table:table-cell office:value-type="string">
            <text:p>Sprott Physical Gold and Silver Trust</text:p>
          </table:table-cell>
        </table:table-row>
        <table:table-row table:style-name="ro1">
          <table:table-cell office:value-type="string">
            <text:p>CEFB</text:p>
          </table:table-cell>
          <table:table-cell office:value-type="string">
            <text:p>Central Florida State Bank (Belleview FL)</text:p>
          </table:table-cell>
        </table:table-row>
        <table:table-row table:style-name="ro1">
          <table:table-cell office:value-type="string">
            <text:p>CEFC</text:p>
          </table:table-cell>
          <table:table-cell office:value-type="string">
            <text:p>Commercial National Financial Corp</text:p>
          </table:table-cell>
        </table:table-row>
        <table:table-row table:style-name="ro1">
          <table:table-cell office:value-type="string">
            <text:p>CEI</text:p>
          </table:table-cell>
          <table:table-cell office:value-type="string">
            <text:p>Camber Energy Inc</text:p>
          </table:table-cell>
        </table:table-row>
        <table:table-row table:style-name="ro1">
          <table:table-cell office:value-type="string">
            <text:p>CEIX</text:p>
          </table:table-cell>
          <table:table-cell office:value-type="string">
            <text:p>CONSOL Energy Inc</text:p>
          </table:table-cell>
        </table:table-row>
        <table:table-row table:style-name="ro1">
          <table:table-cell office:value-type="string">
            <text:p>CEL</text:p>
          </table:table-cell>
          <table:table-cell office:value-type="string">
            <text:p>Cellcom Israel Ltd</text:p>
          </table:table-cell>
        </table:table-row>
        <table:table-row table:style-name="ro1">
          <table:table-cell office:value-type="string">
            <text:p>CELC</text:p>
          </table:table-cell>
          <table:table-cell office:value-type="string">
            <text:p>Celcuity Inc</text:p>
          </table:table-cell>
        </table:table-row>
        <table:table-row table:style-name="ro1">
          <table:table-cell office:value-type="string">
            <text:p>CELH</text:p>
          </table:table-cell>
          <table:table-cell office:value-type="string">
            <text:p>Celsius Holdings Inc</text:p>
          </table:table-cell>
        </table:table-row>
        <table:table-row table:style-name="ro1">
          <table:table-cell office:value-type="string">
            <text:p>CELP</text:p>
          </table:table-cell>
          <table:table-cell office:value-type="string">
            <text:p>Cypress Energy Partners LP</text:p>
          </table:table-cell>
        </table:table-row>
        <table:table-row table:style-name="ro1">
          <table:table-cell office:value-type="string">
            <text:p>CELX</text:p>
          </table:table-cell>
          <table:table-cell office:value-type="string">
            <text:p>Celexpress, Inc.</text:p>
          </table:table-cell>
        </table:table-row>
        <table:table-row table:style-name="ro1">
          <table:table-cell office:value-type="string">
            <text:p>CELZ</text:p>
          </table:table-cell>
          <table:table-cell office:value-type="string">
            <text:p>Creative Medical Technology Holdings, Inc.</text:p>
          </table:table-cell>
        </table:table-row>
        <table:table-row table:style-name="ro1">
          <table:table-cell office:value-type="string">
            <text:p>CEM</text:p>
          </table:table-cell>
          <table:table-cell office:value-type="string">
            <text:p>ClearBridge MLP &amp; Midstream Fund Inc</text:p>
          </table:table-cell>
        </table:table-row>
        <table:table-row table:style-name="ro1">
          <table:table-cell office:value-type="string">
            <text:p>CEMI</text:p>
          </table:table-cell>
          <table:table-cell office:value-type="string">
            <text:p>Chembio Diagnostics Inc</text:p>
          </table:table-cell>
        </table:table-row>
        <table:table-row table:style-name="ro1">
          <table:table-cell office:value-type="string">
            <text:p>CEN</text:p>
          </table:table-cell>
          <table:table-cell office:value-type="string">
            <text:p>Center Coast Brookfield MLP &amp; Energy Infrastructure Fund</text:p>
          </table:table-cell>
        </table:table-row>
        <table:table-row table:style-name="ro1">
          <table:table-cell office:value-type="string">
            <text:p>CENT</text:p>
          </table:table-cell>
          <table:table-cell office:value-type="string">
            <text:p>Central Garden &amp; Pet Co</text:p>
          </table:table-cell>
        </table:table-row>
        <table:table-row table:style-name="ro1">
          <table:table-cell office:value-type="string">
            <text:p>CENTA</text:p>
          </table:table-cell>
          <table:table-cell office:value-type="string">
            <text:p>Central Garden &amp; Pet Co</text:p>
          </table:table-cell>
        </table:table-row>
        <table:table-row table:style-name="ro1">
          <table:table-cell office:value-type="string">
            <text:p>CENX</text:p>
          </table:table-cell>
          <table:table-cell office:value-type="string">
            <text:p>Century Aluminum Co</text:p>
          </table:table-cell>
        </table:table-row>
        <table:table-row table:style-name="ro1">
          <table:table-cell office:value-type="string">
            <text:p>CEO</text:p>
          </table:table-cell>
          <table:table-cell office:value-type="string">
            <text:p>CNOOC Ltd</text:p>
          </table:table-cell>
        </table:table-row>
        <table:table-row table:style-name="ro1">
          <table:table-cell office:value-type="string">
            <text:p>CEPU</text:p>
          </table:table-cell>
          <table:table-cell office:value-type="string">
            <text:p>Central Puerto SA</text:p>
          </table:table-cell>
        </table:table-row>
        <table:table-row table:style-name="ro1">
          <table:table-cell office:value-type="string">
            <text:p>CEQP</text:p>
          </table:table-cell>
          <table:table-cell office:value-type="string">
            <text:p>Crestwood Equity Partners LP</text:p>
          </table:table-cell>
        </table:table-row>
        <table:table-row table:style-name="ro1">
          <table:table-cell office:value-type="string">
            <text:p>CEQP-</text:p>
          </table:table-cell>
          <table:table-cell office:value-type="string">
            <text:p>Crestwood Equity Partners LP</text:p>
          </table:table-cell>
        </table:table-row>
        <table:table-row table:style-name="ro1">
          <table:table-cell office:value-type="string">
            <text:p>CERC</text:p>
          </table:table-cell>
          <table:table-cell office:value-type="string">
            <text:p>Cerecor Inc</text:p>
          </table:table-cell>
        </table:table-row>
        <table:table-row table:style-name="ro1">
          <table:table-cell office:value-type="string">
            <text:p>CERN</text:p>
          </table:table-cell>
          <table:table-cell office:value-type="string">
            <text:p>Cerner Corp</text:p>
          </table:table-cell>
        </table:table-row>
        <table:table-row table:style-name="ro1">
          <table:table-cell office:value-type="string">
            <text:p>CERPQ</text:p>
          </table:table-cell>
          <table:table-cell office:value-type="string">
            <text:p>Cereplast, Inc.</text:p>
          </table:table-cell>
        </table:table-row>
        <table:table-row table:style-name="ro1">
          <table:table-cell office:value-type="string">
            <text:p>CERS</text:p>
          </table:table-cell>
          <table:table-cell office:value-type="string">
            <text:p>Cerus Corp</text:p>
          </table:table-cell>
        </table:table-row>
        <table:table-row table:style-name="ro1">
          <table:table-cell office:value-type="string">
            <text:p>CERX</text:p>
          </table:table-cell>
          <table:table-cell office:value-type="string">
            <text:p>Colombia Energy Resources, Inc.</text:p>
          </table:table-cell>
        </table:table-row>
        <table:table-row table:style-name="ro1">
          <table:table-cell office:value-type="string">
            <text:p>CESX</text:p>
          </table:table-cell>
          <table:table-cell office:value-type="string">
            <text:p>CES Synergies Inc.</text:p>
          </table:table-cell>
        </table:table-row>
        <table:table-row table:style-name="ro1">
          <table:table-cell office:value-type="string">
            <text:p>CET</text:p>
          </table:table-cell>
          <table:table-cell office:value-type="string">
            <text:p>Central Securities Corp</text:p>
          </table:table-cell>
        </table:table-row>
        <table:table-row table:style-name="ro1">
          <table:table-cell office:value-type="string">
            <text:p>CETG</text:p>
          </table:table-cell>
          <table:table-cell office:value-type="string">
            <text:p>Capital City Energy Group, Inc.</text:p>
          </table:table-cell>
        </table:table-row>
        <table:table-row table:style-name="ro1">
          <table:table-cell office:value-type="string">
            <text:p>CETV</text:p>
          </table:table-cell>
          <table:table-cell office:value-type="string">
            <text:p>Central European Media Enterprises Ltd</text:p>
          </table:table-cell>
        </table:table-row>
        <table:table-row table:style-name="ro1">
          <table:table-cell office:value-type="string">
            <text:p>CETX</text:p>
          </table:table-cell>
          <table:table-cell office:value-type="string">
            <text:p>Cemtrex Inc</text:p>
          </table:table-cell>
        </table:table-row>
        <table:table-row table:style-name="ro1">
          <table:table-cell office:value-type="string">
            <text:p>CETXP</text:p>
          </table:table-cell>
          <table:table-cell office:value-type="string">
            <text:p>Cemtrex Inc</text:p>
          </table:table-cell>
        </table:table-row>
        <table:table-row table:style-name="ro1">
          <table:table-cell office:value-type="string">
            <text:p>CETY</text:p>
          </table:table-cell>
          <table:table-cell office:value-type="string">
            <text:p>Clean Energy Technologies, Inc.</text:p>
          </table:table-cell>
        </table:table-row>
        <table:table-row table:style-name="ro1">
          <table:table-cell office:value-type="string">
            <text:p>CEV</text:p>
          </table:table-cell>
          <table:table-cell office:value-type="string">
            <text:p>Eaton Vance California Municipal Income Trust</text:p>
          </table:table-cell>
        </table:table-row>
        <table:table-row table:style-name="ro1">
          <table:table-cell office:value-type="string">
            <text:p>CEVA</text:p>
          </table:table-cell>
          <table:table-cell office:value-type="string">
            <text:p>CEVA Inc</text:p>
          </table:table-cell>
        </table:table-row>
        <table:table-row table:style-name="ro1">
          <table:table-cell office:value-type="string">
            <text:p>CEVE</text:p>
          </table:table-cell>
          <table:table-cell office:value-type="string">
            <text:p>Ceres Ventures, Inc. </text:p>
          </table:table-cell>
        </table:table-row>
        <table:table-row table:style-name="ro1">
          <table:table-cell office:value-type="string">
            <text:p>CEXE</text:p>
          </table:table-cell>
          <table:table-cell office:value-type="string">
            <text:p>Circle Entertainment Inc.</text:p>
          </table:table-cell>
        </table:table-row>
        <table:table-row table:style-name="ro1">
          <table:table-cell office:value-type="string">
            <text:p>CEYFF</text:p>
          </table:table-cell>
          <table:table-cell office:value-type="string">
            <text:p>Century Energy Ltd.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F Industries Holdings Inc</text:p>
          </table:table-cell>
        </table:table-row>
        <table:table-row table:style-name="ro1">
          <table:table-cell office:value-type="string">
            <text:p>CFB</text:p>
          </table:table-cell>
          <table:table-cell office:value-type="string">
            <text:p>CrossFirst Bankshares Inc</text:p>
          </table:table-cell>
        </table:table-row>
        <table:table-row table:style-name="ro1">
          <table:table-cell office:value-type="string">
            <text:p>CFBI</text:p>
          </table:table-cell>
          <table:table-cell office:value-type="string">
            <text:p>Community First Bancshares Inc-GA</text:p>
          </table:table-cell>
        </table:table-row>
        <table:table-row table:style-name="ro1">
          <table:table-cell office:value-type="string">
            <text:p>CFBK</text:p>
          </table:table-cell>
          <table:table-cell office:value-type="string">
            <text:p>Central Federal Corp</text:p>
          </table:table-cell>
        </table:table-row>
        <table:table-row table:style-name="ro1">
          <table:table-cell office:value-type="string">
            <text:p>CFCC</text:p>
          </table:table-cell>
          <table:table-cell office:value-type="string">
            <text:p>Corfacts, Inc.</text:p>
          </table:table-cell>
        </table:table-row>
        <table:table-row table:style-name="ro1">
          <table:table-cell office:value-type="string">
            <text:p>CFCX</text:p>
          </table:table-cell>
          <table:table-cell office:value-type="string">
            <text:p>Centric Financial Corp.</text:p>
          </table:table-cell>
        </table:table-row>
        <table:table-row table:style-name="ro1">
          <table:table-cell office:value-type="string">
            <text:p>CFDB</text:p>
          </table:table-cell>
          <table:table-cell office:value-type="string">
            <text:p>Central Federal Bancshares Inc</text:p>
          </table:table-cell>
        </table:table-row>
        <table:table-row table:style-name="ro1">
          <table:table-cell office:value-type="string">
            <text:p>CFFA</text:p>
          </table:table-cell>
          <table:table-cell office:value-type="string">
            <text:p>CF Finance Acquisition Corp</text:p>
          </table:table-cell>
        </table:table-row>
        <table:table-row table:style-name="ro1">
          <table:table-cell office:value-type="string">
            <text:p>CFFI</text:p>
          </table:table-cell>
          <table:table-cell office:value-type="string">
            <text:p>C&amp;F Financial Corp</text:p>
          </table:table-cell>
        </table:table-row>
        <table:table-row table:style-name="ro1">
          <table:table-cell office:value-type="string">
            <text:p>CFFN</text:p>
          </table:table-cell>
          <table:table-cell office:value-type="string">
            <text:p>Capitol Federal Financial Inc</text:p>
          </table:table-cell>
        </table:table-row>
        <table:table-row table:style-name="ro1">
          <table:table-cell office:value-type="string">
            <text:p>CFG</text:p>
          </table:table-cell>
          <table:table-cell office:value-type="string">
            <text:p>Citizens Financial Group Inc</text:p>
          </table:table-cell>
        </table:table-row>
        <table:table-row table:style-name="ro1">
          <table:table-cell office:value-type="string">
            <text:p>CFG-D</text:p>
          </table:table-cell>
          <table:table-cell office:value-type="string">
            <text:p>Citizens Financial Group Inc</text:p>
          </table:table-cell>
        </table:table-row>
        <table:table-row table:style-name="ro1">
          <table:table-cell office:value-type="string">
            <text:p>CFG-E</text:p>
          </table:table-cell>
          <table:table-cell office:value-type="string">
            <text:p>Citizens Financial Group Inc</text:p>
          </table:table-cell>
        </table:table-row>
        <table:table-row table:style-name="ro1">
          <table:table-cell office:value-type="string">
            <text:p>CFIC</text:p>
          </table:table-cell>
          <table:table-cell office:value-type="string">
            <text:p>Cornerstone Financial Corp. (NJ)</text:p>
          </table:table-cell>
        </table:table-row>
        <table:table-row table:style-name="ro1">
          <table:table-cell office:value-type="string">
            <text:p>CFMS</text:p>
          </table:table-cell>
          <table:table-cell office:value-type="string">
            <text:p>Conformis Inc</text:p>
          </table:table-cell>
        </table:table-row>
        <table:table-row table:style-name="ro1">
          <table:table-cell office:value-type="string">
            <text:p>CFNB</text:p>
          </table:table-cell>
          <table:table-cell office:value-type="string">
            <text:p>California First National Bancorp</text:p>
          </table:table-cell>
        </table:table-row>
        <table:table-row table:style-name="ro1">
          <table:table-cell office:value-type="string">
            <text:p>CFOK</text:p>
          </table:table-cell>
          <table:table-cell office:value-type="string">
            <text:p>Community First Bancorporation</text:p>
          </table:table-cell>
        </table:table-row>
        <table:table-row table:style-name="ro1">
          <table:table-cell office:value-type="string">
            <text:p>CFPI</text:p>
          </table:table-cell>
          <table:table-cell office:value-type="string">
            <text:p>California Style Palms, Inc.</text:p>
          </table:table-cell>
        </table:table-row>
        <table:table-row table:style-name="ro1">
          <table:table-cell office:value-type="string">
            <text:p>CFR</text:p>
          </table:table-cell>
          <table:table-cell office:value-type="string">
            <text:p>Cullen-Frost Bankers Inc</text:p>
          </table:table-cell>
        </table:table-row>
        <table:table-row table:style-name="ro1">
          <table:table-cell office:value-type="string">
            <text:p>CFRX</text:p>
          </table:table-cell>
          <table:table-cell office:value-type="string">
            <text:p>ContraFect Corp</text:p>
          </table:table-cell>
        </table:table-row>
        <table:table-row table:style-name="ro1">
          <table:table-cell office:value-type="string">
            <text:p>CFSU</text:p>
          </table:table-cell>
          <table:table-cell office:value-type="string">
            <text:p>Complete Financial Solutions, Inc.</text:p>
          </table:table-cell>
        </table:table-row>
        <table:table-row table:style-name="ro1">
          <table:table-cell office:value-type="string">
            <text:p>CFTN</text:p>
          </table:table-cell>
          <table:table-cell office:value-type="string">
            <text:p>Clifton Mining Co.</text:p>
          </table:table-cell>
        </table:table-row>
        <table:table-row table:style-name="ro1">
          <table:table-cell office:value-type="string">
            <text:p>CFX</text:p>
          </table:table-cell>
          <table:table-cell office:value-type="string">
            <text:p>Colfax Corp</text:p>
          </table:table-cell>
        </table:table-row>
        <table:table-row table:style-name="ro1">
          <table:table-cell office:value-type="string">
            <text:p>CFXA</text:p>
          </table:table-cell>
          <table:table-cell office:value-type="string">
            <text:p>Colfax Corp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arlyle Group LP-The</text:p>
          </table:table-cell>
        </table:table-row>
        <table:table-row table:style-name="ro1">
          <table:table-cell office:value-type="string">
            <text:p>CGA</text:p>
          </table:table-cell>
          <table:table-cell office:value-type="string">
            <text:p>China Green Agriculture Inc</text:p>
          </table:table-cell>
        </table:table-row>
        <table:table-row table:style-name="ro1">
          <table:table-cell office:value-type="string">
            <text:p>CGAC</text:p>
          </table:table-cell>
          <table:table-cell office:value-type="string">
            <text:p>Code Green Apparel Corp.</text:p>
          </table:table-cell>
        </table:table-row>
        <table:table-row table:style-name="ro1">
          <table:table-cell office:value-type="string">
            <text:p>CGAM</text:p>
          </table:table-cell>
          <table:table-cell office:value-type="string">
            <text:p>Concorde Gaming Corp.</text:p>
          </table:table-cell>
        </table:table-row>
        <table:table-row table:style-name="ro1">
          <table:table-cell office:value-type="string">
            <text:p>CGBD</text:p>
          </table:table-cell>
          <table:table-cell office:value-type="string">
            <text:p>TCG BDC Inc</text:p>
          </table:table-cell>
        </table:table-row>
        <table:table-row table:style-name="ro1">
          <table:table-cell office:value-type="string">
            <text:p>CGC</text:p>
          </table:table-cell>
          <table:table-cell office:value-type="string">
            <text:p>Canopy Growth Corp</text:p>
          </table:table-cell>
        </table:table-row>
        <table:table-row table:style-name="ro1">
          <table:table-cell office:value-type="string">
            <text:p>CGCO</text:p>
          </table:table-cell>
          <table:table-cell office:value-type="string">
            <text:p>Commerce Group Corp.</text:p>
          </table:table-cell>
        </table:table-row>
        <table:table-row table:style-name="ro1">
          <table:table-cell office:value-type="string">
            <text:p>CGDI</text:p>
          </table:table-cell>
          <table:table-cell office:value-type="string">
            <text:p>China Growth Development, Inc.</text:p>
          </table:table-cell>
        </table:table-row>
        <table:table-row table:style-name="ro1">
          <table:table-cell office:value-type="string">
            <text:p>CGEI</text:p>
          </table:table-cell>
          <table:table-cell office:value-type="string">
            <text:p>CGE Energy, Inc.</text:p>
          </table:table-cell>
        </table:table-row>
        <table:table-row table:style-name="ro1">
          <table:table-cell office:value-type="string">
            <text:p>CGEN</text:p>
          </table:table-cell>
          <table:table-cell office:value-type="string">
            <text:p>Compugen Ltd</text:p>
          </table:table-cell>
        </table:table-row>
        <table:table-row table:style-name="ro1">
          <table:table-cell office:value-type="string">
            <text:p>CGFI</text:p>
          </table:table-cell>
          <table:table-cell office:value-type="string">
            <text:p>Colorado Goldfields, Inc.</text:p>
          </table:table-cell>
        </table:table-row>
        <table:table-row table:style-name="ro1">
          <table:table-cell office:value-type="string">
            <text:p>CGHC</text:p>
          </table:table-cell>
          <table:table-cell office:value-type="string">
            <text:p>Capital Group Holdings, Inc.</text:p>
          </table:table-cell>
        </table:table-row>
        <table:table-row table:style-name="ro1">
          <table:table-cell office:value-type="string">
            <text:p>CGIPQ</text:p>
          </table:table-cell>
          <table:table-cell office:value-type="string">
            <text:p>Celadon Group, Inc.</text:p>
          </table:table-cell>
        </table:table-row>
        <table:table-row table:style-name="ro1">
          <table:table-cell office:value-type="string">
            <text:p>CGIX</text:p>
          </table:table-cell>
          <table:table-cell office:value-type="string">
            <text:p>Cancer Genetics Inc</text:p>
          </table:table-cell>
        </table:table-row>
        <table:table-row table:style-name="ro1">
          <table:table-cell office:value-type="string">
            <text:p>CGLD</text:p>
          </table:table-cell>
          <table:table-cell office:value-type="string">
            <text:p>Buscar Company</text:p>
          </table:table-cell>
        </table:table-row>
        <table:table-row table:style-name="ro1">
          <table:table-cell office:value-type="string">
            <text:p>CGNX</text:p>
          </table:table-cell>
          <table:table-cell office:value-type="string">
            <text:p>Cognex Corp</text:p>
          </table:table-cell>
        </table:table-row>
        <table:table-row table:style-name="ro1">
          <table:table-cell office:value-type="string">
            <text:p>CGO</text:p>
          </table:table-cell>
          <table:table-cell office:value-type="string">
            <text:p>Calamos Global Total Return Fund</text:p>
          </table:table-cell>
        </table:table-row>
        <table:table-row table:style-name="ro1">
          <table:table-cell office:value-type="string">
            <text:p>CGRA</text:p>
          </table:table-cell>
          <table:table-cell office:value-type="string">
            <text:p>CGrowth Capital, Inc.</text:p>
          </table:table-cell>
        </table:table-row>
        <table:table-row table:style-name="ro1">
          <table:table-cell office:value-type="string">
            <text:p>CGROU</text:p>
          </table:table-cell>
          <table:table-cell office:value-type="string">
            <text:p>Collective Growth Corp</text:p>
          </table:table-cell>
        </table:table-row>
        <table:table-row table:style-name="ro1">
          <table:table-cell office:value-type="string">
            <text:p>CGRW</text:p>
          </table:table-cell>
          <table:table-cell office:value-type="string">
            <text:p>Cannagrow Holdings, Inc.</text:p>
          </table:table-cell>
        </table:table-row>
        <table:table-row table:style-name="ro1">
          <table:table-cell office:value-type="string">
            <text:p>CGSO</text:p>
          </table:table-cell>
          <table:table-cell office:value-type="string">
            <text:p>Centergistic Solutions, Inc.</text:p>
          </table:table-cell>
        </table:table-row>
        <table:table-row table:style-name="ro1">
          <table:table-cell office:value-type="string">
            <text:p>CGUD</text:p>
          </table:table-cell>
          <table:table-cell office:value-type="string">
            <text:p>Com-Guard.com, Inc.</text:p>
          </table:table-cell>
        </table:table-row>
        <table:table-row table:style-name="ro1">
          <table:table-cell office:value-type="string">
            <text:p>CGUL</text:p>
          </table:table-cell>
          <table:table-cell office:value-type="string">
            <text:p>Margate Industries, Inc.</text:p>
          </table:table-cell>
        </table:table-row>
        <table:table-row table:style-name="ro1">
          <table:table-cell office:value-type="string">
            <text:p>CHA</text:p>
          </table:table-cell>
          <table:table-cell office:value-type="string">
            <text:p>China Telecom Corp Ltd</text:p>
          </table:table-cell>
        </table:table-row>
        <table:table-row table:style-name="ro1">
          <table:table-cell office:value-type="string">
            <text:p>CHAA</text:p>
          </table:table-cell>
          <table:table-cell office:value-type="string">
            <text:p>ChatAND Inc</text:p>
          </table:table-cell>
        </table:table-row>
        <table:table-row table:style-name="ro1">
          <table:table-cell office:value-type="string">
            <text:p>CHAG</text:p>
          </table:table-cell>
          <table:table-cell office:value-type="string">
            <text:p>Chancellor Group, Inc.</text:p>
          </table:table-cell>
        </table:table-row>
        <table:table-row table:style-name="ro1">
          <table:table-cell office:value-type="string">
            <text:p>CHAP</text:p>
          </table:table-cell>
          <table:table-cell office:value-type="string">
            <text:p>Chaparral Energy Inc</text:p>
          </table:table-cell>
        </table:table-row>
        <table:table-row table:style-name="ro1">
          <table:table-cell office:value-type="string">
            <text:p>CHBH</text:p>
          </table:table-cell>
          <table:table-cell office:value-type="string">
            <text:p>Croghan Bancshares, Inc.</text:p>
          </table:table-cell>
        </table:table-row>
        <table:table-row table:style-name="ro1">
          <table:table-cell office:value-type="string">
            <text:p>CHBU</text:p>
          </table:table-cell>
          <table:table-cell office:value-type="string">
            <text:p>China Agri-Business, Inc.</text:p>
          </table:table-cell>
        </table:table-row>
        <table:table-row table:style-name="ro1">
          <table:table-cell office:value-type="string">
            <text:p>CHCI</text:p>
          </table:table-cell>
          <table:table-cell office:value-type="string">
            <text:p>Comstock Holding Cos Inc</text:p>
          </table:table-cell>
        </table:table-row>
        <table:table-row table:style-name="ro1">
          <table:table-cell office:value-type="string">
            <text:p>CHCO</text:p>
          </table:table-cell>
          <table:table-cell office:value-type="string">
            <text:p>City Holding Co</text:p>
          </table:table-cell>
        </table:table-row>
        <table:table-row table:style-name="ro1">
          <table:table-cell office:value-type="string">
            <text:p>CHCR</text:p>
          </table:table-cell>
          <table:table-cell office:value-type="string">
            <text:p>Comprehensive Care Corp.</text:p>
          </table:table-cell>
        </table:table-row>
        <table:table-row table:style-name="ro1">
          <table:table-cell office:value-type="string">
            <text:p>CHCT</text:p>
          </table:table-cell>
          <table:table-cell office:value-type="string">
            <text:p>Community Healthcare Trust Inc</text:p>
          </table:table-cell>
        </table:table-row>
        <table:table-row table:style-name="ro1">
          <table:table-cell office:value-type="string">
            <text:p>CHCX</text:p>
          </table:table-cell>
          <table:table-cell office:value-type="string">
            <text:p>CTGX Mining, Inc.</text:p>
          </table:table-cell>
        </table:table-row>
        <table:table-row table:style-name="ro1">
          <table:table-cell office:value-type="string">
            <text:p>CHD</text:p>
          </table:table-cell>
          <table:table-cell office:value-type="string">
            <text:p>Church &amp; Dwight Co Inc</text:p>
          </table:table-cell>
        </table:table-row>
        <table:table-row table:style-name="ro1">
          <table:table-cell office:value-type="string">
            <text:p>CHDN</text:p>
          </table:table-cell>
          <table:table-cell office:value-type="string">
            <text:p>Churchill Downs Inc</text:p>
          </table:table-cell>
        </table:table-row>
        <table:table-row table:style-name="ro1">
          <table:table-cell office:value-type="string">
            <text:p>CHE</text:p>
          </table:table-cell>
          <table:table-cell office:value-type="string">
            <text:p>Chemed Corp</text:p>
          </table:table-cell>
        </table:table-row>
        <table:table-row table:style-name="ro1">
          <table:table-cell office:value-type="string">
            <text:p>CHEF</text:p>
          </table:table-cell>
          <table:table-cell office:value-type="string">
            <text:p>Chefs' Warehouse Inc-The</text:p>
          </table:table-cell>
        </table:table-row>
        <table:table-row table:style-name="ro1">
          <table:table-cell office:value-type="string">
            <text:p>CHEK</text:p>
          </table:table-cell>
          <table:table-cell office:value-type="string">
            <text:p>Check Cap Ltd</text:p>
          </table:table-cell>
        </table:table-row>
        <table:table-row table:style-name="ro1">
          <table:table-cell office:value-type="string">
            <text:p>CHFS</text:p>
          </table:table-cell>
          <table:table-cell office:value-type="string">
            <text:p>CHF Solutions Inc</text:p>
          </table:table-cell>
        </table:table-row>
        <table:table-row table:style-name="ro1">
          <table:table-cell office:value-type="string">
            <text:p>CHGG</text:p>
          </table:table-cell>
          <table:table-cell office:value-type="string">
            <text:p>Chegg Inc</text:p>
          </table:table-cell>
        </table:table-row>
        <table:table-row table:style-name="ro1">
          <table:table-cell office:value-type="string">
            <text:p>CHGI</text:p>
          </table:table-cell>
          <table:table-cell office:value-type="string">
            <text:p>China Carbon Graphite Group, Inc.</text:p>
          </table:table-cell>
        </table:table-row>
        <table:table-row table:style-name="ro1">
          <table:table-cell office:value-type="string">
            <text:p>CHGT</text:p>
          </table:table-cell>
          <table:table-cell office:value-type="string">
            <text:p>Changing Technologies Inc</text:p>
          </table:table-cell>
        </table:table-row>
        <table:table-row table:style-name="ro1">
          <table:table-cell office:value-type="string">
            <text:p>CHH</text:p>
          </table:table-cell>
          <table:table-cell office:value-type="string">
            <text:p>Choice Hotels International Inc</text:p>
          </table:table-cell>
        </table:table-row>
        <table:table-row table:style-name="ro1">
          <table:table-cell office:value-type="string">
            <text:p>CHI</text:p>
          </table:table-cell>
          <table:table-cell office:value-type="string">
            <text:p>Calamos Convertible Opportunities and Income Fund</text:p>
          </table:table-cell>
        </table:table-row>
        <table:table-row table:style-name="ro1">
          <table:table-cell office:value-type="string">
            <text:p>CHIF</text:p>
          </table:table-cell>
          <table:table-cell office:value-type="string">
            <text:p>China Food &amp; Beverage Co.</text:p>
          </table:table-cell>
        </table:table-row>
        <table:table-row table:style-name="ro1">
          <table:table-cell office:value-type="string">
            <text:p>CHIT</text:p>
          </table:table-cell>
          <table:table-cell office:value-type="string">
            <text:p>Cherubim Interests, Inc.</text:p>
          </table:table-cell>
        </table:table-row>
        <table:table-row table:style-name="ro1">
          <table:table-cell office:value-type="string">
            <text:p>CHK</text:p>
          </table:table-cell>
          <table:table-cell office:value-type="string">
            <text:p>Chesapeake Energy Corp</text:p>
          </table:table-cell>
        </table:table-row>
        <table:table-row table:style-name="ro1">
          <table:table-cell office:value-type="string">
            <text:p>CHK-D</text:p>
          </table:table-cell>
          <table:table-cell office:value-type="string">
            <text:p>Chesapeake Energy Corp</text:p>
          </table:table-cell>
        </table:table-row>
        <table:table-row table:style-name="ro1">
          <table:table-cell office:value-type="string">
            <text:p>CHKDG</text:p>
          </table:table-cell>
          <table:table-cell office:value-type="string">
            <text:p>Chesapeake Energy Corp.</text:p>
          </table:table-cell>
        </table:table-row>
        <table:table-row table:style-name="ro1">
          <table:table-cell office:value-type="string">
            <text:p>CHKDP</text:p>
          </table:table-cell>
          <table:table-cell office:value-type="string">
            <text:p>Chesapeake Energy Corp.</text:p>
          </table:table-cell>
        </table:table-row>
        <table:table-row table:style-name="ro1">
          <table:table-cell office:value-type="string">
            <text:p>CHKP</text:p>
          </table:table-cell>
          <table:table-cell office:value-type="string">
            <text:p>Check Point Software Technologies Ltd</text:p>
          </table:table-cell>
        </table:table-row>
        <table:table-row table:style-name="ro1">
          <table:table-cell office:value-type="string">
            <text:p>CHKR</text:p>
          </table:table-cell>
          <table:table-cell office:value-type="string">
            <text:p>Chesapeake Granite Wash Trust</text:p>
          </table:table-cell>
        </table:table-row>
        <table:table-row table:style-name="ro1">
          <table:table-cell office:value-type="string">
            <text:p>CHKVP</text:p>
          </table:table-cell>
          <table:table-cell office:value-type="string">
            <text:p>Chesapeake Energy Corp.</text:p>
          </table:table-cell>
        </table:table-row>
        <table:table-row table:style-name="ro1">
          <table:table-cell office:value-type="string">
            <text:p>CHL</text:p>
          </table:table-cell>
          <table:table-cell office:value-type="string">
            <text:p>China Mobile Ltd</text:p>
          </table:table-cell>
        </table:table-row>
        <table:table-row table:style-name="ro1">
          <table:table-cell office:value-type="string">
            <text:p>CHLE</text:p>
          </table:table-cell>
          <table:table-cell office:value-type="string">
            <text:p>Centennial Specialty Foods Corp.</text:p>
          </table:table-cell>
        </table:table-row>
        <table:table-row table:style-name="ro1">
          <table:table-cell office:value-type="string">
            <text:p>CHMA</text:p>
          </table:table-cell>
          <table:table-cell office:value-type="string">
            <text:p>Chiasma Inc</text:p>
          </table:table-cell>
        </table:table-row>
        <table:table-row table:style-name="ro1">
          <table:table-cell office:value-type="string">
            <text:p>CHMG</text:p>
          </table:table-cell>
          <table:table-cell office:value-type="string">
            <text:p>Chemung Financial Corp</text:p>
          </table:table-cell>
        </table:table-row>
        <table:table-row table:style-name="ro1">
          <table:table-cell office:value-type="string">
            <text:p>CHMI</text:p>
          </table:table-cell>
          <table:table-cell office:value-type="string">
            <text:p>Cherry Hill Mortgage Investment Corp</text:p>
          </table:table-cell>
        </table:table-row>
        <table:table-row table:style-name="ro1">
          <table:table-cell office:value-type="string">
            <text:p>CHMI-A</text:p>
          </table:table-cell>
          <table:table-cell office:value-type="string">
            <text:p>Cherry Hill Mortgage Investment Corp</text:p>
          </table:table-cell>
        </table:table-row>
        <table:table-row table:style-name="ro1">
          <table:table-cell office:value-type="string">
            <text:p>CHMI-B</text:p>
          </table:table-cell>
          <table:table-cell office:value-type="string">
            <text:p>Cherry Hill Mortgage Investment Corp</text:p>
          </table:table-cell>
        </table:table-row>
        <table:table-row table:style-name="ro1">
          <table:table-cell office:value-type="string">
            <text:p>CHMN</text:p>
          </table:table-cell>
          <table:table-cell office:value-type="string">
            <text:p>Chester Mining Co.</text:p>
          </table:table-cell>
        </table:table-row>
        <table:table-row table:style-name="ro1">
          <table:table-cell office:value-type="string">
            <text:p>CHMP</text:p>
          </table:table-cell>
          <table:table-cell office:value-type="string">
            <text:p>Champion Industries, Inc.</text:p>
          </table:table-cell>
        </table:table-row>
        <table:table-row table:style-name="ro1">
          <table:table-cell office:value-type="string">
            <text:p>CHMR</text:p>
          </table:table-cell>
          <table:table-cell office:value-type="string">
            <text:p>Chimera Energy Corp.</text:p>
          </table:table-cell>
        </table:table-row>
        <table:table-row table:style-name="ro1">
          <table:table-cell office:value-type="string">
            <text:p>CHN</text:p>
          </table:table-cell>
          <table:table-cell office:value-type="string">
            <text:p>China Fund Inc-The</text:p>
          </table:table-cell>
        </table:table-row>
        <table:table-row table:style-name="ro1">
          <table:table-cell office:value-type="string">
            <text:p>CHNC</text:p>
          </table:table-cell>
          <table:table-cell office:value-type="string">
            <text:p>China Infrastructure Construction Corp.</text:p>
          </table:table-cell>
        </table:table-row>
        <table:table-row table:style-name="ro1">
          <table:table-cell office:value-type="string">
            <text:p>CHNG</text:p>
          </table:table-cell>
          <table:table-cell office:value-type="string">
            <text:p>Change Healthcare Inc</text:p>
          </table:table-cell>
        </table:table-row>
        <table:table-row table:style-name="ro1">
          <table:table-cell office:value-type="string">
            <text:p>CHNGU</text:p>
          </table:table-cell>
          <table:table-cell office:value-type="string">
            <text:p>Change Healthcare Inc</text:p>
          </table:table-cell>
        </table:table-row>
        <table:table-row table:style-name="ro1">
          <table:table-cell office:value-type="string">
            <text:p>CHNO</text:p>
          </table:table-cell>
          <table:table-cell office:value-type="string">
            <text:p>Chill N Out Cryotherapy, Inc.</text:p>
          </table:table-cell>
        </table:table-row>
        <table:table-row table:style-name="ro1">
          <table:table-cell office:value-type="string">
            <text:p>CHNR</text:p>
          </table:table-cell>
          <table:table-cell office:value-type="string">
            <text:p>China Natural Resources Inc</text:p>
          </table:table-cell>
        </table:table-row>
        <table:table-row table:style-name="ro1">
          <table:table-cell office:value-type="string">
            <text:p>CHOB</text:p>
          </table:table-cell>
          <table:table-cell office:value-type="string">
            <text:p>Charter Oak Bank (CA)</text:p>
          </table:table-cell>
        </table:table-row>
        <table:table-row table:style-name="ro1">
          <table:table-cell office:value-type="string">
            <text:p>CHPM</text:p>
          </table:table-cell>
          <table:table-cell office:value-type="string">
            <text:p>CHP Merger Corp</text:p>
          </table:table-cell>
        </table:table-row>
        <table:table-row table:style-name="ro1">
          <table:table-cell office:value-type="string">
            <text:p>CHRA</text:p>
          </table:table-cell>
          <table:table-cell office:value-type="string">
            <text:p>Charah Solutions Inc</text:p>
          </table:table-cell>
        </table:table-row>
        <table:table-row table:style-name="ro1">
          <table:table-cell office:value-type="string">
            <text:p>CHRS</text:p>
          </table:table-cell>
          <table:table-cell office:value-type="string">
            <text:p>Coherus Biosciences Inc</text:p>
          </table:table-cell>
        </table:table-row>
        <table:table-row table:style-name="ro1">
          <table:table-cell office:value-type="string">
            <text:p>CHRW</text:p>
          </table:table-cell>
          <table:table-cell office:value-type="string">
            <text:p>CH Robinson Worldwide Inc</text:p>
          </table:table-cell>
        </table:table-row>
        <table:table-row table:style-name="ro1">
          <table:table-cell office:value-type="string">
            <text:p>CHS</text:p>
          </table:table-cell>
          <table:table-cell office:value-type="string">
            <text:p>Chico's FAS Inc</text:p>
          </table:table-cell>
        </table:table-row>
        <table:table-row table:style-name="ro1">
          <table:table-cell office:value-type="string">
            <text:p>CHSCL</text:p>
          </table:table-cell>
          <table:table-cell office:value-type="string">
            <text:p>CHS Inc</text:p>
          </table:table-cell>
        </table:table-row>
        <table:table-row table:style-name="ro1">
          <table:table-cell office:value-type="string">
            <text:p>CHSCM</text:p>
          </table:table-cell>
          <table:table-cell office:value-type="string">
            <text:p>CHS Inc</text:p>
          </table:table-cell>
        </table:table-row>
        <table:table-row table:style-name="ro1">
          <table:table-cell office:value-type="string">
            <text:p>CHSCN</text:p>
          </table:table-cell>
          <table:table-cell office:value-type="string">
            <text:p>CHS Inc</text:p>
          </table:table-cell>
        </table:table-row>
        <table:table-row table:style-name="ro1">
          <table:table-cell office:value-type="string">
            <text:p>CHSCO</text:p>
          </table:table-cell>
          <table:table-cell office:value-type="string">
            <text:p>CHS Inc</text:p>
          </table:table-cell>
        </table:table-row>
        <table:table-row table:style-name="ro1">
          <table:table-cell office:value-type="string">
            <text:p>CHSCP</text:p>
          </table:table-cell>
          <table:table-cell office:value-type="string">
            <text:p>CHS Inc</text:p>
          </table:table-cell>
        </table:table-row>
        <table:table-row table:style-name="ro1">
          <table:table-cell office:value-type="string">
            <text:p>CHT</text:p>
          </table:table-cell>
          <table:table-cell office:value-type="string">
            <text:p>Chunghwa Telecom Co Ltd</text:p>
          </table:table-cell>
        </table:table-row>
        <table:table-row table:style-name="ro1">
          <table:table-cell office:value-type="string">
            <text:p>CHTM</text:p>
          </table:table-cell>
          <table:table-cell office:value-type="string">
            <text:p>Chatham Corp.</text:p>
          </table:table-cell>
        </table:table-row>
        <table:table-row table:style-name="ro1">
          <table:table-cell office:value-type="string">
            <text:p>CHTR</text:p>
          </table:table-cell>
          <table:table-cell office:value-type="string">
            <text:p>Charter Communications Inc</text:p>
          </table:table-cell>
        </table:table-row>
        <table:table-row table:style-name="ro1">
          <table:table-cell office:value-type="string">
            <text:p>CHU</text:p>
          </table:table-cell>
          <table:table-cell office:value-type="string">
            <text:p>China Unicom Hong Kong Ltd</text:p>
          </table:table-cell>
        </table:table-row>
        <table:table-row table:style-name="ro1">
          <table:table-cell office:value-type="string">
            <text:p>CHUC</text:p>
          </table:table-cell>
          <table:table-cell office:value-type="string">
            <text:p>Charlie's Holdings, Inc.</text:p>
          </table:table-cell>
        </table:table-row>
        <table:table-row table:style-name="ro1">
          <table:table-cell office:value-type="string">
            <text:p>CHUY</text:p>
          </table:table-cell>
          <table:table-cell office:value-type="string">
            <text:p>Chuy's Holdings Inc</text:p>
          </table:table-cell>
        </table:table-row>
        <table:table-row table:style-name="ro1">
          <table:table-cell office:value-type="string">
            <text:p>CHW</text:p>
          </table:table-cell>
          <table:table-cell office:value-type="string">
            <text:p>Calamos Global Dynamic Income Fund</text:p>
          </table:table-cell>
        </table:table-row>
        <table:table-row table:style-name="ro1">
          <table:table-cell office:value-type="string">
            <text:p>CHWY</text:p>
          </table:table-cell>
          <table:table-cell office:value-type="string">
            <text:p>Chewy Inc</text:p>
          </table:table-cell>
        </table:table-row>
        <table:table-row table:style-name="ro1">
          <table:table-cell office:value-type="string">
            <text:p>CHX</text:p>
          </table:table-cell>
          <table:table-cell office:value-type="string">
            <text:p>ChampionX Corporation</text:p>
          </table:table-cell>
        </table:table-row>
        <table:table-row table:style-name="ro1">
          <table:table-cell office:value-type="string">
            <text:p>CHY</text:p>
          </table:table-cell>
          <table:table-cell office:value-type="string">
            <text:p>Calamos Convertible and High Income Fund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Cigna Corp</text:p>
          </table:table-cell>
        </table:table-row>
        <table:table-row table:style-name="ro1">
          <table:table-cell office:value-type="string">
            <text:p>CIA</text:p>
          </table:table-cell>
          <table:table-cell office:value-type="string">
            <text:p>Citizens Inc-TX</text:p>
          </table:table-cell>
        </table:table-row>
        <table:table-row table:style-name="ro1">
          <table:table-cell office:value-type="string">
            <text:p>CIAS</text:p>
          </table:table-cell>
          <table:table-cell office:value-type="string">
            <text:p>China Score, Inc.</text:p>
          </table:table-cell>
        </table:table-row>
        <table:table-row table:style-name="ro1">
          <table:table-cell office:value-type="string">
            <text:p>CIAU</text:p>
          </table:table-cell>
          <table:table-cell office:value-type="string">
            <text:p>CIAO Group, Inc.</text:p>
          </table:table-cell>
        </table:table-row>
        <table:table-row table:style-name="ro1">
          <table:table-cell office:value-type="string">
            <text:p>CIB</text:p>
          </table:table-cell>
          <table:table-cell office:value-type="string">
            <text:p>Bancolombia SA</text:p>
          </table:table-cell>
        </table:table-row>
        <table:table-row table:style-name="ro1">
          <table:table-cell office:value-type="string">
            <text:p>CIBH</text:p>
          </table:table-cell>
          <table:table-cell office:value-type="string">
            <text:p>CIB Marine Bancshares, Inc.</text:p>
          </table:table-cell>
        </table:table-row>
        <table:table-row table:style-name="ro1">
          <table:table-cell office:value-type="string">
            <text:p>CIBN</text:p>
          </table:table-cell>
          <table:table-cell office:value-type="string">
            <text:p>Community Investors Bancorp, Inc.</text:p>
          </table:table-cell>
        </table:table-row>
        <table:table-row table:style-name="ro1">
          <table:table-cell office:value-type="string">
            <text:p>CIBY</text:p>
          </table:table-cell>
          <table:table-cell office:value-type="string">
            <text:p>CIBL, Inc.</text:p>
          </table:table-cell>
        </table:table-row>
        <table:table-row table:style-name="ro1">
          <table:table-cell office:value-type="string">
            <text:p>CIDM</text:p>
          </table:table-cell>
          <table:table-cell office:value-type="string">
            <text:p>Cinedigm Corp</text:p>
          </table:table-cell>
        </table:table-row>
        <table:table-row table:style-name="ro1">
          <table:table-cell office:value-type="string">
            <text:p>CIEN</text:p>
          </table:table-cell>
          <table:table-cell office:value-type="string">
            <text:p>Ciena Corp</text:p>
          </table:table-cell>
        </table:table-row>
        <table:table-row table:style-name="ro1">
          <table:table-cell office:value-type="string">
            <text:p>CIF</text:p>
          </table:table-cell>
          <table:table-cell office:value-type="string">
            <text:p>MFS Intermediate High Income Fund</text:p>
          </table:table-cell>
        </table:table-row>
        <table:table-row table:style-name="ro1">
          <table:table-cell office:value-type="string">
            <text:p>CIG</text:p>
          </table:table-cell>
          <table:table-cell office:value-type="string">
            <text:p>Cia Energetica de Minas Gerais</text:p>
          </table:table-cell>
        </table:table-row>
        <table:table-row table:style-name="ro1">
          <table:table-cell office:value-type="string">
            <text:p>CIG.C</text:p>
          </table:table-cell>
          <table:table-cell office:value-type="string">
            <text:p>Cia Energetica de Minas Gerais</text:p>
          </table:table-cell>
        </table:table-row>
        <table:table-row table:style-name="ro1">
          <table:table-cell office:value-type="string">
            <text:p>CIGI</text:p>
          </table:table-cell>
          <table:table-cell office:value-type="string">
            <text:p>Colliers International Group Inc</text:p>
          </table:table-cell>
        </table:table-row>
        <table:table-row table:style-name="ro1">
          <table:table-cell office:value-type="string">
            <text:p>CIH</text:p>
          </table:table-cell>
          <table:table-cell office:value-type="string">
            <text:p>China Index Holdings Ltd</text:p>
          </table:table-cell>
        </table:table-row>
        <table:table-row table:style-name="ro1">
          <table:table-cell office:value-type="string">
            <text:p>CII</text:p>
          </table:table-cell>
          <table:table-cell office:value-type="string">
            <text:p>BlackRock Enhanced Capital and Income Fund Inc</text:p>
          </table:table-cell>
        </table:table-row>
        <table:table-row table:style-name="ro1">
          <table:table-cell office:value-type="string">
            <text:p>CIIC</text:p>
          </table:table-cell>
          <table:table-cell office:value-type="string">
            <text:p>China Infrastructure Investment Corp</text:p>
          </table:table-cell>
        </table:table-row>
        <table:table-row table:style-name="ro1">
          <table:table-cell office:value-type="string">
            <text:p>CIICU</text:p>
          </table:table-cell>
          <table:table-cell office:value-type="string">
            <text:p>CIIG Merger Corp</text:p>
          </table:table-cell>
        </table:table-row>
        <table:table-row table:style-name="ro1">
          <table:table-cell office:value-type="string">
            <text:p>CIIG</text:p>
          </table:table-cell>
          <table:table-cell office:value-type="string">
            <text:p>Color Imaging, Inc.</text:p>
          </table:table-cell>
        </table:table-row>
        <table:table-row table:style-name="ro1">
          <table:table-cell office:value-type="string">
            <text:p>CIIX</text:p>
          </table:table-cell>
          <table:table-cell office:value-type="string">
            <text:p>Chineseinvestors.com, Inc.</text:p>
          </table:table-cell>
        </table:table-row>
        <table:table-row table:style-name="ro1">
          <table:table-cell office:value-type="string">
            <text:p>CIK</text:p>
          </table:table-cell>
          <table:table-cell office:value-type="string">
            <text:p>Credit Suisse Asset Management Income Fund Inc</text:p>
          </table:table-cell>
        </table:table-row>
        <table:table-row table:style-name="ro1">
          <table:table-cell office:value-type="string">
            <text:p>CILZ</text:p>
          </table:table-cell>
          <table:table-cell office:value-type="string">
            <text:p>Carolina Mills, Inc.</text:p>
          </table:table-cell>
        </table:table-row>
        <table:table-row table:style-name="ro1">
          <table:table-cell office:value-type="string">
            <text:p>CIM</text:p>
          </table:table-cell>
          <table:table-cell office:value-type="string">
            <text:p>Chimera Investment Corp</text:p>
          </table:table-cell>
        </table:table-row>
        <table:table-row table:style-name="ro1">
          <table:table-cell office:value-type="string">
            <text:p>CIM-A</text:p>
          </table:table-cell>
          <table:table-cell office:value-type="string">
            <text:p>Chimera Investment Corp</text:p>
          </table:table-cell>
        </table:table-row>
        <table:table-row table:style-name="ro1">
          <table:table-cell office:value-type="string">
            <text:p>CIM-B</text:p>
          </table:table-cell>
          <table:table-cell office:value-type="string">
            <text:p>Chimera Investment Corp</text:p>
          </table:table-cell>
        </table:table-row>
        <table:table-row table:style-name="ro1">
          <table:table-cell office:value-type="string">
            <text:p>CIM-C</text:p>
          </table:table-cell>
          <table:table-cell office:value-type="string">
            <text:p>Chimera Investment Corp</text:p>
          </table:table-cell>
        </table:table-row>
        <table:table-row table:style-name="ro1">
          <table:table-cell office:value-type="string">
            <text:p>CIM-D</text:p>
          </table:table-cell>
          <table:table-cell office:value-type="string">
            <text:p>Chimera Investment Corp</text:p>
          </table:table-cell>
        </table:table-row>
        <table:table-row table:style-name="ro1">
          <table:table-cell office:value-type="string">
            <text:p>CIND</text:p>
          </table:table-cell>
          <table:table-cell office:value-type="string">
            <text:p>China Industrial Group, Inc.</text:p>
          </table:table-cell>
        </table:table-row>
        <table:table-row table:style-name="ro1">
          <table:table-cell office:value-type="string">
            <text:p>CINF</text:p>
          </table:table-cell>
          <table:table-cell office:value-type="string">
            <text:p>Cincinnati Financial Corp</text:p>
          </table:table-cell>
        </table:table-row>
        <table:table-row table:style-name="ro1">
          <table:table-cell office:value-type="string">
            <text:p>CINR</text:p>
          </table:table-cell>
          <table:table-cell office:value-type="string">
            <text:p>Ciner Resources LP</text:p>
          </table:table-cell>
        </table:table-row>
        <table:table-row table:style-name="ro1">
          <table:table-cell office:value-type="string">
            <text:p>CIO</text:p>
          </table:table-cell>
          <table:table-cell office:value-type="string">
            <text:p>City Office REIT Inc</text:p>
          </table:table-cell>
        </table:table-row>
        <table:table-row table:style-name="ro1">
          <table:table-cell office:value-type="string">
            <text:p>CIO-A</text:p>
          </table:table-cell>
          <table:table-cell office:value-type="string">
            <text:p>City Office REIT Inc</text:p>
          </table:table-cell>
        </table:table-row>
        <table:table-row table:style-name="ro1">
          <table:table-cell office:value-type="string">
            <text:p>CIR</text:p>
          </table:table-cell>
          <table:table-cell office:value-type="string">
            <text:p>CIRCOR International Inc</text:p>
          </table:table-cell>
        </table:table-row>
        <table:table-row table:style-name="ro1">
          <table:table-cell office:value-type="string">
            <text:p>CIRX</text:p>
          </table:table-cell>
          <table:table-cell office:value-type="string">
            <text:p>CirTran Corp.</text:p>
          </table:table-cell>
        </table:table-row>
        <table:table-row table:style-name="ro1">
          <table:table-cell office:value-type="string">
            <text:p>CIT</text:p>
          </table:table-cell>
          <table:table-cell office:value-type="string">
            <text:p>CIT Group Inc</text:p>
          </table:table-cell>
        </table:table-row>
        <table:table-row table:style-name="ro1">
          <table:table-cell office:value-type="string">
            <text:p>CIT-B</text:p>
          </table:table-cell>
          <table:table-cell office:value-type="string">
            <text:p>CIT Group Inc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Avalon Correctional Services, Inc.</text:p>
          </table:table-cell>
        </table:table-row>
        <table:table-row table:style-name="ro1">
          <table:table-cell office:value-type="string">
            <text:p>CIVB</text:p>
          </table:table-cell>
          <table:table-cell office:value-type="string">
            <text:p>Civista Bancshares Inc</text:p>
          </table:table-cell>
        </table:table-row>
        <table:table-row table:style-name="ro1">
          <table:table-cell office:value-type="string">
            <text:p>CIVX</text:p>
          </table:table-cell>
          <table:table-cell office:value-type="string">
            <text:p>CTR Investments &amp; Consulting, Inc.</text:p>
          </table:table-cell>
        </table:table-row>
        <table:table-row table:style-name="ro1">
          <table:table-cell office:value-type="string">
            <text:p>CIX</text:p>
          </table:table-cell>
          <table:table-cell office:value-type="string">
            <text:p>CompX International Inc</text:p>
          </table:table-cell>
        </table:table-row>
        <table:table-row table:style-name="ro1">
          <table:table-cell office:value-type="string">
            <text:p>CIZN</text:p>
          </table:table-cell>
          <table:table-cell office:value-type="string">
            <text:p>Citizens Holding Co</text:p>
          </table:table-cell>
        </table:table-row>
        <table:table-row table:style-name="ro1">
          <table:table-cell office:value-type="string">
            <text:p>C-J</text:p>
          </table:table-cell>
          <table:table-cell office:value-type="string">
            <text:p>Citigroup Inc</text:p>
          </table:table-cell>
        </table:table-row>
        <table:table-row table:style-name="ro1">
          <table:table-cell office:value-type="string">
            <text:p>CJJD</text:p>
          </table:table-cell>
          <table:table-cell office:value-type="string">
            <text:p>China Jo-Jo Drugstores Inc</text:p>
          </table:table-cell>
        </table:table-row>
        <table:table-row table:style-name="ro1">
          <table:table-cell office:value-type="string">
            <text:p>C-K</text:p>
          </table:table-cell>
          <table:table-cell office:value-type="string">
            <text:p>Citigroup Inc</text:p>
          </table:table-cell>
        </table:table-row>
        <table:table-row table:style-name="ro1">
          <table:table-cell office:value-type="string">
            <text:p>CKCB</text:p>
          </table:table-cell>
          <table:table-cell office:value-type="string">
            <text:p>Clark County Bancorporation</text:p>
          </table:table-cell>
        </table:table-row>
        <table:table-row table:style-name="ro1">
          <table:table-cell office:value-type="string">
            <text:p>CKH</text:p>
          </table:table-cell>
          <table:table-cell office:value-type="string">
            <text:p>SEACOR Holdings Inc</text:p>
          </table:table-cell>
        </table:table-row>
        <table:table-row table:style-name="ro1">
          <table:table-cell office:value-type="string">
            <text:p>CKNQP</text:p>
          </table:table-cell>
          <table:table-cell office:value-type="string">
            <text:p>Cobank Acb</text:p>
          </table:table-cell>
        </table:table-row>
        <table:table-row table:style-name="ro1">
          <table:table-cell office:value-type="string">
            <text:p>CKPT</text:p>
          </table:table-cell>
          <table:table-cell office:value-type="string">
            <text:p>Checkpoint Therapeutics Inc</text:p>
          </table:table-cell>
        </table:table-row>
        <table:table-row table:style-name="ro1">
          <table:table-cell office:value-type="string">
            <text:p>CKX</text:p>
          </table:table-cell>
          <table:table-cell office:value-type="string">
            <text:p>CKX Lands Inc</text:p>
          </table:table-cell>
        </table:table-row>
        <table:table-row table:style-name="ro1">
          <table:table-cell office:value-type="string">
            <text:p>CKYS</text:p>
          </table:table-cell>
          <table:table-cell office:value-type="string">
            <text:p>CyberKey Solutions, Inc.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olgate-Palmolive Co</text:p>
          </table:table-cell>
        </table:table-row>
        <table:table-row table:style-name="ro1">
          <table:table-cell office:value-type="string">
            <text:p>CLAD</text:p>
          </table:table-cell>
          <table:table-cell office:value-type="string">
            <text:p>China Liaoning Dingxu Ecological Agriculture Development, Inc.</text:p>
          </table:table-cell>
        </table:table-row>
        <table:table-row table:style-name="ro1">
          <table:table-cell office:value-type="string">
            <text:p>CLAR</text:p>
          </table:table-cell>
          <table:table-cell office:value-type="string">
            <text:p>Clarus Corp</text:p>
          </table:table-cell>
        </table:table-row>
        <table:table-row table:style-name="ro1">
          <table:table-cell office:value-type="string">
            <text:p>CLB</text:p>
          </table:table-cell>
          <table:table-cell office:value-type="string">
            <text:p>Core Laboratories NV</text:p>
          </table:table-cell>
        </table:table-row>
        <table:table-row table:style-name="ro1">
          <table:table-cell office:value-type="string">
            <text:p>CLBK</text:p>
          </table:table-cell>
          <table:table-cell office:value-type="string">
            <text:p>Columbia Financial Inc</text:p>
          </table:table-cell>
        </table:table-row>
        <table:table-row table:style-name="ro1">
          <table:table-cell office:value-type="string">
            <text:p>CLBN</text:p>
          </table:table-cell>
          <table:table-cell office:value-type="string">
            <text:p>Caliber Energy, Inc.</text:p>
          </table:table-cell>
        </table:table-row>
        <table:table-row table:style-name="ro1">
          <table:table-cell office:value-type="string">
            <text:p>CLBS</text:p>
          </table:table-cell>
          <table:table-cell office:value-type="string">
            <text:p>Caladrius Biosciences Inc</text:p>
          </table:table-cell>
        </table:table-row>
        <table:table-row table:style-name="ro1">
          <table:table-cell office:value-type="string">
            <text:p>CLCI</text:p>
          </table:table-cell>
          <table:table-cell office:value-type="string">
            <text:p>CLIC Technology, Inc.</text:p>
          </table:table-cell>
        </table:table-row>
        <table:table-row table:style-name="ro1">
          <table:table-cell office:value-type="string">
            <text:p>CLCL</text:p>
          </table:table-cell>
          <table:table-cell office:value-type="string">
            <text:p>CALCOL, Inc.</text:p>
          </table:table-cell>
        </table:table-row>
        <table:table-row table:style-name="ro1">
          <table:table-cell office:value-type="string">
            <text:p>CLCN</text:p>
          </table:table-cell>
          <table:table-cell office:value-type="string">
            <text:p>Creative Learning Corp.</text:p>
          </table:table-cell>
        </table:table-row>
        <table:table-row table:style-name="ro1">
          <table:table-cell office:value-type="string">
            <text:p>CLCT</text:p>
          </table:table-cell>
          <table:table-cell office:value-type="string">
            <text:p>Collectors Universe Inc</text:p>
          </table:table-cell>
        </table:table-row>
        <table:table-row table:style-name="ro1">
          <table:table-cell office:value-type="string">
            <text:p>CLDB</text:p>
          </table:table-cell>
          <table:table-cell office:value-type="string">
            <text:p>Cortland Bancorp</text:p>
          </table:table-cell>
        </table:table-row>
        <table:table-row table:style-name="ro1">
          <table:table-cell office:value-type="string">
            <text:p>CLDR</text:p>
          </table:table-cell>
          <table:table-cell office:value-type="string">
            <text:p>Cloudera Inc</text:p>
          </table:table-cell>
        </table:table-row>
        <table:table-row table:style-name="ro1">
          <table:table-cell office:value-type="string">
            <text:p>CLDT</text:p>
          </table:table-cell>
          <table:table-cell office:value-type="string">
            <text:p>Chatham Lodging Trust</text:p>
          </table:table-cell>
        </table:table-row>
        <table:table-row table:style-name="ro1">
          <table:table-cell office:value-type="string">
            <text:p>CLDX</text:p>
          </table:table-cell>
          <table:table-cell office:value-type="string">
            <text:p>Celldex Therapeutics Inc</text:p>
          </table:table-cell>
        </table:table-row>
        <table:table-row table:style-name="ro1">
          <table:table-cell office:value-type="string">
            <text:p>CLEU</text:p>
          </table:table-cell>
          <table:table-cell office:value-type="string">
            <text:p>China Liberal Education Holdings Ltd</text:p>
          </table:table-cell>
        </table:table-row>
        <table:table-row table:style-name="ro1">
          <table:table-cell office:value-type="string">
            <text:p>CLF</text:p>
          </table:table-cell>
          <table:table-cell office:value-type="string">
            <text:p>Cleveland-Cliffs Inc</text:p>
          </table:table-cell>
        </table:table-row>
        <table:table-row table:style-name="ro1">
          <table:table-cell office:value-type="string">
            <text:p>CLFD</text:p>
          </table:table-cell>
          <table:table-cell office:value-type="string">
            <text:p>Clearfield Inc</text:p>
          </table:table-cell>
        </table:table-row>
        <table:table-row table:style-name="ro1">
          <table:table-cell office:value-type="string">
            <text:p>CLGN</text:p>
          </table:table-cell>
          <table:table-cell office:value-type="string">
            <text:p>Collplant Biotechnologies Ltd</text:p>
          </table:table-cell>
        </table:table-row>
        <table:table-row table:style-name="ro1">
          <table:table-cell office:value-type="string">
            <text:p>CLGX</text:p>
          </table:table-cell>
          <table:table-cell office:value-type="string">
            <text:p>CoreLogic Inc-United States</text:p>
          </table:table-cell>
        </table:table-row>
        <table:table-row table:style-name="ro1">
          <table:table-cell office:value-type="string">
            <text:p>CLH</text:p>
          </table:table-cell>
          <table:table-cell office:value-type="string">
            <text:p>Clean Harbors Inc</text:p>
          </table:table-cell>
        </table:table-row>
        <table:table-row table:style-name="ro1">
          <table:table-cell office:value-type="string">
            <text:p>CLHI</text:p>
          </table:table-cell>
          <table:table-cell office:value-type="string">
            <text:p>CLST Holdings, Inc.</text:p>
          </table:table-cell>
        </table:table-row>
        <table:table-row table:style-name="ro1">
          <table:table-cell office:value-type="string">
            <text:p>CLI</text:p>
          </table:table-cell>
          <table:table-cell office:value-type="string">
            <text:p>Mack-Cali Realty Corp</text:p>
          </table:table-cell>
        </table:table-row>
        <table:table-row table:style-name="ro1">
          <table:table-cell office:value-type="string">
            <text:p>CLII</text:p>
          </table:table-cell>
          <table:table-cell office:value-type="string">
            <text:p>Climate Change Crisis Real Impact I Acquisition Corp</text:p>
          </table:table-cell>
        </table:table-row>
        <table:table-row table:style-name="ro1">
          <table:table-cell office:value-type="string">
            <text:p>CLIR</text:p>
          </table:table-cell>
          <table:table-cell office:value-type="string">
            <text:p>ClearSign Combustion Corp</text:p>
          </table:table-cell>
        </table:table-row>
        <table:table-row table:style-name="ro1">
          <table:table-cell office:value-type="string">
            <text:p>CLIS</text:p>
          </table:table-cell>
          <table:table-cell office:value-type="string">
            <text:p>ClickStream Corporation</text:p>
          </table:table-cell>
        </table:table-row>
        <table:table-row table:style-name="ro1">
          <table:table-cell office:value-type="string">
            <text:p>CLKAD</text:p>
          </table:table-cell>
          <table:table-cell office:value-type="string">
            <text:p>Clikia Corp.</text:p>
          </table:table-cell>
        </table:table-row>
        <table:table-row table:style-name="ro1">
          <table:table-cell office:value-type="string">
            <text:p>CLLA</text:p>
          </table:table-cell>
          <table:table-cell office:value-type="string">
            <text:p>Clayton &amp; Lambert Manufacturing Co.</text:p>
          </table:table-cell>
        </table:table-row>
        <table:table-row table:style-name="ro1">
          <table:table-cell office:value-type="string">
            <text:p>CLLS</text:p>
          </table:table-cell>
          <table:table-cell office:value-type="string">
            <text:p>Cellectis SA</text:p>
          </table:table-cell>
        </table:table-row>
        <table:table-row table:style-name="ro1">
          <table:table-cell office:value-type="string">
            <text:p>CLM</text:p>
          </table:table-cell>
          <table:table-cell office:value-type="string">
            <text:p>Cornerstone Strategic Value Fund Inc</text:p>
          </table:table-cell>
        </table:table-row>
        <table:table-row table:style-name="ro1">
          <table:table-cell office:value-type="string">
            <text:p>CLMT</text:p>
          </table:table-cell>
          <table:table-cell office:value-type="string">
            <text:p>Calumet Specialty Products Partners LP</text:p>
          </table:table-cell>
        </table:table-row>
        <table:table-row table:style-name="ro1">
          <table:table-cell office:value-type="string">
            <text:p>CLNC</text:p>
          </table:table-cell>
          <table:table-cell office:value-type="string">
            <text:p>Colony Credit Real Estate Inc</text:p>
          </table:table-cell>
        </table:table-row>
        <table:table-row table:style-name="ro1">
          <table:table-cell office:value-type="string">
            <text:p>CLNE</text:p>
          </table:table-cell>
          <table:table-cell office:value-type="string">
            <text:p>Clean Energy Fuels Corp</text:p>
          </table:table-cell>
        </table:table-row>
        <table:table-row table:style-name="ro1">
          <table:table-cell office:value-type="string">
            <text:p>CLNH</text:p>
          </table:table-cell>
          <table:table-cell office:value-type="string">
            <text:p>Clinigence Holdings, Inc.</text:p>
          </table:table-cell>
        </table:table-row>
        <table:table-row table:style-name="ro1">
          <table:table-cell office:value-type="string">
            <text:p>CLNY</text:p>
          </table:table-cell>
          <table:table-cell office:value-type="string">
            <text:p>Colony Capital Inc</text:p>
          </table:table-cell>
        </table:table-row>
        <table:table-row table:style-name="ro1">
          <table:table-cell office:value-type="string">
            <text:p>CLNY-G</text:p>
          </table:table-cell>
          <table:table-cell office:value-type="string">
            <text:p>Colony Capital Inc</text:p>
          </table:table-cell>
        </table:table-row>
        <table:table-row table:style-name="ro1">
          <table:table-cell office:value-type="string">
            <text:p>CLNY-H</text:p>
          </table:table-cell>
          <table:table-cell office:value-type="string">
            <text:p>Colony Capital Inc</text:p>
          </table:table-cell>
        </table:table-row>
        <table:table-row table:style-name="ro1">
          <table:table-cell office:value-type="string">
            <text:p>CLNY-I</text:p>
          </table:table-cell>
          <table:table-cell office:value-type="string">
            <text:p>Colony Capital Inc</text:p>
          </table:table-cell>
        </table:table-row>
        <table:table-row table:style-name="ro1">
          <table:table-cell office:value-type="string">
            <text:p>CLNY-J</text:p>
          </table:table-cell>
          <table:table-cell office:value-type="string">
            <text:p>Colony Capital Inc</text:p>
          </table:table-cell>
        </table:table-row>
        <table:table-row table:style-name="ro1">
          <table:table-cell office:value-type="string">
            <text:p>CLOK</text:p>
          </table:table-cell>
          <table:table-cell office:value-type="string">
            <text:p>Cipherloc Corp.</text:p>
          </table:table-cell>
        </table:table-row>
        <table:table-row table:style-name="ro1">
          <table:table-cell office:value-type="string">
            <text:p>CLOQ</text:p>
          </table:table-cell>
          <table:table-cell office:value-type="string">
            <text:p>Cyberloq Technologies Inc. </text:p>
          </table:table-cell>
        </table:table-row>
        <table:table-row table:style-name="ro1">
          <table:table-cell office:value-type="string">
            <text:p>CLOW</text:p>
          </table:table-cell>
          <table:table-cell office:value-type="string">
            <text:p>Cloudweb, Inc.</text:p>
          </table:table-cell>
        </table:table-row>
        <table:table-row table:style-name="ro1">
          <table:table-cell office:value-type="string">
            <text:p>CLPE</text:p>
          </table:table-cell>
          <table:table-cell office:value-type="string">
            <text:p>Clear Peak Energy, Inc.</text:p>
          </table:table-cell>
        </table:table-row>
        <table:table-row table:style-name="ro1">
          <table:table-cell office:value-type="string">
            <text:p>CLPR</text:p>
          </table:table-cell>
          <table:table-cell office:value-type="string">
            <text:p>Clipper Realty Inc</text:p>
          </table:table-cell>
        </table:table-row>
        <table:table-row table:style-name="ro1">
          <table:table-cell office:value-type="string">
            <text:p>CLPS</text:p>
          </table:table-cell>
          <table:table-cell office:value-type="string">
            <text:p>CLPS Inc</text:p>
          </table:table-cell>
        </table:table-row>
        <table:table-row table:style-name="ro1">
          <table:table-cell office:value-type="string">
            <text:p>CLPT</text:p>
          </table:table-cell>
          <table:table-cell office:value-type="string">
            <text:p>ClearPoint Neuro Inc</text:p>
          </table:table-cell>
        </table:table-row>
        <table:table-row table:style-name="ro1">
          <table:table-cell office:value-type="string">
            <text:p>CLR</text:p>
          </table:table-cell>
          <table:table-cell office:value-type="string">
            <text:p>Continental Resources Inc-OK</text:p>
          </table:table-cell>
        </table:table-row>
        <table:table-row table:style-name="ro1">
          <table:table-cell office:value-type="string">
            <text:p>CLRB</text:p>
          </table:table-cell>
          <table:table-cell office:value-type="string">
            <text:p>Cellectar Biosciences Inc</text:p>
          </table:table-cell>
        </table:table-row>
        <table:table-row table:style-name="ro1">
          <table:table-cell office:value-type="string">
            <text:p>CLRO</text:p>
          </table:table-cell>
          <table:table-cell office:value-type="string">
            <text:p>ClearOne Inc</text:p>
          </table:table-cell>
        </table:table-row>
        <table:table-row table:style-name="ro1">
          <table:table-cell office:value-type="string">
            <text:p>CLS</text:p>
          </table:table-cell>
          <table:table-cell office:value-type="string">
            <text:p>Celestica Inc</text:p>
          </table:table-cell>
        </table:table-row>
        <table:table-row table:style-name="ro1">
          <table:table-cell office:value-type="string">
            <text:p>CLSD</text:p>
          </table:table-cell>
          <table:table-cell office:value-type="string">
            <text:p>Clearside Biomedical Inc</text:p>
          </table:table-cell>
        </table:table-row>
        <table:table-row table:style-name="ro1">
          <table:table-cell office:value-type="string">
            <text:p>CLSH</text:p>
          </table:table-cell>
          <table:table-cell office:value-type="string">
            <text:p>CLS Holdings USA, Inc.</text:p>
          </table:table-cell>
        </table:table-row>
        <table:table-row table:style-name="ro1">
          <table:table-cell office:value-type="string">
            <text:p>CLSI</text:p>
          </table:table-cell>
          <table:table-cell office:value-type="string">
            <text:p>Clancy Systems International, Inc.</text:p>
          </table:table-cell>
        </table:table-row>
        <table:table-row table:style-name="ro1">
          <table:table-cell office:value-type="string">
            <text:p>CLSK</text:p>
          </table:table-cell>
          <table:table-cell office:value-type="string">
            <text:p>Cleanspark Inc</text:p>
          </table:table-cell>
        </table:table-row>
        <table:table-row table:style-name="ro1">
          <table:table-cell office:value-type="string">
            <text:p>CLSN</text:p>
          </table:table-cell>
          <table:table-cell office:value-type="string">
            <text:p>Celsion Corp</text:p>
          </table:table-cell>
        </table:table-row>
        <table:table-row table:style-name="ro1">
          <table:table-cell office:value-type="string">
            <text:p>CLTH</text:p>
          </table:table-cell>
          <table:table-cell office:value-type="string">
            <text:p>CleanTech Biofuels, Inc.</text:p>
          </table:table-cell>
        </table:table-row>
        <table:table-row table:style-name="ro1">
          <table:table-cell office:value-type="string">
            <text:p>CLTS</text:p>
          </table:table-cell>
          <table:table-cell office:value-type="string">
            <text:p>Earth Life Sciences Inc.</text:p>
          </table:table-cell>
        </table:table-row>
        <table:table-row table:style-name="ro1">
          <table:table-cell office:value-type="string">
            <text:p>CLTY</text:p>
          </table:table-cell>
          <table:table-cell office:value-type="string">
            <text:p>Celerity Solutions, Inc.</text:p>
          </table:table-cell>
        </table:table-row>
        <table:table-row table:style-name="ro1">
          <table:table-cell office:value-type="string">
            <text:p>CLUB</text:p>
          </table:table-cell>
          <table:table-cell office:value-type="string">
            <text:p>Town Sports International Holdings Inc</text:p>
          </table:table-cell>
        </table:table-row>
        <table:table-row table:style-name="ro1">
          <table:table-cell office:value-type="string">
            <text:p>CLVFA</text:p>
          </table:table-cell>
          <table:table-cell office:value-type="string">
            <text:p>Cloverleaf Kennel Club</text:p>
          </table:table-cell>
        </table:table-row>
        <table:table-row table:style-name="ro1">
          <table:table-cell office:value-type="string">
            <text:p>CLVS</text:p>
          </table:table-cell>
          <table:table-cell office:value-type="string">
            <text:p>Clovis Oncology Inc</text:p>
          </table:table-cell>
        </table:table-row>
        <table:table-row table:style-name="ro1">
          <table:table-cell office:value-type="string">
            <text:p>CLW</text:p>
          </table:table-cell>
          <table:table-cell office:value-type="string">
            <text:p>Clearwater Paper Corp</text:p>
          </table:table-cell>
        </table:table-row>
        <table:table-row table:style-name="ro1">
          <table:table-cell office:value-type="string">
            <text:p>CLWA</text:p>
          </table:table-cell>
          <table:table-cell office:value-type="string">
            <text:p>CallWave, Inc.</text:p>
          </table:table-cell>
        </table:table-row>
        <table:table-row table:style-name="ro1">
          <table:table-cell office:value-type="string">
            <text:p>CLWD</text:p>
          </table:table-cell>
          <table:table-cell office:value-type="string">
            <text:p>CloudCommerce, Inc.</text:p>
          </table:table-cell>
        </table:table-row>
        <table:table-row table:style-name="ro1">
          <table:table-cell office:value-type="string">
            <text:p>CLWT</text:p>
          </table:table-cell>
          <table:table-cell office:value-type="string">
            <text:p>Euro Tech Holdings Co Ltd</text:p>
          </table:table-cell>
        </table:table-row>
        <table:table-row table:style-name="ro1">
          <table:table-cell office:value-type="string">
            <text:p>CLWY</text:p>
          </table:table-cell>
          <table:table-cell office:value-type="string">
            <text:p>Calloway's Nursery, Inc.</text:p>
          </table:table-cell>
        </table:table-row>
        <table:table-row table:style-name="ro1">
          <table:table-cell office:value-type="string">
            <text:p>CLX</text:p>
          </table:table-cell>
          <table:table-cell office:value-type="string">
            <text:p>Clorox Co-The</text:p>
          </table:table-cell>
        </table:table-row>
        <table:table-row table:style-name="ro1">
          <table:table-cell office:value-type="string">
            <text:p>CLXS</text:p>
          </table:table-cell>
          <table:table-cell office:value-type="string">
            <text:p>Collexis Holdings, Inc.</text:p>
          </table:table-cell>
        </table:table-row>
        <table:table-row table:style-name="ro1">
          <table:table-cell office:value-type="string">
            <text:p>CLXT</text:p>
          </table:table-cell>
          <table:table-cell office:value-type="string">
            <text:p>Calyxt Inc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anadian Imperial Bank of Commerce</text:p>
          </table:table-cell>
        </table:table-row>
        <table:table-row table:style-name="ro1">
          <table:table-cell office:value-type="string">
            <text:p>CMA</text:p>
          </table:table-cell>
          <table:table-cell office:value-type="string">
            <text:p>Comerica Inc</text:p>
          </table:table-cell>
        </table:table-row>
        <table:table-row table:style-name="ro1">
          <table:table-cell office:value-type="string">
            <text:p>CMBM</text:p>
          </table:table-cell>
          <table:table-cell office:value-type="string">
            <text:p>Cambium Networks Corp</text:p>
          </table:table-cell>
        </table:table-row>
        <table:table-row table:style-name="ro1">
          <table:table-cell office:value-type="string">
            <text:p>CMC</text:p>
          </table:table-cell>
          <table:table-cell office:value-type="string">
            <text:p>Commercial Metals Co</text:p>
          </table:table-cell>
        </table:table-row>
        <table:table-row table:style-name="ro1">
          <table:table-cell office:value-type="string">
            <text:p>CMCL</text:p>
          </table:table-cell>
          <table:table-cell office:value-type="string">
            <text:p>Caledonia Mining Corp PLC</text:p>
          </table:table-cell>
        </table:table-row>
        <table:table-row table:style-name="ro1">
          <table:table-cell office:value-type="string">
            <text:p>CMCM</text:p>
          </table:table-cell>
          <table:table-cell office:value-type="string">
            <text:p>Cheetah Mobile Inc</text:p>
          </table:table-cell>
        </table:table-row>
        <table:table-row table:style-name="ro1">
          <table:table-cell office:value-type="string">
            <text:p>CMCO</text:p>
          </table:table-cell>
          <table:table-cell office:value-type="string">
            <text:p>Columbus McKinnon Corp-NY</text:p>
          </table:table-cell>
        </table:table-row>
        <table:table-row table:style-name="ro1">
          <table:table-cell office:value-type="string">
            <text:p>CMCSA</text:p>
          </table:table-cell>
          <table:table-cell office:value-type="string">
            <text:p>Comcast Corp</text:p>
          </table:table-cell>
        </table:table-row>
        <table:table-row table:style-name="ro1">
          <table:table-cell office:value-type="string">
            <text:p>CMCT</text:p>
          </table:table-cell>
          <table:table-cell office:value-type="string">
            <text:p>CIM Commercial Trust Corp</text:p>
          </table:table-cell>
        </table:table-row>
        <table:table-row table:style-name="ro1">
          <table:table-cell office:value-type="string">
            <text:p>CMD</text:p>
          </table:table-cell>
          <table:table-cell office:value-type="string">
            <text:p>Cantel Medical Corp</text:p>
          </table:table-cell>
        </table:table-row>
        <table:table-row table:style-name="ro1">
          <table:table-cell office:value-type="string">
            <text:p>CME</text:p>
          </table:table-cell>
          <table:table-cell office:value-type="string">
            <text:p>CME Group Inc</text:p>
          </table:table-cell>
        </table:table-row>
        <table:table-row table:style-name="ro1">
          <table:table-cell office:value-type="string">
            <text:p>CMEY</text:p>
          </table:table-cell>
          <table:table-cell office:value-type="string">
            <text:p>cMoney, Inc.</text:p>
          </table:table-cell>
        </table:table-row>
        <table:table-row table:style-name="ro1">
          <table:table-cell office:value-type="string">
            <text:p>CMFV</text:p>
          </table:table-cell>
          <table:table-cell office:value-type="string">
            <text:p>ComF5 International, Inc.</text:p>
          </table:table-cell>
        </table:table-row>
        <table:table-row table:style-name="ro1">
          <table:table-cell office:value-type="string">
            <text:p>CMG</text:p>
          </table:table-cell>
          <table:table-cell office:value-type="string">
            <text:p>Chipotle Mexican Grill Inc</text:p>
          </table:table-cell>
        </table:table-row>
        <table:table-row table:style-name="ro1">
          <table:table-cell office:value-type="string">
            <text:p>CMGO</text:p>
          </table:table-cell>
          <table:table-cell office:value-type="string">
            <text:p>CMG Holdings Group, Inc.</text:p>
          </table:table-cell>
        </table:table-row>
        <table:table-row table:style-name="ro1">
          <table:table-cell office:value-type="string">
            <text:p>CMI</text:p>
          </table:table-cell>
          <table:table-cell office:value-type="string">
            <text:p>Cummins Inc</text:p>
          </table:table-cell>
        </table:table-row>
        <table:table-row table:style-name="ro1">
          <table:table-cell office:value-type="string">
            <text:p>CMIT</text:p>
          </table:table-cell>
          <table:table-cell office:value-type="string">
            <text:p>CMARK International, Inc.</text:p>
          </table:table-cell>
        </table:table-row>
        <table:table-row table:style-name="ro1">
          <table:table-cell office:value-type="string">
            <text:p>CMLF</text:p>
          </table:table-cell>
          <table:table-cell office:value-type="string">
            <text:p>CM Life Sciences Inc</text:p>
          </table:table-cell>
        </table:table-row>
        <table:table-row table:style-name="ro1">
          <table:table-cell office:value-type="string">
            <text:p>CMLS</text:p>
          </table:table-cell>
          <table:table-cell office:value-type="string">
            <text:p>Cumulus Media Inc</text:p>
          </table:table-cell>
        </table:table-row>
        <table:table-row table:style-name="ro1">
          <table:table-cell office:value-type="string">
            <text:p>CMND</text:p>
          </table:table-cell>
          <table:table-cell office:value-type="string">
            <text:p>Caleminder, Inc.</text:p>
          </table:table-cell>
        </table:table-row>
        <table:table-row table:style-name="ro1">
          <table:table-cell office:value-type="string">
            <text:p>CMNR</text:p>
          </table:table-cell>
          <table:table-cell office:value-type="string">
            <text:p>Commerce Energy Group, Inc.</text:p>
          </table:table-cell>
        </table:table-row>
        <table:table-row table:style-name="ro1">
          <table:table-cell office:value-type="string">
            <text:p>CMNT</text:p>
          </table:table-cell>
          <table:table-cell office:value-type="string">
            <text:p>China Mulans Nano Technology Corp., Ltd.</text:p>
          </table:table-cell>
        </table:table-row>
        <table:table-row table:style-name="ro1">
          <table:table-cell office:value-type="string">
            <text:p>CMO</text:p>
          </table:table-cell>
          <table:table-cell office:value-type="string">
            <text:p>Capstead Mortgage Corp</text:p>
          </table:table-cell>
        </table:table-row>
        <table:table-row table:style-name="ro1">
          <table:table-cell office:value-type="string">
            <text:p>CMO-E</text:p>
          </table:table-cell>
          <table:table-cell office:value-type="string">
            <text:p>Capstead Mortgage Corp</text:p>
          </table:table-cell>
        </table:table-row>
        <table:table-row table:style-name="ro1">
          <table:table-cell office:value-type="string">
            <text:p>CMOT</text:p>
          </table:table-cell>
          <table:table-cell office:value-type="string">
            <text:p>Curtiss Motorcycles Company, Inc.</text:p>
          </table:table-cell>
        </table:table-row>
        <table:table-row table:style-name="ro1">
          <table:table-cell office:value-type="string">
            <text:p>CMP</text:p>
          </table:table-cell>
          <table:table-cell office:value-type="string">
            <text:p>Compass Minerals International Inc</text:p>
          </table:table-cell>
        </table:table-row>
        <table:table-row table:style-name="ro1">
          <table:table-cell office:value-type="string">
            <text:p>CMPD</text:p>
          </table:table-cell>
          <table:table-cell office:value-type="string">
            <text:p>CompuMed, Inc.</text:p>
          </table:table-cell>
        </table:table-row>
        <table:table-row table:style-name="ro1">
          <table:table-cell office:value-type="string">
            <text:p>CMPR</text:p>
          </table:table-cell>
          <table:table-cell office:value-type="string">
            <text:p>Cimpress NV</text:p>
          </table:table-cell>
        </table:table-row>
        <table:table-row table:style-name="ro1">
          <table:table-cell office:value-type="string">
            <text:p>CMPX</text:p>
          </table:table-cell>
          <table:table-cell office:value-type="string">
            <text:p>Compass Therapeutics Inc</text:p>
          </table:table-cell>
        </table:table-row>
        <table:table-row table:style-name="ro1">
          <table:table-cell office:value-type="string">
            <text:p>CMRB</text:p>
          </table:table-cell>
          <table:table-cell office:value-type="string">
            <text:p>First Commerce Bank Lakewood NJ</text:p>
          </table:table-cell>
        </table:table-row>
        <table:table-row table:style-name="ro1">
          <table:table-cell office:value-type="string">
            <text:p>CMRE</text:p>
          </table:table-cell>
          <table:table-cell office:value-type="string">
            <text:p>Costamare Inc</text:p>
          </table:table-cell>
        </table:table-row>
        <table:table-row table:style-name="ro1">
          <table:table-cell office:value-type="string">
            <text:p>CMRE-B</text:p>
          </table:table-cell>
          <table:table-cell office:value-type="string">
            <text:p>Costamare Inc</text:p>
          </table:table-cell>
        </table:table-row>
        <table:table-row table:style-name="ro1">
          <table:table-cell office:value-type="string">
            <text:p>CMRE-C</text:p>
          </table:table-cell>
          <table:table-cell office:value-type="string">
            <text:p>Costamare Inc</text:p>
          </table:table-cell>
        </table:table-row>
        <table:table-row table:style-name="ro1">
          <table:table-cell office:value-type="string">
            <text:p>CMRE-D</text:p>
          </table:table-cell>
          <table:table-cell office:value-type="string">
            <text:p>Costamare Inc</text:p>
          </table:table-cell>
        </table:table-row>
        <table:table-row table:style-name="ro1">
          <table:table-cell office:value-type="string">
            <text:p>CMRE-E</text:p>
          </table:table-cell>
          <table:table-cell office:value-type="string">
            <text:p>CMRE 8 7-8 PERP PFD</text:p>
          </table:table-cell>
        </table:table-row>
        <table:table-row table:style-name="ro1">
          <table:table-cell office:value-type="string">
            <text:p>CMRX</text:p>
          </table:table-cell>
          <table:table-cell office:value-type="string">
            <text:p>Chimerix Inc</text:p>
          </table:table-cell>
        </table:table-row>
        <table:table-row table:style-name="ro1">
          <table:table-cell office:value-type="string">
            <text:p>CMS</text:p>
          </table:table-cell>
          <table:table-cell office:value-type="string">
            <text:p>CMS Energy Corp</text:p>
          </table:table-cell>
        </table:table-row>
        <table:table-row table:style-name="ro1">
          <table:table-cell office:value-type="string">
            <text:p>CMSA</text:p>
          </table:table-cell>
          <table:table-cell office:value-type="string">
            <text:p>CMS Energy Corp</text:p>
          </table:table-cell>
        </table:table-row>
        <table:table-row table:style-name="ro1">
          <table:table-cell office:value-type="string">
            <text:p>CMS-B</text:p>
          </table:table-cell>
          <table:table-cell office:value-type="string">
            <text:p>Consumers Energy Co</text:p>
          </table:table-cell>
        </table:table-row>
        <table:table-row table:style-name="ro1">
          <table:table-cell office:value-type="string">
            <text:p>CMSC</text:p>
          </table:table-cell>
          <table:table-cell office:value-type="string">
            <text:p>CMS Energy Corp</text:p>
          </table:table-cell>
        </table:table-row>
        <table:table-row table:style-name="ro1">
          <table:table-cell office:value-type="string">
            <text:p>CMSD</text:p>
          </table:table-cell>
          <table:table-cell office:value-type="string">
            <text:p>CMS Energy Corp</text:p>
          </table:table-cell>
        </table:table-row>
        <table:table-row table:style-name="ro1">
          <table:table-cell office:value-type="string">
            <text:p>CMT</text:p>
          </table:table-cell>
          <table:table-cell office:value-type="string">
            <text:p>Core Molding Technologies Inc</text:p>
          </table:table-cell>
        </table:table-row>
        <table:table-row table:style-name="ro1">
          <table:table-cell office:value-type="string">
            <text:p>CMTL</text:p>
          </table:table-cell>
          <table:table-cell office:value-type="string">
            <text:p>Comtech Telecommunications Corp</text:p>
          </table:table-cell>
        </table:table-row>
        <table:table-row table:style-name="ro1">
          <table:table-cell office:value-type="string">
            <text:p>CMTV</text:p>
          </table:table-cell>
          <table:table-cell office:value-type="string">
            <text:p>Community Bancorp, Inc.</text:p>
          </table:table-cell>
        </table:table-row>
        <table:table-row table:style-name="ro1">
          <table:table-cell office:value-type="string">
            <text:p>CMTX</text:p>
          </table:table-cell>
          <table:table-cell office:value-type="string">
            <text:p>COMTEX News Network, Inc.</text:p>
          </table:table-cell>
        </table:table-row>
        <table:table-row table:style-name="ro1">
          <table:table-cell office:value-type="string">
            <text:p>CMU</text:p>
          </table:table-cell>
          <table:table-cell office:value-type="string">
            <text:p>MFS High Yield Municipal Trust</text:p>
          </table:table-cell>
        </table:table-row>
        <table:table-row table:style-name="ro1">
          <table:table-cell office:value-type="string">
            <text:p>CMUV</text:p>
          </table:table-cell>
          <table:table-cell office:value-type="string">
            <text:p>CMUV Bancorp</text:p>
          </table:table-cell>
        </table:table-row>
        <table:table-row table:style-name="ro1">
          <table:table-cell office:value-type="string">
            <text:p>CMXC</text:p>
          </table:table-cell>
          <table:table-cell office:value-type="string">
            <text:p>Cell MedX Corp.</text:p>
          </table:table-cell>
        </table:table-row>
        <table:table-row table:style-name="ro1">
          <table:table-cell office:value-type="string">
            <text:p>CMXX</text:p>
          </table:table-cell>
          <table:table-cell office:value-type="string">
            <text:p>Cimetrix, Inc.</text:p>
          </table:table-cell>
        </table:table-row>
        <table:table-row table:style-name="ro1">
          <table:table-cell office:value-type="string">
            <text:p>C-N</text:p>
          </table:table-cell>
          <table:table-cell office:value-type="string">
            <text:p>Citigroup Capital XIII</text:p>
          </table:table-cell>
        </table:table-row>
        <table:table-row table:style-name="ro1">
          <table:table-cell office:value-type="string">
            <text:p>CNA</text:p>
          </table:table-cell>
          <table:table-cell office:value-type="string">
            <text:p>CNA Financial Corp</text:p>
          </table:table-cell>
        </table:table-row>
        <table:table-row table:style-name="ro1">
          <table:table-cell office:value-type="string">
            <text:p>CNABQ</text:p>
          </table:table-cell>
          <table:table-cell office:value-type="string">
            <text:p>United Cannabis Corp.</text:p>
          </table:table-cell>
        </table:table-row>
        <table:table-row table:style-name="ro1">
          <table:table-cell office:value-type="string">
            <text:p>CNAF</text:p>
          </table:table-cell>
          <table:table-cell office:value-type="string">
            <text:p>Commercial National Financial Corp.</text:p>
          </table:table-cell>
        </table:table-row>
        <table:table-row table:style-name="ro1">
          <table:table-cell office:value-type="string">
            <text:p>CNAT</text:p>
          </table:table-cell>
          <table:table-cell office:value-type="string">
            <text:p>Conatus Pharmaceuticals Inc</text:p>
          </table:table-cell>
        </table:table-row>
        <table:table-row table:style-name="ro1">
          <table:table-cell office:value-type="string">
            <text:p>CNBB</text:p>
          </table:table-cell>
          <table:table-cell office:value-type="string">
            <text:p>CNB Community Bancorp Inc.</text:p>
          </table:table-cell>
        </table:table-row>
        <table:table-row table:style-name="ro1">
          <table:table-cell office:value-type="string">
            <text:p>CNBKA</text:p>
          </table:table-cell>
          <table:table-cell office:value-type="string">
            <text:p>Century Bancorp Inc-MA</text:p>
          </table:table-cell>
        </table:table-row>
        <table:table-row table:style-name="ro1">
          <table:table-cell office:value-type="string">
            <text:p>CNBX</text:p>
          </table:table-cell>
          <table:table-cell office:value-type="string">
            <text:p>Cannabics Pharmaceuticals Inc.</text:p>
          </table:table-cell>
        </table:table-row>
        <table:table-row table:style-name="ro1">
          <table:table-cell office:value-type="string">
            <text:p>CNBZ</text:p>
          </table:table-cell>
          <table:table-cell office:value-type="string">
            <text:p>CNB Corp.</text:p>
          </table:table-cell>
        </table:table-row>
        <table:table-row table:style-name="ro1">
          <table:table-cell office:value-type="string">
            <text:p>CNC</text:p>
          </table:table-cell>
          <table:table-cell office:value-type="string">
            <text:p>Centene Corp</text:p>
          </table:table-cell>
        </table:table-row>
        <table:table-row table:style-name="ro1">
          <table:table-cell office:value-type="string">
            <text:p>CNCC</text:p>
          </table:table-cell>
          <table:table-cell office:value-type="string">
            <text:p>Canna Corporation</text:p>
          </table:table-cell>
        </table:table-row>
        <table:table-row table:style-name="ro1">
          <table:table-cell office:value-type="string">
            <text:p>CNCE</text:p>
          </table:table-cell>
          <table:table-cell office:value-type="string">
            <text:p>Concert Pharmaceuticals Inc</text:p>
          </table:table-cell>
        </table:table-row>
        <table:table-row table:style-name="ro1">
          <table:table-cell office:value-type="string">
            <text:p>CNCG</text:p>
          </table:table-cell>
          <table:table-cell office:value-type="string">
            <text:p>Concierge Technologies, Inc.</text:p>
          </table:table-cell>
        </table:table-row>
        <table:table-row table:style-name="ro1">
          <table:table-cell office:value-type="string">
            <text:p>CNCM</text:p>
          </table:table-cell>
          <table:table-cell office:value-type="string">
            <text:p>Connected Media Technologies, Inc.</text:p>
          </table:table-cell>
        </table:table-row>
        <table:table-row table:style-name="ro1">
          <table:table-cell office:value-type="string">
            <text:p>CNDD</text:p>
          </table:table-cell>
          <table:table-cell office:value-type="string">
            <text:p>Concorde America, Inc.</text:p>
          </table:table-cell>
        </table:table-row>
        <table:table-row table:style-name="ro1">
          <table:table-cell office:value-type="string">
            <text:p>CNDL</text:p>
          </table:table-cell>
          <table:table-cell office:value-type="string">
            <text:p>Candlewood Hotel Company, Inc.</text:p>
          </table:table-cell>
        </table:table-row>
        <table:table-row table:style-name="ro1">
          <table:table-cell office:value-type="string">
            <text:p>CNDT</text:p>
          </table:table-cell>
          <table:table-cell office:value-type="string">
            <text:p>Conduent Inc</text:p>
          </table:table-cell>
        </table:table-row>
        <table:table-row table:style-name="ro1">
          <table:table-cell office:value-type="string">
            <text:p>CNDT</text:p>
          </table:table-cell>
          <table:table-cell office:value-type="string">
            <text:p>Conduent Inc</text:p>
          </table:table-cell>
        </table:table-row>
        <table:table-row table:style-name="ro1">
          <table:table-cell office:value-type="string">
            <text:p>CNET</text:p>
          </table:table-cell>
          <table:table-cell office:value-type="string">
            <text:p>ChinaNet Online Holdings Inc</text:p>
          </table:table-cell>
        </table:table-row>
        <table:table-row table:style-name="ro1">
          <table:table-cell office:value-type="string">
            <text:p>CNF</text:p>
          </table:table-cell>
          <table:table-cell office:value-type="string">
            <text:p>CNFinance Holdings Ltd</text:p>
          </table:table-cell>
        </table:table-row>
        <table:table-row table:style-name="ro1">
          <table:table-cell office:value-type="string">
            <text:p>CNFR</text:p>
          </table:table-cell>
          <table:table-cell office:value-type="string">
            <text:p>Conifer Holdings Inc</text:p>
          </table:table-cell>
        </table:table-row>
        <table:table-row table:style-name="ro1">
          <table:table-cell office:value-type="string">
            <text:p>CNGA</text:p>
          </table:table-cell>
          <table:table-cell office:value-type="string">
            <text:p>Conair Corp.</text:p>
          </table:table-cell>
        </table:table-row>
        <table:table-row table:style-name="ro1">
          <table:table-cell office:value-type="string">
            <text:p>CNGI</text:p>
          </table:table-cell>
          <table:table-cell office:value-type="string">
            <text:p>Concordis Group Inc</text:p>
          </table:table-cell>
        </table:table-row>
        <table:table-row table:style-name="ro1">
          <table:table-cell office:value-type="string">
            <text:p>CNGO</text:p>
          </table:table-cell>
          <table:table-cell office:value-type="string">
            <text:p>Cengage Learning Holdings II Inc</text:p>
          </table:table-cell>
        </table:table-row>
        <table:table-row table:style-name="ro1">
          <table:table-cell office:value-type="string">
            <text:p>CNGT</text:p>
          </table:table-cell>
          <table:table-cell office:value-type="string">
            <text:p>Cannagistics Inc.</text:p>
          </table:table-cell>
        </table:table-row>
        <table:table-row table:style-name="ro1">
          <table:table-cell office:value-type="string">
            <text:p>CNHA</text:p>
          </table:table-cell>
          <table:table-cell office:value-type="string">
            <text:p>Conihasset Capital Partners, Inc.</text:p>
          </table:table-cell>
        </table:table-row>
        <table:table-row table:style-name="ro1">
          <table:table-cell office:value-type="string">
            <text:p>CNHC</text:p>
          </table:table-cell>
          <table:table-cell office:value-type="string">
            <text:p>China Health Management Corp.</text:p>
          </table:table-cell>
        </table:table-row>
        <table:table-row table:style-name="ro1">
          <table:table-cell office:value-type="string">
            <text:p>CNHI</text:p>
          </table:table-cell>
          <table:table-cell office:value-type="string">
            <text:p>CNH Industrial NV</text:p>
          </table:table-cell>
        </table:table-row>
        <table:table-row table:style-name="ro1">
          <table:table-cell office:value-type="string">
            <text:p>CNI</text:p>
          </table:table-cell>
          <table:table-cell office:value-type="string">
            <text:p>Canadian National Railway Co</text:p>
          </table:table-cell>
        </table:table-row>
        <table:table-row table:style-name="ro1">
          <table:table-cell office:value-type="string">
            <text:p>CNIGO</text:p>
          </table:table-cell>
          <table:table-cell office:value-type="string">
            <text:p>Corning Natural Gas Holding Corporation</text:p>
          </table:table-cell>
        </table:table-row>
        <table:table-row table:style-name="ro1">
          <table:table-cell office:value-type="string">
            <text:p>CNK</text:p>
          </table:table-cell>
          <table:table-cell office:value-type="string">
            <text:p>Cinemark Holdings Inc</text:p>
          </table:table-cell>
        </table:table-row>
        <table:table-row table:style-name="ro1">
          <table:table-cell office:value-type="string">
            <text:p>CNLHN</text:p>
          </table:table-cell>
          <table:table-cell office:value-type="string">
            <text:p>Connecticut Light &amp; Power Co. (The)</text:p>
          </table:table-cell>
        </table:table-row>
        <table:table-row table:style-name="ro1">
          <table:table-cell office:value-type="string">
            <text:p>CNLK</text:p>
          </table:table-cell>
          <table:table-cell office:value-type="string">
            <text:p>Cannalink, Inc.</text:p>
          </table:table-cell>
        </table:table-row>
        <table:table-row table:style-name="ro1">
          <table:table-cell office:value-type="string">
            <text:p>CNLPL</text:p>
          </table:table-cell>
          <table:table-cell office:value-type="string">
            <text:p>Connecticut Light &amp; Power Co. (The)</text:p>
          </table:table-cell>
        </table:table-row>
        <table:table-row table:style-name="ro1">
          <table:table-cell office:value-type="string">
            <text:p>CNLPM</text:p>
          </table:table-cell>
          <table:table-cell office:value-type="string">
            <text:p>Connecticut Light &amp; Power Co. (The)</text:p>
          </table:table-cell>
        </table:table-row>
        <table:table-row table:style-name="ro1">
          <table:table-cell office:value-type="string">
            <text:p>CNLTN</text:p>
          </table:table-cell>
          <table:table-cell office:value-type="string">
            <text:p>Connecticut Light &amp; Power Co. (The)</text:p>
          </table:table-cell>
        </table:table-row>
        <table:table-row table:style-name="ro1">
          <table:table-cell office:value-type="string">
            <text:p>CNMD</text:p>
          </table:table-cell>
          <table:table-cell office:value-type="string">
            <text:p>CONMED Corp</text:p>
          </table:table-cell>
        </table:table-row>
        <table:table-row table:style-name="ro1">
          <table:table-cell office:value-type="string">
            <text:p>CNMD</text:p>
          </table:table-cell>
          <table:table-cell office:value-type="string">
            <text:p>CONMED Corp</text:p>
          </table:table-cell>
        </table:table-row>
        <table:table-row table:style-name="ro1">
          <table:table-cell office:value-type="string">
            <text:p>CNNA</text:p>
          </table:table-cell>
          <table:table-cell office:value-type="string">
            <text:p>Cann American Corp.</text:p>
          </table:table-cell>
        </table:table-row>
        <table:table-row table:style-name="ro1">
          <table:table-cell office:value-type="string">
            <text:p>CNNB</text:p>
          </table:table-cell>
          <table:table-cell office:value-type="string">
            <text:p>Cincinnati Bancorp Inc</text:p>
          </table:table-cell>
        </table:table-row>
        <table:table-row table:style-name="ro1">
          <table:table-cell office:value-type="string">
            <text:p>CNNC</text:p>
          </table:table-cell>
          <table:table-cell office:value-type="string">
            <text:p>Cannonau Corp. </text:p>
          </table:table-cell>
        </table:table-row>
        <table:table-row table:style-name="ro1">
          <table:table-cell office:value-type="string">
            <text:p>CNND</text:p>
          </table:table-cell>
          <table:table-cell office:value-type="string">
            <text:p>Canandaigua National Corp.</text:p>
          </table:table-cell>
        </table:table-row>
        <table:table-row table:style-name="ro1">
          <table:table-cell office:value-type="string">
            <text:p>CNNE</text:p>
          </table:table-cell>
          <table:table-cell office:value-type="string">
            <text:p>Cannae Holdings Inc</text:p>
          </table:table-cell>
        </table:table-row>
        <table:table-row table:style-name="ro1">
          <table:table-cell office:value-type="string">
            <text:p>CNO</text:p>
          </table:table-cell>
          <table:table-cell office:value-type="string">
            <text:p>CNO Financial Group Inc</text:p>
          </table:table-cell>
        </table:table-row>
        <table:table-row table:style-name="ro1">
          <table:table-cell office:value-type="string">
            <text:p>CNOB</text:p>
          </table:table-cell>
          <table:table-cell office:value-type="string">
            <text:p>ConnectOne Bancorp Inc</text:p>
          </table:table-cell>
        </table:table-row>
        <table:table-row table:style-name="ro1">
          <table:table-cell office:value-type="string">
            <text:p>CNP</text:p>
          </table:table-cell>
          <table:table-cell office:value-type="string">
            <text:p>CenterPoint Energy Inc</text:p>
          </table:table-cell>
        </table:table-row>
        <table:table-row table:style-name="ro1">
          <table:table-cell office:value-type="string">
            <text:p>CNP-B</text:p>
          </table:table-cell>
          <table:table-cell office:value-type="string">
            <text:p>CenterPoint Energy Inc</text:p>
          </table:table-cell>
        </table:table-row>
        <table:table-row table:style-name="ro1">
          <table:table-cell office:value-type="string">
            <text:p>CNQ</text:p>
          </table:table-cell>
          <table:table-cell office:value-type="string">
            <text:p>Canadian Natural Resources Ltd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string">
            <text:p>Cornerstone Building Brands Inc</text:p>
          </table:table-cell>
        </table:table-row>
        <table:table-row table:style-name="ro1">
          <table:table-cell office:value-type="string">
            <text:p>CNRD</text:p>
          </table:table-cell>
          <table:table-cell office:value-type="string">
            <text:p>Conrad Industries, Inc.</text:p>
          </table:table-cell>
        </table:table-row>
        <table:table-row table:style-name="ro1">
          <table:table-cell office:value-type="string">
            <text:p>CNS</text:p>
          </table:table-cell>
          <table:table-cell office:value-type="string">
            <text:p>Cohen &amp; Steers Inc</text:p>
          </table:table-cell>
        </table:table-row>
        <table:table-row table:style-name="ro1">
          <table:table-cell office:value-type="string">
            <text:p>CNSL</text:p>
          </table:table-cell>
          <table:table-cell office:value-type="string">
            <text:p>Consolidated Communications Holdings Inc</text:p>
          </table:table-cell>
        </table:table-row>
        <table:table-row table:style-name="ro1">
          <table:table-cell office:value-type="string">
            <text:p>CNST</text:p>
          </table:table-cell>
          <table:table-cell office:value-type="string">
            <text:p>Constellation Pharmaceuticals Inc</text:p>
          </table:table-cell>
        </table:table-row>
        <table:table-row table:style-name="ro1">
          <table:table-cell office:value-type="string">
            <text:p>CNTG</text:p>
          </table:table-cell>
          <table:table-cell office:value-type="string">
            <text:p>Centogene NV</text:p>
          </table:table-cell>
        </table:table-row>
        <table:table-row table:style-name="ro1">
          <table:table-cell office:value-type="string">
            <text:p>CNTHP</text:p>
          </table:table-cell>
          <table:table-cell office:value-type="string">
            <text:p>Connecticut Light &amp; Power Co. (The)</text:p>
          </table:table-cell>
        </table:table-row>
        <table:table-row table:style-name="ro1">
          <table:table-cell office:value-type="string">
            <text:p>CNTMF</text:p>
          </table:table-cell>
          <table:table-cell office:value-type="string">
            <text:p>Cansortium Inc.</text:p>
          </table:table-cell>
        </table:table-row>
        <table:table-row table:style-name="ro1">
          <table:table-cell office:value-type="string">
            <text:p>CNTY</text:p>
          </table:table-cell>
          <table:table-cell office:value-type="string">
            <text:p>Century Casinos Inc</text:p>
          </table:table-cell>
        </table:table-row>
        <table:table-row table:style-name="ro1">
          <table:table-cell office:value-type="string">
            <text:p>CNWI</text:p>
          </table:table-cell>
          <table:table-cell office:value-type="string">
            <text:p>Cardiac Network, Inc.</text:p>
          </table:table-cell>
        </table:table-row>
        <table:table-row table:style-name="ro1">
          <table:table-cell office:value-type="string">
            <text:p>CNWT</text:p>
          </table:table-cell>
          <table:table-cell office:value-type="string">
            <text:p>Cistera Networks, Inc.</text:p>
          </table:table-cell>
        </table:table-row>
        <table:table-row table:style-name="ro1">
          <table:table-cell office:value-type="string">
            <text:p>CNX</text:p>
          </table:table-cell>
          <table:table-cell office:value-type="string">
            <text:p>CNX Resources Corp</text:p>
          </table:table-cell>
        </table:table-row>
        <table:table-row table:style-name="ro1">
          <table:table-cell office:value-type="string">
            <text:p>CNXM</text:p>
          </table:table-cell>
          <table:table-cell office:value-type="string">
            <text:p>CNX Midstream Partners LP</text:p>
          </table:table-cell>
        </table:table-row>
        <table:table-row table:style-name="ro1">
          <table:table-cell office:value-type="string">
            <text:p>CNXN</text:p>
          </table:table-cell>
          <table:table-cell office:value-type="string">
            <text:p>PC Connection Inc</text:p>
          </table:table-cell>
        </table:table-row>
        <table:table-row table:style-name="ro1">
          <table:table-cell office:value-type="string">
            <text:p>CNXS</text:p>
          </table:table-cell>
          <table:table-cell office:value-type="string">
            <text:p>Connexus Corporation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Global Cord Blood Corp</text:p>
          </table:table-cell>
        </table:table-row>
        <table:table-row table:style-name="ro1">
          <table:table-cell office:value-type="string">
            <text:p>COCM</text:p>
          </table:table-cell>
          <table:table-cell office:value-type="string">
            <text:p>Comerton Corp.</text:p>
          </table:table-cell>
        </table:table-row>
        <table:table-row table:style-name="ro1">
          <table:table-cell office:value-type="string">
            <text:p>COCP</text:p>
          </table:table-cell>
          <table:table-cell office:value-type="string">
            <text:p>Cocrystal Pharma Inc</text:p>
          </table:table-cell>
        </table:table-row>
        <table:table-row table:style-name="ro1">
          <table:table-cell office:value-type="string">
            <text:p>CODA</text:p>
          </table:table-cell>
          <table:table-cell office:value-type="string">
            <text:p>Coda Octopus Group Inc</text:p>
          </table:table-cell>
        </table:table-row>
        <table:table-row table:style-name="ro1">
          <table:table-cell office:value-type="string">
            <text:p>CODI</text:p>
          </table:table-cell>
          <table:table-cell office:value-type="string">
            <text:p>Compass Diversified Holdings</text:p>
          </table:table-cell>
        </table:table-row>
        <table:table-row table:style-name="ro1">
          <table:table-cell office:value-type="string">
            <text:p>CODI-A</text:p>
          </table:table-cell>
          <table:table-cell office:value-type="string">
            <text:p>Compass Diversified Holdings</text:p>
          </table:table-cell>
        </table:table-row>
        <table:table-row table:style-name="ro1">
          <table:table-cell office:value-type="string">
            <text:p>CODI-B</text:p>
          </table:table-cell>
          <table:table-cell office:value-type="string">
            <text:p>Compass Diversified Holdings</text:p>
          </table:table-cell>
        </table:table-row>
        <table:table-row table:style-name="ro1">
          <table:table-cell office:value-type="string">
            <text:p>CODI-C</text:p>
          </table:table-cell>
          <table:table-cell office:value-type="string">
            <text:p>Compass Diversified Holdings</text:p>
          </table:table-cell>
        </table:table-row>
        <table:table-row table:style-name="ro1">
          <table:table-cell office:value-type="string">
            <text:p>CODS</text:p>
          </table:table-cell>
          <table:table-cell office:value-type="string">
            <text:p>Corporate Data Sciences, Inc.</text:p>
          </table:table-cell>
        </table:table-row>
        <table:table-row table:style-name="ro1">
          <table:table-cell office:value-type="string">
            <text:p>CODX</text:p>
          </table:table-cell>
          <table:table-cell office:value-type="string">
            <text:p>Co-Diagnostics Inc</text:p>
          </table:table-cell>
        </table:table-row>
        <table:table-row table:style-name="ro1">
          <table:table-cell office:value-type="string">
            <text:p>COE</text:p>
          </table:table-cell>
          <table:table-cell office:value-type="string">
            <text:p>China Online Education Group</text:p>
          </table:table-cell>
        </table:table-row>
        <table:table-row table:style-name="ro1">
          <table:table-cell office:value-type="string">
            <text:p>COF</text:p>
          </table:table-cell>
          <table:table-cell office:value-type="string">
            <text:p>Capital One Financial Corp</text:p>
          </table:table-cell>
        </table:table-row>
        <table:table-row table:style-name="ro1">
          <table:table-cell office:value-type="string">
            <text:p>COFE</text:p>
          </table:table-cell>
          <table:table-cell office:value-type="string">
            <text:p>The Coffeesmiths Collective Inc.</text:p>
          </table:table-cell>
        </table:table-row>
        <table:table-row table:style-name="ro1">
          <table:table-cell office:value-type="string">
            <text:p>COF-F</text:p>
          </table:table-cell>
          <table:table-cell office:value-type="string">
            <text:p>Capital One Financial Corp</text:p>
          </table:table-cell>
        </table:table-row>
        <table:table-row table:style-name="ro1">
          <table:table-cell office:value-type="string">
            <text:p>COF-G</text:p>
          </table:table-cell>
          <table:table-cell office:value-type="string">
            <text:p>Capital One Financial Corp</text:p>
          </table:table-cell>
        </table:table-row>
        <table:table-row table:style-name="ro1">
          <table:table-cell office:value-type="string">
            <text:p>COF-H</text:p>
          </table:table-cell>
          <table:table-cell office:value-type="string">
            <text:p>Capital One Financial Corp</text:p>
          </table:table-cell>
        </table:table-row>
        <table:table-row table:style-name="ro1">
          <table:table-cell office:value-type="string">
            <text:p>COFI</text:p>
          </table:table-cell>
          <table:table-cell office:value-type="string">
            <text:p>Credit One Financial, Inc.</text:p>
          </table:table-cell>
        </table:table-row>
        <table:table-row table:style-name="ro1">
          <table:table-cell office:value-type="string">
            <text:p>COF-I</text:p>
          </table:table-cell>
          <table:table-cell office:value-type="string">
            <text:p>Capital One Financial Corp</text:p>
          </table:table-cell>
        </table:table-row>
        <table:table-row table:style-name="ro1">
          <table:table-cell office:value-type="string">
            <text:p>COF-J</text:p>
          </table:table-cell>
          <table:table-cell office:value-type="string">
            <text:p>Capital One Financial Corp</text:p>
          </table:table-cell>
        </table:table-row>
        <table:table-row table:style-name="ro1">
          <table:table-cell office:value-type="string">
            <text:p>COFS</text:p>
          </table:table-cell>
          <table:table-cell office:value-type="string">
            <text:p>ChoiceOne Financial Services Inc</text:p>
          </table:table-cell>
        </table:table-row>
        <table:table-row table:style-name="ro1">
          <table:table-cell office:value-type="string">
            <text:p>COG</text:p>
          </table:table-cell>
          <table:table-cell office:value-type="string">
            <text:p>Cabot Oil &amp; Gas Corp</text:p>
          </table:table-cell>
        </table:table-row>
        <table:table-row table:style-name="ro1">
          <table:table-cell office:value-type="string">
            <text:p>COGT</text:p>
          </table:table-cell>
          <table:table-cell office:value-type="string">
            <text:p>Cogent Biosciences, Inc.</text:p>
          </table:table-cell>
        </table:table-row>
        <table:table-row table:style-name="ro1">
          <table:table-cell office:value-type="string">
            <text:p>COGV</text:p>
          </table:table-cell>
          <table:table-cell office:value-type="string">
            <text:p>Cognitiv, Inc.</text:p>
          </table:table-cell>
        </table:table-row>
        <table:table-row table:style-name="ro1">
          <table:table-cell office:value-type="string">
            <text:p>COGZF</text:p>
          </table:table-cell>
          <table:table-cell office:value-type="string">
            <text:p>Cogstate Ltd.</text:p>
          </table:table-cell>
        </table:table-row>
        <table:table-row table:style-name="ro1">
          <table:table-cell office:value-type="string">
            <text:p>COHN</text:p>
          </table:table-cell>
          <table:table-cell office:value-type="string">
            <text:p>Cohen &amp; Co Inc</text:p>
          </table:table-cell>
        </table:table-row>
        <table:table-row table:style-name="ro1">
          <table:table-cell office:value-type="string">
            <text:p>COHO</text:p>
          </table:table-cell>
          <table:table-cell office:value-type="string">
            <text:p>Crednology Holding Corp.</text:p>
          </table:table-cell>
        </table:table-row>
        <table:table-row table:style-name="ro1">
          <table:table-cell office:value-type="string">
            <text:p>COHR</text:p>
          </table:table-cell>
          <table:table-cell office:value-type="string">
            <text:p>Coherent Inc</text:p>
          </table:table-cell>
        </table:table-row>
        <table:table-row table:style-name="ro1">
          <table:table-cell office:value-type="string">
            <text:p>COHU</text:p>
          </table:table-cell>
          <table:table-cell office:value-type="string">
            <text:p>Cohu Inc</text:p>
          </table:table-cell>
        </table:table-row>
        <table:table-row table:style-name="ro1">
          <table:table-cell office:value-type="string">
            <text:p>COIL</text:p>
          </table:table-cell>
          <table:table-cell office:value-type="string">
            <text:p>Citadel Exploration, Inc.</text:p>
          </table:table-cell>
        </table:table-row>
        <table:table-row table:style-name="ro1">
          <table:table-cell office:value-type="string">
            <text:p>COKE</text:p>
          </table:table-cell>
          <table:table-cell office:value-type="string">
            <text:p>Coca-Cola Consolidated Inc</text:p>
          </table:table-cell>
        </table:table-row>
        <table:table-row table:style-name="ro1">
          <table:table-cell office:value-type="string">
            <text:p>COLB</text:p>
          </table:table-cell>
          <table:table-cell office:value-type="string">
            <text:p>Columbia Banking System Inc</text:p>
          </table:table-cell>
        </table:table-row>
        <table:table-row table:style-name="ro1">
          <table:table-cell office:value-type="string">
            <text:p>COLD</text:p>
          </table:table-cell>
          <table:table-cell office:value-type="string">
            <text:p>Americold Realty Trust</text:p>
          </table:table-cell>
        </table:table-row>
        <table:table-row table:style-name="ro1">
          <table:table-cell office:value-type="string">
            <text:p>COLL</text:p>
          </table:table-cell>
          <table:table-cell office:value-type="string">
            <text:p>Collegium Pharmaceutical Inc</text:p>
          </table:table-cell>
        </table:table-row>
        <table:table-row table:style-name="ro1">
          <table:table-cell office:value-type="string">
            <text:p>COLM</text:p>
          </table:table-cell>
          <table:table-cell office:value-type="string">
            <text:p>Columbia Sportswear Co</text:p>
          </table:table-cell>
        </table:table-row>
        <table:table-row table:style-name="ro1">
          <table:table-cell office:value-type="string">
            <text:p>COMM</text:p>
          </table:table-cell>
          <table:table-cell office:value-type="string">
            <text:p>CommScope Holding Co Inc</text:p>
          </table:table-cell>
        </table:table-row>
        <table:table-row table:style-name="ro1">
          <table:table-cell office:value-type="string">
            <text:p>COMS</text:p>
          </table:table-cell>
          <table:table-cell office:value-type="string">
            <text:p>ComSovereign Holding Corp.</text:p>
          </table:table-cell>
        </table:table-row>
        <table:table-row table:style-name="ro1">
          <table:table-cell office:value-type="string">
            <text:p>CONC</text:p>
          </table:table-cell>
          <table:table-cell office:value-type="string">
            <text:p>Conectisys Corp.</text:p>
          </table:table-cell>
        </table:table-row>
        <table:table-row table:style-name="ro1">
          <table:table-cell office:value-type="string">
            <text:p>CONE</text:p>
          </table:table-cell>
          <table:table-cell office:value-type="string">
            <text:p>CyrusOne Inc</text:p>
          </table:table-cell>
        </table:table-row>
        <table:table-row table:style-name="ro1">
          <table:table-cell office:value-type="string">
            <text:p>CONN</text:p>
          </table:table-cell>
          <table:table-cell office:value-type="string">
            <text:p>Conn's Inc</text:p>
          </table:table-cell>
        </table:table-row>
        <table:table-row table:style-name="ro1">
          <table:table-cell office:value-type="string">
            <text:p>COO</text:p>
          </table:table-cell>
          <table:table-cell office:value-type="string">
            <text:p>Cooper Cos Inc-The</text:p>
          </table:table-cell>
        </table:table-row>
        <table:table-row table:style-name="ro1">
          <table:table-cell office:value-type="string">
            <text:p>COOP</text:p>
          </table:table-cell>
          <table:table-cell office:value-type="string">
            <text:p>Mr Cooper Group Inc</text:p>
          </table:table-cell>
        </table:table-row>
        <table:table-row table:style-name="ro1">
          <table:table-cell office:value-type="string">
            <text:p>COP</text:p>
          </table:table-cell>
          <table:table-cell office:value-type="string">
            <text:p>ConocoPhillips</text:p>
          </table:table-cell>
        </table:table-row>
        <table:table-row table:style-name="ro1">
          <table:table-cell office:value-type="string">
            <text:p>COR</text:p>
          </table:table-cell>
          <table:table-cell office:value-type="string">
            <text:p>CoreSite Realty Corp</text:p>
          </table:table-cell>
        </table:table-row>
        <table:table-row table:style-name="ro1">
          <table:table-cell office:value-type="string">
            <text:p>CORC</text:p>
          </table:table-cell>
          <table:table-cell office:value-type="string">
            <text:p>Cornwall Resources, Inc.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Core-Mark Holding Co Inc</text:p>
          </table:table-cell>
        </table:table-row>
        <table:table-row table:style-name="ro1">
          <table:table-cell office:value-type="string">
            <text:p>CORG</text:p>
          </table:table-cell>
          <table:table-cell office:value-type="string">
            <text:p>Cordia Corp.</text:p>
          </table:table-cell>
        </table:table-row>
        <table:table-row table:style-name="ro1">
          <table:table-cell office:value-type="string">
            <text:p>CORR</text:p>
          </table:table-cell>
          <table:table-cell office:value-type="string">
            <text:p>CorEnergy Infrastructure Trust Inc</text:p>
          </table:table-cell>
        </table:table-row>
        <table:table-row table:style-name="ro1">
          <table:table-cell office:value-type="string">
            <text:p>CORR-A</text:p>
          </table:table-cell>
          <table:table-cell office:value-type="string">
            <text:p>CorEnergy Infrastructure Trust Inc</text:p>
          </table:table-cell>
        </table:table-row>
        <table:table-row table:style-name="ro1">
          <table:table-cell office:value-type="string">
            <text:p>CORT</text:p>
          </table:table-cell>
          <table:table-cell office:value-type="string">
            <text:p>Corcept Therapeutics Inc</text:p>
          </table:table-cell>
        </table:table-row>
        <table:table-row table:style-name="ro1">
          <table:table-cell office:value-type="string">
            <text:p>CORV</text:p>
          </table:table-cell>
          <table:table-cell office:value-type="string">
            <text:p>Correvio Pharma Corp</text:p>
          </table:table-cell>
        </table:table-row>
        <table:table-row table:style-name="ro1">
          <table:table-cell office:value-type="string">
            <text:p>CORX</text:p>
          </table:table-cell>
          <table:table-cell office:value-type="string">
            <text:p>Core Lithium Corp.</text:p>
          </table:table-cell>
        </table:table-row>
        <table:table-row table:style-name="ro1">
          <table:table-cell office:value-type="string">
            <text:p>COSM</text:p>
          </table:table-cell>
          <table:table-cell office:value-type="string">
            <text:p>Cosmos Holdings Inc.</text:p>
          </table:table-cell>
        </table:table-row>
        <table:table-row table:style-name="ro1">
          <table:table-cell office:value-type="string">
            <text:p>COSO</text:p>
          </table:table-cell>
          <table:table-cell office:value-type="string">
            <text:p>CoastalSouth Bancshares, Inc.</text:p>
          </table:table-cell>
        </table:table-row>
        <table:table-row table:style-name="ro1">
          <table:table-cell office:value-type="string">
            <text:p>COST</text:p>
          </table:table-cell>
          <table:table-cell office:value-type="string">
            <text:p>Costco Wholesale Corp</text:p>
          </table:table-cell>
        </table:table-row>
        <table:table-row table:style-name="ro1">
          <table:table-cell office:value-type="string">
            <text:p>COTE</text:p>
          </table:table-cell>
          <table:table-cell office:value-type="string">
            <text:p>Coates International, Ltd.</text:p>
          </table:table-cell>
        </table:table-row>
        <table:table-row table:style-name="ro1">
          <table:table-cell office:value-type="string">
            <text:p>COTY</text:p>
          </table:table-cell>
          <table:table-cell office:value-type="string">
            <text:p>Coty Inc</text:p>
          </table:table-cell>
        </table:table-row>
        <table:table-row table:style-name="ro1">
          <table:table-cell office:value-type="string">
            <text:p>COTZ</text:p>
          </table:table-cell>
          <table:table-cell office:value-type="string">
            <text:p>Cortez Community Bank (Brooksville, FL)</text:p>
          </table:table-cell>
        </table:table-row>
        <table:table-row table:style-name="ro1">
          <table:table-cell office:value-type="string">
            <text:p>COUP</text:p>
          </table:table-cell>
          <table:table-cell office:value-type="string">
            <text:p>Coupa Software Inc</text:p>
          </table:table-cell>
        </table:table-row>
        <table:table-row table:style-name="ro1">
          <table:table-cell office:value-type="string">
            <text:p>COUV</text:p>
          </table:table-cell>
          <table:table-cell office:value-type="string">
            <text:p>Corporate Universe, Inc.</text:p>
          </table:table-cell>
        </table:table-row>
        <table:table-row table:style-name="ro1">
          <table:table-cell office:value-type="string">
            <text:p>COWI</text:p>
          </table:table-cell>
          <table:table-cell office:value-type="string">
            <text:p>CoroWare, Inc.</text:p>
          </table:table-cell>
        </table:table-row>
        <table:table-row table:style-name="ro1">
          <table:table-cell office:value-type="string">
            <text:p>COWN</text:p>
          </table:table-cell>
          <table:table-cell office:value-type="string">
            <text:p>Cowen Inc</text:p>
          </table:table-cell>
        </table:table-row>
        <table:table-row table:style-name="ro1">
          <table:table-cell office:value-type="string">
            <text:p>COWNZ</text:p>
          </table:table-cell>
          <table:table-cell office:value-type="string">
            <text:p>Cowen Inc</text:p>
          </table:table-cell>
        </table:table-row>
        <table:table-row table:style-name="ro1">
          <table:table-cell office:value-type="string">
            <text:p>COWP</text:p>
          </table:table-cell>
          <table:table-cell office:value-type="string">
            <text:p>Canal Capital Corp.</text:p>
          </table:table-cell>
        </table:table-row>
        <table:table-row table:style-name="ro1">
          <table:table-cell office:value-type="string">
            <text:p>COWPP</text:p>
          </table:table-cell>
          <table:table-cell office:value-type="string">
            <text:p>Canal Capital Corp.</text:p>
          </table:table-cell>
        </table:table-row>
        <table:table-row table:style-name="ro1">
          <table:table-cell office:value-type="string">
            <text:p>CP</text:p>
          </table:table-cell>
          <table:table-cell office:value-type="string">
            <text:p>Canadian Pacific Railway Ltd</text:p>
          </table:table-cell>
        </table:table-row>
        <table:table-row table:style-name="ro1">
          <table:table-cell office:value-type="string">
            <text:p>CPA</text:p>
          </table:table-cell>
          <table:table-cell office:value-type="string">
            <text:p>Copa Holdings SA</text:p>
          </table:table-cell>
        </table:table-row>
        <table:table-row table:style-name="ro1">
          <table:table-cell office:value-type="string">
            <text:p>CPAA</text:p>
          </table:table-cell>
          <table:table-cell office:value-type="string">
            <text:p>Conyers Park II Acquisition Corp</text:p>
          </table:table-cell>
        </table:table-row>
        <table:table-row table:style-name="ro1">
          <table:table-cell office:value-type="string">
            <text:p>CPAAU</text:p>
          </table:table-cell>
          <table:table-cell office:value-type="string">
            <text:p>Conyers Park II Acquisition Corp</text:p>
          </table:table-cell>
        </table:table-row>
        <table:table-row table:style-name="ro1">
          <table:table-cell office:value-type="string">
            <text:p>CPAC</text:p>
          </table:table-cell>
          <table:table-cell office:value-type="string">
            <text:p>Cementos Pacasmayo SAA</text:p>
          </table:table-cell>
        </table:table-row>
        <table:table-row table:style-name="ro1">
          <table:table-cell office:value-type="string">
            <text:p>CPAH</text:p>
          </table:table-cell>
          <table:table-cell office:value-type="string">
            <text:p>CounterPath Corp</text:p>
          </table:table-cell>
        </table:table-row>
        <table:table-row table:style-name="ro1">
          <table:table-cell office:value-type="string">
            <text:p>CPAI</text:p>
          </table:table-cell>
          <table:table-cell office:value-type="string">
            <text:p>Champion Pain Care Corporation</text:p>
          </table:table-cell>
        </table:table-row>
        <table:table-row table:style-name="ro1">
          <table:table-cell office:value-type="string">
            <text:p>CPB</text:p>
          </table:table-cell>
          <table:table-cell office:value-type="string">
            <text:p>Campbell Soup Co</text:p>
          </table:table-cell>
        </table:table-row>
        <table:table-row table:style-name="ro1">
          <table:table-cell office:value-type="string">
            <text:p>CPCC</text:p>
          </table:table-cell>
          <table:table-cell office:value-type="string">
            <text:p>Striper Energy, Inc.</text:p>
          </table:table-cell>
        </table:table-row>
        <table:table-row table:style-name="ro1">
          <table:table-cell office:value-type="string">
            <text:p>CPE</text:p>
          </table:table-cell>
          <table:table-cell office:value-type="string">
            <text:p>Callon Petroleum Co</text:p>
          </table:table-cell>
        </table:table-row>
        <table:table-row table:style-name="ro1">
          <table:table-cell office:value-type="string">
            <text:p>CPEU</text:p>
          </table:table-cell>
          <table:table-cell office:value-type="string">
            <text:p>Chapeau, Inc.</text:p>
          </table:table-cell>
        </table:table-row>
        <table:table-row table:style-name="ro1">
          <table:table-cell office:value-type="string">
            <text:p>CPF</text:p>
          </table:table-cell>
          <table:table-cell office:value-type="string">
            <text:p>Central Pacific Financial Corp</text:p>
          </table:table-cell>
        </table:table-row>
        <table:table-row table:style-name="ro1">
          <table:table-cell office:value-type="string">
            <text:p>CPFH</text:p>
          </table:table-cell>
          <table:table-cell office:value-type="string">
            <text:p>Capital Financial Holdings, Inc.</text:p>
          </table:table-cell>
        </table:table-row>
        <table:table-row table:style-name="ro1">
          <table:table-cell office:value-type="string">
            <text:p>CPG</text:p>
          </table:table-cell>
          <table:table-cell office:value-type="string">
            <text:p>Crescent Point Energy Corp</text:p>
          </table:table-cell>
        </table:table-row>
        <table:table-row table:style-name="ro1">
          <table:table-cell office:value-type="string">
            <text:p>CPHB</text:p>
          </table:table-cell>
          <table:table-cell office:value-type="string">
            <text:p>China PharmaHub Corp</text:p>
          </table:table-cell>
        </table:table-row>
        <table:table-row table:style-name="ro1">
          <table:table-cell office:value-type="string">
            <text:p>CPHC</text:p>
          </table:table-cell>
          <table:table-cell office:value-type="string">
            <text:p>Canterbury Park Holding Corp</text:p>
          </table:table-cell>
        </table:table-row>
        <table:table-row table:style-name="ro1">
          <table:table-cell office:value-type="string">
            <text:p>CPHI</text:p>
          </table:table-cell>
          <table:table-cell office:value-type="string">
            <text:p>China Pharma Holdings Inc</text:p>
          </table:table-cell>
        </table:table-row>
        <table:table-row table:style-name="ro1">
          <table:table-cell office:value-type="string">
            <text:p>CPIX</text:p>
          </table:table-cell>
          <table:table-cell office:value-type="string">
            <text:p>Cumberland Pharmaceuticals Inc</text:p>
          </table:table-cell>
        </table:table-row>
        <table:table-row table:style-name="ro1">
          <table:table-cell office:value-type="string">
            <text:p>CPK</text:p>
          </table:table-cell>
          <table:table-cell office:value-type="string">
            <text:p>Chesapeake Utilities Corp</text:p>
          </table:table-cell>
        </table:table-row>
        <table:table-row table:style-name="ro1">
          <table:table-cell office:value-type="string">
            <text:p>CPKF</text:p>
          </table:table-cell>
          <table:table-cell office:value-type="string">
            <text:p>Chesapeake Financial Shares, Inc.</text:p>
          </table:table-cell>
        </table:table-row>
        <table:table-row table:style-name="ro1">
          <table:table-cell office:value-type="string">
            <text:p>CPLG</text:p>
          </table:table-cell>
          <table:table-cell office:value-type="string">
            <text:p>CorePoint Lodging Inc</text:p>
          </table:table-cell>
        </table:table-row>
        <table:table-row table:style-name="ro1">
          <table:table-cell office:value-type="string">
            <text:p>CPLP</text:p>
          </table:table-cell>
          <table:table-cell office:value-type="string">
            <text:p>Capital Product Partners LP</text:p>
          </table:table-cell>
        </table:table-row>
        <table:table-row table:style-name="ro1">
          <table:table-cell office:value-type="string">
            <text:p>CPLT</text:p>
          </table:table-cell>
          <table:table-cell office:value-type="string">
            <text:p>CommercePlanet, Inc.</text:p>
          </table:table-cell>
        </table:table-row>
        <table:table-row table:style-name="ro1">
          <table:table-cell office:value-type="string">
            <text:p>CPMMF</text:p>
          </table:table-cell>
          <table:table-cell office:value-type="string">
            <text:p>Crystal Peak Minerals Inc</text:p>
          </table:table-cell>
        </table:table-row>
        <table:table-row table:style-name="ro1">
          <table:table-cell office:value-type="string">
            <text:p>CPMMF</text:p>
          </table:table-cell>
          <table:table-cell office:value-type="string">
            <text:p>Crystal Peak Minerals Inc</text:p>
          </table:table-cell>
        </table:table-row>
        <table:table-row table:style-name="ro1">
          <table:table-cell office:value-type="string">
            <text:p>CPRI</text:p>
          </table:table-cell>
          <table:table-cell office:value-type="string">
            <text:p>Capri Holdings Ltd</text:p>
          </table:table-cell>
        </table:table-row>
        <table:table-row table:style-name="ro1">
          <table:table-cell office:value-type="string">
            <text:p>CPRT</text:p>
          </table:table-cell>
          <table:table-cell office:value-type="string">
            <text:p>Copart Inc</text:p>
          </table:table-cell>
        </table:table-row>
        <table:table-row table:style-name="ro1">
          <table:table-cell office:value-type="string">
            <text:p>CPRX</text:p>
          </table:table-cell>
          <table:table-cell office:value-type="string">
            <text:p>Catalyst Pharmaceuticals Inc</text:p>
          </table:table-cell>
        </table:table-row>
        <table:table-row table:style-name="ro1">
          <table:table-cell office:value-type="string">
            <text:p>CPS</text:p>
          </table:table-cell>
          <table:table-cell office:value-type="string">
            <text:p>Cooper-Standard Holdings Inc</text:p>
          </table:table-cell>
        </table:table-row>
        <table:table-row table:style-name="ro1">
          <table:table-cell office:value-type="string">
            <text:p>CPSH</text:p>
          </table:table-cell>
          <table:table-cell office:value-type="string">
            <text:p>CPS Technologies Corp</text:p>
          </table:table-cell>
        </table:table-row>
        <table:table-row table:style-name="ro1">
          <table:table-cell office:value-type="string">
            <text:p>CPSI</text:p>
          </table:table-cell>
          <table:table-cell office:value-type="string">
            <text:p>Computer Programs &amp; Systems Inc</text:p>
          </table:table-cell>
        </table:table-row>
        <table:table-row table:style-name="ro1">
          <table:table-cell office:value-type="string">
            <text:p>CPSO</text:p>
          </table:table-cell>
          <table:table-cell office:value-type="string">
            <text:p>CapSource Financial, Inc.</text:p>
          </table:table-cell>
        </table:table-row>
        <table:table-row table:style-name="ro1">
          <table:table-cell office:value-type="string">
            <text:p>CPSR</text:p>
          </table:table-cell>
          <table:table-cell office:value-type="string">
            <text:p>Capstar Special Purpose Acquisition Corp</text:p>
          </table:table-cell>
        </table:table-row>
        <table:table-row table:style-name="ro1">
          <table:table-cell office:value-type="string">
            <text:p>CPSS</text:p>
          </table:table-cell>
          <table:table-cell office:value-type="string">
            <text:p>Consumer Portfolio Services Inc</text:p>
          </table:table-cell>
        </table:table-row>
        <table:table-row table:style-name="ro1">
          <table:table-cell office:value-type="string">
            <text:p>CPST</text:p>
          </table:table-cell>
          <table:table-cell office:value-type="string">
            <text:p>Capstone Turbine Corp</text:p>
          </table:table-cell>
        </table:table-row>
        <table:table-row table:style-name="ro1">
          <table:table-cell office:value-type="string">
            <text:p>CPSV</text:p>
          </table:table-cell>
          <table:table-cell office:value-type="string">
            <text:p>Consumer Products Services Group, Inc.</text:p>
          </table:table-cell>
        </table:table-row>
        <table:table-row table:style-name="ro1">
          <table:table-cell office:value-type="string">
            <text:p>CPT</text:p>
          </table:table-cell>
          <table:table-cell office:value-type="string">
            <text:p>Camden Property Trust</text:p>
          </table:table-cell>
        </table:table-row>
        <table:table-row table:style-name="ro1">
          <table:table-cell office:value-type="string">
            <text:p>CPTA</text:p>
          </table:table-cell>
          <table:table-cell office:value-type="string">
            <text:p>Capitala Finance Corp</text:p>
          </table:table-cell>
        </table:table-row>
        <table:table-row table:style-name="ro1">
          <table:table-cell office:value-type="string">
            <text:p>CPTP</text:p>
          </table:table-cell>
          <table:table-cell office:value-type="string">
            <text:p>Capital Properties, Inc.</text:p>
          </table:table-cell>
        </table:table-row>
        <table:table-row table:style-name="ro1">
          <table:table-cell office:value-type="string">
            <text:p>CPWR</text:p>
          </table:table-cell>
          <table:table-cell office:value-type="string">
            <text:p>Ocean Thermal Energy Corp.</text:p>
          </table:table-cell>
        </table:table-row>
        <table:table-row table:style-name="ro1">
          <table:table-cell office:value-type="string">
            <text:p>CPWY</text:p>
          </table:table-cell>
          <table:table-cell office:value-type="string">
            <text:p>Clean Energy Pathways, Inc.</text:p>
          </table:table-cell>
        </table:table-row>
        <table:table-row table:style-name="ro1">
          <table:table-cell office:value-type="string">
            <text:p>CPYJ</text:p>
          </table:table-cell>
          <table:table-cell office:value-type="string">
            <text:p>Custom Designed Compressor Systems, Inc.</text:p>
          </table:table-cell>
        </table:table-row>
        <table:table-row table:style-name="ro1">
          <table:table-cell office:value-type="string">
            <text:p>CPYT</text:p>
          </table:table-cell>
          <table:table-cell office:value-type="string">
            <text:p>CarePayment Technologies, Inc.</text:p>
          </table:table-cell>
        </table:table-row>
        <table:table-row table:style-name="ro1">
          <table:table-cell office:value-type="string">
            <text:p>CPZ</text:p>
          </table:table-cell>
          <table:table-cell office:value-type="string">
            <text:p>Calamos Long-Short Equity &amp; Dynamic Income Trust</text:p>
          </table:table-cell>
        </table:table-row>
        <table:table-row table:style-name="ro1">
          <table:table-cell office:value-type="string">
            <text:p>CQGU</text:p>
          </table:table-cell>
          <table:table-cell office:value-type="string">
            <text:p>Oriental Magic Soup, Inc. </text:p>
          </table:table-cell>
        </table:table-row>
        <table:table-row table:style-name="ro1">
          <table:table-cell office:value-type="string">
            <text:p>CQP</text:p>
          </table:table-cell>
          <table:table-cell office:value-type="string">
            <text:p>Cheniere Energy Partners LP</text:p>
          </table:table-cell>
        </table:table-row>
        <table:table-row table:style-name="ro1">
          <table:table-cell office:value-type="string">
            <text:p>CQXL</text:p>
          </table:table-cell>
          <table:table-cell office:value-type="string">
            <text:p>Commonwealth Edison Co.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rane Co</text:p>
          </table:table-cell>
        </table:table-row>
        <table:table-row table:style-name="ro1">
          <table:table-cell office:value-type="string">
            <text:p>CRAI</text:p>
          </table:table-cell>
          <table:table-cell office:value-type="string">
            <text:p>CRA International Inc</text:p>
          </table:table-cell>
        </table:table-row>
        <table:table-row table:style-name="ro1">
          <table:table-cell office:value-type="string">
            <text:p>CRAWA</text:p>
          </table:table-cell>
          <table:table-cell office:value-type="string">
            <text:p>Crawford United Corporation</text:p>
          </table:table-cell>
        </table:table-row>
        <table:table-row table:style-name="ro1">
          <table:table-cell office:value-type="string">
            <text:p>CRBL</text:p>
          </table:table-cell>
          <table:table-cell office:value-type="string">
            <text:p>Carbon Credit International, Inc.</text:p>
          </table:table-cell>
        </table:table-row>
        <table:table-row table:style-name="ro1">
          <table:table-cell office:value-type="string">
            <text:p>CRBO</text:p>
          </table:table-cell>
          <table:table-cell office:value-type="string">
            <text:p>Carbon Energy Corporation</text:p>
          </table:table-cell>
        </table:table-row>
        <table:table-row table:style-name="ro1">
          <table:table-cell office:value-type="string">
            <text:p>CRBP</text:p>
          </table:table-cell>
          <table:table-cell office:value-type="string">
            <text:p>Corbus Pharmaceuticals Holdings Inc</text:p>
          </table:table-cell>
        </table:table-row>
        <table:table-row table:style-name="ro1">
          <table:table-cell office:value-type="string">
            <text:p>CRC</text:p>
          </table:table-cell>
          <table:table-cell office:value-type="string">
            <text:p>California Resources Corp</text:p>
          </table:table-cell>
        </table:table-row>
        <table:table-row table:style-name="ro1">
          <table:table-cell office:value-type="string">
            <text:p>CRCA</text:p>
          </table:table-cell>
          <table:table-cell office:value-type="string">
            <text:p>Connecticut River Community Bank (Wethersfield, CT)</text:p>
          </table:table-cell>
        </table:table-row>
        <table:table-row table:style-name="ro1">
          <table:table-cell office:value-type="string">
            <text:p>CRCW</text:p>
          </table:table-cell>
          <table:table-cell office:value-type="string">
            <text:p>The Crypto Company</text:p>
          </table:table-cell>
        </table:table-row>
        <table:table-row table:style-name="ro1">
          <table:table-cell office:value-type="string">
            <text:p>CRD.A</text:p>
          </table:table-cell>
          <table:table-cell office:value-type="string">
            <text:p>Crawford &amp; Co</text:p>
          </table:table-cell>
        </table:table-row>
        <table:table-row table:style-name="ro1">
          <table:table-cell office:value-type="string">
            <text:p>CRD.B</text:p>
          </table:table-cell>
          <table:table-cell office:value-type="string">
            <text:p>Crawford &amp; Co</text:p>
          </table:table-cell>
        </table:table-row>
        <table:table-row table:style-name="ro1">
          <table:table-cell office:value-type="string">
            <text:p>CRDE</text:p>
          </table:table-cell>
          <table:table-cell office:value-type="string">
            <text:p>Cardinal Ethanol LLC</text:p>
          </table:table-cell>
        </table:table-row>
        <table:table-row table:style-name="ro1">
          <table:table-cell office:value-type="string">
            <text:p>CRDF</text:p>
          </table:table-cell>
          <table:table-cell office:value-type="string">
            <text:p>Cardiff Oncology, Inc.</text:p>
          </table:table-cell>
        </table:table-row>
        <table:table-row table:style-name="ro1">
          <table:table-cell office:value-type="string">
            <text:p>CREE</text:p>
          </table:table-cell>
          <table:table-cell office:value-type="string">
            <text:p>Cree Inc</text:p>
          </table:table-cell>
        </table:table-row>
        <table:table-row table:style-name="ro1">
          <table:table-cell office:value-type="string">
            <text:p>CREG</text:p>
          </table:table-cell>
          <table:table-cell office:value-type="string">
            <text:p>China Recycling Energy Corp</text:p>
          </table:table-cell>
        </table:table-row>
        <table:table-row table:style-name="ro1">
          <table:table-cell office:value-type="string">
            <text:p>CRESY</text:p>
          </table:table-cell>
          <table:table-cell office:value-type="string">
            <text:p>Cresud SACIF y A</text:p>
          </table:table-cell>
        </table:table-row>
        <table:table-row table:style-name="ro1">
          <table:table-cell office:value-type="string">
            <text:p>CREX</text:p>
          </table:table-cell>
          <table:table-cell office:value-type="string">
            <text:p>Creative Realities Inc</text:p>
          </table:table-cell>
        </table:table-row>
        <table:table-row table:style-name="ro1">
          <table:table-cell office:value-type="string">
            <text:p>CRF</text:p>
          </table:table-cell>
          <table:table-cell office:value-type="string">
            <text:p>Cornerstone Total Return Fund Inc</text:p>
          </table:table-cell>
        </table:table-row>
        <table:table-row table:style-name="ro1">
          <table:table-cell office:value-type="string">
            <text:p>CRFU</text:p>
          </table:table-cell>
          <table:table-cell office:value-type="string">
            <text:p>Carefree Group, Inc.</text:p>
          </table:table-cell>
        </table:table-row>
        <table:table-row table:style-name="ro1">
          <table:table-cell office:value-type="string">
            <text:p>CRGE</text:p>
          </table:table-cell>
          <table:table-cell office:value-type="string">
            <text:p>Clenergen Corp.</text:p>
          </table:table-cell>
        </table:table-row>
        <table:table-row table:style-name="ro1">
          <table:table-cell office:value-type="string">
            <text:p>CRGP</text:p>
          </table:table-cell>
          <table:table-cell office:value-type="string">
            <text:p>Calissio Resources Group, Inc.</text:p>
          </table:table-cell>
        </table:table-row>
        <table:table-row table:style-name="ro1">
          <table:table-cell office:value-type="string">
            <text:p>CRGS</text:p>
          </table:table-cell>
          <table:table-cell office:value-type="string">
            <text:p>CurAegis Technologies, Inc.</text:p>
          </table:table-cell>
        </table:table-row>
        <table:table-row table:style-name="ro1">
          <table:table-cell office:value-type="string">
            <text:p>CRH</text:p>
          </table:table-cell>
          <table:table-cell office:value-type="string">
            <text:p>CRH PLC</text:p>
          </table:table-cell>
        </table:table-row>
        <table:table-row table:style-name="ro1">
          <table:table-cell office:value-type="string">
            <text:p>CRHC</text:p>
          </table:table-cell>
          <table:table-cell office:value-type="string">
            <text:p>Cohn Robbins Holdings Corp</text:p>
          </table:table-cell>
        </table:table-row>
        <table:table-row table:style-name="ro1">
          <table:table-cell office:value-type="string">
            <text:p>CRHM</text:p>
          </table:table-cell>
          <table:table-cell office:value-type="string">
            <text:p>CRH Medical Corp</text:p>
          </table:table-cell>
        </table:table-row>
        <table:table-row table:style-name="ro1">
          <table:table-cell office:value-type="string">
            <text:p>CRI</text:p>
          </table:table-cell>
          <table:table-cell office:value-type="string">
            <text:p>Carter's Inc</text:p>
          </table:table-cell>
        </table:table-row>
        <table:table-row table:style-name="ro1">
          <table:table-cell office:value-type="string">
            <text:p>CRIS</text:p>
          </table:table-cell>
          <table:table-cell office:value-type="string">
            <text:p>Curis Inc</text:p>
          </table:table-cell>
        </table:table-row>
        <table:table-row table:style-name="ro1">
          <table:table-cell office:value-type="string">
            <text:p>CRK</text:p>
          </table:table-cell>
          <table:table-cell office:value-type="string">
            <text:p>Comstock Resources Inc</text:p>
          </table:table-cell>
        </table:table-row>
        <table:table-row table:style-name="ro1">
          <table:table-cell office:value-type="string">
            <text:p>CRL</text:p>
          </table:table-cell>
          <table:table-cell office:value-type="string">
            <text:p>Charles River Laboratories International Inc</text:p>
          </table:table-cell>
        </table:table-row>
        <table:table-row table:style-name="ro1">
          <table:table-cell office:value-type="string">
            <text:p>CRLBF</text:p>
          </table:table-cell>
          <table:table-cell office:value-type="string">
            <text:p>Cresco Labs Inc.</text:p>
          </table:table-cell>
        </table:table-row>
        <table:table-row table:style-name="ro1">
          <table:table-cell office:value-type="string">
            <text:p>CRLFF</text:p>
          </table:table-cell>
          <table:table-cell office:value-type="string">
            <text:p>Cardinal Energy Ltd.</text:p>
          </table:table-cell>
        </table:table-row>
        <table:table-row table:style-name="ro1">
          <table:table-cell office:value-type="string">
            <text:p>CRLI</text:p>
          </table:table-cell>
          <table:table-cell office:value-type="string">
            <text:p>Circuit Research Labs, Inc.</text:p>
          </table:table-cell>
        </table:table-row>
        <table:table-row table:style-name="ro1">
          <table:table-cell office:value-type="string">
            <text:p>CRLKP</text:p>
          </table:table-cell>
          <table:table-cell office:value-type="string">
            <text:p>Central Parking Finance Trust</text:p>
          </table:table-cell>
        </table:table-row>
        <table:table-row table:style-name="ro1">
          <table:table-cell office:value-type="string">
            <text:p>CRM</text:p>
          </table:table-cell>
          <table:table-cell office:value-type="string">
            <text:p>salesforce.com Inc</text:p>
          </table:table-cell>
        </table:table-row>
        <table:table-row table:style-name="ro1">
          <table:table-cell office:value-type="string">
            <text:p>CRMBQ</text:p>
          </table:table-cell>
          <table:table-cell office:value-type="string">
            <text:p>Crumbs Bake Shop, Inc.</text:p>
          </table:table-cell>
        </table:table-row>
        <table:table-row table:style-name="ro1">
          <table:table-cell office:value-type="string">
            <text:p>CRMD</text:p>
          </table:table-cell>
          <table:table-cell office:value-type="string">
            <text:p>CorMedix Inc</text:p>
          </table:table-cell>
        </table:table-row>
        <table:table-row table:style-name="ro1">
          <table:table-cell office:value-type="string">
            <text:p>CRMK</text:p>
          </table:table-cell>
          <table:table-cell office:value-type="string">
            <text:p>Cermetek Microelectronics, Inc.</text:p>
          </table:table-cell>
        </table:table-row>
        <table:table-row table:style-name="ro1">
          <table:table-cell office:value-type="string">
            <text:p>CRMT</text:p>
          </table:table-cell>
          <table:table-cell office:value-type="string">
            <text:p>America's Car-Mart Inc-TX</text:p>
          </table:table-cell>
        </table:table-row>
        <table:table-row table:style-name="ro1">
          <table:table-cell office:value-type="string">
            <text:p>CRMZ</text:p>
          </table:table-cell>
          <table:table-cell office:value-type="string">
            <text:p>CreditRiskMonitor.com, Inc.</text:p>
          </table:table-cell>
        </table:table-row>
        <table:table-row table:style-name="ro1">
          <table:table-cell office:value-type="string">
            <text:p>CRNC</text:p>
          </table:table-cell>
          <table:table-cell office:value-type="string">
            <text:p>Cerence Inc</text:p>
          </table:table-cell>
        </table:table-row>
        <table:table-row table:style-name="ro1">
          <table:table-cell office:value-type="string">
            <text:p>CRNT</text:p>
          </table:table-cell>
          <table:table-cell office:value-type="string">
            <text:p>Ceragon Networks Ltd</text:p>
          </table:table-cell>
        </table:table-row>
        <table:table-row table:style-name="ro1">
          <table:table-cell office:value-type="string">
            <text:p>CRNX</text:p>
          </table:table-cell>
          <table:table-cell office:value-type="string">
            <text:p>Crinetics Pharmaceuticals Inc</text:p>
          </table:table-cell>
        </table:table-row>
        <table:table-row table:style-name="ro1">
          <table:table-cell office:value-type="string">
            <text:p>CROL</text:p>
          </table:table-cell>
          <table:table-cell office:value-type="string">
            <text:p>Carroll Bancorp, Inc.</text:p>
          </table:table-cell>
        </table:table-row>
        <table:table-row table:style-name="ro1">
          <table:table-cell office:value-type="string">
            <text:p>CRON</text:p>
          </table:table-cell>
          <table:table-cell office:value-type="string">
            <text:p>Cronos Group Inc</text:p>
          </table:table-cell>
        </table:table-row>
        <table:table-row table:style-name="ro1">
          <table:table-cell office:value-type="string">
            <text:p>CROX</text:p>
          </table:table-cell>
          <table:table-cell office:value-type="string">
            <text:p>Crocs Inc</text:p>
          </table:table-cell>
        </table:table-row>
        <table:table-row table:style-name="ro1">
          <table:table-cell office:value-type="string">
            <text:p>CRPE</text:p>
          </table:table-cell>
          <table:table-cell office:value-type="string">
            <text:p>Columbian Rope Co.</text:p>
          </table:table-cell>
        </table:table-row>
        <table:table-row table:style-name="ro1">
          <table:table-cell office:value-type="string">
            <text:p>CRQE</text:p>
          </table:table-cell>
          <table:table-cell office:value-type="string">
            <text:p>Cirque Energy Inc.</text:p>
          </table:table-cell>
        </table:table-row>
        <table:table-row table:style-name="ro1">
          <table:table-cell office:value-type="string">
            <text:p>CRRSQ</text:p>
          </table:table-cell>
          <table:table-cell office:value-type="string">
            <text:p>Corporate Resource Services, Inc.</text:p>
          </table:table-cell>
        </table:table-row>
        <table:table-row table:style-name="ro1">
          <table:table-cell office:value-type="string">
            <text:p>CRRTQ</text:p>
          </table:table-cell>
          <table:table-cell office:value-type="string">
            <text:p>Carbo Ceramics Inc.</text:p>
          </table:table-cell>
        </table:table-row>
        <table:table-row table:style-name="ro1">
          <table:table-cell office:value-type="string">
            <text:p>CRS</text:p>
          </table:table-cell>
          <table:table-cell office:value-type="string">
            <text:p>Carpenter Technology Corp</text:p>
          </table:table-cell>
        </table:table-row>
        <table:table-row table:style-name="ro1">
          <table:table-cell office:value-type="string">
            <text:p>CRSA</text:p>
          </table:table-cell>
          <table:table-cell office:value-type="string">
            <text:p>Crescent Acquisition Corp</text:p>
          </table:table-cell>
        </table:table-row>
        <table:table-row table:style-name="ro1">
          <table:table-cell office:value-type="string">
            <text:p>CRSB</text:p>
          </table:table-cell>
          <table:table-cell office:value-type="string">
            <text:p>Cornerstone Community Bancorp</text:p>
          </table:table-cell>
        </table:table-row>
        <table:table-row table:style-name="ro1">
          <table:table-cell office:value-type="string">
            <text:p>CRSM</text:p>
          </table:table-cell>
          <table:table-cell office:value-type="string">
            <text:p>CarSmartt, Inc.</text:p>
          </table:table-cell>
        </table:table-row>
        <table:table-row table:style-name="ro1">
          <table:table-cell office:value-type="string">
            <text:p>CRSP</text:p>
          </table:table-cell>
          <table:table-cell office:value-type="string">
            <text:p>CRISPR Therapeutics AG</text:p>
          </table:table-cell>
        </table:table-row>
        <table:table-row table:style-name="ro1">
          <table:table-cell office:value-type="string">
            <text:p>CRSQ</text:p>
          </table:table-cell>
          <table:table-cell office:value-type="string">
            <text:p>Corporate Restaurant Concepts, Inc.</text:p>
          </table:table-cell>
        </table:table-row>
        <table:table-row table:style-name="ro1">
          <table:table-cell office:value-type="string">
            <text:p>CRSR</text:p>
          </table:table-cell>
          <table:table-cell office:value-type="string">
            <text:p>Corsair Gaming Inc</text:p>
          </table:table-cell>
        </table:table-row>
        <table:table-row table:style-name="ro1">
          <table:table-cell office:value-type="string">
            <text:p>CRSS</text:p>
          </table:table-cell>
          <table:table-cell office:value-type="string">
            <text:p>Crossroads Systems, Inc.</text:p>
          </table:table-cell>
        </table:table-row>
        <table:table-row table:style-name="ro1">
          <table:table-cell office:value-type="string">
            <text:p>CRSXF</text:p>
          </table:table-cell>
          <table:table-cell office:value-type="string">
            <text:p>Corsa Coal Corp.</text:p>
          </table:table-cell>
        </table:table-row>
        <table:table-row table:style-name="ro1">
          <table:table-cell office:value-type="string">
            <text:p>CRT</text:p>
          </table:table-cell>
          <table:table-cell office:value-type="string">
            <text:p>Cross Timbers Royalty Trust</text:p>
          </table:table-cell>
        </table:table-row>
        <table:table-row table:style-name="ro1">
          <table:table-cell office:value-type="string">
            <text:p>CRTG</text:p>
          </table:table-cell>
          <table:table-cell office:value-type="string">
            <text:p>The Coretec Group Inc.</text:p>
          </table:table-cell>
        </table:table-row>
        <table:table-row table:style-name="ro1">
          <table:table-cell office:value-type="string">
            <text:p>CRTL</text:p>
          </table:table-cell>
          <table:table-cell office:value-type="string">
            <text:p>Cartel Blue, Inc.</text:p>
          </table:table-cell>
        </table:table-row>
        <table:table-row table:style-name="ro1">
          <table:table-cell office:value-type="string">
            <text:p>CRTO</text:p>
          </table:table-cell>
          <table:table-cell office:value-type="string">
            <text:p>Criteo SA</text:p>
          </table:table-cell>
        </table:table-row>
        <table:table-row table:style-name="ro1">
          <table:table-cell office:value-type="string">
            <text:p>CRTX</text:p>
          </table:table-cell>
          <table:table-cell office:value-type="string">
            <text:p>Cortexyme Inc</text:p>
          </table:table-cell>
        </table:table-row>
        <table:table-row table:style-name="ro1">
          <table:table-cell office:value-type="string">
            <text:p>CRUS</text:p>
          </table:table-cell>
          <table:table-cell office:value-type="string">
            <text:p>Cirrus Logic Inc</text:p>
          </table:table-cell>
        </table:table-row>
        <table:table-row table:style-name="ro1">
          <table:table-cell office:value-type="string">
            <text:p>CRVH</text:p>
          </table:table-cell>
          <table:table-cell office:value-type="string">
            <text:p>Chilco River Holdings, Inc.</text:p>
          </table:table-cell>
        </table:table-row>
        <table:table-row table:style-name="ro1">
          <table:table-cell office:value-type="string">
            <text:p>CRVL</text:p>
          </table:table-cell>
          <table:table-cell office:value-type="string">
            <text:p>CorVel Corp</text:p>
          </table:table-cell>
        </table:table-row>
        <table:table-row table:style-name="ro1">
          <table:table-cell office:value-type="string">
            <text:p>CRVS</text:p>
          </table:table-cell>
          <table:table-cell office:value-type="string">
            <text:p>Corvus Pharmaceuticals Inc</text:p>
          </table:table-cell>
        </table:table-row>
        <table:table-row table:style-name="ro1">
          <table:table-cell office:value-type="string">
            <text:p>CRVW</text:p>
          </table:table-cell>
          <table:table-cell office:value-type="string">
            <text:p>Careview Communications, Inc.</text:p>
          </table:table-cell>
        </table:table-row>
        <table:table-row table:style-name="ro1">
          <table:table-cell office:value-type="string">
            <text:p>CRWD</text:p>
          </table:table-cell>
          <table:table-cell office:value-type="string">
            <text:p>Crowdstrike Holdings Inc</text:p>
          </table:table-cell>
        </table:table-row>
        <table:table-row table:style-name="ro1">
          <table:table-cell office:value-type="string">
            <text:p>CRWE</text:p>
          </table:table-cell>
          <table:table-cell office:value-type="string">
            <text:p>Crown Equity Holdings, Inc.</text:p>
          </table:table-cell>
        </table:table-row>
        <table:table-row table:style-name="ro1">
          <table:table-cell office:value-type="string">
            <text:p>CRWG</text:p>
          </table:table-cell>
          <table:table-cell office:value-type="string">
            <text:p>CrowdGather, Inc.</text:p>
          </table:table-cell>
        </table:table-row>
        <table:table-row table:style-name="ro1">
          <table:table-cell office:value-type="string">
            <text:p>CRWS</text:p>
          </table:table-cell>
          <table:table-cell office:value-type="string">
            <text:p>Crown Crafts Inc</text:p>
          </table:table-cell>
        </table:table-row>
        <table:table-row table:style-name="ro1">
          <table:table-cell office:value-type="string">
            <text:p>CRXM</text:p>
          </table:table-cell>
          <table:table-cell office:value-type="string">
            <text:p>Taxus Cardium Pharmaceuticals Group, Inc.</text:p>
          </table:table-cell>
        </table:table-row>
        <table:table-row table:style-name="ro1">
          <table:table-cell office:value-type="string">
            <text:p>CRY</text:p>
          </table:table-cell>
          <table:table-cell office:value-type="string">
            <text:p>CryoLife Inc</text:p>
          </table:table-cell>
        </table:table-row>
        <table:table-row table:style-name="ro1">
          <table:table-cell office:value-type="string">
            <text:p>CRYO</text:p>
          </table:table-cell>
          <table:table-cell office:value-type="string">
            <text:p>American Cryostem Corp.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Credit Suisse Group AG</text:p>
          </table:table-cell>
        </table:table-row>
        <table:table-row table:style-name="ro1">
          <table:table-cell office:value-type="string">
            <text:p>C-S</text:p>
          </table:table-cell>
          <table:table-cell office:value-type="string">
            <text:p>Citigroup Inc</text:p>
          </table:table-cell>
        </table:table-row>
        <table:table-row table:style-name="ro1">
          <table:table-cell office:value-type="string">
            <text:p>CSBB</text:p>
          </table:table-cell>
          <table:table-cell office:value-type="string">
            <text:p>CSB Bancorp, Inc.</text:p>
          </table:table-cell>
        </table:table-row>
        <table:table-row table:style-name="ro1">
          <table:table-cell office:value-type="string">
            <text:p>CSBF</text:p>
          </table:table-cell>
          <table:table-cell office:value-type="string">
            <text:p>Consolidated Biofuels, Inc.</text:p>
          </table:table-cell>
        </table:table-row>
        <table:table-row table:style-name="ro1">
          <table:table-cell office:value-type="string">
            <text:p>CSBI</text:p>
          </table:table-cell>
          <table:table-cell office:value-type="string">
            <text:p>Carroll Shelby International, Inc.</text:p>
          </table:table-cell>
        </table:table-row>
        <table:table-row table:style-name="ro1">
          <table:table-cell office:value-type="string">
            <text:p>CSBR</text:p>
          </table:table-cell>
          <table:table-cell office:value-type="string">
            <text:p>Champions Oncology Inc</text:p>
          </table:table-cell>
        </table:table-row>
        <table:table-row table:style-name="ro1">
          <table:table-cell office:value-type="string">
            <text:p>CSCO</text:p>
          </table:table-cell>
          <table:table-cell office:value-type="string">
            <text:p>Cisco Systems Inc</text:p>
          </table:table-cell>
        </table:table-row>
        <table:table-row table:style-name="ro1">
          <table:table-cell office:value-type="string">
            <text:p>CSCW</text:p>
          </table:table-cell>
          <table:table-cell office:value-type="string">
            <text:p>Color Star Technology Co., Ltd.</text:p>
          </table:table-cell>
        </table:table-row>
        <table:table-row table:style-name="ro1">
          <table:table-cell office:value-type="string">
            <text:p>CSFL</text:p>
          </table:table-cell>
          <table:table-cell office:value-type="string">
            <text:p>CenterState Bank Corp</text:p>
          </table:table-cell>
        </table:table-row>
        <table:table-row table:style-name="ro1">
          <table:table-cell office:value-type="string">
            <text:p>CSGP</text:p>
          </table:table-cell>
          <table:table-cell office:value-type="string">
            <text:p>CoStar Group Inc</text:p>
          </table:table-cell>
        </table:table-row>
        <table:table-row table:style-name="ro1">
          <table:table-cell office:value-type="string">
            <text:p>CSGS</text:p>
          </table:table-cell>
          <table:table-cell office:value-type="string">
            <text:p>CSG Systems International Inc</text:p>
          </table:table-cell>
        </table:table-row>
        <table:table-row table:style-name="ro1">
          <table:table-cell office:value-type="string">
            <text:p>CSGU</text:p>
          </table:table-cell>
          <table:table-cell office:value-type="string">
            <text:p>Consolidated Sports Media Group</text:p>
          </table:table-cell>
        </table:table-row>
        <table:table-row table:style-name="ro1">
          <table:table-cell office:value-type="string">
            <text:p>CSHB</text:p>
          </table:table-cell>
          <table:table-cell office:value-type="string">
            <text:p>Community Shores Bank Corp.</text:p>
          </table:table-cell>
        </table:table-row>
        <table:table-row table:style-name="ro1">
          <table:table-cell office:value-type="string">
            <text:p>CSHX</text:p>
          </table:table-cell>
          <table:table-cell office:value-type="string">
            <text:p>Cashmere Valley Bank</text:p>
          </table:table-cell>
        </table:table-row>
        <table:table-row table:style-name="ro1">
          <table:table-cell office:value-type="string">
            <text:p>CSHX</text:p>
          </table:table-cell>
          <table:table-cell office:value-type="string">
            <text:p>Cashmere Valley Bank</text:p>
          </table:table-cell>
        </table:table-row>
        <table:table-row table:style-name="ro1">
          <table:table-cell office:value-type="string">
            <text:p>CSII</text:p>
          </table:table-cell>
          <table:table-cell office:value-type="string">
            <text:p>Cardiovascular Systems Inc</text:p>
          </table:table-cell>
        </table:table-row>
        <table:table-row table:style-name="ro1">
          <table:table-cell office:value-type="string">
            <text:p>CSIQ</text:p>
          </table:table-cell>
          <table:table-cell office:value-type="string">
            <text:p>Canadian Solar Inc</text:p>
          </table:table-cell>
        </table:table-row>
        <table:table-row table:style-name="ro1">
          <table:table-cell office:value-type="string">
            <text:p>CSL</text:p>
          </table:table-cell>
          <table:table-cell office:value-type="string">
            <text:p>Carlisle Cos Inc</text:p>
          </table:table-cell>
        </table:table-row>
        <table:table-row table:style-name="ro1">
          <table:table-cell office:value-type="string">
            <text:p>CSLI</text:p>
          </table:table-cell>
          <table:table-cell office:value-type="string">
            <text:p>Critical Solutions, Inc.</text:p>
          </table:table-cell>
        </table:table-row>
        <table:table-row table:style-name="ro1">
          <table:table-cell office:value-type="string">
            <text:p>CSLT</text:p>
          </table:table-cell>
          <table:table-cell office:value-type="string">
            <text:p>Castlight Health Inc</text:p>
          </table:table-cell>
        </table:table-row>
        <table:table-row table:style-name="ro1">
          <table:table-cell office:value-type="string">
            <text:p>CSOC</text:p>
          </table:table-cell>
          <table:table-cell office:value-type="string">
            <text:p>Caduceus Software Systems Corp.</text:p>
          </table:table-cell>
        </table:table-row>
        <table:table-row table:style-name="ro1">
          <table:table-cell office:value-type="string">
            <text:p>CSOD</text:p>
          </table:table-cell>
          <table:table-cell office:value-type="string">
            <text:p>Cornerstone OnDemand Inc</text:p>
          </table:table-cell>
        </table:table-row>
        <table:table-row table:style-name="ro1">
          <table:table-cell office:value-type="string">
            <text:p>CSOL</text:p>
          </table:table-cell>
          <table:table-cell office:value-type="string">
            <text:p>China Solar &amp; Clean Energy Solutions, Inc.</text:p>
          </table:table-cell>
        </table:table-row>
        <table:table-row table:style-name="ro1">
          <table:table-cell office:value-type="string">
            <text:p>CSPI</text:p>
          </table:table-cell>
          <table:table-cell office:value-type="string">
            <text:p>CSP Inc</text:p>
          </table:table-cell>
        </table:table-row>
        <table:table-row table:style-name="ro1">
          <table:table-cell office:value-type="string">
            <text:p>CSPR</text:p>
          </table:table-cell>
          <table:table-cell office:value-type="string">
            <text:p>Casper Sleep Inc</text:p>
          </table:table-cell>
        </table:table-row>
        <table:table-row table:style-name="ro1">
          <table:table-cell office:value-type="string">
            <text:p>CSPS</text:p>
          </table:table-cell>
          <table:table-cell office:value-type="string">
            <text:p>CUSTOM PROTN SVCS INC.</text:p>
          </table:table-cell>
        </table:table-row>
        <table:table-row table:style-name="ro1">
          <table:table-cell office:value-type="string">
            <text:p>CSQ</text:p>
          </table:table-cell>
          <table:table-cell office:value-type="string">
            <text:p>Calamos Strategic Total Return Fund</text:p>
          </table:table-cell>
        </table:table-row>
        <table:table-row table:style-name="ro1">
          <table:table-cell office:value-type="string">
            <text:p>CSRH</text:p>
          </table:table-cell>
          <table:table-cell office:value-type="string">
            <text:p>Consorteum Holdings, Inc.</text:p>
          </table:table-cell>
        </table:table-row>
        <table:table-row table:style-name="ro1">
          <table:table-cell office:value-type="string">
            <text:p>CSSE</text:p>
          </table:table-cell>
          <table:table-cell office:value-type="string">
            <text:p>Chicken Soup For The Soul Entertainment Inc</text:p>
          </table:table-cell>
        </table:table-row>
        <table:table-row table:style-name="ro1">
          <table:table-cell office:value-type="string">
            <text:p>CSSEP</text:p>
          </table:table-cell>
          <table:table-cell office:value-type="string">
            <text:p>Chicken Soup For The Soul Entertainment Inc</text:p>
          </table:table-cell>
        </table:table-row>
        <table:table-row table:style-name="ro1">
          <table:table-cell office:value-type="string">
            <text:p>CSSV</text:p>
          </table:table-cell>
          <table:table-cell office:value-type="string">
            <text:p>Caspian Services, Inc.</text:p>
          </table:table-cell>
        </table:table-row>
        <table:table-row table:style-name="ro1">
          <table:table-cell office:value-type="string">
            <text:p>CSTE</text:p>
          </table:table-cell>
          <table:table-cell office:value-type="string">
            <text:p>Caesarstone Ltd</text:p>
          </table:table-cell>
        </table:table-row>
        <table:table-row table:style-name="ro1">
          <table:table-cell office:value-type="string">
            <text:p>CSTI</text:p>
          </table:table-cell>
          <table:table-cell office:value-type="string">
            <text:p>Costar Technologies, Inc.</text:p>
          </table:table-cell>
        </table:table-row>
        <table:table-row table:style-name="ro1">
          <table:table-cell office:value-type="string">
            <text:p>CSTL</text:p>
          </table:table-cell>
          <table:table-cell office:value-type="string">
            <text:p>Castle Biosciences Inc</text:p>
          </table:table-cell>
        </table:table-row>
        <table:table-row table:style-name="ro1">
          <table:table-cell office:value-type="string">
            <text:p>CSTM</text:p>
          </table:table-cell>
          <table:table-cell office:value-type="string">
            <text:p>Constellium SE</text:p>
          </table:table-cell>
        </table:table-row>
        <table:table-row table:style-name="ro1">
          <table:table-cell office:value-type="string">
            <text:p>CSTR</text:p>
          </table:table-cell>
          <table:table-cell office:value-type="string">
            <text:p>Capstar Financial Holdings Inc</text:p>
          </table:table-cell>
        </table:table-row>
        <table:table-row table:style-name="ro1">
          <table:table-cell office:value-type="string">
            <text:p>CSU</text:p>
          </table:table-cell>
          <table:table-cell office:value-type="string">
            <text:p>Capital Senior Living Corp</text:p>
          </table:table-cell>
        </table:table-row>
        <table:table-row table:style-name="ro1">
          <table:table-cell office:value-type="string">
            <text:p>CSV</text:p>
          </table:table-cell>
          <table:table-cell office:value-type="string">
            <text:p>Carriage Services Inc</text:p>
          </table:table-cell>
        </table:table-row>
        <table:table-row table:style-name="ro1">
          <table:table-cell office:value-type="string">
            <text:p>CSVI</text:p>
          </table:table-cell>
          <table:table-cell office:value-type="string">
            <text:p>Computer Services, Inc.</text:p>
          </table:table-cell>
        </table:table-row>
        <table:table-row table:style-name="ro1">
          <table:table-cell office:value-type="string">
            <text:p>CSWC</text:p>
          </table:table-cell>
          <table:table-cell office:value-type="string">
            <text:p>Capital Southwest Corp</text:p>
          </table:table-cell>
        </table:table-row>
        <table:table-row table:style-name="ro1">
          <table:table-cell office:value-type="string">
            <text:p>CSWCL</text:p>
          </table:table-cell>
          <table:table-cell office:value-type="string">
            <text:p>Capital Southwest Corp</text:p>
          </table:table-cell>
        </table:table-row>
        <table:table-row table:style-name="ro1">
          <table:table-cell office:value-type="string">
            <text:p>CSWI</text:p>
          </table:table-cell>
          <table:table-cell office:value-type="string">
            <text:p>CSW Industrials Inc</text:p>
          </table:table-cell>
        </table:table-row>
        <table:table-row table:style-name="ro1">
          <table:table-cell office:value-type="string">
            <text:p>CSX</text:p>
          </table:table-cell>
          <table:table-cell office:value-type="string">
            <text:p>CSX Corp</text:p>
          </table:table-cell>
        </table:table-row>
        <table:table-row table:style-name="ro1">
          <table:table-cell office:value-type="string">
            <text:p>CSYS</text:p>
          </table:table-cell>
          <table:table-cell office:value-type="string">
            <text:p>ClearStory Systems, Inc.</text:p>
          </table:table-cell>
        </table:table-row>
        <table:table-row table:style-name="ro1">
          <table:table-cell office:value-type="string">
            <text:p>CTAA</text:p>
          </table:table-cell>
          <table:table-cell office:value-type="string">
            <text:p>Qwest Corp</text:p>
          </table:table-cell>
        </table:table-row>
        <table:table-row table:style-name="ro1">
          <table:table-cell office:value-type="string">
            <text:p>CTA-A</text:p>
          </table:table-cell>
          <table:table-cell office:value-type="string">
            <text:p>EI du Pont de Nemours &amp; Co</text:p>
          </table:table-cell>
        </table:table-row>
        <table:table-row table:style-name="ro1">
          <table:table-cell office:value-type="string">
            <text:p>CTA-B</text:p>
          </table:table-cell>
          <table:table-cell office:value-type="string">
            <text:p>EI du Pont de Nemours &amp; Co</text:p>
          </table:table-cell>
        </table:table-row>
        <table:table-row table:style-name="ro1">
          <table:table-cell office:value-type="string">
            <text:p>CTAM</text:p>
          </table:table-cell>
          <table:table-cell office:value-type="string">
            <text:p>A.M. Castle &amp; Co.</text:p>
          </table:table-cell>
        </table:table-row>
        <table:table-row table:style-name="ro1">
          <table:table-cell office:value-type="string">
            <text:p>CTAS</text:p>
          </table:table-cell>
          <table:table-cell office:value-type="string">
            <text:p>Cintas Corp</text:p>
          </table:table-cell>
        </table:table-row>
        <table:table-row table:style-name="ro1">
          <table:table-cell office:value-type="string">
            <text:p>CTB</text:p>
          </table:table-cell>
          <table:table-cell office:value-type="string">
            <text:p>Cooper Tire &amp; Rubber Co</text:p>
          </table:table-cell>
        </table:table-row>
        <table:table-row table:style-name="ro1">
          <table:table-cell office:value-type="string">
            <text:p>CTBB</text:p>
          </table:table-cell>
          <table:table-cell office:value-type="string">
            <text:p>Qwest Corp</text:p>
          </table:table-cell>
        </table:table-row>
        <table:table-row table:style-name="ro1">
          <table:table-cell office:value-type="string">
            <text:p>CTBG</text:p>
          </table:table-cell>
          <table:table-cell office:value-type="string">
            <text:p>Coil Tubing Technology, Inc.</text:p>
          </table:table-cell>
        </table:table-row>
        <table:table-row table:style-name="ro1">
          <table:table-cell office:value-type="string">
            <text:p>CTBI</text:p>
          </table:table-cell>
          <table:table-cell office:value-type="string">
            <text:p>Community Trust Bancorp Inc</text:p>
          </table:table-cell>
        </table:table-row>
        <table:table-row table:style-name="ro1">
          <table:table-cell office:value-type="string">
            <text:p>CTBK</text:p>
          </table:table-cell>
          <table:table-cell office:value-type="string">
            <text:p>City Bank (Lynnwood, WA)</text:p>
          </table:table-cell>
        </table:table-row>
        <table:table-row table:style-name="ro1">
          <table:table-cell office:value-type="string">
            <text:p>CTBO</text:p>
          </table:table-cell>
          <table:table-cell office:value-type="string">
            <text:p>Cantabio Pharmaceuticals Inc.</text:p>
          </table:table-cell>
        </table:table-row>
        <table:table-row table:style-name="ro1">
          <table:table-cell office:value-type="string">
            <text:p>CTCC</text:p>
          </table:table-cell>
          <table:table-cell office:value-type="string">
            <text:p>City Capital Corp.</text:p>
          </table:table-cell>
        </table:table-row>
        <table:table-row table:style-name="ro1">
          <table:table-cell office:value-type="string">
            <text:p>CTDD</text:p>
          </table:table-cell>
          <table:table-cell office:value-type="string">
            <text:p>Qwest Corp</text:p>
          </table:table-cell>
        </table:table-row>
        <table:table-row table:style-name="ro1">
          <table:table-cell office:value-type="string">
            <text:p>CTDH</text:p>
          </table:table-cell>
          <table:table-cell office:value-type="string">
            <text:p>Cyclo Therapeutics, Inc.</text:p>
          </table:table-cell>
        </table:table-row>
        <table:table-row table:style-name="ro1">
          <table:table-cell office:value-type="string">
            <text:p>CTDN</text:p>
          </table:table-cell>
          <table:table-cell office:value-type="string">
            <text:p>Capital Directions, Inc.</text:p>
          </table:table-cell>
        </table:table-row>
        <table:table-row table:style-name="ro1">
          <table:table-cell office:value-type="string">
            <text:p>CTDT</text:p>
          </table:table-cell>
          <table:table-cell office:value-type="string">
            <text:p>Centaurus Diamond Technologies, Inc.</text:p>
          </table:table-cell>
        </table:table-row>
        <table:table-row table:style-name="ro1">
          <table:table-cell office:value-type="string">
            <text:p>CTEK</text:p>
          </table:table-cell>
          <table:table-cell office:value-type="string">
            <text:p>CynergisTek Inc-DE</text:p>
          </table:table-cell>
        </table:table-row>
        <table:table-row table:style-name="ro1">
          <table:table-cell office:value-type="string">
            <text:p>CTG</text:p>
          </table:table-cell>
          <table:table-cell office:value-type="string">
            <text:p>Computer Task Group Inc</text:p>
          </table:table-cell>
        </table:table-row>
        <table:table-row table:style-name="ro1">
          <table:table-cell office:value-type="string">
            <text:p>CTGO</text:p>
          </table:table-cell>
          <table:table-cell office:value-type="string">
            <text:p>Contango Ore, Inc.</text:p>
          </table:table-cell>
        </table:table-row>
        <table:table-row table:style-name="ro1">
          <table:table-cell office:value-type="string">
            <text:p>CTHR</text:p>
          </table:table-cell>
          <table:table-cell office:value-type="string">
            <text:p>Charles &amp; Colvard Ltd</text:p>
          </table:table-cell>
        </table:table-row>
        <table:table-row table:style-name="ro1">
          <table:table-cell office:value-type="string">
            <text:p>CTHZ</text:p>
          </table:table-cell>
          <table:table-cell office:value-type="string">
            <text:p>Cancer Treatment Holdings, Inc.</text:p>
          </table:table-cell>
        </table:table-row>
        <table:table-row table:style-name="ro1">
          <table:table-cell office:value-type="string">
            <text:p>CTIB</text:p>
          </table:table-cell>
          <table:table-cell office:value-type="string">
            <text:p>CTI Industries Corp</text:p>
          </table:table-cell>
        </table:table-row>
        <table:table-row table:style-name="ro1">
          <table:table-cell office:value-type="string">
            <text:p>CTIC</text:p>
          </table:table-cell>
          <table:table-cell office:value-type="string">
            <text:p>CTI BioPharma Corp</text:p>
          </table:table-cell>
        </table:table-row>
        <table:table-row table:style-name="ro1">
          <table:table-cell office:value-type="string">
            <text:p>CTK</text:p>
          </table:table-cell>
          <table:table-cell office:value-type="string">
            <text:p>CooTek Cayman Inc</text:p>
          </table:table-cell>
        </table:table-row>
        <table:table-row table:style-name="ro1">
          <table:table-cell office:value-type="string">
            <text:p>CTL</text:p>
          </table:table-cell>
          <table:table-cell office:value-type="string">
            <text:p>Lumen Technologies, Inc.</text:p>
          </table:table-cell>
        </table:table-row>
        <table:table-row table:style-name="ro1">
          <table:table-cell office:value-type="string">
            <text:p>CTLT</text:p>
          </table:table-cell>
          <table:table-cell office:value-type="string">
            <text:p>Catalent Inc</text:p>
          </table:table-cell>
        </table:table-row>
        <table:table-row table:style-name="ro1">
          <table:table-cell office:value-type="string">
            <text:p>CTMX</text:p>
          </table:table-cell>
          <table:table-cell office:value-type="string">
            <text:p>CytomX Therapeutics Inc</text:p>
          </table:table-cell>
        </table:table-row>
        <table:table-row table:style-name="ro1">
          <table:table-cell office:value-type="string">
            <text:p>CTNI</text:p>
          </table:table-cell>
          <table:table-cell office:value-type="string">
            <text:p>Citron, Inc.</text:p>
          </table:table-cell>
        </table:table-row>
        <table:table-row table:style-name="ro1">
          <table:table-cell office:value-type="string">
            <text:p>CTNR</text:p>
          </table:table-cell>
          <table:table-cell office:value-type="string">
            <text:p>Central Natural Resources, Inc.</text:p>
          </table:table-cell>
        </table:table-row>
        <table:table-row table:style-name="ro1">
          <table:table-cell office:value-type="string">
            <text:p>CTO</text:p>
          </table:table-cell>
          <table:table-cell office:value-type="string">
            <text:p>Consolidated-Tomoka Land Co</text:p>
          </table:table-cell>
        </table:table-row>
        <table:table-row table:style-name="ro1">
          <table:table-cell office:value-type="string">
            <text:p>CTON</text:p>
          </table:table-cell>
          <table:table-cell office:value-type="string">
            <text:p>Second Street Capital, Inc.</text:p>
          </table:table-cell>
        </table:table-row>
        <table:table-row table:style-name="ro1">
          <table:table-cell office:value-type="string">
            <text:p>CTPPO</text:p>
          </table:table-cell>
          <table:table-cell office:value-type="string">
            <text:p>Central Maine Power Co.</text:p>
          </table:table-cell>
        </table:table-row>
        <table:table-row table:style-name="ro1">
          <table:table-cell office:value-type="string">
            <text:p>CTR</text:p>
          </table:table-cell>
          <table:table-cell office:value-type="string">
            <text:p>ClearBridge MLP &amp; Midstream Total Return Fund Inc</text:p>
          </table:table-cell>
        </table:table-row>
        <table:table-row table:style-name="ro1">
          <table:table-cell office:value-type="string">
            <text:p>CTRA</text:p>
          </table:table-cell>
          <table:table-cell office:value-type="string">
            <text:p>Contura Energy Inc</text:p>
          </table:table-cell>
        </table:table-row>
        <table:table-row table:style-name="ro1">
          <table:table-cell office:value-type="string">
            <text:p>CTRC</text:p>
          </table:table-cell>
          <table:table-cell office:value-type="string">
            <text:p>Centric Brands Inc</text:p>
          </table:table-cell>
        </table:table-row>
        <table:table-row table:style-name="ro1">
          <table:table-cell office:value-type="string">
            <text:p>CTRE</text:p>
          </table:table-cell>
          <table:table-cell office:value-type="string">
            <text:p>CareTrust REIT Inc</text:p>
          </table:table-cell>
        </table:table-row>
        <table:table-row table:style-name="ro1">
          <table:table-cell office:value-type="string">
            <text:p>CTRM</text:p>
          </table:table-cell>
          <table:table-cell office:value-type="string">
            <text:p>Castor Maritime Inc</text:p>
          </table:table-cell>
        </table:table-row>
        <table:table-row table:style-name="ro1">
          <table:table-cell office:value-type="string">
            <text:p>CTRN</text:p>
          </table:table-cell>
          <table:table-cell office:value-type="string">
            <text:p>Citi Trends Inc</text:p>
          </table:table-cell>
        </table:table-row>
        <table:table-row table:style-name="ro1">
          <table:table-cell office:value-type="string">
            <text:p>CTS</text:p>
          </table:table-cell>
          <table:table-cell office:value-type="string">
            <text:p>CTS Corp</text:p>
          </table:table-cell>
        </table:table-row>
        <table:table-row table:style-name="ro1">
          <table:table-cell office:value-type="string">
            <text:p>CTSH</text:p>
          </table:table-cell>
          <table:table-cell office:value-type="string">
            <text:p>Cognizant Technology Solutions Corp</text:p>
          </table:table-cell>
        </table:table-row>
        <table:table-row table:style-name="ro1">
          <table:table-cell office:value-type="string">
            <text:p>CTSO</text:p>
          </table:table-cell>
          <table:table-cell office:value-type="string">
            <text:p>CytoSorbents Corp</text:p>
          </table:table-cell>
        </table:table-row>
        <table:table-row table:style-name="ro1">
          <table:table-cell office:value-type="string">
            <text:p>CTT</text:p>
          </table:table-cell>
          <table:table-cell office:value-type="string">
            <text:p>CatchMark Timber Trust Inc</text:p>
          </table:table-cell>
        </table:table-row>
        <table:table-row table:style-name="ro1">
          <table:table-cell office:value-type="string">
            <text:p>CTTC</text:p>
          </table:table-cell>
          <table:table-cell office:value-type="string">
            <text:p>Calmare Therapeutics Inc.</text:p>
          </table:table-cell>
        </table:table-row>
        <table:table-row table:style-name="ro1">
          <table:table-cell office:value-type="string">
            <text:p>CTUY</text:p>
          </table:table-cell>
          <table:table-cell office:value-type="string">
            <text:p>Century Next Financial Corp</text:p>
          </table:table-cell>
        </table:table-row>
        <table:table-row table:style-name="ro1">
          <table:table-cell office:value-type="string">
            <text:p>CTV</text:p>
          </table:table-cell>
          <table:table-cell office:value-type="string">
            <text:p>Qwest Corp</text:p>
          </table:table-cell>
        </table:table-row>
        <table:table-row table:style-name="ro1">
          <table:table-cell office:value-type="string">
            <text:p>CTVA</text:p>
          </table:table-cell>
          <table:table-cell office:value-type="string">
            <text:p>Corteva Inc</text:p>
          </table:table-cell>
        </table:table-row>
        <table:table-row table:style-name="ro1">
          <table:table-cell office:value-type="string">
            <text:p>CTVEF</text:p>
          </table:table-cell>
          <table:table-cell office:value-type="string">
            <text:p>Certive Solutions, Inc.</text:p>
          </table:table-cell>
        </table:table-row>
        <table:table-row table:style-name="ro1">
          <table:table-cell office:value-type="string">
            <text:p>CTVZ</text:p>
          </table:table-cell>
          <table:table-cell office:value-type="string">
            <text:p>China Travel Resort Holdings, Inc.</text:p>
          </table:table-cell>
        </table:table-row>
        <table:table-row table:style-name="ro1">
          <table:table-cell office:value-type="string">
            <text:p>CTXR</text:p>
          </table:table-cell>
          <table:table-cell office:value-type="string">
            <text:p>Citius Pharmaceuticals Inc</text:p>
          </table:table-cell>
        </table:table-row>
        <table:table-row table:style-name="ro1">
          <table:table-cell office:value-type="string">
            <text:p>CTXS</text:p>
          </table:table-cell>
          <table:table-cell office:value-type="string">
            <text:p>Citrix Systems Inc</text:p>
          </table:table-cell>
        </table:table-row>
        <table:table-row table:style-name="ro1">
          <table:table-cell office:value-type="string">
            <text:p>CTXV</text:p>
          </table:table-cell>
          <table:table-cell office:value-type="string">
            <text:p>CTX Virtual Technologies, Inc.</text:p>
          </table:table-cell>
        </table:table-row>
        <table:table-row table:style-name="ro1">
          <table:table-cell office:value-type="string">
            <text:p>CTY</text:p>
          </table:table-cell>
          <table:table-cell office:value-type="string">
            <text:p>Qwest Corp</text:p>
          </table:table-cell>
        </table:table-row>
        <table:table-row table:style-name="ro1">
          <table:table-cell office:value-type="string">
            <text:p>CTYO</text:p>
          </table:table-cell>
          <table:table-cell office:value-type="string">
            <text:p>CathayOnline, Inc.</text:p>
          </table:table-cell>
        </table:table-row>
        <table:table-row table:style-name="ro1">
          <table:table-cell office:value-type="string">
            <text:p>CTYX</text:p>
          </table:table-cell>
          <table:table-cell office:value-type="string">
            <text:p>Connectyx Technologies Holdings Group, Inc.</text:p>
          </table:table-cell>
        </table:table-row>
        <table:table-row table:style-name="ro1">
          <table:table-cell office:value-type="string">
            <text:p>CTZ</text:p>
          </table:table-cell>
          <table:table-cell office:value-type="string">
            <text:p>Qwest Corp</text:p>
          </table:table-cell>
        </table:table-row>
        <table:table-row table:style-name="ro1">
          <table:table-cell office:value-type="string">
            <text:p>CUB</text:p>
          </table:table-cell>
          <table:table-cell office:value-type="string">
            <text:p>Cubic Corp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Herzfeld Caribbean Basin Fund Inc-The</text:p>
          </table:table-cell>
        </table:table-row>
        <table:table-row table:style-name="ro1">
          <table:table-cell office:value-type="string">
            <text:p>CUBB</text:p>
          </table:table-cell>
          <table:table-cell office:value-type="string">
            <text:p>Customers Bancorp Inc</text:p>
          </table:table-cell>
        </table:table-row>
        <table:table-row table:style-name="ro1">
          <table:table-cell office:value-type="string">
            <text:p>CUBE</text:p>
          </table:table-cell>
          <table:table-cell office:value-type="string">
            <text:p>CubeSmart</text:p>
          </table:table-cell>
        </table:table-row>
        <table:table-row table:style-name="ro1">
          <table:table-cell office:value-type="string">
            <text:p>CUBG</text:p>
          </table:table-cell>
          <table:table-cell office:value-type="string">
            <text:p>C-Cube Genetics, Inc.</text:p>
          </table:table-cell>
        </table:table-row>
        <table:table-row table:style-name="ro1">
          <table:table-cell office:value-type="string">
            <text:p>CUBI</text:p>
          </table:table-cell>
          <table:table-cell office:value-type="string">
            <text:p>Customers Bancorp Inc</text:p>
          </table:table-cell>
        </table:table-row>
        <table:table-row table:style-name="ro1">
          <table:table-cell office:value-type="string">
            <text:p>CUBI-C</text:p>
          </table:table-cell>
          <table:table-cell office:value-type="string">
            <text:p>Customers Bancorp Inc</text:p>
          </table:table-cell>
        </table:table-row>
        <table:table-row table:style-name="ro1">
          <table:table-cell office:value-type="string">
            <text:p>CUBI-D</text:p>
          </table:table-cell>
          <table:table-cell office:value-type="string">
            <text:p>Customers Bancorp Inc</text:p>
          </table:table-cell>
        </table:table-row>
        <table:table-row table:style-name="ro1">
          <table:table-cell office:value-type="string">
            <text:p>CUBI-E</text:p>
          </table:table-cell>
          <table:table-cell office:value-type="string">
            <text:p>Customers Bancorp Inc</text:p>
          </table:table-cell>
        </table:table-row>
        <table:table-row table:style-name="ro1">
          <table:table-cell office:value-type="string">
            <text:p>CUBI-F</text:p>
          </table:table-cell>
          <table:table-cell office:value-type="string">
            <text:p>Customers Bancorp Inc</text:p>
          </table:table-cell>
        </table:table-row>
        <table:table-row table:style-name="ro1">
          <table:table-cell office:value-type="string">
            <text:p>CUBV</text:p>
          </table:table-cell>
          <table:table-cell office:value-type="string">
            <text:p>CUBA Beverage Company</text:p>
          </table:table-cell>
        </table:table-row>
        <table:table-row table:style-name="ro1">
          <table:table-cell office:value-type="string">
            <text:p>CUE</text:p>
          </table:table-cell>
          <table:table-cell office:value-type="string">
            <text:p>Cue Biopharma Inc</text:p>
          </table:table-cell>
        </table:table-row>
        <table:table-row table:style-name="ro1">
          <table:table-cell office:value-type="string">
            <text:p>CUEN</text:p>
          </table:table-cell>
          <table:table-cell office:value-type="string">
            <text:p>Cuentas Inc.</text:p>
          </table:table-cell>
        </table:table-row>
        <table:table-row table:style-name="ro1">
          <table:table-cell office:value-type="string">
            <text:p>CUK</text:p>
          </table:table-cell>
          <table:table-cell office:value-type="string">
            <text:p>Carnival PLC</text:p>
          </table:table-cell>
        </table:table-row>
        <table:table-row table:style-name="ro1">
          <table:table-cell office:value-type="string">
            <text:p>CULP</text:p>
          </table:table-cell>
          <table:table-cell office:value-type="string">
            <text:p>Culp Inc</text:p>
          </table:table-cell>
        </table:table-row>
        <table:table-row table:style-name="ro1">
          <table:table-cell office:value-type="string">
            <text:p>CUO</text:p>
          </table:table-cell>
          <table:table-cell office:value-type="string">
            <text:p>Continental Materials Corp</text:p>
          </table:table-cell>
        </table:table-row>
        <table:table-row table:style-name="ro1">
          <table:table-cell office:value-type="string">
            <text:p>CURI</text:p>
          </table:table-cell>
          <table:table-cell office:value-type="string">
            <text:p>CuriosityStream Inc.</text:p>
          </table:table-cell>
        </table:table-row>
        <table:table-row table:style-name="ro1">
          <table:table-cell office:value-type="string">
            <text:p>CURLF</text:p>
          </table:table-cell>
          <table:table-cell office:value-type="string">
            <text:p>Curaleaf Hldgs Inc.</text:p>
          </table:table-cell>
        </table:table-row>
        <table:table-row table:style-name="ro1">
          <table:table-cell office:value-type="string">
            <text:p>CURM</text:p>
          </table:table-cell>
          <table:table-cell office:value-type="string">
            <text:p>CUR Media, Inc.</text:p>
          </table:table-cell>
        </table:table-row>
        <table:table-row table:style-name="ro1">
          <table:table-cell office:value-type="string">
            <text:p>CURN</text:p>
          </table:table-cell>
          <table:table-cell office:value-type="string">
            <text:p>Currency Exchange International Corp</text:p>
          </table:table-cell>
        </table:table-row>
        <table:table-row table:style-name="ro1">
          <table:table-cell office:value-type="string">
            <text:p>CURO</text:p>
          </table:table-cell>
          <table:table-cell office:value-type="string">
            <text:p>Curo Group Holdings Corp</text:p>
          </table:table-cell>
        </table:table-row>
        <table:table-row table:style-name="ro1">
          <table:table-cell office:value-type="string">
            <text:p>CURR</text:p>
          </table:table-cell>
          <table:table-cell office:value-type="string">
            <text:p>CURE Pharmaceutical Holding Corp.</text:p>
          </table:table-cell>
        </table:table-row>
        <table:table-row table:style-name="ro1">
          <table:table-cell office:value-type="string">
            <text:p>CUSI</text:p>
          </table:table-cell>
          <table:table-cell office:value-type="string">
            <text:p>Cuisine Solutions, Inc.</text:p>
          </table:table-cell>
        </table:table-row>
        <table:table-row table:style-name="ro1">
          <table:table-cell office:value-type="string">
            <text:p>CUTR</text:p>
          </table:table-cell>
          <table:table-cell office:value-type="string">
            <text:p>Cutera Inc</text:p>
          </table:table-cell>
        </table:table-row>
        <table:table-row table:style-name="ro1">
          <table:table-cell office:value-type="string">
            <text:p>CUZ</text:p>
          </table:table-cell>
          <table:table-cell office:value-type="string">
            <text:p>Cousins Properties Inc</text:p>
          </table:table-cell>
        </table:table-row>
        <table:table-row table:style-name="ro1">
          <table:table-cell office:value-type="string">
            <text:p>CVA</text:p>
          </table:table-cell>
          <table:table-cell office:value-type="string">
            <text:p>Covanta Holding Corp</text:p>
          </table:table-cell>
        </table:table-row>
        <table:table-row table:style-name="ro1">
          <table:table-cell office:value-type="string">
            <text:p>CVAC</text:p>
          </table:table-cell>
          <table:table-cell office:value-type="string">
            <text:p>CureVac NV</text:p>
          </table:table-cell>
        </table:table-row>
        <table:table-row table:style-name="ro1">
          <table:table-cell office:value-type="string">
            <text:p>CVAT</text:p>
          </table:table-cell>
          <table:table-cell office:value-type="string">
            <text:p>Cavitation Technologies, Inc.</text:p>
          </table:table-cell>
        </table:table-row>
        <table:table-row table:style-name="ro1">
          <table:table-cell office:value-type="string">
            <text:p>CVBF</text:p>
          </table:table-cell>
          <table:table-cell office:value-type="string">
            <text:p>CVB Financial Corp</text:p>
          </table:table-cell>
        </table:table-row>
        <table:table-row table:style-name="ro1">
          <table:table-cell office:value-type="string">
            <text:p>CVCO</text:p>
          </table:table-cell>
          <table:table-cell office:value-type="string">
            <text:p>Cavco Industries Inc</text:p>
          </table:table-cell>
        </table:table-row>
        <table:table-row table:style-name="ro1">
          <table:table-cell office:value-type="string">
            <text:p>CVCS</text:p>
          </table:table-cell>
          <table:table-cell office:value-type="string">
            <text:p>Charter Corporate Services, Inc.</text:p>
          </table:table-cell>
        </table:table-row>
        <table:table-row table:style-name="ro1">
          <table:table-cell office:value-type="string">
            <text:p>CVCY</text:p>
          </table:table-cell>
          <table:table-cell office:value-type="string">
            <text:p>Central Valley Community Bancorp</text:p>
          </table:table-cell>
        </table:table-row>
        <table:table-row table:style-name="ro1">
          <table:table-cell office:value-type="string">
            <text:p>CVE</text:p>
          </table:table-cell>
          <table:table-cell office:value-type="string">
            <text:p>Cenovus Energy Inc</text:p>
          </table:table-cell>
        </table:table-row>
        <table:table-row table:style-name="ro1">
          <table:table-cell office:value-type="string">
            <text:p>CVEO</text:p>
          </table:table-cell>
          <table:table-cell office:value-type="string">
            <text:p>Civeo Corp</text:p>
          </table:table-cell>
        </table:table-row>
        <table:table-row table:style-name="ro1">
          <table:table-cell office:value-type="string">
            <text:p>CVET</text:p>
          </table:table-cell>
          <table:table-cell office:value-type="string">
            <text:p>Covetrus Inc</text:p>
          </table:table-cell>
        </table:table-row>
        <table:table-row table:style-name="ro1">
          <table:table-cell office:value-type="string">
            <text:p>CVGI</text:p>
          </table:table-cell>
          <table:table-cell office:value-type="string">
            <text:p>Commercial Vehicle Group Inc</text:p>
          </table:table-cell>
        </table:table-row>
        <table:table-row table:style-name="ro1">
          <table:table-cell office:value-type="string">
            <text:p>CVGW</text:p>
          </table:table-cell>
          <table:table-cell office:value-type="string">
            <text:p>Calavo Growers Inc</text:p>
          </table:table-cell>
        </table:table-row>
        <table:table-row table:style-name="ro1">
          <table:table-cell office:value-type="string">
            <text:p>CVHIF</text:p>
          </table:table-cell>
          <table:table-cell office:value-type="string">
            <text:p>Ventura Cannabis and Wellness Corp.</text:p>
          </table:table-cell>
        </table:table-row>
        <table:table-row table:style-name="ro1">
          <table:table-cell office:value-type="string">
            <text:p>CVHL</text:p>
          </table:table-cell>
          <table:table-cell office:value-type="string">
            <text:p>CV Holdings, Inc.</text:p>
          </table:table-cell>
        </table:table-row>
        <table:table-row table:style-name="ro1">
          <table:table-cell office:value-type="string">
            <text:p>CVI</text:p>
          </table:table-cell>
          <table:table-cell office:value-type="string">
            <text:p>CVR Energy Inc</text:p>
          </table:table-cell>
        </table:table-row>
        <table:table-row table:style-name="ro1">
          <table:table-cell office:value-type="string">
            <text:p>CVIA</text:p>
          </table:table-cell>
          <table:table-cell office:value-type="string">
            <text:p>Covia Holdings Corp</text:p>
          </table:table-cell>
        </table:table-row>
        <table:table-row table:style-name="ro1">
          <table:table-cell office:value-type="string">
            <text:p>CVLB</text:p>
          </table:table-cell>
          <table:table-cell office:value-type="string">
            <text:p>Conversion Labs, Inc.</text:p>
          </table:table-cell>
        </table:table-row>
        <table:table-row table:style-name="ro1">
          <table:table-cell office:value-type="string">
            <text:p>CVLG</text:p>
          </table:table-cell>
          <table:table-cell office:value-type="string">
            <text:p>Covenant Logistics Group, Inc.</text:p>
          </table:table-cell>
        </table:table-row>
        <table:table-row table:style-name="ro1">
          <table:table-cell office:value-type="string">
            <text:p>CVLT</text:p>
          </table:table-cell>
          <table:table-cell office:value-type="string">
            <text:p>CommVault Systems Inc</text:p>
          </table:table-cell>
        </table:table-row>
        <table:table-row table:style-name="ro1">
          <table:table-cell office:value-type="string">
            <text:p>CVLY</text:p>
          </table:table-cell>
          <table:table-cell office:value-type="string">
            <text:p>Codorus Valley Bancorp Inc</text:p>
          </table:table-cell>
        </table:table-row>
        <table:table-row table:style-name="ro1">
          <table:table-cell office:value-type="string">
            <text:p>CVM</text:p>
          </table:table-cell>
          <table:table-cell office:value-type="string">
            <text:p>CEL-SCI Corp</text:p>
          </table:table-cell>
        </table:table-row>
        <table:table-row table:style-name="ro1">
          <table:table-cell office:value-type="string">
            <text:p>CVNA</text:p>
          </table:table-cell>
          <table:table-cell office:value-type="string">
            <text:p>Carvana Co</text:p>
          </table:table-cell>
        </table:table-row>
        <table:table-row table:style-name="ro1">
          <table:table-cell office:value-type="string">
            <text:p>CVR</text:p>
          </table:table-cell>
          <table:table-cell office:value-type="string">
            <text:p>Chicago Rivet &amp; Machine Co</text:p>
          </table:table-cell>
        </table:table-row>
        <table:table-row table:style-name="ro1">
          <table:table-cell office:value-type="string">
            <text:p>CVS</text:p>
          </table:table-cell>
          <table:table-cell office:value-type="string">
            <text:p>CVS Health Corp</text:p>
          </table:table-cell>
        </table:table-row>
        <table:table-row table:style-name="ro1">
          <table:table-cell office:value-type="string">
            <text:p>CVSC</text:p>
          </table:table-cell>
          <table:table-cell office:value-type="string">
            <text:p>Cardiovascular Sciences, Inc.</text:p>
          </table:table-cell>
        </table:table-row>
        <table:table-row table:style-name="ro1">
          <table:table-cell office:value-type="string">
            <text:p>CVSI</text:p>
          </table:table-cell>
          <table:table-cell office:value-type="string">
            <text:p>CV Sciences, Inc.</text:p>
          </table:table-cell>
        </table:table-row>
        <table:table-row table:style-name="ro1">
          <table:table-cell office:value-type="string">
            <text:p>CVST</text:p>
          </table:table-cell>
          <table:table-cell office:value-type="string">
            <text:p>Covista Communications, Inc,</text:p>
          </table:table-cell>
        </table:table-row>
        <table:table-row table:style-name="ro1">
          <table:table-cell office:value-type="string">
            <text:p>CVU</text:p>
          </table:table-cell>
          <table:table-cell office:value-type="string">
            <text:p>CPI Aerostructures Inc</text:p>
          </table:table-cell>
        </table:table-row>
        <table:table-row table:style-name="ro1">
          <table:table-cell office:value-type="string">
            <text:p>CVV</text:p>
          </table:table-cell>
          <table:table-cell office:value-type="string">
            <text:p>CVD Equipment Corp</text:p>
          </table:table-cell>
        </table:table-row>
        <table:table-row table:style-name="ro1">
          <table:table-cell office:value-type="string">
            <text:p>CVX</text:p>
          </table:table-cell>
          <table:table-cell office:value-type="string">
            <text:p>Chevron Corp</text:p>
          </table:table-cell>
        </table:table-row>
        <table:table-row table:style-name="ro1">
          <table:table-cell office:value-type="string">
            <text:p>CW</text:p>
          </table:table-cell>
          <table:table-cell office:value-type="string">
            <text:p>Curtiss-Wright Corp</text:p>
          </table:table-cell>
        </table:table-row>
        <table:table-row table:style-name="ro1">
          <table:table-cell office:value-type="string">
            <text:p>CWBC</text:p>
          </table:table-cell>
          <table:table-cell office:value-type="string">
            <text:p>Community West Bancshares</text:p>
          </table:table-cell>
        </table:table-row>
        <table:table-row table:style-name="ro1">
          <table:table-cell office:value-type="string">
            <text:p>CWBHF</text:p>
          </table:table-cell>
          <table:table-cell office:value-type="string">
            <text:p>Charlottes Web Hldgs Inc.</text:p>
          </table:table-cell>
        </table:table-row>
        <table:table-row table:style-name="ro1">
          <table:table-cell office:value-type="string">
            <text:p>CWBK</text:p>
          </table:table-cell>
          <table:table-cell office:value-type="string">
            <text:p>CommerceWest Bank</text:p>
          </table:table-cell>
        </table:table-row>
        <table:table-row table:style-name="ro1">
          <table:table-cell office:value-type="string">
            <text:p>CWBR</text:p>
          </table:table-cell>
          <table:table-cell office:value-type="string">
            <text:p>Cohbar Inc</text:p>
          </table:table-cell>
        </table:table-row>
        <table:table-row table:style-name="ro1">
          <table:table-cell office:value-type="string">
            <text:p>CWCO</text:p>
          </table:table-cell>
          <table:table-cell office:value-type="string">
            <text:p>Consolidated Water Co Ltd</text:p>
          </table:table-cell>
        </table:table-row>
        <table:table-row table:style-name="ro1">
          <table:table-cell office:value-type="string">
            <text:p>CWEN</text:p>
          </table:table-cell>
          <table:table-cell office:value-type="string">
            <text:p>Clearway Energy Inc</text:p>
          </table:table-cell>
        </table:table-row>
        <table:table-row table:style-name="ro1">
          <table:table-cell office:value-type="string">
            <text:p>CWEN.A</text:p>
          </table:table-cell>
          <table:table-cell office:value-type="string">
            <text:p>Clearway Energy Inc</text:p>
          </table:table-cell>
        </table:table-row>
        <table:table-row table:style-name="ro1">
          <table:table-cell office:value-type="string">
            <text:p>CWGL</text:p>
          </table:table-cell>
          <table:table-cell office:value-type="string">
            <text:p>Crimson Wine Group Ltd.</text:p>
          </table:table-cell>
        </table:table-row>
        <table:table-row table:style-name="ro1">
          <table:table-cell office:value-type="string">
            <text:p>CWGRP</text:p>
          </table:table-cell>
          <table:table-cell office:value-type="string">
            <text:p>Cowen Inc.</text:p>
          </table:table-cell>
        </table:table-row>
        <table:table-row table:style-name="ro1">
          <table:table-cell office:value-type="string">
            <text:p>CWH</text:p>
          </table:table-cell>
          <table:table-cell office:value-type="string">
            <text:p>Camping World Holdings Inc</text:p>
          </table:table-cell>
        </table:table-row>
        <table:table-row table:style-name="ro1">
          <table:table-cell office:value-type="string">
            <text:p>CWIR</text:p>
          </table:table-cell>
          <table:table-cell office:value-type="string">
            <text:p>Central Wireless, Inc.</text:p>
          </table:table-cell>
        </table:table-row>
        <table:table-row table:style-name="ro1">
          <table:table-cell office:value-type="string">
            <text:p>CWK</text:p>
          </table:table-cell>
          <table:table-cell office:value-type="string">
            <text:p>Cushman &amp; Wakefield PLC</text:p>
          </table:table-cell>
        </table:table-row>
        <table:table-row table:style-name="ro1">
          <table:table-cell office:value-type="string">
            <text:p>CWNR</text:p>
          </table:table-cell>
          <table:table-cell office:value-type="string">
            <text:p>Crosswind Renewable Energy Corp.</text:p>
          </table:table-cell>
        </table:table-row>
        <table:table-row table:style-name="ro1">
          <table:table-cell office:value-type="string">
            <text:p>CWPS</text:p>
          </table:table-cell>
          <table:table-cell office:value-type="string">
            <text:p>Conwest Associates, L.P.</text:p>
          </table:table-cell>
        </table:table-row>
        <table:table-row table:style-name="ro1">
          <table:table-cell office:value-type="string">
            <text:p>CWRK</text:p>
          </table:table-cell>
          <table:table-cell office:value-type="string">
            <text:p>Currencyworks Inc.</text:p>
          </table:table-cell>
        </table:table-row>
        <table:table-row table:style-name="ro1">
          <table:table-cell office:value-type="string">
            <text:p>CWRL</text:p>
          </table:table-cell>
          <table:table-cell office:value-type="string">
            <text:p>CornerWorld Corp.</text:p>
          </table:table-cell>
        </table:table-row>
        <table:table-row table:style-name="ro1">
          <table:table-cell office:value-type="string">
            <text:p>CWSS</text:p>
          </table:table-cell>
          <table:table-cell office:value-type="string">
            <text:p>Creative Waste Solutions, Inc.</text:p>
          </table:table-cell>
        </table:table-row>
        <table:table-row table:style-name="ro1">
          <table:table-cell office:value-type="string">
            <text:p>CWST</text:p>
          </table:table-cell>
          <table:table-cell office:value-type="string">
            <text:p>Casella Waste Systems Inc</text:p>
          </table:table-cell>
        </table:table-row>
        <table:table-row table:style-name="ro1">
          <table:table-cell office:value-type="string">
            <text:p>CWT</text:p>
          </table:table-cell>
          <table:table-cell office:value-type="string">
            <text:p>California Water Service Group</text:p>
          </table:table-cell>
        </table:table-row>
        <table:table-row table:style-name="ro1">
          <table:table-cell office:value-type="string">
            <text:p>CWTC</text:p>
          </table:table-cell>
          <table:table-cell office:value-type="string">
            <text:p>Clearwave Telecommunications, Inc.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emex SAB de CV</text:p>
          </table:table-cell>
        </table:table-row>
        <table:table-row table:style-name="ro1">
          <table:table-cell office:value-type="string">
            <text:p>CXBS</text:p>
          </table:table-cell>
          <table:table-cell office:value-type="string">
            <text:p>Corix Bioscience, Inc.</text:p>
          </table:table-cell>
        </table:table-row>
        <table:table-row table:style-name="ro1">
          <table:table-cell office:value-type="string">
            <text:p>CXCQ</text:p>
          </table:table-cell>
          <table:table-cell office:value-type="string">
            <text:p>CardXX, Inc.</text:p>
          </table:table-cell>
        </table:table-row>
        <table:table-row table:style-name="ro1">
          <table:table-cell office:value-type="string">
            <text:p>CXDC</text:p>
          </table:table-cell>
          <table:table-cell office:value-type="string">
            <text:p>China XD Plastics Co Ltd</text:p>
          </table:table-cell>
        </table:table-row>
        <table:table-row table:style-name="ro1">
          <table:table-cell office:value-type="string">
            <text:p>CXDO</text:p>
          </table:table-cell>
          <table:table-cell office:value-type="string">
            <text:p>Crexendo, Inc.</text:p>
          </table:table-cell>
        </table:table-row>
        <table:table-row table:style-name="ro1">
          <table:table-cell office:value-type="string">
            <text:p>CXE</text:p>
          </table:table-cell>
          <table:table-cell office:value-type="string">
            <text:p>MFS High Income Municipal Trust</text:p>
          </table:table-cell>
        </table:table-row>
        <table:table-row table:style-name="ro1">
          <table:table-cell office:value-type="string">
            <text:p>CXH</text:p>
          </table:table-cell>
          <table:table-cell office:value-type="string">
            <text:p>MFS Investment Grade Municipal Trust</text:p>
          </table:table-cell>
        </table:table-row>
        <table:table-row table:style-name="ro1">
          <table:table-cell office:value-type="string">
            <text:p>CXIA</text:p>
          </table:table-cell>
          <table:table-cell office:value-type="string">
            <text:p>Commodore Applied Technologies, Inc.</text:p>
          </table:table-cell>
        </table:table-row>
        <table:table-row table:style-name="ro1">
          <table:table-cell office:value-type="string">
            <text:p>CXO</text:p>
          </table:table-cell>
          <table:table-cell office:value-type="string">
            <text:p>Concho Resources Inc</text:p>
          </table:table-cell>
        </table:table-row>
        <table:table-row table:style-name="ro1">
          <table:table-cell office:value-type="string">
            <text:p>CXP</text:p>
          </table:table-cell>
          <table:table-cell office:value-type="string">
            <text:p>Columbia Property Trust Inc</text:p>
          </table:table-cell>
        </table:table-row>
        <table:table-row table:style-name="ro1">
          <table:table-cell office:value-type="string">
            <text:p>CXUS</text:p>
          </table:table-cell>
          <table:table-cell office:value-type="string">
            <text:p>Celexus, Inc.</text:p>
          </table:table-cell>
        </table:table-row>
        <table:table-row table:style-name="ro1">
          <table:table-cell office:value-type="string">
            <text:p>CXW</text:p>
          </table:table-cell>
          <table:table-cell office:value-type="string">
            <text:p>CoreCivic Inc</text:p>
          </table:table-cell>
        </table:table-row>
        <table:table-row table:style-name="ro1">
          <table:table-cell office:value-type="string">
            <text:p>CYAD</text:p>
          </table:table-cell>
          <table:table-cell office:value-type="string">
            <text:p>Celyad SA</text:p>
          </table:table-cell>
        </table:table-row>
        <table:table-row table:style-name="ro1">
          <table:table-cell office:value-type="string">
            <text:p>CYAN</text:p>
          </table:table-cell>
          <table:table-cell office:value-type="string">
            <text:p>Cyanotech Corp</text:p>
          </table:table-cell>
        </table:table-row>
        <table:table-row table:style-name="ro1">
          <table:table-cell office:value-type="string">
            <text:p>CYAP</text:p>
          </table:table-cell>
          <table:table-cell office:value-type="string">
            <text:p>Cyber Apps World Inc.</text:p>
          </table:table-cell>
        </table:table-row>
        <table:table-row table:style-name="ro1">
          <table:table-cell office:value-type="string">
            <text:p>CYBA</text:p>
          </table:table-cell>
          <table:table-cell office:value-type="string">
            <text:p>Canyon Bancorp</text:p>
          </table:table-cell>
        </table:table-row>
        <table:table-row table:style-name="ro1">
          <table:table-cell office:value-type="string">
            <text:p>CYBD</text:p>
          </table:table-cell>
          <table:table-cell office:value-type="string">
            <text:p>Cyber Digital, Inc.</text:p>
          </table:table-cell>
        </table:table-row>
        <table:table-row table:style-name="ro1">
          <table:table-cell office:value-type="string">
            <text:p>CYBE</text:p>
          </table:table-cell>
          <table:table-cell office:value-type="string">
            <text:p>CyberOptics Corp</text:p>
          </table:table-cell>
        </table:table-row>
        <table:table-row table:style-name="ro1">
          <table:table-cell office:value-type="string">
            <text:p>CYBL</text:p>
          </table:table-cell>
          <table:table-cell office:value-type="string">
            <text:p>Cyberlux Corp.</text:p>
          </table:table-cell>
        </table:table-row>
        <table:table-row table:style-name="ro1">
          <table:table-cell office:value-type="string">
            <text:p>CYBQY</text:p>
          </table:table-cell>
          <table:table-cell office:value-type="string">
            <text:p>Cyberdyne Inc.</text:p>
          </table:table-cell>
        </table:table-row>
        <table:table-row table:style-name="ro1">
          <table:table-cell office:value-type="string">
            <text:p>CYBR</text:p>
          </table:table-cell>
          <table:table-cell office:value-type="string">
            <text:p>CyberArk Software Ltd</text:p>
          </table:table-cell>
        </table:table-row>
        <table:table-row table:style-name="ro1">
          <table:table-cell office:value-type="string">
            <text:p>CYCA</text:p>
          </table:table-cell>
          <table:table-cell office:value-type="string">
            <text:p>Cytta Corp.</text:p>
          </table:table-cell>
        </table:table-row>
        <table:table-row table:style-name="ro1">
          <table:table-cell office:value-type="string">
            <text:p>CYCC</text:p>
          </table:table-cell>
          <table:table-cell office:value-type="string">
            <text:p>Cyclacel Pharmaceuticals Inc</text:p>
          </table:table-cell>
        </table:table-row>
        <table:table-row table:style-name="ro1">
          <table:table-cell office:value-type="string">
            <text:p>CYCCP</text:p>
          </table:table-cell>
          <table:table-cell office:value-type="string">
            <text:p>Cyclacel Pharmaceuticals Inc</text:p>
          </table:table-cell>
        </table:table-row>
        <table:table-row table:style-name="ro1">
          <table:table-cell office:value-type="string">
            <text:p>CYCN</text:p>
          </table:table-cell>
          <table:table-cell office:value-type="string">
            <text:p>Cyclerion Therapeutics Inc</text:p>
          </table:table-cell>
        </table:table-row>
        <table:table-row table:style-name="ro1">
          <table:table-cell office:value-type="string">
            <text:p>CYD</text:p>
          </table:table-cell>
          <table:table-cell office:value-type="string">
            <text:p>China Yuchai International Ltd</text:p>
          </table:table-cell>
        </table:table-row>
        <table:table-row table:style-name="ro1">
          <table:table-cell office:value-type="string">
            <text:p>CYDY</text:p>
          </table:table-cell>
          <table:table-cell office:value-type="string">
            <text:p>CytoDyn Inc.</text:p>
          </table:table-cell>
        </table:table-row>
        <table:table-row table:style-name="ro1">
          <table:table-cell office:value-type="string">
            <text:p>CYGT</text:p>
          </table:table-cell>
          <table:table-cell office:value-type="string">
            <text:p>Cygnus eTransactions Group, Inc.</text:p>
          </table:table-cell>
        </table:table-row>
        <table:table-row table:style-name="ro1">
          <table:table-cell office:value-type="string">
            <text:p>CYH</text:p>
          </table:table-cell>
          <table:table-cell office:value-type="string">
            <text:p>Community Health Systems Inc</text:p>
          </table:table-cell>
        </table:table-row>
        <table:table-row table:style-name="ro1">
          <table:table-cell office:value-type="string">
            <text:p>CYIO</text:p>
          </table:table-cell>
          <table:table-cell office:value-type="string">
            <text:p>CYIOS Corp.</text:p>
          </table:table-cell>
        </table:table-row>
        <table:table-row table:style-name="ro1">
          <table:table-cell office:value-type="string">
            <text:p>CYLC</text:p>
          </table:table-cell>
          <table:table-cell office:value-type="string">
            <text:p>County Line Energy Corp.</text:p>
          </table:table-cell>
        </table:table-row>
        <table:table-row table:style-name="ro1">
          <table:table-cell office:value-type="string">
            <text:p>CYNS</text:p>
          </table:table-cell>
          <table:table-cell office:value-type="string">
            <text:p>Cygnus Oil &amp; Gas Corp.</text:p>
          </table:table-cell>
        </table:table-row>
        <table:table-row table:style-name="ro1">
          <table:table-cell office:value-type="string">
            <text:p>CYPE</text:p>
          </table:table-cell>
          <table:table-cell office:value-type="string">
            <text:p>Century Petroleum Corp.</text:p>
          </table:table-cell>
        </table:table-row>
        <table:table-row table:style-name="ro1">
          <table:table-cell office:value-type="string">
            <text:p>CYPJ</text:p>
          </table:table-cell>
          <table:table-cell office:value-type="string">
            <text:p>Cyber Operations, Inc.</text:p>
          </table:table-cell>
        </table:table-row>
        <table:table-row table:style-name="ro1">
          <table:table-cell office:value-type="string">
            <text:p>CYPW</text:p>
          </table:table-cell>
          <table:table-cell office:value-type="string">
            <text:p>Cyclone Power Technologies, Inc.</text:p>
          </table:table-cell>
        </table:table-row>
        <table:table-row table:style-name="ro1">
          <table:table-cell office:value-type="string">
            <text:p>CYRN</text:p>
          </table:table-cell>
          <table:table-cell office:value-type="string">
            <text:p>CYREN Ltd</text:p>
          </table:table-cell>
        </table:table-row>
        <table:table-row table:style-name="ro1">
          <table:table-cell office:value-type="string">
            <text:p>CYRP</text:p>
          </table:table-cell>
          <table:table-cell office:value-type="string">
            <text:p>CYBRA Corp.</text:p>
          </table:table-cell>
        </table:table-row>
        <table:table-row table:style-name="ro1">
          <table:table-cell office:value-type="string">
            <text:p>CYRR</text:p>
          </table:table-cell>
          <table:table-cell office:value-type="string">
            <text:p>Canary Resources, Inc.</text:p>
          </table:table-cell>
        </table:table-row>
        <table:table-row table:style-name="ro1">
          <table:table-cell office:value-type="string">
            <text:p>CYRS</text:p>
          </table:table-cell>
          <table:table-cell office:value-type="string">
            <text:p>Cheyenne Resources Corp.</text:p>
          </table:table-cell>
        </table:table-row>
        <table:table-row table:style-name="ro1">
          <table:table-cell office:value-type="string">
            <text:p>CYRX</text:p>
          </table:table-cell>
          <table:table-cell office:value-type="string">
            <text:p>CryoPort Inc</text:p>
          </table:table-cell>
        </table:table-row>
        <table:table-row table:style-name="ro1">
          <table:table-cell office:value-type="string">
            <text:p>CYSM</text:p>
          </table:table-cell>
          <table:table-cell office:value-type="string">
            <text:p>Community Bancorp of Santa Maria</text:p>
          </table:table-cell>
        </table:table-row>
        <table:table-row table:style-name="ro1">
          <table:table-cell office:value-type="string">
            <text:p>CYTK</text:p>
          </table:table-cell>
          <table:table-cell office:value-type="string">
            <text:p>Cytokinetics Inc</text:p>
          </table:table-cell>
        </table:table-row>
        <table:table-row table:style-name="ro1">
          <table:table-cell office:value-type="string">
            <text:p>CYTR</text:p>
          </table:table-cell>
          <table:table-cell office:value-type="string">
            <text:p>CytRx Corp.</text:p>
          </table:table-cell>
        </table:table-row>
        <table:table-row table:style-name="ro1">
          <table:table-cell office:value-type="string">
            <text:p>CYVF</text:p>
          </table:table-cell>
          <table:table-cell office:value-type="string">
            <text:p>Crystal Valley Financial Corp.</text:p>
          </table:table-cell>
        </table:table-row>
        <table:table-row table:style-name="ro1">
          <table:table-cell office:value-type="string">
            <text:p>CYZN</text:p>
          </table:table-cell>
          <table:table-cell office:value-type="string">
            <text:p>CyberZONE, Inc.</text:p>
          </table:table-cell>
        </table:table-row>
        <table:table-row table:style-name="ro1">
          <table:table-cell office:value-type="string">
            <text:p>CZBS</text:p>
          </table:table-cell>
          <table:table-cell office:value-type="string">
            <text:p>Citizens Bancshares Corp.</text:p>
          </table:table-cell>
        </table:table-row>
        <table:table-row table:style-name="ro1">
          <table:table-cell office:value-type="string">
            <text:p>CZBT</text:p>
          </table:table-cell>
          <table:table-cell office:value-type="string">
            <text:p>Citizens Bancorp of Virginia, Inc.</text:p>
          </table:table-cell>
        </table:table-row>
        <table:table-row table:style-name="ro1">
          <table:table-cell office:value-type="string">
            <text:p>CZFS</text:p>
          </table:table-cell>
          <table:table-cell office:value-type="string">
            <text:p>Citizens Financial Services, Inc.</text:p>
          </table:table-cell>
        </table:table-row>
        <table:table-row table:style-name="ro1">
          <table:table-cell office:value-type="string">
            <text:p>CZNB</text:p>
          </table:table-cell>
          <table:table-cell office:value-type="string">
            <text:p>Citizens Bancorp (CA)</text:p>
          </table:table-cell>
        </table:table-row>
        <table:table-row table:style-name="ro1">
          <table:table-cell office:value-type="string">
            <text:p>CZNC</text:p>
          </table:table-cell>
          <table:table-cell office:value-type="string">
            <text:p>Citizens &amp; Northern Corp</text:p>
          </table:table-cell>
        </table:table-row>
        <table:table-row table:style-name="ro1">
          <table:table-cell office:value-type="string">
            <text:p>CZNI</text:p>
          </table:table-cell>
          <table:table-cell office:value-type="string">
            <text:p>Cruzani Inc.</text:p>
          </table:table-cell>
        </table:table-row>
        <table:table-row table:style-name="ro1">
          <table:table-cell office:value-type="string">
            <text:p>CZR</text:p>
          </table:table-cell>
          <table:table-cell office:value-type="string">
            <text:p>Caesars Entertainment Corp</text:p>
          </table:table-cell>
        </table:table-row>
        <table:table-row table:style-name="ro1">
          <table:table-cell office:value-type="string">
            <text:p>CZWI</text:p>
          </table:table-cell>
          <table:table-cell office:value-type="string">
            <text:p>Citizens Community Bancorp Inc-WI</text:p>
          </table:table-cell>
        </table:table-row>
        <table:table-row table:style-name="ro1">
          <table:table-cell office:value-type="string">
            <text:p>CZZ</text:p>
          </table:table-cell>
          <table:table-cell office:value-type="string">
            <text:p>Cosan Lt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ominion Energy Inc</text:p>
          </table:table-cell>
        </table:table-row>
        <table:table-row table:style-name="ro1">
          <table:table-cell office:value-type="string">
            <text:p>DAAT</text:p>
          </table:table-cell>
          <table:table-cell office:value-type="string">
            <text:p>DAC Technologies Group International, Inc.</text:p>
          </table:table-cell>
        </table:table-row>
        <table:table-row table:style-name="ro1">
          <table:table-cell office:value-type="string">
            <text:p>DAC</text:p>
          </table:table-cell>
          <table:table-cell office:value-type="string">
            <text:p>Danaos Corp</text:p>
          </table:table-cell>
        </table:table-row>
        <table:table-row table:style-name="ro1">
          <table:table-cell office:value-type="string">
            <text:p>DADA</text:p>
          </table:table-cell>
          <table:table-cell office:value-type="string">
            <text:p>Dada Nexus Ltd</text:p>
          </table:table-cell>
        </table:table-row>
        <table:table-row table:style-name="ro1">
          <table:table-cell office:value-type="string">
            <text:p>DAFL</text:p>
          </table:table-cell>
          <table:table-cell office:value-type="string">
            <text:p>Du-Art Film Laboratories, Inc.</text:p>
          </table:table-cell>
        </table:table-row>
        <table:table-row table:style-name="ro1">
          <table:table-cell office:value-type="string">
            <text:p>DAIO</text:p>
          </table:table-cell>
          <table:table-cell office:value-type="string">
            <text:p>Data I-O Corp</text:p>
          </table:table-cell>
        </table:table-row>
        <table:table-row table:style-name="ro1">
          <table:table-cell office:value-type="string">
            <text:p>DAKT</text:p>
          </table:table-cell>
          <table:table-cell office:value-type="string">
            <text:p>Daktronics Inc</text:p>
          </table:table-cell>
        </table:table-row>
        <table:table-row table:style-name="ro1">
          <table:table-cell office:value-type="string">
            <text:p>DAL</text:p>
          </table:table-cell>
          <table:table-cell office:value-type="string">
            <text:p>Delta Air Lines Inc</text:p>
          </table:table-cell>
        </table:table-row>
        <table:table-row table:style-name="ro1">
          <table:table-cell office:value-type="string">
            <text:p>DAN</text:p>
          </table:table-cell>
          <table:table-cell office:value-type="string">
            <text:p>Dana Inc</text:p>
          </table:table-cell>
        </table:table-row>
        <table:table-row table:style-name="ro1">
          <table:table-cell office:value-type="string">
            <text:p>DAO</text:p>
          </table:table-cell>
          <table:table-cell office:value-type="string">
            <text:p>Youdao Inc</text:p>
          </table:table-cell>
        </table:table-row>
        <table:table-row table:style-name="ro1">
          <table:table-cell office:value-type="string">
            <text:p>DAR</text:p>
          </table:table-cell>
          <table:table-cell office:value-type="string">
            <text:p>Darling Ingredients Inc</text:p>
          </table:table-cell>
        </table:table-row>
        <table:table-row table:style-name="ro1">
          <table:table-cell office:value-type="string">
            <text:p>DARE</text:p>
          </table:table-cell>
          <table:table-cell office:value-type="string">
            <text:p>Dare Bioscience Inc</text:p>
          </table:table-cell>
        </table:table-row>
        <table:table-row table:style-name="ro1">
          <table:table-cell office:value-type="string">
            <text:p>DATI</text:p>
          </table:table-cell>
          <table:table-cell office:value-type="string">
            <text:p>Digital Asset Monetary Network, Inc.</text:p>
          </table:table-cell>
        </table:table-row>
        <table:table-row table:style-name="ro1">
          <table:table-cell office:value-type="string">
            <text:p>DAVA</text:p>
          </table:table-cell>
          <table:table-cell office:value-type="string">
            <text:p>Endava PLC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Deutsche Bank AG</text:p>
          </table:table-cell>
        </table:table-row>
        <table:table-row table:style-name="ro1">
          <table:table-cell office:value-type="string">
            <text:p>DBCP</text:p>
          </table:table-cell>
          <table:table-cell office:value-type="string">
            <text:p>Delmar Bancorp</text:p>
          </table:table-cell>
        </table:table-row>
        <table:table-row table:style-name="ro1">
          <table:table-cell office:value-type="string">
            <text:p>DBD</text:p>
          </table:table-cell>
          <table:table-cell office:value-type="string">
            <text:p>Diebold Nixdorf Inc</text:p>
          </table:table-cell>
        </table:table-row>
        <table:table-row table:style-name="ro1">
          <table:table-cell office:value-type="string">
            <text:p>DBI</text:p>
          </table:table-cell>
          <table:table-cell office:value-type="string">
            <text:p>Designer Brands Inc</text:p>
          </table:table-cell>
        </table:table-row>
        <table:table-row table:style-name="ro1">
          <table:table-cell office:value-type="string">
            <text:p>DBL</text:p>
          </table:table-cell>
          <table:table-cell office:value-type="string">
            <text:p>DoubleLine Opportunistic Credit Fund</text:p>
          </table:table-cell>
        </table:table-row>
        <table:table-row table:style-name="ro1">
          <table:table-cell office:value-type="string">
            <text:p>DBMG</text:p>
          </table:table-cell>
          <table:table-cell office:value-type="string">
            <text:p>DBM Global Inc.</text:p>
          </table:table-cell>
        </table:table-row>
        <table:table-row table:style-name="ro1">
          <table:table-cell office:value-type="string">
            <text:p>DBMM</text:p>
          </table:table-cell>
          <table:table-cell office:value-type="string">
            <text:p>Digital Brand Media &amp; Marketing Group, Inc.</text:p>
          </table:table-cell>
        </table:table-row>
        <table:table-row table:style-name="ro1">
          <table:table-cell office:value-type="string">
            <text:p>DBRM</text:p>
          </table:table-cell>
          <table:table-cell office:value-type="string">
            <text:p>Daybreak Oil &amp; Gas, Inc.</text:p>
          </table:table-cell>
        </table:table-row>
        <table:table-row table:style-name="ro1">
          <table:table-cell office:value-type="string">
            <text:p>DBVT</text:p>
          </table:table-cell>
          <table:table-cell office:value-type="string">
            <text:p>DBV Technologies SA</text:p>
          </table:table-cell>
        </table:table-row>
        <table:table-row table:style-name="ro1">
          <table:table-cell office:value-type="string">
            <text:p>DBX</text:p>
          </table:table-cell>
          <table:table-cell office:value-type="string">
            <text:p>Dropbox Inc</text:p>
          </table:table-cell>
        </table:table-row>
        <table:table-row table:style-name="ro1">
          <table:table-cell office:value-type="string">
            <text:p>DCAC</text:p>
          </table:table-cell>
          <table:table-cell office:value-type="string">
            <text:p>Daniels Corporate Advisory Co Inc</text:p>
          </table:table-cell>
        </table:table-row>
        <table:table-row table:style-name="ro1">
          <table:table-cell office:value-type="string">
            <text:p>DCF</text:p>
          </table:table-cell>
          <table:table-cell office:value-type="string">
            <text:p>BNY Mellon Alcentra Global Credit Income 2024 Target Term Fund Inc</text:p>
          </table:table-cell>
        </table:table-row>
        <table:table-row table:style-name="ro1">
          <table:table-cell office:value-type="string">
            <text:p>DCI</text:p>
          </table:table-cell>
          <table:table-cell office:value-type="string">
            <text:p>Donaldson Co Inc</text:p>
          </table:table-cell>
        </table:table-row>
        <table:table-row table:style-name="ro1">
          <table:table-cell office:value-type="string">
            <text:p>DCLT</text:p>
          </table:table-cell>
          <table:table-cell office:value-type="string">
            <text:p>Data Call Technologies, Inc.</text:p>
          </table:table-cell>
        </table:table-row>
        <table:table-row table:style-name="ro1">
          <table:table-cell office:value-type="string">
            <text:p>DCO</text:p>
          </table:table-cell>
          <table:table-cell office:value-type="string">
            <text:p>Ducommun Inc</text:p>
          </table:table-cell>
        </table:table-row>
        <table:table-row table:style-name="ro1">
          <table:table-cell office:value-type="string">
            <text:p>DCOM</text:p>
          </table:table-cell>
          <table:table-cell office:value-type="string">
            <text:p>Dime Community Bancshares Inc</text:p>
          </table:table-cell>
        </table:table-row>
        <table:table-row table:style-name="ro1">
          <table:table-cell office:value-type="string">
            <text:p>DCOMP</text:p>
          </table:table-cell>
          <table:table-cell office:value-type="string">
            <text:p>Dime Community Bancshares Inc</text:p>
          </table:table-cell>
        </table:table-row>
        <table:table-row table:style-name="ro1">
          <table:table-cell office:value-type="string">
            <text:p>DCP</text:p>
          </table:table-cell>
          <table:table-cell office:value-type="string">
            <text:p>DCP Midstream LP</text:p>
          </table:table-cell>
        </table:table-row>
        <table:table-row table:style-name="ro1">
          <table:table-cell office:value-type="string">
            <text:p>DCP-B</text:p>
          </table:table-cell>
          <table:table-cell office:value-type="string">
            <text:p>DCP Midstream LP</text:p>
          </table:table-cell>
        </table:table-row>
        <table:table-row table:style-name="ro1">
          <table:table-cell office:value-type="string">
            <text:p>DCP-C</text:p>
          </table:table-cell>
          <table:table-cell office:value-type="string">
            <text:p>DCP Midstream LP</text:p>
          </table:table-cell>
        </table:table-row>
        <table:table-row table:style-name="ro1">
          <table:table-cell office:value-type="string">
            <text:p>DCPH</text:p>
          </table:table-cell>
          <table:table-cell office:value-type="string">
            <text:p>Deciphera Pharmaceuticals Inc</text:p>
          </table:table-cell>
        </table:table-row>
        <table:table-row table:style-name="ro1">
          <table:table-cell office:value-type="string">
            <text:p>DCT</text:p>
          </table:table-cell>
          <table:table-cell office:value-type="string">
            <text:p>Duck Creek Technologies Inc</text:p>
          </table:table-cell>
        </table:table-row>
        <table:table-row table:style-name="ro1">
          <table:table-cell office:value-type="string">
            <text:p>DCTH</text:p>
          </table:table-cell>
          <table:table-cell office:value-type="string">
            <text:p>Delcath Systems, Inc.</text:p>
          </table:table-cell>
        </table:table-row>
        <table:table-row table:style-name="ro1">
          <table:table-cell office:value-type="string">
            <text:p>DCTH</text:p>
          </table:table-cell>
          <table:table-cell office:value-type="string">
            <text:p>Delcath Systems Inc</text:p>
          </table:table-cell>
        </table:table-row>
        <table:table-row table:style-name="ro1">
          <table:table-cell office:value-type="string">
            <text:p>DCUE</text:p>
          </table:table-cell>
          <table:table-cell office:value-type="string">
            <text:p>Dominion Energy Inc</text:p>
          </table:table-cell>
        </table:table-row>
        <table:table-row table:style-name="ro1">
          <table:table-cell office:value-type="string">
            <text:p>DD</text:p>
          </table:table-cell>
          <table:table-cell office:value-type="string">
            <text:p>DuPont de Nemours Inc</text:p>
          </table:table-cell>
        </table:table-row>
        <table:table-row table:style-name="ro1">
          <table:table-cell office:value-type="string">
            <text:p>DDD</text:p>
          </table:table-cell>
          <table:table-cell office:value-type="string">
            <text:p>3D Systems Corp</text:p>
          </table:table-cell>
        </table:table-row>
        <table:table-row table:style-name="ro1">
          <table:table-cell office:value-type="string">
            <text:p>DDDA</text:p>
          </table:table-cell>
          <table:table-cell office:value-type="string">
            <text:p>Digital Day Agency, Inc.</text:p>
          </table:table-cell>
        </table:table-row>
        <table:table-row table:style-name="ro1">
          <table:table-cell office:value-type="string">
            <text:p>DDDX</text:p>
          </table:table-cell>
          <table:table-cell office:value-type="string">
            <text:p>3DX Industries Inc.</text:p>
          </table:table-cell>
        </table:table-row>
        <table:table-row table:style-name="ro1">
          <table:table-cell office:value-type="string">
            <text:p>DDF</text:p>
          </table:table-cell>
          <table:table-cell office:value-type="string">
            <text:p>Delaware Investments Dividend &amp; Income Fund Inc</text:p>
          </table:table-cell>
        </table:table-row>
        <table:table-row table:style-name="ro1">
          <table:table-cell office:value-type="string">
            <text:p>DDI</text:p>
          </table:table-cell>
          <table:table-cell office:value-type="string">
            <text:p>DoubleDown Interactive Co Ltd</text:p>
          </table:table-cell>
        </table:table-row>
        <table:table-row table:style-name="ro1">
          <table:table-cell office:value-type="string">
            <text:p>DDOG</text:p>
          </table:table-cell>
          <table:table-cell office:value-type="string">
            <text:p>Datadog Inc</text:p>
          </table:table-cell>
        </table:table-row>
        <table:table-row table:style-name="ro1">
          <table:table-cell office:value-type="string">
            <text:p>DDRIQ</text:p>
          </table:table-cell>
          <table:table-cell office:value-type="string">
            <text:p>Diversified Resources, Inc.</text:p>
          </table:table-cell>
        </table:table-row>
        <table:table-row table:style-name="ro1">
          <table:table-cell office:value-type="string">
            <text:p>DDS</text:p>
          </table:table-cell>
          <table:table-cell office:value-type="string">
            <text:p>Dillard's Inc</text:p>
          </table:table-cell>
        </table:table-row>
        <table:table-row table:style-name="ro1">
          <table:table-cell office:value-type="string">
            <text:p>DDT</text:p>
          </table:table-cell>
          <table:table-cell office:value-type="string">
            <text:p>Dillard's Capital Trust I</text:p>
          </table:table-cell>
        </table:table-row>
        <table:table-row table:style-name="ro1">
          <table:table-cell office:value-type="string">
            <text:p>DDXSQ</text:p>
          </table:table-cell>
          <table:table-cell office:value-type="string">
            <text:p>Diadexus, Inc.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Deere &amp; Co</text:p>
          </table:table-cell>
        </table:table-row>
        <table:table-row table:style-name="ro1">
          <table:table-cell office:value-type="string">
            <text:p>DEA</text:p>
          </table:table-cell>
          <table:table-cell office:value-type="string">
            <text:p>Easterly Government Properties Inc</text:p>
          </table:table-cell>
        </table:table-row>
        <table:table-row table:style-name="ro1">
          <table:table-cell office:value-type="string">
            <text:p>DECK</text:p>
          </table:table-cell>
          <table:table-cell office:value-type="string">
            <text:p>Deckers Outdoor Corp</text:p>
          </table:table-cell>
        </table:table-row>
        <table:table-row table:style-name="ro1">
          <table:table-cell office:value-type="string">
            <text:p>DECN</text:p>
          </table:table-cell>
          <table:table-cell office:value-type="string">
            <text:p>Decision Diagnostics Corp.</text:p>
          </table:table-cell>
        </table:table-row>
        <table:table-row table:style-name="ro1">
          <table:table-cell office:value-type="string">
            <text:p>DEEL</text:p>
          </table:table-cell>
          <table:table-cell office:value-type="string">
            <text:p>Deal a Day Group Corp.</text:p>
          </table:table-cell>
        </table:table-row>
        <table:table-row table:style-name="ro1">
          <table:table-cell office:value-type="string">
            <text:p>DEEP</text:p>
          </table:table-cell>
          <table:table-cell office:value-type="string">
            <text:p>Roundhill Acquirers Deep Value ETF</text:p>
          </table:table-cell>
        </table:table-row>
        <table:table-row table:style-name="ro1">
          <table:table-cell office:value-type="string">
            <text:p>DEI</text:p>
          </table:table-cell>
          <table:table-cell office:value-type="string">
            <text:p>Douglas Emmett Inc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string">
            <text:p>Dell Technologies Inc</text:p>
          </table:table-cell>
        </table:table-row>
        <table:table-row table:style-name="ro1">
          <table:table-cell office:value-type="string">
            <text:p>DEMO</text:p>
          </table:table-cell>
          <table:table-cell office:value-type="string">
            <text:p>Democrasoft Holdings, Inc.</text:p>
          </table:table-cell>
        </table:table-row>
        <table:table-row table:style-name="ro1">
          <table:table-cell office:value-type="string">
            <text:p>DENI</text:p>
          </table:table-cell>
          <table:table-cell office:value-type="string">
            <text:p>Denali Bancorp Inc</text:p>
          </table:table-cell>
        </table:table-row>
        <table:table-row table:style-name="ro1">
          <table:table-cell office:value-type="string">
            <text:p>DENN</text:p>
          </table:table-cell>
          <table:table-cell office:value-type="string">
            <text:p>Denny's Corp</text:p>
          </table:table-cell>
        </table:table-row>
        <table:table-row table:style-name="ro1">
          <table:table-cell office:value-type="string">
            <text:p>DENR</text:p>
          </table:table-cell>
          <table:table-cell office:value-type="string">
            <text:p>Discovery Energy Corp.</text:p>
          </table:table-cell>
        </table:table-row>
        <table:table-row table:style-name="ro1">
          <table:table-cell office:value-type="string">
            <text:p>DEO</text:p>
          </table:table-cell>
          <table:table-cell office:value-type="string">
            <text:p>Diageo PLC</text:p>
          </table:table-cell>
        </table:table-row>
        <table:table-row table:style-name="ro1">
          <table:table-cell office:value-type="string">
            <text:p>DEQI</text:p>
          </table:table-cell>
          <table:table-cell office:value-type="string">
            <text:p>Direct Equity International, Inc.</text:p>
          </table:table-cell>
        </table:table-row>
        <table:table-row table:style-name="ro1">
          <table:table-cell office:value-type="string">
            <text:p>DESP</text:p>
          </table:table-cell>
          <table:table-cell office:value-type="string">
            <text:p>Despegar.com Corp</text:p>
          </table:table-cell>
        </table:table-row>
        <table:table-row table:style-name="ro1">
          <table:table-cell office:value-type="string">
            <text:p>DESTQ</text:p>
          </table:table-cell>
          <table:table-cell office:value-type="string">
            <text:p>Destination Maternity Corp.</text:p>
          </table:table-cell>
        </table:table-row>
        <table:table-row table:style-name="ro1">
          <table:table-cell office:value-type="string">
            <text:p>DEVM</text:p>
          </table:table-cell>
          <table:table-cell office:value-type="string">
            <text:p>DevMar Equities, Inc.</text:p>
          </table:table-cell>
        </table:table-row>
        <table:table-row table:style-name="ro1">
          <table:table-cell office:value-type="string">
            <text:p>DEVV</text:p>
          </table:table-cell>
          <table:table-cell office:value-type="string">
            <text:p>Bioscience Neutraceuticals Inc.</text:p>
          </table:table-cell>
        </table:table-row>
        <table:table-row table:style-name="ro1">
          <table:table-cell office:value-type="string">
            <text:p>DEWM</text:p>
          </table:table-cell>
          <table:table-cell office:value-type="string">
            <text:p>Dewmar International BMC, Inc.</text:p>
          </table:table-cell>
        </table:table-row>
        <table:table-row table:style-name="ro1">
          <table:table-cell office:value-type="string">
            <text:p>DEWY</text:p>
          </table:table-cell>
          <table:table-cell office:value-type="string">
            <text:p>Dewey Electronics Corp. (The)</text:p>
          </table:table-cell>
        </table:table-row>
        <table:table-row table:style-name="ro1">
          <table:table-cell office:value-type="string">
            <text:p>DEX</text:p>
          </table:table-cell>
          <table:table-cell office:value-type="string">
            <text:p>Delaware Enhanced Global Dividend &amp; Income Fund</text:p>
          </table:table-cell>
        </table:table-row>
        <table:table-row table:style-name="ro1">
          <table:table-cell office:value-type="string">
            <text:p>DFCO</text:p>
          </table:table-cell>
          <table:table-cell office:value-type="string">
            <text:p>Dalrada Financial Corp.</text:p>
          </table:table-cell>
        </table:table-row>
        <table:table-row table:style-name="ro1">
          <table:table-cell office:value-type="string">
            <text:p>DFFN</text:p>
          </table:table-cell>
          <table:table-cell office:value-type="string">
            <text:p>Diffusion Pharmaceuticals Inc</text:p>
          </table:table-cell>
        </table:table-row>
        <table:table-row table:style-name="ro1">
          <table:table-cell office:value-type="string">
            <text:p>DFHT</text:p>
          </table:table-cell>
          <table:table-cell office:value-type="string">
            <text:p>Deerfield Healthcare Technology Acquisitions Corp</text:p>
          </table:table-cell>
        </table:table-row>
        <table:table-row table:style-name="ro1">
          <table:table-cell office:value-type="string">
            <text:p>DFIN</text:p>
          </table:table-cell>
          <table:table-cell office:value-type="string">
            <text:p>Donnelley Financial Solutions Inc</text:p>
          </table:table-cell>
        </table:table-row>
        <table:table-row table:style-name="ro1">
          <table:table-cell office:value-type="string">
            <text:p>DFNS</text:p>
          </table:table-cell>
          <table:table-cell office:value-type="string">
            <text:p>Defense Industries International Inc</text:p>
          </table:table-cell>
        </table:table-row>
        <table:table-row table:style-name="ro1">
          <table:table-cell office:value-type="string">
            <text:p>DFODQ</text:p>
          </table:table-cell>
          <table:table-cell office:value-type="string">
            <text:p>Dean Foods Co.</text:p>
          </table:table-cell>
        </table:table-row>
        <table:table-row table:style-name="ro1">
          <table:table-cell office:value-type="string">
            <text:p>DFP</text:p>
          </table:table-cell>
          <table:table-cell office:value-type="string">
            <text:p>Flaherty &amp; Crumrine Dynamic Preferred and Income Fund Inc</text:p>
          </table:table-cell>
        </table:table-row>
        <table:table-row table:style-name="ro1">
          <table:table-cell office:value-type="string">
            <text:p>DFPHU</text:p>
          </table:table-cell>
          <table:table-cell office:value-type="string">
            <text:p>DFP Healthcare Acquisitions Corp</text:p>
          </table:table-cell>
        </table:table-row>
        <table:table-row table:style-name="ro1">
          <table:table-cell office:value-type="string">
            <text:p>DFS</text:p>
          </table:table-cell>
          <table:table-cell office:value-type="string">
            <text:p>Discover Financial Services</text:p>
          </table:table-cell>
        </table:table-row>
        <table:table-row table:style-name="ro1">
          <table:table-cell office:value-type="string">
            <text:p>DFTC</text:p>
          </table:table-cell>
          <table:table-cell office:value-type="string">
            <text:p>Defentect Group, Inc.</text:p>
          </table:table-cell>
        </table:table-row>
        <table:table-row table:style-name="ro1">
          <table:table-cell office:value-type="string">
            <text:p>DFTS</text:p>
          </table:table-cell>
          <table:table-cell office:value-type="string">
            <text:p>Defense Technology Systems, Inc.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Dollar General Corp</text:p>
          </table:table-cell>
        </table:table-row>
        <table:table-row table:style-name="ro1">
          <table:table-cell office:value-type="string">
            <text:p>DGAOF</text:p>
          </table:table-cell>
          <table:table-cell office:value-type="string">
            <text:p>Diversified Gas &amp; Oil PLC</text:p>
          </table:table-cell>
        </table:table-row>
        <table:table-row table:style-name="ro1">
          <table:table-cell office:value-type="string">
            <text:p>DGAZ</text:p>
          </table:table-cell>
          <table:table-cell office:value-type="string">
            <text:p>VelocityShares 3x Inverse Natural Gas ETN</text:p>
          </table:table-cell>
        </table:table-row>
        <table:table-row table:style-name="ro1">
          <table:table-cell office:value-type="string">
            <text:p>DGDM</text:p>
          </table:table-cell>
          <table:table-cell office:value-type="string">
            <text:p>Digital Development Partners, Inc.</text:p>
          </table:table-cell>
        </table:table-row>
        <table:table-row table:style-name="ro1">
          <table:table-cell office:value-type="string">
            <text:p>DGEN</text:p>
          </table:table-cell>
          <table:table-cell office:value-type="string">
            <text:p>Deltagen, Inc.</text:p>
          </table:table-cell>
        </table:table-row>
        <table:table-row table:style-name="ro1">
          <table:table-cell office:value-type="string">
            <text:p>DGICA</text:p>
          </table:table-cell>
          <table:table-cell office:value-type="string">
            <text:p>Donegal Group Inc</text:p>
          </table:table-cell>
        </table:table-row>
        <table:table-row table:style-name="ro1">
          <table:table-cell office:value-type="string">
            <text:p>DGIF</text:p>
          </table:table-cell>
          <table:table-cell office:value-type="string">
            <text:p>D7 Enterprises Inc. </text:p>
          </table:table-cell>
        </table:table-row>
        <table:table-row table:style-name="ro1">
          <table:table-cell office:value-type="string">
            <text:p>DGII</text:p>
          </table:table-cell>
          <table:table-cell office:value-type="string">
            <text:p>Digi International Inc</text:p>
          </table:table-cell>
        </table:table-row>
        <table:table-row table:style-name="ro1">
          <table:table-cell office:value-type="string">
            <text:p>DGIX</text:p>
          </table:table-cell>
          <table:table-cell office:value-type="string">
            <text:p>Dyna Group International, Inc.</text:p>
          </table:table-cell>
        </table:table-row>
        <table:table-row table:style-name="ro1">
          <table:table-cell office:value-type="string">
            <text:p>DGLD</text:p>
          </table:table-cell>
          <table:table-cell office:value-type="string">
            <text:p>VelocityShares 3x Inverse Gold ETN linked to S&amp;P GSCI Gold Index Excess Return</text:p>
          </table:table-cell>
        </table:table-row>
        <table:table-row table:style-name="ro1">
          <table:table-cell office:value-type="string">
            <text:p>DGLT</text:p>
          </table:table-cell>
          <table:table-cell office:value-type="string">
            <text:p>Digiliti Money Group, Inc.</text:p>
          </table:table-cell>
        </table:table-row>
        <table:table-row table:style-name="ro1">
          <table:table-cell office:value-type="string">
            <text:p>DGLY</text:p>
          </table:table-cell>
          <table:table-cell office:value-type="string">
            <text:p>Digital Ally Inc</text:p>
          </table:table-cell>
        </table:table-row>
        <table:table-row table:style-name="ro1">
          <table:table-cell office:value-type="string">
            <text:p>DGMS</text:p>
          </table:table-cell>
          <table:table-cell office:value-type="string">
            <text:p>digiMedical Solutions, Inc.</text:p>
          </table:table-cell>
        </table:table-row>
        <table:table-row table:style-name="ro1">
          <table:table-cell office:value-type="string">
            <text:p>DGNR</text:p>
          </table:table-cell>
          <table:table-cell office:value-type="string">
            <text:p>Dragoneer Growth Opportunities Corp</text:p>
          </table:table-cell>
        </table:table-row>
        <table:table-row table:style-name="ro1">
          <table:table-cell office:value-type="string">
            <text:p>DGP</text:p>
          </table:table-cell>
          <table:table-cell office:value-type="string">
            <text:p>DB Gold Double Long Exchange Traded Notes</text:p>
          </table:table-cell>
        </table:table-row>
        <table:table-row table:style-name="ro1">
          <table:table-cell office:value-type="string">
            <text:p>DGTW</text:p>
          </table:table-cell>
          <table:table-cell office:value-type="string">
            <text:p>DigitalTown, Inc.</text:p>
          </table:table-cell>
        </table:table-row>
        <table:table-row table:style-name="ro1">
          <table:table-cell office:value-type="string">
            <text:p>DGX</text:p>
          </table:table-cell>
          <table:table-cell office:value-type="string">
            <text:p>Quest Diagnostics Inc</text:p>
          </table:table-cell>
        </table:table-row>
        <table:table-row table:style-name="ro1">
          <table:table-cell office:value-type="string">
            <text:p>DHC</text:p>
          </table:table-cell>
          <table:table-cell office:value-type="string">
            <text:p>Diversified Healthcare Trust</text:p>
          </table:table-cell>
        </table:table-row>
        <table:table-row table:style-name="ro1">
          <table:table-cell office:value-type="string">
            <text:p>DHCC</text:p>
          </table:table-cell>
          <table:table-cell office:value-type="string">
            <text:p>Diamondhead Casino Corp.</text:p>
          </table:table-cell>
        </table:table-row>
        <table:table-row table:style-name="ro1">
          <table:table-cell office:value-type="string">
            <text:p>DHCNI</text:p>
          </table:table-cell>
          <table:table-cell office:value-type="string">
            <text:p>Diversified Healthcare Trust</text:p>
          </table:table-cell>
        </table:table-row>
        <table:table-row table:style-name="ro1">
          <table:table-cell office:value-type="string">
            <text:p>DHCNL</text:p>
          </table:table-cell>
          <table:table-cell office:value-type="string">
            <text:p>Diversified Healthcare Trust</text:p>
          </table:table-cell>
        </table:table-row>
        <table:table-row table:style-name="ro1">
          <table:table-cell office:value-type="string">
            <text:p>DHF</text:p>
          </table:table-cell>
          <table:table-cell office:value-type="string">
            <text:p>BNY Mellon High Yield Strategies Fund</text:p>
          </table:table-cell>
        </table:table-row>
        <table:table-row table:style-name="ro1">
          <table:table-cell office:value-type="string">
            <text:p>DHI</text:p>
          </table:table-cell>
          <table:table-cell office:value-type="string">
            <text:p>DR Horton Inc</text:p>
          </table:table-cell>
        </table:table-row>
        <table:table-row table:style-name="ro1">
          <table:table-cell office:value-type="string">
            <text:p>DHIL</text:p>
          </table:table-cell>
          <table:table-cell office:value-type="string">
            <text:p>Diamond Hill Investment Group Inc</text:p>
          </table:table-cell>
        </table:table-row>
        <table:table-row table:style-name="ro1">
          <table:table-cell office:value-type="string">
            <text:p>DHR</text:p>
          </table:table-cell>
          <table:table-cell office:value-type="string">
            <text:p>Danaher Corp</text:p>
          </table:table-cell>
        </table:table-row>
        <table:table-row table:style-name="ro1">
          <table:table-cell office:value-type="string">
            <text:p>DHR-A</text:p>
          </table:table-cell>
          <table:table-cell office:value-type="string">
            <text:p>Danaher Corp</text:p>
          </table:table-cell>
        </table:table-row>
        <table:table-row table:style-name="ro1">
          <table:table-cell office:value-type="string">
            <text:p>DHT</text:p>
          </table:table-cell>
          <table:table-cell office:value-type="string">
            <text:p>DHT Holdings Inc</text:p>
          </table:table-cell>
        </table:table-row>
        <table:table-row table:style-name="ro1">
          <table:table-cell office:value-type="string">
            <text:p>DHX</text:p>
          </table:table-cell>
          <table:table-cell office:value-type="string">
            <text:p>DHI Group Inc</text:p>
          </table:table-cell>
        </table:table-row>
        <table:table-row table:style-name="ro1">
          <table:table-cell office:value-type="string">
            <text:p>DHY</text:p>
          </table:table-cell>
          <table:table-cell office:value-type="string">
            <text:p>Credit Suisse High Yield Bond Fund</text:p>
          </table:table-cell>
        </table:table-row>
        <table:table-row table:style-name="ro1">
          <table:table-cell office:value-type="string">
            <text:p>DIAX</text:p>
          </table:table-cell>
          <table:table-cell office:value-type="string">
            <text:p>Nuveen Dow 30sm Dynamic Overwrite Fund</text:p>
          </table:table-cell>
        </table:table-row>
        <table:table-row table:style-name="ro1">
          <table:table-cell office:value-type="string">
            <text:p>DIGI</text:p>
          </table:table-cell>
          <table:table-cell office:value-type="string">
            <text:p>Digitiliti, Inc.</text:p>
          </table:table-cell>
        </table:table-row>
        <table:table-row table:style-name="ro1">
          <table:table-cell office:value-type="string">
            <text:p>DIGP</text:p>
          </table:table-cell>
          <table:table-cell office:value-type="string">
            <text:p>Digipath Inc</text:p>
          </table:table-cell>
        </table:table-row>
        <table:table-row table:style-name="ro1">
          <table:table-cell office:value-type="string">
            <text:p>DIMC</text:p>
          </table:table-cell>
          <table:table-cell office:value-type="string">
            <text:p>Dimeco, Inc.</text:p>
          </table:table-cell>
        </table:table-row>
        <table:table-row table:style-name="ro1">
          <table:table-cell office:value-type="string">
            <text:p>DIN</text:p>
          </table:table-cell>
          <table:table-cell office:value-type="string">
            <text:p>Dine Brands Global Inc</text:p>
          </table:table-cell>
        </table:table-row>
        <table:table-row table:style-name="ro1">
          <table:table-cell office:value-type="string">
            <text:p>DINO</text:p>
          </table:table-cell>
          <table:table-cell office:value-type="string">
            <text:p>Dino Energy Corp</text:p>
          </table:table-cell>
        </table:table-row>
        <table:table-row table:style-name="ro1">
          <table:table-cell office:value-type="string">
            <text:p>DIOD</text:p>
          </table:table-cell>
          <table:table-cell office:value-type="string">
            <text:p>Diodes Inc</text:p>
          </table:table-cell>
        </table:table-row>
        <table:table-row table:style-name="ro1">
          <table:table-cell office:value-type="string">
            <text:p>DIRV</text:p>
          </table:table-cell>
          <table:table-cell office:value-type="string">
            <text:p>DirectView Holdings, Inc.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string">
            <text:p>Walt Disney Co-The</text:p>
          </table:table-cell>
        </table:table-row>
        <table:table-row table:style-name="ro1">
          <table:table-cell office:value-type="string">
            <text:p>DISCA</text:p>
          </table:table-cell>
          <table:table-cell office:value-type="string">
            <text:p>Discovery Inc</text:p>
          </table:table-cell>
        </table:table-row>
        <table:table-row table:style-name="ro1">
          <table:table-cell office:value-type="string">
            <text:p>DISCB</text:p>
          </table:table-cell>
          <table:table-cell office:value-type="string">
            <text:p>Discovery Inc</text:p>
          </table:table-cell>
        </table:table-row>
        <table:table-row table:style-name="ro1">
          <table:table-cell office:value-type="string">
            <text:p>DISCK</text:p>
          </table:table-cell>
          <table:table-cell office:value-type="string">
            <text:p>Discovery Inc</text:p>
          </table:table-cell>
        </table:table-row>
        <table:table-row table:style-name="ro1">
          <table:table-cell office:value-type="string">
            <text:p>DISH</text:p>
          </table:table-cell>
          <table:table-cell office:value-type="string">
            <text:p>DISH Network Corp</text:p>
          </table:table-cell>
        </table:table-row>
        <table:table-row table:style-name="ro1">
          <table:table-cell office:value-type="string">
            <text:p>DIT</text:p>
          </table:table-cell>
          <table:table-cell office:value-type="string">
            <text:p>AMCON Distributing Co</text:p>
          </table:table-cell>
        </table:table-row>
        <table:table-row table:style-name="ro1">
          <table:table-cell office:value-type="string">
            <text:p>DJCO</text:p>
          </table:table-cell>
          <table:table-cell office:value-type="string">
            <text:p>Daily Journal Corp</text:p>
          </table:table-cell>
        </table:table-row>
        <table:table-row table:style-name="ro1">
          <table:table-cell office:value-type="string">
            <text:p>DJPY</text:p>
          </table:table-cell>
          <table:table-cell office:value-type="string">
            <text:p>VelocityShares Daily 4X Long USD vs. JPY Index ETN</text:p>
          </table:table-cell>
        </table:table-row>
        <table:table-row table:style-name="ro1">
          <table:table-cell office:value-type="string">
            <text:p>DJSP</text:p>
          </table:table-cell>
          <table:table-cell office:value-type="string">
            <text:p>DJSP Enterprises, Inc.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elek US Holdings Inc</text:p>
          </table:table-cell>
        </table:table-row>
        <table:table-row table:style-name="ro1">
          <table:table-cell office:value-type="string">
            <text:p>DKAM</text:p>
          </table:table-cell>
          <table:table-cell office:value-type="string">
            <text:p>Drinks Americas Holdings, Ltd.</text:p>
          </table:table-cell>
        </table:table-row>
        <table:table-row table:style-name="ro1">
          <table:table-cell office:value-type="string">
            <text:p>DKL</text:p>
          </table:table-cell>
          <table:table-cell office:value-type="string">
            <text:p>Delek Logistics Partners LP</text:p>
          </table:table-cell>
        </table:table-row>
        <table:table-row table:style-name="ro1">
          <table:table-cell office:value-type="string">
            <text:p>DKMR</text:p>
          </table:table-cell>
          <table:table-cell office:value-type="string">
            <text:p>Duke Mountain Resources, Inc.</text:p>
          </table:table-cell>
        </table:table-row>
        <table:table-row table:style-name="ro1">
          <table:table-cell office:value-type="string">
            <text:p>DKNG</text:p>
          </table:table-cell>
          <table:table-cell office:value-type="string">
            <text:p>DraftKings Inc</text:p>
          </table:table-cell>
        </table:table-row>
        <table:table-row table:style-name="ro1">
          <table:table-cell office:value-type="string">
            <text:p>DKS</text:p>
          </table:table-cell>
          <table:table-cell office:value-type="string">
            <text:p>Dick's Sporting Goods Inc</text:p>
          </table:table-cell>
        </table:table-row>
        <table:table-row table:style-name="ro1">
          <table:table-cell office:value-type="string">
            <text:p>DKSC</text:p>
          </table:table-cell>
          <table:table-cell office:value-type="string">
            <text:p>Dakshidin Corp.</text:p>
          </table:table-cell>
        </table:table-row>
        <table:table-row table:style-name="ro1">
          <table:table-cell office:value-type="string">
            <text:p>DKTS</text:p>
          </table:table-cell>
          <table:table-cell office:value-type="string">
            <text:p>Top Shelf Brands Holdings Corp.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China Distance Education Holdings Ltd</text:p>
          </table:table-cell>
        </table:table-row>
        <table:table-row table:style-name="ro1">
          <table:table-cell office:value-type="string">
            <text:p>DLA</text:p>
          </table:table-cell>
          <table:table-cell office:value-type="string">
            <text:p>Delta Apparel Inc</text:p>
          </table:table-cell>
        </table:table-row>
        <table:table-row table:style-name="ro1">
          <table:table-cell office:value-type="string">
            <text:p>DLAD</text:p>
          </table:table-cell>
          <table:table-cell office:value-type="string">
            <text:p>DealerAdvance, Inc.</text:p>
          </table:table-cell>
        </table:table-row>
        <table:table-row table:style-name="ro1">
          <table:table-cell office:value-type="string">
            <text:p>DLB</text:p>
          </table:table-cell>
          <table:table-cell office:value-type="string">
            <text:p>Dolby Laboratories Inc</text:p>
          </table:table-cell>
        </table:table-row>
        <table:table-row table:style-name="ro1">
          <table:table-cell office:value-type="string">
            <text:p>DLCR</text:p>
          </table:table-cell>
          <table:table-cell office:value-type="string">
            <text:p>Kibush Capital Corp</text:p>
          </table:table-cell>
        </table:table-row>
        <table:table-row table:style-name="ro1">
          <table:table-cell office:value-type="string">
            <text:p>DLDG</text:p>
          </table:table-cell>
          <table:table-cell office:value-type="string">
            <text:p>DLD Group, Inc. </text:p>
          </table:table-cell>
        </table:table-row>
        <table:table-row table:style-name="ro1">
          <table:table-cell office:value-type="string">
            <text:p>DLGI</text:p>
          </table:table-cell>
          <table:table-cell office:value-type="string">
            <text:p>DataLogic International, Inc.</text:p>
          </table:table-cell>
        </table:table-row>
        <table:table-row table:style-name="ro1">
          <table:table-cell office:value-type="string">
            <text:p>DLHC</text:p>
          </table:table-cell>
          <table:table-cell office:value-type="string">
            <text:p>DLH Holdings Corp</text:p>
          </table:table-cell>
        </table:table-row>
        <table:table-row table:style-name="ro1">
          <table:table-cell office:value-type="string">
            <text:p>DLMV</text:p>
          </table:table-cell>
          <table:table-cell office:value-type="string">
            <text:p>Delmarva Bancshares, Inc.</text:p>
          </table:table-cell>
        </table:table-row>
        <table:table-row table:style-name="ro1">
          <table:table-cell office:value-type="string">
            <text:p>DLNG</text:p>
          </table:table-cell>
          <table:table-cell office:value-type="string">
            <text:p>Dynagas LNG Partners LP</text:p>
          </table:table-cell>
        </table:table-row>
        <table:table-row table:style-name="ro1">
          <table:table-cell office:value-type="string">
            <text:p>DLNG-A</text:p>
          </table:table-cell>
          <table:table-cell office:value-type="string">
            <text:p>Dynagas LNG Partners LP</text:p>
          </table:table-cell>
        </table:table-row>
        <table:table-row table:style-name="ro1">
          <table:table-cell office:value-type="string">
            <text:p>DLNG-B</text:p>
          </table:table-cell>
          <table:table-cell office:value-type="string">
            <text:p>Dynagas LNG Partners LP</text:p>
          </table:table-cell>
        </table:table-row>
        <table:table-row table:style-name="ro1">
          <table:table-cell office:value-type="string">
            <text:p>DLOC</text:p>
          </table:table-cell>
          <table:table-cell office:value-type="string">
            <text:p>Digital Locations, Inc.</text:p>
          </table:table-cell>
        </table:table-row>
        <table:table-row table:style-name="ro1">
          <table:table-cell office:value-type="string">
            <text:p>DLOV</text:p>
          </table:table-cell>
          <table:table-cell office:value-type="string">
            <text:p>Daleco Resources Corp.</text:p>
          </table:table-cell>
        </table:table-row>
        <table:table-row table:style-name="ro1">
          <table:table-cell office:value-type="string">
            <text:p>DLPH</text:p>
          </table:table-cell>
          <table:table-cell office:value-type="string">
            <text:p>Delphi Technologies PLC</text:p>
          </table:table-cell>
        </table:table-row>
        <table:table-row table:style-name="ro1">
          <table:table-cell office:value-type="string">
            <text:p>DLPN</text:p>
          </table:table-cell>
          <table:table-cell office:value-type="string">
            <text:p>Dolphin Entertainment Inc</text:p>
          </table:table-cell>
        </table:table-row>
        <table:table-row table:style-name="ro1">
          <table:table-cell office:value-type="string">
            <text:p>DLPX</text:p>
          </table:table-cell>
          <table:table-cell office:value-type="string">
            <text:p>Delphax Technologies, Inc.</text:p>
          </table:table-cell>
        </table:table-row>
        <table:table-row table:style-name="ro1">
          <table:table-cell office:value-type="string">
            <text:p>DLR</text:p>
          </table:table-cell>
          <table:table-cell office:value-type="string">
            <text:p>Digital Realty Trust Inc</text:p>
          </table:table-cell>
        </table:table-row>
        <table:table-row table:style-name="ro1">
          <table:table-cell office:value-type="string">
            <text:p>DLR-C</text:p>
          </table:table-cell>
          <table:table-cell office:value-type="string">
            <text:p>Digital Realty Trust Inc</text:p>
          </table:table-cell>
        </table:table-row>
        <table:table-row table:style-name="ro1">
          <table:table-cell office:value-type="string">
            <text:p>DLR-G</text:p>
          </table:table-cell>
          <table:table-cell office:value-type="string">
            <text:p>Digital Realty Trust Inc</text:p>
          </table:table-cell>
        </table:table-row>
        <table:table-row table:style-name="ro1">
          <table:table-cell office:value-type="string">
            <text:p>DLR-I</text:p>
          </table:table-cell>
          <table:table-cell office:value-type="string">
            <text:p>Digital Realty Trust Inc</text:p>
          </table:table-cell>
        </table:table-row>
        <table:table-row table:style-name="ro1">
          <table:table-cell office:value-type="string">
            <text:p>DLR-J</text:p>
          </table:table-cell>
          <table:table-cell office:value-type="string">
            <text:p>Digital Realty Trust Inc</text:p>
          </table:table-cell>
        </table:table-row>
        <table:table-row table:style-name="ro1">
          <table:table-cell office:value-type="string">
            <text:p>DLR-K</text:p>
          </table:table-cell>
          <table:table-cell office:value-type="string">
            <text:p>Digital Realty Trust Inc</text:p>
          </table:table-cell>
        </table:table-row>
        <table:table-row table:style-name="ro1">
          <table:table-cell office:value-type="string">
            <text:p>DLR-L</text:p>
          </table:table-cell>
          <table:table-cell office:value-type="string">
            <text:p>Digital Realty Trust Inc</text:p>
          </table:table-cell>
        </table:table-row>
        <table:table-row table:style-name="ro1">
          <table:table-cell office:value-type="string">
            <text:p>DLTH</text:p>
          </table:table-cell>
          <table:table-cell office:value-type="string">
            <text:p>Duluth Holdings Inc</text:p>
          </table:table-cell>
        </table:table-row>
        <table:table-row table:style-name="ro1">
          <table:table-cell office:value-type="string">
            <text:p>DLTI</text:p>
          </table:table-cell>
          <table:table-cell office:value-type="string">
            <text:p>DLT Resolution Inc.</text:p>
          </table:table-cell>
        </table:table-row>
        <table:table-row table:style-name="ro1">
          <table:table-cell office:value-type="string">
            <text:p>DLTR</text:p>
          </table:table-cell>
          <table:table-cell office:value-type="string">
            <text:p>Dollar Tree Inc</text:p>
          </table:table-cell>
        </table:table-row>
        <table:table-row table:style-name="ro1">
          <table:table-cell office:value-type="string">
            <text:p>DLX</text:p>
          </table:table-cell>
          <table:table-cell office:value-type="string">
            <text:p>Deluxe Corp</text:p>
          </table:table-cell>
        </table:table-row>
        <table:table-row table:style-name="ro1">
          <table:table-cell office:value-type="string">
            <text:p>DLY</text:p>
          </table:table-cell>
          <table:table-cell office:value-type="string">
            <text:p>Doubleline Yield Opportunities Fund</text:p>
          </table:table-cell>
        </table:table-row>
        <table:table-row table:style-name="ro1">
          <table:table-cell office:value-type="string">
            <text:p>DLYT</text:p>
          </table:table-cell>
          <table:table-cell office:value-type="string">
            <text:p>Dais Corporation</text:p>
          </table:table-cell>
        </table:table-row>
        <table:table-row table:style-name="ro1">
          <table:table-cell office:value-type="string">
            <text:p>DMAC</text:p>
          </table:table-cell>
          <table:table-cell office:value-type="string">
            <text:p>DiaMedica Therapeutics Inc</text:p>
          </table:table-cell>
        </table:table-row>
        <table:table-row table:style-name="ro1">
          <table:table-cell office:value-type="string">
            <text:p>DMAN</text:p>
          </table:table-cell>
          <table:table-cell office:value-type="string">
            <text:p>Demand Brands, Inc.</text:p>
          </table:table-cell>
        </table:table-row>
        <table:table-row table:style-name="ro1">
          <table:table-cell office:value-type="string">
            <text:p>DMB</text:p>
          </table:table-cell>
          <table:table-cell office:value-type="string">
            <text:p>BNY Mellon Municipal Bond Infrastructure Fund Inc</text:p>
          </table:table-cell>
        </table:table-row>
        <table:table-row table:style-name="ro1">
          <table:table-cell office:value-type="string">
            <text:p>DMCD</text:p>
          </table:table-cell>
          <table:table-cell office:value-type="string">
            <text:p>Detwiler Fenton Group, Inc.</text:p>
          </table:table-cell>
        </table:table-row>
        <table:table-row table:style-name="ro1">
          <table:table-cell office:value-type="string">
            <text:p>DMDD</text:p>
          </table:table-cell>
          <table:table-cell office:value-type="string">
            <text:p>Diamond Discoveries International Corp.</text:p>
          </table:table-cell>
        </table:table-row>
        <table:table-row table:style-name="ro1">
          <table:table-cell office:value-type="string">
            <text:p>DMEC</text:p>
          </table:table-cell>
          <table:table-cell office:value-type="string">
            <text:p>Domestic Energy Corp.</text:p>
          </table:table-cell>
        </table:table-row>
        <table:table-row table:style-name="ro1">
          <table:table-cell office:value-type="string">
            <text:p>DMF</text:p>
          </table:table-cell>
          <table:table-cell office:value-type="string">
            <text:p>BNY Mellon Municipal Income Inc</text:p>
          </table:table-cell>
        </table:table-row>
        <table:table-row table:style-name="ro1">
          <table:table-cell office:value-type="string">
            <text:p>DMFG</text:p>
          </table:table-cell>
          <table:table-cell office:value-type="string">
            <text:p>Decker Manufacturing Corp.</text:p>
          </table:table-cell>
        </table:table-row>
        <table:table-row table:style-name="ro1">
          <table:table-cell office:value-type="string">
            <text:p>DMHI</text:p>
          </table:table-cell>
          <table:table-cell office:value-type="string">
            <text:p>DMH International, Inc.</text:p>
          </table:table-cell>
        </table:table-row>
        <table:table-row table:style-name="ro1">
          <table:table-cell office:value-type="string">
            <text:p>DMKBA</text:p>
          </table:table-cell>
          <table:table-cell office:value-type="string">
            <text:p>Denmark Bancshares, Inc.</text:p>
          </table:table-cell>
        </table:table-row>
        <table:table-row table:style-name="ro1">
          <table:table-cell office:value-type="string">
            <text:p>DMLP</text:p>
          </table:table-cell>
          <table:table-cell office:value-type="string">
            <text:p>Dorchester Minerals LP</text:p>
          </table:table-cell>
        </table:table-row>
        <table:table-row table:style-name="ro1">
          <table:table-cell office:value-type="string">
            <text:p>DMO</text:p>
          </table:table-cell>
          <table:table-cell office:value-type="string">
            <text:p>Western Asset Mortgage Defined Opportunity Fund Inc</text:p>
          </table:table-cell>
        </table:table-row>
        <table:table-row table:style-name="ro1">
          <table:table-cell office:value-type="string">
            <text:p>DMRC</text:p>
          </table:table-cell>
          <table:table-cell office:value-type="string">
            <text:p>Digimarc Corp</text:p>
          </table:table-cell>
        </table:table-row>
        <table:table-row table:style-name="ro1">
          <table:table-cell office:value-type="string">
            <text:p>DMRR</text:p>
          </table:table-cell>
          <table:table-cell office:value-type="string">
            <text:p>Dayton &amp; Michigan Railroad Co.</text:p>
          </table:table-cell>
        </table:table-row>
        <table:table-row table:style-name="ro1">
          <table:table-cell office:value-type="string">
            <text:p>DMRRP</text:p>
          </table:table-cell>
          <table:table-cell office:value-type="string">
            <text:p>Dayton &amp; Michigan Railroad Co.</text:p>
          </table:table-cell>
        </table:table-row>
        <table:table-row table:style-name="ro1">
          <table:table-cell office:value-type="string">
            <text:p>DMS</text:p>
          </table:table-cell>
          <table:table-cell office:value-type="string">
            <text:p>Digital Media Solutions, Inc.</text:p>
          </table:table-cell>
        </table:table-row>
        <table:table-row table:style-name="ro1">
          <table:table-cell office:value-type="string">
            <text:p>DMSI</text:p>
          </table:table-cell>
          <table:table-cell office:value-type="string">
            <text:p>Dermisonics, Inc.</text:p>
          </table:table-cell>
        </table:table-row>
        <table:table-row table:style-name="ro1">
          <table:table-cell office:value-type="string">
            <text:p>DMTK</text:p>
          </table:table-cell>
          <table:table-cell office:value-type="string">
            <text:p>DermTech Inc</text:p>
          </table:table-cell>
        </table:table-row>
        <table:table-row table:style-name="ro1">
          <table:table-cell office:value-type="string">
            <text:p>DMTKW</text:p>
          </table:table-cell>
          <table:table-cell office:value-type="string">
            <text:p>DermTech, Inc.</text:p>
          </table:table-cell>
        </table:table-row>
        <table:table-row table:style-name="ro1">
          <table:table-cell office:value-type="string">
            <text:p>DMYD</text:p>
          </table:table-cell>
          <table:table-cell office:value-type="string">
            <text:p>dMY Technology Group Inc II</text:p>
          </table:table-cell>
        </table:table-row>
        <table:table-row table:style-name="ro1">
          <table:table-cell office:value-type="string">
            <text:p>DMYT</text:p>
          </table:table-cell>
          <table:table-cell office:value-type="string">
            <text:p>dMY Technology Group Inc</text:p>
          </table:table-cell>
        </table:table-row>
        <table:table-row table:style-name="ro1">
          <table:table-cell office:value-type="string">
            <text:p>DNAG</text:p>
          </table:table-cell>
          <table:table-cell office:value-type="string">
            <text:p>DNAPrint Genomics, Inc.</text:p>
          </table:table-cell>
        </table:table-row>
        <table:table-row table:style-name="ro1">
          <table:table-cell office:value-type="string">
            <text:p>DNAX</text:p>
          </table:table-cell>
          <table:table-cell office:value-type="string">
            <text:p>DNA Brands, Inc.</text:p>
          </table:table-cell>
        </table:table-row>
        <table:table-row table:style-name="ro1">
          <table:table-cell office:value-type="string">
            <text:p>DNB</text:p>
          </table:table-cell>
          <table:table-cell office:value-type="string">
            <text:p>Dun &amp; Bradstreet Holdings Inc</text:p>
          </table:table-cell>
        </table:table-row>
        <table:table-row table:style-name="ro1">
          <table:table-cell office:value-type="string">
            <text:p>DNDT</text:p>
          </table:table-cell>
          <table:table-cell office:value-type="string">
            <text:p>DND Technologies, Inc.</text:p>
          </table:table-cell>
        </table:table-row>
        <table:table-row table:style-name="ro1">
          <table:table-cell office:value-type="string">
            <text:p>DNI</text:p>
          </table:table-cell>
          <table:table-cell office:value-type="string">
            <text:p>Dividend and Income Fund</text:p>
          </table:table-cell>
        </table:table-row>
        <table:table-row table:style-name="ro1">
          <table:table-cell office:value-type="string">
            <text:p>DNJR</text:p>
          </table:table-cell>
          <table:table-cell office:value-type="string">
            <text:p>Golden Bull Ltd</text:p>
          </table:table-cell>
        </table:table-row>
        <table:table-row table:style-name="ro1">
          <table:table-cell office:value-type="string">
            <text:p>DNK</text:p>
          </table:table-cell>
          <table:table-cell office:value-type="string">
            <text:p>Phoenix Tree Holdings Ltd</text:p>
          </table:table-cell>
        </table:table-row>
        <table:table-row table:style-name="ro1">
          <table:table-cell office:value-type="string">
            <text:p>DNKN</text:p>
          </table:table-cell>
          <table:table-cell office:value-type="string">
            <text:p>Dunkin' Brands Group Inc</text:p>
          </table:table-cell>
        </table:table-row>
        <table:table-row table:style-name="ro1">
          <table:table-cell office:value-type="string">
            <text:p>DNLI</text:p>
          </table:table-cell>
          <table:table-cell office:value-type="string">
            <text:p>Denali Therapeutics Inc</text:p>
          </table:table-cell>
        </table:table-row>
        <table:table-row table:style-name="ro1">
          <table:table-cell office:value-type="string">
            <text:p>DNN</text:p>
          </table:table-cell>
          <table:table-cell office:value-type="string">
            <text:p>Denison Mines Corp</text:p>
          </table:table-cell>
        </table:table-row>
        <table:table-row table:style-name="ro1">
          <table:table-cell office:value-type="string">
            <text:p>DNOW</text:p>
          </table:table-cell>
          <table:table-cell office:value-type="string">
            <text:p>NOW Inc</text:p>
          </table:table-cell>
        </table:table-row>
        <table:table-row table:style-name="ro1">
          <table:table-cell office:value-type="string">
            <text:p>DNP</text:p>
          </table:table-cell>
          <table:table-cell office:value-type="string">
            <text:p>DNP Select Income Fund Inc</text:p>
          </table:table-cell>
        </table:table-row>
        <table:table-row table:style-name="ro1">
          <table:table-cell office:value-type="string">
            <text:p>DNR</text:p>
          </table:table-cell>
          <table:table-cell office:value-type="string">
            <text:p>Denbury Resources Inc</text:p>
          </table:table-cell>
        </table:table-row>
        <table:table-row table:style-name="ro1">
          <table:table-cell office:value-type="string">
            <text:p>DNRG</text:p>
          </table:table-cell>
          <table:table-cell office:value-type="string">
            <text:p>Dominovas Energy Corporation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Physicians Realty Trust</text:p>
          </table:table-cell>
        </table:table-row>
        <table:table-row table:style-name="ro1">
          <table:table-cell office:value-type="string">
            <text:p>DOCU</text:p>
          </table:table-cell>
          <table:table-cell office:value-type="string">
            <text:p>DocuSign Inc</text:p>
          </table:table-cell>
        </table:table-row>
        <table:table-row table:style-name="ro1">
          <table:table-cell office:value-type="string">
            <text:p>DOFSQ</text:p>
          </table:table-cell>
          <table:table-cell office:value-type="string">
            <text:p>Diamond Offshore Drilling, Inc.</text:p>
          </table:table-cell>
        </table:table-row>
        <table:table-row table:style-name="ro1">
          <table:table-cell office:value-type="string">
            <text:p>DOGZ</text:p>
          </table:table-cell>
          <table:table-cell office:value-type="string">
            <text:p>Dogness International Corp</text:p>
          </table:table-cell>
        </table:table-row>
        <table:table-row table:style-name="ro1">
          <table:table-cell office:value-type="string">
            <text:p>DOMO</text:p>
          </table:table-cell>
          <table:table-cell office:value-type="string">
            <text:p>Domo Inc</text:p>
          </table:table-cell>
        </table:table-row>
        <table:table-row table:style-name="ro1">
          <table:table-cell office:value-type="string">
            <text:p>DOMR</text:p>
          </table:table-cell>
          <table:table-cell office:value-type="string">
            <text:p>Dominion Resources Black Warrior Trust</text:p>
          </table:table-cell>
        </table:table-row>
        <table:table-row table:style-name="ro1">
          <table:table-cell office:value-type="string">
            <text:p>DOOO</text:p>
          </table:table-cell>
          <table:table-cell office:value-type="string">
            <text:p>BRP Inc</text:p>
          </table:table-cell>
        </table:table-row>
        <table:table-row table:style-name="ro1">
          <table:table-cell office:value-type="string">
            <text:p>DOOR</text:p>
          </table:table-cell>
          <table:table-cell office:value-type="string">
            <text:p>Masonite International Corp</text:p>
          </table:table-cell>
        </table:table-row>
        <table:table-row table:style-name="ro1">
          <table:table-cell office:value-type="string">
            <text:p>DORM</text:p>
          </table:table-cell>
          <table:table-cell office:value-type="string">
            <text:p>Dorman Products Inc</text:p>
          </table:table-cell>
        </table:table-row>
        <table:table-row table:style-name="ro1">
          <table:table-cell office:value-type="string">
            <text:p>DOV</text:p>
          </table:table-cell>
          <table:table-cell office:value-type="string">
            <text:p>Dover Corp</text:p>
          </table:table-cell>
        </table:table-row>
        <table:table-row table:style-name="ro1">
          <table:table-cell office:value-type="string">
            <text:p>DOW</text:p>
          </table:table-cell>
          <table:table-cell office:value-type="string">
            <text:p>Dow Inc</text:p>
          </table:table-cell>
        </table:table-row>
        <table:table-row table:style-name="ro1">
          <table:table-cell office:value-type="string">
            <text:p>DOX</text:p>
          </table:table-cell>
          <table:table-cell office:value-type="string">
            <text:p>Amdocs Ltd</text:p>
          </table:table-cell>
        </table:table-row>
        <table:table-row table:style-name="ro1">
          <table:table-cell office:value-type="string">
            <text:p>DOYU</text:p>
          </table:table-cell>
          <table:table-cell office:value-type="string">
            <text:p>DouYu International Holdings Ltd</text:p>
          </table:table-cell>
        </table:table-row>
        <table:table-row table:style-name="ro1">
          <table:table-cell office:value-type="string">
            <text:p>DPAT</text:p>
          </table:table-cell>
          <table:table-cell office:value-type="string">
            <text:p>Dental Patient Care America, Inc.</text:p>
          </table:table-cell>
        </table:table-row>
        <table:table-row table:style-name="ro1">
          <table:table-cell office:value-type="string">
            <text:p>DPBE</text:p>
          </table:table-cell>
          <table:table-cell office:value-type="string">
            <text:p>Deep Blue Marine, Inc.</text:p>
          </table:table-cell>
        </table:table-row>
        <table:table-row table:style-name="ro1">
          <table:table-cell office:value-type="string">
            <text:p>DPDW</text:p>
          </table:table-cell>
          <table:table-cell office:value-type="string">
            <text:p>Deep Down, Inc.</text:p>
          </table:table-cell>
        </table:table-row>
        <table:table-row table:style-name="ro1">
          <table:table-cell office:value-type="string">
            <text:p>DPER</text:p>
          </table:table-cell>
          <table:table-cell office:value-type="string">
            <text:p>Deep Earth Resources, Inc.</text:p>
          </table:table-cell>
        </table:table-row>
        <table:table-row table:style-name="ro1">
          <table:table-cell office:value-type="string">
            <text:p>DPFD</text:p>
          </table:table-cell>
          <table:table-cell office:value-type="string">
            <text:p>Deep Field Technologies, Inc.</text:p>
          </table:table-cell>
        </table:table-row>
        <table:table-row table:style-name="ro1">
          <table:table-cell office:value-type="string">
            <text:p>DPG</text:p>
          </table:table-cell>
          <table:table-cell office:value-type="string">
            <text:p>Duff &amp; Phelps Global Utility Income Fund Inc</text:p>
          </table:table-cell>
        </table:table-row>
        <table:table-row table:style-name="ro1">
          <table:table-cell office:value-type="string">
            <text:p>DPHC</text:p>
          </table:table-cell>
          <table:table-cell office:value-type="string">
            <text:p>DiamondPeak Holdings Corp</text:p>
          </table:table-cell>
        </table:table-row>
        <table:table-row table:style-name="ro1">
          <table:table-cell office:value-type="string">
            <text:p>DPHCW</text:p>
          </table:table-cell>
          <table:table-cell office:value-type="string">
            <text:p>DiamondPeak Holdings Corp.</text:p>
          </table:table-cell>
        </table:table-row>
        <table:table-row table:style-name="ro1">
          <table:table-cell office:value-type="string">
            <text:p>DPLS</text:p>
          </table:table-cell>
          <table:table-cell office:value-type="string">
            <text:p>DarkPulse, Inc.</text:p>
          </table:table-cell>
        </table:table-row>
        <table:table-row table:style-name="ro1">
          <table:table-cell office:value-type="string">
            <text:p>DPSI</text:p>
          </table:table-cell>
          <table:table-cell office:value-type="string">
            <text:p>DecisionPoint Systems, Inc.</text:p>
          </table:table-cell>
        </table:table-row>
        <table:table-row table:style-name="ro1">
          <table:table-cell office:value-type="string">
            <text:p>DPSIP</text:p>
          </table:table-cell>
          <table:table-cell office:value-type="string">
            <text:p>DecisionPoint Systems, Inc.</text:p>
          </table:table-cell>
        </table:table-row>
        <table:table-row table:style-name="ro1">
          <table:table-cell office:value-type="string">
            <text:p>DPSM</text:p>
          </table:table-cell>
          <table:table-cell office:value-type="string">
            <text:p>3D Pioneer Systems Inc.</text:p>
          </table:table-cell>
        </table:table-row>
        <table:table-row table:style-name="ro1">
          <table:table-cell office:value-type="string">
            <text:p>DPW</text:p>
          </table:table-cell>
          <table:table-cell office:value-type="string">
            <text:p>DPW Holdings Inc</text:p>
          </table:table-cell>
        </table:table-row>
        <table:table-row table:style-name="ro1">
          <table:table-cell office:value-type="string">
            <text:p>DPWW</text:p>
          </table:table-cell>
          <table:table-cell office:value-type="string">
            <text:p>Diego Pellicer Worldwide, Inc.</text:p>
          </table:table-cell>
        </table:table-row>
        <table:table-row table:style-name="ro1">
          <table:table-cell office:value-type="string">
            <text:p>DPZ</text:p>
          </table:table-cell>
          <table:table-cell office:value-type="string">
            <text:p>Domino's Pizza Inc</text:p>
          </table:table-cell>
        </table:table-row>
        <table:table-row table:style-name="ro1">
          <table:table-cell office:value-type="string">
            <text:p>DQ</text:p>
          </table:table-cell>
          <table:table-cell office:value-type="string">
            <text:p>Daqo New Energy Corp</text:p>
          </table:table-cell>
        </table:table-row>
        <table:table-row table:style-name="ro1">
          <table:table-cell office:value-type="string">
            <text:p>DRAD</text:p>
          </table:table-cell>
          <table:table-cell office:value-type="string">
            <text:p>Digirad Corp</text:p>
          </table:table-cell>
        </table:table-row>
        <table:table-row table:style-name="ro1">
          <table:table-cell office:value-type="string">
            <text:p>DRCR</text:p>
          </table:table-cell>
          <table:table-cell office:value-type="string">
            <text:p>Dear Cashmere Holding Co.</text:p>
          </table:table-cell>
        </table:table-row>
        <table:table-row table:style-name="ro1">
          <table:table-cell office:value-type="string">
            <text:p>DRD</text:p>
          </table:table-cell>
          <table:table-cell office:value-type="string">
            <text:p>DRDGOLD Ltd</text:p>
          </table:table-cell>
        </table:table-row>
        <table:table-row table:style-name="ro1">
          <table:table-cell office:value-type="string">
            <text:p>DRE</text:p>
          </table:table-cell>
          <table:table-cell office:value-type="string">
            <text:p>Duke Realty Corp</text:p>
          </table:table-cell>
        </table:table-row>
        <table:table-row table:style-name="ro1">
          <table:table-cell office:value-type="string">
            <text:p>DREM</text:p>
          </table:table-cell>
          <table:table-cell office:value-type="string">
            <text:p>Dream Homes &amp; Development Corporation</text:p>
          </table:table-cell>
        </table:table-row>
        <table:table-row table:style-name="ro1">
          <table:table-cell office:value-type="string">
            <text:p>DRH</text:p>
          </table:table-cell>
          <table:table-cell office:value-type="string">
            <text:p>DiamondRock Hospitality Co</text:p>
          </table:table-cell>
        </table:table-row>
        <table:table-row table:style-name="ro1">
          <table:table-cell office:value-type="string">
            <text:p>DRI</text:p>
          </table:table-cell>
          <table:table-cell office:value-type="string">
            <text:p>Darden Restaurants Inc</text:p>
          </table:table-cell>
        </table:table-row>
        <table:table-row table:style-name="ro1">
          <table:table-cell office:value-type="string">
            <text:p>DRIO</text:p>
          </table:table-cell>
          <table:table-cell office:value-type="string">
            <text:p>DarioHealth Corp</text:p>
          </table:table-cell>
        </table:table-row>
        <table:table-row table:style-name="ro1">
          <table:table-cell office:value-type="string">
            <text:p>DRNA</text:p>
          </table:table-cell>
          <table:table-cell office:value-type="string">
            <text:p>Dicerna Pharmaceuticals Inc</text:p>
          </table:table-cell>
        </table:table-row>
        <table:table-row table:style-name="ro1">
          <table:table-cell office:value-type="string">
            <text:p>DRNK</text:p>
          </table:table-cell>
          <table:table-cell office:value-type="string">
            <text:p>NoHo, Inc.</text:p>
          </table:table-cell>
        </table:table-row>
        <table:table-row table:style-name="ro1">
          <table:table-cell office:value-type="string">
            <text:p>DROP</text:p>
          </table:table-cell>
          <table:table-cell office:value-type="string">
            <text:p>Fuse Science, Inc.</text:p>
          </table:table-cell>
        </table:table-row>
        <table:table-row table:style-name="ro1">
          <table:table-cell office:value-type="string">
            <text:p>DRQ</text:p>
          </table:table-cell>
          <table:table-cell office:value-type="string">
            <text:p>Dril-Quip Inc</text:p>
          </table:table-cell>
        </table:table-row>
        <table:table-row table:style-name="ro1">
          <table:table-cell office:value-type="string">
            <text:p>DRRX</text:p>
          </table:table-cell>
          <table:table-cell office:value-type="string">
            <text:p>Durect Corp</text:p>
          </table:table-cell>
        </table:table-row>
        <table:table-row table:style-name="ro1">
          <table:table-cell office:value-type="string">
            <text:p>DRRX</text:p>
          </table:table-cell>
          <table:table-cell office:value-type="string">
            <text:p>Durect Corp</text:p>
          </table:table-cell>
        </table:table-row>
        <table:table-row table:style-name="ro1">
          <table:table-cell office:value-type="string">
            <text:p>DRSV</text:p>
          </table:table-cell>
          <table:table-cell office:value-type="string">
            <text:p>Debt Resolve, Inc.</text:p>
          </table:table-cell>
        </table:table-row>
        <table:table-row table:style-name="ro1">
          <table:table-cell office:value-type="string">
            <text:p>DRTT</text:p>
          </table:table-cell>
          <table:table-cell office:value-type="string">
            <text:p>DIRTT Environmental Solutions</text:p>
          </table:table-cell>
        </table:table-row>
        <table:table-row table:style-name="ro1">
          <table:table-cell office:value-type="string">
            <text:p>DRVD</text:p>
          </table:table-cell>
          <table:table-cell office:value-type="string">
            <text:p>Driven Deliveries, Inc.</text:p>
          </table:table-cell>
        </table:table-row>
        <table:table-row table:style-name="ro1">
          <table:table-cell office:value-type="string">
            <text:p>DRWN</text:p>
          </table:table-cell>
          <table:table-cell office:value-type="string">
            <text:p>A Clean Slate, Inc.</text:p>
          </table:table-cell>
        </table:table-row>
        <table:table-row table:style-name="ro1">
          <table:table-cell office:value-type="string">
            <text:p>DRYN</text:p>
          </table:table-cell>
          <table:table-cell office:value-type="string">
            <text:p>Drayton Richdale Corp.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Drive Shack Inc</text:p>
          </table:table-cell>
        </table:table-row>
        <table:table-row table:style-name="ro1">
          <table:table-cell office:value-type="string">
            <text:p>DS-B</text:p>
          </table:table-cell>
          <table:table-cell office:value-type="string">
            <text:p>Drive Shack Inc</text:p>
          </table:table-cell>
        </table:table-row>
        <table:table-row table:style-name="ro1">
          <table:table-cell office:value-type="string">
            <text:p>DS-C</text:p>
          </table:table-cell>
          <table:table-cell office:value-type="string">
            <text:p>Drive Shack Inc</text:p>
          </table:table-cell>
        </table:table-row>
        <table:table-row table:style-name="ro1">
          <table:table-cell office:value-type="string">
            <text:p>DSCR</text:p>
          </table:table-cell>
          <table:table-cell office:value-type="string">
            <text:p>Discovery Minerals Ltd.</text:p>
          </table:table-cell>
        </table:table-row>
        <table:table-row table:style-name="ro1">
          <table:table-cell office:value-type="string">
            <text:p>DS-D</text:p>
          </table:table-cell>
          <table:table-cell office:value-type="string">
            <text:p>Drive Shack Inc</text:p>
          </table:table-cell>
        </table:table-row>
        <table:table-row table:style-name="ro1">
          <table:table-cell office:value-type="string">
            <text:p>DSE</text:p>
          </table:table-cell>
          <table:table-cell office:value-type="string">
            <text:p>Duff &amp; Phelps Select MLP and Midstream Energy Fund Inc</text:p>
          </table:table-cell>
        </table:table-row>
        <table:table-row table:style-name="ro1">
          <table:table-cell office:value-type="string">
            <text:p>DSGX</text:p>
          </table:table-cell>
          <table:table-cell office:value-type="string">
            <text:p>Descartes Systems Group Inc-The</text:p>
          </table:table-cell>
        </table:table-row>
        <table:table-row table:style-name="ro1">
          <table:table-cell office:value-type="string">
            <text:p>DSKE</text:p>
          </table:table-cell>
          <table:table-cell office:value-type="string">
            <text:p>Daseke Inc</text:p>
          </table:table-cell>
        </table:table-row>
        <table:table-row table:style-name="ro1">
          <table:table-cell office:value-type="string">
            <text:p>DSL</text:p>
          </table:table-cell>
          <table:table-cell office:value-type="string">
            <text:p>DoubleLine Income Solutions Fund</text:p>
          </table:table-cell>
        </table:table-row>
        <table:table-row table:style-name="ro1">
          <table:table-cell office:value-type="string">
            <text:p>DSLV</text:p>
          </table:table-cell>
          <table:table-cell office:value-type="string">
            <text:p>VelocityShares 3x Inverse Silver ETN linked to S&amp;P GSCI Silver Inverse Index</text:p>
          </table:table-cell>
        </table:table-row>
        <table:table-row table:style-name="ro1">
          <table:table-cell office:value-type="string">
            <text:p>DSM</text:p>
          </table:table-cell>
          <table:table-cell office:value-type="string">
            <text:p>BNY Mellon Strategic Municipal Bond Fund Inc</text:p>
          </table:table-cell>
        </table:table-row>
        <table:table-row table:style-name="ro1">
          <table:table-cell office:value-type="string">
            <text:p>DSPA</text:p>
          </table:table-cell>
          <table:table-cell office:value-type="string">
            <text:p>ANKAA Corp.</text:p>
          </table:table-cell>
        </table:table-row>
        <table:table-row table:style-name="ro1">
          <table:table-cell office:value-type="string">
            <text:p>DSPG</text:p>
          </table:table-cell>
          <table:table-cell office:value-type="string">
            <text:p>DSP Group Inc</text:p>
          </table:table-cell>
        </table:table-row>
        <table:table-row table:style-name="ro1">
          <table:table-cell office:value-type="string">
            <text:p>DSS</text:p>
          </table:table-cell>
          <table:table-cell office:value-type="string">
            <text:p>Document Security Systems Inc</text:p>
          </table:table-cell>
        </table:table-row>
        <table:table-row table:style-name="ro1">
          <table:table-cell office:value-type="string">
            <text:p>DSSI</text:p>
          </table:table-cell>
          <table:table-cell office:value-type="string">
            <text:p>Diamond S Shipping Inc</text:p>
          </table:table-cell>
        </table:table-row>
        <table:table-row table:style-name="ro1">
          <table:table-cell office:value-type="string">
            <text:p>DSU</text:p>
          </table:table-cell>
          <table:table-cell office:value-type="string">
            <text:p>BlackRock Debt Strategies Fund Inc</text:p>
          </table:table-cell>
        </table:table-row>
        <table:table-row table:style-name="ro1">
          <table:table-cell office:value-type="string">
            <text:p>DSUS</text:p>
          </table:table-cell>
          <table:table-cell office:value-type="string">
            <text:p>Drone Services USA, Inc.</text:p>
          </table:table-cell>
        </table:table-row>
        <table:table-row table:style-name="ro1">
          <table:table-cell office:value-type="string">
            <text:p>DSWL</text:p>
          </table:table-cell>
          <table:table-cell office:value-type="string">
            <text:p>Deswell Industries Inc</text:p>
          </table:table-cell>
        </table:table-row>
        <table:table-row table:style-name="ro1">
          <table:table-cell office:value-type="string">
            <text:p>DSX</text:p>
          </table:table-cell>
          <table:table-cell office:value-type="string">
            <text:p>Diana Shipping Inc</text:p>
          </table:table-cell>
        </table:table-row>
        <table:table-row table:style-name="ro1">
          <table:table-cell office:value-type="string">
            <text:p>DSX-B</text:p>
          </table:table-cell>
          <table:table-cell office:value-type="string">
            <text:p>Diana Shipping Inc</text:p>
          </table:table-cell>
        </table:table-row>
        <table:table-row table:style-name="ro1">
          <table:table-cell office:value-type="string">
            <text:p>DT</text:p>
          </table:table-cell>
          <table:table-cell office:value-type="string">
            <text:p>Dynatrace Inc</text:p>
          </table:table-cell>
        </table:table-row>
        <table:table-row table:style-name="ro1">
          <table:table-cell office:value-type="string">
            <text:p>DTCO</text:p>
          </table:table-cell>
          <table:table-cell office:value-type="string">
            <text:p>Direct Coating, Inc.</text:p>
          </table:table-cell>
        </table:table-row>
        <table:table-row table:style-name="ro1">
          <table:table-cell office:value-type="string">
            <text:p>DTE</text:p>
          </table:table-cell>
          <table:table-cell office:value-type="string">
            <text:p>DTE Energy Co</text:p>
          </table:table-cell>
        </table:table-row>
        <table:table-row table:style-name="ro1">
          <table:table-cell office:value-type="string">
            <text:p>DTEA</text:p>
          </table:table-cell>
          <table:table-cell office:value-type="string">
            <text:p>DavidsTea Inc</text:p>
          </table:table-cell>
        </table:table-row>
        <table:table-row table:style-name="ro1">
          <table:table-cell office:value-type="string">
            <text:p>DTEV</text:p>
          </table:table-cell>
          <table:table-cell office:value-type="string">
            <text:p>Data Evolution Holdings, Inc.</text:p>
          </table:table-cell>
        </table:table-row>
        <table:table-row table:style-name="ro1">
          <table:table-cell office:value-type="string">
            <text:p>DTF</text:p>
          </table:table-cell>
          <table:table-cell office:value-type="string">
            <text:p>DTF Tax-Free Income Inc</text:p>
          </table:table-cell>
        </table:table-row>
        <table:table-row table:style-name="ro1">
          <table:table-cell office:value-type="string">
            <text:p>DTGI</text:p>
          </table:table-cell>
          <table:table-cell office:value-type="string">
            <text:p>Digerati Technologies, Inc.</text:p>
          </table:table-cell>
        </table:table-row>
        <table:table-row table:style-name="ro1">
          <table:table-cell office:value-type="string">
            <text:p>DTHR</text:p>
          </table:table-cell>
          <table:table-cell office:value-type="string">
            <text:p>Dthera Sciences</text:p>
          </table:table-cell>
        </table:table-row>
        <table:table-row table:style-name="ro1">
          <table:table-cell office:value-type="string">
            <text:p>DTII</text:p>
          </table:table-cell>
          <table:table-cell office:value-type="string">
            <text:p>Defense Technologies International Corp.</text:p>
          </table:table-cell>
        </table:table-row>
        <table:table-row table:style-name="ro1">
          <table:table-cell office:value-type="string">
            <text:p>DTIL</text:p>
          </table:table-cell>
          <table:table-cell office:value-type="string">
            <text:p>Precision BioSciences Inc</text:p>
          </table:table-cell>
        </table:table-row>
        <table:table-row table:style-name="ro1">
          <table:table-cell office:value-type="string">
            <text:p>DTJ</text:p>
          </table:table-cell>
          <table:table-cell office:value-type="string">
            <text:p>DTE Energy Co</text:p>
          </table:table-cell>
        </table:table-row>
        <table:table-row table:style-name="ro1">
          <table:table-cell office:value-type="string">
            <text:p>DTLA-</text:p>
          </table:table-cell>
          <table:table-cell office:value-type="string">
            <text:p>Brookfield DTLA Fund Office Trust Investor Inc</text:p>
          </table:table-cell>
        </table:table-row>
        <table:table-row table:style-name="ro1">
          <table:table-cell office:value-type="string">
            <text:p>DTP</text:p>
          </table:table-cell>
          <table:table-cell office:value-type="string">
            <text:p>DTE Energy Co</text:p>
          </table:table-cell>
        </table:table-row>
        <table:table-row table:style-name="ro1">
          <table:table-cell office:value-type="string">
            <text:p>DTQ</text:p>
          </table:table-cell>
          <table:table-cell office:value-type="string">
            <text:p>DTE Energy Co</text:p>
          </table:table-cell>
        </table:table-row>
        <table:table-row table:style-name="ro1">
          <table:table-cell office:value-type="string">
            <text:p>DTRC</text:p>
          </table:table-cell>
          <table:table-cell office:value-type="string">
            <text:p>Dakota Territory Resource Corp</text:p>
          </table:table-cell>
        </table:table-row>
        <table:table-row table:style-name="ro1">
          <table:table-cell office:value-type="string">
            <text:p>DTRK</text:p>
          </table:table-cell>
          <table:table-cell office:value-type="string">
            <text:p>DATATRAK International, Inc.</text:p>
          </table:table-cell>
        </table:table-row>
        <table:table-row table:style-name="ro1">
          <table:table-cell office:value-type="string">
            <text:p>DTRO</text:p>
          </table:table-cell>
          <table:table-cell office:value-type="string">
            <text:p>Deltron, Inc.</text:p>
          </table:table-cell>
        </table:table-row>
        <table:table-row table:style-name="ro1">
          <table:table-cell office:value-type="string">
            <text:p>DTSL</text:p>
          </table:table-cell>
          <table:table-cell office:value-type="string">
            <text:p>Delivery Technology Solutions, Inc.</text:p>
          </table:table-cell>
        </table:table-row>
        <table:table-row table:style-name="ro1">
          <table:table-cell office:value-type="string">
            <text:p>DTSS</text:p>
          </table:table-cell>
          <table:table-cell office:value-type="string">
            <text:p>Datasea Inc</text:p>
          </table:table-cell>
        </table:table-row>
        <table:table-row table:style-name="ro1">
          <table:table-cell office:value-type="string">
            <text:p>DTST</text:p>
          </table:table-cell>
          <table:table-cell office:value-type="string">
            <text:p>Data Storage Corp.</text:p>
          </table:table-cell>
        </table:table-row>
        <table:table-row table:style-name="ro1">
          <table:table-cell office:value-type="string">
            <text:p>DUC</text:p>
          </table:table-cell>
          <table:table-cell office:value-type="string">
            <text:p>Duff &amp; Phelps Utility and Corporate Bond Trust Inc</text:p>
          </table:table-cell>
        </table:table-row>
        <table:table-row table:style-name="ro1">
          <table:table-cell office:value-type="string">
            <text:p>DUK</text:p>
          </table:table-cell>
          <table:table-cell office:value-type="string">
            <text:p>Duke Energy Corp</text:p>
          </table:table-cell>
        </table:table-row>
        <table:table-row table:style-name="ro1">
          <table:table-cell office:value-type="string">
            <text:p>DUK-A</text:p>
          </table:table-cell>
          <table:table-cell office:value-type="string">
            <text:p>Duke Energy Corp</text:p>
          </table:table-cell>
        </table:table-row>
        <table:table-row table:style-name="ro1">
          <table:table-cell office:value-type="string">
            <text:p>DUO</text:p>
          </table:table-cell>
          <table:table-cell office:value-type="string">
            <text:p>Fangdd Network Group Ltd</text:p>
          </table:table-cell>
        </table:table-row>
        <table:table-row table:style-name="ro1">
          <table:table-cell office:value-type="string">
            <text:p>DUOT</text:p>
          </table:table-cell>
          <table:table-cell office:value-type="string">
            <text:p>Duos Technologies Group Inc</text:p>
          </table:table-cell>
        </table:table-row>
        <table:table-row table:style-name="ro1">
          <table:table-cell office:value-type="string">
            <text:p>DVA</text:p>
          </table:table-cell>
          <table:table-cell office:value-type="string">
            <text:p>DaVita Inc</text:p>
          </table:table-cell>
        </table:table-row>
        <table:table-row table:style-name="ro1">
          <table:table-cell office:value-type="string">
            <text:p>DVAR</text:p>
          </table:table-cell>
          <table:table-cell office:value-type="string">
            <text:p>Dovarri, Inc.</text:p>
          </table:table-cell>
        </table:table-row>
        <table:table-row table:style-name="ro1">
          <table:table-cell office:value-type="string">
            <text:p>DVAX</text:p>
          </table:table-cell>
          <table:table-cell office:value-type="string">
            <text:p>Dynavax Technologies Corp</text:p>
          </table:table-cell>
        </table:table-row>
        <table:table-row table:style-name="ro1">
          <table:table-cell office:value-type="string">
            <text:p>DVD</text:p>
          </table:table-cell>
          <table:table-cell office:value-type="string">
            <text:p>Dover Motorsports Inc</text:p>
          </table:table-cell>
        </table:table-row>
        <table:table-row table:style-name="ro1">
          <table:table-cell office:value-type="string">
            <text:p>DVDR</text:p>
          </table:table-cell>
          <table:table-cell office:value-type="string">
            <text:p>Divide Drives Inc.</text:p>
          </table:table-cell>
        </table:table-row>
        <table:table-row table:style-name="ro1">
          <table:table-cell office:value-type="string">
            <text:p>DVFI</text:p>
          </table:table-cell>
          <table:table-cell office:value-type="string">
            <text:p>Diversified Oil &amp; Gas Holdings, Ltd.</text:p>
          </table:table-cell>
        </table:table-row>
        <table:table-row table:style-name="ro1">
          <table:table-cell office:value-type="string">
            <text:p>DVLN</text:p>
          </table:table-cell>
          <table:table-cell office:value-type="string">
            <text:p>DVL, Inc.</text:p>
          </table:table-cell>
        </table:table-row>
        <table:table-row table:style-name="ro1">
          <table:table-cell office:value-type="string">
            <text:p>DVLP</text:p>
          </table:table-cell>
          <table:table-cell office:value-type="string">
            <text:p>Golden Developing Solutions, Inc.</text:p>
          </table:table-cell>
        </table:table-row>
        <table:table-row table:style-name="ro1">
          <table:table-cell office:value-type="string">
            <text:p>DVLY</text:p>
          </table:table-cell>
          <table:table-cell office:value-type="string">
            <text:p>Deer Valley Corp.</text:p>
          </table:table-cell>
        </table:table-row>
        <table:table-row table:style-name="ro1">
          <table:table-cell office:value-type="string">
            <text:p>DVN</text:p>
          </table:table-cell>
          <table:table-cell office:value-type="string">
            <text:p>Devon Energy Corp</text:p>
          </table:table-cell>
        </table:table-row>
        <table:table-row table:style-name="ro1">
          <table:table-cell office:value-type="string">
            <text:p>DVNGF</text:p>
          </table:table-cell>
          <table:table-cell office:value-type="string">
            <text:p>Devin Energy Corp.</text:p>
          </table:table-cell>
        </table:table-row>
        <table:table-row table:style-name="ro1">
          <table:table-cell office:value-type="string">
            <text:p>DWIS</text:p>
          </table:table-cell>
          <table:table-cell office:value-type="string">
            <text:p>Dinewise, Inc.</text:p>
          </table:table-cell>
        </table:table-row>
        <table:table-row table:style-name="ro1">
          <table:table-cell office:value-type="string">
            <text:p>DWSN</text:p>
          </table:table-cell>
          <table:table-cell office:value-type="string">
            <text:p>Dawson Geophysical Co</text:p>
          </table:table-cell>
        </table:table-row>
        <table:table-row table:style-name="ro1">
          <table:table-cell office:value-type="string">
            <text:p>DX</text:p>
          </table:table-cell>
          <table:table-cell office:value-type="string">
            <text:p>Dynex Capital Inc</text:p>
          </table:table-cell>
        </table:table-row>
        <table:table-row table:style-name="ro1">
          <table:table-cell office:value-type="string">
            <text:p>DX-B</text:p>
          </table:table-cell>
          <table:table-cell office:value-type="string">
            <text:p>Dynex Capital Inc</text:p>
          </table:table-cell>
        </table:table-row>
        <table:table-row table:style-name="ro1">
          <table:table-cell office:value-type="string">
            <text:p>DXBRF</text:p>
          </table:table-cell>
          <table:table-cell office:value-type="string">
            <text:p>Dixie Brands Inc.</text:p>
          </table:table-cell>
        </table:table-row>
        <table:table-row table:style-name="ro1">
          <table:table-cell office:value-type="string">
            <text:p>DXC</text:p>
          </table:table-cell>
          <table:table-cell office:value-type="string">
            <text:p>DXC Technology Co</text:p>
          </table:table-cell>
        </table:table-row>
        <table:table-row table:style-name="ro1">
          <table:table-cell office:value-type="string">
            <text:p>DXCM</text:p>
          </table:table-cell>
          <table:table-cell office:value-type="string">
            <text:p>DexCom Inc</text:p>
          </table:table-cell>
        </table:table-row>
        <table:table-row table:style-name="ro1">
          <table:table-cell office:value-type="string">
            <text:p>DXF</text:p>
          </table:table-cell>
          <table:table-cell office:value-type="string">
            <text:p>Dunxin Financial Holdings Ltd</text:p>
          </table:table-cell>
        </table:table-row>
        <table:table-row table:style-name="ro1">
          <table:table-cell office:value-type="string">
            <text:p>DXLG</text:p>
          </table:table-cell>
          <table:table-cell office:value-type="string">
            <text:p>Destination XL Group Inc</text:p>
          </table:table-cell>
        </table:table-row>
        <table:table-row table:style-name="ro1">
          <table:table-cell office:value-type="string">
            <text:p>DXPE</text:p>
          </table:table-cell>
          <table:table-cell office:value-type="string">
            <text:p>DXP Enterprises Inc-TX</text:p>
          </table:table-cell>
        </table:table-row>
        <table:table-row table:style-name="ro1">
          <table:table-cell office:value-type="string">
            <text:p>DXR</text:p>
          </table:table-cell>
          <table:table-cell office:value-type="string">
            <text:p>Daxor Corp</text:p>
          </table:table-cell>
        </table:table-row>
        <table:table-row table:style-name="ro1">
          <table:table-cell office:value-type="string">
            <text:p>DXYN</text:p>
          </table:table-cell>
          <table:table-cell office:value-type="string">
            <text:p>Dixie Group Inc-The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Dycom Industries Inc</text:p>
          </table:table-cell>
        </table:table-row>
        <table:table-row table:style-name="ro1">
          <table:table-cell office:value-type="string">
            <text:p>DYAI</text:p>
          </table:table-cell>
          <table:table-cell office:value-type="string">
            <text:p>Dyadic International Inc</text:p>
          </table:table-cell>
        </table:table-row>
        <table:table-row table:style-name="ro1">
          <table:table-cell office:value-type="string">
            <text:p>DYN</text:p>
          </table:table-cell>
          <table:table-cell office:value-type="string">
            <text:p>Dyne Therapeutics Inc</text:p>
          </table:table-cell>
        </table:table-row>
        <table:table-row table:style-name="ro1">
          <table:table-cell office:value-type="string">
            <text:p>DYNA</text:p>
          </table:table-cell>
          <table:table-cell office:value-type="string">
            <text:p>Dynastar Holdings, Inc.</text:p>
          </table:table-cell>
        </table:table-row>
        <table:table-row table:style-name="ro1">
          <table:table-cell office:value-type="string">
            <text:p>DYNE</text:p>
          </table:table-cell>
          <table:table-cell office:value-type="string">
            <text:p>DynTek, Inc.</text:p>
          </table:table-cell>
        </table:table-row>
        <table:table-row table:style-name="ro1">
          <table:table-cell office:value-type="string">
            <text:p>DYNR</text:p>
          </table:table-cell>
          <table:table-cell office:value-type="string">
            <text:p>DynaResource, Inc.</text:p>
          </table:table-cell>
        </table:table-row>
        <table:table-row table:style-name="ro1">
          <table:table-cell office:value-type="string">
            <text:p>DYNT</text:p>
          </table:table-cell>
          <table:table-cell office:value-type="string">
            <text:p>Dynatronics Corp</text:p>
          </table:table-cell>
        </table:table-row>
        <table:table-row table:style-name="ro1">
          <table:table-cell office:value-type="string">
            <text:p>DYRFF</text:p>
          </table:table-cell>
          <table:table-cell office:value-type="string">
            <text:p>Dunes Exploration Ltd. </text:p>
          </table:table-cell>
        </table:table-row>
        <table:table-row table:style-name="ro1">
          <table:table-cell office:value-type="string">
            <text:p>DYSL</text:p>
          </table:table-cell>
          <table:table-cell office:value-type="string">
            <text:p>Dynasil Corp of America</text:p>
          </table:table-cell>
        </table:table-row>
        <table:table-row table:style-name="ro1">
          <table:table-cell office:value-type="string">
            <text:p>DYSL</text:p>
          </table:table-cell>
          <table:table-cell office:value-type="string">
            <text:p>Dynasil Corp. of America</text:p>
          </table:table-cell>
        </table:table-row>
        <table:table-row table:style-name="ro1">
          <table:table-cell office:value-type="string">
            <text:p>DYXC</text:p>
          </table:table-cell>
          <table:table-cell office:value-type="string">
            <text:p>DiaSys Corp.</text:p>
          </table:table-cell>
        </table:table-row>
        <table:table-row table:style-name="ro1">
          <table:table-cell office:value-type="string">
            <text:p>DZSI</text:p>
          </table:table-cell>
          <table:table-cell office:value-type="string">
            <text:p>DASAN Zhone Solutions Inc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Eni SpA</text:p>
          </table:table-cell>
        </table:table-row>
        <table:table-row table:style-name="ro1">
          <table:table-cell office:value-type="string">
            <text:p>EA</text:p>
          </table:table-cell>
          <table:table-cell office:value-type="string">
            <text:p>Electronic Arts Inc</text:p>
          </table:table-cell>
        </table:table-row>
        <table:table-row table:style-name="ro1">
          <table:table-cell office:value-type="string">
            <text:p>EAB</text:p>
          </table:table-cell>
          <table:table-cell office:value-type="string">
            <text:p>Entergy Arkansas Inc</text:p>
          </table:table-cell>
        </table:table-row>
        <table:table-row table:style-name="ro1">
          <table:table-cell office:value-type="string">
            <text:p>EACC</text:p>
          </table:table-cell>
          <table:table-cell office:value-type="string">
            <text:p>eAutoclaims, Inc.</text:p>
          </table:table-cell>
        </table:table-row>
        <table:table-row table:style-name="ro1">
          <table:table-cell office:value-type="string">
            <text:p>EACO</text:p>
          </table:table-cell>
          <table:table-cell office:value-type="string">
            <text:p>EACO Corp.</text:p>
          </table:table-cell>
        </table:table-row>
        <table:table-row table:style-name="ro1">
          <table:table-cell office:value-type="string">
            <text:p>EAD</text:p>
          </table:table-cell>
          <table:table-cell office:value-type="string">
            <text:p>Wells Fargo Income Opportunities Fund</text:p>
          </table:table-cell>
        </table:table-row>
        <table:table-row table:style-name="ro1">
          <table:table-cell office:value-type="string">
            <text:p>EAE</text:p>
          </table:table-cell>
          <table:table-cell office:value-type="string">
            <text:p>Entergy Arkansas Inc</text:p>
          </table:table-cell>
        </table:table-row>
        <table:table-row table:style-name="ro1">
          <table:table-cell office:value-type="string">
            <text:p>EAF</text:p>
          </table:table-cell>
          <table:table-cell office:value-type="string">
            <text:p>GrafTech International Ltd</text:p>
          </table:table-cell>
        </table:table-row>
        <table:table-row table:style-name="ro1">
          <table:table-cell office:value-type="string">
            <text:p>EAI</text:p>
          </table:table-cell>
          <table:table-cell office:value-type="string">
            <text:p>Entergy Arkansas Inc</text:p>
          </table:table-cell>
        </table:table-row>
        <table:table-row table:style-name="ro1">
          <table:table-cell office:value-type="string">
            <text:p>EARI</text:p>
          </table:table-cell>
          <table:table-cell office:value-type="string">
            <text:p>Entertainment Arts Research, Inc.</text:p>
          </table:table-cell>
        </table:table-row>
        <table:table-row table:style-name="ro1">
          <table:table-cell office:value-type="string">
            <text:p>EARN</text:p>
          </table:table-cell>
          <table:table-cell office:value-type="string">
            <text:p>Ellington Residential Mortgage REIT</text:p>
          </table:table-cell>
        </table:table-row>
        <table:table-row table:style-name="ro1">
          <table:table-cell office:value-type="string">
            <text:p>EARS</text:p>
          </table:table-cell>
          <table:table-cell office:value-type="string">
            <text:p>Auris Medical Holding Ltd</text:p>
          </table:table-cell>
        </table:table-row>
        <table:table-row table:style-name="ro1">
          <table:table-cell office:value-type="string">
            <text:p>EASB</text:p>
          </table:table-cell>
          <table:table-cell office:value-type="string">
            <text:p>Easton Bancorp, Inc.</text:p>
          </table:table-cell>
        </table:table-row>
        <table:table-row table:style-name="ro1">
          <table:table-cell office:value-type="string">
            <text:p>EAST</text:p>
          </table:table-cell>
          <table:table-cell office:value-type="string">
            <text:p>Eastside Distilling Inc</text:p>
          </table:table-cell>
        </table:table-row>
        <table:table-row table:style-name="ro1">
          <table:table-cell office:value-type="string">
            <text:p>EAT</text:p>
          </table:table-cell>
          <table:table-cell office:value-type="string">
            <text:p>Brinker International Inc</text:p>
          </table:table-cell>
        </table:table-row>
        <table:table-row table:style-name="ro1">
          <table:table-cell office:value-type="string">
            <text:p>EATR</text:p>
          </table:table-cell>
          <table:table-cell office:value-type="string">
            <text:p>Eastern Asteria, Inc.</text:p>
          </table:table-cell>
        </table:table-row>
        <table:table-row table:style-name="ro1">
          <table:table-cell office:value-type="string">
            <text:p>EAUI</text:p>
          </table:table-cell>
          <table:table-cell office:value-type="string">
            <text:p>EAU Technologies, Inc.</text:p>
          </table:table-cell>
        </table:table-row>
        <table:table-row table:style-name="ro1">
          <table:table-cell office:value-type="string">
            <text:p>EAWD</text:p>
          </table:table-cell>
          <table:table-cell office:value-type="string">
            <text:p>ENERGY &amp; WTR DEV CORP.</text:p>
          </table:table-cell>
        </table:table-row>
        <table:table-row table:style-name="ro1">
          <table:table-cell office:value-type="string">
            <text:p>EB</text:p>
          </table:table-cell>
          <table:table-cell office:value-type="string">
            <text:p>Eventbrite Inc</text:p>
          </table:table-cell>
        </table:table-row>
        <table:table-row table:style-name="ro1">
          <table:table-cell office:value-type="string">
            <text:p>EBAY</text:p>
          </table:table-cell>
          <table:table-cell office:value-type="string">
            <text:p>eBay Inc</text:p>
          </table:table-cell>
        </table:table-row>
        <table:table-row table:style-name="ro1">
          <table:table-cell office:value-type="string">
            <text:p>EBAYL</text:p>
          </table:table-cell>
          <table:table-cell office:value-type="string">
            <text:p>eBay Inc</text:p>
          </table:table-cell>
        </table:table-row>
        <table:table-row table:style-name="ro1">
          <table:table-cell office:value-type="string">
            <text:p>EBDC</text:p>
          </table:table-cell>
          <table:table-cell office:value-type="string">
            <text:p>ebank Financial Services, Inc.</text:p>
          </table:table-cell>
        </table:table-row>
        <table:table-row table:style-name="ro1">
          <table:table-cell office:value-type="string">
            <text:p>EBF</text:p>
          </table:table-cell>
          <table:table-cell office:value-type="string">
            <text:p>Ennis Inc</text:p>
          </table:table-cell>
        </table:table-row>
        <table:table-row table:style-name="ro1">
          <table:table-cell office:value-type="string">
            <text:p>EBIX</text:p>
          </table:table-cell>
          <table:table-cell office:value-type="string">
            <text:p>Ebix Inc</text:p>
          </table:table-cell>
        </table:table-row>
        <table:table-row table:style-name="ro1">
          <table:table-cell office:value-type="string">
            <text:p>EBLU</text:p>
          </table:table-cell>
          <table:table-cell office:value-type="string">
            <text:p>Tortoise Global Water ESG Fund</text:p>
          </table:table-cell>
        </table:table-row>
        <table:table-row table:style-name="ro1">
          <table:table-cell office:value-type="string">
            <text:p>EBMT</text:p>
          </table:table-cell>
          <table:table-cell office:value-type="string">
            <text:p>Eagle Bancorp Montana Inc</text:p>
          </table:table-cell>
        </table:table-row>
        <table:table-row table:style-name="ro1">
          <table:table-cell office:value-type="string">
            <text:p>EBON</text:p>
          </table:table-cell>
          <table:table-cell office:value-type="string">
            <text:p>Ebang International Holdings Inc</text:p>
          </table:table-cell>
        </table:table-row>
        <table:table-row table:style-name="ro1">
          <table:table-cell office:value-type="string">
            <text:p>EBR</text:p>
          </table:table-cell>
          <table:table-cell office:value-type="string">
            <text:p>Centrais Eletricas Brasileiras SA</text:p>
          </table:table-cell>
        </table:table-row>
        <table:table-row table:style-name="ro1">
          <table:table-cell office:value-type="string">
            <text:p>EBR.B</text:p>
          </table:table-cell>
          <table:table-cell office:value-type="string">
            <text:p>Centrais Eletricas Brasileiras SA</text:p>
          </table:table-cell>
        </table:table-row>
        <table:table-row table:style-name="ro1">
          <table:table-cell office:value-type="string">
            <text:p>EBS</text:p>
          </table:table-cell>
          <table:table-cell office:value-type="string">
            <text:p>Emergent BioSolutions Inc</text:p>
          </table:table-cell>
        </table:table-row>
        <table:table-row table:style-name="ro1">
          <table:table-cell office:value-type="string">
            <text:p>EBSB</text:p>
          </table:table-cell>
          <table:table-cell office:value-type="string">
            <text:p>Meridian Bancorp Inc</text:p>
          </table:table-cell>
        </table:table-row>
        <table:table-row table:style-name="ro1">
          <table:table-cell office:value-type="string">
            <text:p>EBTC</text:p>
          </table:table-cell>
          <table:table-cell office:value-type="string">
            <text:p>Enterprise Bancorp Inc-MA</text:p>
          </table:table-cell>
        </table:table-row>
        <table:table-row table:style-name="ro1">
          <table:table-cell office:value-type="string">
            <text:p>EBYH</text:p>
          </table:table-cell>
          <table:table-cell office:value-type="string">
            <text:p>E-Buy Home Inc.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Ecopetrol SA</text:p>
          </table:table-cell>
        </table:table-row>
        <table:table-row table:style-name="ro1">
          <table:table-cell office:value-type="string">
            <text:p>ECC</text:p>
          </table:table-cell>
          <table:table-cell office:value-type="string">
            <text:p>Eagle Point Credit Co Inc</text:p>
          </table:table-cell>
        </table:table-row>
        <table:table-row table:style-name="ro1">
          <table:table-cell office:value-type="string">
            <text:p>ECCB</text:p>
          </table:table-cell>
          <table:table-cell office:value-type="string">
            <text:p>Eagle Point Credit Co Inc</text:p>
          </table:table-cell>
        </table:table-row>
        <table:table-row table:style-name="ro1">
          <table:table-cell office:value-type="string">
            <text:p>ECCI</text:p>
          </table:table-cell>
          <table:table-cell office:value-type="string">
            <text:p>Ecoloclean Industries, Inc.</text:p>
          </table:table-cell>
        </table:table-row>
        <table:table-row table:style-name="ro1">
          <table:table-cell office:value-type="string">
            <text:p>ECCX</text:p>
          </table:table-cell>
          <table:table-cell office:value-type="string">
            <text:p>Eagle Point Credit Co Inc</text:p>
          </table:table-cell>
        </table:table-row>
        <table:table-row table:style-name="ro1">
          <table:table-cell office:value-type="string">
            <text:p>ECDD</text:p>
          </table:table-cell>
          <table:table-cell office:value-type="string">
            <text:p>Ecrid, Inc.</text:p>
          </table:table-cell>
        </table:table-row>
        <table:table-row table:style-name="ro1">
          <table:table-cell office:value-type="string">
            <text:p>ECEZ</text:p>
          </table:table-cell>
          <table:table-cell office:value-type="string">
            <text:p>Ecosciences, Inc.</text:p>
          </table:table-cell>
        </table:table-row>
        <table:table-row table:style-name="ro1">
          <table:table-cell office:value-type="string">
            <text:p>ECF</text:p>
          </table:table-cell>
          <table:table-cell office:value-type="string">
            <text:p>Ellsworth Growth and Income Fund Ltd</text:p>
          </table:table-cell>
        </table:table-row>
        <table:table-row table:style-name="ro1">
          <table:table-cell office:value-type="string">
            <text:p>ECF-A</text:p>
          </table:table-cell>
          <table:table-cell office:value-type="string">
            <text:p>Ellsworth Growth and Income Fund Ltd</text:p>
          </table:table-cell>
        </table:table-row>
        <table:table-row table:style-name="ro1">
          <table:table-cell office:value-type="string">
            <text:p>ECGI</text:p>
          </table:table-cell>
          <table:table-cell office:value-type="string">
            <text:p>ECGI Holdings Inc.</text:p>
          </table:table-cell>
        </table:table-row>
        <table:table-row table:style-name="ro1">
          <table:table-cell office:value-type="string">
            <text:p>ECGP</text:p>
          </table:table-cell>
          <table:table-cell office:value-type="string">
            <text:p>Envit Capital Group, Inc.</text:p>
          </table:table-cell>
        </table:table-row>
        <table:table-row table:style-name="ro1">
          <table:table-cell office:value-type="string">
            <text:p>ECGR</text:p>
          </table:table-cell>
          <table:table-cell office:value-type="string">
            <text:p>Bellatora Inc.</text:p>
          </table:table-cell>
        </table:table-row>
        <table:table-row table:style-name="ro1">
          <table:table-cell office:value-type="string">
            <text:p>ECHO</text:p>
          </table:table-cell>
          <table:table-cell office:value-type="string">
            <text:p>Echo Global Logistics Inc</text:p>
          </table:table-cell>
        </table:table-row>
        <table:table-row table:style-name="ro1">
          <table:table-cell office:value-type="string">
            <text:p>ECIA</text:p>
          </table:table-cell>
          <table:table-cell office:value-type="string">
            <text:p>Encision, Inc.</text:p>
          </table:table-cell>
        </table:table-row>
        <table:table-row table:style-name="ro1">
          <table:table-cell office:value-type="string">
            <text:p>ECIGQ</text:p>
          </table:table-cell>
          <table:table-cell office:value-type="string">
            <text:p>Electronic Cigarettes International Group, Ltd.</text:p>
          </table:table-cell>
        </table:table-row>
        <table:table-row table:style-name="ro1">
          <table:table-cell office:value-type="string">
            <text:p>ECL</text:p>
          </table:table-cell>
          <table:table-cell office:value-type="string">
            <text:p>Ecolab Inc</text:p>
          </table:table-cell>
        </table:table-row>
        <table:table-row table:style-name="ro1">
          <table:table-cell office:value-type="string">
            <text:p>ECMH</text:p>
          </table:table-cell>
          <table:table-cell office:value-type="string">
            <text:p>Encompass Holdings, Inc.</text:p>
          </table:table-cell>
        </table:table-row>
        <table:table-row table:style-name="ro1">
          <table:table-cell office:value-type="string">
            <text:p>ECMT</text:p>
          </table:table-cell>
          <table:table-cell office:value-type="string">
            <text:p>Ecomat, Inc.</text:p>
          </table:table-cell>
        </table:table-row>
        <table:table-row table:style-name="ro1">
          <table:table-cell office:value-type="string">
            <text:p>ECOL</text:p>
          </table:table-cell>
          <table:table-cell office:value-type="string">
            <text:p>US Ecology Inc</text:p>
          </table:table-cell>
        </table:table-row>
        <table:table-row table:style-name="ro1">
          <table:table-cell office:value-type="string">
            <text:p>ECOM</text:p>
          </table:table-cell>
          <table:table-cell office:value-type="string">
            <text:p>ChannelAdvisor Corp</text:p>
          </table:table-cell>
        </table:table-row>
        <table:table-row table:style-name="ro1">
          <table:table-cell office:value-type="string">
            <text:p>ECOR</text:p>
          </table:table-cell>
          <table:table-cell office:value-type="string">
            <text:p>ElectroCore Inc</text:p>
          </table:table-cell>
        </table:table-row>
        <table:table-row table:style-name="ro1">
          <table:table-cell office:value-type="string">
            <text:p>ECOS</text:p>
          </table:table-cell>
          <table:table-cell office:value-type="string">
            <text:p>Ecolocap Solutions, Inc.</text:p>
          </table:table-cell>
        </table:table-row>
        <table:table-row table:style-name="ro1">
          <table:table-cell office:value-type="string">
            <text:p>ECOX</text:p>
          </table:table-cell>
          <table:table-cell office:value-type="string">
            <text:p>Eco Innovation Group, Inc.</text:p>
          </table:table-cell>
        </table:table-row>
        <table:table-row table:style-name="ro1">
          <table:table-cell office:value-type="string">
            <text:p>ECPG</text:p>
          </table:table-cell>
          <table:table-cell office:value-type="string">
            <text:p>Encore Capital Group Inc</text:p>
          </table:table-cell>
        </table:table-row>
        <table:table-row table:style-name="ro1">
          <table:table-cell office:value-type="string">
            <text:p>ECPL</text:p>
          </table:table-cell>
          <table:table-cell office:value-type="string">
            <text:p>EcoPlus, Inc.</text:p>
          </table:table-cell>
        </table:table-row>
        <table:table-row table:style-name="ro1">
          <table:table-cell office:value-type="string">
            <text:p>ECPN</text:p>
          </table:table-cell>
          <table:table-cell office:value-type="string">
            <text:p>El Capitan Precious Metals, Inc.</text:p>
          </table:table-cell>
        </table:table-row>
        <table:table-row table:style-name="ro1">
          <table:table-cell office:value-type="string">
            <text:p>ECRO</text:p>
          </table:table-cell>
          <table:table-cell office:value-type="string">
            <text:p>ECC Capital Corp.</text:p>
          </table:table-cell>
        </table:table-row>
        <table:table-row table:style-name="ro1">
          <table:table-cell office:value-type="string">
            <text:p>ECSL</text:p>
          </table:table-cell>
          <table:table-cell office:value-type="string">
            <text:p>eCare Solutions, Inc.</text:p>
          </table:table-cell>
        </table:table-row>
        <table:table-row table:style-name="ro1">
          <table:table-cell office:value-type="string">
            <text:p>ECT</text:p>
          </table:table-cell>
          <table:table-cell office:value-type="string">
            <text:p>ECA Marcellus Trust I</text:p>
          </table:table-cell>
        </table:table-row>
        <table:table-row table:style-name="ro1">
          <table:table-cell office:value-type="string">
            <text:p>ECTE</text:p>
          </table:table-cell>
          <table:table-cell office:value-type="string">
            <text:p>Echo Therapeutics, Inc.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Consolidated Edison Inc</text:p>
          </table:table-cell>
        </table:table-row>
        <table:table-row table:style-name="ro1">
          <table:table-cell office:value-type="string">
            <text:p>EDAP</text:p>
          </table:table-cell>
          <table:table-cell office:value-type="string">
            <text:p>EDAP TMS SA</text:p>
          </table:table-cell>
        </table:table-row>
        <table:table-row table:style-name="ro1">
          <table:table-cell office:value-type="string">
            <text:p>EDCI</text:p>
          </table:table-cell>
          <table:table-cell office:value-type="string">
            <text:p>EDCI Holdings, Inc.</text:p>
          </table:table-cell>
        </table:table-row>
        <table:table-row table:style-name="ro1">
          <table:table-cell office:value-type="string">
            <text:p>EDD</text:p>
          </table:table-cell>
          <table:table-cell office:value-type="string">
            <text:p>Morgan Stanley Emerging Markets Domestic Debt Fund Inc</text:p>
          </table:table-cell>
        </table:table-row>
        <table:table-row table:style-name="ro1">
          <table:table-cell office:value-type="string">
            <text:p>EDF</text:p>
          </table:table-cell>
          <table:table-cell office:value-type="string">
            <text:p>Stone Harbor Emerging Markets Income Fund</text:p>
          </table:table-cell>
        </table:table-row>
        <table:table-row table:style-name="ro1">
          <table:table-cell office:value-type="string">
            <text:p>EDHD</text:p>
          </table:table-cell>
          <table:table-cell office:value-type="string">
            <text:p>Edd Helms Group, Inc.</text:p>
          </table:table-cell>
        </table:table-row>
        <table:table-row table:style-name="ro1">
          <table:table-cell office:value-type="string">
            <text:p>EDI</text:p>
          </table:table-cell>
          <table:table-cell office:value-type="string">
            <text:p>Stone Harbor Emerging Markets Total Income Fund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Editas Medicine Inc</text:p>
          </table:table-cell>
        </table:table-row>
        <table:table-row table:style-name="ro1">
          <table:table-cell office:value-type="string">
            <text:p>EDMCQ</text:p>
          </table:table-cell>
          <table:table-cell office:value-type="string">
            <text:p>Education Management Corp.</text:p>
          </table:table-cell>
        </table:table-row>
        <table:table-row table:style-name="ro1">
          <table:table-cell office:value-type="string">
            <text:p>EDN</text:p>
          </table:table-cell>
          <table:table-cell office:value-type="string">
            <text:p>Empresa Distribuidora Y Comercializadora Norte</text:p>
          </table:table-cell>
        </table:table-row>
        <table:table-row table:style-name="ro1">
          <table:table-cell office:value-type="string">
            <text:p>EDNT</text:p>
          </table:table-cell>
          <table:table-cell office:value-type="string">
            <text:p>Edison Nation Inc</text:p>
          </table:table-cell>
        </table:table-row>
        <table:table-row table:style-name="ro1">
          <table:table-cell office:value-type="string">
            <text:p>EDRY</text:p>
          </table:table-cell>
          <table:table-cell office:value-type="string">
            <text:p>EuroDry Ltd</text:p>
          </table:table-cell>
        </table:table-row>
        <table:table-row table:style-name="ro1">
          <table:table-cell office:value-type="string">
            <text:p>EDSA</text:p>
          </table:table-cell>
          <table:table-cell office:value-type="string">
            <text:p>Edesa Biotech Inc</text:p>
          </table:table-cell>
        </table:table-row>
        <table:table-row table:style-name="ro1">
          <table:table-cell office:value-type="string">
            <text:p>EDTA</text:p>
          </table:table-cell>
          <table:table-cell office:value-type="string">
            <text:p>E-data Corp.</text:p>
          </table:table-cell>
        </table:table-row>
        <table:table-row table:style-name="ro1">
          <table:table-cell office:value-type="string">
            <text:p>EDU</text:p>
          </table:table-cell>
          <table:table-cell office:value-type="string">
            <text:p>New Oriental Education &amp; Technology Group Inc</text:p>
          </table:table-cell>
        </table:table-row>
        <table:table-row table:style-name="ro1">
          <table:table-cell office:value-type="string">
            <text:p>EDUC</text:p>
          </table:table-cell>
          <table:table-cell office:value-type="string">
            <text:p>Educational Development Corp</text:p>
          </table:table-cell>
        </table:table-row>
        <table:table-row table:style-name="ro1">
          <table:table-cell office:value-type="string">
            <text:p>EDVR</text:p>
          </table:table-cell>
          <table:table-cell office:value-type="string">
            <text:p>Endeavor Bank</text:p>
          </table:table-cell>
        </table:table-row>
        <table:table-row table:style-name="ro1">
          <table:table-cell office:value-type="string">
            <text:p>EDXC</text:p>
          </table:table-cell>
          <table:table-cell office:value-type="string">
            <text:p>ENDEXX Corp.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l Paso Electric Co</text:p>
          </table:table-cell>
        </table:table-row>
        <table:table-row table:style-name="ro1">
          <table:table-cell office:value-type="string">
            <text:p>EEA</text:p>
          </table:table-cell>
          <table:table-cell office:value-type="string">
            <text:p>European Equity Fund Inc-The</text:p>
          </table:table-cell>
        </table:table-row>
        <table:table-row table:style-name="ro1">
          <table:table-cell office:value-type="string">
            <text:p>EEFT</text:p>
          </table:table-cell>
          <table:table-cell office:value-type="string">
            <text:p>Euronet Worldwide Inc</text:p>
          </table:table-cell>
        </table:table-row>
        <table:table-row table:style-name="ro1">
          <table:table-cell office:value-type="string">
            <text:p>EEGI</text:p>
          </table:table-cell>
          <table:table-cell office:value-type="string">
            <text:p>Eline Entertainment Group, Inc.</text:p>
          </table:table-cell>
        </table:table-row>
        <table:table-row table:style-name="ro1">
          <table:table-cell office:value-type="string">
            <text:p>EENR</text:p>
          </table:table-cell>
          <table:table-cell office:value-type="string">
            <text:p>Elite Energies, Inc.</text:p>
          </table:table-cell>
        </table:table-row>
        <table:table-row table:style-name="ro1">
          <table:table-cell office:value-type="string">
            <text:p>EENX</text:p>
          </table:table-cell>
          <table:table-cell office:value-type="string">
            <text:p>Energenx, Inc.</text:p>
          </table:table-cell>
        </table:table-row>
        <table:table-row table:style-name="ro1">
          <table:table-cell office:value-type="string">
            <text:p>EESE</text:p>
          </table:table-cell>
          <table:table-cell office:value-type="string">
            <text:p>Energy &amp; Environmental Services Inc.</text:p>
          </table:table-cell>
        </table:table-row>
        <table:table-row table:style-name="ro1">
          <table:table-cell office:value-type="string">
            <text:p>EESI</text:p>
          </table:table-cell>
          <table:table-cell office:value-type="string">
            <text:p>Encompass Energy Services, Inc.</text:p>
          </table:table-cell>
        </table:table-row>
        <table:table-row table:style-name="ro1">
          <table:table-cell office:value-type="string">
            <text:p>EESO</text:p>
          </table:table-cell>
          <table:table-cell office:value-type="string">
            <text:p>Enzyme Environmental Solutions, Inc.</text:p>
          </table:table-cell>
        </table:table-row>
        <table:table-row table:style-name="ro1">
          <table:table-cell office:value-type="string">
            <text:p>EEX</text:p>
          </table:table-cell>
          <table:table-cell office:value-type="string">
            <text:p>Emerald Expositions Events Inc</text:p>
          </table:table-cell>
        </table:table-row>
        <table:table-row table:style-name="ro1">
          <table:table-cell office:value-type="string">
            <text:p>EFBI</text:p>
          </table:table-cell>
          <table:table-cell office:value-type="string">
            <text:p>Eagle Financial Bancorp, Inc.</text:p>
          </table:table-cell>
        </table:table-row>
        <table:table-row table:style-name="ro1">
          <table:table-cell office:value-type="string">
            <text:p>EFBI</text:p>
          </table:table-cell>
          <table:table-cell office:value-type="string">
            <text:p>Eagle Financial Bancorp Inc</text:p>
          </table:table-cell>
        </table:table-row>
        <table:table-row table:style-name="ro1">
          <table:table-cell office:value-type="string">
            <text:p>EFC</text:p>
          </table:table-cell>
          <table:table-cell office:value-type="string">
            <text:p>Ellington Financial Inc</text:p>
          </table:table-cell>
        </table:table-row>
        <table:table-row table:style-name="ro1">
          <table:table-cell office:value-type="string">
            <text:p>EFC-A</text:p>
          </table:table-cell>
          <table:table-cell office:value-type="string">
            <text:p>Ellington Financial Inc</text:p>
          </table:table-cell>
        </table:table-row>
        <table:table-row table:style-name="ro1">
          <table:table-cell office:value-type="string">
            <text:p>EFF</text:p>
          </table:table-cell>
          <table:table-cell office:value-type="string">
            <text:p>Eaton Vance Floating-Rate Income Plus Fund</text:p>
          </table:table-cell>
        </table:table-row>
        <table:table-row table:style-name="ro1">
          <table:table-cell office:value-type="string">
            <text:p>EFIN</text:p>
          </table:table-cell>
          <table:table-cell office:value-type="string">
            <text:p>Eastern Michigan Financial Corp.</text:p>
          </table:table-cell>
        </table:table-row>
        <table:table-row table:style-name="ro1">
          <table:table-cell office:value-type="string">
            <text:p>EFIR</text:p>
          </table:table-cell>
          <table:table-cell office:value-type="string">
            <text:p>EGPI Firecreek, Inc.</text:p>
          </table:table-cell>
        </table:table-row>
        <table:table-row table:style-name="ro1">
          <table:table-cell office:value-type="string">
            <text:p>EFL</text:p>
          </table:table-cell>
          <table:table-cell office:value-type="string">
            <text:p>Eaton Vance Floating-Rate 2022 Target Term Trust</text:p>
          </table:table-cell>
        </table:table-row>
        <table:table-row table:style-name="ro1">
          <table:table-cell office:value-type="string">
            <text:p>EFLI</text:p>
          </table:table-cell>
          <table:table-cell office:value-type="string">
            <text:p>Cell Tech International Incorporated</text:p>
          </table:table-cell>
        </table:table-row>
        <table:table-row table:style-name="ro1">
          <table:table-cell office:value-type="string">
            <text:p>EFLN</text:p>
          </table:table-cell>
          <table:table-cell office:value-type="string">
            <text:p>Efuel EFN Corp.</text:p>
          </table:table-cell>
        </table:table-row>
        <table:table-row table:style-name="ro1">
          <table:table-cell office:value-type="string">
            <text:p>EFLS</text:p>
          </table:table-cell>
          <table:table-cell office:value-type="string">
            <text:p>Exercise For Life Systems, Inc.</text:p>
          </table:table-cell>
        </table:table-row>
        <table:table-row table:style-name="ro1">
          <table:table-cell office:value-type="string">
            <text:p>EFLT</text:p>
          </table:table-cell>
          <table:table-cell office:value-type="string">
            <text:p>eFleets Corporation</text:p>
          </table:table-cell>
        </table:table-row>
        <table:table-row table:style-name="ro1">
          <table:table-cell office:value-type="string">
            <text:p>EFOI</text:p>
          </table:table-cell>
          <table:table-cell office:value-type="string">
            <text:p>Energy Focus Inc</text:p>
          </table:table-cell>
        </table:table-row>
        <table:table-row table:style-name="ro1">
          <table:table-cell office:value-type="string">
            <text:p>EFR</text:p>
          </table:table-cell>
          <table:table-cell office:value-type="string">
            <text:p>Eaton Vance Senior Floating-Rate Trust</text:p>
          </table:table-cell>
        </table:table-row>
        <table:table-row table:style-name="ro1">
          <table:table-cell office:value-type="string">
            <text:p>EFSC</text:p>
          </table:table-cell>
          <table:table-cell office:value-type="string">
            <text:p>Enterprise Financial Services Corp</text:p>
          </table:table-cell>
        </table:table-row>
        <table:table-row table:style-name="ro1">
          <table:table-cell office:value-type="string">
            <text:p>EFSI</text:p>
          </table:table-cell>
          <table:table-cell office:value-type="string">
            <text:p>Eagle Financial Services, Inc.</text:p>
          </table:table-cell>
        </table:table-row>
        <table:table-row table:style-name="ro1">
          <table:table-cell office:value-type="string">
            <text:p>EFT</text:p>
          </table:table-cell>
          <table:table-cell office:value-type="string">
            <text:p>Eaton Vance Floating-Rate Income Trust</text:p>
          </table:table-cell>
        </table:table-row>
        <table:table-row table:style-name="ro1">
          <table:table-cell office:value-type="string">
            <text:p>EFTI</text:p>
          </table:table-cell>
          <table:table-cell office:value-type="string">
            <text:p>EarthFirst Technologies, Inc.</text:p>
          </table:table-cell>
        </table:table-row>
        <table:table-row table:style-name="ro1">
          <table:table-cell office:value-type="string">
            <text:p>EFX</text:p>
          </table:table-cell>
          <table:table-cell office:value-type="string">
            <text:p>Equifax Inc</text:p>
          </table:table-cell>
        </table:table-row>
        <table:table-row table:style-name="ro1">
          <table:table-cell office:value-type="string">
            <text:p>EGAN</text:p>
          </table:table-cell>
          <table:table-cell office:value-type="string">
            <text:p>eGain Corp</text:p>
          </table:table-cell>
        </table:table-row>
        <table:table-row table:style-name="ro1">
          <table:table-cell office:value-type="string">
            <text:p>EGBB</text:p>
          </table:table-cell>
          <table:table-cell office:value-type="string">
            <text:p>Earth Gen-Biofuel, Inc.</text:p>
          </table:table-cell>
        </table:table-row>
        <table:table-row table:style-name="ro1">
          <table:table-cell office:value-type="string">
            <text:p>EGBN</text:p>
          </table:table-cell>
          <table:table-cell office:value-type="string">
            <text:p>Eagle Bancorp Inc</text:p>
          </table:table-cell>
        </table:table-row>
        <table:table-row table:style-name="ro1">
          <table:table-cell office:value-type="string">
            <text:p>EGDD</text:p>
          </table:table-cell>
          <table:table-cell office:value-type="string">
            <text:p>Eastern Goldfields, Inc.</text:p>
          </table:table-cell>
        </table:table-row>
        <table:table-row table:style-name="ro1">
          <table:table-cell office:value-type="string">
            <text:p>EGF</text:p>
          </table:table-cell>
          <table:table-cell office:value-type="string">
            <text:p>BlackRock Enhanced Government Fund Inc</text:p>
          </table:table-cell>
        </table:table-row>
        <table:table-row table:style-name="ro1">
          <table:table-cell office:value-type="string">
            <text:p>EGHT</text:p>
          </table:table-cell>
          <table:table-cell office:value-type="string">
            <text:p>8x8 Inc</text:p>
          </table:table-cell>
        </table:table-row>
        <table:table-row table:style-name="ro1">
          <table:table-cell office:value-type="string">
            <text:p>EGIF</text:p>
          </table:table-cell>
          <table:table-cell office:value-type="string">
            <text:p>Eagle Growth &amp; Income Opportunities Fund</text:p>
          </table:table-cell>
        </table:table-row>
        <table:table-row table:style-name="ro1">
          <table:table-cell office:value-type="string">
            <text:p>EGIL</text:p>
          </table:table-cell>
          <table:table-cell office:value-type="string">
            <text:p>EdgeTech International, Inc.</text:p>
          </table:table-cell>
        </table:table-row>
        <table:table-row table:style-name="ro1">
          <table:table-cell office:value-type="string">
            <text:p>EGKPF</text:p>
          </table:table-cell>
          <table:table-cell office:value-type="string">
            <text:p>Eagle Bulk Shipping, Inc.</text:p>
          </table:table-cell>
        </table:table-row>
        <table:table-row table:style-name="ro1">
          <table:table-cell office:value-type="string">
            <text:p>EGLE</text:p>
          </table:table-cell>
          <table:table-cell office:value-type="string">
            <text:p>Eagle Bulk Shipping Inc</text:p>
          </table:table-cell>
        </table:table-row>
        <table:table-row table:style-name="ro1">
          <table:table-cell office:value-type="string">
            <text:p>EGO</text:p>
          </table:table-cell>
          <table:table-cell office:value-type="string">
            <text:p>Eldorado Gold Corp</text:p>
          </table:table-cell>
        </table:table-row>
        <table:table-row table:style-name="ro1">
          <table:table-cell office:value-type="string">
            <text:p>EGOC</text:p>
          </table:table-cell>
          <table:table-cell office:value-type="string">
            <text:p>Energy 1 Corp.</text:p>
          </table:table-cell>
        </table:table-row>
        <table:table-row table:style-name="ro1">
          <table:table-cell office:value-type="string">
            <text:p>EGOV</text:p>
          </table:table-cell>
          <table:table-cell office:value-type="string">
            <text:p>NIC Inc</text:p>
          </table:table-cell>
        </table:table-row>
        <table:table-row table:style-name="ro1">
          <table:table-cell office:value-type="string">
            <text:p>EGP</text:p>
          </table:table-cell>
          <table:table-cell office:value-type="string">
            <text:p>EastGroup Properties Inc</text:p>
          </table:table-cell>
        </table:table-row>
        <table:table-row table:style-name="ro1">
          <table:table-cell office:value-type="string">
            <text:p>EGRN</text:p>
          </table:table-cell>
          <table:table-cell office:value-type="string">
            <text:p>Evergreen-Agra Global Investments, Inc.</text:p>
          </table:table-cell>
        </table:table-row>
        <table:table-row table:style-name="ro1">
          <table:table-cell office:value-type="string">
            <text:p>EGRX</text:p>
          </table:table-cell>
          <table:table-cell office:value-type="string">
            <text:p>Eagle Pharmaceuticals Inc-DE</text:p>
          </table:table-cell>
        </table:table-row>
        <table:table-row table:style-name="ro1">
          <table:table-cell office:value-type="string">
            <text:p>EGTK</text:p>
          </table:table-cell>
          <table:table-cell office:value-type="string">
            <text:p>Energtek, Inc.</text:p>
          </table:table-cell>
        </table:table-row>
        <table:table-row table:style-name="ro1">
          <table:table-cell office:value-type="string">
            <text:p>EGXP</text:p>
          </table:table-cell>
          <table:table-cell office:value-type="string">
            <text:p>Eagle Exploration Co.</text:p>
          </table:table-cell>
        </table:table-row>
        <table:table-row table:style-name="ro1">
          <table:table-cell office:value-type="string">
            <text:p>EGY</text:p>
          </table:table-cell>
          <table:table-cell office:value-type="string">
            <text:p>VAALCO Energy Inc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EHang Holdings Ltd</text:p>
          </table:table-cell>
        </table:table-row>
        <table:table-row table:style-name="ro1">
          <table:table-cell office:value-type="string">
            <text:p>EHC</text:p>
          </table:table-cell>
          <table:table-cell office:value-type="string">
            <text:p>Encompass Health Corp</text:p>
          </table:table-cell>
        </table:table-row>
        <table:table-row table:style-name="ro1">
          <table:table-cell office:value-type="string">
            <text:p>EHI</text:p>
          </table:table-cell>
          <table:table-cell office:value-type="string">
            <text:p>Western Asset Global High Income Fund Inc</text:p>
          </table:table-cell>
        </table:table-row>
        <table:table-row table:style-name="ro1">
          <table:table-cell office:value-type="string">
            <text:p>EHOS</text:p>
          </table:table-cell>
          <table:table-cell office:value-type="string">
            <text:p>Ehouse Global, Inc.</text:p>
          </table:table-cell>
        </table:table-row>
        <table:table-row table:style-name="ro1">
          <table:table-cell office:value-type="string">
            <text:p>EHPTP</text:p>
          </table:table-cell>
          <table:table-cell office:value-type="string">
            <text:p>Eagle Hospitality Properties Trust Inc.</text:p>
          </table:table-cell>
        </table:table-row>
        <table:table-row table:style-name="ro1">
          <table:table-cell office:value-type="string">
            <text:p>EHSI</text:p>
          </table:table-cell>
          <table:table-cell office:value-type="string">
            <text:p>Emerging Healthcare Solutions, Inc.</text:p>
          </table:table-cell>
        </table:table-row>
        <table:table-row table:style-name="ro1">
          <table:table-cell office:value-type="string">
            <text:p>EHT</text:p>
          </table:table-cell>
          <table:table-cell office:value-type="string">
            <text:p>Eaton Vance High Income 2021 Target Term Trust</text:p>
          </table:table-cell>
        </table:table-row>
        <table:table-row table:style-name="ro1">
          <table:table-cell office:value-type="string">
            <text:p>EHTH</text:p>
          </table:table-cell>
          <table:table-cell office:value-type="string">
            <text:p>eHealth Inc</text:p>
          </table:table-cell>
        </table:table-row>
        <table:table-row table:style-name="ro1">
          <table:table-cell office:value-type="string">
            <text:p>EHVVF</text:p>
          </table:table-cell>
          <table:table-cell office:value-type="string">
            <text:p>Ehave Inc.</text:p>
          </table:table-cell>
        </table:table-row>
        <table:table-row table:style-name="ro1">
          <table:table-cell office:value-type="string">
            <text:p>EHYD</text:p>
          </table:table-cell>
          <table:table-cell office:value-type="string">
            <text:p>Ehydrogen Solutions, Inc.</text:p>
          </table:table-cell>
        </table:table-row>
        <table:table-row table:style-name="ro1">
          <table:table-cell office:value-type="string">
            <text:p>EIC</text:p>
          </table:table-cell>
          <table:table-cell office:value-type="string">
            <text:p>Eagle Point Income Co Inc</text:p>
          </table:table-cell>
        </table:table-row>
        <table:table-row table:style-name="ro1">
          <table:table-cell office:value-type="string">
            <text:p>EIDX</text:p>
          </table:table-cell>
          <table:table-cell office:value-type="string">
            <text:p>Eidos Therapeutics Inc</text:p>
          </table:table-cell>
        </table:table-row>
        <table:table-row table:style-name="ro1">
          <table:table-cell office:value-type="string">
            <text:p>EIG</text:p>
          </table:table-cell>
          <table:table-cell office:value-type="string">
            <text:p>Employers Holdings Inc</text:p>
          </table:table-cell>
        </table:table-row>
        <table:table-row table:style-name="ro1">
          <table:table-cell office:value-type="string">
            <text:p>EIGH</text:p>
          </table:table-cell>
          <table:table-cell office:value-type="string">
            <text:p>8000 Inc.</text:p>
          </table:table-cell>
        </table:table-row>
        <table:table-row table:style-name="ro1">
          <table:table-cell office:value-type="string">
            <text:p>EIGI</text:p>
          </table:table-cell>
          <table:table-cell office:value-type="string">
            <text:p>Endurance International Group Holdings Inc</text:p>
          </table:table-cell>
        </table:table-row>
        <table:table-row table:style-name="ro1">
          <table:table-cell office:value-type="string">
            <text:p>EIGR</text:p>
          </table:table-cell>
          <table:table-cell office:value-type="string">
            <text:p>Eiger BioPharmaceuticals Inc</text:p>
          </table:table-cell>
        </table:table-row>
        <table:table-row table:style-name="ro1">
          <table:table-cell office:value-type="string">
            <text:p>EIHC</text:p>
          </table:table-cell>
          <table:table-cell office:value-type="string">
            <text:p>Environmental Infrastructure Holdings Corp.</text:p>
          </table:table-cell>
        </table:table-row>
        <table:table-row table:style-name="ro1">
          <table:table-cell office:value-type="string">
            <text:p>EIM</text:p>
          </table:table-cell>
          <table:table-cell office:value-type="string">
            <text:p>Eaton Vance Municipal Bond Fund</text:p>
          </table:table-cell>
        </table:table-row>
        <table:table-row table:style-name="ro1">
          <table:table-cell office:value-type="string">
            <text:p>EINF</text:p>
          </table:table-cell>
          <table:table-cell office:value-type="string">
            <text:p>Enterprise Informatics, Inc.</text:p>
          </table:table-cell>
        </table:table-row>
        <table:table-row table:style-name="ro1">
          <table:table-cell office:value-type="string">
            <text:p>EIPAF</text:p>
          </table:table-cell>
          <table:table-cell office:value-type="string">
            <text:p>ENI S.p.A.</text:p>
          </table:table-cell>
        </table:table-row>
        <table:table-row table:style-name="ro1">
          <table:table-cell office:value-type="string">
            <text:p>EIPC</text:p>
          </table:table-cell>
          <table:table-cell office:value-type="string">
            <text:p>Enable IPC Corp.</text:p>
          </table:table-cell>
        </table:table-row>
        <table:table-row table:style-name="ro1">
          <table:table-cell office:value-type="string">
            <text:p>EIX</text:p>
          </table:table-cell>
          <table:table-cell office:value-type="string">
            <text:p>Edison International</text:p>
          </table:table-cell>
        </table:table-row>
        <table:table-row table:style-name="ro1">
          <table:table-cell office:value-type="string">
            <text:p>EKSO</text:p>
          </table:table-cell>
          <table:table-cell office:value-type="string">
            <text:p>Ekso Bionics Holdings Inc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Estee Lauder Cos Inc-The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EssilorLuxottica Societe anonyme</text:p>
          </table:table-cell>
        </table:table-row>
        <table:table-row table:style-name="ro1">
          <table:table-cell office:value-type="string">
            <text:p>ELA</text:p>
          </table:table-cell>
          <table:table-cell office:value-type="string">
            <text:p>Envela Corp</text:p>
          </table:table-cell>
        </table:table-row>
        <table:table-row table:style-name="ro1">
          <table:table-cell office:value-type="string">
            <text:p>ELAMF</text:p>
          </table:table-cell>
          <table:table-cell office:value-type="string">
            <text:p>Elamex S.A. de C.V.</text:p>
          </table:table-cell>
        </table:table-row>
        <table:table-row table:style-name="ro1">
          <table:table-cell office:value-type="string">
            <text:p>ELAN</text:p>
          </table:table-cell>
          <table:table-cell office:value-type="string">
            <text:p>Elanco Animal Health Inc</text:p>
          </table:table-cell>
        </table:table-row>
        <table:table-row table:style-name="ro1">
          <table:table-cell office:value-type="string">
            <text:p>ELAT</text:p>
          </table:table-cell>
          <table:table-cell office:value-type="string">
            <text:p>Elanco Animal Health Inc</text:p>
          </table:table-cell>
        </table:table-row>
        <table:table-row table:style-name="ro1">
          <table:table-cell office:value-type="string">
            <text:p>ELCI</text:p>
          </table:table-cell>
          <table:table-cell office:value-type="string">
            <text:p>Eastern Light Capital, Inc.</text:p>
          </table:table-cell>
        </table:table-row>
        <table:table-row table:style-name="ro1">
          <table:table-cell office:value-type="string">
            <text:p>ELCO</text:p>
          </table:table-cell>
          <table:table-cell office:value-type="string">
            <text:p>Elcom International, Inc.</text:p>
          </table:table-cell>
        </table:table-row>
        <table:table-row table:style-name="ro1">
          <table:table-cell office:value-type="string">
            <text:p>ELCQ</text:p>
          </table:table-cell>
          <table:table-cell office:value-type="string">
            <text:p>Electromedical Technologies, Inc.</text:p>
          </table:table-cell>
        </table:table-row>
        <table:table-row table:style-name="ro1">
          <table:table-cell office:value-type="string">
            <text:p>ELCR</text:p>
          </table:table-cell>
          <table:table-cell office:value-type="string">
            <text:p>Electric Car Company, Inc.</text:p>
          </table:table-cell>
        </table:table-row>
        <table:table-row table:style-name="ro1">
          <table:table-cell office:value-type="string">
            <text:p>ELED</text:p>
          </table:table-cell>
          <table:table-cell office:value-type="string">
            <text:p>ExeLED Holdings, Inc.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string">
            <text:p>elf Beauty Inc</text:p>
          </table:table-cell>
        </table:table-row>
        <table:table-row table:style-name="ro1">
          <table:table-cell office:value-type="string">
            <text:p>ELGL</text:p>
          </table:table-cell>
          <table:table-cell office:value-type="string">
            <text:p>Element Global, Inc.</text:p>
          </table:table-cell>
        </table:table-row>
        <table:table-row table:style-name="ro1">
          <table:table-cell office:value-type="string">
            <text:p>ELGT</text:p>
          </table:table-cell>
          <table:table-cell office:value-type="string">
            <text:p>Electric &amp; Gas Technology, Inc.</text:p>
          </table:table-cell>
        </table:table-row>
        <table:table-row table:style-name="ro1">
          <table:table-cell office:value-type="string">
            <text:p>ELGX</text:p>
          </table:table-cell>
          <table:table-cell office:value-type="string">
            <text:p>Endologix Inc</text:p>
          </table:table-cell>
        </table:table-row>
        <table:table-row table:style-name="ro1">
          <table:table-cell office:value-type="string">
            <text:p>ELIO</text:p>
          </table:table-cell>
          <table:table-cell office:value-type="string">
            <text:p>Elio Motors Inc</text:p>
          </table:table-cell>
        </table:table-row>
        <table:table-row table:style-name="ro1">
          <table:table-cell office:value-type="string">
            <text:p>ELJ</text:p>
          </table:table-cell>
          <table:table-cell office:value-type="string">
            <text:p>Entergy Louisiana LLC</text:p>
          </table:table-cell>
        </table:table-row>
        <table:table-row table:style-name="ro1">
          <table:table-cell office:value-type="string">
            <text:p>ELLO</text:p>
          </table:table-cell>
          <table:table-cell office:value-type="string">
            <text:p>Ellomay Capital Ltd</text:p>
          </table:table-cell>
        </table:table-row>
        <table:table-row table:style-name="ro1">
          <table:table-cell office:value-type="string">
            <text:p>ELLXF</text:p>
          </table:table-cell>
          <table:table-cell office:value-type="string">
            <text:p>Elixinol Global Ltd.</text:p>
          </table:table-cell>
        </table:table-row>
        <table:table-row table:style-name="ro1">
          <table:table-cell office:value-type="string">
            <text:p>ELMA</text:p>
          </table:table-cell>
          <table:table-cell office:value-type="string">
            <text:p>Elmer Bancorp, Inc.</text:p>
          </table:table-cell>
        </table:table-row>
        <table:table-row table:style-name="ro1">
          <table:table-cell office:value-type="string">
            <text:p>ELMD</text:p>
          </table:table-cell>
          <table:table-cell office:value-type="string">
            <text:p>Electromed Inc</text:p>
          </table:table-cell>
        </table:table-row>
        <table:table-row table:style-name="ro1">
          <table:table-cell office:value-type="string">
            <text:p>ELNX</text:p>
          </table:table-cell>
          <table:table-cell office:value-type="string">
            <text:p>Elinx Corp.</text:p>
          </table:table-cell>
        </table:table-row>
        <table:table-row table:style-name="ro1">
          <table:table-cell office:value-type="string">
            <text:p>ELOX</text:p>
          </table:table-cell>
          <table:table-cell office:value-type="string">
            <text:p>Eloxx Pharmaceuticals Inc</text:p>
          </table:table-cell>
        </table:table-row>
        <table:table-row table:style-name="ro1">
          <table:table-cell office:value-type="string">
            <text:p>ELP</text:p>
          </table:table-cell>
          <table:table-cell office:value-type="string">
            <text:p>Cia Paranaense de Energia</text:p>
          </table:table-cell>
        </table:table-row>
        <table:table-row table:style-name="ro1">
          <table:table-cell office:value-type="string">
            <text:p>ELRA</text:p>
          </table:table-cell>
          <table:table-cell office:value-type="string">
            <text:p>Elray Resources, Inc.</text:p>
          </table:table-cell>
        </table:table-row>
        <table:table-row table:style-name="ro1">
          <table:table-cell office:value-type="string">
            <text:p>ELRN</text:p>
          </table:table-cell>
          <table:table-cell office:value-type="string">
            <text:p>Greenwood Hall, Inc.</text:p>
          </table:table-cell>
        </table:table-row>
        <table:table-row table:style-name="ro1">
          <table:table-cell office:value-type="string">
            <text:p>ELS</text:p>
          </table:table-cell>
          <table:table-cell office:value-type="string">
            <text:p>Equity LifeStyle Properties Inc</text:p>
          </table:table-cell>
        </table:table-row>
        <table:table-row table:style-name="ro1">
          <table:table-cell office:value-type="string">
            <text:p>ELSE</text:p>
          </table:table-cell>
          <table:table-cell office:value-type="string">
            <text:p>Electro-Sensors Inc</text:p>
          </table:table-cell>
        </table:table-row>
        <table:table-row table:style-name="ro1">
          <table:table-cell office:value-type="string">
            <text:p>ELTK</text:p>
          </table:table-cell>
          <table:table-cell office:value-type="string">
            <text:p>Eltek Ltd</text:p>
          </table:table-cell>
        </table:table-row>
        <table:table-row table:style-name="ro1">
          <table:table-cell office:value-type="string">
            <text:p>ELTP</text:p>
          </table:table-cell>
          <table:table-cell office:value-type="string">
            <text:p>Elite Pharmaceuticals, Inc.</text:p>
          </table:table-cell>
        </table:table-row>
        <table:table-row table:style-name="ro1">
          <table:table-cell office:value-type="string">
            <text:p>ELTZ</text:p>
          </table:table-cell>
          <table:table-cell office:value-type="string">
            <text:p>Elite Group, Inc.</text:p>
          </table:table-cell>
        </table:table-row>
        <table:table-row table:style-name="ro1">
          <table:table-cell office:value-type="string">
            <text:p>ELU</text:p>
          </table:table-cell>
          <table:table-cell office:value-type="string">
            <text:p>Entergy Louisiana LLC</text:p>
          </table:table-cell>
        </table:table-row>
        <table:table-row table:style-name="ro1">
          <table:table-cell office:value-type="string">
            <text:p>ELVT</text:p>
          </table:table-cell>
          <table:table-cell office:value-type="string">
            <text:p>Elevate Credit Inc</text:p>
          </table:table-cell>
        </table:table-row>
        <table:table-row table:style-name="ro1">
          <table:table-cell office:value-type="string">
            <text:p>ELY</text:p>
          </table:table-cell>
          <table:table-cell office:value-type="string">
            <text:p>Callaway Golf Co</text:p>
          </table:table-cell>
        </table:table-row>
        <table:table-row table:style-name="ro1">
          <table:table-cell office:value-type="string">
            <text:p>EMAN</text:p>
          </table:table-cell>
          <table:table-cell office:value-type="string">
            <text:p>eMagin Corp</text:p>
          </table:table-cell>
        </table:table-row>
        <table:table-row table:style-name="ro1">
          <table:table-cell office:value-type="string">
            <text:p>EMBA</text:p>
          </table:table-cell>
          <table:table-cell office:value-type="string">
            <text:p>eMamba International Corp.</text:p>
          </table:table-cell>
        </table:table-row>
        <table:table-row table:style-name="ro1">
          <table:table-cell office:value-type="string">
            <text:p>EMBI</text:p>
          </table:table-cell>
          <table:table-cell office:value-type="string">
            <text:p>Emerald Bioscience Inc. </text:p>
          </table:table-cell>
        </table:table-row>
        <table:table-row table:style-name="ro1">
          <table:table-cell office:value-type="string">
            <text:p>EMBT</text:p>
          </table:table-cell>
          <table:table-cell office:value-type="string">
            <text:p>Ember Therapeutics, Inc.</text:p>
          </table:table-cell>
        </table:table-row>
        <table:table-row table:style-name="ro1">
          <table:table-cell office:value-type="string">
            <text:p>EMCF</text:p>
          </table:table-cell>
          <table:table-cell office:value-type="string">
            <text:p>Emclaire Financial Corp</text:p>
          </table:table-cell>
        </table:table-row>
        <table:table-row table:style-name="ro1">
          <table:table-cell office:value-type="string">
            <text:p>EMD</text:p>
          </table:table-cell>
          <table:table-cell office:value-type="string">
            <text:p>Western Asset Emerging Markets Debt Fund Inc</text:p>
          </table:table-cell>
        </table:table-row>
        <table:table-row table:style-name="ro1">
          <table:table-cell office:value-type="string">
            <text:p>EMDF</text:p>
          </table:table-cell>
          <table:table-cell office:value-type="string">
            <text:p>E Med Future, Inc.</text:p>
          </table:table-cell>
        </table:table-row>
        <table:table-row table:style-name="ro1">
          <table:table-cell office:value-type="string">
            <text:p>EME</text:p>
          </table:table-cell>
          <table:table-cell office:value-type="string">
            <text:p>EMCOR Group Inc</text:p>
          </table:table-cell>
        </table:table-row>
        <table:table-row table:style-name="ro1">
          <table:table-cell office:value-type="string">
            <text:p>EMF</text:p>
          </table:table-cell>
          <table:table-cell office:value-type="string">
            <text:p>Templeton Emerging Markets Fund-United States</text:p>
          </table:table-cell>
        </table:table-row>
        <table:table-row table:style-name="ro1">
          <table:table-cell office:value-type="string">
            <text:p>EMGC</text:p>
          </table:table-cell>
          <table:table-cell office:value-type="string">
            <text:p>Emergent Capital, Inc.</text:p>
          </table:table-cell>
        </table:table-row>
        <table:table-row table:style-name="ro1">
          <table:table-cell office:value-type="string">
            <text:p>EMGE</text:p>
          </table:table-cell>
          <table:table-cell office:value-type="string">
            <text:p>Emergent Health Corp.</text:p>
          </table:table-cell>
        </table:table-row>
        <table:table-row table:style-name="ro1">
          <table:table-cell office:value-type="string">
            <text:p>EMHI</text:p>
          </table:table-cell>
          <table:table-cell office:value-type="string">
            <text:p>East Morgan Holdings, Inc.</text:p>
          </table:table-cell>
        </table:table-row>
        <table:table-row table:style-name="ro1">
          <table:table-cell office:value-type="string">
            <text:p>EMIS</text:p>
          </table:table-cell>
          <table:table-cell office:value-type="string">
            <text:p>Emisphere Technologies, Inc.</text:p>
          </table:table-cell>
        </table:table-row>
        <table:table-row table:style-name="ro1">
          <table:table-cell office:value-type="string">
            <text:p>EMKR</text:p>
          </table:table-cell>
          <table:table-cell office:value-type="string">
            <text:p>EMCORE Corp</text:p>
          </table:table-cell>
        </table:table-row>
        <table:table-row table:style-name="ro1">
          <table:table-cell office:value-type="string">
            <text:p>EML</text:p>
          </table:table-cell>
          <table:table-cell office:value-type="string">
            <text:p>Eastern Co-The</text:p>
          </table:table-cell>
        </table:table-row>
        <table:table-row table:style-name="ro1">
          <table:table-cell office:value-type="string">
            <text:p>EMLL</text:p>
          </table:table-cell>
          <table:table-cell office:value-type="string">
            <text:p>El Maniel International, Inc.</text:p>
          </table:table-cell>
        </table:table-row>
        <table:table-row table:style-name="ro1">
          <table:table-cell office:value-type="string">
            <text:p>EMMA</text:p>
          </table:table-cell>
          <table:table-cell office:value-type="string">
            <text:p>Emmaus Life Sciences, Inc.</text:p>
          </table:table-cell>
        </table:table-row>
        <table:table-row table:style-name="ro1">
          <table:table-cell office:value-type="string">
            <text:p>EMMD</text:p>
          </table:table-cell>
          <table:table-cell office:value-type="string">
            <text:p>Emedia Group Inc.</text:p>
          </table:table-cell>
        </table:table-row>
        <table:table-row table:style-name="ro1">
          <table:table-cell office:value-type="string">
            <text:p>EMMS</text:p>
          </table:table-cell>
          <table:table-cell office:value-type="string">
            <text:p>Emmis Communications Corp</text:p>
          </table:table-cell>
        </table:table-row>
        <table:table-row table:style-name="ro1">
          <table:table-cell office:value-type="string">
            <text:p>EMN</text:p>
          </table:table-cell>
          <table:table-cell office:value-type="string">
            <text:p>Eastman Chemical Co</text:p>
          </table:table-cell>
        </table:table-row>
        <table:table-row table:style-name="ro1">
          <table:table-cell office:value-type="string">
            <text:p>EMNC</text:p>
          </table:table-cell>
          <table:table-cell office:value-type="string">
            <text:p>E-Monee.com, Inc.</text:p>
          </table:table-cell>
        </table:table-row>
        <table:table-row table:style-name="ro1">
          <table:table-cell office:value-type="string">
            <text:p>EMO</text:p>
          </table:table-cell>
          <table:table-cell office:value-type="string">
            <text:p>ClearBridge Energy Midstream Opportunity Fund Inc</text:p>
          </table:table-cell>
        </table:table-row>
        <table:table-row table:style-name="ro1">
          <table:table-cell office:value-type="string">
            <text:p>EMOC</text:p>
          </table:table-cell>
          <table:table-cell office:value-type="string">
            <text:p>Extreme Motorsports of California, Inc.</text:p>
          </table:table-cell>
        </table:table-row>
        <table:table-row table:style-name="ro1">
          <table:table-cell office:value-type="string">
            <text:p>EMOR</text:p>
          </table:table-cell>
          <table:table-cell office:value-type="string">
            <text:p>Emerald Organic Products Inc.</text:p>
          </table:table-cell>
        </table:table-row>
        <table:table-row table:style-name="ro1">
          <table:table-cell office:value-type="string">
            <text:p>EMP</text:p>
          </table:table-cell>
          <table:table-cell office:value-type="string">
            <text:p>Entergy Mississippi Inc</text:p>
          </table:table-cell>
        </table:table-row>
        <table:table-row table:style-name="ro1">
          <table:table-cell office:value-type="string">
            <text:p>EMPK</text:p>
          </table:table-cell>
          <table:table-cell office:value-type="string">
            <text:p>Empire Bancorp Inc. (NY)</text:p>
          </table:table-cell>
        </table:table-row>
        <table:table-row table:style-name="ro1">
          <table:table-cell office:value-type="string">
            <text:p>EMPM</text:p>
          </table:table-cell>
          <table:table-cell office:value-type="string">
            <text:p>Empire Post Media, Inc.</text:p>
          </table:table-cell>
        </table:table-row>
        <table:table-row table:style-name="ro1">
          <table:table-cell office:value-type="string">
            <text:p>EMPO</text:p>
          </table:table-cell>
          <table:table-cell office:value-type="string">
            <text:p>Empowered Products, Inc.</text:p>
          </table:table-cell>
        </table:table-row>
        <table:table-row table:style-name="ro1">
          <table:table-cell office:value-type="string">
            <text:p>EMPR</text:p>
          </table:table-cell>
          <table:table-cell office:value-type="string">
            <text:p>Empire Petroleum Corp.</text:p>
          </table:table-cell>
        </table:table-row>
        <table:table-row table:style-name="ro1">
          <table:table-cell office:value-type="string">
            <text:p>EMPS</text:p>
          </table:table-cell>
          <table:table-cell office:value-type="string">
            <text:p>EMP Solutions Inc.</text:p>
          </table:table-cell>
        </table:table-row>
        <table:table-row table:style-name="ro1">
          <table:table-cell office:value-type="string">
            <text:p>EMQU</text:p>
          </table:table-cell>
          <table:table-cell office:value-type="string">
            <text:p>EM Quantum Technologies Inc.</text:p>
          </table:table-cell>
        </table:table-row>
        <table:table-row table:style-name="ro1">
          <table:table-cell office:value-type="string">
            <text:p>EMR</text:p>
          </table:table-cell>
          <table:table-cell office:value-type="string">
            <text:p>Emerson Electric Co</text:p>
          </table:table-cell>
        </table:table-row>
        <table:table-row table:style-name="ro1">
          <table:table-cell office:value-type="string">
            <text:p>EMX</text:p>
          </table:table-cell>
          <table:table-cell office:value-type="string">
            <text:p>EMX Royalty Corp</text:p>
          </table:table-cell>
        </table:table-row>
        <table:table-row table:style-name="ro1">
          <table:table-cell office:value-type="string">
            <text:p>EMYB</text:p>
          </table:table-cell>
          <table:table-cell office:value-type="string">
            <text:p>Embassy Bancorp Inc.</text:p>
          </table:table-cell>
        </table:table-row>
        <table:table-row table:style-name="ro1">
          <table:table-cell office:value-type="string">
            <text:p>ENAB</text:p>
          </table:table-cell>
          <table:table-cell office:value-type="string">
            <text:p>Enable Holdings, Inc.</text:p>
          </table:table-cell>
        </table:table-row>
        <table:table-row table:style-name="ro1">
          <table:table-cell office:value-type="string">
            <text:p>ENB</text:p>
          </table:table-cell>
          <table:table-cell office:value-type="string">
            <text:p>Enbridge Inc</text:p>
          </table:table-cell>
        </table:table-row>
        <table:table-row table:style-name="ro1">
          <table:table-cell office:value-type="string">
            <text:p>ENBL</text:p>
          </table:table-cell>
          <table:table-cell office:value-type="string">
            <text:p>Enable Midstream Partners LP</text:p>
          </table:table-cell>
        </table:table-row>
        <table:table-row table:style-name="ro1">
          <table:table-cell office:value-type="string">
            <text:p>ENBP</text:p>
          </table:table-cell>
          <table:table-cell office:value-type="string">
            <text:p>ENB Financial Corp.</text:p>
          </table:table-cell>
        </table:table-row>
        <table:table-row table:style-name="ro1">
          <table:table-cell office:value-type="string">
            <text:p>ENCB</text:p>
          </table:table-cell>
          <table:table-cell office:value-type="string">
            <text:p>Encore Brands Inc</text:p>
          </table:table-cell>
        </table:table-row>
        <table:table-row table:style-name="ro1">
          <table:table-cell office:value-type="string">
            <text:p>ENCC</text:p>
          </table:table-cell>
          <table:table-cell office:value-type="string">
            <text:p>Encompass Compliance Corp.</text:p>
          </table:table-cell>
        </table:table-row>
        <table:table-row table:style-name="ro1">
          <table:table-cell office:value-type="string">
            <text:p>ENCR</text:p>
          </table:table-cell>
          <table:table-cell office:value-type="string">
            <text:p>Ener-Core, Inc.</text:p>
          </table:table-cell>
        </table:table-row>
        <table:table-row table:style-name="ro1">
          <table:table-cell office:value-type="string">
            <text:p>ENCS</text:p>
          </table:table-cell>
          <table:table-cell office:value-type="string">
            <text:p>Encore Energy Systems, Inc.</text:p>
          </table:table-cell>
        </table:table-row>
        <table:table-row table:style-name="ro1">
          <table:table-cell office:value-type="string">
            <text:p>ENCW</text:p>
          </table:table-cell>
          <table:table-cell office:value-type="string">
            <text:p>Enchanted World Inc</text:p>
          </table:table-cell>
        </table:table-row>
        <table:table-row table:style-name="ro1">
          <table:table-cell office:value-type="string">
            <text:p>ENDO</text:p>
          </table:table-cell>
          <table:table-cell office:value-type="string">
            <text:p>Endocan Corporation</text:p>
          </table:table-cell>
        </table:table-row>
        <table:table-row table:style-name="ro1">
          <table:table-cell office:value-type="string">
            <text:p>ENDP</text:p>
          </table:table-cell>
          <table:table-cell office:value-type="string">
            <text:p>Endo International PLC</text:p>
          </table:table-cell>
        </table:table-row>
        <table:table-row table:style-name="ro1">
          <table:table-cell office:value-type="string">
            <text:p>ENDV</text:p>
          </table:table-cell>
          <table:table-cell office:value-type="string">
            <text:p>Endonovo Therapeutics, Inc.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ENGlobal Corp</text:p>
          </table:table-cell>
        </table:table-row>
        <table:table-row table:style-name="ro1">
          <table:table-cell office:value-type="string">
            <text:p>ENGT</text:p>
          </table:table-cell>
          <table:table-cell office:value-type="string">
            <text:p>Energy &amp; Technology Corp.</text:p>
          </table:table-cell>
        </table:table-row>
        <table:table-row table:style-name="ro1">
          <table:table-cell office:value-type="string">
            <text:p>ENGY</text:p>
          </table:table-cell>
          <table:table-cell office:value-type="string">
            <text:p>Central Energy Partners L.P.</text:p>
          </table:table-cell>
        </table:table-row>
        <table:table-row table:style-name="ro1">
          <table:table-cell office:value-type="string">
            <text:p>ENHT</text:p>
          </table:table-cell>
          <table:table-cell office:value-type="string">
            <text:p>enherent Corp.</text:p>
          </table:table-cell>
        </table:table-row>
        <table:table-row table:style-name="ro1">
          <table:table-cell office:value-type="string">
            <text:p>ENIA</text:p>
          </table:table-cell>
          <table:table-cell office:value-type="string">
            <text:p>Enel Americas SA</text:p>
          </table:table-cell>
        </table:table-row>
        <table:table-row table:style-name="ro1">
          <table:table-cell office:value-type="string">
            <text:p>ENIC</text:p>
          </table:table-cell>
          <table:table-cell office:value-type="string">
            <text:p>Enel Chile SA</text:p>
          </table:table-cell>
        </table:table-row>
        <table:table-row table:style-name="ro1">
          <table:table-cell office:value-type="string">
            <text:p>ENKS</text:p>
          </table:table-cell>
          <table:table-cell office:value-type="string">
            <text:p>Enerkon Solar International, Inc.</text:p>
          </table:table-cell>
        </table:table-row>
        <table:table-row table:style-name="ro1">
          <table:table-cell office:value-type="string">
            <text:p>ENLC</text:p>
          </table:table-cell>
          <table:table-cell office:value-type="string">
            <text:p>EnLink Midstream LLC</text:p>
          </table:table-cell>
        </table:table-row>
        <table:table-row table:style-name="ro1">
          <table:table-cell office:value-type="string">
            <text:p>ENLV</text:p>
          </table:table-cell>
          <table:table-cell office:value-type="string">
            <text:p>Enlivex Therapeutics Ltd</text:p>
          </table:table-cell>
        </table:table-row>
        <table:table-row table:style-name="ro1">
          <table:table-cell office:value-type="string">
            <text:p>ENMI</text:p>
          </table:table-cell>
          <table:table-cell office:value-type="string">
            <text:p>Energy Management International, Inc.</text:p>
          </table:table-cell>
        </table:table-row>
        <table:table-row table:style-name="ro1">
          <table:table-cell office:value-type="string">
            <text:p>ENO</text:p>
          </table:table-cell>
          <table:table-cell office:value-type="string">
            <text:p>Entergy New Orleans LLC</text:p>
          </table:table-cell>
        </table:table-row>
        <table:table-row table:style-name="ro1">
          <table:table-cell office:value-type="string">
            <text:p>ENOB</text:p>
          </table:table-cell>
          <table:table-cell office:value-type="string">
            <text:p>Enochian Biosciences Inc</text:p>
          </table:table-cell>
        </table:table-row>
        <table:table-row table:style-name="ro1">
          <table:table-cell office:value-type="string">
            <text:p>ENPC</text:p>
          </table:table-cell>
          <table:table-cell office:value-type="string">
            <text:p>Executive Network Partnering Corp</text:p>
          </table:table-cell>
        </table:table-row>
        <table:table-row table:style-name="ro1">
          <table:table-cell office:value-type="string">
            <text:p>ENPH</text:p>
          </table:table-cell>
          <table:table-cell office:value-type="string">
            <text:p>Enphase Energy Inc</text:p>
          </table:table-cell>
        </table:table-row>
        <table:table-row table:style-name="ro1">
          <table:table-cell office:value-type="string">
            <text:p>ENR</text:p>
          </table:table-cell>
          <table:table-cell office:value-type="string">
            <text:p>Energizer Holdings Inc</text:p>
          </table:table-cell>
        </table:table-row>
        <table:table-row table:style-name="ro1">
          <table:table-cell office:value-type="string">
            <text:p>ENR-A</text:p>
          </table:table-cell>
          <table:table-cell office:value-type="string">
            <text:p>Energizer Holdings Inc</text:p>
          </table:table-cell>
        </table:table-row>
        <table:table-row table:style-name="ro1">
          <table:table-cell office:value-type="string">
            <text:p>ENS</text:p>
          </table:table-cell>
          <table:table-cell office:value-type="string">
            <text:p>EnerSys</text:p>
          </table:table-cell>
        </table:table-row>
        <table:table-row table:style-name="ro1">
          <table:table-cell office:value-type="string">
            <text:p>ENSG</text:p>
          </table:table-cell>
          <table:table-cell office:value-type="string">
            <text:p>Ensign Group Inc-The</text:p>
          </table:table-cell>
        </table:table-row>
        <table:table-row table:style-name="ro1">
          <table:table-cell office:value-type="string">
            <text:p>ENSV</text:p>
          </table:table-cell>
          <table:table-cell office:value-type="string">
            <text:p>Enservco Corp</text:p>
          </table:table-cell>
        </table:table-row>
        <table:table-row table:style-name="ro1">
          <table:table-cell office:value-type="string">
            <text:p>ENT</text:p>
          </table:table-cell>
          <table:table-cell office:value-type="string">
            <text:p>Global Eagle Entertainment Inc</text:p>
          </table:table-cell>
        </table:table-row>
        <table:table-row table:style-name="ro1">
          <table:table-cell office:value-type="string">
            <text:p>ENTA</text:p>
          </table:table-cell>
          <table:table-cell office:value-type="string">
            <text:p>Enanta Pharmaceuticals Inc</text:p>
          </table:table-cell>
        </table:table-row>
        <table:table-row table:style-name="ro1">
          <table:table-cell office:value-type="string">
            <text:p>ENTG</text:p>
          </table:table-cell>
          <table:table-cell office:value-type="string">
            <text:p>Entegris Inc</text:p>
          </table:table-cell>
        </table:table-row>
        <table:table-row table:style-name="ro1">
          <table:table-cell office:value-type="string">
            <text:p>ENTI</text:p>
          </table:table-cell>
          <table:table-cell office:value-type="string">
            <text:p>Encounter Technologies Inc</text:p>
          </table:table-cell>
        </table:table-row>
        <table:table-row table:style-name="ro1">
          <table:table-cell office:value-type="string">
            <text:p>ENTX</text:p>
          </table:table-cell>
          <table:table-cell office:value-type="string">
            <text:p>Entera Bio Ltd</text:p>
          </table:table-cell>
        </table:table-row>
        <table:table-row table:style-name="ro1">
          <table:table-cell office:value-type="string">
            <text:p>ENV</text:p>
          </table:table-cell>
          <table:table-cell office:value-type="string">
            <text:p>Envestnet Inc</text:p>
          </table:table-cell>
        </table:table-row>
        <table:table-row table:style-name="ro1">
          <table:table-cell office:value-type="string">
            <text:p>ENVA</text:p>
          </table:table-cell>
          <table:table-cell office:value-type="string">
            <text:p>Enova International Inc</text:p>
          </table:table-cell>
        </table:table-row>
        <table:table-row table:style-name="ro1">
          <table:table-cell office:value-type="string">
            <text:p>ENVS</text:p>
          </table:table-cell>
          <table:table-cell office:value-type="string">
            <text:p>Enova Systems, Inc.</text:p>
          </table:table-cell>
        </table:table-row>
        <table:table-row table:style-name="ro1">
          <table:table-cell office:value-type="string">
            <text:p>ENX</text:p>
          </table:table-cell>
          <table:table-cell office:value-type="string">
            <text:p>Eaton Vance New York Municipal Bond Fund</text:p>
          </table:table-cell>
        </table:table-row>
        <table:table-row table:style-name="ro1">
          <table:table-cell office:value-type="string">
            <text:p>ENZ</text:p>
          </table:table-cell>
          <table:table-cell office:value-type="string">
            <text:p>Enzo Biochem Inc</text:p>
          </table:table-cell>
        </table:table-row>
        <table:table-row table:style-name="ro1">
          <table:table-cell office:value-type="string">
            <text:p>ENZC</text:p>
          </table:table-cell>
          <table:table-cell office:value-type="string">
            <text:p>Enzolytics Inc.</text:p>
          </table:table-cell>
        </table:table-row>
        <table:table-row table:style-name="ro1">
          <table:table-cell office:value-type="string">
            <text:p>ENZH</text:p>
          </table:table-cell>
          <table:table-cell office:value-type="string">
            <text:p>Enzymes of America Holding Corp.</text:p>
          </table:table-cell>
        </table:table-row>
        <table:table-row table:style-name="ro1">
          <table:table-cell office:value-type="string">
            <text:p>ENZN</text:p>
          </table:table-cell>
          <table:table-cell office:value-type="string">
            <text:p>Enzon Pharmaceuticals, Inc.</text:p>
          </table:table-cell>
        </table:table-row>
        <table:table-row table:style-name="ro1">
          <table:table-cell office:value-type="string">
            <text:p>EOD</text:p>
          </table:table-cell>
          <table:table-cell office:value-type="string">
            <text:p>Wells Fargo Global Dividend Opportunity Fund</text:p>
          </table:table-cell>
        </table:table-row>
        <table:table-row table:style-name="ro1">
          <table:table-cell office:value-type="string">
            <text:p>EOG</text:p>
          </table:table-cell>
          <table:table-cell office:value-type="string">
            <text:p>EOG Resources Inc</text:p>
          </table:table-cell>
        </table:table-row>
        <table:table-row table:style-name="ro1">
          <table:table-cell office:value-type="string">
            <text:p>EOI</text:p>
          </table:table-cell>
          <table:table-cell office:value-type="string">
            <text:p>Eaton Vance Enhanced Equity Income Fund</text:p>
          </table:table-cell>
        </table:table-row>
        <table:table-row table:style-name="ro1">
          <table:table-cell office:value-type="string">
            <text:p>EOLS</text:p>
          </table:table-cell>
          <table:table-cell office:value-type="string">
            <text:p>Evolus Inc</text:p>
          </table:table-cell>
        </table:table-row>
        <table:table-row table:style-name="ro1">
          <table:table-cell office:value-type="string">
            <text:p>EOPT</text:p>
          </table:table-cell>
          <table:table-cell office:value-type="string">
            <text:p>Eos Petro, Inc.</text:p>
          </table:table-cell>
        </table:table-row>
        <table:table-row table:style-name="ro1">
          <table:table-cell office:value-type="string">
            <text:p>EOS</text:p>
          </table:table-cell>
          <table:table-cell office:value-type="string">
            <text:p>Eaton Vance Enhanced Equity Income Fund II</text:p>
          </table:table-cell>
        </table:table-row>
        <table:table-row table:style-name="ro1">
          <table:table-cell office:value-type="string">
            <text:p>EOSC</text:p>
          </table:table-cell>
          <table:table-cell office:value-type="string">
            <text:p>Electro-Optical Systems Corp.</text:p>
          </table:table-cell>
        </table:table-row>
        <table:table-row table:style-name="ro1">
          <table:table-cell office:value-type="string">
            <text:p>EOSE</text:p>
          </table:table-cell>
          <table:table-cell office:value-type="string">
            <text:p>Eos Energy Enterprises Inc</text:p>
          </table:table-cell>
        </table:table-row>
        <table:table-row table:style-name="ro1">
          <table:table-cell office:value-type="string">
            <text:p>EOSI</text:p>
          </table:table-cell>
          <table:table-cell office:value-type="string">
            <text:p>EOS International, Inc.</text:p>
          </table:table-cell>
        </table:table-row>
        <table:table-row table:style-name="ro1">
          <table:table-cell office:value-type="string">
            <text:p>EOT</text:p>
          </table:table-cell>
          <table:table-cell office:value-type="string">
            <text:p>Eaton Vance National Municipal Opportunities Trust</text:p>
          </table:table-cell>
        </table:table-row>
        <table:table-row table:style-name="ro1">
          <table:table-cell office:value-type="string">
            <text:p>EPAC</text:p>
          </table:table-cell>
          <table:table-cell office:value-type="string">
            <text:p>Enerpac Tool Group Corp</text:p>
          </table:table-cell>
        </table:table-row>
        <table:table-row table:style-name="ro1">
          <table:table-cell office:value-type="string">
            <text:p>EPAM</text:p>
          </table:table-cell>
          <table:table-cell office:value-type="string">
            <text:p>EPAM Systems Inc</text:p>
          </table:table-cell>
        </table:table-row>
        <table:table-row table:style-name="ro1">
          <table:table-cell office:value-type="string">
            <text:p>EPAY</text:p>
          </table:table-cell>
          <table:table-cell office:value-type="string">
            <text:p>Bottomline Technologies DE Inc</text:p>
          </table:table-cell>
        </table:table-row>
        <table:table-row table:style-name="ro1">
          <table:table-cell office:value-type="string">
            <text:p>EPAZ</text:p>
          </table:table-cell>
          <table:table-cell office:value-type="string">
            <text:p>Epazz, Inc.</text:p>
          </table:table-cell>
        </table:table-row>
        <table:table-row table:style-name="ro1">
          <table:table-cell office:value-type="string">
            <text:p>EPC</text:p>
          </table:table-cell>
          <table:table-cell office:value-type="string">
            <text:p>Edgewell Personal Care Co</text:p>
          </table:table-cell>
        </table:table-row>
        <table:table-row table:style-name="ro1">
          <table:table-cell office:value-type="string">
            <text:p>EP-C</text:p>
          </table:table-cell>
          <table:table-cell office:value-type="string">
            <text:p>EL PASO ENR CP TSTI 4.75 TCPR</text:p>
          </table:table-cell>
        </table:table-row>
        <table:table-row table:style-name="ro1">
          <table:table-cell office:value-type="string">
            <text:p>EPD</text:p>
          </table:table-cell>
          <table:table-cell office:value-type="string">
            <text:p>Enterprise Products Partners LP</text:p>
          </table:table-cell>
        </table:table-row>
        <table:table-row table:style-name="ro1">
          <table:table-cell office:value-type="string">
            <text:p>EPEGQ</text:p>
          </table:table-cell>
          <table:table-cell office:value-type="string">
            <text:p>EP Energy Corporation</text:p>
          </table:table-cell>
        </table:table-row>
        <table:table-row table:style-name="ro1">
          <table:table-cell office:value-type="string">
            <text:p>EPEO</text:p>
          </table:table-cell>
          <table:table-cell office:value-type="string">
            <text:p>E' Prime Aerospace Corp.</text:p>
          </table:table-cell>
        </table:table-row>
        <table:table-row table:style-name="ro1">
          <table:table-cell office:value-type="string">
            <text:p>EPGC</text:p>
          </table:table-cell>
          <table:table-cell office:value-type="string">
            <text:p>ECom Products Group</text:p>
          </table:table-cell>
        </table:table-row>
        <table:table-row table:style-name="ro1">
          <table:table-cell office:value-type="string">
            <text:p>EPGG</text:p>
          </table:table-cell>
          <table:table-cell office:value-type="string">
            <text:p>Empire Global Gaming Inc</text:p>
          </table:table-cell>
        </table:table-row>
        <table:table-row table:style-name="ro1">
          <table:table-cell office:value-type="string">
            <text:p>EPGRQ</text:p>
          </table:table-cell>
          <table:table-cell office:value-type="string">
            <text:p>Environmental Power Corp.</text:p>
          </table:table-cell>
        </table:table-row>
        <table:table-row table:style-name="ro1">
          <table:table-cell office:value-type="string">
            <text:p>EPIX</text:p>
          </table:table-cell>
          <table:table-cell office:value-type="string">
            <text:p>Essa Pharma Inc</text:p>
          </table:table-cell>
        </table:table-row>
        <table:table-row table:style-name="ro1">
          <table:table-cell office:value-type="string">
            <text:p>EPM</text:p>
          </table:table-cell>
          <table:table-cell office:value-type="string">
            <text:p>Evolution Petroleum Corp</text:p>
          </table:table-cell>
        </table:table-row>
        <table:table-row table:style-name="ro1">
          <table:table-cell office:value-type="string">
            <text:p>EPOR</text:p>
          </table:table-cell>
          <table:table-cell office:value-type="string">
            <text:p>Epic Corp.</text:p>
          </table:table-cell>
        </table:table-row>
        <table:table-row table:style-name="ro1">
          <table:table-cell office:value-type="string">
            <text:p>EPORP</text:p>
          </table:table-cell>
          <table:table-cell office:value-type="string">
            <text:p>Epic Corp.</text:p>
          </table:table-cell>
        </table:table-row>
        <table:table-row table:style-name="ro1">
          <table:table-cell office:value-type="string">
            <text:p>EPR</text:p>
          </table:table-cell>
          <table:table-cell office:value-type="string">
            <text:p>EPR Properties</text:p>
          </table:table-cell>
        </table:table-row>
        <table:table-row table:style-name="ro1">
          <table:table-cell office:value-type="string">
            <text:p>EPR-C</text:p>
          </table:table-cell>
          <table:table-cell office:value-type="string">
            <text:p>EPR Properties</text:p>
          </table:table-cell>
        </table:table-row>
        <table:table-row table:style-name="ro1">
          <table:table-cell office:value-type="string">
            <text:p>EPR-E</text:p>
          </table:table-cell>
          <table:table-cell office:value-type="string">
            <text:p>EPR Properties</text:p>
          </table:table-cell>
        </table:table-row>
        <table:table-row table:style-name="ro1">
          <table:table-cell office:value-type="string">
            <text:p>EPR-G</text:p>
          </table:table-cell>
          <table:table-cell office:value-type="string">
            <text:p>EPR Properties</text:p>
          </table:table-cell>
        </table:table-row>
        <table:table-row table:style-name="ro1">
          <table:table-cell office:value-type="string">
            <text:p>EPRSQ</text:p>
          </table:table-cell>
          <table:table-cell office:value-type="string">
            <text:p>EPIRUS Biopharmaceuticals, Inc.</text:p>
          </table:table-cell>
        </table:table-row>
        <table:table-row table:style-name="ro1">
          <table:table-cell office:value-type="string">
            <text:p>EPRT</text:p>
          </table:table-cell>
          <table:table-cell office:value-type="string">
            <text:p>Essential Properties Realty Trust Inc</text:p>
          </table:table-cell>
        </table:table-row>
        <table:table-row table:style-name="ro1">
          <table:table-cell office:value-type="string">
            <text:p>EPSN</text:p>
          </table:table-cell>
          <table:table-cell office:value-type="string">
            <text:p>Epsilon Energy Ltd-Canada</text:p>
          </table:table-cell>
        </table:table-row>
        <table:table-row table:style-name="ro1">
          <table:table-cell office:value-type="string">
            <text:p>EPTI</text:p>
          </table:table-cell>
          <table:table-cell office:value-type="string">
            <text:p>Environmental Packaging Technologies Holdings, Inc.</text:p>
          </table:table-cell>
        </table:table-row>
        <table:table-row table:style-name="ro1">
          <table:table-cell office:value-type="string">
            <text:p>EPXY</text:p>
          </table:table-cell>
          <table:table-cell office:value-type="string">
            <text:p>Epoxy, Inc.</text:p>
          </table:table-cell>
        </table:table-row>
        <table:table-row table:style-name="ro1">
          <table:table-cell office:value-type="string">
            <text:p>EPZM</text:p>
          </table:table-cell>
          <table:table-cell office:value-type="string">
            <text:p>Epizyme Inc</text:p>
          </table:table-cell>
        </table:table-row>
        <table:table-row table:style-name="ro1">
          <table:table-cell office:value-type="string">
            <text:p>EQ</text:p>
          </table:table-cell>
          <table:table-cell office:value-type="string">
            <text:p>Equillium Inc</text:p>
          </table:table-cell>
        </table:table-row>
        <table:table-row table:style-name="ro1">
          <table:table-cell office:value-type="string">
            <text:p>EQBK</text:p>
          </table:table-cell>
          <table:table-cell office:value-type="string">
            <text:p>Equity Bancshares Inc</text:p>
          </table:table-cell>
        </table:table-row>
        <table:table-row table:style-name="ro1">
          <table:table-cell office:value-type="string">
            <text:p>EQC</text:p>
          </table:table-cell>
          <table:table-cell office:value-type="string">
            <text:p>Equity Commonwealth</text:p>
          </table:table-cell>
        </table:table-row>
        <table:table-row table:style-name="ro1">
          <table:table-cell office:value-type="string">
            <text:p>EQC-D</text:p>
          </table:table-cell>
          <table:table-cell office:value-type="string">
            <text:p>Equity Commonwealth</text:p>
          </table:table-cell>
        </table:table-row>
        <table:table-row table:style-name="ro1">
          <table:table-cell office:value-type="string">
            <text:p>EQD</text:p>
          </table:table-cell>
          <table:table-cell office:value-type="string">
            <text:p>Equity Distribution Acquisition Corp</text:p>
          </table:table-cell>
        </table:table-row>
        <table:table-row table:style-name="ro1">
          <table:table-cell office:value-type="string">
            <text:p>EQFN</text:p>
          </table:table-cell>
          <table:table-cell office:value-type="string">
            <text:p>Equitable Financial Corp.</text:p>
          </table:table-cell>
        </table:table-row>
        <table:table-row table:style-name="ro1">
          <table:table-cell office:value-type="string">
            <text:p>EQH</text:p>
          </table:table-cell>
          <table:table-cell office:value-type="string">
            <text:p>AXA Equitable Holdings Inc</text:p>
          </table:table-cell>
        </table:table-row>
        <table:table-row table:style-name="ro1">
          <table:table-cell office:value-type="string">
            <text:p>EQH-A</text:p>
          </table:table-cell>
          <table:table-cell office:value-type="string">
            <text:p>Equitable Holdings Inc</text:p>
          </table:table-cell>
        </table:table-row>
        <table:table-row table:style-name="ro1">
          <table:table-cell office:value-type="string">
            <text:p>EQIX</text:p>
          </table:table-cell>
          <table:table-cell office:value-type="string">
            <text:p>Equinix Inc</text:p>
          </table:table-cell>
        </table:table-row>
        <table:table-row table:style-name="ro1">
          <table:table-cell office:value-type="string">
            <text:p>EQKR</text:p>
          </table:table-cell>
          <table:table-cell office:value-type="string">
            <text:p>EQK Realty Investors I</text:p>
          </table:table-cell>
        </table:table-row>
        <table:table-row table:style-name="ro1">
          <table:table-cell office:value-type="string">
            <text:p>EQLB</text:p>
          </table:table-cell>
          <table:table-cell office:value-type="string">
            <text:p>EQ Labs, Inc.</text:p>
          </table:table-cell>
        </table:table-row>
        <table:table-row table:style-name="ro1">
          <table:table-cell office:value-type="string">
            <text:p>EQM</text:p>
          </table:table-cell>
          <table:table-cell office:value-type="string">
            <text:p>EQM Midstream Partners LP</text:p>
          </table:table-cell>
        </table:table-row>
        <table:table-row table:style-name="ro1">
          <table:table-cell office:value-type="string">
            <text:p>EQNR</text:p>
          </table:table-cell>
          <table:table-cell office:value-type="string">
            <text:p>Equinor ASA</text:p>
          </table:table-cell>
        </table:table-row>
        <table:table-row table:style-name="ro1">
          <table:table-cell office:value-type="string">
            <text:p>EQOS</text:p>
          </table:table-cell>
          <table:table-cell office:value-type="string">
            <text:p>Diginex Limited</text:p>
          </table:table-cell>
        </table:table-row>
        <table:table-row table:style-name="ro1">
          <table:table-cell office:value-type="string">
            <text:p>EQR</text:p>
          </table:table-cell>
          <table:table-cell office:value-type="string">
            <text:p>Equity Residential</text:p>
          </table:table-cell>
        </table:table-row>
        <table:table-row table:style-name="ro1">
          <table:table-cell office:value-type="string">
            <text:p>EQS</text:p>
          </table:table-cell>
          <table:table-cell office:value-type="string">
            <text:p>Equus Total Return Inc</text:p>
          </table:table-cell>
        </table:table-row>
        <table:table-row table:style-name="ro1">
          <table:table-cell office:value-type="string">
            <text:p>EQT</text:p>
          </table:table-cell>
          <table:table-cell office:value-type="string">
            <text:p>EQT Corp</text:p>
          </table:table-cell>
        </table:table-row>
        <table:table-row table:style-name="ro1">
          <table:table-cell office:value-type="string">
            <text:p>EQTD</text:p>
          </table:table-cell>
          <table:table-cell office:value-type="string">
            <text:p>Equal Trading, Inc.</text:p>
          </table:table-cell>
        </table:table-row>
        <table:table-row table:style-name="ro1">
          <table:table-cell office:value-type="string">
            <text:p>EQTE</text:p>
          </table:table-cell>
          <table:table-cell office:value-type="string">
            <text:p>EQM Technologies &amp; Energy, Inc.</text:p>
          </table:table-cell>
        </table:table-row>
        <table:table-row table:style-name="ro1">
          <table:table-cell office:value-type="string">
            <text:p>EQTL</text:p>
          </table:table-cell>
          <table:table-cell office:value-type="string">
            <text:p>Equitech Int'l Corp.</text:p>
          </table:table-cell>
        </table:table-row>
        <table:table-row table:style-name="ro1">
          <table:table-cell office:value-type="string">
            <text:p>EQUI</text:p>
          </table:table-cell>
          <table:table-cell office:value-type="string">
            <text:p>EquiFin, Inc.</text:p>
          </table:table-cell>
        </table:table-row>
        <table:table-row table:style-name="ro1">
          <table:table-cell office:value-type="string">
            <text:p>EQX</text:p>
          </table:table-cell>
          <table:table-cell office:value-type="string">
            <text:p>Equinox Gold Corp</text:p>
          </table:table-cell>
        </table:table-row>
        <table:table-row table:style-name="ro1">
          <table:table-cell office:value-type="string">
            <text:p>ERAO</text:p>
          </table:table-cell>
          <table:table-cell office:value-type="string">
            <text:p>Energy Revenue America, Inc.</text:p>
          </table:table-cell>
        </table:table-row>
        <table:table-row table:style-name="ro1">
          <table:table-cell office:value-type="string">
            <text:p>ERBA</text:p>
          </table:table-cell>
          <table:table-cell office:value-type="string">
            <text:p>ERBA Diagnostics, Inc.</text:p>
          </table:table-cell>
        </table:table-row>
        <table:table-row table:style-name="ro1">
          <table:table-cell office:value-type="string">
            <text:p>ERBB</text:p>
          </table:table-cell>
          <table:table-cell office:value-type="string">
            <text:p>American Green, Inc.</text:p>
          </table:table-cell>
        </table:table-row>
        <table:table-row table:style-name="ro1">
          <table:table-cell office:value-type="string">
            <text:p>ERC</text:p>
          </table:table-cell>
          <table:table-cell office:value-type="string">
            <text:p>Wells Fargo Multi-Sector Income Fund</text:p>
          </table:table-cell>
        </table:table-row>
        <table:table-row table:style-name="ro1">
          <table:table-cell office:value-type="string">
            <text:p>ERF</text:p>
          </table:table-cell>
          <table:table-cell office:value-type="string">
            <text:p>Enerplus Corp</text:p>
          </table:table-cell>
        </table:table-row>
        <table:table-row table:style-name="ro1">
          <table:table-cell office:value-type="string">
            <text:p>ERFB</text:p>
          </table:table-cell>
          <table:table-cell office:value-type="string">
            <text:p>ERF Wireless, Inc.</text:p>
          </table:table-cell>
        </table:table-row>
        <table:table-row table:style-name="ro1">
          <table:table-cell office:value-type="string">
            <text:p>ERGN</text:p>
          </table:table-cell>
          <table:table-cell office:value-type="string">
            <text:p>Ergo Science Corp.</text:p>
          </table:table-cell>
        </table:table-row>
        <table:table-row table:style-name="ro1">
          <table:table-cell office:value-type="string">
            <text:p>ERGO</text:p>
          </table:table-cell>
          <table:table-cell office:value-type="string">
            <text:p>Entia Biosciences Inc.</text:p>
          </table:table-cell>
        </table:table-row>
        <table:table-row table:style-name="ro1">
          <table:table-cell office:value-type="string">
            <text:p>ERH</text:p>
          </table:table-cell>
          <table:table-cell office:value-type="string">
            <text:p>Wells Fargo Utilities and High Income Fund</text:p>
          </table:table-cell>
        </table:table-row>
        <table:table-row table:style-name="ro1">
          <table:table-cell office:value-type="string">
            <text:p>ERHE</text:p>
          </table:table-cell>
          <table:table-cell office:value-type="string">
            <text:p>ERHC Energy Inc.</text:p>
          </table:table-cell>
        </table:table-row>
        <table:table-row table:style-name="ro1">
          <table:table-cell office:value-type="string">
            <text:p>ERI</text:p>
          </table:table-cell>
          <table:table-cell office:value-type="string">
            <text:p>Eldorado Resorts, Inc.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string">
            <text:p>Telefonaktiebolaget LM Ericsson</text:p>
          </table:table-cell>
        </table:table-row>
        <table:table-row table:style-name="ro1">
          <table:table-cell office:value-type="string">
            <text:p>ERIE</text:p>
          </table:table-cell>
          <table:table-cell office:value-type="string">
            <text:p>Erie Indemnity Co</text:p>
          </table:table-cell>
        </table:table-row>
        <table:table-row table:style-name="ro1">
          <table:table-cell office:value-type="string">
            <text:p>ERII</text:p>
          </table:table-cell>
          <table:table-cell office:value-type="string">
            <text:p>Energy Recovery Inc</text:p>
          </table:table-cell>
        </table:table-row>
        <table:table-row table:style-name="ro1">
          <table:table-cell office:value-type="string">
            <text:p>ERJ</text:p>
          </table:table-cell>
          <table:table-cell office:value-type="string">
            <text:p>Embraer SA</text:p>
          </table:table-cell>
        </table:table-row>
        <table:table-row table:style-name="ro1">
          <table:table-cell office:value-type="string">
            <text:p>ERKH</text:p>
          </table:table-cell>
          <table:table-cell office:value-type="string">
            <text:p>Eureka Homestead Bancorp Inc.</text:p>
          </table:table-cell>
        </table:table-row>
        <table:table-row table:style-name="ro1">
          <table:table-cell office:value-type="string">
            <text:p>ERMG</text:p>
          </table:table-cell>
          <table:table-cell office:value-type="string">
            <text:p>ERecord Management, Inc.</text:p>
          </table:table-cell>
        </table:table-row>
        <table:table-row table:style-name="ro1">
          <table:table-cell office:value-type="string">
            <text:p>EROX</text:p>
          </table:table-cell>
          <table:table-cell office:value-type="string">
            <text:p>Human Pheromone Sciences, Inc.</text:p>
          </table:table-cell>
        </table:table-row>
        <table:table-row table:style-name="ro1">
          <table:table-cell office:value-type="string">
            <text:p>ERUC</text:p>
          </table:table-cell>
          <table:table-cell office:value-type="string">
            <text:p>ER Urgent Care Holdings, Inc.</text:p>
          </table:table-cell>
        </table:table-row>
        <table:table-row table:style-name="ro1">
          <table:table-cell office:value-type="string">
            <text:p>ERYP</text:p>
          </table:table-cell>
          <table:table-cell office:value-type="string">
            <text:p>Erytech Pharma SA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EnergySolutions Inc</text:p>
          </table:table-cell>
        </table:table-row>
        <table:table-row table:style-name="ro1">
          <table:table-cell office:value-type="string">
            <text:p>ESBA</text:p>
          </table:table-cell>
          <table:table-cell office:value-type="string">
            <text:p>Empire State Realty OP LP</text:p>
          </table:table-cell>
        </table:table-row>
        <table:table-row table:style-name="ro1">
          <table:table-cell office:value-type="string">
            <text:p>ESBK</text:p>
          </table:table-cell>
          <table:table-cell office:value-type="string">
            <text:p>Elmira Savings Bank</text:p>
          </table:table-cell>
        </table:table-row>
        <table:table-row table:style-name="ro1">
          <table:table-cell office:value-type="string">
            <text:p>ESBS</text:p>
          </table:table-cell>
          <table:table-cell office:value-type="string">
            <text:p>ES Bancshares, Inc.</text:p>
          </table:table-cell>
        </table:table-row>
        <table:table-row table:style-name="ro1">
          <table:table-cell office:value-type="string">
            <text:p>ESCA</text:p>
          </table:table-cell>
          <table:table-cell office:value-type="string">
            <text:p>Escalade Inc</text:p>
          </table:table-cell>
        </table:table-row>
        <table:table-row table:style-name="ro1">
          <table:table-cell office:value-type="string">
            <text:p>ESCC</text:p>
          </table:table-cell>
          <table:table-cell office:value-type="string">
            <text:p>Evans &amp; Sutherland Computer Corp.</text:p>
          </table:table-cell>
        </table:table-row>
        <table:table-row table:style-name="ro1">
          <table:table-cell office:value-type="string">
            <text:p>ESCR</text:p>
          </table:table-cell>
          <table:table-cell office:value-type="string">
            <text:p>Xtrackers Bloomberg Barclays US Investment Grade Corporate ESG ETF</text:p>
          </table:table-cell>
        </table:table-row>
        <table:table-row table:style-name="ro1">
          <table:table-cell office:value-type="string">
            <text:p>ESCSQ</text:p>
          </table:table-cell>
          <table:table-cell office:value-type="string">
            <text:p>Escalera Resources Co.</text:p>
          </table:table-cell>
        </table:table-row>
        <table:table-row table:style-name="ro1">
          <table:table-cell office:value-type="string">
            <text:p>ESCU</text:p>
          </table:table-cell>
          <table:table-cell office:value-type="string">
            <text:p>Escue Energy, Inc.</text:p>
          </table:table-cell>
        </table:table-row>
        <table:table-row table:style-name="ro1">
          <table:table-cell office:value-type="string">
            <text:p>ESDF</text:p>
          </table:table-cell>
          <table:table-cell office:value-type="string">
            <text:p>East Side Financial, Inc.</text:p>
          </table:table-cell>
        </table:table-row>
        <table:table-row table:style-name="ro1">
          <table:table-cell office:value-type="string">
            <text:p>ESE</text:p>
          </table:table-cell>
          <table:table-cell office:value-type="string">
            <text:p>ESCO Technologies Inc</text:p>
          </table:table-cell>
        </table:table-row>
        <table:table-row table:style-name="ro1">
          <table:table-cell office:value-type="string">
            <text:p>ESEA</text:p>
          </table:table-cell>
          <table:table-cell office:value-type="string">
            <text:p>Euroseas Ltd</text:p>
          </table:table-cell>
        </table:table-row>
        <table:table-row table:style-name="ro1">
          <table:table-cell office:value-type="string">
            <text:p>ESEB</text:p>
          </table:table-cell>
          <table:table-cell office:value-type="string">
            <text:p>Xtrackers J.P. Morgan ESG Emerging Markets Sovereign ETF</text:p>
          </table:table-cell>
        </table:table-row>
        <table:table-row table:style-name="ro1">
          <table:table-cell office:value-type="string">
            <text:p>ESESQ</text:p>
          </table:table-cell>
          <table:table-cell office:value-type="string">
            <text:p>Eco-Stim Energy Solutions Inc.</text:p>
          </table:table-cell>
        </table:table-row>
        <table:table-row table:style-name="ro1">
          <table:table-cell office:value-type="string">
            <text:p>ESFS</text:p>
          </table:table-cell>
          <table:table-cell office:value-type="string">
            <text:p>Eco-Safe Systems USA, Inc.</text:p>
          </table:table-cell>
        </table:table-row>
        <table:table-row table:style-name="ro1">
          <table:table-cell office:value-type="string">
            <text:p>ESGC</text:p>
          </table:table-cell>
          <table:table-cell office:value-type="string">
            <text:p>Eros STX Global Corporation</text:p>
          </table:table-cell>
        </table:table-row>
        <table:table-row table:style-name="ro1">
          <table:table-cell office:value-type="string">
            <text:p>ESGI</text:p>
          </table:table-cell>
          <table:table-cell office:value-type="string">
            <text:p>EnSurge, Inc.</text:p>
          </table:table-cell>
        </table:table-row>
        <table:table-row table:style-name="ro1">
          <table:table-cell office:value-type="string">
            <text:p>ESGR</text:p>
          </table:table-cell>
          <table:table-cell office:value-type="string">
            <text:p>Enstar Group Ltd</text:p>
          </table:table-cell>
        </table:table-row>
        <table:table-row table:style-name="ro1">
          <table:table-cell office:value-type="string">
            <text:p>ESGRO</text:p>
          </table:table-cell>
          <table:table-cell office:value-type="string">
            <text:p>Enstar Group Ltd</text:p>
          </table:table-cell>
        </table:table-row>
        <table:table-row table:style-name="ro1">
          <table:table-cell office:value-type="string">
            <text:p>ESGRP</text:p>
          </table:table-cell>
          <table:table-cell office:value-type="string">
            <text:p>Enstar Group Ltd</text:p>
          </table:table-cell>
        </table:table-row>
        <table:table-row table:style-name="ro1">
          <table:table-cell office:value-type="string">
            <text:p>ESHY</text:p>
          </table:table-cell>
          <table:table-cell office:value-type="string">
            <text:p>Xtrackers J.P. Morgan ESG USD High Yield Corporate Bond ETF</text:p>
          </table:table-cell>
        </table:table-row>
        <table:table-row table:style-name="ro1">
          <table:table-cell office:value-type="string">
            <text:p>ESI</text:p>
          </table:table-cell>
          <table:table-cell office:value-type="string">
            <text:p>Element Solutions Inc</text:p>
          </table:table-cell>
        </table:table-row>
        <table:table-row table:style-name="ro1">
          <table:table-cell office:value-type="string">
            <text:p>ESINQ</text:p>
          </table:table-cell>
          <table:table-cell office:value-type="string">
            <text:p>ITT Educational Services, Inc.</text:p>
          </table:table-cell>
        </table:table-row>
        <table:table-row table:style-name="ro1">
          <table:table-cell office:value-type="string">
            <text:p>ESLP</text:p>
          </table:table-cell>
          <table:table-cell office:value-type="string">
            <text:p>Euro Solar Parks Inc.</text:p>
          </table:table-cell>
        </table:table-row>
        <table:table-row table:style-name="ro1">
          <table:table-cell office:value-type="string">
            <text:p>ESLT</text:p>
          </table:table-cell>
          <table:table-cell office:value-type="string">
            <text:p>Elbit Systems Ltd</text:p>
          </table:table-cell>
        </table:table-row>
        <table:table-row table:style-name="ro1">
          <table:table-cell office:value-type="string">
            <text:p>ESNC</text:p>
          </table:table-cell>
          <table:table-cell office:value-type="string">
            <text:p>EnSync, Inc.</text:p>
          </table:table-cell>
        </table:table-row>
        <table:table-row table:style-name="ro1">
          <table:table-cell office:value-type="string">
            <text:p>ESNR</text:p>
          </table:table-cell>
          <table:table-cell office:value-type="string">
            <text:p>Electronic Sensor Technologies, Inc.</text:p>
          </table:table-cell>
        </table:table-row>
        <table:table-row table:style-name="ro1">
          <table:table-cell office:value-type="string">
            <text:p>ESNT</text:p>
          </table:table-cell>
          <table:table-cell office:value-type="string">
            <text:p>Essent Group Ltd</text:p>
          </table:table-cell>
        </table:table-row>
        <table:table-row table:style-name="ro1">
          <table:table-cell office:value-type="string">
            <text:p>ESOA</text:p>
          </table:table-cell>
          <table:table-cell office:value-type="string">
            <text:p>Energy Services of America Corp.</text:p>
          </table:table-cell>
        </table:table-row>
        <table:table-row table:style-name="ro1">
          <table:table-cell office:value-type="string">
            <text:p>ESP</text:p>
          </table:table-cell>
          <table:table-cell office:value-type="string">
            <text:p>Espey Manufacturing &amp; Electronics Corp</text:p>
          </table:table-cell>
        </table:table-row>
        <table:table-row table:style-name="ro1">
          <table:table-cell office:value-type="string">
            <text:p>ESPHQ</text:p>
          </table:table-cell>
          <table:table-cell office:value-type="string">
            <text:p>Ecosphere Technologies, Inc.</text:p>
          </table:table-cell>
        </table:table-row>
        <table:table-row table:style-name="ro1">
          <table:table-cell office:value-type="string">
            <text:p>ESPIQ</text:p>
          </table:table-cell>
          <table:table-cell office:value-type="string">
            <text:p>ESP Resources, Inc.</text:p>
          </table:table-cell>
        </table:table-row>
        <table:table-row table:style-name="ro1">
          <table:table-cell office:value-type="string">
            <text:p>ESPR</text:p>
          </table:table-cell>
          <table:table-cell office:value-type="string">
            <text:p>Esperion Therapeutics Inc</text:p>
          </table:table-cell>
        </table:table-row>
        <table:table-row table:style-name="ro1">
          <table:table-cell office:value-type="string">
            <text:p>ESQ</text:p>
          </table:table-cell>
          <table:table-cell office:value-type="string">
            <text:p>Esquire Financial Holdings Inc</text:p>
          </table:table-cell>
        </table:table-row>
        <table:table-row table:style-name="ro1">
          <table:table-cell office:value-type="string">
            <text:p>ESRGD</text:p>
          </table:table-cell>
          <table:table-cell office:value-type="string">
            <text:p>TRIP TECHNOLOGIES INC.</text:p>
          </table:table-cell>
        </table:table-row>
        <table:table-row table:style-name="ro1">
          <table:table-cell office:value-type="string">
            <text:p>ESRT</text:p>
          </table:table-cell>
          <table:table-cell office:value-type="string">
            <text:p>Empire State Realty Trust Inc</text:p>
          </table:table-cell>
        </table:table-row>
        <table:table-row table:style-name="ro1">
          <table:table-cell office:value-type="string">
            <text:p>ESS</text:p>
          </table:table-cell>
          <table:table-cell office:value-type="string">
            <text:p>Essex Property Trust Inc</text:p>
          </table:table-cell>
        </table:table-row>
        <table:table-row table:style-name="ro1">
          <table:table-cell office:value-type="string">
            <text:p>ESSA</text:p>
          </table:table-cell>
          <table:table-cell office:value-type="string">
            <text:p>ESSA Bancorp Inc</text:p>
          </table:table-cell>
        </table:table-row>
        <table:table-row table:style-name="ro1">
          <table:table-cell office:value-type="string">
            <text:p>ESSC</text:p>
          </table:table-cell>
          <table:table-cell office:value-type="string">
            <text:p>East Stone Acquisition Corp</text:p>
          </table:table-cell>
        </table:table-row>
        <table:table-row table:style-name="ro1">
          <table:table-cell office:value-type="string">
            <text:p>ESSCU</text:p>
          </table:table-cell>
          <table:table-cell office:value-type="string">
            <text:p>East Stone Acquisition Corp</text:p>
          </table:table-cell>
        </table:table-row>
        <table:table-row table:style-name="ro1">
          <table:table-cell office:value-type="string">
            <text:p>ESSE</text:p>
          </table:table-cell>
          <table:table-cell office:value-type="string">
            <text:p>Earth Search Sciences, Inc.</text:p>
          </table:table-cell>
        </table:table-row>
        <table:table-row table:style-name="ro1">
          <table:table-cell office:value-type="string">
            <text:p>ESSI</text:p>
          </table:table-cell>
          <table:table-cell office:value-type="string">
            <text:p>Eco Science Solutions, Inc.</text:p>
          </table:table-cell>
        </table:table-row>
        <table:table-row table:style-name="ro1">
          <table:table-cell office:value-type="string">
            <text:p>ESTA</text:p>
          </table:table-cell>
          <table:table-cell office:value-type="string">
            <text:p>Establishment Labs Holdings Inc</text:p>
          </table:table-cell>
        </table:table-row>
        <table:table-row table:style-name="ro1">
          <table:table-cell office:value-type="string">
            <text:p>ESTC</text:p>
          </table:table-cell>
          <table:table-cell office:value-type="string">
            <text:p>Elastic NV</text:p>
          </table:table-cell>
        </table:table-row>
        <table:table-row table:style-name="ro1">
          <table:table-cell office:value-type="string">
            <text:p>ESTE</text:p>
          </table:table-cell>
          <table:table-cell office:value-type="string">
            <text:p>Earthstone Energy Inc</text:p>
          </table:table-cell>
        </table:table-row>
        <table:table-row table:style-name="ro1">
          <table:table-cell office:value-type="string">
            <text:p>ESWW</text:p>
          </table:table-cell>
          <table:table-cell office:value-type="string">
            <text:p>Environmental Solutions Worldwide, Inc.</text:p>
          </table:table-cell>
        </table:table-row>
        <table:table-row table:style-name="ro1">
          <table:table-cell office:value-type="string">
            <text:p>ESXB</text:p>
          </table:table-cell>
          <table:table-cell office:value-type="string">
            <text:p>Community Bankers Trust Corp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nergy Transfer LP</text:p>
          </table:table-cell>
        </table:table-row>
        <table:table-row table:style-name="ro1">
          <table:table-cell office:value-type="string">
            <text:p>ETAC</text:p>
          </table:table-cell>
          <table:table-cell office:value-type="string">
            <text:p>E.Merge Technology Acquisition Corp</text:p>
          </table:table-cell>
        </table:table-row>
        <table:table-row table:style-name="ro1">
          <table:table-cell office:value-type="string">
            <text:p>ETAR</text:p>
          </table:table-cell>
          <table:table-cell office:value-type="string">
            <text:p>Entertainment Arts, Inc.</text:p>
          </table:table-cell>
        </table:table-row>
        <table:table-row table:style-name="ro1">
          <table:table-cell office:value-type="string">
            <text:p>ETB</text:p>
          </table:table-cell>
          <table:table-cell office:value-type="string">
            <text:p>Eaton Vance Tax-Managed Buy-Write Income Fund</text:p>
          </table:table-cell>
        </table:table-row>
        <table:table-row table:style-name="ro1">
          <table:table-cell office:value-type="string">
            <text:p>ETCC</text:p>
          </table:table-cell>
          <table:table-cell office:value-type="string">
            <text:p>Environmental Tectonics Corp.</text:p>
          </table:table-cell>
        </table:table-row>
        <table:table-row table:style-name="ro1">
          <table:table-cell office:value-type="string">
            <text:p>ETCG</text:p>
          </table:table-cell>
          <table:table-cell office:value-type="string">
            <text:p>Grayscale Ethereum Classic Trust (ETC)</text:p>
          </table:table-cell>
        </table:table-row>
        <table:table-row table:style-name="ro1">
          <table:table-cell office:value-type="string">
            <text:p>ETCIA</text:p>
          </table:table-cell>
          <table:table-cell office:value-type="string">
            <text:p>Electronic Tele-Communications, Inc.</text:p>
          </table:table-cell>
        </table:table-row>
        <table:table-row table:style-name="ro1">
          <table:table-cell office:value-type="string">
            <text:p>ETCK</text:p>
          </table:table-cell>
          <table:table-cell office:value-type="string">
            <text:p>EnerTeck Corp.</text:p>
          </table:table-cell>
        </table:table-row>
        <table:table-row table:style-name="ro1">
          <table:table-cell office:value-type="string">
            <text:p>ETEC</text:p>
          </table:table-cell>
          <table:table-cell office:value-type="string">
            <text:p>Emtec, Inc.</text:p>
          </table:table-cell>
        </table:table-row>
        <table:table-row table:style-name="ro1">
          <table:table-cell office:value-type="string">
            <text:p>ETER</text:p>
          </table:table-cell>
          <table:table-cell office:value-type="string">
            <text:p>Enterra Corporation</text:p>
          </table:table-cell>
        </table:table-row>
        <table:table-row table:style-name="ro1">
          <table:table-cell office:value-type="string">
            <text:p>ETFC</text:p>
          </table:table-cell>
          <table:table-cell office:value-type="string">
            <text:p>E*TRADE Financial Corp</text:p>
          </table:table-cell>
        </table:table-row>
        <table:table-row table:style-name="ro1">
          <table:table-cell office:value-type="string">
            <text:p>ETFM</text:p>
          </table:table-cell>
          <table:table-cell office:value-type="string">
            <text:p>2050 Motors, Inc.</text:p>
          </table:table-cell>
        </table:table-row>
        <table:table-row table:style-name="ro1">
          <table:table-cell office:value-type="string">
            <text:p>ETG</text:p>
          </table:table-cell>
          <table:table-cell office:value-type="string">
            <text:p>Eaton Vance Tax-Advantaged Global Dividend Income Fund</text:p>
          </table:table-cell>
        </table:table-row>
        <table:table-row table:style-name="ro1">
          <table:table-cell office:value-type="string">
            <text:p>ETH</text:p>
          </table:table-cell>
          <table:table-cell office:value-type="string">
            <text:p>Ethan Allen Interiors Inc</text:p>
          </table:table-cell>
        </table:table-row>
        <table:table-row table:style-name="ro1">
          <table:table-cell office:value-type="string">
            <text:p>ETHE</text:p>
          </table:table-cell>
          <table:table-cell office:value-type="string">
            <text:p>Grayscale Ethereum Trust (ETH)</text:p>
          </table:table-cell>
        </table:table-row>
        <table:table-row table:style-name="ro1">
          <table:table-cell office:value-type="string">
            <text:p>ETI-</text:p>
          </table:table-cell>
          <table:table-cell office:value-type="string">
            <text:p>Entergy Texas Inc</text:p>
          </table:table-cell>
        </table:table-row>
        <table:table-row table:style-name="ro1">
          <table:table-cell office:value-type="string">
            <text:p>ETII</text:p>
          </table:table-cell>
          <table:table-cell office:value-type="string">
            <text:p>EnviroTechnologies International, Inc.</text:p>
          </table:table-cell>
        </table:table-row>
        <table:table-row table:style-name="ro1">
          <table:table-cell office:value-type="string">
            <text:p>ETJ</text:p>
          </table:table-cell>
          <table:table-cell office:value-type="string">
            <text:p>Eaton Vance Risk-Managed Diversified Equity Income Fund</text:p>
          </table:table-cell>
        </table:table-row>
        <table:table-row table:style-name="ro1">
          <table:table-cell office:value-type="string">
            <text:p>ETM</text:p>
          </table:table-cell>
          <table:table-cell office:value-type="string">
            <text:p>Entercom Communications Corp</text:p>
          </table:table-cell>
        </table:table-row>
        <table:table-row table:style-name="ro1">
          <table:table-cell office:value-type="string">
            <text:p>ETN</text:p>
          </table:table-cell>
          <table:table-cell office:value-type="string">
            <text:p>Eaton Corp PLC</text:p>
          </table:table-cell>
        </table:table-row>
        <table:table-row table:style-name="ro1">
          <table:table-cell office:value-type="string">
            <text:p>ETNB</text:p>
          </table:table-cell>
          <table:table-cell office:value-type="string">
            <text:p>89bio Inc</text:p>
          </table:table-cell>
        </table:table-row>
        <table:table-row table:style-name="ro1">
          <table:table-cell office:value-type="string">
            <text:p>ETO</text:p>
          </table:table-cell>
          <table:table-cell office:value-type="string">
            <text:p>Eaton Vance Tax-Advantaged Global Dividend Opportunities Fund</text:p>
          </table:table-cell>
        </table:table-row>
        <table:table-row table:style-name="ro1">
          <table:table-cell office:value-type="string">
            <text:p>ETON</text:p>
          </table:table-cell>
          <table:table-cell office:value-type="string">
            <text:p>Eton Pharmaceuticals Inc</text:p>
          </table:table-cell>
        </table:table-row>
        <table:table-row table:style-name="ro1">
          <table:table-cell office:value-type="string">
            <text:p>ETP-C</text:p>
          </table:table-cell>
          <table:table-cell office:value-type="string">
            <text:p>Energy Transfer Operating LP</text:p>
          </table:table-cell>
        </table:table-row>
        <table:table-row table:style-name="ro1">
          <table:table-cell office:value-type="string">
            <text:p>ETP-D</text:p>
          </table:table-cell>
          <table:table-cell office:value-type="string">
            <text:p>Energy Transfer Operating LP</text:p>
          </table:table-cell>
        </table:table-row>
        <table:table-row table:style-name="ro1">
          <table:table-cell office:value-type="string">
            <text:p>ETP-E</text:p>
          </table:table-cell>
          <table:table-cell office:value-type="string">
            <text:p>Energy Transfer Operating LP</text:p>
          </table:table-cell>
        </table:table-row>
        <table:table-row table:style-name="ro1">
          <table:table-cell office:value-type="string">
            <text:p>ETR</text:p>
          </table:table-cell>
          <table:table-cell office:value-type="string">
            <text:p>Entergy Corp</text:p>
          </table:table-cell>
        </table:table-row>
        <table:table-row table:style-name="ro1">
          <table:table-cell office:value-type="string">
            <text:p>ETRN</text:p>
          </table:table-cell>
          <table:table-cell office:value-type="string">
            <text:p>Equitrans Midstream Corp</text:p>
          </table:table-cell>
        </table:table-row>
        <table:table-row table:style-name="ro1">
          <table:table-cell office:value-type="string">
            <text:p>ETST</text:p>
          </table:table-cell>
          <table:table-cell office:value-type="string">
            <text:p>Earth Science Tech, Inc.</text:p>
          </table:table-cell>
        </table:table-row>
        <table:table-row table:style-name="ro1">
          <table:table-cell office:value-type="string">
            <text:p>ETSY</text:p>
          </table:table-cell>
          <table:table-cell office:value-type="string">
            <text:p>Etsy Inc</text:p>
          </table:table-cell>
        </table:table-row>
        <table:table-row table:style-name="ro1">
          <table:table-cell office:value-type="string">
            <text:p>ETTX</text:p>
          </table:table-cell>
          <table:table-cell office:value-type="string">
            <text:p>Entasis Therapeutics Holdings Inc</text:p>
          </table:table-cell>
        </table:table-row>
        <table:table-row table:style-name="ro1">
          <table:table-cell office:value-type="string">
            <text:p>ETV</text:p>
          </table:table-cell>
          <table:table-cell office:value-type="string">
            <text:p>Eaton Vance Tax-Managed Buy-Write Opportunities Fund</text:p>
          </table:table-cell>
        </table:table-row>
        <table:table-row table:style-name="ro1">
          <table:table-cell office:value-type="string">
            <text:p>ETW</text:p>
          </table:table-cell>
          <table:table-cell office:value-type="string">
            <text:p>Eaton Vance Tax Managed Global Buy Write Opportunities Fund</text:p>
          </table:table-cell>
        </table:table-row>
        <table:table-row table:style-name="ro1">
          <table:table-cell office:value-type="string">
            <text:p>ETX</text:p>
          </table:table-cell>
          <table:table-cell office:value-type="string">
            <text:p>Eaton Vance Municipal Income 2028 Term Trust</text:p>
          </table:table-cell>
        </table:table-row>
        <table:table-row table:style-name="ro1">
          <table:table-cell office:value-type="string">
            <text:p>ETY</text:p>
          </table:table-cell>
          <table:table-cell office:value-type="string">
            <text:p>Eaton Vance Tax-Managed Diversified Equity Income Fund</text:p>
          </table:table-cell>
        </table:table-row>
        <table:table-row table:style-name="ro1">
          <table:table-cell office:value-type="string">
            <text:p>EUBG</text:p>
          </table:table-cell>
          <table:table-cell office:value-type="string">
            <text:p>ENTREPRENEUR UNIVERSE BRIGHT GROUP</text:p>
          </table:table-cell>
        </table:table-row>
        <table:table-row table:style-name="ro1">
          <table:table-cell office:value-type="string">
            <text:p>EUIVF</text:p>
          </table:table-cell>
          <table:table-cell office:value-type="string">
            <text:p>Eurocastle Investments Ltd. Hertfordshire</text:p>
          </table:table-cell>
        </table:table-row>
        <table:table-row table:style-name="ro1">
          <table:table-cell office:value-type="string">
            <text:p>EUOT</text:p>
          </table:table-cell>
          <table:table-cell office:value-type="string">
            <text:p>Eurotech, Ltd.</text:p>
          </table:table-cell>
        </table:table-row>
        <table:table-row table:style-name="ro1">
          <table:table-cell office:value-type="string">
            <text:p>EURN</text:p>
          </table:table-cell>
          <table:table-cell office:value-type="string">
            <text:p>Euronav NV</text:p>
          </table:table-cell>
        </table:table-row>
        <table:table-row table:style-name="ro1">
          <table:table-cell office:value-type="string">
            <text:p>EV</text:p>
          </table:table-cell>
          <table:table-cell office:value-type="string">
            <text:p>Eaton Vance Corp</text:p>
          </table:table-cell>
        </table:table-row>
        <table:table-row table:style-name="ro1">
          <table:table-cell office:value-type="string">
            <text:p>EVA</text:p>
          </table:table-cell>
          <table:table-cell office:value-type="string">
            <text:p>Enviva Partners LP</text:p>
          </table:table-cell>
        </table:table-row>
        <table:table-row table:style-name="ro1">
          <table:table-cell office:value-type="string">
            <text:p>EVBC</text:p>
          </table:table-cell>
          <table:table-cell office:value-type="string">
            <text:p>Evolution Blockchain Group Inc.</text:p>
          </table:table-cell>
        </table:table-row>
        <table:table-row table:style-name="ro1">
          <table:table-cell office:value-type="string">
            <text:p>EVBG</text:p>
          </table:table-cell>
          <table:table-cell office:value-type="string">
            <text:p>Everbridge Inc</text:p>
          </table:table-cell>
        </table:table-row>
        <table:table-row table:style-name="ro1">
          <table:table-cell office:value-type="string">
            <text:p>EVBN</text:p>
          </table:table-cell>
          <table:table-cell office:value-type="string">
            <text:p>Evans Bancorp Inc</text:p>
          </table:table-cell>
        </table:table-row>
        <table:table-row table:style-name="ro1">
          <table:table-cell office:value-type="string">
            <text:p>EVC</text:p>
          </table:table-cell>
          <table:table-cell office:value-type="string">
            <text:p>Entravision Communications Corp</text:p>
          </table:table-cell>
        </table:table-row>
        <table:table-row table:style-name="ro1">
          <table:table-cell office:value-type="string">
            <text:p>EVCC</text:p>
          </table:table-cell>
          <table:table-cell office:value-type="string">
            <text:p>Environmental Control Corp.</text:p>
          </table:table-cell>
        </table:table-row>
        <table:table-row table:style-name="ro1">
          <table:table-cell office:value-type="string">
            <text:p>EVCI</text:p>
          </table:table-cell>
          <table:table-cell office:value-type="string">
            <text:p>EVCI Career Colleges Holding Corp.</text:p>
          </table:table-cell>
        </table:table-row>
        <table:table-row table:style-name="ro1">
          <table:table-cell office:value-type="string">
            <text:p>EVER</text:p>
          </table:table-cell>
          <table:table-cell office:value-type="string">
            <text:p>EverQuote Inc</text:p>
          </table:table-cell>
        </table:table-row>
        <table:table-row table:style-name="ro1">
          <table:table-cell office:value-type="string">
            <text:p>EVF</text:p>
          </table:table-cell>
          <table:table-cell office:value-type="string">
            <text:p>Eaton Vance Senior Income Trust</text:p>
          </table:table-cell>
        </table:table-row>
        <table:table-row table:style-name="ro1">
          <table:table-cell office:value-type="string">
            <text:p>EVFM</text:p>
          </table:table-cell>
          <table:table-cell office:value-type="string">
            <text:p>Evofem Biosciences Inc</text:p>
          </table:table-cell>
        </table:table-row>
        <table:table-row table:style-name="ro1">
          <table:table-cell office:value-type="string">
            <text:p>EVG</text:p>
          </table:table-cell>
          <table:table-cell office:value-type="string">
            <text:p>Eaton Vance Short Duration Diversified Income Fund</text:p>
          </table:table-cell>
        </table:table-row>
        <table:table-row table:style-name="ro1">
          <table:table-cell office:value-type="string">
            <text:p>EVGEF</text:p>
          </table:table-cell>
          <table:table-cell office:value-type="string">
            <text:p>Evergreen Gaming Corp.</text:p>
          </table:table-cell>
        </table:table-row>
        <table:table-row table:style-name="ro1">
          <table:table-cell office:value-type="string">
            <text:p>EVGN</text:p>
          </table:table-cell>
          <table:table-cell office:value-type="string">
            <text:p>Evogene Ltd</text:p>
          </table:table-cell>
        </table:table-row>
        <table:table-row table:style-name="ro1">
          <table:table-cell office:value-type="string">
            <text:p>EVH</text:p>
          </table:table-cell>
          <table:table-cell office:value-type="string">
            <text:p>Evolent Health Inc</text:p>
          </table:table-cell>
        </table:table-row>
        <table:table-row table:style-name="ro1">
          <table:table-cell office:value-type="string">
            <text:p>EVI</text:p>
          </table:table-cell>
          <table:table-cell office:value-type="string">
            <text:p>EVI Industries Inc</text:p>
          </table:table-cell>
        </table:table-row>
        <table:table-row table:style-name="ro1">
          <table:table-cell office:value-type="string">
            <text:p>EVIO</text:p>
          </table:table-cell>
          <table:table-cell office:value-type="string">
            <text:p>EVIO, Inc.</text:p>
          </table:table-cell>
        </table:table-row>
        <table:table-row table:style-name="ro1">
          <table:table-cell office:value-type="string">
            <text:p>EVK</text:p>
          </table:table-cell>
          <table:table-cell office:value-type="string">
            <text:p>Ever-Glory International Group Inc</text:p>
          </table:table-cell>
        </table:table-row>
        <table:table-row table:style-name="ro1">
          <table:table-cell office:value-type="string">
            <text:p>EVLI</text:p>
          </table:table-cell>
          <table:table-cell office:value-type="string">
            <text:p>Everlert, Inc.</text:p>
          </table:table-cell>
        </table:table-row>
        <table:table-row table:style-name="ro1">
          <table:table-cell office:value-type="string">
            <text:p>EVLO</text:p>
          </table:table-cell>
          <table:table-cell office:value-type="string">
            <text:p>Evelo Biosciences Inc</text:p>
          </table:table-cell>
        </table:table-row>
        <table:table-row table:style-name="ro1">
          <table:table-cell office:value-type="string">
            <text:p>EVM</text:p>
          </table:table-cell>
          <table:table-cell office:value-type="string">
            <text:p>Eaton Vance California Municipal Bond Fund</text:p>
          </table:table-cell>
        </table:table-row>
        <table:table-row table:style-name="ro1">
          <table:table-cell office:value-type="string">
            <text:p>EVN</text:p>
          </table:table-cell>
          <table:table-cell office:value-type="string">
            <text:p>Eaton Vance Municipal Income Trust</text:p>
          </table:table-cell>
        </table:table-row>
        <table:table-row table:style-name="ro1">
          <table:table-cell office:value-type="string">
            <text:p>EVOA</text:p>
          </table:table-cell>
          <table:table-cell office:value-type="string">
            <text:p>EVO Transportation &amp; Energy Services, Inc.</text:p>
          </table:table-cell>
        </table:table-row>
        <table:table-row table:style-name="ro1">
          <table:table-cell office:value-type="string">
            <text:p>EVOK</text:p>
          </table:table-cell>
          <table:table-cell office:value-type="string">
            <text:p>Evoke Pharma Inc</text:p>
          </table:table-cell>
        </table:table-row>
        <table:table-row table:style-name="ro1">
          <table:table-cell office:value-type="string">
            <text:p>EVOL</text:p>
          </table:table-cell>
          <table:table-cell office:value-type="string">
            <text:p>Evolving Systems Inc</text:p>
          </table:table-cell>
        </table:table-row>
        <table:table-row table:style-name="ro1">
          <table:table-cell office:value-type="string">
            <text:p>EVOP</text:p>
          </table:table-cell>
          <table:table-cell office:value-type="string">
            <text:p>Evo Payments Inc</text:p>
          </table:table-cell>
        </table:table-row>
        <table:table-row table:style-name="ro1">
          <table:table-cell office:value-type="string">
            <text:p>EVR</text:p>
          </table:table-cell>
          <table:table-cell office:value-type="string">
            <text:p>Evercore Inc</text:p>
          </table:table-cell>
        </table:table-row>
        <table:table-row table:style-name="ro1">
          <table:table-cell office:value-type="string">
            <text:p>EVRC</text:p>
          </table:table-cell>
          <table:table-cell office:value-type="string">
            <text:p>Evercel, Inc.</text:p>
          </table:table-cell>
        </table:table-row>
        <table:table-row table:style-name="ro1">
          <table:table-cell office:value-type="string">
            <text:p>EVRG</text:p>
          </table:table-cell>
          <table:table-cell office:value-type="string">
            <text:p>Evergy Inc</text:p>
          </table:table-cell>
        </table:table-row>
        <table:table-row table:style-name="ro1">
          <table:table-cell office:value-type="string">
            <text:p>EVRI</text:p>
          </table:table-cell>
          <table:table-cell office:value-type="string">
            <text:p>Everi Holdings Inc</text:p>
          </table:table-cell>
        </table:table-row>
        <table:table-row table:style-name="ro1">
          <table:table-cell office:value-type="string">
            <text:p>EVRM</text:p>
          </table:table-cell>
          <table:table-cell office:value-type="string">
            <text:p>Evermedia Group, Inc. (The)</text:p>
          </table:table-cell>
        </table:table-row>
        <table:table-row table:style-name="ro1">
          <table:table-cell office:value-type="string">
            <text:p>EVRN</text:p>
          </table:table-cell>
          <table:table-cell office:value-type="string">
            <text:p>Everock Inc.</text:p>
          </table:table-cell>
        </table:table-row>
        <table:table-row table:style-name="ro1">
          <table:table-cell office:value-type="string">
            <text:p>EVRX</text:p>
          </table:table-cell>
          <table:table-cell office:value-type="string">
            <text:p>Environmental Rx Corp.</text:p>
          </table:table-cell>
        </table:table-row>
        <table:table-row table:style-name="ro1">
          <table:table-cell office:value-type="string">
            <text:p>EVSO</text:p>
          </table:table-cell>
          <table:table-cell office:value-type="string">
            <text:p>Evolution Solar Corp.</text:p>
          </table:table-cell>
        </table:table-row>
        <table:table-row table:style-name="ro1">
          <table:table-cell office:value-type="string">
            <text:p>EVSP</text:p>
          </table:table-cell>
          <table:table-cell office:value-type="string">
            <text:p>Environmental Service Professional, Inc.</text:p>
          </table:table-cell>
        </table:table-row>
        <table:table-row table:style-name="ro1">
          <table:table-cell office:value-type="string">
            <text:p>EVSV</text:p>
          </table:table-cell>
          <table:table-cell office:value-type="string">
            <text:p>Enviro-Serv, Inc.</text:p>
          </table:table-cell>
        </table:table-row>
        <table:table-row table:style-name="ro1">
          <table:table-cell office:value-type="string">
            <text:p>EVT</text:p>
          </table:table-cell>
          <table:table-cell office:value-type="string">
            <text:p>Eaton Vance Tax-Advantaged Dividend Income Fund</text:p>
          </table:table-cell>
        </table:table-row>
        <table:table-row table:style-name="ro1">
          <table:table-cell office:value-type="string">
            <text:p>EVTC</text:p>
          </table:table-cell>
          <table:table-cell office:value-type="string">
            <text:p>EVERTEC Inc</text:p>
          </table:table-cell>
        </table:table-row>
        <table:table-row table:style-name="ro1">
          <table:table-cell office:value-type="string">
            <text:p>EVTI</text:p>
          </table:table-cell>
          <table:table-cell office:value-type="string">
            <text:p>Eventure Interactive, Inc.</text:p>
          </table:table-cell>
        </table:table-row>
        <table:table-row table:style-name="ro1">
          <table:table-cell office:value-type="string">
            <text:p>EVTP</text:p>
          </table:table-cell>
          <table:table-cell office:value-type="string">
            <text:p>EV Transportation, Inc.</text:p>
          </table:table-cell>
        </table:table-row>
        <table:table-row table:style-name="ro1">
          <table:table-cell office:value-type="string">
            <text:p>EVUS</text:p>
          </table:table-cell>
          <table:table-cell office:value-type="string">
            <text:p>EV Charging USA, Inc.</text:p>
          </table:table-cell>
        </table:table-row>
        <table:table-row table:style-name="ro1">
          <table:table-cell office:value-type="string">
            <text:p>EVV</text:p>
          </table:table-cell>
          <table:table-cell office:value-type="string">
            <text:p>Eaton Vance Limited Duration Income Fund</text:p>
          </table:table-cell>
        </table:table-row>
        <table:table-row table:style-name="ro1">
          <table:table-cell office:value-type="string">
            <text:p>EVY</text:p>
          </table:table-cell>
          <table:table-cell office:value-type="string">
            <text:p>Eaton Vance New York Municipal Income Trust</text:p>
          </table:table-cell>
        </table:table-row>
        <table:table-row table:style-name="ro1">
          <table:table-cell office:value-type="string">
            <text:p>EW</text:p>
          </table:table-cell>
          <table:table-cell office:value-type="string">
            <text:p>Edwards Lifesciences Corp</text:p>
          </table:table-cell>
        </table:table-row>
        <table:table-row table:style-name="ro1">
          <table:table-cell office:value-type="string">
            <text:p>EWBC</text:p>
          </table:table-cell>
          <table:table-cell office:value-type="string">
            <text:p>East West Bancorp Inc</text:p>
          </table:table-cell>
        </table:table-row>
        <table:table-row table:style-name="ro1">
          <table:table-cell office:value-type="string">
            <text:p>EWKS</text:p>
          </table:table-cell>
          <table:table-cell office:value-type="string">
            <text:p>Earthworks Entertainment, Inc.</text:p>
          </table:table-cell>
        </table:table-row>
        <table:table-row table:style-name="ro1">
          <table:table-cell office:value-type="string">
            <text:p>EWLL</text:p>
          </table:table-cell>
          <table:table-cell office:value-type="string">
            <text:p>eWellness Healthcare Corp</text:p>
          </table:table-cell>
        </table:table-row>
        <table:table-row table:style-name="ro1">
          <table:table-cell office:value-type="string">
            <text:p>EWLU</text:p>
          </table:table-cell>
          <table:table-cell office:value-type="string">
            <text:p>Merion, Inc.</text:p>
          </table:table-cell>
        </table:table-row>
        <table:table-row table:style-name="ro1">
          <table:table-cell office:value-type="string">
            <text:p>EWRC</text:p>
          </table:table-cell>
          <table:table-cell office:value-type="string">
            <text:p>eWorld Companies, Inc.</text:p>
          </table:table-cell>
        </table:table-row>
        <table:table-row table:style-name="ro1">
          <table:table-cell office:value-type="string">
            <text:p>EXAS</text:p>
          </table:table-cell>
          <table:table-cell office:value-type="string">
            <text:p>Exact Sciences Corp</text:p>
          </table:table-cell>
        </table:table-row>
        <table:table-row table:style-name="ro1">
          <table:table-cell office:value-type="string">
            <text:p>EXBX</text:p>
          </table:table-cell>
          <table:table-cell office:value-type="string">
            <text:p>Exobox Technologies Corp.</text:p>
          </table:table-cell>
        </table:table-row>
        <table:table-row table:style-name="ro1">
          <table:table-cell office:value-type="string">
            <text:p>EXC</text:p>
          </table:table-cell>
          <table:table-cell office:value-type="string">
            <text:p>Exelon Corp</text:p>
          </table:table-cell>
        </table:table-row>
        <table:table-row table:style-name="ro1">
          <table:table-cell office:value-type="string">
            <text:p>EXC</text:p>
          </table:table-cell>
          <table:table-cell office:value-type="string">
            <text:p>Exelon Corp</text:p>
          </table:table-cell>
        </table:table-row>
        <table:table-row table:style-name="ro1">
          <table:table-cell office:value-type="string">
            <text:p>EXCC</text:p>
          </table:table-cell>
          <table:table-cell office:value-type="string">
            <text:p>Excel Corp.</text:p>
          </table:table-cell>
        </table:table-row>
        <table:table-row table:style-name="ro1">
          <table:table-cell office:value-type="string">
            <text:p>EXCE</text:p>
          </table:table-cell>
          <table:table-cell office:value-type="string">
            <text:p>EXCO Resources, Inc.</text:p>
          </table:table-cell>
        </table:table-row>
        <table:table-row table:style-name="ro1">
          <table:table-cell office:value-type="string">
            <text:p>EXCH</text:p>
          </table:table-cell>
          <table:table-cell office:value-type="string">
            <text:p>Exchange Bankshares, Inc.</text:p>
          </table:table-cell>
        </table:table-row>
        <table:table-row table:style-name="ro1">
          <table:table-cell office:value-type="string">
            <text:p>EXD</text:p>
          </table:table-cell>
          <table:table-cell office:value-type="string">
            <text:p>Eaton Vance Tax-Managed Buy-Wr</text:p>
          </table:table-cell>
        </table:table-row>
        <table:table-row table:style-name="ro1">
          <table:table-cell office:value-type="string">
            <text:p>EXDI</text:p>
          </table:table-cell>
          <table:table-cell office:value-type="string">
            <text:p>Exactus, Inc.</text:p>
          </table:table-cell>
        </table:table-row>
        <table:table-row table:style-name="ro1">
          <table:table-cell office:value-type="string">
            <text:p>EXEL</text:p>
          </table:table-cell>
          <table:table-cell office:value-type="string">
            <text:p>Exelixis Inc</text:p>
          </table:table-cell>
        </table:table-row>
        <table:table-row table:style-name="ro1">
          <table:table-cell office:value-type="string">
            <text:p>EXEO</text:p>
          </table:table-cell>
          <table:table-cell office:value-type="string">
            <text:p>Exeo Entertainment Inc</text:p>
          </table:table-cell>
        </table:table-row>
        <table:table-row table:style-name="ro1">
          <table:table-cell office:value-type="string">
            <text:p>EXER</text:p>
          </table:table-cell>
          <table:table-cell office:value-type="string">
            <text:p>Exact Energy Resources, Inc.</text:p>
          </table:table-cell>
        </table:table-row>
        <table:table-row table:style-name="ro1">
          <table:table-cell office:value-type="string">
            <text:p>EXFO</text:p>
          </table:table-cell>
          <table:table-cell office:value-type="string">
            <text:p>EXFO Inc</text:p>
          </table:table-cell>
        </table:table-row>
        <table:table-row table:style-name="ro1">
          <table:table-cell office:value-type="string">
            <text:p>EXG</text:p>
          </table:table-cell>
          <table:table-cell office:value-type="string">
            <text:p>Eaton Vance Tax-Managed Global Diversified Equity Income Fund</text:p>
          </table:table-cell>
        </table:table-row>
        <table:table-row table:style-name="ro1">
          <table:table-cell office:value-type="string">
            <text:p>EXHI</text:p>
          </table:table-cell>
          <table:table-cell office:value-type="string">
            <text:p>Exlites Holdings International, Inc.</text:p>
          </table:table-cell>
        </table:table-row>
        <table:table-row table:style-name="ro1">
          <table:table-cell office:value-type="string">
            <text:p>EXK</text:p>
          </table:table-cell>
          <table:table-cell office:value-type="string">
            <text:p>Endeavour Silver Corp</text:p>
          </table:table-cell>
        </table:table-row>
        <table:table-row table:style-name="ro1">
          <table:table-cell office:value-type="string">
            <text:p>EXLA</text:p>
          </table:table-cell>
          <table:table-cell office:value-type="string">
            <text:p>Helmer Directional Drilling Corp.</text:p>
          </table:table-cell>
        </table:table-row>
        <table:table-row table:style-name="ro1">
          <table:table-cell office:value-type="string">
            <text:p>EXLS</text:p>
          </table:table-cell>
          <table:table-cell office:value-type="string">
            <text:p>ExlService Holdings Inc</text:p>
          </table:table-cell>
        </table:table-row>
        <table:table-row table:style-name="ro1">
          <table:table-cell office:value-type="string">
            <text:p>EXMT</text:p>
          </table:table-cell>
          <table:table-cell office:value-type="string">
            <text:p>Anything Technologies Media Inc.</text:p>
          </table:table-cell>
        </table:table-row>
        <table:table-row table:style-name="ro1">
          <table:table-cell office:value-type="string">
            <text:p>EXNT</text:p>
          </table:table-cell>
          <table:table-cell office:value-type="string">
            <text:p>EnXnet, Inc.</text:p>
          </table:table-cell>
        </table:table-row>
        <table:table-row table:style-name="ro1">
          <table:table-cell office:value-type="string">
            <text:p>EXP</text:p>
          </table:table-cell>
          <table:table-cell office:value-type="string">
            <text:p>Eagle Materials Inc</text:p>
          </table:table-cell>
        </table:table-row>
        <table:table-row table:style-name="ro1">
          <table:table-cell office:value-type="string">
            <text:p>EXPC</text:p>
          </table:table-cell>
          <table:table-cell office:value-type="string">
            <text:p>Experience Investment Corp</text:p>
          </table:table-cell>
        </table:table-row>
        <table:table-row table:style-name="ro1">
          <table:table-cell office:value-type="string">
            <text:p>EXPD</text:p>
          </table:table-cell>
          <table:table-cell office:value-type="string">
            <text:p>Expeditors International of Washington Inc</text:p>
          </table:table-cell>
        </table:table-row>
        <table:table-row table:style-name="ro1">
          <table:table-cell office:value-type="string">
            <text:p>EXPE</text:p>
          </table:table-cell>
          <table:table-cell office:value-type="string">
            <text:p>Expedia Group Inc</text:p>
          </table:table-cell>
        </table:table-row>
        <table:table-row table:style-name="ro1">
          <table:table-cell office:value-type="string">
            <text:p>EXPH</text:p>
          </table:table-cell>
          <table:table-cell office:value-type="string">
            <text:p>Expo Holdings, Inc.</text:p>
          </table:table-cell>
        </table:table-row>
        <table:table-row table:style-name="ro1">
          <table:table-cell office:value-type="string">
            <text:p>EXPI</text:p>
          </table:table-cell>
          <table:table-cell office:value-type="string">
            <text:p>eXp World Holdings Inc</text:p>
          </table:table-cell>
        </table:table-row>
        <table:table-row table:style-name="ro1">
          <table:table-cell office:value-type="string">
            <text:p>EXPL</text:p>
          </table:table-cell>
          <table:table-cell office:value-type="string">
            <text:p>Endurance Exploration Group, Inc.</text:p>
          </table:table-cell>
        </table:table-row>
        <table:table-row table:style-name="ro1">
          <table:table-cell office:value-type="string">
            <text:p>EXPO</text:p>
          </table:table-cell>
          <table:table-cell office:value-type="string">
            <text:p>Exponent Inc</text:p>
          </table:table-cell>
        </table:table-row>
        <table:table-row table:style-name="ro1">
          <table:table-cell office:value-type="string">
            <text:p>EXPR</text:p>
          </table:table-cell>
          <table:table-cell office:value-type="string">
            <text:p>Express Inc</text:p>
          </table:table-cell>
        </table:table-row>
        <table:table-row table:style-name="ro1">
          <table:table-cell office:value-type="string">
            <text:p>EXR</text:p>
          </table:table-cell>
          <table:table-cell office:value-type="string">
            <text:p>Extra Space Storage Inc</text:p>
          </table:table-cell>
        </table:table-row>
        <table:table-row table:style-name="ro1">
          <table:table-cell office:value-type="string">
            <text:p>EXRG</text:p>
          </table:table-cell>
          <table:table-cell office:value-type="string">
            <text:p>Ecologix Resource Group, Inc.</text:p>
          </table:table-cell>
        </table:table-row>
        <table:table-row table:style-name="ro1">
          <table:table-cell office:value-type="string">
            <text:p>EXSO</text:p>
          </table:table-cell>
          <table:table-cell office:value-type="string">
            <text:p>Consolidated Eco-Systems, Inc.</text:p>
          </table:table-cell>
        </table:table-row>
        <table:table-row table:style-name="ro1">
          <table:table-cell office:value-type="string">
            <text:p>EXSR</text:p>
          </table:table-cell>
          <table:table-cell office:value-type="string">
            <text:p>Exchange Bank (Santa Rosa, CA)</text:p>
          </table:table-cell>
        </table:table-row>
        <table:table-row table:style-name="ro1">
          <table:table-cell office:value-type="string">
            <text:p>EXTN</text:p>
          </table:table-cell>
          <table:table-cell office:value-type="string">
            <text:p>Exterran Corp</text:p>
          </table:table-cell>
        </table:table-row>
        <table:table-row table:style-name="ro1">
          <table:table-cell office:value-type="string">
            <text:p>EXTR</text:p>
          </table:table-cell>
          <table:table-cell office:value-type="string">
            <text:p>Extreme Networks Inc</text:p>
          </table:table-cell>
        </table:table-row>
        <table:table-row table:style-name="ro1">
          <table:table-cell office:value-type="string">
            <text:p>EYE</text:p>
          </table:table-cell>
          <table:table-cell office:value-type="string">
            <text:p>National Vision Holdings Inc</text:p>
          </table:table-cell>
        </table:table-row>
        <table:table-row table:style-name="ro1">
          <table:table-cell office:value-type="string">
            <text:p>EYEG</text:p>
          </table:table-cell>
          <table:table-cell office:value-type="string">
            <text:p>EyeGate Pharmaceuticals Inc</text:p>
          </table:table-cell>
        </table:table-row>
        <table:table-row table:style-name="ro1">
          <table:table-cell office:value-type="string">
            <text:p>EYEN</text:p>
          </table:table-cell>
          <table:table-cell office:value-type="string">
            <text:p>Eyenovia Inc</text:p>
          </table:table-cell>
        </table:table-row>
        <table:table-row table:style-name="ro1">
          <table:table-cell office:value-type="string">
            <text:p>EYES</text:p>
          </table:table-cell>
          <table:table-cell office:value-type="string">
            <text:p>Second Sight Medical Products Inc</text:p>
          </table:table-cell>
        </table:table-row>
        <table:table-row table:style-name="ro1">
          <table:table-cell office:value-type="string">
            <text:p>EYPT</text:p>
          </table:table-cell>
          <table:table-cell office:value-type="string">
            <text:p>EyePoint Pharmaceuticals Inc</text:p>
          </table:table-cell>
        </table:table-row>
        <table:table-row table:style-name="ro1">
          <table:table-cell office:value-type="string">
            <text:p>EZEN</text:p>
          </table:table-cell>
          <table:table-cell office:value-type="string">
            <text:p>Ezenia! Inc.</text:p>
          </table:table-cell>
        </table:table-row>
        <table:table-row table:style-name="ro1">
          <table:table-cell office:value-type="string">
            <text:p>EZPW</text:p>
          </table:table-cell>
          <table:table-cell office:value-type="string">
            <text:p>EZCORP Inc</text:p>
          </table:table-cell>
        </table:table-row>
        <table:table-row table:style-name="ro1">
          <table:table-cell office:value-type="string">
            <text:p>EZT</text:p>
          </table:table-cell>
          <table:table-cell office:value-type="string">
            <text:p>Entergy Texas Inc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ord Motor Co</text:p>
          </table:table-cell>
        </table:table-row>
        <table:table-row table:style-name="ro1">
          <table:table-cell office:value-type="string">
            <text:p>FACO</text:p>
          </table:table-cell>
          <table:table-cell office:value-type="string">
            <text:p>First Acceptance Corp.</text:p>
          </table:table-cell>
        </table:table-row>
        <table:table-row table:style-name="ro1">
          <table:table-cell office:value-type="string">
            <text:p>FAF</text:p>
          </table:table-cell>
          <table:table-cell office:value-type="string">
            <text:p>First American Financial Corp</text:p>
          </table:table-cell>
        </table:table-row>
        <table:table-row table:style-name="ro1">
          <table:table-cell office:value-type="string">
            <text:p>FAFL</text:p>
          </table:table-cell>
          <table:table-cell office:value-type="string">
            <text:p>First Americano Financial Corp. (Elizabeth, NJ)</text:p>
          </table:table-cell>
        </table:table-row>
        <table:table-row table:style-name="ro1">
          <table:table-cell office:value-type="string">
            <text:p>FAGI</text:p>
          </table:table-cell>
          <table:table-cell office:value-type="string">
            <text:p>Full Alliance Group, Inc.</text:p>
          </table:table-cell>
        </table:table-row>
        <table:table-row table:style-name="ro1">
          <table:table-cell office:value-type="string">
            <text:p>FAII</text:p>
          </table:table-cell>
          <table:table-cell office:value-type="string">
            <text:p>Fortress Value Acquisition Corp II</text:p>
          </table:table-cell>
        </table:table-row>
        <table:table-row table:style-name="ro1">
          <table:table-cell office:value-type="string">
            <text:p>FAKC</text:p>
          </table:table-cell>
          <table:table-cell office:value-type="string">
            <text:p>FaceKey Corp.</text:p>
          </table:table-cell>
        </table:table-row>
        <table:table-row table:style-name="ro1">
          <table:table-cell office:value-type="string">
            <text:p>FAM</text:p>
          </table:table-cell>
          <table:table-cell office:value-type="string">
            <text:p>First Trust Aberdeen Global Opportunity Income Fund</text:p>
          </table:table-cell>
        </table:table-row>
        <table:table-row table:style-name="ro1">
          <table:table-cell office:value-type="string">
            <text:p>FAME</text:p>
          </table:table-cell>
          <table:table-cell office:value-type="string">
            <text:p>Flamemaster Corp. (The)</text:p>
          </table:table-cell>
        </table:table-row>
        <table:table-row table:style-name="ro1">
          <table:table-cell office:value-type="string">
            <text:p>FAMI</text:p>
          </table:table-cell>
          <table:table-cell office:value-type="string">
            <text:p>Farmmi Inc</text:p>
          </table:table-cell>
        </table:table-row>
        <table:table-row table:style-name="ro1">
          <table:table-cell office:value-type="string">
            <text:p>FANG</text:p>
          </table:table-cell>
          <table:table-cell office:value-type="string">
            <text:p>Diamondback Energy Inc</text:p>
          </table:table-cell>
        </table:table-row>
        <table:table-row table:style-name="ro1">
          <table:table-cell office:value-type="string">
            <text:p>FANH</text:p>
          </table:table-cell>
          <table:table-cell office:value-type="string">
            <text:p>Fanhua Inc</text:p>
          </table:table-cell>
        </table:table-row>
        <table:table-row table:style-name="ro1">
          <table:table-cell office:value-type="string">
            <text:p>FARM</text:p>
          </table:table-cell>
          <table:table-cell office:value-type="string">
            <text:p>Farmer Brothers Co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string">
            <text:p>FARO Technologies Inc</text:p>
          </table:table-cell>
        </table:table-row>
        <table:table-row table:style-name="ro1">
          <table:table-cell office:value-type="string">
            <text:p>FASDF</text:p>
          </table:table-cell>
          <table:table-cell office:value-type="string">
            <text:p>FANTASY ACES DAILY FANTASY SPORTS CORP</text:p>
          </table:table-cell>
        </table:table-row>
        <table:table-row table:style-name="ro1">
          <table:table-cell office:value-type="string">
            <text:p>FAST</text:p>
          </table:table-cell>
          <table:table-cell office:value-type="string">
            <text:p>Fastenal Co</text:p>
          </table:table-cell>
        </table:table-row>
        <table:table-row table:style-name="ro1">
          <table:table-cell office:value-type="string">
            <text:p>FAT</text:p>
          </table:table-cell>
          <table:table-cell office:value-type="string">
            <text:p>FAT Brands Inc</text:p>
          </table:table-cell>
        </table:table-row>
        <table:table-row table:style-name="ro1">
          <table:table-cell office:value-type="string">
            <text:p>FATE</text:p>
          </table:table-cell>
          <table:table-cell office:value-type="string">
            <text:p>Fate Therapeutics Inc</text:p>
          </table:table-cell>
        </table:table-row>
        <table:table-row table:style-name="ro1">
          <table:table-cell office:value-type="string">
            <text:p>FAVO</text:p>
          </table:table-cell>
          <table:table-cell office:value-type="string">
            <text:p>Favo Realty Inc.</text:p>
          </table:table-cell>
        </table:table-row>
        <table:table-row table:style-name="ro1">
          <table:table-cell office:value-type="string">
            <text:p>FAX</text:p>
          </table:table-cell>
          <table:table-cell office:value-type="string">
            <text:p>Aberdeen Asia-Pacific Income Fund Inc</text:p>
          </table:table-cell>
        </table:table-row>
        <table:table-row table:style-name="ro1">
          <table:table-cell office:value-type="string">
            <text:p>FB</text:p>
          </table:table-cell>
          <table:table-cell office:value-type="string">
            <text:p>Facebook Inc</text:p>
          </table:table-cell>
        </table:table-row>
        <table:table-row table:style-name="ro1">
          <table:table-cell office:value-type="string">
            <text:p>F-B</text:p>
          </table:table-cell>
          <table:table-cell office:value-type="string">
            <text:p>Ford Motor Co</text:p>
          </table:table-cell>
        </table:table-row>
        <table:table-row table:style-name="ro1">
          <table:table-cell office:value-type="string">
            <text:p>FBAK</text:p>
          </table:table-cell>
          <table:table-cell office:value-type="string">
            <text:p>First National Bank Alaska</text:p>
          </table:table-cell>
        </table:table-row>
        <table:table-row table:style-name="ro1">
          <table:table-cell office:value-type="string">
            <text:p>FBC</text:p>
          </table:table-cell>
          <table:table-cell office:value-type="string">
            <text:p>Flagstar Bancorp Inc</text:p>
          </table:table-cell>
        </table:table-row>
        <table:table-row table:style-name="ro1">
          <table:table-cell office:value-type="string">
            <text:p>FBCD</text:p>
          </table:table-cell>
          <table:table-cell office:value-type="string">
            <text:p>FBC Holding, Inc.</text:p>
          </table:table-cell>
        </table:table-row>
        <table:table-row table:style-name="ro1">
          <table:table-cell office:value-type="string">
            <text:p>FBCE</text:p>
          </table:table-cell>
          <table:table-cell office:value-type="string">
            <text:p>FiberCore, Inc.</text:p>
          </table:table-cell>
        </table:table-row>
        <table:table-row table:style-name="ro1">
          <table:table-cell office:value-type="string">
            <text:p>FBCI</text:p>
          </table:table-cell>
          <table:table-cell office:value-type="string">
            <text:p>First Banking Center, Inc.</text:p>
          </table:table-cell>
        </table:table-row>
        <table:table-row table:style-name="ro1">
          <table:table-cell office:value-type="string">
            <text:p>FBEC</text:p>
          </table:table-cell>
          <table:table-cell office:value-type="string">
            <text:p>FBEC Worldwide, Inc.</text:p>
          </table:table-cell>
        </table:table-row>
        <table:table-row table:style-name="ro1">
          <table:table-cell office:value-type="string">
            <text:p>FBER</text:p>
          </table:table-cell>
          <table:table-cell office:value-type="string">
            <text:p>Agritech Worldwide, Inc.</text:p>
          </table:table-cell>
        </table:table-row>
        <table:table-row table:style-name="ro1">
          <table:table-cell office:value-type="string">
            <text:p>FBHS</text:p>
          </table:table-cell>
          <table:table-cell office:value-type="string">
            <text:p>Fortune Brands Home &amp; Security Inc</text:p>
          </table:table-cell>
        </table:table-row>
        <table:table-row table:style-name="ro1">
          <table:table-cell office:value-type="string">
            <text:p>FBIO</text:p>
          </table:table-cell>
          <table:table-cell office:value-type="string">
            <text:p>Fortress Biotech Inc</text:p>
          </table:table-cell>
        </table:table-row>
        <table:table-row table:style-name="ro1">
          <table:table-cell office:value-type="string">
            <text:p>FBIOP</text:p>
          </table:table-cell>
          <table:table-cell office:value-type="string">
            <text:p>Fortress Biotech Inc</text:p>
          </table:table-cell>
        </table:table-row>
        <table:table-row table:style-name="ro1">
          <table:table-cell office:value-type="string">
            <text:p>FBIZ</text:p>
          </table:table-cell>
          <table:table-cell office:value-type="string">
            <text:p>First Business Financial Services Inc</text:p>
          </table:table-cell>
        </table:table-row>
        <table:table-row table:style-name="ro1">
          <table:table-cell office:value-type="string">
            <text:p>FBK</text:p>
          </table:table-cell>
          <table:table-cell office:value-type="string">
            <text:p>FB Financial Corp</text:p>
          </table:table-cell>
        </table:table-row>
        <table:table-row table:style-name="ro1">
          <table:table-cell office:value-type="string">
            <text:p>FBLQ</text:p>
          </table:table-cell>
          <table:table-cell office:value-type="string">
            <text:p>Football Equities, Inc.</text:p>
          </table:table-cell>
        </table:table-row>
        <table:table-row table:style-name="ro1">
          <table:table-cell office:value-type="string">
            <text:p>FBM</text:p>
          </table:table-cell>
          <table:table-cell office:value-type="string">
            <text:p>Foundation Building Materials Inc</text:p>
          </table:table-cell>
        </table:table-row>
        <table:table-row table:style-name="ro1">
          <table:table-cell office:value-type="string">
            <text:p>FBMS</text:p>
          </table:table-cell>
          <table:table-cell office:value-type="string">
            <text:p>First Bancshares Inc-The</text:p>
          </table:table-cell>
        </table:table-row>
        <table:table-row table:style-name="ro1">
          <table:table-cell office:value-type="string">
            <text:p>FBNC</text:p>
          </table:table-cell>
          <table:table-cell office:value-type="string">
            <text:p>First Bancorp-Southern Pines NC</text:p>
          </table:table-cell>
        </table:table-row>
        <table:table-row table:style-name="ro1">
          <table:table-cell office:value-type="string">
            <text:p>FBP</text:p>
          </table:table-cell>
          <table:table-cell office:value-type="string">
            <text:p>First BanCorp-Puerto Rico</text:p>
          </table:table-cell>
        </table:table-row>
        <table:table-row table:style-name="ro1">
          <table:table-cell office:value-type="string">
            <text:p>FBPA</text:p>
          </table:table-cell>
          <table:table-cell office:value-type="string">
            <text:p>Farmers Bank of Appomattox (VA)</text:p>
          </table:table-cell>
        </table:table-row>
        <table:table-row table:style-name="ro1">
          <table:table-cell office:value-type="string">
            <text:p>FBPRN</text:p>
          </table:table-cell>
          <table:table-cell office:value-type="string">
            <text:p>First BanCorp</text:p>
          </table:table-cell>
        </table:table-row>
        <table:table-row table:style-name="ro1">
          <table:table-cell office:value-type="string">
            <text:p>FBRX</text:p>
          </table:table-cell>
          <table:table-cell office:value-type="string">
            <text:p>Forte Biosciences, Inc.</text:p>
          </table:table-cell>
        </table:table-row>
        <table:table-row table:style-name="ro1">
          <table:table-cell office:value-type="string">
            <text:p>FBSE</text:p>
          </table:table-cell>
          <table:table-cell office:value-type="string">
            <text:p>Fastbase Inc.</text:p>
          </table:table-cell>
        </table:table-row>
        <table:table-row table:style-name="ro1">
          <table:table-cell office:value-type="string">
            <text:p>FBSS</text:p>
          </table:table-cell>
          <table:table-cell office:value-type="string">
            <text:p>Fauquier Bankshares Inc</text:p>
          </table:table-cell>
        </table:table-row>
        <table:table-row table:style-name="ro1">
          <table:table-cell office:value-type="string">
            <text:p>FBTT</text:p>
          </table:table-cell>
          <table:table-cell office:value-type="string">
            <text:p>First Bankers Trustshares, Inc.</text:p>
          </table:table-cell>
        </table:table-row>
        <table:table-row table:style-name="ro1">
          <table:table-cell office:value-type="string">
            <text:p>FBVA</text:p>
          </table:table-cell>
          <table:table-cell office:value-type="string">
            <text:p>Farmers Bankshares Inc. (VA)</text:p>
          </table:table-cell>
        </table:table-row>
        <table:table-row table:style-name="ro1">
          <table:table-cell office:value-type="string">
            <text:p>FC</text:p>
          </table:table-cell>
          <table:table-cell office:value-type="string">
            <text:p>Franklin Covey Co</text:p>
          </table:table-cell>
        </table:table-row>
        <table:table-row table:style-name="ro1">
          <table:table-cell office:value-type="string">
            <text:p>F-C</text:p>
          </table:table-cell>
          <table:table-cell office:value-type="string">
            <text:p>Ford Motor Co</text:p>
          </table:table-cell>
        </table:table-row>
        <table:table-row table:style-name="ro1">
          <table:table-cell office:value-type="string">
            <text:p>FCAC</text:p>
          </table:table-cell>
          <table:table-cell office:value-type="string">
            <text:p>Falcon Capital Acquisition Corp</text:p>
          </table:table-cell>
        </table:table-row>
        <table:table-row table:style-name="ro1">
          <table:table-cell office:value-type="string">
            <text:p>FCAP</text:p>
          </table:table-cell>
          <table:table-cell office:value-type="string">
            <text:p>First Capital Inc</text:p>
          </table:table-cell>
        </table:table-row>
        <table:table-row table:style-name="ro1">
          <table:table-cell office:value-type="string">
            <text:p>FCAU</text:p>
          </table:table-cell>
          <table:table-cell office:value-type="string">
            <text:p>Fiat Chrysler Automobiles NV</text:p>
          </table:table-cell>
        </table:table-row>
        <table:table-row table:style-name="ro1">
          <table:table-cell office:value-type="string">
            <text:p>FCBC</text:p>
          </table:table-cell>
          <table:table-cell office:value-type="string">
            <text:p>First Community Bankshares Inc</text:p>
          </table:table-cell>
        </table:table-row>
        <table:table-row table:style-name="ro1">
          <table:table-cell office:value-type="string">
            <text:p>FCBP</text:p>
          </table:table-cell>
          <table:table-cell office:value-type="string">
            <text:p>First Choice Bancorp</text:p>
          </table:table-cell>
        </table:table-row>
        <table:table-row table:style-name="ro1">
          <table:table-cell office:value-type="string">
            <text:p>FCCG</text:p>
          </table:table-cell>
          <table:table-cell office:value-type="string">
            <text:p>Fog Cutter Capital Group, Inc.</text:p>
          </table:table-cell>
        </table:table-row>
        <table:table-row table:style-name="ro1">
          <table:table-cell office:value-type="string">
            <text:p>FCCN</text:p>
          </table:table-cell>
          <table:table-cell office:value-type="string">
            <text:p>Spectral Capital Corp.</text:p>
          </table:table-cell>
        </table:table-row>
        <table:table-row table:style-name="ro1">
          <table:table-cell office:value-type="string">
            <text:p>FCCO</text:p>
          </table:table-cell>
          <table:table-cell office:value-type="string">
            <text:p>First Community Corp-SC</text:p>
          </table:table-cell>
        </table:table-row>
        <table:table-row table:style-name="ro1">
          <table:table-cell office:value-type="string">
            <text:p>FCCY</text:p>
          </table:table-cell>
          <table:table-cell office:value-type="string">
            <text:p>1st Constitution Bancorp</text:p>
          </table:table-cell>
        </table:table-row>
        <table:table-row table:style-name="ro1">
          <table:table-cell office:value-type="string">
            <text:p>FCEL</text:p>
          </table:table-cell>
          <table:table-cell office:value-type="string">
            <text:p>FuelCell Energy Inc</text:p>
          </table:table-cell>
        </table:table-row>
        <table:table-row table:style-name="ro1">
          <table:table-cell office:value-type="string">
            <text:p>FCELB</text:p>
          </table:table-cell>
          <table:table-cell office:value-type="string">
            <text:p>FuelCell Energy, Inc.</text:p>
          </table:table-cell>
        </table:table-row>
        <table:table-row table:style-name="ro1">
          <table:table-cell office:value-type="string">
            <text:p>FCF</text:p>
          </table:table-cell>
          <table:table-cell office:value-type="string">
            <text:p>First Commonwealth Financial Corp</text:p>
          </table:table-cell>
        </table:table-row>
        <table:table-row table:style-name="ro1">
          <table:table-cell office:value-type="string">
            <text:p>FCFS</text:p>
          </table:table-cell>
          <table:table-cell office:value-type="string">
            <text:p>FirstCash Inc</text:p>
          </table:table-cell>
        </table:table-row>
        <table:table-row table:style-name="ro1">
          <table:table-cell office:value-type="string">
            <text:p>FCGA</text:p>
          </table:table-cell>
          <table:table-cell office:value-type="string">
            <text:p>First Commerce Community Bankshares, Inc.</text:p>
          </table:table-cell>
        </table:table-row>
        <table:table-row table:style-name="ro1">
          <table:table-cell office:value-type="string">
            <text:p>FCGD</text:p>
          </table:table-cell>
          <table:table-cell office:value-type="string">
            <text:p>First Colombia Gold Corp.</text:p>
          </table:table-cell>
        </table:table-row>
        <table:table-row table:style-name="ro1">
          <table:table-cell office:value-type="string">
            <text:p>FCGN</text:p>
          </table:table-cell>
          <table:table-cell office:value-type="string">
            <text:p>FCG, Inc.</text:p>
          </table:table-cell>
        </table:table-row>
        <table:table-row table:style-name="ro1">
          <table:table-cell office:value-type="string">
            <text:p>FCGY</text:p>
          </table:table-cell>
          <table:table-cell office:value-type="string">
            <text:p>Forecastagility Corporation</text:p>
          </table:table-cell>
        </table:table-row>
        <table:table-row table:style-name="ro1">
          <table:table-cell office:value-type="string">
            <text:p>FCHS</text:p>
          </table:table-cell>
          <table:table-cell office:value-type="string">
            <text:p>First Choice Healthcare Solutions, Inc.</text:p>
          </table:table-cell>
        </table:table-row>
        <table:table-row table:style-name="ro1">
          <table:table-cell office:value-type="string">
            <text:p>FCIT</text:p>
          </table:table-cell>
          <table:table-cell office:value-type="string">
            <text:p>First Citrus Bancorporation, Inc.</text:p>
          </table:table-cell>
        </table:table-row>
        <table:table-row table:style-name="ro1">
          <table:table-cell office:value-type="string">
            <text:p>FCN</text:p>
          </table:table-cell>
          <table:table-cell office:value-type="string">
            <text:p>FTI Consulting Inc</text:p>
          </table:table-cell>
        </table:table-row>
        <table:table-row table:style-name="ro1">
          <table:table-cell office:value-type="string">
            <text:p>FCNCA</text:p>
          </table:table-cell>
          <table:table-cell office:value-type="string">
            <text:p>First Citizens BancShares Inc-NC</text:p>
          </table:table-cell>
        </table:table-row>
        <table:table-row table:style-name="ro1">
          <table:table-cell office:value-type="string">
            <text:p>FCNCP</text:p>
          </table:table-cell>
          <table:table-cell office:value-type="string">
            <text:p>First Citizens BancShares Inc-NC</text:p>
          </table:table-cell>
        </table:table-row>
        <table:table-row table:style-name="ro1">
          <table:table-cell office:value-type="string">
            <text:p>FCNE</text:p>
          </table:table-cell>
          <table:table-cell office:value-type="string">
            <text:p>Four Corners, Inc.</text:p>
          </table:table-cell>
        </table:table-row>
        <table:table-row table:style-name="ro1">
          <table:table-cell office:value-type="string">
            <text:p>FCO</text:p>
          </table:table-cell>
          <table:table-cell office:value-type="string">
            <text:p>Aberdeen Global Income Fund Inc</text:p>
          </table:table-cell>
        </table:table-row>
        <table:table-row table:style-name="ro1">
          <table:table-cell office:value-type="string">
            <text:p>FCOB</text:p>
          </table:table-cell>
          <table:table-cell office:value-type="string">
            <text:p>1st Colonial Bancorp, Inc.</text:p>
          </table:table-cell>
        </table:table-row>
        <table:table-row table:style-name="ro1">
          <table:table-cell office:value-type="string">
            <text:p>FCPB</text:p>
          </table:table-cell>
          <table:table-cell office:value-type="string">
            <text:p>First Capital Bancshares, Inc.</text:p>
          </table:table-cell>
        </table:table-row>
        <table:table-row table:style-name="ro1">
          <table:table-cell office:value-type="string">
            <text:p>FCPT</text:p>
          </table:table-cell>
          <table:table-cell office:value-type="string">
            <text:p>Four Corners Property Trust Inc</text:p>
          </table:table-cell>
        </table:table-row>
        <table:table-row table:style-name="ro1">
          <table:table-cell office:value-type="string">
            <text:p>FCRD</text:p>
          </table:table-cell>
          <table:table-cell office:value-type="string">
            <text:p>First Eagle Alternative Capital BDC, Inc.</text:p>
          </table:table-cell>
        </table:table-row>
        <table:table-row table:style-name="ro1">
          <table:table-cell office:value-type="string">
            <text:p>FCRM</text:p>
          </table:table-cell>
          <table:table-cell office:value-type="string">
            <text:p>Franklin Credit Management Corp.</text:p>
          </table:table-cell>
        </table:table-row>
        <table:table-row table:style-name="ro1">
          <table:table-cell office:value-type="string">
            <text:p>FCRW</text:p>
          </table:table-cell>
          <table:table-cell office:value-type="string">
            <text:p>First Eagle Alternative Capital</text:p>
          </table:table-cell>
        </table:table-row>
        <table:table-row table:style-name="ro1">
          <table:table-cell office:value-type="string">
            <text:p>FCRZ</text:p>
          </table:table-cell>
          <table:table-cell office:value-type="string">
            <text:p>First Eagle Alternative Capital</text:p>
          </table:table-cell>
        </table:table-row>
        <table:table-row table:style-name="ro1">
          <table:table-cell office:value-type="string">
            <text:p>FCT</text:p>
          </table:table-cell>
          <table:table-cell office:value-type="string">
            <text:p>First Trust Senior Floating Rate Income Fund II</text:p>
          </table:table-cell>
        </table:table-row>
        <table:table-row table:style-name="ro1">
          <table:table-cell office:value-type="string">
            <text:p>FCX</text:p>
          </table:table-cell>
          <table:table-cell office:value-type="string">
            <text:p>Freeport-McMoRan Inc</text:p>
          </table:table-cell>
        </table:table-row>
        <table:table-row table:style-name="ro1">
          <table:table-cell office:value-type="string">
            <text:p>FDBC</text:p>
          </table:table-cell>
          <table:table-cell office:value-type="string">
            <text:p>Fidelity D&amp;D Bancorp Inc</text:p>
          </table:table-cell>
        </table:table-row>
        <table:table-row table:style-name="ro1">
          <table:table-cell office:value-type="string">
            <text:p>FDBL</text:p>
          </table:table-cell>
          <table:table-cell office:value-type="string">
            <text:p>Friendable, Inc.</text:p>
          </table:table-cell>
        </table:table-row>
        <table:table-row table:style-name="ro1">
          <table:table-cell office:value-type="string">
            <text:p>FDEF</text:p>
          </table:table-cell>
          <table:table-cell office:value-type="string">
            <text:p>Premier Financial Corp.</text:p>
          </table:table-cell>
        </table:table-row>
        <table:table-row table:style-name="ro1">
          <table:table-cell office:value-type="string">
            <text:p>FDEI</text:p>
          </table:table-cell>
          <table:table-cell office:value-type="string">
            <text:p>Fidelis Energy, Inc.</text:p>
          </table:table-cell>
        </table:table-row>
        <table:table-row table:style-name="ro1">
          <table:table-cell office:value-type="string">
            <text:p>FDEU</text:p>
          </table:table-cell>
          <table:table-cell office:value-type="string">
            <text:p>First Trust Dynamic Europe Equity Income Fund</text:p>
          </table:table-cell>
        </table:table-row>
        <table:table-row table:style-name="ro1">
          <table:table-cell office:value-type="string">
            <text:p>FDFT</text:p>
          </table:table-cell>
          <table:table-cell office:value-type="string">
            <text:p>Foodfest International 2000, Inc.</text:p>
          </table:table-cell>
        </table:table-row>
        <table:table-row table:style-name="ro1">
          <table:table-cell office:value-type="string">
            <text:p>FDIT</text:p>
          </table:table-cell>
          <table:table-cell office:value-type="string">
            <text:p>Findit, Inc.</text:p>
          </table:table-cell>
        </table:table-row>
        <table:table-row table:style-name="ro1">
          <table:table-cell office:value-type="string">
            <text:p>FDMF</text:p>
          </table:table-cell>
          <table:table-cell office:value-type="string">
            <text:p>Freedom Energy Holdings, Inc.</text:p>
          </table:table-cell>
        </table:table-row>
        <table:table-row table:style-name="ro1">
          <table:table-cell office:value-type="string">
            <text:p>FDOC</text:p>
          </table:table-cell>
          <table:table-cell office:value-type="string">
            <text:p>Fuel Doctor Holdings, Inc.</text:p>
          </table:table-cell>
        </table:table-row>
        <table:table-row table:style-name="ro1">
          <table:table-cell office:value-type="string">
            <text:p>FDP</text:p>
          </table:table-cell>
          <table:table-cell office:value-type="string">
            <text:p>Fresh Del Monte Produce Inc</text:p>
          </table:table-cell>
        </table:table-row>
        <table:table-row table:style-name="ro1">
          <table:table-cell office:value-type="string">
            <text:p>FDS</text:p>
          </table:table-cell>
          <table:table-cell office:value-type="string">
            <text:p>FactSet Research Systems Inc</text:p>
          </table:table-cell>
        </table:table-row>
        <table:table-row table:style-name="ro1">
          <table:table-cell office:value-type="string">
            <text:p>FDTC</text:p>
          </table:table-cell>
          <table:table-cell office:value-type="string">
            <text:p>FNDS3000 Corp.</text:p>
          </table:table-cell>
        </table:table-row>
        <table:table-row table:style-name="ro1">
          <table:table-cell office:value-type="string">
            <text:p>FDUS</text:p>
          </table:table-cell>
          <table:table-cell office:value-type="string">
            <text:p>Fidus Investment Corp</text:p>
          </table:table-cell>
        </table:table-row>
        <table:table-row table:style-name="ro1">
          <table:table-cell office:value-type="string">
            <text:p>FDUSZ</text:p>
          </table:table-cell>
          <table:table-cell office:value-type="string">
            <text:p>Fidus Investment Corp</text:p>
          </table:table-cell>
        </table:table-row>
        <table:table-row table:style-name="ro1">
          <table:table-cell office:value-type="string">
            <text:p>FDVA</text:p>
          </table:table-cell>
          <table:table-cell office:value-type="string">
            <text:p>Freedom Bank of Virginia (Fairfax)</text:p>
          </table:table-cell>
        </table:table-row>
        <table:table-row table:style-name="ro1">
          <table:table-cell office:value-type="string">
            <text:p>FDX</text:p>
          </table:table-cell>
          <table:table-cell office:value-type="string">
            <text:p>FedEx Corp</text:p>
          </table:table-cell>
        </table:table-row>
        <table:table-row table:style-name="ro1">
          <table:table-cell office:value-type="string">
            <text:p>FE</text:p>
          </table:table-cell>
          <table:table-cell office:value-type="string">
            <text:p>FirstEnergy Corp</text:p>
          </table:table-cell>
        </table:table-row>
        <table:table-row table:style-name="ro1">
          <table:table-cell office:value-type="string">
            <text:p>FEAC</text:p>
          </table:table-cell>
          <table:table-cell office:value-type="string">
            <text:p>Flying Eagle Acquisition Corp</text:p>
          </table:table-cell>
        </table:table-row>
        <table:table-row table:style-name="ro1">
          <table:table-cell office:value-type="string">
            <text:p>FEDC</text:p>
          </table:table-cell>
          <table:table-cell office:value-type="string">
            <text:p>Federal Casters Corp.</text:p>
          </table:table-cell>
        </table:table-row>
        <table:table-row table:style-name="ro1">
          <table:table-cell office:value-type="string">
            <text:p>FEDU</text:p>
          </table:table-cell>
          <table:table-cell office:value-type="string">
            <text:p>Four Seasons Education Cayman Inc</text:p>
          </table:table-cell>
        </table:table-row>
        <table:table-row table:style-name="ro1">
          <table:table-cell office:value-type="string">
            <text:p>FEGYW</text:p>
          </table:table-cell>
          <table:table-cell office:value-type="string">
            <text:p>Foresight Energy LP</text:p>
          </table:table-cell>
        </table:table-row>
        <table:table-row table:style-name="ro1">
          <table:table-cell office:value-type="string">
            <text:p>FEI</text:p>
          </table:table-cell>
          <table:table-cell office:value-type="string">
            <text:p>First Trust MLP and Energy Income Fund</text:p>
          </table:table-cell>
        </table:table-row>
        <table:table-row table:style-name="ro1">
          <table:table-cell office:value-type="string">
            <text:p>FEIM</text:p>
          </table:table-cell>
          <table:table-cell office:value-type="string">
            <text:p>Frequency Electronics Inc</text:p>
          </table:table-cell>
        </table:table-row>
        <table:table-row table:style-name="ro1">
          <table:table-cell office:value-type="string">
            <text:p>FEKR</text:p>
          </table:table-cell>
          <table:table-cell office:value-type="string">
            <text:p>Fertil-A-Chron, Inc.</text:p>
          </table:table-cell>
        </table:table-row>
        <table:table-row table:style-name="ro1">
          <table:table-cell office:value-type="string">
            <text:p>FELE</text:p>
          </table:table-cell>
          <table:table-cell office:value-type="string">
            <text:p>Franklin Electric Co Inc</text:p>
          </table:table-cell>
        </table:table-row>
        <table:table-row table:style-name="ro1">
          <table:table-cell office:value-type="string">
            <text:p>FELPQ</text:p>
          </table:table-cell>
          <table:table-cell office:value-type="string">
            <text:p>Foresight Energy LP</text:p>
          </table:table-cell>
        </table:table-row>
        <table:table-row table:style-name="ro1">
          <table:table-cell office:value-type="string">
            <text:p>FEN</text:p>
          </table:table-cell>
          <table:table-cell office:value-type="string">
            <text:p>First Trust Energy Income and Growth Fund</text:p>
          </table:table-cell>
        </table:table-row>
        <table:table-row table:style-name="ro1">
          <table:table-cell office:value-type="string">
            <text:p>FENC</text:p>
          </table:table-cell>
          <table:table-cell office:value-type="string">
            <text:p>Fennec Pharmaceuticals Inc</text:p>
          </table:table-cell>
        </table:table-row>
        <table:table-row table:style-name="ro1">
          <table:table-cell office:value-type="string">
            <text:p>FENG</text:p>
          </table:table-cell>
          <table:table-cell office:value-type="string">
            <text:p>Phoenix New Media Ltd</text:p>
          </table:table-cell>
        </table:table-row>
        <table:table-row table:style-name="ro1">
          <table:table-cell office:value-type="string">
            <text:p>FEO</text:p>
          </table:table-cell>
          <table:table-cell office:value-type="string">
            <text:p>First Trust Aberdeen Emerging Opportunity Fund</text:p>
          </table:table-cell>
        </table:table-row>
        <table:table-row table:style-name="ro1">
          <table:table-cell office:value-type="string">
            <text:p>FERN</text:p>
          </table:table-cell>
          <table:table-cell office:value-type="string">
            <text:p>Fernhill Corp.</text:p>
          </table:table-cell>
        </table:table-row>
        <table:table-row table:style-name="ro1">
          <table:table-cell office:value-type="string">
            <text:p>FET</text:p>
          </table:table-cell>
          <table:table-cell office:value-type="string">
            <text:p>Forum Energy Technologies Inc</text:p>
          </table:table-cell>
        </table:table-row>
        <table:table-row table:style-name="ro1">
          <table:table-cell office:value-type="string">
            <text:p>FETM</text:p>
          </table:table-cell>
          <table:table-cell office:value-type="string">
            <text:p>Fentura Financial, Inc.</text:p>
          </table:table-cell>
        </table:table-row>
        <table:table-row table:style-name="ro1">
          <table:table-cell office:value-type="string">
            <text:p>FEUL</text:p>
          </table:table-cell>
          <table:table-cell office:value-type="string">
            <text:p>Credit Suisse FI Enhanced Europe 50 ETNs</text:p>
          </table:table-cell>
        </table:table-row>
        <table:table-row table:style-name="ro1">
          <table:table-cell office:value-type="string">
            <text:p>FEYE</text:p>
          </table:table-cell>
          <table:table-cell office:value-type="string">
            <text:p>FireEye Inc</text:p>
          </table:table-cell>
        </table:table-row>
        <table:table-row table:style-name="ro1">
          <table:table-cell office:value-type="string">
            <text:p>FF</text:p>
          </table:table-cell>
          <table:table-cell office:value-type="string">
            <text:p>FutureFuel Corp</text:p>
          </table:table-cell>
        </table:table-row>
        <table:table-row table:style-name="ro1">
          <table:table-cell office:value-type="string">
            <text:p>FFA</text:p>
          </table:table-cell>
          <table:table-cell office:value-type="string">
            <text:p>First Trust Enhanced Equity Income Fund</text:p>
          </table:table-cell>
        </table:table-row>
        <table:table-row table:style-name="ro1">
          <table:table-cell office:value-type="string">
            <text:p>FFBC</text:p>
          </table:table-cell>
          <table:table-cell office:value-type="string">
            <text:p>First Financial Bancorp</text:p>
          </table:table-cell>
        </table:table-row>
        <table:table-row table:style-name="ro1">
          <table:table-cell office:value-type="string">
            <text:p>FFBW</text:p>
          </table:table-cell>
          <table:table-cell office:value-type="string">
            <text:p>FFBW Inc</text:p>
          </table:table-cell>
        </table:table-row>
        <table:table-row table:style-name="ro1">
          <table:table-cell office:value-type="string">
            <text:p>FFC</text:p>
          </table:table-cell>
          <table:table-cell office:value-type="string">
            <text:p>Flaherty &amp; Crumrine Preferred &amp; Income Securities Fund Inc</text:p>
          </table:table-cell>
        </table:table-row>
        <table:table-row table:style-name="ro1">
          <table:table-cell office:value-type="string">
            <text:p>FFG</text:p>
          </table:table-cell>
          <table:table-cell office:value-type="string">
            <text:p>FBL Financial Group Inc</text:p>
          </table:table-cell>
        </table:table-row>
        <table:table-row table:style-name="ro1">
          <table:table-cell office:value-type="string">
            <text:p>FFHL</text:p>
          </table:table-cell>
          <table:table-cell office:value-type="string">
            <text:p>Fuwei Films Holdings Co Ltd</text:p>
          </table:table-cell>
        </table:table-row>
        <table:table-row table:style-name="ro1">
          <table:table-cell office:value-type="string">
            <text:p>FFIC</text:p>
          </table:table-cell>
          <table:table-cell office:value-type="string">
            <text:p>Flushing Financial Corp</text:p>
          </table:table-cell>
        </table:table-row>
        <table:table-row table:style-name="ro1">
          <table:table-cell office:value-type="string">
            <text:p>FFIN</text:p>
          </table:table-cell>
          <table:table-cell office:value-type="string">
            <text:p>First Financial Bankshares Inc</text:p>
          </table:table-cell>
        </table:table-row>
        <table:table-row table:style-name="ro1">
          <table:table-cell office:value-type="string">
            <text:p>FFIV</text:p>
          </table:table-cell>
          <table:table-cell office:value-type="string">
            <text:p>F5 Networks Inc</text:p>
          </table:table-cell>
        </table:table-row>
        <table:table-row table:style-name="ro1">
          <table:table-cell office:value-type="string">
            <text:p>FFNTF</text:p>
          </table:table-cell>
          <table:table-cell office:value-type="string">
            <text:p>4Front Ventures Corp.</text:p>
          </table:table-cell>
        </table:table-row>
        <table:table-row table:style-name="ro1">
          <table:table-cell office:value-type="string">
            <text:p>FFNW</text:p>
          </table:table-cell>
          <table:table-cell office:value-type="string">
            <text:p>First Financial Northwest Inc</text:p>
          </table:table-cell>
        </table:table-row>
        <table:table-row table:style-name="ro1">
          <table:table-cell office:value-type="string">
            <text:p>FFPM</text:p>
          </table:table-cell>
          <table:table-cell office:value-type="string">
            <text:p>FFP Marketing Co., Inc.</text:p>
          </table:table-cell>
        </table:table-row>
        <table:table-row table:style-name="ro1">
          <table:table-cell office:value-type="string">
            <text:p>FFWM</text:p>
          </table:table-cell>
          <table:table-cell office:value-type="string">
            <text:p>First Foundation Inc</text:p>
          </table:table-cell>
        </table:table-row>
        <table:table-row table:style-name="ro1">
          <table:table-cell office:value-type="string">
            <text:p>FFZY</text:p>
          </table:table-cell>
          <table:table-cell office:value-type="string">
            <text:p>Fansfrenzy Corporation</text:p>
          </table:table-cell>
        </table:table-row>
        <table:table-row table:style-name="ro1">
          <table:table-cell office:value-type="string">
            <text:p>FG</text:p>
          </table:table-cell>
          <table:table-cell office:value-type="string">
            <text:p>FGL Holdings</text:p>
          </table:table-cell>
        </table:table-row>
        <table:table-row table:style-name="ro1">
          <table:table-cell office:value-type="string">
            <text:p>FGB</text:p>
          </table:table-cell>
          <table:table-cell office:value-type="string">
            <text:p>First Trust Specialty Finance and Financial Opportunities Fund</text:p>
          </table:table-cell>
        </table:table-row>
        <table:table-row table:style-name="ro1">
          <table:table-cell office:value-type="string">
            <text:p>FGBI</text:p>
          </table:table-cell>
          <table:table-cell office:value-type="string">
            <text:p>First Guaranty Bancshares Inc</text:p>
          </table:table-cell>
        </table:table-row>
        <table:table-row table:style-name="ro1">
          <table:table-cell office:value-type="string">
            <text:p>FGEN</text:p>
          </table:table-cell>
          <table:table-cell office:value-type="string">
            <text:p>FibroGen Inc</text:p>
          </table:table-cell>
        </table:table-row>
        <table:table-row table:style-name="ro1">
          <table:table-cell office:value-type="string">
            <text:p>FGFH</text:p>
          </table:table-cell>
          <table:table-cell office:value-type="string">
            <text:p>Foresight Financial Group Inc.</text:p>
          </table:table-cell>
        </table:table-row>
        <table:table-row table:style-name="ro1">
          <table:table-cell office:value-type="string">
            <text:p>FGFT</text:p>
          </table:table-cell>
          <table:table-cell office:value-type="string">
            <text:p>FG Fitness &amp; Media Group, Inc.</text:p>
          </table:table-cell>
        </table:table-row>
        <table:table-row table:style-name="ro1">
          <table:table-cell office:value-type="string">
            <text:p>FGNA</text:p>
          </table:table-cell>
          <table:table-cell office:value-type="string">
            <text:p>FG New America Acquisition Corp</text:p>
          </table:table-cell>
        </table:table-row>
        <table:table-row table:style-name="ro1">
          <table:table-cell office:value-type="string">
            <text:p>FGPR</text:p>
          </table:table-cell>
          <table:table-cell office:value-type="string">
            <text:p>Ferrellgas Partners, L.P.</text:p>
          </table:table-cell>
        </table:table-row>
        <table:table-row table:style-name="ro1">
          <table:table-cell office:value-type="string">
            <text:p>FHB</text:p>
          </table:table-cell>
          <table:table-cell office:value-type="string">
            <text:p>First Hawaiian Inc</text:p>
          </table:table-cell>
        </table:table-row>
        <table:table-row table:style-name="ro1">
          <table:table-cell office:value-type="string">
            <text:p>FHBC</text:p>
          </table:table-cell>
          <table:table-cell office:value-type="string">
            <text:p>Fernhill Beverage, Inc.</text:p>
          </table:table-cell>
        </table:table-row>
        <table:table-row table:style-name="ro1">
          <table:table-cell office:value-type="string">
            <text:p>FHI</text:p>
          </table:table-cell>
          <table:table-cell office:value-type="string">
            <text:p>Federated Hermes Inc</text:p>
          </table:table-cell>
        </table:table-row>
        <table:table-row table:style-name="ro1">
          <table:table-cell office:value-type="string">
            <text:p>FHLB</text:p>
          </table:table-cell>
          <table:table-cell office:value-type="string">
            <text:p>Friendly Hills Bank (Whittier, CA)</text:p>
          </table:table-cell>
        </table:table-row>
        <table:table-row table:style-name="ro1">
          <table:table-cell office:value-type="string">
            <text:p>FHN</text:p>
          </table:table-cell>
          <table:table-cell office:value-type="string">
            <text:p>First Horizon National Corp</text:p>
          </table:table-cell>
        </table:table-row>
        <table:table-row table:style-name="ro1">
          <table:table-cell office:value-type="string">
            <text:p>FHN-A</text:p>
          </table:table-cell>
          <table:table-cell office:value-type="string">
            <text:p>First Horizon National Corp</text:p>
          </table:table-cell>
        </table:table-row>
        <table:table-row table:style-name="ro1">
          <table:table-cell office:value-type="string">
            <text:p>FHRT</text:p>
          </table:table-cell>
          <table:table-cell office:value-type="string">
            <text:p>First Hartford Corp.</text:p>
          </table:table-cell>
        </table:table-row>
        <table:table-row table:style-name="ro1">
          <table:table-cell office:value-type="string">
            <text:p>FHTX</text:p>
          </table:table-cell>
          <table:table-cell office:value-type="string">
            <text:p>Foghorn Therapeutics Inc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rank's International NV</text:p>
          </table:table-cell>
        </table:table-row>
        <table:table-row table:style-name="ro1">
          <table:table-cell office:value-type="string">
            <text:p>FIBH</text:p>
          </table:table-cell>
          <table:table-cell office:value-type="string">
            <text:p>First Bancshares, Inc. </text:p>
          </table:table-cell>
        </table:table-row>
        <table:table-row table:style-name="ro1">
          <table:table-cell office:value-type="string">
            <text:p>FIBK</text:p>
          </table:table-cell>
          <table:table-cell office:value-type="string">
            <text:p>First Interstate BancSystem Inc</text:p>
          </table:table-cell>
        </table:table-row>
        <table:table-row table:style-name="ro1">
          <table:table-cell office:value-type="string">
            <text:p>FICO</text:p>
          </table:table-cell>
          <table:table-cell office:value-type="string">
            <text:p>Fair Isaac Corp</text:p>
          </table:table-cell>
        </table:table-row>
        <table:table-row table:style-name="ro1">
          <table:table-cell office:value-type="string">
            <text:p>FIEB</text:p>
          </table:table-cell>
          <table:table-cell office:value-type="string">
            <text:p>First IC Corporation</text:p>
          </table:table-cell>
        </table:table-row>
        <table:table-row table:style-name="ro1">
          <table:table-cell office:value-type="string">
            <text:p>FIEC</text:p>
          </table:table-cell>
          <table:table-cell office:value-type="string">
            <text:p>Frontier National Corp.</text:p>
          </table:table-cell>
        </table:table-row>
        <table:table-row table:style-name="ro1">
          <table:table-cell office:value-type="string">
            <text:p>FIEE</text:p>
          </table:table-cell>
          <table:table-cell office:value-type="string">
            <text:p>FI Enhanced Europe 50 ETN-UBS</text:p>
          </table:table-cell>
        </table:table-row>
        <table:table-row table:style-name="ro1">
          <table:table-cell office:value-type="string">
            <text:p>FIF</text:p>
          </table:table-cell>
          <table:table-cell office:value-type="string">
            <text:p>First Trust Energy Infrastructure Fund</text:p>
          </table:table-cell>
        </table:table-row>
        <table:table-row table:style-name="ro1">
          <table:table-cell office:value-type="string">
            <text:p>FIGM</text:p>
          </table:table-cell>
          <table:table-cell office:value-type="string">
            <text:p>Future International Group Corp. </text:p>
          </table:table-cell>
        </table:table-row>
        <table:table-row table:style-name="ro1">
          <table:table-cell office:value-type="string">
            <text:p>FIND</text:p>
          </table:table-cell>
          <table:table-cell office:value-type="string">
            <text:p>FindEx.com, Inc.</text:p>
          </table:table-cell>
        </table:table-row>
        <table:table-row table:style-name="ro1">
          <table:table-cell office:value-type="string">
            <text:p>FINN</text:p>
          </table:table-cell>
          <table:table-cell office:value-type="string">
            <text:p>First National of Nebraska, Inc.</text:p>
          </table:table-cell>
        </table:table-row>
        <table:table-row table:style-name="ro1">
          <table:table-cell office:value-type="string">
            <text:p>FINS</text:p>
          </table:table-cell>
          <table:table-cell office:value-type="string">
            <text:p>Angel Oak Financial Strategies Income Term Trust</text:p>
          </table:table-cell>
        </table:table-row>
        <table:table-row table:style-name="ro1">
          <table:table-cell office:value-type="string">
            <text:p>FINV</text:p>
          </table:table-cell>
          <table:table-cell office:value-type="string">
            <text:p>FinVolution Group</text:p>
          </table:table-cell>
        </table:table-row>
        <table:table-row table:style-name="ro1">
          <table:table-cell office:value-type="string">
            <text:p>FIOGF</text:p>
          </table:table-cell>
          <table:table-cell office:value-type="string">
            <text:p>Fiore Gold Ltd</text:p>
          </table:table-cell>
        </table:table-row>
        <table:table-row table:style-name="ro1">
          <table:table-cell office:value-type="string">
            <text:p>FIS</text:p>
          </table:table-cell>
          <table:table-cell office:value-type="string">
            <text:p>Fidelity National Information Services Inc</text:p>
          </table:table-cell>
        </table:table-row>
        <table:table-row table:style-name="ro1">
          <table:table-cell office:value-type="string">
            <text:p>FISB</text:p>
          </table:table-cell>
          <table:table-cell office:value-type="string">
            <text:p>1st Capital Bank (Monterey CA)</text:p>
          </table:table-cell>
        </table:table-row>
        <table:table-row table:style-name="ro1">
          <table:table-cell office:value-type="string">
            <text:p>FISI</text:p>
          </table:table-cell>
          <table:table-cell office:value-type="string">
            <text:p>Financial Institutions Inc</text:p>
          </table:table-cell>
        </table:table-row>
        <table:table-row table:style-name="ro1">
          <table:table-cell office:value-type="string">
            <text:p>FISK</text:p>
          </table:table-cell>
          <table:table-cell office:value-type="string">
            <text:p>Empire State Realty OP LP</text:p>
          </table:table-cell>
        </table:table-row>
        <table:table-row table:style-name="ro1">
          <table:table-cell office:value-type="string">
            <text:p>FISV</text:p>
          </table:table-cell>
          <table:table-cell office:value-type="string">
            <text:p>Fiserv Inc</text:p>
          </table:table-cell>
        </table:table-row>
        <table:table-row table:style-name="ro1">
          <table:table-cell office:value-type="string">
            <text:p>FIT</text:p>
          </table:table-cell>
          <table:table-cell office:value-type="string">
            <text:p>Fitbit Inc</text:p>
          </table:table-cell>
        </table:table-row>
        <table:table-row table:style-name="ro1">
          <table:table-cell office:value-type="string">
            <text:p>FITB</text:p>
          </table:table-cell>
          <table:table-cell office:value-type="string">
            <text:p>Fifth Third Bancorp</text:p>
          </table:table-cell>
        </table:table-row>
        <table:table-row table:style-name="ro1">
          <table:table-cell office:value-type="string">
            <text:p>FITBI</text:p>
          </table:table-cell>
          <table:table-cell office:value-type="string">
            <text:p>Fifth Third Bancorp</text:p>
          </table:table-cell>
        </table:table-row>
        <table:table-row table:style-name="ro1">
          <table:table-cell office:value-type="string">
            <text:p>FITBO</text:p>
          </table:table-cell>
          <table:table-cell office:value-type="string">
            <text:p>Fifth Third Bancorp</text:p>
          </table:table-cell>
        </table:table-row>
        <table:table-row table:style-name="ro1">
          <table:table-cell office:value-type="string">
            <text:p>FITBP</text:p>
          </table:table-cell>
          <table:table-cell office:value-type="string">
            <text:p>Fifth Third Bancorp</text:p>
          </table:table-cell>
        </table:table-row>
        <table:table-row table:style-name="ro1">
          <table:table-cell office:value-type="string">
            <text:p>FIV</text:p>
          </table:table-cell>
          <table:table-cell office:value-type="string">
            <text:p>First Trust Senior Floating Rate 2022 Target Term Fund</text:p>
          </table:table-cell>
        </table:table-row>
        <table:table-row table:style-name="ro1">
          <table:table-cell office:value-type="string">
            <text:p>FIVE</text:p>
          </table:table-cell>
          <table:table-cell office:value-type="string">
            <text:p>Five Below Inc</text:p>
          </table:table-cell>
        </table:table-row>
        <table:table-row table:style-name="ro1">
          <table:table-cell office:value-type="string">
            <text:p>FIVN</text:p>
          </table:table-cell>
          <table:table-cell office:value-type="string">
            <text:p>Five9 Inc</text:p>
          </table:table-cell>
        </table:table-row>
        <table:table-row table:style-name="ro1">
          <table:table-cell office:value-type="string">
            <text:p>FIX</text:p>
          </table:table-cell>
          <table:table-cell office:value-type="string">
            <text:p>Comfort Systems USA Inc</text:p>
          </table:table-cell>
        </table:table-row>
        <table:table-row table:style-name="ro1">
          <table:table-cell office:value-type="string">
            <text:p>FIXX</text:p>
          </table:table-cell>
          <table:table-cell office:value-type="string">
            <text:p>Homology Medicines Inc</text:p>
          </table:table-cell>
        </table:table-row>
        <table:table-row table:style-name="ro1">
          <table:table-cell office:value-type="string">
            <text:p>FIZN</text:p>
          </table:table-cell>
          <table:table-cell office:value-type="string">
            <text:p>First Citizens Bancshares, Inc.</text:p>
          </table:table-cell>
        </table:table-row>
        <table:table-row table:style-name="ro1">
          <table:table-cell office:value-type="string">
            <text:p>FIZZ</text:p>
          </table:table-cell>
          <table:table-cell office:value-type="string">
            <text:p>National Beverage Corp</text:p>
          </table:table-cell>
        </table:table-row>
        <table:table-row table:style-name="ro1">
          <table:table-cell office:value-type="string">
            <text:p>FKWL</text:p>
          </table:table-cell>
          <table:table-cell office:value-type="string">
            <text:p>Franklin Wireless Corp.</text:p>
          </table:table-cell>
        </table:table-row>
        <table:table-row table:style-name="ro1">
          <table:table-cell office:value-type="string">
            <text:p>FKYS</text:p>
          </table:table-cell>
          <table:table-cell office:value-type="string">
            <text:p>First Keystone Corp.</text:p>
          </table:table-cell>
        </table:table-row>
        <table:table-row table:style-name="ro1">
          <table:table-cell office:value-type="string">
            <text:p>FL</text:p>
          </table:table-cell>
          <table:table-cell office:value-type="string">
            <text:p>Foot Locker Inc</text:p>
          </table:table-cell>
        </table:table-row>
        <table:table-row table:style-name="ro1">
          <table:table-cell office:value-type="string">
            <text:p>FLC</text:p>
          </table:table-cell>
          <table:table-cell office:value-type="string">
            <text:p>Flaherty &amp; Crumrine Total Return Fund Inc</text:p>
          </table:table-cell>
        </table:table-row>
        <table:table-row table:style-name="ro1">
          <table:table-cell office:value-type="string">
            <text:p>FLDM</text:p>
          </table:table-cell>
          <table:table-cell office:value-type="string">
            <text:p>Fluidigm Corp</text:p>
          </table:table-cell>
        </table:table-row>
        <table:table-row table:style-name="ro1">
          <table:table-cell office:value-type="string">
            <text:p>FLES</text:p>
          </table:table-cell>
          <table:table-cell office:value-type="string">
            <text:p>The 4 Less Group Inc.</text:p>
          </table:table-cell>
        </table:table-row>
        <table:table-row table:style-name="ro1">
          <table:table-cell office:value-type="string">
            <text:p>FLEX</text:p>
          </table:table-cell>
          <table:table-cell office:value-type="string">
            <text:p>Flex Ltd</text:p>
          </table:table-cell>
        </table:table-row>
        <table:table-row table:style-name="ro1">
          <table:table-cell office:value-type="string">
            <text:p>FLGT</text:p>
          </table:table-cell>
          <table:table-cell office:value-type="string">
            <text:p>Fulgent Genetics Inc</text:p>
          </table:table-cell>
        </table:table-row>
        <table:table-row table:style-name="ro1">
          <table:table-cell office:value-type="string">
            <text:p>FLIC</text:p>
          </table:table-cell>
          <table:table-cell office:value-type="string">
            <text:p>First of Long Island Corp-The</text:p>
          </table:table-cell>
        </table:table-row>
        <table:table-row table:style-name="ro1">
          <table:table-cell office:value-type="string">
            <text:p>FLIR</text:p>
          </table:table-cell>
          <table:table-cell office:value-type="string">
            <text:p>FLIR Systems Inc</text:p>
          </table:table-cell>
        </table:table-row>
        <table:table-row table:style-name="ro1">
          <table:table-cell office:value-type="string">
            <text:p>FLKI</text:p>
          </table:table-cell>
          <table:table-cell office:value-type="string">
            <text:p>Falken Industries Ltd.</text:p>
          </table:table-cell>
        </table:table-row>
        <table:table-row table:style-name="ro1">
          <table:table-cell office:value-type="string">
            <text:p>FLKM</text:p>
          </table:table-cell>
          <table:table-cell office:value-type="string">
            <text:p>Flikmedia, Inc.</text:p>
          </table:table-cell>
        </table:table-row>
        <table:table-row table:style-name="ro1">
          <table:table-cell office:value-type="string">
            <text:p>FLL</text:p>
          </table:table-cell>
          <table:table-cell office:value-type="string">
            <text:p>Full House Resorts Inc</text:p>
          </table:table-cell>
        </table:table-row>
        <table:table-row table:style-name="ro1">
          <table:table-cell office:value-type="string">
            <text:p>FLMN</text:p>
          </table:table-cell>
          <table:table-cell office:value-type="string">
            <text:p>Falcon Minerals Corp</text:p>
          </table:table-cell>
        </table:table-row>
        <table:table-row table:style-name="ro1">
          <table:table-cell office:value-type="string">
            <text:p>FLMP</text:p>
          </table:table-cell>
          <table:table-cell office:value-type="string">
            <text:p>Flame Seal Products Inc.</text:p>
          </table:table-cell>
        </table:table-row>
        <table:table-row table:style-name="ro1">
          <table:table-cell office:value-type="string">
            <text:p>FLNG</text:p>
          </table:table-cell>
          <table:table-cell office:value-type="string">
            <text:p>FLEX LNG Ltd</text:p>
          </table:table-cell>
        </table:table-row>
        <table:table-row table:style-name="ro1">
          <table:table-cell office:value-type="string">
            <text:p>FLNT</text:p>
          </table:table-cell>
          <table:table-cell office:value-type="string">
            <text:p>Fluent Inc</text:p>
          </table:table-cell>
        </table:table-row>
        <table:table-row table:style-name="ro1">
          <table:table-cell office:value-type="string">
            <text:p>FLO</text:p>
          </table:table-cell>
          <table:table-cell office:value-type="string">
            <text:p>Flowers Foods Inc</text:p>
          </table:table-cell>
        </table:table-row>
        <table:table-row table:style-name="ro1">
          <table:table-cell office:value-type="string">
            <text:p>FLOD</text:p>
          </table:table-cell>
          <table:table-cell office:value-type="string">
            <text:p>Flowery Gold Mines Co. of Nevada</text:p>
          </table:table-cell>
        </table:table-row>
        <table:table-row table:style-name="ro1">
          <table:table-cell office:value-type="string">
            <text:p>FLOW</text:p>
          </table:table-cell>
          <table:table-cell office:value-type="string">
            <text:p>SPX FLOW Inc</text:p>
          </table:table-cell>
        </table:table-row>
        <table:table-row table:style-name="ro1">
          <table:table-cell office:value-type="string">
            <text:p>FLR</text:p>
          </table:table-cell>
          <table:table-cell office:value-type="string">
            <text:p>Fluor Corp</text:p>
          </table:table-cell>
        </table:table-row>
        <table:table-row table:style-name="ro1">
          <table:table-cell office:value-type="string">
            <text:p>FLRE</text:p>
          </table:table-cell>
          <table:table-cell office:value-type="string">
            <text:p>Flameret Inc</text:p>
          </table:table-cell>
        </table:table-row>
        <table:table-row table:style-name="ro1">
          <table:table-cell office:value-type="string">
            <text:p>FLS</text:p>
          </table:table-cell>
          <table:table-cell office:value-type="string">
            <text:p>Flowserve Corp</text:p>
          </table:table-cell>
        </table:table-row>
        <table:table-row table:style-name="ro1">
          <table:table-cell office:value-type="string">
            <text:p>FLSS</text:p>
          </table:table-cell>
          <table:table-cell office:value-type="string">
            <text:p>Forbes Energy Services Ltd.</text:p>
          </table:table-cell>
        </table:table-row>
        <table:table-row table:style-name="ro1">
          <table:table-cell office:value-type="string">
            <text:p>FLST</text:p>
          </table:table-cell>
          <table:table-cell office:value-type="string">
            <text:p>FuelStream, Inc.</text:p>
          </table:table-cell>
        </table:table-row>
        <table:table-row table:style-name="ro1">
          <table:table-cell office:value-type="string">
            <text:p>FLT</text:p>
          </table:table-cell>
          <table:table-cell office:value-type="string">
            <text:p>FleetCor Technologies Inc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Flux Power Holdings, Inc.</text:p>
          </table:table-cell>
        </table:table-row>
        <table:table-row table:style-name="ro1">
          <table:table-cell office:value-type="string">
            <text:p>FLWS</text:p>
          </table:table-cell>
          <table:table-cell office:value-type="string">
            <text:p>1-800-Flowers.com Inc</text:p>
          </table:table-cell>
        </table:table-row>
        <table:table-row table:style-name="ro1">
          <table:table-cell office:value-type="string">
            <text:p>FLXI</text:p>
          </table:table-cell>
          <table:table-cell office:value-type="string">
            <text:p>FlexiInternational Software, Inc.</text:p>
          </table:table-cell>
        </table:table-row>
        <table:table-row table:style-name="ro1">
          <table:table-cell office:value-type="string">
            <text:p>FLXN</text:p>
          </table:table-cell>
          <table:table-cell office:value-type="string">
            <text:p>Flexion Therapeutics Inc</text:p>
          </table:table-cell>
        </table:table-row>
        <table:table-row table:style-name="ro1">
          <table:table-cell office:value-type="string">
            <text:p>FLXP</text:p>
          </table:table-cell>
          <table:table-cell office:value-type="string">
            <text:p>Flexpower, Inc.</text:p>
          </table:table-cell>
        </table:table-row>
        <table:table-row table:style-name="ro1">
          <table:table-cell office:value-type="string">
            <text:p>FLXS</text:p>
          </table:table-cell>
          <table:table-cell office:value-type="string">
            <text:p>Flexsteel Industries Inc</text:p>
          </table:table-cell>
        </table:table-row>
        <table:table-row table:style-name="ro1">
          <table:table-cell office:value-type="string">
            <text:p>FLXT</text:p>
          </table:table-cell>
          <table:table-cell office:value-type="string">
            <text:p>Flexpoint Sensor Systems, Inc.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Fly Leasing Ltd</text:p>
          </table:table-cell>
        </table:table-row>
        <table:table-row table:style-name="ro1">
          <table:table-cell office:value-type="string">
            <text:p>FLYE</text:p>
          </table:table-cell>
          <table:table-cell office:value-type="string">
            <text:p>International Jet Engine Supply, Inc.</text:p>
          </table:table-cell>
        </table:table-row>
        <table:table-row table:style-name="ro1">
          <table:table-cell office:value-type="string">
            <text:p>FMAO</text:p>
          </table:table-cell>
          <table:table-cell office:value-type="string">
            <text:p>Farmers &amp; Merchants Bancorp Inc-Archbold OH</text:p>
          </table:table-cell>
        </table:table-row>
        <table:table-row table:style-name="ro1">
          <table:table-cell office:value-type="string">
            <text:p>FMBH</text:p>
          </table:table-cell>
          <table:table-cell office:value-type="string">
            <text:p>First Mid Bancshares Inc</text:p>
          </table:table-cell>
        </table:table-row>
        <table:table-row table:style-name="ro1">
          <table:table-cell office:value-type="string">
            <text:p>FMBI</text:p>
          </table:table-cell>
          <table:table-cell office:value-type="string">
            <text:p>First Midwest Bancorp Inc-IL</text:p>
          </table:table-cell>
        </table:table-row>
        <table:table-row table:style-name="ro1">
          <table:table-cell office:value-type="string">
            <text:p>FMBL</text:p>
          </table:table-cell>
          <table:table-cell office:value-type="string">
            <text:p>Farmers &amp; Merchants Bank of Long Beach (CA)</text:p>
          </table:table-cell>
        </table:table-row>
        <table:table-row table:style-name="ro1">
          <table:table-cell office:value-type="string">
            <text:p>FMBM</text:p>
          </table:table-cell>
          <table:table-cell office:value-type="string">
            <text:p>F &amp; M Bank Corp.</text:p>
          </table:table-cell>
        </table:table-row>
        <table:table-row table:style-name="ro1">
          <table:table-cell office:value-type="string">
            <text:p>FMBV</text:p>
          </table:table-cell>
          <table:table-cell office:value-type="string">
            <text:p>Full Motion Beverage, Inc.</text:p>
          </table:table-cell>
        </table:table-row>
        <table:table-row table:style-name="ro1">
          <table:table-cell office:value-type="string">
            <text:p>FMC</text:p>
          </table:table-cell>
          <table:table-cell office:value-type="string">
            <text:p>FMC Corp</text:p>
          </table:table-cell>
        </table:table-row>
        <table:table-row table:style-name="ro1">
          <table:table-cell office:value-type="string">
            <text:p>FMCB</text:p>
          </table:table-cell>
          <table:table-cell office:value-type="string">
            <text:p>Farmers &amp; Merchants Bancorp</text:p>
          </table:table-cell>
        </table:table-row>
        <table:table-row table:style-name="ro1">
          <table:table-cell office:value-type="string">
            <text:p>FMCC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G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H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I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J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K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L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M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N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O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P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S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CT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I</text:p>
          </table:table-cell>
          <table:table-cell office:value-type="string">
            <text:p>Forum Merger II Corporation</text:p>
          </table:table-cell>
        </table:table-row>
        <table:table-row table:style-name="ro1">
          <table:table-cell office:value-type="string">
            <text:p>FMCKI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KJ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KK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KL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KM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KN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KO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CKP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MFG</text:p>
          </table:table-cell>
          <table:table-cell office:value-type="string">
            <text:p>Farmers and Merchants Bancshares, Inc.</text:p>
          </table:table-cell>
        </table:table-row>
        <table:table-row table:style-name="ro1">
          <table:table-cell office:value-type="string">
            <text:p>FMFN</text:p>
          </table:table-cell>
          <table:table-cell office:value-type="string">
            <text:p>First Montauk Financial Corp.</text:p>
          </table:table-cell>
        </table:table-row>
        <table:table-row table:style-name="ro1">
          <table:table-cell office:value-type="string">
            <text:p>FMHS</text:p>
          </table:table-cell>
          <table:table-cell office:value-type="string">
            <text:p>Farmhouse Inc.</text:p>
          </table:table-cell>
        </table:table-row>
        <table:table-row table:style-name="ro1">
          <table:table-cell office:value-type="string">
            <text:p>FMIA</text:p>
          </table:table-cell>
          <table:table-cell office:value-type="string">
            <text:p>First Miami Bancorp, Inc.</text:p>
          </table:table-cell>
        </table:table-row>
        <table:table-row table:style-name="ro1">
          <table:table-cell office:value-type="string">
            <text:p>FMN</text:p>
          </table:table-cell>
          <table:table-cell office:value-type="string">
            <text:p>Federated Premier Municipal Income Fund</text:p>
          </table:table-cell>
        </table:table-row>
        <table:table-row table:style-name="ro1">
          <table:table-cell office:value-type="string">
            <text:p>FMNB</text:p>
          </table:table-cell>
          <table:table-cell office:value-type="string">
            <text:p>Farmers National Banc Corp</text:p>
          </table:table-cell>
        </table:table-row>
        <table:table-row table:style-name="ro1">
          <table:table-cell office:value-type="string">
            <text:p>FMNJ</text:p>
          </table:table-cell>
          <table:table-cell office:value-type="string">
            <text:p>Franklin Mining, Inc.</text:p>
          </table:table-cell>
        </table:table-row>
        <table:table-row table:style-name="ro1">
          <table:table-cell office:value-type="string">
            <text:p>FMO</text:p>
          </table:table-cell>
          <table:table-cell office:value-type="string">
            <text:p>Fiduciary-Claymore Energy Infrastructure Fund</text:p>
          </table:table-cell>
        </table:table-row>
        <table:table-row table:style-name="ro1">
          <table:table-cell office:value-type="string">
            <text:p>FMS</text:p>
          </table:table-cell>
          <table:table-cell office:value-type="string">
            <text:p>Fresenius Medical Care AG &amp; Co KGaA</text:p>
          </table:table-cell>
        </table:table-row>
        <table:table-row table:style-name="ro1">
          <table:table-cell office:value-type="string">
            <text:p>FMTX</text:p>
          </table:table-cell>
          <table:table-cell office:value-type="string">
            <text:p>Forma Therapeutics Holdings Inc</text:p>
          </table:table-cell>
        </table:table-row>
        <table:table-row table:style-name="ro1">
          <table:table-cell office:value-type="string">
            <text:p>FMX</text:p>
          </table:table-cell>
          <table:table-cell office:value-type="string">
            <text:p>Fomento Economico Mexicano SAB de CV</text:p>
          </table:table-cell>
        </table:table-row>
        <table:table-row table:style-name="ro1">
          <table:table-cell office:value-type="string">
            <text:p>FMY</text:p>
          </table:table-cell>
          <table:table-cell office:value-type="string">
            <text:p>First Trust Mortgage Income Fund</text:p>
          </table:table-cell>
        </table:table-row>
        <table:table-row table:style-name="ro1">
          <table:table-cell office:value-type="string">
            <text:p>FMYR</text:p>
          </table:table-cell>
          <table:table-cell office:value-type="string">
            <text:p>Family Room Entertainment Corp.</text:p>
          </table:table-cell>
        </table:table-row>
        <table:table-row table:style-name="ro1">
          <table:table-cell office:value-type="string">
            <text:p>FN</text:p>
          </table:table-cell>
          <table:table-cell office:value-type="string">
            <text:p>Fabrinet</text:p>
          </table:table-cell>
        </table:table-row>
        <table:table-row table:style-name="ro1">
          <table:table-cell office:value-type="string">
            <text:p>FNB</text:p>
          </table:table-cell>
          <table:table-cell office:value-type="string">
            <text:p>FNB Corp-PA</text:p>
          </table:table-cell>
        </table:table-row>
        <table:table-row table:style-name="ro1">
          <table:table-cell office:value-type="string">
            <text:p>FNBE</text:p>
          </table:table-cell>
          <table:table-cell office:value-type="string">
            <text:p>First National Bank of Mercersburg (PA)</text:p>
          </table:table-cell>
        </table:table-row>
        <table:table-row table:style-name="ro1">
          <table:table-cell office:value-type="string">
            <text:p>FNB-E</text:p>
          </table:table-cell>
          <table:table-cell office:value-type="string">
            <text:p>FNB Corp-PA</text:p>
          </table:table-cell>
        </table:table-row>
        <table:table-row table:style-name="ro1">
          <table:table-cell office:value-type="string">
            <text:p>FNBT</text:p>
          </table:table-cell>
          <table:table-cell office:value-type="string">
            <text:p>FineMark Holdings, Inc.</text:p>
          </table:table-cell>
        </table:table-row>
        <table:table-row table:style-name="ro1">
          <table:table-cell office:value-type="string">
            <text:p>FNCB</text:p>
          </table:table-cell>
          <table:table-cell office:value-type="string">
            <text:p>FNCB Bancorp Inc</text:p>
          </table:table-cell>
        </table:table-row>
        <table:table-row table:style-name="ro1">
          <table:table-cell office:value-type="string">
            <text:p>FND</text:p>
          </table:table-cell>
          <table:table-cell office:value-type="string">
            <text:p>Floor &amp; Decor Holdings Inc</text:p>
          </table:table-cell>
        </table:table-row>
        <table:table-row table:style-name="ro1">
          <table:table-cell office:value-type="string">
            <text:p>FNDM</text:p>
          </table:table-cell>
          <table:table-cell office:value-type="string">
            <text:p>Fund.com, Inc.</text:p>
          </table:table-cell>
        </table:table-row>
        <table:table-row table:style-name="ro1">
          <table:table-cell office:value-type="string">
            <text:p>FNF</text:p>
          </table:table-cell>
          <table:table-cell office:value-type="string">
            <text:p>Fidelity National Financial Inc</text:p>
          </table:table-cell>
        </table:table-row>
        <table:table-row table:style-name="ro1">
          <table:table-cell office:value-type="string">
            <text:p>FNGR</text:p>
          </table:table-cell>
          <table:table-cell office:value-type="string">
            <text:p>FingerMotion, Inc.</text:p>
          </table:table-cell>
        </table:table-row>
        <table:table-row table:style-name="ro1">
          <table:table-cell office:value-type="string">
            <text:p>FNGZ</text:p>
          </table:table-cell>
          <table:table-cell office:value-type="string">
            <text:p>MicroSectors FANG Index 2X Inverse Leveraged ETN</text:p>
          </table:table-cell>
        </table:table-row>
        <table:table-row table:style-name="ro1">
          <table:table-cell office:value-type="string">
            <text:p>FNHC</text:p>
          </table:table-cell>
          <table:table-cell office:value-type="string">
            <text:p>FedNat Holding Co</text:p>
          </table:table-cell>
        </table:table-row>
        <table:table-row table:style-name="ro1">
          <table:table-cell office:value-type="string">
            <text:p>FNJN</text:p>
          </table:table-cell>
          <table:table-cell office:value-type="string">
            <text:p>Finjan Holdings Inc</text:p>
          </table:table-cell>
        </table:table-row>
        <table:table-row table:style-name="ro1">
          <table:table-cell office:value-type="string">
            <text:p>FNKO</text:p>
          </table:table-cell>
          <table:table-cell office:value-type="string">
            <text:p>Funko Inc</text:p>
          </table:table-cell>
        </table:table-row>
        <table:table-row table:style-name="ro1">
          <table:table-cell office:value-type="string">
            <text:p>FNLC</text:p>
          </table:table-cell>
          <table:table-cell office:value-type="string">
            <text:p>First Bancorp Inc-ME</text:p>
          </table:table-cell>
        </table:table-row>
        <table:table-row table:style-name="ro1">
          <table:table-cell office:value-type="string">
            <text:p>FNMA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G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H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I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J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K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L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M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N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O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P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S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AT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FM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FN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MFO</text:p>
          </table:table-cell>
          <table:table-cell office:value-type="string">
            <text:p>Fannie Mae</text:p>
          </table:table-cell>
        </table:table-row>
        <table:table-row table:style-name="ro1">
          <table:table-cell office:value-type="string">
            <text:p>FNRC</text:p>
          </table:table-cell>
          <table:table-cell office:value-type="string">
            <text:p>1st NRG Corp.</text:p>
          </table:table-cell>
        </table:table-row>
        <table:table-row table:style-name="ro1">
          <table:table-cell office:value-type="string">
            <text:p>FNRG</text:p>
          </table:table-cell>
          <table:table-cell office:value-type="string">
            <text:p>ForceField Energy Inc.</text:p>
          </table:table-cell>
        </table:table-row>
        <table:table-row table:style-name="ro1">
          <table:table-cell office:value-type="string">
            <text:p>FNRN</text:p>
          </table:table-cell>
          <table:table-cell office:value-type="string">
            <text:p>First Northern Community Bancorp</text:p>
          </table:table-cell>
        </table:table-row>
        <table:table-row table:style-name="ro1">
          <table:table-cell office:value-type="string">
            <text:p>FNV</text:p>
          </table:table-cell>
          <table:table-cell office:value-type="string">
            <text:p>Franco-Nevada Corp</text:p>
          </table:table-cell>
        </table:table-row>
        <table:table-row table:style-name="ro1">
          <table:table-cell office:value-type="string">
            <text:p>FNWB</text:p>
          </table:table-cell>
          <table:table-cell office:value-type="string">
            <text:p>First Northwest Bancorp</text:p>
          </table:table-cell>
        </table:table-row>
        <table:table-row table:style-name="ro1">
          <table:table-cell office:value-type="string">
            <text:p>FOCS</text:p>
          </table:table-cell>
          <table:table-cell office:value-type="string">
            <text:p>Focus Financial Partners Inc</text:p>
          </table:table-cell>
        </table:table-row>
        <table:table-row table:style-name="ro1">
          <table:table-cell office:value-type="string">
            <text:p>FOE</text:p>
          </table:table-cell>
          <table:table-cell office:value-type="string">
            <text:p>Ferro Corp</text:p>
          </table:table-cell>
        </table:table-row>
        <table:table-row table:style-name="ro1">
          <table:table-cell office:value-type="string">
            <text:p>FOF</text:p>
          </table:table-cell>
          <table:table-cell office:value-type="string">
            <text:p>Cohen &amp; Steers Closed-End Opportunity Fund Inc</text:p>
          </table:table-cell>
        </table:table-row>
        <table:table-row table:style-name="ro1">
          <table:table-cell office:value-type="string">
            <text:p>FOLD</text:p>
          </table:table-cell>
          <table:table-cell office:value-type="string">
            <text:p>Amicus Therapeutics Inc</text:p>
          </table:table-cell>
        </table:table-row>
        <table:table-row table:style-name="ro1">
          <table:table-cell office:value-type="string">
            <text:p>FONR</text:p>
          </table:table-cell>
          <table:table-cell office:value-type="string">
            <text:p>FONAR Corp</text:p>
          </table:table-cell>
        </table:table-row>
        <table:table-row table:style-name="ro1">
          <table:table-cell office:value-type="string">
            <text:p>FONU</text:p>
          </table:table-cell>
          <table:table-cell office:value-type="string">
            <text:p>FONU2 Inc.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Forestar Group Inc</text:p>
          </table:table-cell>
        </table:table-row>
        <table:table-row table:style-name="ro1">
          <table:table-cell office:value-type="string">
            <text:p>FORD</text:p>
          </table:table-cell>
          <table:table-cell office:value-type="string">
            <text:p>Forward Industries Inc</text:p>
          </table:table-cell>
        </table:table-row>
        <table:table-row table:style-name="ro1">
          <table:table-cell office:value-type="string">
            <text:p>FORK</text:p>
          </table:table-cell>
          <table:table-cell office:value-type="string">
            <text:p>Fuling Global Inc</text:p>
          </table:table-cell>
        </table:table-row>
        <table:table-row table:style-name="ro1">
          <table:table-cell office:value-type="string">
            <text:p>FORM</text:p>
          </table:table-cell>
          <table:table-cell office:value-type="string">
            <text:p>FormFactor Inc</text:p>
          </table:table-cell>
        </table:table-row>
        <table:table-row table:style-name="ro1">
          <table:table-cell office:value-type="string">
            <text:p>FORR</text:p>
          </table:table-cell>
          <table:table-cell office:value-type="string">
            <text:p>Forrester Research Inc</text:p>
          </table:table-cell>
        </table:table-row>
        <table:table-row table:style-name="ro1">
          <table:table-cell office:value-type="string">
            <text:p>FORTY</text:p>
          </table:table-cell>
          <table:table-cell office:value-type="string">
            <text:p>Formula Systems 1985 Ltd</text:p>
          </table:table-cell>
        </table:table-row>
        <table:table-row table:style-name="ro1">
          <table:table-cell office:value-type="string">
            <text:p>FORU</text:p>
          </table:table-cell>
          <table:table-cell office:value-type="string">
            <text:p>ForU Holdings, Inc.</text:p>
          </table:table-cell>
        </table:table-row>
        <table:table-row table:style-name="ro1">
          <table:table-cell office:value-type="string">
            <text:p>FORW</text:p>
          </table:table-cell>
          <table:table-cell office:value-type="string">
            <text:p>Forwardly Inc. </text:p>
          </table:table-cell>
        </table:table-row>
        <table:table-row table:style-name="ro1">
          <table:table-cell office:value-type="string">
            <text:p>FOSI</text:p>
          </table:table-cell>
          <table:table-cell office:value-type="string">
            <text:p>Frontier Oilfield Services, Inc.</text:p>
          </table:table-cell>
        </table:table-row>
        <table:table-row table:style-name="ro1">
          <table:table-cell office:value-type="string">
            <text:p>FOSL</text:p>
          </table:table-cell>
          <table:table-cell office:value-type="string">
            <text:p>Fossil Group Inc</text:p>
          </table:table-cell>
        </table:table-row>
        <table:table-row table:style-name="ro1">
          <table:table-cell office:value-type="string">
            <text:p>FOTB</text:p>
          </table:table-cell>
          <table:table-cell office:value-type="string">
            <text:p>First Ottawa Bancshares</text:p>
          </table:table-cell>
        </table:table-row>
        <table:table-row table:style-name="ro1">
          <table:table-cell office:value-type="string">
            <text:p>FOUR</text:p>
          </table:table-cell>
          <table:table-cell office:value-type="string">
            <text:p>Shift4 Payments Inc</text:p>
          </table:table-cell>
        </table:table-row>
        <table:table-row table:style-name="ro1">
          <table:table-cell office:value-type="string">
            <text:p>FOX</text:p>
          </table:table-cell>
          <table:table-cell office:value-type="string">
            <text:p>Fox Corp</text:p>
          </table:table-cell>
        </table:table-row>
        <table:table-row table:style-name="ro1">
          <table:table-cell office:value-type="string">
            <text:p>FOXA</text:p>
          </table:table-cell>
          <table:table-cell office:value-type="string">
            <text:p>Fox Corp</text:p>
          </table:table-cell>
        </table:table-row>
        <table:table-row table:style-name="ro1">
          <table:table-cell office:value-type="string">
            <text:p>FOXF</text:p>
          </table:table-cell>
          <table:table-cell office:value-type="string">
            <text:p>Fox Factory Holding Corp</text:p>
          </table:table-cell>
        </table:table-row>
        <table:table-row table:style-name="ro1">
          <table:table-cell office:value-type="string">
            <text:p>FOYJ</text:p>
          </table:table-cell>
          <table:table-cell office:value-type="string">
            <text:p>Foy-Johnston, Inc.</text:p>
          </table:table-cell>
        </table:table-row>
        <table:table-row table:style-name="ro1">
          <table:table-cell office:value-type="string">
            <text:p>FPAC</text:p>
          </table:table-cell>
          <table:table-cell office:value-type="string">
            <text:p>Far Point Acquisition Corp</text:p>
          </table:table-cell>
        </table:table-row>
        <table:table-row table:style-name="ro1">
          <table:table-cell office:value-type="string">
            <text:p>FPAC.UN</text:p>
          </table:table-cell>
          <table:table-cell office:value-type="string">
            <text:p>Far Point Acquisition Corp</text:p>
          </table:table-cell>
        </table:table-row>
        <table:table-row table:style-name="ro1">
          <table:table-cell office:value-type="string">
            <text:p>FPAY</text:p>
          </table:table-cell>
          <table:table-cell office:value-type="string">
            <text:p>FlexShopper Inc</text:p>
          </table:table-cell>
        </table:table-row>
        <table:table-row table:style-name="ro1">
          <table:table-cell office:value-type="string">
            <text:p>FPCG</text:p>
          </table:table-cell>
          <table:table-cell office:value-type="string">
            <text:p>First Physicians Capital Group, Inc.</text:p>
          </table:table-cell>
        </table:table-row>
        <table:table-row table:style-name="ro1">
          <table:table-cell office:value-type="string">
            <text:p>FPF</text:p>
          </table:table-cell>
          <table:table-cell office:value-type="string">
            <text:p>First Trust Intermediate Duration Preferred &amp; Income Fund</text:p>
          </table:table-cell>
        </table:table-row>
        <table:table-row table:style-name="ro1">
          <table:table-cell office:value-type="string">
            <text:p>FPFI</text:p>
          </table:table-cell>
          <table:table-cell office:value-type="string">
            <text:p>Fresh Promise Foods, Inc.</text:p>
          </table:table-cell>
        </table:table-row>
        <table:table-row table:style-name="ro1">
          <table:table-cell office:value-type="string">
            <text:p>FPH</text:p>
          </table:table-cell>
          <table:table-cell office:value-type="string">
            <text:p>Five Point Holdings LLC</text:p>
          </table:table-cell>
        </table:table-row>
        <table:table-row table:style-name="ro1">
          <table:table-cell office:value-type="string">
            <text:p>FPI</text:p>
          </table:table-cell>
          <table:table-cell office:value-type="string">
            <text:p>Farmland Partners Inc</text:p>
          </table:table-cell>
        </table:table-row>
        <table:table-row table:style-name="ro1">
          <table:table-cell office:value-type="string">
            <text:p>FPI-B</text:p>
          </table:table-cell>
          <table:table-cell office:value-type="string">
            <text:p>Farmland Partners Inc</text:p>
          </table:table-cell>
        </table:table-row>
        <table:table-row table:style-name="ro1">
          <table:table-cell office:value-type="string">
            <text:p>FPL</text:p>
          </table:table-cell>
          <table:table-cell office:value-type="string">
            <text:p>First Trust New Opportunities MLP &amp; Energy Fund</text:p>
          </table:table-cell>
        </table:table-row>
        <table:table-row table:style-name="ro1">
          <table:table-cell office:value-type="string">
            <text:p>FPLF</text:p>
          </table:table-cell>
          <table:table-cell office:value-type="string">
            <text:p>First Pet Life, Inc.</text:p>
          </table:table-cell>
        </table:table-row>
        <table:table-row table:style-name="ro1">
          <table:table-cell office:value-type="string">
            <text:p>FPMI</text:p>
          </table:table-cell>
          <table:table-cell office:value-type="string">
            <text:p>FluoroPharma Medical, Inc.</text:p>
          </table:table-cell>
        </table:table-row>
        <table:table-row table:style-name="ro1">
          <table:table-cell office:value-type="string">
            <text:p>FPPP</text:p>
          </table:table-cell>
          <table:table-cell office:value-type="string">
            <text:p>FieldPoint Petroleum Corp.</text:p>
          </table:table-cell>
        </table:table-row>
        <table:table-row table:style-name="ro1">
          <table:table-cell office:value-type="string">
            <text:p>FPRX</text:p>
          </table:table-cell>
          <table:table-cell office:value-type="string">
            <text:p>Five Prime Therapeutics Inc</text:p>
          </table:table-cell>
        </table:table-row>
        <table:table-row table:style-name="ro1">
          <table:table-cell office:value-type="string">
            <text:p>FPVD</text:p>
          </table:table-cell>
          <table:table-cell office:value-type="string">
            <text:p>Force Protection Video Equipment Corp.</text:p>
          </table:table-cell>
        </table:table-row>
        <table:table-row table:style-name="ro1">
          <table:table-cell office:value-type="string">
            <text:p>FQFC</text:p>
          </table:table-cell>
          <table:table-cell office:value-type="string">
            <text:p>Fuquan Financial Company 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irst Industrial Realty Trust Inc</text:p>
          </table:table-cell>
        </table:table-row>
        <table:table-row table:style-name="ro1">
          <table:table-cell office:value-type="string">
            <text:p>FRA</text:p>
          </table:table-cell>
          <table:table-cell office:value-type="string">
            <text:p>BlackRock Floating Rate Income Strategies Fund Inc</text:p>
          </table:table-cell>
        </table:table-row>
        <table:table-row table:style-name="ro1">
          <table:table-cell office:value-type="string">
            <text:p>FRAF</text:p>
          </table:table-cell>
          <table:table-cell office:value-type="string">
            <text:p>Franklin Financial Services Corp</text:p>
          </table:table-cell>
        </table:table-row>
        <table:table-row table:style-name="ro1">
          <table:table-cell office:value-type="string">
            <text:p>FRAN</text:p>
          </table:table-cell>
          <table:table-cell office:value-type="string">
            <text:p>Francesca's Holdings Corp</text:p>
          </table:table-cell>
        </table:table-row>
        <table:table-row table:style-name="ro1">
          <table:table-cell office:value-type="string">
            <text:p>FRAZ</text:p>
          </table:table-cell>
          <table:table-cell office:value-type="string">
            <text:p>Francisco Industries, Inc.</text:p>
          </table:table-cell>
        </table:table-row>
        <table:table-row table:style-name="ro1">
          <table:table-cell office:value-type="string">
            <text:p>FRBA</text:p>
          </table:table-cell>
          <table:table-cell office:value-type="string">
            <text:p>First Bank-Hamilton NJ</text:p>
          </table:table-cell>
        </table:table-row>
        <table:table-row table:style-name="ro1">
          <table:table-cell office:value-type="string">
            <text:p>FRBK</text:p>
          </table:table-cell>
          <table:table-cell office:value-type="string">
            <text:p>Republic First Bancorp Inc</text:p>
          </table:table-cell>
        </table:table-row>
        <table:table-row table:style-name="ro1">
          <table:table-cell office:value-type="string">
            <text:p>FRC</text:p>
          </table:table-cell>
          <table:table-cell office:value-type="string">
            <text:p>First Republic Bank-CA</text:p>
          </table:table-cell>
        </table:table-row>
        <table:table-row table:style-name="ro1">
          <table:table-cell office:value-type="string">
            <text:p>FRC-F</text:p>
          </table:table-cell>
          <table:table-cell office:value-type="string">
            <text:p>First Republic Bank-CA</text:p>
          </table:table-cell>
        </table:table-row>
        <table:table-row table:style-name="ro1">
          <table:table-cell office:value-type="string">
            <text:p>FRC-G</text:p>
          </table:table-cell>
          <table:table-cell office:value-type="string">
            <text:p>First Republic Bank-CA</text:p>
          </table:table-cell>
        </table:table-row>
        <table:table-row table:style-name="ro1">
          <table:table-cell office:value-type="string">
            <text:p>FRCH</text:p>
          </table:table-cell>
          <table:table-cell office:value-type="string">
            <text:p>Frenchtex, Inc.</text:p>
          </table:table-cell>
        </table:table-row>
        <table:table-row table:style-name="ro1">
          <table:table-cell office:value-type="string">
            <text:p>FRC-H</text:p>
          </table:table-cell>
          <table:table-cell office:value-type="string">
            <text:p>First Republic Bank-CA</text:p>
          </table:table-cell>
        </table:table-row>
        <table:table-row table:style-name="ro1">
          <table:table-cell office:value-type="string">
            <text:p>FRC-I</text:p>
          </table:table-cell>
          <table:table-cell office:value-type="string">
            <text:p>First Republic Bank-CA</text:p>
          </table:table-cell>
        </table:table-row>
        <table:table-row table:style-name="ro1">
          <table:table-cell office:value-type="string">
            <text:p>FRC-J</text:p>
          </table:table-cell>
          <table:table-cell office:value-type="string">
            <text:p>First Republic Bank-CA</text:p>
          </table:table-cell>
        </table:table-row>
        <table:table-row table:style-name="ro1">
          <table:table-cell office:value-type="string">
            <text:p>FRCN</text:p>
          </table:table-cell>
          <table:table-cell office:value-type="string">
            <text:p>Firemans Contractors, Inc.</text:p>
          </table:table-cell>
        </table:table-row>
        <table:table-row table:style-name="ro1">
          <table:table-cell office:value-type="string">
            <text:p>FRD</text:p>
          </table:table-cell>
          <table:table-cell office:value-type="string">
            <text:p>Friedman Industries Inc</text:p>
          </table:table-cell>
        </table:table-row>
        <table:table-row table:style-name="ro1">
          <table:table-cell office:value-type="string">
            <text:p>FREDQ</text:p>
          </table:table-cell>
          <table:table-cell office:value-type="string">
            <text:p>Fred's, Inc.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string">
            <text:p>Whole Earth Brands, Inc.</text:p>
          </table:table-cell>
        </table:table-row>
        <table:table-row table:style-name="ro1">
          <table:table-cell office:value-type="string">
            <text:p>FREJN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REJP</text:p>
          </table:table-cell>
          <table:table-cell office:value-type="string">
            <text:p>Freddie Mac</text:p>
          </table:table-cell>
        </table:table-row>
        <table:table-row table:style-name="ro1">
          <table:table-cell office:value-type="string">
            <text:p>FREQ</text:p>
          </table:table-cell>
          <table:table-cell office:value-type="string">
            <text:p>Frequency Therapeutics Inc</text:p>
          </table:table-cell>
        </table:table-row>
        <table:table-row table:style-name="ro1">
          <table:table-cell office:value-type="string">
            <text:p>FREVS</text:p>
          </table:table-cell>
          <table:table-cell office:value-type="string">
            <text:p>First Real Estate Investment Trust of New Jersey</text:p>
          </table:table-cell>
        </table:table-row>
        <table:table-row table:style-name="ro1">
          <table:table-cell office:value-type="string">
            <text:p>FRG</text:p>
          </table:table-cell>
          <table:table-cell office:value-type="string">
            <text:p>Franchise Group Inc</text:p>
          </table:table-cell>
        </table:table-row>
        <table:table-row table:style-name="ro1">
          <table:table-cell office:value-type="string">
            <text:p>FRGI</text:p>
          </table:table-cell>
          <table:table-cell office:value-type="string">
            <text:p>Fiesta Restaurant Group Inc</text:p>
          </table:table-cell>
        </table:table-row>
        <table:table-row table:style-name="ro1">
          <table:table-cell office:value-type="string">
            <text:p>FRHC</text:p>
          </table:table-cell>
          <table:table-cell office:value-type="string">
            <text:p>Freedom Holding Corp-NV</text:p>
          </table:table-cell>
        </table:table-row>
        <table:table-row table:style-name="ro1">
          <table:table-cell office:value-type="string">
            <text:p>FRHV</text:p>
          </table:table-cell>
          <table:table-cell office:value-type="string">
            <text:p>Fresh Harvest Products, Inc.</text:p>
          </table:table-cell>
        </table:table-row>
        <table:table-row table:style-name="ro1">
          <table:table-cell office:value-type="string">
            <text:p>FRLI</text:p>
          </table:table-cell>
          <table:table-cell office:value-type="string">
            <text:p>Frelii, Inc.</text:p>
          </table:table-cell>
        </table:table-row>
        <table:table-row table:style-name="ro1">
          <table:table-cell office:value-type="string">
            <text:p>FRMA</text:p>
          </table:table-cell>
          <table:table-cell office:value-type="string">
            <text:p>Firma Holdings Corp. </text:p>
          </table:table-cell>
        </table:table-row>
        <table:table-row table:style-name="ro1">
          <table:table-cell office:value-type="string">
            <text:p>FRMC</text:p>
          </table:table-cell>
          <table:table-cell office:value-type="string">
            <text:p>Formcap Corp.</text:p>
          </table:table-cell>
        </table:table-row>
        <table:table-row table:style-name="ro1">
          <table:table-cell office:value-type="string">
            <text:p>FRME</text:p>
          </table:table-cell>
          <table:table-cell office:value-type="string">
            <text:p>First Merchants Corp</text:p>
          </table:table-cell>
        </table:table-row>
        <table:table-row table:style-name="ro1">
          <table:table-cell office:value-type="string">
            <text:p>FRMO</text:p>
          </table:table-cell>
          <table:table-cell office:value-type="string">
            <text:p>FRMO Corp.</text:p>
          </table:table-cell>
        </table:table-row>
        <table:table-row table:style-name="ro1">
          <table:table-cell office:value-type="string">
            <text:p>FRNKF</text:p>
          </table:table-cell>
          <table:table-cell office:value-type="string">
            <text:p>FRANKLY INC</text:p>
          </table:table-cell>
        </table:table-row>
        <table:table-row table:style-name="ro1">
          <table:table-cell office:value-type="string">
            <text:p>FRNV</text:p>
          </table:table-cell>
          <table:table-cell office:value-type="string">
            <text:p>Frontera Investment, Inc.</text:p>
          </table:table-cell>
        </table:table-row>
        <table:table-row table:style-name="ro1">
          <table:table-cell office:value-type="string">
            <text:p>FRO</text:p>
          </table:table-cell>
          <table:table-cell office:value-type="string">
            <text:p>Frontline Ltd-Bermuda</text:p>
          </table:table-cell>
        </table:table-row>
        <table:table-row table:style-name="ro1">
          <table:table-cell office:value-type="string">
            <text:p>FROG</text:p>
          </table:table-cell>
          <table:table-cell office:value-type="string">
            <text:p>JFrog Ltd</text:p>
          </table:table-cell>
        </table:table-row>
        <table:table-row table:style-name="ro1">
          <table:table-cell office:value-type="string">
            <text:p>FRPC</text:p>
          </table:table-cell>
          <table:table-cell office:value-type="string">
            <text:p>First Republic Corporation of America (The)</text:p>
          </table:table-cell>
        </table:table-row>
        <table:table-row table:style-name="ro1">
          <table:table-cell office:value-type="string">
            <text:p>FRPH</text:p>
          </table:table-cell>
          <table:table-cell office:value-type="string">
            <text:p>FRP Holdings Inc</text:p>
          </table:table-cell>
        </table:table-row>
        <table:table-row table:style-name="ro1">
          <table:table-cell office:value-type="string">
            <text:p>FRPT</text:p>
          </table:table-cell>
          <table:table-cell office:value-type="string">
            <text:p>Freshpet Inc</text:p>
          </table:table-cell>
        </table:table-row>
        <table:table-row table:style-name="ro1">
          <table:table-cell office:value-type="string">
            <text:p>FRSB</text:p>
          </table:table-cell>
          <table:table-cell office:value-type="string">
            <text:p>First Resource Bank (Exton, PA)</text:p>
          </table:table-cell>
        </table:table-row>
        <table:table-row table:style-name="ro1">
          <table:table-cell office:value-type="string">
            <text:p>FRSI</text:p>
          </table:table-cell>
          <table:table-cell office:value-type="string">
            <text:p>First Rate Staffing Corp.</text:p>
          </table:table-cell>
        </table:table-row>
        <table:table-row table:style-name="ro1">
          <table:table-cell office:value-type="string">
            <text:p>FRSX</text:p>
          </table:table-cell>
          <table:table-cell office:value-type="string">
            <text:p>Foresight Autonomous Holdings Ltd</text:p>
          </table:table-cell>
        </table:table-row>
        <table:table-row table:style-name="ro1">
          <table:table-cell office:value-type="string">
            <text:p>FRT</text:p>
          </table:table-cell>
          <table:table-cell office:value-type="string">
            <text:p>Federal Realty Investment Trust</text:p>
          </table:table-cell>
        </table:table-row>
        <table:table-row table:style-name="ro1">
          <table:table-cell office:value-type="string">
            <text:p>FRTA</text:p>
          </table:table-cell>
          <table:table-cell office:value-type="string">
            <text:p>Forterra Inc</text:p>
          </table:table-cell>
        </table:table-row>
        <table:table-row table:style-name="ro1">
          <table:table-cell office:value-type="string">
            <text:p>FRT-C</text:p>
          </table:table-cell>
          <table:table-cell office:value-type="string">
            <text:p>Federal Realty Investment Trust</text:p>
          </table:table-cell>
        </table:table-row>
        <table:table-row table:style-name="ro1">
          <table:table-cell office:value-type="string">
            <text:p>FRTD</text:p>
          </table:table-cell>
          <table:table-cell office:value-type="string">
            <text:p>Fortitude Group, Inc.</text:p>
          </table:table-cell>
        </table:table-row>
        <table:table-row table:style-name="ro1">
          <table:table-cell office:value-type="string">
            <text:p>FRTG</text:p>
          </table:table-cell>
          <table:table-cell office:value-type="string">
            <text:p>Frontera Group Inc.</text:p>
          </table:table-cell>
        </table:table-row>
        <table:table-row table:style-name="ro1">
          <table:table-cell office:value-type="string">
            <text:p>FRTN</text:p>
          </table:table-cell>
          <table:table-cell office:value-type="string">
            <text:p>Fortran Corp.</text:p>
          </table:table-cell>
        </table:table-row>
        <table:table-row table:style-name="ro1">
          <table:table-cell office:value-type="string">
            <text:p>FRXX</text:p>
          </table:table-cell>
          <table:table-cell office:value-type="string">
            <text:p>Forecross Corp.</text:p>
          </table:table-cell>
        </table:table-row>
        <table:table-row table:style-name="ro1">
          <table:table-cell office:value-type="string">
            <text:p>FRZT</text:p>
          </table:table-cell>
          <table:table-cell office:value-type="string">
            <text:p>Freeze Tag, Inc.</text:p>
          </table:table-cell>
        </table:table-row>
        <table:table-row table:style-name="ro1">
          <table:table-cell office:value-type="string">
            <text:p>FSAM</text:p>
          </table:table-cell>
          <table:table-cell office:value-type="string">
            <text:p>Fifth Street Asset Management Inc.</text:p>
          </table:table-cell>
        </table:table-row>
        <table:table-row table:style-name="ro1">
          <table:table-cell office:value-type="string">
            <text:p>FSB</text:p>
          </table:table-cell>
          <table:table-cell office:value-type="string">
            <text:p>Franklin Financial Network Inc</text:p>
          </table:table-cell>
        </table:table-row>
        <table:table-row table:style-name="ro1">
          <table:table-cell office:value-type="string">
            <text:p>FSBW</text:p>
          </table:table-cell>
          <table:table-cell office:value-type="string">
            <text:p>FS Bancorp Inc</text:p>
          </table:table-cell>
        </table:table-row>
        <table:table-row table:style-name="ro1">
          <table:table-cell office:value-type="string">
            <text:p>FSCR</text:p>
          </table:table-cell>
          <table:table-cell office:value-type="string">
            <text:p>Federal Screw Works</text:p>
          </table:table-cell>
        </table:table-row>
        <table:table-row table:style-name="ro1">
          <table:table-cell office:value-type="string">
            <text:p>FSCT</text:p>
          </table:table-cell>
          <table:table-cell office:value-type="string">
            <text:p>ForeScout Technologies Inc</text:p>
          </table:table-cell>
        </table:table-row>
        <table:table-row table:style-name="ro1">
          <table:table-cell office:value-type="string">
            <text:p>FSD</text:p>
          </table:table-cell>
          <table:table-cell office:value-type="string">
            <text:p>First Trust High Income Long-Short Fund</text:p>
          </table:table-cell>
        </table:table-row>
        <table:table-row table:style-name="ro1">
          <table:table-cell office:value-type="string">
            <text:p>FSEA</text:p>
          </table:table-cell>
          <table:table-cell office:value-type="string">
            <text:p>First Seacoast Bancorp</text:p>
          </table:table-cell>
        </table:table-row>
        <table:table-row table:style-name="ro1">
          <table:table-cell office:value-type="string">
            <text:p>FSEI</text:p>
          </table:table-cell>
          <table:table-cell office:value-type="string">
            <text:p>First Seismic Corp.</text:p>
          </table:table-cell>
        </table:table-row>
        <table:table-row table:style-name="ro1">
          <table:table-cell office:value-type="string">
            <text:p>FSFG</text:p>
          </table:table-cell>
          <table:table-cell office:value-type="string">
            <text:p>First Savings Financial Group Inc</text:p>
          </table:table-cell>
        </table:table-row>
        <table:table-row table:style-name="ro1">
          <table:table-cell office:value-type="string">
            <text:p>FSI</text:p>
          </table:table-cell>
          <table:table-cell office:value-type="string">
            <text:p>Flexible Solutions International Inc</text:p>
          </table:table-cell>
        </table:table-row>
        <table:table-row table:style-name="ro1">
          <table:table-cell office:value-type="string">
            <text:p>FSK</text:p>
          </table:table-cell>
          <table:table-cell office:value-type="string">
            <text:p>FS KKR Capital Corp</text:p>
          </table:table-cell>
        </table:table-row>
        <table:table-row table:style-name="ro1">
          <table:table-cell office:value-type="string">
            <text:p>FSLF</text:p>
          </table:table-cell>
          <table:table-cell office:value-type="string">
            <text:p>First Eagle Senior Loan Fund</text:p>
          </table:table-cell>
        </table:table-row>
        <table:table-row table:style-name="ro1">
          <table:table-cell office:value-type="string">
            <text:p>FSLR</text:p>
          </table:table-cell>
          <table:table-cell office:value-type="string">
            <text:p>First Solar Inc</text:p>
          </table:table-cell>
        </table:table-row>
        <table:table-row table:style-name="ro1">
          <table:table-cell office:value-type="string">
            <text:p>FSLY</text:p>
          </table:table-cell>
          <table:table-cell office:value-type="string">
            <text:p>Fastly Inc</text:p>
          </table:table-cell>
        </table:table-row>
        <table:table-row table:style-name="ro1">
          <table:table-cell office:value-type="string">
            <text:p>FSM</text:p>
          </table:table-cell>
          <table:table-cell office:value-type="string">
            <text:p>Fortuna Silver Mines Inc</text:p>
          </table:table-cell>
        </table:table-row>
        <table:table-row table:style-name="ro1">
          <table:table-cell office:value-type="string">
            <text:p>FSMEM</text:p>
          </table:table-cell>
          <table:table-cell office:value-type="string">
            <text:p>Fresenius Medical Care Holdings</text:p>
          </table:table-cell>
        </table:table-row>
        <table:table-row table:style-name="ro1">
          <table:table-cell office:value-type="string">
            <text:p>FSMEN</text:p>
          </table:table-cell>
          <table:table-cell office:value-type="string">
            <text:p>Fresenius Medical Care Holdings</text:p>
          </table:table-cell>
        </table:table-row>
        <table:table-row table:style-name="ro1">
          <table:table-cell office:value-type="string">
            <text:p>FSMEO</text:p>
          </table:table-cell>
          <table:table-cell office:value-type="string">
            <text:p>Fresenius Medical Care Holdings</text:p>
          </table:table-cell>
        </table:table-row>
        <table:table-row table:style-name="ro1">
          <table:table-cell office:value-type="string">
            <text:p>FSNJ</text:p>
          </table:table-cell>
          <table:table-cell office:value-type="string">
            <text:p>First State Bank (NJ)</text:p>
          </table:table-cell>
        </table:table-row>
        <table:table-row table:style-name="ro1">
          <table:table-cell office:value-type="string">
            <text:p>FSNR</text:p>
          </table:table-cell>
          <table:table-cell office:value-type="string">
            <text:p>Freestone Resources, Inc.</text:p>
          </table:table-cell>
        </table:table-row>
        <table:table-row table:style-name="ro1">
          <table:table-cell office:value-type="string">
            <text:p>FSP</text:p>
          </table:table-cell>
          <table:table-cell office:value-type="string">
            <text:p>Franklin Street Properties Corp</text:p>
          </table:table-cell>
        </table:table-row>
        <table:table-row table:style-name="ro1">
          <table:table-cell office:value-type="string">
            <text:p>FSPM</text:p>
          </table:table-cell>
          <table:table-cell office:value-type="string">
            <text:p>Fusion Pharm, Inc.</text:p>
          </table:table-cell>
        </table:table-row>
        <table:table-row table:style-name="ro1">
          <table:table-cell office:value-type="string">
            <text:p>FSR</text:p>
          </table:table-cell>
          <table:table-cell office:value-type="string">
            <text:p>Fisker Inc</text:p>
          </table:table-cell>
        </table:table-row>
        <table:table-row table:style-name="ro1">
          <table:table-cell office:value-type="string">
            <text:p>FSRL</text:p>
          </table:table-cell>
          <table:table-cell office:value-type="string">
            <text:p>First Reliance Bancshares, Inc.</text:p>
          </table:table-cell>
        </table:table-row>
        <table:table-row table:style-name="ro1">
          <table:table-cell office:value-type="string">
            <text:p>FSRV</text:p>
          </table:table-cell>
          <table:table-cell office:value-type="string">
            <text:p>FinServ Acquisition Corp</text:p>
          </table:table-cell>
        </table:table-row>
        <table:table-row table:style-name="ro1">
          <table:table-cell office:value-type="string">
            <text:p>FSRVU</text:p>
          </table:table-cell>
          <table:table-cell office:value-type="string">
            <text:p>FinServ Acquisition Corp</text:p>
          </table:table-cell>
        </table:table-row>
        <table:table-row table:style-name="ro1">
          <table:table-cell office:value-type="string">
            <text:p>FSS</text:p>
          </table:table-cell>
          <table:table-cell office:value-type="string">
            <text:p>Federal Signal Corp</text:p>
          </table:table-cell>
        </table:table-row>
        <table:table-row table:style-name="ro1">
          <table:table-cell office:value-type="string">
            <text:p>FSSN</text:p>
          </table:table-cell>
          <table:table-cell office:value-type="string">
            <text:p>Fision Corp</text:p>
          </table:table-cell>
        </table:table-row>
        <table:table-row table:style-name="ro1">
          <table:table-cell office:value-type="string">
            <text:p>FST</text:p>
          </table:table-cell>
          <table:table-cell office:value-type="string">
            <text:p>Fast Acquisition Corp</text:p>
          </table:table-cell>
        </table:table-row>
        <table:table-row table:style-name="ro1">
          <table:table-cell office:value-type="string">
            <text:p>FSTF</text:p>
          </table:table-cell>
          <table:table-cell office:value-type="string">
            <text:p>First State Financial Corp.</text:p>
          </table:table-cell>
        </table:table-row>
        <table:table-row table:style-name="ro1">
          <table:table-cell office:value-type="string">
            <text:p>FSTR</text:p>
          </table:table-cell>
          <table:table-cell office:value-type="string">
            <text:p>LB Foster Co</text:p>
          </table:table-cell>
        </table:table-row>
        <table:table-row table:style-name="ro1">
          <table:table-cell office:value-type="string">
            <text:p>FSV</text:p>
          </table:table-cell>
          <table:table-cell office:value-type="string">
            <text:p>FirstService Corp</text:p>
          </table:table-cell>
        </table:table-row>
        <table:table-row table:style-name="ro1">
          <table:table-cell office:value-type="string">
            <text:p>FSWA</text:p>
          </table:table-cell>
          <table:table-cell office:value-type="string">
            <text:p>First Sound Bank (Seattle WA)</text:p>
          </table:table-cell>
        </table:table-row>
        <table:table-row table:style-name="ro1">
          <table:table-cell office:value-type="string">
            <text:p>FT</text:p>
          </table:table-cell>
          <table:table-cell office:value-type="string">
            <text:p>Franklin Universal Trust</text:p>
          </table:table-cell>
        </table:table-row>
        <table:table-row table:style-name="ro1">
          <table:table-cell office:value-type="string">
            <text:p>FTAC</text:p>
          </table:table-cell>
          <table:table-cell office:value-type="string">
            <text:p>FinTech Acquisition Corp III</text:p>
          </table:table-cell>
        </table:table-row>
        <table:table-row table:style-name="ro1">
          <table:table-cell office:value-type="string">
            <text:p>FTAI</text:p>
          </table:table-cell>
          <table:table-cell office:value-type="string">
            <text:p>Fortress Transportation &amp; Infrastructure Investors LLC</text:p>
          </table:table-cell>
        </table:table-row>
        <table:table-row table:style-name="ro1">
          <table:table-cell office:value-type="string">
            <text:p>FTAI-A</text:p>
          </table:table-cell>
          <table:table-cell office:value-type="string">
            <text:p>Fortress Transportation &amp; Infrastructure Investors LLC</text:p>
          </table:table-cell>
        </table:table-row>
        <table:table-row table:style-name="ro1">
          <table:table-cell office:value-type="string">
            <text:p>FTAI-B</text:p>
          </table:table-cell>
          <table:table-cell office:value-type="string">
            <text:p>Fortress Transportation &amp; Infrastructure Investors LLC</text:p>
          </table:table-cell>
        </table:table-row>
        <table:table-row table:style-name="ro1">
          <table:table-cell office:value-type="string">
            <text:p>FTCH</text:p>
          </table:table-cell>
          <table:table-cell office:value-type="string">
            <text:p>Farfetch Ltd</text:p>
          </table:table-cell>
        </table:table-row>
        <table:table-row table:style-name="ro1">
          <table:table-cell office:value-type="string">
            <text:p>FTCX</text:p>
          </table:table-cell>
          <table:table-cell office:value-type="string">
            <text:p>FORTECX Inc.</text:p>
          </table:table-cell>
        </table:table-row>
        <table:table-row table:style-name="ro1">
          <table:table-cell office:value-type="string">
            <text:p>FTDL</text:p>
          </table:table-cell>
          <table:table-cell office:value-type="string">
            <text:p>FirsTime Design Ltd.</text:p>
          </table:table-cell>
        </table:table-row>
        <table:table-row table:style-name="ro1">
          <table:table-cell office:value-type="string">
            <text:p>FTDR</text:p>
          </table:table-cell>
          <table:table-cell office:value-type="string">
            <text:p>frontdoor Inc</text:p>
          </table:table-cell>
        </table:table-row>
        <table:table-row table:style-name="ro1">
          <table:table-cell office:value-type="string">
            <text:p>FTEG</text:p>
          </table:table-cell>
          <table:table-cell office:value-type="string">
            <text:p>For The Earth Corp.</text:p>
          </table:table-cell>
        </table:table-row>
        <table:table-row table:style-name="ro1">
          <table:table-cell office:value-type="string">
            <text:p>FTEK</text:p>
          </table:table-cell>
          <table:table-cell office:value-type="string">
            <text:p>Fuel Tech Inc</text:p>
          </table:table-cell>
        </table:table-row>
        <table:table-row table:style-name="ro1">
          <table:table-cell office:value-type="string">
            <text:p>FTF</text:p>
          </table:table-cell>
          <table:table-cell office:value-type="string">
            <text:p>Franklin Ltd Duration Income Trust</text:p>
          </table:table-cell>
        </table:table-row>
        <table:table-row table:style-name="ro1">
          <table:table-cell office:value-type="string">
            <text:p>FTFT</text:p>
          </table:table-cell>
          <table:table-cell office:value-type="string">
            <text:p>Future FinTech Group Inc</text:p>
          </table:table-cell>
        </table:table-row>
        <table:table-row table:style-name="ro1">
          <table:table-cell office:value-type="string">
            <text:p>FTGI</text:p>
          </table:table-cell>
          <table:table-cell office:value-type="string">
            <text:p>Finotec Group, Inc.</text:p>
          </table:table-cell>
        </table:table-row>
        <table:table-row table:style-name="ro1">
          <table:table-cell office:value-type="string">
            <text:p>FTI</text:p>
          </table:table-cell>
          <table:table-cell office:value-type="string">
            <text:p>TechnipFMC PLC</text:p>
          </table:table-cell>
        </table:table-row>
        <table:table-row table:style-name="ro1">
          <table:table-cell office:value-type="string">
            <text:p>FTIV</text:p>
          </table:table-cell>
          <table:table-cell office:value-type="string">
            <text:p>Fintech Acquisition Corp IV</text:p>
          </table:table-cell>
        </table:table-row>
        <table:table-row table:style-name="ro1">
          <table:table-cell office:value-type="string">
            <text:p>FTK</text:p>
          </table:table-cell>
          <table:table-cell office:value-type="string">
            <text:p>Flotek Industries Inc</text:p>
          </table:table-cell>
        </table:table-row>
        <table:table-row table:style-name="ro1">
          <table:table-cell office:value-type="string">
            <text:p>FTLF</text:p>
          </table:table-cell>
          <table:table-cell office:value-type="string">
            <text:p>FitLife Brands, Inc.</text:p>
          </table:table-cell>
        </table:table-row>
        <table:table-row table:style-name="ro1">
          <table:table-cell office:value-type="string">
            <text:p>FTMK</text:p>
          </table:table-cell>
          <table:table-cell office:value-type="string">
            <text:p>Fortune Market Media, Inc.</text:p>
          </table:table-cell>
        </table:table-row>
        <table:table-row table:style-name="ro1">
          <table:table-cell office:value-type="string">
            <text:p>FTNT</text:p>
          </table:table-cell>
          <table:table-cell office:value-type="string">
            <text:p>Fortinet Inc</text:p>
          </table:table-cell>
        </table:table-row>
        <table:table-row table:style-name="ro1">
          <table:table-cell office:value-type="string">
            <text:p>FTOC</text:p>
          </table:table-cell>
          <table:table-cell office:value-type="string">
            <text:p>FTAC Olympus Acquisition Corp</text:p>
          </table:table-cell>
        </table:table-row>
        <table:table-row table:style-name="ro1">
          <table:table-cell office:value-type="string">
            <text:p>FTPM</text:p>
          </table:table-cell>
          <table:table-cell office:value-type="string">
            <text:p>420 Property Management, Inc.</text:p>
          </table:table-cell>
        </table:table-row>
        <table:table-row table:style-name="ro1">
          <table:table-cell office:value-type="string">
            <text:p>FTRCQ</text:p>
          </table:table-cell>
          <table:table-cell office:value-type="string">
            <text:p>Frontier Communications Corp.</text:p>
          </table:table-cell>
        </table:table-row>
        <table:table-row table:style-name="ro1">
          <table:table-cell office:value-type="string">
            <text:p>FTS</text:p>
          </table:table-cell>
          <table:table-cell office:value-type="string">
            <text:p>Fortis Inc-Canada</text:p>
          </table:table-cell>
        </table:table-row>
        <table:table-row table:style-name="ro1">
          <table:table-cell office:value-type="string">
            <text:p>FTSI</text:p>
          </table:table-cell>
          <table:table-cell office:value-type="string">
            <text:p>FTS International Inc</text:p>
          </table:table-cell>
        </table:table-row>
        <table:table-row table:style-name="ro1">
          <table:table-cell office:value-type="string">
            <text:p>FTV</text:p>
          </table:table-cell>
          <table:table-cell office:value-type="string">
            <text:p>Fortive Corp</text:p>
          </table:table-cell>
        </table:table-row>
        <table:table-row table:style-name="ro1">
          <table:table-cell office:value-type="string">
            <text:p>FTV-A</text:p>
          </table:table-cell>
          <table:table-cell office:value-type="string">
            <text:p>Fortive Corp</text:p>
          </table:table-cell>
        </table:table-row>
        <table:table-row table:style-name="ro1">
          <table:table-cell office:value-type="string">
            <text:p>FTWS</text:p>
          </table:table-cell>
          <table:table-cell office:value-type="string">
            <text:p>Flitways Technology Inc.</text:p>
          </table:table-cell>
        </table:table-row>
        <table:table-row table:style-name="ro1">
          <table:table-cell office:value-type="string">
            <text:p>FTXP</text:p>
          </table:table-cell>
          <table:table-cell office:value-type="string">
            <text:p>Foothills Exploration, Inc</text:p>
          </table:table-cell>
        </table:table-row>
        <table:table-row table:style-name="ro1">
          <table:table-cell office:value-type="string">
            <text:p>FUBO</text:p>
          </table:table-cell>
          <table:table-cell office:value-type="string">
            <text:p>fuboTV Inc</text:p>
          </table:table-cell>
        </table:table-row>
        <table:table-row table:style-name="ro1">
          <table:table-cell office:value-type="string">
            <text:p>FUBO</text:p>
          </table:table-cell>
          <table:table-cell office:value-type="string">
            <text:p>FaceBank Group Inc. </text:p>
          </table:table-cell>
        </table:table-row>
        <table:table-row table:style-name="ro1">
          <table:table-cell office:value-type="string">
            <text:p>FUE</text:p>
          </table:table-cell>
          <table:table-cell office:value-type="string">
            <text:p>ELEMENTS Linked to the MLCX Biofuels Index Total Return</text:p>
          </table:table-cell>
        </table:table-row>
        <table:table-row table:style-name="ro1">
          <table:table-cell office:value-type="string">
            <text:p>FUEG</text:p>
          </table:table-cell>
          <table:table-cell office:value-type="string">
            <text:p>Face Up Entertainment Group, Inc.</text:p>
          </table:table-cell>
        </table:table-row>
        <table:table-row table:style-name="ro1">
          <table:table-cell office:value-type="string">
            <text:p>FUGI</text:p>
          </table:table-cell>
          <table:table-cell office:value-type="string">
            <text:p>Fuego Enterprises, Inc.</text:p>
          </table:table-cell>
        </table:table-row>
        <table:table-row table:style-name="ro1">
          <table:table-cell office:value-type="string">
            <text:p>FUIG</text:p>
          </table:table-cell>
          <table:table-cell office:value-type="string">
            <text:p>Fusion Interactive Corp.</text:p>
          </table:table-cell>
        </table:table-row>
        <table:table-row table:style-name="ro1">
          <table:table-cell office:value-type="string">
            <text:p>FUL</text:p>
          </table:table-cell>
          <table:table-cell office:value-type="string">
            <text:p>HB Fuller Co</text:p>
          </table:table-cell>
        </table:table-row>
        <table:table-row table:style-name="ro1">
          <table:table-cell office:value-type="string">
            <text:p>FULC</text:p>
          </table:table-cell>
          <table:table-cell office:value-type="string">
            <text:p>Fulcrum Therapeutics Inc</text:p>
          </table:table-cell>
        </table:table-row>
        <table:table-row table:style-name="ro1">
          <table:table-cell office:value-type="string">
            <text:p>FULO</text:p>
          </table:table-cell>
          <table:table-cell office:value-type="string">
            <text:p>FullNet Communications, Inc.</text:p>
          </table:table-cell>
        </table:table-row>
        <table:table-row table:style-name="ro1">
          <table:table-cell office:value-type="string">
            <text:p>FULT</text:p>
          </table:table-cell>
          <table:table-cell office:value-type="string">
            <text:p>Fulton Financial Corp</text:p>
          </table:table-cell>
        </table:table-row>
        <table:table-row table:style-name="ro1">
          <table:table-cell office:value-type="string">
            <text:p>FUN</text:p>
          </table:table-cell>
          <table:table-cell office:value-type="string">
            <text:p>Cedar Fair LP</text:p>
          </table:table-cell>
        </table:table-row>
        <table:table-row table:style-name="ro1">
          <table:table-cell office:value-type="string">
            <text:p>FUNC</text:p>
          </table:table-cell>
          <table:table-cell office:value-type="string">
            <text:p>First United Corp</text:p>
          </table:table-cell>
        </table:table-row>
        <table:table-row table:style-name="ro1">
          <table:table-cell office:value-type="string">
            <text:p>FUND</text:p>
          </table:table-cell>
          <table:table-cell office:value-type="string">
            <text:p>Sprott Focus Trust Inc</text:p>
          </table:table-cell>
        </table:table-row>
        <table:table-row table:style-name="ro1">
          <table:table-cell office:value-type="string">
            <text:p>FUSB</text:p>
          </table:table-cell>
          <table:table-cell office:value-type="string">
            <text:p>First US Bancshares Inc</text:p>
          </table:table-cell>
        </table:table-row>
        <table:table-row table:style-name="ro1">
          <table:table-cell office:value-type="string">
            <text:p>FUSE</text:p>
          </table:table-cell>
          <table:table-cell office:value-type="string">
            <text:p>Fusion Acquisition Corp</text:p>
          </table:table-cell>
        </table:table-row>
        <table:table-row table:style-name="ro1">
          <table:table-cell office:value-type="string">
            <text:p>FUSN</text:p>
          </table:table-cell>
          <table:table-cell office:value-type="string">
            <text:p>Fusion Pharmaceuticals Inc</text:p>
          </table:table-cell>
        </table:table-row>
        <table:table-row table:style-name="ro1">
          <table:table-cell office:value-type="string">
            <text:p>FUST</text:p>
          </table:table-cell>
          <table:table-cell office:value-type="string">
            <text:p>Fuse Group Holding Inc.</text:p>
          </table:table-cell>
        </table:table-row>
        <table:table-row table:style-name="ro1">
          <table:table-cell office:value-type="string">
            <text:p>FUTL</text:p>
          </table:table-cell>
          <table:table-cell office:value-type="string">
            <text:p>FutureLand Corp.</text:p>
          </table:table-cell>
        </table:table-row>
        <table:table-row table:style-name="ro1">
          <table:table-cell office:value-type="string">
            <text:p>FUTS</text:p>
          </table:table-cell>
          <table:table-cell office:value-type="string">
            <text:p>Future Science Holdings Inc.</text:p>
          </table:table-cell>
        </table:table-row>
        <table:table-row table:style-name="ro1">
          <table:table-cell office:value-type="string">
            <text:p>FUTU</text:p>
          </table:table-cell>
          <table:table-cell office:value-type="string">
            <text:p>Futu Holdings Ltd</text:p>
          </table:table-cell>
        </table:table-row>
        <table:table-row table:style-name="ro1">
          <table:table-cell office:value-type="string">
            <text:p>FUV</text:p>
          </table:table-cell>
          <table:table-cell office:value-type="string">
            <text:p>Arcimoto Inc</text:p>
          </table:table-cell>
        </table:table-row>
        <table:table-row table:style-name="ro1">
          <table:table-cell office:value-type="string">
            <text:p>FVAC</text:p>
          </table:table-cell>
          <table:table-cell office:value-type="string">
            <text:p>Fortress Value Acquisition Corp</text:p>
          </table:table-cell>
        </table:table-row>
        <table:table-row table:style-name="ro1">
          <table:table-cell office:value-type="string">
            <text:p>FVCB</text:p>
          </table:table-cell>
          <table:table-cell office:value-type="string">
            <text:p>FVCBankcorp Inc</text:p>
          </table:table-cell>
        </table:table-row>
        <table:table-row table:style-name="ro1">
          <table:table-cell office:value-type="string">
            <text:p>FVE</text:p>
          </table:table-cell>
          <table:table-cell office:value-type="string">
            <text:p>Five Star Senior Living Inc</text:p>
          </table:table-cell>
        </table:table-row>
        <table:table-row table:style-name="ro1">
          <table:table-cell office:value-type="string">
            <text:p>FVRG</text:p>
          </table:table-cell>
          <table:table-cell office:value-type="string">
            <text:p>ForeverGreen Worldwide Corp.</text:p>
          </table:table-cell>
        </table:table-row>
        <table:table-row table:style-name="ro1">
          <table:table-cell office:value-type="string">
            <text:p>FVRR</text:p>
          </table:table-cell>
          <table:table-cell office:value-type="string">
            <text:p>Fiverr International Ltd</text:p>
          </table:table-cell>
        </table:table-row>
        <table:table-row table:style-name="ro1">
          <table:table-cell office:value-type="string">
            <text:p>FVSTA</text:p>
          </table:table-cell>
          <table:table-cell office:value-type="string">
            <text:p>Far Vista Petroleum Corp.</text:p>
          </table:table-cell>
        </table:table-row>
        <table:table-row table:style-name="ro1">
          <table:table-cell office:value-type="string">
            <text:p>FWDE</text:p>
          </table:table-cell>
          <table:table-cell office:value-type="string">
            <text:p>Fieldwood Energy, Inc.</text:p>
          </table:table-cell>
        </table:table-row>
        <table:table-row table:style-name="ro1">
          <table:table-cell office:value-type="string">
            <text:p>FWDG</text:p>
          </table:table-cell>
          <table:table-cell office:value-type="string">
            <text:p>FutureWorld Corp.</text:p>
          </table:table-cell>
        </table:table-row>
        <table:table-row table:style-name="ro1">
          <table:table-cell office:value-type="string">
            <text:p>FWONA</text:p>
          </table:table-cell>
          <table:table-cell office:value-type="string">
            <text:p>Liberty Media Corp-Liberty Formula One</text:p>
          </table:table-cell>
        </table:table-row>
        <table:table-row table:style-name="ro1">
          <table:table-cell office:value-type="string">
            <text:p>FWONK</text:p>
          </table:table-cell>
          <table:table-cell office:value-type="string">
            <text:p>Liberty Media Corp-Liberty Formula One</text:p>
          </table:table-cell>
        </table:table-row>
        <table:table-row table:style-name="ro1">
          <table:table-cell office:value-type="string">
            <text:p>FWP</text:p>
          </table:table-cell>
          <table:table-cell office:value-type="string">
            <text:p>Forward Pharma A-S</text:p>
          </table:table-cell>
        </table:table-row>
        <table:table-row table:style-name="ro1">
          <table:table-cell office:value-type="string">
            <text:p>FWP</text:p>
          </table:table-cell>
          <table:table-cell office:value-type="string">
            <text:p>Forward Pharma A-S</text:p>
          </table:table-cell>
        </table:table-row>
        <table:table-row table:style-name="ro1">
          <table:table-cell office:value-type="string">
            <text:p>FWRD</text:p>
          </table:table-cell>
          <table:table-cell office:value-type="string">
            <text:p>Forward Air Corp</text:p>
          </table:table-cell>
        </table:table-row>
        <table:table-row table:style-name="ro1">
          <table:table-cell office:value-type="string">
            <text:p>FXLG</text:p>
          </table:table-cell>
          <table:table-cell office:value-type="string">
            <text:p>F.S. Bancorp</text:p>
          </table:table-cell>
        </table:table-row>
        <table:table-row table:style-name="ro1">
          <table:table-cell office:value-type="string">
            <text:p>FXNC</text:p>
          </table:table-cell>
          <table:table-cell office:value-type="string">
            <text:p>First National Corp-VA</text:p>
          </table:table-cell>
        </table:table-row>
        <table:table-row table:style-name="ro1">
          <table:table-cell office:value-type="string">
            <text:p>FZMD</text:p>
          </table:table-cell>
          <table:table-cell office:value-type="string">
            <text:p>Fuse Medical, Inc.</text:p>
          </table:table-cell>
        </table:table-row>
        <table:table-row table:style-name="ro1">
          <table:table-cell office:value-type="string">
            <text:p>FZRO</text:p>
          </table:table-cell>
          <table:table-cell office:value-type="string">
            <text:p>FlashZero Corp.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Genpact Ltd</text:p>
          </table:table-cell>
        </table:table-row>
        <table:table-row table:style-name="ro1">
          <table:table-cell office:value-type="string">
            <text:p>GAB</text:p>
          </table:table-cell>
          <table:table-cell office:value-type="string">
            <text:p>Gabelli Equity Trust Inc</text:p>
          </table:table-cell>
        </table:table-row>
        <table:table-row table:style-name="ro1">
          <table:table-cell office:value-type="string">
            <text:p>GABA</text:p>
          </table:table-cell>
          <table:table-cell office:value-type="string">
            <text:p>Georgia Bancshares, Inc.</text:p>
          </table:table-cell>
        </table:table-row>
        <table:table-row table:style-name="ro1">
          <table:table-cell office:value-type="string">
            <text:p>GABAP</text:p>
          </table:table-cell>
          <table:table-cell office:value-type="string">
            <text:p>Georgia Bancshares, Inc.</text:p>
          </table:table-cell>
        </table:table-row>
        <table:table-row table:style-name="ro1">
          <table:table-cell office:value-type="string">
            <text:p>GABC</text:p>
          </table:table-cell>
          <table:table-cell office:value-type="string">
            <text:p>German American Bancorp Inc</text:p>
          </table:table-cell>
        </table:table-row>
        <table:table-row table:style-name="ro1">
          <table:table-cell office:value-type="string">
            <text:p>GAB-G</text:p>
          </table:table-cell>
          <table:table-cell office:value-type="string">
            <text:p>Gabelli Equity Trust Inc</text:p>
          </table:table-cell>
        </table:table-row>
        <table:table-row table:style-name="ro1">
          <table:table-cell office:value-type="string">
            <text:p>GAB-H</text:p>
          </table:table-cell>
          <table:table-cell office:value-type="string">
            <text:p>Gabelli Equity Trust Inc</text:p>
          </table:table-cell>
        </table:table-row>
        <table:table-row table:style-name="ro1">
          <table:table-cell office:value-type="string">
            <text:p>GAB-J</text:p>
          </table:table-cell>
          <table:table-cell office:value-type="string">
            <text:p>Gabelli Equity Trust Inc</text:p>
          </table:table-cell>
        </table:table-row>
        <table:table-row table:style-name="ro1">
          <table:table-cell office:value-type="string">
            <text:p>GAB-K</text:p>
          </table:table-cell>
          <table:table-cell office:value-type="string">
            <text:p>Gabelli Equity Trust Inc</text:p>
          </table:table-cell>
        </table:table-row>
        <table:table-row table:style-name="ro1">
          <table:table-cell office:value-type="string">
            <text:p>GACR</text:p>
          </table:table-cell>
          <table:table-cell office:value-type="string">
            <text:p>Green Automotive Company</text:p>
          </table:table-cell>
        </table:table-row>
        <table:table-row table:style-name="ro1">
          <table:table-cell office:value-type="string">
            <text:p>GADS</text:p>
          </table:table-cell>
          <table:table-cell office:value-type="string">
            <text:p>Gadsden Properties Inc.</text:p>
          </table:table-cell>
        </table:table-row>
        <table:table-row table:style-name="ro1">
          <table:table-cell office:value-type="string">
            <text:p>GAEC</text:p>
          </table:table-cell>
          <table:table-cell office:value-type="string">
            <text:p>Gulf Alternative Energy Corp.</text:p>
          </table:table-cell>
        </table:table-row>
        <table:table-row table:style-name="ro1">
          <table:table-cell office:value-type="string">
            <text:p>GAFL</text:p>
          </table:table-cell>
          <table:table-cell office:value-type="string">
            <text:p>Great American Financial Corp.</text:p>
          </table:table-cell>
        </table:table-row>
        <table:table-row table:style-name="ro1">
          <table:table-cell office:value-type="string">
            <text:p>GAHC</text:p>
          </table:table-cell>
          <table:table-cell office:value-type="string">
            <text:p>Global Arena Holding, Inc.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Gaia Inc</text:p>
          </table:table-cell>
        </table:table-row>
        <table:table-row table:style-name="ro1">
          <table:table-cell office:value-type="string">
            <text:p>GAIN</text:p>
          </table:table-cell>
          <table:table-cell office:value-type="string">
            <text:p>Gladstone Investment Corp</text:p>
          </table:table-cell>
        </table:table-row>
        <table:table-row table:style-name="ro1">
          <table:table-cell office:value-type="string">
            <text:p>GAINL</text:p>
          </table:table-cell>
          <table:table-cell office:value-type="string">
            <text:p>Gladstone Investment Corp</text:p>
          </table:table-cell>
        </table:table-row>
        <table:table-row table:style-name="ro1">
          <table:table-cell office:value-type="string">
            <text:p>GAINM</text:p>
          </table:table-cell>
          <table:table-cell office:value-type="string">
            <text:p>Gladstone Investment Corp</text:p>
          </table:table-cell>
        </table:table-row>
        <table:table-row table:style-name="ro1">
          <table:table-cell office:value-type="string">
            <text:p>GALT</text:p>
          </table:table-cell>
          <table:table-cell office:value-type="string">
            <text:p>Galectin Therapeutics Inc</text:p>
          </table:table-cell>
        </table:table-row>
        <table:table-row table:style-name="ro1">
          <table:table-cell office:value-type="string">
            <text:p>GAM</text:p>
          </table:table-cell>
          <table:table-cell office:value-type="string">
            <text:p>General American Investors Co Inc</text:p>
          </table:table-cell>
        </table:table-row>
        <table:table-row table:style-name="ro1">
          <table:table-cell office:value-type="string">
            <text:p>GAM-B</text:p>
          </table:table-cell>
          <table:table-cell office:value-type="string">
            <text:p>General American Investors Co Inc</text:p>
          </table:table-cell>
        </table:table-row>
        <table:table-row table:style-name="ro1">
          <table:table-cell office:value-type="string">
            <text:p>GAMN</text:p>
          </table:table-cell>
          <table:table-cell office:value-type="string">
            <text:p>Great American Food Chain, Inc. (The)</text:p>
          </table:table-cell>
        </table:table-row>
        <table:table-row table:style-name="ro1">
          <table:table-cell office:value-type="string">
            <text:p>GAN</text:p>
          </table:table-cell>
          <table:table-cell office:value-type="string">
            <text:p>GAN Ltd</text:p>
          </table:table-cell>
        </table:table-row>
        <table:table-row table:style-name="ro1">
          <table:table-cell office:value-type="string">
            <text:p>GANS</text:p>
          </table:table-cell>
          <table:table-cell office:value-type="string">
            <text:p>Gainsco, Inc.</text:p>
          </table:table-cell>
        </table:table-row>
        <table:table-row table:style-name="ro1">
          <table:table-cell office:value-type="string">
            <text:p>GARB</text:p>
          </table:table-cell>
          <table:table-cell office:value-type="string">
            <text:p>Garb Oil &amp; Power Corp.</text:p>
          </table:table-cell>
        </table:table-row>
        <table:table-row table:style-name="ro1">
          <table:table-cell office:value-type="string">
            <text:p>GARS</text:p>
          </table:table-cell>
          <table:table-cell office:value-type="string">
            <text:p>Garrison Capital Inc</text:p>
          </table:table-cell>
        </table:table-row>
        <table:table-row table:style-name="ro1">
          <table:table-cell office:value-type="string">
            <text:p>GASE</text:p>
          </table:table-cell>
          <table:table-cell office:value-type="string">
            <text:p>GASE Energy, Inc.</text:p>
          </table:table-cell>
        </table:table-row>
        <table:table-row table:style-name="ro1">
          <table:table-cell office:value-type="string">
            <text:p>GASS</text:p>
          </table:table-cell>
          <table:table-cell office:value-type="string">
            <text:p>StealthGas Inc</text:p>
          </table:table-cell>
        </table:table-row>
        <table:table-row table:style-name="ro1">
          <table:table-cell office:value-type="string">
            <text:p>GATO</text:p>
          </table:table-cell>
          <table:table-cell office:value-type="string">
            <text:p>Gatos Silver Inc</text:p>
          </table:table-cell>
        </table:table-row>
        <table:table-row table:style-name="ro1">
          <table:table-cell office:value-type="string">
            <text:p>GATX</text:p>
          </table:table-cell>
          <table:table-cell office:value-type="string">
            <text:p>GATX Corp</text:p>
          </table:table-cell>
        </table:table-row>
        <table:table-row table:style-name="ro1">
          <table:table-cell office:value-type="string">
            <text:p>GAU</text:p>
          </table:table-cell>
          <table:table-cell office:value-type="string">
            <text:p>Galiano Gold Inc.</text:p>
          </table:table-cell>
        </table:table-row>
        <table:table-row table:style-name="ro1">
          <table:table-cell office:value-type="string">
            <text:p>GAWK</text:p>
          </table:table-cell>
          <table:table-cell office:value-type="string">
            <text:p>Gawk Inc</text:p>
          </table:table-cell>
        </table:table-row>
        <table:table-row table:style-name="ro1">
          <table:table-cell office:value-type="string">
            <text:p>GAXY</text:p>
          </table:table-cell>
          <table:table-cell office:value-type="string">
            <text:p>Galaxy Next Generation, Inc.</text:p>
          </table:table-cell>
        </table:table-row>
        <table:table-row table:style-name="ro1">
          <table:table-cell office:value-type="string">
            <text:p>GAZ</text:p>
          </table:table-cell>
          <table:table-cell office:value-type="string">
            <text:p>Gazprom Neft PJSC</text:p>
          </table:table-cell>
        </table:table-row>
        <table:table-row table:style-name="ro1">
          <table:table-cell office:value-type="string">
            <text:p>GBAB</text:p>
          </table:table-cell>
          <table:table-cell office:value-type="string">
            <text:p>Guggenheim Taxable Municipal Managed Duration Trust</text:p>
          </table:table-cell>
        </table:table-row>
        <table:table-row table:style-name="ro1">
          <table:table-cell office:value-type="string">
            <text:p>GBBT</text:p>
          </table:table-cell>
          <table:table-cell office:value-type="string">
            <text:p>Global Boatworks Hldgs Inc</text:p>
          </table:table-cell>
        </table:table-row>
        <table:table-row table:style-name="ro1">
          <table:table-cell office:value-type="string">
            <text:p>GBCI</text:p>
          </table:table-cell>
          <table:table-cell office:value-type="string">
            <text:p>Glacier Bancorp Inc</text:p>
          </table:table-cell>
        </table:table-row>
        <table:table-row table:style-name="ro1">
          <table:table-cell office:value-type="string">
            <text:p>GBCS</text:p>
          </table:table-cell>
          <table:table-cell office:value-type="string">
            <text:p>Global Healthcare REIT, Inc.</text:p>
          </table:table-cell>
        </table:table-row>
        <table:table-row table:style-name="ro1">
          <table:table-cell office:value-type="string">
            <text:p>GBDC</text:p>
          </table:table-cell>
          <table:table-cell office:value-type="string">
            <text:p>Golub Capital BDC Inc</text:p>
          </table:table-cell>
        </table:table-row>
        <table:table-row table:style-name="ro1">
          <table:table-cell office:value-type="string">
            <text:p>GBEI</text:p>
          </table:table-cell>
          <table:table-cell office:value-type="string">
            <text:p>Great Basin Energies, Inc.</text:p>
          </table:table-cell>
        </table:table-row>
        <table:table-row table:style-name="ro1">
          <table:table-cell office:value-type="string">
            <text:p>GBFL</text:p>
          </table:table-cell>
          <table:table-cell office:value-type="string">
            <text:p>Great Basin Financial Corp.</text:p>
          </table:table-cell>
        </table:table-row>
        <table:table-row table:style-name="ro1">
          <table:table-cell office:value-type="string">
            <text:p>GBGD</text:p>
          </table:table-cell>
          <table:table-cell office:value-type="string">
            <text:p>Global Gold Corp.</text:p>
          </table:table-cell>
        </table:table-row>
        <table:table-row table:style-name="ro1">
          <table:table-cell office:value-type="string">
            <text:p>GBHL</text:p>
          </table:table-cell>
          <table:table-cell office:value-type="string">
            <text:p>Global Entertainment Holdings, Inc.</text:p>
          </table:table-cell>
        </table:table-row>
        <table:table-row table:style-name="ro1">
          <table:table-cell office:value-type="string">
            <text:p>GBIM</text:p>
          </table:table-cell>
          <table:table-cell office:value-type="string">
            <text:p>GlobeImmune, Inc.</text:p>
          </table:table-cell>
        </table:table-row>
        <table:table-row table:style-name="ro1">
          <table:table-cell office:value-type="string">
            <text:p>GBIO</text:p>
          </table:table-cell>
          <table:table-cell office:value-type="string">
            <text:p>Generation Bio Co</text:p>
          </table:table-cell>
        </table:table-row>
        <table:table-row table:style-name="ro1">
          <table:table-cell office:value-type="string">
            <text:p>GBL</text:p>
          </table:table-cell>
          <table:table-cell office:value-type="string">
            <text:p>GAMCO Investors Inc</text:p>
          </table:table-cell>
        </table:table-row>
        <table:table-row table:style-name="ro1">
          <table:table-cell office:value-type="string">
            <text:p>GBLI</text:p>
          </table:table-cell>
          <table:table-cell office:value-type="string">
            <text:p>Global Indemnity Ltd</text:p>
          </table:table-cell>
        </table:table-row>
        <table:table-row table:style-name="ro1">
          <table:table-cell office:value-type="string">
            <text:p>GBLIL</text:p>
          </table:table-cell>
          <table:table-cell office:value-type="string">
            <text:p>Global Indemnity Ltd</text:p>
          </table:table-cell>
        </table:table-row>
        <table:table-row table:style-name="ro1">
          <table:table-cell office:value-type="string">
            <text:p>GBLIZ</text:p>
          </table:table-cell>
          <table:table-cell office:value-type="string">
            <text:p>Global Indemnity Ltd</text:p>
          </table:table-cell>
        </table:table-row>
        <table:table-row table:style-name="ro1">
          <table:table-cell office:value-type="string">
            <text:p>GBLL</text:p>
          </table:table-cell>
          <table:table-cell office:value-type="string">
            <text:p>Green Ballast Inc</text:p>
          </table:table-cell>
        </table:table-row>
        <table:table-row table:style-name="ro1">
          <table:table-cell office:value-type="string">
            <text:p>GBLX</text:p>
          </table:table-cell>
          <table:table-cell office:value-type="string">
            <text:p>GB Sciences, Inc.</text:p>
          </table:table-cell>
        </table:table-row>
        <table:table-row table:style-name="ro1">
          <table:table-cell office:value-type="string">
            <text:p>GBOE</text:p>
          </table:table-cell>
          <table:table-cell office:value-type="string">
            <text:p>GeoBio Energy, Inc.</text:p>
          </table:table-cell>
        </table:table-row>
        <table:table-row table:style-name="ro1">
          <table:table-cell office:value-type="string">
            <text:p>GBPT</text:p>
          </table:table-cell>
          <table:table-cell office:value-type="string">
            <text:p>Globe Photos, Inc.</text:p>
          </table:table-cell>
        </table:table-row>
        <table:table-row table:style-name="ro1">
          <table:table-cell office:value-type="string">
            <text:p>GBR</text:p>
          </table:table-cell>
          <table:table-cell office:value-type="string">
            <text:p>New Concept Energy Inc</text:p>
          </table:table-cell>
        </table:table-row>
        <table:table-row table:style-name="ro1">
          <table:table-cell office:value-type="string">
            <text:p>GBT</text:p>
          </table:table-cell>
          <table:table-cell office:value-type="string">
            <text:p>Global Blood Therapeutics Inc</text:p>
          </table:table-cell>
        </table:table-row>
        <table:table-row table:style-name="ro1">
          <table:table-cell office:value-type="string">
            <text:p>GBTC</text:p>
          </table:table-cell>
          <table:table-cell office:value-type="string">
            <text:p>Grayscale Bitcoin Trust (BTC)</text:p>
          </table:table-cell>
        </table:table-row>
        <table:table-row table:style-name="ro1">
          <table:table-cell office:value-type="string">
            <text:p>GBX</text:p>
          </table:table-cell>
          <table:table-cell office:value-type="string">
            <text:p>Greenbrier Cos Inc-The</text:p>
          </table:table-cell>
        </table:table-row>
        <table:table-row table:style-name="ro1">
          <table:table-cell office:value-type="string">
            <text:p>GCAN</text:p>
          </table:table-cell>
          <table:table-cell office:value-type="string">
            <text:p>Greater Cannabis Co Inc.</text:p>
          </table:table-cell>
        </table:table-row>
        <table:table-row table:style-name="ro1">
          <table:table-cell office:value-type="string">
            <text:p>GCAP</text:p>
          </table:table-cell>
          <table:table-cell office:value-type="string">
            <text:p>GAIN Capital Holdings Inc</text:p>
          </table:table-cell>
        </table:table-row>
        <table:table-row table:style-name="ro1">
          <table:table-cell office:value-type="string">
            <text:p>GCBC</text:p>
          </table:table-cell>
          <table:table-cell office:value-type="string">
            <text:p>Greene County Bancorp Inc</text:p>
          </table:table-cell>
        </table:table-row>
        <table:table-row table:style-name="ro1">
          <table:table-cell office:value-type="string">
            <text:p>GCCO</text:p>
          </table:table-cell>
          <table:table-cell office:value-type="string">
            <text:p>Garden City Company (The)</text:p>
          </table:table-cell>
        </table:table-row>
        <table:table-row table:style-name="ro1">
          <table:table-cell office:value-type="string">
            <text:p>GCE</text:p>
          </table:table-cell>
          <table:table-cell office:value-type="string">
            <text:p>Claymore CEF GS Connect ETN</text:p>
          </table:table-cell>
        </table:table-row>
        <table:table-row table:style-name="ro1">
          <table:table-cell office:value-type="string">
            <text:p>GCEH</text:p>
          </table:table-cell>
          <table:table-cell office:value-type="string">
            <text:p>Global Clean Energy Holdings, Inc.</text:p>
          </table:table-cell>
        </table:table-row>
        <table:table-row table:style-name="ro1">
          <table:table-cell office:value-type="string">
            <text:p>GCEI</text:p>
          </table:table-cell>
          <table:table-cell office:value-type="string">
            <text:p>Global Clean Energy, Inc.</text:p>
          </table:table-cell>
        </table:table-row>
        <table:table-row table:style-name="ro1">
          <table:table-cell office:value-type="string">
            <text:p>GCFB</text:p>
          </table:table-cell>
          <table:table-cell office:value-type="string">
            <text:p>Granite City Food &amp; Brewery, Ltd.</text:p>
          </table:table-cell>
        </table:table-row>
        <table:table-row table:style-name="ro1">
          <table:table-cell office:value-type="string">
            <text:p>GCGX</text:p>
          </table:table-cell>
          <table:table-cell office:value-type="string">
            <text:p>Global Consortium Inc. </text:p>
          </table:table-cell>
        </table:table-row>
        <table:table-row table:style-name="ro1">
          <table:table-cell office:value-type="string">
            <text:p>GCHK</text:p>
          </table:table-cell>
          <table:table-cell office:value-type="string">
            <text:p>Greenchek Technology, Inc.</text:p>
          </table:table-cell>
        </table:table-row>
        <table:table-row table:style-name="ro1">
          <table:table-cell office:value-type="string">
            <text:p>GCI</text:p>
          </table:table-cell>
          <table:table-cell office:value-type="string">
            <text:p>Gannett Co Inc</text:p>
          </table:table-cell>
        </table:table-row>
        <table:table-row table:style-name="ro1">
          <table:table-cell office:value-type="string">
            <text:p>GCIN</text:p>
          </table:table-cell>
          <table:table-cell office:value-type="string">
            <text:p>GC International, Inc.</text:p>
          </table:table-cell>
        </table:table-row>
        <table:table-row table:style-name="ro1">
          <table:table-cell office:value-type="string">
            <text:p>GCLL</text:p>
          </table:table-cell>
          <table:table-cell office:value-type="string">
            <text:p>GreenCell, Inc.</text:p>
          </table:table-cell>
        </table:table-row>
        <table:table-row table:style-name="ro1">
          <table:table-cell office:value-type="string">
            <text:p>GCLT</text:p>
          </table:table-cell>
          <table:table-cell office:value-type="string">
            <text:p>GainClients, Inc.</text:p>
          </table:table-cell>
        </table:table-row>
        <table:table-row table:style-name="ro1">
          <table:table-cell office:value-type="string">
            <text:p>GCMG</text:p>
          </table:table-cell>
          <table:table-cell office:value-type="string">
            <text:p>GCM Grosvenor Inc</text:p>
          </table:table-cell>
        </table:table-row>
        <table:table-row table:style-name="ro1">
          <table:table-cell office:value-type="string">
            <text:p>GCO</text:p>
          </table:table-cell>
          <table:table-cell office:value-type="string">
            <text:p>Genesco Inc</text:p>
          </table:table-cell>
        </table:table-row>
        <table:table-row table:style-name="ro1">
          <table:table-cell office:value-type="string">
            <text:p>GCP</text:p>
          </table:table-cell>
          <table:table-cell office:value-type="string">
            <text:p>GCP Applied Technologies Inc</text:p>
          </table:table-cell>
        </table:table-row>
        <table:table-row table:style-name="ro1">
          <table:table-cell office:value-type="string">
            <text:p>GCTY</text:p>
          </table:table-cell>
          <table:table-cell office:value-type="string">
            <text:p>Gain Cities Limited </text:p>
          </table:table-cell>
        </table:table-row>
        <table:table-row table:style-name="ro1">
          <table:table-cell office:value-type="string">
            <text:p>GCV</text:p>
          </table:table-cell>
          <table:table-cell office:value-type="string">
            <text:p>Gabelli Convertible and Income Securities Fund Inc</text:p>
          </table:table-cell>
        </table:table-row>
        <table:table-row table:style-name="ro1">
          <table:table-cell office:value-type="string">
            <text:p>GCYO</text:p>
          </table:table-cell>
          <table:table-cell office:value-type="string">
            <text:p>Gold Canyon Bank (Gold Canyon AZ)</text:p>
          </table:table-cell>
        </table:table-row>
        <table:table-row table:style-name="ro1">
          <table:table-cell office:value-type="string">
            <text:p>GD</text:p>
          </table:table-cell>
          <table:table-cell office:value-type="string">
            <text:p>General Dynamics Corp</text:p>
          </table:table-cell>
        </table:table-row>
        <table:table-row table:style-name="ro1">
          <table:table-cell office:value-type="string">
            <text:p>GDAR</text:p>
          </table:table-cell>
          <table:table-cell office:value-type="string">
            <text:p>Golden Age Resources, Inc.</text:p>
          </table:table-cell>
        </table:table-row>
        <table:table-row table:style-name="ro1">
          <table:table-cell office:value-type="string">
            <text:p>GDDY</text:p>
          </table:table-cell>
          <table:table-cell office:value-type="string">
            <text:p>GoDaddy Inc</text:p>
          </table:table-cell>
        </table:table-row>
        <table:table-row table:style-name="ro1">
          <table:table-cell office:value-type="string">
            <text:p>GDEN</text:p>
          </table:table-cell>
          <table:table-cell office:value-type="string">
            <text:p>Golden Entertainment Inc</text:p>
          </table:table-cell>
        </table:table-row>
        <table:table-row table:style-name="ro1">
          <table:table-cell office:value-type="string">
            <text:p>GDET</text:p>
          </table:table-cell>
          <table:table-cell office:value-type="string">
            <text:p>GD Entertainment &amp; Technology, Inc.</text:p>
          </table:table-cell>
        </table:table-row>
        <table:table-row table:style-name="ro1">
          <table:table-cell office:value-type="string">
            <text:p>GDL</text:p>
          </table:table-cell>
          <table:table-cell office:value-type="string">
            <text:p>GDL Fund-The</text:p>
          </table:table-cell>
        </table:table-row>
        <table:table-row table:style-name="ro1">
          <table:table-cell office:value-type="string">
            <text:p>GDLC</text:p>
          </table:table-cell>
          <table:table-cell office:value-type="string">
            <text:p>Grayscale Digital Large Cap Fund LLC</text:p>
          </table:table-cell>
        </table:table-row>
        <table:table-row table:style-name="ro1">
          <table:table-cell office:value-type="string">
            <text:p>GDL-C</text:p>
          </table:table-cell>
          <table:table-cell office:value-type="string">
            <text:p>GDL Fund-The</text:p>
          </table:table-cell>
        </table:table-row>
        <table:table-row table:style-name="ro1">
          <table:table-cell office:value-type="string">
            <text:p>GDMK</text:p>
          </table:table-cell>
          <table:table-cell office:value-type="string">
            <text:p>GLOBAL DIVERSIFIED MARKETING GROUP INC.</text:p>
          </table:table-cell>
        </table:table-row>
        <table:table-row table:style-name="ro1">
          <table:table-cell office:value-type="string">
            <text:p>GDO</text:p>
          </table:table-cell>
          <table:table-cell office:value-type="string">
            <text:p>Western Asset Global Corporate Defined Opportunity Fund Inc</text:p>
          </table:table-cell>
        </table:table-row>
        <table:table-row table:style-name="ro1">
          <table:table-cell office:value-type="string">
            <text:p>GDOT</text:p>
          </table:table-cell>
          <table:table-cell office:value-type="string">
            <text:p>Green Dot Corp</text:p>
          </table:table-cell>
        </table:table-row>
        <table:table-row table:style-name="ro1">
          <table:table-cell office:value-type="string">
            <text:p>GDP</text:p>
          </table:table-cell>
          <table:table-cell office:value-type="string">
            <text:p>Goodrich Petroleum Corp</text:p>
          </table:table-cell>
        </table:table-row>
        <table:table-row table:style-name="ro1">
          <table:table-cell office:value-type="string">
            <text:p>GDRX</text:p>
          </table:table-cell>
          <table:table-cell office:value-type="string">
            <text:p>GoodRx Holdings Inc</text:p>
          </table:table-cell>
        </table:table-row>
        <table:table-row table:style-name="ro1">
          <table:table-cell office:value-type="string">
            <text:p>GDRZF</text:p>
          </table:table-cell>
          <table:table-cell office:value-type="string">
            <text:p>Gold Reserve, Inc.</text:p>
          </table:table-cell>
        </table:table-row>
        <table:table-row table:style-name="ro1">
          <table:table-cell office:value-type="string">
            <text:p>GDS</text:p>
          </table:table-cell>
          <table:table-cell office:value-type="string">
            <text:p>GDS Holdings Ltd</text:p>
          </table:table-cell>
        </table:table-row>
        <table:table-row table:style-name="ro1">
          <table:table-cell office:value-type="string">
            <text:p>GDSI</text:p>
          </table:table-cell>
          <table:table-cell office:value-type="string">
            <text:p>Global Digital Solutions, Inc.</text:p>
          </table:table-cell>
        </table:table-row>
        <table:table-row table:style-name="ro1">
          <table:table-cell office:value-type="string">
            <text:p>GDV</text:p>
          </table:table-cell>
          <table:table-cell office:value-type="string">
            <text:p>Gabelli Dividend &amp; Income Trust-The</text:p>
          </table:table-cell>
        </table:table-row>
        <table:table-row table:style-name="ro1">
          <table:table-cell office:value-type="string">
            <text:p>GDV-A</text:p>
          </table:table-cell>
          <table:table-cell office:value-type="string">
            <text:p>Gabelli Dividend &amp; Income Trust-The</text:p>
          </table:table-cell>
        </table:table-row>
        <table:table-row table:style-name="ro1">
          <table:table-cell office:value-type="string">
            <text:p>GDVE</text:p>
          </table:table-cell>
          <table:table-cell office:value-type="string">
            <text:p>Global Development &amp; Environmental Resources, Inc.</text:p>
          </table:table-cell>
        </table:table-row>
        <table:table-row table:style-name="ro1">
          <table:table-cell office:value-type="string">
            <text:p>GDV-G</text:p>
          </table:table-cell>
          <table:table-cell office:value-type="string">
            <text:p>Gabelli Dividend &amp; Income Trust-The</text:p>
          </table:table-cell>
        </table:table-row>
        <table:table-row table:style-name="ro1">
          <table:table-cell office:value-type="string">
            <text:p>GDV-H</text:p>
          </table:table-cell>
          <table:table-cell office:value-type="string">
            <text:p>Gabelli Dividend &amp; Income Trust-The</text:p>
          </table:table-cell>
        </table:table-row>
        <table:table-row table:style-name="ro1">
          <table:table-cell office:value-type="string">
            <text:p>GDVM</text:p>
          </table:table-cell>
          <table:table-cell office:value-type="string">
            <text:p>Global Developments, Inc.</text:p>
          </table:table-cell>
        </table:table-row>
        <table:table-row table:style-name="ro1">
          <table:table-cell office:value-type="string">
            <text:p>GDVTZ</text:p>
          </table:table-cell>
          <table:table-cell office:value-type="string">
            <text:p>Gould Investors, L.P.</text:p>
          </table:table-cell>
        </table:table-row>
        <table:table-row table:style-name="ro1">
          <table:table-cell office:value-type="string">
            <text:p>GDYN</text:p>
          </table:table-cell>
          <table:table-cell office:value-type="string">
            <text:p>Grid Dynamics Holdings Inc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string">
            <text:p>General Electric Co</text:p>
          </table:table-cell>
        </table:table-row>
        <table:table-row table:style-name="ro1">
          <table:table-cell office:value-type="string">
            <text:p>GEAGY</text:p>
          </table:table-cell>
          <table:table-cell office:value-type="string">
            <text:p>GEA Group AG</text:p>
          </table:table-cell>
        </table:table-row>
        <table:table-row table:style-name="ro1">
          <table:table-cell office:value-type="string">
            <text:p>GEC</text:p>
          </table:table-cell>
          <table:table-cell office:value-type="string">
            <text:p>Great Elm Capital Group Inc</text:p>
          </table:table-cell>
        </table:table-row>
        <table:table-row table:style-name="ro1">
          <table:table-cell office:value-type="string">
            <text:p>GECC</text:p>
          </table:table-cell>
          <table:table-cell office:value-type="string">
            <text:p>Great Elm Capital Corp</text:p>
          </table:table-cell>
        </table:table-row>
        <table:table-row table:style-name="ro1">
          <table:table-cell office:value-type="string">
            <text:p>GECCN</text:p>
          </table:table-cell>
          <table:table-cell office:value-type="string">
            <text:p>Great Elm Capital Corp</text:p>
          </table:table-cell>
        </table:table-row>
        <table:table-row table:style-name="ro1">
          <table:table-cell office:value-type="string">
            <text:p>GEF</text:p>
          </table:table-cell>
          <table:table-cell office:value-type="string">
            <text:p>Greif Inc</text:p>
          </table:table-cell>
        </table:table-row>
        <table:table-row table:style-name="ro1">
          <table:table-cell office:value-type="string">
            <text:p>GEF.B</text:p>
          </table:table-cell>
          <table:table-cell office:value-type="string">
            <text:p>Greif Inc</text:p>
          </table:table-cell>
        </table:table-row>
        <table:table-row table:style-name="ro1">
          <table:table-cell office:value-type="string">
            <text:p>GEFI</text:p>
          </table:table-cell>
          <table:table-cell office:value-type="string">
            <text:p>Geo Finance Corp.</text:p>
          </table:table-cell>
        </table:table-row>
        <table:table-row table:style-name="ro1">
          <table:table-cell office:value-type="string">
            <text:p>GEGI</text:p>
          </table:table-cell>
          <table:table-cell office:value-type="string">
            <text:p>Genesis Electronics Group, Inc.</text:p>
          </table:table-cell>
        </table:table-row>
        <table:table-row table:style-name="ro1">
          <table:table-cell office:value-type="string">
            <text:p>GEGP</text:p>
          </table:table-cell>
          <table:table-cell office:value-type="string">
            <text:p>Gold Entertainment Group, Inc.</text:p>
          </table:table-cell>
        </table:table-row>
        <table:table-row table:style-name="ro1">
          <table:table-cell office:value-type="string">
            <text:p>GEGR</text:p>
          </table:table-cell>
          <table:table-cell office:value-type="string">
            <text:p>Gaensel Energy Group, Inc.</text:p>
          </table:table-cell>
        </table:table-row>
        <table:table-row table:style-name="ro1">
          <table:table-cell office:value-type="string">
            <text:p>GEIN</text:p>
          </table:table-cell>
          <table:table-cell office:value-type="string">
            <text:p>Genesys Industries, Inc.</text:p>
          </table:table-cell>
        </table:table-row>
        <table:table-row table:style-name="ro1">
          <table:table-cell office:value-type="string">
            <text:p>GEL</text:p>
          </table:table-cell>
          <table:table-cell office:value-type="string">
            <text:p>Genesis Energy LP</text:p>
          </table:table-cell>
        </table:table-row>
        <table:table-row table:style-name="ro1">
          <table:table-cell office:value-type="string">
            <text:p>GELV</text:p>
          </table:table-cell>
          <table:table-cell office:value-type="string">
            <text:p>Green Energy Live, Inc.</text:p>
          </table:table-cell>
        </table:table-row>
        <table:table-row table:style-name="ro1">
          <table:table-cell office:value-type="string">
            <text:p>GEN</text:p>
          </table:table-cell>
          <table:table-cell office:value-type="string">
            <text:p>Genesis Healthcare Inc</text:p>
          </table:table-cell>
        </table:table-row>
        <table:table-row table:style-name="ro1">
          <table:table-cell office:value-type="string">
            <text:p>GENC</text:p>
          </table:table-cell>
          <table:table-cell office:value-type="string">
            <text:p>Gencor Industries Inc</text:p>
          </table:table-cell>
        </table:table-row>
        <table:table-row table:style-name="ro1">
          <table:table-cell office:value-type="string">
            <text:p>GENE</text:p>
          </table:table-cell>
          <table:table-cell office:value-type="string">
            <text:p>Genetic Technologies Ltd</text:p>
          </table:table-cell>
        </table:table-row>
        <table:table-row table:style-name="ro1">
          <table:table-cell office:value-type="string">
            <text:p>GENH</text:p>
          </table:table-cell>
          <table:table-cell office:value-type="string">
            <text:p>Generation Hemp Inc.</text:p>
          </table:table-cell>
        </table:table-row>
        <table:table-row table:style-name="ro1">
          <table:table-cell office:value-type="string">
            <text:p>GEO</text:p>
          </table:table-cell>
          <table:table-cell office:value-type="string">
            <text:p>GEO Group Inc-The</text:p>
          </table:table-cell>
        </table:table-row>
        <table:table-row table:style-name="ro1">
          <table:table-cell office:value-type="string">
            <text:p>GEOR</text:p>
          </table:table-cell>
          <table:table-cell office:value-type="string">
            <text:p>GeoPetro Resources Co.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string">
            <text:p>Geospace Technologies Corp</text:p>
          </table:table-cell>
        </table:table-row>
        <table:table-row table:style-name="ro1">
          <table:table-cell office:value-type="string">
            <text:p>GEPC</text:p>
          </table:table-cell>
          <table:table-cell office:value-type="string">
            <text:p>Gepco, Ltd.</text:p>
          </table:table-cell>
        </table:table-row>
        <table:table-row table:style-name="ro1">
          <table:table-cell office:value-type="string">
            <text:p>GER</text:p>
          </table:table-cell>
          <table:table-cell office:value-type="string">
            <text:p>Goldman Sachs MLP Energy and Renaissance Fund</text:p>
          </table:table-cell>
        </table:table-row>
        <table:table-row table:style-name="ro1">
          <table:table-cell office:value-type="string">
            <text:p>GERI</text:p>
          </table:table-cell>
          <table:table-cell office:value-type="string">
            <text:p>Global Energy Resources, Inc.</text:p>
          </table:table-cell>
        </table:table-row>
        <table:table-row table:style-name="ro1">
          <table:table-cell office:value-type="string">
            <text:p>GERN</text:p>
          </table:table-cell>
          <table:table-cell office:value-type="string">
            <text:p>Geron Corp</text:p>
          </table:table-cell>
        </table:table-row>
        <table:table-row table:style-name="ro1">
          <table:table-cell office:value-type="string">
            <text:p>GERS</text:p>
          </table:table-cell>
          <table:table-cell office:value-type="string">
            <text:p>Greenshift Corp.</text:p>
          </table:table-cell>
        </table:table-row>
        <table:table-row table:style-name="ro1">
          <table:table-cell office:value-type="string">
            <text:p>GES</text:p>
          </table:table-cell>
          <table:table-cell office:value-type="string">
            <text:p>Guess? Inc</text:p>
          </table:table-cell>
        </table:table-row>
        <table:table-row table:style-name="ro1">
          <table:table-cell office:value-type="string">
            <text:p>GETH</text:p>
          </table:table-cell>
          <table:table-cell office:value-type="string">
            <text:p>Green Envirotech Holdings, Corp.</text:p>
          </table:table-cell>
        </table:table-row>
        <table:table-row table:style-name="ro1">
          <table:table-cell office:value-type="string">
            <text:p>GEVI</text:p>
          </table:table-cell>
          <table:table-cell office:value-type="string">
            <text:p>General Environmental Management, Inc.</text:p>
          </table:table-cell>
        </table:table-row>
        <table:table-row table:style-name="ro1">
          <table:table-cell office:value-type="string">
            <text:p>GEVO</text:p>
          </table:table-cell>
          <table:table-cell office:value-type="string">
            <text:p>Gevo Inc</text:p>
          </table:table-cell>
        </table:table-row>
        <table:table-row table:style-name="ro1">
          <table:table-cell office:value-type="string">
            <text:p>GEVWW</text:p>
          </table:table-cell>
          <table:table-cell office:value-type="string">
            <text:p>Gevo, Inc.</text:p>
          </table:table-cell>
        </table:table-row>
        <table:table-row table:style-name="ro1">
          <table:table-cell office:value-type="string">
            <text:p>GF</text:p>
          </table:table-cell>
          <table:table-cell office:value-type="string">
            <text:p>New Germany Fund Inc-The</text:p>
          </table:table-cell>
        </table:table-row>
        <table:table-row table:style-name="ro1">
          <table:table-cell office:value-type="string">
            <text:p>GFCI</text:p>
          </table:table-cell>
          <table:table-cell office:value-type="string">
            <text:p>Grifco International, Inc.</text:p>
          </table:table-cell>
        </table:table-row>
        <table:table-row table:style-name="ro1">
          <table:table-cell office:value-type="string">
            <text:p>GFCJ</text:p>
          </table:table-cell>
          <table:table-cell office:value-type="string">
            <text:p>Guaranty Financial Corp.</text:p>
          </table:table-cell>
        </table:table-row>
        <table:table-row table:style-name="ro1">
          <table:table-cell office:value-type="string">
            <text:p>GFDV</text:p>
          </table:table-cell>
          <table:table-cell office:value-type="string">
            <text:p>General Finance &amp; Development, Inc.</text:p>
          </table:table-cell>
        </table:table-row>
        <table:table-row table:style-name="ro1">
          <table:table-cell office:value-type="string">
            <text:p>GFED</text:p>
          </table:table-cell>
          <table:table-cell office:value-type="string">
            <text:p>Guaranty Federal Bancshares Inc</text:p>
          </table:table-cell>
        </table:table-row>
        <table:table-row table:style-name="ro1">
          <table:table-cell office:value-type="string">
            <text:p>GFF</text:p>
          </table:table-cell>
          <table:table-cell office:value-type="string">
            <text:p>Griffon Corp</text:p>
          </table:table-cell>
        </table:table-row>
        <table:table-row table:style-name="ro1">
          <table:table-cell office:value-type="string">
            <text:p>GFGU</text:p>
          </table:table-cell>
          <table:table-cell office:value-type="string">
            <text:p>GetFugu, Inc.</text:p>
          </table:table-cell>
        </table:table-row>
        <table:table-row table:style-name="ro1">
          <table:table-cell office:value-type="string">
            <text:p>GFGY</text:p>
          </table:table-cell>
          <table:table-cell office:value-type="string">
            <text:p>Granite Falls Energy LLC</text:p>
          </table:table-cell>
        </table:table-row>
        <table:table-row table:style-name="ro1">
          <table:table-cell office:value-type="string">
            <text:p>GFI</text:p>
          </table:table-cell>
          <table:table-cell office:value-type="string">
            <text:p>Gold Fields Ltd</text:p>
          </table:table-cell>
        </table:table-row>
        <table:table-row table:style-name="ro1">
          <table:table-cell office:value-type="string">
            <text:p>GFL</text:p>
          </table:table-cell>
          <table:table-cell office:value-type="string">
            <text:p>GFL Environmental Inc</text:p>
          </table:table-cell>
        </table:table-row>
        <table:table-row table:style-name="ro1">
          <table:table-cell office:value-type="string">
            <text:p>GFLU</text:p>
          </table:table-cell>
          <table:table-cell office:value-type="string">
            <text:p>GFL Environmental Inc</text:p>
          </table:table-cell>
        </table:table-row>
        <table:table-row table:style-name="ro1">
          <table:table-cell office:value-type="string">
            <text:p>GFN</text:p>
          </table:table-cell>
          <table:table-cell office:value-type="string">
            <text:p>General Finance Corp</text:p>
          </table:table-cell>
        </table:table-row>
        <table:table-row table:style-name="ro1">
          <table:table-cell office:value-type="string">
            <text:p>GFNCP</text:p>
          </table:table-cell>
          <table:table-cell office:value-type="string">
            <text:p>General Finance Corp</text:p>
          </table:table-cell>
        </table:table-row>
        <table:table-row table:style-name="ro1">
          <table:table-cell office:value-type="string">
            <text:p>GFNL</text:p>
          </table:table-cell>
          <table:table-cell office:value-type="string">
            <text:p>Genesis Financial, Inc.</text:p>
          </table:table-cell>
        </table:table-row>
        <table:table-row table:style-name="ro1">
          <table:table-cell office:value-type="string">
            <text:p>GFNSL</text:p>
          </table:table-cell>
          <table:table-cell office:value-type="string">
            <text:p>General Finance Corp</text:p>
          </table:table-cell>
        </table:table-row>
        <table:table-row table:style-name="ro1">
          <table:table-cell office:value-type="string">
            <text:p>GFOO</text:p>
          </table:table-cell>
          <table:table-cell office:value-type="string">
            <text:p>Genufood Energy Enzymes Corp.</text:p>
          </table:table-cell>
        </table:table-row>
        <table:table-row table:style-name="ro1">
          <table:table-cell office:value-type="string">
            <text:p>GFSZF</text:p>
          </table:table-cell>
          <table:table-cell office:value-type="string">
            <text:p>G4S Plc</text:p>
          </table:table-cell>
        </table:table-row>
        <table:table-row table:style-name="ro1">
          <table:table-cell office:value-type="string">
            <text:p>GFSZY</text:p>
          </table:table-cell>
          <table:table-cell office:value-type="string">
            <text:p>G4S Plc</text:p>
          </table:table-cell>
        </table:table-row>
        <table:table-row table:style-name="ro1">
          <table:table-cell office:value-type="string">
            <text:p>GFTX</text:p>
          </table:table-cell>
          <table:table-cell office:value-type="string">
            <text:p>Global Fiber Technologies Inc.</text:p>
          </table:table-cell>
        </table:table-row>
        <table:table-row table:style-name="ro1">
          <table:table-cell office:value-type="string">
            <text:p>GFTX</text:p>
          </table:table-cell>
          <table:table-cell office:value-type="string">
            <text:p>Global Fiber Technologies Inc.</text:p>
          </table:table-cell>
        </table:table-row>
        <table:table-row table:style-name="ro1">
          <table:table-cell office:value-type="string">
            <text:p>GFWQZ</text:p>
          </table:table-cell>
          <table:table-cell office:value-type="string">
            <text:p>PLM Equipment Growth Fund III</text:p>
          </table:table-cell>
        </table:table-row>
        <table:table-row table:style-name="ro1">
          <table:table-cell office:value-type="string">
            <text:p>GFY</text:p>
          </table:table-cell>
          <table:table-cell office:value-type="string">
            <text:p>Western Asset Variable Rate Strategic Fund Inc</text:p>
          </table:table-cell>
        </table:table-row>
        <table:table-row table:style-name="ro1">
          <table:table-cell office:value-type="string">
            <text:p>GGAL</text:p>
          </table:table-cell>
          <table:table-cell office:value-type="string">
            <text:p>Grupo Financiero Galicia SA</text:p>
          </table:table-cell>
        </table:table-row>
        <table:table-row table:style-name="ro1">
          <table:table-cell office:value-type="string">
            <text:p>GGB</text:p>
          </table:table-cell>
          <table:table-cell office:value-type="string">
            <text:p>Gerdau SA</text:p>
          </table:table-cell>
        </table:table-row>
        <table:table-row table:style-name="ro1">
          <table:table-cell office:value-type="string">
            <text:p>GGBL</text:p>
          </table:table-cell>
          <table:table-cell office:value-type="string">
            <text:p>Guar Global Ltd.</text:p>
          </table:table-cell>
        </table:table-row>
        <table:table-row table:style-name="ro1">
          <table:table-cell office:value-type="string">
            <text:p>GGG</text:p>
          </table:table-cell>
          <table:table-cell office:value-type="string">
            <text:p>Graco Inc</text:p>
          </table:table-cell>
        </table:table-row>
        <table:table-row table:style-name="ro1">
          <table:table-cell office:value-type="string">
            <text:p>GGII</text:p>
          </table:table-cell>
          <table:table-cell office:value-type="string">
            <text:p>Green Globe International, Inc.</text:p>
          </table:table-cell>
        </table:table-row>
        <table:table-row table:style-name="ro1">
          <table:table-cell office:value-type="string">
            <text:p>GGLT</text:p>
          </table:table-cell>
          <table:table-cell office:value-type="string">
            <text:p>Giant Group, Ltd.</text:p>
          </table:table-cell>
        </table:table-row>
        <table:table-row table:style-name="ro1">
          <table:table-cell office:value-type="string">
            <text:p>GGM</text:p>
          </table:table-cell>
          <table:table-cell office:value-type="string">
            <text:p>Guggenheim Credit Allocation Fund</text:p>
          </table:table-cell>
        </table:table-row>
        <table:table-row table:style-name="ro1">
          <table:table-cell office:value-type="string">
            <text:p>GGN</text:p>
          </table:table-cell>
          <table:table-cell office:value-type="string">
            <text:p>GAMCO Global Gold Natural Resources &amp; Income Trust</text:p>
          </table:table-cell>
        </table:table-row>
        <table:table-row table:style-name="ro1">
          <table:table-cell office:value-type="string">
            <text:p>GGN-B</text:p>
          </table:table-cell>
          <table:table-cell office:value-type="string">
            <text:p>GAMCO Global Gold Natural Resources &amp; Income Trust</text:p>
          </table:table-cell>
        </table:table-row>
        <table:table-row table:style-name="ro1">
          <table:table-cell office:value-type="string">
            <text:p>GGNNW</text:p>
          </table:table-cell>
          <table:table-cell office:value-type="string">
            <text:p>Genocea Biosciences, Inc.</text:p>
          </table:table-cell>
        </table:table-row>
        <table:table-row table:style-name="ro1">
          <table:table-cell office:value-type="string">
            <text:p>GGO-A</text:p>
          </table:table-cell>
          <table:table-cell office:value-type="string">
            <text:p>Gabelli Go Anywhere Trust-The</text:p>
          </table:table-cell>
        </table:table-row>
        <table:table-row table:style-name="ro1">
          <table:table-cell office:value-type="string">
            <text:p>GGRN</text:p>
          </table:table-cell>
          <table:table-cell office:value-type="string">
            <text:p>Global Green Solutions, Inc.</text:p>
          </table:table-cell>
        </table:table-row>
        <table:table-row table:style-name="ro1">
          <table:table-cell office:value-type="string">
            <text:p>GGROU</text:p>
          </table:table-cell>
          <table:table-cell office:value-type="string">
            <text:p>Golden Growers Coop</text:p>
          </table:table-cell>
        </table:table-row>
        <table:table-row table:style-name="ro1">
          <table:table-cell office:value-type="string">
            <text:p>GGSM</text:p>
          </table:table-cell>
          <table:table-cell office:value-type="string">
            <text:p>Gold and GemStone Mining Inc.</text:p>
          </table:table-cell>
        </table:table-row>
        <table:table-row table:style-name="ro1">
          <table:table-cell office:value-type="string">
            <text:p>GGT</text:p>
          </table:table-cell>
          <table:table-cell office:value-type="string">
            <text:p>Gabelli Multimedia Trust Inc</text:p>
          </table:table-cell>
        </table:table-row>
        <table:table-row table:style-name="ro1">
          <table:table-cell office:value-type="string">
            <text:p>GGT-E</text:p>
          </table:table-cell>
          <table:table-cell office:value-type="string">
            <text:p>Gabelli Multimedia Trust Inc</text:p>
          </table:table-cell>
        </table:table-row>
        <table:table-row table:style-name="ro1">
          <table:table-cell office:value-type="string">
            <text:p>GGT-G</text:p>
          </table:table-cell>
          <table:table-cell office:value-type="string">
            <text:p>Gabelli Multimedia Trust Inc</text:p>
          </table:table-cell>
        </table:table-row>
        <table:table-row table:style-name="ro1">
          <table:table-cell office:value-type="string">
            <text:p>GGZ</text:p>
          </table:table-cell>
          <table:table-cell office:value-type="string">
            <text:p>Gabelli Global Small and Mid Cap Value Trust-The</text:p>
          </table:table-cell>
        </table:table-row>
        <table:table-row table:style-name="ro1">
          <table:table-cell office:value-type="string">
            <text:p>GGZ-A</text:p>
          </table:table-cell>
          <table:table-cell office:value-type="string">
            <text:p>Gabelli Global Small and Mid Cap Value Trust-The</text:p>
          </table:table-cell>
        </table:table-row>
        <table:table-row table:style-name="ro1">
          <table:table-cell office:value-type="string">
            <text:p>GH</text:p>
          </table:table-cell>
          <table:table-cell office:value-type="string">
            <text:p>Guardant Health Inc</text:p>
          </table:table-cell>
        </table:table-row>
        <table:table-row table:style-name="ro1">
          <table:table-cell office:value-type="string">
            <text:p>GHAV</text:p>
          </table:table-cell>
          <table:table-cell office:value-type="string">
            <text:p>Grand Havana, Inc.</text:p>
          </table:table-cell>
        </table:table-row>
        <table:table-row table:style-name="ro1">
          <table:table-cell office:value-type="string">
            <text:p>GHC</text:p>
          </table:table-cell>
          <table:table-cell office:value-type="string">
            <text:p>Graham Holdings Co</text:p>
          </table:table-cell>
        </table:table-row>
        <table:table-row table:style-name="ro1">
          <table:table-cell office:value-type="string">
            <text:p>GHEU</text:p>
          </table:table-cell>
          <table:table-cell office:value-type="string">
            <text:p>Global Healthcare &amp; Education Management, Inc.</text:p>
          </table:table-cell>
        </table:table-row>
        <table:table-row table:style-name="ro1">
          <table:table-cell office:value-type="string">
            <text:p>GHG</text:p>
          </table:table-cell>
          <table:table-cell office:value-type="string">
            <text:p>GreenTree Hospitality Group Ltd</text:p>
          </table:table-cell>
        </table:table-row>
        <table:table-row table:style-name="ro1">
          <table:table-cell office:value-type="string">
            <text:p>GHGH</text:p>
          </table:table-cell>
          <table:table-cell office:value-type="string">
            <text:p>GuanHua Corporation</text:p>
          </table:table-cell>
        </table:table-row>
        <table:table-row table:style-name="ro1">
          <table:table-cell office:value-type="string">
            <text:p>GHHC</text:p>
          </table:table-cell>
          <table:table-cell office:value-type="string">
            <text:p>GH Capital, Inc.</text:p>
          </table:table-cell>
        </table:table-row>
        <table:table-row table:style-name="ro1">
          <table:table-cell office:value-type="string">
            <text:p>GHIV</text:p>
          </table:table-cell>
          <table:table-cell office:value-type="string">
            <text:p>Gores Holdings IV Inc</text:p>
          </table:table-cell>
        </table:table-row>
        <table:table-row table:style-name="ro1">
          <table:table-cell office:value-type="string">
            <text:p>GHIVU</text:p>
          </table:table-cell>
          <table:table-cell office:value-type="string">
            <text:p>Gores Holdings IV Inc</text:p>
          </table:table-cell>
        </table:table-row>
        <table:table-row table:style-name="ro1">
          <table:table-cell office:value-type="string">
            <text:p>GHL</text:p>
          </table:table-cell>
          <table:table-cell office:value-type="string">
            <text:p>Greenhill &amp; Co Inc</text:p>
          </table:table-cell>
        </table:table-row>
        <table:table-row table:style-name="ro1">
          <table:table-cell office:value-type="string">
            <text:p>GHLD</text:p>
          </table:table-cell>
          <table:table-cell office:value-type="string">
            <text:p>Guild Holdings Co</text:p>
          </table:table-cell>
        </table:table-row>
        <table:table-row table:style-name="ro1">
          <table:table-cell office:value-type="string">
            <text:p>GHM</text:p>
          </table:table-cell>
          <table:table-cell office:value-type="string">
            <text:p>Graham Corp</text:p>
          </table:table-cell>
        </table:table-row>
        <table:table-row table:style-name="ro1">
          <table:table-cell office:value-type="string">
            <text:p>GHMP</text:p>
          </table:table-cell>
          <table:table-cell office:value-type="string">
            <text:p>GOOD HEMP INC.</text:p>
          </table:table-cell>
        </table:table-row>
        <table:table-row table:style-name="ro1">
          <table:table-cell office:value-type="string">
            <text:p>GHSI</text:p>
          </table:table-cell>
          <table:table-cell office:value-type="string">
            <text:p>Guardion Health Sciences Inc</text:p>
          </table:table-cell>
        </table:table-row>
        <table:table-row table:style-name="ro1">
          <table:table-cell office:value-type="string">
            <text:p>GHST</text:p>
          </table:table-cell>
          <table:table-cell office:value-type="string">
            <text:p>Ghost Technology, Inc.</text:p>
          </table:table-cell>
        </table:table-row>
        <table:table-row table:style-name="ro1">
          <table:table-cell office:value-type="string">
            <text:p>GHY</text:p>
          </table:table-cell>
          <table:table-cell office:value-type="string">
            <text:p>PGIM Global High Yield Fund Inc</text:p>
          </table:table-cell>
        </table:table-row>
        <table:table-row table:style-name="ro1">
          <table:table-cell office:value-type="string">
            <text:p>GIB</text:p>
          </table:table-cell>
          <table:table-cell office:value-type="string">
            <text:p>CGI Inc</text:p>
          </table:table-cell>
        </table:table-row>
        <table:table-row table:style-name="ro1">
          <table:table-cell office:value-type="string">
            <text:p>GIDYL</text:p>
          </table:table-cell>
          <table:table-cell office:value-type="string">
            <text:p>GI Dynamics Inc</text:p>
          </table:table-cell>
        </table:table-row>
        <table:table-row table:style-name="ro1">
          <table:table-cell office:value-type="string">
            <text:p>GIFI</text:p>
          </table:table-cell>
          <table:table-cell office:value-type="string">
            <text:p>Gulf Island Fabrication Inc</text:p>
          </table:table-cell>
        </table:table-row>
        <table:table-row table:style-name="ro1">
          <table:table-cell office:value-type="string">
            <text:p>GIFX</text:p>
          </table:table-cell>
          <table:table-cell office:value-type="string">
            <text:p>Gifa, Inc.</text:p>
          </table:table-cell>
        </table:table-row>
        <table:table-row table:style-name="ro1">
          <table:table-cell office:value-type="string">
            <text:p>GIGA</text:p>
          </table:table-cell>
          <table:table-cell office:value-type="string">
            <text:p>Giga-tronics Inc.</text:p>
          </table:table-cell>
        </table:table-row>
        <table:table-row table:style-name="ro1">
          <table:table-cell office:value-type="string">
            <text:p>GIGL</text:p>
          </table:table-cell>
          <table:table-cell office:value-type="string">
            <text:p>Giggles N' Hugs Inc.</text:p>
          </table:table-cell>
        </table:table-row>
        <table:table-row table:style-name="ro1">
          <table:table-cell office:value-type="string">
            <text:p>GIGM</text:p>
          </table:table-cell>
          <table:table-cell office:value-type="string">
            <text:p>GigaMedia Ltd</text:p>
          </table:table-cell>
        </table:table-row>
        <table:table-row table:style-name="ro1">
          <table:table-cell office:value-type="string">
            <text:p>GIII</text:p>
          </table:table-cell>
          <table:table-cell office:value-type="string">
            <text:p>G-III Apparel Group Ltd</text:p>
          </table:table-cell>
        </table:table-row>
        <table:table-row table:style-name="ro1">
          <table:table-cell office:value-type="string">
            <text:p>GIK</text:p>
          </table:table-cell>
          <table:table-cell office:value-type="string">
            <text:p>GigCapital3 Inc</text:p>
          </table:table-cell>
        </table:table-row>
        <table:table-row table:style-name="ro1">
          <table:table-cell office:value-type="string">
            <text:p>GIL</text:p>
          </table:table-cell>
          <table:table-cell office:value-type="string">
            <text:p>Gildan Activewear Inc</text:p>
          </table:table-cell>
        </table:table-row>
        <table:table-row table:style-name="ro1">
          <table:table-cell office:value-type="string">
            <text:p>GILD</text:p>
          </table:table-cell>
          <table:table-cell office:value-type="string">
            <text:p>Gilead Sciences Inc</text:p>
          </table:table-cell>
        </table:table-row>
        <table:table-row table:style-name="ro1">
          <table:table-cell office:value-type="string">
            <text:p>GILT</text:p>
          </table:table-cell>
          <table:table-cell office:value-type="string">
            <text:p>Gilat Satellite Networks Ltd</text:p>
          </table:table-cell>
        </table:table-row>
        <table:table-row table:style-name="ro1">
          <table:table-cell office:value-type="string">
            <text:p>GIM</text:p>
          </table:table-cell>
          <table:table-cell office:value-type="string">
            <text:p>Templeton Global Income Fund</text:p>
          </table:table-cell>
        </table:table-row>
        <table:table-row table:style-name="ro1">
          <table:table-cell office:value-type="string">
            <text:p>GIS</text:p>
          </table:table-cell>
          <table:table-cell office:value-type="string">
            <text:p>General Mills Inc</text:p>
          </table:table-cell>
        </table:table-row>
        <table:table-row table:style-name="ro1">
          <table:table-cell office:value-type="string">
            <text:p>GITH</text:p>
          </table:table-cell>
          <table:table-cell office:value-type="string">
            <text:p>Global IT Holdings, Inc.</text:p>
          </table:table-cell>
        </table:table-row>
        <table:table-row table:style-name="ro1">
          <table:table-cell office:value-type="string">
            <text:p>GIX</text:p>
          </table:table-cell>
          <table:table-cell office:value-type="string">
            <text:p>GigCapital2 Inc</text:p>
          </table:table-cell>
        </table:table-row>
        <table:table-row table:style-name="ro1">
          <table:table-cell office:value-type="string">
            <text:p>GJH</text:p>
          </table:table-cell>
          <table:table-cell office:value-type="string">
            <text:p>STRATS LLC</text:p>
          </table:table-cell>
        </table:table-row>
        <table:table-row table:style-name="ro1">
          <table:table-cell office:value-type="string">
            <text:p>GJO</text:p>
          </table:table-cell>
          <table:table-cell office:value-type="string">
            <text:p>STRATS LLC</text:p>
          </table:table-cell>
        </table:table-row>
        <table:table-row table:style-name="ro1">
          <table:table-cell office:value-type="string">
            <text:p>GJP</text:p>
          </table:table-cell>
          <table:table-cell office:value-type="string">
            <text:p>STRATS LLC</text:p>
          </table:table-cell>
        </table:table-row>
        <table:table-row table:style-name="ro1">
          <table:table-cell office:value-type="string">
            <text:p>GJS</text:p>
          </table:table-cell>
          <table:table-cell office:value-type="string">
            <text:p>STRATS LLC</text:p>
          </table:table-cell>
        </table:table-row>
        <table:table-row table:style-name="ro1">
          <table:table-cell office:value-type="string">
            <text:p>GJT</text:p>
          </table:table-cell>
          <table:table-cell office:value-type="string">
            <text:p>STRATS LLC</text:p>
          </table:table-cell>
        </table:table-row>
        <table:table-row table:style-name="ro1">
          <table:table-cell office:value-type="string">
            <text:p>GKIT</text:p>
          </table:table-cell>
          <table:table-cell office:value-type="string">
            <text:p>Greenkraft, Inc.</text:p>
          </table:table-cell>
        </table:table-row>
        <table:table-row table:style-name="ro1">
          <table:table-cell office:value-type="string">
            <text:p>GKOS</text:p>
          </table:table-cell>
          <table:table-cell office:value-type="string">
            <text:p>Glaukos Corp</text:p>
          </table:table-cell>
        </table:table-row>
        <table:table-row table:style-name="ro1">
          <table:table-cell office:value-type="string">
            <text:p>GL</text:p>
          </table:table-cell>
          <table:table-cell office:value-type="string">
            <text:p>Globe Life Inc</text:p>
          </table:table-cell>
        </table:table-row>
        <table:table-row table:style-name="ro1">
          <table:table-cell office:value-type="string">
            <text:p>GLAD</text:p>
          </table:table-cell>
          <table:table-cell office:value-type="string">
            <text:p>Gladstone Capital Corp</text:p>
          </table:table-cell>
        </table:table-row>
        <table:table-row table:style-name="ro1">
          <table:table-cell office:value-type="string">
            <text:p>GLADL</text:p>
          </table:table-cell>
          <table:table-cell office:value-type="string">
            <text:p>Gladstone Capital Corp</text:p>
          </table:table-cell>
        </table:table-row>
        <table:table-row table:style-name="ro1">
          <table:table-cell office:value-type="string">
            <text:p>GLAE</text:p>
          </table:table-cell>
          <table:table-cell office:value-type="string">
            <text:p>GlassBridge Enterprises, Inc.</text:p>
          </table:table-cell>
        </table:table-row>
        <table:table-row table:style-name="ro1">
          <table:table-cell office:value-type="string">
            <text:p>GLAXF</text:p>
          </table:table-cell>
          <table:table-cell office:value-type="string">
            <text:p>GlaxoSmithKline plc</text:p>
          </table:table-cell>
        </table:table-row>
        <table:table-row table:style-name="ro1">
          <table:table-cell office:value-type="string">
            <text:p>GLBB</text:p>
          </table:table-cell>
          <table:table-cell office:value-type="string">
            <text:p>Global Quest Ltd</text:p>
          </table:table-cell>
        </table:table-row>
        <table:table-row table:style-name="ro1">
          <table:table-cell office:value-type="string">
            <text:p>GLBH</text:p>
          </table:table-cell>
          <table:table-cell office:value-type="string">
            <text:p>Globaltech Holdings, Inc.</text:p>
          </table:table-cell>
        </table:table-row>
        <table:table-row table:style-name="ro1">
          <table:table-cell office:value-type="string">
            <text:p>GLBR</text:p>
          </table:table-cell>
          <table:table-cell office:value-type="string">
            <text:p>Global Brokerage, Inc.</text:p>
          </table:table-cell>
        </table:table-row>
        <table:table-row table:style-name="ro1">
          <table:table-cell office:value-type="string">
            <text:p>GLBS</text:p>
          </table:table-cell>
          <table:table-cell office:value-type="string">
            <text:p>Globus Maritime Ltd</text:p>
          </table:table-cell>
        </table:table-row>
        <table:table-row table:style-name="ro1">
          <table:table-cell office:value-type="string">
            <text:p>GLBZ</text:p>
          </table:table-cell>
          <table:table-cell office:value-type="string">
            <text:p>Glen Burnie Bancorp</text:p>
          </table:table-cell>
        </table:table-row>
        <table:table-row table:style-name="ro1">
          <table:table-cell office:value-type="string">
            <text:p>GL-C</text:p>
          </table:table-cell>
          <table:table-cell office:value-type="string">
            <text:p>Globe Life Inc</text:p>
          </table:table-cell>
        </table:table-row>
        <table:table-row table:style-name="ro1">
          <table:table-cell office:value-type="string">
            <text:p>GLCN</text:p>
          </table:table-cell>
          <table:table-cell office:value-type="string">
            <text:p>VanEck Vectors China Growth Leaders ETF</text:p>
          </table:table-cell>
        </table:table-row>
        <table:table-row table:style-name="ro1">
          <table:table-cell office:value-type="string">
            <text:p>GLCO</text:p>
          </table:table-cell>
          <table:table-cell office:value-type="string">
            <text:p>Global Links Corp.</text:p>
          </table:table-cell>
        </table:table-row>
        <table:table-row table:style-name="ro1">
          <table:table-cell office:value-type="string">
            <text:p>GLDD</text:p>
          </table:table-cell>
          <table:table-cell office:value-type="string">
            <text:p>Great Lakes Dredge &amp; Dock Corp</text:p>
          </table:table-cell>
        </table:table-row>
        <table:table-row table:style-name="ro1">
          <table:table-cell office:value-type="string">
            <text:p>GLDI</text:p>
          </table:table-cell>
          <table:table-cell office:value-type="string">
            <text:p>Credit Suisse X-Links Gold Shares Covered Call ETN</text:p>
          </table:table-cell>
        </table:table-row>
        <table:table-row table:style-name="ro1">
          <table:table-cell office:value-type="string">
            <text:p>GLDN</text:p>
          </table:table-cell>
          <table:table-cell office:value-type="string">
            <text:p>Gold Dynamics Corp.</text:p>
          </table:table-cell>
        </table:table-row>
        <table:table-row table:style-name="ro1">
          <table:table-cell office:value-type="string">
            <text:p>GLEC</text:p>
          </table:table-cell>
          <table:table-cell office:value-type="string">
            <text:p>Global Ecology Corp.</text:p>
          </table:table-cell>
        </table:table-row>
        <table:table-row table:style-name="ro1">
          <table:table-cell office:value-type="string">
            <text:p>GLEO</text:p>
          </table:table-cell>
          <table:table-cell office:value-type="string">
            <text:p>Galileo Acquisition Corp</text:p>
          </table:table-cell>
        </table:table-row>
        <table:table-row table:style-name="ro1">
          <table:table-cell office:value-type="string">
            <text:p>GLFH</text:p>
          </table:table-cell>
          <table:table-cell office:value-type="string">
            <text:p>Galenfeha Inc</text:p>
          </table:table-cell>
        </table:table-row>
        <table:table-row table:style-name="ro1">
          <table:table-cell office:value-type="string">
            <text:p>GLFN</text:p>
          </table:table-cell>
          <table:table-cell office:value-type="string">
            <text:p>McHenry Metals Golf Corp.</text:p>
          </table:table-cell>
        </table:table-row>
        <table:table-row table:style-name="ro1">
          <table:table-cell office:value-type="string">
            <text:p>GLG</text:p>
          </table:table-cell>
          <table:table-cell office:value-type="string">
            <text:p>Bat Group Inc</text:p>
          </table:table-cell>
        </table:table-row>
        <table:table-row table:style-name="ro1">
          <table:table-cell office:value-type="string">
            <text:p>GLGI</text:p>
          </table:table-cell>
          <table:table-cell office:value-type="string">
            <text:p>Greystone Logistics, Inc.</text:p>
          </table:table-cell>
        </table:table-row>
        <table:table-row table:style-name="ro1">
          <table:table-cell office:value-type="string">
            <text:p>GLHD</text:p>
          </table:table-cell>
          <table:table-cell office:value-type="string">
            <text:p>Golden Holdings Group</text:p>
          </table:table-cell>
        </table:table-row>
        <table:table-row table:style-name="ro1">
          <table:table-cell office:value-type="string">
            <text:p>GLIBA</text:p>
          </table:table-cell>
          <table:table-cell office:value-type="string">
            <text:p>GCI Liberty Inc</text:p>
          </table:table-cell>
        </table:table-row>
        <table:table-row table:style-name="ro1">
          <table:table-cell office:value-type="string">
            <text:p>GLIBP</text:p>
          </table:table-cell>
          <table:table-cell office:value-type="string">
            <text:p>GCI Liberty Inc</text:p>
          </table:table-cell>
        </table:table-row>
        <table:table-row table:style-name="ro1">
          <table:table-cell office:value-type="string">
            <text:p>GLIN</text:p>
          </table:table-cell>
          <table:table-cell office:value-type="string">
            <text:p>VanEck Vectors India Growth Leaders ETF</text:p>
          </table:table-cell>
        </table:table-row>
        <table:table-row table:style-name="ro1">
          <table:table-cell office:value-type="string">
            <text:p>GLLA</text:p>
          </table:table-cell>
          <table:table-cell office:value-type="string">
            <text:p>Gilla, Inc.</text:p>
          </table:table-cell>
        </table:table-row>
        <table:table-row table:style-name="ro1">
          <table:table-cell office:value-type="string">
            <text:p>GLLK</text:p>
          </table:table-cell>
          <table:table-cell office:value-type="string">
            <text:p>Gold Lakes Corp.</text:p>
          </table:table-cell>
        </table:table-row>
        <table:table-row table:style-name="ro1">
          <table:table-cell office:value-type="string">
            <text:p>GLMD</text:p>
          </table:table-cell>
          <table:table-cell office:value-type="string">
            <text:p>Galmed Pharmaceuticals Ltd</text:p>
          </table:table-cell>
        </table:table-row>
        <table:table-row table:style-name="ro1">
          <table:table-cell office:value-type="string">
            <text:p>GLNG</text:p>
          </table:table-cell>
          <table:table-cell office:value-type="string">
            <text:p>Golar LNG Ltd</text:p>
          </table:table-cell>
        </table:table-row>
        <table:table-row table:style-name="ro1">
          <table:table-cell office:value-type="string">
            <text:p>GLO</text:p>
          </table:table-cell>
          <table:table-cell office:value-type="string">
            <text:p>Clough Global Opportunities Fund</text:p>
          </table:table-cell>
        </table:table-row>
        <table:table-row table:style-name="ro1">
          <table:table-cell office:value-type="string">
            <text:p>GLOB</text:p>
          </table:table-cell>
          <table:table-cell office:value-type="string">
            <text:p>Globant SA</text:p>
          </table:table-cell>
        </table:table-row>
        <table:table-row table:style-name="ro1">
          <table:table-cell office:value-type="string">
            <text:p>GLOG</text:p>
          </table:table-cell>
          <table:table-cell office:value-type="string">
            <text:p>GasLog Ltd</text:p>
          </table:table-cell>
        </table:table-row>
        <table:table-row table:style-name="ro1">
          <table:table-cell office:value-type="string">
            <text:p>GLOG-A</text:p>
          </table:table-cell>
          <table:table-cell office:value-type="string">
            <text:p>GasLog Ltd</text:p>
          </table:table-cell>
        </table:table-row>
        <table:table-row table:style-name="ro1">
          <table:table-cell office:value-type="string">
            <text:p>GLOH</text:p>
          </table:table-cell>
          <table:table-cell office:value-type="string">
            <text:p>Glow Holdings, Inc.</text:p>
          </table:table-cell>
        </table:table-row>
        <table:table-row table:style-name="ro1">
          <table:table-cell office:value-type="string">
            <text:p>GLOP</text:p>
          </table:table-cell>
          <table:table-cell office:value-type="string">
            <text:p>GasLog Partners LP</text:p>
          </table:table-cell>
        </table:table-row>
        <table:table-row table:style-name="ro1">
          <table:table-cell office:value-type="string">
            <text:p>GLOP-A</text:p>
          </table:table-cell>
          <table:table-cell office:value-type="string">
            <text:p>GasLog Partners LP</text:p>
          </table:table-cell>
        </table:table-row>
        <table:table-row table:style-name="ro1">
          <table:table-cell office:value-type="string">
            <text:p>GLOP-B</text:p>
          </table:table-cell>
          <table:table-cell office:value-type="string">
            <text:p>GLOP 8.2 PERP PFD</text:p>
          </table:table-cell>
        </table:table-row>
        <table:table-row table:style-name="ro1">
          <table:table-cell office:value-type="string">
            <text:p>GLOP-C</text:p>
          </table:table-cell>
          <table:table-cell office:value-type="string">
            <text:p>GasLog Partners LP</text:p>
          </table:table-cell>
        </table:table-row>
        <table:table-row table:style-name="ro1">
          <table:table-cell office:value-type="string">
            <text:p>GLP</text:p>
          </table:table-cell>
          <table:table-cell office:value-type="string">
            <text:p>Global Partners LP-MA</text:p>
          </table:table-cell>
        </table:table-row>
        <table:table-row table:style-name="ro1">
          <table:table-cell office:value-type="string">
            <text:p>GLP-A</text:p>
          </table:table-cell>
          <table:table-cell office:value-type="string">
            <text:p>Global Partners LP-MA</text:p>
          </table:table-cell>
        </table:table-row>
        <table:table-row table:style-name="ro1">
          <table:table-cell office:value-type="string">
            <text:p>GLPG</text:p>
          </table:table-cell>
          <table:table-cell office:value-type="string">
            <text:p>Galapagos NV</text:p>
          </table:table-cell>
        </table:table-row>
        <table:table-row table:style-name="ro1">
          <table:table-cell office:value-type="string">
            <text:p>GLPH</text:p>
          </table:table-cell>
          <table:table-cell office:value-type="string">
            <text:p>Gala Pharmaceutical, Inc.</text:p>
          </table:table-cell>
        </table:table-row>
        <table:table-row table:style-name="ro1">
          <table:table-cell office:value-type="string">
            <text:p>GLPI</text:p>
          </table:table-cell>
          <table:table-cell office:value-type="string">
            <text:p>Gaming and Leisure Properties Inc</text:p>
          </table:table-cell>
        </table:table-row>
        <table:table-row table:style-name="ro1">
          <table:table-cell office:value-type="string">
            <text:p>GLQ</text:p>
          </table:table-cell>
          <table:table-cell office:value-type="string">
            <text:p>Clough Global Equity Fund</text:p>
          </table:table-cell>
        </table:table-row>
        <table:table-row table:style-name="ro1">
          <table:table-cell office:value-type="string">
            <text:p>GLRE</text:p>
          </table:table-cell>
          <table:table-cell office:value-type="string">
            <text:p>Greenlight Capital Re Ltd</text:p>
          </table:table-cell>
        </table:table-row>
        <table:table-row table:style-name="ro1">
          <table:table-cell office:value-type="string">
            <text:p>GLRI</text:p>
          </table:table-cell>
          <table:table-cell office:value-type="string">
            <text:p>Glori Energy Inc</text:p>
          </table:table-cell>
        </table:table-row>
        <table:table-row table:style-name="ro1">
          <table:table-cell office:value-type="string">
            <text:p>GLRP</text:p>
          </table:table-cell>
          <table:table-cell office:value-type="string">
            <text:p>Glen Rose Petroleum Corp.</text:p>
          </table:table-cell>
        </table:table-row>
        <table:table-row table:style-name="ro1">
          <table:table-cell office:value-type="string">
            <text:p>GLT</text:p>
          </table:table-cell>
          <table:table-cell office:value-type="string">
            <text:p>PH Glatfelter Co</text:p>
          </table:table-cell>
        </table:table-row>
        <table:table-row table:style-name="ro1">
          <table:table-cell office:value-type="string">
            <text:p>GLTC</text:p>
          </table:table-cell>
          <table:table-cell office:value-type="string">
            <text:p>GelTech Solutions, Inc.</text:p>
          </table:table-cell>
        </table:table-row>
        <table:table-row table:style-name="ro1">
          <table:table-cell office:value-type="string">
            <text:p>GLTO</text:p>
          </table:table-cell>
          <table:table-cell office:value-type="string">
            <text:p>Galecto Inc</text:p>
          </table:table-cell>
        </table:table-row>
        <table:table-row table:style-name="ro1">
          <table:table-cell office:value-type="string">
            <text:p>GLU</text:p>
          </table:table-cell>
          <table:table-cell office:value-type="string">
            <text:p>Gabelli Global Utility &amp; Income Trust</text:p>
          </table:table-cell>
        </table:table-row>
        <table:table-row table:style-name="ro1">
          <table:table-cell office:value-type="string">
            <text:p>GLU-A</text:p>
          </table:table-cell>
          <table:table-cell office:value-type="string">
            <text:p>Gabelli Global Utility &amp; Income Trust</text:p>
          </table:table-cell>
        </table:table-row>
        <table:table-row table:style-name="ro1">
          <table:table-cell office:value-type="string">
            <text:p>GLU-B</text:p>
          </table:table-cell>
          <table:table-cell office:value-type="string">
            <text:p>Gabelli Global Utility &amp; Income Trust</text:p>
          </table:table-cell>
        </table:table-row>
        <table:table-row table:style-name="ro1">
          <table:table-cell office:value-type="string">
            <text:p>GLUC</text:p>
          </table:table-cell>
          <table:table-cell office:value-type="string">
            <text:p>Glucose Health, Inc.</text:p>
          </table:table-cell>
        </table:table-row>
        <table:table-row table:style-name="ro1">
          <table:table-cell office:value-type="string">
            <text:p>GLUU</text:p>
          </table:table-cell>
          <table:table-cell office:value-type="string">
            <text:p>Glu Mobile Inc</text:p>
          </table:table-cell>
        </table:table-row>
        <table:table-row table:style-name="ro1">
          <table:table-cell office:value-type="string">
            <text:p>GLUX</text:p>
          </table:table-cell>
          <table:table-cell office:value-type="string">
            <text:p>Great Lakes Aviation, Ltd.</text:p>
          </table:table-cell>
        </table:table-row>
        <table:table-row table:style-name="ro1">
          <table:table-cell office:value-type="string">
            <text:p>GLV</text:p>
          </table:table-cell>
          <table:table-cell office:value-type="string">
            <text:p>Clough Global Dividend and Income Fund</text:p>
          </table:table-cell>
        </table:table-row>
        <table:table-row table:style-name="ro1">
          <table:table-cell office:value-type="string">
            <text:p>GLW</text:p>
          </table:table-cell>
          <table:table-cell office:value-type="string">
            <text:p>Corning Inc</text:p>
          </table:table-cell>
        </table:table-row>
        <table:table-row table:style-name="ro1">
          <table:table-cell office:value-type="string">
            <text:p>GLXZ</text:p>
          </table:table-cell>
          <table:table-cell office:value-type="string">
            <text:p>Galaxy Gaming, Inc.</text:p>
          </table:table-cell>
        </table:table-row>
        <table:table-row table:style-name="ro1">
          <table:table-cell office:value-type="string">
            <text:p>GLYC</text:p>
          </table:table-cell>
          <table:table-cell office:value-type="string">
            <text:p>GlycoMimetics Inc</text:p>
          </table:table-cell>
        </table:table-row>
        <table:table-row table:style-name="ro1">
          <table:table-cell office:value-type="string">
            <text:p>GLYE</text:p>
          </table:table-cell>
          <table:table-cell office:value-type="string">
            <text:p>GlyEco, Inc.</text:p>
          </table:table-cell>
        </table:table-row>
        <table:table-row table:style-name="ro1">
          <table:table-cell office:value-type="string">
            <text:p>GM</text:p>
          </table:table-cell>
          <table:table-cell office:value-type="string">
            <text:p>General Motors Co</text:p>
          </table:table-cell>
        </table:table-row>
        <table:table-row table:style-name="ro1">
          <table:table-cell office:value-type="string">
            <text:p>GMAB</text:p>
          </table:table-cell>
          <table:table-cell office:value-type="string">
            <text:p>Genmab A-S</text:p>
          </table:table-cell>
        </table:table-row>
        <table:table-row table:style-name="ro1">
          <table:table-cell office:value-type="string">
            <text:p>GMBL</text:p>
          </table:table-cell>
          <table:table-cell office:value-type="string">
            <text:p>Esports Entertainment Group Inc</text:p>
          </table:table-cell>
        </table:table-row>
        <table:table-row table:style-name="ro1">
          <table:table-cell office:value-type="string">
            <text:p>GMDA</text:p>
          </table:table-cell>
          <table:table-cell office:value-type="string">
            <text:p>Gamida Cell Ltd</text:p>
          </table:table-cell>
        </table:table-row>
        <table:table-row table:style-name="ro1">
          <table:table-cell office:value-type="string">
            <text:p>GMDP</text:p>
          </table:table-cell>
          <table:table-cell office:value-type="string">
            <text:p>Global Medical Products Holdings, Inc.</text:p>
          </table:table-cell>
        </table:table-row>
        <table:table-row table:style-name="ro1">
          <table:table-cell office:value-type="string">
            <text:p>GME</text:p>
          </table:table-cell>
          <table:table-cell office:value-type="string">
            <text:p>GameStop Corp</text:p>
          </table:table-cell>
        </table:table-row>
        <table:table-row table:style-name="ro1">
          <table:table-cell office:value-type="string">
            <text:p>GMED</text:p>
          </table:table-cell>
          <table:table-cell office:value-type="string">
            <text:p>Globus Medical Inc</text:p>
          </table:table-cell>
        </table:table-row>
        <table:table-row table:style-name="ro1">
          <table:table-cell office:value-type="string">
            <text:p>GMEI</text:p>
          </table:table-cell>
          <table:table-cell office:value-type="string">
            <text:p>Gambit Energy, Inc.</text:p>
          </table:table-cell>
        </table:table-row>
        <table:table-row table:style-name="ro1">
          <table:table-cell office:value-type="string">
            <text:p>GMER</text:p>
          </table:table-cell>
          <table:table-cell office:value-type="string">
            <text:p>Good Gaming, Inc.</text:p>
          </table:table-cell>
        </table:table-row>
        <table:table-row table:style-name="ro1">
          <table:table-cell office:value-type="string">
            <text:p>GMEV</text:p>
          </table:table-cell>
          <table:table-cell office:value-type="string">
            <text:p>GME Innotainment, Inc.</text:p>
          </table:table-cell>
        </table:table-row>
        <table:table-row table:style-name="ro1">
          <table:table-cell office:value-type="string">
            <text:p>GMGI</text:p>
          </table:table-cell>
          <table:table-cell office:value-type="string">
            <text:p>Golden Matrix Group, Inc.</text:p>
          </table:table-cell>
        </table:table-row>
        <table:table-row table:style-name="ro1">
          <table:table-cell office:value-type="string">
            <text:p>GMHI</text:p>
          </table:table-cell>
          <table:table-cell office:value-type="string">
            <text:p>Gores Metropoulos Inc</text:p>
          </table:table-cell>
        </table:table-row>
        <table:table-row table:style-name="ro1">
          <table:table-cell office:value-type="string">
            <text:p>GMLP</text:p>
          </table:table-cell>
          <table:table-cell office:value-type="string">
            <text:p>Golar LNG Partners LP</text:p>
          </table:table-cell>
        </table:table-row>
        <table:table-row table:style-name="ro1">
          <table:table-cell office:value-type="string">
            <text:p>GMLPP</text:p>
          </table:table-cell>
          <table:table-cell office:value-type="string">
            <text:p>Golar LNG Partners LP</text:p>
          </table:table-cell>
        </table:table-row>
        <table:table-row table:style-name="ro1">
          <table:table-cell office:value-type="string">
            <text:p>GMMVF</text:p>
          </table:table-cell>
          <table:table-cell office:value-type="string">
            <text:p>G Medical Innovations Holdings Ltd</text:p>
          </table:table-cell>
        </table:table-row>
        <table:table-row table:style-name="ro1">
          <table:table-cell office:value-type="string">
            <text:p>GMND</text:p>
          </table:table-cell>
          <table:table-cell office:value-type="string">
            <text:p>Green Mountain Development Corp.</text:p>
          </table:table-cell>
        </table:table-row>
        <table:table-row table:style-name="ro1">
          <table:table-cell office:value-type="string">
            <text:p>GMNI</text:p>
          </table:table-cell>
          <table:table-cell office:value-type="string">
            <text:p>Gemini Group Global Corp.</text:p>
          </table:table-cell>
        </table:table-row>
        <table:table-row table:style-name="ro1">
          <table:table-cell office:value-type="string">
            <text:p>GMO</text:p>
          </table:table-cell>
          <table:table-cell office:value-type="string">
            <text:p>General Moly Inc</text:p>
          </table:table-cell>
        </table:table-row>
        <table:table-row table:style-name="ro1">
          <table:table-cell office:value-type="string">
            <text:p>GMRE</text:p>
          </table:table-cell>
          <table:table-cell office:value-type="string">
            <text:p>Global Medical REIT Inc</text:p>
          </table:table-cell>
        </table:table-row>
        <table:table-row table:style-name="ro1">
          <table:table-cell office:value-type="string">
            <text:p>GMRE-A</text:p>
          </table:table-cell>
          <table:table-cell office:value-type="string">
            <text:p>Global Medical REIT Inc</text:p>
          </table:table-cell>
        </table:table-row>
        <table:table-row table:style-name="ro1">
          <table:table-cell office:value-type="string">
            <text:p>GMS</text:p>
          </table:table-cell>
          <table:table-cell office:value-type="string">
            <text:p>GMS Inc</text:p>
          </table:table-cell>
        </table:table-row>
        <table:table-row table:style-name="ro1">
          <table:table-cell office:value-type="string">
            <text:p>GMTA</text:p>
          </table:table-cell>
          <table:table-cell office:value-type="string">
            <text:p>GATX Corp</text:p>
          </table:table-cell>
        </table:table-row>
        <table:table-row table:style-name="ro1">
          <table:table-cell office:value-type="string">
            <text:p>GMTU</text:p>
          </table:table-cell>
          <table:table-cell office:value-type="string">
            <text:p>Green Mountain Merger, Inc.</text:p>
          </table:table-cell>
        </table:table-row>
        <table:table-row table:style-name="ro1">
          <table:table-cell office:value-type="string">
            <text:p>GMVP</text:p>
          </table:table-cell>
          <table:table-cell office:value-type="string">
            <text:p>Gridiron BioNutrients, Inc.</text:p>
          </table:table-cell>
        </table:table-row>
        <table:table-row table:style-name="ro1">
          <table:table-cell office:value-type="string">
            <text:p>GMZ</text:p>
          </table:table-cell>
          <table:table-cell office:value-type="string">
            <text:p>Goldman Sachs MLP Income Opportunities Fund</text:p>
          </table:table-cell>
        </table:table-row>
        <table:table-row table:style-name="ro1">
          <table:table-cell office:value-type="string">
            <text:p>GMZP</text:p>
          </table:table-cell>
          <table:table-cell office:value-type="string">
            <text:p>GEMZ Corp.</text:p>
          </table:table-cell>
        </table:table-row>
        <table:table-row table:style-name="ro1">
          <table:table-cell office:value-type="string">
            <text:p>GNAL</text:p>
          </table:table-cell>
          <table:table-cell office:value-type="string">
            <text:p>Generation Alpha, Inc. </text:p>
          </table:table-cell>
        </table:table-row>
        <table:table-row table:style-name="ro1">
          <table:table-cell office:value-type="string">
            <text:p>GNBT</text:p>
          </table:table-cell>
          <table:table-cell office:value-type="string">
            <text:p>Generex Biotechnology Corp.</text:p>
          </table:table-cell>
        </table:table-row>
        <table:table-row table:style-name="ro1">
          <table:table-cell office:value-type="string">
            <text:p>GNC</text:p>
          </table:table-cell>
          <table:table-cell office:value-type="string">
            <text:p>GNC Holdings Inc</text:p>
          </table:table-cell>
        </table:table-row>
        <table:table-row table:style-name="ro1">
          <table:table-cell office:value-type="string">
            <text:p>GNCA</text:p>
          </table:table-cell>
          <table:table-cell office:value-type="string">
            <text:p>Genocea Biosciences Inc</text:p>
          </table:table-cell>
        </table:table-row>
        <table:table-row table:style-name="ro1">
          <table:table-cell office:value-type="string">
            <text:p>GNCP</text:p>
          </table:table-cell>
          <table:table-cell office:value-type="string">
            <text:p>GNCC Capital, Inc.</text:p>
          </table:table-cell>
        </table:table-row>
        <table:table-row table:style-name="ro1">
          <table:table-cell office:value-type="string">
            <text:p>GNE</text:p>
          </table:table-cell>
          <table:table-cell office:value-type="string">
            <text:p>Genie Energy Ltd</text:p>
          </table:table-cell>
        </table:table-row>
        <table:table-row table:style-name="ro1">
          <table:table-cell office:value-type="string">
            <text:p>GNE-A</text:p>
          </table:table-cell>
          <table:table-cell office:value-type="string">
            <text:p>Genie Energy Ltd</text:p>
          </table:table-cell>
        </table:table-row>
        <table:table-row table:style-name="ro1">
          <table:table-cell office:value-type="string">
            <text:p>GNFT</text:p>
          </table:table-cell>
          <table:table-cell office:value-type="string">
            <text:p>Genfit</text:p>
          </table:table-cell>
        </table:table-row>
        <table:table-row table:style-name="ro1">
          <table:table-cell office:value-type="string">
            <text:p>GNGR</text:p>
          </table:table-cell>
          <table:table-cell office:value-type="string">
            <text:p>Gunther Grant, Inc.</text:p>
          </table:table-cell>
        </table:table-row>
        <table:table-row table:style-name="ro1">
          <table:table-cell office:value-type="string">
            <text:p>GNGT</text:p>
          </table:table-cell>
          <table:table-cell office:value-type="string">
            <text:p>Golden Gate Partners, Inc.</text:p>
          </table:table-cell>
        </table:table-row>
        <table:table-row table:style-name="ro1">
          <table:table-cell office:value-type="string">
            <text:p>GNK</text:p>
          </table:table-cell>
          <table:table-cell office:value-type="string">
            <text:p>Genco Shipping &amp; Trading Ltd</text:p>
          </table:table-cell>
        </table:table-row>
        <table:table-row table:style-name="ro1">
          <table:table-cell office:value-type="string">
            <text:p>GNKWF</text:p>
          </table:table-cell>
          <table:table-cell office:value-type="string">
            <text:p>Genco Shipping &amp; Trading Ltd.</text:p>
          </table:table-cell>
        </table:table-row>
        <table:table-row table:style-name="ro1">
          <table:table-cell office:value-type="string">
            <text:p>GNL</text:p>
          </table:table-cell>
          <table:table-cell office:value-type="string">
            <text:p>Global Net Lease Inc</text:p>
          </table:table-cell>
        </table:table-row>
        <table:table-row table:style-name="ro1">
          <table:table-cell office:value-type="string">
            <text:p>GNL-A</text:p>
          </table:table-cell>
          <table:table-cell office:value-type="string">
            <text:p>Global Net Lease Inc</text:p>
          </table:table-cell>
        </table:table-row>
        <table:table-row table:style-name="ro1">
          <table:table-cell office:value-type="string">
            <text:p>GNL-B</text:p>
          </table:table-cell>
          <table:table-cell office:value-type="string">
            <text:p>Global Net Lease Inc</text:p>
          </table:table-cell>
        </table:table-row>
        <table:table-row table:style-name="ro1">
          <table:table-cell office:value-type="string">
            <text:p>GNLKQ</text:p>
          </table:table-cell>
          <table:table-cell office:value-type="string">
            <text:p>GeneLink, Inc.</text:p>
          </table:table-cell>
        </table:table-row>
        <table:table-row table:style-name="ro1">
          <table:table-cell office:value-type="string">
            <text:p>GNLN</text:p>
          </table:table-cell>
          <table:table-cell office:value-type="string">
            <text:p>Greenlane Holdings Inc</text:p>
          </table:table-cell>
        </table:table-row>
        <table:table-row table:style-name="ro1">
          <table:table-cell office:value-type="string">
            <text:p>GNMK</text:p>
          </table:table-cell>
          <table:table-cell office:value-type="string">
            <text:p>GenMark Diagnostics Inc</text:p>
          </table:table-cell>
        </table:table-row>
        <table:table-row table:style-name="ro1">
          <table:table-cell office:value-type="string">
            <text:p>GNMP</text:p>
          </table:table-cell>
          <table:table-cell office:value-type="string">
            <text:p>General Chemical Group Inc. (The)</text:p>
          </table:table-cell>
        </table:table-row>
        <table:table-row table:style-name="ro1">
          <table:table-cell office:value-type="string">
            <text:p>GNMSF</text:p>
          </table:table-cell>
          <table:table-cell office:value-type="string">
            <text:p>Genmab A/S</text:p>
          </table:table-cell>
        </table:table-row>
        <table:table-row table:style-name="ro1">
          <table:table-cell office:value-type="string">
            <text:p>GNOLF</text:p>
          </table:table-cell>
          <table:table-cell office:value-type="string">
            <text:p>Genoil Inc.</text:p>
          </table:table-cell>
        </table:table-row>
        <table:table-row table:style-name="ro1">
          <table:table-cell office:value-type="string">
            <text:p>GNOW</text:p>
          </table:table-cell>
          <table:table-cell office:value-type="string">
            <text:p>American CareSource Holdings, Inc.</text:p>
          </table:table-cell>
        </table:table-row>
        <table:table-row table:style-name="ro1">
          <table:table-cell office:value-type="string">
            <text:p>GNPG</text:p>
          </table:table-cell>
          <table:table-cell office:value-type="string">
            <text:p>Green Planet Group, Inc.</text:p>
          </table:table-cell>
        </table:table-row>
        <table:table-row table:style-name="ro1">
          <table:table-cell office:value-type="string">
            <text:p>GNPR</text:p>
          </table:table-cell>
          <table:table-cell office:value-type="string">
            <text:p>Genius Products, Inc.</text:p>
          </table:table-cell>
        </table:table-row>
        <table:table-row table:style-name="ro1">
          <table:table-cell office:value-type="string">
            <text:p>GNPT</text:p>
          </table:table-cell>
          <table:table-cell office:value-type="string">
            <text:p>Green Parts International, Inc.</text:p>
          </table:table-cell>
        </table:table-row>
        <table:table-row table:style-name="ro1">
          <table:table-cell office:value-type="string">
            <text:p>GNPX</text:p>
          </table:table-cell>
          <table:table-cell office:value-type="string">
            <text:p>Genprex Inc</text:p>
          </table:table-cell>
        </table:table-row>
        <table:table-row table:style-name="ro1">
          <table:table-cell office:value-type="string">
            <text:p>GNRC</text:p>
          </table:table-cell>
          <table:table-cell office:value-type="string">
            <text:p>Generac Holdings Inc</text:p>
          </table:table-cell>
        </table:table-row>
        <table:table-row table:style-name="ro1">
          <table:table-cell office:value-type="string">
            <text:p>GNRD</text:p>
          </table:table-cell>
          <table:table-cell office:value-type="string">
            <text:p>General DataComm Industries, Inc.</text:p>
          </table:table-cell>
        </table:table-row>
        <table:table-row table:style-name="ro1">
          <table:table-cell office:value-type="string">
            <text:p>GNRSU</text:p>
          </table:table-cell>
          <table:table-cell office:value-type="string">
            <text:p>Greenrose Acquisition Corp</text:p>
          </table:table-cell>
        </table:table-row>
        <table:table-row table:style-name="ro1">
          <table:table-cell office:value-type="string">
            <text:p>GNRV</text:p>
          </table:table-cell>
          <table:table-cell office:value-type="string">
            <text:p>Grand River Commerce Inc.</text:p>
          </table:table-cell>
        </table:table-row>
        <table:table-row table:style-name="ro1">
          <table:table-cell office:value-type="string">
            <text:p>GNSG</text:p>
          </table:table-cell>
          <table:table-cell office:value-type="string">
            <text:p>GNS Group, Inc. (The)</text:p>
          </table:table-cell>
        </table:table-row>
        <table:table-row table:style-name="ro1">
          <table:table-cell office:value-type="string">
            <text:p>GNSS</text:p>
          </table:table-cell>
          <table:table-cell office:value-type="string">
            <text:p>Genasys Inc</text:p>
          </table:table-cell>
        </table:table-row>
        <table:table-row table:style-name="ro1">
          <table:table-cell office:value-type="string">
            <text:p>GNT</text:p>
          </table:table-cell>
          <table:table-cell office:value-type="string">
            <text:p>GAMCO Natural Resources Gold &amp; Income Trust</text:p>
          </table:table-cell>
        </table:table-row>
        <table:table-row table:style-name="ro1">
          <table:table-cell office:value-type="string">
            <text:p>GNT-A</text:p>
          </table:table-cell>
          <table:table-cell office:value-type="string">
            <text:p>GAMCO Natural Resources Gold &amp; Income Trust</text:p>
          </table:table-cell>
        </table:table-row>
        <table:table-row table:style-name="ro1">
          <table:table-cell office:value-type="string">
            <text:p>GNTX</text:p>
          </table:table-cell>
          <table:table-cell office:value-type="string">
            <text:p>Gentex Corp</text:p>
          </table:table-cell>
        </table:table-row>
        <table:table-row table:style-name="ro1">
          <table:table-cell office:value-type="string">
            <text:p>GNTY</text:p>
          </table:table-cell>
          <table:table-cell office:value-type="string">
            <text:p>Guaranty Bancshares Inc-TX</text:p>
          </table:table-cell>
        </table:table-row>
        <table:table-row table:style-name="ro1">
          <table:table-cell office:value-type="string">
            <text:p>GNUS</text:p>
          </table:table-cell>
          <table:table-cell office:value-type="string">
            <text:p>Genius Brands International Inc</text:p>
          </table:table-cell>
        </table:table-row>
        <table:table-row table:style-name="ro1">
          <table:table-cell office:value-type="string">
            <text:p>GNW</text:p>
          </table:table-cell>
          <table:table-cell office:value-type="string">
            <text:p>Genworth Financial Inc</text:p>
          </table:table-cell>
        </table:table-row>
        <table:table-row table:style-name="ro1">
          <table:table-cell office:value-type="string">
            <text:p>GNZR</text:p>
          </table:table-cell>
          <table:table-cell office:value-type="string">
            <text:p>Generation Zero Group, Inc.</text:p>
          </table:table-cell>
        </table:table-row>
        <table:table-row table:style-name="ro1">
          <table:table-cell office:value-type="string">
            <text:p>GO</text:p>
          </table:table-cell>
          <table:table-cell office:value-type="string">
            <text:p>Grocery Outlet Holding Corp</text:p>
          </table:table-cell>
        </table:table-row>
        <table:table-row table:style-name="ro1">
          <table:table-cell office:value-type="string">
            <text:p>GOAC</text:p>
          </table:table-cell>
          <table:table-cell office:value-type="string">
            <text:p>GO Acquisition Corp</text:p>
          </table:table-cell>
        </table:table-row>
        <table:table-row table:style-name="ro1">
          <table:table-cell office:value-type="string">
            <text:p>GOCH</text:p>
          </table:table-cell>
          <table:table-cell office:value-type="string">
            <text:p>Geeks On Call Holdings, Inc.</text:p>
          </table:table-cell>
        </table:table-row>
        <table:table-row table:style-name="ro1">
          <table:table-cell office:value-type="string">
            <text:p>GOCO</text:p>
          </table:table-cell>
          <table:table-cell office:value-type="string">
            <text:p>GoHealth Inc</text:p>
          </table:table-cell>
        </table:table-row>
        <table:table-row table:style-name="ro1">
          <table:table-cell office:value-type="string">
            <text:p>GOF</text:p>
          </table:table-cell>
          <table:table-cell office:value-type="string">
            <text:p>Guggenheim Strategic Opportunities Fund</text:p>
          </table:table-cell>
        </table:table-row>
        <table:table-row table:style-name="ro1">
          <table:table-cell office:value-type="string">
            <text:p>GOFF</text:p>
          </table:table-cell>
          <table:table-cell office:value-type="string">
            <text:p>Goff Corp</text:p>
          </table:table-cell>
        </table:table-row>
        <table:table-row table:style-name="ro1">
          <table:table-cell office:value-type="string">
            <text:p>GOGL</text:p>
          </table:table-cell>
          <table:table-cell office:value-type="string">
            <text:p>Golden Ocean Group Ltd</text:p>
          </table:table-cell>
        </table:table-row>
        <table:table-row table:style-name="ro1">
          <table:table-cell office:value-type="string">
            <text:p>GOGO</text:p>
          </table:table-cell>
          <table:table-cell office:value-type="string">
            <text:p>Gogo Inc</text:p>
          </table:table-cell>
        </table:table-row>
        <table:table-row table:style-name="ro1">
          <table:table-cell office:value-type="string">
            <text:p>GOGY</text:p>
          </table:table-cell>
          <table:table-cell office:value-type="string">
            <text:p>Golden Grail Technology Corp</text:p>
          </table:table-cell>
        </table:table-row>
        <table:table-row table:style-name="ro1">
          <table:table-cell office:value-type="string">
            <text:p>GOIG</text:p>
          </table:table-cell>
          <table:table-cell office:value-type="string">
            <text:p>GoIP Global, Inc.</text:p>
          </table:table-cell>
        </table:table-row>
        <table:table-row table:style-name="ro1">
          <table:table-cell office:value-type="string">
            <text:p>GOL</text:p>
          </table:table-cell>
          <table:table-cell office:value-type="string">
            <text:p>Gol Linhas Aereas Inteligentes SA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Barrick Gold Corp</text:p>
          </table:table-cell>
        </table:table-row>
        <table:table-row table:style-name="ro1">
          <table:table-cell office:value-type="string">
            <text:p>GOLF</text:p>
          </table:table-cell>
          <table:table-cell office:value-type="string">
            <text:p>Acushnet Holdings Corp</text:p>
          </table:table-cell>
        </table:table-row>
        <table:table-row table:style-name="ro1">
          <table:table-cell office:value-type="string">
            <text:p>GOOD</text:p>
          </table:table-cell>
          <table:table-cell office:value-type="string">
            <text:p>Gladstone Commercial Corp</text:p>
          </table:table-cell>
        </table:table-row>
        <table:table-row table:style-name="ro1">
          <table:table-cell office:value-type="string">
            <text:p>GOODM</text:p>
          </table:table-cell>
          <table:table-cell office:value-type="string">
            <text:p>Gladstone Commercial Corp</text:p>
          </table:table-cell>
        </table:table-row>
        <table:table-row table:style-name="ro1">
          <table:table-cell office:value-type="string">
            <text:p>GOODN</text:p>
          </table:table-cell>
          <table:table-cell office:value-type="string">
            <text:p>Gladstone Commercial Corp</text:p>
          </table:table-cell>
        </table:table-row>
        <table:table-row table:style-name="ro1">
          <table:table-cell office:value-type="string">
            <text:p>GOOG</text:p>
          </table:table-cell>
          <table:table-cell office:value-type="string">
            <text:p>Alphabet Inc</text:p>
          </table:table-cell>
        </table:table-row>
        <table:table-row table:style-name="ro1">
          <table:table-cell office:value-type="string">
            <text:p>GOOGL</text:p>
          </table:table-cell>
          <table:table-cell office:value-type="string">
            <text:p>Alphabet Inc</text:p>
          </table:table-cell>
        </table:table-row>
        <table:table-row table:style-name="ro1">
          <table:table-cell office:value-type="string">
            <text:p>GOOI</text:p>
          </table:table-cell>
          <table:table-cell office:value-type="string">
            <text:p>Gooi Global, Inc.</text:p>
          </table:table-cell>
        </table:table-row>
        <table:table-row table:style-name="ro1">
          <table:table-cell office:value-type="string">
            <text:p>GOOS</text:p>
          </table:table-cell>
          <table:table-cell office:value-type="string">
            <text:p>Canada Goose Holdings Inc</text:p>
          </table:table-cell>
        </table:table-row>
        <table:table-row table:style-name="ro1">
          <table:table-cell office:value-type="string">
            <text:p>GOPG</text:p>
          </table:table-cell>
          <table:table-cell office:value-type="string">
            <text:p>Go-Page Corporation</text:p>
          </table:table-cell>
        </table:table-row>
        <table:table-row table:style-name="ro1">
          <table:table-cell office:value-type="string">
            <text:p>GORL</text:p>
          </table:table-cell>
          <table:table-cell office:value-type="string">
            <text:p>Gordon (I.) Corp.</text:p>
          </table:table-cell>
        </table:table-row>
        <table:table-row table:style-name="ro1">
          <table:table-cell office:value-type="string">
            <text:p>GORO</text:p>
          </table:table-cell>
          <table:table-cell office:value-type="string">
            <text:p>Gold Resource Corp</text:p>
          </table:table-cell>
        </table:table-row>
        <table:table-row table:style-name="ro1">
          <table:table-cell office:value-type="string">
            <text:p>GOSS</text:p>
          </table:table-cell>
          <table:table-cell office:value-type="string">
            <text:p>Gossamer Bio Inc</text:p>
          </table:table-cell>
        </table:table-row>
        <table:table-row table:style-name="ro1">
          <table:table-cell office:value-type="string">
            <text:p>GOSY</text:p>
          </table:table-cell>
          <table:table-cell office:value-type="string">
            <text:p>GeckoSystems Intl. Corp.</text:p>
          </table:table-cell>
        </table:table-row>
        <table:table-row table:style-name="ro1">
          <table:table-cell office:value-type="string">
            <text:p>GOVB</text:p>
          </table:table-cell>
          <table:table-cell office:value-type="string">
            <text:p>Gouverneur Bancorp, Inc.</text:p>
          </table:table-cell>
        </table:table-row>
        <table:table-row table:style-name="ro1">
          <table:table-cell office:value-type="string">
            <text:p>GOVX</text:p>
          </table:table-cell>
          <table:table-cell office:value-type="string">
            <text:p>GeoVax Labs, Inc.</text:p>
          </table:table-cell>
        </table:table-row>
        <table:table-row table:style-name="ro1">
          <table:table-cell office:value-type="string">
            <text:p>GPC</text:p>
          </table:table-cell>
          <table:table-cell office:value-type="string">
            <text:p>Genuine Parts Co</text:p>
          </table:table-cell>
        </table:table-row>
        <table:table-row table:style-name="ro1">
          <table:table-cell office:value-type="string">
            <text:p>GPDB</text:p>
          </table:table-cell>
          <table:table-cell office:value-type="string">
            <text:p>Green PolkaDot Box Inc.</text:p>
          </table:table-cell>
        </table:table-row>
        <table:table-row table:style-name="ro1">
          <table:table-cell office:value-type="string">
            <text:p>GPFT</text:p>
          </table:table-cell>
          <table:table-cell office:value-type="string">
            <text:p>GRAPEFRUIT USA INC.</text:p>
          </table:table-cell>
        </table:table-row>
        <table:table-row table:style-name="ro1">
          <table:table-cell office:value-type="string">
            <text:p>GPGC</text:p>
          </table:table-cell>
          <table:table-cell office:value-type="string">
            <text:p>Global Pole Trusion Group Corp.</text:p>
          </table:table-cell>
        </table:table-row>
        <table:table-row table:style-name="ro1">
          <table:table-cell office:value-type="string">
            <text:p>GPHBF</text:p>
          </table:table-cell>
          <table:table-cell office:value-type="string">
            <text:p>G6 Materials Corp.</text:p>
          </table:table-cell>
        </table:table-row>
        <table:table-row table:style-name="ro1">
          <table:table-cell office:value-type="string">
            <text:p>GPI</text:p>
          </table:table-cell>
          <table:table-cell office:value-type="string">
            <text:p>Group 1 Automotive Inc</text:p>
          </table:table-cell>
        </table:table-row>
        <table:table-row table:style-name="ro1">
          <table:table-cell office:value-type="string">
            <text:p>GPIW</text:p>
          </table:table-cell>
          <table:table-cell office:value-type="string">
            <text:p>Grand Perfecta, Inc.</text:p>
          </table:table-cell>
        </table:table-row>
        <table:table-row table:style-name="ro1">
          <table:table-cell office:value-type="string">
            <text:p>GPJA</text:p>
          </table:table-cell>
          <table:table-cell office:value-type="string">
            <text:p>Georgia Power Co</text:p>
          </table:table-cell>
        </table:table-row>
        <table:table-row table:style-name="ro1">
          <table:table-cell office:value-type="string">
            <text:p>GPK</text:p>
          </table:table-cell>
          <table:table-cell office:value-type="string">
            <text:p>Graphic Packaging Holding Co</text:p>
          </table:table-cell>
        </table:table-row>
        <table:table-row table:style-name="ro1">
          <table:table-cell office:value-type="string">
            <text:p>GPKE</text:p>
          </table:table-cell>
          <table:table-cell office:value-type="string">
            <text:p>Graystone Park Enterprises, Inc.</text:p>
          </table:table-cell>
        </table:table-row>
        <table:table-row table:style-name="ro1">
          <table:table-cell office:value-type="string">
            <text:p>GPL</text:p>
          </table:table-cell>
          <table:table-cell office:value-type="string">
            <text:p>Great Panther Mining Ltd</text:p>
          </table:table-cell>
        </table:table-row>
        <table:table-row table:style-name="ro1">
          <table:table-cell office:value-type="string">
            <text:p>GPLA</text:p>
          </table:table-cell>
          <table:table-cell office:value-type="string">
            <text:p>GamePlan, Inc.</text:p>
          </table:table-cell>
        </table:table-row>
        <table:table-row table:style-name="ro1">
          <table:table-cell office:value-type="string">
            <text:p>GPLS</text:p>
          </table:table-cell>
          <table:table-cell office:value-type="string">
            <text:p>Geopulse Exploration, Inc.</text:p>
          </table:table-cell>
        </table:table-row>
        <table:table-row table:style-name="ro1">
          <table:table-cell office:value-type="string">
            <text:p>GPM</text:p>
          </table:table-cell>
          <table:table-cell office:value-type="string">
            <text:p>Guggenheim Enhanced Equity Income Fund</text:p>
          </table:table-cell>
        </table:table-row>
        <table:table-row table:style-name="ro1">
          <table:table-cell office:value-type="string">
            <text:p>GPMT</text:p>
          </table:table-cell>
          <table:table-cell office:value-type="string">
            <text:p>Granite Point Mortgage Trust Inc</text:p>
          </table:table-cell>
        </table:table-row>
        <table:table-row table:style-name="ro1">
          <table:table-cell office:value-type="string">
            <text:p>GPMTF</text:p>
          </table:table-cell>
          <table:table-cell office:value-type="string">
            <text:p>GPM Metals Inc.</text:p>
          </table:table-cell>
        </table:table-row>
        <table:table-row table:style-name="ro1">
          <table:table-cell office:value-type="string">
            <text:p>GPN</text:p>
          </table:table-cell>
          <table:table-cell office:value-type="string">
            <text:p>Global Payments Inc</text:p>
          </table:table-cell>
        </table:table-row>
        <table:table-row table:style-name="ro1">
          <table:table-cell office:value-type="string">
            <text:p>GPOR</text:p>
          </table:table-cell>
          <table:table-cell office:value-type="string">
            <text:p>Gulfport Energy Corp</text:p>
          </table:table-cell>
        </table:table-row>
        <table:table-row table:style-name="ro1">
          <table:table-cell office:value-type="string">
            <text:p>GPP</text:p>
          </table:table-cell>
          <table:table-cell office:value-type="string">
            <text:p>Green Plains Partners LP</text:p>
          </table:table-cell>
        </table:table-row>
        <table:table-row table:style-name="ro1">
          <table:table-cell office:value-type="string">
            <text:p>GPRC</text:p>
          </table:table-cell>
          <table:table-cell office:value-type="string">
            <text:p>Guanwei Recycling Corp.</text:p>
          </table:table-cell>
        </table:table-row>
        <table:table-row table:style-name="ro1">
          <table:table-cell office:value-type="string">
            <text:p>GPRE</text:p>
          </table:table-cell>
          <table:table-cell office:value-type="string">
            <text:p>Green Plains Inc</text:p>
          </table:table-cell>
        </table:table-row>
        <table:table-row table:style-name="ro1">
          <table:table-cell office:value-type="string">
            <text:p>GPRK</text:p>
          </table:table-cell>
          <table:table-cell office:value-type="string">
            <text:p>Geopark Ltd</text:p>
          </table:table-cell>
        </table:table-row>
        <table:table-row table:style-name="ro1">
          <table:table-cell office:value-type="string">
            <text:p>GPRO</text:p>
          </table:table-cell>
          <table:table-cell office:value-type="string">
            <text:p>GoPro Inc</text:p>
          </table:table-cell>
        </table:table-row>
        <table:table-row table:style-name="ro1">
          <table:table-cell office:value-type="string">
            <text:p>GPS</text:p>
          </table:table-cell>
          <table:table-cell office:value-type="string">
            <text:p>Gap Inc-The</text:p>
          </table:table-cell>
        </table:table-row>
        <table:table-row table:style-name="ro1">
          <table:table-cell office:value-type="string">
            <text:p>GPSI</text:p>
          </table:table-cell>
          <table:table-cell office:value-type="string">
            <text:p>General Payment Systems Inc.</text:p>
          </table:table-cell>
        </table:table-row>
        <table:table-row table:style-name="ro1">
          <table:table-cell office:value-type="string">
            <text:p>GPTC</text:p>
          </table:table-cell>
          <table:table-cell office:value-type="string">
            <text:p>Golden Patriot Corp.</text:p>
          </table:table-cell>
        </table:table-row>
        <table:table-row table:style-name="ro1">
          <table:table-cell office:value-type="string">
            <text:p>GPTX</text:p>
          </table:table-cell>
          <table:table-cell office:value-type="string">
            <text:p>Global Payment Technologies, Inc.</text:p>
          </table:table-cell>
        </table:table-row>
        <table:table-row table:style-name="ro1">
          <table:table-cell office:value-type="string">
            <text:p>GPX</text:p>
          </table:table-cell>
          <table:table-cell office:value-type="string">
            <text:p>GP Strategies Corp</text:p>
          </table:table-cell>
        </table:table-row>
        <table:table-row table:style-name="ro1">
          <table:table-cell office:value-type="string">
            <text:p>GPXM</text:p>
          </table:table-cell>
          <table:table-cell office:value-type="string">
            <text:p>Golden Phoenix Minerals, Inc.</text:p>
          </table:table-cell>
        </table:table-row>
        <table:table-row table:style-name="ro1">
          <table:table-cell office:value-type="string">
            <text:p>GRA</text:p>
          </table:table-cell>
          <table:table-cell office:value-type="string">
            <text:p>WR Grace &amp; Co</text:p>
          </table:table-cell>
        </table:table-row>
        <table:table-row table:style-name="ro1">
          <table:table-cell office:value-type="string">
            <text:p>GRAF.UN</text:p>
          </table:table-cell>
          <table:table-cell office:value-type="string">
            <text:p>Graf Industrial Corp</text:p>
          </table:table-cell>
        </table:table-row>
        <table:table-row table:style-name="ro1">
          <table:table-cell office:value-type="string">
            <text:p>GRAM</text:p>
          </table:table-cell>
          <table:table-cell office:value-type="string">
            <text:p>Grana y Montero SAA</text:p>
          </table:table-cell>
        </table:table-row>
        <table:table-row table:style-name="ro1">
          <table:table-cell office:value-type="string">
            <text:p>GRBK</text:p>
          </table:table-cell>
          <table:table-cell office:value-type="string">
            <text:p>Green Brick Partners Inc</text:p>
          </table:table-cell>
        </table:table-row>
        <table:table-row table:style-name="ro1">
          <table:table-cell office:value-type="string">
            <text:p>GRBX</text:p>
          </table:table-cell>
          <table:table-cell office:value-type="string">
            <text:p>GreenBox POS</text:p>
          </table:table-cell>
        </table:table-row>
        <table:table-row table:style-name="ro1">
          <table:table-cell office:value-type="string">
            <text:p>GRC</text:p>
          </table:table-cell>
          <table:table-cell office:value-type="string">
            <text:p>Gorman-Rupp Co-The</text:p>
          </table:table-cell>
        </table:table-row>
        <table:table-row table:style-name="ro1">
          <table:table-cell office:value-type="string">
            <text:p>GRCK</text:p>
          </table:table-cell>
          <table:table-cell office:value-type="string">
            <text:p>GREY CLOAK TECH INC</text:p>
          </table:table-cell>
        </table:table-row>
        <table:table-row table:style-name="ro1">
          <table:table-cell office:value-type="string">
            <text:p>GRCO</text:p>
          </table:table-cell>
          <table:table-cell office:value-type="string">
            <text:p>Greenbelt Resources Corp.</text:p>
          </table:table-cell>
        </table:table-row>
        <table:table-row table:style-name="ro1">
          <table:table-cell office:value-type="string">
            <text:p>GRCU</text:p>
          </table:table-cell>
          <table:table-cell office:value-type="string">
            <text:p>Green Cures &amp; Botanical Distribution Inc.</text:p>
          </table:table-cell>
        </table:table-row>
        <table:table-row table:style-name="ro1">
          <table:table-cell office:value-type="string">
            <text:p>GRCV</text:p>
          </table:table-cell>
          <table:table-cell office:value-type="string">
            <text:p>Grand Capital Ventures, Inc.</text:p>
          </table:table-cell>
        </table:table-row>
        <table:table-row table:style-name="ro1">
          <table:table-cell office:value-type="string">
            <text:p>GRF</text:p>
          </table:table-cell>
          <table:table-cell office:value-type="string">
            <text:p>Eagle Capital Growth Fund Inc</text:p>
          </table:table-cell>
        </table:table-row>
        <table:table-row table:style-name="ro1">
          <table:table-cell office:value-type="string">
            <text:p>GRFS</text:p>
          </table:table-cell>
          <table:table-cell office:value-type="string">
            <text:p>Grifols SA</text:p>
          </table:table-cell>
        </table:table-row>
        <table:table-row table:style-name="ro1">
          <table:table-cell office:value-type="string">
            <text:p>GRGG</text:p>
          </table:table-cell>
          <table:table-cell office:value-type="string">
            <text:p>Green For Energy, Inc.</text:p>
          </table:table-cell>
        </table:table-row>
        <table:table-row table:style-name="ro1">
          <table:table-cell office:value-type="string">
            <text:p>GRGR</text:p>
          </table:table-cell>
          <table:table-cell office:value-type="string">
            <text:p>Green Energy Resources, Inc.</text:p>
          </table:table-cell>
        </table:table-row>
        <table:table-row table:style-name="ro1">
          <table:table-cell office:value-type="string">
            <text:p>GRHI</text:p>
          </table:table-cell>
          <table:table-cell office:value-type="string">
            <text:p>Gold Rock Holdings, Inc.</text:p>
          </table:table-cell>
        </table:table-row>
        <table:table-row table:style-name="ro1">
          <table:table-cell office:value-type="string">
            <text:p>GRHY</text:p>
          </table:table-cell>
          <table:table-cell office:value-type="string">
            <text:p>Green Hygienics, Inc.</text:p>
          </table:table-cell>
        </table:table-row>
        <table:table-row table:style-name="ro1">
          <table:table-cell office:value-type="string">
            <text:p>GRIF</text:p>
          </table:table-cell>
          <table:table-cell office:value-type="string">
            <text:p>Griffin Industrial Realty Inc</text:p>
          </table:table-cell>
        </table:table-row>
        <table:table-row table:style-name="ro1">
          <table:table-cell office:value-type="string">
            <text:p>GRIL</text:p>
          </table:table-cell>
          <table:table-cell office:value-type="string">
            <text:p>Muscle Maker Inc</text:p>
          </table:table-cell>
        </table:table-row>
        <table:table-row table:style-name="ro1">
          <table:table-cell office:value-type="string">
            <text:p>GRIN</text:p>
          </table:table-cell>
          <table:table-cell office:value-type="string">
            <text:p>Grindrod Shipping Holdings Ltd</text:p>
          </table:table-cell>
        </table:table-row>
        <table:table-row table:style-name="ro1">
          <table:table-cell office:value-type="string">
            <text:p>GRLB</text:p>
          </table:table-cell>
          <table:table-cell office:value-type="string">
            <text:p>GL Brands Inc. </text:p>
          </table:table-cell>
        </table:table-row>
        <table:table-row table:style-name="ro1">
          <table:table-cell office:value-type="string">
            <text:p>GRLF</text:p>
          </table:table-cell>
          <table:table-cell office:value-type="string">
            <text:p>Green Leaf Innovations, Inc.</text:p>
          </table:table-cell>
        </table:table-row>
        <table:table-row table:style-name="ro1">
          <table:table-cell office:value-type="string">
            <text:p>GRLT</text:p>
          </table:table-cell>
          <table:table-cell office:value-type="string">
            <text:p>Grillit, Inc.</text:p>
          </table:table-cell>
        </table:table-row>
        <table:table-row table:style-name="ro1">
          <table:table-cell office:value-type="string">
            <text:p>GRMC</text:p>
          </table:table-cell>
          <table:table-cell office:value-type="string">
            <text:p>Goldrich Mining Company</text:p>
          </table:table-cell>
        </table:table-row>
        <table:table-row table:style-name="ro1">
          <table:table-cell office:value-type="string">
            <text:p>GRMM</text:p>
          </table:table-cell>
          <table:table-cell office:value-type="string">
            <text:p>Grom Social Enterprises, Inc.</text:p>
          </table:table-cell>
        </table:table-row>
        <table:table-row table:style-name="ro1">
          <table:table-cell office:value-type="string">
            <text:p>GRMN</text:p>
          </table:table-cell>
          <table:table-cell office:value-type="string">
            <text:p>Garmin Ltd</text:p>
          </table:table-cell>
        </table:table-row>
        <table:table-row table:style-name="ro1">
          <table:table-cell office:value-type="string">
            <text:p>GRNF</text:p>
          </table:table-cell>
          <table:table-cell office:value-type="string">
            <text:p>GRN Holding Corporation</text:p>
          </table:table-cell>
        </table:table-row>
        <table:table-row table:style-name="ro1">
          <table:table-cell office:value-type="string">
            <text:p>GRNH</text:p>
          </table:table-cell>
          <table:table-cell office:value-type="string">
            <text:p>GreenGro Technologies, Inc.</text:p>
          </table:table-cell>
        </table:table-row>
        <table:table-row table:style-name="ro1">
          <table:table-cell office:value-type="string">
            <text:p>GRNL</text:p>
          </table:table-cell>
          <table:table-cell office:value-type="string">
            <text:p>Greenlite Ventures, Inc.</text:p>
          </table:table-cell>
        </table:table-row>
        <table:table-row table:style-name="ro1">
          <table:table-cell office:value-type="string">
            <text:p>GRNQ</text:p>
          </table:table-cell>
          <table:table-cell office:value-type="string">
            <text:p>Greenpro Capital Corp</text:p>
          </table:table-cell>
        </table:table-row>
        <table:table-row table:style-name="ro1">
          <table:table-cell office:value-type="string">
            <text:p>GROG</text:p>
          </table:table-cell>
          <table:table-cell office:value-type="string">
            <text:p>GroGenesis, Inc.</text:p>
          </table:table-cell>
        </table:table-row>
        <table:table-row table:style-name="ro1">
          <table:table-cell office:value-type="string">
            <text:p>GROLF</text:p>
          </table:table-cell>
          <table:table-cell office:value-type="string">
            <text:p>Petrotarg AB</text:p>
          </table:table-cell>
        </table:table-row>
        <table:table-row table:style-name="ro1">
          <table:table-cell office:value-type="string">
            <text:p>GROW</text:p>
          </table:table-cell>
          <table:table-cell office:value-type="string">
            <text:p>US Global Investors Inc</text:p>
          </table:table-cell>
        </table:table-row>
        <table:table-row table:style-name="ro1">
          <table:table-cell office:value-type="string">
            <text:p>GRPN</text:p>
          </table:table-cell>
          <table:table-cell office:value-type="string">
            <text:p>Groupon Inc</text:p>
          </table:table-cell>
        </table:table-row>
        <table:table-row table:style-name="ro1">
          <table:table-cell office:value-type="string">
            <text:p>GRPS</text:p>
          </table:table-cell>
          <table:table-cell office:value-type="string">
            <text:p>Gold River Productions, Inc.</text:p>
          </table:table-cell>
        </table:table-row>
        <table:table-row table:style-name="ro1">
          <table:table-cell office:value-type="string">
            <text:p>GRP.UN</text:p>
          </table:table-cell>
          <table:table-cell office:value-type="string">
            <text:p>Granite Real Estate Investment Trust</text:p>
          </table:table-cell>
        </table:table-row>
        <table:table-row table:style-name="ro1">
          <table:table-cell office:value-type="string">
            <text:p>GRPX</text:p>
          </table:table-cell>
          <table:table-cell office:value-type="string">
            <text:p>Greenplex Services, Inc.</text:p>
          </table:table-cell>
        </table:table-row>
        <table:table-row table:style-name="ro1">
          <table:table-cell office:value-type="string">
            <text:p>GRRB</text:p>
          </table:table-cell>
          <table:table-cell office:value-type="string">
            <text:p>GrandSouth Bancorporation</text:p>
          </table:table-cell>
        </table:table-row>
        <table:table-row table:style-name="ro1">
          <table:table-cell office:value-type="string">
            <text:p>GRST</text:p>
          </table:table-cell>
          <table:table-cell office:value-type="string">
            <text:p>Ethema Health Corporation</text:p>
          </table:table-cell>
        </table:table-row>
        <table:table-row table:style-name="ro1">
          <table:table-cell office:value-type="string">
            <text:p>GRSU</text:p>
          </table:table-cell>
          <table:table-cell office:value-type="string">
            <text:p>Greenhouse Solutions, Inc.</text:p>
          </table:table-cell>
        </table:table-row>
        <table:table-row table:style-name="ro1">
          <table:table-cell office:value-type="string">
            <text:p>GRTD</text:p>
          </table:table-cell>
          <table:table-cell office:value-type="string">
            <text:p>Gratitude Health, Inc.</text:p>
          </table:table-cell>
        </table:table-row>
        <table:table-row table:style-name="ro1">
          <table:table-cell office:value-type="string">
            <text:p>GRTS</text:p>
          </table:table-cell>
          <table:table-cell office:value-type="string">
            <text:p>Gritstone Oncology Inc</text:p>
          </table:table-cell>
        </table:table-row>
        <table:table-row table:style-name="ro1">
          <table:table-cell office:value-type="string">
            <text:p>GRTX</text:p>
          </table:table-cell>
          <table:table-cell office:value-type="string">
            <text:p>Galera Therapeutics Inc</text:p>
          </table:table-cell>
        </table:table-row>
        <table:table-row table:style-name="ro1">
          <table:table-cell office:value-type="string">
            <text:p>GRTYA</text:p>
          </table:table-cell>
          <table:table-cell office:value-type="string">
            <text:p>Guaranty Corp.</text:p>
          </table:table-cell>
        </table:table-row>
        <table:table-row table:style-name="ro1">
          <table:table-cell office:value-type="string">
            <text:p>GRU</text:p>
          </table:table-cell>
          <table:table-cell office:value-type="string">
            <text:p>ELEMENTS Linked to the MLCX Grains Index Total Return</text:p>
          </table:table-cell>
        </table:table-row>
        <table:table-row table:style-name="ro1">
          <table:table-cell office:value-type="string">
            <text:p>GRUB</text:p>
          </table:table-cell>
          <table:table-cell office:value-type="string">
            <text:p>GrubHub Inc</text:p>
          </table:table-cell>
        </table:table-row>
        <table:table-row table:style-name="ro1">
          <table:table-cell office:value-type="string">
            <text:p>GRUI</text:p>
          </table:table-cell>
          <table:table-cell office:value-type="string">
            <text:p>Grupo Resilient International Inc.</text:p>
          </table:table-cell>
        </table:table-row>
        <table:table-row table:style-name="ro1">
          <table:table-cell office:value-type="string">
            <text:p>GRVE</text:p>
          </table:table-cell>
          <table:table-cell office:value-type="string">
            <text:p>Groove Botanicals, Inc.</text:p>
          </table:table-cell>
        </table:table-row>
        <table:table-row table:style-name="ro1">
          <table:table-cell office:value-type="string">
            <text:p>GRVY</text:p>
          </table:table-cell>
          <table:table-cell office:value-type="string">
            <text:p>Gravity Co Ltd</text:p>
          </table:table-cell>
        </table:table-row>
        <table:table-row table:style-name="ro1">
          <table:table-cell office:value-type="string">
            <text:p>GRWC</text:p>
          </table:table-cell>
          <table:table-cell office:value-type="string">
            <text:p>Grow Capital, Inc.</text:p>
          </table:table-cell>
        </table:table-row>
        <table:table-row table:style-name="ro1">
          <table:table-cell office:value-type="string">
            <text:p>GRWG</text:p>
          </table:table-cell>
          <table:table-cell office:value-type="string">
            <text:p>GrowGeneration Corp</text:p>
          </table:table-cell>
        </table:table-row>
        <table:table-row table:style-name="ro1">
          <table:table-cell office:value-type="string">
            <text:p>GRX</text:p>
          </table:table-cell>
          <table:table-cell office:value-type="string">
            <text:p>Gabelli Healthcare &amp; WellnessRx Trust-The</text:p>
          </table:table-cell>
        </table:table-row>
        <table:table-row table:style-name="ro1">
          <table:table-cell office:value-type="string">
            <text:p>GRX-B</text:p>
          </table:table-cell>
          <table:table-cell office:value-type="string">
            <text:p>Gabelli Healthcare &amp; WellnessRx Trust-The</text:p>
          </table:table-cell>
        </table:table-row>
        <table:table-row table:style-name="ro1">
          <table:table-cell office:value-type="string">
            <text:p>GRYEF</text:p>
          </table:table-cell>
          <table:table-cell office:value-type="string">
            <text:p>AU MIN AFRICA PTY, LTD.</text:p>
          </table:table-cell>
        </table:table-row>
        <table:table-row table:style-name="ro1">
          <table:table-cell office:value-type="string">
            <text:p>GRYN</text:p>
          </table:table-cell>
          <table:table-cell office:value-type="string">
            <text:p>Green Hygienics Holdings Inc.</text:p>
          </table:table-cell>
        </table:table-row>
        <table:table-row table:style-name="ro1">
          <table:table-cell office:value-type="string">
            <text:p>GRYO</text:p>
          </table:table-cell>
          <table:table-cell office:value-type="string">
            <text:p>Gryphon Resources, Inc.</text:p>
          </table:table-cell>
        </table:table-row>
        <table:table-row table:style-name="ro1">
          <table:table-cell office:value-type="string">
            <text:p>GS</text:p>
          </table:table-cell>
          <table:table-cell office:value-type="string">
            <text:p>Goldman Sachs Group Inc-The</text:p>
          </table:table-cell>
        </table:table-row>
        <table:table-row table:style-name="ro1">
          <table:table-cell office:value-type="string">
            <text:p>GS-A</text:p>
          </table:table-cell>
          <table:table-cell office:value-type="string">
            <text:p>Goldman Sachs Group Inc-The</text:p>
          </table:table-cell>
        </table:table-row>
        <table:table-row table:style-name="ro1">
          <table:table-cell office:value-type="string">
            <text:p>GSAC</text:p>
          </table:table-cell>
          <table:table-cell office:value-type="string">
            <text:p>GelStat Corp.</text:p>
          </table:table-cell>
        </table:table-row>
        <table:table-row table:style-name="ro1">
          <table:table-cell office:value-type="string">
            <text:p>GSAT</text:p>
          </table:table-cell>
          <table:table-cell office:value-type="string">
            <text:p>Globalstar Inc</text:p>
          </table:table-cell>
        </table:table-row>
        <table:table-row table:style-name="ro1">
          <table:table-cell office:value-type="string">
            <text:p>GSB</text:p>
          </table:table-cell>
          <table:table-cell office:value-type="string">
            <text:p>GlobalSCAPE Inc</text:p>
          </table:table-cell>
        </table:table-row>
        <table:table-row table:style-name="ro1">
          <table:table-cell office:value-type="string">
            <text:p>GSBC</text:p>
          </table:table-cell>
          <table:table-cell office:value-type="string">
            <text:p>Great Southern Bancorp Inc</text:p>
          </table:table-cell>
        </table:table-row>
        <table:table-row table:style-name="ro1">
          <table:table-cell office:value-type="string">
            <text:p>GSBD</text:p>
          </table:table-cell>
          <table:table-cell office:value-type="string">
            <text:p>Goldman Sachs BDC Inc</text:p>
          </table:table-cell>
        </table:table-row>
        <table:table-row table:style-name="ro1">
          <table:table-cell office:value-type="string">
            <text:p>GS-C</text:p>
          </table:table-cell>
          <table:table-cell office:value-type="string">
            <text:p>Goldman Sachs Group Inc-The</text:p>
          </table:table-cell>
        </table:table-row>
        <table:table-row table:style-name="ro1">
          <table:table-cell office:value-type="string">
            <text:p>GS-D</text:p>
          </table:table-cell>
          <table:table-cell office:value-type="string">
            <text:p>Goldman Sachs Group Inc-The</text:p>
          </table:table-cell>
        </table:table-row>
        <table:table-row table:style-name="ro1">
          <table:table-cell office:value-type="string">
            <text:p>GSFD</text:p>
          </table:table-cell>
          <table:table-cell office:value-type="string">
            <text:p>Global Seafood Technologies, Inc.</text:p>
          </table:table-cell>
        </table:table-row>
        <table:table-row table:style-name="ro1">
          <table:table-cell office:value-type="string">
            <text:p>GSFI</text:p>
          </table:table-cell>
          <table:table-cell office:value-type="string">
            <text:p>Green Stream Holdings Inc.</text:p>
          </table:table-cell>
        </table:table-row>
        <table:table-row table:style-name="ro1">
          <table:table-cell office:value-type="string">
            <text:p>GSH</text:p>
          </table:table-cell>
          <table:table-cell office:value-type="string">
            <text:p>Guangshen Railway Co Ltd</text:p>
          </table:table-cell>
        </table:table-row>
        <table:table-row table:style-name="ro1">
          <table:table-cell office:value-type="string">
            <text:p>GSHD</text:p>
          </table:table-cell>
          <table:table-cell office:value-type="string">
            <text:p>Goosehead Insurance Inc</text:p>
          </table:table-cell>
        </table:table-row>
        <table:table-row table:style-name="ro1">
          <table:table-cell office:value-type="string">
            <text:p>GSIT</text:p>
          </table:table-cell>
          <table:table-cell office:value-type="string">
            <text:p>GSI Technology Inc</text:p>
          </table:table-cell>
        </table:table-row>
        <table:table-row table:style-name="ro1">
          <table:table-cell office:value-type="string">
            <text:p>GS-J</text:p>
          </table:table-cell>
          <table:table-cell office:value-type="string">
            <text:p>Goldman Sachs Group Inc-The</text:p>
          </table:table-cell>
        </table:table-row>
        <table:table-row table:style-name="ro1">
          <table:table-cell office:value-type="string">
            <text:p>GSK</text:p>
          </table:table-cell>
          <table:table-cell office:value-type="string">
            <text:p>GlaxoSmithKline PLC</text:p>
          </table:table-cell>
        </table:table-row>
        <table:table-row table:style-name="ro1">
          <table:table-cell office:value-type="string">
            <text:p>GS-K</text:p>
          </table:table-cell>
          <table:table-cell office:value-type="string">
            <text:p>Goldman Sachs Group Inc-The</text:p>
          </table:table-cell>
        </table:table-row>
        <table:table-row table:style-name="ro1">
          <table:table-cell office:value-type="string">
            <text:p>GSKY</text:p>
          </table:table-cell>
          <table:table-cell office:value-type="string">
            <text:p>GreenSky Inc</text:p>
          </table:table-cell>
        </table:table-row>
        <table:table-row table:style-name="ro1">
          <table:table-cell office:value-type="string">
            <text:p>GSL</text:p>
          </table:table-cell>
          <table:table-cell office:value-type="string">
            <text:p>Global Ship Lease Inc</text:p>
          </table:table-cell>
        </table:table-row>
        <table:table-row table:style-name="ro1">
          <table:table-cell office:value-type="string">
            <text:p>GSL-B</text:p>
          </table:table-cell>
          <table:table-cell office:value-type="string">
            <text:p>Global Ship Lease Inc</text:p>
          </table:table-cell>
        </table:table-row>
        <table:table-row table:style-name="ro1">
          <table:table-cell office:value-type="string">
            <text:p>GSLD</text:p>
          </table:table-cell>
          <table:table-cell office:value-type="string">
            <text:p>Global Ship Lease Inc</text:p>
          </table:table-cell>
        </table:table-row>
        <table:table-row table:style-name="ro1">
          <table:table-cell office:value-type="string">
            <text:p>GSLO</text:p>
          </table:table-cell>
          <table:table-cell office:value-type="string">
            <text:p>Go Solar USA, Inc.</text:p>
          </table:table-cell>
        </table:table-row>
        <table:table-row table:style-name="ro1">
          <table:table-cell office:value-type="string">
            <text:p>GSM</text:p>
          </table:table-cell>
          <table:table-cell office:value-type="string">
            <text:p>Ferroglobe PLC</text:p>
          </table:table-cell>
        </table:table-row>
        <table:table-row table:style-name="ro1">
          <table:table-cell office:value-type="string">
            <text:p>GSMG</text:p>
          </table:table-cell>
          <table:table-cell office:value-type="string">
            <text:p>Glory Star New Media Group Holdings Ltd</text:p>
          </table:table-cell>
        </table:table-row>
        <table:table-row table:style-name="ro1">
          <table:table-cell office:value-type="string">
            <text:p>GSML</text:p>
          </table:table-cell>
          <table:table-cell office:value-type="string">
            <text:p>G&amp;S Minerals, Inc.</text:p>
          </table:table-cell>
        </table:table-row>
        <table:table-row table:style-name="ro1">
          <table:table-cell office:value-type="string">
            <text:p>GS-N</text:p>
          </table:table-cell>
          <table:table-cell office:value-type="string">
            <text:p>Goldman Sachs Group Inc-The</text:p>
          </table:table-cell>
        </table:table-row>
        <table:table-row table:style-name="ro1">
          <table:table-cell office:value-type="string">
            <text:p>GSNC</text:p>
          </table:table-cell>
          <table:table-cell office:value-type="string">
            <text:p>Global eScience Corp.</text:p>
          </table:table-cell>
        </table:table-row>
        <table:table-row table:style-name="ro1">
          <table:table-cell office:value-type="string">
            <text:p>GSPE</text:p>
          </table:table-cell>
          <table:table-cell office:value-type="string">
            <text:p>Gulfslope Energy, Inc.</text:p>
          </table:table-cell>
        </table:table-row>
        <table:table-row table:style-name="ro1">
          <table:table-cell office:value-type="string">
            <text:p>GSPH</text:p>
          </table:table-cell>
          <table:table-cell office:value-type="string">
            <text:p>Geospatial Corporation</text:p>
          </table:table-cell>
        </table:table-row>
        <table:table-row table:style-name="ro1">
          <table:table-cell office:value-type="string">
            <text:p>GSPI</text:p>
          </table:table-cell>
          <table:table-cell office:value-type="string">
            <text:p>Green Star Products, Inc.</text:p>
          </table:table-cell>
        </table:table-row>
        <table:table-row table:style-name="ro1">
          <table:table-cell office:value-type="string">
            <text:p>GSRX</text:p>
          </table:table-cell>
          <table:table-cell office:value-type="string">
            <text:p>GSRX Industries Inc.</text:p>
          </table:table-cell>
        </table:table-row>
        <table:table-row table:style-name="ro1">
          <table:table-cell office:value-type="string">
            <text:p>GSS</text:p>
          </table:table-cell>
          <table:table-cell office:value-type="string">
            <text:p>Golden Star Resources Ltd</text:p>
          </table:table-cell>
        </table:table-row>
        <table:table-row table:style-name="ro1">
          <table:table-cell office:value-type="string">
            <text:p>GSTX</text:p>
          </table:table-cell>
          <table:table-cell office:value-type="string">
            <text:p>Graphene &amp; Solar Technologies Ltd.</text:p>
          </table:table-cell>
        </table:table-row>
        <table:table-row table:style-name="ro1">
          <table:table-cell office:value-type="string">
            <text:p>GSUM</text:p>
          </table:table-cell>
          <table:table-cell office:value-type="string">
            <text:p>Gridsum Holding Inc</text:p>
          </table:table-cell>
        </table:table-row>
        <table:table-row table:style-name="ro1">
          <table:table-cell office:value-type="string">
            <text:p>GSV</text:p>
          </table:table-cell>
          <table:table-cell office:value-type="string">
            <text:p>Gold Standard Ventures Corp</text:p>
          </table:table-cell>
        </table:table-row>
        <table:table-row table:style-name="ro1">
          <table:table-cell office:value-type="string">
            <text:p>GSVI</text:p>
          </table:table-cell>
          <table:table-cell office:value-type="string">
            <text:p>GSV, Inc.</text:p>
          </table:table-cell>
        </table:table-row>
        <table:table-row table:style-name="ro1">
          <table:table-cell office:value-type="string">
            <text:p>GSX</text:p>
          </table:table-cell>
          <table:table-cell office:value-type="string">
            <text:p>GSX Techedu Inc</text:p>
          </table:table-cell>
        </table:table-row>
        <table:table-row table:style-name="ro1">
          <table:table-cell office:value-type="string">
            <text:p>GT</text:p>
          </table:table-cell>
          <table:table-cell office:value-type="string">
            <text:p>Goodyear Tire &amp; Rubber Co-The</text:p>
          </table:table-cell>
        </table:table-row>
        <table:table-row table:style-name="ro1">
          <table:table-cell office:value-type="string">
            <text:p>GTAT</text:p>
          </table:table-cell>
          <table:table-cell office:value-type="string">
            <text:p>GT Advanced Technologies, Inc.</text:p>
          </table:table-cell>
        </table:table-row>
        <table:table-row table:style-name="ro1">
          <table:table-cell office:value-type="string">
            <text:p>GTBIF</text:p>
          </table:table-cell>
          <table:table-cell office:value-type="string">
            <text:p>Green Thumb Industries Inc.</text:p>
          </table:table-cell>
        </table:table-row>
        <table:table-row table:style-name="ro1">
          <table:table-cell office:value-type="string">
            <text:p>GTBP</text:p>
          </table:table-cell>
          <table:table-cell office:value-type="string">
            <text:p>GT Biopharma Inc.</text:p>
          </table:table-cell>
        </table:table-row>
        <table:table-row table:style-name="ro1">
          <table:table-cell office:value-type="string">
            <text:p>GTCH</text:p>
          </table:table-cell>
          <table:table-cell office:value-type="string">
            <text:p>GBT Technologies Inc.</text:p>
          </table:table-cell>
        </table:table-row>
        <table:table-row table:style-name="ro1">
          <table:table-cell office:value-type="string">
            <text:p>GTCP</text:p>
          </table:table-cell>
          <table:table-cell office:value-type="string">
            <text:p>Georgetown Corp</text:p>
          </table:table-cell>
        </table:table-row>
        <table:table-row table:style-name="ro1">
          <table:table-cell office:value-type="string">
            <text:p>GTE</text:p>
          </table:table-cell>
          <table:table-cell office:value-type="string">
            <text:p>Gran Tierra Energy Inc</text:p>
          </table:table-cell>
        </table:table-row>
        <table:table-row table:style-name="ro1">
          <table:table-cell office:value-type="string">
            <text:p>GTEC</text:p>
          </table:table-cell>
          <table:table-cell office:value-type="string">
            <text:p>Greenland Technologies Holding</text:p>
          </table:table-cell>
        </table:table-row>
        <table:table-row table:style-name="ro1">
          <table:table-cell office:value-type="string">
            <text:p>GTEH</text:p>
          </table:table-cell>
          <table:table-cell office:value-type="string">
            <text:p>GenTech Holdings Inc.</text:p>
          </table:table-cell>
        </table:table-row>
        <table:table-row table:style-name="ro1">
          <table:table-cell office:value-type="string">
            <text:p>GTES</text:p>
          </table:table-cell>
          <table:table-cell office:value-type="string">
            <text:p>Gates Industrial Corp PLC</text:p>
          </table:table-cell>
        </table:table-row>
        <table:table-row table:style-name="ro1">
          <table:table-cell office:value-type="string">
            <text:p>GTGP</text:p>
          </table:table-cell>
          <table:table-cell office:value-type="string">
            <text:p>Global Technologies Group, Inc.</text:p>
          </table:table-cell>
        </table:table-row>
        <table:table-row table:style-name="ro1">
          <table:table-cell office:value-type="string">
            <text:p>GTH</text:p>
          </table:table-cell>
          <table:table-cell office:value-type="string">
            <text:p>Genetron Holdings Ltd</text:p>
          </table:table-cell>
        </table:table-row>
        <table:table-row table:style-name="ro1">
          <table:table-cell office:value-type="string">
            <text:p>GTHP</text:p>
          </table:table-cell>
          <table:table-cell office:value-type="string">
            <text:p>Guided Therapeutics, Inc.</text:p>
          </table:table-cell>
        </table:table-row>
        <table:table-row table:style-name="ro1">
          <table:table-cell office:value-type="string">
            <text:p>GTHR</text:p>
          </table:table-cell>
          <table:table-cell office:value-type="string">
            <text:p>GeneThera, Inc.</text:p>
          </table:table-cell>
        </table:table-row>
        <table:table-row table:style-name="ro1">
          <table:table-cell office:value-type="string">
            <text:p>GTHX</text:p>
          </table:table-cell>
          <table:table-cell office:value-type="string">
            <text:p>G1 Therapeutics Inc</text:p>
          </table:table-cell>
        </table:table-row>
        <table:table-row table:style-name="ro1">
          <table:table-cell office:value-type="string">
            <text:p>GTII</text:p>
          </table:table-cell>
          <table:table-cell office:value-type="string">
            <text:p>Global Tech Industries Group, Inc.</text:p>
          </table:table-cell>
        </table:table-row>
        <table:table-row table:style-name="ro1">
          <table:table-cell office:value-type="string">
            <text:p>GTIM</text:p>
          </table:table-cell>
          <table:table-cell office:value-type="string">
            <text:p>Good Times Restaurants Inc</text:p>
          </table:table-cell>
        </table:table-row>
        <table:table-row table:style-name="ro1">
          <table:table-cell office:value-type="string">
            <text:p>GTKP</text:p>
          </table:table-cell>
          <table:table-cell office:value-type="string">
            <text:p>Gatekeeper USA, Inc.</text:p>
          </table:table-cell>
        </table:table-row>
        <table:table-row table:style-name="ro1">
          <table:table-cell office:value-type="string">
            <text:p>GTLA</text:p>
          </table:table-cell>
          <table:table-cell office:value-type="string">
            <text:p>GT Legend Automotive Holdings Inc.</text:p>
          </table:table-cell>
        </table:table-row>
        <table:table-row table:style-name="ro1">
          <table:table-cell office:value-type="string">
            <text:p>GTLL</text:p>
          </table:table-cell>
          <table:table-cell office:value-type="string">
            <text:p>Global Technologies, Ltd.</text:p>
          </table:table-cell>
        </table:table-row>
        <table:table-row table:style-name="ro1">
          <table:table-cell office:value-type="string">
            <text:p>GTLS</text:p>
          </table:table-cell>
          <table:table-cell office:value-type="string">
            <text:p>Chart Industries Inc</text:p>
          </table:table-cell>
        </table:table-row>
        <table:table-row table:style-name="ro1">
          <table:table-cell office:value-type="string">
            <text:p>GTMM</text:p>
          </table:table-cell>
          <table:table-cell office:value-type="string">
            <text:p>The Guitammer Company</text:p>
          </table:table-cell>
        </table:table-row>
        <table:table-row table:style-name="ro1">
          <table:table-cell office:value-type="string">
            <text:p>GTN</text:p>
          </table:table-cell>
          <table:table-cell office:value-type="string">
            <text:p>Gray Television Inc</text:p>
          </table:table-cell>
        </table:table-row>
        <table:table-row table:style-name="ro1">
          <table:table-cell office:value-type="string">
            <text:p>GTN.A</text:p>
          </table:table-cell>
          <table:table-cell office:value-type="string">
            <text:p>Gray Television Inc</text:p>
          </table:table-cell>
        </table:table-row>
        <table:table-row table:style-name="ro1">
          <table:table-cell office:value-type="string">
            <text:p>GTPS</text:p>
          </table:table-cell>
          <table:table-cell office:value-type="string">
            <text:p>Great American Bancorp, Inc.</text:p>
          </table:table-cell>
        </table:table-row>
        <table:table-row table:style-name="ro1">
          <table:table-cell office:value-type="string">
            <text:p>GTRL</text:p>
          </table:table-cell>
          <table:table-cell office:value-type="string">
            <text:p>Get Real USA, Inc.</text:p>
          </table:table-cell>
        </table:table-row>
        <table:table-row table:style-name="ro1">
          <table:table-cell office:value-type="string">
            <text:p>GTS</text:p>
          </table:table-cell>
          <table:table-cell office:value-type="string">
            <text:p>Triple-S Management Corp</text:p>
          </table:table-cell>
        </table:table-row>
        <table:table-row table:style-name="ro1">
          <table:table-cell office:value-type="string">
            <text:p>GTSO</text:p>
          </table:table-cell>
          <table:table-cell office:value-type="string">
            <text:p>Green Technology Solutions, Inc.</text:p>
          </table:table-cell>
        </table:table-row>
        <table:table-row table:style-name="ro1">
          <table:table-cell office:value-type="string">
            <text:p>GTT</text:p>
          </table:table-cell>
          <table:table-cell office:value-type="string">
            <text:p>GTT Communications Inc</text:p>
          </table:table-cell>
        </table:table-row>
        <table:table-row table:style-name="ro1">
          <table:table-cell office:value-type="string">
            <text:p>GTTL</text:p>
          </table:table-cell>
          <table:table-cell office:value-type="string">
            <text:p>Getelman Corp</text:p>
          </table:table-cell>
        </table:table-row>
        <table:table-row table:style-name="ro1">
          <table:table-cell office:value-type="string">
            <text:p>GTX</text:p>
          </table:table-cell>
          <table:table-cell office:value-type="string">
            <text:p>Garrett Motion Inc</text:p>
          </table:table-cell>
        </table:table-row>
        <table:table-row table:style-name="ro1">
          <table:table-cell office:value-type="string">
            <text:p>GTXO</text:p>
          </table:table-cell>
          <table:table-cell office:value-type="string">
            <text:p>GTX Corp.</text:p>
          </table:table-cell>
        </table:table-row>
        <table:table-row table:style-name="ro1">
          <table:table-cell office:value-type="string">
            <text:p>GTY</text:p>
          </table:table-cell>
          <table:table-cell office:value-type="string">
            <text:p>Getty Realty Corp</text:p>
          </table:table-cell>
        </table:table-row>
        <table:table-row table:style-name="ro1">
          <table:table-cell office:value-type="string">
            <text:p>GTYH</text:p>
          </table:table-cell>
          <table:table-cell office:value-type="string">
            <text:p>GTY Technology Holdings Inc</text:p>
          </table:table-cell>
        </table:table-row>
        <table:table-row table:style-name="ro1">
          <table:table-cell office:value-type="string">
            <text:p>GULTU</text:p>
          </table:table-cell>
          <table:table-cell office:value-type="string">
            <text:p>Gulf Coast Ultra Deep Royalty Trust</text:p>
          </table:table-cell>
        </table:table-row>
        <table:table-row table:style-name="ro1">
          <table:table-cell office:value-type="string">
            <text:p>GURE</text:p>
          </table:table-cell>
          <table:table-cell office:value-type="string">
            <text:p>Gulf Resources Inc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Gabelli Utility Trust</text:p>
          </table:table-cell>
        </table:table-row>
        <table:table-row table:style-name="ro1">
          <table:table-cell office:value-type="string">
            <text:p>GUT-A</text:p>
          </table:table-cell>
          <table:table-cell office:value-type="string">
            <text:p>Gabelli Utility Trust</text:p>
          </table:table-cell>
        </table:table-row>
        <table:table-row table:style-name="ro1">
          <table:table-cell office:value-type="string">
            <text:p>GUT-C</text:p>
          </table:table-cell>
          <table:table-cell office:value-type="string">
            <text:p>Gabelli Utility Trust</text:p>
          </table:table-cell>
        </table:table-row>
        <table:table-row table:style-name="ro1">
          <table:table-cell office:value-type="string">
            <text:p>GV</text:p>
          </table:table-cell>
          <table:table-cell office:value-type="string">
            <text:p>Goldfield Corp-The</text:p>
          </table:table-cell>
        </table:table-row>
        <table:table-row table:style-name="ro1">
          <table:table-cell office:value-type="string">
            <text:p>GVA</text:p>
          </table:table-cell>
          <table:table-cell office:value-type="string">
            <text:p>Granite Construction Inc</text:p>
          </table:table-cell>
        </table:table-row>
        <table:table-row table:style-name="ro1">
          <table:table-cell office:value-type="string">
            <text:p>GVBT</text:p>
          </table:table-cell>
          <table:table-cell office:value-type="string">
            <text:p>Green Vision Biotechnology Corp.</text:p>
          </table:table-cell>
        </table:table-row>
        <table:table-row table:style-name="ro1">
          <table:table-cell office:value-type="string">
            <text:p>GVDI</text:p>
          </table:table-cell>
          <table:table-cell office:value-type="string">
            <text:p>Golden Valley Development, Inc.</text:p>
          </table:table-cell>
        </table:table-row>
        <table:table-row table:style-name="ro1">
          <table:table-cell office:value-type="string">
            <text:p>GVHIB</text:p>
          </table:table-cell>
          <table:table-cell office:value-type="string">
            <text:p>Global Vision Holdings, Inc.</text:p>
          </table:table-cell>
        </table:table-row>
        <table:table-row table:style-name="ro1">
          <table:table-cell office:value-type="string">
            <text:p>GVP</text:p>
          </table:table-cell>
          <table:table-cell office:value-type="string">
            <text:p>GSE Systems Inc</text:p>
          </table:table-cell>
        </table:table-row>
        <table:table-row table:style-name="ro1">
          <table:table-cell office:value-type="string">
            <text:p>GVSI</text:p>
          </table:table-cell>
          <table:table-cell office:value-type="string">
            <text:p>Good Vibrations Shoes Inc.</text:p>
          </table:table-cell>
        </table:table-row>
        <table:table-row table:style-name="ro1">
          <table:table-cell office:value-type="string">
            <text:p>GWB</text:p>
          </table:table-cell>
          <table:table-cell office:value-type="string">
            <text:p>Great Western Bancorp Inc</text:p>
          </table:table-cell>
        </table:table-row>
        <table:table-row table:style-name="ro1">
          <table:table-cell office:value-type="string">
            <text:p>GWGH</text:p>
          </table:table-cell>
          <table:table-cell office:value-type="string">
            <text:p>GWG Holdings Inc</text:p>
          </table:table-cell>
        </table:table-row>
        <table:table-row table:style-name="ro1">
          <table:table-cell office:value-type="string">
            <text:p>GWIN</text:p>
          </table:table-cell>
          <table:table-cell office:value-type="string">
            <text:p>Glorywin Entertainment Group, Inc.</text:p>
          </table:table-cell>
        </table:table-row>
        <table:table-row table:style-name="ro1">
          <table:table-cell office:value-type="string">
            <text:p>GWIO</text:p>
          </table:table-cell>
          <table:table-cell office:value-type="string">
            <text:p>Great Western Iron Ore Properties, Inc.</text:p>
          </table:table-cell>
        </table:table-row>
        <table:table-row table:style-name="ro1">
          <table:table-cell office:value-type="string">
            <text:p>GWOX</text:p>
          </table:table-cell>
          <table:table-cell office:value-type="string">
            <text:p>Goodheart-Willcox Co. (THE), Inc.</text:p>
          </table:table-cell>
        </table:table-row>
        <table:table-row table:style-name="ro1">
          <table:table-cell office:value-type="string">
            <text:p>GWPC</text:p>
          </table:table-cell>
          <table:table-cell office:value-type="string">
            <text:p>Wholehealth Products, Inc.</text:p>
          </table:table-cell>
        </table:table-row>
        <table:table-row table:style-name="ro1">
          <table:table-cell office:value-type="string">
            <text:p>GWPD</text:p>
          </table:table-cell>
          <table:table-cell office:value-type="string">
            <text:p>GP Solutions, Inc.</text:p>
          </table:table-cell>
        </table:table-row>
        <table:table-row table:style-name="ro1">
          <table:table-cell office:value-type="string">
            <text:p>GWPH</text:p>
          </table:table-cell>
          <table:table-cell office:value-type="string">
            <text:p>GW Pharmaceuticals PLC</text:p>
          </table:table-cell>
        </table:table-row>
        <table:table-row table:style-name="ro1">
          <table:table-cell office:value-type="string">
            <text:p>GWRE</text:p>
          </table:table-cell>
          <table:table-cell office:value-type="string">
            <text:p>Guidewire Software Inc</text:p>
          </table:table-cell>
        </table:table-row>
        <table:table-row table:style-name="ro1">
          <table:table-cell office:value-type="string">
            <text:p>GWRS</text:p>
          </table:table-cell>
          <table:table-cell office:value-type="string">
            <text:p>Global Water Resources Inc</text:p>
          </table:table-cell>
        </table:table-row>
        <table:table-row table:style-name="ro1">
          <table:table-cell office:value-type="string">
            <text:p>GWSN</text:p>
          </table:table-cell>
          <table:table-cell office:value-type="string">
            <text:p>Gulf West Security Network Inc.</text:p>
          </table:table-cell>
        </table:table-row>
        <table:table-row table:style-name="ro1">
          <table:table-cell office:value-type="string">
            <text:p>GWTI</text:p>
          </table:table-cell>
          <table:table-cell office:value-type="string">
            <text:p>Greenway Technologies, Inc.</text:p>
          </table:table-cell>
        </table:table-row>
        <table:table-row table:style-name="ro1">
          <table:table-cell office:value-type="string">
            <text:p>GWTR</text:p>
          </table:table-cell>
          <table:table-cell office:value-type="string">
            <text:p>Global Water Technologies, Inc.</text:p>
          </table:table-cell>
        </table:table-row>
        <table:table-row table:style-name="ro1">
          <table:table-cell office:value-type="string">
            <text:p>GWW</text:p>
          </table:table-cell>
          <table:table-cell office:value-type="string">
            <text:p>WW Grainger Inc</text:p>
          </table:table-cell>
        </table:table-row>
        <table:table-row table:style-name="ro1">
          <table:table-cell office:value-type="string">
            <text:p>GWYT</text:p>
          </table:table-cell>
          <table:table-cell office:value-type="string">
            <text:p>Greenway Technology</text:p>
          </table:table-cell>
        </table:table-row>
        <table:table-row table:style-name="ro1">
          <table:table-cell office:value-type="string">
            <text:p>GXGX</text:p>
          </table:table-cell>
          <table:table-cell office:value-type="string">
            <text:p>GX Acquisition Corp</text:p>
          </table:table-cell>
        </table:table-row>
        <table:table-row table:style-name="ro1">
          <table:table-cell office:value-type="string">
            <text:p>GXXM</text:p>
          </table:table-cell>
          <table:table-cell office:value-type="string">
            <text:p>GEX Management, Inc.</text:p>
          </table:table-cell>
        </table:table-row>
        <table:table-row table:style-name="ro1">
          <table:table-cell office:value-type="string">
            <text:p>GYC</text:p>
          </table:table-cell>
          <table:table-cell office:value-type="string">
            <text:p>Cabco Trust for BellSouth Debentures</text:p>
          </table:table-cell>
        </table:table-row>
        <table:table-row table:style-name="ro1">
          <table:table-cell office:value-type="string">
            <text:p>GYGC</text:p>
          </table:table-cell>
          <table:table-cell office:value-type="string">
            <text:p>Guyana Gold Corp.</text:p>
          </table:table-cell>
        </table:table-row>
        <table:table-row table:style-name="ro1">
          <table:table-cell office:value-type="string">
            <text:p>GYOG</text:p>
          </table:table-cell>
          <table:table-cell office:value-type="string">
            <text:p>Green Energy Enterprises, Inc.</text:p>
          </table:table-cell>
        </table:table-row>
        <table:table-row table:style-name="ro1">
          <table:table-cell office:value-type="string">
            <text:p>GYPHQ</text:p>
          </table:table-cell>
          <table:table-cell office:value-type="string">
            <text:p>Gryphon Gold Corp.</text:p>
          </table:table-cell>
        </table:table-row>
        <table:table-row table:style-name="ro1">
          <table:table-cell office:value-type="string">
            <text:p>GYRO</text:p>
          </table:table-cell>
          <table:table-cell office:value-type="string">
            <text:p>Gyrodyne LLC</text:p>
          </table:table-cell>
        </table:table-row>
        <table:table-row table:style-name="ro1">
          <table:table-cell office:value-type="string">
            <text:p>GYSN</text:p>
          </table:table-cell>
          <table:table-cell office:value-type="string">
            <text:p>Greyson International, Inc.</text:p>
          </table:table-cell>
        </table:table-row>
        <table:table-row table:style-name="ro1">
          <table:table-cell office:value-type="string">
            <text:p>GYST</text:p>
          </table:table-cell>
          <table:table-cell office:value-type="string">
            <text:p>The Graystone Company, Inc.</text:p>
          </table:table-cell>
        </table:table-row>
        <table:table-row table:style-name="ro1">
          <table:table-cell office:value-type="string">
            <text:p>GZCC</text:p>
          </table:table-cell>
          <table:table-cell office:value-type="string">
            <text:p>Guozi Zhongyu Capital Holdings Company</text:p>
          </table:table-cell>
        </table:table-row>
        <table:table-row table:style-name="ro1">
          <table:table-cell office:value-type="string">
            <text:p>GZIC</text:p>
          </table:table-cell>
          <table:table-cell office:value-type="string">
            <text:p>GZ6G Technologies Corp. 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Hyatt Hotels Corp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Hawaiian Holdings Inc</text:p>
          </table:table-cell>
        </table:table-row>
        <table:table-row table:style-name="ro1">
          <table:table-cell office:value-type="string">
            <text:p>HABC</text:p>
          </table:table-cell>
          <table:table-cell office:value-type="string">
            <text:p>Habersham Bancorp, Inc.</text:p>
          </table:table-cell>
        </table:table-row>
        <table:table-row table:style-name="ro1">
          <table:table-cell office:value-type="string">
            <text:p>HABK</text:p>
          </table:table-cell>
          <table:table-cell office:value-type="string">
            <text:p>Hamilton Bancorp, Inc.</text:p>
          </table:table-cell>
        </table:table-row>
        <table:table-row table:style-name="ro1">
          <table:table-cell office:value-type="string">
            <text:p>HADV</text:p>
          </table:table-cell>
          <table:table-cell office:value-type="string">
            <text:p>Health Advance Inc</text:p>
          </table:table-cell>
        </table:table-row>
        <table:table-row table:style-name="ro1">
          <table:table-cell office:value-type="string">
            <text:p>HAE</text:p>
          </table:table-cell>
          <table:table-cell office:value-type="string">
            <text:p>Haemonetics Corp</text:p>
          </table:table-cell>
        </table:table-row>
        <table:table-row table:style-name="ro1">
          <table:table-cell office:value-type="string">
            <text:p>HAFC</text:p>
          </table:table-cell>
          <table:table-cell office:value-type="string">
            <text:p>Hanmi Financial Corp</text:p>
          </table:table-cell>
        </table:table-row>
        <table:table-row table:style-name="ro1">
          <table:table-cell office:value-type="string">
            <text:p>HAFG</text:p>
          </table:table-cell>
          <table:table-cell office:value-type="string">
            <text:p>Holistic Asset Finance Group Co., Ltd.</text:p>
          </table:table-cell>
        </table:table-row>
        <table:table-row table:style-name="ro1">
          <table:table-cell office:value-type="string">
            <text:p>HAHI</text:p>
          </table:table-cell>
          <table:table-cell office:value-type="string">
            <text:p>Help At Home, Inc.</text:p>
          </table:table-cell>
        </table:table-row>
        <table:table-row table:style-name="ro1">
          <table:table-cell office:value-type="string">
            <text:p>HAIN</text:p>
          </table:table-cell>
          <table:table-cell office:value-type="string">
            <text:p>Hain Celestial Group Inc-The</text:p>
          </table:table-cell>
        </table:table-row>
        <table:table-row table:style-name="ro1">
          <table:table-cell office:value-type="string">
            <text:p>HAL</text:p>
          </table:table-cell>
          <table:table-cell office:value-type="string">
            <text:p>Halliburton Co</text:p>
          </table:table-cell>
        </table:table-row>
        <table:table-row table:style-name="ro1">
          <table:table-cell office:value-type="string">
            <text:p>HALB</text:p>
          </table:table-cell>
          <table:table-cell office:value-type="string">
            <text:p>Halberd Corp.</text:p>
          </table:table-cell>
        </table:table-row>
        <table:table-row table:style-name="ro1">
          <table:table-cell office:value-type="string">
            <text:p>HALL</text:p>
          </table:table-cell>
          <table:table-cell office:value-type="string">
            <text:p>Hallmark Financial Services Inc</text:p>
          </table:table-cell>
        </table:table-row>
        <table:table-row table:style-name="ro1">
          <table:table-cell office:value-type="string">
            <text:p>HALN</text:p>
          </table:table-cell>
          <table:table-cell office:value-type="string">
            <text:p>Halo Companies, Inc.</text:p>
          </table:table-cell>
        </table:table-row>
        <table:table-row table:style-name="ro1">
          <table:table-cell office:value-type="string">
            <text:p>HALO</text:p>
          </table:table-cell>
          <table:table-cell office:value-type="string">
            <text:p>Halozyme Therapeutics Inc</text:p>
          </table:table-cell>
        </table:table-row>
        <table:table-row table:style-name="ro1">
          <table:table-cell office:value-type="string">
            <text:p>HAON</text:p>
          </table:table-cell>
          <table:table-cell office:value-type="string">
            <text:p>Halitron, Inc.</text:p>
          </table:table-cell>
        </table:table-row>
        <table:table-row table:style-name="ro1">
          <table:table-cell office:value-type="string">
            <text:p>HAPP</text:p>
          </table:table-cell>
          <table:table-cell office:value-type="string">
            <text:p>Happiness Biotech Group Ltd</text:p>
          </table:table-cell>
        </table:table-row>
        <table:table-row table:style-name="ro1">
          <table:table-cell office:value-type="string">
            <text:p>HARL</text:p>
          </table:table-cell>
          <table:table-cell office:value-type="string">
            <text:p>Harleysville Financial Corp.</text:p>
          </table:table-cell>
        </table:table-row>
        <table:table-row table:style-name="ro1">
          <table:table-cell office:value-type="string">
            <text:p>HARP</text:p>
          </table:table-cell>
          <table:table-cell office:value-type="string">
            <text:p>Harpoon Therapeutics Inc</text:p>
          </table:table-cell>
        </table:table-row>
        <table:table-row table:style-name="ro1">
          <table:table-cell office:value-type="string">
            <text:p>HAS</text:p>
          </table:table-cell>
          <table:table-cell office:value-type="string">
            <text:p>Hasbro Inc</text:p>
          </table:table-cell>
        </table:table-row>
        <table:table-row table:style-name="ro1">
          <table:table-cell office:value-type="string">
            <text:p>HASI</text:p>
          </table:table-cell>
          <table:table-cell office:value-type="string">
            <text:p>Hannon Armstrong Sustainable Infrastructure Capital Inc</text:p>
          </table:table-cell>
        </table:table-row>
        <table:table-row table:style-name="ro1">
          <table:table-cell office:value-type="string">
            <text:p>HAUP</text:p>
          </table:table-cell>
          <table:table-cell office:value-type="string">
            <text:p>Hauppauge Digital, Inc.</text:p>
          </table:table-cell>
        </table:table-row>
        <table:table-row table:style-name="ro1">
          <table:table-cell office:value-type="string">
            <text:p>HAWLN</text:p>
          </table:table-cell>
          <table:table-cell office:value-type="string">
            <text:p>Hawaiian Electric Co., Inc.</text:p>
          </table:table-cell>
        </table:table-row>
        <table:table-row table:style-name="ro1">
          <table:table-cell office:value-type="string">
            <text:p>HAYN</text:p>
          </table:table-cell>
          <table:table-cell office:value-type="string">
            <text:p>Haynes International Inc</text:p>
          </table:table-cell>
        </table:table-row>
        <table:table-row table:style-name="ro1">
          <table:table-cell office:value-type="string">
            <text:p>HAZH</text:p>
          </table:table-cell>
          <table:table-cell office:value-type="string">
            <text:p>Haz Holdings, Inc.</text:p>
          </table:table-cell>
        </table:table-row>
        <table:table-row table:style-name="ro1">
          <table:table-cell office:value-type="string">
            <text:p>HBAN</text:p>
          </table:table-cell>
          <table:table-cell office:value-type="string">
            <text:p>Huntington Bancshares Inc-OH</text:p>
          </table:table-cell>
        </table:table-row>
        <table:table-row table:style-name="ro1">
          <table:table-cell office:value-type="string">
            <text:p>HBANN</text:p>
          </table:table-cell>
          <table:table-cell office:value-type="string">
            <text:p>Huntington Bancshares Inc-OH</text:p>
          </table:table-cell>
        </table:table-row>
        <table:table-row table:style-name="ro1">
          <table:table-cell office:value-type="string">
            <text:p>HBANO</text:p>
          </table:table-cell>
          <table:table-cell office:value-type="string">
            <text:p>Huntington Bancshares Inc-OH</text:p>
          </table:table-cell>
        </table:table-row>
        <table:table-row table:style-name="ro1">
          <table:table-cell office:value-type="string">
            <text:p>HBB</text:p>
          </table:table-cell>
          <table:table-cell office:value-type="string">
            <text:p>Hamilton Beach Brands Holding Co</text:p>
          </table:table-cell>
        </table:table-row>
        <table:table-row table:style-name="ro1">
          <table:table-cell office:value-type="string">
            <text:p>HBCP</text:p>
          </table:table-cell>
          <table:table-cell office:value-type="string">
            <text:p>Home Bancorp Inc</text:p>
          </table:table-cell>
        </table:table-row>
        <table:table-row table:style-name="ro1">
          <table:table-cell office:value-type="string">
            <text:p>HBI</text:p>
          </table:table-cell>
          <table:table-cell office:value-type="string">
            <text:p>Hanesbrands Inc</text:p>
          </table:table-cell>
        </table:table-row>
        <table:table-row table:style-name="ro1">
          <table:table-cell office:value-type="string">
            <text:p>HBIO</text:p>
          </table:table-cell>
          <table:table-cell office:value-type="string">
            <text:p>Harvard Bioscience Inc</text:p>
          </table:table-cell>
        </table:table-row>
        <table:table-row table:style-name="ro1">
          <table:table-cell office:value-type="string">
            <text:p>HBM</text:p>
          </table:table-cell>
          <table:table-cell office:value-type="string">
            <text:p>Hudbay Minerals Inc</text:p>
          </table:table-cell>
        </table:table-row>
        <table:table-row table:style-name="ro1">
          <table:table-cell office:value-type="string">
            <text:p>HBMD</text:p>
          </table:table-cell>
          <table:table-cell office:value-type="string">
            <text:p>Howard Bancorp Inc</text:p>
          </table:table-cell>
        </table:table-row>
        <table:table-row table:style-name="ro1">
          <table:table-cell office:value-type="string">
            <text:p>HBNC</text:p>
          </table:table-cell>
          <table:table-cell office:value-type="string">
            <text:p>Horizon Bancorp Inc-IN</text:p>
          </table:table-cell>
        </table:table-row>
        <table:table-row table:style-name="ro1">
          <table:table-cell office:value-type="string">
            <text:p>HBP</text:p>
          </table:table-cell>
          <table:table-cell office:value-type="string">
            <text:p>Huttig Building Products Inc</text:p>
          </table:table-cell>
        </table:table-row>
        <table:table-row table:style-name="ro1">
          <table:table-cell office:value-type="string">
            <text:p>HBRM</text:p>
          </table:table-cell>
          <table:table-cell office:value-type="string">
            <text:p>Herborium Group, Inc.</text:p>
          </table:table-cell>
        </table:table-row>
        <table:table-row table:style-name="ro1">
          <table:table-cell office:value-type="string">
            <text:p>HBT</text:p>
          </table:table-cell>
          <table:table-cell office:value-type="string">
            <text:p>HBT Financial Inc</text:p>
          </table:table-cell>
        </table:table-row>
        <table:table-row table:style-name="ro1">
          <table:table-cell office:value-type="string">
            <text:p>HBTC</text:p>
          </table:table-cell>
          <table:table-cell office:value-type="string">
            <text:p>Harbourton Capital Group, Inc.</text:p>
          </table:table-cell>
        </table:table-row>
        <table:table-row table:style-name="ro1">
          <table:table-cell office:value-type="string">
            <text:p>HBUV</text:p>
          </table:table-cell>
          <table:table-cell office:value-type="string">
            <text:p>Hubilu Venture Corporation</text:p>
          </table:table-cell>
        </table:table-row>
        <table:table-row table:style-name="ro1">
          <table:table-cell office:value-type="string">
            <text:p>HCA</text:p>
          </table:table-cell>
          <table:table-cell office:value-type="string">
            <text:p>HCA Healthcare Inc</text:p>
          </table:table-cell>
        </table:table-row>
        <table:table-row table:style-name="ro1">
          <table:table-cell office:value-type="string">
            <text:p>HCAC</text:p>
          </table:table-cell>
          <table:table-cell office:value-type="string">
            <text:p>Hennessy Capital Acquisition Corp IV</text:p>
          </table:table-cell>
        </table:table-row>
        <table:table-row table:style-name="ro1">
          <table:table-cell office:value-type="string">
            <text:p>HCACU</text:p>
          </table:table-cell>
          <table:table-cell office:value-type="string">
            <text:p>Hennessy Capital Acquisition Corp IV</text:p>
          </table:table-cell>
        </table:table-row>
        <table:table-row table:style-name="ro1">
          <table:table-cell office:value-type="string">
            <text:p>HCAP</text:p>
          </table:table-cell>
          <table:table-cell office:value-type="string">
            <text:p>Harvest Capital Credit Corp</text:p>
          </table:table-cell>
        </table:table-row>
        <table:table-row table:style-name="ro1">
          <table:table-cell office:value-type="string">
            <text:p>HCAT</text:p>
          </table:table-cell>
          <table:table-cell office:value-type="string">
            <text:p>Health Catalyst Inc</text:p>
          </table:table-cell>
        </table:table-row>
        <table:table-row table:style-name="ro1">
          <table:table-cell office:value-type="string">
            <text:p>HCBN</text:p>
          </table:table-cell>
          <table:table-cell office:value-type="string">
            <text:p>H.C.B. Financial Corp.</text:p>
          </table:table-cell>
        </table:table-row>
        <table:table-row table:style-name="ro1">
          <table:table-cell office:value-type="string">
            <text:p>HCBP</text:p>
          </table:table-cell>
          <table:table-cell office:value-type="string">
            <text:p>Harvest Community Bank (Pennsville, NJ)</text:p>
          </table:table-cell>
        </table:table-row>
        <table:table-row table:style-name="ro1">
          <table:table-cell office:value-type="string">
            <text:p>HCC</text:p>
          </table:table-cell>
          <table:table-cell office:value-type="string">
            <text:p>HCC Insurance Holdings Inc</text:p>
          </table:table-cell>
        </table:table-row>
        <table:table-row table:style-name="ro1">
          <table:table-cell office:value-type="string">
            <text:p>HCCA</text:p>
          </table:table-cell>
          <table:table-cell office:value-type="string">
            <text:p>Healthcare Corporation of America</text:p>
          </table:table-cell>
        </table:table-row>
        <table:table-row table:style-name="ro1">
          <table:table-cell office:value-type="string">
            <text:p>HCCC</text:p>
          </table:table-cell>
          <table:table-cell office:value-type="string">
            <text:p>H/Cell Energy Corp</text:p>
          </table:table-cell>
        </table:table-row>
        <table:table-row table:style-name="ro1">
          <table:table-cell office:value-type="string">
            <text:p>HCCI</text:p>
          </table:table-cell>
          <table:table-cell office:value-type="string">
            <text:p>Heritage-Crystal Clean Inc</text:p>
          </table:table-cell>
        </table:table-row>
        <table:table-row table:style-name="ro1">
          <table:table-cell office:value-type="string">
            <text:p>HCCO</text:p>
          </table:table-cell>
          <table:table-cell office:value-type="string">
            <text:p>Healthcare Merger Corp</text:p>
          </table:table-cell>
        </table:table-row>
        <table:table-row table:style-name="ro1">
          <table:table-cell office:value-type="string">
            <text:p>HCCOU</text:p>
          </table:table-cell>
          <table:table-cell office:value-type="string">
            <text:p>Healthcare Merger Corp</text:p>
          </table:table-cell>
        </table:table-row>
        <table:table-row table:style-name="ro1">
          <table:table-cell office:value-type="string">
            <text:p>HCEI</text:p>
          </table:table-cell>
          <table:table-cell office:value-type="string">
            <text:p>Healthy Coffee International, Inc.</text:p>
          </table:table-cell>
        </table:table-row>
        <table:table-row table:style-name="ro1">
          <table:table-cell office:value-type="string">
            <text:p>HCFT</text:p>
          </table:table-cell>
          <table:table-cell office:value-type="string">
            <text:p>Hunt Cos Finance Trust Inc</text:p>
          </table:table-cell>
        </table:table-row>
        <table:table-row table:style-name="ro1">
          <table:table-cell office:value-type="string">
            <text:p>HCGI</text:p>
          </table:table-cell>
          <table:table-cell office:value-type="string">
            <text:p>Huntwicke Capital Group Inc.</text:p>
          </table:table-cell>
        </table:table-row>
        <table:table-row table:style-name="ro1">
          <table:table-cell office:value-type="string">
            <text:p>HCGS</text:p>
          </table:table-cell>
          <table:table-cell office:value-type="string">
            <text:p>HighCom Global Security, Inc.</text:p>
          </table:table-cell>
        </table:table-row>
        <table:table-row table:style-name="ro1">
          <table:table-cell office:value-type="string">
            <text:p>HCHC</text:p>
          </table:table-cell>
          <table:table-cell office:value-type="string">
            <text:p>HC2 Holdings Inc</text:p>
          </table:table-cell>
        </table:table-row>
        <table:table-row table:style-name="ro1">
          <table:table-cell office:value-type="string">
            <text:p>HCI</text:p>
          </table:table-cell>
          <table:table-cell office:value-type="string">
            <text:p>HCI Group Inc</text:p>
          </table:table-cell>
        </table:table-row>
        <table:table-row table:style-name="ro1">
          <table:table-cell office:value-type="string">
            <text:p>HCKT</text:p>
          </table:table-cell>
          <table:table-cell office:value-type="string">
            <text:p>Hackett Group Inc-The</text:p>
          </table:table-cell>
        </table:table-row>
        <table:table-row table:style-name="ro1">
          <table:table-cell office:value-type="string">
            <text:p>HCLC</text:p>
          </table:table-cell>
          <table:table-cell office:value-type="string">
            <text:p>Health-Chem Corp.</text:p>
          </table:table-cell>
        </table:table-row>
        <table:table-row table:style-name="ro1">
          <table:table-cell office:value-type="string">
            <text:p>HCM</text:p>
          </table:table-cell>
          <table:table-cell office:value-type="string">
            <text:p>Hutchison China MediTech Ltd</text:p>
          </table:table-cell>
        </table:table-row>
        <table:table-row table:style-name="ro1">
          <table:table-cell office:value-type="string">
            <text:p>HCMC</text:p>
          </table:table-cell>
          <table:table-cell office:value-type="string">
            <text:p>Healthier Choices Management Corp.</text:p>
          </table:table-cell>
        </table:table-row>
        <table:table-row table:style-name="ro1">
          <table:table-cell office:value-type="string">
            <text:p>HCMWW</text:p>
          </table:table-cell>
          <table:table-cell office:value-type="string">
            <text:p>Healthier Choices Management Corp.</text:p>
          </table:table-cell>
        </table:table-row>
        <table:table-row table:style-name="ro1">
          <table:table-cell office:value-type="string">
            <text:p>HCR</text:p>
          </table:table-cell>
          <table:table-cell office:value-type="string">
            <text:p>Hi-Crush Inc</text:p>
          </table:table-cell>
        </table:table-row>
        <table:table-row table:style-name="ro1">
          <table:table-cell office:value-type="string">
            <text:p>HCSG</text:p>
          </table:table-cell>
          <table:table-cell office:value-type="string">
            <text:p>Healthcare Services Group Inc</text:p>
          </table:table-cell>
        </table:table-row>
        <table:table-row table:style-name="ro1">
          <table:table-cell office:value-type="string">
            <text:p>HCTI</text:p>
          </table:table-cell>
          <table:table-cell office:value-type="string">
            <text:p>Hybrid Coating Technologies, Inc.</text:p>
          </table:table-cell>
        </table:table-row>
        <table:table-row table:style-name="ro1">
          <table:table-cell office:value-type="string">
            <text:p>HCYT</text:p>
          </table:table-cell>
          <table:table-cell office:value-type="string">
            <text:p>H-CYTE Inc. </text:p>
          </table:table-cell>
        </table:table-row>
        <table:table-row table:style-name="ro1">
          <table:table-cell office:value-type="string">
            <text:p>HD</text:p>
          </table:table-cell>
          <table:table-cell office:value-type="string">
            <text:p>Home Depot Inc-The</text:p>
          </table:table-cell>
        </table:table-row>
        <table:table-row table:style-name="ro1">
          <table:table-cell office:value-type="string">
            <text:p>HDB</text:p>
          </table:table-cell>
          <table:table-cell office:value-type="string">
            <text:p>HDFC Bank Ltd</text:p>
          </table:table-cell>
        </table:table-row>
        <table:table-row table:style-name="ro1">
          <table:table-cell office:value-type="string">
            <text:p>HDIH</text:p>
          </table:table-cell>
          <table:table-cell office:value-type="string">
            <text:p>H-D INTERNATIONAL HOLDINGS GROUP</text:p>
          </table:table-cell>
        </table:table-row>
        <table:table-row table:style-name="ro1">
          <table:table-cell office:value-type="string">
            <text:p>HDLS</text:p>
          </table:table-cell>
          <table:table-cell office:value-type="string">
            <text:p>Hub Deals Corp.</text:p>
          </table:table-cell>
        </table:table-row>
        <table:table-row table:style-name="ro1">
          <table:table-cell office:value-type="string">
            <text:p>HDS</text:p>
          </table:table-cell>
          <table:table-cell office:value-type="string">
            <text:p>HD Supply Holdings Inc</text:p>
          </table:table-cell>
        </table:table-row>
        <table:table-row table:style-name="ro1">
          <table:table-cell office:value-type="string">
            <text:p>HDSN</text:p>
          </table:table-cell>
          <table:table-cell office:value-type="string">
            <text:p>Hudson Technologies Inc</text:p>
          </table:table-cell>
        </table:table-row>
        <table:table-row table:style-name="ro1">
          <table:table-cell office:value-type="string">
            <text:p>HDUP</text:p>
          </table:table-cell>
          <table:table-cell office:value-type="string">
            <text:p>HeadsUp Entertainment International, Inc.</text:p>
          </table:table-cell>
        </table:table-row>
        <table:table-row table:style-name="ro1">
          <table:table-cell office:value-type="string">
            <text:p>HDVW</text:p>
          </table:table-cell>
          <table:table-cell office:value-type="string">
            <text:p>HD View 360, Inc.</text:p>
          </table:table-cell>
        </table:table-row>
        <table:table-row table:style-name="ro1">
          <table:table-cell office:value-type="string">
            <text:p>HDVY</text:p>
          </table:table-cell>
          <table:table-cell office:value-type="string">
            <text:p>Health Discovery Corp.</text:p>
          </table:table-cell>
        </table:table-row>
        <table:table-row table:style-name="ro1">
          <table:table-cell office:value-type="string">
            <text:p>HDYNQ</text:p>
          </table:table-cell>
          <table:table-cell office:value-type="string">
            <text:p>HyperDynamics Corp.</text:p>
          </table:table-cell>
        </table:table-row>
        <table:table-row table:style-name="ro1">
          <table:table-cell office:value-type="string">
            <text:p>HE</text:p>
          </table:table-cell>
          <table:table-cell office:value-type="string">
            <text:p>Hawaiian Electric Industries Inc</text:p>
          </table:table-cell>
        </table:table-row>
        <table:table-row table:style-name="ro1">
          <table:table-cell office:value-type="string">
            <text:p>HEAR</text:p>
          </table:table-cell>
          <table:table-cell office:value-type="string">
            <text:p>Turtle Beach Corp</text:p>
          </table:table-cell>
        </table:table-row>
        <table:table-row table:style-name="ro1">
          <table:table-cell office:value-type="string">
            <text:p>HEBT</text:p>
          </table:table-cell>
          <table:table-cell office:value-type="string">
            <text:p>Hebron Technology Co Ltd</text:p>
          </table:table-cell>
        </table:table-row>
        <table:table-row table:style-name="ro1">
          <table:table-cell office:value-type="string">
            <text:p>HEES</text:p>
          </table:table-cell>
          <table:table-cell office:value-type="string">
            <text:p>H&amp;E Equipment Services Inc</text:p>
          </table:table-cell>
        </table:table-row>
        <table:table-row table:style-name="ro1">
          <table:table-cell office:value-type="string">
            <text:p>HEI</text:p>
          </table:table-cell>
          <table:table-cell office:value-type="string">
            <text:p>HEICO Corp</text:p>
          </table:table-cell>
        </table:table-row>
        <table:table-row table:style-name="ro1">
          <table:table-cell office:value-type="string">
            <text:p>HEI.A</text:p>
          </table:table-cell>
          <table:table-cell office:value-type="string">
            <text:p>HEICO Corp</text:p>
          </table:table-cell>
        </table:table-row>
        <table:table-row table:style-name="ro1">
          <table:table-cell office:value-type="string">
            <text:p>HELE</text:p>
          </table:table-cell>
          <table:table-cell office:value-type="string">
            <text:p>Helen of Troy Ltd</text:p>
          </table:table-cell>
        </table:table-row>
        <table:table-row table:style-name="ro1">
          <table:table-cell office:value-type="string">
            <text:p>HEME</text:p>
          </table:table-cell>
          <table:table-cell office:value-type="string">
            <text:p>Healthmed Services Ltd.</text:p>
          </table:table-cell>
        </table:table-row>
        <table:table-row table:style-name="ro1">
          <table:table-cell office:value-type="string">
            <text:p>HEMP</text:p>
          </table:table-cell>
          <table:table-cell office:value-type="string">
            <text:p>Hemp, Inc.</text:p>
          </table:table-cell>
        </table:table-row>
        <table:table-row table:style-name="ro1">
          <table:table-cell office:value-type="string">
            <text:p>HENC</text:p>
          </table:table-cell>
          <table:table-cell office:value-type="string">
            <text:p>Holloman Energy Corp.</text:p>
          </table:table-cell>
        </table:table-row>
        <table:table-row table:style-name="ro1">
          <table:table-cell office:value-type="string">
            <text:p>HENI</text:p>
          </table:table-cell>
          <table:table-cell office:value-type="string">
            <text:p>Hinto Energy, Inc.</text:p>
          </table:table-cell>
        </table:table-row>
        <table:table-row table:style-name="ro1">
          <table:table-cell office:value-type="string">
            <text:p>HEOL</text:p>
          </table:table-cell>
          <table:table-cell office:value-type="string">
            <text:p>Highwater Ethanol LLC</text:p>
          </table:table-cell>
        </table:table-row>
        <table:table-row table:style-name="ro1">
          <table:table-cell office:value-type="string">
            <text:p>HEP</text:p>
          </table:table-cell>
          <table:table-cell office:value-type="string">
            <text:p>Holly Energy Partners LP</text:p>
          </table:table-cell>
        </table:table-row>
        <table:table-row table:style-name="ro1">
          <table:table-cell office:value-type="string">
            <text:p>HEPA</text:p>
          </table:table-cell>
          <table:table-cell office:value-type="string">
            <text:p>Hepion Pharmaceuticals Inc</text:p>
          </table:table-cell>
        </table:table-row>
        <table:table-row table:style-name="ro1">
          <table:table-cell office:value-type="string">
            <text:p>HEQ</text:p>
          </table:table-cell>
          <table:table-cell office:value-type="string">
            <text:p>John Hancock Hedged Equity &amp; Income Fund</text:p>
          </table:table-cell>
        </table:table-row>
        <table:table-row table:style-name="ro1">
          <table:table-cell office:value-type="string">
            <text:p>HERC</text:p>
          </table:table-cell>
          <table:table-cell office:value-type="string">
            <text:p>H.E.R.C. Products Inc.</text:p>
          </table:table-cell>
        </table:table-row>
        <table:table-row table:style-name="ro1">
          <table:table-cell office:value-type="string">
            <text:p>HERF</text:p>
          </table:table-cell>
          <table:table-cell office:value-type="string">
            <text:p>Red Oak Hereford Farms Inc.</text:p>
          </table:table-cell>
        </table:table-row>
        <table:table-row table:style-name="ro1">
          <table:table-cell office:value-type="string">
            <text:p>HES</text:p>
          </table:table-cell>
          <table:table-cell office:value-type="string">
            <text:p>Hess Corp</text:p>
          </table:table-cell>
        </table:table-row>
        <table:table-row table:style-name="ro1">
          <table:table-cell office:value-type="string">
            <text:p>HESG</text:p>
          </table:table-cell>
          <table:table-cell office:value-type="string">
            <text:p>Health Sciences Group, Inc.</text:p>
          </table:table-cell>
        </table:table-row>
        <table:table-row table:style-name="ro1">
          <table:table-cell office:value-type="string">
            <text:p>HESM</text:p>
          </table:table-cell>
          <table:table-cell office:value-type="string">
            <text:p>Hess Midstream Partners LP</text:p>
          </table:table-cell>
        </table:table-row>
        <table:table-row table:style-name="ro1">
          <table:table-cell office:value-type="string">
            <text:p>HEWA</text:p>
          </table:table-cell>
          <table:table-cell office:value-type="string">
            <text:p>HealthWarehouse.com, Inc.</text:p>
          </table:table-cell>
        </table:table-row>
        <table:table-row table:style-name="ro1">
          <table:table-cell office:value-type="string">
            <text:p>HEXO</text:p>
          </table:table-cell>
          <table:table-cell office:value-type="string">
            <text:p>HEXO Corp</text:p>
          </table:table-cell>
        </table:table-row>
        <table:table-row table:style-name="ro1">
          <table:table-cell office:value-type="string">
            <text:p>HEXO</text:p>
          </table:table-cell>
          <table:table-cell office:value-type="string">
            <text:p>HEXO Corp</text:p>
          </table:table-cell>
        </table:table-row>
        <table:table-row table:style-name="ro1">
          <table:table-cell office:value-type="string">
            <text:p>HFBG</text:p>
          </table:table-cell>
          <table:table-cell office:value-type="string">
            <text:p>Hall of Fame Beverages, Inc.</text:p>
          </table:table-cell>
        </table:table-row>
        <table:table-row table:style-name="ro1">
          <table:table-cell office:value-type="string">
            <text:p>HFBL</text:p>
          </table:table-cell>
          <table:table-cell office:value-type="string">
            <text:p>Home Federal Bancorp Inc-LA</text:p>
          </table:table-cell>
        </table:table-row>
        <table:table-row table:style-name="ro1">
          <table:table-cell office:value-type="string">
            <text:p>HFC</text:p>
          </table:table-cell>
          <table:table-cell office:value-type="string">
            <text:p>HollyFrontier Corp</text:p>
          </table:table-cell>
        </table:table-row>
        <table:table-row table:style-name="ro1">
          <table:table-cell office:value-type="string">
            <text:p>HFEN</text:p>
          </table:table-cell>
          <table:table-cell office:value-type="string">
            <text:p>HF Enterprises Inc</text:p>
          </table:table-cell>
        </table:table-row>
        <table:table-row table:style-name="ro1">
          <table:table-cell office:value-type="string">
            <text:p>HFFG</text:p>
          </table:table-cell>
          <table:table-cell office:value-type="string">
            <text:p>HF Foods Group Inc</text:p>
          </table:table-cell>
        </table:table-row>
        <table:table-row table:style-name="ro1">
          <table:table-cell office:value-type="string">
            <text:p>HFRO</text:p>
          </table:table-cell>
          <table:table-cell office:value-type="string">
            <text:p>Highland Income Fund</text:p>
          </table:table-cell>
        </table:table-row>
        <table:table-row table:style-name="ro1">
          <table:table-cell office:value-type="string">
            <text:p>HFRO-A</text:p>
          </table:table-cell>
          <table:table-cell office:value-type="string">
            <text:p>Highland Income Fund</text:p>
          </table:table-cell>
        </table:table-row>
        <table:table-row table:style-name="ro1">
          <table:table-cell office:value-type="string">
            <text:p>HFWA</text:p>
          </table:table-cell>
          <table:table-cell office:value-type="string">
            <text:p>Heritage Financial Corp-WA</text:p>
          </table:table-cell>
        </table:table-row>
        <table:table-row table:style-name="ro1">
          <table:table-cell office:value-type="string">
            <text:p>HGAT</text:p>
          </table:table-cell>
          <table:table-cell office:value-type="string">
            <text:p>HealthGate Data Corp.</text:p>
          </table:table-cell>
        </table:table-row>
        <table:table-row table:style-name="ro1">
          <table:table-cell office:value-type="string">
            <text:p>HGBL</text:p>
          </table:table-cell>
          <table:table-cell office:value-type="string">
            <text:p>Heritage Global Inc.</text:p>
          </table:table-cell>
        </table:table-row>
        <table:table-row table:style-name="ro1">
          <table:table-cell office:value-type="string">
            <text:p>HGEN</text:p>
          </table:table-cell>
          <table:table-cell office:value-type="string">
            <text:p>Humanigen, Inc.</text:p>
          </table:table-cell>
        </table:table-row>
        <table:table-row table:style-name="ro1">
          <table:table-cell office:value-type="string">
            <text:p>HGGGQ</text:p>
          </table:table-cell>
          <table:table-cell office:value-type="string">
            <text:p>HHGregg, Inc.</text:p>
          </table:table-cell>
        </table:table-row>
        <table:table-row table:style-name="ro1">
          <table:table-cell office:value-type="string">
            <text:p>HGH</text:p>
          </table:table-cell>
          <table:table-cell office:value-type="string">
            <text:p>Hartford Financial Services Group Inc-The</text:p>
          </table:table-cell>
        </table:table-row>
        <table:table-row table:style-name="ro1">
          <table:table-cell office:value-type="string">
            <text:p>HGHH</text:p>
          </table:table-cell>
          <table:table-cell office:value-type="string">
            <text:p>High Desert Hldg. Corp.</text:p>
          </table:table-cell>
        </table:table-row>
        <table:table-row table:style-name="ro1">
          <table:table-cell office:value-type="string">
            <text:p>HGLB</text:p>
          </table:table-cell>
          <table:table-cell office:value-type="string">
            <text:p>Highland Global Allocation Fund-Open End</text:p>
          </table:table-cell>
        </table:table-row>
        <table:table-row table:style-name="ro1">
          <table:table-cell office:value-type="string">
            <text:p>HGLC</text:p>
          </table:table-cell>
          <table:table-cell office:value-type="string">
            <text:p>Hunt Gold Corp.</text:p>
          </table:table-cell>
        </table:table-row>
        <table:table-row table:style-name="ro1">
          <table:table-cell office:value-type="string">
            <text:p>HGLD</text:p>
          </table:table-cell>
          <table:table-cell office:value-type="string">
            <text:p>Patagonia Gold Corp.</text:p>
          </table:table-cell>
        </table:table-row>
        <table:table-row table:style-name="ro1">
          <table:table-cell office:value-type="string">
            <text:p>HGMCF</text:p>
          </table:table-cell>
          <table:table-cell office:value-type="string">
            <text:p>Harmony Gold Mining Company Ltd.</text:p>
          </table:table-cell>
        </table:table-row>
        <table:table-row table:style-name="ro1">
          <table:table-cell office:value-type="string">
            <text:p>HGPI</text:p>
          </table:table-cell>
          <table:table-cell office:value-type="string">
            <text:p>Horizon Group Properties, Inc.</text:p>
          </table:table-cell>
        </table:table-row>
        <table:table-row table:style-name="ro1">
          <table:table-cell office:value-type="string">
            <text:p>HGRL</text:p>
          </table:table-cell>
          <table:table-cell office:value-type="string">
            <text:p>Holy Grail Company</text:p>
          </table:table-cell>
        </table:table-row>
        <table:table-row table:style-name="ro1">
          <table:table-cell office:value-type="string">
            <text:p>HGSH</text:p>
          </table:table-cell>
          <table:table-cell office:value-type="string">
            <text:p>China HGS Real Estate Inc</text:p>
          </table:table-cell>
        </table:table-row>
        <table:table-row table:style-name="ro1">
          <table:table-cell office:value-type="string">
            <text:p>HGTXU</text:p>
          </table:table-cell>
          <table:table-cell office:value-type="string">
            <text:p>Hugoton Royalty Trust</text:p>
          </table:table-cell>
        </table:table-row>
        <table:table-row table:style-name="ro1">
          <table:table-cell office:value-type="string">
            <text:p>HGUBP</text:p>
          </table:table-cell>
          <table:table-cell office:value-type="string">
            <text:p>Highlands Capital Trust</text:p>
          </table:table-cell>
        </table:table-row>
        <table:table-row table:style-name="ro1">
          <table:table-cell office:value-type="string">
            <text:p>HGV</text:p>
          </table:table-cell>
          <table:table-cell office:value-type="string">
            <text:p>Hilton Grand Vacations Inc</text:p>
          </table:table-cell>
        </table:table-row>
        <table:table-row table:style-name="ro1">
          <table:table-cell office:value-type="string">
            <text:p>HHC</text:p>
          </table:table-cell>
          <table:table-cell office:value-type="string">
            <text:p>Howard Hughes Corp-The</text:p>
          </table:table-cell>
        </table:table-row>
        <table:table-row table:style-name="ro1">
          <table:table-cell office:value-type="string">
            <text:p>HHER</text:p>
          </table:table-cell>
          <table:table-cell office:value-type="string">
            <text:p>Her Imports</text:p>
          </table:table-cell>
        </table:table-row>
        <table:table-row table:style-name="ro1">
          <table:table-cell office:value-type="string">
            <text:p>HHGI</text:p>
          </table:table-cell>
          <table:table-cell office:value-type="string">
            <text:p>Hawaiian Hospitality Group, Inc.</text:p>
          </table:table-cell>
        </table:table-row>
        <table:table-row table:style-name="ro1">
          <table:table-cell office:value-type="string">
            <text:p>HHR</text:p>
          </table:table-cell>
          <table:table-cell office:value-type="string">
            <text:p>HeadHunter Group PLC</text:p>
          </table:table-cell>
        </table:table-row>
        <table:table-row table:style-name="ro1">
          <table:table-cell office:value-type="string">
            <text:p>HHS</text:p>
          </table:table-cell>
          <table:table-cell office:value-type="string">
            <text:p>Harte-Hanks Inc</text:p>
          </table:table-cell>
        </table:table-row>
        <table:table-row table:style-name="ro1">
          <table:table-cell office:value-type="string">
            <text:p>HHSE</text:p>
          </table:table-cell>
          <table:table-cell office:value-type="string">
            <text:p>Hannover House, Inc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llenbrand Inc</text:p>
          </table:table-cell>
        </table:table-row>
        <table:table-row table:style-name="ro1">
          <table:table-cell office:value-type="string">
            <text:p>HIBB</text:p>
          </table:table-cell>
          <table:table-cell office:value-type="string">
            <text:p>Hibbett Sports Inc</text:p>
          </table:table-cell>
        </table:table-row>
        <table:table-row table:style-name="ro1">
          <table:table-cell office:value-type="string">
            <text:p>HIE</text:p>
          </table:table-cell>
          <table:table-cell office:value-type="string">
            <text:p>Miller-Howard High Dividend Fund</text:p>
          </table:table-cell>
        </table:table-row>
        <table:table-row table:style-name="ro1">
          <table:table-cell office:value-type="string">
            <text:p>HIFS</text:p>
          </table:table-cell>
          <table:table-cell office:value-type="string">
            <text:p>Hingham Institution for Savings</text:p>
          </table:table-cell>
        </table:table-row>
        <table:table-row table:style-name="ro1">
          <table:table-cell office:value-type="string">
            <text:p>HIG</text:p>
          </table:table-cell>
          <table:table-cell office:value-type="string">
            <text:p>Hartford Financial Services Group Inc-The</text:p>
          </table:table-cell>
        </table:table-row>
        <table:table-row table:style-name="ro1">
          <table:table-cell office:value-type="string">
            <text:p>HIG-G</text:p>
          </table:table-cell>
          <table:table-cell office:value-type="string">
            <text:p>Hartford Financial Services Group Inc-The</text:p>
          </table:table-cell>
        </table:table-row>
        <table:table-row table:style-name="ro1">
          <table:table-cell office:value-type="string">
            <text:p>HIHI</text:p>
          </table:table-cell>
          <table:table-cell office:value-type="string">
            <text:p>Holiday Island Holdings, Inc.</text:p>
          </table:table-cell>
        </table:table-row>
        <table:table-row table:style-name="ro1">
          <table:table-cell office:value-type="string">
            <text:p>HIHO</text:p>
          </table:table-cell>
          <table:table-cell office:value-type="string">
            <text:p>Highway Holdings Ltd</text:p>
          </table:table-cell>
        </table:table-row>
        <table:table-row table:style-name="ro1">
          <table:table-cell office:value-type="string">
            <text:p>HII</text:p>
          </table:table-cell>
          <table:table-cell office:value-type="string">
            <text:p>Huntington Ingalls Industries Inc</text:p>
          </table:table-cell>
        </table:table-row>
        <table:table-row table:style-name="ro1">
          <table:table-cell office:value-type="string">
            <text:p>HIL</text:p>
          </table:table-cell>
          <table:table-cell office:value-type="string">
            <text:p>Hill International Inc</text:p>
          </table:table-cell>
        </table:table-row>
        <table:table-row table:style-name="ro1">
          <table:table-cell office:value-type="string">
            <text:p>HIMR</text:p>
          </table:table-cell>
          <table:table-cell office:value-type="string">
            <text:p>Hollund Industrial Marine, Inc.</text:p>
          </table:table-cell>
        </table:table-row>
        <table:table-row table:style-name="ro1">
          <table:table-cell office:value-type="string">
            <text:p>HIMX</text:p>
          </table:table-cell>
          <table:table-cell office:value-type="string">
            <text:p>Himax Technologies Inc</text:p>
          </table:table-cell>
        </table:table-row>
        <table:table-row table:style-name="ro1">
          <table:table-cell office:value-type="string">
            <text:p>HIO</text:p>
          </table:table-cell>
          <table:table-cell office:value-type="string">
            <text:p>Western Asset High Income Opportunity Fund Inc</text:p>
          </table:table-cell>
        </table:table-row>
        <table:table-row table:style-name="ro1">
          <table:table-cell office:value-type="string">
            <text:p>HIPH</text:p>
          </table:table-cell>
          <table:table-cell office:value-type="string">
            <text:p>American Premium Water Corporation</text:p>
          </table:table-cell>
        </table:table-row>
        <table:table-row table:style-name="ro1">
          <table:table-cell office:value-type="string">
            <text:p>HIRU</text:p>
          </table:table-cell>
          <table:table-cell office:value-type="string">
            <text:p>Hiru Corp.</text:p>
          </table:table-cell>
        </table:table-row>
        <table:table-row table:style-name="ro1">
          <table:table-cell office:value-type="string">
            <text:p>HITD</text:p>
          </table:table-cell>
          <table:table-cell office:value-type="string">
            <text:p>Houston InterWeb Design, Inc.</text:p>
          </table:table-cell>
        </table:table-row>
        <table:table-row table:style-name="ro1">
          <table:table-cell office:value-type="string">
            <text:p>HIUH</text:p>
          </table:table-cell>
          <table:table-cell office:value-type="string">
            <text:p>Hero International USA Holding Corp.</text:p>
          </table:table-cell>
        </table:table-row>
        <table:table-row table:style-name="ro1">
          <table:table-cell office:value-type="string">
            <text:p>HIW</text:p>
          </table:table-cell>
          <table:table-cell office:value-type="string">
            <text:p>Highwoods Properties Inc</text:p>
          </table:table-cell>
        </table:table-row>
        <table:table-row table:style-name="ro1">
          <table:table-cell office:value-type="string">
            <text:p>HIX</text:p>
          </table:table-cell>
          <table:table-cell office:value-type="string">
            <text:p>Western Asset High Income Fund II Inc</text:p>
          </table:table-cell>
        </table:table-row>
        <table:table-row table:style-name="ro1">
          <table:table-cell office:value-type="string">
            <text:p>HJLI</text:p>
          </table:table-cell>
          <table:table-cell office:value-type="string">
            <text:p>Hancock Jaffe Laboratories Inc</text:p>
          </table:table-cell>
        </table:table-row>
        <table:table-row table:style-name="ro1">
          <table:table-cell office:value-type="string">
            <text:p>HJV</text:p>
          </table:table-cell>
          <table:table-cell office:value-type="string">
            <text:p>Saturns-JCP 2007-1</text:p>
          </table:table-cell>
        </table:table-row>
        <table:table-row table:style-name="ro1">
          <table:table-cell office:value-type="string">
            <text:p>HKBT</text:p>
          </table:table-cell>
          <table:table-cell office:value-type="string">
            <text:p>HK Battery Technology Inc.</text:p>
          </table:table-cell>
        </table:table-row>
        <table:table-row table:style-name="ro1">
          <table:table-cell office:value-type="string">
            <text:p>HKBV</text:p>
          </table:table-cell>
          <table:table-cell office:value-type="string">
            <text:p>Hat Trick Beverage, Inc.</text:p>
          </table:table-cell>
        </table:table-row>
        <table:table-row table:style-name="ro1">
          <table:table-cell office:value-type="string">
            <text:p>HKEB</text:p>
          </table:table-cell>
          <table:table-cell office:value-type="string">
            <text:p>HK eBus Corporation</text:p>
          </table:table-cell>
        </table:table-row>
        <table:table-row table:style-name="ro1">
          <table:table-cell office:value-type="string">
            <text:p>HKGT</text:p>
          </table:table-cell>
          <table:table-cell office:value-type="string">
            <text:p>HK Graphene Technology Corp.</text:p>
          </table:table-cell>
        </table:table-row>
        <table:table-row table:style-name="ro1">
          <table:table-cell office:value-type="string">
            <text:p>HKIB</text:p>
          </table:table-cell>
          <table:table-cell office:value-type="string">
            <text:p>AMTD International Inc</text:p>
          </table:table-cell>
        </table:table-row>
        <table:table-row table:style-name="ro1">
          <table:table-cell office:value-type="string">
            <text:p>HKNI</text:p>
          </table:table-cell>
          <table:table-cell office:value-type="string">
            <text:p>HKN, Inc.</text:p>
          </table:table-cell>
        </table:table-row>
        <table:table-row table:style-name="ro1">
          <table:table-cell office:value-type="string">
            <text:p>HKTTY</text:p>
          </table:table-cell>
          <table:table-cell office:value-type="string">
            <text:p>Hkt Trust and Hkt Ltd</text:p>
          </table:table-cell>
        </table:table-row>
        <table:table-row table:style-name="ro1">
          <table:table-cell office:value-type="string">
            <text:p>HKWO</text:p>
          </table:table-cell>
          <table:table-cell office:value-type="string">
            <text:p>Hong Kong Winalite Group, Inc.</text:p>
          </table:table-cell>
        </table:table-row>
        <table:table-row table:style-name="ro1">
          <table:table-cell office:value-type="string">
            <text:p>HL</text:p>
          </table:table-cell>
          <table:table-cell office:value-type="string">
            <text:p>Hecla Mining Co</text:p>
          </table:table-cell>
        </table:table-row>
        <table:table-row table:style-name="ro1">
          <table:table-cell office:value-type="string">
            <text:p>HLAN</text:p>
          </table:table-cell>
          <table:table-cell office:value-type="string">
            <text:p>Heartland BancCorp</text:p>
          </table:table-cell>
        </table:table-row>
        <table:table-row table:style-name="ro1">
          <table:table-cell office:value-type="string">
            <text:p>HL-B</text:p>
          </table:table-cell>
          <table:table-cell office:value-type="string">
            <text:p>Hecla Mining Co</text:p>
          </table:table-cell>
        </table:table-row>
        <table:table-row table:style-name="ro1">
          <table:table-cell office:value-type="string">
            <text:p>HLCN</text:p>
          </table:table-cell>
          <table:table-cell office:value-type="string">
            <text:p>Holoco, Inc.</text:p>
          </table:table-cell>
        </table:table-row>
        <table:table-row table:style-name="ro1">
          <table:table-cell office:value-type="string">
            <text:p>HLF</text:p>
          </table:table-cell>
          <table:table-cell office:value-type="string">
            <text:p>Herbalife Nutrition Ltd</text:p>
          </table:table-cell>
        </table:table-row>
        <table:table-row table:style-name="ro1">
          <table:table-cell office:value-type="string">
            <text:p>HLG</text:p>
          </table:table-cell>
          <table:table-cell office:value-type="string">
            <text:p>Hailiang Education Group Inc</text:p>
          </table:table-cell>
        </table:table-row>
        <table:table-row table:style-name="ro1">
          <table:table-cell office:value-type="string">
            <text:p>HLI</text:p>
          </table:table-cell>
          <table:table-cell office:value-type="string">
            <text:p>Houlihan Lokey Inc</text:p>
          </table:table-cell>
        </table:table-row>
        <table:table-row table:style-name="ro1">
          <table:table-cell office:value-type="string">
            <text:p>HLIO</text:p>
          </table:table-cell>
          <table:table-cell office:value-type="string">
            <text:p>Helios Technologies Inc</text:p>
          </table:table-cell>
        </table:table-row>
        <table:table-row table:style-name="ro1">
          <table:table-cell office:value-type="string">
            <text:p>HLIT</text:p>
          </table:table-cell>
          <table:table-cell office:value-type="string">
            <text:p>Harmonic Inc</text:p>
          </table:table-cell>
        </table:table-row>
        <table:table-row table:style-name="ro1">
          <table:table-cell office:value-type="string">
            <text:p>HLIX</text:p>
          </table:table-cell>
          <table:table-cell office:value-type="string">
            <text:p>Helix TCS, Inc.</text:p>
          </table:table-cell>
        </table:table-row>
        <table:table-row table:style-name="ro1">
          <table:table-cell office:value-type="string">
            <text:p>HLLK</text:p>
          </table:table-cell>
          <table:table-cell office:value-type="string">
            <text:p>Hallmark Venture Group, Inc.</text:p>
          </table:table-cell>
        </table:table-row>
        <table:table-row table:style-name="ro1">
          <table:table-cell office:value-type="string">
            <text:p>HLM-</text:p>
          </table:table-cell>
          <table:table-cell office:value-type="string">
            <text:p>Hillman Group Capital Trust</text:p>
          </table:table-cell>
        </table:table-row>
        <table:table-row table:style-name="ro1">
          <table:table-cell office:value-type="string">
            <text:p>HLMB</text:p>
          </table:table-cell>
          <table:table-cell office:value-type="string">
            <text:p>Swiftsure International, Inc.</text:p>
          </table:table-cell>
        </table:table-row>
        <table:table-row table:style-name="ro1">
          <table:table-cell office:value-type="string">
            <text:p>HLNE</text:p>
          </table:table-cell>
          <table:table-cell office:value-type="string">
            <text:p>Hamilton Lane Inc</text:p>
          </table:table-cell>
        </table:table-row>
        <table:table-row table:style-name="ro1">
          <table:table-cell office:value-type="string">
            <text:p>HLOC</text:p>
          </table:table-cell>
          <table:table-cell office:value-type="string">
            <text:p>Helo Corp.</text:p>
          </table:table-cell>
        </table:table-row>
        <table:table-row table:style-name="ro1">
          <table:table-cell office:value-type="string">
            <text:p>HLOI</text:p>
          </table:table-cell>
          <table:table-cell office:value-type="string">
            <text:p>Previsto International Holdings, Inc.</text:p>
          </table:table-cell>
        </table:table-row>
        <table:table-row table:style-name="ro1">
          <table:table-cell office:value-type="string">
            <text:p>HLRD</text:p>
          </table:table-cell>
          <table:table-cell office:value-type="string">
            <text:p>Hilliard Corp.</text:p>
          </table:table-cell>
        </table:table-row>
        <table:table-row table:style-name="ro1">
          <table:table-cell office:value-type="string">
            <text:p>HLT</text:p>
          </table:table-cell>
          <table:table-cell office:value-type="string">
            <text:p>Hilton Worldwide Holdings Inc</text:p>
          </table:table-cell>
        </table:table-row>
        <table:table-row table:style-name="ro1">
          <table:table-cell office:value-type="string">
            <text:p>HLTY</text:p>
          </table:table-cell>
          <table:table-cell office:value-type="string">
            <text:p>PreCheck Health Services, Inc. </text:p>
          </table:table-cell>
        </table:table-row>
        <table:table-row table:style-name="ro1">
          <table:table-cell office:value-type="string">
            <text:p>HLUN</text:p>
          </table:table-cell>
          <table:table-cell office:value-type="string">
            <text:p>HEALTHeUNIVERSE, Inc.</text:p>
          </table:table-cell>
        </table:table-row>
        <table:table-row table:style-name="ro1">
          <table:table-cell office:value-type="string">
            <text:p>HLWD</text:p>
          </table:table-cell>
          <table:table-cell office:value-type="string">
            <text:p>Almost Never Films Inc.</text:p>
          </table:table-cell>
        </table:table-row>
        <table:table-row table:style-name="ro1">
          <table:table-cell office:value-type="string">
            <text:p>HLX</text:p>
          </table:table-cell>
          <table:table-cell office:value-type="string">
            <text:p>Helix Energy Solutions Group Inc</text:p>
          </table:table-cell>
        </table:table-row>
        <table:table-row table:style-name="ro1">
          <table:table-cell office:value-type="string">
            <text:p>HLXA</text:p>
          </table:table-cell>
          <table:table-cell office:value-type="string">
            <text:p>Helix Acquisition Corp</text:p>
          </table:table-cell>
        </table:table-row>
        <table:table-row table:style-name="ro1">
          <table:table-cell office:value-type="string">
            <text:p>HLXW</text:p>
          </table:table-cell>
          <table:table-cell office:value-type="string">
            <text:p>Helix Wind, Corp.</text:p>
          </table:table-cell>
        </table:table-row>
        <table:table-row table:style-name="ro1">
          <table:table-cell office:value-type="string">
            <text:p>HLYK</text:p>
          </table:table-cell>
          <table:table-cell office:value-type="string">
            <text:p>HealthLynked Corp.</text:p>
          </table:table-cell>
        </table:table-row>
        <table:table-row table:style-name="ro1">
          <table:table-cell office:value-type="string">
            <text:p>HMBG</text:p>
          </table:table-cell>
          <table:table-cell office:value-type="string">
            <text:p>Hamburg Industries, Inc.</text:p>
          </table:table-cell>
        </table:table-row>
        <table:table-row table:style-name="ro1">
          <table:table-cell office:value-type="string">
            <text:p>HMC</text:p>
          </table:table-cell>
          <table:table-cell office:value-type="string">
            <text:p>Honda Motor Co Ltd</text:p>
          </table:table-cell>
        </table:table-row>
        <table:table-row table:style-name="ro1">
          <table:table-cell office:value-type="string">
            <text:p>HMG</text:p>
          </table:table-cell>
          <table:table-cell office:value-type="string">
            <text:p>HMG-Courtland Properties Inc</text:p>
          </table:table-cell>
        </table:table-row>
        <table:table-row table:style-name="ro1">
          <table:table-cell office:value-type="string">
            <text:p>HMGN</text:p>
          </table:table-cell>
          <table:table-cell office:value-type="string">
            <text:p>Hemagen Diagnostics, Inc.</text:p>
          </table:table-cell>
        </table:table-row>
        <table:table-row table:style-name="ro1">
          <table:table-cell office:value-type="string">
            <text:p>HMGP</text:p>
          </table:table-cell>
          <table:table-cell office:value-type="string">
            <text:p>Hemi Energy Group, Inc.</text:p>
          </table:table-cell>
        </table:table-row>
        <table:table-row table:style-name="ro1">
          <table:table-cell office:value-type="string">
            <text:p>HMHC</text:p>
          </table:table-cell>
          <table:table-cell office:value-type="string">
            <text:p>Houghton Mifflin Harcourt Co</text:p>
          </table:table-cell>
        </table:table-row>
        <table:table-row table:style-name="ro1">
          <table:table-cell office:value-type="string">
            <text:p>HMI</text:p>
          </table:table-cell>
          <table:table-cell office:value-type="string">
            <text:p>Huami Corp</text:p>
          </table:table-cell>
        </table:table-row>
        <table:table-row table:style-name="ro1">
          <table:table-cell office:value-type="string">
            <text:p>HMLA</text:p>
          </table:table-cell>
          <table:table-cell office:value-type="string">
            <text:p>Homeland Resources Ltd.</text:p>
          </table:table-cell>
        </table:table-row>
        <table:table-row table:style-name="ro1">
          <table:table-cell office:value-type="string">
            <text:p>HMLP</text:p>
          </table:table-cell>
          <table:table-cell office:value-type="string">
            <text:p>Hoegh LNG Partners LP</text:p>
          </table:table-cell>
        </table:table-row>
        <table:table-row table:style-name="ro1">
          <table:table-cell office:value-type="string">
            <text:p>HMLP-A</text:p>
          </table:table-cell>
          <table:table-cell office:value-type="string">
            <text:p>Hoegh LNG Partners LP</text:p>
          </table:table-cell>
        </table:table-row>
        <table:table-row table:style-name="ro1">
          <table:table-cell office:value-type="string">
            <text:p>HMMR</text:p>
          </table:table-cell>
          <table:table-cell office:value-type="string">
            <text:p>Hammer Fiber Optics Holdings Corp.</text:p>
          </table:table-cell>
        </table:table-row>
        <table:table-row table:style-name="ro1">
          <table:table-cell office:value-type="string">
            <text:p>HMN</text:p>
          </table:table-cell>
          <table:table-cell office:value-type="string">
            <text:p>Horace Mann Educators Corp</text:p>
          </table:table-cell>
        </table:table-row>
        <table:table-row table:style-name="ro1">
          <table:table-cell office:value-type="string">
            <text:p>HMNF</text:p>
          </table:table-cell>
          <table:table-cell office:value-type="string">
            <text:p>HMN Financial Inc</text:p>
          </table:table-cell>
        </table:table-row>
        <table:table-row table:style-name="ro1">
          <table:table-cell office:value-type="string">
            <text:p>HMNU</text:p>
          </table:table-cell>
          <table:table-cell office:value-type="string">
            <text:p>Human Unitec International, Inc.</text:p>
          </table:table-cell>
        </table:table-row>
        <table:table-row table:style-name="ro1">
          <table:table-cell office:value-type="string">
            <text:p>HMNY</text:p>
          </table:table-cell>
          <table:table-cell office:value-type="string">
            <text:p>Helios and Matheson Analytics Inc.</text:p>
          </table:table-cell>
        </table:table-row>
        <table:table-row table:style-name="ro1">
          <table:table-cell office:value-type="string">
            <text:p>HMPQ</text:p>
          </table:table-cell>
          <table:table-cell office:value-type="string">
            <text:p>HempAmericana, Inc.</text:p>
          </table:table-cell>
        </table:table-row>
        <table:table-row table:style-name="ro1">
          <table:table-cell office:value-type="string">
            <text:p>HMST</text:p>
          </table:table-cell>
          <table:table-cell office:value-type="string">
            <text:p>HomeStreet Inc</text:p>
          </table:table-cell>
        </table:table-row>
        <table:table-row table:style-name="ro1">
          <table:table-cell office:value-type="string">
            <text:p>HMSY</text:p>
          </table:table-cell>
          <table:table-cell office:value-type="string">
            <text:p>HMS Holdings Corp</text:p>
          </table:table-cell>
        </table:table-row>
        <table:table-row table:style-name="ro1">
          <table:table-cell office:value-type="string">
            <text:p>HMTC</text:p>
          </table:table-cell>
          <table:table-cell office:value-type="string">
            <text:p>Homasote Co.</text:p>
          </table:table-cell>
        </table:table-row>
        <table:table-row table:style-name="ro1">
          <table:table-cell office:value-type="string">
            <text:p>HMTV</text:p>
          </table:table-cell>
          <table:table-cell office:value-type="string">
            <text:p>Hemisphere Media Group Inc</text:p>
          </table:table-cell>
        </table:table-row>
        <table:table-row table:style-name="ro1">
          <table:table-cell office:value-type="string">
            <text:p>HMXG</text:p>
          </table:table-cell>
          <table:table-cell office:value-type="string">
            <text:p>Hydromedix Group, Inc.</text:p>
          </table:table-cell>
        </table:table-row>
        <table:table-row table:style-name="ro1">
          <table:table-cell office:value-type="string">
            <text:p>HMY</text:p>
          </table:table-cell>
          <table:table-cell office:value-type="string">
            <text:p>Harmony Gold Mining Co Ltd</text:p>
          </table:table-cell>
        </table:table-row>
        <table:table-row table:style-name="ro1">
          <table:table-cell office:value-type="string">
            <text:p>HNFSA</text:p>
          </table:table-cell>
          <table:table-cell office:value-type="string">
            <text:p>Hanover Foods Corp.</text:p>
          </table:table-cell>
        </table:table-row>
        <table:table-row table:style-name="ro1">
          <table:table-cell office:value-type="string">
            <text:p>HNFSB</text:p>
          </table:table-cell>
          <table:table-cell office:value-type="string">
            <text:p>Hanover Foods Corp.</text:p>
          </table:table-cell>
        </table:table-row>
        <table:table-row table:style-name="ro1">
          <table:table-cell office:value-type="string">
            <text:p>HNGR</text:p>
          </table:table-cell>
          <table:table-cell office:value-type="string">
            <text:p>Hanger Inc</text:p>
          </table:table-cell>
        </table:table-row>
        <table:table-row table:style-name="ro1">
          <table:table-cell office:value-type="string">
            <text:p>HNI</text:p>
          </table:table-cell>
          <table:table-cell office:value-type="string">
            <text:p>HNI Corp</text:p>
          </table:table-cell>
        </table:table-row>
        <table:table-row table:style-name="ro1">
          <table:table-cell office:value-type="string">
            <text:p>HNNA</text:p>
          </table:table-cell>
          <table:table-cell office:value-type="string">
            <text:p>Hennessy Advisors Inc</text:p>
          </table:table-cell>
        </table:table-row>
        <table:table-row table:style-name="ro1">
          <table:table-cell office:value-type="string">
            <text:p>HNP</text:p>
          </table:table-cell>
          <table:table-cell office:value-type="string">
            <text:p>Huaneng Power International Inc</text:p>
          </table:table-cell>
        </table:table-row>
        <table:table-row table:style-name="ro1">
          <table:table-cell office:value-type="string">
            <text:p>HNRG</text:p>
          </table:table-cell>
          <table:table-cell office:value-type="string">
            <text:p>Hallador Energy Co</text:p>
          </table:table-cell>
        </table:table-row>
        <table:table-row table:style-name="ro1">
          <table:table-cell office:value-type="string">
            <text:p>HNTM</text:p>
          </table:table-cell>
          <table:table-cell office:value-type="string">
            <text:p>HuntMountain Resources Ltd.</text:p>
          </table:table-cell>
        </table:table-row>
        <table:table-row table:style-name="ro1">
          <table:table-cell office:value-type="string">
            <text:p>HNW</text:p>
          </table:table-cell>
          <table:table-cell office:value-type="string">
            <text:p>Pioneer Diversified High Income Trust</text:p>
          </table:table-cell>
        </table:table-row>
        <table:table-row table:style-name="ro1">
          <table:table-cell office:value-type="string">
            <text:p>HOFT</text:p>
          </table:table-cell>
          <table:table-cell office:value-type="string">
            <text:p>Hooker Furniture Corp</text:p>
          </table:table-cell>
        </table:table-row>
        <table:table-row table:style-name="ro1">
          <table:table-cell office:value-type="string">
            <text:p>HOG</text:p>
          </table:table-cell>
          <table:table-cell office:value-type="string">
            <text:p>Harley-Davidson Inc</text:p>
          </table:table-cell>
        </table:table-row>
        <table:table-row table:style-name="ro1">
          <table:table-cell office:value-type="string">
            <text:p>HOKUQ</text:p>
          </table:table-cell>
          <table:table-cell office:value-type="string">
            <text:p>Hoku Corp</text:p>
          </table:table-cell>
        </table:table-row>
        <table:table-row table:style-name="ro1">
          <table:table-cell office:value-type="string">
            <text:p>HOLI</text:p>
          </table:table-cell>
          <table:table-cell office:value-type="string">
            <text:p>Hollysys Automation Technologies Ltd</text:p>
          </table:table-cell>
        </table:table-row>
        <table:table-row table:style-name="ro1">
          <table:table-cell office:value-type="string">
            <text:p>HOLX</text:p>
          </table:table-cell>
          <table:table-cell office:value-type="string">
            <text:p>Hologic Inc</text:p>
          </table:table-cell>
        </table:table-row>
        <table:table-row table:style-name="ro1">
          <table:table-cell office:value-type="string">
            <text:p>HOMB</text:p>
          </table:table-cell>
          <table:table-cell office:value-type="string">
            <text:p>Home BancShares Inc-AR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At Home Group Inc</text:p>
          </table:table-cell>
        </table:table-row>
        <table:table-row table:style-name="ro1">
          <table:table-cell office:value-type="string">
            <text:p>HON</text:p>
          </table:table-cell>
          <table:table-cell office:value-type="string">
            <text:p>Honeywell International Inc</text:p>
          </table:table-cell>
        </table:table-row>
        <table:table-row table:style-name="ro1">
          <table:table-cell office:value-type="string">
            <text:p>HONE</text:p>
          </table:table-cell>
          <table:table-cell office:value-type="string">
            <text:p>HarborOne Bancorp Inc</text:p>
          </table:table-cell>
        </table:table-row>
        <table:table-row table:style-name="ro1">
          <table:table-cell office:value-type="string">
            <text:p>HOOB</text:p>
          </table:table-cell>
          <table:table-cell office:value-type="string">
            <text:p>Holobeam, Inc.</text:p>
          </table:table-cell>
        </table:table-row>
        <table:table-row table:style-name="ro1">
          <table:table-cell office:value-type="string">
            <text:p>HOOK</text:p>
          </table:table-cell>
          <table:table-cell office:value-type="string">
            <text:p>Hookipa Pharma Inc</text:p>
          </table:table-cell>
        </table:table-row>
        <table:table-row table:style-name="ro1">
          <table:table-cell office:value-type="string">
            <text:p>HOPE</text:p>
          </table:table-cell>
          <table:table-cell office:value-type="string">
            <text:p>Hope Bancorp Inc</text:p>
          </table:table-cell>
        </table:table-row>
        <table:table-row table:style-name="ro1">
          <table:table-cell office:value-type="string">
            <text:p>HOPS</text:p>
          </table:table-cell>
          <table:table-cell office:value-type="string">
            <text:p>Between Dandelions Inc.</text:p>
          </table:table-cell>
        </table:table-row>
        <table:table-row table:style-name="ro1">
          <table:table-cell office:value-type="string">
            <text:p>HOSS</text:p>
          </table:table-cell>
          <table:table-cell office:value-type="string">
            <text:p>Hornbeck Offshore Services, Inc.</text:p>
          </table:table-cell>
        </table:table-row>
        <table:table-row table:style-name="ro1">
          <table:table-cell office:value-type="string">
            <text:p>HOTF</text:p>
          </table:table-cell>
          <table:table-cell office:value-type="string">
            <text:p>Hot Mama's Foods, Inc.</text:p>
          </table:table-cell>
        </table:table-row>
        <table:table-row table:style-name="ro1">
          <table:table-cell office:value-type="string">
            <text:p>HOTH</text:p>
          </table:table-cell>
          <table:table-cell office:value-type="string">
            <text:p>Hoth Therapeutics Inc</text:p>
          </table:table-cell>
        </table:table-row>
        <table:table-row table:style-name="ro1">
          <table:table-cell office:value-type="string">
            <text:p>HOV</text:p>
          </table:table-cell>
          <table:table-cell office:value-type="string">
            <text:p>Hovnanian Enterprises Inc</text:p>
          </table:table-cell>
        </table:table-row>
        <table:table-row table:style-name="ro1">
          <table:table-cell office:value-type="string">
            <text:p>HOVNP</text:p>
          </table:table-cell>
          <table:table-cell office:value-type="string">
            <text:p>Hovnanian Enterprises Inc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Helmerich &amp; Payne Inc</text:p>
          </table:table-cell>
        </table:table-row>
        <table:table-row table:style-name="ro1">
          <table:table-cell office:value-type="string">
            <text:p>HPE</text:p>
          </table:table-cell>
          <table:table-cell office:value-type="string">
            <text:p>Hewlett Packard Enterprise Co</text:p>
          </table:table-cell>
        </table:table-row>
        <table:table-row table:style-name="ro1">
          <table:table-cell office:value-type="string">
            <text:p>HPF</text:p>
          </table:table-cell>
          <table:table-cell office:value-type="string">
            <text:p>John Hancock Preferred Income Fund II</text:p>
          </table:table-cell>
        </table:table-row>
        <table:table-row table:style-name="ro1">
          <table:table-cell office:value-type="string">
            <text:p>HPGN</text:p>
          </table:table-cell>
          <table:table-cell office:value-type="string">
            <text:p>HypGen Inc.</text:p>
          </table:table-cell>
        </table:table-row>
        <table:table-row table:style-name="ro1">
          <table:table-cell office:value-type="string">
            <text:p>HPI</text:p>
          </table:table-cell>
          <table:table-cell office:value-type="string">
            <text:p>John Hancock Preferred Income Fund</text:p>
          </table:table-cell>
        </table:table-row>
        <table:table-row table:style-name="ro1">
          <table:table-cell office:value-type="string">
            <text:p>HPIL</text:p>
          </table:table-cell>
          <table:table-cell office:value-type="string">
            <text:p>HPIL Holding</text:p>
          </table:table-cell>
        </table:table-row>
        <table:table-row table:style-name="ro1">
          <table:table-cell office:value-type="string">
            <text:p>HPMM</text:p>
          </table:table-cell>
          <table:table-cell office:value-type="string">
            <text:p>Hemp Naturals Inc.</text:p>
          </table:table-cell>
        </table:table-row>
        <table:table-row table:style-name="ro1">
          <table:table-cell office:value-type="string">
            <text:p>HPNN</text:p>
          </table:table-cell>
          <table:table-cell office:value-type="string">
            <text:p>Hop-on, Inc.</text:p>
          </table:table-cell>
        </table:table-row>
        <table:table-row table:style-name="ro1">
          <table:table-cell office:value-type="string">
            <text:p>HPP</text:p>
          </table:table-cell>
          <table:table-cell office:value-type="string">
            <text:p>Hudson Pacific Properties Inc</text:p>
          </table:table-cell>
        </table:table-row>
        <table:table-row table:style-name="ro1">
          <table:table-cell office:value-type="string">
            <text:p>HPQ</text:p>
          </table:table-cell>
          <table:table-cell office:value-type="string">
            <text:p>HP Inc</text:p>
          </table:table-cell>
        </table:table-row>
        <table:table-row table:style-name="ro1">
          <table:table-cell office:value-type="string">
            <text:p>HPR</text:p>
          </table:table-cell>
          <table:table-cell office:value-type="string">
            <text:p>HighPoint Resources Corp</text:p>
          </table:table-cell>
        </table:table-row>
        <table:table-row table:style-name="ro1">
          <table:table-cell office:value-type="string">
            <text:p>HPS</text:p>
          </table:table-cell>
          <table:table-cell office:value-type="string">
            <text:p>John Hancock Preferred Income Fund III</text:p>
          </table:table-cell>
        </table:table-row>
        <table:table-row table:style-name="ro1">
          <table:table-cell office:value-type="string">
            <text:p>HPTN</text:p>
          </table:table-cell>
          <table:table-cell office:value-type="string">
            <text:p>Happy Town Holdings Inc.</text:p>
          </table:table-cell>
        </table:table-row>
        <table:table-row table:style-name="ro1">
          <table:table-cell office:value-type="string">
            <text:p>HPTO</text:p>
          </table:table-cell>
          <table:table-cell office:value-type="string">
            <text:p>hopTo Inc.</text:p>
          </table:table-cell>
        </table:table-row>
        <table:table-row table:style-name="ro1">
          <table:table-cell office:value-type="string">
            <text:p>HPTY</text:p>
          </table:table-cell>
          <table:table-cell office:value-type="string">
            <text:p>HEMP TECHNOLOGY INC.</text:p>
          </table:table-cell>
        </table:table-row>
        <table:table-row table:style-name="ro1">
          <table:table-cell office:value-type="string">
            <text:p>HQGE</text:p>
          </table:table-cell>
          <table:table-cell office:value-type="string">
            <text:p>HQ Global Education Inc.</text:p>
          </table:table-cell>
        </table:table-row>
        <table:table-row table:style-name="ro1">
          <table:table-cell office:value-type="string">
            <text:p>HQH</text:p>
          </table:table-cell>
          <table:table-cell office:value-type="string">
            <text:p>Tekla Healthcare Investors</text:p>
          </table:table-cell>
        </table:table-row>
        <table:table-row table:style-name="ro1">
          <table:table-cell office:value-type="string">
            <text:p>HQI</text:p>
          </table:table-cell>
          <table:table-cell office:value-type="string">
            <text:p>HireQuest Inc</text:p>
          </table:table-cell>
        </table:table-row>
        <table:table-row table:style-name="ro1">
          <table:table-cell office:value-type="string">
            <text:p>HQL</text:p>
          </table:table-cell>
          <table:table-cell office:value-type="string">
            <text:p>Tekla Life Sciences Investors</text:p>
          </table:table-cell>
        </table:table-row>
        <table:table-row table:style-name="ro1">
          <table:table-cell office:value-type="string">
            <text:p>HQY</text:p>
          </table:table-cell>
          <table:table-cell office:value-type="string">
            <text:p>HealthEquity Inc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ealthcare Realty Trust Inc</text:p>
          </table:table-cell>
        </table:table-row>
        <table:table-row table:style-name="ro1">
          <table:table-cell office:value-type="string">
            <text:p>HRAA</text:p>
          </table:table-cell>
          <table:table-cell office:value-type="string">
            <text:p>Health Revenue Assurance Holdings, Inc.</text:p>
          </table:table-cell>
        </table:table-row>
        <table:table-row table:style-name="ro1">
          <table:table-cell office:value-type="string">
            <text:p>HRB</text:p>
          </table:table-cell>
          <table:table-cell office:value-type="string">
            <text:p>H&amp;R Block Inc</text:p>
          </table:table-cell>
        </table:table-row>
        <table:table-row table:style-name="ro1">
          <table:table-cell office:value-type="string">
            <text:p>HRBR</text:p>
          </table:table-cell>
          <table:table-cell office:value-type="string">
            <text:p>Harbor Diversified, Inc.</text:p>
          </table:table-cell>
        </table:table-row>
        <table:table-row table:style-name="ro1">
          <table:table-cell office:value-type="string">
            <text:p>HRC</text:p>
          </table:table-cell>
          <table:table-cell office:value-type="string">
            <text:p>Hill-Rom Holdings Inc</text:p>
          </table:table-cell>
        </table:table-row>
        <table:table-row table:style-name="ro1">
          <table:table-cell office:value-type="string">
            <text:p>HRCR</text:p>
          </table:table-cell>
          <table:table-cell office:value-type="string">
            <text:p>Hershey Creamery Co.</text:p>
          </table:table-cell>
        </table:table-row>
        <table:table-row table:style-name="ro1">
          <table:table-cell office:value-type="string">
            <text:p>HRGG</text:p>
          </table:table-cell>
          <table:table-cell office:value-type="string">
            <text:p>Heritage Nola Bancorp Inc</text:p>
          </table:table-cell>
        </table:table-row>
        <table:table-row table:style-name="ro1">
          <table:table-cell office:value-type="string">
            <text:p>HRI</text:p>
          </table:table-cell>
          <table:table-cell office:value-type="string">
            <text:p>Herc Holdings Inc</text:p>
          </table:table-cell>
        </table:table-row>
        <table:table-row table:style-name="ro1">
          <table:table-cell office:value-type="string">
            <text:p>HRL</text:p>
          </table:table-cell>
          <table:table-cell office:value-type="string">
            <text:p>Hormel Foods Corp</text:p>
          </table:table-cell>
        </table:table-row>
        <table:table-row table:style-name="ro1">
          <table:table-cell office:value-type="string">
            <text:p>HROW</text:p>
          </table:table-cell>
          <table:table-cell office:value-type="string">
            <text:p>Harrow Health Inc</text:p>
          </table:table-cell>
        </table:table-row>
        <table:table-row table:style-name="ro1">
          <table:table-cell office:value-type="string">
            <text:p>HRRB</text:p>
          </table:table-cell>
          <table:table-cell office:value-type="string">
            <text:p>Horizon Bancorp Inc</text:p>
          </table:table-cell>
        </table:table-row>
        <table:table-row table:style-name="ro1">
          <table:table-cell office:value-type="string">
            <text:p>HRST</text:p>
          </table:table-cell>
          <table:table-cell office:value-type="string">
            <text:p>Harvest Oil &amp; Gas Corp.</text:p>
          </table:table-cell>
        </table:table-row>
        <table:table-row table:style-name="ro1">
          <table:table-cell office:value-type="string">
            <text:p>HRTG</text:p>
          </table:table-cell>
          <table:table-cell office:value-type="string">
            <text:p>Heritage Insurance Holdings Inc</text:p>
          </table:table-cell>
        </table:table-row>
        <table:table-row table:style-name="ro1">
          <table:table-cell office:value-type="string">
            <text:p>HRTT</text:p>
          </table:table-cell>
          <table:table-cell office:value-type="string">
            <text:p>Heart Tronics Inc.</text:p>
          </table:table-cell>
        </table:table-row>
        <table:table-row table:style-name="ro1">
          <table:table-cell office:value-type="string">
            <text:p>HRTX</text:p>
          </table:table-cell>
          <table:table-cell office:value-type="string">
            <text:p>Heron Therapeutics Inc</text:p>
          </table:table-cell>
        </table:table-row>
        <table:table-row table:style-name="ro1">
          <table:table-cell office:value-type="string">
            <text:p>HRVSF</text:p>
          </table:table-cell>
          <table:table-cell office:value-type="string">
            <text:p>Harvest Health &amp; Recreation Inc.</text:p>
          </table:table-cell>
        </table:table-row>
        <table:table-row table:style-name="ro1">
          <table:table-cell office:value-type="string">
            <text:p>HRZN</text:p>
          </table:table-cell>
          <table:table-cell office:value-type="string">
            <text:p>Horizon Technology Finance Corp</text:p>
          </table:table-cell>
        </table:table-row>
        <table:table-row table:style-name="ro1">
          <table:table-cell office:value-type="string">
            <text:p>HSBC</text:p>
          </table:table-cell>
          <table:table-cell office:value-type="string">
            <text:p>HSBC Holdings PLC</text:p>
          </table:table-cell>
        </table:table-row>
        <table:table-row table:style-name="ro1">
          <table:table-cell office:value-type="string">
            <text:p>HSBC-A</text:p>
          </table:table-cell>
          <table:table-cell office:value-type="string">
            <text:p>HSBC Holdings PLC</text:p>
          </table:table-cell>
        </table:table-row>
        <table:table-row table:style-name="ro1">
          <table:table-cell office:value-type="string">
            <text:p>HSBI</text:p>
          </table:table-cell>
          <table:table-cell office:value-type="string">
            <text:p>Heritage Southeast Bancorporation, Inc.</text:p>
          </table:table-cell>
        </table:table-row>
        <table:table-row table:style-name="ro1">
          <table:table-cell office:value-type="string">
            <text:p>HSC</text:p>
          </table:table-cell>
          <table:table-cell office:value-type="string">
            <text:p>Harsco Corp</text:p>
          </table:table-cell>
        </table:table-row>
        <table:table-row table:style-name="ro1">
          <table:table-cell office:value-type="string">
            <text:p>HSCC</text:p>
          </table:table-cell>
          <table:table-cell office:value-type="string">
            <text:p>Homeland Security Corp.</text:p>
          </table:table-cell>
        </table:table-row>
        <table:table-row table:style-name="ro1">
          <table:table-cell office:value-type="string">
            <text:p>HSCM</text:p>
          </table:table-cell>
          <table:table-cell office:value-type="string">
            <text:p>Highland Surprise Consolidated Mining Co.</text:p>
          </table:table-cell>
        </table:table-row>
        <table:table-row table:style-name="ro1">
          <table:table-cell office:value-type="string">
            <text:p>HSCO</text:p>
          </table:table-cell>
          <table:table-cell office:value-type="string">
            <text:p>Hi Score Corp.</text:p>
          </table:table-cell>
        </table:table-row>
        <table:table-row table:style-name="ro1">
          <table:table-cell office:value-type="string">
            <text:p>HSDT</text:p>
          </table:table-cell>
          <table:table-cell office:value-type="string">
            <text:p>Helius Medical Technologies Inc</text:p>
          </table:table-cell>
        </table:table-row>
        <table:table-row table:style-name="ro1">
          <table:table-cell office:value-type="string">
            <text:p>HSFI</text:p>
          </table:table-cell>
          <table:table-cell office:value-type="string">
            <text:p>Homeland Safety International, Inc.</text:p>
          </table:table-cell>
        </table:table-row>
        <table:table-row table:style-name="ro1">
          <table:table-cell office:value-type="string">
            <text:p>HSIC</text:p>
          </table:table-cell>
          <table:table-cell office:value-type="string">
            <text:p>Henry Schein Inc</text:p>
          </table:table-cell>
        </table:table-row>
        <table:table-row table:style-name="ro1">
          <table:table-cell office:value-type="string">
            <text:p>HSII</text:p>
          </table:table-cell>
          <table:table-cell office:value-type="string">
            <text:p>Heidrick &amp; Struggles International Inc</text:p>
          </table:table-cell>
        </table:table-row>
        <table:table-row table:style-name="ro1">
          <table:table-cell office:value-type="string">
            <text:p>HSKA</text:p>
          </table:table-cell>
          <table:table-cell office:value-type="string">
            <text:p>Heska Corp</text:p>
          </table:table-cell>
        </table:table-row>
        <table:table-row table:style-name="ro1">
          <table:table-cell office:value-type="string">
            <text:p>HSON</text:p>
          </table:table-cell>
          <table:table-cell office:value-type="string">
            <text:p>Hudson Global Inc</text:p>
          </table:table-cell>
        </table:table-row>
        <table:table-row table:style-name="ro1">
          <table:table-cell office:value-type="string">
            <text:p>HSSHF</text:p>
          </table:table-cell>
          <table:table-cell office:value-type="string">
            <text:p>DIGIHOST TECHNOLOGY INC.</text:p>
          </table:table-cell>
        </table:table-row>
        <table:table-row table:style-name="ro1">
          <table:table-cell office:value-type="string">
            <text:p>HSSHF</text:p>
          </table:table-cell>
          <table:table-cell office:value-type="string">
            <text:p>Hashchain Technology Inc.</text:p>
          </table:table-cell>
        </table:table-row>
        <table:table-row table:style-name="ro1">
          <table:table-cell office:value-type="string">
            <text:p>HST</text:p>
          </table:table-cell>
          <table:table-cell office:value-type="string">
            <text:p>Host Hotels &amp; Resorts Inc</text:p>
          </table:table-cell>
        </table:table-row>
        <table:table-row table:style-name="ro1">
          <table:table-cell office:value-type="string">
            <text:p>HSTC</text:p>
          </table:table-cell>
          <table:table-cell office:value-type="string">
            <text:p>HST Global, Inc.</text:p>
          </table:table-cell>
        </table:table-row>
        <table:table-row table:style-name="ro1">
          <table:table-cell office:value-type="string">
            <text:p>HSTG</text:p>
          </table:table-cell>
          <table:table-cell office:value-type="string">
            <text:p>Holographic Storage Ltd.</text:p>
          </table:table-cell>
        </table:table-row>
        <table:table-row table:style-name="ro1">
          <table:table-cell office:value-type="string">
            <text:p>HSTH</text:p>
          </table:table-cell>
          <table:table-cell office:value-type="string">
            <text:p>HS3 Technologies, Inc.</text:p>
          </table:table-cell>
        </table:table-row>
        <table:table-row table:style-name="ro1">
          <table:table-cell office:value-type="string">
            <text:p>HSTM</text:p>
          </table:table-cell>
          <table:table-cell office:value-type="string">
            <text:p>HealthStream Inc</text:p>
          </table:table-cell>
        </table:table-row>
        <table:table-row table:style-name="ro1">
          <table:table-cell office:value-type="string">
            <text:p>HSTO</text:p>
          </table:table-cell>
          <table:table-cell office:value-type="string">
            <text:p>Histogen Inc.</text:p>
          </table:table-cell>
        </table:table-row>
        <table:table-row table:style-name="ro1">
          <table:table-cell office:value-type="string">
            <text:p>HSY</text:p>
          </table:table-cell>
          <table:table-cell office:value-type="string">
            <text:p>Hershey Co-The</text:p>
          </table:table-cell>
        </table:table-row>
        <table:table-row table:style-name="ro1">
          <table:table-cell office:value-type="string">
            <text:p>HT</text:p>
          </table:table-cell>
          <table:table-cell office:value-type="string">
            <text:p>Hersha Hospitality Trust</text:p>
          </table:table-cell>
        </table:table-row>
        <table:table-row table:style-name="ro1">
          <table:table-cell office:value-type="string">
            <text:p>HTA</text:p>
          </table:table-cell>
          <table:table-cell office:value-type="string">
            <text:p>Healthcare Trust of America Inc</text:p>
          </table:table-cell>
        </table:table-row>
        <table:table-row table:style-name="ro1">
          <table:table-cell office:value-type="string">
            <text:p>HTBI</text:p>
          </table:table-cell>
          <table:table-cell office:value-type="string">
            <text:p>HomeTrust Bancshares Inc</text:p>
          </table:table-cell>
        </table:table-row>
        <table:table-row table:style-name="ro1">
          <table:table-cell office:value-type="string">
            <text:p>HTBK</text:p>
          </table:table-cell>
          <table:table-cell office:value-type="string">
            <text:p>Heritage Commerce Corp</text:p>
          </table:table-cell>
        </table:table-row>
        <table:table-row table:style-name="ro1">
          <table:table-cell office:value-type="string">
            <text:p>HTBX</text:p>
          </table:table-cell>
          <table:table-cell office:value-type="string">
            <text:p>Heat Biologics Inc</text:p>
          </table:table-cell>
        </table:table-row>
        <table:table-row table:style-name="ro1">
          <table:table-cell office:value-type="string">
            <text:p>HT-C</text:p>
          </table:table-cell>
          <table:table-cell office:value-type="string">
            <text:p>Hersha Hospitality Trust</text:p>
          </table:table-cell>
        </table:table-row>
        <table:table-row table:style-name="ro1">
          <table:table-cell office:value-type="string">
            <text:p>HTD</text:p>
          </table:table-cell>
          <table:table-cell office:value-type="string">
            <text:p>John Hancock Tax-Advantaged Dividend Income Fund</text:p>
          </table:table-cell>
        </table:table-row>
        <table:table-row table:style-name="ro1">
          <table:table-cell office:value-type="string">
            <text:p>HT-D</text:p>
          </table:table-cell>
          <table:table-cell office:value-type="string">
            <text:p>Hersha Hospitality Trust</text:p>
          </table:table-cell>
        </table:table-row>
        <table:table-row table:style-name="ro1">
          <table:table-cell office:value-type="string">
            <text:p>HTDS</text:p>
          </table:table-cell>
          <table:table-cell office:value-type="string">
            <text:p>Hard to Treat Diseases, Inc.</text:p>
          </table:table-cell>
        </table:table-row>
        <table:table-row table:style-name="ro1">
          <table:table-cell office:value-type="string">
            <text:p>HT-E</text:p>
          </table:table-cell>
          <table:table-cell office:value-type="string">
            <text:p>Hersha Hospitality Trust</text:p>
          </table:table-cell>
        </table:table-row>
        <table:table-row table:style-name="ro1">
          <table:table-cell office:value-type="string">
            <text:p>HTGC</text:p>
          </table:table-cell>
          <table:table-cell office:value-type="string">
            <text:p>Hercules Capital Inc</text:p>
          </table:table-cell>
        </table:table-row>
        <table:table-row table:style-name="ro1">
          <table:table-cell office:value-type="string">
            <text:p>HTGM</text:p>
          </table:table-cell>
          <table:table-cell office:value-type="string">
            <text:p>HTG Molecular Diagnostics Inc</text:p>
          </table:table-cell>
        </table:table-row>
        <table:table-row table:style-name="ro1">
          <table:table-cell office:value-type="string">
            <text:p>HTH</text:p>
          </table:table-cell>
          <table:table-cell office:value-type="string">
            <text:p>Hilltop Holdings Inc</text:p>
          </table:table-cell>
        </table:table-row>
        <table:table-row table:style-name="ro1">
          <table:table-cell office:value-type="string">
            <text:p>HTHC</text:p>
          </table:table-cell>
          <table:table-cell office:value-type="string">
            <text:p>Hightimes Holding Corp.</text:p>
          </table:table-cell>
        </table:table-row>
        <table:table-row table:style-name="ro1">
          <table:table-cell office:value-type="string">
            <text:p>HTHL</text:p>
          </table:table-cell>
          <table:table-cell office:value-type="string">
            <text:p>Humitech International Group, Inc.</text:p>
          </table:table-cell>
        </table:table-row>
        <table:table-row table:style-name="ro1">
          <table:table-cell office:value-type="string">
            <text:p>HTHT</text:p>
          </table:table-cell>
          <table:table-cell office:value-type="string">
            <text:p>Huazhu Group Ltd</text:p>
          </table:table-cell>
        </table:table-row>
        <table:table-row table:style-name="ro1">
          <table:table-cell office:value-type="string">
            <text:p>HTIA</text:p>
          </table:table-cell>
          <table:table-cell office:value-type="string">
            <text:p>Healthcare Trust Inc</text:p>
          </table:table-cell>
        </table:table-row>
        <table:table-row table:style-name="ro1">
          <table:table-cell office:value-type="string">
            <text:p>HTLD</text:p>
          </table:table-cell>
          <table:table-cell office:value-type="string">
            <text:p>Heartland Express Inc</text:p>
          </table:table-cell>
        </table:table-row>
        <table:table-row table:style-name="ro1">
          <table:table-cell office:value-type="string">
            <text:p>HTLF</text:p>
          </table:table-cell>
          <table:table-cell office:value-type="string">
            <text:p>Heartland Financial USA Inc</text:p>
          </table:table-cell>
        </table:table-row>
        <table:table-row table:style-name="ro1">
          <table:table-cell office:value-type="string">
            <text:p>HTLZF</text:p>
          </table:table-cell>
          <table:table-cell office:value-type="string">
            <text:p>Hamilton Thorne Ltd.</text:p>
          </table:table-cell>
        </table:table-row>
        <table:table-row table:style-name="ro1">
          <table:table-cell office:value-type="string">
            <text:p>HTRC</text:p>
          </table:table-cell>
          <table:table-cell office:value-type="string">
            <text:p>Hunter Creek Mining Co.</text:p>
          </table:table-cell>
        </table:table-row>
        <table:table-row table:style-name="ro1">
          <table:table-cell office:value-type="string">
            <text:p>HTRE</text:p>
          </table:table-cell>
          <table:table-cell office:value-type="string">
            <text:p>H3 Enterprises, Inc.</text:p>
          </table:table-cell>
        </table:table-row>
        <table:table-row table:style-name="ro1">
          <table:table-cell office:value-type="string">
            <text:p>HTSC</text:p>
          </table:table-cell>
          <table:table-cell office:value-type="string">
            <text:p>Here to Serve Holding Corp.</text:p>
          </table:table-cell>
        </table:table-row>
        <table:table-row table:style-name="ro1">
          <table:table-cell office:value-type="string">
            <text:p>HTTI</text:p>
          </table:table-cell>
          <table:table-cell office:value-type="string">
            <text:p>Han Tang Technology, Inc.</text:p>
          </table:table-cell>
        </table:table-row>
        <table:table-row table:style-name="ro1">
          <table:table-cell office:value-type="string">
            <text:p>HTY</text:p>
          </table:table-cell>
          <table:table-cell office:value-type="string">
            <text:p>John Hancock Tax-Advantaged Global Shareholder Yield Fund</text:p>
          </table:table-cell>
        </table:table-row>
        <table:table-row table:style-name="ro1">
          <table:table-cell office:value-type="string">
            <text:p>HTZ</text:p>
          </table:table-cell>
          <table:table-cell office:value-type="string">
            <text:p>Hertz Global Holdings Inc</text:p>
          </table:table-cell>
        </table:table-row>
        <table:table-row table:style-name="ro1">
          <table:table-cell office:value-type="string">
            <text:p>HUBB</text:p>
          </table:table-cell>
          <table:table-cell office:value-type="string">
            <text:p>Hubbell Inc</text:p>
          </table:table-cell>
        </table:table-row>
        <table:table-row table:style-name="ro1">
          <table:table-cell office:value-type="string">
            <text:p>HUBG</text:p>
          </table:table-cell>
          <table:table-cell office:value-type="string">
            <text:p>Hub Group Inc</text:p>
          </table:table-cell>
        </table:table-row>
        <table:table-row table:style-name="ro1">
          <table:table-cell office:value-type="string">
            <text:p>HUBS</text:p>
          </table:table-cell>
          <table:table-cell office:value-type="string">
            <text:p>HubSpot Inc</text:p>
          </table:table-cell>
        </table:table-row>
        <table:table-row table:style-name="ro1">
          <table:table-cell office:value-type="string">
            <text:p>HUD</text:p>
          </table:table-cell>
          <table:table-cell office:value-type="string">
            <text:p>Hudson Ltd</text:p>
          </table:table-cell>
        </table:table-row>
        <table:table-row table:style-name="ro1">
          <table:table-cell office:value-type="string">
            <text:p>HUGE</text:p>
          </table:table-cell>
          <table:table-cell office:value-type="string">
            <text:p>FSD Pharma Inc</text:p>
          </table:table-cell>
        </table:table-row>
        <table:table-row table:style-name="ro1">
          <table:table-cell office:value-type="string">
            <text:p>HUIZ</text:p>
          </table:table-cell>
          <table:table-cell office:value-type="string">
            <text:p>Huize Holding Ltd</text:p>
          </table:table-cell>
        </table:table-row>
        <table:table-row table:style-name="ro1">
          <table:table-cell office:value-type="string">
            <text:p>HUM</text:p>
          </table:table-cell>
          <table:table-cell office:value-type="string">
            <text:p>Humana Inc</text:p>
          </table:table-cell>
        </table:table-row>
        <table:table-row table:style-name="ro1">
          <table:table-cell office:value-type="string">
            <text:p>HUML</text:p>
          </table:table-cell>
          <table:table-cell office:value-type="string">
            <text:p>Humble Energy, Inc.</text:p>
          </table:table-cell>
        </table:table-row>
        <table:table-row table:style-name="ro1">
          <table:table-cell office:value-type="string">
            <text:p>HUMT</text:p>
          </table:table-cell>
          <table:table-cell office:value-type="string">
            <text:p>Humatech, Inc.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string">
            <text:p>Huntsman Corp</text:p>
          </table:table-cell>
        </table:table-row>
        <table:table-row table:style-name="ro1">
          <table:table-cell office:value-type="string">
            <text:p>HURC</text:p>
          </table:table-cell>
          <table:table-cell office:value-type="string">
            <text:p>Hurco Cos Inc</text:p>
          </table:table-cell>
        </table:table-row>
        <table:table-row table:style-name="ro1">
          <table:table-cell office:value-type="string">
            <text:p>HURN</text:p>
          </table:table-cell>
          <table:table-cell office:value-type="string">
            <text:p>Huron Consulting Group Inc</text:p>
          </table:table-cell>
        </table:table-row>
        <table:table-row table:style-name="ro1">
          <table:table-cell office:value-type="string">
            <text:p>HUSA</text:p>
          </table:table-cell>
          <table:table-cell office:value-type="string">
            <text:p>Houston American Energy Corp</text:p>
          </table:table-cell>
        </table:table-row>
        <table:table-row table:style-name="ro1">
          <table:table-cell office:value-type="string">
            <text:p>HUSN</text:p>
          </table:table-cell>
          <table:table-cell office:value-type="string">
            <text:p>Hudson Capital Inc.</text:p>
          </table:table-cell>
        </table:table-row>
        <table:table-row table:style-name="ro1">
          <table:table-cell office:value-type="string">
            <text:p>HUTN</text:p>
          </table:table-cell>
          <table:table-cell office:value-type="string">
            <text:p>HUTN, Inc.</text:p>
          </table:table-cell>
        </table:table-row>
        <table:table-row table:style-name="ro1">
          <table:table-cell office:value-type="string">
            <text:p>HUYA</text:p>
          </table:table-cell>
          <table:table-cell office:value-type="string">
            <text:p>HUYA Inc</text:p>
          </table:table-cell>
        </table:table-row>
        <table:table-row table:style-name="ro1">
          <table:table-cell office:value-type="string">
            <text:p>HVBC</text:p>
          </table:table-cell>
          <table:table-cell office:value-type="string">
            <text:p>HV Bancorp Inc</text:p>
          </table:table-cell>
        </table:table-row>
        <table:table-row table:style-name="ro1">
          <table:table-cell office:value-type="string">
            <text:p>HVCW</text:p>
          </table:table-cell>
          <table:table-cell office:value-type="string">
            <text:p>Harrison, Vickers &amp; Waterman, Inc.</text:p>
          </table:table-cell>
        </table:table-row>
        <table:table-row table:style-name="ro1">
          <table:table-cell office:value-type="string">
            <text:p>HVT</text:p>
          </table:table-cell>
          <table:table-cell office:value-type="string">
            <text:p>Haverty Furniture Cos Inc</text:p>
          </table:table-cell>
        </table:table-row>
        <table:table-row table:style-name="ro1">
          <table:table-cell office:value-type="string">
            <text:p>HVYB</text:p>
          </table:table-cell>
          <table:table-cell office:value-type="string">
            <text:p>Home Valley Bancorp Inc.</text:p>
          </table:table-cell>
        </table:table-row>
        <table:table-row table:style-name="ro1">
          <table:table-cell office:value-type="string">
            <text:p>HWAL</text:p>
          </table:table-cell>
          <table:table-cell office:value-type="string">
            <text:p>Hollywall Entertainment Inc.</text:p>
          </table:table-cell>
        </table:table-row>
        <table:table-row table:style-name="ro1">
          <table:table-cell office:value-type="string">
            <text:p>HWBK</text:p>
          </table:table-cell>
          <table:table-cell office:value-type="string">
            <text:p>Hawthorn Bancshares Inc</text:p>
          </table:table-cell>
        </table:table-row>
        <table:table-row table:style-name="ro1">
          <table:table-cell office:value-type="string">
            <text:p>HWC</text:p>
          </table:table-cell>
          <table:table-cell office:value-type="string">
            <text:p>Hancock Whitney Corp</text:p>
          </table:table-cell>
        </table:table-row>
        <table:table-row table:style-name="ro1">
          <table:table-cell office:value-type="string">
            <text:p>HWCC</text:p>
          </table:table-cell>
          <table:table-cell office:value-type="string">
            <text:p>Houston Wire &amp; Cable Co</text:p>
          </table:table-cell>
        </table:table-row>
        <table:table-row table:style-name="ro1">
          <table:table-cell office:value-type="string">
            <text:p>HWEN</text:p>
          </table:table-cell>
          <table:table-cell office:value-type="string">
            <text:p>Home Financial Bancorp</text:p>
          </table:table-cell>
        </table:table-row>
        <table:table-row table:style-name="ro1">
          <table:table-cell office:value-type="string">
            <text:p>HWIN</text:p>
          </table:table-cell>
          <table:table-cell office:value-type="string">
            <text:p>Hometown International, Inc.</text:p>
          </table:table-cell>
        </table:table-row>
        <table:table-row table:style-name="ro1">
          <table:table-cell office:value-type="string">
            <text:p>HWIS</text:p>
          </table:table-cell>
          <table:table-cell office:value-type="string">
            <text:p>Home Bancorp Wisconsin Inc</text:p>
          </table:table-cell>
        </table:table-row>
        <table:table-row table:style-name="ro1">
          <table:table-cell office:value-type="string">
            <text:p>HWKE</text:p>
          </table:table-cell>
          <table:table-cell office:value-type="string">
            <text:p>Hawkeye Systems, Inc.</text:p>
          </table:table-cell>
        </table:table-row>
        <table:table-row table:style-name="ro1">
          <table:table-cell office:value-type="string">
            <text:p>HWKN</text:p>
          </table:table-cell>
          <table:table-cell office:value-type="string">
            <text:p>Hawkins Inc</text:p>
          </table:table-cell>
        </table:table-row>
        <table:table-row table:style-name="ro1">
          <table:table-cell office:value-type="string">
            <text:p>HWM</text:p>
          </table:table-cell>
          <table:table-cell office:value-type="string">
            <text:p>Howmet Aerospace Inc.</text:p>
          </table:table-cell>
        </table:table-row>
        <table:table-row table:style-name="ro1">
          <table:table-cell office:value-type="string">
            <text:p>HWSY</text:p>
          </table:table-cell>
          <table:table-cell office:value-type="string">
            <text:p>Hawk Systems, Inc.</text:p>
          </table:table-cell>
        </table:table-row>
        <table:table-row table:style-name="ro1">
          <table:table-cell office:value-type="string">
            <text:p>HWVI</text:p>
          </table:table-cell>
          <table:table-cell office:value-type="string">
            <text:p>Hawaii Vintage Chocolate Co.</text:p>
          </table:table-cell>
        </table:table-row>
        <table:table-row table:style-name="ro1">
          <table:table-cell office:value-type="string">
            <text:p>HX</text:p>
          </table:table-cell>
          <table:table-cell office:value-type="string">
            <text:p>Hexindai Inc</text:p>
          </table:table-cell>
        </table:table-row>
        <table:table-row table:style-name="ro1">
          <table:table-cell office:value-type="string">
            <text:p>HXBM</text:p>
          </table:table-cell>
          <table:table-cell office:value-type="string">
            <text:p>Helix BioMedix, Inc.</text:p>
          </table:table-cell>
        </table:table-row>
        <table:table-row table:style-name="ro1">
          <table:table-cell office:value-type="string">
            <text:p>HXL</text:p>
          </table:table-cell>
          <table:table-cell office:value-type="string">
            <text:p>Hexcel Corp</text:p>
          </table:table-cell>
        </table:table-row>
        <table:table-row table:style-name="ro1">
          <table:table-cell office:value-type="string">
            <text:p>HXOH</text:p>
          </table:table-cell>
          <table:table-cell office:value-type="string">
            <text:p>Hexion Holdings Corp.</text:p>
          </table:table-cell>
        </table:table-row>
        <table:table-row table:style-name="ro1">
          <table:table-cell office:value-type="string">
            <text:p>HXPN</text:p>
          </table:table-cell>
          <table:table-cell office:value-type="string">
            <text:p>Harris Exploration, Inc.</text:p>
          </table:table-cell>
        </table:table-row>
        <table:table-row table:style-name="ro1">
          <table:table-cell office:value-type="string">
            <text:p>HXPR</text:p>
          </table:table-cell>
          <table:table-cell office:value-type="string">
            <text:p>Hispanic Express, Inc.</text:p>
          </table:table-cell>
        </table:table-row>
        <table:table-row table:style-name="ro1">
          <table:table-cell office:value-type="string">
            <text:p>HY</text:p>
          </table:table-cell>
          <table:table-cell office:value-type="string">
            <text:p>Hyster-Yale Materials Handling Inc</text:p>
          </table:table-cell>
        </table:table-row>
        <table:table-row table:style-name="ro1">
          <table:table-cell office:value-type="string">
            <text:p>HYAC</text:p>
          </table:table-cell>
          <table:table-cell office:value-type="string">
            <text:p>Haymaker Acquisition Corp II</text:p>
          </table:table-cell>
        </table:table-row>
        <table:table-row table:style-name="ro1">
          <table:table-cell office:value-type="string">
            <text:p>HYB</text:p>
          </table:table-cell>
          <table:table-cell office:value-type="string">
            <text:p>New America High Income Fund Inc-The</text:p>
          </table:table-cell>
        </table:table-row>
        <table:table-row table:style-name="ro1">
          <table:table-cell office:value-type="string">
            <text:p>HYBE</text:p>
          </table:table-cell>
          <table:table-cell office:value-type="string">
            <text:p>Hybrid Energy Holdings, Inc.</text:p>
          </table:table-cell>
        </table:table-row>
        <table:table-row table:style-name="ro1">
          <table:table-cell office:value-type="string">
            <text:p>HYBG</text:p>
          </table:table-cell>
          <table:table-cell office:value-type="string">
            <text:p>HYB Holding Corp.</text:p>
          </table:table-cell>
        </table:table-row>
        <table:table-row table:style-name="ro1">
          <table:table-cell office:value-type="string">
            <text:p>HYDI</text:p>
          </table:table-cell>
          <table:table-cell office:value-type="string">
            <text:p>Hydromer, Inc.</text:p>
          </table:table-cell>
        </table:table-row>
        <table:table-row table:style-name="ro1">
          <table:table-cell office:value-type="string">
            <text:p>HYEG</text:p>
          </table:table-cell>
          <table:table-cell office:value-type="string">
            <text:p>Hydrogen Engine Center, Inc.</text:p>
          </table:table-cell>
        </table:table-row>
        <table:table-row table:style-name="ro1">
          <table:table-cell office:value-type="string">
            <text:p>HYGN</text:p>
          </table:table-cell>
          <table:table-cell office:value-type="string">
            <text:p>Hydrogenetics Inc.</text:p>
          </table:table-cell>
        </table:table-row>
        <table:table-row table:style-name="ro1">
          <table:table-cell office:value-type="string">
            <text:p>HYI</text:p>
          </table:table-cell>
          <table:table-cell office:value-type="string">
            <text:p>Western Asset High Yield Defined Opportunity Fund Inc</text:p>
          </table:table-cell>
        </table:table-row>
        <table:table-row table:style-name="ro1">
          <table:table-cell office:value-type="string">
            <text:p>HYII</text:p>
          </table:table-cell>
          <table:table-cell office:value-type="string">
            <text:p>All Grade Mining, Inc.</text:p>
          </table:table-cell>
        </table:table-row>
        <table:table-row table:style-name="ro1">
          <table:table-cell office:value-type="string">
            <text:p>HYLN</text:p>
          </table:table-cell>
          <table:table-cell office:value-type="string">
            <text:p>Hyliion Holdings Corp.</text:p>
          </table:table-cell>
        </table:table-row>
        <table:table-row table:style-name="ro1">
          <table:table-cell office:value-type="string">
            <text:p>HYMC</text:p>
          </table:table-cell>
          <table:table-cell office:value-type="string">
            <text:p>Hycroft Mining Holding Corporation</text:p>
          </table:table-cell>
        </table:table-row>
        <table:table-row table:style-name="ro1">
          <table:table-cell office:value-type="string">
            <text:p>HYRE</text:p>
          </table:table-cell>
          <table:table-cell office:value-type="string">
            <text:p>HyreCar Inc</text:p>
          </table:table-cell>
        </table:table-row>
        <table:table-row table:style-name="ro1">
          <table:table-cell office:value-type="string">
            <text:p>HYSR</text:p>
          </table:table-cell>
          <table:table-cell office:value-type="string">
            <text:p>Hypersolar Inc</text:p>
          </table:table-cell>
        </table:table-row>
        <table:table-row table:style-name="ro1">
          <table:table-cell office:value-type="string">
            <text:p>HYT</text:p>
          </table:table-cell>
          <table:table-cell office:value-type="string">
            <text:p>BlackRock Corporate High Yield Fund Inc</text:p>
          </table:table-cell>
        </table:table-row>
        <table:table-row table:style-name="ro1">
          <table:table-cell office:value-type="string">
            <text:p>HYWI</text:p>
          </table:table-cell>
          <table:table-cell office:value-type="string">
            <text:p>Hollywood Intermediate, Inc.</text:p>
          </table:table-cell>
        </table:table-row>
        <table:table-row table:style-name="ro1">
          <table:table-cell office:value-type="string">
            <text:p>HYWS</text:p>
          </table:table-cell>
          <table:table-cell office:value-type="string">
            <text:p>Hollywood Studios International</text:p>
          </table:table-cell>
        </table:table-row>
        <table:table-row table:style-name="ro1">
          <table:table-cell office:value-type="string">
            <text:p>HYXF</text:p>
          </table:table-cell>
          <table:table-cell office:value-type="string">
            <text:p>iShares ESG Advanced High Yield Corporate Bond ETF</text:p>
          </table:table-cell>
        </table:table-row>
        <table:table-row table:style-name="ro1">
          <table:table-cell office:value-type="string">
            <text:p>HZAC</text:p>
          </table:table-cell>
          <table:table-cell office:value-type="string">
            <text:p>Horizon Acquisition Corp</text:p>
          </table:table-cell>
        </table:table-row>
        <table:table-row table:style-name="ro1">
          <table:table-cell office:value-type="string">
            <text:p>HZHI</text:p>
          </table:table-cell>
          <table:table-cell office:value-type="string">
            <text:p>Horizons Holdings International, Corp.</text:p>
          </table:table-cell>
        </table:table-row>
        <table:table-row table:style-name="ro1">
          <table:table-cell office:value-type="string">
            <text:p>HZN</text:p>
          </table:table-cell>
          <table:table-cell office:value-type="string">
            <text:p>Horizon Global Corp</text:p>
          </table:table-cell>
        </table:table-row>
        <table:table-row table:style-name="ro1">
          <table:table-cell office:value-type="string">
            <text:p>HZNM</text:p>
          </table:table-cell>
          <table:table-cell office:value-type="string">
            <text:p>Horizon Minerals Corp.</text:p>
          </table:table-cell>
        </table:table-row>
        <table:table-row table:style-name="ro1">
          <table:table-cell office:value-type="string">
            <text:p>HZNP</text:p>
          </table:table-cell>
          <table:table-cell office:value-type="string">
            <text:p>Horizon Therapeutics Plc</text:p>
          </table:table-cell>
        </table:table-row>
        <table:table-row table:style-name="ro1">
          <table:table-cell office:value-type="string">
            <text:p>HZO</text:p>
          </table:table-cell>
          <table:table-cell office:value-type="string">
            <text:p>MarineMax Inc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Intelsat SA</text:p>
          </table:table-cell>
        </table:table-row>
        <table:table-row table:style-name="ro1">
          <table:table-cell office:value-type="string">
            <text:p>IAA</text:p>
          </table:table-cell>
          <table:table-cell office:value-type="string">
            <text:p>IAA Inc</text:p>
          </table:table-cell>
        </table:table-row>
        <table:table-row table:style-name="ro1">
          <table:table-cell office:value-type="string">
            <text:p>IAALF</text:p>
          </table:table-cell>
          <table:table-cell office:value-type="string">
            <text:p>IBC Advanced Alloys Corp.</text:p>
          </table:table-cell>
        </table:table-row>
        <table:table-row table:style-name="ro1">
          <table:table-cell office:value-type="string">
            <text:p>IAC</text:p>
          </table:table-cell>
          <table:table-cell office:value-type="string">
            <text:p>IAC-InterActiveCorp</text:p>
          </table:table-cell>
        </table:table-row>
        <table:table-row table:style-name="ro1">
          <table:table-cell office:value-type="string">
            <text:p>IAE</text:p>
          </table:table-cell>
          <table:table-cell office:value-type="string">
            <text:p>Voya Asia Pacific High Dividend Equity Income Fund</text:p>
          </table:table-cell>
        </table:table-row>
        <table:table-row table:style-name="ro1">
          <table:table-cell office:value-type="string">
            <text:p>IAF</text:p>
          </table:table-cell>
          <table:table-cell office:value-type="string">
            <text:p>Aberdeen Australia Equity Fund Inc</text:p>
          </table:table-cell>
        </table:table-row>
        <table:table-row table:style-name="ro1">
          <table:table-cell office:value-type="string">
            <text:p>IAG</text:p>
          </table:table-cell>
          <table:table-cell office:value-type="string">
            <text:p>IAMGOLD Corp</text:p>
          </table:table-cell>
        </table:table-row>
        <table:table-row table:style-name="ro1">
          <table:table-cell office:value-type="string">
            <text:p>IAGX</text:p>
          </table:table-cell>
          <table:table-cell office:value-type="string">
            <text:p>Imagenetix, Inc.</text:p>
          </table:table-cell>
        </table:table-row>
        <table:table-row table:style-name="ro1">
          <table:table-cell office:value-type="string">
            <text:p>IAHL</text:p>
          </table:table-cell>
          <table:table-cell office:value-type="string">
            <text:p>IAHL Corp.</text:p>
          </table:table-cell>
        </table:table-row>
        <table:table-row table:style-name="ro1">
          <table:table-cell office:value-type="string">
            <text:p>IAIC</text:p>
          </table:table-cell>
          <table:table-cell office:value-type="string">
            <text:p>Information Analysis, Inc.</text:p>
          </table:table-cell>
        </table:table-row>
        <table:table-row table:style-name="ro1">
          <table:table-cell office:value-type="string">
            <text:p>IALS</text:p>
          </table:table-cell>
          <table:table-cell office:value-type="string">
            <text:p>InterActive Leisure Systems, Inc.</text:p>
          </table:table-cell>
        </table:table-row>
        <table:table-row table:style-name="ro1">
          <table:table-cell office:value-type="string">
            <text:p>IARE</text:p>
          </table:table-cell>
          <table:table-cell office:value-type="string">
            <text:p>Inventrust Properties Corp.</text:p>
          </table:table-cell>
        </table:table-row>
        <table:table-row table:style-name="ro1">
          <table:table-cell office:value-type="string">
            <text:p>IART</text:p>
          </table:table-cell>
          <table:table-cell office:value-type="string">
            <text:p>Integra LifeSciences Holdings Corp</text:p>
          </table:table-cell>
        </table:table-row>
        <table:table-row table:style-name="ro1">
          <table:table-cell office:value-type="string">
            <text:p>IBA</text:p>
          </table:table-cell>
          <table:table-cell office:value-type="string">
            <text:p>Industrias Bachoco SAB de CV</text:p>
          </table:table-cell>
        </table:table-row>
        <table:table-row table:style-name="ro1">
          <table:table-cell office:value-type="string">
            <text:p>IBCP</text:p>
          </table:table-cell>
          <table:table-cell office:value-type="string">
            <text:p>Independent Bank Corp-MI</text:p>
          </table:table-cell>
        </table:table-row>
        <table:table-row table:style-name="ro1">
          <table:table-cell office:value-type="string">
            <text:p>IBFL</text:p>
          </table:table-cell>
          <table:table-cell office:value-type="string">
            <text:p>Independent BancShares, Inc.</text:p>
          </table:table-cell>
        </table:table-row>
        <table:table-row table:style-name="ro1">
          <table:table-cell office:value-type="string">
            <text:p>IBGR</text:p>
          </table:table-cell>
          <table:table-cell office:value-type="string">
            <text:p>Nexus Energy Services, Inc.</text:p>
          </table:table-cell>
        </table:table-row>
        <table:table-row table:style-name="ro1">
          <table:table-cell office:value-type="string">
            <text:p>IBIO</text:p>
          </table:table-cell>
          <table:table-cell office:value-type="string">
            <text:p>iBio Inc</text:p>
          </table:table-cell>
        </table:table-row>
        <table:table-row table:style-name="ro1">
          <table:table-cell office:value-type="string">
            <text:p>IBKC</text:p>
          </table:table-cell>
          <table:table-cell office:value-type="string">
            <text:p>IBERIABANK Corp</text:p>
          </table:table-cell>
        </table:table-row>
        <table:table-row table:style-name="ro1">
          <table:table-cell office:value-type="string">
            <text:p>IBKCN</text:p>
          </table:table-cell>
          <table:table-cell office:value-type="string">
            <text:p>IBERIABANK Corp</text:p>
          </table:table-cell>
        </table:table-row>
        <table:table-row table:style-name="ro1">
          <table:table-cell office:value-type="string">
            <text:p>IBKCO</text:p>
          </table:table-cell>
          <table:table-cell office:value-type="string">
            <text:p>IBERIABANK Corp</text:p>
          </table:table-cell>
        </table:table-row>
        <table:table-row table:style-name="ro1">
          <table:table-cell office:value-type="string">
            <text:p>IBKCP</text:p>
          </table:table-cell>
          <table:table-cell office:value-type="string">
            <text:p>IBERIABANK Corp</text:p>
          </table:table-cell>
        </table:table-row>
        <table:table-row table:style-name="ro1">
          <table:table-cell office:value-type="string">
            <text:p>IBKR</text:p>
          </table:table-cell>
          <table:table-cell office:value-type="string">
            <text:p>Interactive Brokers Group Inc</text:p>
          </table:table-cell>
        </table:table-row>
        <table:table-row table:style-name="ro1">
          <table:table-cell office:value-type="string">
            <text:p>IBKR</text:p>
          </table:table-cell>
          <table:table-cell office:value-type="string">
            <text:p>Interactive Brokers Group Inc</text:p>
          </table:table-cell>
        </table:table-row>
        <table:table-row table:style-name="ro1">
          <table:table-cell office:value-type="string">
            <text:p>IBM</text:p>
          </table:table-cell>
          <table:table-cell office:value-type="string">
            <text:p>International Business Machines Corp</text:p>
          </table:table-cell>
        </table:table-row>
        <table:table-row table:style-name="ro1">
          <table:table-cell office:value-type="string">
            <text:p>IBN</text:p>
          </table:table-cell>
          <table:table-cell office:value-type="string">
            <text:p>ICICI Bank Ltd</text:p>
          </table:table-cell>
        </table:table-row>
        <table:table-row table:style-name="ro1">
          <table:table-cell office:value-type="string">
            <text:p>IBOC</text:p>
          </table:table-cell>
          <table:table-cell office:value-type="string">
            <text:p>International Bancshares Corp</text:p>
          </table:table-cell>
        </table:table-row>
        <table:table-row table:style-name="ro1">
          <table:table-cell office:value-type="string">
            <text:p>IBP</text:p>
          </table:table-cell>
          <table:table-cell office:value-type="string">
            <text:p>Installed Building Products Inc</text:p>
          </table:table-cell>
        </table:table-row>
        <table:table-row table:style-name="ro1">
          <table:table-cell office:value-type="string">
            <text:p>IBRC</text:p>
          </table:table-cell>
          <table:table-cell office:value-type="string">
            <text:p>iBrands Corp.</text:p>
          </table:table-cell>
        </table:table-row>
        <table:table-row table:style-name="ro1">
          <table:table-cell office:value-type="string">
            <text:p>IBSS</text:p>
          </table:table-cell>
          <table:table-cell office:value-type="string">
            <text:p>Integrated Business Systems and Services, Inc.</text:p>
          </table:table-cell>
        </table:table-row>
        <table:table-row table:style-name="ro1">
          <table:table-cell office:value-type="string">
            <text:p>IBTX</text:p>
          </table:table-cell>
          <table:table-cell office:value-type="string">
            <text:p>Independent Bank Group Inc</text:p>
          </table:table-cell>
        </table:table-row>
        <table:table-row table:style-name="ro1">
          <table:table-cell office:value-type="string">
            <text:p>ICAD</text:p>
          </table:table-cell>
          <table:table-cell office:value-type="string">
            <text:p>Icad Inc</text:p>
          </table:table-cell>
        </table:table-row>
        <table:table-row table:style-name="ro1">
          <table:table-cell office:value-type="string">
            <text:p>ICBK</text:p>
          </table:table-cell>
          <table:table-cell office:value-type="string">
            <text:p>County Bancorp Inc</text:p>
          </table:table-cell>
        </table:table-row>
        <table:table-row table:style-name="ro1">
          <table:table-cell office:value-type="string">
            <text:p>ICBU</text:p>
          </table:table-cell>
          <table:table-cell office:value-type="string">
            <text:p>IMD Companies, Inc.</text:p>
          </table:table-cell>
        </table:table-row>
        <table:table-row table:style-name="ro1">
          <table:table-cell office:value-type="string">
            <text:p>ICCC</text:p>
          </table:table-cell>
          <table:table-cell office:value-type="string">
            <text:p>ImmuCell Corp</text:p>
          </table:table-cell>
        </table:table-row>
        <table:table-row table:style-name="ro1">
          <table:table-cell office:value-type="string">
            <text:p>ICCH</text:p>
          </table:table-cell>
          <table:table-cell office:value-type="string">
            <text:p>ICC Holdings Inc</text:p>
          </table:table-cell>
        </table:table-row>
        <table:table-row table:style-name="ro1">
          <table:table-cell office:value-type="string">
            <text:p>ICCO</text:p>
          </table:table-cell>
          <table:table-cell office:value-type="string">
            <text:p>InterCare DX, Inc.</text:p>
          </table:table-cell>
        </table:table-row>
        <table:table-row table:style-name="ro1">
          <table:table-cell office:value-type="string">
            <text:p>ICCT</text:p>
          </table:table-cell>
          <table:table-cell office:value-type="string">
            <text:p>iCoreConnect, Inc.</text:p>
          </table:table-cell>
        </table:table-row>
        <table:table-row table:style-name="ro1">
          <table:table-cell office:value-type="string">
            <text:p>ICD</text:p>
          </table:table-cell>
          <table:table-cell office:value-type="string">
            <text:p>Independence Contract Drilling Inc</text:p>
          </table:table-cell>
        </table:table-row>
        <table:table-row table:style-name="ro1">
          <table:table-cell office:value-type="string">
            <text:p>ICE</text:p>
          </table:table-cell>
          <table:table-cell office:value-type="string">
            <text:p>Intercontinental Exchange Inc</text:p>
          </table:table-cell>
        </table:table-row>
        <table:table-row table:style-name="ro1">
          <table:table-cell office:value-type="string">
            <text:p>ICFI</text:p>
          </table:table-cell>
          <table:table-cell office:value-type="string">
            <text:p>ICF International Inc</text:p>
          </table:table-cell>
        </table:table-row>
        <table:table-row table:style-name="ro1">
          <table:table-cell office:value-type="string">
            <text:p>ICHR</text:p>
          </table:table-cell>
          <table:table-cell office:value-type="string">
            <text:p>Ichor Holdings Ltd</text:p>
          </table:table-cell>
        </table:table-row>
        <table:table-row table:style-name="ro1">
          <table:table-cell office:value-type="string">
            <text:p>ICL</text:p>
          </table:table-cell>
          <table:table-cell office:value-type="string">
            <text:p>Israel Chemicals Ltd</text:p>
          </table:table-cell>
        </table:table-row>
        <table:table-row table:style-name="ro1">
          <table:table-cell office:value-type="string">
            <text:p>ICLD</text:p>
          </table:table-cell>
          <table:table-cell office:value-type="string">
            <text:p>InterCloud Systems, Inc.</text:p>
          </table:table-cell>
        </table:table-row>
        <table:table-row table:style-name="ro1">
          <table:table-cell office:value-type="string">
            <text:p>ICLK</text:p>
          </table:table-cell>
          <table:table-cell office:value-type="string">
            <text:p>iClick Interactive Asia Group Ltd</text:p>
          </table:table-cell>
        </table:table-row>
        <table:table-row table:style-name="ro1">
          <table:table-cell office:value-type="string">
            <text:p>ICLR</text:p>
          </table:table-cell>
          <table:table-cell office:value-type="string">
            <text:p>ICON PLC</text:p>
          </table:table-cell>
        </table:table-row>
        <table:table-row table:style-name="ro1">
          <table:table-cell office:value-type="string">
            <text:p>ICMB</text:p>
          </table:table-cell>
          <table:table-cell office:value-type="string">
            <text:p>Investcorp Credit Management BDC Inc</text:p>
          </table:table-cell>
        </table:table-row>
        <table:table-row table:style-name="ro1">
          <table:table-cell office:value-type="string">
            <text:p>ICNB</text:p>
          </table:table-cell>
          <table:table-cell office:value-type="string">
            <text:p>Iconic Brands, Inc.</text:p>
          </table:table-cell>
        </table:table-row>
        <table:table-row table:style-name="ro1">
          <table:table-cell office:value-type="string">
            <text:p>ICNN</text:p>
          </table:table-cell>
          <table:table-cell office:value-type="string">
            <text:p>Incoming, Inc.</text:p>
          </table:table-cell>
        </table:table-row>
        <table:table-row table:style-name="ro1">
          <table:table-cell office:value-type="string">
            <text:p>ICOA</text:p>
          </table:table-cell>
          <table:table-cell office:value-type="string">
            <text:p>Icoa, Inc.</text:p>
          </table:table-cell>
        </table:table-row>
        <table:table-row table:style-name="ro1">
          <table:table-cell office:value-type="string">
            <text:p>ICON</text:p>
          </table:table-cell>
          <table:table-cell office:value-type="string">
            <text:p>Iconix Brand Group Inc</text:p>
          </table:table-cell>
        </table:table-row>
        <table:table-row table:style-name="ro1">
          <table:table-cell office:value-type="string">
            <text:p>ICPT</text:p>
          </table:table-cell>
          <table:table-cell office:value-type="string">
            <text:p>Intercept Pharmaceuticals Inc</text:p>
          </table:table-cell>
        </table:table-row>
        <table:table-row table:style-name="ro1">
          <table:table-cell office:value-type="string">
            <text:p>ICRD</text:p>
          </table:table-cell>
          <table:table-cell office:value-type="string">
            <text:p>International Card Establishment, Inc.</text:p>
          </table:table-cell>
        </table:table-row>
        <table:table-row table:style-name="ro1">
          <table:table-cell office:value-type="string">
            <text:p>ICTPU</text:p>
          </table:table-cell>
          <table:table-cell office:value-type="string">
            <text:p>American Restaurant Partners, L.P.</text:p>
          </table:table-cell>
        </table:table-row>
        <table:table-row table:style-name="ro1">
          <table:table-cell office:value-type="string">
            <text:p>ICTV</text:p>
          </table:table-cell>
          <table:table-cell office:value-type="string">
            <text:p>ICTV Brands Inc.</text:p>
          </table:table-cell>
        </table:table-row>
        <table:table-row table:style-name="ro1">
          <table:table-cell office:value-type="string">
            <text:p>ICTY</text:p>
          </table:table-cell>
          <table:table-cell office:value-type="string">
            <text:p>EyeCity.com, Inc.</text:p>
          </table:table-cell>
        </table:table-row>
        <table:table-row table:style-name="ro1">
          <table:table-cell office:value-type="string">
            <text:p>ICUI</text:p>
          </table:table-cell>
          <table:table-cell office:value-type="string">
            <text:p>ICU Medical Inc</text:p>
          </table:table-cell>
        </table:table-row>
        <table:table-row table:style-name="ro1">
          <table:table-cell office:value-type="string">
            <text:p>IDA</text:p>
          </table:table-cell>
          <table:table-cell office:value-type="string">
            <text:p>IDACORP Inc</text:p>
          </table:table-cell>
        </table:table-row>
        <table:table-row table:style-name="ro1">
          <table:table-cell office:value-type="string">
            <text:p>IDAD</text:p>
          </table:table-cell>
          <table:table-cell office:value-type="string">
            <text:p>International Display Advertising, Inc.</text:p>
          </table:table-cell>
        </table:table-row>
        <table:table-row table:style-name="ro1">
          <table:table-cell office:value-type="string">
            <text:p>IDAM</text:p>
          </table:table-cell>
          <table:table-cell office:value-type="string">
            <text:p>Idarado Mining Co.</text:p>
          </table:table-cell>
        </table:table-row>
        <table:table-row table:style-name="ro1">
          <table:table-cell office:value-type="string">
            <text:p>IDCC</text:p>
          </table:table-cell>
          <table:table-cell office:value-type="string">
            <text:p>InterDigital Inc</text:p>
          </table:table-cell>
        </table:table-row>
        <table:table-row table:style-name="ro1">
          <table:table-cell office:value-type="string">
            <text:p>IDCN</text:p>
          </table:table-cell>
          <table:table-cell office:value-type="string">
            <text:p>Indocan Resources, Inc.</text:p>
          </table:table-cell>
        </table:table-row>
        <table:table-row table:style-name="ro1">
          <table:table-cell office:value-type="string">
            <text:p>IDDR</text:p>
          </table:table-cell>
          <table:table-cell office:value-type="string">
            <text:p>IDdriven, Inc.</text:p>
          </table:table-cell>
        </table:table-row>
        <table:table-row table:style-name="ro1">
          <table:table-cell office:value-type="string">
            <text:p>IDE</text:p>
          </table:table-cell>
          <table:table-cell office:value-type="string">
            <text:p>Voya Infrastructure Industrials and Materials Fund</text:p>
          </table:table-cell>
        </table:table-row>
        <table:table-row table:style-name="ro1">
          <table:table-cell office:value-type="string">
            <text:p>IDEA</text:p>
          </table:table-cell>
          <table:table-cell office:value-type="string">
            <text:p>Invent Ventures, Inc.</text:p>
          </table:table-cell>
        </table:table-row>
        <table:table-row table:style-name="ro1">
          <table:table-cell office:value-type="string">
            <text:p>IDEX</text:p>
          </table:table-cell>
          <table:table-cell office:value-type="string">
            <text:p>Ideanomics Inc</text:p>
          </table:table-cell>
        </table:table-row>
        <table:table-row table:style-name="ro1">
          <table:table-cell office:value-type="string">
            <text:p>IDGC</text:p>
          </table:table-cell>
          <table:table-cell office:value-type="string">
            <text:p>IDGlobal Corp.</text:p>
          </table:table-cell>
        </table:table-row>
        <table:table-row table:style-name="ro1">
          <table:table-cell office:value-type="string">
            <text:p>IDIG</text:p>
          </table:table-cell>
          <table:table-cell office:value-type="string">
            <text:p>International Digital Holding, Inc.</text:p>
          </table:table-cell>
        </table:table-row>
        <table:table-row table:style-name="ro1">
          <table:table-cell office:value-type="string">
            <text:p>IDLM</text:p>
          </table:table-cell>
          <table:table-cell office:value-type="string">
            <text:p>Idle Media, Inc.</text:p>
          </table:table-cell>
        </table:table-row>
        <table:table-row table:style-name="ro1">
          <table:table-cell office:value-type="string">
            <text:p>IDN</text:p>
          </table:table-cell>
          <table:table-cell office:value-type="string">
            <text:p>Intellicheck Inc</text:p>
          </table:table-cell>
        </table:table-row>
        <table:table-row table:style-name="ro1">
          <table:table-cell office:value-type="string">
            <text:p>IDN</text:p>
          </table:table-cell>
          <table:table-cell office:value-type="string">
            <text:p>Intellicheck Inc</text:p>
          </table:table-cell>
        </table:table-row>
        <table:table-row table:style-name="ro1">
          <table:table-cell office:value-type="string">
            <text:p>IDND</text:p>
          </table:table-cell>
          <table:table-cell office:value-type="string">
            <text:p>International Dispensing Corp.</text:p>
          </table:table-cell>
        </table:table-row>
        <table:table-row table:style-name="ro1">
          <table:table-cell office:value-type="string">
            <text:p>IDPE</text:p>
          </table:table-cell>
          <table:table-cell office:value-type="string">
            <text:p>ID Perfumes Inc.</text:p>
          </table:table-cell>
        </table:table-row>
        <table:table-row table:style-name="ro1">
          <table:table-cell office:value-type="string">
            <text:p>IDRA</text:p>
          </table:table-cell>
          <table:table-cell office:value-type="string">
            <text:p>Idera Pharmaceuticals Inc</text:p>
          </table:table-cell>
        </table:table-row>
        <table:table-row table:style-name="ro1">
          <table:table-cell office:value-type="string">
            <text:p>IDT</text:p>
          </table:table-cell>
          <table:table-cell office:value-type="string">
            <text:p>IDT Corp</text:p>
          </table:table-cell>
        </table:table-row>
        <table:table-row table:style-name="ro1">
          <table:table-cell office:value-type="string">
            <text:p>IDTY</text:p>
          </table:table-cell>
          <table:table-cell office:value-type="string">
            <text:p>Ipsidy Inc.</text:p>
          </table:table-cell>
        </table:table-row>
        <table:table-row table:style-name="ro1">
          <table:table-cell office:value-type="string">
            <text:p>IDVC</text:p>
          </table:table-cell>
          <table:table-cell office:value-type="string">
            <text:p>Infrastructure Developments Corp.</text:p>
          </table:table-cell>
        </table:table-row>
        <table:table-row table:style-name="ro1">
          <table:table-cell office:value-type="string">
            <text:p>IDVV</text:p>
          </table:table-cell>
          <table:table-cell office:value-type="string">
            <text:p>International Endeavors Corp</text:p>
          </table:table-cell>
        </table:table-row>
        <table:table-row table:style-name="ro1">
          <table:table-cell office:value-type="string">
            <text:p>IDWM</text:p>
          </table:table-cell>
          <table:table-cell office:value-type="string">
            <text:p>IDW Media Holdings, Inc.</text:p>
          </table:table-cell>
        </table:table-row>
        <table:table-row table:style-name="ro1">
          <table:table-cell office:value-type="string">
            <text:p>IDXG</text:p>
          </table:table-cell>
          <table:table-cell office:value-type="string">
            <text:p>Interpace Diagnostics Group Inc</text:p>
          </table:table-cell>
        </table:table-row>
        <table:table-row table:style-name="ro1">
          <table:table-cell office:value-type="string">
            <text:p>IDXX</text:p>
          </table:table-cell>
          <table:table-cell office:value-type="string">
            <text:p>IDEXX Laboratories Inc</text:p>
          </table:table-cell>
        </table:table-row>
        <table:table-row table:style-name="ro1">
          <table:table-cell office:value-type="string">
            <text:p>IDYA</text:p>
          </table:table-cell>
          <table:table-cell office:value-type="string">
            <text:p>Ideaya Biosciences Inc</text:p>
          </table:table-cell>
        </table:table-row>
        <table:table-row table:style-name="ro1">
          <table:table-cell office:value-type="string">
            <text:p>IEA</text:p>
          </table:table-cell>
          <table:table-cell office:value-type="string">
            <text:p>Infrastructure and Energy Alternatives Inc</text:p>
          </table:table-cell>
        </table:table-row>
        <table:table-row table:style-name="ro1">
          <table:table-cell office:value-type="string">
            <text:p>IEAM</text:p>
          </table:table-cell>
          <table:table-cell office:value-type="string">
            <text:p>Industrial Enterprises of America, Inc.</text:p>
          </table:table-cell>
        </table:table-row>
        <table:table-row table:style-name="ro1">
          <table:table-cell office:value-type="string">
            <text:p>IEC</text:p>
          </table:table-cell>
          <table:table-cell office:value-type="string">
            <text:p>IEC Electronics Corp</text:p>
          </table:table-cell>
        </table:table-row>
        <table:table-row table:style-name="ro1">
          <table:table-cell office:value-type="string">
            <text:p>IEC</text:p>
          </table:table-cell>
          <table:table-cell office:value-type="string">
            <text:p>IEC Electronics Corp</text:p>
          </table:table-cell>
        </table:table-row>
        <table:table-row table:style-name="ro1">
          <table:table-cell office:value-type="string">
            <text:p>IEHC</text:p>
          </table:table-cell>
          <table:table-cell office:value-type="string">
            <text:p>IEH Corp.</text:p>
          </table:table-cell>
        </table:table-row>
        <table:table-row table:style-name="ro1">
          <table:table-cell office:value-type="string">
            <text:p>IENT</text:p>
          </table:table-cell>
          <table:table-cell office:value-type="string">
            <text:p>iEntertainment Network, Inc.</text:p>
          </table:table-cell>
        </table:table-row>
        <table:table-row table:style-name="ro1">
          <table:table-cell office:value-type="string">
            <text:p>IEP</text:p>
          </table:table-cell>
          <table:table-cell office:value-type="string">
            <text:p>Icahn Enterprises LP</text:p>
          </table:table-cell>
        </table:table-row>
        <table:table-row table:style-name="ro1">
          <table:table-cell office:value-type="string">
            <text:p>IESC</text:p>
          </table:table-cell>
          <table:table-cell office:value-type="string">
            <text:p>IES Holdings Inc</text:p>
          </table:table-cell>
        </table:table-row>
        <table:table-row table:style-name="ro1">
          <table:table-cell office:value-type="string">
            <text:p>IEVM</text:p>
          </table:table-cell>
          <table:table-cell office:value-type="string">
            <text:p>Integrated Environmental Technologies, Ltd.</text:p>
          </table:table-cell>
        </table:table-row>
        <table:table-row table:style-name="ro1">
          <table:table-cell office:value-type="string">
            <text:p>IEX</text:p>
          </table:table-cell>
          <table:table-cell office:value-type="string">
            <text:p>IDEX Corp</text:p>
          </table:table-cell>
        </table:table-row>
        <table:table-row table:style-name="ro1">
          <table:table-cell office:value-type="string">
            <text:p>IEXA</text:p>
          </table:table-cell>
          <table:table-cell office:value-type="string">
            <text:p>iExalt, Inc.</text:p>
          </table:table-cell>
        </table:table-row>
        <table:table-row table:style-name="ro1">
          <table:table-cell office:value-type="string">
            <text:p>IFAM</text:p>
          </table:table-cell>
          <table:table-cell office:value-type="string">
            <text:p>Infrastructure Materials Corp.</text:p>
          </table:table-cell>
        </table:table-row>
        <table:table-row table:style-name="ro1">
          <table:table-cell office:value-type="string">
            <text:p>IFAN</text:p>
          </table:table-cell>
          <table:table-cell office:value-type="string">
            <text:p>IFAN Financial, Inc. </text:p>
          </table:table-cell>
        </table:table-row>
        <table:table-row table:style-name="ro1">
          <table:table-cell office:value-type="string">
            <text:p>IFBC</text:p>
          </table:table-cell>
          <table:table-cell office:value-type="string">
            <text:p>Italian Food &amp; Beverage Corp</text:p>
          </table:table-cell>
        </table:table-row>
        <table:table-row table:style-name="ro1">
          <table:table-cell office:value-type="string">
            <text:p>IFF</text:p>
          </table:table-cell>
          <table:table-cell office:value-type="string">
            <text:p>International Flavors &amp; Fragrances Inc</text:p>
          </table:table-cell>
        </table:table-row>
        <table:table-row table:style-name="ro1">
          <table:table-cell office:value-type="string">
            <text:p>IFFT</text:p>
          </table:table-cell>
          <table:table-cell office:value-type="string">
            <text:p>International Flavors &amp; Fragrances Inc</text:p>
          </table:table-cell>
        </table:table-row>
        <table:table-row table:style-name="ro1">
          <table:table-cell office:value-type="string">
            <text:p>IFLM</text:p>
          </table:table-cell>
          <table:table-cell office:value-type="string">
            <text:p>Independent Film Development Corp</text:p>
          </table:table-cell>
        </table:table-row>
        <table:table-row table:style-name="ro1">
          <table:table-cell office:value-type="string">
            <text:p>IFMK</text:p>
          </table:table-cell>
          <table:table-cell office:value-type="string">
            <text:p>Ifresh Inc</text:p>
          </table:table-cell>
        </table:table-row>
        <table:table-row table:style-name="ro1">
          <table:table-cell office:value-type="string">
            <text:p>IFN</text:p>
          </table:table-cell>
          <table:table-cell office:value-type="string">
            <text:p>India Fund Inc-The</text:p>
          </table:table-cell>
        </table:table-row>
        <table:table-row table:style-name="ro1">
          <table:table-cell office:value-type="string">
            <text:p>IFNY</text:p>
          </table:table-cell>
          <table:table-cell office:value-type="string">
            <text:p>Infinity Energy Resources, Inc.</text:p>
          </table:table-cell>
        </table:table-row>
        <table:table-row table:style-name="ro1">
          <table:table-cell office:value-type="string">
            <text:p>IFRX</text:p>
          </table:table-cell>
          <table:table-cell office:value-type="string">
            <text:p>InflaRx NV</text:p>
          </table:table-cell>
        </table:table-row>
        <table:table-row table:style-name="ro1">
          <table:table-cell office:value-type="string">
            <text:p>IFS</text:p>
          </table:table-cell>
          <table:table-cell office:value-type="string">
            <text:p>Intercorp Financial Services Inc</text:p>
          </table:table-cell>
        </table:table-row>
        <table:table-row table:style-name="ro1">
          <table:table-cell office:value-type="string">
            <text:p>IFUS</text:p>
          </table:table-cell>
          <table:table-cell office:value-type="string">
            <text:p>Impact Fusion International Inc.</text:p>
          </table:table-cell>
        </table:table-row>
        <table:table-row table:style-name="ro1">
          <table:table-cell office:value-type="string">
            <text:p>IFXAF</text:p>
          </table:table-cell>
          <table:table-cell office:value-type="string">
            <text:p>iShares Trust</text:p>
          </table:table-cell>
        </table:table-row>
        <table:table-row table:style-name="ro1">
          <table:table-cell office:value-type="string">
            <text:p>IFXC</text:p>
          </table:table-cell>
          <table:table-cell office:value-type="string">
            <text:p>IFX Corp.</text:p>
          </table:table-cell>
        </table:table-row>
        <table:table-row table:style-name="ro1">
          <table:table-cell office:value-type="string">
            <text:p>IFXY</text:p>
          </table:table-cell>
          <table:table-cell office:value-type="string">
            <text:p>Infrax Systems Inc.</text:p>
          </table:table-cell>
        </table:table-row>
        <table:table-row table:style-name="ro1">
          <table:table-cell office:value-type="string">
            <text:p>IGA</text:p>
          </table:table-cell>
          <table:table-cell office:value-type="string">
            <text:p>Voya Global Advantage and Premium Opportunity Fund</text:p>
          </table:table-cell>
        </table:table-row>
        <table:table-row table:style-name="ro1">
          <table:table-cell office:value-type="string">
            <text:p>IGC</text:p>
          </table:table-cell>
          <table:table-cell office:value-type="string">
            <text:p>India Globalization Capital Inc</text:p>
          </table:table-cell>
        </table:table-row>
        <table:table-row table:style-name="ro1">
          <table:table-cell office:value-type="string">
            <text:p>IGCIW</text:p>
          </table:table-cell>
          <table:table-cell office:value-type="string">
            <text:p>India Globalization Capital, Inc.</text:p>
          </table:table-cell>
        </table:table-row>
        <table:table-row table:style-name="ro1">
          <table:table-cell office:value-type="string">
            <text:p>IGD</text:p>
          </table:table-cell>
          <table:table-cell office:value-type="string">
            <text:p>Voya Global Equity Dividend and Premium Opportunity Fund</text:p>
          </table:table-cell>
        </table:table-row>
        <table:table-row table:style-name="ro1">
          <table:table-cell office:value-type="string">
            <text:p>IGEN</text:p>
          </table:table-cell>
          <table:table-cell office:value-type="string">
            <text:p>iGen Networks Corp.</text:p>
          </table:table-cell>
        </table:table-row>
        <table:table-row table:style-name="ro1">
          <table:table-cell office:value-type="string">
            <text:p>IGEX</text:p>
          </table:table-cell>
          <table:table-cell office:value-type="string">
            <text:p>Indo Global Exchanges Pte Ltd</text:p>
          </table:table-cell>
        </table:table-row>
        <table:table-row table:style-name="ro1">
          <table:table-cell office:value-type="string">
            <text:p>IGI</text:p>
          </table:table-cell>
          <table:table-cell office:value-type="string">
            <text:p>Western Asset Investment Grade Defined Opportunity Trust Inc</text:p>
          </table:table-cell>
        </table:table-row>
        <table:table-row table:style-name="ro1">
          <table:table-cell office:value-type="string">
            <text:p>IGIC</text:p>
          </table:table-cell>
          <table:table-cell office:value-type="string">
            <text:p>International General Insurance Holdings Ltd Bermuda</text:p>
          </table:table-cell>
        </table:table-row>
        <table:table-row table:style-name="ro1">
          <table:table-cell office:value-type="string">
            <text:p>IGMS</text:p>
          </table:table-cell>
          <table:table-cell office:value-type="string">
            <text:p>IGM Biosciences Inc</text:p>
          </table:table-cell>
        </table:table-row>
        <table:table-row table:style-name="ro1">
          <table:table-cell office:value-type="string">
            <text:p>IGNE</text:p>
          </table:table-cell>
          <table:table-cell office:value-type="string">
            <text:p>IGENE Biotechnology, Inc.</text:p>
          </table:table-cell>
        </table:table-row>
        <table:table-row table:style-name="ro1">
          <table:table-cell office:value-type="string">
            <text:p>IGNT</text:p>
          </table:table-cell>
          <table:table-cell office:value-type="string">
            <text:p>Ingen Technologies, Inc.</text:p>
          </table:table-cell>
        </table:table-row>
        <table:table-row table:style-name="ro1">
          <table:table-cell office:value-type="string">
            <text:p>IGOI</text:p>
          </table:table-cell>
          <table:table-cell office:value-type="string">
            <text:p>iGo, Inc.</text:p>
          </table:table-cell>
        </table:table-row>
        <table:table-row table:style-name="ro1">
          <table:table-cell office:value-type="string">
            <text:p>IGPG</text:p>
          </table:table-cell>
          <table:table-cell office:value-type="string">
            <text:p>Ignis Petroleum Group, Inc.</text:p>
          </table:table-cell>
        </table:table-row>
        <table:table-row table:style-name="ro1">
          <table:table-cell office:value-type="string">
            <text:p>IGPK</text:p>
          </table:table-cell>
          <table:table-cell office:value-type="string">
            <text:p>Integrated Cannabis Solutions, Inc.</text:p>
          </table:table-cell>
        </table:table-row>
        <table:table-row table:style-name="ro1">
          <table:table-cell office:value-type="string">
            <text:p>IGR</text:p>
          </table:table-cell>
          <table:table-cell office:value-type="string">
            <text:p>CBRE Clarion Global Real Estate Income Fund</text:p>
          </table:table-cell>
        </table:table-row>
        <table:table-row table:style-name="ro1">
          <table:table-cell office:value-type="string">
            <text:p>IGRU</text:p>
          </table:table-cell>
          <table:table-cell office:value-type="string">
            <text:p>International Gold Resources, Inc.</text:p>
          </table:table-cell>
        </table:table-row>
        <table:table-row table:style-name="ro1">
          <table:table-cell office:value-type="string">
            <text:p>IGRW</text:p>
          </table:table-cell>
          <table:table-cell office:value-type="string">
            <text:p>Interactive Health Network</text:p>
          </table:table-cell>
        </table:table-row>
        <table:table-row table:style-name="ro1">
          <table:table-cell office:value-type="string">
            <text:p>IGT</text:p>
          </table:table-cell>
          <table:table-cell office:value-type="string">
            <text:p>International Game Technology PLC</text:p>
          </table:table-cell>
        </table:table-row>
        <table:table-row table:style-name="ro1">
          <table:table-cell office:value-type="string">
            <text:p>IH</text:p>
          </table:table-cell>
          <table:table-cell office:value-type="string">
            <text:p>iHuman Inc</text:p>
          </table:table-cell>
        </table:table-row>
        <table:table-row table:style-name="ro1">
          <table:table-cell office:value-type="string">
            <text:p>IHAI</text:p>
          </table:table-cell>
          <table:table-cell office:value-type="string">
            <text:p>Innovative Holdings Alliance,Inc.</text:p>
          </table:table-cell>
        </table:table-row>
        <table:table-row table:style-name="ro1">
          <table:table-cell office:value-type="string">
            <text:p>IHC</text:p>
          </table:table-cell>
          <table:table-cell office:value-type="string">
            <text:p>Independence Holding Co</text:p>
          </table:table-cell>
        </table:table-row>
        <table:table-row table:style-name="ro1">
          <table:table-cell office:value-type="string">
            <text:p>IHD</text:p>
          </table:table-cell>
          <table:table-cell office:value-type="string">
            <text:p>Voya Emerging Markets High Income Dividend Equity Fund</text:p>
          </table:table-cell>
        </table:table-row>
        <table:table-row table:style-name="ro1">
          <table:table-cell office:value-type="string">
            <text:p>IHG</text:p>
          </table:table-cell>
          <table:table-cell office:value-type="string">
            <text:p>InterContinental Hotels Group PLC</text:p>
          </table:table-cell>
        </table:table-row>
        <table:table-row table:style-name="ro1">
          <table:table-cell office:value-type="string">
            <text:p>IHGP</text:p>
          </table:table-cell>
          <table:table-cell office:value-type="string">
            <text:p>Interact Holdings Group, Inc.</text:p>
          </table:table-cell>
        </table:table-row>
        <table:table-row table:style-name="ro1">
          <table:table-cell office:value-type="string">
            <text:p>IHIT</text:p>
          </table:table-cell>
          <table:table-cell office:value-type="string">
            <text:p>Invesco High Income 2023 Target Term Fund</text:p>
          </table:table-cell>
        </table:table-row>
        <table:table-row table:style-name="ro1">
          <table:table-cell office:value-type="string">
            <text:p>IHRT</text:p>
          </table:table-cell>
          <table:table-cell office:value-type="string">
            <text:p>iHeartMedia Inc</text:p>
          </table:table-cell>
        </table:table-row>
        <table:table-row table:style-name="ro1">
          <table:table-cell office:value-type="string">
            <text:p>IHSI</text:p>
          </table:table-cell>
          <table:table-cell office:value-type="string">
            <text:p>Intelligent Highway Solutions, Inc.</text:p>
          </table:table-cell>
        </table:table-row>
        <table:table-row table:style-name="ro1">
          <table:table-cell office:value-type="string">
            <text:p>IHT</text:p>
          </table:table-cell>
          <table:table-cell office:value-type="string">
            <text:p>InnSuites Hospitality Trust</text:p>
          </table:table-cell>
        </table:table-row>
        <table:table-row table:style-name="ro1">
          <table:table-cell office:value-type="string">
            <text:p>IHTA</text:p>
          </table:table-cell>
          <table:table-cell office:value-type="string">
            <text:p>Invesco High Income 2024 Target Term Fund</text:p>
          </table:table-cell>
        </table:table-row>
        <table:table-row table:style-name="ro1">
          <table:table-cell office:value-type="string">
            <text:p>IHTI</text:p>
          </table:table-cell>
          <table:table-cell office:value-type="string">
            <text:p>Integrative Health Technologies, Inc.</text:p>
          </table:table-cell>
        </table:table-row>
        <table:table-row table:style-name="ro1">
          <table:table-cell office:value-type="string">
            <text:p>IID</text:p>
          </table:table-cell>
          <table:table-cell office:value-type="string">
            <text:p>Voya International High Dividend Equity Income Fund</text:p>
          </table:table-cell>
        </table:table-row>
        <table:table-row table:style-name="ro1">
          <table:table-cell office:value-type="string">
            <text:p>IIF</text:p>
          </table:table-cell>
          <table:table-cell office:value-type="string">
            <text:p>Morgan Stanley India Investment Fund Inc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Information Services Group Inc</text:p>
          </table:table-cell>
        </table:table-row>
        <table:table-row table:style-name="ro1">
          <table:table-cell office:value-type="string">
            <text:p>IIIN</text:p>
          </table:table-cell>
          <table:table-cell office:value-type="string">
            <text:p>Insteel Industries Inc</text:p>
          </table:table-cell>
        </table:table-row>
        <table:table-row table:style-name="ro1">
          <table:table-cell office:value-type="string">
            <text:p>IIIV</text:p>
          </table:table-cell>
          <table:table-cell office:value-type="string">
            <text:p>I3 Verticals Inc</text:p>
          </table:table-cell>
        </table:table-row>
        <table:table-row table:style-name="ro1">
          <table:table-cell office:value-type="string">
            <text:p>IIM</text:p>
          </table:table-cell>
          <table:table-cell office:value-type="string">
            <text:p>Invesco Value Municipal Income Trust</text:p>
          </table:table-cell>
        </table:table-row>
        <table:table-row table:style-name="ro1">
          <table:table-cell office:value-type="string">
            <text:p>IIN</text:p>
          </table:table-cell>
          <table:table-cell office:value-type="string">
            <text:p>IntriCon Corp</text:p>
          </table:table-cell>
        </table:table-row>
        <table:table-row table:style-name="ro1">
          <table:table-cell office:value-type="string">
            <text:p>IIPR</text:p>
          </table:table-cell>
          <table:table-cell office:value-type="string">
            <text:p>Innovative Industrial Properties Inc</text:p>
          </table:table-cell>
        </table:table-row>
        <table:table-row table:style-name="ro1">
          <table:table-cell office:value-type="string">
            <text:p>IIPR-A</text:p>
          </table:table-cell>
          <table:table-cell office:value-type="string">
            <text:p>Innovative Industrial Properties Inc</text:p>
          </table:table-cell>
        </table:table-row>
        <table:table-row table:style-name="ro1">
          <table:table-cell office:value-type="string">
            <text:p>IIVI</text:p>
          </table:table-cell>
          <table:table-cell office:value-type="string">
            <text:p>II-VI Inc</text:p>
          </table:table-cell>
        </table:table-row>
        <table:table-row table:style-name="ro1">
          <table:table-cell office:value-type="string">
            <text:p>IJJP</text:p>
          </table:table-cell>
          <table:table-cell office:value-type="string">
            <text:p>IJJ Corp.</text:p>
          </table:table-cell>
        </table:table-row>
        <table:table-row table:style-name="ro1">
          <table:table-cell office:value-type="string">
            <text:p>IKMA</text:p>
          </table:table-cell>
          <table:table-cell office:value-type="string">
            <text:p>IntelaKare Marketing, Inc.</text:p>
          </table:table-cell>
        </table:table-row>
        <table:table-row table:style-name="ro1">
          <table:table-cell office:value-type="string">
            <text:p>IKNX</text:p>
          </table:table-cell>
          <table:table-cell office:value-type="string">
            <text:p>Ikonics Corp</text:p>
          </table:table-cell>
        </table:table-row>
        <table:table-row table:style-name="ro1">
          <table:table-cell office:value-type="string">
            <text:p>IKT</text:p>
          </table:table-cell>
          <table:table-cell office:value-type="string">
            <text:p>Inhibikase Therapeutics Inc</text:p>
          </table:table-cell>
        </table:table-row>
        <table:table-row table:style-name="ro1">
          <table:table-cell office:value-type="string">
            <text:p>ILAL</text:p>
          </table:table-cell>
          <table:table-cell office:value-type="string">
            <text:p>International Land Alliance Inc.</text:p>
          </table:table-cell>
        </table:table-row>
        <table:table-row table:style-name="ro1">
          <table:table-cell office:value-type="string">
            <text:p>ILCC</text:p>
          </table:table-cell>
          <table:table-cell office:value-type="string">
            <text:p>International Leaders Capital Corporation</text:p>
          </table:table-cell>
        </table:table-row>
        <table:table-row table:style-name="ro1">
          <table:table-cell office:value-type="string">
            <text:p>ILDIA</text:p>
          </table:table-cell>
          <table:table-cell office:value-type="string">
            <text:p>Inspiration Lead Co., Inc.</text:p>
          </table:table-cell>
        </table:table-row>
        <table:table-row table:style-name="ro1">
          <table:table-cell office:value-type="string">
            <text:p>ILDO</text:p>
          </table:table-cell>
          <table:table-cell office:value-type="string">
            <text:p>International Daleco Corp.</text:p>
          </table:table-cell>
        </table:table-row>
        <table:table-row table:style-name="ro1">
          <table:table-cell office:value-type="string">
            <text:p>ILIM</text:p>
          </table:table-cell>
          <table:table-cell office:value-type="string">
            <text:p>IL2M International Corp.</text:p>
          </table:table-cell>
        </table:table-row>
        <table:table-row table:style-name="ro1">
          <table:table-cell office:value-type="string">
            <text:p>ILMN</text:p>
          </table:table-cell>
          <table:table-cell office:value-type="string">
            <text:p>Illumina Inc</text:p>
          </table:table-cell>
        </table:table-row>
        <table:table-row table:style-name="ro1">
          <table:table-cell office:value-type="string">
            <text:p>ILPT</text:p>
          </table:table-cell>
          <table:table-cell office:value-type="string">
            <text:p>Industrial Logistics Properties Trust</text:p>
          </table:table-cell>
        </table:table-row>
        <table:table-row table:style-name="ro1">
          <table:table-cell office:value-type="string">
            <text:p>ILUS</text:p>
          </table:table-cell>
          <table:table-cell office:value-type="string">
            <text:p>Ilustrato Pictures International Inc.</text:p>
          </table:table-cell>
        </table:table-row>
        <table:table-row table:style-name="ro1">
          <table:table-cell office:value-type="string">
            <text:p>IMAB</text:p>
          </table:table-cell>
          <table:table-cell office:value-type="string">
            <text:p>I-Mab</text:p>
          </table:table-cell>
        </table:table-row>
        <table:table-row table:style-name="ro1">
          <table:table-cell office:value-type="string">
            <text:p>IMAC</text:p>
          </table:table-cell>
          <table:table-cell office:value-type="string">
            <text:p>Imac Holdings Inc</text:p>
          </table:table-cell>
        </table:table-row>
        <table:table-row table:style-name="ro1">
          <table:table-cell office:value-type="string">
            <text:p>IMAG</text:p>
          </table:table-cell>
          <table:table-cell office:value-type="string">
            <text:p>ImageMax, Inc.</text:p>
          </table:table-cell>
        </table:table-row>
        <table:table-row table:style-name="ro1">
          <table:table-cell office:value-type="string">
            <text:p>IMAX</text:p>
          </table:table-cell>
          <table:table-cell office:value-type="string">
            <text:p>IMAX Corp</text:p>
          </table:table-cell>
        </table:table-row>
        <table:table-row table:style-name="ro1">
          <table:table-cell office:value-type="string">
            <text:p>IMBI</text:p>
          </table:table-cell>
          <table:table-cell office:value-type="string">
            <text:p>iMedia Brands Inc</text:p>
          </table:table-cell>
        </table:table-row>
        <table:table-row table:style-name="ro1">
          <table:table-cell office:value-type="string">
            <text:p>IMCI</text:p>
          </table:table-cell>
          <table:table-cell office:value-type="string">
            <text:p>Infinite Group, Inc.</text:p>
          </table:table-cell>
        </table:table-row>
        <table:table-row table:style-name="ro1">
          <table:table-cell office:value-type="string">
            <text:p>IMGI</text:p>
          </table:table-cell>
          <table:table-cell office:value-type="string">
            <text:p>ImaginOn, Inc.</text:p>
          </table:table-cell>
        </table:table-row>
        <table:table-row table:style-name="ro1">
          <table:table-cell office:value-type="string">
            <text:p>IMGL</text:p>
          </table:table-cell>
          <table:table-cell office:value-type="string">
            <text:p>Image Intl Group Inc.</text:p>
          </table:table-cell>
        </table:table-row>
        <table:table-row table:style-name="ro1">
          <table:table-cell office:value-type="string">
            <text:p>IMGN</text:p>
          </table:table-cell>
          <table:table-cell office:value-type="string">
            <text:p>ImmunoGen Inc</text:p>
          </table:table-cell>
        </table:table-row>
        <table:table-row table:style-name="ro1">
          <table:table-cell office:value-type="string">
            <text:p>IMGX</text:p>
          </table:table-cell>
          <table:table-cell office:value-type="string">
            <text:p>Image Metrics, Inc.</text:p>
          </table:table-cell>
        </table:table-row>
        <table:table-row table:style-name="ro1">
          <table:table-cell office:value-type="string">
            <text:p>IMH</text:p>
          </table:table-cell>
          <table:table-cell office:value-type="string">
            <text:p>Impac Mortgage Holdings Inc</text:p>
          </table:table-cell>
        </table:table-row>
        <table:table-row table:style-name="ro1">
          <table:table-cell office:value-type="string">
            <text:p>IMII</text:p>
          </table:table-cell>
          <table:table-cell office:value-type="string">
            <text:p>Inception Mining Inc.</text:p>
          </table:table-cell>
        </table:table-row>
        <table:table-row table:style-name="ro1">
          <table:table-cell office:value-type="string">
            <text:p>IMJN</text:p>
          </table:table-cell>
          <table:table-cell office:value-type="string">
            <text:p>Imerjn, Inc.</text:p>
          </table:table-cell>
        </table:table-row>
        <table:table-row table:style-name="ro1">
          <table:table-cell office:value-type="string">
            <text:p>IMJX</text:p>
          </table:table-cell>
          <table:table-cell office:value-type="string">
            <text:p>Imagexpres Corp.</text:p>
          </table:table-cell>
        </table:table-row>
        <table:table-row table:style-name="ro1">
          <table:table-cell office:value-type="string">
            <text:p>IMKTA</text:p>
          </table:table-cell>
          <table:table-cell office:value-type="string">
            <text:p>Ingles Markets Inc</text:p>
          </table:table-cell>
        </table:table-row>
        <table:table-row table:style-name="ro1">
          <table:table-cell office:value-type="string">
            <text:p>IMLE</text:p>
          </table:table-cell>
          <table:table-cell office:value-type="string">
            <text:p>TransBiotec, Inc.</text:p>
          </table:table-cell>
        </table:table-row>
        <table:table-row table:style-name="ro1">
          <table:table-cell office:value-type="string">
            <text:p>IMMB</text:p>
          </table:table-cell>
          <table:table-cell office:value-type="string">
            <text:p>Immunotech Laboratories, Inc.</text:p>
          </table:table-cell>
        </table:table-row>
        <table:table-row table:style-name="ro1">
          <table:table-cell office:value-type="string">
            <text:p>IMMG</text:p>
          </table:table-cell>
          <table:table-cell office:value-type="string">
            <text:p>Immage Biotherapeutics Corp.</text:p>
          </table:table-cell>
        </table:table-row>
        <table:table-row table:style-name="ro1">
          <table:table-cell office:value-type="string">
            <text:p>IMMM</text:p>
          </table:table-cell>
          <table:table-cell office:value-type="string">
            <text:p>Intermedia Marketing Solutions, Inc.</text:p>
          </table:table-cell>
        </table:table-row>
        <table:table-row table:style-name="ro1">
          <table:table-cell office:value-type="string">
            <text:p>IMMP</text:p>
          </table:table-cell>
          <table:table-cell office:value-type="string">
            <text:p>Immutep Ltd</text:p>
          </table:table-cell>
        </table:table-row>
        <table:table-row table:style-name="ro1">
          <table:table-cell office:value-type="string">
            <text:p>IMMR</text:p>
          </table:table-cell>
          <table:table-cell office:value-type="string">
            <text:p>Immersion Corp</text:p>
          </table:table-cell>
        </table:table-row>
        <table:table-row table:style-name="ro1">
          <table:table-cell office:value-type="string">
            <text:p>IMMU</text:p>
          </table:table-cell>
          <table:table-cell office:value-type="string">
            <text:p>Immunomedics Inc</text:p>
          </table:table-cell>
        </table:table-row>
        <table:table-row table:style-name="ro1">
          <table:table-cell office:value-type="string">
            <text:p>IMNM</text:p>
          </table:table-cell>
          <table:table-cell office:value-type="string">
            <text:p>Immunome Inc</text:p>
          </table:table-cell>
        </table:table-row>
        <table:table-row table:style-name="ro1">
          <table:table-cell office:value-type="string">
            <text:p>IMNPQ</text:p>
          </table:table-cell>
          <table:table-cell office:value-type="string">
            <text:p>Immune Pharmaceuticals Inc.</text:p>
          </table:table-cell>
        </table:table-row>
        <table:table-row table:style-name="ro1">
          <table:table-cell office:value-type="string">
            <text:p>IMO</text:p>
          </table:table-cell>
          <table:table-cell office:value-type="string">
            <text:p>Imperial Oil Ltd</text:p>
          </table:table-cell>
        </table:table-row>
        <table:table-row table:style-name="ro1">
          <table:table-cell office:value-type="string">
            <text:p>IMOS</text:p>
          </table:table-cell>
          <table:table-cell office:value-type="string">
            <text:p>ChipMOS Technologies Inc</text:p>
          </table:table-cell>
        </table:table-row>
        <table:table-row table:style-name="ro1">
          <table:table-cell office:value-type="string">
            <text:p>IMPHO</text:p>
          </table:table-cell>
          <table:table-cell office:value-type="string">
            <text:p>Impac Mortgage Holdings, Inc.</text:p>
          </table:table-cell>
        </table:table-row>
        <table:table-row table:style-name="ro1">
          <table:table-cell office:value-type="string">
            <text:p>IMPHP</text:p>
          </table:table-cell>
          <table:table-cell office:value-type="string">
            <text:p>Impac Mortgage Holdings, Inc.</text:p>
          </table:table-cell>
        </table:table-row>
        <table:table-row table:style-name="ro1">
          <table:table-cell office:value-type="string">
            <text:p>IMRA</text:p>
          </table:table-cell>
          <table:table-cell office:value-type="string">
            <text:p>IMARA Inc</text:p>
          </table:table-cell>
        </table:table-row>
        <table:table-row table:style-name="ro1">
          <table:table-cell office:value-type="string">
            <text:p>IMRN</text:p>
          </table:table-cell>
          <table:table-cell office:value-type="string">
            <text:p>Immuron Ltd</text:p>
          </table:table-cell>
        </table:table-row>
        <table:table-row table:style-name="ro1">
          <table:table-cell office:value-type="string">
            <text:p>IMSU</text:p>
          </table:table-cell>
          <table:table-cell office:value-type="string">
            <text:p>Kavtek Software Corp. </text:p>
          </table:table-cell>
        </table:table-row>
        <table:table-row table:style-name="ro1">
          <table:table-cell office:value-type="string">
            <text:p>IMTE</text:p>
          </table:table-cell>
          <table:table-cell office:value-type="string">
            <text:p>Integrated Media Technology Ltd</text:p>
          </table:table-cell>
        </table:table-row>
        <table:table-row table:style-name="ro1">
          <table:table-cell office:value-type="string">
            <text:p>IMTL</text:p>
          </table:table-cell>
          <table:table-cell office:value-type="string">
            <text:p>Image Protect, Inc.</text:p>
          </table:table-cell>
        </table:table-row>
        <table:table-row table:style-name="ro1">
          <table:table-cell office:value-type="string">
            <text:p>IMTO</text:p>
          </table:table-cell>
          <table:table-cell office:value-type="string">
            <text:p>InterMetro Communications, Inc.</text:p>
          </table:table-cell>
        </table:table-row>
        <table:table-row table:style-name="ro1">
          <table:table-cell office:value-type="string">
            <text:p>IMTS</text:p>
          </table:table-cell>
          <table:table-cell office:value-type="string">
            <text:p>Interactive Motorsports and Entertainment Corp.</text:p>
          </table:table-cell>
        </table:table-row>
        <table:table-row table:style-name="ro1">
          <table:table-cell office:value-type="string">
            <text:p>IMTV</text:p>
          </table:table-cell>
          <table:table-cell office:value-type="string">
            <text:p>Imagination TV, Inc.</text:p>
          </table:table-cell>
        </table:table-row>
        <table:table-row table:style-name="ro1">
          <table:table-cell office:value-type="string">
            <text:p>IMUC</text:p>
          </table:table-cell>
          <table:table-cell office:value-type="string">
            <text:p>ImmunoCellular Therapeutics, Ltd.</text:p>
          </table:table-cell>
        </table:table-row>
        <table:table-row table:style-name="ro1">
          <table:table-cell office:value-type="string">
            <text:p>IMUCW</text:p>
          </table:table-cell>
          <table:table-cell office:value-type="string">
            <text:p>ImmunoCellular Therapeutics, Ltd.</text:p>
          </table:table-cell>
        </table:table-row>
        <table:table-row table:style-name="ro1">
          <table:table-cell office:value-type="string">
            <text:p>IMUN</text:p>
          </table:table-cell>
          <table:table-cell office:value-type="string">
            <text:p>Immune Therapeutics, Inc.</text:p>
          </table:table-cell>
        </table:table-row>
        <table:table-row table:style-name="ro1">
          <table:table-cell office:value-type="string">
            <text:p>IMUX</text:p>
          </table:table-cell>
          <table:table-cell office:value-type="string">
            <text:p>Immunic Inc</text:p>
          </table:table-cell>
        </table:table-row>
        <table:table-row table:style-name="ro1">
          <table:table-cell office:value-type="string">
            <text:p>IMV</text:p>
          </table:table-cell>
          <table:table-cell office:value-type="string">
            <text:p>IMV Inc</text:p>
          </table:table-cell>
        </table:table-row>
        <table:table-row table:style-name="ro1">
          <table:table-cell office:value-type="string">
            <text:p>IMVT</text:p>
          </table:table-cell>
          <table:table-cell office:value-type="string">
            <text:p>Immunovant Inc</text:p>
          </table:table-cell>
        </table:table-row>
        <table:table-row table:style-name="ro1">
          <table:table-cell office:value-type="string">
            <text:p>IMVTU</text:p>
          </table:table-cell>
          <table:table-cell office:value-type="string">
            <text:p>Immunovant Inc</text:p>
          </table:table-cell>
        </table:table-row>
        <table:table-row table:style-name="ro1">
          <table:table-cell office:value-type="string">
            <text:p>IMXI</text:p>
          </table:table-cell>
          <table:table-cell office:value-type="string">
            <text:p>International Money Express Inc</text:p>
          </table:table-cell>
        </table:table-row>
        <table:table-row table:style-name="ro1">
          <table:table-cell office:value-type="string">
            <text:p>INAB</text:p>
          </table:table-cell>
          <table:table-cell office:value-type="string">
            <text:p>IN8bio Inc</text:p>
          </table:table-cell>
        </table:table-row>
        <table:table-row table:style-name="ro1">
          <table:table-cell office:value-type="string">
            <text:p>INAN</text:p>
          </table:table-cell>
          <table:table-cell office:value-type="string">
            <text:p>InterNatural Pharmaceuticals, Inc.</text:p>
          </table:table-cell>
        </table:table-row>
        <table:table-row table:style-name="ro1">
          <table:table-cell office:value-type="string">
            <text:p>INAR</text:p>
          </table:table-cell>
          <table:table-cell office:value-type="string">
            <text:p>InternetArray, Inc.</text:p>
          </table:table-cell>
        </table:table-row>
        <table:table-row table:style-name="ro1">
          <table:table-cell office:value-type="string">
            <text:p>INBI</text:p>
          </table:table-cell>
          <table:table-cell office:value-type="string">
            <text:p>Infusion Brands International, Inc.</text:p>
          </table:table-cell>
        </table:table-row>
        <table:table-row table:style-name="ro1">
          <table:table-cell office:value-type="string">
            <text:p>INBK</text:p>
          </table:table-cell>
          <table:table-cell office:value-type="string">
            <text:p>First Internet Bancorp</text:p>
          </table:table-cell>
        </table:table-row>
        <table:table-row table:style-name="ro1">
          <table:table-cell office:value-type="string">
            <text:p>INBKZ</text:p>
          </table:table-cell>
          <table:table-cell office:value-type="string">
            <text:p>First Internet Bancorp</text:p>
          </table:table-cell>
        </table:table-row>
        <table:table-row table:style-name="ro1">
          <table:table-cell office:value-type="string">
            <text:p>INBP</text:p>
          </table:table-cell>
          <table:table-cell office:value-type="string">
            <text:p>Integrated BioPharma, Inc.</text:p>
          </table:table-cell>
        </table:table-row>
        <table:table-row table:style-name="ro1">
          <table:table-cell office:value-type="string">
            <text:p>INCC</text:p>
          </table:table-cell>
          <table:table-cell office:value-type="string">
            <text:p>International Consolidated Companies, Inc.</text:p>
          </table:table-cell>
        </table:table-row>
        <table:table-row table:style-name="ro1">
          <table:table-cell office:value-type="string">
            <text:p>INCT</text:p>
          </table:table-cell>
          <table:table-cell office:value-type="string">
            <text:p>InCapta, Inc.</text:p>
          </table:table-cell>
        </table:table-row>
        <table:table-row table:style-name="ro1">
          <table:table-cell office:value-type="string">
            <text:p>INCY</text:p>
          </table:table-cell>
          <table:table-cell office:value-type="string">
            <text:p>Incyte Corp</text:p>
          </table:table-cell>
        </table:table-row>
        <table:table-row table:style-name="ro1">
          <table:table-cell office:value-type="string">
            <text:p>INDB</text:p>
          </table:table-cell>
          <table:table-cell office:value-type="string">
            <text:p>Independent Bank Corp-Rockland MA</text:p>
          </table:table-cell>
        </table:table-row>
        <table:table-row table:style-name="ro1">
          <table:table-cell office:value-type="string">
            <text:p>INDHF</text:p>
          </table:table-cell>
          <table:table-cell office:value-type="string">
            <text:p>Indus Holding AG</text:p>
          </table:table-cell>
        </table:table-row>
        <table:table-row table:style-name="ro1">
          <table:table-cell office:value-type="string">
            <text:p>INDO</text:p>
          </table:table-cell>
          <table:table-cell office:value-type="string">
            <text:p>Indonesia Energy Corp Ltd</text:p>
          </table:table-cell>
        </table:table-row>
        <table:table-row table:style-name="ro1">
          <table:table-cell office:value-type="string">
            <text:p>INDR</text:p>
          </table:table-cell>
          <table:table-cell office:value-type="string">
            <text:p>Indie Ranch Media, Inc.</text:p>
          </table:table-cell>
        </table:table-row>
        <table:table-row table:style-name="ro1">
          <table:table-cell office:value-type="string">
            <text:p>INDXF</text:p>
          </table:table-cell>
          <table:table-cell office:value-type="string">
            <text:p>Indus Holdings Inc.</text:p>
          </table:table-cell>
        </table:table-row>
        <table:table-row table:style-name="ro1">
          <table:table-cell office:value-type="string">
            <text:p>INFG</text:p>
          </table:table-cell>
          <table:table-cell office:value-type="string">
            <text:p>Infinite Graphics, Inc.</text:p>
          </table:table-cell>
        </table:table-row>
        <table:table-row table:style-name="ro1">
          <table:table-cell office:value-type="string">
            <text:p>INFI</text:p>
          </table:table-cell>
          <table:table-cell office:value-type="string">
            <text:p>Infinity Pharmaceuticals Inc</text:p>
          </table:table-cell>
        </table:table-row>
        <table:table-row table:style-name="ro1">
          <table:table-cell office:value-type="string">
            <text:p>INFN</text:p>
          </table:table-cell>
          <table:table-cell office:value-type="string">
            <text:p>Infinera Corp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IHS Markit Ltd</text:p>
          </table:table-cell>
        </table:table-row>
        <table:table-row table:style-name="ro1">
          <table:table-cell office:value-type="string">
            <text:p>INFO</text:p>
          </table:table-cell>
          <table:table-cell office:value-type="string">
            <text:p>IHS Markit Ltd</text:p>
          </table:table-cell>
        </table:table-row>
        <table:table-row table:style-name="ro1">
          <table:table-cell office:value-type="string">
            <text:p>INFU</text:p>
          </table:table-cell>
          <table:table-cell office:value-type="string">
            <text:p>InfuSystem Holdings Inc</text:p>
          </table:table-cell>
        </table:table-row>
        <table:table-row table:style-name="ro1">
          <table:table-cell office:value-type="string">
            <text:p>INFX</text:p>
          </table:table-cell>
          <table:table-cell office:value-type="string">
            <text:p>Infinex Ventures, Inc.</text:p>
          </table:table-cell>
        </table:table-row>
        <table:table-row table:style-name="ro1">
          <table:table-cell office:value-type="string">
            <text:p>INFY</text:p>
          </table:table-cell>
          <table:table-cell office:value-type="string">
            <text:p>Infosys Ltd</text:p>
          </table:table-cell>
        </table:table-row>
        <table:table-row table:style-name="ro1">
          <table:table-cell office:value-type="string">
            <text:p>ING</text:p>
          </table:table-cell>
          <table:table-cell office:value-type="string">
            <text:p>ING Groep NV</text:p>
          </table:table-cell>
        </table:table-row>
        <table:table-row table:style-name="ro1">
          <table:table-cell office:value-type="string">
            <text:p>INGN</text:p>
          </table:table-cell>
          <table:table-cell office:value-type="string">
            <text:p>Inogen Inc</text:p>
          </table:table-cell>
        </table:table-row>
        <table:table-row table:style-name="ro1">
          <table:table-cell office:value-type="string">
            <text:p>INGR</text:p>
          </table:table-cell>
          <table:table-cell office:value-type="string">
            <text:p>Ingredion Inc</text:p>
          </table:table-cell>
        </table:table-row>
        <table:table-row table:style-name="ro1">
          <table:table-cell office:value-type="string">
            <text:p>INHC</text:p>
          </table:table-cell>
          <table:table-cell office:value-type="string">
            <text:p>Innolog Holdings Corp.</text:p>
          </table:table-cell>
        </table:table-row>
        <table:table-row table:style-name="ro1">
          <table:table-cell office:value-type="string">
            <text:p>INII</text:p>
          </table:table-cell>
          <table:table-cell office:value-type="string">
            <text:p>Insight ID, Inc.</text:p>
          </table:table-cell>
        </table:table-row>
        <table:table-row table:style-name="ro1">
          <table:table-cell office:value-type="string">
            <text:p>INIS</text:p>
          </table:table-cell>
          <table:table-cell office:value-type="string">
            <text:p>International Isotopes, Inc.</text:p>
          </table:table-cell>
        </table:table-row>
        <table:table-row table:style-name="ro1">
          <table:table-cell office:value-type="string">
            <text:p>INIX</text:p>
          </table:table-cell>
          <table:table-cell office:value-type="string">
            <text:p>Ifinix Corp.</text:p>
          </table:table-cell>
        </table:table-row>
        <table:table-row table:style-name="ro1">
          <table:table-cell office:value-type="string">
            <text:p>INKW</text:p>
          </table:table-cell>
          <table:table-cell office:value-type="string">
            <text:p>Greene Concepts, Inc.</text:p>
          </table:table-cell>
        </table:table-row>
        <table:table-row table:style-name="ro1">
          <table:table-cell office:value-type="string">
            <text:p>INLB</text:p>
          </table:table-cell>
          <table:table-cell office:value-type="string">
            <text:p>Item 9 Labs Corp.</text:p>
          </table:table-cell>
        </table:table-row>
        <table:table-row table:style-name="ro1">
          <table:table-cell office:value-type="string">
            <text:p>INMB</text:p>
          </table:table-cell>
          <table:table-cell office:value-type="string">
            <text:p>Inmune Bio Inc</text:p>
          </table:table-cell>
        </table:table-row>
        <table:table-row table:style-name="ro1">
          <table:table-cell office:value-type="string">
            <text:p>INMD</text:p>
          </table:table-cell>
          <table:table-cell office:value-type="string">
            <text:p>Inmode Ltd</text:p>
          </table:table-cell>
        </table:table-row>
        <table:table-row table:style-name="ro1">
          <table:table-cell office:value-type="string">
            <text:p>INN</text:p>
          </table:table-cell>
          <table:table-cell office:value-type="string">
            <text:p>Summit Hotel Properties Inc</text:p>
          </table:table-cell>
        </table:table-row>
        <table:table-row table:style-name="ro1">
          <table:table-cell office:value-type="string">
            <text:p>INND</text:p>
          </table:table-cell>
          <table:table-cell office:value-type="string">
            <text:p>Innerscope Hearing Technologies, Inc.</text:p>
          </table:table-cell>
        </table:table-row>
        <table:table-row table:style-name="ro1">
          <table:table-cell office:value-type="string">
            <text:p>INN-D</text:p>
          </table:table-cell>
          <table:table-cell office:value-type="string">
            <text:p>Summit Hotel Properties Inc</text:p>
          </table:table-cell>
        </table:table-row>
        <table:table-row table:style-name="ro1">
          <table:table-cell office:value-type="string">
            <text:p>INN-E</text:p>
          </table:table-cell>
          <table:table-cell office:value-type="string">
            <text:p>Summit Hotel Properties Inc</text:p>
          </table:table-cell>
        </table:table-row>
        <table:table-row table:style-name="ro1">
          <table:table-cell office:value-type="string">
            <text:p>INNI</text:p>
          </table:table-cell>
          <table:table-cell office:value-type="string">
            <text:p>Innovaro Inc.</text:p>
          </table:table-cell>
        </table:table-row>
        <table:table-row table:style-name="ro1">
          <table:table-cell office:value-type="string">
            <text:p>INNO</text:p>
          </table:table-cell>
          <table:table-cell office:value-type="string">
            <text:p>Innocap, Inc.</text:p>
          </table:table-cell>
        </table:table-row>
        <table:table-row table:style-name="ro1">
          <table:table-cell office:value-type="string">
            <text:p>INNTW</text:p>
          </table:table-cell>
          <table:table-cell office:value-type="string">
            <text:p>9 Meters Biopharma, Inc.</text:p>
          </table:table-cell>
        </table:table-row>
        <table:table-row table:style-name="ro1">
          <table:table-cell office:value-type="string">
            <text:p>INNX</text:p>
          </table:table-cell>
          <table:table-cell office:value-type="string">
            <text:p>Infinite Networks Corp.</text:p>
          </table:table-cell>
        </table:table-row>
        <table:table-row table:style-name="ro1">
          <table:table-cell office:value-type="string">
            <text:p>INO</text:p>
          </table:table-cell>
          <table:table-cell office:value-type="string">
            <text:p>Inovio Pharmaceuticals Inc</text:p>
          </table:table-cell>
        </table:table-row>
        <table:table-row table:style-name="ro1">
          <table:table-cell office:value-type="string">
            <text:p>INOD</text:p>
          </table:table-cell>
          <table:table-cell office:value-type="string">
            <text:p>Innodata Inc</text:p>
          </table:table-cell>
        </table:table-row>
        <table:table-row table:style-name="ro1">
          <table:table-cell office:value-type="string">
            <text:p>INOH</text:p>
          </table:table-cell>
          <table:table-cell office:value-type="string">
            <text:p>In Ovations Holdings, Inc.</text:p>
          </table:table-cell>
        </table:table-row>
        <table:table-row table:style-name="ro1">
          <table:table-cell office:value-type="string">
            <text:p>INOV</text:p>
          </table:table-cell>
          <table:table-cell office:value-type="string">
            <text:p>Inovalon Holdings Inc</text:p>
          </table:table-cell>
        </table:table-row>
        <table:table-row table:style-name="ro1">
          <table:table-cell office:value-type="string">
            <text:p>INOW</text:p>
          </table:table-cell>
          <table:table-cell office:value-type="string">
            <text:p>InfoNow Corp.</text:p>
          </table:table-cell>
        </table:table-row>
        <table:table-row table:style-name="ro1">
          <table:table-cell office:value-type="string">
            <text:p>INPX</text:p>
          </table:table-cell>
          <table:table-cell office:value-type="string">
            <text:p>Inpixon</text:p>
          </table:table-cell>
        </table:table-row>
        <table:table-row table:style-name="ro1">
          <table:table-cell office:value-type="string">
            <text:p>INQD</text:p>
          </table:table-cell>
          <table:table-cell office:value-type="string">
            <text:p>Indoor Harvest Corp.</text:p>
          </table:table-cell>
        </table:table-row>
        <table:table-row table:style-name="ro1">
          <table:table-cell office:value-type="string">
            <text:p>INRD</text:p>
          </table:table-cell>
          <table:table-cell office:value-type="string">
            <text:p>Inrad Optics, Inc.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Intelligent Systems Corp</text:p>
          </table:table-cell>
        </table:table-row>
        <table:table-row table:style-name="ro1">
          <table:table-cell office:value-type="string">
            <text:p>INSE</text:p>
          </table:table-cell>
          <table:table-cell office:value-type="string">
            <text:p>Inspired Entertainment Inc</text:p>
          </table:table-cell>
        </table:table-row>
        <table:table-row table:style-name="ro1">
          <table:table-cell office:value-type="string">
            <text:p>INSEW</text:p>
          </table:table-cell>
          <table:table-cell office:value-type="string">
            <text:p>Inspired Entertainment, Inc.</text:p>
          </table:table-cell>
        </table:table-row>
        <table:table-row table:style-name="ro1">
          <table:table-cell office:value-type="string">
            <text:p>INSG</text:p>
          </table:table-cell>
          <table:table-cell office:value-type="string">
            <text:p>Inseego Corp</text:p>
          </table:table-cell>
        </table:table-row>
        <table:table-row table:style-name="ro1">
          <table:table-cell office:value-type="string">
            <text:p>INSI</text:p>
          </table:table-cell>
          <table:table-cell office:value-type="string">
            <text:p>Insight Select Income Fund</text:p>
          </table:table-cell>
        </table:table-row>
        <table:table-row table:style-name="ro1">
          <table:table-cell office:value-type="string">
            <text:p>INSM</text:p>
          </table:table-cell>
          <table:table-cell office:value-type="string">
            <text:p>Insmed Inc</text:p>
          </table:table-cell>
        </table:table-row>
        <table:table-row table:style-name="ro1">
          <table:table-cell office:value-type="string">
            <text:p>INSO</text:p>
          </table:table-cell>
          <table:table-cell office:value-type="string">
            <text:p>Industry Source Consulting, Inc.</text:p>
          </table:table-cell>
        </table:table-row>
        <table:table-row table:style-name="ro1">
          <table:table-cell office:value-type="string">
            <text:p>INSP</text:p>
          </table:table-cell>
          <table:table-cell office:value-type="string">
            <text:p>Inspire Medical Systems Inc</text:p>
          </table:table-cell>
        </table:table-row>
        <table:table-row table:style-name="ro1">
          <table:table-cell office:value-type="string">
            <text:p>INSUU</text:p>
          </table:table-cell>
          <table:table-cell office:value-type="string">
            <text:p>Insurance Acquisition Corp</text:p>
          </table:table-cell>
        </table:table-row>
        <table:table-row table:style-name="ro1">
          <table:table-cell office:value-type="string">
            <text:p>INSW</text:p>
          </table:table-cell>
          <table:table-cell office:value-type="string">
            <text:p>International Seaways Inc</text:p>
          </table:table-cell>
        </table:table-row>
        <table:table-row table:style-name="ro1">
          <table:table-cell office:value-type="string">
            <text:p>INSW-A</text:p>
          </table:table-cell>
          <table:table-cell office:value-type="string">
            <text:p>International Seaways Inc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World Fuel Services Corp</text:p>
          </table:table-cell>
        </table:table-row>
        <table:table-row table:style-name="ro1">
          <table:table-cell office:value-type="string">
            <text:p>INTC</text:p>
          </table:table-cell>
          <table:table-cell office:value-type="string">
            <text:p>Intel Corp</text:p>
          </table:table-cell>
        </table:table-row>
        <table:table-row table:style-name="ro1">
          <table:table-cell office:value-type="string">
            <text:p>INTG</text:p>
          </table:table-cell>
          <table:table-cell office:value-type="string">
            <text:p>InterGroup Corp-The</text:p>
          </table:table-cell>
        </table:table-row>
        <table:table-row table:style-name="ro1">
          <table:table-cell office:value-type="string">
            <text:p>INTH</text:p>
          </table:table-cell>
          <table:table-cell office:value-type="string">
            <text:p>InnoTech Corp.</text:p>
          </table:table-cell>
        </table:table-row>
        <table:table-row table:style-name="ro1">
          <table:table-cell office:value-type="string">
            <text:p>INTI</text:p>
          </table:table-cell>
          <table:table-cell office:value-type="string">
            <text:p>Inhibitor Therapeutics Inc. </text:p>
          </table:table-cell>
        </table:table-row>
        <table:table-row table:style-name="ro1">
          <table:table-cell office:value-type="string">
            <text:p>INTK</text:p>
          </table:table-cell>
          <table:table-cell office:value-type="string">
            <text:p>Industrial Nanotech, Inc.</text:p>
          </table:table-cell>
        </table:table-row>
        <table:table-row table:style-name="ro1">
          <table:table-cell office:value-type="string">
            <text:p>INTO</text:p>
          </table:table-cell>
          <table:table-cell office:value-type="string">
            <text:p>Initio, Inc.</text:p>
          </table:table-cell>
        </table:table-row>
        <table:table-row table:style-name="ro1">
          <table:table-cell office:value-type="string">
            <text:p>INTP</text:p>
          </table:table-cell>
          <table:table-cell office:value-type="string">
            <text:p>Integrated Pharmaceuticals, Inc.</text:p>
          </table:table-cell>
        </table:table-row>
        <table:table-row table:style-name="ro1">
          <table:table-cell office:value-type="string">
            <text:p>INTT</text:p>
          </table:table-cell>
          <table:table-cell office:value-type="string">
            <text:p>inTEST Corp</text:p>
          </table:table-cell>
        </table:table-row>
        <table:table-row table:style-name="ro1">
          <table:table-cell office:value-type="string">
            <text:p>INTU</text:p>
          </table:table-cell>
          <table:table-cell office:value-type="string">
            <text:p>Intuit Inc</text:p>
          </table:table-cell>
        </table:table-row>
        <table:table-row table:style-name="ro1">
          <table:table-cell office:value-type="string">
            <text:p>INTV</text:p>
          </table:table-cell>
          <table:table-cell office:value-type="string">
            <text:p>Integrated Ventures, Inc.</text:p>
          </table:table-cell>
        </table:table-row>
        <table:table-row table:style-name="ro1">
          <table:table-cell office:value-type="string">
            <text:p>INTZ</text:p>
          </table:table-cell>
          <table:table-cell office:value-type="string">
            <text:p>Intrusion, Inc.</text:p>
          </table:table-cell>
        </table:table-row>
        <table:table-row table:style-name="ro1">
          <table:table-cell office:value-type="string">
            <text:p>INUV</text:p>
          </table:table-cell>
          <table:table-cell office:value-type="string">
            <text:p>Inuvo Inc</text:p>
          </table:table-cell>
        </table:table-row>
        <table:table-row table:style-name="ro1">
          <table:table-cell office:value-type="string">
            <text:p>INVA</text:p>
          </table:table-cell>
          <table:table-cell office:value-type="string">
            <text:p>Innoviva Inc</text:p>
          </table:table-cell>
        </table:table-row>
        <table:table-row table:style-name="ro1">
          <table:table-cell office:value-type="string">
            <text:p>INVB</text:p>
          </table:table-cell>
          <table:table-cell office:value-type="string">
            <text:p>InventaBioTech Inc.</text:p>
          </table:table-cell>
        </table:table-row>
        <table:table-row table:style-name="ro1">
          <table:table-cell office:value-type="string">
            <text:p>INVE</text:p>
          </table:table-cell>
          <table:table-cell office:value-type="string">
            <text:p>Identiv Inc</text:p>
          </table:table-cell>
        </table:table-row>
        <table:table-row table:style-name="ro1">
          <table:table-cell office:value-type="string">
            <text:p>INVH</text:p>
          </table:table-cell>
          <table:table-cell office:value-type="string">
            <text:p>Invitation Homes Inc</text:p>
          </table:table-cell>
        </table:table-row>
        <table:table-row table:style-name="ro1">
          <table:table-cell office:value-type="string">
            <text:p>INVI</text:p>
          </table:table-cell>
          <table:table-cell office:value-type="string">
            <text:p>Integral Vision, Inc.</text:p>
          </table:table-cell>
        </table:table-row>
        <table:table-row table:style-name="ro1">
          <table:table-cell office:value-type="string">
            <text:p>INVL</text:p>
          </table:table-cell>
          <table:table-cell office:value-type="string">
            <text:p>Innovative Climatic Technologies Corp</text:p>
          </table:table-cell>
        </table:table-row>
        <table:table-row table:style-name="ro1">
          <table:table-cell office:value-type="string">
            <text:p>INVO</text:p>
          </table:table-cell>
          <table:table-cell office:value-type="string">
            <text:p>INVO BioScience, Inc.</text:p>
          </table:table-cell>
        </table:table-row>
        <table:table-row table:style-name="ro1">
          <table:table-cell office:value-type="string">
            <text:p>INVT</text:p>
          </table:table-cell>
          <table:table-cell office:value-type="string">
            <text:p>Inventergy Global, Inc.</text:p>
          </table:table-cell>
        </table:table-row>
        <table:table-row table:style-name="ro1">
          <table:table-cell office:value-type="string">
            <text:p>INVU</text:p>
          </table:table-cell>
          <table:table-cell office:value-type="string">
            <text:p>Investview Inc.</text:p>
          </table:table-cell>
        </table:table-row>
        <table:table-row table:style-name="ro1">
          <table:table-cell office:value-type="string">
            <text:p>INWK</text:p>
          </table:table-cell>
          <table:table-cell office:value-type="string">
            <text:p>InnerWorkings Inc</text:p>
          </table:table-cell>
        </table:table-row>
        <table:table-row table:style-name="ro1">
          <table:table-cell office:value-type="string">
            <text:p>IO</text:p>
          </table:table-cell>
          <table:table-cell office:value-type="string">
            <text:p>ION Geophysical Corp</text:p>
          </table:table-cell>
        </table:table-row>
        <table:table-row table:style-name="ro1">
          <table:table-cell office:value-type="string">
            <text:p>IOFB</text:p>
          </table:table-cell>
          <table:table-cell office:value-type="string">
            <text:p>Iowa First Bancshares Corp.</text:p>
          </table:table-cell>
        </table:table-row>
        <table:table-row table:style-name="ro1">
          <table:table-cell office:value-type="string">
            <text:p>IOMT</text:p>
          </table:table-cell>
          <table:table-cell office:value-type="string">
            <text:p>Isomet Corp.</text:p>
          </table:table-cell>
        </table:table-row>
        <table:table-row table:style-name="ro1">
          <table:table-cell office:value-type="string">
            <text:p>IONKF</text:p>
          </table:table-cell>
          <table:table-cell office:value-type="string">
            <text:p>Ionic Brands Corp.</text:p>
          </table:table-cell>
        </table:table-row>
        <table:table-row table:style-name="ro1">
          <table:table-cell office:value-type="string">
            <text:p>IONS</text:p>
          </table:table-cell>
          <table:table-cell office:value-type="string">
            <text:p>Ionis Pharmaceuticals Inc</text:p>
          </table:table-cell>
        </table:table-row>
        <table:table-row table:style-name="ro1">
          <table:table-cell office:value-type="string">
            <text:p>IOR</text:p>
          </table:table-cell>
          <table:table-cell office:value-type="string">
            <text:p>Income Opportunity Realty Investors Inc</text:p>
          </table:table-cell>
        </table:table-row>
        <table:table-row table:style-name="ro1">
          <table:table-cell office:value-type="string">
            <text:p>IORG</text:p>
          </table:table-cell>
          <table:table-cell office:value-type="string">
            <text:p>INTREorg Systems, Inc.</text:p>
          </table:table-cell>
        </table:table-row>
        <table:table-row table:style-name="ro1">
          <table:table-cell office:value-type="string">
            <text:p>IOSP</text:p>
          </table:table-cell>
          <table:table-cell office:value-type="string">
            <text:p>Innospec Inc</text:p>
          </table:table-cell>
        </table:table-row>
        <table:table-row table:style-name="ro1">
          <table:table-cell office:value-type="string">
            <text:p>IOTC</text:p>
          </table:table-cell>
          <table:table-cell office:value-type="string">
            <text:p>Iota Communications Inc.</text:p>
          </table:table-cell>
        </table:table-row>
        <table:table-row table:style-name="ro1">
          <table:table-cell office:value-type="string">
            <text:p>IOTS</text:p>
          </table:table-cell>
          <table:table-cell office:value-type="string">
            <text:p>Adesto Technologies Corp</text:p>
          </table:table-cell>
        </table:table-row>
        <table:table-row table:style-name="ro1">
          <table:table-cell office:value-type="string">
            <text:p>IOVA</text:p>
          </table:table-cell>
          <table:table-cell office:value-type="string">
            <text:p>Iovance Biotherapeutics Inc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ternational Paper Co</text:p>
          </table:table-cell>
        </table:table-row>
        <table:table-row table:style-name="ro1">
          <table:table-cell office:value-type="string">
            <text:p>IPAH</text:p>
          </table:table-cell>
          <table:table-cell office:value-type="string">
            <text:p>Interpharm Holdings, Inc.</text:p>
          </table:table-cell>
        </table:table-row>
        <table:table-row table:style-name="ro1">
          <table:table-cell office:value-type="string">
            <text:p>IPAR</text:p>
          </table:table-cell>
          <table:table-cell office:value-type="string">
            <text:p>Inter Parfums Inc</text:p>
          </table:table-cell>
        </table:table-row>
        <table:table-row table:style-name="ro1">
          <table:table-cell office:value-type="string">
            <text:p>IPB</text:p>
          </table:table-cell>
          <table:table-cell office:value-type="string">
            <text:p>IndexPlus Trust</text:p>
          </table:table-cell>
        </table:table-row>
        <table:table-row table:style-name="ro1">
          <table:table-cell office:value-type="string">
            <text:p>IPG</text:p>
          </table:table-cell>
          <table:table-cell office:value-type="string">
            <text:p>Interpublic Group of Cos Inc-The</text:p>
          </table:table-cell>
        </table:table-row>
        <table:table-row table:style-name="ro1">
          <table:table-cell office:value-type="string">
            <text:p>IPGP</text:p>
          </table:table-cell>
          <table:table-cell office:value-type="string">
            <text:p>IPG Photonics Corp</text:p>
          </table:table-cell>
        </table:table-row>
        <table:table-row table:style-name="ro1">
          <table:table-cell office:value-type="string">
            <text:p>IPHA</text:p>
          </table:table-cell>
          <table:table-cell office:value-type="string">
            <text:p>Innate Pharma SA</text:p>
          </table:table-cell>
        </table:table-row>
        <table:table-row table:style-name="ro1">
          <table:table-cell office:value-type="string">
            <text:p>IPHI</text:p>
          </table:table-cell>
          <table:table-cell office:value-type="string">
            <text:p>Inphi Corp</text:p>
          </table:table-cell>
        </table:table-row>
        <table:table-row table:style-name="ro1">
          <table:table-cell office:value-type="string">
            <text:p>IPI</text:p>
          </table:table-cell>
          <table:table-cell office:value-type="string">
            <text:p>Intrepid Potash Inc</text:p>
          </table:table-cell>
        </table:table-row>
        <table:table-row table:style-name="ro1">
          <table:table-cell office:value-type="string">
            <text:p>IPICQ</text:p>
          </table:table-cell>
          <table:table-cell office:value-type="string">
            <text:p>iPic Entertainment Inc.</text:p>
          </table:table-cell>
        </table:table-row>
        <table:table-row table:style-name="ro1">
          <table:table-cell office:value-type="string">
            <text:p>IPIX</text:p>
          </table:table-cell>
          <table:table-cell office:value-type="string">
            <text:p>Innovation Pharmaceuticals Inc.</text:p>
          </table:table-cell>
        </table:table-row>
        <table:table-row table:style-name="ro1">
          <table:table-cell office:value-type="string">
            <text:p>IPLB</text:p>
          </table:table-cell>
          <table:table-cell office:value-type="string">
            <text:p>iPure Labs, Inc.</text:p>
          </table:table-cell>
        </table:table-row>
        <table:table-row table:style-name="ro1">
          <table:table-cell office:value-type="string">
            <text:p>IPLDP</text:p>
          </table:table-cell>
          <table:table-cell office:value-type="string">
            <text:p>Interstate Power &amp; Light Co</text:p>
          </table:table-cell>
        </table:table-row>
        <table:table-row table:style-name="ro1">
          <table:table-cell office:value-type="string">
            <text:p>IPLY</text:p>
          </table:table-cell>
          <table:table-cell office:value-type="string">
            <text:p>Interplay Entertainment Corp.</text:p>
          </table:table-cell>
        </table:table-row>
        <table:table-row table:style-name="ro1">
          <table:table-cell office:value-type="string">
            <text:p>IPOB</text:p>
          </table:table-cell>
          <table:table-cell office:value-type="string">
            <text:p>Social Capital Hedosophia Holdings Corp II</text:p>
          </table:table-cell>
        </table:table-row>
        <table:table-row table:style-name="ro1">
          <table:table-cell office:value-type="string">
            <text:p>IPOC</text:p>
          </table:table-cell>
          <table:table-cell office:value-type="string">
            <text:p>Social Capital Hedosophia Holdings Corp III</text:p>
          </table:table-cell>
        </table:table-row>
        <table:table-row table:style-name="ro1">
          <table:table-cell office:value-type="string">
            <text:p>IPRC</text:p>
          </table:table-cell>
          <table:table-cell office:value-type="string">
            <text:p>Imperial Resources, Inc.</text:p>
          </table:table-cell>
        </table:table-row>
        <table:table-row table:style-name="ro1">
          <table:table-cell office:value-type="string">
            <text:p>IPSI</text:p>
          </table:table-cell>
          <table:table-cell office:value-type="string">
            <text:p>Innovative Payment Solutions, Inc.</text:p>
          </table:table-cell>
        </table:table-row>
        <table:table-row table:style-name="ro1">
          <table:table-cell office:value-type="string">
            <text:p>IPTK</text:p>
          </table:table-cell>
          <table:table-cell office:value-type="string">
            <text:p>AS-IP Tech, Inc.</text:p>
          </table:table-cell>
        </table:table-row>
        <table:table-row table:style-name="ro1">
          <table:table-cell office:value-type="string">
            <text:p>IPUB</text:p>
          </table:table-cell>
          <table:table-cell office:value-type="string">
            <text:p>indiePub Entertainment, Inc.</text:p>
          </table:table-cell>
        </table:table-row>
        <table:table-row table:style-name="ro1">
          <table:table-cell office:value-type="string">
            <text:p>IPV</text:p>
          </table:table-cell>
          <table:table-cell office:value-type="string">
            <text:p>InterPrivate Acquisition Corp</text:p>
          </table:table-cell>
        </table:table-row>
        <table:table-row table:style-name="ro1">
          <table:table-cell office:value-type="string">
            <text:p>IPV.UN</text:p>
          </table:table-cell>
          <table:table-cell office:value-type="string">
            <text:p>InterPrivate Acquisition Corp</text:p>
          </table:table-cell>
        </table:table-row>
        <table:table-row table:style-name="ro1">
          <table:table-cell office:value-type="string">
            <text:p>IPWG</text:p>
          </table:table-cell>
          <table:table-cell office:value-type="string">
            <text:p>International Power Group, Ltd.</text:p>
          </table:table-cell>
        </table:table-row>
        <table:table-row table:style-name="ro1">
          <table:table-cell office:value-type="string">
            <text:p>IPWLG</text:p>
          </table:table-cell>
          <table:table-cell office:value-type="string">
            <text:p>Indianapolis Power &amp; Light Co.</text:p>
          </table:table-cell>
        </table:table-row>
        <table:table-row table:style-name="ro1">
          <table:table-cell office:value-type="string">
            <text:p>IPWLK</text:p>
          </table:table-cell>
          <table:table-cell office:value-type="string">
            <text:p>Indianapolis Power &amp; Light Co.</text:p>
          </table:table-cell>
        </table:table-row>
        <table:table-row table:style-name="ro1">
          <table:table-cell office:value-type="string">
            <text:p>IPWLO</text:p>
          </table:table-cell>
          <table:table-cell office:value-type="string">
            <text:p>Indianapolis Power &amp; Light Co.</text:p>
          </table:table-cell>
        </table:table-row>
        <table:table-row table:style-name="ro1">
          <table:table-cell office:value-type="string">
            <text:p>IPWR</text:p>
          </table:table-cell>
          <table:table-cell office:value-type="string">
            <text:p>Ideal Power Inc</text:p>
          </table:table-cell>
        </table:table-row>
        <table:table-row table:style-name="ro1">
          <table:table-cell office:value-type="string">
            <text:p>IQ</text:p>
          </table:table-cell>
          <table:table-cell office:value-type="string">
            <text:p>iQIYI Inc</text:p>
          </table:table-cell>
        </table:table-row>
        <table:table-row table:style-name="ro1">
          <table:table-cell office:value-type="string">
            <text:p>IQI</text:p>
          </table:table-cell>
          <table:table-cell office:value-type="string">
            <text:p>Invesco Quality Municipal Income Trust</text:p>
          </table:table-cell>
        </table:table-row>
        <table:table-row table:style-name="ro1">
          <table:table-cell office:value-type="string">
            <text:p>IQST</text:p>
          </table:table-cell>
          <table:table-cell office:value-type="string">
            <text:p>iQSTEL Inc.</text:p>
          </table:table-cell>
        </table:table-row>
        <table:table-row table:style-name="ro1">
          <table:table-cell office:value-type="string">
            <text:p>IQV</text:p>
          </table:table-cell>
          <table:table-cell office:value-type="string">
            <text:p>IQVIA Holdings Inc</text:p>
          </table:table-cell>
        </table:table-row>
        <table:table-row table:style-name="ro1">
          <table:table-cell office:value-type="string">
            <text:p>IR</text:p>
          </table:table-cell>
          <table:table-cell office:value-type="string">
            <text:p>Ingersoll-Rand PLC</text:p>
          </table:table-cell>
        </table:table-row>
        <table:table-row table:style-name="ro1">
          <table:table-cell office:value-type="string">
            <text:p>IRBS</text:p>
          </table:table-cell>
          <table:table-cell office:value-type="string">
            <text:p>IR Biosciences Holdings, Inc.</text:p>
          </table:table-cell>
        </table:table-row>
        <table:table-row table:style-name="ro1">
          <table:table-cell office:value-type="string">
            <text:p>IRBT</text:p>
          </table:table-cell>
          <table:table-cell office:value-type="string">
            <text:p>iRobot Corp</text:p>
          </table:table-cell>
        </table:table-row>
        <table:table-row table:style-name="ro1">
          <table:table-cell office:value-type="string">
            <text:p>IRCP</text:p>
          </table:table-cell>
          <table:table-cell office:value-type="string">
            <text:p>IRSA Propiedades Comerciales SA</text:p>
          </table:table-cell>
        </table:table-row>
        <table:table-row table:style-name="ro1">
          <table:table-cell office:value-type="string">
            <text:p>IRDM</text:p>
          </table:table-cell>
          <table:table-cell office:value-type="string">
            <text:p>Iridium Communications Inc</text:p>
          </table:table-cell>
        </table:table-row>
        <table:table-row table:style-name="ro1">
          <table:table-cell office:value-type="string">
            <text:p>IREP</text:p>
          </table:table-cell>
          <table:table-cell office:value-type="string">
            <text:p>Interep National Radio Sales, Inc.</text:p>
          </table:table-cell>
        </table:table-row>
        <table:table-row table:style-name="ro1">
          <table:table-cell office:value-type="string">
            <text:p>IRET</text:p>
          </table:table-cell>
          <table:table-cell office:value-type="string">
            <text:p>Investors Real Estate Trust</text:p>
          </table:table-cell>
        </table:table-row>
        <table:table-row table:style-name="ro1">
          <table:table-cell office:value-type="string">
            <text:p>IRET-C</text:p>
          </table:table-cell>
          <table:table-cell office:value-type="string">
            <text:p>Investors Real Estate Trust</text:p>
          </table:table-cell>
        </table:table-row>
        <table:table-row table:style-name="ro1">
          <table:table-cell office:value-type="string">
            <text:p>IRIG</text:p>
          </table:table-cell>
          <table:table-cell office:value-type="string">
            <text:p>Integrated Drilling Equipment Holdings Corp.</text:p>
          </table:table-cell>
        </table:table-row>
        <table:table-row table:style-name="ro1">
          <table:table-cell office:value-type="string">
            <text:p>IRIX</text:p>
          </table:table-cell>
          <table:table-cell office:value-type="string">
            <text:p>IRIDEX Corp</text:p>
          </table:table-cell>
        </table:table-row>
        <table:table-row table:style-name="ro1">
          <table:table-cell office:value-type="string">
            <text:p>IRL</text:p>
          </table:table-cell>
          <table:table-cell office:value-type="string">
            <text:p>New Ireland Fund Inc-The</text:p>
          </table:table-cell>
        </table:table-row>
        <table:table-row table:style-name="ro1">
          <table:table-cell office:value-type="string">
            <text:p>IRM</text:p>
          </table:table-cell>
          <table:table-cell office:value-type="string">
            <text:p>Iron Mountain Inc</text:p>
          </table:table-cell>
        </table:table-row>
        <table:table-row table:style-name="ro1">
          <table:table-cell office:value-type="string">
            <text:p>IRMD</text:p>
          </table:table-cell>
          <table:table-cell office:value-type="string">
            <text:p>iRadimed Corp</text:p>
          </table:table-cell>
        </table:table-row>
        <table:table-row table:style-name="ro1">
          <table:table-cell office:value-type="string">
            <text:p>IRNS</text:p>
          </table:table-cell>
          <table:table-cell office:value-type="string">
            <text:p>Ironstone Group, Inc.</text:p>
          </table:table-cell>
        </table:table-row>
        <table:table-row table:style-name="ro1">
          <table:table-cell office:value-type="string">
            <text:p>IROQ</text:p>
          </table:table-cell>
          <table:table-cell office:value-type="string">
            <text:p>IF Bancorp Inc</text:p>
          </table:table-cell>
        </table:table-row>
        <table:table-row table:style-name="ro1">
          <table:table-cell office:value-type="string">
            <text:p>IRR</text:p>
          </table:table-cell>
          <table:table-cell office:value-type="string">
            <text:p>Voya Natural Resources Equity Income Fund</text:p>
          </table:table-cell>
        </table:table-row>
        <table:table-row table:style-name="ro1">
          <table:table-cell office:value-type="string">
            <text:p>IRS</text:p>
          </table:table-cell>
          <table:table-cell office:value-type="string">
            <text:p>IRSA Inversiones y Representaciones SA</text:p>
          </table:table-cell>
        </table:table-row>
        <table:table-row table:style-name="ro1">
          <table:table-cell office:value-type="string">
            <text:p>IRT</text:p>
          </table:table-cell>
          <table:table-cell office:value-type="string">
            <text:p>Independence Realty Trust Inc</text:p>
          </table:table-cell>
        </table:table-row>
        <table:table-row table:style-name="ro1">
          <table:table-cell office:value-type="string">
            <text:p>IRTC</text:p>
          </table:table-cell>
          <table:table-cell office:value-type="string">
            <text:p>iRhythm Technologies Inc</text:p>
          </table:table-cell>
        </table:table-row>
        <table:table-row table:style-name="ro1">
          <table:table-cell office:value-type="string">
            <text:p>IRWD</text:p>
          </table:table-cell>
          <table:table-cell office:value-type="string">
            <text:p>Ironwood Pharmaceuticals Inc</text:p>
          </table:table-cell>
        </table:table-row>
        <table:table-row table:style-name="ro1">
          <table:table-cell office:value-type="string">
            <text:p>IRWPQ</text:p>
          </table:table-cell>
          <table:table-cell office:value-type="string">
            <text:p>IFC Capital Trust VI</text:p>
          </table:table-cell>
        </table:table-row>
        <table:table-row table:style-name="ro1">
          <table:table-cell office:value-type="string">
            <text:p>ISAT</text:p>
          </table:table-cell>
          <table:table-cell office:value-type="string">
            <text:p>ISA Internationale, Inc.</text:p>
          </table:table-cell>
        </table:table-row>
        <table:table-row table:style-name="ro1">
          <table:table-cell office:value-type="string">
            <text:p>ISBA</text:p>
          </table:table-cell>
          <table:table-cell office:value-type="string">
            <text:p>Isabella Bank Corp.</text:p>
          </table:table-cell>
        </table:table-row>
        <table:table-row table:style-name="ro1">
          <table:table-cell office:value-type="string">
            <text:p>ISBC</text:p>
          </table:table-cell>
          <table:table-cell office:value-type="string">
            <text:p>Investors Bancorp Inc</text:p>
          </table:table-cell>
        </table:table-row>
        <table:table-row table:style-name="ro1">
          <table:table-cell office:value-type="string">
            <text:p>ISBH</text:p>
          </table:table-cell>
          <table:table-cell office:value-type="string">
            <text:p>Isbre Holding Corp.</text:p>
          </table:table-cell>
        </table:table-row>
        <table:table-row table:style-name="ro1">
          <table:table-cell office:value-type="string">
            <text:p>ISBL</text:p>
          </table:table-cell>
          <table:table-cell office:value-type="string">
            <text:p>Ise Blu Equity Corp.</text:p>
          </table:table-cell>
        </table:table-row>
        <table:table-row table:style-name="ro1">
          <table:table-cell office:value-type="string">
            <text:p>ISCO</text:p>
          </table:table-cell>
          <table:table-cell office:value-type="string">
            <text:p>International Stem Cell Corp.</text:p>
          </table:table-cell>
        </table:table-row>
        <table:table-row table:style-name="ro1">
          <table:table-cell office:value-type="string">
            <text:p>ISD</text:p>
          </table:table-cell>
          <table:table-cell office:value-type="string">
            <text:p>PGIM High Yield Bond Fund Inc</text:p>
          </table:table-cell>
        </table:table-row>
        <table:table-row table:style-name="ro1">
          <table:table-cell office:value-type="string">
            <text:p>ISDR</text:p>
          </table:table-cell>
          <table:table-cell office:value-type="string">
            <text:p>Issuer Direct Corp</text:p>
          </table:table-cell>
        </table:table-row>
        <table:table-row table:style-name="ro1">
          <table:table-cell office:value-type="string">
            <text:p>ISEE</text:p>
          </table:table-cell>
          <table:table-cell office:value-type="string">
            <text:p>IVERIC bio Inc</text:p>
          </table:table-cell>
        </table:table-row>
        <table:table-row table:style-name="ro1">
          <table:table-cell office:value-type="string">
            <text:p>ISESF</text:p>
          </table:table-cell>
          <table:table-cell office:value-type="string">
            <text:p>Ishares Material Sector Index Fund</text:p>
          </table:table-cell>
        </table:table-row>
        <table:table-row table:style-name="ro1">
          <table:table-cell office:value-type="string">
            <text:p>ISHAF</text:p>
          </table:table-cell>
          <table:table-cell office:value-type="string">
            <text:p>Ishares Income Trust Sector Index Fd</text:p>
          </table:table-cell>
        </table:table-row>
        <table:table-row table:style-name="ro1">
          <table:table-cell office:value-type="string">
            <text:p>ISHI</text:p>
          </table:table-cell>
          <table:table-cell office:value-type="string">
            <text:p>Islet Holdings, Inc.</text:p>
          </table:table-cell>
        </table:table-row>
        <table:table-row table:style-name="ro1">
          <table:table-cell office:value-type="string">
            <text:p>ISHM</text:p>
          </table:table-cell>
          <table:table-cell office:value-type="string">
            <text:p>InfoSearch Media, Inc.</text:p>
          </table:table-cell>
        </table:table-row>
        <table:table-row table:style-name="ro1">
          <table:table-cell office:value-type="string">
            <text:p>ISIG</text:p>
          </table:table-cell>
          <table:table-cell office:value-type="string">
            <text:p>Insignia Systems Inc</text:p>
          </table:table-cell>
        </table:table-row>
        <table:table-row table:style-name="ro1">
          <table:table-cell office:value-type="string">
            <text:p>ISLV</text:p>
          </table:table-cell>
          <table:table-cell office:value-type="string">
            <text:p>International Silver, Inc.</text:p>
          </table:table-cell>
        </table:table-row>
        <table:table-row table:style-name="ro1">
          <table:table-cell office:value-type="string">
            <text:p>ISMCF</text:p>
          </table:table-cell>
          <table:table-cell office:value-type="string">
            <text:p>iShares Trust</text:p>
          </table:table-cell>
        </table:table-row>
        <table:table-row table:style-name="ro1">
          <table:table-cell office:value-type="string">
            <text:p>ISML</text:p>
          </table:table-cell>
          <table:table-cell office:value-type="string">
            <text:p>ISM International, Inc.</text:p>
          </table:table-cell>
        </table:table-row>
        <table:table-row table:style-name="ro1">
          <table:table-cell office:value-type="string">
            <text:p>ISNS</text:p>
          </table:table-cell>
          <table:table-cell office:value-type="string">
            <text:p>Image Sensing Systems Inc</text:p>
          </table:table-cell>
        </table:table-row>
        <table:table-row table:style-name="ro1">
          <table:table-cell office:value-type="string">
            <text:p>ISOL</text:p>
          </table:table-cell>
          <table:table-cell office:value-type="string">
            <text:p>1mage Software, Inc.</text:p>
          </table:table-cell>
        </table:table-row>
        <table:table-row table:style-name="ro1">
          <table:table-cell office:value-type="string">
            <text:p>ISON</text:p>
          </table:table-cell>
          <table:table-cell office:value-type="string">
            <text:p>Isonics Corp.</text:p>
          </table:table-cell>
        </table:table-row>
        <table:table-row table:style-name="ro1">
          <table:table-cell office:value-type="string">
            <text:p>ISR</text:p>
          </table:table-cell>
          <table:table-cell office:value-type="string">
            <text:p>IsoRay Inc</text:p>
          </table:table-cell>
        </table:table-row>
        <table:table-row table:style-name="ro1">
          <table:table-cell office:value-type="string">
            <text:p>ISRB</text:p>
          </table:table-cell>
          <table:table-cell office:value-type="string">
            <text:p>Inspired Builders, Inc.</text:p>
          </table:table-cell>
        </table:table-row>
        <table:table-row table:style-name="ro1">
          <table:table-cell office:value-type="string">
            <text:p>ISRG</text:p>
          </table:table-cell>
          <table:table-cell office:value-type="string">
            <text:p>Intuitive Surgical Inc</text:p>
          </table:table-cell>
        </table:table-row>
        <table:table-row table:style-name="ro1">
          <table:table-cell office:value-type="string">
            <text:p>ISSC</text:p>
          </table:table-cell>
          <table:table-cell office:value-type="string">
            <text:p>Innovative Solutions &amp; Support Inc</text:p>
          </table:table-cell>
        </table:table-row>
        <table:table-row table:style-name="ro1">
          <table:table-cell office:value-type="string">
            <text:p>ISTC</text:p>
          </table:table-cell>
          <table:table-cell office:value-type="string">
            <text:p>Instructivision, Inc.</text:p>
          </table:table-cell>
        </table:table-row>
        <table:table-row table:style-name="ro1">
          <table:table-cell office:value-type="string">
            <text:p>ISTR</text:p>
          </table:table-cell>
          <table:table-cell office:value-type="string">
            <text:p>Investar Holding Corp</text:p>
          </table:table-cell>
        </table:table-row>
        <table:table-row table:style-name="ro1">
          <table:table-cell office:value-type="string">
            <text:p>ISWH</text:p>
          </table:table-cell>
          <table:table-cell office:value-type="string">
            <text:p>International Spirits &amp; Wellness Holdings, Inc.</text:p>
          </table:table-cell>
        </table:table-row>
        <table:table-row table:style-name="ro1">
          <table:table-cell office:value-type="string">
            <text:p>ISYX</text:p>
          </table:table-cell>
          <table:table-cell office:value-type="string">
            <text:p>In-Systcom, Inc.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Gartner Inc</text:p>
          </table:table-cell>
        </table:table-row>
        <table:table-row table:style-name="ro1">
          <table:table-cell office:value-type="string">
            <text:p>ITAC</text:p>
          </table:table-cell>
          <table:table-cell office:value-type="string">
            <text:p>Industrial Tech Acquisitions Inc</text:p>
          </table:table-cell>
        </table:table-row>
        <table:table-row table:style-name="ro1">
          <table:table-cell office:value-type="string">
            <text:p>ITCB</text:p>
          </table:table-cell>
          <table:table-cell office:value-type="string">
            <text:p>Itau CorpBanca</text:p>
          </table:table-cell>
        </table:table-row>
        <table:table-row table:style-name="ro1">
          <table:table-cell office:value-type="string">
            <text:p>ITCC</text:p>
          </table:table-cell>
          <table:table-cell office:value-type="string">
            <text:p>InsPro Technologies Corp.</text:p>
          </table:table-cell>
        </table:table-row>
        <table:table-row table:style-name="ro1">
          <table:table-cell office:value-type="string">
            <text:p>ITCI</text:p>
          </table:table-cell>
          <table:table-cell office:value-type="string">
            <text:p>Intra-Cellular Therapies Inc</text:p>
          </table:table-cell>
        </table:table-row>
        <table:table-row table:style-name="ro1">
          <table:table-cell office:value-type="string">
            <text:p>ITCJ</text:p>
          </table:table-cell>
          <table:table-cell office:value-type="string">
            <text:p>Infinite Technology Corp.</text:p>
          </table:table-cell>
        </table:table-row>
        <table:table-row table:style-name="ro1">
          <table:table-cell office:value-type="string">
            <text:p>ITDD</text:p>
          </table:table-cell>
          <table:table-cell office:value-type="string">
            <text:p>Integrated Data Corp.</text:p>
          </table:table-cell>
        </table:table-row>
        <table:table-row table:style-name="ro1">
          <table:table-cell office:value-type="string">
            <text:p>ITDN</text:p>
          </table:table-cell>
          <table:table-cell office:value-type="string">
            <text:p>Interdyne Co.</text:p>
          </table:table-cell>
        </table:table-row>
        <table:table-row table:style-name="ro1">
          <table:table-cell office:value-type="string">
            <text:p>ITEC</text:p>
          </table:table-cell>
          <table:table-cell office:value-type="string">
            <text:p>Intertech Solutions , Inc.</text:p>
          </table:table-cell>
        </table:table-row>
        <table:table-row table:style-name="ro1">
          <table:table-cell office:value-type="string">
            <text:p>ITFY</text:p>
          </table:table-cell>
          <table:table-cell office:value-type="string">
            <text:p>Interfoundry, Inc.</text:p>
          </table:table-cell>
        </table:table-row>
        <table:table-row table:style-name="ro1">
          <table:table-cell office:value-type="string">
            <text:p>ITGR</text:p>
          </table:table-cell>
          <table:table-cell office:value-type="string">
            <text:p>Integer Holdings Corp</text:p>
          </table:table-cell>
        </table:table-row>
        <table:table-row table:style-name="ro1">
          <table:table-cell office:value-type="string">
            <text:p>ITHUF</text:p>
          </table:table-cell>
          <table:table-cell office:value-type="string">
            <text:p>iAnthus Capital Holdings, Inc.</text:p>
          </table:table-cell>
        </table:table-row>
        <table:table-row table:style-name="ro1">
          <table:table-cell office:value-type="string">
            <text:p>ITI</text:p>
          </table:table-cell>
          <table:table-cell office:value-type="string">
            <text:p>Iteris Inc</text:p>
          </table:table-cell>
        </table:table-row>
        <table:table-row table:style-name="ro1">
          <table:table-cell office:value-type="string">
            <text:p>ITIC</text:p>
          </table:table-cell>
          <table:table-cell office:value-type="string">
            <text:p>Investors Title Co</text:p>
          </table:table-cell>
        </table:table-row>
        <table:table-row table:style-name="ro1">
          <table:table-cell office:value-type="string">
            <text:p>ITKG</text:p>
          </table:table-cell>
          <table:table-cell office:value-type="string">
            <text:p>Integral Technologies, Inc.</text:p>
          </table:table-cell>
        </table:table-row>
        <table:table-row table:style-name="ro1">
          <table:table-cell office:value-type="string">
            <text:p>ITKH</text:p>
          </table:table-cell>
          <table:table-cell office:value-type="string">
            <text:p>iTeknik Holding Corporation</text:p>
          </table:table-cell>
        </table:table-row>
        <table:table-row table:style-name="ro1">
          <table:table-cell office:value-type="string">
            <text:p>ITLI</text:p>
          </table:table-cell>
          <table:table-cell office:value-type="string">
            <text:p>Intelligentias, Inc.</text:p>
          </table:table-cell>
        </table:table-row>
        <table:table-row table:style-name="ro1">
          <table:table-cell office:value-type="string">
            <text:p>ITLK</text:p>
          </table:table-cell>
          <table:table-cell office:value-type="string">
            <text:p>Interlink Products International, Inc.</text:p>
          </table:table-cell>
        </table:table-row>
        <table:table-row table:style-name="ro1">
          <table:table-cell office:value-type="string">
            <text:p>ITMC</text:p>
          </table:table-cell>
          <table:table-cell office:value-type="string">
            <text:p>Itoco Inc</text:p>
          </table:table-cell>
        </table:table-row>
        <table:table-row table:style-name="ro1">
          <table:table-cell office:value-type="string">
            <text:p>ITMR</text:p>
          </table:table-cell>
          <table:table-cell office:value-type="string">
            <text:p>Itamar Medical Ltd</text:p>
          </table:table-cell>
        </table:table-row>
        <table:table-row table:style-name="ro1">
          <table:table-cell office:value-type="string">
            <text:p>ITNF</text:p>
          </table:table-cell>
          <table:table-cell office:value-type="string">
            <text:p>Internet Infinity, Inc.</text:p>
          </table:table-cell>
        </table:table-row>
        <table:table-row table:style-name="ro1">
          <table:table-cell office:value-type="string">
            <text:p>ITNS</text:p>
          </table:table-cell>
          <table:table-cell office:value-type="string">
            <text:p>ITonis, Inc.</text:p>
          </table:table-cell>
        </table:table-row>
        <table:table-row table:style-name="ro1">
          <table:table-cell office:value-type="string">
            <text:p>ITOX</text:p>
          </table:table-cell>
          <table:table-cell office:value-type="string">
            <text:p>IIOT-OXYS, Inc.</text:p>
          </table:table-cell>
        </table:table-row>
        <table:table-row table:style-name="ro1">
          <table:table-cell office:value-type="string">
            <text:p>ITP</text:p>
          </table:table-cell>
          <table:table-cell office:value-type="string">
            <text:p>IT Tech Packaging Inc</text:p>
          </table:table-cell>
        </table:table-row>
        <table:table-row table:style-name="ro1">
          <table:table-cell office:value-type="string">
            <text:p>ITPC</text:p>
          </table:table-cell>
          <table:table-cell office:value-type="string">
            <text:p>Intrepid Capital Corp.</text:p>
          </table:table-cell>
        </table:table-row>
        <table:table-row table:style-name="ro1">
          <table:table-cell office:value-type="string">
            <text:p>ITRI</text:p>
          </table:table-cell>
          <table:table-cell office:value-type="string">
            <text:p>Itron Inc</text:p>
          </table:table-cell>
        </table:table-row>
        <table:table-row table:style-name="ro1">
          <table:table-cell office:value-type="string">
            <text:p>ITRK</text:p>
          </table:table-cell>
          <table:table-cell office:value-type="string">
            <text:p>Interlink Plus Inc</text:p>
          </table:table-cell>
        </table:table-row>
        <table:table-row table:style-name="ro1">
          <table:table-cell office:value-type="string">
            <text:p>ITRM</text:p>
          </table:table-cell>
          <table:table-cell office:value-type="string">
            <text:p>Iterum Therapeutics plc</text:p>
          </table:table-cell>
        </table:table-row>
        <table:table-row table:style-name="ro1">
          <table:table-cell office:value-type="string">
            <text:p>ITRN</text:p>
          </table:table-cell>
          <table:table-cell office:value-type="string">
            <text:p>Ituran Location and Control Ltd</text:p>
          </table:table-cell>
        </table:table-row>
        <table:table-row table:style-name="ro1">
          <table:table-cell office:value-type="string">
            <text:p>ITRO</text:p>
          </table:table-cell>
          <table:table-cell office:value-type="string">
            <text:p>Itronics Inc.</text:p>
          </table:table-cell>
        </table:table-row>
        <table:table-row table:style-name="ro1">
          <table:table-cell office:value-type="string">
            <text:p>ITT</text:p>
          </table:table-cell>
          <table:table-cell office:value-type="string">
            <text:p>ITT Inc</text:p>
          </table:table-cell>
        </table:table-row>
        <table:table-row table:style-name="ro1">
          <table:table-cell office:value-type="string">
            <text:p>ITUB</text:p>
          </table:table-cell>
          <table:table-cell office:value-type="string">
            <text:p>Itau Unibanco Holding SA</text:p>
          </table:table-cell>
        </table:table-row>
        <table:table-row table:style-name="ro1">
          <table:table-cell office:value-type="string">
            <text:p>ITUP</text:p>
          </table:table-cell>
          <table:table-cell office:value-type="string">
            <text:p>Interups Inc.</text:p>
          </table:table-cell>
        </table:table-row>
        <table:table-row table:style-name="ro1">
          <table:table-cell office:value-type="string">
            <text:p>ITVI</text:p>
          </table:table-cell>
          <table:table-cell office:value-type="string">
            <text:p>Interact-TV, Inc.</text:p>
          </table:table-cell>
        </table:table-row>
        <table:table-row table:style-name="ro1">
          <table:table-cell office:value-type="string">
            <text:p>ITW</text:p>
          </table:table-cell>
          <table:table-cell office:value-type="string">
            <text:p>Illinois Tool Works Inc</text:p>
          </table:table-cell>
        </table:table-row>
        <table:table-row table:style-name="ro1">
          <table:table-cell office:value-type="string">
            <text:p>ITXXF</text:p>
          </table:table-cell>
          <table:table-cell office:value-type="string">
            <text:p>Itaconix plc</text:p>
          </table:table-cell>
        </table:table-row>
        <table:table-row table:style-name="ro1">
          <table:table-cell office:value-type="string">
            <text:p>IVAC</text:p>
          </table:table-cell>
          <table:table-cell office:value-type="string">
            <text:p>Intevac Inc</text:p>
          </table:table-cell>
        </table:table-row>
        <table:table-row table:style-name="ro1">
          <table:table-cell office:value-type="string">
            <text:p>IVC</text:p>
          </table:table-cell>
          <table:table-cell office:value-type="string">
            <text:p>Invacare Corp</text:p>
          </table:table-cell>
        </table:table-row>
        <table:table-row table:style-name="ro1">
          <table:table-cell office:value-type="string">
            <text:p>IVCO</text:p>
          </table:table-cell>
          <table:table-cell office:value-type="string">
            <text:p>Investco Corp.</text:p>
          </table:table-cell>
        </table:table-row>
        <table:table-row table:style-name="ro1">
          <table:table-cell office:value-type="string">
            <text:p>IVDA</text:p>
          </table:table-cell>
          <table:table-cell office:value-type="string">
            <text:p>Iveda Solutions, Inc.</text:p>
          </table:table-cell>
        </table:table-row>
        <table:table-row table:style-name="ro1">
          <table:table-cell office:value-type="string">
            <text:p>IVDN</text:p>
          </table:table-cell>
          <table:table-cell office:value-type="string">
            <text:p>Innovative Designs, Inc.</text:p>
          </table:table-cell>
        </table:table-row>
        <table:table-row table:style-name="ro1">
          <table:table-cell office:value-type="string">
            <text:p>IVFH</text:p>
          </table:table-cell>
          <table:table-cell office:value-type="string">
            <text:p>Innovative Food Holdings, Inc.</text:p>
          </table:table-cell>
        </table:table-row>
        <table:table-row table:style-name="ro1">
          <table:table-cell office:value-type="string">
            <text:p>IVH</text:p>
          </table:table-cell>
          <table:table-cell office:value-type="string">
            <text:p>Ivy High Income Opportunities Fund</text:p>
          </table:table-cell>
        </table:table-row>
        <table:table-row table:style-name="ro1">
          <table:table-cell office:value-type="string">
            <text:p>IVR</text:p>
          </table:table-cell>
          <table:table-cell office:value-type="string">
            <text:p>Invesco Mortgage Capital Inc</text:p>
          </table:table-cell>
        </table:table-row>
        <table:table-row table:style-name="ro1">
          <table:table-cell office:value-type="string">
            <text:p>IVR-A</text:p>
          </table:table-cell>
          <table:table-cell office:value-type="string">
            <text:p>Invesco Mortgage Capital Inc</text:p>
          </table:table-cell>
        </table:table-row>
        <table:table-row table:style-name="ro1">
          <table:table-cell office:value-type="string">
            <text:p>IVR-B</text:p>
          </table:table-cell>
          <table:table-cell office:value-type="string">
            <text:p>Invesco Mortgage Capital Inc</text:p>
          </table:table-cell>
        </table:table-row>
        <table:table-row table:style-name="ro1">
          <table:table-cell office:value-type="string">
            <text:p>IVR-C</text:p>
          </table:table-cell>
          <table:table-cell office:value-type="string">
            <text:p>Invesco Mortgage Capital Inc</text:p>
          </table:table-cell>
        </table:table-row>
        <table:table-row table:style-name="ro1">
          <table:table-cell office:value-type="string">
            <text:p>IVRO</text:p>
          </table:table-cell>
          <table:table-cell office:value-type="string">
            <text:p>InVitro International</text:p>
          </table:table-cell>
        </table:table-row>
        <table:table-row table:style-name="ro1">
          <table:table-cell office:value-type="string">
            <text:p>IVST</text:p>
          </table:table-cell>
          <table:table-cell office:value-type="string">
            <text:p>Innovest Global, Inc.</text:p>
          </table:table-cell>
        </table:table-row>
        <table:table-row table:style-name="ro1">
          <table:table-cell office:value-type="string">
            <text:p>IVVI</text:p>
          </table:table-cell>
          <table:table-cell office:value-type="string">
            <text:p>IVIVI Technologies, Inc.</text:p>
          </table:table-cell>
        </table:table-row>
        <table:table-row table:style-name="ro1">
          <table:table-cell office:value-type="string">
            <text:p>IVZ</text:p>
          </table:table-cell>
          <table:table-cell office:value-type="string">
            <text:p>Invesco Ltd</text:p>
          </table:table-cell>
        </table:table-row>
        <table:table-row table:style-name="ro1">
          <table:table-cell office:value-type="string">
            <text:p>IWAL</text:p>
          </table:table-cell>
          <table:table-cell office:value-type="string">
            <text:p>iWallet Corporation</text:p>
          </table:table-cell>
        </table:table-row>
        <table:table-row table:style-name="ro1">
          <table:table-cell office:value-type="string">
            <text:p>IWKS</text:p>
          </table:table-cell>
          <table:table-cell office:value-type="string">
            <text:p>AFP Imaging Corp.</text:p>
          </table:table-cell>
        </table:table-row>
        <table:table-row table:style-name="ro1">
          <table:table-cell office:value-type="string">
            <text:p>IWMG</text:p>
          </table:table-cell>
          <table:table-cell office:value-type="string">
            <text:p>I-Wellness Marketing Group, Inc.</text:p>
          </table:table-cell>
        </table:table-row>
        <table:table-row table:style-name="ro1">
          <table:table-cell office:value-type="string">
            <text:p>IWSY</text:p>
          </table:table-cell>
          <table:table-cell office:value-type="string">
            <text:p>ImageWare Systems, Inc.</text:p>
          </table:table-cell>
        </table:table-row>
        <table:table-row table:style-name="ro1">
          <table:table-cell office:value-type="string">
            <text:p>IX</text:p>
          </table:table-cell>
          <table:table-cell office:value-type="string">
            <text:p>ORIX Corp</text:p>
          </table:table-cell>
        </table:table-row>
        <table:table-row table:style-name="ro1">
          <table:table-cell office:value-type="string">
            <text:p>IXEH</text:p>
          </table:table-cell>
          <table:table-cell office:value-type="string">
            <text:p>IX Energy Holdings, Inc.</text:p>
          </table:table-cell>
        </table:table-row>
        <table:table-row table:style-name="ro1">
          <table:table-cell office:value-type="string">
            <text:p>IXOG</text:p>
          </table:table-cell>
          <table:table-cell office:value-type="string">
            <text:p>Index Oil &amp; Gas, Inc.</text:p>
          </table:table-cell>
        </table:table-row>
        <table:table-row table:style-name="ro1">
          <table:table-cell office:value-type="string">
            <text:p>IYXI</text:p>
          </table:table-cell>
          <table:table-cell office:value-type="string">
            <text:p>Inyx, Inc.</text:p>
          </table:table-cell>
        </table:table-row>
        <table:table-row table:style-name="ro1">
          <table:table-cell office:value-type="string">
            <text:p>IZEA</text:p>
          </table:table-cell>
          <table:table-cell office:value-type="string">
            <text:p>IZEA Worldwide Inc</text:p>
          </table:table-cell>
        </table:table-row>
        <table:table-row table:style-name="ro1">
          <table:table-cell office:value-type="string">
            <text:p>IZNN</text:p>
          </table:table-cell>
          <table:table-cell office:value-type="string">
            <text:p>IZON Network, Inc.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Jacobs Engineering Group Inc</text:p>
          </table:table-cell>
        </table:table-row>
        <table:table-row table:style-name="ro1">
          <table:table-cell office:value-type="string">
            <text:p>JACK</text:p>
          </table:table-cell>
          <table:table-cell office:value-type="string">
            <text:p>Jack in the Box Inc</text:p>
          </table:table-cell>
        </table:table-row>
        <table:table-row table:style-name="ro1">
          <table:table-cell office:value-type="string">
            <text:p>JACO</text:p>
          </table:table-cell>
          <table:table-cell office:value-type="string">
            <text:p>JACO Electronics, Inc.</text:p>
          </table:table-cell>
        </table:table-row>
        <table:table-row table:style-name="ro1">
          <table:table-cell office:value-type="string">
            <text:p>JADA</text:p>
          </table:table-cell>
          <table:table-cell office:value-type="string">
            <text:p>Jade Art Group, Inc.</text:p>
          </table:table-cell>
        </table:table-row>
        <table:table-row table:style-name="ro1">
          <table:table-cell office:value-type="string">
            <text:p>JADG</text:p>
          </table:table-cell>
          <table:table-cell office:value-type="string">
            <text:p>Jade Global Holdings, Inc.</text:p>
          </table:table-cell>
        </table:table-row>
        <table:table-row table:style-name="ro1">
          <table:table-cell office:value-type="string">
            <text:p>JAGR</text:p>
          </table:table-cell>
          <table:table-cell office:value-type="string">
            <text:p>Green Street Capital Corp</text:p>
          </table:table-cell>
        </table:table-row>
        <table:table-row table:style-name="ro1">
          <table:table-cell office:value-type="string">
            <text:p>JAGX</text:p>
          </table:table-cell>
          <table:table-cell office:value-type="string">
            <text:p>Jaguar Health Inc</text:p>
          </table:table-cell>
        </table:table-row>
        <table:table-row table:style-name="ro1">
          <table:table-cell office:value-type="string">
            <text:p>JAKK</text:p>
          </table:table-cell>
          <table:table-cell office:value-type="string">
            <text:p>JAKKS Pacific Inc</text:p>
          </table:table-cell>
        </table:table-row>
        <table:table-row table:style-name="ro1">
          <table:table-cell office:value-type="string">
            <text:p>JALA</text:p>
          </table:table-cell>
          <table:table-cell office:value-type="string">
            <text:p>Be Active Holdings, Inc.</text:p>
          </table:table-cell>
        </table:table-row>
        <table:table-row table:style-name="ro1">
          <table:table-cell office:value-type="string">
            <text:p>JAMF</text:p>
          </table:table-cell>
          <table:table-cell office:value-type="string">
            <text:p>Jamf Holding Corp</text:p>
          </table:table-cell>
        </table:table-row>
        <table:table-row table:style-name="ro1">
          <table:table-cell office:value-type="string">
            <text:p>JAMN</text:p>
          </table:table-cell>
          <table:table-cell office:value-type="string">
            <text:p>Jammin Java Corp.</text:p>
          </table:table-cell>
        </table:table-row>
        <table:table-row table:style-name="ro1">
          <table:table-cell office:value-type="string">
            <text:p>JAN</text:p>
          </table:table-cell>
          <table:table-cell office:value-type="string">
            <text:p>JanOne Inc</text:p>
          </table:table-cell>
        </table:table-row>
        <table:table-row table:style-name="ro1">
          <table:table-cell office:value-type="string">
            <text:p>JASN</text:p>
          </table:table-cell>
          <table:table-cell office:value-type="string">
            <text:p>Jason Industries Inc</text:p>
          </table:table-cell>
        </table:table-row>
        <table:table-row table:style-name="ro1">
          <table:table-cell office:value-type="string">
            <text:p>JASN</text:p>
          </table:table-cell>
          <table:table-cell office:value-type="string">
            <text:p>Jason Industries, Inc.</text:p>
          </table:table-cell>
        </table:table-row>
        <table:table-row table:style-name="ro1">
          <table:table-cell office:value-type="string">
            <text:p>JAWM</text:p>
          </table:table-cell>
          <table:table-cell office:value-type="string">
            <text:p>Great White Marine Recreation, Inc.</text:p>
          </table:table-cell>
        </table:table-row>
        <table:table-row table:style-name="ro1">
          <table:table-cell office:value-type="string">
            <text:p>JAX</text:p>
          </table:table-cell>
          <table:table-cell office:value-type="string">
            <text:p>J Alexander's Holdings Inc</text:p>
          </table:table-cell>
        </table:table-row>
        <table:table-row table:style-name="ro1">
          <table:table-cell office:value-type="string">
            <text:p>JAZZ</text:p>
          </table:table-cell>
          <table:table-cell office:value-type="string">
            <text:p>Jazz Pharmaceuticals PLC</text:p>
          </table:table-cell>
        </table:table-row>
        <table:table-row table:style-name="ro1">
          <table:table-cell office:value-type="string">
            <text:p>JBGS</text:p>
          </table:table-cell>
          <table:table-cell office:value-type="string">
            <text:p>JBG SMITH Properties</text:p>
          </table:table-cell>
        </table:table-row>
        <table:table-row table:style-name="ro1">
          <table:table-cell office:value-type="string">
            <text:p>JBHT</text:p>
          </table:table-cell>
          <table:table-cell office:value-type="string">
            <text:p>JB Hunt Transport Services Inc</text:p>
          </table:table-cell>
        </table:table-row>
        <table:table-row table:style-name="ro1">
          <table:table-cell office:value-type="string">
            <text:p>JBK</text:p>
          </table:table-cell>
          <table:table-cell office:value-type="string">
            <text:p>Corporate Backed Trust Certificates</text:p>
          </table:table-cell>
        </table:table-row>
        <table:table-row table:style-name="ro1">
          <table:table-cell office:value-type="string">
            <text:p>JBL</text:p>
          </table:table-cell>
          <table:table-cell office:value-type="string">
            <text:p>Jabil Inc</text:p>
          </table:table-cell>
        </table:table-row>
        <table:table-row table:style-name="ro1">
          <table:table-cell office:value-type="string">
            <text:p>JBLU</text:p>
          </table:table-cell>
          <table:table-cell office:value-type="string">
            <text:p>JetBlue Airways Corp</text:p>
          </table:table-cell>
        </table:table-row>
        <table:table-row table:style-name="ro1">
          <table:table-cell office:value-type="string">
            <text:p>JBN</text:p>
          </table:table-cell>
          <table:table-cell office:value-type="string">
            <text:p>Corporate Backed Trust Certificates</text:p>
          </table:table-cell>
        </table:table-row>
        <table:table-row table:style-name="ro1">
          <table:table-cell office:value-type="string">
            <text:p>JBR</text:p>
          </table:table-cell>
          <table:table-cell office:value-type="string">
            <text:p>Corporate Backed Trust Certificates</text:p>
          </table:table-cell>
        </table:table-row>
        <table:table-row table:style-name="ro1">
          <table:table-cell office:value-type="string">
            <text:p>JBSS</text:p>
          </table:table-cell>
          <table:table-cell office:value-type="string">
            <text:p>John B Sanfilippo &amp; Son Inc</text:p>
          </table:table-cell>
        </table:table-row>
        <table:table-row table:style-name="ro1">
          <table:table-cell office:value-type="string">
            <text:p>JBT</text:p>
          </table:table-cell>
          <table:table-cell office:value-type="string">
            <text:p>John Bean Technologies Corp</text:p>
          </table:table-cell>
        </table:table-row>
        <table:table-row table:style-name="ro1">
          <table:table-cell office:value-type="string">
            <text:p>JCAP</text:p>
          </table:table-cell>
          <table:table-cell office:value-type="string">
            <text:p>Jernigan Capital Inc</text:p>
          </table:table-cell>
        </table:table-row>
        <table:table-row table:style-name="ro1">
          <table:table-cell office:value-type="string">
            <text:p>JCAP-B</text:p>
          </table:table-cell>
          <table:table-cell office:value-type="string">
            <text:p>Jernigan Capital Inc</text:p>
          </table:table-cell>
        </table:table-row>
        <table:table-row table:style-name="ro1">
          <table:table-cell office:value-type="string">
            <text:p>JCDS</text:p>
          </table:table-cell>
          <table:table-cell office:value-type="string">
            <text:p>JC Data Solutions, Inc.</text:p>
          </table:table-cell>
        </table:table-row>
        <table:table-row table:style-name="ro1">
          <table:table-cell office:value-type="string">
            <text:p>JCE</text:p>
          </table:table-cell>
          <table:table-cell office:value-type="string">
            <text:p>Nuveen Core Equity Alpha Fund</text:p>
          </table:table-cell>
        </table:table-row>
        <table:table-row table:style-name="ro1">
          <table:table-cell office:value-type="string">
            <text:p>JCI</text:p>
          </table:table-cell>
          <table:table-cell office:value-type="string">
            <text:p>Johnson Controls International plc</text:p>
          </table:table-cell>
        </table:table-row>
        <table:table-row table:style-name="ro1">
          <table:table-cell office:value-type="string">
            <text:p>JCO</text:p>
          </table:table-cell>
          <table:table-cell office:value-type="string">
            <text:p>Nuveen Credit Opportunities 2022 Target Term Fund</text:p>
          </table:table-cell>
        </table:table-row>
        <table:table-row table:style-name="ro1">
          <table:table-cell office:value-type="string">
            <text:p>JCOM</text:p>
          </table:table-cell>
          <table:table-cell office:value-type="string">
            <text:p>j2 Global Inc</text:p>
          </table:table-cell>
        </table:table-row>
        <table:table-row table:style-name="ro1">
          <table:table-cell office:value-type="string">
            <text:p>JCP</text:p>
          </table:table-cell>
          <table:table-cell office:value-type="string">
            <text:p>JC Penney Co Inc</text:p>
          </table:table-cell>
        </table:table-row>
        <table:table-row table:style-name="ro1">
          <table:table-cell office:value-type="string">
            <text:p>JCS</text:p>
          </table:table-cell>
          <table:table-cell office:value-type="string">
            <text:p>Communications Systems Inc</text:p>
          </table:table-cell>
        </table:table-row>
        <table:table-row table:style-name="ro1">
          <table:table-cell office:value-type="string">
            <text:p>JCTCF</text:p>
          </table:table-cell>
          <table:table-cell office:value-type="string">
            <text:p>Jewett-Cameron Trading Co Ltd</text:p>
          </table:table-cell>
        </table:table-row>
        <table:table-row table:style-name="ro1">
          <table:table-cell office:value-type="string">
            <text:p>JD</text:p>
          </table:table-cell>
          <table:table-cell office:value-type="string">
            <text:p>JD.com Inc</text:p>
          </table:table-cell>
        </table:table-row>
        <table:table-row table:style-name="ro1">
          <table:table-cell office:value-type="string">
            <text:p>JDD</text:p>
          </table:table-cell>
          <table:table-cell office:value-type="string">
            <text:p>Nuveen Diversified Dividend &amp; Income Fund</text:p>
          </table:table-cell>
        </table:table-row>
        <table:table-row table:style-name="ro1">
          <table:table-cell office:value-type="string">
            <text:p>JE</text:p>
          </table:table-cell>
          <table:table-cell office:value-type="string">
            <text:p>Just Energy Group Inc</text:p>
          </table:table-cell>
        </table:table-row>
        <table:table-row table:style-name="ro1">
          <table:table-cell office:value-type="string">
            <text:p>JE-A</text:p>
          </table:table-cell>
          <table:table-cell office:value-type="string">
            <text:p>Just Energy Group Inc</text:p>
          </table:table-cell>
        </table:table-row>
        <table:table-row table:style-name="ro1">
          <table:table-cell office:value-type="string">
            <text:p>JEF</text:p>
          </table:table-cell>
          <table:table-cell office:value-type="string">
            <text:p>Jefferies Financial Group Inc</text:p>
          </table:table-cell>
        </table:table-row>
        <table:table-row table:style-name="ro1">
          <table:table-cell office:value-type="string">
            <text:p>JEII</text:p>
          </table:table-cell>
          <table:table-cell office:value-type="string">
            <text:p>Jones Energy II, Inc.</text:p>
          </table:table-cell>
        </table:table-row>
        <table:table-row table:style-name="ro1">
          <table:table-cell office:value-type="string">
            <text:p>JEIIW</text:p>
          </table:table-cell>
          <table:table-cell office:value-type="string">
            <text:p>Jones Energy II, Inc.</text:p>
          </table:table-cell>
        </table:table-row>
        <table:table-row table:style-name="ro1">
          <table:table-cell office:value-type="string">
            <text:p>JELD</text:p>
          </table:table-cell>
          <table:table-cell office:value-type="string">
            <text:p>JELD-WEN Holding Inc</text:p>
          </table:table-cell>
        </table:table-row>
        <table:table-row table:style-name="ro1">
          <table:table-cell office:value-type="string">
            <text:p>JEMD</text:p>
          </table:table-cell>
          <table:table-cell office:value-type="string">
            <text:p>Nuveen Emerging Markets Debt 2022 Target Term Fund</text:p>
          </table:table-cell>
        </table:table-row>
        <table:table-row table:style-name="ro1">
          <table:table-cell office:value-type="string">
            <text:p>JEQ</text:p>
          </table:table-cell>
          <table:table-cell office:value-type="string">
            <text:p>Aberdeen Japan Equity Fund Inc</text:p>
          </table:table-cell>
        </table:table-row>
        <table:table-row table:style-name="ro1">
          <table:table-cell office:value-type="string">
            <text:p>JERT</text:p>
          </table:table-cell>
          <table:table-cell office:value-type="string">
            <text:p>JER Investors Trust, Inc.</text:p>
          </table:table-cell>
        </table:table-row>
        <table:table-row table:style-name="ro1">
          <table:table-cell office:value-type="string">
            <text:p>JETR</text:p>
          </table:table-cell>
          <table:table-cell office:value-type="string">
            <text:p>Star Jets International, Inc.</text:p>
          </table:table-cell>
        </table:table-row>
        <table:table-row table:style-name="ro1">
          <table:table-cell office:value-type="string">
            <text:p>JFBC</text:p>
          </table:table-cell>
          <table:table-cell office:value-type="string">
            <text:p>Jeffersonville Bancorp</text:p>
          </table:table-cell>
        </table:table-row>
        <table:table-row table:style-name="ro1">
          <table:table-cell office:value-type="string">
            <text:p>JFIN</text:p>
          </table:table-cell>
          <table:table-cell office:value-type="string">
            <text:p>Jiayin Group Inc</text:p>
          </table:table-cell>
        </table:table-row>
        <table:table-row table:style-name="ro1">
          <table:table-cell office:value-type="string">
            <text:p>JFR</text:p>
          </table:table-cell>
          <table:table-cell office:value-type="string">
            <text:p>Nuveen Floating Rate Income Fund</text:p>
          </table:table-cell>
        </table:table-row>
        <table:table-row table:style-name="ro1">
          <table:table-cell office:value-type="string">
            <text:p>JFU</text:p>
          </table:table-cell>
          <table:table-cell office:value-type="string">
            <text:p>9F Inc</text:p>
          </table:table-cell>
        </table:table-row>
        <table:table-row table:style-name="ro1">
          <table:table-cell office:value-type="string">
            <text:p>JG</text:p>
          </table:table-cell>
          <table:table-cell office:value-type="string">
            <text:p>Aurora Mobile Ltd</text:p>
          </table:table-cell>
        </table:table-row>
        <table:table-row table:style-name="ro1">
          <table:table-cell office:value-type="string">
            <text:p>JGH</text:p>
          </table:table-cell>
          <table:table-cell office:value-type="string">
            <text:p>Nuveen Global High Income Fund</text:p>
          </table:table-cell>
        </table:table-row>
        <table:table-row table:style-name="ro1">
          <table:table-cell office:value-type="string">
            <text:p>JHAA</text:p>
          </table:table-cell>
          <table:table-cell office:value-type="string">
            <text:p>Nuveen High Income 2023 Target Term Fund</text:p>
          </table:table-cell>
        </table:table-row>
        <table:table-row table:style-name="ro1">
          <table:table-cell office:value-type="string">
            <text:p>JHB</text:p>
          </table:table-cell>
          <table:table-cell office:value-type="string">
            <text:p>Nuveen High Income November 2021 Target Term Fund</text:p>
          </table:table-cell>
        </table:table-row>
        <table:table-row table:style-name="ro1">
          <table:table-cell office:value-type="string">
            <text:p>JHG</text:p>
          </table:table-cell>
          <table:table-cell office:value-type="string">
            <text:p>Janus Henderson Group PLC</text:p>
          </table:table-cell>
        </table:table-row>
        <table:table-row table:style-name="ro1">
          <table:table-cell office:value-type="string">
            <text:p>JHI</text:p>
          </table:table-cell>
          <table:table-cell office:value-type="string">
            <text:p>John Hancock Investors Trust</text:p>
          </table:table-cell>
        </table:table-row>
        <table:table-row table:style-name="ro1">
          <table:table-cell office:value-type="string">
            <text:p>JHS</text:p>
          </table:table-cell>
          <table:table-cell office:value-type="string">
            <text:p>John Hancock Income Securities Trust</text:p>
          </table:table-cell>
        </table:table-row>
        <table:table-row table:style-name="ro1">
          <table:table-cell office:value-type="string">
            <text:p>JHX</text:p>
          </table:table-cell>
          <table:table-cell office:value-type="string">
            <text:p>James Hardie Industries PLC</text:p>
          </table:table-cell>
        </table:table-row>
        <table:table-row table:style-name="ro1">
          <table:table-cell office:value-type="string">
            <text:p>JHY</text:p>
          </table:table-cell>
          <table:table-cell office:value-type="string">
            <text:p>Nuveen High Income 2020 Target Term Fund</text:p>
          </table:table-cell>
        </table:table-row>
        <table:table-row table:style-name="ro1">
          <table:table-cell office:value-type="string">
            <text:p>JIH</text:p>
          </table:table-cell>
          <table:table-cell office:value-type="string">
            <text:p>Juniper Industrial Holdings Inc</text:p>
          </table:table-cell>
        </table:table-row>
        <table:table-row table:style-name="ro1">
          <table:table-cell office:value-type="string">
            <text:p>JILL</text:p>
          </table:table-cell>
          <table:table-cell office:value-type="string">
            <text:p>J. Jill Inc</text:p>
          </table:table-cell>
        </table:table-row>
        <table:table-row table:style-name="ro1">
          <table:table-cell office:value-type="string">
            <text:p>JJA</text:p>
          </table:table-cell>
          <table:table-cell office:value-type="string">
            <text:p>iPath Series B Bloomberg Agriculture Subindex Total Return ETN</text:p>
          </table:table-cell>
        </table:table-row>
        <table:table-row table:style-name="ro1">
          <table:table-cell office:value-type="string">
            <text:p>JJC</text:p>
          </table:table-cell>
          <table:table-cell office:value-type="string">
            <text:p>iPath Series B Bloomberg Copper Subindex Total Return ETN</text:p>
          </table:table-cell>
        </table:table-row>
        <table:table-row table:style-name="ro1">
          <table:table-cell office:value-type="string">
            <text:p>JJN</text:p>
          </table:table-cell>
          <table:table-cell office:value-type="string">
            <text:p>iPath Series B Bloomberg Nickel Subindex Total Return ETN</text:p>
          </table:table-cell>
        </table:table-row>
        <table:table-row table:style-name="ro1">
          <table:table-cell office:value-type="string">
            <text:p>JJP</text:p>
          </table:table-cell>
          <table:table-cell office:value-type="string">
            <text:p>iPath Series B Bloomberg Precious Metals Subindex Total Return ETN</text:p>
          </table:table-cell>
        </table:table-row>
        <table:table-row table:style-name="ro1">
          <table:table-cell office:value-type="string">
            <text:p>JJS</text:p>
          </table:table-cell>
          <table:table-cell office:value-type="string">
            <text:p>iPath Series B Bloomberg Softs Subindex Total Return ETN</text:p>
          </table:table-cell>
        </table:table-row>
        <table:table-row table:style-name="ro1">
          <table:table-cell office:value-type="string">
            <text:p>JJSF</text:p>
          </table:table-cell>
          <table:table-cell office:value-type="string">
            <text:p>J&amp;J Snack Foods Corp</text:p>
          </table:table-cell>
        </table:table-row>
        <table:table-row table:style-name="ro1">
          <table:table-cell office:value-type="string">
            <text:p>JJU</text:p>
          </table:table-cell>
          <table:table-cell office:value-type="string">
            <text:p>iPath Series B Bloomberg Aluminum Subindex Total Return ETN</text:p>
          </table:table-cell>
        </table:table-row>
        <table:table-row table:style-name="ro1">
          <table:table-cell office:value-type="string">
            <text:p>JKHY</text:p>
          </table:table-cell>
          <table:table-cell office:value-type="string">
            <text:p>Jack Henry &amp; Associates Inc</text:p>
          </table:table-cell>
        </table:table-row>
        <table:table-row table:style-name="ro1">
          <table:table-cell office:value-type="string">
            <text:p>JKS</text:p>
          </table:table-cell>
          <table:table-cell office:value-type="string">
            <text:p>JinkoSolar Holding Co Ltd</text:p>
          </table:table-cell>
        </table:table-row>
        <table:table-row table:style-name="ro1">
          <table:table-cell office:value-type="string">
            <text:p>JKSM</text:p>
          </table:table-cell>
          <table:table-cell office:value-type="string">
            <text:p>Jacksam Corporation</text:p>
          </table:table-cell>
        </table:table-row>
        <table:table-row table:style-name="ro1">
          <table:table-cell office:value-type="string">
            <text:p>JLL</text:p>
          </table:table-cell>
          <table:table-cell office:value-type="string">
            <text:p>Jones Lang LaSalle Inc</text:p>
          </table:table-cell>
        </table:table-row>
        <table:table-row table:style-name="ro1">
          <table:table-cell office:value-type="string">
            <text:p>JLMC</text:p>
          </table:table-cell>
          <table:table-cell office:value-type="string">
            <text:p>JLM Couture, Inc.</text:p>
          </table:table-cell>
        </table:table-row>
        <table:table-row table:style-name="ro1">
          <table:table-cell office:value-type="string">
            <text:p>JLS</text:p>
          </table:table-cell>
          <table:table-cell office:value-type="string">
            <text:p>Nuveen Mortgage Opportunity Term Fund</text:p>
          </table:table-cell>
        </table:table-row>
        <table:table-row table:style-name="ro1">
          <table:table-cell office:value-type="string">
            <text:p>JMDA</text:p>
          </table:table-cell>
          <table:table-cell office:value-type="string">
            <text:p>Jerrick Media Holdings, Inc.</text:p>
          </table:table-cell>
        </table:table-row>
        <table:table-row table:style-name="ro1">
          <table:table-cell office:value-type="string">
            <text:p>JMDP</text:p>
          </table:table-cell>
          <table:table-cell office:value-type="string">
            <text:p>JMD Properties Inc.</text:p>
          </table:table-cell>
        </table:table-row>
        <table:table-row table:style-name="ro1">
          <table:table-cell office:value-type="string">
            <text:p>JMIA</text:p>
          </table:table-cell>
          <table:table-cell office:value-type="string">
            <text:p>Jumia Technologies AG</text:p>
          </table:table-cell>
        </table:table-row>
        <table:table-row table:style-name="ro1">
          <table:table-cell office:value-type="string">
            <text:p>JMIH</text:p>
          </table:table-cell>
          <table:table-cell office:value-type="string">
            <text:p>Jupiter Marine International Holdings, Inc.</text:p>
          </table:table-cell>
        </table:table-row>
        <table:table-row table:style-name="ro1">
          <table:table-cell office:value-type="string">
            <text:p>JMM</text:p>
          </table:table-cell>
          <table:table-cell office:value-type="string">
            <text:p>Nuveen Multi-Market Income Fund</text:p>
          </table:table-cell>
        </table:table-row>
        <table:table-row table:style-name="ro1">
          <table:table-cell office:value-type="string">
            <text:p>JMON</text:p>
          </table:table-cell>
          <table:table-cell office:value-type="string">
            <text:p>James Monroe Capital Corp.</text:p>
          </table:table-cell>
        </table:table-row>
        <table:table-row table:style-name="ro1">
          <table:table-cell office:value-type="string">
            <text:p>JMP</text:p>
          </table:table-cell>
          <table:table-cell office:value-type="string">
            <text:p>JMP Group LLC</text:p>
          </table:table-cell>
        </table:table-row>
        <table:table-row table:style-name="ro1">
          <table:table-cell office:value-type="string">
            <text:p>JMPNZ</text:p>
          </table:table-cell>
          <table:table-cell office:value-type="string">
            <text:p>JMP Group LLC</text:p>
          </table:table-cell>
        </table:table-row>
        <table:table-row table:style-name="ro1">
          <table:table-cell office:value-type="string">
            <text:p>JMSB</text:p>
          </table:table-cell>
          <table:table-cell office:value-type="string">
            <text:p>John Marshall Bancorp, Inc.</text:p>
          </table:table-cell>
        </table:table-row>
        <table:table-row table:style-name="ro1">
          <table:table-cell office:value-type="string">
            <text:p>JMTM</text:p>
          </table:table-cell>
          <table:table-cell office:value-type="string">
            <text:p>James Maritime Holdings, Inc.</text:p>
          </table:table-cell>
        </table:table-row>
        <table:table-row table:style-name="ro1">
          <table:table-cell office:value-type="string">
            <text:p>JNCE</text:p>
          </table:table-cell>
          <table:table-cell office:value-type="string">
            <text:p>Jounce Therapeutics Inc</text:p>
          </table:table-cell>
        </table:table-row>
        <table:table-row table:style-name="ro1">
          <table:table-cell office:value-type="string">
            <text:p>JNES</text:p>
          </table:table-cell>
          <table:table-cell office:value-type="string">
            <text:p>Jonestown Bank &amp; Trust Co. (PA)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string">
            <text:p>Johnson &amp; Johnson</text:p>
          </table:table-cell>
        </table:table-row>
        <table:table-row table:style-name="ro1">
          <table:table-cell office:value-type="string">
            <text:p>JNPR</text:p>
          </table:table-cell>
          <table:table-cell office:value-type="string">
            <text:p>Juniper Networks Inc</text:p>
          </table:table-cell>
        </table:table-row>
        <table:table-row table:style-name="ro1">
          <table:table-cell office:value-type="string">
            <text:p>JNSH</text:p>
          </table:table-cell>
          <table:table-cell office:value-type="string">
            <text:p>JNS Holdings Corporation</text:p>
          </table:table-cell>
        </table:table-row>
        <table:table-row table:style-name="ro1">
          <table:table-cell office:value-type="string">
            <text:p>JOB</text:p>
          </table:table-cell>
          <table:table-cell office:value-type="string">
            <text:p>GEE Group Inc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51job Inc</text:p>
          </table:table-cell>
        </table:table-row>
        <table:table-row table:style-name="ro1">
          <table:table-cell office:value-type="string">
            <text:p>JOE</text:p>
          </table:table-cell>
          <table:table-cell office:value-type="string">
            <text:p>St Joe Co-The</text:p>
          </table:table-cell>
        </table:table-row>
        <table:table-row table:style-name="ro1">
          <table:table-cell office:value-type="string">
            <text:p>JOEY</text:p>
          </table:table-cell>
          <table:table-cell office:value-type="string">
            <text:p>Joey New York, Inc.</text:p>
          </table:table-cell>
        </table:table-row>
        <table:table-row table:style-name="ro1">
          <table:table-cell office:value-type="string">
            <text:p>JOF</text:p>
          </table:table-cell>
          <table:table-cell office:value-type="string">
            <text:p>Japan Smaller Capitalization Fund Inc</text:p>
          </table:table-cell>
        </table:table-row>
        <table:table-row table:style-name="ro1">
          <table:table-cell office:value-type="string">
            <text:p>JOUT</text:p>
          </table:table-cell>
          <table:table-cell office:value-type="string">
            <text:p>Johnson Outdoors Inc</text:p>
          </table:table-cell>
        </table:table-row>
        <table:table-row table:style-name="ro1">
          <table:table-cell office:value-type="string">
            <text:p>JP</text:p>
          </table:table-cell>
          <table:table-cell office:value-type="string">
            <text:p>Jupai Holdings Ltd</text:p>
          </table:table-cell>
        </table:table-row>
        <table:table-row table:style-name="ro1">
          <table:table-cell office:value-type="string">
            <text:p>JPC</text:p>
          </table:table-cell>
          <table:table-cell office:value-type="string">
            <text:p>Nuveen Preferred &amp; Income Opportunities Fund</text:p>
          </table:table-cell>
        </table:table-row>
        <table:table-row table:style-name="ro1">
          <table:table-cell office:value-type="string">
            <text:p>JPEX</text:p>
          </table:table-cell>
          <table:table-cell office:value-type="string">
            <text:p>JPX Global, Inc.</text:p>
          </table:table-cell>
        </table:table-row>
        <table:table-row table:style-name="ro1">
          <table:table-cell office:value-type="string">
            <text:p>JPI</text:p>
          </table:table-cell>
          <table:table-cell office:value-type="string">
            <text:p>Nuveen Preferred &amp; Income Term Fund</text:p>
          </table:table-cell>
        </table:table-row>
        <table:table-row table:style-name="ro1">
          <table:table-cell office:value-type="string">
            <text:p>JPIB</text:p>
          </table:table-cell>
          <table:table-cell office:value-type="string">
            <text:p>JPMorgan International Bond Opportunities ETF</text:p>
          </table:table-cell>
        </table:table-row>
        <table:table-row table:style-name="ro1">
          <table:table-cell office:value-type="string">
            <text:p>JPM</text:p>
          </table:table-cell>
          <table:table-cell office:value-type="string">
            <text:p>JPMorgan Chase &amp; Co</text:p>
          </table:table-cell>
        </table:table-row>
        <table:table-row table:style-name="ro1">
          <table:table-cell office:value-type="string">
            <text:p>JPM-C</text:p>
          </table:table-cell>
          <table:table-cell office:value-type="string">
            <text:p>JPMorgan Chase &amp; Co</text:p>
          </table:table-cell>
        </table:table-row>
        <table:table-row table:style-name="ro1">
          <table:table-cell office:value-type="string">
            <text:p>JPM-D</text:p>
          </table:table-cell>
          <table:table-cell office:value-type="string">
            <text:p>JPMorgan Chase &amp; Co</text:p>
          </table:table-cell>
        </table:table-row>
        <table:table-row table:style-name="ro1">
          <table:table-cell office:value-type="string">
            <text:p>JPM-G</text:p>
          </table:table-cell>
          <table:table-cell office:value-type="string">
            <text:p>JPMorgan Chase &amp; Co</text:p>
          </table:table-cell>
        </table:table-row>
        <table:table-row table:style-name="ro1">
          <table:table-cell office:value-type="string">
            <text:p>JPM-H</text:p>
          </table:table-cell>
          <table:table-cell office:value-type="string">
            <text:p>JPMorgan Chase &amp; Co</text:p>
          </table:table-cell>
        </table:table-row>
        <table:table-row table:style-name="ro1">
          <table:table-cell office:value-type="string">
            <text:p>JPM-J</text:p>
          </table:table-cell>
          <table:table-cell office:value-type="string">
            <text:p>JPMorgan Chase &amp; Co</text:p>
          </table:table-cell>
        </table:table-row>
        <table:table-row table:style-name="ro1">
          <table:table-cell office:value-type="string">
            <text:p>JPS</text:p>
          </table:table-cell>
          <table:table-cell office:value-type="string">
            <text:p>Nuveen Preferred &amp; Income Securities Fund</text:p>
          </table:table-cell>
        </table:table-row>
        <table:table-row table:style-name="ro1">
          <table:table-cell office:value-type="string">
            <text:p>JPT</text:p>
          </table:table-cell>
          <table:table-cell office:value-type="string">
            <text:p>Nuveen Preferred and Income 2022 Term Fund</text:p>
          </table:table-cell>
        </table:table-row>
        <table:table-row table:style-name="ro1">
          <table:table-cell office:value-type="string">
            <text:p>JQC</text:p>
          </table:table-cell>
          <table:table-cell office:value-type="string">
            <text:p>Nuveen Credit Strategies Income Fund</text:p>
          </table:table-cell>
        </table:table-row>
        <table:table-row table:style-name="ro1">
          <table:table-cell office:value-type="string">
            <text:p>JRDN</text:p>
          </table:table-cell>
          <table:table-cell office:value-type="string">
            <text:p>Jardinier Corp.</text:p>
          </table:table-cell>
        </table:table-row>
        <table:table-row table:style-name="ro1">
          <table:table-cell office:value-type="string">
            <text:p>JRI</text:p>
          </table:table-cell>
          <table:table-cell office:value-type="string">
            <text:p>Nuveen Real Asset Income and Growth Fund</text:p>
          </table:table-cell>
        </table:table-row>
        <table:table-row table:style-name="ro1">
          <table:table-cell office:value-type="string">
            <text:p>JRIV</text:p>
          </table:table-cell>
          <table:table-cell office:value-type="string">
            <text:p>James River Holdings Corp</text:p>
          </table:table-cell>
        </table:table-row>
        <table:table-row table:style-name="ro1">
          <table:table-cell office:value-type="string">
            <text:p>JRJC</text:p>
          </table:table-cell>
          <table:table-cell office:value-type="string">
            <text:p>China Finance Online Co Ltd</text:p>
          </table:table-cell>
        </table:table-row>
        <table:table-row table:style-name="ro1">
          <table:table-cell office:value-type="string">
            <text:p>JRJRQ</text:p>
          </table:table-cell>
          <table:table-cell office:value-type="string">
            <text:p>JRjr33, Inc.</text:p>
          </table:table-cell>
        </table:table-row>
        <table:table-row table:style-name="ro1">
          <table:table-cell office:value-type="string">
            <text:p>JRO</text:p>
          </table:table-cell>
          <table:table-cell office:value-type="string">
            <text:p>Nuveen Floating Rate Income Opportunity Fund</text:p>
          </table:table-cell>
        </table:table-row>
        <table:table-row table:style-name="ro1">
          <table:table-cell office:value-type="string">
            <text:p>JRS</text:p>
          </table:table-cell>
          <table:table-cell office:value-type="string">
            <text:p>Nuveen Real Estate Income Fund</text:p>
          </table:table-cell>
        </table:table-row>
        <table:table-row table:style-name="ro1">
          <table:table-cell office:value-type="string">
            <text:p>JRSH</text:p>
          </table:table-cell>
          <table:table-cell office:value-type="string">
            <text:p>Jerash Holdings US Inc</text:p>
          </table:table-cell>
        </table:table-row>
        <table:table-row table:style-name="ro1">
          <table:table-cell office:value-type="string">
            <text:p>JRVR</text:p>
          </table:table-cell>
          <table:table-cell office:value-type="string">
            <text:p>James River Group Holdings Ltd</text:p>
          </table:table-cell>
        </table:table-row>
        <table:table-row table:style-name="ro1">
          <table:table-cell office:value-type="string">
            <text:p>JRVS</text:p>
          </table:table-cell>
          <table:table-cell office:value-type="string">
            <text:p>iMine Corp.</text:p>
          </table:table-cell>
        </table:table-row>
        <table:table-row table:style-name="ro1">
          <table:table-cell office:value-type="string">
            <text:p>JSD</text:p>
          </table:table-cell>
          <table:table-cell office:value-type="string">
            <text:p>Nuveen Short Duration Credit Opportunities Fund</text:p>
          </table:table-cell>
        </table:table-row>
        <table:table-row table:style-name="ro1">
          <table:table-cell office:value-type="string">
            <text:p>JSDA</text:p>
          </table:table-cell>
          <table:table-cell office:value-type="string">
            <text:p>Jones Soda Co.</text:p>
          </table:table-cell>
        </table:table-row>
        <table:table-row table:style-name="ro1">
          <table:table-cell office:value-type="string">
            <text:p>JSM</text:p>
          </table:table-cell>
          <table:table-cell office:value-type="string">
            <text:p>Navient Corp</text:p>
          </table:table-cell>
        </table:table-row>
        <table:table-row table:style-name="ro1">
          <table:table-cell office:value-type="string">
            <text:p>JSTS</text:p>
          </table:table-cell>
          <table:table-cell office:value-type="string">
            <text:p>Justiss Oil Co., Inc.</text:p>
          </table:table-cell>
        </table:table-row>
        <table:table-row table:style-name="ro1">
          <table:table-cell office:value-type="string">
            <text:p>JT</text:p>
          </table:table-cell>
          <table:table-cell office:value-type="string">
            <text:p>Jianpu Technology Inc</text:p>
          </table:table-cell>
        </table:table-row>
        <table:table-row table:style-name="ro1">
          <table:table-cell office:value-type="string">
            <text:p>JTA</text:p>
          </table:table-cell>
          <table:table-cell office:value-type="string">
            <text:p>Nuveen Tax-Advantaged Total Return Strategy Fund</text:p>
          </table:table-cell>
        </table:table-row>
        <table:table-row table:style-name="ro1">
          <table:table-cell office:value-type="string">
            <text:p>JTBK</text:p>
          </table:table-cell>
          <table:table-cell office:value-type="string">
            <text:p>Jetblack Corp.</text:p>
          </table:table-cell>
        </table:table-row>
        <table:table-row table:style-name="ro1">
          <table:table-cell office:value-type="string">
            <text:p>JTD</text:p>
          </table:table-cell>
          <table:table-cell office:value-type="string">
            <text:p>Nuveen Tax-Advantaged Dividend Growth Fund</text:p>
          </table:table-cell>
        </table:table-row>
        <table:table-row table:style-name="ro1">
          <table:table-cell office:value-type="string">
            <text:p>JTNB</text:p>
          </table:table-cell>
          <table:table-cell office:value-type="string">
            <text:p>JTNB Bancorp Inc.</text:p>
          </table:table-cell>
        </table:table-row>
        <table:table-row table:style-name="ro1">
          <table:table-cell office:value-type="string">
            <text:p>JUHL</text:p>
          </table:table-cell>
          <table:table-cell office:value-type="string">
            <text:p>Juhl Energy, Inc.</text:p>
          </table:table-cell>
        </table:table-row>
        <table:table-row table:style-name="ro1">
          <table:table-cell office:value-type="string">
            <text:p>JUMT</text:p>
          </table:table-cell>
          <table:table-cell office:value-type="string">
            <text:p>Juma Technology Corp.</text:p>
          </table:table-cell>
        </table:table-row>
        <table:table-row table:style-name="ro1">
          <table:table-cell office:value-type="string">
            <text:p>JUPW</text:p>
          </table:table-cell>
          <table:table-cell office:value-type="string">
            <text:p>Jupiter Wellness Inc</text:p>
          </table:table-cell>
        </table:table-row>
        <table:table-row table:style-name="ro1">
          <table:table-cell office:value-type="string">
            <text:p>JUSHF</text:p>
          </table:table-cell>
          <table:table-cell office:value-type="string">
            <text:p>Jushi Holdings Inc.</text:p>
          </table:table-cell>
        </table:table-row>
        <table:table-row table:style-name="ro1">
          <table:table-cell office:value-type="string">
            <text:p>JUVF</text:p>
          </table:table-cell>
          <table:table-cell office:value-type="string">
            <text:p>Juniata Valley Financial Corp.</text:p>
          </table:table-cell>
        </table:table-row>
        <table:table-row table:style-name="ro1">
          <table:table-cell office:value-type="string">
            <text:p>JVA</text:p>
          </table:table-cell>
          <table:table-cell office:value-type="string">
            <text:p>Coffee Holding Co Inc</text:p>
          </table:table-cell>
        </table:table-row>
        <table:table-row table:style-name="ro1">
          <table:table-cell office:value-type="string">
            <text:p>JW.A</text:p>
          </table:table-cell>
          <table:table-cell office:value-type="string">
            <text:p>John Wiley &amp; Sons Inc</text:p>
          </table:table-cell>
        </table:table-row>
        <table:table-row table:style-name="ro1">
          <table:table-cell office:value-type="string">
            <text:p>JW.B</text:p>
          </table:table-cell>
          <table:table-cell office:value-type="string">
            <text:p>John Wiley &amp; Sons Inc</text:p>
          </table:table-cell>
        </table:table-row>
        <table:table-row table:style-name="ro1">
          <table:table-cell office:value-type="string">
            <text:p>JWN</text:p>
          </table:table-cell>
          <table:table-cell office:value-type="string">
            <text:p>Nordstrom Inc</text:p>
          </table:table-cell>
        </table:table-row>
        <table:table-row table:style-name="ro1">
          <table:table-cell office:value-type="string">
            <text:p>JWS</text:p>
          </table:table-cell>
          <table:table-cell office:value-type="string">
            <text:p>Jaws Acquisition Corp</text:p>
          </table:table-cell>
        </table:table-row>
        <table:table-row table:style-name="ro1">
          <table:table-cell office:value-type="string">
            <text:p>JYNT</text:p>
          </table:table-cell>
          <table:table-cell office:value-type="string">
            <text:p>Joint Corp-The</text:p>
          </table:table-cell>
        </table:table-row>
        <table:table-row table:style-name="ro1">
          <table:table-cell office:value-type="string">
            <text:p>JZZI</text:p>
          </table:table-cell>
          <table:table-cell office:value-type="string">
            <text:p>JZZ Technologies, Inc.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Kellogg Co</text:p>
          </table:table-cell>
        </table:table-row>
        <table:table-row table:style-name="ro1">
          <table:table-cell office:value-type="string">
            <text:p>KAHL</text:p>
          </table:table-cell>
          <table:table-cell office:value-type="string">
            <text:p>Kahala Corp.</text:p>
          </table:table-cell>
        </table:table-row>
        <table:table-row table:style-name="ro1">
          <table:table-cell office:value-type="string">
            <text:p>KAI</text:p>
          </table:table-cell>
          <table:table-cell office:value-type="string">
            <text:p>Kadant Inc</text:p>
          </table:table-cell>
        </table:table-row>
        <table:table-row table:style-name="ro1">
          <table:table-cell office:value-type="string">
            <text:p>KALA</text:p>
          </table:table-cell>
          <table:table-cell office:value-type="string">
            <text:p>Kala Pharmaceuticals Inc</text:p>
          </table:table-cell>
        </table:table-row>
        <table:table-row table:style-name="ro1">
          <table:table-cell office:value-type="string">
            <text:p>KALTF</text:p>
          </table:table-cell>
          <table:table-cell office:value-type="string">
            <text:p>Kalytera Therapeutics Inc.</text:p>
          </table:table-cell>
        </table:table-row>
        <table:table-row table:style-name="ro1">
          <table:table-cell office:value-type="string">
            <text:p>KALU</text:p>
          </table:table-cell>
          <table:table-cell office:value-type="string">
            <text:p>Kaiser Aluminum Corp</text:p>
          </table:table-cell>
        </table:table-row>
        <table:table-row table:style-name="ro1">
          <table:table-cell office:value-type="string">
            <text:p>KALV</text:p>
          </table:table-cell>
          <table:table-cell office:value-type="string">
            <text:p>KalVista Pharmaceuticals Inc</text:p>
          </table:table-cell>
        </table:table-row>
        <table:table-row table:style-name="ro1">
          <table:table-cell office:value-type="string">
            <text:p>KALY</text:p>
          </table:table-cell>
          <table:table-cell office:value-type="string">
            <text:p>Kali, Inc.</text:p>
          </table:table-cell>
        </table:table-row>
        <table:table-row table:style-name="ro1">
          <table:table-cell office:value-type="string">
            <text:p>KAMN</text:p>
          </table:table-cell>
          <table:table-cell office:value-type="string">
            <text:p>Kaman Corp</text:p>
          </table:table-cell>
        </table:table-row>
        <table:table-row table:style-name="ro1">
          <table:table-cell office:value-type="string">
            <text:p>KAR</text:p>
          </table:table-cell>
          <table:table-cell office:value-type="string">
            <text:p>KAR Auction Services Inc</text:p>
          </table:table-cell>
        </table:table-row>
        <table:table-row table:style-name="ro1">
          <table:table-cell office:value-type="string">
            <text:p>KARE</text:p>
          </table:table-cell>
          <table:table-cell office:value-type="string">
            <text:p>Koala Corporation</text:p>
          </table:table-cell>
        </table:table-row>
        <table:table-row table:style-name="ro1">
          <table:table-cell office:value-type="string">
            <text:p>KAST</text:p>
          </table:table-cell>
          <table:table-cell office:value-type="string">
            <text:p>Kasten, Inc.</text:p>
          </table:table-cell>
        </table:table-row>
        <table:table-row table:style-name="ro1">
          <table:table-cell office:value-type="string">
            <text:p>KATA</text:p>
          </table:table-cell>
          <table:table-cell office:value-type="string">
            <text:p>Katana Broadband Corporation</text:p>
          </table:table-cell>
        </table:table-row>
        <table:table-row table:style-name="ro1">
          <table:table-cell office:value-type="string">
            <text:p>KAVL</text:p>
          </table:table-cell>
          <table:table-cell office:value-type="string">
            <text:p>Kaival Brands Innovations Group, Inc.</text:p>
          </table:table-cell>
        </table:table-row>
        <table:table-row table:style-name="ro1">
          <table:table-cell office:value-type="string">
            <text:p>KAYS</text:p>
          </table:table-cell>
          <table:table-cell office:value-type="string">
            <text:p>Kaya Holdings, Inc.</text:p>
          </table:table-cell>
        </table:table-row>
        <table:table-row table:style-name="ro1">
          <table:table-cell office:value-type="string">
            <text:p>KB</text:p>
          </table:table-cell>
          <table:table-cell office:value-type="string">
            <text:p>KB Financial Group Inc</text:p>
          </table:table-cell>
        </table:table-row>
        <table:table-row table:style-name="ro1">
          <table:table-cell office:value-type="string">
            <text:p>KBAL</text:p>
          </table:table-cell>
          <table:table-cell office:value-type="string">
            <text:p>Kimball International Inc</text:p>
          </table:table-cell>
        </table:table-row>
        <table:table-row table:style-name="ro1">
          <table:table-cell office:value-type="string">
            <text:p>KBEVF</text:p>
          </table:table-cell>
          <table:table-cell office:value-type="string">
            <text:p>Koios Beverage Corp.</text:p>
          </table:table-cell>
        </table:table-row>
        <table:table-row table:style-name="ro1">
          <table:table-cell office:value-type="string">
            <text:p>KBH</text:p>
          </table:table-cell>
          <table:table-cell office:value-type="string">
            <text:p>KB Home</text:p>
          </table:table-cell>
        </table:table-row>
        <table:table-row table:style-name="ro1">
          <table:table-cell office:value-type="string">
            <text:p>KBKCP</text:p>
          </table:table-cell>
          <table:table-cell office:value-type="string">
            <text:p>KBK Capital Trust I</text:p>
          </table:table-cell>
        </table:table-row>
        <table:table-row table:style-name="ro1">
          <table:table-cell office:value-type="string">
            <text:p>KBLB</text:p>
          </table:table-cell>
          <table:table-cell office:value-type="string">
            <text:p>Kraig Biocraft Laboratories, Inc.</text:p>
          </table:table-cell>
        </table:table-row>
        <table:table-row table:style-name="ro1">
          <table:table-cell office:value-type="string">
            <text:p>KBLMU</text:p>
          </table:table-cell>
          <table:table-cell office:value-type="string">
            <text:p>KBL Merger Corp IV</text:p>
          </table:table-cell>
        </table:table-row>
        <table:table-row table:style-name="ro1">
          <table:table-cell office:value-type="string">
            <text:p>KBR</text:p>
          </table:table-cell>
          <table:table-cell office:value-type="string">
            <text:p>KBR Inc</text:p>
          </table:table-cell>
        </table:table-row>
        <table:table-row table:style-name="ro1">
          <table:table-cell office:value-type="string">
            <text:p>KBSF</text:p>
          </table:table-cell>
          <table:table-cell office:value-type="string">
            <text:p>KBS Fashion Group Ltd</text:p>
          </table:table-cell>
        </table:table-row>
        <table:table-row table:style-name="ro1">
          <table:table-cell office:value-type="string">
            <text:p>KC</text:p>
          </table:table-cell>
          <table:table-cell office:value-type="string">
            <text:p>Kingsoft Cloud Holdings Ltd</text:p>
          </table:table-cell>
        </table:table-row>
        <table:table-row table:style-name="ro1">
          <table:table-cell office:value-type="string">
            <text:p>KCAC</text:p>
          </table:table-cell>
          <table:table-cell office:value-type="string">
            <text:p>Kensington Capital Acquisition Corp</text:p>
          </table:table-cell>
        </table:table-row>
        <table:table-row table:style-name="ro1">
          <table:table-cell office:value-type="string">
            <text:p>KCAPL</text:p>
          </table:table-cell>
          <table:table-cell office:value-type="string">
            <text:p>Portman Ridge Finance Corp</text:p>
          </table:table-cell>
        </table:table-row>
        <table:table-row table:style-name="ro1">
          <table:table-cell office:value-type="string">
            <text:p>KCLI</text:p>
          </table:table-cell>
          <table:table-cell office:value-type="string">
            <text:p>Kansas City Life Insurance Co.</text:p>
          </table:table-cell>
        </table:table-row>
        <table:table-row table:style-name="ro1">
          <table:table-cell office:value-type="string">
            <text:p>KCMH</text:p>
          </table:table-cell>
          <table:table-cell office:value-type="string">
            <text:p>KCM Holdings Corp.</text:p>
          </table:table-cell>
        </table:table-row>
        <table:table-row table:style-name="ro1">
          <table:table-cell office:value-type="string">
            <text:p>KCPC</text:p>
          </table:table-cell>
          <table:table-cell office:value-type="string">
            <text:p>Key Capital Corporation</text:p>
          </table:table-cell>
        </table:table-row>
        <table:table-row table:style-name="ro1">
          <table:table-cell office:value-type="string">
            <text:p>KDCE</text:p>
          </table:table-cell>
          <table:table-cell office:value-type="string">
            <text:p>Kid Castle Educational Corp.</text:p>
          </table:table-cell>
        </table:table-row>
        <table:table-row table:style-name="ro1">
          <table:table-cell office:value-type="string">
            <text:p>KDMN</text:p>
          </table:table-cell>
          <table:table-cell office:value-type="string">
            <text:p>Kadmon Holdings Inc</text:p>
          </table:table-cell>
        </table:table-row>
        <table:table-row table:style-name="ro1">
          <table:table-cell office:value-type="string">
            <text:p>KDNG</text:p>
          </table:table-cell>
          <table:table-cell office:value-type="string">
            <text:p>Kading Companies, SA</text:p>
          </table:table-cell>
        </table:table-row>
        <table:table-row table:style-name="ro1">
          <table:table-cell office:value-type="string">
            <text:p>KDNY</text:p>
          </table:table-cell>
          <table:table-cell office:value-type="string">
            <text:p>Chinook Therapeutics, Inc.</text:p>
          </table:table-cell>
        </table:table-row>
        <table:table-row table:style-name="ro1">
          <table:table-cell office:value-type="string">
            <text:p>KDP</text:p>
          </table:table-cell>
          <table:table-cell office:value-type="string">
            <text:p>Keurig Dr Pepper Inc</text:p>
          </table:table-cell>
        </table:table-row>
        <table:table-row table:style-name="ro1">
          <table:table-cell office:value-type="string">
            <text:p>KE</text:p>
          </table:table-cell>
          <table:table-cell office:value-type="string">
            <text:p>Kimball Electronics Inc</text:p>
          </table:table-cell>
        </table:table-row>
        <table:table-row table:style-name="ro1">
          <table:table-cell office:value-type="string">
            <text:p>KEFI</text:p>
          </table:table-cell>
          <table:table-cell office:value-type="string">
            <text:p>Keweenaw Financial Corp.</text:p>
          </table:table-cell>
        </table:table-row>
        <table:table-row table:style-name="ro1">
          <table:table-cell office:value-type="string">
            <text:p>KEGX</text:p>
          </table:table-cell>
          <table:table-cell office:value-type="string">
            <text:p>Key Energy Services Inc. Del</text:p>
          </table:table-cell>
        </table:table-row>
        <table:table-row table:style-name="ro1">
          <table:table-cell office:value-type="string">
            <text:p>KELYA</text:p>
          </table:table-cell>
          <table:table-cell office:value-type="string">
            <text:p>Kelly Services Inc</text:p>
          </table:table-cell>
        </table:table-row>
        <table:table-row table:style-name="ro1">
          <table:table-cell office:value-type="string">
            <text:p>KELYB</text:p>
          </table:table-cell>
          <table:table-cell office:value-type="string">
            <text:p>Kelly Services Inc</text:p>
          </table:table-cell>
        </table:table-row>
        <table:table-row table:style-name="ro1">
          <table:table-cell office:value-type="string">
            <text:p>KEM</text:p>
          </table:table-cell>
          <table:table-cell office:value-type="string">
            <text:p>KEMET Corp</text:p>
          </table:table-cell>
        </table:table-row>
        <table:table-row table:style-name="ro1">
          <table:table-cell office:value-type="string">
            <text:p>KEN</text:p>
          </table:table-cell>
          <table:table-cell office:value-type="string">
            <text:p>Kenon Holdings Ltd-Singapore</text:p>
          </table:table-cell>
        </table:table-row>
        <table:table-row table:style-name="ro1">
          <table:table-cell office:value-type="string">
            <text:p>KENS</text:p>
          </table:table-cell>
          <table:table-cell office:value-type="string">
            <text:p>Kenilworth Systems Corp.</text:p>
          </table:table-cell>
        </table:table-row>
        <table:table-row table:style-name="ro1">
          <table:table-cell office:value-type="string">
            <text:p>KEP</text:p>
          </table:table-cell>
          <table:table-cell office:value-type="string">
            <text:p>Korea Electric Power Corp</text:p>
          </table:table-cell>
        </table:table-row>
        <table:table-row table:style-name="ro1">
          <table:table-cell office:value-type="string">
            <text:p>KEQU</text:p>
          </table:table-cell>
          <table:table-cell office:value-type="string">
            <text:p>Kewaunee Scientific Corp</text:p>
          </table:table-cell>
        </table:table-row>
        <table:table-row table:style-name="ro1">
          <table:table-cell office:value-type="string">
            <text:p>KERN</text:p>
          </table:table-cell>
          <table:table-cell office:value-type="string">
            <text:p>Akerna Corp</text:p>
          </table:table-cell>
        </table:table-row>
        <table:table-row table:style-name="ro1">
          <table:table-cell office:value-type="string">
            <text:p>KEWL</text:p>
          </table:table-cell>
          <table:table-cell office:value-type="string">
            <text:p>Keweenaw Land Association, Ltd.</text:p>
          </table:table-cell>
        </table:table-row>
        <table:table-row table:style-name="ro1">
          <table:table-cell office:value-type="string">
            <text:p>KEX</text:p>
          </table:table-cell>
          <table:table-cell office:value-type="string">
            <text:p>Kirby Corp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KeyCorp</text:p>
          </table:table-cell>
        </table:table-row>
        <table:table-row table:style-name="ro1">
          <table:table-cell office:value-type="string">
            <text:p>KEY-I</text:p>
          </table:table-cell>
          <table:table-cell office:value-type="string">
            <text:p>KeyCorp</text:p>
          </table:table-cell>
        </table:table-row>
        <table:table-row table:style-name="ro1">
          <table:table-cell office:value-type="string">
            <text:p>KEY-J</text:p>
          </table:table-cell>
          <table:table-cell office:value-type="string">
            <text:p>KeyCorp</text:p>
          </table:table-cell>
        </table:table-row>
        <table:table-row table:style-name="ro1">
          <table:table-cell office:value-type="string">
            <text:p>KEY-K</text:p>
          </table:table-cell>
          <table:table-cell office:value-type="string">
            <text:p>KeyCorp</text:p>
          </table:table-cell>
        </table:table-row>
        <table:table-row table:style-name="ro1">
          <table:table-cell office:value-type="string">
            <text:p>KEYS</text:p>
          </table:table-cell>
          <table:table-cell office:value-type="string">
            <text:p>Amun Bitwise Select 10 Large Cap Crypto ETP</text:p>
          </table:table-cell>
        </table:table-row>
        <table:table-row table:style-name="ro1">
          <table:table-cell office:value-type="string">
            <text:p>KF</text:p>
          </table:table-cell>
          <table:table-cell office:value-type="string">
            <text:p>Korea Fund Inc-The</text:p>
          </table:table-cell>
        </table:table-row>
        <table:table-row table:style-name="ro1">
          <table:table-cell office:value-type="string">
            <text:p>KFFB</text:p>
          </table:table-cell>
          <table:table-cell office:value-type="string">
            <text:p>Kentucky First Federal Bancorp</text:p>
          </table:table-cell>
        </table:table-row>
        <table:table-row table:style-name="ro1">
          <table:table-cell office:value-type="string">
            <text:p>KFRC</text:p>
          </table:table-cell>
          <table:table-cell office:value-type="string">
            <text:p>Kforce Inc</text:p>
          </table:table-cell>
        </table:table-row>
        <table:table-row table:style-name="ro1">
          <table:table-cell office:value-type="string">
            <text:p>KFS</text:p>
          </table:table-cell>
          <table:table-cell office:value-type="string">
            <text:p>Kingsway Financial Services Inc</text:p>
          </table:table-cell>
        </table:table-row>
        <table:table-row table:style-name="ro1">
          <table:table-cell office:value-type="string">
            <text:p>KFY</text:p>
          </table:table-cell>
          <table:table-cell office:value-type="string">
            <text:p>Korn Ferry</text:p>
          </table:table-cell>
        </table:table-row>
        <table:table-row table:style-name="ro1">
          <table:table-cell office:value-type="string">
            <text:p>KGC</text:p>
          </table:table-cell>
          <table:table-cell office:value-type="string">
            <text:p>Kinross Gold Corp</text:p>
          </table:table-cell>
        </table:table-row>
        <table:table-row table:style-name="ro1">
          <table:table-cell office:value-type="string">
            <text:p>KGET</text:p>
          </table:table-cell>
          <table:table-cell office:value-type="string">
            <text:p>Kleangas Energy Technologies, Inc.</text:p>
          </table:table-cell>
        </table:table-row>
        <table:table-row table:style-name="ro1">
          <table:table-cell office:value-type="string">
            <text:p>KGHI</text:p>
          </table:table-cell>
          <table:table-cell office:value-type="string">
            <text:p>Kaiser Group Holdings, Inc.</text:p>
          </table:table-cell>
        </table:table-row>
        <table:table-row table:style-name="ro1">
          <table:table-cell office:value-type="string">
            <text:p>KGJI</text:p>
          </table:table-cell>
          <table:table-cell office:value-type="string">
            <text:p>Kingold Jewelry Inc</text:p>
          </table:table-cell>
        </table:table-row>
        <table:table-row table:style-name="ro1">
          <table:table-cell office:value-type="string">
            <text:p>KGKG</text:p>
          </table:table-cell>
          <table:table-cell office:value-type="string">
            <text:p>Kona Gold Solutions, Inc.</text:p>
          </table:table-cell>
        </table:table-row>
        <table:table-row table:style-name="ro1">
          <table:table-cell office:value-type="string">
            <text:p>KGNR</text:p>
          </table:table-cell>
          <table:table-cell office:value-type="string">
            <text:p>Kange Corp.</text:p>
          </table:table-cell>
        </table:table-row>
        <table:table-row table:style-name="ro1">
          <table:table-cell office:value-type="string">
            <text:p>KGRI</text:p>
          </table:table-cell>
          <table:table-cell office:value-type="string">
            <text:p>Kiley Group, Inc. (The)</text:p>
          </table:table-cell>
        </table:table-row>
        <table:table-row table:style-name="ro1">
          <table:table-cell office:value-type="string">
            <text:p>KHC</text:p>
          </table:table-cell>
          <table:table-cell office:value-type="string">
            <text:p>Kraft Heinz Co-The</text:p>
          </table:table-cell>
        </table:table-row>
        <table:table-row table:style-name="ro1">
          <table:table-cell office:value-type="string">
            <text:p>KHZM</text:p>
          </table:table-cell>
          <table:table-cell office:value-type="string">
            <text:p>Madison Ave Media, Inc.</text:p>
          </table:table-cell>
        </table:table-row>
        <table:table-row table:style-name="ro1">
          <table:table-cell office:value-type="string">
            <text:p>KICK</text:p>
          </table:table-cell>
          <table:table-cell office:value-type="string">
            <text:p>HPN Holdings, Inc.</text:p>
          </table:table-cell>
        </table:table-row>
        <table:table-row table:style-name="ro1">
          <table:table-cell office:value-type="string">
            <text:p>KIDBQ</text:p>
          </table:table-cell>
          <table:table-cell office:value-type="string">
            <text:p>Kid Brands, Inc.</text:p>
          </table:table-cell>
        </table:table-row>
        <table:table-row table:style-name="ro1">
          <table:table-cell office:value-type="string">
            <text:p>KIDS</text:p>
          </table:table-cell>
          <table:table-cell office:value-type="string">
            <text:p>OrthoPediatrics Corp</text:p>
          </table:table-cell>
        </table:table-row>
        <table:table-row table:style-name="ro1">
          <table:table-cell office:value-type="string">
            <text:p>KIM</text:p>
          </table:table-cell>
          <table:table-cell office:value-type="string">
            <text:p>Kimco Realty Corp</text:p>
          </table:table-cell>
        </table:table-row>
        <table:table-row table:style-name="ro1">
          <table:table-cell office:value-type="string">
            <text:p>KIM-L</text:p>
          </table:table-cell>
          <table:table-cell office:value-type="string">
            <text:p>Kimco Realty Corp</text:p>
          </table:table-cell>
        </table:table-row>
        <table:table-row table:style-name="ro1">
          <table:table-cell office:value-type="string">
            <text:p>KIM-M</text:p>
          </table:table-cell>
          <table:table-cell office:value-type="string">
            <text:p>Kimco Realty Corp</text:p>
          </table:table-cell>
        </table:table-row>
        <table:table-row table:style-name="ro1">
          <table:table-cell office:value-type="string">
            <text:p>KIN</text:p>
          </table:table-cell>
          <table:table-cell office:value-type="string">
            <text:p>Kindred Biosciences Inc</text:p>
          </table:table-cell>
        </table:table-row>
        <table:table-row table:style-name="ro1">
          <table:table-cell office:value-type="string">
            <text:p>KINS</text:p>
          </table:table-cell>
          <table:table-cell office:value-type="string">
            <text:p>Kingstone Cos Inc</text:p>
          </table:table-cell>
        </table:table-row>
        <table:table-row table:style-name="ro1">
          <table:table-cell office:value-type="string">
            <text:p>KIO</text:p>
          </table:table-cell>
          <table:table-cell office:value-type="string">
            <text:p>KKR Income Opportunities Fund</text:p>
          </table:table-cell>
        </table:table-row>
        <table:table-row table:style-name="ro1">
          <table:table-cell office:value-type="string">
            <text:p>KIQ</text:p>
          </table:table-cell>
          <table:table-cell office:value-type="string">
            <text:p>Kelso Technologies Inc</text:p>
          </table:table-cell>
        </table:table-row>
        <table:table-row table:style-name="ro1">
          <table:table-cell office:value-type="string">
            <text:p>KIRK</text:p>
          </table:table-cell>
          <table:table-cell office:value-type="string">
            <text:p>Kirkland's Inc</text:p>
          </table:table-cell>
        </table:table-row>
        <table:table-row table:style-name="ro1">
          <table:table-cell office:value-type="string">
            <text:p>KISB</text:p>
          </table:table-cell>
          <table:table-cell office:value-type="string">
            <text:p>Kish Bancorp, Inc.</text:p>
          </table:table-cell>
        </table:table-row>
        <table:table-row table:style-name="ro1">
          <table:table-cell office:value-type="string">
            <text:p>KIWB</text:p>
          </table:table-cell>
          <table:table-cell office:value-type="string">
            <text:p>Kiwibox.com Inc.</text:p>
          </table:table-cell>
        </table:table-row>
        <table:table-row table:style-name="ro1">
          <table:table-cell office:value-type="string">
            <text:p>KKR</text:p>
          </table:table-cell>
          <table:table-cell office:value-type="string">
            <text:p>KKR &amp; Co Inc</text:p>
          </table:table-cell>
        </table:table-row>
        <table:table-row table:style-name="ro1">
          <table:table-cell office:value-type="string">
            <text:p>KKR-A</text:p>
          </table:table-cell>
          <table:table-cell office:value-type="string">
            <text:p>KKR &amp; Co Inc</text:p>
          </table:table-cell>
        </table:table-row>
        <table:table-row table:style-name="ro1">
          <table:table-cell office:value-type="string">
            <text:p>KKR-B</text:p>
          </table:table-cell>
          <table:table-cell office:value-type="string">
            <text:p>KKR &amp; Co Inc</text:p>
          </table:table-cell>
        </table:table-row>
        <table:table-row table:style-name="ro1">
          <table:table-cell office:value-type="string">
            <text:p>KKUR</text:p>
          </table:table-cell>
          <table:table-cell office:value-type="string">
            <text:p>Chromocure, Inc.</text:p>
          </table:table-cell>
        </table:table-row>
        <table:table-row table:style-name="ro1">
          <table:table-cell office:value-type="string">
            <text:p>KL</text:p>
          </table:table-cell>
          <table:table-cell office:value-type="string">
            <text:p>Kirkland Lake Gold Ltd</text:p>
          </table:table-cell>
        </table:table-row>
        <table:table-row table:style-name="ro1">
          <table:table-cell office:value-type="string">
            <text:p>KLAC</text:p>
          </table:table-cell>
          <table:table-cell office:value-type="string">
            <text:p>KLA Corp</text:p>
          </table:table-cell>
        </table:table-row>
        <table:table-row table:style-name="ro1">
          <table:table-cell office:value-type="string">
            <text:p>KLDIW</text:p>
          </table:table-cell>
          <table:table-cell office:value-type="string">
            <text:p>KLDiscovery Inc.</text:p>
          </table:table-cell>
        </table:table-row>
        <table:table-row table:style-name="ro1">
          <table:table-cell office:value-type="string">
            <text:p>KLDO</text:p>
          </table:table-cell>
          <table:table-cell office:value-type="string">
            <text:p>Kaleido Biosciences Inc</text:p>
          </table:table-cell>
        </table:table-row>
        <table:table-row table:style-name="ro1">
          <table:table-cell office:value-type="string">
            <text:p>KLEG</text:p>
          </table:table-cell>
          <table:table-cell office:value-type="string">
            <text:p>KL Energy Corp.</text:p>
          </table:table-cell>
        </table:table-row>
        <table:table-row table:style-name="ro1">
          <table:table-cell office:value-type="string">
            <text:p>KLFE</text:p>
          </table:table-cell>
          <table:table-cell office:value-type="string">
            <text:p>Kannalife, Inc.</text:p>
          </table:table-cell>
        </table:table-row>
        <table:table-row table:style-name="ro1">
          <table:table-cell office:value-type="string">
            <text:p>KLGG</text:p>
          </table:table-cell>
          <table:table-cell office:value-type="string">
            <text:p>Klegg Electronics, Inc.</text:p>
          </table:table-cell>
        </table:table-row>
        <table:table-row table:style-name="ro1">
          <table:table-cell office:value-type="string">
            <text:p>KLIC</text:p>
          </table:table-cell>
          <table:table-cell office:value-type="string">
            <text:p>Kulicke &amp; Soffa Industries Inc</text:p>
          </table:table-cell>
        </table:table-row>
        <table:table-row table:style-name="ro1">
          <table:table-cell office:value-type="string">
            <text:p>KLOC</text:p>
          </table:table-cell>
          <table:table-cell office:value-type="string">
            <text:p>Kushner-Locke Co. (The)</text:p>
          </table:table-cell>
        </table:table-row>
        <table:table-row table:style-name="ro1">
          <table:table-cell office:value-type="string">
            <text:p>KLR</text:p>
          </table:table-cell>
          <table:table-cell office:value-type="string">
            <text:p>Kaleyra Inc</text:p>
          </table:table-cell>
        </table:table-row>
        <table:table-row table:style-name="ro1">
          <table:table-cell office:value-type="string">
            <text:p>KLTI</text:p>
          </table:table-cell>
          <table:table-cell office:value-type="string">
            <text:p>KlausTech, Inc.</text:p>
          </table:table-cell>
        </table:table-row>
        <table:table-row table:style-name="ro1">
          <table:table-cell office:value-type="string">
            <text:p>KLWA</text:p>
          </table:table-cell>
          <table:table-cell office:value-type="string">
            <text:p>Kilwa Trading, Inc.</text:p>
          </table:table-cell>
        </table:table-row>
        <table:table-row table:style-name="ro1">
          <table:table-cell office:value-type="string">
            <text:p>KLXE</text:p>
          </table:table-cell>
          <table:table-cell office:value-type="string">
            <text:p>KLX Energy Services Holdings Inc</text:p>
          </table:table-cell>
        </table:table-row>
        <table:table-row table:style-name="ro1">
          <table:table-cell office:value-type="string">
            <text:p>KLYG</text:p>
          </table:table-cell>
          <table:table-cell office:value-type="string">
            <text:p>Kelyniam Global, Inc.</text:p>
          </table:table-cell>
        </table:table-row>
        <table:table-row table:style-name="ro1">
          <table:table-cell office:value-type="string">
            <text:p>KMB</text:p>
          </table:table-cell>
          <table:table-cell office:value-type="string">
            <text:p>Kimberly-Clark Corp</text:p>
          </table:table-cell>
        </table:table-row>
        <table:table-row table:style-name="ro1">
          <table:table-cell office:value-type="string">
            <text:p>KMDA</text:p>
          </table:table-cell>
          <table:table-cell office:value-type="string">
            <text:p>Kamada Ltd</text:p>
          </table:table-cell>
        </table:table-row>
        <table:table-row table:style-name="ro1">
          <table:table-cell office:value-type="string">
            <text:p>KMF</text:p>
          </table:table-cell>
          <table:table-cell office:value-type="string">
            <text:p>Kayne Anderson Midstream-Energy Fund Inc</text:p>
          </table:table-cell>
        </table:table-row>
        <table:table-row table:style-name="ro1">
          <table:table-cell office:value-type="string">
            <text:p>KMFI</text:p>
          </table:table-cell>
          <table:table-cell office:value-type="string">
            <text:p>Keller Manufacturing Company, Inc. (The)</text:p>
          </table:table-cell>
        </table:table-row>
        <table:table-row table:style-name="ro1">
          <table:table-cell office:value-type="string">
            <text:p>KMI</text:p>
          </table:table-cell>
          <table:table-cell office:value-type="string">
            <text:p>Kinder Morgan Inc-DE</text:p>
          </table:table-cell>
        </table:table-row>
        <table:table-row table:style-name="ro1">
          <table:table-cell office:value-type="string">
            <text:p>KMPH</text:p>
          </table:table-cell>
          <table:table-cell office:value-type="string">
            <text:p>KemPharm Inc</text:p>
          </table:table-cell>
        </table:table-row>
        <table:table-row table:style-name="ro1">
          <table:table-cell office:value-type="string">
            <text:p>KMPH</text:p>
          </table:table-cell>
          <table:table-cell office:value-type="string">
            <text:p>KemPharm Inc</text:p>
          </table:table-cell>
        </table:table-row>
        <table:table-row table:style-name="ro1">
          <table:table-cell office:value-type="string">
            <text:p>KMPR</text:p>
          </table:table-cell>
          <table:table-cell office:value-type="string">
            <text:p>Kemper Corp</text:p>
          </table:table-cell>
        </table:table-row>
        <table:table-row table:style-name="ro1">
          <table:table-cell office:value-type="string">
            <text:p>KMT</text:p>
          </table:table-cell>
          <table:table-cell office:value-type="string">
            <text:p>Kennametal Inc</text:p>
          </table:table-cell>
        </table:table-row>
        <table:table-row table:style-name="ro1">
          <table:table-cell office:value-type="string">
            <text:p>KMWE</text:p>
          </table:table-cell>
          <table:table-cell office:value-type="string">
            <text:p>KM Wedding Events Management, Inc.</text:p>
          </table:table-cell>
        </table:table-row>
        <table:table-row table:style-name="ro1">
          <table:table-cell office:value-type="string">
            <text:p>KMX</text:p>
          </table:table-cell>
          <table:table-cell office:value-type="string">
            <text:p>CarMax Inc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Knowles Corp</text:p>
          </table:table-cell>
        </table:table-row>
        <table:table-row table:style-name="ro1">
          <table:table-cell office:value-type="string">
            <text:p>KNBA</text:p>
          </table:table-cell>
          <table:table-cell office:value-type="string">
            <text:p>Kinbasha Gaming International, Inc.</text:p>
          </table:table-cell>
        </table:table-row>
        <table:table-row table:style-name="ro1">
          <table:table-cell office:value-type="string">
            <text:p>KNDI</text:p>
          </table:table-cell>
          <table:table-cell office:value-type="string">
            <text:p>Kandi Technologies Group Inc</text:p>
          </table:table-cell>
        </table:table-row>
        <table:table-row table:style-name="ro1">
          <table:table-cell office:value-type="string">
            <text:p>KNIT</text:p>
          </table:table-cell>
          <table:table-cell office:value-type="string">
            <text:p>KINETIC GROUP INC</text:p>
          </table:table-cell>
        </table:table-row>
        <table:table-row table:style-name="ro1">
          <table:table-cell office:value-type="string">
            <text:p>KNKT</text:p>
          </table:table-cell>
          <table:table-cell office:value-type="string">
            <text:p>Kunekt Corp.</text:p>
          </table:table-cell>
        </table:table-row>
        <table:table-row table:style-name="ro1">
          <table:table-cell office:value-type="string">
            <text:p>KNL</text:p>
          </table:table-cell>
          <table:table-cell office:value-type="string">
            <text:p>Knoll Inc</text:p>
          </table:table-cell>
        </table:table-row>
        <table:table-row table:style-name="ro1">
          <table:table-cell office:value-type="string">
            <text:p>KNOP</text:p>
          </table:table-cell>
          <table:table-cell office:value-type="string">
            <text:p>KNOT Offshore Partners LP</text:p>
          </table:table-cell>
        </table:table-row>
        <table:table-row table:style-name="ro1">
          <table:table-cell office:value-type="string">
            <text:p>KNOS</text:p>
          </table:table-cell>
          <table:table-cell office:value-type="string">
            <text:p>Kronos Advanced Technologies, Inc.</text:p>
          </table:table-cell>
        </table:table-row>
        <table:table-row table:style-name="ro1">
          <table:table-cell office:value-type="string">
            <text:p>KNSA</text:p>
          </table:table-cell>
          <table:table-cell office:value-type="string">
            <text:p>Kiniksa Pharmaceuticals Ltd</text:p>
          </table:table-cell>
        </table:table-row>
        <table:table-row table:style-name="ro1">
          <table:table-cell office:value-type="string">
            <text:p>KNSC</text:p>
          </table:table-cell>
          <table:table-cell office:value-type="string">
            <text:p>Kenergy Scientific Inc.</text:p>
          </table:table-cell>
        </table:table-row>
        <table:table-row table:style-name="ro1">
          <table:table-cell office:value-type="string">
            <text:p>KNSL</text:p>
          </table:table-cell>
          <table:table-cell office:value-type="string">
            <text:p>Kinsale Capital Group Inc</text:p>
          </table:table-cell>
        </table:table-row>
        <table:table-row table:style-name="ro1">
          <table:table-cell office:value-type="string">
            <text:p>KNWN</text:p>
          </table:table-cell>
          <table:table-cell office:value-type="string">
            <text:p>Know Labs, Inc.</text:p>
          </table:table-cell>
        </table:table-row>
        <table:table-row table:style-name="ro1">
          <table:table-cell office:value-type="string">
            <text:p>KNX</text:p>
          </table:table-cell>
          <table:table-cell office:value-type="string">
            <text:p>Knight-Swift Transportation Holdings Inc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Coca-Cola Co-The</text:p>
          </table:table-cell>
        </table:table-row>
        <table:table-row table:style-name="ro1">
          <table:table-cell office:value-type="string">
            <text:p>KOAN</text:p>
          </table:table-cell>
          <table:table-cell office:value-type="string">
            <text:p>Resonate Blends Inc.</text:p>
          </table:table-cell>
        </table:table-row>
        <table:table-row table:style-name="ro1">
          <table:table-cell office:value-type="string">
            <text:p>KOD</text:p>
          </table:table-cell>
          <table:table-cell office:value-type="string">
            <text:p>Kodiak Sciences Inc</text:p>
          </table:table-cell>
        </table:table-row>
        <table:table-row table:style-name="ro1">
          <table:table-cell office:value-type="string">
            <text:p>KODK</text:p>
          </table:table-cell>
          <table:table-cell office:value-type="string">
            <text:p>Eastman Kodak Co</text:p>
          </table:table-cell>
        </table:table-row>
        <table:table-row table:style-name="ro1">
          <table:table-cell office:value-type="string">
            <text:p>KOF</text:p>
          </table:table-cell>
          <table:table-cell office:value-type="string">
            <text:p>Coca-Cola Femsa SAB de CV</text:p>
          </table:table-cell>
        </table:table-row>
        <table:table-row table:style-name="ro1">
          <table:table-cell office:value-type="string">
            <text:p>KOGL</text:p>
          </table:table-cell>
          <table:table-cell office:value-type="string">
            <text:p>Kopp Glass, Inc.</text:p>
          </table:table-cell>
        </table:table-row>
        <table:table-row table:style-name="ro1">
          <table:table-cell office:value-type="string">
            <text:p>KOLR</text:p>
          </table:table-cell>
          <table:table-cell office:value-type="string">
            <text:p>Kolorfusion International, Inc.</text:p>
          </table:table-cell>
        </table:table-row>
        <table:table-row table:style-name="ro1">
          <table:table-cell office:value-type="string">
            <text:p>KONAQ</text:p>
          </table:table-cell>
          <table:table-cell office:value-type="string">
            <text:p>Kona Grill, Inc.</text:p>
          </table:table-cell>
        </table:table-row>
        <table:table-row table:style-name="ro1">
          <table:table-cell office:value-type="string">
            <text:p>KOP</text:p>
          </table:table-cell>
          <table:table-cell office:value-type="string">
            <text:p>Koppers Holdings Inc</text:p>
          </table:table-cell>
        </table:table-row>
        <table:table-row table:style-name="ro1">
          <table:table-cell office:value-type="string">
            <text:p>KOPN</text:p>
          </table:table-cell>
          <table:table-cell office:value-type="string">
            <text:p>Kopin Corp</text:p>
          </table:table-cell>
        </table:table-row>
        <table:table-row table:style-name="ro1">
          <table:table-cell office:value-type="string">
            <text:p>KOPN</text:p>
          </table:table-cell>
          <table:table-cell office:value-type="string">
            <text:p>Kopin Corp</text:p>
          </table:table-cell>
        </table:table-row>
        <table:table-row table:style-name="ro1">
          <table:table-cell office:value-type="string">
            <text:p>KOS</text:p>
          </table:table-cell>
          <table:table-cell office:value-type="string">
            <text:p>Kosmos Energy Ltd</text:p>
          </table:table-cell>
        </table:table-row>
        <table:table-row table:style-name="ro1">
          <table:table-cell office:value-type="string">
            <text:p>KOSK</text:p>
          </table:table-cell>
          <table:table-cell office:value-type="string">
            <text:p>One Step Vending Corp</text:p>
          </table:table-cell>
        </table:table-row>
        <table:table-row table:style-name="ro1">
          <table:table-cell office:value-type="string">
            <text:p>KOSS</text:p>
          </table:table-cell>
          <table:table-cell office:value-type="string">
            <text:p>Koss Corp</text:p>
          </table:table-cell>
        </table:table-row>
        <table:table-row table:style-name="ro1">
          <table:table-cell office:value-type="string">
            <text:p>KPCM</text:p>
          </table:table-cell>
          <table:table-cell office:value-type="string">
            <text:p>King of Pine Creek Mining Ltd.</text:p>
          </table:table-cell>
        </table:table-row>
        <table:table-row table:style-name="ro1">
          <table:table-cell office:value-type="string">
            <text:p>KPOC</text:p>
          </table:table-cell>
          <table:table-cell office:value-type="string">
            <text:p>Kimberly Parry Organics, Corp.</text:p>
          </table:table-cell>
        </table:table-row>
        <table:table-row table:style-name="ro1">
          <table:table-cell office:value-type="string">
            <text:p>KPTI</text:p>
          </table:table-cell>
          <table:table-cell office:value-type="string">
            <text:p>Karyopharm Therapeutics Inc</text:p>
          </table:table-cell>
        </table:table-row>
        <table:table-row table:style-name="ro1">
          <table:table-cell office:value-type="string">
            <text:p>KR</text:p>
          </table:table-cell>
          <table:table-cell office:value-type="string">
            <text:p>Kroger Co-The</text:p>
          </table:table-cell>
        </table:table-row>
        <table:table-row table:style-name="ro1">
          <table:table-cell office:value-type="string">
            <text:p>KRA</text:p>
          </table:table-cell>
          <table:table-cell office:value-type="string">
            <text:p>Kraton Corp</text:p>
          </table:table-cell>
        </table:table-row>
        <table:table-row table:style-name="ro1">
          <table:table-cell office:value-type="string">
            <text:p>KRBF</text:p>
          </table:table-cell>
          <table:table-cell office:value-type="string">
            <text:p>Kreido Biofuels, Inc.</text:p>
          </table:table-cell>
        </table:table-row>
        <table:table-row table:style-name="ro1">
          <table:table-cell office:value-type="string">
            <text:p>KRBP</text:p>
          </table:table-cell>
          <table:table-cell office:value-type="string">
            <text:p>Kiromic BioPharma Inc</text:p>
          </table:table-cell>
        </table:table-row>
        <table:table-row table:style-name="ro1">
          <table:table-cell office:value-type="string">
            <text:p>KRC</text:p>
          </table:table-cell>
          <table:table-cell office:value-type="string">
            <text:p>Kilroy Realty Corp</text:p>
          </table:table-cell>
        </table:table-row>
        <table:table-row table:style-name="ro1">
          <table:table-cell office:value-type="string">
            <text:p>KRED</text:p>
          </table:table-cell>
          <table:table-cell office:value-type="string">
            <text:p>KonaRed Corp</text:p>
          </table:table-cell>
        </table:table-row>
        <table:table-row table:style-name="ro1">
          <table:table-cell office:value-type="string">
            <text:p>KREF</text:p>
          </table:table-cell>
          <table:table-cell office:value-type="string">
            <text:p>KKR Real Estate Finance Trust Inc</text:p>
          </table:table-cell>
        </table:table-row>
        <table:table-row table:style-name="ro1">
          <table:table-cell office:value-type="string">
            <text:p>KRFG</text:p>
          </table:table-cell>
          <table:table-cell office:value-type="string">
            <text:p>King Resources, Inc.</text:p>
          </table:table-cell>
        </table:table-row>
        <table:table-row table:style-name="ro1">
          <table:table-cell office:value-type="string">
            <text:p>KRG</text:p>
          </table:table-cell>
          <table:table-cell office:value-type="string">
            <text:p>Kite Realty Group Trust</text:p>
          </table:table-cell>
        </table:table-row>
        <table:table-row table:style-name="ro1">
          <table:table-cell office:value-type="string">
            <text:p>KRKR</text:p>
          </table:table-cell>
          <table:table-cell office:value-type="string">
            <text:p>36Kr Holdings Inc</text:p>
          </table:table-cell>
        </table:table-row>
        <table:table-row table:style-name="ro1">
          <table:table-cell office:value-type="string">
            <text:p>KRMD</text:p>
          </table:table-cell>
          <table:table-cell office:value-type="string">
            <text:p>Repro-Med Systems Inc</text:p>
          </table:table-cell>
        </table:table-row>
        <table:table-row table:style-name="ro1">
          <table:table-cell office:value-type="string">
            <text:p>KRNT</text:p>
          </table:table-cell>
          <table:table-cell office:value-type="string">
            <text:p>Kornit Digital Ltd</text:p>
          </table:table-cell>
        </table:table-row>
        <table:table-row table:style-name="ro1">
          <table:table-cell office:value-type="string">
            <text:p>KRNY</text:p>
          </table:table-cell>
          <table:table-cell office:value-type="string">
            <text:p>Kearny Financial Corp-MD</text:p>
          </table:table-cell>
        </table:table-row>
        <table:table-row table:style-name="ro1">
          <table:table-cell office:value-type="string">
            <text:p>KRO</text:p>
          </table:table-cell>
          <table:table-cell office:value-type="string">
            <text:p>Kronos Worldwide Inc</text:p>
          </table:table-cell>
        </table:table-row>
        <table:table-row table:style-name="ro1">
          <table:table-cell office:value-type="string">
            <text:p>KRON</text:p>
          </table:table-cell>
          <table:table-cell office:value-type="string">
            <text:p>Kronos Bio Inc</text:p>
          </table:table-cell>
        </table:table-row>
        <table:table-row table:style-name="ro1">
          <table:table-cell office:value-type="string">
            <text:p>KROS</text:p>
          </table:table-cell>
          <table:table-cell office:value-type="string">
            <text:p>Keros Therapeutics Inc</text:p>
          </table:table-cell>
        </table:table-row>
        <table:table-row table:style-name="ro1">
          <table:table-cell office:value-type="string">
            <text:p>KRP</text:p>
          </table:table-cell>
          <table:table-cell office:value-type="string">
            <text:p>Kimbell Royalty Partners LP</text:p>
          </table:table-cell>
        </table:table-row>
        <table:table-row table:style-name="ro1">
          <table:table-cell office:value-type="string">
            <text:p>KRTX</text:p>
          </table:table-cell>
          <table:table-cell office:value-type="string">
            <text:p>Karuna Therapeutics Inc</text:p>
          </table:table-cell>
        </table:table-row>
        <table:table-row table:style-name="ro1">
          <table:table-cell office:value-type="string">
            <text:p>KRUS</text:p>
          </table:table-cell>
          <table:table-cell office:value-type="string">
            <text:p>Kura Sushi USA Inc</text:p>
          </table:table-cell>
        </table:table-row>
        <table:table-row table:style-name="ro1">
          <table:table-cell office:value-type="string">
            <text:p>KRYS</text:p>
          </table:table-cell>
          <table:table-cell office:value-type="string">
            <text:p>Krystal Biotech Inc</text:p>
          </table:table-cell>
        </table:table-row>
        <table:table-row table:style-name="ro1">
          <table:table-cell office:value-type="string">
            <text:p>KRYS</text:p>
          </table:table-cell>
          <table:table-cell office:value-type="string">
            <text:p>Krystal Biotech Inc</text:p>
          </table:table-cell>
        </table:table-row>
        <table:table-row table:style-name="ro1">
          <table:table-cell office:value-type="string">
            <text:p>KSHB</text:p>
          </table:table-cell>
          <table:table-cell office:value-type="string">
            <text:p>KushCo Holdings, Inc.</text:p>
          </table:table-cell>
        </table:table-row>
        <table:table-row table:style-name="ro1">
          <table:table-cell office:value-type="string">
            <text:p>KSM</text:p>
          </table:table-cell>
          <table:table-cell office:value-type="string">
            <text:p>DWS Strategic Municipal Income Trust</text:p>
          </table:table-cell>
        </table:table-row>
        <table:table-row table:style-name="ro1">
          <table:table-cell office:value-type="string">
            <text:p>KSMT</text:p>
          </table:table-cell>
          <table:table-cell office:value-type="string">
            <text:p>Kismet Acquisition One Corp</text:p>
          </table:table-cell>
        </table:table-row>
        <table:table-row table:style-name="ro1">
          <table:table-cell office:value-type="string">
            <text:p>KSPN</text:p>
          </table:table-cell>
          <table:table-cell office:value-type="string">
            <text:p>Kaspien Holdings Inc.</text:p>
          </table:table-cell>
        </table:table-row>
        <table:table-row table:style-name="ro1">
          <table:table-cell office:value-type="string">
            <text:p>KSQR</text:p>
          </table:table-cell>
          <table:table-cell office:value-type="string">
            <text:p>Kendall Square Research Corp</text:p>
          </table:table-cell>
        </table:table-row>
        <table:table-row table:style-name="ro1">
          <table:table-cell office:value-type="string">
            <text:p>KSS</text:p>
          </table:table-cell>
          <table:table-cell office:value-type="string">
            <text:p>Kohl's Corp</text:p>
          </table:table-cell>
        </table:table-row>
        <table:table-row table:style-name="ro1">
          <table:table-cell office:value-type="string">
            <text:p>KSSH</text:p>
          </table:table-cell>
          <table:table-cell office:value-type="string">
            <text:p>Kesselring Holding Corp.</text:p>
          </table:table-cell>
        </table:table-row>
        <table:table-row table:style-name="ro1">
          <table:table-cell office:value-type="string">
            <text:p>KSU</text:p>
          </table:table-cell>
          <table:table-cell office:value-type="string">
            <text:p>Kansas City Southern</text:p>
          </table:table-cell>
        </table:table-row>
        <table:table-row table:style-name="ro1">
          <table:table-cell office:value-type="string">
            <text:p>KSU-</text:p>
          </table:table-cell>
          <table:table-cell office:value-type="string">
            <text:p>Kansas City Southern</text:p>
          </table:table-cell>
        </table:table-row>
        <table:table-row table:style-name="ro1">
          <table:table-cell office:value-type="string">
            <text:p>KT</text:p>
          </table:table-cell>
          <table:table-cell office:value-type="string">
            <text:p>KT Corp</text:p>
          </table:table-cell>
        </table:table-row>
        <table:table-row table:style-name="ro1">
          <table:table-cell office:value-type="string">
            <text:p>KTB</text:p>
          </table:table-cell>
          <table:table-cell office:value-type="string">
            <text:p>Kontoor Brands Inc</text:p>
          </table:table-cell>
        </table:table-row>
        <table:table-row table:style-name="ro1">
          <table:table-cell office:value-type="string">
            <text:p>KTBA</text:p>
          </table:table-cell>
          <table:table-cell office:value-type="string">
            <text:p>Structured Products Corp.</text:p>
          </table:table-cell>
        </table:table-row>
        <table:table-row table:style-name="ro1">
          <table:table-cell office:value-type="string">
            <text:p>KTCC</text:p>
          </table:table-cell>
          <table:table-cell office:value-type="string">
            <text:p>Key Tronic Corp</text:p>
          </table:table-cell>
        </table:table-row>
        <table:table-row table:style-name="ro1">
          <table:table-cell office:value-type="string">
            <text:p>KTDR</text:p>
          </table:table-cell>
          <table:table-cell office:value-type="string">
            <text:p>Ketdarina Corp.</text:p>
          </table:table-cell>
        </table:table-row>
        <table:table-row table:style-name="ro1">
          <table:table-cell office:value-type="string">
            <text:p>KTEL</text:p>
          </table:table-cell>
          <table:table-cell office:value-type="string">
            <text:p>KonaTel, Inc.</text:p>
          </table:table-cell>
        </table:table-row>
        <table:table-row table:style-name="ro1">
          <table:table-cell office:value-type="string">
            <text:p>KTF</text:p>
          </table:table-cell>
          <table:table-cell office:value-type="string">
            <text:p>DWS Municipal Income Trust</text:p>
          </table:table-cell>
        </table:table-row>
        <table:table-row table:style-name="ro1">
          <table:table-cell office:value-type="string">
            <text:p>KTH</text:p>
          </table:table-cell>
          <table:table-cell office:value-type="string">
            <text:p>CorTS Trust for PECO Energy Capital Trust III</text:p>
          </table:table-cell>
        </table:table-row>
        <table:table-row table:style-name="ro1">
          <table:table-cell office:value-type="string">
            <text:p>KTHN</text:p>
          </table:table-cell>
          <table:table-cell office:value-type="string">
            <text:p>Katahdin Bankshares Corp.</text:p>
          </table:table-cell>
        </table:table-row>
        <table:table-row table:style-name="ro1">
          <table:table-cell office:value-type="string">
            <text:p>KTN</text:p>
          </table:table-cell>
          <table:table-cell office:value-type="string">
            <text:p>Credit-Enhanced CorTS Trust for Aon Capital A</text:p>
          </table:table-cell>
        </table:table-row>
        <table:table-row table:style-name="ro1">
          <table:table-cell office:value-type="string">
            <text:p>KTOS</text:p>
          </table:table-cell>
          <table:table-cell office:value-type="string">
            <text:p>Kratos Defense &amp; Security Solutions Inc</text:p>
          </table:table-cell>
        </table:table-row>
        <table:table-row table:style-name="ro1">
          <table:table-cell office:value-type="string">
            <text:p>KTOV</text:p>
          </table:table-cell>
          <table:table-cell office:value-type="string">
            <text:p>Kitov Pharma Ltd</text:p>
          </table:table-cell>
        </table:table-row>
        <table:table-row table:style-name="ro1">
          <table:table-cell office:value-type="string">
            <text:p>KTP</text:p>
          </table:table-cell>
          <table:table-cell office:value-type="string">
            <text:p>CORTSsm TRUST FOR JC PENNEY DEBENTURES</text:p>
          </table:table-cell>
        </table:table-row>
        <table:table-row table:style-name="ro1">
          <table:table-cell office:value-type="string">
            <text:p>KTRA</text:p>
          </table:table-cell>
          <table:table-cell office:value-type="string">
            <text:p>Kintara Therapeutics, Inc.</text:p>
          </table:table-cell>
        </table:table-row>
        <table:table-row table:style-name="ro1">
          <table:table-cell office:value-type="string">
            <text:p>KTYB</text:p>
          </table:table-cell>
          <table:table-cell office:value-type="string">
            <text:p>Kentucky Bancshares, Inc.</text:p>
          </table:table-cell>
        </table:table-row>
        <table:table-row table:style-name="ro1">
          <table:table-cell office:value-type="string">
            <text:p>KULR</text:p>
          </table:table-cell>
          <table:table-cell office:value-type="string">
            <text:p>KULR Technology Group, Inc.</text:p>
          </table:table-cell>
        </table:table-row>
        <table:table-row table:style-name="ro1">
          <table:table-cell office:value-type="string">
            <text:p>KURA</text:p>
          </table:table-cell>
          <table:table-cell office:value-type="string">
            <text:p>Kura Oncology Inc</text:p>
          </table:table-cell>
        </table:table-row>
        <table:table-row table:style-name="ro1">
          <table:table-cell office:value-type="string">
            <text:p>KUSA</text:p>
          </table:table-cell>
          <table:table-cell office:value-type="string">
            <text:p>Kashin, Inc.</text:p>
          </table:table-cell>
        </table:table-row>
        <table:table-row table:style-name="ro1">
          <table:table-cell office:value-type="string">
            <text:p>KVHI</text:p>
          </table:table-cell>
          <table:table-cell office:value-type="string">
            <text:p>KVH Industries Inc</text:p>
          </table:table-cell>
        </table:table-row>
        <table:table-row table:style-name="ro1">
          <table:table-cell office:value-type="string">
            <text:p>KVIL</text:p>
          </table:table-cell>
          <table:table-cell office:value-type="string">
            <text:p>Kidville, Inc.</text:p>
          </table:table-cell>
        </table:table-row>
        <table:table-row table:style-name="ro1">
          <table:table-cell office:value-type="string">
            <text:p>KVMD</text:p>
          </table:table-cell>
          <table:table-cell office:value-type="string">
            <text:p>Kelvin Medical, Inc.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Kennedy-Wilson Holdings Inc</text:p>
          </table:table-cell>
        </table:table-row>
        <table:table-row table:style-name="ro1">
          <table:table-cell office:value-type="string">
            <text:p>KWBT</text:p>
          </table:table-cell>
          <table:table-cell office:value-type="string">
            <text:p>Kiwa Bio-Tech Products Group Corp.</text:p>
          </table:table-cell>
        </table:table-row>
        <table:table-row table:style-name="ro1">
          <table:table-cell office:value-type="string">
            <text:p>KWR</text:p>
          </table:table-cell>
          <table:table-cell office:value-type="string">
            <text:p>Quaker Chemical Corp</text:p>
          </table:table-cell>
        </table:table-row>
        <table:table-row table:style-name="ro1">
          <table:table-cell office:value-type="string">
            <text:p>KXIN</text:p>
          </table:table-cell>
          <table:table-cell office:value-type="string">
            <text:p>Kaixin Auto Holdings</text:p>
          </table:table-cell>
        </table:table-row>
        <table:table-row table:style-name="ro1">
          <table:table-cell office:value-type="string">
            <text:p>KYN</text:p>
          </table:table-cell>
          <table:table-cell office:value-type="string">
            <text:p>Kayne Anderson MLP-Midstream Investment Co</text:p>
          </table:table-cell>
        </table:table-row>
        <table:table-row table:style-name="ro1">
          <table:table-cell office:value-type="string">
            <text:p>KYNC</text:p>
          </table:table-cell>
          <table:table-cell office:value-type="string">
            <text:p>KYN Capital Group, Inc.</text:p>
          </table:table-cell>
        </table:table-row>
        <table:table-row table:style-name="ro1">
          <table:table-cell office:value-type="string">
            <text:p>KYSVW</text:p>
          </table:table-cell>
          <table:table-cell office:value-type="string">
            <text:p>Key Energy Services Inc. Del</text:p>
          </table:table-cell>
        </table:table-row>
        <table:table-row table:style-name="ro1">
          <table:table-cell office:value-type="string">
            <text:p>KYZN</text:p>
          </table:table-cell>
          <table:table-cell office:value-type="string">
            <text:p>Kyzen Corp.</text:p>
          </table:table-cell>
        </table:table-row>
        <table:table-row table:style-name="ro1">
          <table:table-cell office:value-type="string">
            <text:p>KZIA</text:p>
          </table:table-cell>
          <table:table-cell office:value-type="string">
            <text:p>Kazia Therapeutics Ltd</text:p>
          </table:table-cell>
        </table:table-row>
        <table:table-row table:style-name="ro1">
          <table:table-cell office:value-type="string">
            <text:p>KZR</text:p>
          </table:table-cell>
          <table:table-cell office:value-type="string">
            <text:p>Kezar Life Sciences Inc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oews Corp</text:p>
          </table:table-cell>
        </table:table-row>
        <table:table-row table:style-name="ro1">
          <table:table-cell office:value-type="string">
            <text:p>LAAB</text:p>
          </table:table-cell>
          <table:table-cell office:value-type="string">
            <text:p>Startech Labs Inc. </text:p>
          </table:table-cell>
        </table:table-row>
        <table:table-row table:style-name="ro1">
          <table:table-cell office:value-type="string">
            <text:p>LAACZ</text:p>
          </table:table-cell>
          <table:table-cell office:value-type="string">
            <text:p>LAACO, Ltd.</text:p>
          </table:table-cell>
        </table:table-row>
        <table:table-row table:style-name="ro1">
          <table:table-cell office:value-type="string">
            <text:p>LAC</text:p>
          </table:table-cell>
          <table:table-cell office:value-type="string">
            <text:p>Lithium Americas Corp</text:p>
          </table:table-cell>
        </table:table-row>
        <table:table-row table:style-name="ro1">
          <table:table-cell office:value-type="string">
            <text:p>LACQ</text:p>
          </table:table-cell>
          <table:table-cell office:value-type="string">
            <text:p>Leisure Acquisition Corp</text:p>
          </table:table-cell>
        </table:table-row>
        <table:table-row table:style-name="ro1">
          <table:table-cell office:value-type="string">
            <text:p>LAD</text:p>
          </table:table-cell>
          <table:table-cell office:value-type="string">
            <text:p>Lithia Motors Inc</text:p>
          </table:table-cell>
        </table:table-row>
        <table:table-row table:style-name="ro1">
          <table:table-cell office:value-type="string">
            <text:p>LADR</text:p>
          </table:table-cell>
          <table:table-cell office:value-type="string">
            <text:p>Ladder Capital Corp</text:p>
          </table:table-cell>
        </table:table-row>
        <table:table-row table:style-name="ro1">
          <table:table-cell office:value-type="string">
            <text:p>LAIX</text:p>
          </table:table-cell>
          <table:table-cell office:value-type="string">
            <text:p>LAIX Inc</text:p>
          </table:table-cell>
        </table:table-row>
        <table:table-row table:style-name="ro1">
          <table:table-cell office:value-type="string">
            <text:p>LAKE</text:p>
          </table:table-cell>
          <table:table-cell office:value-type="string">
            <text:p>Lakeland Industries Inc</text:p>
          </table:table-cell>
        </table:table-row>
        <table:table-row table:style-name="ro1">
          <table:table-cell office:value-type="string">
            <text:p>LAMR</text:p>
          </table:table-cell>
          <table:table-cell office:value-type="string">
            <text:p>Lamar Advertising Co</text:p>
          </table:table-cell>
        </table:table-row>
        <table:table-row table:style-name="ro1">
          <table:table-cell office:value-type="string">
            <text:p>LANC</text:p>
          </table:table-cell>
          <table:table-cell office:value-type="string">
            <text:p>Lancaster Colony Corp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Gladstone Land Corp</text:p>
          </table:table-cell>
        </table:table-row>
        <table:table-row table:style-name="ro1">
          <table:table-cell office:value-type="string">
            <text:p>LANDP</text:p>
          </table:table-cell>
          <table:table-cell office:value-type="string">
            <text:p>Gladstone Land Corp</text:p>
          </table:table-cell>
        </table:table-row>
        <table:table-row table:style-name="ro1">
          <table:table-cell office:value-type="string">
            <text:p>LANZ</text:p>
          </table:table-cell>
          <table:table-cell office:value-type="string">
            <text:p>Lancer Orthodontics, Inc.</text:p>
          </table:table-cell>
        </table:table-row>
        <table:table-row table:style-name="ro1">
          <table:table-cell office:value-type="string">
            <text:p>LARK</text:p>
          </table:table-cell>
          <table:table-cell office:value-type="string">
            <text:p>Landmark Bancorp Inc-Manhattan KS</text:p>
          </table:table-cell>
        </table:table-row>
        <table:table-row table:style-name="ro1">
          <table:table-cell office:value-type="string">
            <text:p>LASR</text:p>
          </table:table-cell>
          <table:table-cell office:value-type="string">
            <text:p>nLight Inc</text:p>
          </table:table-cell>
        </table:table-row>
        <table:table-row table:style-name="ro1">
          <table:table-cell office:value-type="string">
            <text:p>LATF</text:p>
          </table:table-cell>
          <table:table-cell office:value-type="string">
            <text:p>Latteno Food Corp.</text:p>
          </table:table-cell>
        </table:table-row>
        <table:table-row table:style-name="ro1">
          <table:table-cell office:value-type="string">
            <text:p>LATN</text:p>
          </table:table-cell>
          <table:table-cell office:value-type="string">
            <text:p>Union Acquisition Corp II</text:p>
          </table:table-cell>
        </table:table-row>
        <table:table-row table:style-name="ro1">
          <table:table-cell office:value-type="string">
            <text:p>LATX</text:p>
          </table:table-cell>
          <table:table-cell office:value-type="string">
            <text:p>Latitude 360, Inc.</text:p>
          </table:table-cell>
        </table:table-row>
        <table:table-row table:style-name="ro1">
          <table:table-cell office:value-type="string">
            <text:p>LAUR</text:p>
          </table:table-cell>
          <table:table-cell office:value-type="string">
            <text:p>Laureate Education Inc</text:p>
          </table:table-cell>
        </table:table-row>
        <table:table-row table:style-name="ro1">
          <table:table-cell office:value-type="string">
            <text:p>LAWS</text:p>
          </table:table-cell>
          <table:table-cell office:value-type="string">
            <text:p>Lawson Products Inc-DE</text:p>
          </table:table-cell>
        </table:table-row>
        <table:table-row table:style-name="ro1">
          <table:table-cell office:value-type="string">
            <text:p>LAXAF</text:p>
          </table:table-cell>
          <table:table-cell office:value-type="string">
            <text:p>Laxai Pharma Ltd.</text:p>
          </table:table-cell>
        </table:table-row>
        <table:table-row table:style-name="ro1">
          <table:table-cell office:value-type="string">
            <text:p>LAZ</text:p>
          </table:table-cell>
          <table:table-cell office:value-type="string">
            <text:p>Lazard Ltd</text:p>
          </table:table-cell>
        </table:table-row>
        <table:table-row table:style-name="ro1">
          <table:table-cell office:value-type="string">
            <text:p>LAZY</text:p>
          </table:table-cell>
          <table:table-cell office:value-type="string">
            <text:p>Lazydays Holdings Inc</text:p>
          </table:table-cell>
        </table:table-row>
        <table:table-row table:style-name="ro1">
          <table:table-cell office:value-type="string">
            <text:p>LB</text:p>
          </table:table-cell>
          <table:table-cell office:value-type="string">
            <text:p>L Brands Inc</text:p>
          </table:table-cell>
        </table:table-row>
        <table:table-row table:style-name="ro1">
          <table:table-cell office:value-type="string">
            <text:p>LBAI</text:p>
          </table:table-cell>
          <table:table-cell office:value-type="string">
            <text:p>Lakeland Bancorp Inc</text:p>
          </table:table-cell>
        </table:table-row>
        <table:table-row table:style-name="ro1">
          <table:table-cell office:value-type="string">
            <text:p>LBAS</text:p>
          </table:table-cell>
          <table:table-cell office:value-type="string">
            <text:p>Location Based Technologies, Inc.</text:p>
          </table:table-cell>
        </table:table-row>
        <table:table-row table:style-name="ro1">
          <table:table-cell office:value-type="string">
            <text:p>LBC</text:p>
          </table:table-cell>
          <table:table-cell office:value-type="string">
            <text:p>Luther Burbank Corp</text:p>
          </table:table-cell>
        </table:table-row>
        <table:table-row table:style-name="ro1">
          <table:table-cell office:value-type="string">
            <text:p>LBCC</text:p>
          </table:table-cell>
          <table:table-cell office:value-type="string">
            <text:p>Long Blockchain Corp.</text:p>
          </table:table-cell>
        </table:table-row>
        <table:table-row table:style-name="ro1">
          <table:table-cell office:value-type="string">
            <text:p>LBLTF</text:p>
          </table:table-cell>
          <table:table-cell office:value-type="string">
            <text:p>Lattice Biologics Ltd</text:p>
          </table:table-cell>
        </table:table-row>
        <table:table-row table:style-name="ro1">
          <table:table-cell office:value-type="string">
            <text:p>LBRDA</text:p>
          </table:table-cell>
          <table:table-cell office:value-type="string">
            <text:p>Liberty Broadband Corp</text:p>
          </table:table-cell>
        </table:table-row>
        <table:table-row table:style-name="ro1">
          <table:table-cell office:value-type="string">
            <text:p>LBRDK</text:p>
          </table:table-cell>
          <table:table-cell office:value-type="string">
            <text:p>Liberty Broadband Corp</text:p>
          </table:table-cell>
        </table:table-row>
        <table:table-row table:style-name="ro1">
          <table:table-cell office:value-type="string">
            <text:p>LBRG</text:p>
          </table:table-cell>
          <table:table-cell office:value-type="string">
            <text:p>Ladybug Resource Group, Inc.</text:p>
          </table:table-cell>
        </table:table-row>
        <table:table-row table:style-name="ro1">
          <table:table-cell office:value-type="string">
            <text:p>LBRT</text:p>
          </table:table-cell>
          <table:table-cell office:value-type="string">
            <text:p>ETFS 2X Daily Long Brent Crude</text:p>
          </table:table-cell>
        </table:table-row>
        <table:table-row table:style-name="ro1">
          <table:table-cell office:value-type="string">
            <text:p>LBSR</text:p>
          </table:table-cell>
          <table:table-cell office:value-type="string">
            <text:p>Liberty Star Uranium &amp; Metals Corp.</text:p>
          </table:table-cell>
        </table:table-row>
        <table:table-row table:style-name="ro1">
          <table:table-cell office:value-type="string">
            <text:p>LBTYA</text:p>
          </table:table-cell>
          <table:table-cell office:value-type="string">
            <text:p>Liberty Global PLC</text:p>
          </table:table-cell>
        </table:table-row>
        <table:table-row table:style-name="ro1">
          <table:table-cell office:value-type="string">
            <text:p>LBTYB</text:p>
          </table:table-cell>
          <table:table-cell office:value-type="string">
            <text:p>Liberty Global PLC</text:p>
          </table:table-cell>
        </table:table-row>
        <table:table-row table:style-name="ro1">
          <table:table-cell office:value-type="string">
            <text:p>LBTYK</text:p>
          </table:table-cell>
          <table:table-cell office:value-type="string">
            <text:p>Liberty Global PLC</text:p>
          </table:table-cell>
        </table:table-row>
        <table:table-row table:style-name="ro1">
          <table:table-cell office:value-type="string">
            <text:p>LBUY</text:p>
          </table:table-cell>
          <table:table-cell office:value-type="string">
            <text:p>Leafbuyer Technologies, Inc.</text:p>
          </table:table-cell>
        </table:table-row>
        <table:table-row table:style-name="ro1">
          <table:table-cell office:value-type="string">
            <text:p>LBWR</text:p>
          </table:table-cell>
          <table:table-cell office:value-type="string">
            <text:p>Labwire, Inc.</text:p>
          </table:table-cell>
        </table:table-row>
        <table:table-row table:style-name="ro1">
          <table:table-cell office:value-type="string">
            <text:p>LBY</text:p>
          </table:table-cell>
          <table:table-cell office:value-type="string">
            <text:p>Libbey Inc</text:p>
          </table:table-cell>
        </table:table-row>
        <table:table-row table:style-name="ro1">
          <table:table-cell office:value-type="string">
            <text:p>LBYE</text:p>
          </table:table-cell>
          <table:table-cell office:value-type="string">
            <text:p>Liberty Energy Corp.</text:p>
          </table:table-cell>
        </table:table-row>
        <table:table-row table:style-name="ro1">
          <table:table-cell office:value-type="string">
            <text:p>LC</text:p>
          </table:table-cell>
          <table:table-cell office:value-type="string">
            <text:p>LendingClub Corp</text:p>
          </table:table-cell>
        </table:table-row>
        <table:table-row table:style-name="ro1">
          <table:table-cell office:value-type="string">
            <text:p>LCA</text:p>
          </table:table-cell>
          <table:table-cell office:value-type="string">
            <text:p>Landcadia Holdings II Inc</text:p>
          </table:table-cell>
        </table:table-row>
        <table:table-row table:style-name="ro1">
          <table:table-cell office:value-type="string">
            <text:p>LCAHU</text:p>
          </table:table-cell>
          <table:table-cell office:value-type="string">
            <text:p>Landcadia Holdings II Inc</text:p>
          </table:table-cell>
        </table:table-row>
        <table:table-row table:style-name="ro1">
          <table:table-cell office:value-type="string">
            <text:p>LCAR</text:p>
          </table:table-cell>
          <table:table-cell office:value-type="string">
            <text:p>Lescarden, Inc.</text:p>
          </table:table-cell>
        </table:table-row>
        <table:table-row table:style-name="ro1">
          <table:table-cell office:value-type="string">
            <text:p>LCDX</text:p>
          </table:table-cell>
          <table:table-cell office:value-type="string">
            <text:p>Lucid Inc</text:p>
          </table:table-cell>
        </table:table-row>
        <table:table-row table:style-name="ro1">
          <table:table-cell office:value-type="string">
            <text:p>LCI</text:p>
          </table:table-cell>
          <table:table-cell office:value-type="string">
            <text:p>Lannett Co Inc</text:p>
          </table:table-cell>
        </table:table-row>
        <table:table-row table:style-name="ro1">
          <table:table-cell office:value-type="string">
            <text:p>LCII</text:p>
          </table:table-cell>
          <table:table-cell office:value-type="string">
            <text:p>LCI Industries</text:p>
          </table:table-cell>
        </table:table-row>
        <table:table-row table:style-name="ro1">
          <table:table-cell office:value-type="string">
            <text:p>LCLP</text:p>
          </table:table-cell>
          <table:table-cell office:value-type="string">
            <text:p>Life Clips, Inc.</text:p>
          </table:table-cell>
        </table:table-row>
        <table:table-row table:style-name="ro1">
          <table:table-cell office:value-type="string">
            <text:p>LCNB</text:p>
          </table:table-cell>
          <table:table-cell office:value-type="string">
            <text:p>LCNB Corp</text:p>
          </table:table-cell>
        </table:table-row>
        <table:table-row table:style-name="ro1">
          <table:table-cell office:value-type="string">
            <text:p>LCNTU</text:p>
          </table:table-cell>
          <table:table-cell office:value-type="string">
            <text:p>Louisiana Central Oil &amp; Gas Co.</text:p>
          </table:table-cell>
        </table:table-row>
        <table:table-row table:style-name="ro1">
          <table:table-cell office:value-type="string">
            <text:p>LCRE</text:p>
          </table:table-cell>
          <table:table-cell office:value-type="string">
            <text:p>Lecere Corporation</text:p>
          </table:table-cell>
        </table:table-row>
        <table:table-row table:style-name="ro1">
          <table:table-cell office:value-type="string">
            <text:p>LCTX</text:p>
          </table:table-cell>
          <table:table-cell office:value-type="string">
            <text:p>Lineage Cell Therapeutics Inc</text:p>
          </table:table-cell>
        </table:table-row>
        <table:table-row table:style-name="ro1">
          <table:table-cell office:value-type="string">
            <text:p>LCUT</text:p>
          </table:table-cell>
          <table:table-cell office:value-type="string">
            <text:p>Lifetime Brands Inc</text:p>
          </table:table-cell>
        </table:table-row>
        <table:table-row table:style-name="ro1">
          <table:table-cell office:value-type="string">
            <text:p>LDHL</text:p>
          </table:table-cell>
          <table:table-cell office:value-type="string">
            <text:p>LD Holdings, Inc.</text:p>
          </table:table-cell>
        </table:table-row>
        <table:table-row table:style-name="ro1">
          <table:table-cell office:value-type="string">
            <text:p>LDKB</text:p>
          </table:table-cell>
          <table:table-cell office:value-type="string">
            <text:p>Landmark Bancorp, Inc.</text:p>
          </table:table-cell>
        </table:table-row>
        <table:table-row table:style-name="ro1">
          <table:table-cell office:value-type="string">
            <text:p>LDL</text:p>
          </table:table-cell>
          <table:table-cell office:value-type="string">
            <text:p>Lydall Inc</text:p>
          </table:table-cell>
        </table:table-row>
        <table:table-row table:style-name="ro1">
          <table:table-cell office:value-type="string">
            <text:p>LDOS</text:p>
          </table:table-cell>
          <table:table-cell office:value-type="string">
            <text:p>Leidos Holdings Inc</text:p>
          </table:table-cell>
        </table:table-row>
        <table:table-row table:style-name="ro1">
          <table:table-cell office:value-type="string">
            <text:p>LDP</text:p>
          </table:table-cell>
          <table:table-cell office:value-type="string">
            <text:p>Cohen &amp; Steers Limited Duration Preferred and Income Fund Inc</text:p>
          </table:table-cell>
        </table:table-row>
        <table:table-row table:style-name="ro1">
          <table:table-cell office:value-type="string">
            <text:p>LDSI</text:p>
          </table:table-cell>
          <table:table-cell office:value-type="string">
            <text:p>Life Design Station International, Inc.</text:p>
          </table:table-cell>
        </table:table-row>
        <table:table-row table:style-name="ro1">
          <table:table-cell office:value-type="string">
            <text:p>LE</text:p>
          </table:table-cell>
          <table:table-cell office:value-type="string">
            <text:p>Lands' End Inc</text:p>
          </table:table-cell>
        </table:table-row>
        <table:table-row table:style-name="ro1">
          <table:table-cell office:value-type="string">
            <text:p>LEA</text:p>
          </table:table-cell>
          <table:table-cell office:value-type="string">
            <text:p>Lear Corp</text:p>
          </table:table-cell>
        </table:table-row>
        <table:table-row table:style-name="ro1">
          <table:table-cell office:value-type="string">
            <text:p>LEAF</text:p>
          </table:table-cell>
          <table:table-cell office:value-type="string">
            <text:p>Leaf Group Ltd</text:p>
          </table:table-cell>
        </table:table-row>
        <table:table-row table:style-name="ro1">
          <table:table-cell office:value-type="string">
            <text:p>LEAI</text:p>
          </table:table-cell>
          <table:table-cell office:value-type="string">
            <text:p>Legacy Education Alliance, Inc.</text:p>
          </table:table-cell>
        </table:table-row>
        <table:table-row table:style-name="ro1">
          <table:table-cell office:value-type="string">
            <text:p>LEAP</text:p>
          </table:table-cell>
          <table:table-cell office:value-type="string">
            <text:p>Ribbit LEAP Ltd</text:p>
          </table:table-cell>
        </table:table-row>
        <table:table-row table:style-name="ro1">
          <table:table-cell office:value-type="string">
            <text:p>LEAS</text:p>
          </table:table-cell>
          <table:table-cell office:value-type="string">
            <text:p>Strategic Asset Leasing Inc.</text:p>
          </table:table-cell>
        </table:table-row>
        <table:table-row table:style-name="ro1">
          <table:table-cell office:value-type="string">
            <text:p>LECO</text:p>
          </table:table-cell>
          <table:table-cell office:value-type="string">
            <text:p>Lincoln Electric Holdings Inc</text:p>
          </table:table-cell>
        </table:table-row>
        <table:table-row table:style-name="ro1">
          <table:table-cell office:value-type="string">
            <text:p>LEDS</text:p>
          </table:table-cell>
          <table:table-cell office:value-type="string">
            <text:p>SemiLEDs Corp-Taiwan</text:p>
          </table:table-cell>
        </table:table-row>
        <table:table-row table:style-name="ro1">
          <table:table-cell office:value-type="string">
            <text:p>LEE</text:p>
          </table:table-cell>
          <table:table-cell office:value-type="string">
            <text:p>Lee Enterprises Inc</text:p>
          </table:table-cell>
        </table:table-row>
        <table:table-row table:style-name="ro1">
          <table:table-cell office:value-type="string">
            <text:p>LEG</text:p>
          </table:table-cell>
          <table:table-cell office:value-type="string">
            <text:p>Leggett &amp; Platt Inc</text:p>
          </table:table-cell>
        </table:table-row>
        <table:table-row table:style-name="ro1">
          <table:table-cell office:value-type="string">
            <text:p>LEGH</text:p>
          </table:table-cell>
          <table:table-cell office:value-type="string">
            <text:p>Legacy Housing Corp</text:p>
          </table:table-cell>
        </table:table-row>
        <table:table-row table:style-name="ro1">
          <table:table-cell office:value-type="string">
            <text:p>LEGN</text:p>
          </table:table-cell>
          <table:table-cell office:value-type="string">
            <text:p>Legend Biotech Corp</text:p>
          </table:table-cell>
        </table:table-row>
        <table:table-row table:style-name="ro1">
          <table:table-cell office:value-type="string">
            <text:p>LEGX</text:p>
          </table:table-cell>
          <table:table-cell office:value-type="string">
            <text:p>LegacyXChange, Inc.</text:p>
          </table:table-cell>
        </table:table-row>
        <table:table-row table:style-name="ro1">
          <table:table-cell office:value-type="string">
            <text:p>LEHKQ</text:p>
          </table:table-cell>
          <table:table-cell office:value-type="string">
            <text:p>Lehman Brothers Holdings Capital Trust III</text:p>
          </table:table-cell>
        </table:table-row>
        <table:table-row table:style-name="ro1">
          <table:table-cell office:value-type="string">
            <text:p>LEHLQ</text:p>
          </table:table-cell>
          <table:table-cell office:value-type="string">
            <text:p>Lehman Brothers Holdings, Inc. Capital Trust IV</text:p>
          </table:table-cell>
        </table:table-row>
        <table:table-row table:style-name="ro1">
          <table:table-cell office:value-type="string">
            <text:p>LEHNQ</text:p>
          </table:table-cell>
          <table:table-cell office:value-type="string">
            <text:p>Lehman Brothers Holdings Capital Trust VI</text:p>
          </table:table-cell>
        </table:table-row>
        <table:table-row table:style-name="ro1">
          <table:table-cell office:value-type="string">
            <text:p>LEJU</text:p>
          </table:table-cell>
          <table:table-cell office:value-type="string">
            <text:p>Leju Holdings Ltd</text:p>
          </table:table-cell>
        </table:table-row>
        <table:table-row table:style-name="ro1">
          <table:table-cell office:value-type="string">
            <text:p>LEN</text:p>
          </table:table-cell>
          <table:table-cell office:value-type="string">
            <text:p>Lennar Corp</text:p>
          </table:table-cell>
        </table:table-row>
        <table:table-row table:style-name="ro1">
          <table:table-cell office:value-type="string">
            <text:p>LEN.B</text:p>
          </table:table-cell>
          <table:table-cell office:value-type="string">
            <text:p>Lennar Corp</text:p>
          </table:table-cell>
        </table:table-row>
        <table:table-row table:style-name="ro1">
          <table:table-cell office:value-type="string">
            <text:p>LEO</text:p>
          </table:table-cell>
          <table:table-cell office:value-type="string">
            <text:p>BNY Mellon Strategic Municipals Inc</text:p>
          </table:table-cell>
        </table:table-row>
        <table:table-row table:style-name="ro1">
          <table:table-cell office:value-type="string">
            <text:p>LEON</text:p>
          </table:table-cell>
          <table:table-cell office:value-type="string">
            <text:p>Leone Asset Management, Inc.</text:p>
          </table:table-cell>
        </table:table-row>
        <table:table-row table:style-name="ro1">
          <table:table-cell office:value-type="string">
            <text:p>LESL</text:p>
          </table:table-cell>
          <table:table-cell office:value-type="string">
            <text:p>Leslie''s Inc</text:p>
          </table:table-cell>
        </table:table-row>
        <table:table-row table:style-name="ro1">
          <table:table-cell office:value-type="string">
            <text:p>LEU</text:p>
          </table:table-cell>
          <table:table-cell office:value-type="string">
            <text:p>Centrus Energy Corp</text:p>
          </table:table-cell>
        </table:table-row>
        <table:table-row table:style-name="ro1">
          <table:table-cell office:value-type="string">
            <text:p>LEVI</text:p>
          </table:table-cell>
          <table:table-cell office:value-type="string">
            <text:p>Levi Strauss &amp; Co</text:p>
          </table:table-cell>
        </table:table-row>
        <table:table-row table:style-name="ro1">
          <table:table-cell office:value-type="string">
            <text:p>LEVL</text:p>
          </table:table-cell>
          <table:table-cell office:value-type="string">
            <text:p>Level One Bancorp Inc</text:p>
          </table:table-cell>
        </table:table-row>
        <table:table-row table:style-name="ro1">
          <table:table-cell office:value-type="string">
            <text:p>LFAC</text:p>
          </table:table-cell>
          <table:table-cell office:value-type="string">
            <text:p>LF Capital Acquisition Corp</text:p>
          </table:table-cell>
        </table:table-row>
        <table:table-row table:style-name="ro1">
          <table:table-cell office:value-type="string">
            <text:p>LFAP</text:p>
          </table:table-cell>
          <table:table-cell office:value-type="string">
            <text:p>LGBTQ Loyalty Holdings, Inc.</text:p>
          </table:table-cell>
        </table:table-row>
        <table:table-row table:style-name="ro1">
          <table:table-cell office:value-type="string">
            <text:p>LFC</text:p>
          </table:table-cell>
          <table:table-cell office:value-type="string">
            <text:p>China Life Insurance Co Ltd</text:p>
          </table:table-cell>
        </table:table-row>
        <table:table-row table:style-name="ro1">
          <table:table-cell office:value-type="string">
            <text:p>LFER</text:p>
          </table:table-cell>
          <table:table-cell office:value-type="string">
            <text:p>Life on Earth, Inc.</text:p>
          </table:table-cell>
        </table:table-row>
        <table:table-row table:style-name="ro1">
          <table:table-cell office:value-type="string">
            <text:p>LFEX</text:p>
          </table:table-cell>
          <table:table-cell office:value-type="string">
            <text:p>Lucky Friday Extension Mining Co.</text:p>
          </table:table-cell>
        </table:table-row>
        <table:table-row table:style-name="ro1">
          <table:table-cell office:value-type="string">
            <text:p>LFGP</text:p>
          </table:table-cell>
          <table:table-cell office:value-type="string">
            <text:p>Ledyard Financial Group, Inc.</text:p>
          </table:table-cell>
        </table:table-row>
        <table:table-row table:style-name="ro1">
          <table:table-cell office:value-type="string">
            <text:p>LFIN</text:p>
          </table:table-cell>
          <table:table-cell office:value-type="string">
            <text:p>LongFin Corp.</text:p>
          </table:table-cell>
        </table:table-row>
        <table:table-row table:style-name="ro1">
          <table:table-cell office:value-type="string">
            <text:p>LFPI</text:p>
          </table:table-cell>
          <table:table-cell office:value-type="string">
            <text:p>LifePoint, Inc.</text:p>
          </table:table-cell>
        </table:table-row>
        <table:table-row table:style-name="ro1">
          <table:table-cell office:value-type="string">
            <text:p>LFUS</text:p>
          </table:table-cell>
          <table:table-cell office:value-type="string">
            <text:p>Littelfuse Inc</text:p>
          </table:table-cell>
        </table:table-row>
        <table:table-row table:style-name="ro1">
          <table:table-cell office:value-type="string">
            <text:p>LFVN</text:p>
          </table:table-cell>
          <table:table-cell office:value-type="string">
            <text:p>Lifevantage Corp</text:p>
          </table:table-cell>
        </table:table-row>
        <table:table-row table:style-name="ro1">
          <table:table-cell office:value-type="string">
            <text:p>LGAH</text:p>
          </table:table-cell>
          <table:table-cell office:value-type="string">
            <text:p>LGA Holdings, Inc.</text:p>
          </table:table-cell>
        </table:table-row>
        <table:table-row table:style-name="ro1">
          <table:table-cell office:value-type="string">
            <text:p>LGBI</text:p>
          </table:table-cell>
          <table:table-cell office:value-type="string">
            <text:p>Cannabiz Mobile, Inc.</text:p>
          </table:table-cell>
        </table:table-row>
        <table:table-row table:style-name="ro1">
          <table:table-cell office:value-type="string">
            <text:p>LGBS</text:p>
          </table:table-cell>
          <table:table-cell office:value-type="string">
            <text:p>Legends Business Group, Inc.</text:p>
          </table:table-cell>
        </table:table-row>
        <table:table-row table:style-name="ro1">
          <table:table-cell office:value-type="string">
            <text:p>LGC</text:p>
          </table:table-cell>
          <table:table-cell office:value-type="string">
            <text:p>Legacy Acquisition Corp</text:p>
          </table:table-cell>
        </table:table-row>
        <table:table-row table:style-name="ro1">
          <table:table-cell office:value-type="string">
            <text:p>LGF.A</text:p>
          </table:table-cell>
          <table:table-cell office:value-type="string">
            <text:p>Lions Gate Entertainment Corp</text:p>
          </table:table-cell>
        </table:table-row>
        <table:table-row table:style-name="ro1">
          <table:table-cell office:value-type="string">
            <text:p>LGF.B</text:p>
          </table:table-cell>
          <table:table-cell office:value-type="string">
            <text:p>Lions Gate Entertainment Corp</text:p>
          </table:table-cell>
        </table:table-row>
        <table:table-row table:style-name="ro1">
          <table:table-cell office:value-type="string">
            <text:p>LGI</text:p>
          </table:table-cell>
          <table:table-cell office:value-type="string">
            <text:p>Lazard Global Total Return and Income Fund Inc</text:p>
          </table:table-cell>
        </table:table-row>
        <table:table-row table:style-name="ro1">
          <table:table-cell office:value-type="string">
            <text:p>LGIH</text:p>
          </table:table-cell>
          <table:table-cell office:value-type="string">
            <text:p>LGI Homes Inc</text:p>
          </table:table-cell>
        </table:table-row>
        <table:table-row table:style-name="ro1">
          <table:table-cell office:value-type="string">
            <text:p>LGL</text:p>
          </table:table-cell>
          <table:table-cell office:value-type="string">
            <text:p>LGL Group Inc-The</text:p>
          </table:table-cell>
        </table:table-row>
        <table:table-row table:style-name="ro1">
          <table:table-cell office:value-type="string">
            <text:p>LGNC</text:p>
          </table:table-cell>
          <table:table-cell office:value-type="string">
            <text:p>Logan Clay Products Co.</text:p>
          </table:table-cell>
        </table:table-row>
        <table:table-row table:style-name="ro1">
          <table:table-cell office:value-type="string">
            <text:p>LGND</text:p>
          </table:table-cell>
          <table:table-cell office:value-type="string">
            <text:p>Ligand Pharmaceuticals Inc</text:p>
          </table:table-cell>
        </table:table-row>
        <table:table-row table:style-name="ro1">
          <table:table-cell office:value-type="string">
            <text:p>LGNDZ</text:p>
          </table:table-cell>
          <table:table-cell office:value-type="string">
            <text:p>Ligand Pharmaceuticals Incorporated</text:p>
          </table:table-cell>
        </table:table-row>
        <table:table-row table:style-name="ro1">
          <table:table-cell office:value-type="string">
            <text:p>LGNYZ</text:p>
          </table:table-cell>
          <table:table-cell office:value-type="string">
            <text:p>Ligand Pharmaceuticals Incorporated</text:p>
          </table:table-cell>
        </table:table-row>
        <table:table-row table:style-name="ro1">
          <table:table-cell office:value-type="string">
            <text:p>LGNZZ</text:p>
          </table:table-cell>
          <table:table-cell office:value-type="string">
            <text:p>Ligand Pharmaceuticals Incorporated</text:p>
          </table:table-cell>
        </table:table-row>
        <table:table-row table:style-name="ro1">
          <table:table-cell office:value-type="string">
            <text:p>LGTS</text:p>
          </table:table-cell>
          <table:table-cell office:value-type="string">
            <text:p>Lightspace Corp.</text:p>
          </table:table-cell>
        </table:table-row>
        <table:table-row table:style-name="ro1">
          <table:table-cell office:value-type="string">
            <text:p>LGTT</text:p>
          </table:table-cell>
          <table:table-cell office:value-type="string">
            <text:p>LIGATT Security International, Inc.</text:p>
          </table:table-cell>
        </table:table-row>
        <table:table-row table:style-name="ro1">
          <table:table-cell office:value-type="string">
            <text:p>LH</text:p>
          </table:table-cell>
          <table:table-cell office:value-type="string">
            <text:p>Laboratory Corp of America Holdings</text:p>
          </table:table-cell>
        </table:table-row>
        <table:table-row table:style-name="ro1">
          <table:table-cell office:value-type="string">
            <text:p>LHCG</text:p>
          </table:table-cell>
          <table:table-cell office:value-type="string">
            <text:p>LHC Group Inc</text:p>
          </table:table-cell>
        </table:table-row>
        <table:table-row table:style-name="ro1">
          <table:table-cell office:value-type="string">
            <text:p>LHGI</text:p>
          </table:table-cell>
          <table:table-cell office:value-type="string">
            <text:p>Lighthouse Global Holdings Inc.</text:p>
          </table:table-cell>
        </table:table-row>
        <table:table-row table:style-name="ro1">
          <table:table-cell office:value-type="string">
            <text:p>LHHMQ</text:p>
          </table:table-cell>
          <table:table-cell office:value-type="string">
            <text:p>Lehman Brothers Holdings, Inc.</text:p>
          </table:table-cell>
        </table:table-row>
        <table:table-row table:style-name="ro1">
          <table:table-cell office:value-type="string">
            <text:p>LHRP</text:p>
          </table:table-cell>
          <table:table-cell office:value-type="string">
            <text:p>LifeHouse Retirement Properties, Inc.</text:p>
          </table:table-cell>
        </table:table-row>
        <table:table-row table:style-name="ro1">
          <table:table-cell office:value-type="string">
            <text:p>LHX</text:p>
          </table:table-cell>
          <table:table-cell office:value-type="string">
            <text:p>L3Harris Technologies Inc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Li Auto Inc</text:p>
          </table:table-cell>
        </table:table-row>
        <table:table-row table:style-name="ro1">
          <table:table-cell office:value-type="string">
            <text:p>LICH</text:p>
          </table:table-cell>
          <table:table-cell office:value-type="string">
            <text:p>LIVECHAIN INC.</text:p>
          </table:table-cell>
        </table:table-row>
        <table:table-row table:style-name="ro1">
          <table:table-cell office:value-type="string">
            <text:p>LIDM</text:p>
          </table:table-cell>
          <table:table-cell office:value-type="string">
            <text:p>Limco Del Mar, Ltd.</text:p>
          </table:table-cell>
        </table:table-row>
        <table:table-row table:style-name="ro1">
          <table:table-cell office:value-type="string">
            <text:p>LIFE</text:p>
          </table:table-cell>
          <table:table-cell office:value-type="string">
            <text:p>aTyr Pharma Inc</text:p>
          </table:table-cell>
        </table:table-row>
        <table:table-row table:style-name="ro1">
          <table:table-cell office:value-type="string">
            <text:p>LIFS</text:p>
          </table:table-cell>
          <table:table-cell office:value-type="string">
            <text:p>Life Stem Genetics Inc.</text:p>
          </table:table-cell>
        </table:table-row>
        <table:table-row table:style-name="ro1">
          <table:table-cell office:value-type="string">
            <text:p>LIGA</text:p>
          </table:table-cell>
          <table:table-cell office:value-type="string">
            <text:p>LIG Assets, Inc.</text:p>
          </table:table-cell>
        </table:table-row>
        <table:table-row table:style-name="ro1">
          <table:table-cell office:value-type="string">
            <text:p>LIHC</text:p>
          </table:table-cell>
          <table:table-cell office:value-type="string">
            <text:p>Liberty International Holding Corp</text:p>
          </table:table-cell>
        </table:table-row>
        <table:table-row table:style-name="ro1">
          <table:table-cell office:value-type="string">
            <text:p>LII</text:p>
          </table:table-cell>
          <table:table-cell office:value-type="string">
            <text:p>Lennox International Inc</text:p>
          </table:table-cell>
        </table:table-row>
        <table:table-row table:style-name="ro1">
          <table:table-cell office:value-type="string">
            <text:p>LILA</text:p>
          </table:table-cell>
          <table:table-cell office:value-type="string">
            <text:p>Liberty Latin America Ltd</text:p>
          </table:table-cell>
        </table:table-row>
        <table:table-row table:style-name="ro1">
          <table:table-cell office:value-type="string">
            <text:p>LILAK</text:p>
          </table:table-cell>
          <table:table-cell office:value-type="string">
            <text:p>Liberty Latin America Ltd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string">
            <text:p>LIN TV Corp</text:p>
          </table:table-cell>
        </table:table-row>
        <table:table-row table:style-name="ro1">
          <table:table-cell office:value-type="string">
            <text:p>LINC</text:p>
          </table:table-cell>
          <table:table-cell office:value-type="string">
            <text:p>Lincoln Educational Services Corp</text:p>
          </table:table-cell>
        </table:table-row>
        <table:table-row table:style-name="ro1">
          <table:table-cell office:value-type="string">
            <text:p>LIND</text:p>
          </table:table-cell>
          <table:table-cell office:value-type="string">
            <text:p>Lindblad Expeditions Holdings Inc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string">
            <text:p>Interlink Electronics, Inc.</text:p>
          </table:table-cell>
        </table:table-row>
        <table:table-row table:style-name="ro1">
          <table:table-cell office:value-type="string">
            <text:p>LINUF</text:p>
          </table:table-cell>
          <table:table-cell office:value-type="string">
            <text:p>LiNiu Technology Group</text:p>
          </table:table-cell>
        </table:table-row>
        <table:table-row table:style-name="ro1">
          <table:table-cell office:value-type="string">
            <text:p>LINX</text:p>
          </table:table-cell>
          <table:table-cell office:value-type="string">
            <text:p>Linx SA</text:p>
          </table:table-cell>
        </table:table-row>
        <table:table-row table:style-name="ro1">
          <table:table-cell office:value-type="string">
            <text:p>LIQDQ</text:p>
          </table:table-cell>
          <table:table-cell office:value-type="string">
            <text:p>Liquid Holdings Group, Inc.</text:p>
          </table:table-cell>
        </table:table-row>
        <table:table-row table:style-name="ro1">
          <table:table-cell office:value-type="string">
            <text:p>LIQT</text:p>
          </table:table-cell>
          <table:table-cell office:value-type="string">
            <text:p>LiqTech International Inc</text:p>
          </table:table-cell>
        </table:table-row>
        <table:table-row table:style-name="ro1">
          <table:table-cell office:value-type="string">
            <text:p>LITB</text:p>
          </table:table-cell>
          <table:table-cell office:value-type="string">
            <text:p>LightInTheBox Holding Co Ltd</text:p>
          </table:table-cell>
        </table:table-row>
        <table:table-row table:style-name="ro1">
          <table:table-cell office:value-type="string">
            <text:p>LITE</text:p>
          </table:table-cell>
          <table:table-cell office:value-type="string">
            <text:p>Lumentum Holdings Inc</text:p>
          </table:table-cell>
        </table:table-row>
        <table:table-row table:style-name="ro1">
          <table:table-cell office:value-type="string">
            <text:p>LITH</text:p>
          </table:table-cell>
          <table:table-cell office:value-type="string">
            <text:p>U.S. Lithium Corp.</text:p>
          </table:table-cell>
        </table:table-row>
        <table:table-row table:style-name="ro1">
          <table:table-cell office:value-type="string">
            <text:p>LIVE</text:p>
          </table:table-cell>
          <table:table-cell office:value-type="string">
            <text:p>Live Ventures Inc</text:p>
          </table:table-cell>
        </table:table-row>
        <table:table-row table:style-name="ro1">
          <table:table-cell office:value-type="string">
            <text:p>LIVK</text:p>
          </table:table-cell>
          <table:table-cell office:value-type="string">
            <text:p>LIV Capital Acquisition Corp</text:p>
          </table:table-cell>
        </table:table-row>
        <table:table-row table:style-name="ro1">
          <table:table-cell office:value-type="string">
            <text:p>LIVKU</text:p>
          </table:table-cell>
          <table:table-cell office:value-type="string">
            <text:p>LIV Capital Acquisition Corp</text:p>
          </table:table-cell>
        </table:table-row>
        <table:table-row table:style-name="ro1">
          <table:table-cell office:value-type="string">
            <text:p>LIVN</text:p>
          </table:table-cell>
          <table:table-cell office:value-type="string">
            <text:p>LivaNova PLC</text:p>
          </table:table-cell>
        </table:table-row>
        <table:table-row table:style-name="ro1">
          <table:table-cell office:value-type="string">
            <text:p>LIVX</text:p>
          </table:table-cell>
          <table:table-cell office:value-type="string">
            <text:p>LiveXLive Media Inc</text:p>
          </table:table-cell>
        </table:table-row>
        <table:table-row table:style-name="ro1">
          <table:table-cell office:value-type="string">
            <text:p>LIXT</text:p>
          </table:table-cell>
          <table:table-cell office:value-type="string">
            <text:p>Lixte Biotechnology Holdings, Inc.</text:p>
          </table:table-cell>
        </table:table-row>
        <table:table-row table:style-name="ro1">
          <table:table-cell office:value-type="string">
            <text:p>LIZI</text:p>
          </table:table-cell>
          <table:table-cell office:value-type="string">
            <text:p>Lizhi Inc</text:p>
          </table:table-cell>
        </table:table-row>
        <table:table-row table:style-name="ro1">
          <table:table-cell office:value-type="string">
            <text:p>LJPC</text:p>
          </table:table-cell>
          <table:table-cell office:value-type="string">
            <text:p>La Jolla Pharmaceutical Co</text:p>
          </table:table-cell>
        </table:table-row>
        <table:table-row table:style-name="ro1">
          <table:table-cell office:value-type="string">
            <text:p>LK</text:p>
          </table:table-cell>
          <table:table-cell office:value-type="string">
            <text:p>Luckin Coffee Inc</text:p>
          </table:table-cell>
        </table:table-row>
        <table:table-row table:style-name="ro1">
          <table:table-cell office:value-type="string">
            <text:p>LKAI</text:p>
          </table:table-cell>
          <table:table-cell office:value-type="string">
            <text:p>LKA Gold Inc.</text:p>
          </table:table-cell>
        </table:table-row>
        <table:table-row table:style-name="ro1">
          <table:table-cell office:value-type="string">
            <text:p>LKCO</text:p>
          </table:table-cell>
          <table:table-cell office:value-type="string">
            <text:p>Luokung Technology Corp</text:p>
          </table:table-cell>
        </table:table-row>
        <table:table-row table:style-name="ro1">
          <table:table-cell office:value-type="string">
            <text:p>LKFN</text:p>
          </table:table-cell>
          <table:table-cell office:value-type="string">
            <text:p>Lakeland Financial Corp</text:p>
          </table:table-cell>
        </table:table-row>
        <table:table-row table:style-name="ro1">
          <table:table-cell office:value-type="string">
            <text:p>LKQ</text:p>
          </table:table-cell>
          <table:table-cell office:value-type="string">
            <text:p>LKQ Corp</text:p>
          </table:table-cell>
        </table:table-row>
        <table:table-row table:style-name="ro1">
          <table:table-cell office:value-type="string">
            <text:p>LKSDQ</text:p>
          </table:table-cell>
          <table:table-cell office:value-type="string">
            <text:p>LSC Communications, Inc.</text:p>
          </table:table-cell>
        </table:table-row>
        <table:table-row table:style-name="ro1">
          <table:table-cell office:value-type="string">
            <text:p>LKST</text:p>
          </table:table-cell>
          <table:table-cell office:value-type="string">
            <text:p>LookSmart Group, Inc.</text:p>
          </table:table-cell>
        </table:table-row>
        <table:table-row table:style-name="ro1">
          <table:table-cell office:value-type="string">
            <text:p>LL</text:p>
          </table:table-cell>
          <table:table-cell office:value-type="string">
            <text:p>Lumber Liquidators Holdings Inc</text:p>
          </table:table-cell>
        </table:table-row>
        <table:table-row table:style-name="ro1">
          <table:table-cell office:value-type="string">
            <text:p>LLBO</text:p>
          </table:table-cell>
          <table:table-cell office:value-type="string">
            <text:p>Lifeline BioTechnologies, Inc.</text:p>
          </table:table-cell>
        </table:table-row>
        <table:table-row table:style-name="ro1">
          <table:table-cell office:value-type="string">
            <text:p>LLEX</text:p>
          </table:table-cell>
          <table:table-cell office:value-type="string">
            <text:p>Lilis Energy Inc</text:p>
          </table:table-cell>
        </table:table-row>
        <table:table-row table:style-name="ro1">
          <table:table-cell office:value-type="string">
            <text:p>LLIT</text:p>
          </table:table-cell>
          <table:table-cell office:value-type="string">
            <text:p>Lianluo Smart Ltd</text:p>
          </table:table-cell>
        </table:table-row>
        <table:table-row table:style-name="ro1">
          <table:table-cell office:value-type="string">
            <text:p>LLND</text:p>
          </table:table-cell>
          <table:table-cell office:value-type="string">
            <text:p>Landmark Land Company, Inc.</text:p>
          </table:table-cell>
        </table:table-row>
        <table:table-row table:style-name="ro1">
          <table:table-cell office:value-type="string">
            <text:p>LLNW</text:p>
          </table:table-cell>
          <table:table-cell office:value-type="string">
            <text:p>Limelight Networks Inc</text:p>
          </table:table-cell>
        </table:table-row>
        <table:table-row table:style-name="ro1">
          <table:table-cell office:value-type="string">
            <text:p>LLY</text:p>
          </table:table-cell>
          <table:table-cell office:value-type="string">
            <text:p>Eli Lilly &amp; Co</text:p>
          </table:table-cell>
        </table:table-row>
        <table:table-row table:style-name="ro1">
          <table:table-cell office:value-type="string">
            <text:p>LM</text:p>
          </table:table-cell>
          <table:table-cell office:value-type="string">
            <text:p>Legg Mason Inc</text:p>
          </table:table-cell>
        </table:table-row>
        <table:table-row table:style-name="ro1">
          <table:table-cell office:value-type="string">
            <text:p>LMAT</text:p>
          </table:table-cell>
          <table:table-cell office:value-type="string">
            <text:p>LeMaitre Vascular Inc</text:p>
          </table:table-cell>
        </table:table-row>
        <table:table-row table:style-name="ro1">
          <table:table-cell office:value-type="string">
            <text:p>LMB</text:p>
          </table:table-cell>
          <table:table-cell office:value-type="string">
            <text:p>Limbach Holdings Inc</text:p>
          </table:table-cell>
        </table:table-row>
        <table:table-row table:style-name="ro1">
          <table:table-cell office:value-type="string">
            <text:p>LMFA</text:p>
          </table:table-cell>
          <table:table-cell office:value-type="string">
            <text:p>LM Funding America Inc</text:p>
          </table:table-cell>
        </table:table-row>
        <table:table-row table:style-name="ro1">
          <table:table-cell office:value-type="string">
            <text:p>LMGR</text:p>
          </table:table-cell>
          <table:table-cell office:value-type="string">
            <text:p>Light Management Group, Inc.</text:p>
          </table:table-cell>
        </table:table-row>
        <table:table-row table:style-name="ro1">
          <table:table-cell office:value-type="string">
            <text:p>LMHB</text:p>
          </table:table-cell>
          <table:table-cell office:value-type="string">
            <text:p>Legg Mason Inc</text:p>
          </table:table-cell>
        </table:table-row>
        <table:table-row table:style-name="ro1">
          <table:table-cell office:value-type="string">
            <text:p>LMND</text:p>
          </table:table-cell>
          <table:table-cell office:value-type="string">
            <text:p>Lemonade Inc</text:p>
          </table:table-cell>
        </table:table-row>
        <table:table-row table:style-name="ro1">
          <table:table-cell office:value-type="string">
            <text:p>LMNK</text:p>
          </table:table-cell>
          <table:table-cell office:value-type="string">
            <text:p>Lifestyle Medical Network Inc.</text:p>
          </table:table-cell>
        </table:table-row>
        <table:table-row table:style-name="ro1">
          <table:table-cell office:value-type="string">
            <text:p>LMNL</text:p>
          </table:table-cell>
          <table:table-cell office:value-type="string">
            <text:p>Liminal BioSciences Inc</text:p>
          </table:table-cell>
        </table:table-row>
        <table:table-row table:style-name="ro1">
          <table:table-cell office:value-type="string">
            <text:p>LMNR</text:p>
          </table:table-cell>
          <table:table-cell office:value-type="string">
            <text:p>Limoneira Co</text:p>
          </table:table-cell>
        </table:table-row>
        <table:table-row table:style-name="ro1">
          <table:table-cell office:value-type="string">
            <text:p>LMNX</text:p>
          </table:table-cell>
          <table:table-cell office:value-type="string">
            <text:p>Luminex Corp</text:p>
          </table:table-cell>
        </table:table-row>
        <table:table-row table:style-name="ro1">
          <table:table-cell office:value-type="string">
            <text:p>LMPX</text:p>
          </table:table-cell>
          <table:table-cell office:value-type="string">
            <text:p>LMP Automotive Holdings Inc</text:p>
          </table:table-cell>
        </table:table-row>
        <table:table-row table:style-name="ro1">
          <table:table-cell office:value-type="string">
            <text:p>LMRK</text:p>
          </table:table-cell>
          <table:table-cell office:value-type="string">
            <text:p>Landmark Infrastructure Partners LP</text:p>
          </table:table-cell>
        </table:table-row>
        <table:table-row table:style-name="ro1">
          <table:table-cell office:value-type="string">
            <text:p>LMRKN</text:p>
          </table:table-cell>
          <table:table-cell office:value-type="string">
            <text:p>Landmark Infrastructure Partners LP</text:p>
          </table:table-cell>
        </table:table-row>
        <table:table-row table:style-name="ro1">
          <table:table-cell office:value-type="string">
            <text:p>LMRKO</text:p>
          </table:table-cell>
          <table:table-cell office:value-type="string">
            <text:p>Landmark Infrastructure Partners LP</text:p>
          </table:table-cell>
        </table:table-row>
        <table:table-row table:style-name="ro1">
          <table:table-cell office:value-type="string">
            <text:p>LMRKP</text:p>
          </table:table-cell>
          <table:table-cell office:value-type="string">
            <text:p>Landmark Infrastructure Partners LP</text:p>
          </table:table-cell>
        </table:table-row>
        <table:table-row table:style-name="ro1">
          <table:table-cell office:value-type="string">
            <text:p>LMSC</text:p>
          </table:table-cell>
          <table:table-cell office:value-type="string">
            <text:p>Live Microsystems, Inc.</text:p>
          </table:table-cell>
        </table:table-row>
        <table:table-row table:style-name="ro1">
          <table:table-cell office:value-type="string">
            <text:p>LMST</text:p>
          </table:table-cell>
          <table:table-cell office:value-type="string">
            <text:p>Limestone Bancorp Inc</text:p>
          </table:table-cell>
        </table:table-row>
        <table:table-row table:style-name="ro1">
          <table:table-cell office:value-type="string">
            <text:p>LMT</text:p>
          </table:table-cell>
          <table:table-cell office:value-type="string">
            <text:p>Lockheed Martin Corp</text:p>
          </table:table-cell>
        </table:table-row>
        <table:table-row table:style-name="ro1">
          <table:table-cell office:value-type="string">
            <text:p>LMTI</text:p>
          </table:table-cell>
          <table:table-cell office:value-type="string">
            <text:p>Laser Master International, Inc.</text:p>
          </table:table-cell>
        </table:table-row>
        <table:table-row table:style-name="ro1">
          <table:table-cell office:value-type="string">
            <text:p>LMWW</text:p>
          </table:table-cell>
          <table:table-cell office:value-type="string">
            <text:p>LMWW Holdings, Inc.</text:p>
          </table:table-cell>
        </table:table-row>
        <table:table-row table:style-name="ro1">
          <table:table-cell office:value-type="string">
            <text:p>LN</text:p>
          </table:table-cell>
          <table:table-cell office:value-type="string">
            <text:p>LINE Corp</text:p>
          </table:table-cell>
        </table:table-row>
        <table:table-row table:style-name="ro1">
          <table:table-cell office:value-type="string">
            <text:p>LNC</text:p>
          </table:table-cell>
          <table:table-cell office:value-type="string">
            <text:p>Lincoln National Corp</text:p>
          </table:table-cell>
        </table:table-row>
        <table:table-row table:style-name="ro1">
          <table:table-cell office:value-type="string">
            <text:p>LND</text:p>
          </table:table-cell>
          <table:table-cell office:value-type="string">
            <text:p>BrasilAgro - Co Brasileira de Propriedades Agricolas</text:p>
          </table:table-cell>
        </table:table-row>
        <table:table-row table:style-name="ro1">
          <table:table-cell office:value-type="string">
            <text:p>LNDC</text:p>
          </table:table-cell>
          <table:table-cell office:value-type="string">
            <text:p>Landec Corp</text:p>
          </table:table-cell>
        </table:table-row>
        <table:table-row table:style-name="ro1">
          <table:table-cell office:value-type="string">
            <text:p>LNG</text:p>
          </table:table-cell>
          <table:table-cell office:value-type="string">
            <text:p>Cheniere Energy Inc</text:p>
          </table:table-cell>
        </table:table-row>
        <table:table-row table:style-name="ro1">
          <table:table-cell office:value-type="string">
            <text:p>LNGT</text:p>
          </table:table-cell>
          <table:table-cell office:value-type="string">
            <text:p>Laser Energetics, Inc.</text:p>
          </table:table-cell>
        </table:table-row>
        <table:table-row table:style-name="ro1">
          <table:table-cell office:value-type="string">
            <text:p>LNN</text:p>
          </table:table-cell>
          <table:table-cell office:value-type="string">
            <text:p>Lindsay Corp</text:p>
          </table:table-cell>
        </table:table-row>
        <table:table-row table:style-name="ro1">
          <table:table-cell office:value-type="string">
            <text:p>LNT</text:p>
          </table:table-cell>
          <table:table-cell office:value-type="string">
            <text:p>Alliant Energy Corp</text:p>
          </table:table-cell>
        </table:table-row>
        <table:table-row table:style-name="ro1">
          <table:table-cell office:value-type="string">
            <text:p>LNTH</text:p>
          </table:table-cell>
          <table:table-cell office:value-type="string">
            <text:p>Lantheus Holdings Inc</text:p>
          </table:table-cell>
        </table:table-row>
        <table:table-row table:style-name="ro1">
          <table:table-cell office:value-type="string">
            <text:p>LNVGF</text:p>
          </table:table-cell>
          <table:table-cell office:value-type="string">
            <text:p>Lenovo Group Ltd.</text:p>
          </table:table-cell>
        </table:table-row>
        <table:table-row table:style-name="ro1">
          <table:table-cell office:value-type="string">
            <text:p>LNVGY</text:p>
          </table:table-cell>
          <table:table-cell office:value-type="string">
            <text:p>Lenovo Group Ltd.</text:p>
          </table:table-cell>
        </table:table-row>
        <table:table-row table:style-name="ro1">
          <table:table-cell office:value-type="string">
            <text:p>LNXW</text:p>
          </table:table-cell>
          <table:table-cell office:value-type="string">
            <text:p>Lenox Wealth Management, Inc.</text:p>
          </table:table-cell>
        </table:table-row>
        <table:table-row table:style-name="ro1">
          <table:table-cell office:value-type="string">
            <text:p>LOAK</text:p>
          </table:table-cell>
          <table:table-cell office:value-type="string">
            <text:p>Live Oak Acquisition Corp</text:p>
          </table:table-cell>
        </table:table-row>
        <table:table-row table:style-name="ro1">
          <table:table-cell office:value-type="string">
            <text:p>LOAN</text:p>
          </table:table-cell>
          <table:table-cell office:value-type="string">
            <text:p>Manhattan Bridge Capital Inc</text:p>
          </table:table-cell>
        </table:table-row>
        <table:table-row table:style-name="ro1">
          <table:table-cell office:value-type="string">
            <text:p>LOB</text:p>
          </table:table-cell>
          <table:table-cell office:value-type="string">
            <text:p>Live Oak Bancshares Inc</text:p>
          </table:table-cell>
        </table:table-row>
        <table:table-row table:style-name="ro1">
          <table:table-cell office:value-type="string">
            <text:p>LOCMQ</text:p>
          </table:table-cell>
          <table:table-cell office:value-type="string">
            <text:p>Local Corp.</text:p>
          </table:table-cell>
        </table:table-row>
        <table:table-row table:style-name="ro1">
          <table:table-cell office:value-type="string">
            <text:p>LOCO</text:p>
          </table:table-cell>
          <table:table-cell office:value-type="string">
            <text:p>El Pollo Loco Holdings Inc</text:p>
          </table:table-cell>
        </table:table-row>
        <table:table-row table:style-name="ro1">
          <table:table-cell office:value-type="string">
            <text:p>LODE</text:p>
          </table:table-cell>
          <table:table-cell office:value-type="string">
            <text:p>Comstock Mining Inc</text:p>
          </table:table-cell>
        </table:table-row>
        <table:table-row table:style-name="ro1">
          <table:table-cell office:value-type="string">
            <text:p>LOFB</text:p>
          </table:table-cell>
          <table:table-cell office:value-type="string">
            <text:p>Leaf of Faith Beverage Inc.</text:p>
          </table:table-cell>
        </table:table-row>
        <table:table-row table:style-name="ro1">
          <table:table-cell office:value-type="string">
            <text:p>LOGC</text:p>
          </table:table-cell>
          <table:table-cell office:value-type="string">
            <text:p>LogicBio Therapeutics Inc</text:p>
          </table:table-cell>
        </table:table-row>
        <table:table-row table:style-name="ro1">
          <table:table-cell office:value-type="string">
            <text:p>LOGI</text:p>
          </table:table-cell>
          <table:table-cell office:value-type="string">
            <text:p>Logitech International SA</text:p>
          </table:table-cell>
        </table:table-row>
        <table:table-row table:style-name="ro1">
          <table:table-cell office:value-type="string">
            <text:p>LOGL</text:p>
          </table:table-cell>
          <table:table-cell office:value-type="string">
            <text:p>Legend Oil and Gas, Ltd</text:p>
          </table:table-cell>
        </table:table-row>
        <table:table-row table:style-name="ro1">
          <table:table-cell office:value-type="string">
            <text:p>LOGM</text:p>
          </table:table-cell>
          <table:table-cell office:value-type="string">
            <text:p>LogMeIn Inc</text:p>
          </table:table-cell>
        </table:table-row>
        <table:table-row table:style-name="ro1">
          <table:table-cell office:value-type="string">
            <text:p>LOGN</text:p>
          </table:table-cell>
          <table:table-cell office:value-type="string">
            <text:p>Logansport Financial Corp.</text:p>
          </table:table-cell>
        </table:table-row>
        <table:table-row table:style-name="ro1">
          <table:table-cell office:value-type="string">
            <text:p>LOGQ</text:p>
          </table:table-cell>
          <table:table-cell office:value-type="string">
            <text:p>Logicquest Technology, Inc.</text:p>
          </table:table-cell>
        </table:table-row>
        <table:table-row table:style-name="ro1">
          <table:table-cell office:value-type="string">
            <text:p>LOGX</text:p>
          </table:table-cell>
          <table:table-cell office:value-type="string">
            <text:p>PeerLogix, Inc.</text:p>
          </table:table-cell>
        </table:table-row>
        <table:table-row table:style-name="ro1">
          <table:table-cell office:value-type="string">
            <text:p>LOMA</text:p>
          </table:table-cell>
          <table:table-cell office:value-type="string">
            <text:p>Loma Negra Cia Industrial Argentina SA</text:p>
          </table:table-cell>
        </table:table-row>
        <table:table-row table:style-name="ro1">
          <table:table-cell office:value-type="string">
            <text:p>LONE</text:p>
          </table:table-cell>
          <table:table-cell office:value-type="string">
            <text:p>Lonestar Resources US Inc</text:p>
          </table:table-cell>
        </table:table-row>
        <table:table-row table:style-name="ro1">
          <table:table-cell office:value-type="string">
            <text:p>LOOP</text:p>
          </table:table-cell>
          <table:table-cell office:value-type="string">
            <text:p>Loop Industries Inc</text:p>
          </table:table-cell>
        </table:table-row>
        <table:table-row table:style-name="ro1">
          <table:table-cell office:value-type="string">
            <text:p>LOPE</text:p>
          </table:table-cell>
          <table:table-cell office:value-type="string">
            <text:p>Grand Canyon Education Inc</text:p>
          </table:table-cell>
        </table:table-row>
        <table:table-row table:style-name="ro1">
          <table:table-cell office:value-type="string">
            <text:p>LORL</text:p>
          </table:table-cell>
          <table:table-cell office:value-type="string">
            <text:p>Loral Space &amp; Communications Inc</text:p>
          </table:table-cell>
        </table:table-row>
        <table:table-row table:style-name="ro1">
          <table:table-cell office:value-type="string">
            <text:p>LOTE</text:p>
          </table:table-cell>
          <table:table-cell office:value-type="string">
            <text:p>Lot78, Inc.</text:p>
          </table:table-cell>
        </table:table-row>
        <table:table-row table:style-name="ro1">
          <table:table-cell office:value-type="string">
            <text:p>LOV</text:p>
          </table:table-cell>
          <table:table-cell office:value-type="string">
            <text:p>Spark Networks SE</text:p>
          </table:table-cell>
        </table:table-row>
        <table:table-row table:style-name="ro1">
          <table:table-cell office:value-type="string">
            <text:p>LOVE</text:p>
          </table:table-cell>
          <table:table-cell office:value-type="string">
            <text:p>Lovesac Co-The</text:p>
          </table:table-cell>
        </table:table-row>
        <table:table-row table:style-name="ro1">
          <table:table-cell office:value-type="string">
            <text:p>LOW</text:p>
          </table:table-cell>
          <table:table-cell office:value-type="string">
            <text:p>Lowe's Cos Inc</text:p>
          </table:table-cell>
        </table:table-row>
        <table:table-row table:style-name="ro1">
          <table:table-cell office:value-type="string">
            <text:p>LPBC</text:p>
          </table:table-cell>
          <table:table-cell office:value-type="string">
            <text:p>Lincoln Park Bancorp</text:p>
          </table:table-cell>
        </table:table-row>
        <table:table-row table:style-name="ro1">
          <table:table-cell office:value-type="string">
            <text:p>LPCN</text:p>
          </table:table-cell>
          <table:table-cell office:value-type="string">
            <text:p>Lipocine Inc</text:p>
          </table:table-cell>
        </table:table-row>
        <table:table-row table:style-name="ro1">
          <table:table-cell office:value-type="string">
            <text:p>LPG</text:p>
          </table:table-cell>
          <table:table-cell office:value-type="string">
            <text:p>Dorian LPG Ltd</text:p>
          </table:table-cell>
        </table:table-row>
        <table:table-row table:style-name="ro1">
          <table:table-cell office:value-type="string">
            <text:p>LPHM</text:p>
          </table:table-cell>
          <table:table-cell office:value-type="string">
            <text:p>Lee Pharmaceuticals</text:p>
          </table:table-cell>
        </table:table-row>
        <table:table-row table:style-name="ro1">
          <table:table-cell office:value-type="string">
            <text:p>LPI</text:p>
          </table:table-cell>
          <table:table-cell office:value-type="string">
            <text:p>Laredo Petroleum Inc</text:p>
          </table:table-cell>
        </table:table-row>
        <table:table-row table:style-name="ro1">
          <table:table-cell office:value-type="string">
            <text:p>LPL</text:p>
          </table:table-cell>
          <table:table-cell office:value-type="string">
            <text:p>LG Display Co Ltd</text:p>
          </table:table-cell>
        </table:table-row>
        <table:table-row table:style-name="ro1">
          <table:table-cell office:value-type="string">
            <text:p>LPLA</text:p>
          </table:table-cell>
          <table:table-cell office:value-type="string">
            <text:p>ETFS 2X Daily Long Platinum</text:p>
          </table:table-cell>
        </table:table-row>
        <table:table-row table:style-name="ro1">
          <table:table-cell office:value-type="string">
            <text:p>LPPI</text:p>
          </table:table-cell>
          <table:table-cell office:value-type="string">
            <text:p>LEEP, Inc.</text:p>
          </table:table-cell>
        </table:table-row>
        <table:table-row table:style-name="ro1">
          <table:table-cell office:value-type="string">
            <text:p>LPRO</text:p>
          </table:table-cell>
          <table:table-cell office:value-type="string">
            <text:p>Open Lending Corp</text:p>
          </table:table-cell>
        </table:table-row>
        <table:table-row table:style-name="ro1">
          <table:table-cell office:value-type="string">
            <text:p>LPSN</text:p>
          </table:table-cell>
          <table:table-cell office:value-type="string">
            <text:p>LivePerson Inc</text:p>
          </table:table-cell>
        </table:table-row>
        <table:table-row table:style-name="ro1">
          <table:table-cell office:value-type="string">
            <text:p>LPTC</text:p>
          </table:table-cell>
          <table:table-cell office:value-type="string">
            <text:p>Le@p Technology, Inc.</text:p>
          </table:table-cell>
        </table:table-row>
        <table:table-row table:style-name="ro1">
          <table:table-cell office:value-type="string">
            <text:p>LPTH</text:p>
          </table:table-cell>
          <table:table-cell office:value-type="string">
            <text:p>LightPath Technologies Inc</text:p>
          </table:table-cell>
        </table:table-row>
        <table:table-row table:style-name="ro1">
          <table:table-cell office:value-type="string">
            <text:p>LPTI</text:p>
          </table:table-cell>
          <table:table-cell office:value-type="string">
            <text:p>Longport, Inc.</text:p>
          </table:table-cell>
        </table:table-row>
        <table:table-row table:style-name="ro1">
          <table:table-cell office:value-type="string">
            <text:p>LPTX</text:p>
          </table:table-cell>
          <table:table-cell office:value-type="string">
            <text:p>Leap Therapeutics Inc</text:p>
          </table:table-cell>
        </table:table-row>
        <table:table-row table:style-name="ro1">
          <table:table-cell office:value-type="string">
            <text:p>LPX</text:p>
          </table:table-cell>
          <table:table-cell office:value-type="string">
            <text:p>Louisiana-Pacific Corp</text:p>
          </table:table-cell>
        </table:table-row>
        <table:table-row table:style-name="ro1">
          <table:table-cell office:value-type="string">
            <text:p>LQDA</text:p>
          </table:table-cell>
          <table:table-cell office:value-type="string">
            <text:p>iShares USD Corp Bond UCITS ETF</text:p>
          </table:table-cell>
        </table:table-row>
        <table:table-row table:style-name="ro1">
          <table:table-cell office:value-type="string">
            <text:p>LQDT</text:p>
          </table:table-cell>
          <table:table-cell office:value-type="string">
            <text:p>Liquidity Services Inc</text:p>
          </table:table-cell>
        </table:table-row>
        <table:table-row table:style-name="ro1">
          <table:table-cell office:value-type="string">
            <text:p>LQMT</text:p>
          </table:table-cell>
          <table:table-cell office:value-type="string">
            <text:p>Liquidmetal Technologies, Inc.</text:p>
          </table:table-cell>
        </table:table-row>
        <table:table-row table:style-name="ro1">
          <table:table-cell office:value-type="string">
            <text:p>LQWC</text:p>
          </table:table-cell>
          <table:table-cell office:value-type="string">
            <text:p>LifeQuest World Corp.</text:p>
          </table:table-cell>
        </table:table-row>
        <table:table-row table:style-name="ro1">
          <table:table-cell office:value-type="string">
            <text:p>LRCX</text:p>
          </table:table-cell>
          <table:table-cell office:value-type="string">
            <text:p>Lam Research Corp</text:p>
          </table:table-cell>
        </table:table-row>
        <table:table-row table:style-name="ro1">
          <table:table-cell office:value-type="string">
            <text:p>LRDC</text:p>
          </table:table-cell>
          <table:table-cell office:value-type="string">
            <text:p>Laredo Oil, Inc</text:p>
          </table:table-cell>
        </table:table-row>
        <table:table-row table:style-name="ro1">
          <table:table-cell office:value-type="string">
            <text:p>LRDG</text:p>
          </table:table-cell>
          <table:table-cell office:value-type="string">
            <text:p>Lord Global Corporation</text:p>
          </table:table-cell>
        </table:table-row>
        <table:table-row table:style-name="ro1">
          <table:table-cell office:value-type="string">
            <text:p>LRDR</text:p>
          </table:table-cell>
          <table:table-cell office:value-type="string">
            <text:p>Laredo Resources Corp.</text:p>
          </table:table-cell>
        </table:table-row>
        <table:table-row table:style-name="ro1">
          <table:table-cell office:value-type="string">
            <text:p>LRLCF</text:p>
          </table:table-cell>
          <table:table-cell office:value-type="string">
            <text:p>L'Oreal Co.</text:p>
          </table:table-cell>
        </table:table-row>
        <table:table-row table:style-name="ro1">
          <table:table-cell office:value-type="string">
            <text:p>LRLCY</text:p>
          </table:table-cell>
          <table:table-cell office:value-type="string">
            <text:p>L'Oreal Co.</text:p>
          </table:table-cell>
        </table:table-row>
        <table:table-row table:style-name="ro1">
          <table:table-cell office:value-type="string">
            <text:p>LRMR</text:p>
          </table:table-cell>
          <table:table-cell office:value-type="string">
            <text:p>Larimar Therapeutics, Inc.</text:p>
          </table:table-cell>
        </table:table-row>
        <table:table-row table:style-name="ro1">
          <table:table-cell office:value-type="string">
            <text:p>LRN</text:p>
          </table:table-cell>
          <table:table-cell office:value-type="string">
            <text:p>K12 Inc</text:p>
          </table:table-cell>
        </table:table-row>
        <table:table-row table:style-name="ro1">
          <table:table-cell office:value-type="string">
            <text:p>LSAC</text:p>
          </table:table-cell>
          <table:table-cell office:value-type="string">
            <text:p>LifeSci Acquisition Corp</text:p>
          </table:table-cell>
        </table:table-row>
        <table:table-row table:style-name="ro1">
          <table:table-cell office:value-type="string">
            <text:p>LSACU</text:p>
          </table:table-cell>
          <table:table-cell office:value-type="string">
            <text:p>LifeSci Acquisition Corp</text:p>
          </table:table-cell>
        </table:table-row>
        <table:table-row table:style-name="ro1">
          <table:table-cell office:value-type="string">
            <text:p>LSBK</text:p>
          </table:table-cell>
          <table:table-cell office:value-type="string">
            <text:p>Lake Shore Bancorp Inc</text:p>
          </table:table-cell>
        </table:table-row>
        <table:table-row table:style-name="ro1">
          <table:table-cell office:value-type="string">
            <text:p>LSCC</text:p>
          </table:table-cell>
          <table:table-cell office:value-type="string">
            <text:p>Lattice Semiconductor Corp</text:p>
          </table:table-cell>
        </table:table-row>
        <table:table-row table:style-name="ro1">
          <table:table-cell office:value-type="string">
            <text:p>LSCG</text:p>
          </table:table-cell>
          <table:table-cell office:value-type="string">
            <text:p>Lighting Science Group Corp.</text:p>
          </table:table-cell>
        </table:table-row>
        <table:table-row table:style-name="ro1">
          <table:table-cell office:value-type="string">
            <text:p>LSF</text:p>
          </table:table-cell>
          <table:table-cell office:value-type="string">
            <text:p>Laird Superfood Inc</text:p>
          </table:table-cell>
        </table:table-row>
        <table:table-row table:style-name="ro1">
          <table:table-cell office:value-type="string">
            <text:p>LSI</text:p>
          </table:table-cell>
          <table:table-cell office:value-type="string">
            <text:p>Life Storage Inc</text:p>
          </table:table-cell>
        </table:table-row>
        <table:table-row table:style-name="ro1">
          <table:table-cell office:value-type="string">
            <text:p>LSKA</text:p>
          </table:table-cell>
          <table:table-cell office:value-type="string">
            <text:p>Liska Biometry, Inc.</text:p>
          </table:table-cell>
        </table:table-row>
        <table:table-row table:style-name="ro1">
          <table:table-cell office:value-type="string">
            <text:p>LSTR</text:p>
          </table:table-cell>
          <table:table-cell office:value-type="string">
            <text:p>Landstar System Inc</text:p>
          </table:table-cell>
        </table:table-row>
        <table:table-row table:style-name="ro1">
          <table:table-cell office:value-type="string">
            <text:p>LSXMA</text:p>
          </table:table-cell>
          <table:table-cell office:value-type="string">
            <text:p>Liberty Media Corp-Liberty SiriusXM</text:p>
          </table:table-cell>
        </table:table-row>
        <table:table-row table:style-name="ro1">
          <table:table-cell office:value-type="string">
            <text:p>LSXMB</text:p>
          </table:table-cell>
          <table:table-cell office:value-type="string">
            <text:p>Liberty Media Corp-Liberty SiriusXM</text:p>
          </table:table-cell>
        </table:table-row>
        <table:table-row table:style-name="ro1">
          <table:table-cell office:value-type="string">
            <text:p>LSXMK</text:p>
          </table:table-cell>
          <table:table-cell office:value-type="string">
            <text:p>Liberty Media Corp-Liberty SiriusXM</text:p>
          </table:table-cell>
        </table:table-row>
        <table:table-row table:style-name="ro1">
          <table:table-cell office:value-type="string">
            <text:p>LSYN</text:p>
          </table:table-cell>
          <table:table-cell office:value-type="string">
            <text:p>Liberated Syndication Inc</text:p>
          </table:table-cell>
        </table:table-row>
        <table:table-row table:style-name="ro1">
          <table:table-cell office:value-type="string">
            <text:p>LTBR</text:p>
          </table:table-cell>
          <table:table-cell office:value-type="string">
            <text:p>Lightbridge Corp</text:p>
          </table:table-cell>
        </table:table-row>
        <table:table-row table:style-name="ro1">
          <table:table-cell office:value-type="string">
            <text:p>LTC</text:p>
          </table:table-cell>
          <table:table-cell office:value-type="string">
            <text:p>LTC Properties Inc</text:p>
          </table:table-cell>
        </table:table-row>
        <table:table-row table:style-name="ro1">
          <table:table-cell office:value-type="string">
            <text:p>LTCP</text:p>
          </table:table-cell>
          <table:table-cell office:value-type="string">
            <text:p>Life's Time Capsule Services, Inc.</text:p>
          </table:table-cell>
        </table:table-row>
        <table:table-row table:style-name="ro1">
          <table:table-cell office:value-type="string">
            <text:p>LTEC</text:p>
          </table:table-cell>
          <table:table-cell office:value-type="string">
            <text:p>LOUD Technologies, Inc.</text:p>
          </table:table-cell>
        </table:table-row>
        <table:table-row table:style-name="ro1">
          <table:table-cell office:value-type="string">
            <text:p>LTFD</text:p>
          </table:table-cell>
          <table:table-cell office:value-type="string">
            <text:p>Littlefield Corp.</text:p>
          </table:table-cell>
        </table:table-row>
        <table:table-row table:style-name="ro1">
          <table:table-cell office:value-type="string">
            <text:p>LTHM</text:p>
          </table:table-cell>
          <table:table-cell office:value-type="string">
            <text:p>Livent Corp</text:p>
          </table:table-cell>
        </table:table-row>
        <table:table-row table:style-name="ro1">
          <table:table-cell office:value-type="string">
            <text:p>LTHO</text:p>
          </table:table-cell>
          <table:table-cell office:value-type="string">
            <text:p>Legacy Technology Holdings, Inc.</text:p>
          </table:table-cell>
        </table:table-row>
        <table:table-row table:style-name="ro1">
          <table:table-cell office:value-type="string">
            <text:p>LTHUQ</text:p>
          </table:table-cell>
          <table:table-cell office:value-type="string">
            <text:p>Lithium Technology Corp.</text:p>
          </table:table-cell>
        </table:table-row>
        <table:table-row table:style-name="ro1">
          <table:table-cell office:value-type="string">
            <text:p>LTM</text:p>
          </table:table-cell>
          <table:table-cell office:value-type="string">
            <text:p>Latam Airlines Group SA</text:p>
          </table:table-cell>
        </table:table-row>
        <table:table-row table:style-name="ro1">
          <table:table-cell office:value-type="string">
            <text:p>LTMP</text:p>
          </table:table-cell>
          <table:table-cell office:value-type="string">
            <text:p>Alltemp, Inc.</text:p>
          </table:table-cell>
        </table:table-row>
        <table:table-row table:style-name="ro1">
          <table:table-cell office:value-type="string">
            <text:p>LTNC</text:p>
          </table:table-cell>
          <table:table-cell office:value-type="string">
            <text:p>Labor Smart Inc</text:p>
          </table:table-cell>
        </table:table-row>
        <table:table-row table:style-name="ro1">
          <table:table-cell office:value-type="string">
            <text:p>LTRE</text:p>
          </table:table-cell>
          <table:table-cell office:value-type="string">
            <text:p>Learning Tree International, Inc.</text:p>
          </table:table-cell>
        </table:table-row>
        <table:table-row table:style-name="ro1">
          <table:table-cell office:value-type="string">
            <text:p>LTRN</text:p>
          </table:table-cell>
          <table:table-cell office:value-type="string">
            <text:p>Lantern Pharma Inc</text:p>
          </table:table-cell>
        </table:table-row>
        <table:table-row table:style-name="ro1">
          <table:table-cell office:value-type="string">
            <text:p>LTRPA</text:p>
          </table:table-cell>
          <table:table-cell office:value-type="string">
            <text:p>Liberty TripAdvisor Holdings Inc</text:p>
          </table:table-cell>
        </table:table-row>
        <table:table-row table:style-name="ro1">
          <table:table-cell office:value-type="string">
            <text:p>LTRPB</text:p>
          </table:table-cell>
          <table:table-cell office:value-type="string">
            <text:p>Liberty TripAdvisor Holdings Inc</text:p>
          </table:table-cell>
        </table:table-row>
        <table:table-row table:style-name="ro1">
          <table:table-cell office:value-type="string">
            <text:p>LTRX</text:p>
          </table:table-cell>
          <table:table-cell office:value-type="string">
            <text:p>Lantronix Inc</text:p>
          </table:table-cell>
        </table:table-row>
        <table:table-row table:style-name="ro1">
          <table:table-cell office:value-type="string">
            <text:p>LTSA</text:p>
          </table:table-cell>
          <table:table-cell office:value-type="string">
            <text:p>Ladenburg Thalmann Financial Services, Inc.</text:p>
          </table:table-cell>
        </table:table-row>
        <table:table-row table:style-name="ro1">
          <table:table-cell office:value-type="string">
            <text:p>LTSC</text:p>
          </table:table-cell>
          <table:table-cell office:value-type="string">
            <text:p>Lightscape Technologies, Inc.</text:p>
          </table:table-cell>
        </table:table-row>
        <table:table-row table:style-name="ro1">
          <table:table-cell office:value-type="string">
            <text:p>LTSF</text:p>
          </table:table-cell>
          <table:table-cell office:value-type="string">
            <text:p>Ladenburg Thalmann Financial Services, Inc.</text:p>
          </table:table-cell>
        </table:table-row>
        <table:table-row table:style-name="ro1">
          <table:table-cell office:value-type="string">
            <text:p>LTSH</text:p>
          </table:table-cell>
          <table:table-cell office:value-type="string">
            <text:p>Ladenburg Thalmann Financial Services Inc</text:p>
          </table:table-cell>
        </table:table-row>
        <table:table-row table:style-name="ro1">
          <table:table-cell office:value-type="string">
            <text:p>LTSH</text:p>
          </table:table-cell>
          <table:table-cell office:value-type="string">
            <text:p>Ladenburg Thalmann Financial Services, Inc.</text:p>
          </table:table-cell>
        </table:table-row>
        <table:table-row table:style-name="ro1">
          <table:table-cell office:value-type="string">
            <text:p>LTSK</text:p>
          </table:table-cell>
          <table:table-cell office:value-type="string">
            <text:p>Ladenburg Thalmann Financial Services, Inc.</text:p>
          </table:table-cell>
        </table:table-row>
        <table:table-row table:style-name="ro1">
          <table:table-cell office:value-type="string">
            <text:p>LTSL</text:p>
          </table:table-cell>
          <table:table-cell office:value-type="string">
            <text:p>Ladenburg Thalmann Financial Services, Inc.</text:p>
          </table:table-cell>
        </table:table-row>
        <table:table-row table:style-name="ro1">
          <table:table-cell office:value-type="string">
            <text:p>LTTC</text:p>
          </table:table-cell>
          <table:table-cell office:value-type="string">
            <text:p>Lattice, Inc.</text:p>
          </table:table-cell>
        </table:table-row>
        <table:table-row table:style-name="ro1">
          <table:table-cell office:value-type="string">
            <text:p>LTUM</text:p>
          </table:table-cell>
          <table:table-cell office:value-type="string">
            <text:p>Lithium Corporation.</text:p>
          </table:table-cell>
        </table:table-row>
        <table:table-row table:style-name="ro1">
          <table:table-cell office:value-type="string">
            <text:p>LTUS</text:p>
          </table:table-cell>
          <table:table-cell office:value-type="string">
            <text:p>Lotus Pharmaceuticals, Inc.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fax Holding Ltd</text:p>
          </table:table-cell>
        </table:table-row>
        <table:table-row table:style-name="ro1">
          <table:table-cell office:value-type="string">
            <text:p>LUB</text:p>
          </table:table-cell>
          <table:table-cell office:value-type="string">
            <text:p>Luby's Inc</text:p>
          </table:table-cell>
        </table:table-row>
        <table:table-row table:style-name="ro1">
          <table:table-cell office:value-type="string">
            <text:p>LULU</text:p>
          </table:table-cell>
          <table:table-cell office:value-type="string">
            <text:p>Lululemon Athletica Inc</text:p>
          </table:table-cell>
        </table:table-row>
        <table:table-row table:style-name="ro1">
          <table:table-cell office:value-type="string">
            <text:p>LUMB</text:p>
          </table:table-cell>
          <table:table-cell office:value-type="string">
            <text:p>Lumbee Guaranty Bank</text:p>
          </table:table-cell>
        </table:table-row>
        <table:table-row table:style-name="ro1">
          <table:table-cell office:value-type="string">
            <text:p>LUMN</text:p>
          </table:table-cell>
          <table:table-cell office:value-type="string">
            <text:p>Lumen Technologies, Inc.</text:p>
          </table:table-cell>
        </table:table-row>
        <table:table-row table:style-name="ro1">
          <table:table-cell office:value-type="string">
            <text:p>LUMO</text:p>
          </table:table-cell>
          <table:table-cell office:value-type="string">
            <text:p>Lumos Pharma Inc</text:p>
          </table:table-cell>
        </table:table-row>
        <table:table-row table:style-name="ro1">
          <table:table-cell office:value-type="string">
            <text:p>LUNA</text:p>
          </table:table-cell>
          <table:table-cell office:value-type="string">
            <text:p>Luna Innovations Inc</text:p>
          </table:table-cell>
        </table:table-row>
        <table:table-row table:style-name="ro1">
          <table:table-cell office:value-type="string">
            <text:p>LUNG</text:p>
          </table:table-cell>
          <table:table-cell office:value-type="string">
            <text:p>Pulmonx Corp</text:p>
          </table:table-cell>
        </table:table-row>
        <table:table-row table:style-name="ro1">
          <table:table-cell office:value-type="string">
            <text:p>LUSI</text:p>
          </table:table-cell>
          <table:table-cell office:value-type="string">
            <text:p>MMA Global, Inc.</text:p>
          </table:table-cell>
        </table:table-row>
        <table:table-row table:style-name="ro1">
          <table:table-cell office:value-type="string">
            <text:p>LUV</text:p>
          </table:table-cell>
          <table:table-cell office:value-type="string">
            <text:p>Southwest Airlines Co</text:p>
          </table:table-cell>
        </table:table-row>
        <table:table-row table:style-name="ro1">
          <table:table-cell office:value-type="string">
            <text:p>LUVU</text:p>
          </table:table-cell>
          <table:table-cell office:value-type="string">
            <text:p>Luvu Brands, Inc.</text:p>
          </table:table-cell>
        </table:table-row>
        <table:table-row table:style-name="ro1">
          <table:table-cell office:value-type="string">
            <text:p>LVBX</text:p>
          </table:table-cell>
          <table:table-cell office:value-type="string">
            <text:p>LevelBlox, Inc.</text:p>
          </table:table-cell>
        </table:table-row>
        <table:table-row table:style-name="ro1">
          <table:table-cell office:value-type="string">
            <text:p>LVCA</text:p>
          </table:table-cell>
          <table:table-cell office:value-type="string">
            <text:p>Lake Victoria Mining Company, Inc.</text:p>
          </table:table-cell>
        </table:table-row>
        <table:table-row table:style-name="ro1">
          <table:table-cell office:value-type="string">
            <text:p>LVCC</text:p>
          </table:table-cell>
          <table:table-cell office:value-type="string">
            <text:p>Las Vegas Central Reservations Corp.</text:p>
          </table:table-cell>
        </table:table-row>
        <table:table-row table:style-name="ro1">
          <table:table-cell office:value-type="string">
            <text:p>LVGI</text:p>
          </table:table-cell>
          <table:table-cell office:value-type="string">
            <text:p>Limitless Venture Group Inc.</text:p>
          </table:table-cell>
        </table:table-row>
        <table:table-row table:style-name="ro1">
          <table:table-cell office:value-type="string">
            <text:p>LVGO</text:p>
          </table:table-cell>
          <table:table-cell office:value-type="string">
            <text:p>Livongo Health Inc</text:p>
          </table:table-cell>
        </table:table-row>
        <table:table-row table:style-name="ro1">
          <table:table-cell office:value-type="string">
            <text:p>LVRP</text:p>
          </table:table-cell>
          <table:table-cell office:value-type="string">
            <text:p>Liverpool Group, Inc.</text:p>
          </table:table-cell>
        </table:table-row>
        <table:table-row table:style-name="ro1">
          <table:table-cell office:value-type="string">
            <text:p>LVS</text:p>
          </table:table-cell>
          <table:table-cell office:value-type="string">
            <text:p>Las Vegas Sands Corp</text:p>
          </table:table-cell>
        </table:table-row>
        <table:table-row table:style-name="ro1">
          <table:table-cell office:value-type="string">
            <text:p>LVVV</text:p>
          </table:table-cell>
          <table:table-cell office:value-type="string">
            <text:p>Livewire Ergogenics, Inc.</text:p>
          </table:table-cell>
        </table:table-row>
        <table:table-row table:style-name="ro1">
          <table:table-cell office:value-type="string">
            <text:p>LVXI</text:p>
          </table:table-cell>
          <table:table-cell office:value-type="string">
            <text:p>Las Vegas Xpress, Inc.</text:p>
          </table:table-cell>
        </table:table-row>
        <table:table-row table:style-name="ro1">
          <table:table-cell office:value-type="string">
            <text:p>LW</text:p>
          </table:table-cell>
          <table:table-cell office:value-type="string">
            <text:p>Lamb Weston Holdings Inc</text:p>
          </table:table-cell>
        </table:table-row>
        <table:table-row table:style-name="ro1">
          <table:table-cell office:value-type="string">
            <text:p>LWAY</text:p>
          </table:table-cell>
          <table:table-cell office:value-type="string">
            <text:p>Lifeway Foods Inc</text:p>
          </table:table-cell>
        </table:table-row>
        <table:table-row table:style-name="ro1">
          <table:table-cell office:value-type="string">
            <text:p>LWCL</text:p>
          </table:table-cell>
          <table:table-cell office:value-type="string">
            <text:p>Lewis &amp; Clark Bank</text:p>
          </table:table-cell>
        </table:table-row>
        <table:table-row table:style-name="ro1">
          <table:table-cell office:value-type="string">
            <text:p>LWCTF</text:p>
          </table:table-cell>
          <table:table-cell office:value-type="string">
            <text:p>LCTI Low Carbon Technologies, Inc.</text:p>
          </table:table-cell>
        </table:table-row>
        <table:table-row table:style-name="ro1">
          <table:table-cell office:value-type="string">
            <text:p>LWLG</text:p>
          </table:table-cell>
          <table:table-cell office:value-type="string">
            <text:p>Lightwave Logic, Inc.</text:p>
          </table:table-cell>
        </table:table-row>
        <table:table-row table:style-name="ro1">
          <table:table-cell office:value-type="string">
            <text:p>LWLW</text:p>
          </table:table-cell>
          <table:table-cell office:value-type="string">
            <text:p>Longwen Group Corp. </text:p>
          </table:table-cell>
        </table:table-row>
        <table:table-row table:style-name="ro1">
          <table:table-cell office:value-type="string">
            <text:p>LX</text:p>
          </table:table-cell>
          <table:table-cell office:value-type="string">
            <text:p>LexinFintech Holdings Ltd</text:p>
          </table:table-cell>
        </table:table-row>
        <table:table-row table:style-name="ro1">
          <table:table-cell office:value-type="string">
            <text:p>LXEH</text:p>
          </table:table-cell>
          <table:table-cell office:value-type="string">
            <text:p>Lixiang Education Holding Co Ltd</text:p>
          </table:table-cell>
        </table:table-row>
        <table:table-row table:style-name="ro1">
          <table:table-cell office:value-type="string">
            <text:p>LXFR</text:p>
          </table:table-cell>
          <table:table-cell office:value-type="string">
            <text:p>Luxfer Holdings PLC</text:p>
          </table:table-cell>
        </table:table-row>
        <table:table-row table:style-name="ro1">
          <table:table-cell office:value-type="string">
            <text:p>LXP</text:p>
          </table:table-cell>
          <table:table-cell office:value-type="string">
            <text:p>Lexington Realty Trust</text:p>
          </table:table-cell>
        </table:table-row>
        <table:table-row table:style-name="ro1">
          <table:table-cell office:value-type="string">
            <text:p>LXP-C</text:p>
          </table:table-cell>
          <table:table-cell office:value-type="string">
            <text:p>Lexington Realty Trust</text:p>
          </table:table-cell>
        </table:table-row>
        <table:table-row table:style-name="ro1">
          <table:table-cell office:value-type="string">
            <text:p>LXRX</text:p>
          </table:table-cell>
          <table:table-cell office:value-type="string">
            <text:p>Lexicon Pharmaceuticals Inc</text:p>
          </table:table-cell>
        </table:table-row>
        <table:table-row table:style-name="ro1">
          <table:table-cell office:value-type="string">
            <text:p>LXU</text:p>
          </table:table-cell>
          <table:table-cell office:value-type="string">
            <text:p>LSB Industries Inc</text:p>
          </table:table-cell>
        </table:table-row>
        <table:table-row table:style-name="ro1">
          <table:table-cell office:value-type="string">
            <text:p>LYB</text:p>
          </table:table-cell>
          <table:table-cell office:value-type="string">
            <text:p>LyondellBasell Industries NV</text:p>
          </table:table-cell>
        </table:table-row>
        <table:table-row table:style-name="ro1">
          <table:table-cell office:value-type="string">
            <text:p>LYFT</text:p>
          </table:table-cell>
          <table:table-cell office:value-type="string">
            <text:p>Lyft Inc</text:p>
          </table:table-cell>
        </table:table-row>
        <table:table-row table:style-name="ro1">
          <table:table-cell office:value-type="string">
            <text:p>LYG</text:p>
          </table:table-cell>
          <table:table-cell office:value-type="string">
            <text:p>Lloyds Banking Group PLC</text:p>
          </table:table-cell>
        </table:table-row>
        <table:table-row table:style-name="ro1">
          <table:table-cell office:value-type="string">
            <text:p>LYJN</text:p>
          </table:table-cell>
          <table:table-cell office:value-type="string">
            <text:p>Lyric Jeans, Inc.</text:p>
          </table:table-cell>
        </table:table-row>
        <table:table-row table:style-name="ro1">
          <table:table-cell office:value-type="string">
            <text:p>LYL</text:p>
          </table:table-cell>
          <table:table-cell office:value-type="string">
            <text:p>Dragon Victory International Ltd</text:p>
          </table:table-cell>
        </table:table-row>
        <table:table-row table:style-name="ro1">
          <table:table-cell office:value-type="string">
            <text:p>LYNS</text:p>
          </table:table-cell>
          <table:table-cell office:value-type="string">
            <text:p>Lightyear Network Solutions, Inc.</text:p>
          </table:table-cell>
        </table:table-row>
        <table:table-row table:style-name="ro1">
          <table:table-cell office:value-type="string">
            <text:p>LYRA</text:p>
          </table:table-cell>
          <table:table-cell office:value-type="string">
            <text:p>Lyra Therapeutics Inc</text:p>
          </table:table-cell>
        </table:table-row>
        <table:table-row table:style-name="ro1">
          <table:table-cell office:value-type="string">
            <text:p>LYTS</text:p>
          </table:table-cell>
          <table:table-cell office:value-type="string">
            <text:p>LSI Industries Inc</text:p>
          </table:table-cell>
        </table:table-row>
        <table:table-row table:style-name="ro1">
          <table:table-cell office:value-type="string">
            <text:p>LYV</text:p>
          </table:table-cell>
          <table:table-cell office:value-type="string">
            <text:p>Live Nation Entertainment Inc</text:p>
          </table:table-cell>
        </table:table-row>
        <table:table-row table:style-name="ro1">
          <table:table-cell office:value-type="string">
            <text:p>LZB</text:p>
          </table:table-cell>
          <table:table-cell office:value-type="string">
            <text:p>La-Z-Boy Inc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acy's Inc</text:p>
          </table:table-cell>
        </table:table-row>
        <table:table-row table:style-name="ro1">
          <table:table-cell office:value-type="string">
            <text:p>MA</text:p>
          </table:table-cell>
          <table:table-cell office:value-type="string">
            <text:p>Mastercard Inc</text:p>
          </table:table-cell>
        </table:table-row>
        <table:table-row table:style-name="ro1">
          <table:table-cell office:value-type="string">
            <text:p>MAA</text:p>
          </table:table-cell>
          <table:table-cell office:value-type="string">
            <text:p>Mid-America Apartment Communities Inc</text:p>
          </table:table-cell>
        </table:table-row>
        <table:table-row table:style-name="ro1">
          <table:table-cell office:value-type="string">
            <text:p>MAA-I</text:p>
          </table:table-cell>
          <table:table-cell office:value-type="string">
            <text:p>Mid-America Apartment Communities Inc</text:p>
          </table:table-cell>
        </table:table-row>
        <table:table-row table:style-name="ro1">
          <table:table-cell office:value-type="string">
            <text:p>MAAL</text:p>
          </table:table-cell>
          <table:table-cell office:value-type="string">
            <text:p>Marketing Alliance, Inc. (The)</text:p>
          </table:table-cell>
        </table:table-row>
        <table:table-row table:style-name="ro1">
          <table:table-cell office:value-type="string">
            <text:p>MAC</text:p>
          </table:table-cell>
          <table:table-cell office:value-type="string">
            <text:p>Macerich Co-The</text:p>
          </table:table-cell>
        </table:table-row>
        <table:table-row table:style-name="ro1">
          <table:table-cell office:value-type="string">
            <text:p>MACE</text:p>
          </table:table-cell>
          <table:table-cell office:value-type="string">
            <text:p>Mace Security International, Inc.</text:p>
          </table:table-cell>
        </table:table-row>
        <table:table-row table:style-name="ro1">
          <table:table-cell office:value-type="string">
            <text:p>MACK</text:p>
          </table:table-cell>
          <table:table-cell office:value-type="string">
            <text:p>Merrimack Pharmaceuticals Inc</text:p>
          </table:table-cell>
        </table:table-row>
        <table:table-row table:style-name="ro1">
          <table:table-cell office:value-type="string">
            <text:p>MAG</text:p>
          </table:table-cell>
          <table:table-cell office:value-type="string">
            <text:p>MAG Silver Corp</text:p>
          </table:table-cell>
        </table:table-row>
        <table:table-row table:style-name="ro1">
          <table:table-cell office:value-type="string">
            <text:p>MAGE</text:p>
          </table:table-cell>
          <table:table-cell office:value-type="string">
            <text:p>Magellan Gold Corporation</text:p>
          </table:table-cell>
        </table:table-row>
        <table:table-row table:style-name="ro1">
          <table:table-cell office:value-type="string">
            <text:p>MAGP</text:p>
          </table:table-cell>
          <table:table-cell office:value-type="string">
            <text:p>Magplane Technology, Inc.</text:p>
          </table:table-cell>
        </table:table-row>
        <table:table-row table:style-name="ro1">
          <table:table-cell office:value-type="string">
            <text:p>MAGS</text:p>
          </table:table-cell>
          <table:table-cell office:value-type="string">
            <text:p>Magal Security Systems Ltd</text:p>
          </table:table-cell>
        </table:table-row>
        <table:table-row table:style-name="ro1">
          <table:table-cell office:value-type="string">
            <text:p>MAHI</text:p>
          </table:table-cell>
          <table:table-cell office:value-type="string">
            <text:p>Monarch Services, Inc.</text:p>
          </table:table-cell>
        </table:table-row>
        <table:table-row table:style-name="ro1">
          <table:table-cell office:value-type="string">
            <text:p>MAIN</text:p>
          </table:table-cell>
          <table:table-cell office:value-type="string">
            <text:p>Main Street Capital Corp</text:p>
          </table:table-cell>
        </table:table-row>
        <table:table-row table:style-name="ro1">
          <table:table-cell office:value-type="string">
            <text:p>MAJJ</text:p>
          </table:table-cell>
          <table:table-cell office:value-type="string">
            <text:p>Michael Anthony Jewelers, Inc.</text:p>
          </table:table-cell>
        </table:table-row>
        <table:table-row table:style-name="ro1">
          <table:table-cell office:value-type="string">
            <text:p>MAKE</text:p>
          </table:table-cell>
          <table:table-cell office:value-type="string">
            <text:p>Makepeace (A.D.) Company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ManpowerGroup Inc</text:p>
          </table:table-cell>
        </table:table-row>
        <table:table-row table:style-name="ro1">
          <table:table-cell office:value-type="string">
            <text:p>MANH</text:p>
          </table:table-cell>
          <table:table-cell office:value-type="string">
            <text:p>Manhattan Associates Inc</text:p>
          </table:table-cell>
        </table:table-row>
        <table:table-row table:style-name="ro1">
          <table:table-cell office:value-type="string">
            <text:p>MANR</text:p>
          </table:table-cell>
          <table:table-cell office:value-type="string">
            <text:p>Manor National Bank (The) (PA)</text:p>
          </table:table-cell>
        </table:table-row>
        <table:table-row table:style-name="ro1">
          <table:table-cell office:value-type="string">
            <text:p>MANT</text:p>
          </table:table-cell>
          <table:table-cell office:value-type="string">
            <text:p>ManTech International Corp-VA</text:p>
          </table:table-cell>
        </table:table-row>
        <table:table-row table:style-name="ro1">
          <table:table-cell office:value-type="string">
            <text:p>MANU</text:p>
          </table:table-cell>
          <table:table-cell office:value-type="string">
            <text:p>Manchester United Plc</text:p>
          </table:table-cell>
        </table:table-row>
        <table:table-row table:style-name="ro1">
          <table:table-cell office:value-type="string">
            <text:p>MAPL</text:p>
          </table:table-cell>
          <table:table-cell office:value-type="string">
            <text:p>Maple Press Co.</text:p>
          </table:table-cell>
        </table:table-row>
        <table:table-row table:style-name="ro1">
          <table:table-cell office:value-type="string">
            <text:p>MAR</text:p>
          </table:table-cell>
          <table:table-cell office:value-type="string">
            <text:p>Marriott International Inc-MD</text:p>
          </table:table-cell>
        </table:table-row>
        <table:table-row table:style-name="ro1">
          <table:table-cell office:value-type="string">
            <text:p>MARA</text:p>
          </table:table-cell>
          <table:table-cell office:value-type="string">
            <text:p>Marathon Patent Group Inc</text:p>
          </table:table-cell>
        </table:table-row>
        <table:table-row table:style-name="ro1">
          <table:table-cell office:value-type="string">
            <text:p>MARK</text:p>
          </table:table-cell>
          <table:table-cell office:value-type="string">
            <text:p>Remark Holdings Inc</text:p>
          </table:table-cell>
        </table:table-row>
        <table:table-row table:style-name="ro1">
          <table:table-cell office:value-type="string">
            <text:p>MARPS</text:p>
          </table:table-cell>
          <table:table-cell office:value-type="string">
            <text:p>Marine Petroleum Trust</text:p>
          </table:table-cell>
        </table:table-row>
        <table:table-row table:style-name="ro1">
          <table:table-cell office:value-type="string">
            <text:p>MAS</text:p>
          </table:table-cell>
          <table:table-cell office:value-type="string">
            <text:p>Masco Corp</text:p>
          </table:table-cell>
        </table:table-row>
        <table:table-row table:style-name="ro1">
          <table:table-cell office:value-type="string">
            <text:p>MASI</text:p>
          </table:table-cell>
          <table:table-cell office:value-type="string">
            <text:p>Masimo Corp</text:p>
          </table:table-cell>
        </table:table-row>
        <table:table-row table:style-name="ro1">
          <table:table-cell office:value-type="string">
            <text:p>MAT</text:p>
          </table:table-cell>
          <table:table-cell office:value-type="string">
            <text:p>Mattel Inc</text:p>
          </table:table-cell>
        </table:table-row>
        <table:table-row table:style-name="ro1">
          <table:table-cell office:value-type="string">
            <text:p>MATN</text:p>
          </table:table-cell>
          <table:table-cell office:value-type="string">
            <text:p>Mateon Therapeutics, Inc.</text:p>
          </table:table-cell>
        </table:table-row>
        <table:table-row table:style-name="ro1">
          <table:table-cell office:value-type="string">
            <text:p>MATW</text:p>
          </table:table-cell>
          <table:table-cell office:value-type="string">
            <text:p>Lyxor MSCI World Materials TR UCITS ETF</text:p>
          </table:table-cell>
        </table:table-row>
        <table:table-row table:style-name="ro1">
          <table:table-cell office:value-type="string">
            <text:p>MATX</text:p>
          </table:table-cell>
          <table:table-cell office:value-type="string">
            <text:p>Matson Inc</text:p>
          </table:table-cell>
        </table:table-row>
        <table:table-row table:style-name="ro1">
          <table:table-cell office:value-type="string">
            <text:p>MAV</text:p>
          </table:table-cell>
          <table:table-cell office:value-type="string">
            <text:p>Pioneer Municipal High Income Advantage Trust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MediaAlpha Inc</text:p>
          </table:table-cell>
        </table:table-row>
        <table:table-row table:style-name="ro1">
          <table:table-cell office:value-type="string">
            <text:p>MAXD</text:p>
          </table:table-cell>
          <table:table-cell office:value-type="string">
            <text:p>Max Sound Corporation</text:p>
          </table:table-cell>
        </table:table-row>
        <table:table-row table:style-name="ro1">
          <table:table-cell office:value-type="string">
            <text:p>MAXN</text:p>
          </table:table-cell>
          <table:table-cell office:value-type="string">
            <text:p>Maxeon Solar Technologies Ltd</text:p>
          </table:table-cell>
        </table:table-row>
        <table:table-row table:style-name="ro1">
          <table:table-cell office:value-type="string">
            <text:p>MAXR</text:p>
          </table:table-cell>
          <table:table-cell office:value-type="string">
            <text:p>Maxar Technologies Inc</text:p>
          </table:table-cell>
        </table:table-row>
        <table:table-row table:style-name="ro1">
          <table:table-cell office:value-type="string">
            <text:p>MAYS</text:p>
          </table:table-cell>
          <table:table-cell office:value-type="string">
            <text:p>JW Mays Inc</text:p>
          </table:table-cell>
        </table:table-row>
        <table:table-row table:style-name="ro1">
          <table:table-cell office:value-type="string">
            <text:p>MBAY</text:p>
          </table:table-cell>
          <table:table-cell office:value-type="string">
            <text:p>MediaBay, Inc.</text:p>
          </table:table-cell>
        </table:table-row>
        <table:table-row table:style-name="ro1">
          <table:table-cell office:value-type="string">
            <text:p>MBCN</text:p>
          </table:table-cell>
          <table:table-cell office:value-type="string">
            <text:p>Middlefield Banc Corp</text:p>
          </table:table-cell>
        </table:table-row>
        <table:table-row table:style-name="ro1">
          <table:table-cell office:value-type="string">
            <text:p>MBDC</text:p>
          </table:table-cell>
          <table:table-cell office:value-type="string">
            <text:p>Massachusetts Business Development Corp.</text:p>
          </table:table-cell>
        </table:table-row>
        <table:table-row table:style-name="ro1">
          <table:table-cell office:value-type="string">
            <text:p>MBDE</text:p>
          </table:table-cell>
          <table:table-cell office:value-type="string">
            <text:p>Morris Business Development Co.</text:p>
          </table:table-cell>
        </table:table-row>
        <table:table-row table:style-name="ro1">
          <table:table-cell office:value-type="string">
            <text:p>MBI</text:p>
          </table:table-cell>
          <table:table-cell office:value-type="string">
            <text:p>MBIA Inc</text:p>
          </table:table-cell>
        </table:table-row>
        <table:table-row table:style-name="ro1">
          <table:table-cell office:value-type="string">
            <text:p>MBII</text:p>
          </table:table-cell>
          <table:table-cell office:value-type="string">
            <text:p>Marrone Bio Innovations Inc</text:p>
          </table:table-cell>
        </table:table-row>
        <table:table-row table:style-name="ro1">
          <table:table-cell office:value-type="string">
            <text:p>MBIN</text:p>
          </table:table-cell>
          <table:table-cell office:value-type="string">
            <text:p>Merchants Bancorp-IN</text:p>
          </table:table-cell>
        </table:table-row>
        <table:table-row table:style-name="ro1">
          <table:table-cell office:value-type="string">
            <text:p>MBINO</text:p>
          </table:table-cell>
          <table:table-cell office:value-type="string">
            <text:p>Merchants Bancorp-IN</text:p>
          </table:table-cell>
        </table:table-row>
        <table:table-row table:style-name="ro1">
          <table:table-cell office:value-type="string">
            <text:p>MBINP</text:p>
          </table:table-cell>
          <table:table-cell office:value-type="string">
            <text:p>Merchants Bancorp-IN</text:p>
          </table:table-cell>
        </table:table-row>
        <table:table-row table:style-name="ro1">
          <table:table-cell office:value-type="string">
            <text:p>MBIO</text:p>
          </table:table-cell>
          <table:table-cell office:value-type="string">
            <text:p>Mustang Bio Inc</text:p>
          </table:table-cell>
        </table:table-row>
        <table:table-row table:style-name="ro1">
          <table:table-cell office:value-type="string">
            <text:p>MBKL</text:p>
          </table:table-cell>
          <table:table-cell office:value-type="string">
            <text:p>MBT Bancshares, Inc.</text:p>
          </table:table-cell>
        </table:table-row>
        <table:table-row table:style-name="ro1">
          <table:table-cell office:value-type="string">
            <text:p>MBNKP</text:p>
          </table:table-cell>
          <table:table-cell office:value-type="string">
            <text:p>Medallion Bank-Salt Lake City UT</text:p>
          </table:table-cell>
        </table:table-row>
        <table:table-row table:style-name="ro1">
          <table:table-cell office:value-type="string">
            <text:p>MBOF</text:p>
          </table:table-cell>
          <table:table-cell office:value-type="string">
            <text:p>MARINE BANCORP FLA INC.</text:p>
          </table:table-cell>
        </table:table-row>
        <table:table-row table:style-name="ro1">
          <table:table-cell office:value-type="string">
            <text:p>MBOT</text:p>
          </table:table-cell>
          <table:table-cell office:value-type="string">
            <text:p>Microbot Medical Inc</text:p>
          </table:table-cell>
        </table:table-row>
        <table:table-row table:style-name="ro1">
          <table:table-cell office:value-type="string">
            <text:p>MBST</text:p>
          </table:table-cell>
          <table:table-cell office:value-type="string">
            <text:p>Mobile Star Corp.</text:p>
          </table:table-cell>
        </table:table-row>
        <table:table-row table:style-name="ro1">
          <table:table-cell office:value-type="string">
            <text:p>MBT</text:p>
          </table:table-cell>
          <table:table-cell office:value-type="string">
            <text:p>Mobile TeleSystems PJSC</text:p>
          </table:table-cell>
        </table:table-row>
        <table:table-row table:style-name="ro1">
          <table:table-cell office:value-type="string">
            <text:p>MBUU</text:p>
          </table:table-cell>
          <table:table-cell office:value-type="string">
            <text:p>Malibu Boats Inc</text:p>
          </table:table-cell>
        </table:table-row>
        <table:table-row table:style-name="ro1">
          <table:table-cell office:value-type="string">
            <text:p>MBVA</text:p>
          </table:table-cell>
          <table:table-cell office:value-type="string">
            <text:p>Millennium Bankshares Corp.</text:p>
          </table:table-cell>
        </table:table-row>
        <table:table-row table:style-name="ro1">
          <table:table-cell office:value-type="string">
            <text:p>MBWM</text:p>
          </table:table-cell>
          <table:table-cell office:value-type="string">
            <text:p>Mercantile Bank Corp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Moelis &amp; Co</text:p>
          </table:table-cell>
        </table:table-row>
        <table:table-row table:style-name="ro1">
          <table:table-cell office:value-type="string">
            <text:p>MCA</text:p>
          </table:table-cell>
          <table:table-cell office:value-type="string">
            <text:p>BlackRock MuniYield California Quality Fund Inc</text:p>
          </table:table-cell>
        </table:table-row>
        <table:table-row table:style-name="ro1">
          <table:table-cell office:value-type="string">
            <text:p>MCAC</text:p>
          </table:table-cell>
          <table:table-cell office:value-type="string">
            <text:p>Mountain Crest Acquisition Corp</text:p>
          </table:table-cell>
        </table:table-row>
        <table:table-row table:style-name="ro1">
          <table:table-cell office:value-type="string">
            <text:p>MCAP</text:p>
          </table:table-cell>
          <table:table-cell office:value-type="string">
            <text:p>Mango Capital, Inc.</text:p>
          </table:table-cell>
        </table:table-row>
        <table:table-row table:style-name="ro1">
          <table:table-cell office:value-type="string">
            <text:p>MCB</text:p>
          </table:table-cell>
          <table:table-cell office:value-type="string">
            <text:p>Metropolitan Bank Holding Corp</text:p>
          </table:table-cell>
        </table:table-row>
        <table:table-row table:style-name="ro1">
          <table:table-cell office:value-type="string">
            <text:p>MCBC</text:p>
          </table:table-cell>
          <table:table-cell office:value-type="string">
            <text:p>Macatawa Bank Corp</text:p>
          </table:table-cell>
        </table:table-row>
        <table:table-row table:style-name="ro1">
          <table:table-cell office:value-type="string">
            <text:p>MCBP</text:p>
          </table:table-cell>
          <table:table-cell office:value-type="string">
            <text:p>Michigan Community Bancorp Ltd.</text:p>
          </table:table-cell>
        </table:table-row>
        <table:table-row table:style-name="ro1">
          <table:table-cell office:value-type="string">
            <text:p>MCBS</text:p>
          </table:table-cell>
          <table:table-cell office:value-type="string">
            <text:p>Metrocity Bankshares Inc</text:p>
          </table:table-cell>
        </table:table-row>
        <table:table-row table:style-name="ro1">
          <table:table-cell office:value-type="string">
            <text:p>MCC</text:p>
          </table:table-cell>
          <table:table-cell office:value-type="string">
            <text:p>Medley Capital Corp</text:p>
          </table:table-cell>
        </table:table-row>
        <table:table-row table:style-name="ro1">
          <table:table-cell office:value-type="string">
            <text:p>MCCK</text:p>
          </table:table-cell>
          <table:table-cell office:value-type="string">
            <text:p>Mestek, Inc.</text:p>
          </table:table-cell>
        </table:table-row>
        <table:table-row table:style-name="ro1">
          <table:table-cell office:value-type="string">
            <text:p>MCCX</text:p>
          </table:table-cell>
          <table:table-cell office:value-type="string">
            <text:p>McorpCX, Inc.</text:p>
          </table:table-cell>
        </table:table-row>
        <table:table-row table:style-name="ro1">
          <table:table-cell office:value-type="string">
            <text:p>MCD</text:p>
          </table:table-cell>
          <table:table-cell office:value-type="string">
            <text:p>McDonald's Corp</text:p>
          </table:table-cell>
        </table:table-row>
        <table:table-row table:style-name="ro1">
          <table:table-cell office:value-type="string">
            <text:p>MCELQ</text:p>
          </table:table-cell>
          <table:table-cell office:value-type="string">
            <text:p>Millennium Cell, Inc.</text:p>
          </table:table-cell>
        </table:table-row>
        <table:table-row table:style-name="ro1">
          <table:table-cell office:value-type="string">
            <text:p>MCEM</text:p>
          </table:table-cell>
          <table:table-cell office:value-type="string">
            <text:p>Monarch Cement Co. (The)</text:p>
          </table:table-cell>
        </table:table-row>
        <table:table-row table:style-name="ro1">
          <table:table-cell office:value-type="string">
            <text:p>MCEP</text:p>
          </table:table-cell>
          <table:table-cell office:value-type="string">
            <text:p>Mid-Con Energy Partners LP</text:p>
          </table:table-cell>
        </table:table-row>
        <table:table-row table:style-name="ro1">
          <table:table-cell office:value-type="string">
            <text:p>MCEP</text:p>
          </table:table-cell>
          <table:table-cell office:value-type="string">
            <text:p>Mid-Con Energy Partners LP</text:p>
          </table:table-cell>
        </table:table-row>
        <table:table-row table:style-name="ro1">
          <table:table-cell office:value-type="string">
            <text:p>MCET</text:p>
          </table:table-cell>
          <table:table-cell office:value-type="string">
            <text:p>MultiCell Technologies, Inc.</text:p>
          </table:table-cell>
        </table:table-row>
        <table:table-row table:style-name="ro1">
          <table:table-cell office:value-type="string">
            <text:p>MCF</text:p>
          </table:table-cell>
          <table:table-cell office:value-type="string">
            <text:p>Contango Oil &amp; Gas Co</text:p>
          </table:table-cell>
        </table:table-row>
        <table:table-row table:style-name="ro1">
          <table:table-cell office:value-type="string">
            <text:p>MCFE</text:p>
          </table:table-cell>
          <table:table-cell office:value-type="string">
            <text:p>McAfee Corp</text:p>
          </table:table-cell>
        </table:table-row>
        <table:table-row table:style-name="ro1">
          <table:table-cell office:value-type="string">
            <text:p>MCFT</text:p>
          </table:table-cell>
          <table:table-cell office:value-type="string">
            <text:p>MasterCraft Boat Holdings Inc</text:p>
          </table:table-cell>
        </table:table-row>
        <table:table-row table:style-name="ro1">
          <table:table-cell office:value-type="string">
            <text:p>MCHA</text:p>
          </table:table-cell>
          <table:table-cell office:value-type="string">
            <text:p>Matchaah Holdings, Inc.</text:p>
          </table:table-cell>
        </table:table-row>
        <table:table-row table:style-name="ro1">
          <table:table-cell office:value-type="string">
            <text:p>MCHP</text:p>
          </table:table-cell>
          <table:table-cell office:value-type="string">
            <text:p>Microchip Technology Inc</text:p>
          </table:table-cell>
        </table:table-row>
        <table:table-row table:style-name="ro1">
          <table:table-cell office:value-type="string">
            <text:p>MCHX</text:p>
          </table:table-cell>
          <table:table-cell office:value-type="string">
            <text:p>Marchex Inc</text:p>
          </table:table-cell>
        </table:table-row>
        <table:table-row table:style-name="ro1">
          <table:table-cell office:value-type="string">
            <text:p>MCI</text:p>
          </table:table-cell>
          <table:table-cell office:value-type="string">
            <text:p>Barings Corporate Investors</text:p>
          </table:table-cell>
        </table:table-row>
        <table:table-row table:style-name="ro1">
          <table:table-cell office:value-type="string">
            <text:p>MCIC</text:p>
          </table:table-cell>
          <table:table-cell office:value-type="string">
            <text:p>Multicorp International, Inc.</text:p>
          </table:table-cell>
        </table:table-row>
        <table:table-row table:style-name="ro1">
          <table:table-cell office:value-type="string">
            <text:p>MCIG</text:p>
          </table:table-cell>
          <table:table-cell office:value-type="string">
            <text:p>mCig, Inc.</text:p>
          </table:table-cell>
        </table:table-row>
        <table:table-row table:style-name="ro1">
          <table:table-cell office:value-type="string">
            <text:p>MCIM</text:p>
          </table:table-cell>
          <table:table-cell office:value-type="string">
            <text:p>Macau Capital Investments, Inc.</text:p>
          </table:table-cell>
        </table:table-row>
        <table:table-row table:style-name="ro1">
          <table:table-cell office:value-type="string">
            <text:p>MCK</text:p>
          </table:table-cell>
          <table:table-cell office:value-type="string">
            <text:p>McKesson Corp</text:p>
          </table:table-cell>
        </table:table-row>
        <table:table-row table:style-name="ro1">
          <table:table-cell office:value-type="string">
            <text:p>MCMJ</text:p>
          </table:table-cell>
          <table:table-cell office:value-type="string">
            <text:p>Merida Merger Corp I</text:p>
          </table:table-cell>
        </table:table-row>
        <table:table-row table:style-name="ro1">
          <table:table-cell office:value-type="string">
            <text:p>MCN</text:p>
          </table:table-cell>
          <table:table-cell office:value-type="string">
            <text:p>Madison Covered Call &amp; Equity Strategy Fund</text:p>
          </table:table-cell>
        </table:table-row>
        <table:table-row table:style-name="ro1">
          <table:table-cell office:value-type="string">
            <text:p>MCO</text:p>
          </table:table-cell>
          <table:table-cell office:value-type="string">
            <text:p>Moody's Corp</text:p>
          </table:table-cell>
        </table:table-row>
        <table:table-row table:style-name="ro1">
          <table:table-cell office:value-type="string">
            <text:p>MCOA</text:p>
          </table:table-cell>
          <table:table-cell office:value-type="string">
            <text:p>Marijuana Company of America, Inc.</text:p>
          </table:table-cell>
        </table:table-row>
        <table:table-row table:style-name="ro1">
          <table:table-cell office:value-type="string">
            <text:p>MCPB</text:p>
          </table:table-cell>
          <table:table-cell office:value-type="string">
            <text:p>Mt. Carmel Public Utility Co.</text:p>
          </table:table-cell>
        </table:table-row>
        <table:table-row table:style-name="ro1">
          <table:table-cell office:value-type="string">
            <text:p>MCPH</text:p>
          </table:table-cell>
          <table:table-cell office:value-type="string">
            <text:p>Midland Capital Holdings Corp.</text:p>
          </table:table-cell>
        </table:table-row>
        <table:table-row table:style-name="ro1">
          <table:table-cell office:value-type="string">
            <text:p>MCR</text:p>
          </table:table-cell>
          <table:table-cell office:value-type="string">
            <text:p>MFS Charter Income Trust</text:p>
          </table:table-cell>
        </table:table-row>
        <table:table-row table:style-name="ro1">
          <table:table-cell office:value-type="string">
            <text:p>MCRAA</text:p>
          </table:table-cell>
          <table:table-cell office:value-type="string">
            <text:p>McRae Industries, Inc.</text:p>
          </table:table-cell>
        </table:table-row>
        <table:table-row table:style-name="ro1">
          <table:table-cell office:value-type="string">
            <text:p>MCRAB</text:p>
          </table:table-cell>
          <table:table-cell office:value-type="string">
            <text:p>McRae Industries, Inc.</text:p>
          </table:table-cell>
        </table:table-row>
        <table:table-row table:style-name="ro1">
          <table:table-cell office:value-type="string">
            <text:p>MCRB</text:p>
          </table:table-cell>
          <table:table-cell office:value-type="string">
            <text:p>Seres Therapeutics Inc</text:p>
          </table:table-cell>
        </table:table-row>
        <table:table-row table:style-name="ro1">
          <table:table-cell office:value-type="string">
            <text:p>MCRI</text:p>
          </table:table-cell>
          <table:table-cell office:value-type="string">
            <text:p>Monarch Casino &amp; Resort Inc</text:p>
          </table:table-cell>
        </table:table-row>
        <table:table-row table:style-name="ro1">
          <table:table-cell office:value-type="string">
            <text:p>MCS</text:p>
          </table:table-cell>
          <table:table-cell office:value-type="string">
            <text:p>Marcus Corp-The</text:p>
          </table:table-cell>
        </table:table-row>
        <table:table-row table:style-name="ro1">
          <table:table-cell office:value-type="string">
            <text:p>MCTC</text:p>
          </table:table-cell>
          <table:table-cell office:value-type="string">
            <text:p>MCTC Holdings Inc.</text:p>
          </table:table-cell>
        </table:table-row>
        <table:table-row table:style-name="ro1">
          <table:table-cell office:value-type="string">
            <text:p>MCTH</text:p>
          </table:table-cell>
          <table:table-cell office:value-type="string">
            <text:p>Medical Connections Holdings, Inc.</text:p>
          </table:table-cell>
        </table:table-row>
        <table:table-row table:style-name="ro1">
          <table:table-cell office:value-type="string">
            <text:p>MCTYF</text:p>
          </table:table-cell>
          <table:table-cell office:value-type="string">
            <text:p>MicroPlanet Technology Corp.</text:p>
          </table:table-cell>
        </table:table-row>
        <table:table-row table:style-name="ro1">
          <table:table-cell office:value-type="string">
            <text:p>MCV</text:p>
          </table:table-cell>
          <table:table-cell office:value-type="string">
            <text:p>Medley Capital Corp</text:p>
          </table:table-cell>
        </table:table-row>
        <table:table-row table:style-name="ro1">
          <table:table-cell office:value-type="string">
            <text:p>MCVT</text:p>
          </table:table-cell>
          <table:table-cell office:value-type="string">
            <text:p>Mill City Ventures III, Ltd.</text:p>
          </table:table-cell>
        </table:table-row>
        <table:table-row table:style-name="ro1">
          <table:table-cell office:value-type="string">
            <text:p>MCY</text:p>
          </table:table-cell>
          <table:table-cell office:value-type="string">
            <text:p>Mercury General Corp</text:p>
          </table:table-cell>
        </table:table-row>
        <table:table-row table:style-name="ro1">
          <table:table-cell office:value-type="string">
            <text:p>MCZAF</text:p>
          </table:table-cell>
          <table:table-cell office:value-type="string">
            <text:p>Mad Catz Interactive, Inc.</text:p>
          </table:table-cell>
        </table:table-row>
        <table:table-row table:style-name="ro1">
          <table:table-cell office:value-type="string">
            <text:p>MD</text:p>
          </table:table-cell>
          <table:table-cell office:value-type="string">
            <text:p>MEDNAX Inc</text:p>
          </table:table-cell>
        </table:table-row>
        <table:table-row table:style-name="ro1">
          <table:table-cell office:value-type="string">
            <text:p>MDAV</text:p>
          </table:table-cell>
          <table:table-cell office:value-type="string">
            <text:p>Davi Luxury Brand Group, Inc.</text:p>
          </table:table-cell>
        </table:table-row>
        <table:table-row table:style-name="ro1">
          <table:table-cell office:value-type="string">
            <text:p>MDAW</text:p>
          </table:table-cell>
          <table:table-cell office:value-type="string">
            <text:p>Media Way Corp.</text:p>
          </table:table-cell>
        </table:table-row>
        <table:table-row table:style-name="ro1">
          <table:table-cell office:value-type="string">
            <text:p>MDB</text:p>
          </table:table-cell>
          <table:table-cell office:value-type="string">
            <text:p>MongoDB Inc</text:p>
          </table:table-cell>
        </table:table-row>
        <table:table-row table:style-name="ro1">
          <table:table-cell office:value-type="string">
            <text:p>MDBS</text:p>
          </table:table-cell>
          <table:table-cell office:value-type="string">
            <text:p>Master Distribution Systems, Inc.</text:p>
          </table:table-cell>
        </table:table-row>
        <table:table-row table:style-name="ro1">
          <table:table-cell office:value-type="string">
            <text:p>MDC</text:p>
          </table:table-cell>
          <table:table-cell office:value-type="string">
            <text:p>MDC Holdings Inc</text:p>
          </table:table-cell>
        </table:table-row>
        <table:table-row table:style-name="ro1">
          <table:table-cell office:value-type="string">
            <text:p>MDCA</text:p>
          </table:table-cell>
          <table:table-cell office:value-type="string">
            <text:p>MDC Partners Inc</text:p>
          </table:table-cell>
        </table:table-row>
        <table:table-row table:style-name="ro1">
          <table:table-cell office:value-type="string">
            <text:p>MDCN</text:p>
          </table:table-cell>
          <table:table-cell office:value-type="string">
            <text:p>Medican Enterprises Inc</text:p>
          </table:table-cell>
        </table:table-row>
        <table:table-row table:style-name="ro1">
          <table:table-cell office:value-type="string">
            <text:p>MDDT</text:p>
          </table:table-cell>
          <table:table-cell office:value-type="string">
            <text:p>Medico International Inc.</text:p>
          </table:table-cell>
        </table:table-row>
        <table:table-row table:style-name="ro1">
          <table:table-cell office:value-type="string">
            <text:p>MDGC</text:p>
          </table:table-cell>
          <table:table-cell office:value-type="string">
            <text:p>MediaG3, Inc.</text:p>
          </table:table-cell>
        </table:table-row>
        <table:table-row table:style-name="ro1">
          <table:table-cell office:value-type="string">
            <text:p>MDGL</text:p>
          </table:table-cell>
          <table:table-cell office:value-type="string">
            <text:p>Madrigal Pharmaceuticals Inc</text:p>
          </table:table-cell>
        </table:table-row>
        <table:table-row table:style-name="ro1">
          <table:table-cell office:value-type="string">
            <text:p>MDGP</text:p>
          </table:table-cell>
          <table:table-cell office:value-type="string">
            <text:p>MedGroup, Inc.</text:p>
          </table:table-cell>
        </table:table-row>
        <table:table-row table:style-name="ro1">
          <table:table-cell office:value-type="string">
            <text:p>MDGS</text:p>
          </table:table-cell>
          <table:table-cell office:value-type="string">
            <text:p>Medigus Ltd</text:p>
          </table:table-cell>
        </table:table-row>
        <table:table-row table:style-name="ro1">
          <table:table-cell office:value-type="string">
            <text:p>MDIA</text:p>
          </table:table-cell>
          <table:table-cell office:value-type="string">
            <text:p>Mediaco Holding Inc</text:p>
          </table:table-cell>
        </table:table-row>
        <table:table-row table:style-name="ro1">
          <table:table-cell office:value-type="string">
            <text:p>MDIT</text:p>
          </table:table-cell>
          <table:table-cell office:value-type="string">
            <text:p>Medite Cancer Diagnostics, Inc.</text:p>
          </table:table-cell>
        </table:table-row>
        <table:table-row table:style-name="ro1">
          <table:table-cell office:value-type="string">
            <text:p>MDJH</text:p>
          </table:table-cell>
          <table:table-cell office:value-type="string">
            <text:p>MDJM Ltd</text:p>
          </table:table-cell>
        </table:table-row>
        <table:table-row table:style-name="ro1">
          <table:table-cell office:value-type="string">
            <text:p>MDKM</text:p>
          </table:table-cell>
          <table:table-cell office:value-type="string">
            <text:p>MDECHEM, Inc.</text:p>
          </table:table-cell>
        </table:table-row>
        <table:table-row table:style-name="ro1">
          <table:table-cell office:value-type="string">
            <text:p>MDLA</text:p>
          </table:table-cell>
          <table:table-cell office:value-type="string">
            <text:p>Medallia Inc</text:p>
          </table:table-cell>
        </table:table-row>
        <table:table-row table:style-name="ro1">
          <table:table-cell office:value-type="string">
            <text:p>MDLX</text:p>
          </table:table-cell>
          <table:table-cell office:value-type="string">
            <text:p>Medley LLC</text:p>
          </table:table-cell>
        </table:table-row>
        <table:table-row table:style-name="ro1">
          <table:table-cell office:value-type="string">
            <text:p>MDLY</text:p>
          </table:table-cell>
          <table:table-cell office:value-type="string">
            <text:p>Medley Management Inc</text:p>
          </table:table-cell>
        </table:table-row>
        <table:table-row table:style-name="ro1">
          <table:table-cell office:value-type="string">
            <text:p>MDLZ</text:p>
          </table:table-cell>
          <table:table-cell office:value-type="string">
            <text:p>Mondelez International Inc</text:p>
          </table:table-cell>
        </table:table-row>
        <table:table-row table:style-name="ro1">
          <table:table-cell office:value-type="string">
            <text:p>MDMN</text:p>
          </table:table-cell>
          <table:table-cell office:value-type="string">
            <text:p>Medinah Minerals, Inc.</text:p>
          </table:table-cell>
        </table:table-row>
        <table:table-row table:style-name="ro1">
          <table:table-cell office:value-type="string">
            <text:p>MDMP</text:p>
          </table:table-cell>
          <table:table-cell office:value-type="string">
            <text:p>MDM Permian, Inc.</text:p>
          </table:table-cell>
        </table:table-row>
        <table:table-row table:style-name="ro1">
          <table:table-cell office:value-type="string">
            <text:p>MDNL</text:p>
          </table:table-cell>
          <table:table-cell office:value-type="string">
            <text:p>Maiden Lane Jewelry, Ltd.</text:p>
          </table:table-cell>
        </table:table-row>
        <table:table-row table:style-name="ro1">
          <table:table-cell office:value-type="string">
            <text:p>MDP</text:p>
          </table:table-cell>
          <table:table-cell office:value-type="string">
            <text:p>Meredith Corp</text:p>
          </table:table-cell>
        </table:table-row>
        <table:table-row table:style-name="ro1">
          <table:table-cell office:value-type="string">
            <text:p>MDRIQ</text:p>
          </table:table-cell>
          <table:table-cell office:value-type="string">
            <text:p>McDermott International, Inc.</text:p>
          </table:table-cell>
        </table:table-row>
        <table:table-row table:style-name="ro1">
          <table:table-cell office:value-type="string">
            <text:p>MDRR</text:p>
          </table:table-cell>
          <table:table-cell office:value-type="string">
            <text:p>Medalist Diversified REIT Inc</text:p>
          </table:table-cell>
        </table:table-row>
        <table:table-row table:style-name="ro1">
          <table:table-cell office:value-type="string">
            <text:p>MDRRP</text:p>
          </table:table-cell>
          <table:table-cell office:value-type="string">
            <text:p>Medalist Diversified REIT Inc</text:p>
          </table:table-cell>
        </table:table-row>
        <table:table-row table:style-name="ro1">
          <table:table-cell office:value-type="string">
            <text:p>MDRX</text:p>
          </table:table-cell>
          <table:table-cell office:value-type="string">
            <text:p>Allscripts Healthcare Solutions Inc</text:p>
          </table:table-cell>
        </table:table-row>
        <table:table-row table:style-name="ro1">
          <table:table-cell office:value-type="string">
            <text:p>MDT</text:p>
          </table:table-cell>
          <table:table-cell office:value-type="string">
            <text:p>Medtronic PLC</text:p>
          </table:table-cell>
        </table:table-row>
        <table:table-row table:style-name="ro1">
          <table:table-cell office:value-type="string">
            <text:p>MDTC</text:p>
          </table:table-cell>
          <table:table-cell office:value-type="string">
            <text:p>Media Technologies Inc.</text:p>
          </table:table-cell>
        </table:table-row>
        <table:table-row table:style-name="ro1">
          <table:table-cell office:value-type="string">
            <text:p>MDTR</text:p>
          </table:table-cell>
          <table:table-cell office:value-type="string">
            <text:p>Medtainer, Inc.</text:p>
          </table:table-cell>
        </table:table-row>
        <table:table-row table:style-name="ro1">
          <table:table-cell office:value-type="string">
            <text:p>MDU</text:p>
          </table:table-cell>
          <table:table-cell office:value-type="string">
            <text:p>MDU Resources Group Inc</text:p>
          </table:table-cell>
        </table:table-row>
        <table:table-row table:style-name="ro1">
          <table:table-cell office:value-type="string">
            <text:p>MDVT</text:p>
          </table:table-cell>
          <table:table-cell office:value-type="string">
            <text:p>Middlebury National Corp.</text:p>
          </table:table-cell>
        </table:table-row>
        <table:table-row table:style-name="ro1">
          <table:table-cell office:value-type="string">
            <text:p>MDWD</text:p>
          </table:table-cell>
          <table:table-cell office:value-type="string">
            <text:p>MediWound Ltd</text:p>
          </table:table-cell>
        </table:table-row>
        <table:table-row table:style-name="ro1">
          <table:table-cell office:value-type="string">
            <text:p>MDWK</text:p>
          </table:table-cell>
          <table:table-cell office:value-type="string">
            <text:p>MDWerks, Inc.</text:p>
          </table:table-cell>
        </table:table-row>
        <table:table-row table:style-name="ro1">
          <table:table-cell office:value-type="string">
            <text:p>MDWT</text:p>
          </table:table-cell>
          <table:table-cell office:value-type="string">
            <text:p>Midwest Holding Inc.</text:p>
          </table:table-cell>
        </table:table-row>
        <table:table-row table:style-name="ro1">
          <table:table-cell office:value-type="string">
            <text:p>MDXG</text:p>
          </table:table-cell>
          <table:table-cell office:value-type="string">
            <text:p>MiMedx Group, Inc.</text:p>
          </table:table-cell>
        </table:table-row>
        <table:table-row table:style-name="ro1">
          <table:table-cell office:value-type="string">
            <text:p>MDXX</text:p>
          </table:table-cell>
          <table:table-cell office:value-type="string">
            <text:p>Medex, Inc.</text:p>
          </table:table-cell>
        </table:table-row>
        <table:table-row table:style-name="ro1">
          <table:table-cell office:value-type="string">
            <text:p>MEC</text:p>
          </table:table-cell>
          <table:table-cell office:value-type="string">
            <text:p>Mayville Engineering Co Inc</text:p>
          </table:table-cell>
        </table:table-row>
        <table:table-row table:style-name="ro1">
          <table:table-cell office:value-type="string">
            <text:p>MED</text:p>
          </table:table-cell>
          <table:table-cell office:value-type="string">
            <text:p>Medifast Inc</text:p>
          </table:table-cell>
        </table:table-row>
        <table:table-row table:style-name="ro1">
          <table:table-cell office:value-type="string">
            <text:p>MEDD</text:p>
          </table:table-cell>
          <table:table-cell office:value-type="string">
            <text:p>Medical Imaging Corp.</text:p>
          </table:table-cell>
        </table:table-row>
        <table:table-row table:style-name="ro1">
          <table:table-cell office:value-type="string">
            <text:p>MEDH</text:p>
          </table:table-cell>
          <table:table-cell office:value-type="string">
            <text:p>MedX Holdings, Inc.</text:p>
          </table:table-cell>
        </table:table-row>
        <table:table-row table:style-name="ro1">
          <table:table-cell office:value-type="string">
            <text:p>MEDP</text:p>
          </table:table-cell>
          <table:table-cell office:value-type="string">
            <text:p>Medpace Holdings Inc</text:p>
          </table:table-cell>
        </table:table-row>
        <table:table-row table:style-name="ro1">
          <table:table-cell office:value-type="string">
            <text:p>MEDS</text:p>
          </table:table-cell>
          <table:table-cell office:value-type="string">
            <text:p>Trxade Group Inc</text:p>
          </table:table-cell>
        </table:table-row>
        <table:table-row table:style-name="ro1">
          <table:table-cell office:value-type="string">
            <text:p>MEDT</text:p>
          </table:table-cell>
          <table:table-cell office:value-type="string">
            <text:p>MediaTechnics Corp.</text:p>
          </table:table-cell>
        </table:table-row>
        <table:table-row table:style-name="ro1">
          <table:table-cell office:value-type="string">
            <text:p>MEEC</text:p>
          </table:table-cell>
          <table:table-cell office:value-type="string">
            <text:p>Midwest Energy Emissions Corp.</text:p>
          </table:table-cell>
        </table:table-row>
        <table:table-row table:style-name="ro1">
          <table:table-cell office:value-type="string">
            <text:p>MEET</text:p>
          </table:table-cell>
          <table:table-cell office:value-type="string">
            <text:p>Meet Group Inc-The</text:p>
          </table:table-cell>
        </table:table-row>
        <table:table-row table:style-name="ro1">
          <table:table-cell office:value-type="string">
            <text:p>MEGH</text:p>
          </table:table-cell>
          <table:table-cell office:value-type="string">
            <text:p>Megalith Corp.</text:p>
          </table:table-cell>
        </table:table-row>
        <table:table-row table:style-name="ro1">
          <table:table-cell office:value-type="string">
            <text:p>MEI</text:p>
          </table:table-cell>
          <table:table-cell office:value-type="string">
            <text:p>Methode Electronics Inc</text:p>
          </table:table-cell>
        </table:table-row>
        <table:table-row table:style-name="ro1">
          <table:table-cell office:value-type="string">
            <text:p>MEIL</text:p>
          </table:table-cell>
          <table:table-cell office:value-type="string">
            <text:p>Methes Energies International Ltd</text:p>
          </table:table-cell>
        </table:table-row>
        <table:table-row table:style-name="ro1">
          <table:table-cell office:value-type="string">
            <text:p>MEIP</text:p>
          </table:table-cell>
          <table:table-cell office:value-type="string">
            <text:p>MEI Pharma Inc</text:p>
          </table:table-cell>
        </table:table-row>
        <table:table-row table:style-name="ro1">
          <table:table-cell office:value-type="string">
            <text:p>MELI</text:p>
          </table:table-cell>
          <table:table-cell office:value-type="string">
            <text:p>MercadoLibre Inc</text:p>
          </table:table-cell>
        </table:table-row>
        <table:table-row table:style-name="ro1">
          <table:table-cell office:value-type="string">
            <text:p>MELR</text:p>
          </table:table-cell>
          <table:table-cell office:value-type="string">
            <text:p>Melrose Bancorp, Inc.</text:p>
          </table:table-cell>
        </table:table-row>
        <table:table-row table:style-name="ro1">
          <table:table-cell office:value-type="string">
            <text:p>MELR</text:p>
          </table:table-cell>
          <table:table-cell office:value-type="string">
            <text:p>Melrose Bancorp Inc</text:p>
          </table:table-cell>
        </table:table-row>
        <table:table-row table:style-name="ro1">
          <table:table-cell office:value-type="string">
            <text:p>MEME</text:p>
          </table:table-cell>
          <table:table-cell office:value-type="string">
            <text:p>MeeMee Media Inc.</text:p>
          </table:table-cell>
        </table:table-row>
        <table:table-row table:style-name="ro1">
          <table:table-cell office:value-type="string">
            <text:p>MEN</text:p>
          </table:table-cell>
          <table:table-cell office:value-type="string">
            <text:p>BlackRock MuniEnhanced Fund Inc</text:p>
          </table:table-cell>
        </table:table-row>
        <table:table-row table:style-name="ro1">
          <table:table-cell office:value-type="string">
            <text:p>MENB</text:p>
          </table:table-cell>
          <table:table-cell office:value-type="string">
            <text:p>Mendocino Brewing Co., Inc.</text:p>
          </table:table-cell>
        </table:table-row>
        <table:table-row table:style-name="ro1">
          <table:table-cell office:value-type="string">
            <text:p>MENC</text:p>
          </table:table-cell>
          <table:table-cell office:value-type="string">
            <text:p>Millennium Energy Corp</text:p>
          </table:table-cell>
        </table:table-row>
        <table:table-row table:style-name="ro1">
          <table:table-cell office:value-type="string">
            <text:p>MENI</text:p>
          </table:table-cell>
          <table:table-cell office:value-type="string">
            <text:p>Mobilized Entertainment, Inc.</text:p>
          </table:table-cell>
        </table:table-row>
        <table:table-row table:style-name="ro1">
          <table:table-cell office:value-type="string">
            <text:p>MEOH</text:p>
          </table:table-cell>
          <table:table-cell office:value-type="string">
            <text:p>Methanex Corp</text:p>
          </table:table-cell>
        </table:table-row>
        <table:table-row table:style-name="ro1">
          <table:table-cell office:value-type="string">
            <text:p>MERC</text:p>
          </table:table-cell>
          <table:table-cell office:value-type="string">
            <text:p>Mercer International Inc</text:p>
          </table:table-cell>
        </table:table-row>
        <table:table-row table:style-name="ro1">
          <table:table-cell office:value-type="string">
            <text:p>MER-K</text:p>
          </table:table-cell>
          <table:table-cell office:value-type="string">
            <text:p>Bank of America Corp</text:p>
          </table:table-cell>
        </table:table-row>
        <table:table-row table:style-name="ro1">
          <table:table-cell office:value-type="string">
            <text:p>MERR</text:p>
          </table:table-cell>
          <table:table-cell office:value-type="string">
            <text:p>Merriman Holdings, Inc.</text:p>
          </table:table-cell>
        </table:table-row>
        <table:table-row table:style-name="ro1">
          <table:table-cell office:value-type="string">
            <text:p>MERT</text:p>
          </table:table-cell>
          <table:table-cell office:value-type="string">
            <text:p>Metropolitan Royalty Corp.</text:p>
          </table:table-cell>
        </table:table-row>
        <table:table-row table:style-name="ro1">
          <table:table-cell office:value-type="string">
            <text:p>MESA</text:p>
          </table:table-cell>
          <table:table-cell office:value-type="string">
            <text:p>Mesa Air Group Inc</text:p>
          </table:table-cell>
        </table:table-row>
        <table:table-row table:style-name="ro1">
          <table:table-cell office:value-type="string">
            <text:p>MESO</text:p>
          </table:table-cell>
          <table:table-cell office:value-type="string">
            <text:p>Mesoblast Ltd</text:p>
          </table:table-cell>
        </table:table-row>
        <table:table-row table:style-name="ro1">
          <table:table-cell office:value-type="string">
            <text:p>MET</text:p>
          </table:table-cell>
          <table:table-cell office:value-type="string">
            <text:p>MetLife Inc</text:p>
          </table:table-cell>
        </table:table-row>
        <table:table-row table:style-name="ro1">
          <table:table-cell office:value-type="string">
            <text:p>MET-A</text:p>
          </table:table-cell>
          <table:table-cell office:value-type="string">
            <text:p>MetLife Inc</text:p>
          </table:table-cell>
        </table:table-row>
        <table:table-row table:style-name="ro1">
          <table:table-cell office:value-type="string">
            <text:p>METC</text:p>
          </table:table-cell>
          <table:table-cell office:value-type="string">
            <text:p>Ramaco Resources Inc</text:p>
          </table:table-cell>
        </table:table-row>
        <table:table-row table:style-name="ro1">
          <table:table-cell office:value-type="string">
            <text:p>MET-E</text:p>
          </table:table-cell>
          <table:table-cell office:value-type="string">
            <text:p>MetLife Inc</text:p>
          </table:table-cell>
        </table:table-row>
        <table:table-row table:style-name="ro1">
          <table:table-cell office:value-type="string">
            <text:p>MET-F</text:p>
          </table:table-cell>
          <table:table-cell office:value-type="string">
            <text:p>MetLife Inc</text:p>
          </table:table-cell>
        </table:table-row>
        <table:table-row table:style-name="ro1">
          <table:table-cell office:value-type="string">
            <text:p>METX</text:p>
          </table:table-cell>
          <table:table-cell office:value-type="string">
            <text:p>Meten EdtechX Education Group Ltd</text:p>
          </table:table-cell>
        </table:table-row>
        <table:table-row table:style-name="ro1">
          <table:table-cell office:value-type="string">
            <text:p>MFA</text:p>
          </table:table-cell>
          <table:table-cell office:value-type="string">
            <text:p>MFA Financial Inc</text:p>
          </table:table-cell>
        </table:table-row>
        <table:table-row table:style-name="ro1">
          <table:table-cell office:value-type="string">
            <text:p>MFA-B</text:p>
          </table:table-cell>
          <table:table-cell office:value-type="string">
            <text:p>MFA Financial Inc</text:p>
          </table:table-cell>
        </table:table-row>
        <table:table-row table:style-name="ro1">
          <table:table-cell office:value-type="string">
            <text:p>MFAC</text:p>
          </table:table-cell>
          <table:table-cell office:value-type="string">
            <text:p>Megalith Financial Acquisition Corp</text:p>
          </table:table-cell>
        </table:table-row>
        <table:table-row table:style-name="ro1">
          <table:table-cell office:value-type="string">
            <text:p>MFBP</text:p>
          </table:table-cell>
          <table:table-cell office:value-type="string">
            <text:p>M&amp;F Bancorp, Inc.</text:p>
          </table:table-cell>
        </table:table-row>
        <table:table-row table:style-name="ro1">
          <table:table-cell office:value-type="string">
            <text:p>MFC</text:p>
          </table:table-cell>
          <table:table-cell office:value-type="string">
            <text:p>Manulife Financial Corp</text:p>
          </table:table-cell>
        </table:table-row>
        <table:table-row table:style-name="ro1">
          <table:table-cell office:value-type="string">
            <text:p>MFCO</text:p>
          </table:table-cell>
          <table:table-cell office:value-type="string">
            <text:p>Microwave Filter Co., Inc.</text:p>
          </table:table-cell>
        </table:table-row>
        <table:table-row table:style-name="ro1">
          <table:table-cell office:value-type="string">
            <text:p>MFD</text:p>
          </table:table-cell>
          <table:table-cell office:value-type="string">
            <text:p>Macquarie-First Trust Global Infrastructure-Utilities Dividend &amp; Income Fund</text:p>
          </table:table-cell>
        </table:table-row>
        <table:table-row table:style-name="ro1">
          <table:table-cell office:value-type="string">
            <text:p>MFG</text:p>
          </table:table-cell>
          <table:table-cell office:value-type="string">
            <text:p>Mizuho Financial Group Inc</text:p>
          </table:table-cell>
        </table:table-row>
        <table:table-row table:style-name="ro1">
          <table:table-cell office:value-type="string">
            <text:p>MFGI</text:p>
          </table:table-cell>
          <table:table-cell office:value-type="string">
            <text:p>Merchants Financial Group, Inc.</text:p>
          </table:table-cell>
        </table:table-row>
        <table:table-row table:style-name="ro1">
          <table:table-cell office:value-type="string">
            <text:p>MFGP</text:p>
          </table:table-cell>
          <table:table-cell office:value-type="string">
            <text:p>Micro Focus International PLC</text:p>
          </table:table-cell>
        </table:table-row>
        <table:table-row table:style-name="ro1">
          <table:table-cell office:value-type="string">
            <text:p>MFH</text:p>
          </table:table-cell>
          <table:table-cell office:value-type="string">
            <text:p>JMU Ltd</text:p>
          </table:table-cell>
        </table:table-row>
        <table:table-row table:style-name="ro1">
          <table:table-cell office:value-type="string">
            <text:p>MFIN</text:p>
          </table:table-cell>
          <table:table-cell office:value-type="string">
            <text:p>Medallion Financial Corp</text:p>
          </table:table-cell>
        </table:table-row>
        <table:table-row table:style-name="ro1">
          <table:table-cell office:value-type="string">
            <text:p>MFINL</text:p>
          </table:table-cell>
          <table:table-cell office:value-type="string">
            <text:p>Medallion Financial Corp</text:p>
          </table:table-cell>
        </table:table-row>
        <table:table-row table:style-name="ro1">
          <table:table-cell office:value-type="string">
            <text:p>MFL</text:p>
          </table:table-cell>
          <table:table-cell office:value-type="string">
            <text:p>BlackRock MuniHoldings Investment Quality Fund</text:p>
          </table:table-cell>
        </table:table-row>
        <table:table-row table:style-name="ro1">
          <table:table-cell office:value-type="string">
            <text:p>MFM</text:p>
          </table:table-cell>
          <table:table-cell office:value-type="string">
            <text:p>MFS Municipal Income Trust</text:p>
          </table:table-cell>
        </table:table-row>
        <table:table-row table:style-name="ro1">
          <table:table-cell office:value-type="string">
            <text:p>MFNC</text:p>
          </table:table-cell>
          <table:table-cell office:value-type="string">
            <text:p>Mackinac Financial Corp</text:p>
          </table:table-cell>
        </table:table-row>
        <table:table-row table:style-name="ro1">
          <table:table-cell office:value-type="string">
            <text:p>MFO</text:p>
          </table:table-cell>
          <table:table-cell office:value-type="string">
            <text:p>MFA Financial Inc</text:p>
          </table:table-cell>
        </table:table-row>
        <table:table-row table:style-name="ro1">
          <table:table-cell office:value-type="string">
            <text:p>MFON</text:p>
          </table:table-cell>
          <table:table-cell office:value-type="string">
            <text:p>Mobivity Holdings Corp.</text:p>
          </table:table-cell>
        </table:table-row>
        <table:table-row table:style-name="ro1">
          <table:table-cell office:value-type="string">
            <text:p>MFST</text:p>
          </table:table-cell>
          <table:table-cell office:value-type="string">
            <text:p>Medifirst Solutions Inc.</text:p>
          </table:table-cell>
        </table:table-row>
        <table:table-row table:style-name="ro1">
          <table:table-cell office:value-type="string">
            <text:p>MFT</text:p>
          </table:table-cell>
          <table:table-cell office:value-type="string">
            <text:p>BlackRock MuniYield Investment Quality Fund</text:p>
          </table:table-cell>
        </table:table-row>
        <table:table-row table:style-name="ro1">
          <table:table-cell office:value-type="string">
            <text:p>MFV</text:p>
          </table:table-cell>
          <table:table-cell office:value-type="string">
            <text:p>MFS Special Value Trust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istras Group Inc</text:p>
          </table:table-cell>
        </table:table-row>
        <table:table-row table:style-name="ro1">
          <table:table-cell office:value-type="string">
            <text:p>MGA</text:p>
          </table:table-cell>
          <table:table-cell office:value-type="string">
            <text:p>Magna International Inc</text:p>
          </table:table-cell>
        </table:table-row>
        <table:table-row table:style-name="ro1">
          <table:table-cell office:value-type="string">
            <text:p>MGAG</text:p>
          </table:table-cell>
          <table:table-cell office:value-type="string">
            <text:p>Mortgage Oil Corp.</text:p>
          </table:table-cell>
        </table:table-row>
        <table:table-row table:style-name="ro1">
          <table:table-cell office:value-type="string">
            <text:p>MGCV</text:p>
          </table:table-cell>
          <table:table-cell office:value-type="string">
            <text:p>MGC Ventures Inc.</text:p>
          </table:table-cell>
        </table:table-row>
        <table:table-row table:style-name="ro1">
          <table:table-cell office:value-type="string">
            <text:p>MGEE</text:p>
          </table:table-cell>
          <table:table-cell office:value-type="string">
            <text:p>MGE Energy Inc</text:p>
          </table:table-cell>
        </table:table-row>
        <table:table-row table:style-name="ro1">
          <table:table-cell office:value-type="string">
            <text:p>MGEN</text:p>
          </table:table-cell>
          <table:table-cell office:value-type="string">
            <text:p>Miragen Therapeutics Inc</text:p>
          </table:table-cell>
        </table:table-row>
        <table:table-row table:style-name="ro1">
          <table:table-cell office:value-type="string">
            <text:p>MGF</text:p>
          </table:table-cell>
          <table:table-cell office:value-type="string">
            <text:p>MFS Government Markets Income Trust</text:p>
          </table:table-cell>
        </table:table-row>
        <table:table-row table:style-name="ro1">
          <table:table-cell office:value-type="string">
            <text:p>MGFX</text:p>
          </table:table-cell>
          <table:table-cell office:value-type="string">
            <text:p>Monarch Gulf Exploration, Inc.</text:p>
          </table:table-cell>
        </table:table-row>
        <table:table-row table:style-name="ro1">
          <table:table-cell office:value-type="string">
            <text:p>MGHL</text:p>
          </table:table-cell>
          <table:table-cell office:value-type="string">
            <text:p>Morgan Group Holding Co.</text:p>
          </table:table-cell>
        </table:table-row>
        <table:table-row table:style-name="ro1">
          <table:table-cell office:value-type="string">
            <text:p>MGI</text:p>
          </table:table-cell>
          <table:table-cell office:value-type="string">
            <text:p>MoneyGram International Inc</text:p>
          </table:table-cell>
        </table:table-row>
        <table:table-row table:style-name="ro1">
          <table:table-cell office:value-type="string">
            <text:p>MGIC</text:p>
          </table:table-cell>
          <table:table-cell office:value-type="string">
            <text:p>Magic Software Enterprises Ltd</text:p>
          </table:table-cell>
        </table:table-row>
        <table:table-row table:style-name="ro1">
          <table:table-cell office:value-type="string">
            <text:p>MGLI</text:p>
          </table:table-cell>
          <table:table-cell office:value-type="string">
            <text:p>Magellan Industries, Inc.</text:p>
          </table:table-cell>
        </table:table-row>
        <table:table-row table:style-name="ro1">
          <table:table-cell office:value-type="string">
            <text:p>MGLN</text:p>
          </table:table-cell>
          <table:table-cell office:value-type="string">
            <text:p>Magellan Health Inc</text:p>
          </table:table-cell>
        </table:table-row>
        <table:table-row table:style-name="ro1">
          <table:table-cell office:value-type="string">
            <text:p>MGM</text:p>
          </table:table-cell>
          <table:table-cell office:value-type="string">
            <text:p>MGM Resorts International</text:p>
          </table:table-cell>
        </table:table-row>
        <table:table-row table:style-name="ro1">
          <table:table-cell office:value-type="string">
            <text:p>MGMA</text:p>
          </table:table-cell>
          <table:table-cell office:value-type="string">
            <text:p>Metro Global Media, Inc.</text:p>
          </table:table-cell>
        </table:table-row>
        <table:table-row table:style-name="ro1">
          <table:table-cell office:value-type="string">
            <text:p>MGMCA</text:p>
          </table:table-cell>
          <table:table-cell office:value-type="string">
            <text:p>MGM Holdings, Inc.</text:p>
          </table:table-cell>
        </table:table-row>
        <table:table-row table:style-name="ro1">
          <table:table-cell office:value-type="string">
            <text:p>MGNI</text:p>
          </table:table-cell>
          <table:table-cell office:value-type="string">
            <text:p>Magnite Inc</text:p>
          </table:table-cell>
        </table:table-row>
        <table:table-row table:style-name="ro1">
          <table:table-cell office:value-type="string">
            <text:p>MGNI</text:p>
          </table:table-cell>
          <table:table-cell office:value-type="string">
            <text:p>Magnite, Inc.</text:p>
          </table:table-cell>
        </table:table-row>
        <table:table-row table:style-name="ro1">
          <table:table-cell office:value-type="string">
            <text:p>MGNT</text:p>
          </table:table-cell>
          <table:table-cell office:value-type="string">
            <text:p>Meganet Corp</text:p>
          </table:table-cell>
        </table:table-row>
        <table:table-row table:style-name="ro1">
          <table:table-cell office:value-type="string">
            <text:p>MGNX</text:p>
          </table:table-cell>
          <table:table-cell office:value-type="string">
            <text:p>MacroGenics Inc</text:p>
          </table:table-cell>
        </table:table-row>
        <table:table-row table:style-name="ro1">
          <table:table-cell office:value-type="string">
            <text:p>MGP</text:p>
          </table:table-cell>
          <table:table-cell office:value-type="string">
            <text:p>MGM Growth Properties LLC</text:p>
          </table:table-cell>
        </table:table-row>
        <table:table-row table:style-name="ro1">
          <table:table-cell office:value-type="string">
            <text:p>MGPC</text:p>
          </table:table-cell>
          <table:table-cell office:value-type="string">
            <text:p>Moregain Pictures, Inc.</text:p>
          </table:table-cell>
        </table:table-row>
        <table:table-row table:style-name="ro1">
          <table:table-cell office:value-type="string">
            <text:p>MGPI</text:p>
          </table:table-cell>
          <table:table-cell office:value-type="string">
            <text:p>MGP Ingredients Inc</text:p>
          </table:table-cell>
        </table:table-row>
        <table:table-row table:style-name="ro1">
          <table:table-cell office:value-type="string">
            <text:p>MGR</text:p>
          </table:table-cell>
          <table:table-cell office:value-type="string">
            <text:p>Affiliated Managers Group Inc</text:p>
          </table:table-cell>
        </table:table-row>
        <table:table-row table:style-name="ro1">
          <table:table-cell office:value-type="string">
            <text:p>MGRC</text:p>
          </table:table-cell>
          <table:table-cell office:value-type="string">
            <text:p>McGrath RentCorp</text:p>
          </table:table-cell>
        </table:table-row>
        <table:table-row table:style-name="ro1">
          <table:table-cell office:value-type="string">
            <text:p>MGTA</text:p>
          </table:table-cell>
          <table:table-cell office:value-type="string">
            <text:p>Magenta Therapeutics Inc</text:p>
          </table:table-cell>
        </table:table-row>
        <table:table-row table:style-name="ro1">
          <table:table-cell office:value-type="string">
            <text:p>MGTC</text:p>
          </table:table-cell>
          <table:table-cell office:value-type="string">
            <text:p>Megatech Corp.</text:p>
          </table:table-cell>
        </table:table-row>
        <table:table-row table:style-name="ro1">
          <table:table-cell office:value-type="string">
            <text:p>MGTI</text:p>
          </table:table-cell>
          <table:table-cell office:value-type="string">
            <text:p>MGT Capital Investments, Inc.</text:p>
          </table:table-cell>
        </table:table-row>
        <table:table-row table:style-name="ro1">
          <table:table-cell office:value-type="string">
            <text:p>MGTX</text:p>
          </table:table-cell>
          <table:table-cell office:value-type="string">
            <text:p>MeiraGTx Holdings plc</text:p>
          </table:table-cell>
        </table:table-row>
        <table:table-row table:style-name="ro1">
          <table:table-cell office:value-type="string">
            <text:p>MGU</text:p>
          </table:table-cell>
          <table:table-cell office:value-type="string">
            <text:p>Macquarie Global Infrastructure Total Return Fund Inc</text:p>
          </table:table-cell>
        </table:table-row>
        <table:table-row table:style-name="ro1">
          <table:table-cell office:value-type="string">
            <text:p>MGUY</text:p>
          </table:table-cell>
          <table:table-cell office:value-type="string">
            <text:p>Mogul Energy International, Inc.</text:p>
          </table:table-cell>
        </table:table-row>
        <table:table-row table:style-name="ro1">
          <table:table-cell office:value-type="string">
            <text:p>MGY</text:p>
          </table:table-cell>
          <table:table-cell office:value-type="string">
            <text:p>Magnolia Oil &amp; Gas Corp</text:p>
          </table:table-cell>
        </table:table-row>
        <table:table-row table:style-name="ro1">
          <table:table-cell office:value-type="string">
            <text:p>MGYR</text:p>
          </table:table-cell>
          <table:table-cell office:value-type="string">
            <text:p>Magyar Bancorp Inc</text:p>
          </table:table-cell>
        </table:table-row>
        <table:table-row table:style-name="ro1">
          <table:table-cell office:value-type="string">
            <text:p>MH-A</text:p>
          </table:table-cell>
          <table:table-cell office:value-type="string">
            <text:p>Maiden Holdings Ltd</text:p>
          </table:table-cell>
        </table:table-row>
        <table:table-row table:style-name="ro1">
          <table:table-cell office:value-type="string">
            <text:p>MH-C</text:p>
          </table:table-cell>
          <table:table-cell office:value-type="string">
            <text:p>Maiden Holdings Ltd</text:p>
          </table:table-cell>
        </table:table-row>
        <table:table-row table:style-name="ro1">
          <table:table-cell office:value-type="string">
            <text:p>MHCC</text:p>
          </table:table-cell>
          <table:table-cell office:value-type="string">
            <text:p>Millennium Healthcare, Inc.</text:p>
          </table:table-cell>
        </table:table-row>
        <table:table-row table:style-name="ro1">
          <table:table-cell office:value-type="string">
            <text:p>MHD</text:p>
          </table:table-cell>
          <table:table-cell office:value-type="string">
            <text:p>BlackRock MuniHoldings Fund Inc</text:p>
          </table:table-cell>
        </table:table-row>
        <table:table-row table:style-name="ro1">
          <table:table-cell office:value-type="string">
            <text:p>MH-D</text:p>
          </table:table-cell>
          <table:table-cell office:value-type="string">
            <text:p>Maiden Holdings Ltd</text:p>
          </table:table-cell>
        </table:table-row>
        <table:table-row table:style-name="ro1">
          <table:table-cell office:value-type="string">
            <text:p>MHE</text:p>
          </table:table-cell>
          <table:table-cell office:value-type="string">
            <text:p>BlackRock Massachusetts Tax-Exempt Trust</text:p>
          </table:table-cell>
        </table:table-row>
        <table:table-row table:style-name="ro1">
          <table:table-cell office:value-type="string">
            <text:p>MHF</text:p>
          </table:table-cell>
          <table:table-cell office:value-type="string">
            <text:p>Western Asset Municipal High Income Fund Inc</text:p>
          </table:table-cell>
        </table:table-row>
        <table:table-row table:style-name="ro1">
          <table:table-cell office:value-type="string">
            <text:p>MHGI</text:p>
          </table:table-cell>
          <table:table-cell office:value-type="string">
            <text:p>Midnight Holdings Group, Inc.</text:p>
          </table:table-cell>
        </table:table-row>
        <table:table-row table:style-name="ro1">
          <table:table-cell office:value-type="string">
            <text:p>MHGU</text:p>
          </table:table-cell>
          <table:table-cell office:value-type="string">
            <text:p>Meritage Hospitality Group, Inc.</text:p>
          </table:table-cell>
        </table:table-row>
        <table:table-row table:style-name="ro1">
          <table:table-cell office:value-type="string">
            <text:p>MHH</text:p>
          </table:table-cell>
          <table:table-cell office:value-type="string">
            <text:p>Mastech Digital Inc</text:p>
          </table:table-cell>
        </table:table-row>
        <table:table-row table:style-name="ro1">
          <table:table-cell office:value-type="string">
            <text:p>MHHC</text:p>
          </table:table-cell>
          <table:table-cell office:value-type="string">
            <text:p>MHHC Enterprises Inc.</text:p>
          </table:table-cell>
        </table:table-row>
        <table:table-row table:style-name="ro1">
          <table:table-cell office:value-type="string">
            <text:p>MHI</text:p>
          </table:table-cell>
          <table:table-cell office:value-type="string">
            <text:p>Pioneer Municipal High Income Trust</text:p>
          </table:table-cell>
        </table:table-row>
        <table:table-row table:style-name="ro1">
          <table:table-cell office:value-type="string">
            <text:p>MHK</text:p>
          </table:table-cell>
          <table:table-cell office:value-type="string">
            <text:p>Mohawk Industries Inc</text:p>
          </table:table-cell>
        </table:table-row>
        <table:table-row table:style-name="ro1">
          <table:table-cell office:value-type="string">
            <text:p>MHLD</text:p>
          </table:table-cell>
          <table:table-cell office:value-type="string">
            <text:p>Maiden Holdings Ltd</text:p>
          </table:table-cell>
        </table:table-row>
        <table:table-row table:style-name="ro1">
          <table:table-cell office:value-type="string">
            <text:p>MHLD</text:p>
          </table:table-cell>
          <table:table-cell office:value-type="string">
            <text:p>Maiden Holdings Ltd</text:p>
          </table:table-cell>
        </table:table-row>
        <table:table-row table:style-name="ro1">
          <table:table-cell office:value-type="string">
            <text:p>MHN</text:p>
          </table:table-cell>
          <table:table-cell office:value-type="string">
            <text:p>BlackRock MuniHoldings New York Quality Fund Inc</text:p>
          </table:table-cell>
        </table:table-row>
        <table:table-row table:style-name="ro1">
          <table:table-cell office:value-type="string">
            <text:p>MHNC</text:p>
          </table:table-cell>
          <table:table-cell office:value-type="string">
            <text:p>Maiden Holdings North America Ltd</text:p>
          </table:table-cell>
        </table:table-row>
        <table:table-row table:style-name="ro1">
          <table:table-cell office:value-type="string">
            <text:p>MHO</text:p>
          </table:table-cell>
          <table:table-cell office:value-type="string">
            <text:p>M-I Homes Inc</text:p>
          </table:table-cell>
        </table:table-row>
        <table:table-row table:style-name="ro1">
          <table:table-cell office:value-type="string">
            <text:p>MHPC</text:p>
          </table:table-cell>
          <table:table-cell office:value-type="string">
            <text:p>Manufactured Housing Properties Inc.</text:p>
          </table:table-cell>
        </table:table-row>
        <table:table-row table:style-name="ro1">
          <table:table-cell office:value-type="string">
            <text:p>MHTX</text:p>
          </table:table-cell>
          <table:table-cell office:value-type="string">
            <text:p>Manhattan Scientifics, Inc.</text:p>
          </table:table-cell>
        </table:table-row>
        <table:table-row table:style-name="ro1">
          <table:table-cell office:value-type="string">
            <text:p>MHYR</text:p>
          </table:table-cell>
          <table:table-cell office:value-type="string">
            <text:p>Manthey Redmond Corp.</text:p>
          </table:table-cell>
        </table:table-row>
        <table:table-row table:style-name="ro1">
          <table:table-cell office:value-type="string">
            <text:p>MIC</text:p>
          </table:table-cell>
          <table:table-cell office:value-type="string">
            <text:p>Macquarie Infrastructure Corp</text:p>
          </table:table-cell>
        </table:table-row>
        <table:table-row table:style-name="ro1">
          <table:table-cell office:value-type="string">
            <text:p>MICR</text:p>
          </table:table-cell>
          <table:table-cell office:value-type="string">
            <text:p>Micron Solutions, Inc.</text:p>
          </table:table-cell>
        </table:table-row>
        <table:table-row table:style-name="ro1">
          <table:table-cell office:value-type="string">
            <text:p>MICR</text:p>
          </table:table-cell>
          <table:table-cell office:value-type="string">
            <text:p>Micron Solutions Inc</text:p>
          </table:table-cell>
        </table:table-row>
        <table:table-row table:style-name="ro1">
          <table:table-cell office:value-type="string">
            <text:p>MICT</text:p>
          </table:table-cell>
          <table:table-cell office:value-type="string">
            <text:p>MICT Inc</text:p>
          </table:table-cell>
        </table:table-row>
        <table:table-row table:style-name="ro1">
          <table:table-cell office:value-type="string">
            <text:p>MIDD</text:p>
          </table:table-cell>
          <table:table-cell office:value-type="string">
            <text:p>Middleby Corp-The</text:p>
          </table:table-cell>
        </table:table-row>
        <table:table-row table:style-name="ro1">
          <table:table-cell office:value-type="string">
            <text:p>MIE</text:p>
          </table:table-cell>
          <table:table-cell office:value-type="string">
            <text:p>Cohen &amp; Steers MLP Income and Energy Opportunity Fund Inc</text:p>
          </table:table-cell>
        </table:table-row>
        <table:table-row table:style-name="ro1">
          <table:table-cell office:value-type="string">
            <text:p>MIFF</text:p>
          </table:table-cell>
          <table:table-cell office:value-type="string">
            <text:p>Mifflinburg Bancorp, Inc. </text:p>
          </table:table-cell>
        </table:table-row>
        <table:table-row table:style-name="ro1">
          <table:table-cell office:value-type="string">
            <text:p>MIHI</text:p>
          </table:table-cell>
          <table:table-cell office:value-type="string">
            <text:p>Medical Innovation Holdings, Inc.</text:p>
          </table:table-cell>
        </table:table-row>
        <table:table-row table:style-name="ro1">
          <table:table-cell office:value-type="string">
            <text:p>MIHL</text:p>
          </table:table-cell>
          <table:table-cell office:value-type="string">
            <text:p>MONTAGUE INTERNATIONAL HOLDING LTD.</text:p>
          </table:table-cell>
        </table:table-row>
        <table:table-row table:style-name="ro1">
          <table:table-cell office:value-type="string">
            <text:p>MIK</text:p>
          </table:table-cell>
          <table:table-cell office:value-type="string">
            <text:p>Michaels Cos Inc-The</text:p>
          </table:table-cell>
        </table:table-row>
        <table:table-row table:style-name="ro1">
          <table:table-cell office:value-type="string">
            <text:p>MIKP</text:p>
          </table:table-cell>
          <table:table-cell office:value-type="string">
            <text:p>Mike The Pike Productions, Inc.</text:p>
          </table:table-cell>
        </table:table-row>
        <table:table-row table:style-name="ro1">
          <table:table-cell office:value-type="string">
            <text:p>MILC</text:p>
          </table:table-cell>
          <table:table-cell office:value-type="string">
            <text:p>Millennium Investment &amp; Acquisition Company Inc.</text:p>
          </table:table-cell>
        </table:table-row>
        <table:table-row table:style-name="ro1">
          <table:table-cell office:value-type="string">
            <text:p>MILV</text:p>
          </table:table-cell>
          <table:table-cell office:value-type="string">
            <text:p>Mistral Ventures, Inc.</text:p>
          </table:table-cell>
        </table:table-row>
        <table:table-row table:style-name="ro1">
          <table:table-cell office:value-type="string">
            <text:p>MIME</text:p>
          </table:table-cell>
          <table:table-cell office:value-type="string">
            <text:p>Mimecast Ltd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string">
            <text:p>MFS Intermediate Income Trust</text:p>
          </table:table-cell>
        </table:table-row>
        <table:table-row table:style-name="ro1">
          <table:table-cell office:value-type="string">
            <text:p>MIND</text:p>
          </table:table-cell>
          <table:table-cell office:value-type="string">
            <text:p>Mitcham Industries Inc</text:p>
          </table:table-cell>
        </table:table-row>
        <table:table-row table:style-name="ro1">
          <table:table-cell office:value-type="string">
            <text:p>MINDP</text:p>
          </table:table-cell>
          <table:table-cell office:value-type="string">
            <text:p>Mitcham Industries Inc</text:p>
          </table:table-cell>
        </table:table-row>
        <table:table-row table:style-name="ro1">
          <table:table-cell office:value-type="string">
            <text:p>MINE</text:p>
          </table:table-cell>
          <table:table-cell office:value-type="string">
            <text:p>Minerco, Inc.</text:p>
          </table:table-cell>
        </table:table-row>
        <table:table-row table:style-name="ro1">
          <table:table-cell office:value-type="string">
            <text:p>MINI</text:p>
          </table:table-cell>
          <table:table-cell office:value-type="string">
            <text:p>Mobile Mini Inc</text:p>
          </table:table-cell>
        </table:table-row>
        <table:table-row table:style-name="ro1">
          <table:table-cell office:value-type="string">
            <text:p>MIOI</text:p>
          </table:table-cell>
          <table:table-cell office:value-type="string">
            <text:p>Mining Oil, Inc.</text:p>
          </table:table-cell>
        </table:table-row>
        <table:table-row table:style-name="ro1">
          <table:table-cell office:value-type="string">
            <text:p>MIRM</text:p>
          </table:table-cell>
          <table:table-cell office:value-type="string">
            <text:p>Mirum Pharmaceuticals Inc</text:p>
          </table:table-cell>
        </table:table-row>
        <table:table-row table:style-name="ro1">
          <table:table-cell office:value-type="string">
            <text:p>MISM</text:p>
          </table:table-cell>
          <table:table-cell office:value-type="string">
            <text:p>Mission Mining Co</text:p>
          </table:table-cell>
        </table:table-row>
        <table:table-row table:style-name="ro1">
          <table:table-cell office:value-type="string">
            <text:p>MIST</text:p>
          </table:table-cell>
          <table:table-cell office:value-type="string">
            <text:p>Milestone Pharmaceuticals Inc</text:p>
          </table:table-cell>
        </table:table-row>
        <table:table-row table:style-name="ro1">
          <table:table-cell office:value-type="string">
            <text:p>MITI</text:p>
          </table:table-cell>
          <table:table-cell office:value-type="string">
            <text:p>MITESCO INC.</text:p>
          </table:table-cell>
        </table:table-row>
        <table:table-row table:style-name="ro1">
          <table:table-cell office:value-type="string">
            <text:p>MITK</text:p>
          </table:table-cell>
          <table:table-cell office:value-type="string">
            <text:p>Mitek Systems Inc</text:p>
          </table:table-cell>
        </table:table-row>
        <table:table-row table:style-name="ro1">
          <table:table-cell office:value-type="string">
            <text:p>MITO</text:p>
          </table:table-cell>
          <table:table-cell office:value-type="string">
            <text:p>Stealth BioTherapeutics Corp</text:p>
          </table:table-cell>
        </table:table-row>
        <table:table-row table:style-name="ro1">
          <table:table-cell office:value-type="string">
            <text:p>MITT</text:p>
          </table:table-cell>
          <table:table-cell office:value-type="string">
            <text:p>AG Mortgage Investment Trust Inc</text:p>
          </table:table-cell>
        </table:table-row>
        <table:table-row table:style-name="ro1">
          <table:table-cell office:value-type="string">
            <text:p>MITT-A</text:p>
          </table:table-cell>
          <table:table-cell office:value-type="string">
            <text:p>AG Mortgage Investment Trust Inc</text:p>
          </table:table-cell>
        </table:table-row>
        <table:table-row table:style-name="ro1">
          <table:table-cell office:value-type="string">
            <text:p>MITT-B</text:p>
          </table:table-cell>
          <table:table-cell office:value-type="string">
            <text:p>AG Mortgage Investment Trust Inc</text:p>
          </table:table-cell>
        </table:table-row>
        <table:table-row table:style-name="ro1">
          <table:table-cell office:value-type="string">
            <text:p>MITT-C</text:p>
          </table:table-cell>
          <table:table-cell office:value-type="string">
            <text:p>AG Mortgage Investment Trust Inc</text:p>
          </table:table-cell>
        </table:table-row>
        <table:table-row table:style-name="ro1">
          <table:table-cell office:value-type="string">
            <text:p>MIXT</text:p>
          </table:table-cell>
          <table:table-cell office:value-type="string">
            <text:p>MiX Telematics Ltd</text:p>
          </table:table-cell>
        </table:table-row>
        <table:table-row table:style-name="ro1">
          <table:table-cell office:value-type="string">
            <text:p>MIXX</text:p>
          </table:table-cell>
          <table:table-cell office:value-type="string">
            <text:p>MIX 1 LIFE, INC.</text:p>
          </table:table-cell>
        </table:table-row>
        <table:table-row table:style-name="ro1">
          <table:table-cell office:value-type="string">
            <text:p>MIY</text:p>
          </table:table-cell>
          <table:table-cell office:value-type="string">
            <text:p>BlackRock MuniYield Michigan Quality Fund Inc</text:p>
          </table:table-cell>
        </table:table-row>
        <table:table-row table:style-name="ro1">
          <table:table-cell office:value-type="string">
            <text:p>MJARF</text:p>
          </table:table-cell>
          <table:table-cell office:value-type="string">
            <text:p>Mjardin Group Inc.</text:p>
          </table:table-cell>
        </table:table-row>
        <table:table-row table:style-name="ro1">
          <table:table-cell office:value-type="string">
            <text:p>MJCO</text:p>
          </table:table-cell>
          <table:table-cell office:value-type="string">
            <text:p>Majesco</text:p>
          </table:table-cell>
        </table:table-row>
        <table:table-row table:style-name="ro1">
          <table:table-cell office:value-type="string">
            <text:p>MJDS</text:p>
          </table:table-cell>
          <table:table-cell office:value-type="string">
            <text:p>MOJO Data Solutions, Inc.</text:p>
          </table:table-cell>
        </table:table-row>
        <table:table-row table:style-name="ro1">
          <table:table-cell office:value-type="string">
            <text:p>MJNA</text:p>
          </table:table-cell>
          <table:table-cell office:value-type="string">
            <text:p>Medical Marijuana, Inc.</text:p>
          </table:table-cell>
        </table:table-row>
        <table:table-row table:style-name="ro1">
          <table:table-cell office:value-type="string">
            <text:p>MJNE</text:p>
          </table:table-cell>
          <table:table-cell office:value-type="string">
            <text:p>MJ Holdings, Inc.</text:p>
          </table:table-cell>
        </table:table-row>
        <table:table-row table:style-name="ro1">
          <table:table-cell office:value-type="string">
            <text:p>MJTK</text:p>
          </table:table-cell>
          <table:table-cell office:value-type="string">
            <text:p>CannaSys, Inc.</text:p>
          </table:table-cell>
        </table:table-row>
        <table:table-row table:style-name="ro1">
          <table:table-cell office:value-type="string">
            <text:p>MJTV</text:p>
          </table:table-cell>
          <table:table-cell office:value-type="string">
            <text:p>Michael James Enterprises, Inc.</text:p>
          </table:table-cell>
        </table:table-row>
        <table:table-row table:style-name="ro1">
          <table:table-cell office:value-type="string">
            <text:p>MJWL</text:p>
          </table:table-cell>
          <table:table-cell office:value-type="string">
            <text:p>Majic Wheels Corp.</text:p>
          </table:table-cell>
        </table:table-row>
        <table:table-row table:style-name="ro1">
          <table:table-cell office:value-type="string">
            <text:p>MKC</text:p>
          </table:table-cell>
          <table:table-cell office:value-type="string">
            <text:p>McCormick &amp; Co Inc-MD</text:p>
          </table:table-cell>
        </table:table-row>
        <table:table-row table:style-name="ro1">
          <table:table-cell office:value-type="string">
            <text:p>MKC.V</text:p>
          </table:table-cell>
          <table:table-cell office:value-type="string">
            <text:p>McCormick &amp; Co Inc-MD</text:p>
          </table:table-cell>
        </table:table-row>
        <table:table-row table:style-name="ro1">
          <table:table-cell office:value-type="string">
            <text:p>MKD</text:p>
          </table:table-cell>
          <table:table-cell office:value-type="string">
            <text:p>Molecular Data Inc</text:p>
          </table:table-cell>
        </table:table-row>
        <table:table-row table:style-name="ro1">
          <table:table-cell office:value-type="string">
            <text:p>MKGI</text:p>
          </table:table-cell>
          <table:table-cell office:value-type="string">
            <text:p>Monaker Group Inc</text:p>
          </table:table-cell>
        </table:table-row>
        <table:table-row table:style-name="ro1">
          <table:table-cell office:value-type="string">
            <text:p>MKGP</text:p>
          </table:table-cell>
          <table:table-cell office:value-type="string">
            <text:p>Maverick Energy Group, Ltd.</text:p>
          </table:table-cell>
        </table:table-row>
        <table:table-row table:style-name="ro1">
          <table:table-cell office:value-type="string">
            <text:p>MKL</text:p>
          </table:table-cell>
          <table:table-cell office:value-type="string">
            <text:p>Markel Corp</text:p>
          </table:table-cell>
        </table:table-row>
        <table:table-row table:style-name="ro1">
          <table:table-cell office:value-type="string">
            <text:p>MKRO</text:p>
          </table:table-cell>
          <table:table-cell office:value-type="string">
            <text:p>Monkey Rock Group, Inc.</text:p>
          </table:table-cell>
        </table:table-row>
        <table:table-row table:style-name="ro1">
          <table:table-cell office:value-type="string">
            <text:p>MKRS</text:p>
          </table:table-cell>
          <table:table-cell office:value-type="string">
            <text:p>Mikros Systems Corp.</text:p>
          </table:table-cell>
        </table:table-row>
        <table:table-row table:style-name="ro1">
          <table:table-cell office:value-type="string">
            <text:p>MKSI</text:p>
          </table:table-cell>
          <table:table-cell office:value-type="string">
            <text:p>MKS Instruments Inc</text:p>
          </table:table-cell>
        </table:table-row>
        <table:table-row table:style-name="ro1">
          <table:table-cell office:value-type="string">
            <text:p>MKTX</text:p>
          </table:table-cell>
          <table:table-cell office:value-type="string">
            <text:p>MarketAxess Holdings Inc</text:p>
          </table:table-cell>
        </table:table-row>
        <table:table-row table:style-name="ro1">
          <table:table-cell office:value-type="string">
            <text:p>MKTY</text:p>
          </table:table-cell>
          <table:table-cell office:value-type="string">
            <text:p>Mechanical Technology, Inc.</text:p>
          </table:table-cell>
        </table:table-row>
        <table:table-row table:style-name="ro1">
          <table:table-cell office:value-type="string">
            <text:p>MLAB</text:p>
          </table:table-cell>
          <table:table-cell office:value-type="string">
            <text:p>Mesa Laboratories Inc</text:p>
          </table:table-cell>
        </table:table-row>
        <table:table-row table:style-name="ro1">
          <table:table-cell office:value-type="string">
            <text:p>MLAC</text:p>
          </table:table-cell>
          <table:table-cell office:value-type="string">
            <text:p>Malacca Straits Acquisition Co Ltd</text:p>
          </table:table-cell>
        </table:table-row>
        <table:table-row table:style-name="ro1">
          <table:table-cell office:value-type="string">
            <text:p>MLCG</text:p>
          </table:table-cell>
          <table:table-cell office:value-type="string">
            <text:p>ML Capital Group Inc.</text:p>
          </table:table-cell>
        </table:table-row>
        <table:table-row table:style-name="ro1">
          <table:table-cell office:value-type="string">
            <text:p>MLCO</text:p>
          </table:table-cell>
          <table:table-cell office:value-type="string">
            <text:p>Melco Resorts &amp; Entertainment Ltd</text:p>
          </table:table-cell>
        </table:table-row>
        <table:table-row table:style-name="ro1">
          <table:table-cell office:value-type="string">
            <text:p>MLFB</text:p>
          </table:table-cell>
          <table:table-cell office:value-type="string">
            <text:p>Major League Football, Inc.</text:p>
          </table:table-cell>
        </table:table-row>
        <table:table-row table:style-name="ro1">
          <table:table-cell office:value-type="string">
            <text:p>MLGF</text:p>
          </table:table-cell>
          <table:table-cell office:value-type="string">
            <text:p>Malaga Financial Corp.</text:p>
          </table:table-cell>
        </table:table-row>
        <table:table-row table:style-name="ro1">
          <table:table-cell office:value-type="string">
            <text:p>MLHC</text:p>
          </table:table-cell>
          <table:table-cell office:value-type="string">
            <text:p>M Line Holdings, Inc.</text:p>
          </table:table-cell>
        </table:table-row>
        <table:table-row table:style-name="ro1">
          <table:table-cell office:value-type="string">
            <text:p>MLHR</text:p>
          </table:table-cell>
          <table:table-cell office:value-type="string">
            <text:p>Herman Miller Inc</text:p>
          </table:table-cell>
        </table:table-row>
        <table:table-row table:style-name="ro1">
          <table:table-cell office:value-type="string">
            <text:p>MLI</text:p>
          </table:table-cell>
          <table:table-cell office:value-type="string">
            <text:p>Mueller Industries Inc</text:p>
          </table:table-cell>
        </table:table-row>
        <table:table-row table:style-name="ro1">
          <table:table-cell office:value-type="string">
            <text:p>MLKNA</text:p>
          </table:table-cell>
          <table:table-cell office:value-type="string">
            <text:p>MedLink International, Inc.</text:p>
          </table:table-cell>
        </table:table-row>
        <table:table-row table:style-name="ro1">
          <table:table-cell office:value-type="string">
            <text:p>MLLS</text:p>
          </table:table-cell>
          <table:table-cell office:value-type="string">
            <text:p>Miller Industries, Inc.</text:p>
          </table:table-cell>
        </table:table-row>
        <table:table-row table:style-name="ro1">
          <table:table-cell office:value-type="string">
            <text:p>MLM</text:p>
          </table:table-cell>
          <table:table-cell office:value-type="string">
            <text:p>Martin Marietta Materials Inc</text:p>
          </table:table-cell>
        </table:table-row>
        <table:table-row table:style-name="ro1">
          <table:table-cell office:value-type="string">
            <text:p>MLMN</text:p>
          </table:table-cell>
          <table:table-cell office:value-type="string">
            <text:p>Millennium Prime, Inc.</text:p>
          </table:table-cell>
        </table:table-row>
        <table:table-row table:style-name="ro1">
          <table:table-cell office:value-type="string">
            <text:p>MLND</text:p>
          </table:table-cell>
          <table:table-cell office:value-type="string">
            <text:p>Millendo Therapeutics Inc</text:p>
          </table:table-cell>
        </table:table-row>
        <table:table-row table:style-name="ro1">
          <table:table-cell office:value-type="string">
            <text:p>MLOV</text:p>
          </table:table-cell>
          <table:table-cell office:value-type="string">
            <text:p>Mobile Matchmaking Inc.</text:p>
          </table:table-cell>
        </table:table-row>
        <table:table-row table:style-name="ro1">
          <table:table-cell office:value-type="string">
            <text:p>MLP</text:p>
          </table:table-cell>
          <table:table-cell office:value-type="string">
            <text:p>Maui Land &amp; Pineapple Co Inc</text:p>
          </table:table-cell>
        </table:table-row>
        <table:table-row table:style-name="ro1">
          <table:table-cell office:value-type="string">
            <text:p>MLPB</text:p>
          </table:table-cell>
          <table:table-cell office:value-type="string">
            <text:p>ETRACS Alerian MLP Infrastructure Index ETN Series B</text:p>
          </table:table-cell>
        </table:table-row>
        <table:table-row table:style-name="ro1">
          <table:table-cell office:value-type="string">
            <text:p>MLPC</text:p>
          </table:table-cell>
          <table:table-cell office:value-type="string">
            <text:p>C-Tracks ETNs based on Performance of the Miller-Howard MLP Fundamental Index</text:p>
          </table:table-cell>
        </table:table-row>
        <table:table-row table:style-name="ro1">
          <table:table-cell office:value-type="string">
            <text:p>MLPE</text:p>
          </table:table-cell>
          <table:table-cell office:value-type="string">
            <text:p>C-Tracks ETNs on the Miller-Howard MLP Fundamental IndeX Series B Due July 13</text:p>
          </table:table-cell>
        </table:table-row>
        <table:table-row table:style-name="ro1">
          <table:table-cell office:value-type="string">
            <text:p>MLPI</text:p>
          </table:table-cell>
          <table:table-cell office:value-type="string">
            <text:p>ETRACS Alerian MLP Infrastructure Index ETN</text:p>
          </table:table-cell>
        </table:table-row>
        <table:table-row table:style-name="ro1">
          <table:table-cell office:value-type="string">
            <text:p>MLPO</text:p>
          </table:table-cell>
          <table:table-cell office:value-type="string">
            <text:p>Credit Suisse S&amp;P MLP Index ETN</text:p>
          </table:table-cell>
        </table:table-row>
        <table:table-row table:style-name="ro1">
          <table:table-cell office:value-type="string">
            <text:p>MLR</text:p>
          </table:table-cell>
          <table:table-cell office:value-type="string">
            <text:p>Miller Industries Inc-TN</text:p>
          </table:table-cell>
        </table:table-row>
        <table:table-row table:style-name="ro1">
          <table:table-cell office:value-type="string">
            <text:p>MLSS</text:p>
          </table:table-cell>
          <table:table-cell office:value-type="string">
            <text:p>Milestone Scientific Inc</text:p>
          </table:table-cell>
        </table:table-row>
        <table:table-row table:style-name="ro1">
          <table:table-cell office:value-type="string">
            <text:p>MLVF</text:p>
          </table:table-cell>
          <table:table-cell office:value-type="string">
            <text:p>Malvern Bancorp Inc</text:p>
          </table:table-cell>
        </table:table-row>
        <table:table-row table:style-name="ro1">
          <table:table-cell office:value-type="string">
            <text:p>MMAC</text:p>
          </table:table-cell>
          <table:table-cell office:value-type="string">
            <text:p>MMA Capital Holdings Inc</text:p>
          </table:table-cell>
        </table:table-row>
        <table:table-row table:style-name="ro1">
          <table:table-cell office:value-type="string">
            <text:p>MMBF</text:p>
          </table:table-cell>
          <table:table-cell office:value-type="string">
            <text:p>Momentum BioFuels, Inc.</text:p>
          </table:table-cell>
        </table:table-row>
        <table:table-row table:style-name="ro1">
          <table:table-cell office:value-type="string">
            <text:p>MMC</text:p>
          </table:table-cell>
          <table:table-cell office:value-type="string">
            <text:p>Marsh &amp; McLennan Cos Inc</text:p>
          </table:table-cell>
        </table:table-row>
        <table:table-row table:style-name="ro1">
          <table:table-cell office:value-type="string">
            <text:p>MMD</text:p>
          </table:table-cell>
          <table:table-cell office:value-type="string">
            <text:p>MainStay MacKay DefinedTerm Municipal Opportunities Fund</text:p>
          </table:table-cell>
        </table:table-row>
        <table:table-row table:style-name="ro1">
          <table:table-cell office:value-type="string">
            <text:p>MMEX</text:p>
          </table:table-cell>
          <table:table-cell office:value-type="string">
            <text:p>MMEX Resources Corporation</text:p>
          </table:table-cell>
        </table:table-row>
        <table:table-row table:style-name="ro1">
          <table:table-cell office:value-type="string">
            <text:p>MMI</text:p>
          </table:table-cell>
          <table:table-cell office:value-type="string">
            <text:p>Marcus &amp; Millichap Inc</text:p>
          </table:table-cell>
        </table:table-row>
        <table:table-row table:style-name="ro1">
          <table:table-cell office:value-type="string">
            <text:p>MMIO</text:p>
          </table:table-cell>
          <table:table-cell office:value-type="string">
            <text:p>Marmion Industries Corp.</text:p>
          </table:table-cell>
        </table:table-row>
        <table:table-row table:style-name="ro1">
          <table:table-cell office:value-type="string">
            <text:p>MMLP</text:p>
          </table:table-cell>
          <table:table-cell office:value-type="string">
            <text:p>Martin Midstream Partners LP</text:p>
          </table:table-cell>
        </table:table-row>
        <table:table-row table:style-name="ro1">
          <table:table-cell office:value-type="string">
            <text:p>MMM</text:p>
          </table:table-cell>
          <table:table-cell office:value-type="string">
            <text:p>3M Co</text:p>
          </table:table-cell>
        </table:table-row>
        <table:table-row table:style-name="ro1">
          <table:table-cell office:value-type="string">
            <text:p>MMMB</text:p>
          </table:table-cell>
          <table:table-cell office:value-type="string">
            <text:p>MamaMancini's Holdings, Inc.</text:p>
          </table:table-cell>
        </table:table-row>
        <table:table-row table:style-name="ro1">
          <table:table-cell office:value-type="string">
            <text:p>MMMM</text:p>
          </table:table-cell>
          <table:table-cell office:value-type="string">
            <text:p>Quad M Solutions Inc.</text:p>
          </table:table-cell>
        </table:table-row>
        <table:table-row table:style-name="ro1">
          <table:table-cell office:value-type="string">
            <text:p>MMMW</text:p>
          </table:table-cell>
          <table:table-cell office:value-type="string">
            <text:p>Mass Megawatts Wind Power, Inc.</text:p>
          </table:table-cell>
        </table:table-row>
        <table:table-row table:style-name="ro1">
          <table:table-cell office:value-type="string">
            <text:p>MMNFF</text:p>
          </table:table-cell>
          <table:table-cell office:value-type="string">
            <text:p>Medmen Enterprises Inc.</text:p>
          </table:table-cell>
        </table:table-row>
        <table:table-row table:style-name="ro1">
          <table:table-cell office:value-type="string">
            <text:p>MMNWF</text:p>
          </table:table-cell>
          <table:table-cell office:value-type="string">
            <text:p>Medmen Enterprises Inc.</text:p>
          </table:table-cell>
        </table:table-row>
        <table:table-row table:style-name="ro1">
          <table:table-cell office:value-type="string">
            <text:p>MMP</text:p>
          </table:table-cell>
          <table:table-cell office:value-type="string">
            <text:p>Magellan Midstream Partners LP</text:p>
          </table:table-cell>
        </table:table-row>
        <table:table-row table:style-name="ro1">
          <table:table-cell office:value-type="string">
            <text:p>MMRF</text:p>
          </table:table-cell>
          <table:table-cell office:value-type="string">
            <text:p>MMRGlobal, Inc.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MAXIMUS Inc</text:p>
          </table:table-cell>
        </table:table-row>
        <table:table-row table:style-name="ro1">
          <table:table-cell office:value-type="string">
            <text:p>MMSI</text:p>
          </table:table-cell>
          <table:table-cell office:value-type="string">
            <text:p>Merit Medical Systems Inc</text:p>
          </table:table-cell>
        </table:table-row>
        <table:table-row table:style-name="ro1">
          <table:table-cell office:value-type="string">
            <text:p>MMT</text:p>
          </table:table-cell>
          <table:table-cell office:value-type="string">
            <text:p>MFS Multimarket Income Trust</text:p>
          </table:table-cell>
        </table:table-row>
        <table:table-row table:style-name="ro1">
          <table:table-cell office:value-type="string">
            <text:p>MMTC</text:p>
          </table:table-cell>
          <table:table-cell office:value-type="string">
            <text:p>Micro Imaging Technology, Inc.</text:p>
          </table:table-cell>
        </table:table-row>
        <table:table-row table:style-name="ro1">
          <table:table-cell office:value-type="string">
            <text:p>MMTRS</text:p>
          </table:table-cell>
          <table:table-cell office:value-type="string">
            <text:p>Mills Music Trust</text:p>
          </table:table-cell>
        </table:table-row>
        <table:table-row table:style-name="ro1">
          <table:table-cell office:value-type="string">
            <text:p>MMTS</text:p>
          </table:table-cell>
          <table:table-cell office:value-type="string">
            <text:p>Multi-Media Tutorial Services, Inc.</text:p>
          </table:table-cell>
        </table:table-row>
        <table:table-row table:style-name="ro1">
          <table:table-cell office:value-type="string">
            <text:p>MMTV</text:p>
          </table:table-cell>
          <table:table-cell office:value-type="string">
            <text:p>Medical Media Television, Inc.</text:p>
          </table:table-cell>
        </table:table-row>
        <table:table-row table:style-name="ro1">
          <table:table-cell office:value-type="string">
            <text:p>MMU</text:p>
          </table:table-cell>
          <table:table-cell office:value-type="string">
            <text:p>Western Asset Managed Municipals Fund Inc</text:p>
          </table:table-cell>
        </table:table-row>
        <table:table-row table:style-name="ro1">
          <table:table-cell office:value-type="string">
            <text:p>MMX</text:p>
          </table:table-cell>
          <table:table-cell office:value-type="string">
            <text:p>Maverix Metals Inc</text:p>
          </table:table-cell>
        </table:table-row>
        <table:table-row table:style-name="ro1">
          <table:table-cell office:value-type="string">
            <text:p>MMYT</text:p>
          </table:table-cell>
          <table:table-cell office:value-type="string">
            <text:p>MakeMyTrip Ltd</text:p>
          </table:table-cell>
        </table:table-row>
        <table:table-row table:style-name="ro1">
          <table:table-cell office:value-type="string">
            <text:p>MN</text:p>
          </table:table-cell>
          <table:table-cell office:value-type="string">
            <text:p>Manning &amp; Napier Inc</text:p>
          </table:table-cell>
        </table:table-row>
        <table:table-row table:style-name="ro1">
          <table:table-cell office:value-type="string">
            <text:p>MNAT</text:p>
          </table:table-cell>
          <table:table-cell office:value-type="string">
            <text:p>Marquette National Corp.</text:p>
          </table:table-cell>
        </table:table-row>
        <table:table-row table:style-name="ro1">
          <table:table-cell office:value-type="string">
            <text:p>MNBP</text:p>
          </table:table-cell>
          <table:table-cell office:value-type="string">
            <text:p>Mars Bancorp, Inc.</text:p>
          </table:table-cell>
        </table:table-row>
        <table:table-row table:style-name="ro1">
          <table:table-cell office:value-type="string">
            <text:p>MNCL</text:p>
          </table:table-cell>
          <table:table-cell office:value-type="string">
            <text:p>Monocle Acquisition Corp</text:p>
          </table:table-cell>
        </table:table-row>
        <table:table-row table:style-name="ro1">
          <table:table-cell office:value-type="string">
            <text:p>MNDO</text:p>
          </table:table-cell>
          <table:table-cell office:value-type="string">
            <text:p>Mind CTI Ltd</text:p>
          </table:table-cell>
        </table:table-row>
        <table:table-row table:style-name="ro1">
          <table:table-cell office:value-type="string">
            <text:p>MNDP</text:p>
          </table:table-cell>
          <table:table-cell office:value-type="string">
            <text:p>Mundus Group, Inc.</text:p>
          </table:table-cell>
        </table:table-row>
        <table:table-row table:style-name="ro1">
          <table:table-cell office:value-type="string">
            <text:p>MNE</text:p>
          </table:table-cell>
          <table:table-cell office:value-type="string">
            <text:p>BlackRock Muni New York Intermediate Duration Fund Inc</text:p>
          </table:table-cell>
        </table:table-row>
        <table:table-row table:style-name="ro1">
          <table:table-cell office:value-type="string">
            <text:p>MNGG</text:p>
          </table:table-cell>
          <table:table-cell office:value-type="string">
            <text:p>Mining Global, Inc.</text:p>
          </table:table-cell>
        </table:table-row>
        <table:table-row table:style-name="ro1">
          <table:table-cell office:value-type="string">
            <text:p>MNHD</text:p>
          </table:table-cell>
          <table:table-cell office:value-type="string">
            <text:p>Mongolia Holdings, Inc.</text:p>
          </table:table-cell>
        </table:table-row>
        <table:table-row table:style-name="ro1">
          <table:table-cell office:value-type="string">
            <text:p>MNII</text:p>
          </table:table-cell>
          <table:table-cell office:value-type="string">
            <text:p>Manati Industries, Inc</text:p>
          </table:table-cell>
        </table:table-row>
        <table:table-row table:style-name="ro1">
          <table:table-cell office:value-type="string">
            <text:p>MNIQQ</text:p>
          </table:table-cell>
          <table:table-cell office:value-type="string">
            <text:p>McClatchy Co. (THE)</text:p>
          </table:table-cell>
        </table:table-row>
        <table:table-row table:style-name="ro1">
          <table:table-cell office:value-type="string">
            <text:p>MNK</text:p>
          </table:table-cell>
          <table:table-cell office:value-type="string">
            <text:p>Mallinckrodt PLC</text:p>
          </table:table-cell>
        </table:table-row>
        <table:table-row table:style-name="ro1">
          <table:table-cell office:value-type="string">
            <text:p>MNKD</text:p>
          </table:table-cell>
          <table:table-cell office:value-type="string">
            <text:p>MannKind Corp</text:p>
          </table:table-cell>
        </table:table-row>
        <table:table-row table:style-name="ro1">
          <table:table-cell office:value-type="string">
            <text:p>MNKG</text:p>
          </table:table-cell>
          <table:table-cell office:value-type="string">
            <text:p>Manneking Inc.</text:p>
          </table:table-cell>
        </table:table-row>
        <table:table-row table:style-name="ro1">
          <table:table-cell office:value-type="string">
            <text:p>MNMT</text:p>
          </table:table-cell>
          <table:table-cell office:value-type="string">
            <text:p>Motivating The Masses Inc</text:p>
          </table:table-cell>
        </table:table-row>
        <table:table-row table:style-name="ro1">
          <table:table-cell office:value-type="string">
            <text:p>MNOV</text:p>
          </table:table-cell>
          <table:table-cell office:value-type="string">
            <text:p>MediciNova Inc</text:p>
          </table:table-cell>
        </table:table-row>
        <table:table-row table:style-name="ro1">
          <table:table-cell office:value-type="string">
            <text:p>MNP</text:p>
          </table:table-cell>
          <table:table-cell office:value-type="string">
            <text:p>Western Asset Municipal Partners Fund Inc</text:p>
          </table:table-cell>
        </table:table-row>
        <table:table-row table:style-name="ro1">
          <table:table-cell office:value-type="string">
            <text:p>MNPP</text:p>
          </table:table-cell>
          <table:table-cell office:value-type="string">
            <text:p>Merchants National Properties, Inc.</text:p>
          </table:table-cell>
        </table:table-row>
        <table:table-row table:style-name="ro1">
          <table:table-cell office:value-type="string">
            <text:p>MNPR</text:p>
          </table:table-cell>
          <table:table-cell office:value-type="string">
            <text:p>Monopar Therapeutics Inc</text:p>
          </table:table-cell>
        </table:table-row>
        <table:table-row table:style-name="ro1">
          <table:table-cell office:value-type="string">
            <text:p>MNR</text:p>
          </table:table-cell>
          <table:table-cell office:value-type="string">
            <text:p>Monmouth Real Estate Investment Corp</text:p>
          </table:table-cell>
        </table:table-row>
        <table:table-row table:style-name="ro1">
          <table:table-cell office:value-type="string">
            <text:p>MNR-C</text:p>
          </table:table-cell>
          <table:table-cell office:value-type="string">
            <text:p>Monmouth Real Estate Investment Corp</text:p>
          </table:table-cell>
        </table:table-row>
        <table:table-row table:style-name="ro1">
          <table:table-cell office:value-type="string">
            <text:p>MNRL</text:p>
          </table:table-cell>
          <table:table-cell office:value-type="string">
            <text:p>Brigham Minerals Inc</text:p>
          </table:table-cell>
        </table:table-row>
        <table:table-row table:style-name="ro1">
          <table:table-cell office:value-type="string">
            <text:p>MNRO</text:p>
          </table:table-cell>
          <table:table-cell office:value-type="string">
            <text:p>Monro Inc</text:p>
          </table:table-cell>
        </table:table-row>
        <table:table-row table:style-name="ro1">
          <table:table-cell office:value-type="string">
            <text:p>MNSB</text:p>
          </table:table-cell>
          <table:table-cell office:value-type="string">
            <text:p>MainStreet Bancshares Inc</text:p>
          </table:table-cell>
        </table:table-row>
        <table:table-row table:style-name="ro1">
          <table:table-cell office:value-type="string">
            <text:p>MNSO</text:p>
          </table:table-cell>
          <table:table-cell office:value-type="string">
            <text:p>MINISO Group Holding Ltd</text:p>
          </table:table-cell>
        </table:table-row>
        <table:table-row table:style-name="ro1">
          <table:table-cell office:value-type="string">
            <text:p>MNST</text:p>
          </table:table-cell>
          <table:table-cell office:value-type="string">
            <text:p>Monster Beverage Corp</text:p>
          </table:table-cell>
        </table:table-row>
        <table:table-row table:style-name="ro1">
          <table:table-cell office:value-type="string">
            <text:p>MNTA</text:p>
          </table:table-cell>
          <table:table-cell office:value-type="string">
            <text:p>Momenta Pharmaceuticals Inc</text:p>
          </table:table-cell>
        </table:table-row>
        <table:table-row table:style-name="ro1">
          <table:table-cell office:value-type="string">
            <text:p>MNTR</text:p>
          </table:table-cell>
          <table:table-cell office:value-type="string">
            <text:p>Mentor Capital, Inc.</text:p>
          </table:table-cell>
        </table:table-row>
        <table:table-row table:style-name="ro1">
          <table:table-cell office:value-type="string">
            <text:p>MNTR</text:p>
          </table:table-cell>
          <table:table-cell office:value-type="string">
            <text:p>Mentor Capital, Inc.</text:p>
          </table:table-cell>
        </table:table-row>
        <table:table-row table:style-name="ro1">
          <table:table-cell office:value-type="string">
            <text:p>MNTX</text:p>
          </table:table-cell>
          <table:table-cell office:value-type="string">
            <text:p>Manitex International Inc</text:p>
          </table:table-cell>
        </table:table-row>
        <table:table-row table:style-name="ro1">
          <table:table-cell office:value-type="string">
            <text:p>MNVN</text:p>
          </table:table-cell>
          <table:table-cell office:value-type="string">
            <text:p>Mondial Ventures, Inc.</text:p>
          </table:table-cell>
        </table:table-row>
        <table:table-row table:style-name="ro1">
          <table:table-cell office:value-type="string">
            <text:p>MNVWF</text:p>
          </table:table-cell>
          <table:table-cell office:value-type="string">
            <text:p>Mountainview Energy Ltd.</text:p>
          </table:table-cell>
        </table:table-row>
        <table:table-row table:style-name="ro1">
          <table:table-cell office:value-type="string">
            <text:p>MNZO</text:p>
          </table:table-cell>
          <table:table-cell office:value-type="string">
            <text:p>Manzo Pharmaceuticals, Inc.</text:p>
          </table:table-cell>
        </table:table-row>
        <table:table-row table:style-name="ro1">
          <table:table-cell office:value-type="string">
            <text:p>MO</text:p>
          </table:table-cell>
          <table:table-cell office:value-type="string">
            <text:p>Altria Group Inc</text:p>
          </table:table-cell>
        </table:table-row>
        <table:table-row table:style-name="ro1">
          <table:table-cell office:value-type="string">
            <text:p>MOBL</text:p>
          </table:table-cell>
          <table:table-cell office:value-type="string">
            <text:p>MobileIron Inc</text:p>
          </table:table-cell>
        </table:table-row>
        <table:table-row table:style-name="ro1">
          <table:table-cell office:value-type="string">
            <text:p>MOBO</text:p>
          </table:table-cell>
          <table:table-cell office:value-type="string">
            <text:p>Mobile Lads Corp</text:p>
          </table:table-cell>
        </table:table-row>
        <table:table-row table:style-name="ro1">
          <table:table-cell office:value-type="string">
            <text:p>MOBQ</text:p>
          </table:table-cell>
          <table:table-cell office:value-type="string">
            <text:p>Mobiquity Technologies, Inc.</text:p>
          </table:table-cell>
        </table:table-row>
        <table:table-row table:style-name="ro1">
          <table:table-cell office:value-type="string">
            <text:p>MOCI</text:p>
          </table:table-cell>
          <table:table-cell office:value-type="string">
            <text:p>Modern Cinema Group, Inc.</text:p>
          </table:table-cell>
        </table:table-row>
        <table:table-row table:style-name="ro1">
          <table:table-cell office:value-type="string">
            <text:p>MOD</text:p>
          </table:table-cell>
          <table:table-cell office:value-type="string">
            <text:p>Modine Manufacturing Co</text:p>
          </table:table-cell>
        </table:table-row>
        <table:table-row table:style-name="ro1">
          <table:table-cell office:value-type="string">
            <text:p>MODC</text:p>
          </table:table-cell>
          <table:table-cell office:value-type="string">
            <text:p>Modern Technology Corp.</text:p>
          </table:table-cell>
        </table:table-row>
        <table:table-row table:style-name="ro1">
          <table:table-cell office:value-type="string">
            <text:p>MODN</text:p>
          </table:table-cell>
          <table:table-cell office:value-type="string">
            <text:p>Model N Inc</text:p>
          </table:table-cell>
        </table:table-row>
        <table:table-row table:style-name="ro1">
          <table:table-cell office:value-type="string">
            <text:p>MODTQ</text:p>
          </table:table-cell>
          <table:table-cell office:value-type="string">
            <text:p>Modtech Holdings, Inc.</text:p>
          </table:table-cell>
        </table:table-row>
        <table:table-row table:style-name="ro1">
          <table:table-cell office:value-type="string">
            <text:p>MOFG</text:p>
          </table:table-cell>
          <table:table-cell office:value-type="string">
            <text:p>MidWestOne Financial Group Inc</text:p>
          </table:table-cell>
        </table:table-row>
        <table:table-row table:style-name="ro1">
          <table:table-cell office:value-type="string">
            <text:p>MOG.A</text:p>
          </table:table-cell>
          <table:table-cell office:value-type="string">
            <text:p>Moog Inc</text:p>
          </table:table-cell>
        </table:table-row>
        <table:table-row table:style-name="ro1">
          <table:table-cell office:value-type="string">
            <text:p>MOG.B</text:p>
          </table:table-cell>
          <table:table-cell office:value-type="string">
            <text:p>Moog Inc</text:p>
          </table:table-cell>
        </table:table-row>
        <table:table-row table:style-name="ro1">
          <table:table-cell office:value-type="string">
            <text:p>MOGO</text:p>
          </table:table-cell>
          <table:table-cell office:value-type="string">
            <text:p>Mogo Inc</text:p>
          </table:table-cell>
        </table:table-row>
        <table:table-row table:style-name="ro1">
          <table:table-cell office:value-type="string">
            <text:p>MOGU</text:p>
          </table:table-cell>
          <table:table-cell office:value-type="string">
            <text:p>MOGU Inc</text:p>
          </table:table-cell>
        </table:table-row>
        <table:table-row table:style-name="ro1">
          <table:table-cell office:value-type="string">
            <text:p>MOH</text:p>
          </table:table-cell>
          <table:table-cell office:value-type="string">
            <text:p>Molina Healthcare Inc</text:p>
          </table:table-cell>
        </table:table-row>
        <table:table-row table:style-name="ro1">
          <table:table-cell office:value-type="string">
            <text:p>MOHO</text:p>
          </table:table-cell>
          <table:table-cell office:value-type="string">
            <text:p>ECMOHO Ltd</text:p>
          </table:table-cell>
        </table:table-row>
        <table:table-row table:style-name="ro1">
          <table:table-cell office:value-type="string">
            <text:p>MOJO</text:p>
          </table:table-cell>
          <table:table-cell office:value-type="string">
            <text:p>Mojo Organics, Inc.</text:p>
          </table:table-cell>
        </table:table-row>
        <table:table-row table:style-name="ro1">
          <table:table-cell office:value-type="string">
            <text:p>MOMO</text:p>
          </table:table-cell>
          <table:table-cell office:value-type="string">
            <text:p>Momo Inc</text:p>
          </table:table-cell>
        </table:table-row>
        <table:table-row table:style-name="ro1">
          <table:table-cell office:value-type="string">
            <text:p>MOMT</text:p>
          </table:table-cell>
          <table:table-cell office:value-type="string">
            <text:p>MoneyOnMobile, Inc</text:p>
          </table:table-cell>
        </table:table-row>
        <table:table-row table:style-name="ro1">
          <table:table-cell office:value-type="string">
            <text:p>MOPN</text:p>
          </table:table-cell>
          <table:table-cell office:value-type="string">
            <text:p>MOP Environmental Solutions, Inc.</text:p>
          </table:table-cell>
        </table:table-row>
        <table:table-row table:style-name="ro1">
          <table:table-cell office:value-type="string">
            <text:p>MOR</text:p>
          </table:table-cell>
          <table:table-cell office:value-type="string">
            <text:p>MorphoSys AG</text:p>
          </table:table-cell>
        </table:table-row>
        <table:table-row table:style-name="ro1">
          <table:table-cell office:value-type="string">
            <text:p>MORF</text:p>
          </table:table-cell>
          <table:table-cell office:value-type="string">
            <text:p>Morphic Holding Inc</text:p>
          </table:table-cell>
        </table:table-row>
        <table:table-row table:style-name="ro1">
          <table:table-cell office:value-type="string">
            <text:p>MORN</text:p>
          </table:table-cell>
          <table:table-cell office:value-type="string">
            <text:p>Morningstar Inc</text:p>
          </table:table-cell>
        </table:table-row>
        <table:table-row table:style-name="ro1">
          <table:table-cell office:value-type="string">
            <text:p>MOS</text:p>
          </table:table-cell>
          <table:table-cell office:value-type="string">
            <text:p>Mosaic Co-The</text:p>
          </table:table-cell>
        </table:table-row>
        <table:table-row table:style-name="ro1">
          <table:table-cell office:value-type="string">
            <text:p>MOSY</text:p>
          </table:table-cell>
          <table:table-cell office:value-type="string">
            <text:p>MoSys Inc</text:p>
          </table:table-cell>
        </table:table-row>
        <table:table-row table:style-name="ro1">
          <table:table-cell office:value-type="string">
            <text:p>MOTS</text:p>
          </table:table-cell>
          <table:table-cell office:value-type="string">
            <text:p>Motus GI Holdings Inc</text:p>
          </table:table-cell>
        </table:table-row>
        <table:table-row table:style-name="ro1">
          <table:table-cell office:value-type="string">
            <text:p>MOV</text:p>
          </table:table-cell>
          <table:table-cell office:value-type="string">
            <text:p>Movado Group Inc</text:p>
          </table:table-cell>
        </table:table-row>
        <table:table-row table:style-name="ro1">
          <table:table-cell office:value-type="string">
            <text:p>MOXC</text:p>
          </table:table-cell>
          <table:table-cell office:value-type="string">
            <text:p>Moxian Inc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MP Materials Corp</text:p>
          </table:table-cell>
        </table:table-row>
        <table:table-row table:style-name="ro1">
          <table:table-cell office:value-type="string">
            <text:p>MPA</text:p>
          </table:table-cell>
          <table:table-cell office:value-type="string">
            <text:p>BlackRock MuniYield Pennsylvania Quality Fund</text:p>
          </table:table-cell>
        </table:table-row>
        <table:table-row table:style-name="ro1">
          <table:table-cell office:value-type="string">
            <text:p>MPAA</text:p>
          </table:table-cell>
          <table:table-cell office:value-type="string">
            <text:p>Motorcar Parts of America Inc</text:p>
          </table:table-cell>
        </table:table-row>
        <table:table-row table:style-name="ro1">
          <table:table-cell office:value-type="string">
            <text:p>MPAD</text:p>
          </table:table-cell>
          <table:table-cell office:value-type="string">
            <text:p>Micropac Industries, Inc.</text:p>
          </table:table-cell>
        </table:table-row>
        <table:table-row table:style-name="ro1">
          <table:table-cell office:value-type="string">
            <text:p>MPB</text:p>
          </table:table-cell>
          <table:table-cell office:value-type="string">
            <text:p>Mid Penn Bancorp Inc</text:p>
          </table:table-cell>
        </table:table-row>
        <table:table-row table:style-name="ro1">
          <table:table-cell office:value-type="string">
            <text:p>MPBK</text:p>
          </table:table-cell>
          <table:table-cell office:value-type="string">
            <text:p>MetroPacific Bank (Newport Beach, CA)</text:p>
          </table:table-cell>
        </table:table-row>
        <table:table-row table:style-name="ro1">
          <table:table-cell office:value-type="string">
            <text:p>MPC</text:p>
          </table:table-cell>
          <table:table-cell office:value-type="string">
            <text:p>Marathon Petroleum Corp</text:p>
          </table:table-cell>
        </table:table-row>
        <table:table-row table:style-name="ro1">
          <table:table-cell office:value-type="string">
            <text:p>MPEG</text:p>
          </table:table-cell>
          <table:table-cell office:value-type="string">
            <text:p>Innovacom Inc.</text:p>
          </table:table-cell>
        </table:table-row>
        <table:table-row table:style-name="ro1">
          <table:table-cell office:value-type="string">
            <text:p>MPHD</text:p>
          </table:table-cell>
          <table:table-cell office:value-type="string">
            <text:p>Media Pal Holdings, Corp. </text:p>
          </table:table-cell>
        </table:table-row>
        <table:table-row table:style-name="ro1">
          <table:table-cell office:value-type="string">
            <text:p>MPHX</text:p>
          </table:table-cell>
          <table:table-cell office:value-type="string">
            <text:p>Metro Phoenix Bank Inc Arizona</text:p>
          </table:table-cell>
        </table:table-row>
        <table:table-row table:style-name="ro1">
          <table:table-cell office:value-type="string">
            <text:p>MPIN</text:p>
          </table:table-cell>
          <table:table-cell office:value-type="string">
            <text:p>Message Processing International, Inc.</text:p>
          </table:table-cell>
        </table:table-row>
        <table:table-row table:style-name="ro1">
          <table:table-cell office:value-type="string">
            <text:p>MPLN</text:p>
          </table:table-cell>
          <table:table-cell office:value-type="string">
            <text:p>MultiPlan Corporation</text:p>
          </table:table-cell>
        </table:table-row>
        <table:table-row table:style-name="ro1">
          <table:table-cell office:value-type="string">
            <text:p>MPLX</text:p>
          </table:table-cell>
          <table:table-cell office:value-type="string">
            <text:p>MPLX LP</text:p>
          </table:table-cell>
        </table:table-row>
        <table:table-row table:style-name="ro1">
          <table:table-cell office:value-type="string">
            <text:p>MPML</text:p>
          </table:table-cell>
          <table:table-cell office:value-type="string">
            <text:p>MPM Technologies, Inc.</text:p>
          </table:table-cell>
        </table:table-row>
        <table:table-row table:style-name="ro1">
          <table:table-cell office:value-type="string">
            <text:p>MPRG</text:p>
          </table:table-cell>
          <table:table-cell office:value-type="string">
            <text:p>Motion Picture Group, Inc. (The)</text:p>
          </table:table-cell>
        </table:table-row>
        <table:table-row table:style-name="ro1">
          <table:table-cell office:value-type="string">
            <text:p>MPV</text:p>
          </table:table-cell>
          <table:table-cell office:value-type="string">
            <text:p>Barings Participation Investors</text:p>
          </table:table-cell>
        </table:table-row>
        <table:table-row table:style-name="ro1">
          <table:table-cell office:value-type="string">
            <text:p>MPVR</text:p>
          </table:table-cell>
          <table:table-cell office:value-type="string">
            <text:p>MP Ventures, Inc.</text:p>
          </table:table-cell>
        </table:table-row>
        <table:table-row table:style-name="ro1">
          <table:table-cell office:value-type="string">
            <text:p>MPW</text:p>
          </table:table-cell>
          <table:table-cell office:value-type="string">
            <text:p>Medical Properties Trust Inc</text:p>
          </table:table-cell>
        </table:table-row>
        <table:table-row table:style-name="ro1">
          <table:table-cell office:value-type="string">
            <text:p>MPWR</text:p>
          </table:table-cell>
          <table:table-cell office:value-type="string">
            <text:p>Monolithic Power Systems Inc</text:p>
          </table:table-cell>
        </table:table-row>
        <table:table-row table:style-name="ro1">
          <table:table-cell office:value-type="string">
            <text:p>MPX</text:p>
          </table:table-cell>
          <table:table-cell office:value-type="string">
            <text:p>Marine Products Corp</text:p>
          </table:table-cell>
        </table:table-row>
        <table:table-row table:style-name="ro1">
          <table:table-cell office:value-type="string">
            <text:p>MQT</text:p>
          </table:table-cell>
          <table:table-cell office:value-type="string">
            <text:p>BlackRock MuniYield Quality Fund II Inc</text:p>
          </table:table-cell>
        </table:table-row>
        <table:table-row table:style-name="ro1">
          <table:table-cell office:value-type="string">
            <text:p>MQY</text:p>
          </table:table-cell>
          <table:table-cell office:value-type="string">
            <text:p>BlackRock MuniYield Quality Fund Inc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Montage Resources Corp</text:p>
          </table:table-cell>
        </table:table-row>
        <table:table-row table:style-name="ro1">
          <table:table-cell office:value-type="string">
            <text:p>MRAB</text:p>
          </table:table-cell>
          <table:table-cell office:value-type="string">
            <text:p>Mirae Bancorp</text:p>
          </table:table-cell>
        </table:table-row>
        <table:table-row table:style-name="ro1">
          <table:table-cell office:value-type="string">
            <text:p>MRAM</text:p>
          </table:table-cell>
          <table:table-cell office:value-type="string">
            <text:p>Everspin Technologies Inc</text:p>
          </table:table-cell>
        </table:table-row>
        <table:table-row table:style-name="ro1">
          <table:table-cell office:value-type="string">
            <text:p>MRBK</text:p>
          </table:table-cell>
          <table:table-cell office:value-type="string">
            <text:p>Meridian Corp</text:p>
          </table:table-cell>
        </table:table-row>
        <table:table-row table:style-name="ro1">
          <table:table-cell office:value-type="string">
            <text:p>MRC</text:p>
          </table:table-cell>
          <table:table-cell office:value-type="string">
            <text:p>MRC Global Inc</text:p>
          </table:table-cell>
        </table:table-row>
        <table:table-row table:style-name="ro1">
          <table:table-cell office:value-type="string">
            <text:p>MRCC</text:p>
          </table:table-cell>
          <table:table-cell office:value-type="string">
            <text:p>Monroe Capital Corp</text:p>
          </table:table-cell>
        </table:table-row>
        <table:table-row table:style-name="ro1">
          <table:table-cell office:value-type="string">
            <text:p>MRCR</text:p>
          </table:table-cell>
          <table:table-cell office:value-type="string">
            <text:p>Moro Corporation</text:p>
          </table:table-cell>
        </table:table-row>
        <table:table-row table:style-name="ro1">
          <table:table-cell office:value-type="string">
            <text:p>MRCY</text:p>
          </table:table-cell>
          <table:table-cell office:value-type="string">
            <text:p>Mercury Systems Inc</text:p>
          </table:table-cell>
        </table:table-row>
        <table:table-row table:style-name="ro1">
          <table:table-cell office:value-type="string">
            <text:p>MRDY</text:p>
          </table:table-cell>
          <table:table-cell office:value-type="string">
            <text:p>Mobile Ready Entertainment Corp.</text:p>
          </table:table-cell>
        </table:table-row>
        <table:table-row table:style-name="ro1">
          <table:table-cell office:value-type="string">
            <text:p>MREO</text:p>
          </table:table-cell>
          <table:table-cell office:value-type="string">
            <text:p>Mereo Biopharma Group PLC</text:p>
          </table:table-cell>
        </table:table-row>
        <table:table-row table:style-name="ro1">
          <table:table-cell office:value-type="string">
            <text:p>MRGE</text:p>
          </table:table-cell>
          <table:table-cell office:value-type="string">
            <text:p>Mirage Energy Corporation </text:p>
          </table:table-cell>
        </table:table-row>
        <table:table-row table:style-name="ro1">
          <table:table-cell office:value-type="string">
            <text:p>MRIB</text:p>
          </table:table-cell>
          <table:table-cell office:value-type="string">
            <text:p>Marani Brands, Inc.</text:p>
          </table:table-cell>
        </table:table-row>
        <table:table-row table:style-name="ro1">
          <table:table-cell office:value-type="string">
            <text:p>MRIN</text:p>
          </table:table-cell>
          <table:table-cell office:value-type="string">
            <text:p>Marin Software Inc</text:p>
          </table:table-cell>
        </table:table-row>
        <table:table-row table:style-name="ro1">
          <table:table-cell office:value-type="string">
            <text:p>MRJT</text:p>
          </table:table-cell>
          <table:table-cell office:value-type="string">
            <text:p>3D Makerjet Inc.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string">
            <text:p>Merck &amp; Co Inc</text:p>
          </table:table-cell>
        </table:table-row>
        <table:table-row table:style-name="ro1">
          <table:table-cell office:value-type="string">
            <text:p>MRKR</text:p>
          </table:table-cell>
          <table:table-cell office:value-type="string">
            <text:p>Marker Therapeutics Inc</text:p>
          </table:table-cell>
        </table:table-row>
        <table:table-row table:style-name="ro1">
          <table:table-cell office:value-type="string">
            <text:p>MRKR</text:p>
          </table:table-cell>
          <table:table-cell office:value-type="string">
            <text:p>Marker Therapeutics Inc</text:p>
          </table:table-cell>
        </table:table-row>
        <table:table-row table:style-name="ro1">
          <table:table-cell office:value-type="string">
            <text:p>MRLN</text:p>
          </table:table-cell>
          <table:table-cell office:value-type="string">
            <text:p>Marlin Business Services Corp</text:p>
          </table:table-cell>
        </table:table-row>
        <table:table-row table:style-name="ro1">
          <table:table-cell office:value-type="string">
            <text:p>MRMD</text:p>
          </table:table-cell>
          <table:table-cell office:value-type="string">
            <text:p>MariMed Inc.</text:p>
          </table:table-cell>
        </table:table-row>
        <table:table-row table:style-name="ro1">
          <table:table-cell office:value-type="string">
            <text:p>MRNA</text:p>
          </table:table-cell>
          <table:table-cell office:value-type="string">
            <text:p>Moderna Inc</text:p>
          </table:table-cell>
        </table:table-row>
        <table:table-row table:style-name="ro1">
          <table:table-cell office:value-type="string">
            <text:p>MRNJ</text:p>
          </table:table-cell>
          <table:table-cell office:value-type="string">
            <text:p>Metatron Inc</text:p>
          </table:table-cell>
        </table:table-row>
        <table:table-row table:style-name="ro1">
          <table:table-cell office:value-type="string">
            <text:p>MRNS</text:p>
          </table:table-cell>
          <table:table-cell office:value-type="string">
            <text:p>Marinus Pharmaceuticals Inc</text:p>
          </table:table-cell>
        </table:table-row>
        <table:table-row table:style-name="ro1">
          <table:table-cell office:value-type="string">
            <text:p>MRO</text:p>
          </table:table-cell>
          <table:table-cell office:value-type="string">
            <text:p>Marathon Oil Corp</text:p>
          </table:table-cell>
        </table:table-row>
        <table:table-row table:style-name="ro1">
          <table:table-cell office:value-type="string">
            <text:p>MRPI</text:p>
          </table:table-cell>
          <table:table-cell office:value-type="string">
            <text:p>Mera Pharmaceuticals, Inc.</text:p>
          </table:table-cell>
        </table:table-row>
        <table:table-row table:style-name="ro1">
          <table:table-cell office:value-type="string">
            <text:p>MRPS</text:p>
          </table:table-cell>
          <table:table-cell office:value-type="string">
            <text:p>Microphonics, Inc.</text:p>
          </table:table-cell>
        </table:table-row>
        <table:table-row table:style-name="ro1">
          <table:table-cell office:value-type="string">
            <text:p>MRPT</text:p>
          </table:table-cell>
          <table:table-cell office:value-type="string">
            <text:p>MacReport.Net, Inc. (The)</text:p>
          </table:table-cell>
        </table:table-row>
        <table:table-row table:style-name="ro1">
          <table:table-cell office:value-type="string">
            <text:p>MRSN</text:p>
          </table:table-cell>
          <table:table-cell office:value-type="string">
            <text:p>Mersana Therapeutics Inc</text:p>
          </table:table-cell>
        </table:table-row>
        <table:table-row table:style-name="ro1">
          <table:table-cell office:value-type="string">
            <text:p>MRTN</text:p>
          </table:table-cell>
          <table:table-cell office:value-type="string">
            <text:p>Marten Transport Ltd</text:p>
          </table:table-cell>
        </table:table-row>
        <table:table-row table:style-name="ro1">
          <table:table-cell office:value-type="string">
            <text:p>MRTX</text:p>
          </table:table-cell>
          <table:table-cell office:value-type="string">
            <text:p>Mirati Therapeutics Inc</text:p>
          </table:table-cell>
        </table:table-row>
        <table:table-row table:style-name="ro1">
          <table:table-cell office:value-type="string">
            <text:p>MRUS</text:p>
          </table:table-cell>
          <table:table-cell office:value-type="string">
            <text:p>Merus NV</text:p>
          </table:table-cell>
        </table:table-row>
        <table:table-row table:style-name="ro1">
          <table:table-cell office:value-type="string">
            <text:p>MRVI</text:p>
          </table:table-cell>
          <table:table-cell office:value-type="string">
            <text:p>Maravai LifeSciences Holdings Inc</text:p>
          </table:table-cell>
        </table:table-row>
        <table:table-row table:style-name="ro1">
          <table:table-cell office:value-type="string">
            <text:p>MRVL</text:p>
          </table:table-cell>
          <table:table-cell office:value-type="string">
            <text:p>Marvell Technology Group Ltd</text:p>
          </table:table-cell>
        </table:table-row>
        <table:table-row table:style-name="ro1">
          <table:table-cell office:value-type="string">
            <text:p>MRZM</text:p>
          </table:table-cell>
          <table:table-cell office:value-type="string">
            <text:p>Marizyme, Inc.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A</text:p>
          </table:table-cell>
          <table:table-cell office:value-type="string">
            <text:p>MSA Safety Inc</text:p>
          </table:table-cell>
        </table:table-row>
        <table:table-row table:style-name="ro1">
          <table:table-cell office:value-type="string">
            <text:p>MS-A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B</text:p>
          </table:table-cell>
          <table:table-cell office:value-type="string">
            <text:p>Mesabi Trust</text:p>
          </table:table-cell>
        </table:table-row>
        <table:table-row table:style-name="ro1">
          <table:table-cell office:value-type="string">
            <text:p>MSBC</text:p>
          </table:table-cell>
          <table:table-cell office:value-type="string">
            <text:p>Mission Bancorp</text:p>
          </table:table-cell>
        </table:table-row>
        <table:table-row table:style-name="ro1">
          <table:table-cell office:value-type="string">
            <text:p>MSBF</text:p>
          </table:table-cell>
          <table:table-cell office:value-type="string">
            <text:p>MSB Financial Corp-MD</text:p>
          </table:table-cell>
        </table:table-row>
        <table:table-row table:style-name="ro1">
          <table:table-cell office:value-type="string">
            <text:p>MSBHF</text:p>
          </table:table-cell>
          <table:table-cell office:value-type="string">
            <text:p>Mitsubishi Corp.</text:p>
          </table:table-cell>
        </table:table-row>
        <table:table-row table:style-name="ro1">
          <table:table-cell office:value-type="string">
            <text:p>MSBHY</text:p>
          </table:table-cell>
          <table:table-cell office:value-type="string">
            <text:p>Mitsubishi Corp.</text:p>
          </table:table-cell>
        </table:table-row>
        <table:table-row table:style-name="ro1">
          <table:table-cell office:value-type="string">
            <text:p>MSBI</text:p>
          </table:table-cell>
          <table:table-cell office:value-type="string">
            <text:p>Midland States Bancorp Inc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string">
            <text:p>Studio City International Holdings Ltd</text:p>
          </table:table-cell>
        </table:table-row>
        <table:table-row table:style-name="ro1">
          <table:table-cell office:value-type="string">
            <text:p>MSCI</text:p>
          </table:table-cell>
          <table:table-cell office:value-type="string">
            <text:p>MSCI Inc</text:p>
          </table:table-cell>
        </table:table-row>
        <table:table-row table:style-name="ro1">
          <table:table-cell office:value-type="string">
            <text:p>MSD</text:p>
          </table:table-cell>
          <table:table-cell office:value-type="string">
            <text:p>Morgan Stanley Emerging Markets Debt Fund Inc</text:p>
          </table:table-cell>
        </table:table-row>
        <table:table-row table:style-name="ro1">
          <table:table-cell office:value-type="string">
            <text:p>MS-E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ET</text:p>
          </table:table-cell>
          <table:table-cell office:value-type="string">
            <text:p>Madison Sports &amp; Entertainment Group, Inc.</text:p>
          </table:table-cell>
        </table:table-row>
        <table:table-row table:style-name="ro1">
          <table:table-cell office:value-type="string">
            <text:p>MSEX</text:p>
          </table:table-cell>
          <table:table-cell office:value-type="string">
            <text:p>Middlesex Water Co</text:p>
          </table:table-cell>
        </table:table-row>
        <table:table-row table:style-name="ro1">
          <table:table-cell office:value-type="string">
            <text:p>MSEZ</text:p>
          </table:table-cell>
          <table:table-cell office:value-type="string">
            <text:p>Media Sentiment, Inc.</text:p>
          </table:table-cell>
        </table:table-row>
        <table:table-row table:style-name="ro1">
          <table:table-cell office:value-type="string">
            <text:p>MS-F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FN</text:p>
          </table:table-cell>
          <table:table-cell office:value-type="string">
            <text:p>Mainstreet Financial Corp.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string">
            <text:p>Microsoft Corp</text:p>
          </table:table-cell>
        </table:table-row>
        <table:table-row table:style-name="ro1">
          <table:table-cell office:value-type="string">
            <text:p>MSGE</text:p>
          </table:table-cell>
          <table:table-cell office:value-type="string">
            <text:p>Madison Square Garden Entertainment Corp</text:p>
          </table:table-cell>
        </table:table-row>
        <table:table-row table:style-name="ro1">
          <table:table-cell office:value-type="string">
            <text:p>MSGN</text:p>
          </table:table-cell>
          <table:table-cell office:value-type="string">
            <text:p>MSG Networks Inc</text:p>
          </table:table-cell>
        </table:table-row>
        <table:table-row table:style-name="ro1">
          <table:table-cell office:value-type="string">
            <text:p>MSGS</text:p>
          </table:table-cell>
          <table:table-cell office:value-type="string">
            <text:p>Madison Square Garden Sports C</text:p>
          </table:table-cell>
        </table:table-row>
        <table:table-row table:style-name="ro1">
          <table:table-cell office:value-type="string">
            <text:p>MSHE</text:p>
          </table:table-cell>
          <table:table-cell office:value-type="string">
            <text:p>MSH Entertainment Corp.</text:p>
          </table:table-cell>
        </table:table-row>
        <table:table-row table:style-name="ro1">
          <table:table-cell office:value-type="string">
            <text:p>MSI</text:p>
          </table:table-cell>
          <table:table-cell office:value-type="string">
            <text:p>Motorola Solutions Inc</text:p>
          </table:table-cell>
        </table:table-row>
        <table:table-row table:style-name="ro1">
          <table:table-cell office:value-type="string">
            <text:p>MS-I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IU</text:p>
          </table:table-cell>
          <table:table-cell office:value-type="string">
            <text:p>Medical Supply International USA, Inc.</text:p>
          </table:table-cell>
        </table:table-row>
        <table:table-row table:style-name="ro1">
          <table:table-cell office:value-type="string">
            <text:p>MS-K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-L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LM</text:p>
          </table:table-cell>
          <table:table-cell office:value-type="string">
            <text:p>Mascot Silver-Lead Mines, Inc.</text:p>
          </table:table-cell>
        </table:table-row>
        <table:table-row table:style-name="ro1">
          <table:table-cell office:value-type="string">
            <text:p>MSLP</text:p>
          </table:table-cell>
          <table:table-cell office:value-type="string">
            <text:p>MusclePharm Corp.</text:p>
          </table:table-cell>
        </table:table-row>
        <table:table-row table:style-name="ro1">
          <table:table-cell office:value-type="string">
            <text:p>MSLXP</text:p>
          </table:table-cell>
          <table:table-cell office:value-type="string">
            <text:p>Midsouth Bancorp, Inc.</text:p>
          </table:table-cell>
        </table:table-row>
        <table:table-row table:style-name="ro1">
          <table:table-cell office:value-type="string">
            <text:p>MSM</text:p>
          </table:table-cell>
          <table:table-cell office:value-type="string">
            <text:p>MSC Industrial Direct Co Inc</text:p>
          </table:table-cell>
        </table:table-row>
        <table:table-row table:style-name="ro1">
          <table:table-cell office:value-type="string">
            <text:p>MSMY</text:p>
          </table:table-cell>
          <table:table-cell office:value-type="string">
            <text:p>MC Endeavors, Inc.</text:p>
          </table:table-cell>
        </table:table-row>
        <table:table-row table:style-name="ro1">
          <table:table-cell office:value-type="string">
            <text:p>MSN</text:p>
          </table:table-cell>
          <table:table-cell office:value-type="string">
            <text:p>Emerson Radio Corp</text:p>
          </table:table-cell>
        </table:table-row>
        <table:table-row table:style-name="ro1">
          <table:table-cell office:value-type="string">
            <text:p>MSOF</text:p>
          </table:table-cell>
          <table:table-cell office:value-type="string">
            <text:p>Multi Soft II, Inc. </text:p>
          </table:table-cell>
        </table:table-row>
        <table:table-row table:style-name="ro1">
          <table:table-cell office:value-type="string">
            <text:p>MSON</text:p>
          </table:table-cell>
          <table:table-cell office:value-type="string">
            <text:p>Misonix Inc</text:p>
          </table:table-cell>
        </table:table-row>
        <table:table-row table:style-name="ro1">
          <table:table-cell office:value-type="string">
            <text:p>MSP</text:p>
          </table:table-cell>
          <table:table-cell office:value-type="string">
            <text:p>Datto Holding Corp</text:p>
          </table:table-cell>
        </table:table-row>
        <table:table-row table:style-name="ro1">
          <table:table-cell office:value-type="string">
            <text:p>MSPC</text:p>
          </table:table-cell>
          <table:table-cell office:value-type="string">
            <text:p>Metrospaces, Inc.</text:p>
          </table:table-cell>
        </table:table-row>
        <table:table-row table:style-name="ro1">
          <table:table-cell office:value-type="string">
            <text:p>MSRT</text:p>
          </table:table-cell>
          <table:table-cell office:value-type="string">
            <text:p>MassRoots, Inc.</text:p>
          </table:table-cell>
        </table:table-row>
        <table:table-row table:style-name="ro1">
          <table:table-cell office:value-type="string">
            <text:p>MSSEL</text:p>
          </table:table-cell>
          <table:table-cell office:value-type="string">
            <text:p>Massachusetts Electric Co.</text:p>
          </table:table-cell>
        </table:table-row>
        <table:table-row table:style-name="ro1">
          <table:table-cell office:value-type="string">
            <text:p>MSSI</text:p>
          </table:table-cell>
          <table:table-cell office:value-type="string">
            <text:p>Medical Staffing Solutions, Inc.</text:p>
          </table:table-cell>
        </table:table-row>
        <table:table-row table:style-name="ro1">
          <table:table-cell office:value-type="string">
            <text:p>MSSV</text:p>
          </table:table-cell>
          <table:table-cell office:value-type="string">
            <text:p>Meso Numismatics, Inc.</text:p>
          </table:table-cell>
        </table:table-row>
        <table:table-row table:style-name="ro1">
          <table:table-cell office:value-type="string">
            <text:p>MSTF</text:p>
          </table:table-cell>
          <table:table-cell office:value-type="string">
            <text:p>Monarch Staffing, Inc.</text:p>
          </table:table-cell>
        </table:table-row>
        <table:table-row table:style-name="ro1">
          <table:table-cell office:value-type="string">
            <text:p>MSTG</text:p>
          </table:table-cell>
          <table:table-cell office:value-type="string">
            <text:p>Mustang Alliances, Inc.</text:p>
          </table:table-cell>
        </table:table-row>
        <table:table-row table:style-name="ro1">
          <table:table-cell office:value-type="string">
            <text:p>MSTLW</text:p>
          </table:table-cell>
          <table:table-cell office:value-type="string">
            <text:p>Morgan Stanley</text:p>
          </table:table-cell>
        </table:table-row>
        <table:table-row table:style-name="ro1">
          <table:table-cell office:value-type="string">
            <text:p>MSTO</text:p>
          </table:table-cell>
          <table:table-cell office:value-type="string">
            <text:p>Masterbeat Corp</text:p>
          </table:table-cell>
        </table:table-row>
        <table:table-row table:style-name="ro1">
          <table:table-cell office:value-type="string">
            <text:p>MSTR</text:p>
          </table:table-cell>
          <table:table-cell office:value-type="string">
            <text:p>MicroStrategy Inc</text:p>
          </table:table-cell>
        </table:table-row>
        <table:table-row table:style-name="ro1">
          <table:table-cell office:value-type="string">
            <text:p>MSVB</text:p>
          </table:table-cell>
          <table:table-cell office:value-type="string">
            <text:p>Mid-Southern Bancorp Inc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ArcelorMittal</text:p>
          </table:table-cell>
        </table:table-row>
        <table:table-row table:style-name="ro1">
          <table:table-cell office:value-type="string">
            <text:p>MTA</text:p>
          </table:table-cell>
          <table:table-cell office:value-type="string">
            <text:p>Metalla Royalty &amp; Streaming Ltd</text:p>
          </table:table-cell>
        </table:table-row>
        <table:table-row table:style-name="ro1">
          <table:table-cell office:value-type="string">
            <text:p>MTB</text:p>
          </table:table-cell>
          <table:table-cell office:value-type="string">
            <text:p>M&amp;T Bank Corp</text:p>
          </table:table-cell>
        </table:table-row>
        <table:table-row table:style-name="ro1">
          <table:table-cell office:value-type="string">
            <text:p>MTBC</text:p>
          </table:table-cell>
          <table:table-cell office:value-type="string">
            <text:p>MTBC Inc</text:p>
          </table:table-cell>
        </table:table-row>
        <table:table-row table:style-name="ro1">
          <table:table-cell office:value-type="string">
            <text:p>MTBCP</text:p>
          </table:table-cell>
          <table:table-cell office:value-type="string">
            <text:p>MTBC Inc</text:p>
          </table:table-cell>
        </table:table-row>
        <table:table-row table:style-name="ro1">
          <table:table-cell office:value-type="string">
            <text:p>MTC</text:p>
          </table:table-cell>
          <table:table-cell office:value-type="string">
            <text:p>MMTEC Inc</text:p>
          </table:table-cell>
        </table:table-row>
        <table:table-row table:style-name="ro1">
          <table:table-cell office:value-type="string">
            <text:p>MTCH</text:p>
          </table:table-cell>
          <table:table-cell office:value-type="string">
            <text:p>Match Group Inc</text:p>
          </table:table-cell>
        </table:table-row>
        <table:table-row table:style-name="ro1">
          <table:table-cell office:value-type="string">
            <text:p>MTD</text:p>
          </table:table-cell>
          <table:table-cell office:value-type="string">
            <text:p>Mettler-Toledo International Inc</text:p>
          </table:table-cell>
        </table:table-row>
        <table:table-row table:style-name="ro1">
          <table:table-cell office:value-type="string">
            <text:p>MTDR</text:p>
          </table:table-cell>
          <table:table-cell office:value-type="string">
            <text:p>Matador Resources Co</text:p>
          </table:table-cell>
        </table:table-row>
        <table:table-row table:style-name="ro1">
          <table:table-cell office:value-type="string">
            <text:p>MTEM</text:p>
          </table:table-cell>
          <table:table-cell office:value-type="string">
            <text:p>Molecular Templates Inc</text:p>
          </table:table-cell>
        </table:table-row>
        <table:table-row table:style-name="ro1">
          <table:table-cell office:value-type="string">
            <text:p>MTEX</text:p>
          </table:table-cell>
          <table:table-cell office:value-type="string">
            <text:p>Mannatech Inc</text:p>
          </table:table-cell>
        </table:table-row>
        <table:table-row table:style-name="ro1">
          <table:table-cell office:value-type="string">
            <text:p>MTFBF</text:p>
          </table:table-cell>
          <table:table-cell office:value-type="string">
            <text:p>MOTIF BIO PLC</text:p>
          </table:table-cell>
        </table:table-row>
        <table:table-row table:style-name="ro1">
          <table:table-cell office:value-type="string">
            <text:p>MTFC</text:p>
          </table:table-cell>
          <table:table-cell office:value-type="string">
            <text:p>Minster Financial Corp.</text:p>
          </table:table-cell>
        </table:table-row>
        <table:table-row table:style-name="ro1">
          <table:table-cell office:value-type="string">
            <text:p>MTG</text:p>
          </table:table-cell>
          <table:table-cell office:value-type="string">
            <text:p>MGIC Investment Corp</text:p>
          </table:table-cell>
        </table:table-row>
        <table:table-row table:style-name="ro1">
          <table:table-cell office:value-type="string">
            <text:p>MTH</text:p>
          </table:table-cell>
          <table:table-cell office:value-type="string">
            <text:p>Meritage Homes Corp</text:p>
          </table:table-cell>
        </table:table-row>
        <table:table-row table:style-name="ro1">
          <table:table-cell office:value-type="string">
            <text:p>MTL</text:p>
          </table:table-cell>
          <table:table-cell office:value-type="string">
            <text:p>Mechel PJSC</text:p>
          </table:table-cell>
        </table:table-row>
        <table:table-row table:style-name="ro1">
          <table:table-cell office:value-type="string">
            <text:p>MTL-</text:p>
          </table:table-cell>
          <table:table-cell office:value-type="string">
            <text:p>Mechel PJSC</text:p>
          </table:table-cell>
        </table:table-row>
        <table:table-row table:style-name="ro1">
          <table:table-cell office:value-type="string">
            <text:p>MTLI</text:p>
          </table:table-cell>
          <table:table-cell office:value-type="string">
            <text:p>Metaline Contact Mines</text:p>
          </table:table-cell>
        </table:table-row>
        <table:table-row table:style-name="ro1">
          <table:table-cell office:value-type="string">
            <text:p>MTLQU</text:p>
          </table:table-cell>
          <table:table-cell office:value-type="string">
            <text:p>Motors Liquidation Company GUC Trust</text:p>
          </table:table-cell>
        </table:table-row>
        <table:table-row table:style-name="ro1">
          <table:table-cell office:value-type="string">
            <text:p>MTLS</text:p>
          </table:table-cell>
          <table:table-cell office:value-type="string">
            <text:p>Materialise NV</text:p>
          </table:table-cell>
        </table:table-row>
        <table:table-row table:style-name="ro1">
          <table:table-cell office:value-type="string">
            <text:p>MTMW</text:p>
          </table:table-cell>
          <table:table-cell office:value-type="string">
            <text:p>Matmown, Inc.</text:p>
          </table:table-cell>
        </table:table-row>
        <table:table-row table:style-name="ro1">
          <table:table-cell office:value-type="string">
            <text:p>MTN</text:p>
          </table:table-cell>
          <table:table-cell office:value-type="string">
            <text:p>Vail Resorts Inc</text:p>
          </table:table-cell>
        </table:table-row>
        <table:table-row table:style-name="ro1">
          <table:table-cell office:value-type="string">
            <text:p>MTNB</text:p>
          </table:table-cell>
          <table:table-cell office:value-type="string">
            <text:p>Matinas BioPharma Holdings Inc</text:p>
          </table:table-cell>
        </table:table-row>
        <table:table-row table:style-name="ro1">
          <table:table-cell office:value-type="string">
            <text:p>MTNX</text:p>
          </table:table-cell>
          <table:table-cell office:value-type="string">
            <text:p>Meltronix, Inc.</text:p>
          </table:table-cell>
        </table:table-row>
        <table:table-row table:style-name="ro1">
          <table:table-cell office:value-type="string">
            <text:p>MTOR</text:p>
          </table:table-cell>
          <table:table-cell office:value-type="string">
            <text:p>Meritor Inc</text:p>
          </table:table-cell>
        </table:table-row>
        <table:table-row table:style-name="ro1">
          <table:table-cell office:value-type="string">
            <text:p>MTP</text:p>
          </table:table-cell>
          <table:table-cell office:value-type="string">
            <text:p>Midatech Pharma PLC</text:p>
          </table:table-cell>
        </table:table-row>
        <table:table-row table:style-name="ro1">
          <table:table-cell office:value-type="string">
            <text:p>MTPP</text:p>
          </table:table-cell>
          <table:table-cell office:value-type="string">
            <text:p>Mountain Top Properties, Inc.</text:p>
          </table:table-cell>
        </table:table-row>
        <table:table-row table:style-name="ro1">
          <table:table-cell office:value-type="string">
            <text:p>MTPR</text:p>
          </table:table-cell>
          <table:table-cell office:value-type="string">
            <text:p>MetaPower International, Inc.</text:p>
          </table:table-cell>
        </table:table-row>
        <table:table-row table:style-name="ro1">
          <table:table-cell office:value-type="string">
            <text:p>MTR</text:p>
          </table:table-cell>
          <table:table-cell office:value-type="string">
            <text:p>Mesa Royalty Trust</text:p>
          </table:table-cell>
        </table:table-row>
        <table:table-row table:style-name="ro1">
          <table:table-cell office:value-type="string">
            <text:p>MTRN</text:p>
          </table:table-cell>
          <table:table-cell office:value-type="string">
            <text:p>Materion Corp</text:p>
          </table:table-cell>
        </table:table-row>
        <table:table-row table:style-name="ro1">
          <table:table-cell office:value-type="string">
            <text:p>MTRO</text:p>
          </table:table-cell>
          <table:table-cell office:value-type="string">
            <text:p>Metro One Development, Inc.</text:p>
          </table:table-cell>
        </table:table-row>
        <table:table-row table:style-name="ro1">
          <table:table-cell office:value-type="string">
            <text:p>MTRT</text:p>
          </table:table-cell>
          <table:table-cell office:value-type="string">
            <text:p>Metal Arts Company, Inc.</text:p>
          </table:table-cell>
        </table:table-row>
        <table:table-row table:style-name="ro1">
          <table:table-cell office:value-type="string">
            <text:p>MTRX</text:p>
          </table:table-cell>
          <table:table-cell office:value-type="string">
            <text:p>Matrix Service Co</text:p>
          </table:table-cell>
        </table:table-row>
        <table:table-row table:style-name="ro1">
          <table:table-cell office:value-type="string">
            <text:p>MTSC</text:p>
          </table:table-cell>
          <table:table-cell office:value-type="string">
            <text:p>MTS Systems Corp</text:p>
          </table:table-cell>
        </table:table-row>
        <table:table-row table:style-name="ro1">
          <table:table-cell office:value-type="string">
            <text:p>MTSI</text:p>
          </table:table-cell>
          <table:table-cell office:value-type="string">
            <text:p>MACOM Technology Solutions Holdings Inc</text:p>
          </table:table-cell>
        </table:table-row>
        <table:table-row table:style-name="ro1">
          <table:table-cell office:value-type="string">
            <text:p>MTSL</text:p>
          </table:table-cell>
          <table:table-cell office:value-type="string">
            <text:p>MER Telemanagement Solutions Ltd</text:p>
          </table:table-cell>
        </table:table-row>
        <table:table-row table:style-name="ro1">
          <table:table-cell office:value-type="string">
            <text:p>MTST</text:p>
          </table:table-cell>
          <table:table-cell office:value-type="string">
            <text:p>MetaStat, Inc.</text:p>
          </table:table-cell>
        </table:table-row>
        <table:table-row table:style-name="ro1">
          <table:table-cell office:value-type="string">
            <text:p>MTT</text:p>
          </table:table-cell>
          <table:table-cell office:value-type="string">
            <text:p>Western Asset Municipal Defined Opportunity Trust Inc</text:p>
          </table:table-cell>
        </table:table-row>
        <table:table-row table:style-name="ro1">
          <table:table-cell office:value-type="string">
            <text:p>MTVX</text:p>
          </table:table-cell>
          <table:table-cell office:value-type="string">
            <text:p>APT Moto Vox Group Inc</text:p>
          </table:table-cell>
        </table:table-row>
        <table:table-row table:style-name="ro1">
          <table:table-cell office:value-type="string">
            <text:p>MTW</text:p>
          </table:table-cell>
          <table:table-cell office:value-type="string">
            <text:p>Manitowoc Co Inc-The</text:p>
          </table:table-cell>
        </table:table-row>
        <table:table-row table:style-name="ro1">
          <table:table-cell office:value-type="string">
            <text:p>MTWD</text:p>
          </table:table-cell>
          <table:table-cell office:value-type="string">
            <text:p>Metwood, Inc.</text:p>
          </table:table-cell>
        </table:table-row>
        <table:table-row table:style-name="ro1">
          <table:table-cell office:value-type="string">
            <text:p>MTX</text:p>
          </table:table-cell>
          <table:table-cell office:value-type="string">
            <text:p>Minerals Technologies Inc</text:p>
          </table:table-cell>
        </table:table-row>
        <table:table-row table:style-name="ro1">
          <table:table-cell office:value-type="string">
            <text:p>MTXS</text:p>
          </table:table-cell>
          <table:table-cell office:value-type="string">
            <text:p>Matches, Inc.</text:p>
          </table:table-cell>
        </table:table-row>
        <table:table-row table:style-name="ro1">
          <table:table-cell office:value-type="string">
            <text:p>MTZ</text:p>
          </table:table-cell>
          <table:table-cell office:value-type="string">
            <text:p>MasTec Inc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string">
            <text:p>Micron Technology Inc</text:p>
          </table:table-cell>
        </table:table-row>
        <table:table-row table:style-name="ro1">
          <table:table-cell office:value-type="string">
            <text:p>MUA</text:p>
          </table:table-cell>
          <table:table-cell office:value-type="string">
            <text:p>BlackRock MuniAssets Fund Inc</text:p>
          </table:table-cell>
        </table:table-row>
        <table:table-row table:style-name="ro1">
          <table:table-cell office:value-type="string">
            <text:p>MUC</text:p>
          </table:table-cell>
          <table:table-cell office:value-type="string">
            <text:p>BlackRock MuniHoldings California Quality Fund Inc</text:p>
          </table:table-cell>
        </table:table-row>
        <table:table-row table:style-name="ro1">
          <table:table-cell office:value-type="string">
            <text:p>MUE</text:p>
          </table:table-cell>
          <table:table-cell office:value-type="string">
            <text:p>BlackRock MuniHoldings Quality Fund II Inc</text:p>
          </table:table-cell>
        </table:table-row>
        <table:table-row table:style-name="ro1">
          <table:table-cell office:value-type="string">
            <text:p>MUEL</text:p>
          </table:table-cell>
          <table:table-cell office:value-type="string">
            <text:p>Mueller (PAUL) Co.</text:p>
          </table:table-cell>
        </table:table-row>
        <table:table-row table:style-name="ro1">
          <table:table-cell office:value-type="string">
            <text:p>MUFG</text:p>
          </table:table-cell>
          <table:table-cell office:value-type="string">
            <text:p>Mitsubishi UFJ Financial Group Inc</text:p>
          </table:table-cell>
        </table:table-row>
        <table:table-row table:style-name="ro1">
          <table:table-cell office:value-type="string">
            <text:p>MUH</text:p>
          </table:table-cell>
          <table:table-cell office:value-type="string">
            <text:p>BlackRock MuniHoldings Fund II Inc</text:p>
          </table:table-cell>
        </table:table-row>
        <table:table-row table:style-name="ro1">
          <table:table-cell office:value-type="string">
            <text:p>MUI</text:p>
          </table:table-cell>
          <table:table-cell office:value-type="string">
            <text:p>BlackRock Muni Intermediate Duration Fund Inc</text:p>
          </table:table-cell>
        </table:table-row>
        <table:table-row table:style-name="ro1">
          <table:table-cell office:value-type="string">
            <text:p>MUJ</text:p>
          </table:table-cell>
          <table:table-cell office:value-type="string">
            <text:p>BlackRock MuniHoldings New Jersey Quality Fund Inc</text:p>
          </table:table-cell>
        </table:table-row>
        <table:table-row table:style-name="ro1">
          <table:table-cell office:value-type="string">
            <text:p>MUR</text:p>
          </table:table-cell>
          <table:table-cell office:value-type="string">
            <text:p>Murphy Oil Corp</text:p>
          </table:table-cell>
        </table:table-row>
        <table:table-row table:style-name="ro1">
          <table:table-cell office:value-type="string">
            <text:p>MUS</text:p>
          </table:table-cell>
          <table:table-cell office:value-type="string">
            <text:p>BlackRock MuniHoldings Quality Fund Inc</text:p>
          </table:table-cell>
        </table:table-row>
        <table:table-row table:style-name="ro1">
          <table:table-cell office:value-type="string">
            <text:p>MUSA</text:p>
          </table:table-cell>
          <table:table-cell office:value-type="string">
            <text:p>Murphy USA Inc</text:p>
          </table:table-cell>
        </table:table-row>
        <table:table-row table:style-name="ro1">
          <table:table-cell office:value-type="string">
            <text:p>MUTM</text:p>
          </table:table-cell>
          <table:table-cell office:value-type="string">
            <text:p>Mutual Merchant Services, Inc.</text:p>
          </table:table-cell>
        </table:table-row>
        <table:table-row table:style-name="ro1">
          <table:table-cell office:value-type="string">
            <text:p>MUX</text:p>
          </table:table-cell>
          <table:table-cell office:value-type="string">
            <text:p>McEwen Mining Inc</text:p>
          </table:table-cell>
        </table:table-row>
        <table:table-row table:style-name="ro1">
          <table:table-cell office:value-type="string">
            <text:p>MVBF</text:p>
          </table:table-cell>
          <table:table-cell office:value-type="string">
            <text:p>MVB Financial Corp</text:p>
          </table:table-cell>
        </table:table-row>
        <table:table-row table:style-name="ro1">
          <table:table-cell office:value-type="string">
            <text:p>MVBY</text:p>
          </table:table-cell>
          <table:table-cell office:value-type="string">
            <text:p>My Vintage Baby, Inc.</text:p>
          </table:table-cell>
        </table:table-row>
        <table:table-row table:style-name="ro1">
          <table:table-cell office:value-type="string">
            <text:p>MVC</text:p>
          </table:table-cell>
          <table:table-cell office:value-type="string">
            <text:p>MVC Capital Inc</text:p>
          </table:table-cell>
        </table:table-row>
        <table:table-row table:style-name="ro1">
          <table:table-cell office:value-type="string">
            <text:p>MVEN</text:p>
          </table:table-cell>
          <table:table-cell office:value-type="string">
            <text:p>theMaven, Inc.</text:p>
          </table:table-cell>
        </table:table-row>
        <table:table-row table:style-name="ro1">
          <table:table-cell office:value-type="string">
            <text:p>MVES</text:p>
          </table:table-cell>
          <table:table-cell office:value-type="string">
            <text:p>The Movie Studio, Inc.</text:p>
          </table:table-cell>
        </table:table-row>
        <table:table-row table:style-name="ro1">
          <table:table-cell office:value-type="string">
            <text:p>MVF</text:p>
          </table:table-cell>
          <table:table-cell office:value-type="string">
            <text:p>BlackRock MuniVest Fund Inc</text:p>
          </table:table-cell>
        </table:table-row>
        <table:table-row table:style-name="ro1">
          <table:table-cell office:value-type="string">
            <text:p>MVIS</text:p>
          </table:table-cell>
          <table:table-cell office:value-type="string">
            <text:p>MicroVision Inc</text:p>
          </table:table-cell>
        </table:table-row>
        <table:table-row table:style-name="ro1">
          <table:table-cell office:value-type="string">
            <text:p>MVLY</text:p>
          </table:table-cell>
          <table:table-cell office:value-type="string">
            <text:p>Mission Valley Bancorp</text:p>
          </table:table-cell>
        </table:table-row>
        <table:table-row table:style-name="ro1">
          <table:table-cell office:value-type="string">
            <text:p>MVNT</text:p>
          </table:table-cell>
          <table:table-cell office:value-type="string">
            <text:p>MOVEMENT INDS CORP.</text:p>
          </table:table-cell>
        </table:table-row>
        <table:table-row table:style-name="ro1">
          <table:table-cell office:value-type="string">
            <text:p>MVO</text:p>
          </table:table-cell>
          <table:table-cell office:value-type="string">
            <text:p>MV Oil Trust</text:p>
          </table:table-cell>
        </table:table-row>
        <table:table-row table:style-name="ro1">
          <table:table-cell office:value-type="string">
            <text:p>MVPH</text:p>
          </table:table-cell>
          <table:table-cell office:value-type="string">
            <text:p>MVP Holdings, Inc.</text:p>
          </table:table-cell>
        </table:table-row>
        <table:table-row table:style-name="ro1">
          <table:table-cell office:value-type="string">
            <text:p>MVRK</text:p>
          </table:table-cell>
          <table:table-cell office:value-type="string">
            <text:p>Maverick Technology Solutions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string">
            <text:p>BlackRock MuniVest Fund II Inc</text:p>
          </table:table-cell>
        </table:table-row>
        <table:table-row table:style-name="ro1">
          <table:table-cell office:value-type="string">
            <text:p>MVXM</text:p>
          </table:table-cell>
          <table:table-cell office:value-type="string">
            <text:p>Moveix Inc.</text:p>
          </table:table-cell>
        </table:table-row>
        <table:table-row table:style-name="ro1">
          <table:table-cell office:value-type="string">
            <text:p>MWA</text:p>
          </table:table-cell>
          <table:table-cell office:value-type="string">
            <text:p>Mueller Water Products Inc</text:p>
          </table:table-cell>
        </table:table-row>
        <table:table-row table:style-name="ro1">
          <table:table-cell office:value-type="string">
            <text:p>MWK</text:p>
          </table:table-cell>
          <table:table-cell office:value-type="string">
            <text:p>Mohawk Group Holdings Inc</text:p>
          </table:table-cell>
        </table:table-row>
        <table:table-row table:style-name="ro1">
          <table:table-cell office:value-type="string">
            <text:p>MWWC</text:p>
          </table:table-cell>
          <table:table-cell office:value-type="string">
            <text:p>Marketing Worldwide Corp.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agnaChip Semiconductor Corp</text:p>
          </table:table-cell>
        </table:table-row>
        <table:table-row table:style-name="ro1">
          <table:table-cell office:value-type="string">
            <text:p>MXC</text:p>
          </table:table-cell>
          <table:table-cell office:value-type="string">
            <text:p>Mexco Energy Corp</text:p>
          </table:table-cell>
        </table:table-row>
        <table:table-row table:style-name="ro1">
          <table:table-cell office:value-type="string">
            <text:p>MXE</text:p>
          </table:table-cell>
          <table:table-cell office:value-type="string">
            <text:p>Mexico Equity &amp; Income Fund Inc-Fund</text:p>
          </table:table-cell>
        </table:table-row>
        <table:table-row table:style-name="ro1">
          <table:table-cell office:value-type="string">
            <text:p>MXF</text:p>
          </table:table-cell>
          <table:table-cell office:value-type="string">
            <text:p>Mexico Fund Inc-The</text:p>
          </table:table-cell>
        </table:table-row>
        <table:table-row table:style-name="ro1">
          <table:table-cell office:value-type="string">
            <text:p>MXIM</text:p>
          </table:table-cell>
          <table:table-cell office:value-type="string">
            <text:p>Maxim Integrated Products Inc</text:p>
          </table:table-cell>
        </table:table-row>
        <table:table-row table:style-name="ro1">
          <table:table-cell office:value-type="string">
            <text:p>MXL</text:p>
          </table:table-cell>
          <table:table-cell office:value-type="string">
            <text:p>MaxLinear Inc</text:p>
          </table:table-cell>
        </table:table-row>
        <table:table-row table:style-name="ro1">
          <table:table-cell office:value-type="string">
            <text:p>MXMG</text:p>
          </table:table-cell>
          <table:table-cell office:value-type="string">
            <text:p>Maxima Group, Inc.</text:p>
          </table:table-cell>
        </table:table-row>
        <table:table-row table:style-name="ro1">
          <table:table-cell office:value-type="string">
            <text:p>MXSG</text:p>
          </table:table-cell>
          <table:table-cell office:value-type="string">
            <text:p>Mexus Gold US</text:p>
          </table:table-cell>
        </table:table-row>
        <table:table-row table:style-name="ro1">
          <table:table-cell office:value-type="string">
            <text:p>MYBF</text:p>
          </table:table-cell>
          <table:table-cell office:value-type="string">
            <text:p>Muncy Bank Financial, Inc.</text:p>
          </table:table-cell>
        </table:table-row>
        <table:table-row table:style-name="ro1">
          <table:table-cell office:value-type="string">
            <text:p>MYC</text:p>
          </table:table-cell>
          <table:table-cell office:value-type="string">
            <text:p>BlackRock MuniYield California Fund Inc</text:p>
          </table:table-cell>
        </table:table-row>
        <table:table-row table:style-name="ro1">
          <table:table-cell office:value-type="string">
            <text:p>MYD</text:p>
          </table:table-cell>
          <table:table-cell office:value-type="string">
            <text:p>BlackRock MuniYield Fund Inc</text:p>
          </table:table-cell>
        </table:table-row>
        <table:table-row table:style-name="ro1">
          <table:table-cell office:value-type="string">
            <text:p>MYDP</text:p>
          </table:table-cell>
          <table:table-cell office:value-type="string">
            <text:p>Dougherty's Pharmacy, Inc.</text:p>
          </table:table-cell>
        </table:table-row>
        <table:table-row table:style-name="ro1">
          <table:table-cell office:value-type="string">
            <text:p>MYDX</text:p>
          </table:table-cell>
          <table:table-cell office:value-type="string">
            <text:p>MyDx, Inc.</text:p>
          </table:table-cell>
        </table:table-row>
        <table:table-row table:style-name="ro1">
          <table:table-cell office:value-type="string">
            <text:p>MYE</text:p>
          </table:table-cell>
          <table:table-cell office:value-type="string">
            <text:p>Myers Industries Inc</text:p>
          </table:table-cell>
        </table:table-row>
        <table:table-row table:style-name="ro1">
          <table:table-cell office:value-type="string">
            <text:p>MYF</text:p>
          </table:table-cell>
          <table:table-cell office:value-type="string">
            <text:p>BlackRock MuniYield Investment Fund</text:p>
          </table:table-cell>
        </table:table-row>
        <table:table-row table:style-name="ro1">
          <table:table-cell office:value-type="string">
            <text:p>MYFT</text:p>
          </table:table-cell>
          <table:table-cell office:value-type="string">
            <text:p>My Freightworld Technologies, Inc.</text:p>
          </table:table-cell>
        </table:table-row>
        <table:table-row table:style-name="ro1">
          <table:table-cell office:value-type="string">
            <text:p>MYFW</text:p>
          </table:table-cell>
          <table:table-cell office:value-type="string">
            <text:p>First Western Financial Inc</text:p>
          </table:table-cell>
        </table:table-row>
        <table:table-row table:style-name="ro1">
          <table:table-cell office:value-type="string">
            <text:p>MYGG</text:p>
          </table:table-cell>
          <table:table-cell office:value-type="string">
            <text:p>MyGo Games Holding Co.</text:p>
          </table:table-cell>
        </table:table-row>
        <table:table-row table:style-name="ro1">
          <table:table-cell office:value-type="string">
            <text:p>MYGN</text:p>
          </table:table-cell>
          <table:table-cell office:value-type="string">
            <text:p>Myriad Genetics Inc</text:p>
          </table:table-cell>
        </table:table-row>
        <table:table-row table:style-name="ro1">
          <table:table-cell office:value-type="string">
            <text:p>MYHA</text:p>
          </table:table-cell>
          <table:table-cell office:value-type="string">
            <text:p>My Healthy Access, Inc.</text:p>
          </table:table-cell>
        </table:table-row>
        <table:table-row table:style-name="ro1">
          <table:table-cell office:value-type="string">
            <text:p>MYHI</text:p>
          </table:table-cell>
          <table:table-cell office:value-type="string">
            <text:p>Mountain High Acquisitions Corp.</text:p>
          </table:table-cell>
        </table:table-row>
        <table:table-row table:style-name="ro1">
          <table:table-cell office:value-type="string">
            <text:p>MYI</text:p>
          </table:table-cell>
          <table:table-cell office:value-type="string">
            <text:p>BlackRock MuniYield Quality Fund III Inc</text:p>
          </table:table-cell>
        </table:table-row>
        <table:table-row table:style-name="ro1">
          <table:table-cell office:value-type="string">
            <text:p>MYJ</text:p>
          </table:table-cell>
          <table:table-cell office:value-type="string">
            <text:p>BlackRock MuniYield New Jersey Fund Inc</text:p>
          </table:table-cell>
        </table:table-row>
        <table:table-row table:style-name="ro1">
          <table:table-cell office:value-type="string">
            <text:p>MYL</text:p>
          </table:table-cell>
          <table:table-cell office:value-type="string">
            <text:p>Mylan NV</text:p>
          </table:table-cell>
        </table:table-row>
        <table:table-row table:style-name="ro1">
          <table:table-cell office:value-type="string">
            <text:p>MYN</text:p>
          </table:table-cell>
          <table:table-cell office:value-type="string">
            <text:p>BlackRock MuniYield New York Quality Fund Inc</text:p>
          </table:table-cell>
        </table:table-row>
        <table:table-row table:style-name="ro1">
          <table:table-cell office:value-type="string">
            <text:p>MYO</text:p>
          </table:table-cell>
          <table:table-cell office:value-type="string">
            <text:p>Myomo Inc</text:p>
          </table:table-cell>
        </table:table-row>
        <table:table-row table:style-name="ro1">
          <table:table-cell office:value-type="string">
            <text:p>MYOK</text:p>
          </table:table-cell>
          <table:table-cell office:value-type="string">
            <text:p>MyoKardia Inc</text:p>
          </table:table-cell>
        </table:table-row>
        <table:table-row table:style-name="ro1">
          <table:table-cell office:value-type="string">
            <text:p>MYOS</text:p>
          </table:table-cell>
          <table:table-cell office:value-type="string">
            <text:p>MYOS RENS Technology Inc</text:p>
          </table:table-cell>
        </table:table-row>
        <table:table-row table:style-name="ro1">
          <table:table-cell office:value-type="string">
            <text:p>MYOV</text:p>
          </table:table-cell>
          <table:table-cell office:value-type="string">
            <text:p>Myovant Sciences Ltd</text:p>
          </table:table-cell>
        </table:table-row>
        <table:table-row table:style-name="ro1">
          <table:table-cell office:value-type="string">
            <text:p>MYRG</text:p>
          </table:table-cell>
          <table:table-cell office:value-type="string">
            <text:p>MYR Group Inc</text:p>
          </table:table-cell>
        </table:table-row>
        <table:table-row table:style-name="ro1">
          <table:table-cell office:value-type="string">
            <text:p>MYRX</text:p>
          </table:table-cell>
          <table:table-cell office:value-type="string">
            <text:p>Myrexis, Inc.</text:p>
          </table:table-cell>
        </table:table-row>
        <table:table-row table:style-name="ro1">
          <table:table-cell office:value-type="string">
            <text:p>MYSN</text:p>
          </table:table-cell>
          <table:table-cell office:value-type="string">
            <text:p>Myson Group, Inc.</text:p>
          </table:table-cell>
        </table:table-row>
        <table:table-row table:style-name="ro1">
          <table:table-cell office:value-type="string">
            <text:p>MYSZ</text:p>
          </table:table-cell>
          <table:table-cell office:value-type="string">
            <text:p>My Size Inc</text:p>
          </table:table-cell>
        </table:table-row>
        <table:table-row table:style-name="ro1">
          <table:table-cell office:value-type="string">
            <text:p>MYT</text:p>
          </table:table-cell>
          <table:table-cell office:value-type="string">
            <text:p>Urban Tea Inc</text:p>
          </table:table-cell>
        </table:table-row>
        <table:table-row table:style-name="ro1">
          <table:table-cell office:value-type="string">
            <text:p>MZA</text:p>
          </table:table-cell>
          <table:table-cell office:value-type="string">
            <text:p>BlackRock MuniYield Arizona Fund Inc</text:p>
          </table:table-cell>
        </table:table-row>
        <table:table-row table:style-name="ro1">
          <table:table-cell office:value-type="string">
            <text:p>MZEIQ</text:p>
          </table:table-cell>
          <table:table-cell office:value-type="string">
            <text:p>Medizone International, Inc.</text:p>
          </table:table-cell>
        </table:table-row>
        <table:table-row table:style-name="ro1">
          <table:table-cell office:value-type="string">
            <text:p>MZTAQ</text:p>
          </table:table-cell>
          <table:table-cell office:value-type="string">
            <text:p>Mizati Luxury Alloy Wheels, Inc.</text:p>
          </table:table-cell>
        </table:table-row>
        <table:table-row table:style-name="ro1">
          <table:table-cell office:value-type="string">
            <text:p>NABA</text:p>
          </table:table-cell>
          <table:table-cell office:value-type="string">
            <text:p>National Bancshares, Inc.</text:p>
          </table:table-cell>
        </table:table-row>
        <table:table-row table:style-name="ro1">
          <table:table-cell office:value-type="string">
            <text:p>NAC</text:p>
          </table:table-cell>
          <table:table-cell office:value-type="string">
            <text:p>Nuveen California Quality Municipal Income Fund</text:p>
          </table:table-cell>
        </table:table-row>
        <table:table-row table:style-name="ro1">
          <table:table-cell office:value-type="string">
            <text:p>NAD</text:p>
          </table:table-cell>
          <table:table-cell office:value-type="string">
            <text:p>Nuveen Quality Municipal Income Fund</text:p>
          </table:table-cell>
        </table:table-row>
        <table:table-row table:style-name="ro1">
          <table:table-cell office:value-type="string">
            <text:p>NADA</text:p>
          </table:table-cell>
          <table:table-cell office:value-type="string">
            <text:p>North American DataCom, Inc.</text:p>
          </table:table-cell>
        </table:table-row>
        <table:table-row table:style-name="ro1">
          <table:table-cell office:value-type="string">
            <text:p>NAEX</text:p>
          </table:table-cell>
          <table:table-cell office:value-type="string">
            <text:p>National Art Exchange, Inc.</text:p>
          </table:table-cell>
        </table:table-row>
        <table:table-row table:style-name="ro1">
          <table:table-cell office:value-type="string">
            <text:p>NAFS</text:p>
          </table:table-cell>
          <table:table-cell office:value-type="string">
            <text:p>North America Frac Sand, Inc.</text:p>
          </table:table-cell>
        </table:table-row>
        <table:table-row table:style-name="ro1">
          <table:table-cell office:value-type="string">
            <text:p>NAII</text:p>
          </table:table-cell>
          <table:table-cell office:value-type="string">
            <text:p>Natural Alternatives International Inc</text:p>
          </table:table-cell>
        </table:table-row>
        <table:table-row table:style-name="ro1">
          <table:table-cell office:value-type="string">
            <text:p>NAK</text:p>
          </table:table-cell>
          <table:table-cell office:value-type="string">
            <text:p>Northern Dynasty Minerals Ltd</text:p>
          </table:table-cell>
        </table:table-row>
        <table:table-row table:style-name="ro1">
          <table:table-cell office:value-type="string">
            <text:p>NAKD</text:p>
          </table:table-cell>
          <table:table-cell office:value-type="string">
            <text:p>Naked Brand Group Ltd</text:p>
          </table:table-cell>
        </table:table-row>
        <table:table-row table:style-name="ro1">
          <table:table-cell office:value-type="string">
            <text:p>NAN</text:p>
          </table:table-cell>
          <table:table-cell office:value-type="string">
            <text:p>Nuveen New York Quality Municipal Income Fund</text:p>
          </table:table-cell>
        </table:table-row>
        <table:table-row table:style-name="ro1">
          <table:table-cell office:value-type="string">
            <text:p>NANX</text:p>
          </table:table-cell>
          <table:table-cell office:value-type="string">
            <text:p>Nanophase Technologies Corp.</text:p>
          </table:table-cell>
        </table:table-row>
        <table:table-row table:style-name="ro1">
          <table:table-cell office:value-type="string">
            <text:p>NAOV</text:p>
          </table:table-cell>
          <table:table-cell office:value-type="string">
            <text:p>NanoVibronix Inc</text:p>
          </table:table-cell>
        </table:table-row>
        <table:table-row table:style-name="ro1">
          <table:table-cell office:value-type="string">
            <text:p>NARI</text:p>
          </table:table-cell>
          <table:table-cell office:value-type="string">
            <text:p>Inari Medical Inc</text:p>
          </table:table-cell>
        </table:table-row>
        <table:table-row table:style-name="ro1">
          <table:table-cell office:value-type="string">
            <text:p>NASB</text:p>
          </table:table-cell>
          <table:table-cell office:value-type="string">
            <text:p>NASB Financial, Inc.</text:p>
          </table:table-cell>
        </table:table-row>
        <table:table-row table:style-name="ro1">
          <table:table-cell office:value-type="string">
            <text:p>NAT</text:p>
          </table:table-cell>
          <table:table-cell office:value-type="string">
            <text:p>Nordic American Tankers Ltd</text:p>
          </table:table-cell>
        </table:table-row>
        <table:table-row table:style-name="ro1">
          <table:table-cell office:value-type="string">
            <text:p>NATH</text:p>
          </table:table-cell>
          <table:table-cell office:value-type="string">
            <text:p>Nathan's Famous Inc</text:p>
          </table:table-cell>
        </table:table-row>
        <table:table-row table:style-name="ro1">
          <table:table-cell office:value-type="string">
            <text:p>NATI</text:p>
          </table:table-cell>
          <table:table-cell office:value-type="string">
            <text:p>National Instruments Corp</text:p>
          </table:table-cell>
        </table:table-row>
        <table:table-row table:style-name="ro1">
          <table:table-cell office:value-type="string">
            <text:p>NATR</text:p>
          </table:table-cell>
          <table:table-cell office:value-type="string">
            <text:p>Nature's Sunshine Products Inc</text:p>
          </table:table-cell>
        </table:table-row>
        <table:table-row table:style-name="ro1">
          <table:table-cell office:value-type="string">
            <text:p>NAUH</text:p>
          </table:table-cell>
          <table:table-cell office:value-type="string">
            <text:p>National American University Holdings, Inc.</text:p>
          </table:table-cell>
        </table:table-row>
        <table:table-row table:style-name="ro1">
          <table:table-cell office:value-type="string">
            <text:p>NAV</text:p>
          </table:table-cell>
          <table:table-cell office:value-type="string">
            <text:p>Navistar International Corp</text:p>
          </table:table-cell>
        </table:table-row>
        <table:table-row table:style-name="ro1">
          <table:table-cell office:value-type="string">
            <text:p>NAVB</text:p>
          </table:table-cell>
          <table:table-cell office:value-type="string">
            <text:p>Navidea Biopharmaceuticals Inc</text:p>
          </table:table-cell>
        </table:table-row>
        <table:table-row table:style-name="ro1">
          <table:table-cell office:value-type="string">
            <text:p>NAVI</text:p>
          </table:table-cell>
          <table:table-cell office:value-type="string">
            <text:p>Navient Corp</text:p>
          </table:table-cell>
        </table:table-row>
        <table:table-row table:style-name="ro1">
          <table:table-cell office:value-type="string">
            <text:p>NAZ</text:p>
          </table:table-cell>
          <table:table-cell office:value-type="string">
            <text:p>Nuveen Arizona Quality Municipal Income Fund</text:p>
          </table:table-cell>
        </table:table-row>
        <table:table-row table:style-name="ro1">
          <table:table-cell office:value-type="string">
            <text:p>NBAC</text:p>
          </table:table-cell>
          <table:table-cell office:value-type="string">
            <text:p>Newborn Acquisition Corp</text:p>
          </table:table-cell>
        </table:table-row>
        <table:table-row table:style-name="ro1">
          <table:table-cell office:value-type="string">
            <text:p>NBACU</text:p>
          </table:table-cell>
          <table:table-cell office:value-type="string">
            <text:p>Newborn Acquisition Corp</text:p>
          </table:table-cell>
        </table:table-row>
        <table:table-row table:style-name="ro1">
          <table:table-cell office:value-type="string">
            <text:p>NBB</text:p>
          </table:table-cell>
          <table:table-cell office:value-type="string">
            <text:p>Nuveen Taxable Municipal Income Fund</text:p>
          </table:table-cell>
        </table:table-row>
        <table:table-row table:style-name="ro1">
          <table:table-cell office:value-type="string">
            <text:p>NBDR</text:p>
          </table:table-cell>
          <table:table-cell office:value-type="string">
            <text:p>No Borders, Inc.</text:p>
          </table:table-cell>
        </table:table-row>
        <table:table-row table:style-name="ro1">
          <table:table-cell office:value-type="string">
            <text:p>NBEV</text:p>
          </table:table-cell>
          <table:table-cell office:value-type="string">
            <text:p>New Age Beverages Corp</text:p>
          </table:table-cell>
        </table:table-row>
        <table:table-row table:style-name="ro1">
          <table:table-cell office:value-type="string">
            <text:p>NBGV</text:p>
          </table:table-cell>
          <table:table-cell office:value-type="string">
            <text:p>NewBridge Global Ventures, Inc.</text:p>
          </table:table-cell>
        </table:table-row>
        <table:table-row table:style-name="ro1">
          <table:table-cell office:value-type="string">
            <text:p>NBH</text:p>
          </table:table-cell>
          <table:table-cell office:value-type="string">
            <text:p>Neuberger Berman Municipal Fund Inc</text:p>
          </table:table-cell>
        </table:table-row>
        <table:table-row table:style-name="ro1">
          <table:table-cell office:value-type="string">
            <text:p>NBHC</text:p>
          </table:table-cell>
          <table:table-cell office:value-type="string">
            <text:p>National Bank Holdings Corp</text:p>
          </table:table-cell>
        </table:table-row>
        <table:table-row table:style-name="ro1">
          <table:table-cell office:value-type="string">
            <text:p>NBIO</text:p>
          </table:table-cell>
          <table:table-cell office:value-type="string">
            <text:p>Nascent Biotech Inc.</text:p>
          </table:table-cell>
        </table:table-row>
        <table:table-row table:style-name="ro1">
          <table:table-cell office:value-type="string">
            <text:p>NBIX</text:p>
          </table:table-cell>
          <table:table-cell office:value-type="string">
            <text:p>Neurocrine Biosciences Inc</text:p>
          </table:table-cell>
        </table:table-row>
        <table:table-row table:style-name="ro1">
          <table:table-cell office:value-type="string">
            <text:p>NBL</text:p>
          </table:table-cell>
          <table:table-cell office:value-type="string">
            <text:p>Noble Energy Inc</text:p>
          </table:table-cell>
        </table:table-row>
        <table:table-row table:style-name="ro1">
          <table:table-cell office:value-type="string">
            <text:p>NBL</text:p>
          </table:table-cell>
          <table:table-cell office:value-type="string">
            <text:p>Noble Energy Inc</text:p>
          </table:table-cell>
        </table:table-row>
        <table:table-row table:style-name="ro1">
          <table:table-cell office:value-type="string">
            <text:p>NBLX</text:p>
          </table:table-cell>
          <table:table-cell office:value-type="string">
            <text:p>Noble Midstream Partners LP</text:p>
          </table:table-cell>
        </table:table-row>
        <table:table-row table:style-name="ro1">
          <table:table-cell office:value-type="string">
            <text:p>NBLX</text:p>
          </table:table-cell>
          <table:table-cell office:value-type="string">
            <text:p>Noble Midstream Partners LP</text:p>
          </table:table-cell>
        </table:table-row>
        <table:table-row table:style-name="ro1">
          <table:table-cell office:value-type="string">
            <text:p>NBN</text:p>
          </table:table-cell>
          <table:table-cell office:value-type="string">
            <text:p>Northeast Bank</text:p>
          </table:table-cell>
        </table:table-row>
        <table:table-row table:style-name="ro1">
          <table:table-cell office:value-type="string">
            <text:p>NBO</text:p>
          </table:table-cell>
          <table:table-cell office:value-type="string">
            <text:p>Neuberger Berman New York Municipal Fund Inc</text:p>
          </table:table-cell>
        </table:table-row>
        <table:table-row table:style-name="ro1">
          <table:table-cell office:value-type="string">
            <text:p>NBR</text:p>
          </table:table-cell>
          <table:table-cell office:value-type="string">
            <text:p>Nabors Industries Ltd</text:p>
          </table:table-cell>
        </table:table-row>
        <table:table-row table:style-name="ro1">
          <table:table-cell office:value-type="string">
            <text:p>NBR-A</text:p>
          </table:table-cell>
          <table:table-cell office:value-type="string">
            <text:p>Nabors Industries Ltd</text:p>
          </table:table-cell>
        </table:table-row>
        <table:table-row table:style-name="ro1">
          <table:table-cell office:value-type="string">
            <text:p>NBRI</text:p>
          </table:table-cell>
          <table:table-cell office:value-type="string">
            <text:p>North Bay Resources, Inc.</text:p>
          </table:table-cell>
        </table:table-row>
        <table:table-row table:style-name="ro1">
          <table:table-cell office:value-type="string">
            <text:p>NBRV</text:p>
          </table:table-cell>
          <table:table-cell office:value-type="string">
            <text:p>Nabriva Therapeutics PLC</text:p>
          </table:table-cell>
        </table:table-row>
        <table:table-row table:style-name="ro1">
          <table:table-cell office:value-type="string">
            <text:p>NBRY</text:p>
          </table:table-cell>
          <table:table-cell office:value-type="string">
            <text:p>Newberry Specialty Bakers, Inc.</text:p>
          </table:table-cell>
        </table:table-row>
        <table:table-row table:style-name="ro1">
          <table:table-cell office:value-type="string">
            <text:p>NBSE</text:p>
          </table:table-cell>
          <table:table-cell office:value-type="string">
            <text:p>NeuBase Therapeutics Inc</text:p>
          </table:table-cell>
        </table:table-row>
        <table:table-row table:style-name="ro1">
          <table:table-cell office:value-type="string">
            <text:p>NBTB</text:p>
          </table:table-cell>
          <table:table-cell office:value-type="string">
            <text:p>NBT Bancorp Inc</text:p>
          </table:table-cell>
        </table:table-row>
        <table:table-row table:style-name="ro1">
          <table:table-cell office:value-type="string">
            <text:p>NBVG</text:p>
          </table:table-cell>
          <table:table-cell office:value-type="string">
            <text:p>NutriPure Beverages, Inc.</text:p>
          </table:table-cell>
        </table:table-row>
        <table:table-row table:style-name="ro1">
          <table:table-cell office:value-type="string">
            <text:p>NBW</text:p>
          </table:table-cell>
          <table:table-cell office:value-type="string">
            <text:p>Neuberger Berman California Municipal Fund Inc</text:p>
          </table:table-cell>
        </table:table-row>
        <table:table-row table:style-name="ro1">
          <table:table-cell office:value-type="string">
            <text:p>NBY</text:p>
          </table:table-cell>
          <table:table-cell office:value-type="string">
            <text:p>NovaBay Pharmaceuticals Inc</text:p>
          </table:table-cell>
        </table:table-row>
        <table:table-row table:style-name="ro1">
          <table:table-cell office:value-type="string">
            <text:p>NC</text:p>
          </table:table-cell>
          <table:table-cell office:value-type="string">
            <text:p>NACCO Industries Inc</text:p>
          </table:table-cell>
        </table:table-row>
        <table:table-row table:style-name="ro1">
          <table:table-cell office:value-type="string">
            <text:p>NCA</text:p>
          </table:table-cell>
          <table:table-cell office:value-type="string">
            <text:p>Nuveen California Municipal Value Fund Inc</text:p>
          </table:table-cell>
        </table:table-row>
        <table:table-row table:style-name="ro1">
          <table:table-cell office:value-type="string">
            <text:p>NCAP</text:p>
          </table:table-cell>
          <table:table-cell office:value-type="string">
            <text:p>Northsight Capital, Inc.</text:p>
          </table:table-cell>
        </table:table-row>
        <table:table-row table:style-name="ro1">
          <table:table-cell office:value-type="string">
            <text:p>NCB</text:p>
          </table:table-cell>
          <table:table-cell office:value-type="string">
            <text:p>Nuveen California Municipal Value Fund 2</text:p>
          </table:table-cell>
        </table:table-row>
        <table:table-row table:style-name="ro1">
          <table:table-cell office:value-type="string">
            <text:p>NCBS</text:p>
          </table:table-cell>
          <table:table-cell office:value-type="string">
            <text:p>Nicolet Bankshares Inc</text:p>
          </table:table-cell>
        </table:table-row>
        <table:table-row table:style-name="ro1">
          <table:table-cell office:value-type="string">
            <text:p>NCEN</text:p>
          </table:table-cell>
          <table:table-cell office:value-type="string">
            <text:p>Nacel Energy Corp.</text:p>
          </table:table-cell>
        </table:table-row>
        <table:table-row table:style-name="ro1">
          <table:table-cell office:value-type="string">
            <text:p>NCLH</text:p>
          </table:table-cell>
          <table:table-cell office:value-type="string">
            <text:p>Norwegian Cruise Line Holdings Ltd</text:p>
          </table:table-cell>
        </table:table-row>
        <table:table-row table:style-name="ro1">
          <table:table-cell office:value-type="string">
            <text:p>NCMI</text:p>
          </table:table-cell>
          <table:table-cell office:value-type="string">
            <text:p>National CineMedia Inc</text:p>
          </table:table-cell>
        </table:table-row>
        <table:table-row table:style-name="ro1">
          <table:table-cell office:value-type="string">
            <text:p>NCNA</text:p>
          </table:table-cell>
          <table:table-cell office:value-type="string">
            <text:p>NuCana PLC</text:p>
          </table:table-cell>
        </table:table-row>
        <table:table-row table:style-name="ro1">
          <table:table-cell office:value-type="string">
            <text:p>NCNO</text:p>
          </table:table-cell>
          <table:table-cell office:value-type="string">
            <text:p>nCino Inc</text:p>
          </table:table-cell>
        </table:table-row>
        <table:table-row table:style-name="ro1">
          <table:table-cell office:value-type="string">
            <text:p>NCR</text:p>
          </table:table-cell>
          <table:table-cell office:value-type="string">
            <text:p>NCR Corp</text:p>
          </table:table-cell>
        </table:table-row>
        <table:table-row table:style-name="ro1">
          <table:table-cell office:value-type="string">
            <text:p>NCRA</text:p>
          </table:table-cell>
          <table:table-cell office:value-type="string">
            <text:p>Nocera Inc.</text:p>
          </table:table-cell>
        </table:table-row>
        <table:table-row table:style-name="ro1">
          <table:table-cell office:value-type="string">
            <text:p>NCSM</text:p>
          </table:table-cell>
          <table:table-cell office:value-type="string">
            <text:p>NCS Multistage Holdings Inc</text:p>
          </table:table-cell>
        </table:table-row>
        <table:table-row table:style-name="ro1">
          <table:table-cell office:value-type="string">
            <text:p>NCTW</text:p>
          </table:table-cell>
          <table:table-cell office:value-type="string">
            <text:p>Nascent Wine Company, Inc.</text:p>
          </table:table-cell>
        </table:table-row>
        <table:table-row table:style-name="ro1">
          <table:table-cell office:value-type="string">
            <text:p>NCTY</text:p>
          </table:table-cell>
          <table:table-cell office:value-type="string">
            <text:p>The9 Ltd</text:p>
          </table:table-cell>
        </table:table-row>
        <table:table-row table:style-name="ro1">
          <table:table-cell office:value-type="string">
            <text:p>NCV</text:p>
          </table:table-cell>
          <table:table-cell office:value-type="string">
            <text:p>AllianzGI Convertible &amp; Income Fund</text:p>
          </table:table-cell>
        </table:table-row>
        <table:table-row table:style-name="ro1">
          <table:table-cell office:value-type="string">
            <text:p>NCV-A</text:p>
          </table:table-cell>
          <table:table-cell office:value-type="string">
            <text:p>AllianzGI Convertible &amp; Income Fund</text:p>
          </table:table-cell>
        </table:table-row>
        <table:table-row table:style-name="ro1">
          <table:table-cell office:value-type="string">
            <text:p>NCZ</text:p>
          </table:table-cell>
          <table:table-cell office:value-type="string">
            <text:p>AllianzGI Convertible &amp; Income Fund II</text:p>
          </table:table-cell>
        </table:table-row>
        <table:table-row table:style-name="ro1">
          <table:table-cell office:value-type="string">
            <text:p>NCZ-A</text:p>
          </table:table-cell>
          <table:table-cell office:value-type="string">
            <text:p>AllianzGI Convertible &amp; Income Fund II</text:p>
          </table:table-cell>
        </table:table-row>
        <table:table-row table:style-name="ro1">
          <table:table-cell office:value-type="string">
            <text:p>NDAQ</text:p>
          </table:table-cell>
          <table:table-cell office:value-type="string">
            <text:p>Nasdaq Inc</text:p>
          </table:table-cell>
        </table:table-row>
        <table:table-row table:style-name="ro1">
          <table:table-cell office:value-type="string">
            <text:p>NDDG</text:p>
          </table:table-cell>
          <table:table-cell office:value-type="string">
            <text:p>Nudg Media Inc.</text:p>
          </table:table-cell>
        </table:table-row>
        <table:table-row table:style-name="ro1">
          <table:table-cell office:value-type="string">
            <text:p>NDEV</text:p>
          </table:table-cell>
          <table:table-cell office:value-type="string">
            <text:p>Novus Acquisition &amp; Development Corp.</text:p>
          </table:table-cell>
        </table:table-row>
        <table:table-row table:style-name="ro1">
          <table:table-cell office:value-type="string">
            <text:p>NDLS</text:p>
          </table:table-cell>
          <table:table-cell office:value-type="string">
            <text:p>Noodles &amp; Co</text:p>
          </table:table-cell>
        </table:table-row>
        <table:table-row table:style-name="ro1">
          <table:table-cell office:value-type="string">
            <text:p>NDP</text:p>
          </table:table-cell>
          <table:table-cell office:value-type="string">
            <text:p>Tortoise Energy Independence Fund Inc</text:p>
          </table:table-cell>
        </table:table-row>
        <table:table-row table:style-name="ro1">
          <table:table-cell office:value-type="string">
            <text:p>NDRA</text:p>
          </table:table-cell>
          <table:table-cell office:value-type="string">
            <text:p>ENDRA Life Sciences Inc</text:p>
          </table:table-cell>
        </table:table-row>
        <table:table-row table:style-name="ro1">
          <table:table-cell office:value-type="string">
            <text:p>NDSN</text:p>
          </table:table-cell>
          <table:table-cell office:value-type="string">
            <text:p>Nordson Corp</text:p>
          </table:table-cell>
        </table:table-row>
        <table:table-row table:style-name="ro1">
          <table:table-cell office:value-type="string">
            <text:p>NDVN</text:p>
          </table:table-cell>
          <table:table-cell office:value-type="string">
            <text:p>nDivision Inc.</text:p>
          </table:table-cell>
        </table:table-row>
        <table:table-row table:style-name="ro1">
          <table:table-cell office:value-type="string">
            <text:p>NDVR</text:p>
          </table:table-cell>
          <table:table-cell office:value-type="string">
            <text:p>New Dover Capital Corp.</text:p>
          </table:table-cell>
        </table:table-row>
        <table:table-row table:style-name="ro1">
          <table:table-cell office:value-type="string">
            <text:p>NDXFF</text:p>
          </table:table-cell>
          <table:table-cell office:value-type="string">
            <text:p>NovaDx Ventures Corp.</text:p>
          </table:table-cell>
        </table:table-row>
        <table:table-row table:style-name="ro1">
          <table:table-cell office:value-type="string">
            <text:p>NDYN</text:p>
          </table:table-cell>
          <table:table-cell office:value-type="string">
            <text:p>NAERODYNAMICS, INC.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oble Corp plc</text:p>
          </table:table-cell>
        </table:table-row>
        <table:table-row table:style-name="ro1">
          <table:table-cell office:value-type="string">
            <text:p>NEA</text:p>
          </table:table-cell>
          <table:table-cell office:value-type="string">
            <text:p>Nuveen AMT-Free Quality Municipal Income Fund</text:p>
          </table:table-cell>
        </table:table-row>
        <table:table-row table:style-name="ro1">
          <table:table-cell office:value-type="string">
            <text:p>NEBU</text:p>
          </table:table-cell>
          <table:table-cell office:value-type="string">
            <text:p>Nebula Acquisition Corp</text:p>
          </table:table-cell>
        </table:table-row>
        <table:table-row table:style-name="ro1">
          <table:table-cell office:value-type="string">
            <text:p>NEBUU</text:p>
          </table:table-cell>
          <table:table-cell office:value-type="string">
            <text:p>Nebula Acquisition Corp</text:p>
          </table:table-cell>
        </table:table-row>
        <table:table-row table:style-name="ro1">
          <table:table-cell office:value-type="string">
            <text:p>NECA</text:p>
          </table:table-cell>
          <table:table-cell office:value-type="string">
            <text:p>New America Energy Corp.</text:p>
          </table:table-cell>
        </table:table-row>
        <table:table-row table:style-name="ro1">
          <table:table-cell office:value-type="string">
            <text:p>NECB</text:p>
          </table:table-cell>
          <table:table-cell office:value-type="string">
            <text:p>Northeast Community Bancorp, Inc.</text:p>
          </table:table-cell>
        </table:table-row>
        <table:table-row table:style-name="ro1">
          <table:table-cell office:value-type="string">
            <text:p>NEE</text:p>
          </table:table-cell>
          <table:table-cell office:value-type="string">
            <text:p>NextEra Energy Inc</text:p>
          </table:table-cell>
        </table:table-row>
        <table:table-row table:style-name="ro1">
          <table:table-cell office:value-type="string">
            <text:p>NEEB</text:p>
          </table:table-cell>
          <table:table-cell office:value-type="string">
            <text:p>Nebraska Book Holdings, Inc.</text:p>
          </table:table-cell>
        </table:table-row>
        <table:table-row table:style-name="ro1">
          <table:table-cell office:value-type="string">
            <text:p>NEE-I</text:p>
          </table:table-cell>
          <table:table-cell office:value-type="string">
            <text:p>NextEra Energy Capital Holdings Inc</text:p>
          </table:table-cell>
        </table:table-row>
        <table:table-row table:style-name="ro1">
          <table:table-cell office:value-type="string">
            <text:p>NEE-J</text:p>
          </table:table-cell>
          <table:table-cell office:value-type="string">
            <text:p>NextEra Energy Capital Holdings Inc</text:p>
          </table:table-cell>
        </table:table-row>
        <table:table-row table:style-name="ro1">
          <table:table-cell office:value-type="string">
            <text:p>NEE-K</text:p>
          </table:table-cell>
          <table:table-cell office:value-type="string">
            <text:p>NextEra Energy Capital Holdings Inc</text:p>
          </table:table-cell>
        </table:table-row>
        <table:table-row table:style-name="ro1">
          <table:table-cell office:value-type="string">
            <text:p>NEE-N</text:p>
          </table:table-cell>
          <table:table-cell office:value-type="string">
            <text:p>NextEra Energy Capital Holdings Inc</text:p>
          </table:table-cell>
        </table:table-row>
        <table:table-row table:style-name="ro1">
          <table:table-cell office:value-type="string">
            <text:p>NEE-O</text:p>
          </table:table-cell>
          <table:table-cell office:value-type="string">
            <text:p>NextEra Energy Inc</text:p>
          </table:table-cell>
        </table:table-row>
        <table:table-row table:style-name="ro1">
          <table:table-cell office:value-type="string">
            <text:p>NEIK</text:p>
          </table:table-cell>
          <table:table-cell office:value-type="string">
            <text:p>Northstar Electronics Inc.</text:p>
          </table:table-cell>
        </table:table-row>
        <table:table-row table:style-name="ro1">
          <table:table-cell office:value-type="string">
            <text:p>NEM</text:p>
          </table:table-cell>
          <table:table-cell office:value-type="string">
            <text:p>Newmont Goldcorp Corp</text:p>
          </table:table-cell>
        </table:table-row>
        <table:table-row table:style-name="ro1">
          <table:table-cell office:value-type="string">
            <text:p>NEMD</text:p>
          </table:table-cell>
          <table:table-cell office:value-type="string">
            <text:p>iNeedMD Holdings, Inc.</text:p>
          </table:table-cell>
        </table:table-row>
        <table:table-row table:style-name="ro1">
          <table:table-cell office:value-type="string">
            <text:p>NEN</text:p>
          </table:table-cell>
          <table:table-cell office:value-type="string">
            <text:p>New England Realty Associates LP</text:p>
          </table:table-cell>
        </table:table-row>
        <table:table-row table:style-name="ro1">
          <table:table-cell office:value-type="string">
            <text:p>NEO</text:p>
          </table:table-cell>
          <table:table-cell office:value-type="string">
            <text:p>NeoGenomics Inc</text:p>
          </table:table-cell>
        </table:table-row>
        <table:table-row table:style-name="ro1">
          <table:table-cell office:value-type="string">
            <text:p>NEOG</text:p>
          </table:table-cell>
          <table:table-cell office:value-type="string">
            <text:p>Neogen Corp</text:p>
          </table:table-cell>
        </table:table-row>
        <table:table-row table:style-name="ro1">
          <table:table-cell office:value-type="string">
            <text:p>NEOM</text:p>
          </table:table-cell>
          <table:table-cell office:value-type="string">
            <text:p>NeoMedia Technologies, Inc.</text:p>
          </table:table-cell>
        </table:table-row>
        <table:table-row table:style-name="ro1">
          <table:table-cell office:value-type="string">
            <text:p>NEON</text:p>
          </table:table-cell>
          <table:table-cell office:value-type="string">
            <text:p>Neonode Inc</text:p>
          </table:table-cell>
        </table:table-row>
        <table:table-row table:style-name="ro1">
          <table:table-cell office:value-type="string">
            <text:p>NEOS</text:p>
          </table:table-cell>
          <table:table-cell office:value-type="string">
            <text:p>Neos Therapeutics Inc</text:p>
          </table:table-cell>
        </table:table-row>
        <table:table-row table:style-name="ro1">
          <table:table-cell office:value-type="string">
            <text:p>NEP</text:p>
          </table:table-cell>
          <table:table-cell office:value-type="string">
            <text:p>NextEra Energy Partners LP</text:p>
          </table:table-cell>
        </table:table-row>
        <table:table-row table:style-name="ro1">
          <table:table-cell office:value-type="string">
            <text:p>NEPH</text:p>
          </table:table-cell>
          <table:table-cell office:value-type="string">
            <text:p>Nephros Inc</text:p>
          </table:table-cell>
        </table:table-row>
        <table:table-row table:style-name="ro1">
          <table:table-cell office:value-type="string">
            <text:p>NEPT</text:p>
          </table:table-cell>
          <table:table-cell office:value-type="string">
            <text:p>Neptune Wellness Solutions Inc</text:p>
          </table:table-cell>
        </table:table-row>
        <table:table-row table:style-name="ro1">
          <table:table-cell office:value-type="string">
            <text:p>NERG</text:p>
          </table:table-cell>
          <table:table-cell office:value-type="string">
            <text:p>NuTech Energy Resources, Inc.</text:p>
          </table:table-cell>
        </table:table-row>
        <table:table-row table:style-name="ro1">
          <table:table-cell office:value-type="string">
            <text:p>NERV</text:p>
          </table:table-cell>
          <table:table-cell office:value-type="string">
            <text:p>Minerva Neurosciences Inc</text:p>
          </table:table-cell>
        </table:table-row>
        <table:table-row table:style-name="ro1">
          <table:table-cell office:value-type="string">
            <text:p>NES</text:p>
          </table:table-cell>
          <table:table-cell office:value-type="string">
            <text:p>Nuverra Environmental Solutions Inc</text:p>
          </table:table-cell>
        </table:table-row>
        <table:table-row table:style-name="ro1">
          <table:table-cell office:value-type="string">
            <text:p>NESR</text:p>
          </table:table-cell>
          <table:table-cell office:value-type="string">
            <text:p>National Energy Services Reunited Corp</text:p>
          </table:table-cell>
        </table:table-row>
        <table:table-row table:style-name="ro1">
          <table:table-cell office:value-type="string">
            <text:p>NESW</text:p>
          </table:table-cell>
          <table:table-cell office:value-type="string">
            <text:p>New England Service Co.</text:p>
          </table:table-cell>
        </table:table-row>
        <table:table-row table:style-name="ro1">
          <table:table-cell office:value-type="string">
            <text:p>NET</text:p>
          </table:table-cell>
          <table:table-cell office:value-type="string">
            <text:p>CloudFlare Inc</text:p>
          </table:table-cell>
        </table:table-row>
        <table:table-row table:style-name="ro1">
          <table:table-cell office:value-type="string">
            <text:p>NETE</text:p>
          </table:table-cell>
          <table:table-cell office:value-type="string">
            <text:p>Net Element Inc</text:p>
          </table:table-cell>
        </table:table-row>
        <table:table-row table:style-name="ro1">
          <table:table-cell office:value-type="string">
            <text:p>NETO</text:p>
          </table:table-cell>
          <table:table-cell office:value-type="string">
            <text:p>NetObjects, Inc.</text:p>
          </table:table-cell>
        </table:table-row>
        <table:table-row table:style-name="ro1">
          <table:table-cell office:value-type="string">
            <text:p>NEU</text:p>
          </table:table-cell>
          <table:table-cell office:value-type="string">
            <text:p>NewMarket Corp</text:p>
          </table:table-cell>
        </table:table-row>
        <table:table-row table:style-name="ro1">
          <table:table-cell office:value-type="string">
            <text:p>NEUN</text:p>
          </table:table-cell>
          <table:table-cell office:value-type="string">
            <text:p>NeuroGenesis, Inc.</text:p>
          </table:table-cell>
        </table:table-row>
        <table:table-row table:style-name="ro1">
          <table:table-cell office:value-type="string">
            <text:p>NEV</text:p>
          </table:table-cell>
          <table:table-cell office:value-type="string">
            <text:p>Nuveen Enhanced Municipal Value Fund</text:p>
          </table:table-cell>
        </table:table-row>
        <table:table-row table:style-name="ro1">
          <table:table-cell office:value-type="string">
            <text:p>NEVE</text:p>
          </table:table-cell>
          <table:table-cell office:value-type="string">
            <text:p>Nevo Energy, Inc.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Puxin Ltd</text:p>
          </table:table-cell>
        </table:table-row>
        <table:table-row table:style-name="ro1">
          <table:table-cell office:value-type="string">
            <text:p>NEWA</text:p>
          </table:table-cell>
          <table:table-cell office:value-type="string">
            <text:p>Newater Technology Inc</text:p>
          </table:table-cell>
        </table:table-row>
        <table:table-row table:style-name="ro1">
          <table:table-cell office:value-type="string">
            <text:p>NEWG</text:p>
          </table:table-cell>
          <table:table-cell office:value-type="string">
            <text:p>NewGen BioPharma Corp.</text:p>
          </table:table-cell>
        </table:table-row>
        <table:table-row table:style-name="ro1">
          <table:table-cell office:value-type="string">
            <text:p>NEWR</text:p>
          </table:table-cell>
          <table:table-cell office:value-type="string">
            <text:p>New Relic Inc</text:p>
          </table:table-cell>
        </table:table-row>
        <table:table-row table:style-name="ro1">
          <table:table-cell office:value-type="string">
            <text:p>NEWT</text:p>
          </table:table-cell>
          <table:table-cell office:value-type="string">
            <text:p>Newtek Business Services Corp</text:p>
          </table:table-cell>
        </table:table-row>
        <table:table-row table:style-name="ro1">
          <table:table-cell office:value-type="string">
            <text:p>NEWTL</text:p>
          </table:table-cell>
          <table:table-cell office:value-type="string">
            <text:p>Newtek Business Services Corp</text:p>
          </table:table-cell>
        </table:table-row>
        <table:table-row table:style-name="ro1">
          <table:table-cell office:value-type="string">
            <text:p>NEX</text:p>
          </table:table-cell>
          <table:table-cell office:value-type="string">
            <text:p>NexTier Oilfield Solutions Inc</text:p>
          </table:table-cell>
        </table:table-row>
        <table:table-row table:style-name="ro1">
          <table:table-cell office:value-type="string">
            <text:p>NEXA</text:p>
          </table:table-cell>
          <table:table-cell office:value-type="string">
            <text:p>Nexa Resources SA</text:p>
          </table:table-cell>
        </table:table-row>
        <table:table-row table:style-name="ro1">
          <table:table-cell office:value-type="string">
            <text:p>NEXS</text:p>
          </table:table-cell>
          <table:table-cell office:value-type="string">
            <text:p>Nexus Biopharma, Inc.</text:p>
          </table:table-cell>
        </table:table-row>
        <table:table-row table:style-name="ro1">
          <table:table-cell office:value-type="string">
            <text:p>NEXT</text:p>
          </table:table-cell>
          <table:table-cell office:value-type="string">
            <text:p>NextDecade Corp</text:p>
          </table:table-cell>
        </table:table-row>
        <table:table-row table:style-name="ro1">
          <table:table-cell office:value-type="string">
            <text:p>NFBK</text:p>
          </table:table-cell>
          <table:table-cell office:value-type="string">
            <text:p>Northfield Bancorp Inc</text:p>
          </table:table-cell>
        </table:table-row>
        <table:table-row table:style-name="ro1">
          <table:table-cell office:value-type="string">
            <text:p>NFE</text:p>
          </table:table-cell>
          <table:table-cell office:value-type="string">
            <text:p>New Fortress Energy LLC</text:p>
          </table:table-cell>
        </table:table-row>
        <table:table-row table:style-name="ro1">
          <table:table-cell office:value-type="string">
            <text:p>NFG</text:p>
          </table:table-cell>
          <table:table-cell office:value-type="string">
            <text:p>National Fuel Gas Co</text:p>
          </table:table-cell>
        </table:table-row>
        <table:table-row table:style-name="ro1">
          <table:table-cell office:value-type="string">
            <text:p>NFH</text:p>
          </table:table-cell>
          <table:table-cell office:value-type="string">
            <text:p>New Frontier Health Corp</text:p>
          </table:table-cell>
        </table:table-row>
        <table:table-row table:style-name="ro1">
          <table:table-cell office:value-type="string">
            <text:p>NFIN</text:p>
          </table:table-cell>
          <table:table-cell office:value-type="string">
            <text:p>Netfin Acquisition Corp</text:p>
          </table:table-cell>
        </table:table-row>
        <table:table-row table:style-name="ro1">
          <table:table-cell office:value-type="string">
            <text:p>NFJ</text:p>
          </table:table-cell>
          <table:table-cell office:value-type="string">
            <text:p>AllianzGI NFJ Dividend Interest &amp; Premium Strategy Fund</text:p>
          </table:table-cell>
        </table:table-row>
        <table:table-row table:style-name="ro1">
          <table:table-cell office:value-type="string">
            <text:p>NFLX</text:p>
          </table:table-cell>
          <table:table-cell office:value-type="string">
            <text:p>Netflix Inc</text:p>
          </table:table-cell>
        </table:table-row>
        <table:table-row table:style-name="ro1">
          <table:table-cell office:value-type="string">
            <text:p>NFPC</text:p>
          </table:table-cell>
          <table:table-cell office:value-type="string">
            <text:p>Northfield Precision Instrument Corp.</text:p>
          </table:table-cell>
        </table:table-row>
        <table:table-row table:style-name="ro1">
          <table:table-cell office:value-type="string">
            <text:p>NFSE</text:p>
          </table:table-cell>
          <table:table-cell office:value-type="string">
            <text:p>nFinanSe, Inc.</text:p>
          </table:table-cell>
        </table:table-row>
        <table:table-row table:style-name="ro1">
          <table:table-cell office:value-type="string">
            <text:p>NFTI</text:p>
          </table:table-cell>
          <table:table-cell office:value-type="string">
            <text:p>Nofire Technologies, Inc.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Novagold Resources Inc</text:p>
          </table:table-cell>
        </table:table-row>
        <table:table-row table:style-name="ro1">
          <table:table-cell office:value-type="string">
            <text:p>NGA</text:p>
          </table:table-cell>
          <table:table-cell office:value-type="string">
            <text:p>Northern Genesis Acquisition Corp</text:p>
          </table:table-cell>
        </table:table-row>
        <table:table-row table:style-name="ro1">
          <table:table-cell office:value-type="string">
            <text:p>NGBL</text:p>
          </table:table-cell>
          <table:table-cell office:value-type="string">
            <text:p>Notis Global, Inc.</text:p>
          </table:table-cell>
        </table:table-row>
        <table:table-row table:style-name="ro1">
          <table:table-cell office:value-type="string">
            <text:p>NGCG</text:p>
          </table:table-cell>
          <table:table-cell office:value-type="string">
            <text:p>New Generation Consumer Group, Inc.</text:p>
          </table:table-cell>
        </table:table-row>
        <table:table-row table:style-name="ro1">
          <table:table-cell office:value-type="string">
            <text:p>NGD</text:p>
          </table:table-cell>
          <table:table-cell office:value-type="string">
            <text:p>New Gold Inc</text:p>
          </table:table-cell>
        </table:table-row>
        <table:table-row table:style-name="ro1">
          <table:table-cell office:value-type="string">
            <text:p>NGEY</text:p>
          </table:table-cell>
          <table:table-cell office:value-type="string">
            <text:p>New Global Energy Inc</text:p>
          </table:table-cell>
        </table:table-row>
        <table:table-row table:style-name="ro1">
          <table:table-cell office:value-type="string">
            <text:p>NGG</text:p>
          </table:table-cell>
          <table:table-cell office:value-type="string">
            <text:p>National Grid PLC</text:p>
          </table:table-cell>
        </table:table-row>
        <table:table-row table:style-name="ro1">
          <table:table-cell office:value-type="string">
            <text:p>NGHC</text:p>
          </table:table-cell>
          <table:table-cell office:value-type="string">
            <text:p>National General Holdings Corp</text:p>
          </table:table-cell>
        </table:table-row>
        <table:table-row table:style-name="ro1">
          <table:table-cell office:value-type="string">
            <text:p>NGHCN</text:p>
          </table:table-cell>
          <table:table-cell office:value-type="string">
            <text:p>National General Holdings Corp</text:p>
          </table:table-cell>
        </table:table-row>
        <table:table-row table:style-name="ro1">
          <table:table-cell office:value-type="string">
            <text:p>NGHCO</text:p>
          </table:table-cell>
          <table:table-cell office:value-type="string">
            <text:p>National General Holdings Corp</text:p>
          </table:table-cell>
        </table:table-row>
        <table:table-row table:style-name="ro1">
          <table:table-cell office:value-type="string">
            <text:p>NGHCP</text:p>
          </table:table-cell>
          <table:table-cell office:value-type="string">
            <text:p>National General Holdings Corp</text:p>
          </table:table-cell>
        </table:table-row>
        <table:table-row table:style-name="ro1">
          <table:table-cell office:value-type="string">
            <text:p>NGHCZ</text:p>
          </table:table-cell>
          <table:table-cell office:value-type="string">
            <text:p>National General Holdings Corp</text:p>
          </table:table-cell>
        </table:table-row>
        <table:table-row table:style-name="ro1">
          <table:table-cell office:value-type="string">
            <text:p>NGL</text:p>
          </table:table-cell>
          <table:table-cell office:value-type="string">
            <text:p>NGL Energy Partners LP</text:p>
          </table:table-cell>
        </table:table-row>
        <table:table-row table:style-name="ro1">
          <table:table-cell office:value-type="string">
            <text:p>NGL-B</text:p>
          </table:table-cell>
          <table:table-cell office:value-type="string">
            <text:p>NGL Energy Partners LP</text:p>
          </table:table-cell>
        </table:table-row>
        <table:table-row table:style-name="ro1">
          <table:table-cell office:value-type="string">
            <text:p>NGL-C</text:p>
          </table:table-cell>
          <table:table-cell office:value-type="string">
            <text:p>NGL Energy Partners LP</text:p>
          </table:table-cell>
        </table:table-row>
        <table:table-row table:style-name="ro1">
          <table:table-cell office:value-type="string">
            <text:p>NGLD</text:p>
          </table:table-cell>
          <table:table-cell office:value-type="string">
            <text:p>Nevada Canyon Gold Corp</text:p>
          </table:table-cell>
        </table:table-row>
        <table:table-row table:style-name="ro1">
          <table:table-cell office:value-type="string">
            <text:p>NGLS-A</text:p>
          </table:table-cell>
          <table:table-cell office:value-type="string">
            <text:p>Targa Resources Partners LP</text:p>
          </table:table-cell>
        </table:table-row>
        <table:table-row table:style-name="ro1">
          <table:table-cell office:value-type="string">
            <text:p>NGM</text:p>
          </table:table-cell>
          <table:table-cell office:value-type="string">
            <text:p>NGM Biopharmaceuticals Inc</text:p>
          </table:table-cell>
        </table:table-row>
        <table:table-row table:style-name="ro1">
          <table:table-cell office:value-type="string">
            <text:p>NGMC</text:p>
          </table:table-cell>
          <table:table-cell office:value-type="string">
            <text:p>Next Generation Management Corp.</text:p>
          </table:table-cell>
        </table:table-row>
        <table:table-row table:style-name="ro1">
          <table:table-cell office:value-type="string">
            <text:p>NGMS</text:p>
          </table:table-cell>
          <table:table-cell office:value-type="string">
            <text:p>NEOGAMES SA</text:p>
          </table:table-cell>
        </table:table-row>
        <table:table-row table:style-name="ro1">
          <table:table-cell office:value-type="string">
            <text:p>NGOOB</text:p>
          </table:table-cell>
          <table:table-cell office:value-type="string">
            <text:p>Northern Growers LLC</text:p>
          </table:table-cell>
        </table:table-row>
        <table:table-row table:style-name="ro1">
          <table:table-cell office:value-type="string">
            <text:p>NGOOL</text:p>
          </table:table-cell>
          <table:table-cell office:value-type="string">
            <text:p>Northern Growers LLC</text:p>
          </table:table-cell>
        </table:table-row>
        <table:table-row table:style-name="ro1">
          <table:table-cell office:value-type="string">
            <text:p>NGOWL</text:p>
          </table:table-cell>
          <table:table-cell office:value-type="string">
            <text:p>Northern Growers LLC</text:p>
          </table:table-cell>
        </table:table-row>
        <table:table-row table:style-name="ro1">
          <table:table-cell office:value-type="string">
            <text:p>NGRC</text:p>
          </table:table-cell>
          <table:table-cell office:value-type="string">
            <text:p>National Graphite Corp.</text:p>
          </table:table-cell>
        </table:table-row>
        <table:table-row table:style-name="ro1">
          <table:table-cell office:value-type="string">
            <text:p>NGRP</text:p>
          </table:table-cell>
          <table:table-cell office:value-type="string">
            <text:p>Ngen Technologies Holdings Corp. </text:p>
          </table:table-cell>
        </table:table-row>
        <table:table-row table:style-name="ro1">
          <table:table-cell office:value-type="string">
            <text:p>NGS</text:p>
          </table:table-cell>
          <table:table-cell office:value-type="string">
            <text:p>Natural Gas Services Group Inc</text:p>
          </table:table-cell>
        </table:table-row>
        <table:table-row table:style-name="ro1">
          <table:table-cell office:value-type="string">
            <text:p>NGTF</text:p>
          </table:table-cell>
          <table:table-cell office:value-type="string">
            <text:p>NightFood Holdings, Inc.</text:p>
          </table:table-cell>
        </table:table-row>
        <table:table-row table:style-name="ro1">
          <table:table-cell office:value-type="string">
            <text:p>NGVC</text:p>
          </table:table-cell>
          <table:table-cell office:value-type="string">
            <text:p>Natural Grocers by Vitamin Cottage Inc</text:p>
          </table:table-cell>
        </table:table-row>
        <table:table-row table:style-name="ro1">
          <table:table-cell office:value-type="string">
            <text:p>NGVT</text:p>
          </table:table-cell>
          <table:table-cell office:value-type="string">
            <text:p>Ingevity Corp</text:p>
          </table:table-cell>
        </table:table-row>
        <table:table-row table:style-name="ro1">
          <table:table-cell office:value-type="string">
            <text:p>NH</text:p>
          </table:table-cell>
          <table:table-cell office:value-type="string">
            <text:p>NantHealth Inc</text:p>
          </table:table-cell>
        </table:table-row>
        <table:table-row table:style-name="ro1">
          <table:table-cell office:value-type="string">
            <text:p>NHA</text:p>
          </table:table-cell>
          <table:table-cell office:value-type="string">
            <text:p>Nuveen Municipal 2021 Target Term Fund</text:p>
          </table:table-cell>
        </table:table-row>
        <table:table-row table:style-name="ro1">
          <table:table-cell office:value-type="string">
            <text:p>NHC</text:p>
          </table:table-cell>
          <table:table-cell office:value-type="string">
            <text:p>National HealthCare Corp</text:p>
          </table:table-cell>
        </table:table-row>
        <table:table-row table:style-name="ro1">
          <table:table-cell office:value-type="string">
            <text:p>NHEL</text:p>
          </table:table-cell>
          <table:table-cell office:value-type="string">
            <text:p>Natural Health Farm Holdings Inc.</text:p>
          </table:table-cell>
        </table:table-row>
        <table:table-row table:style-name="ro1">
          <table:table-cell office:value-type="string">
            <text:p>NHF</text:p>
          </table:table-cell>
          <table:table-cell office:value-type="string">
            <text:p>NexPoint Strategic Opportunities Fund</text:p>
          </table:table-cell>
        </table:table-row>
        <table:table-row table:style-name="ro1">
          <table:table-cell office:value-type="string">
            <text:p>NHGP</text:p>
          </table:table-cell>
          <table:table-cell office:value-type="string">
            <text:p>New Horizon Group, Inc.</text:p>
          </table:table-cell>
        </table:table-row>
        <table:table-row table:style-name="ro1">
          <table:table-cell office:value-type="string">
            <text:p>NHI</text:p>
          </table:table-cell>
          <table:table-cell office:value-type="string">
            <text:p>National Health Investors Inc</text:p>
          </table:table-cell>
        </table:table-row>
        <table:table-row table:style-name="ro1">
          <table:table-cell office:value-type="string">
            <text:p>NHIC</text:p>
          </table:table-cell>
          <table:table-cell office:value-type="string">
            <text:p>NewHold Investment Corp</text:p>
          </table:table-cell>
        </table:table-row>
        <table:table-row table:style-name="ro1">
          <table:table-cell office:value-type="string">
            <text:p>NHLD</text:p>
          </table:table-cell>
          <table:table-cell office:value-type="string">
            <text:p>National Holdings Corp</text:p>
          </table:table-cell>
        </table:table-row>
        <table:table-row table:style-name="ro1">
          <table:table-cell office:value-type="string">
            <text:p>NHLE</text:p>
          </table:table-cell>
          <table:table-cell office:value-type="string">
            <text:p>Nhale Inc.</text:p>
          </table:table-cell>
        </table:table-row>
        <table:table-row table:style-name="ro1">
          <table:table-cell office:value-type="string">
            <text:p>NHLG</text:p>
          </table:table-cell>
          <table:table-cell office:value-type="string">
            <text:p>National Healthcare Logistics, Inc.</text:p>
          </table:table-cell>
        </table:table-row>
        <table:table-row table:style-name="ro1">
          <table:table-cell office:value-type="string">
            <text:p>NHLI</text:p>
          </table:table-cell>
          <table:table-cell office:value-type="string">
            <text:p>Nouveau Holdings, Ltd.</text:p>
          </table:table-cell>
        </table:table-row>
        <table:table-row table:style-name="ro1">
          <table:table-cell office:value-type="string">
            <text:p>NHMD</text:p>
          </table:table-cell>
          <table:table-cell office:value-type="string">
            <text:p>Nate's Food Co.</text:p>
          </table:table-cell>
        </table:table-row>
        <table:table-row table:style-name="ro1">
          <table:table-cell office:value-type="string">
            <text:p>NHS</text:p>
          </table:table-cell>
          <table:table-cell office:value-type="string">
            <text:p>Neuberger Berman High Yield Strategies Fund Inc</text:p>
          </table:table-cell>
        </table:table-row>
        <table:table-row table:style-name="ro1">
          <table:table-cell office:value-type="string">
            <text:p>NHTC</text:p>
          </table:table-cell>
          <table:table-cell office:value-type="string">
            <text:p>Natural Health Trends Corp</text:p>
          </table:table-cell>
        </table:table-row>
        <table:table-row table:style-name="ro1">
          <table:table-cell office:value-type="string">
            <text:p>NHVP</text:p>
          </table:table-cell>
          <table:table-cell office:value-type="string">
            <text:p>Northeast Development Corp., Inc.</text:p>
          </table:table-cell>
        </table:table-row>
        <table:table-row table:style-name="ro1">
          <table:table-cell office:value-type="string">
            <text:p>NHYF</text:p>
          </table:table-cell>
          <table:table-cell office:value-type="string">
            <text:p>Natural Harmony Foods, Inc.</text:p>
          </table:table-cell>
        </table:table-row>
        <table:table-row table:style-name="ro1">
          <table:table-cell office:value-type="string">
            <text:p>NI</text:p>
          </table:table-cell>
          <table:table-cell office:value-type="string">
            <text:p>NiSource Inc</text:p>
          </table:table-cell>
        </table:table-row>
        <table:table-row table:style-name="ro1">
          <table:table-cell office:value-type="string">
            <text:p>NI-B</text:p>
          </table:table-cell>
          <table:table-cell office:value-type="string">
            <text:p>NiSource Inc</text:p>
          </table:table-cell>
        </table:table-row>
        <table:table-row table:style-name="ro1">
          <table:table-cell office:value-type="string">
            <text:p>NICE</text:p>
          </table:table-cell>
          <table:table-cell office:value-type="string">
            <text:p>Nice Ltd</text:p>
          </table:table-cell>
        </table:table-row>
        <table:table-row table:style-name="ro1">
          <table:table-cell office:value-type="string">
            <text:p>NICH</text:p>
          </table:table-cell>
          <table:table-cell office:value-type="string">
            <text:p>Nitches, Inc.</text:p>
          </table:table-cell>
        </table:table-row>
        <table:table-row table:style-name="ro1">
          <table:table-cell office:value-type="string">
            <text:p>NICK</text:p>
          </table:table-cell>
          <table:table-cell office:value-type="string">
            <text:p>ETFS Nickel</text:p>
          </table:table-cell>
        </table:table-row>
        <table:table-row table:style-name="ro1">
          <table:table-cell office:value-type="string">
            <text:p>NICRL</text:p>
          </table:table-cell>
          <table:table-cell office:value-type="string">
            <text:p>Nicor Inc.</text:p>
          </table:table-cell>
        </table:table-row>
        <table:table-row table:style-name="ro1">
          <table:table-cell office:value-type="string">
            <text:p>NID</text:p>
          </table:table-cell>
          <table:table-cell office:value-type="string">
            <text:p>Nuveen Intermediate Duration Municipal Term Fund</text:p>
          </table:table-cell>
        </table:table-row>
        <table:table-row table:style-name="ro1">
          <table:table-cell office:value-type="string">
            <text:p>NIE</text:p>
          </table:table-cell>
          <table:table-cell office:value-type="string">
            <text:p>AllianzGI Equity &amp; Convertible Income Fund</text:p>
          </table:table-cell>
        </table:table-row>
        <table:table-row table:style-name="ro1">
          <table:table-cell office:value-type="string">
            <text:p>NIHK</text:p>
          </table:table-cell>
          <table:table-cell office:value-type="string">
            <text:p>Video River Networks, Inc.</text:p>
          </table:table-cell>
        </table:table-row>
        <table:table-row table:style-name="ro1">
          <table:table-cell office:value-type="string">
            <text:p>NIM</text:p>
          </table:table-cell>
          <table:table-cell office:value-type="string">
            <text:p>Nuveen Select Maturities Municipal Fund</text:p>
          </table:table-cell>
        </table:table-row>
        <table:table-row table:style-name="ro1">
          <table:table-cell office:value-type="string">
            <text:p>NIMU</text:p>
          </table:table-cell>
          <table:table-cell office:value-type="string">
            <text:p>Non-Invasive Monitoring Systems, Inc.</text:p>
          </table:table-cell>
        </table:table-row>
        <table:table-row table:style-name="ro1">
          <table:table-cell office:value-type="string">
            <text:p>NINE</text:p>
          </table:table-cell>
          <table:table-cell office:value-type="string">
            <text:p>Nine Energy Service Inc</text:p>
          </table:table-cell>
        </table:table-row>
        <table:table-row table:style-name="ro1">
          <table:table-cell office:value-type="string">
            <text:p>NIO</text:p>
          </table:table-cell>
          <table:table-cell office:value-type="string">
            <text:p>NIO Inc</text:p>
          </table:table-cell>
        </table:table-row>
        <table:table-row table:style-name="ro1">
          <table:table-cell office:value-type="string">
            <text:p>NIOBF</text:p>
          </table:table-cell>
          <table:table-cell office:value-type="string">
            <text:p>NioCorp Developments Ltd.</text:p>
          </table:table-cell>
        </table:table-row>
        <table:table-row table:style-name="ro1">
          <table:table-cell office:value-type="string">
            <text:p>NIQ</text:p>
          </table:table-cell>
          <table:table-cell office:value-type="string">
            <text:p>Nuveen Intermediate Duration Quality Municipal Term Fund</text:p>
          </table:table-cell>
        </table:table-row>
        <table:table-row table:style-name="ro1">
          <table:table-cell office:value-type="string">
            <text:p>NIU</text:p>
          </table:table-cell>
          <table:table-cell office:value-type="string">
            <text:p>Niu Technologies</text:p>
          </table:table-cell>
        </table:table-row>
        <table:table-row table:style-name="ro1">
          <table:table-cell office:value-type="string">
            <text:p>NJMC</text:p>
          </table:table-cell>
          <table:table-cell office:value-type="string">
            <text:p>New Jersey Mining Company</text:p>
          </table:table-cell>
        </table:table-row>
        <table:table-row table:style-name="ro1">
          <table:table-cell office:value-type="string">
            <text:p>NJR</text:p>
          </table:table-cell>
          <table:table-cell office:value-type="string">
            <text:p>New Jersey Resources Corp</text:p>
          </table:table-cell>
        </table:table-row>
        <table:table-row table:style-name="ro1">
          <table:table-cell office:value-type="string">
            <text:p>NJV</text:p>
          </table:table-cell>
          <table:table-cell office:value-type="string">
            <text:p>Nuveen New Jersey Municipal Value Fund</text:p>
          </table:table-cell>
        </table:table-row>
        <table:table-row table:style-name="ro1">
          <table:table-cell office:value-type="string">
            <text:p>NK</text:p>
          </table:table-cell>
          <table:table-cell office:value-type="string">
            <text:p>NantKwest Inc</text:p>
          </table:table-cell>
        </table:table-row>
        <table:table-row table:style-name="ro1">
          <table:table-cell office:value-type="string">
            <text:p>NKE</text:p>
          </table:table-cell>
          <table:table-cell office:value-type="string">
            <text:p>NIKE Inc</text:p>
          </table:table-cell>
        </table:table-row>
        <table:table-row table:style-name="ro1">
          <table:table-cell office:value-type="string">
            <text:p>NKG</text:p>
          </table:table-cell>
          <table:table-cell office:value-type="string">
            <text:p>Nuveen Georgia Quality Municipal Income Fund</text:p>
          </table:table-cell>
        </table:table-row>
        <table:table-row table:style-name="ro1">
          <table:table-cell office:value-type="string">
            <text:p>NKLA</text:p>
          </table:table-cell>
          <table:table-cell office:value-type="string">
            <text:p>Nikola Corp</text:p>
          </table:table-cell>
        </table:table-row>
        <table:table-row table:style-name="ro1">
          <table:table-cell office:value-type="string">
            <text:p>NKRN</text:p>
          </table:table-cell>
          <table:table-cell office:value-type="string">
            <text:p>Nikron Technologies, Inc.</text:p>
          </table:table-cell>
        </table:table-row>
        <table:table-row table:style-name="ro1">
          <table:table-cell office:value-type="string">
            <text:p>NKSH</text:p>
          </table:table-cell>
          <table:table-cell office:value-type="string">
            <text:p>National Bankshares Inc</text:p>
          </table:table-cell>
        </table:table-row>
        <table:table-row table:style-name="ro1">
          <table:table-cell office:value-type="string">
            <text:p>NKTR</text:p>
          </table:table-cell>
          <table:table-cell office:value-type="string">
            <text:p>Nektar Therapeutics</text:p>
          </table:table-cell>
        </table:table-row>
        <table:table-row table:style-name="ro1">
          <table:table-cell office:value-type="string">
            <text:p>NKTX</text:p>
          </table:table-cell>
          <table:table-cell office:value-type="string">
            <text:p>Nkarta Inc</text:p>
          </table:table-cell>
        </table:table-row>
        <table:table-row table:style-name="ro1">
          <table:table-cell office:value-type="string">
            <text:p>NKX</text:p>
          </table:table-cell>
          <table:table-cell office:value-type="string">
            <text:p>Nuveen California AMT-Free Quality Municipal Income Fund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L Industries Inc</text:p>
          </table:table-cell>
        </table:table-row>
        <table:table-row table:style-name="ro1">
          <table:table-cell office:value-type="string">
            <text:p>NLAB</text:p>
          </table:table-cell>
          <table:table-cell office:value-type="string">
            <text:p>NuOncology Labs, Inc.</text:p>
          </table:table-cell>
        </table:table-row>
        <table:table-row table:style-name="ro1">
          <table:table-cell office:value-type="string">
            <text:p>NLBS</text:p>
          </table:table-cell>
          <table:table-cell office:value-type="string">
            <text:p>NutraLife Biosciences, Inc.</text:p>
          </table:table-cell>
        </table:table-row>
        <table:table-row table:style-name="ro1">
          <table:table-cell office:value-type="string">
            <text:p>NLMP</text:p>
          </table:table-cell>
          <table:table-cell office:value-type="string">
            <text:p>National Lampoon, Inc.</text:p>
          </table:table-cell>
        </table:table-row>
        <table:table-row table:style-name="ro1">
          <table:table-cell office:value-type="string">
            <text:p>NLOK</text:p>
          </table:table-cell>
          <table:table-cell office:value-type="string">
            <text:p>NortonLifeLock Inc</text:p>
          </table:table-cell>
        </table:table-row>
        <table:table-row table:style-name="ro1">
          <table:table-cell office:value-type="string">
            <text:p>NLS</text:p>
          </table:table-cell>
          <table:table-cell office:value-type="string">
            <text:p>Nautilus Inc</text:p>
          </table:table-cell>
        </table:table-row>
        <table:table-row table:style-name="ro1">
          <table:table-cell office:value-type="string">
            <text:p>NLSN</text:p>
          </table:table-cell>
          <table:table-cell office:value-type="string">
            <text:p>Nielsen Holdings PLC</text:p>
          </table:table-cell>
        </table:table-row>
        <table:table-row table:style-name="ro1">
          <table:table-cell office:value-type="string">
            <text:p>NLSP</text:p>
          </table:table-cell>
          <table:table-cell office:value-type="string">
            <text:p>NLS Pharmaceutics AG</text:p>
          </table:table-cell>
        </table:table-row>
        <table:table-row table:style-name="ro1">
          <table:table-cell office:value-type="string">
            <text:p>NLST</text:p>
          </table:table-cell>
          <table:table-cell office:value-type="string">
            <text:p>Netlist, Inc.</text:p>
          </table:table-cell>
        </table:table-row>
        <table:table-row table:style-name="ro1">
          <table:table-cell office:value-type="string">
            <text:p>NLTX</text:p>
          </table:table-cell>
          <table:table-cell office:value-type="string">
            <text:p>Neoleukin Therapeutics Inc</text:p>
          </table:table-cell>
        </table:table-row>
        <table:table-row table:style-name="ro1">
          <table:table-cell office:value-type="string">
            <text:p>NLY</text:p>
          </table:table-cell>
          <table:table-cell office:value-type="string">
            <text:p>Annaly Capital Management Inc</text:p>
          </table:table-cell>
        </table:table-row>
        <table:table-row table:style-name="ro1">
          <table:table-cell office:value-type="string">
            <text:p>NLY-D</text:p>
          </table:table-cell>
          <table:table-cell office:value-type="string">
            <text:p>Annaly Capital Management Inc</text:p>
          </table:table-cell>
        </table:table-row>
        <table:table-row table:style-name="ro1">
          <table:table-cell office:value-type="string">
            <text:p>NLY-F</text:p>
          </table:table-cell>
          <table:table-cell office:value-type="string">
            <text:p>Annaly Capital Management Inc</text:p>
          </table:table-cell>
        </table:table-row>
        <table:table-row table:style-name="ro1">
          <table:table-cell office:value-type="string">
            <text:p>NLY-G</text:p>
          </table:table-cell>
          <table:table-cell office:value-type="string">
            <text:p>Annaly Capital Management Inc</text:p>
          </table:table-cell>
        </table:table-row>
        <table:table-row table:style-name="ro1">
          <table:table-cell office:value-type="string">
            <text:p>NLY-I</text:p>
          </table:table-cell>
          <table:table-cell office:value-type="string">
            <text:p>Annaly Capital Management Inc</text:p>
          </table:table-cell>
        </table:table-row>
        <table:table-row table:style-name="ro1">
          <table:table-cell office:value-type="string">
            <text:p>NM</text:p>
          </table:table-cell>
          <table:table-cell office:value-type="string">
            <text:p>Navios Maritime Holdings Inc</text:p>
          </table:table-cell>
        </table:table-row>
        <table:table-row table:style-name="ro1">
          <table:table-cell office:value-type="string">
            <text:p>NMCI</text:p>
          </table:table-cell>
          <table:table-cell office:value-type="string">
            <text:p>Navios Maritime Containers LP</text:p>
          </table:table-cell>
        </table:table-row>
        <table:table-row table:style-name="ro1">
          <table:table-cell office:value-type="string">
            <text:p>NMCO</text:p>
          </table:table-cell>
          <table:table-cell office:value-type="string">
            <text:p>Nuveen Municipal Credit Opportunities Fund</text:p>
          </table:table-cell>
        </table:table-row>
        <table:table-row table:style-name="ro1">
          <table:table-cell office:value-type="string">
            <text:p>NMCX</text:p>
          </table:table-cell>
          <table:table-cell office:value-type="string">
            <text:p>NMC, Inc.</text:p>
          </table:table-cell>
        </table:table-row>
        <table:table-row table:style-name="ro1">
          <table:table-cell office:value-type="string">
            <text:p>NMEX</text:p>
          </table:table-cell>
          <table:table-cell office:value-type="string">
            <text:p>Northern Minerals &amp; Exploration Ltd.</text:p>
          </table:table-cell>
        </table:table-row>
        <table:table-row table:style-name="ro1">
          <table:table-cell office:value-type="string">
            <text:p>NMFC</text:p>
          </table:table-cell>
          <table:table-cell office:value-type="string">
            <text:p>New Mountain Finance Corp</text:p>
          </table:table-cell>
        </table:table-row>
        <table:table-row table:style-name="ro1">
          <table:table-cell office:value-type="string">
            <text:p>NMFCL</text:p>
          </table:table-cell>
          <table:table-cell office:value-type="string">
            <text:p>New Mountain Finance Corporation</text:p>
          </table:table-cell>
        </table:table-row>
        <table:table-row table:style-name="ro1">
          <table:table-cell office:value-type="string">
            <text:p>NMGC</text:p>
          </table:table-cell>
          <table:table-cell office:value-type="string">
            <text:p>NeoMagic Corp.</text:p>
          </table:table-cell>
        </table:table-row>
        <table:table-row table:style-name="ro1">
          <table:table-cell office:value-type="string">
            <text:p>NMGX</text:p>
          </table:table-cell>
          <table:table-cell office:value-type="string">
            <text:p>NANO MAGIC INC.</text:p>
          </table:table-cell>
        </table:table-row>
        <table:table-row table:style-name="ro1">
          <table:table-cell office:value-type="string">
            <text:p>NM-H</text:p>
          </table:table-cell>
          <table:table-cell office:value-type="string">
            <text:p>Navios Maritime Holdings Inc</text:p>
          </table:table-cell>
        </table:table-row>
        <table:table-row table:style-name="ro1">
          <table:table-cell office:value-type="string">
            <text:p>NMI</text:p>
          </table:table-cell>
          <table:table-cell office:value-type="string">
            <text:p>Nuveen Municipal Income Fund Inc</text:p>
          </table:table-cell>
        </table:table-row>
        <table:table-row table:style-name="ro1">
          <table:table-cell office:value-type="string">
            <text:p>NMIH</text:p>
          </table:table-cell>
          <table:table-cell office:value-type="string">
            <text:p>NMI Holdings Inc</text:p>
          </table:table-cell>
        </table:table-row>
        <table:table-row table:style-name="ro1">
          <table:table-cell office:value-type="string">
            <text:p>NMK-B</text:p>
          </table:table-cell>
          <table:table-cell office:value-type="string">
            <text:p>Niagara Mohawk Power Corp</text:p>
          </table:table-cell>
        </table:table-row>
        <table:table-row table:style-name="ro1">
          <table:table-cell office:value-type="string">
            <text:p>NMK-C</text:p>
          </table:table-cell>
          <table:table-cell office:value-type="string">
            <text:p>Niagara Mohawk Power Corp</text:p>
          </table:table-cell>
        </table:table-row>
        <table:table-row table:style-name="ro1">
          <table:table-cell office:value-type="string">
            <text:p>NML</text:p>
          </table:table-cell>
          <table:table-cell office:value-type="string">
            <text:p>Neuberger Berman MLP &amp; Energy Income Fund Inc</text:p>
          </table:table-cell>
        </table:table-row>
        <table:table-row table:style-name="ro1">
          <table:table-cell office:value-type="string">
            <text:p>NMM</text:p>
          </table:table-cell>
          <table:table-cell office:value-type="string">
            <text:p>Navios Maritime Partners LP</text:p>
          </table:table-cell>
        </table:table-row>
        <table:table-row table:style-name="ro1">
          <table:table-cell office:value-type="string">
            <text:p>NMMC</text:p>
          </table:table-cell>
          <table:table-cell office:value-type="string">
            <text:p>North Mountain Merger Corp</text:p>
          </table:table-cell>
        </table:table-row>
        <table:table-row table:style-name="ro1">
          <table:table-cell office:value-type="string">
            <text:p>NMNX</text:p>
          </table:table-cell>
          <table:table-cell office:value-type="string">
            <text:p>NationsMark Nexgen</text:p>
          </table:table-cell>
        </table:table-row>
        <table:table-row table:style-name="ro1">
          <table:table-cell office:value-type="string">
            <text:p>NMOC</text:p>
          </table:table-cell>
          <table:table-cell office:value-type="string">
            <text:p>Nemo Motors Corp</text:p>
          </table:table-cell>
        </table:table-row>
        <table:table-row table:style-name="ro1">
          <table:table-cell office:value-type="string">
            <text:p>NMPWP</text:p>
          </table:table-cell>
          <table:table-cell office:value-type="string">
            <text:p>Niagara Mohawk Power Corp.</text:p>
          </table:table-cell>
        </table:table-row>
        <table:table-row table:style-name="ro1">
          <table:table-cell office:value-type="string">
            <text:p>NMR</text:p>
          </table:table-cell>
          <table:table-cell office:value-type="string">
            <text:p>Nomura Holdings Inc</text:p>
          </table:table-cell>
        </table:table-row>
        <table:table-row table:style-name="ro1">
          <table:table-cell office:value-type="string">
            <text:p>NMRD</text:p>
          </table:table-cell>
          <table:table-cell office:value-type="string">
            <text:p>Nemaura Medical Inc</text:p>
          </table:table-cell>
        </table:table-row>
        <table:table-row table:style-name="ro1">
          <table:table-cell office:value-type="string">
            <text:p>NMRK</text:p>
          </table:table-cell>
          <table:table-cell office:value-type="string">
            <text:p>Newmark Group Inc</text:p>
          </table:table-cell>
        </table:table-row>
        <table:table-row table:style-name="ro1">
          <table:table-cell office:value-type="string">
            <text:p>NMS</text:p>
          </table:table-cell>
          <table:table-cell office:value-type="string">
            <text:p>Nuveen Minnesota Quality Municipal Income Fund</text:p>
          </table:table-cell>
        </table:table-row>
        <table:table-row table:style-name="ro1">
          <table:table-cell office:value-type="string">
            <text:p>NMSCA</text:p>
          </table:table-cell>
          <table:table-cell office:value-type="string">
            <text:p>Nutrition Management Services Co.</text:p>
          </table:table-cell>
        </table:table-row>
        <table:table-row table:style-name="ro1">
          <table:table-cell office:value-type="string">
            <text:p>NMT</text:p>
          </table:table-cell>
          <table:table-cell office:value-type="string">
            <text:p>Nuveen Massachusetts Quality Municipal Income Fund</text:p>
          </table:table-cell>
        </table:table-row>
        <table:table-row table:style-name="ro1">
          <table:table-cell office:value-type="string">
            <text:p>NMTC</text:p>
          </table:table-cell>
          <table:table-cell office:value-type="string">
            <text:p>NeuroOne Medical Technologies Corporation</text:p>
          </table:table-cell>
        </table:table-row>
        <table:table-row table:style-name="ro1">
          <table:table-cell office:value-type="string">
            <text:p>NMTR</text:p>
          </table:table-cell>
          <table:table-cell office:value-type="string">
            <text:p>9 Meters Biopharma Inc</text:p>
          </table:table-cell>
        </table:table-row>
        <table:table-row table:style-name="ro1">
          <table:table-cell office:value-type="string">
            <text:p>NMXS</text:p>
          </table:table-cell>
          <table:table-cell office:value-type="string">
            <text:p>Net Medical Xpress Solutions, Inc.</text:p>
          </table:table-cell>
        </table:table-row>
        <table:table-row table:style-name="ro1">
          <table:table-cell office:value-type="string">
            <text:p>NMY</text:p>
          </table:table-cell>
          <table:table-cell office:value-type="string">
            <text:p>Nuveen Maryland Quality Municipal Income Fund</text:p>
          </table:table-cell>
        </table:table-row>
        <table:table-row table:style-name="ro1">
          <table:table-cell office:value-type="string">
            <text:p>NMZ</text:p>
          </table:table-cell>
          <table:table-cell office:value-type="string">
            <text:p>Nuveen Municipal High Income Opportunity Fund</text:p>
          </table:table-cell>
        </table:table-row>
        <table:table-row table:style-name="ro1">
          <table:table-cell office:value-type="string">
            <text:p>NNA</text:p>
          </table:table-cell>
          <table:table-cell office:value-type="string">
            <text:p>Navios Maritime Acquisition Corp</text:p>
          </table:table-cell>
        </table:table-row>
        <table:table-row table:style-name="ro1">
          <table:table-cell office:value-type="string">
            <text:p>NNBP</text:p>
          </table:table-cell>
          <table:table-cell office:value-type="string">
            <text:p>Nanobac Pharmaceuticals, Incorporated</text:p>
          </table:table-cell>
        </table:table-row>
        <table:table-row table:style-name="ro1">
          <table:table-cell office:value-type="string">
            <text:p>NNBR</text:p>
          </table:table-cell>
          <table:table-cell office:value-type="string">
            <text:p>NN Inc</text:p>
          </table:table-cell>
        </table:table-row>
        <table:table-row table:style-name="ro1">
          <table:table-cell office:value-type="string">
            <text:p>NNDM</text:p>
          </table:table-cell>
          <table:table-cell office:value-type="string">
            <text:p>Nano Dimension Ltd</text:p>
          </table:table-cell>
        </table:table-row>
        <table:table-row table:style-name="ro1">
          <table:table-cell office:value-type="string">
            <text:p>NNFC</text:p>
          </table:table-cell>
          <table:table-cell office:value-type="string">
            <text:p>NANOFORCE, INC.</text:p>
          </table:table-cell>
        </table:table-row>
        <table:table-row table:style-name="ro1">
          <table:table-cell office:value-type="string">
            <text:p>NNHE</text:p>
          </table:table-cell>
          <table:table-cell office:value-type="string">
            <text:p>Neenah Enterprises, Inc.</text:p>
          </table:table-cell>
        </table:table-row>
        <table:table-row table:style-name="ro1">
          <table:table-cell office:value-type="string">
            <text:p>NNI</text:p>
          </table:table-cell>
          <table:table-cell office:value-type="string">
            <text:p>Nelnet Inc</text:p>
          </table:table-cell>
        </table:table-row>
        <table:table-row table:style-name="ro1">
          <table:table-cell office:value-type="string">
            <text:p>NNLX</text:p>
          </table:table-cell>
          <table:table-cell office:value-type="string">
            <text:p>Nanologix, Inc.</text:p>
          </table:table-cell>
        </table:table-row>
        <table:table-row table:style-name="ro1">
          <table:table-cell office:value-type="string">
            <text:p>NNN</text:p>
          </table:table-cell>
          <table:table-cell office:value-type="string">
            <text:p>National Retail Properties Inc</text:p>
          </table:table-cell>
        </table:table-row>
        <table:table-row table:style-name="ro1">
          <table:table-cell office:value-type="string">
            <text:p>NNN-F</text:p>
          </table:table-cell>
          <table:table-cell office:value-type="string">
            <text:p>National Retail Properties Inc</text:p>
          </table:table-cell>
        </table:table-row>
        <table:table-row table:style-name="ro1">
          <table:table-cell office:value-type="string">
            <text:p>NNOX</text:p>
          </table:table-cell>
          <table:table-cell office:value-type="string">
            <text:p>Nano-X Imaging Ltd</text:p>
          </table:table-cell>
        </table:table-row>
        <table:table-row table:style-name="ro1">
          <table:table-cell office:value-type="string">
            <text:p>NNRI</text:p>
          </table:table-cell>
          <table:table-cell office:value-type="string">
            <text:p>NNRF, Inc.</text:p>
          </table:table-cell>
        </table:table-row>
        <table:table-row table:style-name="ro1">
          <table:table-cell office:value-type="string">
            <text:p>NNRX</text:p>
          </table:table-cell>
          <table:table-cell office:value-type="string">
            <text:p>Nutranomics, Inc.</text:p>
          </table:table-cell>
        </table:table-row>
        <table:table-row table:style-name="ro1">
          <table:table-cell office:value-type="string">
            <text:p>NNSV</text:p>
          </table:table-cell>
          <table:table-cell office:value-type="string">
            <text:p>NanoSave Technologies Inc.</text:p>
          </table:table-cell>
        </table:table-row>
        <table:table-row table:style-name="ro1">
          <table:table-cell office:value-type="string">
            <text:p>NNUP</text:p>
          </table:table-cell>
          <table:table-cell office:value-type="string">
            <text:p>NoCopi Technologies, Inc.</text:p>
          </table:table-cell>
        </table:table-row>
        <table:table-row table:style-name="ro1">
          <table:table-cell office:value-type="string">
            <text:p>NNUTU</text:p>
          </table:table-cell>
          <table:table-cell office:value-type="string">
            <text:p>Hawaiian Macadamia Nut Orchards, L.P. </text:p>
          </table:table-cell>
        </table:table-row>
        <table:table-row table:style-name="ro1">
          <table:table-cell office:value-type="string">
            <text:p>NNVC</text:p>
          </table:table-cell>
          <table:table-cell office:value-type="string">
            <text:p>NanoViricides Inc</text:p>
          </table:table-cell>
        </table:table-row>
        <table:table-row table:style-name="ro1">
          <table:table-cell office:value-type="string">
            <text:p>NNWS</text:p>
          </table:table-cell>
          <table:table-cell office:value-type="string">
            <text:p>Northport Network Systems, Inc.</text:p>
          </table:table-cell>
        </table:table-row>
        <table:table-row table:style-name="ro1">
          <table:table-cell office:value-type="string">
            <text:p>NNY</text:p>
          </table:table-cell>
          <table:table-cell office:value-type="string">
            <text:p>Nuveen New York Municipal Value Fund Inc</text:p>
          </table:table-cell>
        </table:table-row>
        <table:table-row table:style-name="ro1">
          <table:table-cell office:value-type="string">
            <text:p>NNYR</text:p>
          </table:table-cell>
          <table:table-cell office:value-type="string">
            <text:p>Northamerican Energy Group Corp.</text:p>
          </table:table-cell>
        </table:table-row>
        <table:table-row table:style-name="ro1">
          <table:table-cell office:value-type="string">
            <text:p>NOA</text:p>
          </table:table-cell>
          <table:table-cell office:value-type="string">
            <text:p>North American Construction Group Ltd</text:p>
          </table:table-cell>
        </table:table-row>
        <table:table-row table:style-name="ro1">
          <table:table-cell office:value-type="string">
            <text:p>NOAH</text:p>
          </table:table-cell>
          <table:table-cell office:value-type="string">
            <text:p>Noah Holdings Ltd</text:p>
          </table:table-cell>
        </table:table-row>
        <table:table-row table:style-name="ro1">
          <table:table-cell office:value-type="string">
            <text:p>NOBH</text:p>
          </table:table-cell>
          <table:table-cell office:value-type="string">
            <text:p>Nobility Homes, Inc.</text:p>
          </table:table-cell>
        </table:table-row>
        <table:table-row table:style-name="ro1">
          <table:table-cell office:value-type="string">
            <text:p>NOC</text:p>
          </table:table-cell>
          <table:table-cell office:value-type="string">
            <text:p>Northrop Grumman Corp</text:p>
          </table:table-cell>
        </table:table-row>
        <table:table-row table:style-name="ro1">
          <table:table-cell office:value-type="string">
            <text:p>NODC</text:p>
          </table:table-cell>
          <table:table-cell office:value-type="string">
            <text:p>Nodechain, Inc.</text:p>
          </table:table-cell>
        </table:table-row>
        <table:table-row table:style-name="ro1">
          <table:table-cell office:value-type="string">
            <text:p>NODK</text:p>
          </table:table-cell>
          <table:table-cell office:value-type="string">
            <text:p>NI Holdings Inc</text:p>
          </table:table-cell>
        </table:table-row>
        <table:table-row table:style-name="ro1">
          <table:table-cell office:value-type="string">
            <text:p>NOG</text:p>
          </table:table-cell>
          <table:table-cell office:value-type="string">
            <text:p>Northern Oil and Gas Inc</text:p>
          </table:table-cell>
        </table:table-row>
        <table:table-row table:style-name="ro1">
          <table:table-cell office:value-type="string">
            <text:p>NOHO</text:p>
          </table:table-cell>
          <table:table-cell office:value-type="string">
            <text:p>Novation Holdings Inc.</text:p>
          </table:table-cell>
        </table:table-row>
        <table:table-row table:style-name="ro1">
          <table:table-cell office:value-type="string">
            <text:p>NOK</text:p>
          </table:table-cell>
          <table:table-cell office:value-type="string">
            <text:p>Nokia OYJ</text:p>
          </table:table-cell>
        </table:table-row>
        <table:table-row table:style-name="ro1">
          <table:table-cell office:value-type="string">
            <text:p>NOMD</text:p>
          </table:table-cell>
          <table:table-cell office:value-type="string">
            <text:p>Nomad Foods Ltd</text:p>
          </table:table-cell>
        </table:table-row>
        <table:table-row table:style-name="ro1">
          <table:table-cell office:value-type="string">
            <text:p>NORNQ</text:p>
          </table:table-cell>
          <table:table-cell office:value-type="string">
            <text:p>Noranda Aluminum Holding Corp.</text:p>
          </table:table-cell>
        </table:table-row>
        <table:table-row table:style-name="ro1">
          <table:table-cell office:value-type="string">
            <text:p>NORSA</text:p>
          </table:table-cell>
          <table:table-cell office:value-type="string">
            <text:p>North State Telecommunications Corp.</text:p>
          </table:table-cell>
        </table:table-row>
        <table:table-row table:style-name="ro1">
          <table:table-cell office:value-type="string">
            <text:p>NORSB</text:p>
          </table:table-cell>
          <table:table-cell office:value-type="string">
            <text:p>North State Telecommunications Corp.</text:p>
          </table:table-cell>
        </table:table-row>
        <table:table-row table:style-name="ro1">
          <table:table-cell office:value-type="string">
            <text:p>NORX</text:p>
          </table:table-cell>
          <table:table-cell office:value-type="string">
            <text:p>Norstra Energy, Inc.</text:p>
          </table:table-cell>
        </table:table-row>
        <table:table-row table:style-name="ro1">
          <table:table-cell office:value-type="string">
            <text:p>NOUV</text:p>
          </table:table-cell>
          <table:table-cell office:value-type="string">
            <text:p>Nouveau Life Pharmaceuticals, Inc.</text:p>
          </table:table-cell>
        </table:table-row>
        <table:table-row table:style-name="ro1">
          <table:table-cell office:value-type="string">
            <text:p>NOV</text:p>
          </table:table-cell>
          <table:table-cell office:value-type="string">
            <text:p>National Oilwell Varco Inc</text:p>
          </table:table-cell>
        </table:table-row>
        <table:table-row table:style-name="ro1">
          <table:table-cell office:value-type="string">
            <text:p>NOVA</text:p>
          </table:table-cell>
          <table:table-cell office:value-type="string">
            <text:p>Sunnova Energy International Inc</text:p>
          </table:table-cell>
        </table:table-row>
        <table:table-row table:style-name="ro1">
          <table:table-cell office:value-type="string">
            <text:p>NOVC</text:p>
          </table:table-cell>
          <table:table-cell office:value-type="string">
            <text:p>Novation Companies, Inc.</text:p>
          </table:table-cell>
        </table:table-row>
        <table:table-row table:style-name="ro1">
          <table:table-cell office:value-type="string">
            <text:p>NOVN</text:p>
          </table:table-cell>
          <table:table-cell office:value-type="string">
            <text:p>Novan Inc</text:p>
          </table:table-cell>
        </table:table-row>
        <table:table-row table:style-name="ro1">
          <table:table-cell office:value-type="string">
            <text:p>NOVS</text:p>
          </table:table-cell>
          <table:table-cell office:value-type="string">
            <text:p>Novus Capital Corp</text:p>
          </table:table-cell>
        </table:table-row>
        <table:table-row table:style-name="ro1">
          <table:table-cell office:value-type="string">
            <text:p>NOVT</text:p>
          </table:table-cell>
          <table:table-cell office:value-type="string">
            <text:p>Novanta Inc</text:p>
          </table:table-cell>
        </table:table-row>
        <table:table-row table:style-name="ro1">
          <table:table-cell office:value-type="string">
            <text:p>NOVZ</text:p>
          </table:table-cell>
          <table:table-cell office:value-type="string">
            <text:p>Novagen Ingenium Inc.</text:p>
          </table:table-cell>
        </table:table-row>
        <table:table-row table:style-name="ro1">
          <table:table-cell office:value-type="string">
            <text:p>NOW</text:p>
          </table:table-cell>
          <table:table-cell office:value-type="string">
            <text:p>ServiceNow Inc</text:p>
          </table:table-cell>
        </table:table-row>
        <table:table-row table:style-name="ro1">
          <table:table-cell office:value-type="string">
            <text:p>NOXL</text:p>
          </table:table-cell>
          <table:table-cell office:value-type="string">
            <text:p>Noxel Corp.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eenah Inc</text:p>
          </table:table-cell>
        </table:table-row>
        <table:table-row table:style-name="ro1">
          <table:table-cell office:value-type="string">
            <text:p>NPA</text:p>
          </table:table-cell>
          <table:table-cell office:value-type="string">
            <text:p>New Providence Acquisition Corp</text:p>
          </table:table-cell>
        </table:table-row>
        <table:table-row table:style-name="ro1">
          <table:table-cell office:value-type="string">
            <text:p>NPHC</text:p>
          </table:table-cell>
          <table:table-cell office:value-type="string">
            <text:p>Nutra Pharma Corp.</text:p>
          </table:table-cell>
        </table:table-row>
        <table:table-row table:style-name="ro1">
          <table:table-cell office:value-type="string">
            <text:p>NPK</text:p>
          </table:table-cell>
          <table:table-cell office:value-type="string">
            <text:p>National Presto Industries Inc</text:p>
          </table:table-cell>
        </table:table-row>
        <table:table-row table:style-name="ro1">
          <table:table-cell office:value-type="string">
            <text:p>NPN</text:p>
          </table:table-cell>
          <table:table-cell office:value-type="string">
            <text:p>Nuveen Pennsylvania Municipal Value Fund</text:p>
          </table:table-cell>
        </table:table-row>
        <table:table-row table:style-name="ro1">
          <table:table-cell office:value-type="string">
            <text:p>NPO</text:p>
          </table:table-cell>
          <table:table-cell office:value-type="string">
            <text:p>EnPro Industries Inc</text:p>
          </table:table-cell>
        </table:table-row>
        <table:table-row table:style-name="ro1">
          <table:table-cell office:value-type="string">
            <text:p>NPTN</text:p>
          </table:table-cell>
          <table:table-cell office:value-type="string">
            <text:p>NeoPhotonics Corp</text:p>
          </table:table-cell>
        </table:table-row>
        <table:table-row table:style-name="ro1">
          <table:table-cell office:value-type="string">
            <text:p>NPV</text:p>
          </table:table-cell>
          <table:table-cell office:value-type="string">
            <text:p>Nuveen Virginia Quality Municipal Income Fund</text:p>
          </table:table-cell>
        </table:table-row>
        <table:table-row table:style-name="ro1">
          <table:table-cell office:value-type="string">
            <text:p>NQP</text:p>
          </table:table-cell>
          <table:table-cell office:value-type="string">
            <text:p>Nuveen Pennsylvania Quality Municipal Income Fund</text:p>
          </table:table-cell>
        </table:table-row>
        <table:table-row table:style-name="ro1">
          <table:table-cell office:value-type="string">
            <text:p>NR</text:p>
          </table:table-cell>
          <table:table-cell office:value-type="string">
            <text:p>Newpark Resources Inc</text:p>
          </table:table-cell>
        </table:table-row>
        <table:table-row table:style-name="ro1">
          <table:table-cell office:value-type="string">
            <text:p>NRBO</text:p>
          </table:table-cell>
          <table:table-cell office:value-type="string">
            <text:p>NeuroBo Pharmaceuticals Inc</text:p>
          </table:table-cell>
        </table:table-row>
        <table:table-row table:style-name="ro1">
          <table:table-cell office:value-type="string">
            <text:p>NRC</text:p>
          </table:table-cell>
          <table:table-cell office:value-type="string">
            <text:p>National Research Corp</text:p>
          </table:table-cell>
        </table:table-row>
        <table:table-row table:style-name="ro1">
          <table:table-cell office:value-type="string">
            <text:p>NRCD</text:p>
          </table:table-cell>
          <table:table-cell office:value-type="string">
            <text:p>Nashville Records, Inc.</text:p>
          </table:table-cell>
        </table:table-row>
        <table:table-row table:style-name="ro1">
          <table:table-cell office:value-type="string">
            <text:p>NREF</text:p>
          </table:table-cell>
          <table:table-cell office:value-type="string">
            <text:p>Nexpoint Real Estate Finance Inc</text:p>
          </table:table-cell>
        </table:table-row>
        <table:table-row table:style-name="ro1">
          <table:table-cell office:value-type="string">
            <text:p>NRG</text:p>
          </table:table-cell>
          <table:table-cell office:value-type="string">
            <text:p>NRG Energy Inc</text:p>
          </table:table-cell>
        </table:table-row>
        <table:table-row table:style-name="ro1">
          <table:table-cell office:value-type="string">
            <text:p>NRGO</text:p>
          </table:table-cell>
          <table:table-cell office:value-type="string">
            <text:p>MicroSectors US Big Oil Index 2X Leveraged ETNs</text:p>
          </table:table-cell>
        </table:table-row>
        <table:table-row table:style-name="ro1">
          <table:table-cell office:value-type="string">
            <text:p>NRGSP</text:p>
          </table:table-cell>
          <table:table-cell office:value-type="string">
            <text:p>Narragansett Electric Co.</text:p>
          </table:table-cell>
        </table:table-row>
        <table:table-row table:style-name="ro1">
          <table:table-cell office:value-type="string">
            <text:p>NRGT</text:p>
          </table:table-cell>
          <table:table-cell office:value-type="string">
            <text:p>Energy Today Inc.</text:p>
          </table:table-cell>
        </table:table-row>
        <table:table-row table:style-name="ro1">
          <table:table-cell office:value-type="string">
            <text:p>NRGU</text:p>
          </table:table-cell>
          <table:table-cell office:value-type="string">
            <text:p>MicroSectors US Big Oil Index 3X Leveraged ETN</text:p>
          </table:table-cell>
        </table:table-row>
        <table:table-row table:style-name="ro1">
          <table:table-cell office:value-type="string">
            <text:p>NRGX</text:p>
          </table:table-cell>
          <table:table-cell office:value-type="string">
            <text:p>PIMCO Energy &amp; Tactical Credit Opportunities Fund</text:p>
          </table:table-cell>
        </table:table-row>
        <table:table-row table:style-name="ro1">
          <table:table-cell office:value-type="string">
            <text:p>NRGZ</text:p>
          </table:table-cell>
          <table:table-cell office:value-type="string">
            <text:p>MicroSectors US Big Oil Index -2X Inverse Leveraged ETNs</text:p>
          </table:table-cell>
        </table:table-row>
        <table:table-row table:style-name="ro1">
          <table:table-cell office:value-type="string">
            <text:p>NRIM</text:p>
          </table:table-cell>
          <table:table-cell office:value-type="string">
            <text:p>Northrim BanCorp Inc</text:p>
          </table:table-cell>
        </table:table-row>
        <table:table-row table:style-name="ro1">
          <table:table-cell office:value-type="string">
            <text:p>NRIS</text:p>
          </table:table-cell>
          <table:table-cell office:value-type="string">
            <text:p>Norris Industries, Inc.</text:p>
          </table:table-cell>
        </table:table-row>
        <table:table-row table:style-name="ro1">
          <table:table-cell office:value-type="string">
            <text:p>NRK</text:p>
          </table:table-cell>
          <table:table-cell office:value-type="string">
            <text:p>Nuveen New York AMT-Free Quality Municipal Income Fund</text:p>
          </table:table-cell>
        </table:table-row>
        <table:table-row table:style-name="ro1">
          <table:table-cell office:value-type="string">
            <text:p>NRLB</text:p>
          </table:table-cell>
          <table:table-cell office:value-type="string">
            <text:p>Northern California Bancorp, Inc.</text:p>
          </table:table-cell>
        </table:table-row>
        <table:table-row table:style-name="ro1">
          <table:table-cell office:value-type="string">
            <text:p>NRO</text:p>
          </table:table-cell>
          <table:table-cell office:value-type="string">
            <text:p>Neuberger Berman Real Estate Securities Income Fund Inc</text:p>
          </table:table-cell>
        </table:table-row>
        <table:table-row table:style-name="ro1">
          <table:table-cell office:value-type="string">
            <text:p>NROM</text:p>
          </table:table-cell>
          <table:table-cell office:value-type="string">
            <text:p>Noble Roman's, Inc.</text:p>
          </table:table-cell>
        </table:table-row>
        <table:table-row table:style-name="ro1">
          <table:table-cell office:value-type="string">
            <text:p>NRP</text:p>
          </table:table-cell>
          <table:table-cell office:value-type="string">
            <text:p>Natural Resource Partners LP</text:p>
          </table:table-cell>
        </table:table-row>
        <table:table-row table:style-name="ro1">
          <table:table-cell office:value-type="string">
            <text:p>NRPI</text:p>
          </table:table-cell>
          <table:table-cell office:value-type="string">
            <text:p>NRP Stone, Inc.</text:p>
          </table:table-cell>
        </table:table-row>
        <table:table-row table:style-name="ro1">
          <table:table-cell office:value-type="string">
            <text:p>NRPR</text:p>
          </table:table-cell>
          <table:table-cell office:value-type="string">
            <text:p>Nutri Pharmaceuticals Research, Inc.</text:p>
          </table:table-cell>
        </table:table-row>
        <table:table-row table:style-name="ro1">
          <table:table-cell office:value-type="string">
            <text:p>NRT</text:p>
          </table:table-cell>
          <table:table-cell office:value-type="string">
            <text:p>North European Oil Royalty Trust</text:p>
          </table:table-cell>
        </table:table-row>
        <table:table-row table:style-name="ro1">
          <table:table-cell office:value-type="string">
            <text:p>NRTHF</text:p>
          </table:table-cell>
          <table:table-cell office:value-type="string">
            <text:p>Northern Power Systems Corp</text:p>
          </table:table-cell>
        </table:table-row>
        <table:table-row table:style-name="ro1">
          <table:table-cell office:value-type="string">
            <text:p>NRTSF</text:p>
          </table:table-cell>
          <table:table-cell office:value-type="string">
            <text:p>NOBILIS HEALTH CORP</text:p>
          </table:table-cell>
        </table:table-row>
        <table:table-row table:style-name="ro1">
          <table:table-cell office:value-type="string">
            <text:p>NRUC</text:p>
          </table:table-cell>
          <table:table-cell office:value-type="string">
            <text:p>National Rural Utilities Cooperative Finance Corp</text:p>
          </table:table-cell>
        </table:table-row>
        <table:table-row table:style-name="ro1">
          <table:table-cell office:value-type="string">
            <text:p>NRWS</text:p>
          </table:table-cell>
          <table:table-cell office:value-type="string">
            <text:p>Narrowstep, Inc.</text:p>
          </table:table-cell>
        </table:table-row>
        <table:table-row table:style-name="ro1">
          <table:table-cell office:value-type="string">
            <text:p>NRZ</text:p>
          </table:table-cell>
          <table:table-cell office:value-type="string">
            <text:p>New Residential Investment Corp</text:p>
          </table:table-cell>
        </table:table-row>
        <table:table-row table:style-name="ro1">
          <table:table-cell office:value-type="string">
            <text:p>NRZ-A</text:p>
          </table:table-cell>
          <table:table-cell office:value-type="string">
            <text:p>New Residential Investment Corp</text:p>
          </table:table-cell>
        </table:table-row>
        <table:table-row table:style-name="ro1">
          <table:table-cell office:value-type="string">
            <text:p>NRZ-B</text:p>
          </table:table-cell>
          <table:table-cell office:value-type="string">
            <text:p>New Residential Investment Corp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uStar Energy LP</text:p>
          </table:table-cell>
        </table:table-row>
        <table:table-row table:style-name="ro1">
          <table:table-cell office:value-type="string">
            <text:p>NSA</text:p>
          </table:table-cell>
          <table:table-cell office:value-type="string">
            <text:p>National Storage Affiliates Trust</text:p>
          </table:table-cell>
        </table:table-row>
        <table:table-row table:style-name="ro1">
          <table:table-cell office:value-type="string">
            <text:p>NS-A</text:p>
          </table:table-cell>
          <table:table-cell office:value-type="string">
            <text:p>NuStar Energy LP</text:p>
          </table:table-cell>
        </table:table-row>
        <table:table-row table:style-name="ro1">
          <table:table-cell office:value-type="string">
            <text:p>NSA-A</text:p>
          </table:table-cell>
          <table:table-cell office:value-type="string">
            <text:p>National Storage Affiliates Trust</text:p>
          </table:table-cell>
        </table:table-row>
        <table:table-row table:style-name="ro1">
          <table:table-cell office:value-type="string">
            <text:p>NSAV</text:p>
          </table:table-cell>
          <table:table-cell office:value-type="string">
            <text:p>Net Savings Link, Inc.</text:p>
          </table:table-cell>
        </table:table-row>
        <table:table-row table:style-name="ro1">
          <table:table-cell office:value-type="string">
            <text:p>NS-B</text:p>
          </table:table-cell>
          <table:table-cell office:value-type="string">
            <text:p>NuStar Energy LP</text:p>
          </table:table-cell>
        </table:table-row>
        <table:table-row table:style-name="ro1">
          <table:table-cell office:value-type="string">
            <text:p>NSBK</text:p>
          </table:table-cell>
          <table:table-cell office:value-type="string">
            <text:p>Northern Star Financial, Inc.</text:p>
          </table:table-cell>
        </table:table-row>
        <table:table-row table:style-name="ro1">
          <table:table-cell office:value-type="string">
            <text:p>NSC</text:p>
          </table:table-cell>
          <table:table-cell office:value-type="string">
            <text:p>Norfolk Southern Corp</text:p>
          </table:table-cell>
        </table:table-row>
        <table:table-row table:style-name="ro1">
          <table:table-cell office:value-type="string">
            <text:p>NS-C</text:p>
          </table:table-cell>
          <table:table-cell office:value-type="string">
            <text:p>NuStar Energy LP</text:p>
          </table:table-cell>
        </table:table-row>
        <table:table-row table:style-name="ro1">
          <table:table-cell office:value-type="string">
            <text:p>NSCO</text:p>
          </table:table-cell>
          <table:table-cell office:value-type="string">
            <text:p>Nesco Holdings Inc</text:p>
          </table:table-cell>
        </table:table-row>
        <table:table-row table:style-name="ro1">
          <table:table-cell office:value-type="string">
            <text:p>NSEC</text:p>
          </table:table-cell>
          <table:table-cell office:value-type="string">
            <text:p>National Security Group Inc-The</text:p>
          </table:table-cell>
        </table:table-row>
        <table:table-row table:style-name="ro1">
          <table:table-cell office:value-type="string">
            <text:p>NSH</text:p>
          </table:table-cell>
          <table:table-cell office:value-type="string">
            <text:p>NavSight Holdings Inc</text:p>
          </table:table-cell>
        </table:table-row>
        <table:table-row table:style-name="ro1">
          <table:table-cell office:value-type="string">
            <text:p>NSIT</text:p>
          </table:table-cell>
          <table:table-cell office:value-type="string">
            <text:p>Insight Enterprises Inc</text:p>
          </table:table-cell>
        </table:table-row>
        <table:table-row table:style-name="ro1">
          <table:table-cell office:value-type="string">
            <text:p>NSL</text:p>
          </table:table-cell>
          <table:table-cell office:value-type="string">
            <text:p>Nuveen Senior Income Fund</text:p>
          </table:table-cell>
        </table:table-row>
        <table:table-row table:style-name="ro1">
          <table:table-cell office:value-type="string">
            <text:p>NSLM</text:p>
          </table:table-cell>
          <table:table-cell office:value-type="string">
            <text:p>National Silver-Lead Mining Co.</text:p>
          </table:table-cell>
        </table:table-row>
        <table:table-row table:style-name="ro1">
          <table:table-cell office:value-type="string">
            <text:p>NSLPQ</text:p>
          </table:table-cell>
          <table:table-cell office:value-type="string">
            <text:p>New Source Energy Partners LP</text:p>
          </table:table-cell>
        </table:table-row>
        <table:table-row table:style-name="ro1">
          <table:table-cell office:value-type="string">
            <text:p>NSLSF</text:p>
          </table:table-cell>
          <table:table-cell office:value-type="string">
            <text:p>Enssolutions Group, Inc.</text:p>
          </table:table-cell>
        </table:table-row>
        <table:table-row table:style-name="ro1">
          <table:table-cell office:value-type="string">
            <text:p>NSMG</text:p>
          </table:table-cell>
          <table:table-cell office:value-type="string">
            <text:p>National Storm Management, Inc.</text:p>
          </table:table-cell>
        </table:table-row>
        <table:table-row table:style-name="ro1">
          <table:table-cell office:value-type="string">
            <text:p>NSP</text:p>
          </table:table-cell>
          <table:table-cell office:value-type="string">
            <text:p>Insperity Inc</text:p>
          </table:table-cell>
        </table:table-row>
        <table:table-row table:style-name="ro1">
          <table:table-cell office:value-type="string">
            <text:p>NSPR</text:p>
          </table:table-cell>
          <table:table-cell office:value-type="string">
            <text:p>InspireMD Inc</text:p>
          </table:table-cell>
        </table:table-row>
        <table:table-row table:style-name="ro1">
          <table:table-cell office:value-type="string">
            <text:p>NSPT</text:p>
          </table:table-cell>
          <table:table-cell office:value-type="string">
            <text:p>Newron Sport</text:p>
          </table:table-cell>
        </table:table-row>
        <table:table-row table:style-name="ro1">
          <table:table-cell office:value-type="string">
            <text:p>NSPX</text:p>
          </table:table-cell>
          <table:table-cell office:value-type="string">
            <text:p>Inspyr Therapeutics, Inc.</text:p>
          </table:table-cell>
        </table:table-row>
        <table:table-row table:style-name="ro1">
          <table:table-cell office:value-type="string">
            <text:p>NSRI</text:p>
          </table:table-cell>
          <table:table-cell office:value-type="string">
            <text:p>National Storm Recovery Inc.</text:p>
          </table:table-cell>
        </table:table-row>
        <table:table-row table:style-name="ro1">
          <table:table-cell office:value-type="string">
            <text:p>NSRS</text:p>
          </table:table-cell>
          <table:table-cell office:value-type="string">
            <text:p>North Springs Resources Corp.</text:p>
          </table:table-cell>
        </table:table-row>
        <table:table-row table:style-name="ro1">
          <table:table-cell office:value-type="string">
            <text:p>NSS</text:p>
          </table:table-cell>
          <table:table-cell office:value-type="string">
            <text:p>NuStar Logistics LP</text:p>
          </table:table-cell>
        </table:table-row>
        <table:table-row table:style-name="ro1">
          <table:table-cell office:value-type="string">
            <text:p>NSSC</text:p>
          </table:table-cell>
          <table:table-cell office:value-type="string">
            <text:p>Napco Security Technologies Inc</text:p>
          </table:table-cell>
        </table:table-row>
        <table:table-row table:style-name="ro1">
          <table:table-cell office:value-type="string">
            <text:p>NSTG</text:p>
          </table:table-cell>
          <table:table-cell office:value-type="string">
            <text:p>NanoString Technologies Inc</text:p>
          </table:table-cell>
        </table:table-row>
        <table:table-row table:style-name="ro1">
          <table:table-cell office:value-type="string">
            <text:p>NSYC</text:p>
          </table:table-cell>
          <table:table-cell office:value-type="string">
            <text:p>National Stock Yards Co.</text:p>
          </table:table-cell>
        </table:table-row>
        <table:table-row table:style-name="ro1">
          <table:table-cell office:value-type="string">
            <text:p>NSYS</text:p>
          </table:table-cell>
          <table:table-cell office:value-type="string">
            <text:p>Nortech Systems Inc</text:p>
          </table:table-cell>
        </table:table-row>
        <table:table-row table:style-name="ro1">
          <table:table-cell office:value-type="string">
            <text:p>NTAH</text:p>
          </table:table-cell>
          <table:table-cell office:value-type="string">
            <text:p>Nevtah Capital Management Corp.</text:p>
          </table:table-cell>
        </table:table-row>
        <table:table-row table:style-name="ro1">
          <table:table-cell office:value-type="string">
            <text:p>NTAP</text:p>
          </table:table-cell>
          <table:table-cell office:value-type="string">
            <text:p>NetApp Inc</text:p>
          </table:table-cell>
        </table:table-row>
        <table:table-row table:style-name="ro1">
          <table:table-cell office:value-type="string">
            <text:p>NTB</text:p>
          </table:table-cell>
          <table:table-cell office:value-type="string">
            <text:p>Bank of NT Butterfield &amp; Son Ltd-The</text:p>
          </table:table-cell>
        </table:table-row>
        <table:table-row table:style-name="ro1">
          <table:table-cell office:value-type="string">
            <text:p>NTBP</text:p>
          </table:table-cell>
          <table:table-cell office:value-type="string">
            <text:p>New Tripoli Bancorp, Inc.</text:p>
          </table:table-cell>
        </table:table-row>
        <table:table-row table:style-name="ro1">
          <table:table-cell office:value-type="string">
            <text:p>NTCI</text:p>
          </table:table-cell>
          <table:table-cell office:value-type="string">
            <text:p>Nutech, Inc.</text:p>
          </table:table-cell>
        </table:table-row>
        <table:table-row table:style-name="ro1">
          <table:table-cell office:value-type="string">
            <text:p>NTCO</text:p>
          </table:table-cell>
          <table:table-cell office:value-type="string">
            <text:p>Natura &amp; Co Holding SA</text:p>
          </table:table-cell>
        </table:table-row>
        <table:table-row table:style-name="ro1">
          <table:table-cell office:value-type="string">
            <text:p>NTCT</text:p>
          </table:table-cell>
          <table:table-cell office:value-type="string">
            <text:p>NetScout Systems Inc</text:p>
          </table:table-cell>
        </table:table-row>
        <table:table-row table:style-name="ro1">
          <table:table-cell office:value-type="string">
            <text:p>NTCXF</text:p>
          </table:table-cell>
          <table:table-cell office:value-type="string">
            <text:p>Natcore Technology Inc.</text:p>
          </table:table-cell>
        </table:table-row>
        <table:table-row table:style-name="ro1">
          <table:table-cell office:value-type="string">
            <text:p>NTEC</text:p>
          </table:table-cell>
          <table:table-cell office:value-type="string">
            <text:p>Intec Pharma Ltd</text:p>
          </table:table-cell>
        </table:table-row>
        <table:table-row table:style-name="ro1">
          <table:table-cell office:value-type="string">
            <text:p>NTEI</text:p>
          </table:table-cell>
          <table:table-cell office:value-type="string">
            <text:p>Nova Tech Enterprises, Inc.</text:p>
          </table:table-cell>
        </table:table-row>
        <table:table-row table:style-name="ro1">
          <table:table-cell office:value-type="string">
            <text:p>NTEK</text:p>
          </table:table-cell>
          <table:table-cell office:value-type="string">
            <text:p>NanoTech Entertainment, Inc.</text:p>
          </table:table-cell>
        </table:table-row>
        <table:table-row table:style-name="ro1">
          <table:table-cell office:value-type="string">
            <text:p>NTES</text:p>
          </table:table-cell>
          <table:table-cell office:value-type="string">
            <text:p>NetEase Inc</text:p>
          </table:table-cell>
        </table:table-row>
        <table:table-row table:style-name="ro1">
          <table:table-cell office:value-type="string">
            <text:p>NTFL</text:p>
          </table:table-cell>
          <table:table-cell office:value-type="string">
            <text:p>Network 1 Financial Group, Inc.</text:p>
          </table:table-cell>
        </table:table-row>
        <table:table-row table:style-name="ro1">
          <table:table-cell office:value-type="string">
            <text:p>NTFY</text:p>
          </table:table-cell>
          <table:table-cell office:value-type="string">
            <text:p>Notify Technology Corp.</text:p>
          </table:table-cell>
        </table:table-row>
        <table:table-row table:style-name="ro1">
          <table:table-cell office:value-type="string">
            <text:p>NTG</text:p>
          </table:table-cell>
          <table:table-cell office:value-type="string">
            <text:p>Tortoise Midstream Energy Fund Inc</text:p>
          </table:table-cell>
        </table:table-row>
        <table:table-row table:style-name="ro1">
          <table:table-cell office:value-type="string">
            <text:p>NTGL</text:p>
          </table:table-cell>
          <table:table-cell office:value-type="string">
            <text:p>NanoTech Gaming, Inc.</text:p>
          </table:table-cell>
        </table:table-row>
        <table:table-row table:style-name="ro1">
          <table:table-cell office:value-type="string">
            <text:p>NTGR</text:p>
          </table:table-cell>
          <table:table-cell office:value-type="string">
            <text:p>NETGEAR Inc</text:p>
          </table:table-cell>
        </table:table-row>
        <table:table-row table:style-name="ro1">
          <table:table-cell office:value-type="string">
            <text:p>NTIC</text:p>
          </table:table-cell>
          <table:table-cell office:value-type="string">
            <text:p>Northern Technologies International Corp</text:p>
          </table:table-cell>
        </table:table-row>
        <table:table-row table:style-name="ro1">
          <table:table-cell office:value-type="string">
            <text:p>NTII</text:p>
          </table:table-cell>
          <table:table-cell office:value-type="string">
            <text:p>Neurobiological Technologies, Inc.</text:p>
          </table:table-cell>
        </table:table-row>
        <table:table-row table:style-name="ro1">
          <table:table-cell office:value-type="string">
            <text:p>NTIP</text:p>
          </table:table-cell>
          <table:table-cell office:value-type="string">
            <text:p>Network-1 Technologies Inc</text:p>
          </table:table-cell>
        </table:table-row>
        <table:table-row table:style-name="ro1">
          <table:table-cell office:value-type="string">
            <text:p>NTLA</text:p>
          </table:table-cell>
          <table:table-cell office:value-type="string">
            <text:p>Intellia Therapeutics Inc</text:p>
          </table:table-cell>
        </table:table-row>
        <table:table-row table:style-name="ro1">
          <table:table-cell office:value-type="string">
            <text:p>NTLK</text:p>
          </table:table-cell>
          <table:table-cell office:value-type="string">
            <text:p>Net Talk.com Inc.</text:p>
          </table:table-cell>
        </table:table-row>
        <table:table-row table:style-name="ro1">
          <table:table-cell office:value-type="string">
            <text:p>NTME</text:p>
          </table:table-cell>
          <table:table-cell office:value-type="string">
            <text:p>NetMed, Inc.</text:p>
          </table:table-cell>
        </table:table-row>
        <table:table-row table:style-name="ro1">
          <table:table-cell office:value-type="string">
            <text:p>NTN</text:p>
          </table:table-cell>
          <table:table-cell office:value-type="string">
            <text:p>NTN Buzztime Inc</text:p>
          </table:table-cell>
        </table:table-row>
        <table:table-row table:style-name="ro1">
          <table:table-cell office:value-type="string">
            <text:p>NTNX</text:p>
          </table:table-cell>
          <table:table-cell office:value-type="string">
            <text:p>Nutanix Inc</text:p>
          </table:table-cell>
        </table:table-row>
        <table:table-row table:style-name="ro1">
          <table:table-cell office:value-type="string">
            <text:p>NTP</text:p>
          </table:table-cell>
          <table:table-cell office:value-type="string">
            <text:p>Nam Tai Property Inc</text:p>
          </table:table-cell>
        </table:table-row>
        <table:table-row table:style-name="ro1">
          <table:table-cell office:value-type="string">
            <text:p>NTR</text:p>
          </table:table-cell>
          <table:table-cell office:value-type="string">
            <text:p>Nutrien Ltd</text:p>
          </table:table-cell>
        </table:table-row>
        <table:table-row table:style-name="ro1">
          <table:table-cell office:value-type="string">
            <text:p>NTRA</text:p>
          </table:table-cell>
          <table:table-cell office:value-type="string">
            <text:p>Natera Inc</text:p>
          </table:table-cell>
        </table:table-row>
        <table:table-row table:style-name="ro1">
          <table:table-cell office:value-type="string">
            <text:p>NTRP</text:p>
          </table:table-cell>
          <table:table-cell office:value-type="string">
            <text:p>Neurotrope Inc</text:p>
          </table:table-cell>
        </table:table-row>
        <table:table-row table:style-name="ro1">
          <table:table-cell office:value-type="string">
            <text:p>NTRR</text:p>
          </table:table-cell>
          <table:table-cell office:value-type="string">
            <text:p>Neutra Corp.</text:p>
          </table:table-cell>
        </table:table-row>
        <table:table-row table:style-name="ro1">
          <table:table-cell office:value-type="string">
            <text:p>NTRS</text:p>
          </table:table-cell>
          <table:table-cell office:value-type="string">
            <text:p>Northern Trust Corp</text:p>
          </table:table-cell>
        </table:table-row>
        <table:table-row table:style-name="ro1">
          <table:table-cell office:value-type="string">
            <text:p>NTRSO</text:p>
          </table:table-cell>
          <table:table-cell office:value-type="string">
            <text:p>Northern Trust Corp</text:p>
          </table:table-cell>
        </table:table-row>
        <table:table-row table:style-name="ro1">
          <table:table-cell office:value-type="string">
            <text:p>NTUR</text:p>
          </table:table-cell>
          <table:table-cell office:value-type="string">
            <text:p>Natural Blue Resources, Inc.</text:p>
          </table:table-cell>
        </table:table-row>
        <table:table-row table:style-name="ro1">
          <table:table-cell office:value-type="string">
            <text:p>NTUS</text:p>
          </table:table-cell>
          <table:table-cell office:value-type="string">
            <text:p>Natus Medical Inc</text:p>
          </table:table-cell>
        </table:table-row>
        <table:table-row table:style-name="ro1">
          <table:table-cell office:value-type="string">
            <text:p>NTWK</text:p>
          </table:table-cell>
          <table:table-cell office:value-type="string">
            <text:p>NetSol Technologies Inc</text:p>
          </table:table-cell>
        </table:table-row>
        <table:table-row table:style-name="ro1">
          <table:table-cell office:value-type="string">
            <text:p>NTZ</text:p>
          </table:table-cell>
          <table:table-cell office:value-type="string">
            <text:p>Natuzzi SpA</text:p>
          </table:table-cell>
        </table:table-row>
        <table:table-row table:style-name="ro1">
          <table:table-cell office:value-type="string">
            <text:p>NUAN</text:p>
          </table:table-cell>
          <table:table-cell office:value-type="string">
            <text:p>Nuance Communications Inc</text:p>
          </table:table-cell>
        </table:table-row>
        <table:table-row table:style-name="ro1">
          <table:table-cell office:value-type="string">
            <text:p>NUBC</text:p>
          </table:table-cell>
          <table:table-cell office:value-type="string">
            <text:p>Northumberland Bancorp</text:p>
          </table:table-cell>
        </table:table-row>
        <table:table-row table:style-name="ro1">
          <table:table-cell office:value-type="string">
            <text:p>NUE</text:p>
          </table:table-cell>
          <table:table-cell office:value-type="string">
            <text:p>Nucor Corp</text:p>
          </table:table-cell>
        </table:table-row>
        <table:table-row table:style-name="ro1">
          <table:table-cell office:value-type="string">
            <text:p>NUEC</text:p>
          </table:table-cell>
          <table:table-cell office:value-type="string">
            <text:p>NuEarth Corp.</text:p>
          </table:table-cell>
        </table:table-row>
        <table:table-row table:style-name="ro1">
          <table:table-cell office:value-type="string">
            <text:p>NUFMF</text:p>
          </table:table-cell>
          <table:table-cell office:value-type="string">
            <text:p>NuFarm Ltd.</text:p>
          </table:table-cell>
        </table:table-row>
        <table:table-row table:style-name="ro1">
          <table:table-cell office:value-type="string">
            <text:p>NUGL</text:p>
          </table:table-cell>
          <table:table-cell office:value-type="string">
            <text:p>NUGL, Inc.</text:p>
          </table:table-cell>
        </table:table-row>
        <table:table-row table:style-name="ro1">
          <table:table-cell office:value-type="string">
            <text:p>NUGN</text:p>
          </table:table-cell>
          <table:table-cell office:value-type="string">
            <text:p>NuGene International, Inc.</text:p>
          </table:table-cell>
        </table:table-row>
        <table:table-row table:style-name="ro1">
          <table:table-cell office:value-type="string">
            <text:p>NUGS</text:p>
          </table:table-cell>
          <table:table-cell office:value-type="string">
            <text:p>Cannabis Strategic Ventures</text:p>
          </table:table-cell>
        </table:table-row>
        <table:table-row table:style-name="ro1">
          <table:table-cell office:value-type="string">
            <text:p>NUM</text:p>
          </table:table-cell>
          <table:table-cell office:value-type="string">
            <text:p>Nuveen Michigan Quality Municipal Income Fund</text:p>
          </table:table-cell>
        </table:table-row>
        <table:table-row table:style-name="ro1">
          <table:table-cell office:value-type="string">
            <text:p>NUMD</text:p>
          </table:table-cell>
          <table:table-cell office:value-type="string">
            <text:p>Nu-Med Plus Inc.</text:p>
          </table:table-cell>
        </table:table-row>
        <table:table-row table:style-name="ro1">
          <table:table-cell office:value-type="string">
            <text:p>NUNZ</text:p>
          </table:table-cell>
          <table:table-cell office:value-type="string">
            <text:p>Nunzia Pharmaceutical Corporation</text:p>
          </table:table-cell>
        </table:table-row>
        <table:table-row table:style-name="ro1">
          <table:table-cell office:value-type="string">
            <text:p>NUO</text:p>
          </table:table-cell>
          <table:table-cell office:value-type="string">
            <text:p>Nuveen Ohio Quality Municipal Income Fund</text:p>
          </table:table-cell>
        </table:table-row>
        <table:table-row table:style-name="ro1">
          <table:table-cell office:value-type="string">
            <text:p>NURO</text:p>
          </table:table-cell>
          <table:table-cell office:value-type="string">
            <text:p>NeuroMetrix Inc</text:p>
          </table:table-cell>
        </table:table-row>
        <table:table-row table:style-name="ro1">
          <table:table-cell office:value-type="string">
            <text:p>NUS</text:p>
          </table:table-cell>
          <table:table-cell office:value-type="string">
            <text:p>Nu Skin Enterprises Inc</text:p>
          </table:table-cell>
        </table:table-row>
        <table:table-row table:style-name="ro1">
          <table:table-cell office:value-type="string">
            <text:p>NUSPQ</text:p>
          </table:table-cell>
          <table:table-cell office:value-type="string">
            <text:p>New Source Energy Partners LP</text:p>
          </table:table-cell>
        </table:table-row>
        <table:table-row table:style-name="ro1">
          <table:table-cell office:value-type="string">
            <text:p>NUTTQ</text:p>
          </table:table-cell>
          <table:table-cell office:value-type="string">
            <text:p>Nutroganics, Inc.</text:p>
          </table:table-cell>
        </table:table-row>
        <table:table-row table:style-name="ro1">
          <table:table-cell office:value-type="string">
            <text:p>NUUU</text:p>
          </table:table-cell>
          <table:table-cell office:value-type="string">
            <text:p>Rejuvel Bio-Sciences, Inc.</text:p>
          </table:table-cell>
        </table:table-row>
        <table:table-row table:style-name="ro1">
          <table:table-cell office:value-type="string">
            <text:p>NUV</text:p>
          </table:table-cell>
          <table:table-cell office:value-type="string">
            <text:p>Nuveen Municipal Value Fund Inc</text:p>
          </table:table-cell>
        </table:table-row>
        <table:table-row table:style-name="ro1">
          <table:table-cell office:value-type="string">
            <text:p>NUVA</text:p>
          </table:table-cell>
          <table:table-cell office:value-type="string">
            <text:p>NuVasive Inc</text:p>
          </table:table-cell>
        </table:table-row>
        <table:table-row table:style-name="ro1">
          <table:table-cell office:value-type="string">
            <text:p>NUVG</text:p>
          </table:table-cell>
          <table:table-cell office:value-type="string">
            <text:p>Nuvus Gro Corp</text:p>
          </table:table-cell>
        </table:table-row>
        <table:table-row table:style-name="ro1">
          <table:table-cell office:value-type="string">
            <text:p>NUVM</text:p>
          </table:table-cell>
          <table:table-cell office:value-type="string">
            <text:p>NuVim, Inc.</text:p>
          </table:table-cell>
        </table:table-row>
        <table:table-row table:style-name="ro1">
          <table:table-cell office:value-type="string">
            <text:p>NUVR</text:p>
          </table:table-cell>
          <table:table-cell office:value-type="string">
            <text:p>Nuvera Communications, Inc.</text:p>
          </table:table-cell>
        </table:table-row>
        <table:table-row table:style-name="ro1">
          <table:table-cell office:value-type="string">
            <text:p>NUW</text:p>
          </table:table-cell>
          <table:table-cell office:value-type="string">
            <text:p>Nuveen AMT-Free Municipal Value Fund</text:p>
          </table:table-cell>
        </table:table-row>
        <table:table-row table:style-name="ro1">
          <table:table-cell office:value-type="string">
            <text:p>NVAX</text:p>
          </table:table-cell>
          <table:table-cell office:value-type="string">
            <text:p>Novavax Inc</text:p>
          </table:table-cell>
        </table:table-row>
        <table:table-row table:style-name="ro1">
          <table:table-cell office:value-type="string">
            <text:p>NVCN</text:p>
          </table:table-cell>
          <table:table-cell office:value-type="string">
            <text:p>Neovasc Inc</text:p>
          </table:table-cell>
        </table:table-row>
        <table:table-row table:style-name="ro1">
          <table:table-cell office:value-type="string">
            <text:p>NVCP</text:p>
          </table:table-cell>
          <table:table-cell office:value-type="string">
            <text:p>NVCN Corp.</text:p>
          </table:table-cell>
        </table:table-row>
        <table:table-row table:style-name="ro1">
          <table:table-cell office:value-type="string">
            <text:p>NVCR</text:p>
          </table:table-cell>
          <table:table-cell office:value-type="string">
            <text:p>Novocure Ltd</text:p>
          </table:table-cell>
        </table:table-row>
        <table:table-row table:style-name="ro1">
          <table:table-cell office:value-type="string">
            <text:p>NVDA</text:p>
          </table:table-cell>
          <table:table-cell office:value-type="string">
            <text:p>NVIDIA Corp</text:p>
          </table:table-cell>
        </table:table-row>
        <table:table-row table:style-name="ro1">
          <table:table-cell office:value-type="string">
            <text:p>NVEC</text:p>
          </table:table-cell>
          <table:table-cell office:value-type="string">
            <text:p>NVE Corp</text:p>
          </table:table-cell>
        </table:table-row>
        <table:table-row table:style-name="ro1">
          <table:table-cell office:value-type="string">
            <text:p>NVEE</text:p>
          </table:table-cell>
          <table:table-cell office:value-type="string">
            <text:p>NV5 Global Inc</text:p>
          </table:table-cell>
        </table:table-row>
        <table:table-row table:style-name="ro1">
          <table:table-cell office:value-type="string">
            <text:p>NVES</text:p>
          </table:table-cell>
          <table:table-cell office:value-type="string">
            <text:p>Nvest Inc.</text:p>
          </table:table-cell>
        </table:table-row>
        <table:table-row table:style-name="ro1">
          <table:table-cell office:value-type="string">
            <text:p>NVFY</text:p>
          </table:table-cell>
          <table:table-cell office:value-type="string">
            <text:p>Nova Lifestyle Inc</text:p>
          </table:table-cell>
        </table:table-row>
        <table:table-row table:style-name="ro1">
          <table:table-cell office:value-type="string">
            <text:p>NVFY</text:p>
          </table:table-cell>
          <table:table-cell office:value-type="string">
            <text:p>Nova Lifestyle Inc</text:p>
          </table:table-cell>
        </table:table-row>
        <table:table-row table:style-name="ro1">
          <table:table-cell office:value-type="string">
            <text:p>NVG</text:p>
          </table:table-cell>
          <table:table-cell office:value-type="string">
            <text:p>Nuveen AMT-Free Municipal Credit Income Fund</text:p>
          </table:table-cell>
        </table:table-row>
        <table:table-row table:style-name="ro1">
          <table:table-cell office:value-type="string">
            <text:p>NVGS</text:p>
          </table:table-cell>
          <table:table-cell office:value-type="string">
            <text:p>Navigator Holdings Ltd</text:p>
          </table:table-cell>
        </table:table-row>
        <table:table-row table:style-name="ro1">
          <table:table-cell office:value-type="string">
            <text:p>NVGT</text:p>
          </table:table-cell>
          <table:table-cell office:value-type="string">
            <text:p>Novagant Corp.</text:p>
          </table:table-cell>
        </table:table-row>
        <table:table-row table:style-name="ro1">
          <table:table-cell office:value-type="string">
            <text:p>NVIC</text:p>
          </table:table-cell>
          <table:table-cell office:value-type="string">
            <text:p>N-Viro International Corp.</text:p>
          </table:table-cell>
        </table:table-row>
        <table:table-row table:style-name="ro1">
          <table:table-cell office:value-type="string">
            <text:p>NVIV</text:p>
          </table:table-cell>
          <table:table-cell office:value-type="string">
            <text:p>InVivo Therapeutics Holdings Corp</text:p>
          </table:table-cell>
        </table:table-row>
        <table:table-row table:style-name="ro1">
          <table:table-cell office:value-type="string">
            <text:p>NVMI</text:p>
          </table:table-cell>
          <table:table-cell office:value-type="string">
            <text:p>Nova Measuring Instruments Ltd</text:p>
          </table:table-cell>
        </table:table-row>
        <table:table-row table:style-name="ro1">
          <table:table-cell office:value-type="string">
            <text:p>NVNT</text:p>
          </table:table-cell>
          <table:table-cell office:value-type="string">
            <text:p>Novint Technologies, Inc.</text:p>
          </table:table-cell>
        </table:table-row>
        <table:table-row table:style-name="ro1">
          <table:table-cell office:value-type="string">
            <text:p>NVO</text:p>
          </table:table-cell>
          <table:table-cell office:value-type="string">
            <text:p>Novo Nordisk A-S</text:p>
          </table:table-cell>
        </table:table-row>
        <table:table-row table:style-name="ro1">
          <table:table-cell office:value-type="string">
            <text:p>NVOS</text:p>
          </table:table-cell>
          <table:table-cell office:value-type="string">
            <text:p>Novo Integrated Sciences, Inc.</text:p>
          </table:table-cell>
        </table:table-row>
        <table:table-row table:style-name="ro1">
          <table:table-cell office:value-type="string">
            <text:p>NVR</text:p>
          </table:table-cell>
          <table:table-cell office:value-type="string">
            <text:p>NVR Inc</text:p>
          </table:table-cell>
        </table:table-row>
        <table:table-row table:style-name="ro1">
          <table:table-cell office:value-type="string">
            <text:p>NVRO</text:p>
          </table:table-cell>
          <table:table-cell office:value-type="string">
            <text:p>Nevro Corp</text:p>
          </table:table-cell>
        </table:table-row>
        <table:table-row table:style-name="ro1">
          <table:table-cell office:value-type="string">
            <text:p>NVS</text:p>
          </table:table-cell>
          <table:table-cell office:value-type="string">
            <text:p>Novartis AG</text:p>
          </table:table-cell>
        </table:table-row>
        <table:table-row table:style-name="ro1">
          <table:table-cell office:value-type="string">
            <text:p>NVSEF</text:p>
          </table:table-cell>
          <table:table-cell office:value-type="string">
            <text:p>Novartis AG</text:p>
          </table:table-cell>
        </table:table-row>
        <table:table-row table:style-name="ro1">
          <table:table-cell office:value-type="string">
            <text:p>NVSGF</text:p>
          </table:table-cell>
          <table:table-cell office:value-type="string">
            <text:p>Nevada Sunrise Gold Corp.</text:p>
          </table:table-cell>
        </table:table-row>
        <table:table-row table:style-name="ro1">
          <table:table-cell office:value-type="string">
            <text:p>NVST</text:p>
          </table:table-cell>
          <table:table-cell office:value-type="string">
            <text:p>Envista Holdings Corp</text:p>
          </table:table-cell>
        </table:table-row>
        <table:table-row table:style-name="ro1">
          <table:table-cell office:value-type="string">
            <text:p>NVT</text:p>
          </table:table-cell>
          <table:table-cell office:value-type="string">
            <text:p>nVent Electric PLC</text:p>
          </table:table-cell>
        </table:table-row>
        <table:table-row table:style-name="ro1">
          <table:table-cell office:value-type="string">
            <text:p>NVTA</text:p>
          </table:table-cell>
          <table:table-cell office:value-type="string">
            <text:p>Invitae Corp</text:p>
          </table:table-cell>
        </table:table-row>
        <table:table-row table:style-name="ro1">
          <table:table-cell office:value-type="string">
            <text:p>NVTRQ</text:p>
          </table:table-cell>
          <table:table-cell office:value-type="string">
            <text:p>Nuvectra Corporation</text:p>
          </table:table-cell>
        </table:table-row>
        <table:table-row table:style-name="ro1">
          <table:table-cell office:value-type="string">
            <text:p>NVUS</text:p>
          </table:table-cell>
          <table:table-cell office:value-type="string">
            <text:p>Novus Therapeutics Inc</text:p>
          </table:table-cell>
        </table:table-row>
        <table:table-row table:style-name="ro1">
          <table:table-cell office:value-type="string">
            <text:p>NWAU</text:p>
          </table:table-cell>
          <table:table-cell office:value-type="string">
            <text:p>NowAuto, Inc.</text:p>
          </table:table-cell>
        </table:table-row>
        <table:table-row table:style-name="ro1">
          <table:table-cell office:value-type="string">
            <text:p>NWBB</text:p>
          </table:table-cell>
          <table:table-cell office:value-type="string">
            <text:p>New Bancorp, Inc.</text:p>
          </table:table-cell>
        </table:table-row>
        <table:table-row table:style-name="ro1">
          <table:table-cell office:value-type="string">
            <text:p>NWBD</text:p>
          </table:table-cell>
          <table:table-cell office:value-type="string">
            <text:p>New World Brands, Inc.</text:p>
          </table:table-cell>
        </table:table-row>
        <table:table-row table:style-name="ro1">
          <table:table-cell office:value-type="string">
            <text:p>NWBI</text:p>
          </table:table-cell>
          <table:table-cell office:value-type="string">
            <text:p>Northwest Bancshares Inc</text:p>
          </table:table-cell>
        </table:table-row>
        <table:table-row table:style-name="ro1">
          <table:table-cell office:value-type="string">
            <text:p>NWBO</text:p>
          </table:table-cell>
          <table:table-cell office:value-type="string">
            <text:p>Northwest Biotherapeutics, Inc.</text:p>
          </table:table-cell>
        </table:table-row>
        <table:table-row table:style-name="ro1">
          <table:table-cell office:value-type="string">
            <text:p>NWCI</text:p>
          </table:table-cell>
          <table:table-cell office:value-type="string">
            <text:p>Newcardio, Inc.</text:p>
          </table:table-cell>
        </table:table-row>
        <table:table-row table:style-name="ro1">
          <table:table-cell office:value-type="string">
            <text:p>NWE</text:p>
          </table:table-cell>
          <table:table-cell office:value-type="string">
            <text:p>NorthWestern Corp</text:p>
          </table:table-cell>
        </table:table-row>
        <table:table-row table:style-name="ro1">
          <table:table-cell office:value-type="string">
            <text:p>NWFL</text:p>
          </table:table-cell>
          <table:table-cell office:value-type="string">
            <text:p>Norwood Financial Corp</text:p>
          </table:table-cell>
        </table:table-row>
        <table:table-row table:style-name="ro1">
          <table:table-cell office:value-type="string">
            <text:p>NWG</text:p>
          </table:table-cell>
          <table:table-cell office:value-type="string">
            <text:p>NatWest Group plc</text:p>
          </table:table-cell>
        </table:table-row>
        <table:table-row table:style-name="ro1">
          <table:table-cell office:value-type="string">
            <text:p>NWGC</text:p>
          </table:table-cell>
          <table:table-cell office:value-type="string">
            <text:p>New World Gold Corp.</text:p>
          </table:table-cell>
        </table:table-row>
        <table:table-row table:style-name="ro1">
          <table:table-cell office:value-type="string">
            <text:p>NWGI</text:p>
          </table:table-cell>
          <table:table-cell office:value-type="string">
            <text:p>Newgioco Group Inc</text:p>
          </table:table-cell>
        </table:table-row>
        <table:table-row table:style-name="ro1">
          <table:table-cell office:value-type="string">
            <text:p>NWHM</text:p>
          </table:table-cell>
          <table:table-cell office:value-type="string">
            <text:p>New Home Co Inc-The</text:p>
          </table:table-cell>
        </table:table-row>
        <table:table-row table:style-name="ro1">
          <table:table-cell office:value-type="string">
            <text:p>NWIN</text:p>
          </table:table-cell>
          <table:table-cell office:value-type="string">
            <text:p>NorthWest Indiana Bancorp</text:p>
          </table:table-cell>
        </table:table-row>
        <table:table-row table:style-name="ro1">
          <table:table-cell office:value-type="string">
            <text:p>NWL</text:p>
          </table:table-cell>
          <table:table-cell office:value-type="string">
            <text:p>Newell Brands Inc</text:p>
          </table:table-cell>
        </table:table-row>
        <table:table-row table:style-name="ro1">
          <table:table-cell office:value-type="string">
            <text:p>NWLI</text:p>
          </table:table-cell>
          <table:table-cell office:value-type="string">
            <text:p>National Western Life Group Inc</text:p>
          </table:table-cell>
        </table:table-row>
        <table:table-row table:style-name="ro1">
          <table:table-cell office:value-type="string">
            <text:p>NWMH</text:p>
          </table:table-cell>
          <table:table-cell office:value-type="string">
            <text:p>National Waste Management Holdings, Inc.</text:p>
          </table:table-cell>
        </table:table-row>
        <table:table-row table:style-name="ro1">
          <table:table-cell office:value-type="string">
            <text:p>NWN</text:p>
          </table:table-cell>
          <table:table-cell office:value-type="string">
            <text:p>Northwest Natural Holding Co</text:p>
          </table:table-cell>
        </table:table-row>
        <table:table-row table:style-name="ro1">
          <table:table-cell office:value-type="string">
            <text:p>NWOL</text:p>
          </table:table-cell>
          <table:table-cell office:value-type="string">
            <text:p>North West Oil Group, Inc.</text:p>
          </table:table-cell>
        </table:table-row>
        <table:table-row table:style-name="ro1">
          <table:table-cell office:value-type="string">
            <text:p>NWPN</text:p>
          </table:table-cell>
          <table:table-cell office:value-type="string">
            <text:p>Now Corporation (The)</text:p>
          </table:table-cell>
        </table:table-row>
        <table:table-row table:style-name="ro1">
          <table:table-cell office:value-type="string">
            <text:p>NWPP</text:p>
          </table:table-cell>
          <table:table-cell office:value-type="string">
            <text:p>New Peoples Bankshares, Inc.</text:p>
          </table:table-cell>
        </table:table-row>
        <table:table-row table:style-name="ro1">
          <table:table-cell office:value-type="string">
            <text:p>NWPX</text:p>
          </table:table-cell>
          <table:table-cell office:value-type="string">
            <text:p>Northwest Pipe Co</text:p>
          </table:table-cell>
        </table:table-row>
        <table:table-row table:style-name="ro1">
          <table:table-cell office:value-type="string">
            <text:p>NWS</text:p>
          </table:table-cell>
          <table:table-cell office:value-type="string">
            <text:p>News Corp</text:p>
          </table:table-cell>
        </table:table-row>
        <table:table-row table:style-name="ro1">
          <table:table-cell office:value-type="string">
            <text:p>NWSA</text:p>
          </table:table-cell>
          <table:table-cell office:value-type="string">
            <text:p>News Corp</text:p>
          </table:table-cell>
        </table:table-row>
        <table:table-row table:style-name="ro1">
          <table:table-cell office:value-type="string">
            <text:p>NWSAL</text:p>
          </table:table-cell>
          <table:table-cell office:value-type="string">
            <text:p>News Corp</text:p>
          </table:table-cell>
        </table:table-row>
        <table:table-row table:style-name="ro1">
          <table:table-cell office:value-type="string">
            <text:p>NWSLL</text:p>
          </table:table-cell>
          <table:table-cell office:value-type="string">
            <text:p>News Corp</text:p>
          </table:table-cell>
        </table:table-row>
        <table:table-row table:style-name="ro1">
          <table:table-cell office:value-type="string">
            <text:p>NWTT</text:p>
          </table:table-cell>
          <table:table-cell office:value-type="string">
            <text:p>NW Tech Capital, Inc.</text:p>
          </table:table-cell>
        </table:table-row>
        <table:table-row table:style-name="ro1">
          <table:table-cell office:value-type="string">
            <text:p>NWXJ</text:p>
          </table:table-cell>
          <table:table-cell office:value-type="string">
            <text:p>newAX, Inc.</text:p>
          </table:table-cell>
        </table:table-row>
        <table:table-row table:style-name="ro1">
          <table:table-cell office:value-type="string">
            <text:p>NWYF</text:p>
          </table:table-cell>
          <table:table-cell office:value-type="string">
            <text:p>Northway Financial, Inc.</text:p>
          </table:table-cell>
        </table:table-row>
        <table:table-row table:style-name="ro1">
          <table:table-cell office:value-type="string">
            <text:p>NX</text:p>
          </table:table-cell>
          <table:table-cell office:value-type="string">
            <text:p>Quanex Building Products Corp</text:p>
          </table:table-cell>
        </table:table-row>
        <table:table-row table:style-name="ro1">
          <table:table-cell office:value-type="string">
            <text:p>NXC</text:p>
          </table:table-cell>
          <table:table-cell office:value-type="string">
            <text:p>Nuveen California Select Tax-Free Income Portfolio</text:p>
          </table:table-cell>
        </table:table-row>
        <table:table-row table:style-name="ro1">
          <table:table-cell office:value-type="string">
            <text:p>NXCR</text:p>
          </table:table-cell>
          <table:table-cell office:value-type="string">
            <text:p>NexCore Healthcare Capital Corp.</text:p>
          </table:table-cell>
        </table:table-row>
        <table:table-row table:style-name="ro1">
          <table:table-cell office:value-type="string">
            <text:p>NXE</text:p>
          </table:table-cell>
          <table:table-cell office:value-type="string">
            <text:p>NexGen Energy Ltd</text:p>
          </table:table-cell>
        </table:table-row>
        <table:table-row table:style-name="ro1">
          <table:table-cell office:value-type="string">
            <text:p>NXEN</text:p>
          </table:table-cell>
          <table:table-cell office:value-type="string">
            <text:p>Nexien BioPharma, Inc.</text:p>
          </table:table-cell>
        </table:table-row>
        <table:table-row table:style-name="ro1">
          <table:table-cell office:value-type="string">
            <text:p>NXEOW</text:p>
          </table:table-cell>
          <table:table-cell office:value-type="string">
            <text:p>Nexeo Solutions, Inc.</text:p>
          </table:table-cell>
        </table:table-row>
        <table:table-row table:style-name="ro1">
          <table:table-cell office:value-type="string">
            <text:p>NXES</text:p>
          </table:table-cell>
          <table:table-cell office:value-type="string">
            <text:p>Nexus Enterprise Solutions, Inc.</text:p>
          </table:table-cell>
        </table:table-row>
        <table:table-row table:style-name="ro1">
          <table:table-cell office:value-type="string">
            <text:p>NXFI</text:p>
          </table:table-cell>
          <table:table-cell office:value-type="string">
            <text:p>Next Fuel, Inc.</text:p>
          </table:table-cell>
        </table:table-row>
        <table:table-row table:style-name="ro1">
          <table:table-cell office:value-type="string">
            <text:p>NXGB</text:p>
          </table:table-cell>
          <table:table-cell office:value-type="string">
            <text:p>NxGen Brands Inc.</text:p>
          </table:table-cell>
        </table:table-row>
        <table:table-row table:style-name="ro1">
          <table:table-cell office:value-type="string">
            <text:p>NXGM</text:p>
          </table:table-cell>
          <table:table-cell office:value-type="string">
            <text:p>NexGen Mining, Inc.</text:p>
          </table:table-cell>
        </table:table-row>
        <table:table-row table:style-name="ro1">
          <table:table-cell office:value-type="string">
            <text:p>NXGN</text:p>
          </table:table-cell>
          <table:table-cell office:value-type="string">
            <text:p>NextGen Healthcare Inc</text:p>
          </table:table-cell>
        </table:table-row>
        <table:table-row table:style-name="ro1">
          <table:table-cell office:value-type="string">
            <text:p>NXGT</text:p>
          </table:table-cell>
          <table:table-cell office:value-type="string">
            <text:p>Nexteligent Holdings Inc.</text:p>
          </table:table-cell>
        </table:table-row>
        <table:table-row table:style-name="ro1">
          <table:table-cell office:value-type="string">
            <text:p>NXJ</text:p>
          </table:table-cell>
          <table:table-cell office:value-type="string">
            <text:p>Nuveen New Jersey Quality Municipal Income Fund</text:p>
          </table:table-cell>
        </table:table-row>
        <table:table-row table:style-name="ro1">
          <table:table-cell office:value-type="string">
            <text:p>NXN</text:p>
          </table:table-cell>
          <table:table-cell office:value-type="string">
            <text:p>Nuveen New York Select Tax-Free Income Portfolio</text:p>
          </table:table-cell>
        </table:table-row>
        <table:table-row table:style-name="ro1">
          <table:table-cell office:value-type="string">
            <text:p>NXNN</text:p>
          </table:table-cell>
          <table:table-cell office:value-type="string">
            <text:p>Nexeon Medsystems Inc</text:p>
          </table:table-cell>
        </table:table-row>
        <table:table-row table:style-name="ro1">
          <table:table-cell office:value-type="string">
            <text:p>NXP</text:p>
          </table:table-cell>
          <table:table-cell office:value-type="string">
            <text:p>Nuveen Select Tax-Free Income Portfolio</text:p>
          </table:table-cell>
        </table:table-row>
        <table:table-row table:style-name="ro1">
          <table:table-cell office:value-type="string">
            <text:p>NXPC</text:p>
          </table:table-cell>
          <table:table-cell office:value-type="string">
            <text:p>NeXplore Corp.</text:p>
          </table:table-cell>
        </table:table-row>
        <table:table-row table:style-name="ro1">
          <table:table-cell office:value-type="string">
            <text:p>NXPI</text:p>
          </table:table-cell>
          <table:table-cell office:value-type="string">
            <text:p>NXP Semiconductors NV</text:p>
          </table:table-cell>
        </table:table-row>
        <table:table-row table:style-name="ro1">
          <table:table-cell office:value-type="string">
            <text:p>NXPS</text:p>
          </table:table-cell>
          <table:table-cell office:value-type="string">
            <text:p>NexPrise, Inc.</text:p>
          </table:table-cell>
        </table:table-row>
        <table:table-row table:style-name="ro1">
          <table:table-cell office:value-type="string">
            <text:p>NXQ</text:p>
          </table:table-cell>
          <table:table-cell office:value-type="string">
            <text:p>Nuveen Select Tax-Free Income2 Portfolio</text:p>
          </table:table-cell>
        </table:table-row>
        <table:table-row table:style-name="ro1">
          <table:table-cell office:value-type="string">
            <text:p>NXR</text:p>
          </table:table-cell>
          <table:table-cell office:value-type="string">
            <text:p>Nuveen Select Tax-Free Income3 Portfolio</text:p>
          </table:table-cell>
        </table:table-row>
        <table:table-row table:style-name="ro1">
          <table:table-cell office:value-type="string">
            <text:p>NXRA</text:p>
          </table:table-cell>
          <table:table-cell office:value-type="string">
            <text:p>Nextera Enterprises, Inc.</text:p>
          </table:table-cell>
        </table:table-row>
        <table:table-row table:style-name="ro1">
          <table:table-cell office:value-type="string">
            <text:p>NXRT</text:p>
          </table:table-cell>
          <table:table-cell office:value-type="string">
            <text:p>NexPoint Residential Trust Inc</text:p>
          </table:table-cell>
        </table:table-row>
        <table:table-row table:style-name="ro1">
          <table:table-cell office:value-type="string">
            <text:p>NXSI</text:p>
          </table:table-cell>
          <table:table-cell office:value-type="string">
            <text:p>Nexis International Industries, Inc.</text:p>
          </table:table-cell>
        </table:table-row>
        <table:table-row table:style-name="ro1">
          <table:table-cell office:value-type="string">
            <text:p>NXSL</text:p>
          </table:table-cell>
          <table:table-cell office:value-type="string">
            <text:p>NexTech Solutions, Inc.</text:p>
          </table:table-cell>
        </table:table-row>
        <table:table-row table:style-name="ro1">
          <table:table-cell office:value-type="string">
            <text:p>NXST</text:p>
          </table:table-cell>
          <table:table-cell office:value-type="string">
            <text:p>Nexstar Media Group Inc</text:p>
          </table:table-cell>
        </table:table-row>
        <table:table-row table:style-name="ro1">
          <table:table-cell office:value-type="string">
            <text:p>NXTC</text:p>
          </table:table-cell>
          <table:table-cell office:value-type="string">
            <text:p>NextCure Inc</text:p>
          </table:table-cell>
        </table:table-row>
        <table:table-row table:style-name="ro1">
          <table:table-cell office:value-type="string">
            <text:p>NXTD</text:p>
          </table:table-cell>
          <table:table-cell office:value-type="string">
            <text:p>NXT-ID Inc</text:p>
          </table:table-cell>
        </table:table-row>
        <table:table-row table:style-name="ro1">
          <table:table-cell office:value-type="string">
            <text:p>NXTH</text:p>
          </table:table-cell>
          <table:table-cell office:value-type="string">
            <text:p>NXT Nutritionals Holdings, Inc.</text:p>
          </table:table-cell>
        </table:table-row>
        <table:table-row table:style-name="ro1">
          <table:table-cell office:value-type="string">
            <text:p>NXTYQ</text:p>
          </table:table-cell>
          <table:table-cell office:value-type="string">
            <text:p>Nexity Financial Corp.</text:p>
          </table:table-cell>
        </table:table-row>
        <table:table-row table:style-name="ro1">
          <table:table-cell office:value-type="string">
            <text:p>NYCB</text:p>
          </table:table-cell>
          <table:table-cell office:value-type="string">
            <text:p>New York Community Bancorp Inc</text:p>
          </table:table-cell>
        </table:table-row>
        <table:table-row table:style-name="ro1">
          <table:table-cell office:value-type="string">
            <text:p>NYCB-A</text:p>
          </table:table-cell>
          <table:table-cell office:value-type="string">
            <text:p>New York Community Bancorp Inc</text:p>
          </table:table-cell>
        </table:table-row>
        <table:table-row table:style-name="ro1">
          <table:table-cell office:value-type="string">
            <text:p>NYCB-U</text:p>
          </table:table-cell>
          <table:table-cell office:value-type="string">
            <text:p>NEW YORK COMMUNITY CAP TR V PFD</text:p>
          </table:table-cell>
        </table:table-row>
        <table:table-row table:style-name="ro1">
          <table:table-cell office:value-type="string">
            <text:p>NYLE</text:p>
          </table:table-cell>
          <table:table-cell office:value-type="string">
            <text:p>Nyle International Corp.</text:p>
          </table:table-cell>
        </table:table-row>
        <table:table-row table:style-name="ro1">
          <table:table-cell office:value-type="string">
            <text:p>NYMT</text:p>
          </table:table-cell>
          <table:table-cell office:value-type="string">
            <text:p>New York Mortgage Trust Inc</text:p>
          </table:table-cell>
        </table:table-row>
        <table:table-row table:style-name="ro1">
          <table:table-cell office:value-type="string">
            <text:p>NYMTM</text:p>
          </table:table-cell>
          <table:table-cell office:value-type="string">
            <text:p>New York Mortgage Trust Inc</text:p>
          </table:table-cell>
        </table:table-row>
        <table:table-row table:style-name="ro1">
          <table:table-cell office:value-type="string">
            <text:p>NYMTN</text:p>
          </table:table-cell>
          <table:table-cell office:value-type="string">
            <text:p>New York Mortgage Trust Inc</text:p>
          </table:table-cell>
        </table:table-row>
        <table:table-row table:style-name="ro1">
          <table:table-cell office:value-type="string">
            <text:p>NYMTO</text:p>
          </table:table-cell>
          <table:table-cell office:value-type="string">
            <text:p>New York Mortgage Trust Inc</text:p>
          </table:table-cell>
        </table:table-row>
        <table:table-row table:style-name="ro1">
          <table:table-cell office:value-type="string">
            <text:p>NYMTP</text:p>
          </table:table-cell>
          <table:table-cell office:value-type="string">
            <text:p>New York Mortgage Trust Inc</text:p>
          </table:table-cell>
        </table:table-row>
        <table:table-row table:style-name="ro1">
          <table:table-cell office:value-type="string">
            <text:p>NYMX</text:p>
          </table:table-cell>
          <table:table-cell office:value-type="string">
            <text:p>Nymox Pharmaceutical Corp</text:p>
          </table:table-cell>
        </table:table-row>
        <table:table-row table:style-name="ro1">
          <table:table-cell office:value-type="string">
            <text:p>NYT</text:p>
          </table:table-cell>
          <table:table-cell office:value-type="string">
            <text:p>New York Times Co-The</text:p>
          </table:table-cell>
        </table:table-row>
        <table:table-row table:style-name="ro1">
          <table:table-cell office:value-type="string">
            <text:p>NYV</text:p>
          </table:table-cell>
          <table:table-cell office:value-type="string">
            <text:p>Nuveen New York Municipal Value Fund 2</text:p>
          </table:table-cell>
        </table:table-row>
        <table:table-row table:style-name="ro1">
          <table:table-cell office:value-type="string">
            <text:p>NYVA</text:p>
          </table:table-cell>
          <table:table-cell office:value-type="string">
            <text:p>Nyvatex Oil Corporation (The)</text:p>
          </table:table-cell>
        </table:table-row>
        <table:table-row table:style-name="ro1">
          <table:table-cell office:value-type="string">
            <text:p>NYXO</text:p>
          </table:table-cell>
          <table:table-cell office:value-type="string">
            <text:p>Nyxio Technologies Corp.</text:p>
          </table:table-cell>
        </table:table-row>
        <table:table-row table:style-name="ro1">
          <table:table-cell office:value-type="string">
            <text:p>NZF</text:p>
          </table:table-cell>
          <table:table-cell office:value-type="string">
            <text:p>Nuveen Municipal Credit Income Fund</text:p>
          </table:table-cell>
        </table:table-row>
        <table:table-row table:style-name="ro1">
          <table:table-cell office:value-type="string">
            <text:p>NZIH</text:p>
          </table:table-cell>
          <table:table-cell office:value-type="string">
            <text:p>NZJ Holdings Inc.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Realty Income Corp</text:p>
          </table:table-cell>
        </table:table-row>
        <table:table-row table:style-name="ro1">
          <table:table-cell office:value-type="string">
            <text:p>OAC</text:p>
          </table:table-cell>
          <table:table-cell office:value-type="string">
            <text:p>Oaktree Acquisition Corp</text:p>
          </table:table-cell>
        </table:table-row>
        <table:table-row table:style-name="ro1">
          <table:table-cell office:value-type="string">
            <text:p>OACB</text:p>
          </table:table-cell>
          <table:table-cell office:value-type="string">
            <text:p>Oaktree Acquisition Corp II</text:p>
          </table:table-cell>
        </table:table-row>
        <table:table-row table:style-name="ro1">
          <table:table-cell office:value-type="string">
            <text:p>OAC.UN</text:p>
          </table:table-cell>
          <table:table-cell office:value-type="string">
            <text:p>Oaktree Acquisition Corp</text:p>
          </table:table-cell>
        </table:table-row>
        <table:table-row table:style-name="ro1">
          <table:table-cell office:value-type="string">
            <text:p>OAK-A</text:p>
          </table:table-cell>
          <table:table-cell office:value-type="string">
            <text:p>Oaktree Capital Group LLC</text:p>
          </table:table-cell>
        </table:table-row>
        <table:table-row table:style-name="ro1">
          <table:table-cell office:value-type="string">
            <text:p>OAK-B</text:p>
          </table:table-cell>
          <table:table-cell office:value-type="string">
            <text:p>Oaktree Capital Group LLC</text:p>
          </table:table-cell>
        </table:table-row>
        <table:table-row table:style-name="ro1">
          <table:table-cell office:value-type="string">
            <text:p>OAKV</text:p>
          </table:table-cell>
          <table:table-cell office:value-type="string">
            <text:p>Oak View National Bank Warrenton VA</text:p>
          </table:table-cell>
        </table:table-row>
        <table:table-row table:style-name="ro1">
          <table:table-cell office:value-type="string">
            <text:p>OANIX</text:p>
          </table:table-cell>
          <table:table-cell office:value-type="string">
            <text:p>Oakmark International Fund Class Institutional</text:p>
          </table:table-cell>
        </table:table-row>
        <table:table-row table:style-name="ro1">
          <table:table-cell office:value-type="string">
            <text:p>OART</text:p>
          </table:table-cell>
          <table:table-cell office:value-type="string">
            <text:p>Ohio Art Company (The)</text:p>
          </table:table-cell>
        </table:table-row>
        <table:table-row table:style-name="ro1">
          <table:table-cell office:value-type="string">
            <text:p>OAS</text:p>
          </table:table-cell>
          <table:table-cell office:value-type="string">
            <text:p>Oasis Petroleum Inc</text:p>
          </table:table-cell>
        </table:table-row>
        <table:table-row table:style-name="ro1">
          <table:table-cell office:value-type="string">
            <text:p>OAS</text:p>
          </table:table-cell>
          <table:table-cell office:value-type="string">
            <text:p>Oasis Petroleum Inc</text:p>
          </table:table-cell>
        </table:table-row>
        <table:table-row table:style-name="ro1">
          <table:table-cell office:value-type="string">
            <text:p>OBAS</text:p>
          </table:table-cell>
          <table:table-cell office:value-type="string">
            <text:p>Optibase Ltd</text:p>
          </table:table-cell>
        </table:table-row>
        <table:table-row table:style-name="ro1">
          <table:table-cell office:value-type="string">
            <text:p>OBCI</text:p>
          </table:table-cell>
          <table:table-cell office:value-type="string">
            <text:p>Ocean Bio-Chem Inc</text:p>
          </table:table-cell>
        </table:table-row>
        <table:table-row table:style-name="ro1">
          <table:table-cell office:value-type="string">
            <text:p>OBDP</text:p>
          </table:table-cell>
          <table:table-cell office:value-type="string">
            <text:p>Orbit Drop, Inc.</text:p>
          </table:table-cell>
        </table:table-row>
        <table:table-row table:style-name="ro1">
          <table:table-cell office:value-type="string">
            <text:p>OBLG</text:p>
          </table:table-cell>
          <table:table-cell office:value-type="string">
            <text:p>Oblong Inc</text:p>
          </table:table-cell>
        </table:table-row>
        <table:table-row table:style-name="ro1">
          <table:table-cell office:value-type="string">
            <text:p>OBLN</text:p>
          </table:table-cell>
          <table:table-cell office:value-type="string">
            <text:p>Obalon Therapeutics Inc</text:p>
          </table:table-cell>
        </table:table-row>
        <table:table-row table:style-name="ro1">
          <table:table-cell office:value-type="string">
            <text:p>OBLR</text:p>
          </table:table-cell>
          <table:table-cell office:value-type="string">
            <text:p>Orbital Enterprises</text:p>
          </table:table-cell>
        </table:table-row>
        <table:table-row table:style-name="ro1">
          <table:table-cell office:value-type="string">
            <text:p>OBMP</text:p>
          </table:table-cell>
          <table:table-cell office:value-type="string">
            <text:p>OncBioMune Pharmaceuticals, Inc.</text:p>
          </table:table-cell>
        </table:table-row>
        <table:table-row table:style-name="ro1">
          <table:table-cell office:value-type="string">
            <text:p>OBNK</text:p>
          </table:table-cell>
          <table:table-cell office:value-type="string">
            <text:p>Origin Bancorp Inc</text:p>
          </table:table-cell>
        </table:table-row>
        <table:table-row table:style-name="ro1">
          <table:table-cell office:value-type="string">
            <text:p>OBSV</text:p>
          </table:table-cell>
          <table:table-cell office:value-type="string">
            <text:p>ObsEva SA</text:p>
          </table:table-cell>
        </table:table-row>
        <table:table-row table:style-name="ro1">
          <table:table-cell office:value-type="string">
            <text:p>OBTX</text:p>
          </table:table-cell>
          <table:table-cell office:value-type="string">
            <text:p>Obitx Inc.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Owens Corning</text:p>
          </table:table-cell>
        </table:table-row>
        <table:table-row table:style-name="ro1">
          <table:table-cell office:value-type="string">
            <text:p>OCBG</text:p>
          </table:table-cell>
          <table:table-cell office:value-type="string">
            <text:p>OC Beverages, Inc.</text:p>
          </table:table-cell>
        </table:table-row>
        <table:table-row table:style-name="ro1">
          <table:table-cell office:value-type="string">
            <text:p>OCBI</text:p>
          </table:table-cell>
          <table:table-cell office:value-type="string">
            <text:p>Orange County Bancorp, Inc.</text:p>
          </table:table-cell>
        </table:table-row>
        <table:table-row table:style-name="ro1">
          <table:table-cell office:value-type="string">
            <text:p>OCBM</text:p>
          </table:table-cell>
          <table:table-cell office:value-type="string">
            <text:p>Preferred Commerce Inc.</text:p>
          </table:table-cell>
        </table:table-row>
        <table:table-row table:style-name="ro1">
          <table:table-cell office:value-type="string">
            <text:p>OCC</text:p>
          </table:table-cell>
          <table:table-cell office:value-type="string">
            <text:p>Optical Cable Corp</text:p>
          </table:table-cell>
        </table:table-row>
        <table:table-row table:style-name="ro1">
          <table:table-cell office:value-type="string">
            <text:p>OCCI</text:p>
          </table:table-cell>
          <table:table-cell office:value-type="string">
            <text:p>OFS Credit Co Inc</text:p>
          </table:table-cell>
        </table:table-row>
        <table:table-row table:style-name="ro1">
          <table:table-cell office:value-type="string">
            <text:p>OCCIP</text:p>
          </table:table-cell>
          <table:table-cell office:value-type="string">
            <text:p>OFS Credit Co Inc</text:p>
          </table:table-cell>
        </table:table-row>
        <table:table-row table:style-name="ro1">
          <table:table-cell office:value-type="string">
            <text:p>OCESO</text:p>
          </table:table-cell>
          <table:table-cell office:value-type="string">
            <text:p>Ocean Spray Cranberries, Inc.</text:p>
          </table:table-cell>
        </table:table-row>
        <table:table-row table:style-name="ro1">
          <table:table-cell office:value-type="string">
            <text:p>OCESP</text:p>
          </table:table-cell>
          <table:table-cell office:value-type="string">
            <text:p>Ocean Spray Cranberries, Inc.</text:p>
          </table:table-cell>
        </table:table-row>
        <table:table-row table:style-name="ro1">
          <table:table-cell office:value-type="string">
            <text:p>OCFC</text:p>
          </table:table-cell>
          <table:table-cell office:value-type="string">
            <text:p>OceanFirst Financial Corp</text:p>
          </table:table-cell>
        </table:table-row>
        <table:table-row table:style-name="ro1">
          <table:table-cell office:value-type="string">
            <text:p>OCFCP</text:p>
          </table:table-cell>
          <table:table-cell office:value-type="string">
            <text:p>OceanFirst Financial Corp</text:p>
          </table:table-cell>
        </table:table-row>
        <table:table-row table:style-name="ro1">
          <table:table-cell office:value-type="string">
            <text:p>OCFN</text:p>
          </table:table-cell>
          <table:table-cell office:value-type="string">
            <text:p>Omega Commercial Finance Corp.</text:p>
          </table:table-cell>
        </table:table-row>
        <table:table-row table:style-name="ro1">
          <table:table-cell office:value-type="string">
            <text:p>OCFT</text:p>
          </table:table-cell>
          <table:table-cell office:value-type="string">
            <text:p>OneConnect Financial Technology Co Ltd</text:p>
          </table:table-cell>
        </table:table-row>
        <table:table-row table:style-name="ro1">
          <table:table-cell office:value-type="string">
            <text:p>OCGN</text:p>
          </table:table-cell>
          <table:table-cell office:value-type="string">
            <text:p>Ocugen Inc</text:p>
          </table:table-cell>
        </table:table-row>
        <table:table-row table:style-name="ro1">
          <table:table-cell office:value-type="string">
            <text:p>OCLG</text:p>
          </table:table-cell>
          <table:table-cell office:value-type="string">
            <text:p>Oncologix Tech, Inc.</text:p>
          </table:table-cell>
        </table:table-row>
        <table:table-row table:style-name="ro1">
          <table:table-cell office:value-type="string">
            <text:p>OCLN</text:p>
          </table:table-cell>
          <table:table-cell office:value-type="string">
            <text:p>OriginClear, Inc.</text:p>
          </table:table-cell>
        </table:table-row>
        <table:table-row table:style-name="ro1">
          <table:table-cell office:value-type="string">
            <text:p>OCN</text:p>
          </table:table-cell>
          <table:table-cell office:value-type="string">
            <text:p>Ocwen Financial Corp</text:p>
          </table:table-cell>
        </table:table-row>
        <table:table-row table:style-name="ro1">
          <table:table-cell office:value-type="string">
            <text:p>OCSI</text:p>
          </table:table-cell>
          <table:table-cell office:value-type="string">
            <text:p>Oaktree Strategic Income Corp</text:p>
          </table:table-cell>
        </table:table-row>
        <table:table-row table:style-name="ro1">
          <table:table-cell office:value-type="string">
            <text:p>OCSL</text:p>
          </table:table-cell>
          <table:table-cell office:value-type="string">
            <text:p>Oaktree Specialty Lending Corp</text:p>
          </table:table-cell>
        </table:table-row>
        <table:table-row table:style-name="ro1">
          <table:table-cell office:value-type="string">
            <text:p>OCSM</text:p>
          </table:table-cell>
          <table:table-cell office:value-type="string">
            <text:p>Ocean Smart, Inc.</text:p>
          </table:table-cell>
        </table:table-row>
        <table:table-row table:style-name="ro1">
          <table:table-cell office:value-type="string">
            <text:p>OCUL</text:p>
          </table:table-cell>
          <table:table-cell office:value-type="string">
            <text:p>Ocular Therapeutix Inc</text:p>
          </table:table-cell>
        </table:table-row>
        <table:table-row table:style-name="ro1">
          <table:table-cell office:value-type="string">
            <text:p>OCX</text:p>
          </table:table-cell>
          <table:table-cell office:value-type="string">
            <text:p>Oncocyte Corp</text:p>
          </table:table-cell>
        </table:table-row>
        <table:table-row table:style-name="ro1">
          <table:table-cell office:value-type="string">
            <text:p>ODC</text:p>
          </table:table-cell>
          <table:table-cell office:value-type="string">
            <text:p>Oil-Dri Corp of America</text:p>
          </table:table-cell>
        </table:table-row>
        <table:table-row table:style-name="ro1">
          <table:table-cell office:value-type="string">
            <text:p>ODFL</text:p>
          </table:table-cell>
          <table:table-cell office:value-type="string">
            <text:p>Old Dominion Freight Line Inc</text:p>
          </table:table-cell>
        </table:table-row>
        <table:table-row table:style-name="ro1">
          <table:table-cell office:value-type="string">
            <text:p>ODMO</text:p>
          </table:table-cell>
          <table:table-cell office:value-type="string">
            <text:p>Odimo Incorporated</text:p>
          </table:table-cell>
        </table:table-row>
        <table:table-row table:style-name="ro1">
          <table:table-cell office:value-type="string">
            <text:p>ODP</text:p>
          </table:table-cell>
          <table:table-cell office:value-type="string">
            <text:p>Office Depot Inc</text:p>
          </table:table-cell>
        </table:table-row>
        <table:table-row table:style-name="ro1">
          <table:table-cell office:value-type="string">
            <text:p>ODT</text:p>
          </table:table-cell>
          <table:table-cell office:value-type="string">
            <text:p>Odonate Therapeutics Inc</text:p>
          </table:table-cell>
        </table:table-row>
        <table:table-row table:style-name="ro1">
          <table:table-cell office:value-type="string">
            <text:p>ODYC</text:p>
          </table:table-cell>
          <table:table-cell office:value-type="string">
            <text:p>Odyne Corp.</text:p>
          </table:table-cell>
        </table:table-row>
        <table:table-row table:style-name="ro1">
          <table:table-cell office:value-type="string">
            <text:p>ODYY</text:p>
          </table:table-cell>
          <table:table-cell office:value-type="string">
            <text:p>Odyssey Group Intl Inc.</text:p>
          </table:table-cell>
        </table:table-row>
        <table:table-row table:style-name="ro1">
          <table:table-cell office:value-type="string">
            <text:p>OEC</text:p>
          </table:table-cell>
          <table:table-cell office:value-type="string">
            <text:p>Orion Engineered Carbons SA</text:p>
          </table:table-cell>
        </table:table-row>
        <table:table-row table:style-name="ro1">
          <table:table-cell office:value-type="string">
            <text:p>OEDVQ</text:p>
          </table:table-cell>
          <table:table-cell office:value-type="string">
            <text:p>Osage Exploration and Development, Inc.</text:p>
          </table:table-cell>
        </table:table-row>
        <table:table-row table:style-name="ro1">
          <table:table-cell office:value-type="string">
            <text:p>OEG</text:p>
          </table:table-cell>
          <table:table-cell office:value-type="string">
            <text:p>Orbital Energy Group, Inc.</text:p>
          </table:table-cell>
        </table:table-row>
        <table:table-row table:style-name="ro1">
          <table:table-cell office:value-type="string">
            <text:p>OESX</text:p>
          </table:table-cell>
          <table:table-cell office:value-type="string">
            <text:p>Orion Energy Systems Inc</text:p>
          </table:table-cell>
        </table:table-row>
        <table:table-row table:style-name="ro1">
          <table:table-cell office:value-type="string">
            <text:p>OFC</text:p>
          </table:table-cell>
          <table:table-cell office:value-type="string">
            <text:p>Corporate Office Properties Trust</text:p>
          </table:table-cell>
        </table:table-row>
        <table:table-row table:style-name="ro1">
          <table:table-cell office:value-type="string">
            <text:p>OFED</text:p>
          </table:table-cell>
          <table:table-cell office:value-type="string">
            <text:p>Oconee Federal Financial Corp</text:p>
          </table:table-cell>
        </table:table-row>
        <table:table-row table:style-name="ro1">
          <table:table-cell office:value-type="string">
            <text:p>OFG</text:p>
          </table:table-cell>
          <table:table-cell office:value-type="string">
            <text:p>OFG Bancorp</text:p>
          </table:table-cell>
        </table:table-row>
        <table:table-row table:style-name="ro1">
          <table:table-cell office:value-type="string">
            <text:p>OFG-A</text:p>
          </table:table-cell>
          <table:table-cell office:value-type="string">
            <text:p>OFG Bancorp</text:p>
          </table:table-cell>
        </table:table-row>
        <table:table-row table:style-name="ro1">
          <table:table-cell office:value-type="string">
            <text:p>OFG-B</text:p>
          </table:table-cell>
          <table:table-cell office:value-type="string">
            <text:p>OFG Bancorp</text:p>
          </table:table-cell>
        </table:table-row>
        <table:table-row table:style-name="ro1">
          <table:table-cell office:value-type="string">
            <text:p>OFG-D</text:p>
          </table:table-cell>
          <table:table-cell office:value-type="string">
            <text:p>OFG Bancorp</text:p>
          </table:table-cell>
        </table:table-row>
        <table:table-row table:style-name="ro1">
          <table:table-cell office:value-type="string">
            <text:p>OFIX</text:p>
          </table:table-cell>
          <table:table-cell office:value-type="string">
            <text:p>Orthofix Medical Inc</text:p>
          </table:table-cell>
        </table:table-row>
        <table:table-row table:style-name="ro1">
          <table:table-cell office:value-type="string">
            <text:p>OFLX</text:p>
          </table:table-cell>
          <table:table-cell office:value-type="string">
            <text:p>Omega Flex Inc</text:p>
          </table:table-cell>
        </table:table-row>
        <table:table-row table:style-name="ro1">
          <table:table-cell office:value-type="string">
            <text:p>OFS</text:p>
          </table:table-cell>
          <table:table-cell office:value-type="string">
            <text:p>OFS Capital Corp</text:p>
          </table:table-cell>
        </table:table-row>
        <table:table-row table:style-name="ro1">
          <table:table-cell office:value-type="string">
            <text:p>OFSI</text:p>
          </table:table-cell>
          <table:table-cell office:value-type="string">
            <text:p>Omni Financial Services, Inc.</text:p>
          </table:table-cell>
        </table:table-row>
        <table:table-row table:style-name="ro1">
          <table:table-cell office:value-type="string">
            <text:p>OGCP</text:p>
          </table:table-cell>
          <table:table-cell office:value-type="string">
            <text:p>Empire State Realty OP LP</text:p>
          </table:table-cell>
        </table:table-row>
        <table:table-row table:style-name="ro1">
          <table:table-cell office:value-type="string">
            <text:p>OGE</text:p>
          </table:table-cell>
          <table:table-cell office:value-type="string">
            <text:p>OGE Energy Corp</text:p>
          </table:table-cell>
        </table:table-row>
        <table:table-row table:style-name="ro1">
          <table:table-cell office:value-type="string">
            <text:p>OGEN</text:p>
          </table:table-cell>
          <table:table-cell office:value-type="string">
            <text:p>Oragenics Inc</text:p>
          </table:table-cell>
        </table:table-row>
        <table:table-row table:style-name="ro1">
          <table:table-cell office:value-type="string">
            <text:p>OGI</text:p>
          </table:table-cell>
          <table:table-cell office:value-type="string">
            <text:p>Organigram Holdings Inc</text:p>
          </table:table-cell>
        </table:table-row>
        <table:table-row table:style-name="ro1">
          <table:table-cell office:value-type="string">
            <text:p>OGNG</text:p>
          </table:table-cell>
          <table:table-cell office:value-type="string">
            <text:p>Bravo Enterprises Ltd.</text:p>
          </table:table-cell>
        </table:table-row>
        <table:table-row table:style-name="ro1">
          <table:table-cell office:value-type="string">
            <text:p>OGNT</text:p>
          </table:table-cell>
          <table:table-cell office:value-type="string">
            <text:p>Organa Technologies Group, Inc.</text:p>
          </table:table-cell>
        </table:table-row>
        <table:table-row table:style-name="ro1">
          <table:table-cell office:value-type="string">
            <text:p>OGS</text:p>
          </table:table-cell>
          <table:table-cell office:value-type="string">
            <text:p>ONE Gas Inc</text:p>
          </table:table-cell>
        </table:table-row>
        <table:table-row table:style-name="ro1">
          <table:table-cell office:value-type="string">
            <text:p>OGSM</text:p>
          </table:table-cell>
          <table:table-cell office:value-type="string">
            <text:p>Organic Sales and Marketing, Inc.</text:p>
          </table:table-cell>
        </table:table-row>
        <table:table-row table:style-name="ro1">
          <table:table-cell office:value-type="string">
            <text:p>OGSRW</text:p>
          </table:table-cell>
          <table:table-cell office:value-type="string">
            <text:p>Overseas Shipholding Group, Inc.</text:p>
          </table:table-cell>
        </table:table-row>
        <table:table-row table:style-name="ro1">
          <table:table-cell office:value-type="string">
            <text:p>OGSWW</text:p>
          </table:table-cell>
          <table:table-cell office:value-type="string">
            <text:p>Overseas Shipholding Group, Inc.</text:p>
          </table:table-cell>
        </table:table-row>
        <table:table-row table:style-name="ro1">
          <table:table-cell office:value-type="string">
            <text:p>OHAQ</text:p>
          </table:table-cell>
          <table:table-cell office:value-type="string">
            <text:p>Oracle Healthcare Acquisition Corp.</text:p>
          </table:table-cell>
        </table:table-row>
        <table:table-row table:style-name="ro1">
          <table:table-cell office:value-type="string">
            <text:p>OHBK</text:p>
          </table:table-cell>
          <table:table-cell office:value-type="string">
            <text:p>Old Harbor Bank (Clearwater, FL)</text:p>
          </table:table-cell>
        </table:table-row>
        <table:table-row table:style-name="ro1">
          <table:table-cell office:value-type="string">
            <text:p>OHI</text:p>
          </table:table-cell>
          <table:table-cell office:value-type="string">
            <text:p>Omega Healthcare Investors Inc</text:p>
          </table:table-cell>
        </table:table-row>
        <table:table-row table:style-name="ro1">
          <table:table-cell office:value-type="string">
            <text:p>OI</text:p>
          </table:table-cell>
          <table:table-cell office:value-type="string">
            <text:p>Owens-Illinois Inc</text:p>
          </table:table-cell>
        </table:table-row>
        <table:table-row table:style-name="ro1">
          <table:table-cell office:value-type="string">
            <text:p>OIA</text:p>
          </table:table-cell>
          <table:table-cell office:value-type="string">
            <text:p>Invesco Municipal Income Opportunities Trust</text:p>
          </table:table-cell>
        </table:table-row>
        <table:table-row table:style-name="ro1">
          <table:table-cell office:value-type="string">
            <text:p>OIBR.C</text:p>
          </table:table-cell>
          <table:table-cell office:value-type="string">
            <text:p>Oi SA</text:p>
          </table:table-cell>
        </table:table-row>
        <table:table-row table:style-name="ro1">
          <table:table-cell office:value-type="string">
            <text:p>OICT</text:p>
          </table:table-cell>
          <table:table-cell office:value-type="string">
            <text:p>Oicintra, Inc.</text:p>
          </table:table-cell>
        </table:table-row>
        <table:table-row table:style-name="ro1">
          <table:table-cell office:value-type="string">
            <text:p>OIDN</text:p>
          </table:table-cell>
          <table:table-cell office:value-type="string">
            <text:p>Oidon Co., Ltd.</text:p>
          </table:table-cell>
        </table:table-row>
        <table:table-row table:style-name="ro1">
          <table:table-cell office:value-type="string">
            <text:p>OIEIX</text:p>
          </table:table-cell>
          <table:table-cell office:value-type="string">
            <text:p>JPMorgan Equity Income Fund Class A</text:p>
          </table:table-cell>
        </table:table-row>
        <table:table-row table:style-name="ro1">
          <table:table-cell office:value-type="string">
            <text:p>OII</text:p>
          </table:table-cell>
          <table:table-cell office:value-type="string">
            <text:p>Oceaneering International Inc</text:p>
          </table:table-cell>
        </table:table-row>
        <table:table-row table:style-name="ro1">
          <table:table-cell office:value-type="string">
            <text:p>OIIM</text:p>
          </table:table-cell>
          <table:table-cell office:value-type="string">
            <text:p>O2Micro International Ltd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iPath Series B S&amp;P GSCI Crude Oil Total Return Index ETN</text:p>
          </table:table-cell>
        </table:table-row>
        <table:table-row table:style-name="ro1">
          <table:table-cell office:value-type="string">
            <text:p>OILY</text:p>
          </table:table-cell>
          <table:table-cell office:value-type="string">
            <text:p>Sino American Oil Company</text:p>
          </table:table-cell>
        </table:table-row>
        <table:table-row table:style-name="ro1">
          <table:table-cell office:value-type="string">
            <text:p>OIS</text:p>
          </table:table-cell>
          <table:table-cell office:value-type="string">
            <text:p>Oil States International Inc</text:p>
          </table:table-cell>
        </table:table-row>
        <table:table-row table:style-name="ro1">
          <table:table-cell office:value-type="string">
            <text:p>OJOC</text:p>
          </table:table-cell>
          <table:table-cell office:value-type="string">
            <text:p>Ojai Oil Co.</text:p>
          </table:table-cell>
        </table:table-row>
        <table:table-row table:style-name="ro1">
          <table:table-cell office:value-type="string">
            <text:p>OKE</text:p>
          </table:table-cell>
          <table:table-cell office:value-type="string">
            <text:p>ONEOK Inc</text:p>
          </table:table-cell>
        </table:table-row>
        <table:table-row table:style-name="ro1">
          <table:table-cell office:value-type="string">
            <text:p>OKTA</text:p>
          </table:table-cell>
          <table:table-cell office:value-type="string">
            <text:p>Okta Inc</text:p>
          </table:table-cell>
        </table:table-row>
        <table:table-row table:style-name="ro1">
          <table:table-cell office:value-type="string">
            <text:p>OLBG</text:p>
          </table:table-cell>
          <table:table-cell office:value-type="string">
            <text:p>OLB Group, Inc. (The)</text:p>
          </table:table-cell>
        </table:table-row>
        <table:table-row table:style-name="ro1">
          <table:table-cell office:value-type="string">
            <text:p>OLDF</text:p>
          </table:table-cell>
          <table:table-cell office:value-type="string">
            <text:p>Old Forge Bank (PA)</text:p>
          </table:table-cell>
        </table:table-row>
        <table:table-row table:style-name="ro1">
          <table:table-cell office:value-type="string">
            <text:p>OLED</text:p>
          </table:table-cell>
          <table:table-cell office:value-type="string">
            <text:p>Universal Display Corp</text:p>
          </table:table-cell>
        </table:table-row>
        <table:table-row table:style-name="ro1">
          <table:table-cell office:value-type="string">
            <text:p>OLFC</text:p>
          </table:table-cell>
          <table:table-cell office:value-type="string">
            <text:p>Olfactory Biosciences Corp.</text:p>
          </table:table-cell>
        </table:table-row>
        <table:table-row table:style-name="ro1">
          <table:table-cell office:value-type="string">
            <text:p>OLLI</text:p>
          </table:table-cell>
          <table:table-cell office:value-type="string">
            <text:p>Ollie's Bargain Outlet Holdings Inc</text:p>
          </table:table-cell>
        </table:table-row>
        <table:table-row table:style-name="ro1">
          <table:table-cell office:value-type="string">
            <text:p>OLMA</text:p>
          </table:table-cell>
          <table:table-cell office:value-type="string">
            <text:p>Olema Pharmaceuticals Inc</text:p>
          </table:table-cell>
        </table:table-row>
        <table:table-row table:style-name="ro1">
          <table:table-cell office:value-type="string">
            <text:p>OLMM</text:p>
          </table:table-cell>
          <table:table-cell office:value-type="string">
            <text:p>OneLife Technologies Corp.</text:p>
          </table:table-cell>
        </table:table-row>
        <table:table-row table:style-name="ro1">
          <table:table-cell office:value-type="string">
            <text:p>OLN</text:p>
          </table:table-cell>
          <table:table-cell office:value-type="string">
            <text:p>Olin Corp</text:p>
          </table:table-cell>
        </table:table-row>
        <table:table-row table:style-name="ro1">
          <table:table-cell office:value-type="string">
            <text:p>OLNK</text:p>
          </table:table-cell>
          <table:table-cell office:value-type="string">
            <text:p>OneLink Corp.</text:p>
          </table:table-cell>
        </table:table-row>
        <table:table-row table:style-name="ro1">
          <table:table-cell office:value-type="string">
            <text:p>OLP</text:p>
          </table:table-cell>
          <table:table-cell office:value-type="string">
            <text:p>One Liberty Properties Inc</text:p>
          </table:table-cell>
        </table:table-row>
        <table:table-row table:style-name="ro1">
          <table:table-cell office:value-type="string">
            <text:p>OLVI</text:p>
          </table:table-cell>
          <table:table-cell office:value-type="string">
            <text:p>Oliveda International, Inc.</text:p>
          </table:table-cell>
        </table:table-row>
        <table:table-row table:style-name="ro1">
          <table:table-cell office:value-type="string">
            <text:p>OM</text:p>
          </table:table-cell>
          <table:table-cell office:value-type="string">
            <text:p>Outset Medical Inc</text:p>
          </table:table-cell>
        </table:table-row>
        <table:table-row table:style-name="ro1">
          <table:table-cell office:value-type="string">
            <text:p>OMAB</text:p>
          </table:table-cell>
          <table:table-cell office:value-type="string">
            <text:p>Grupo Aeroportuario del Centro Norte SAB de CV</text:p>
          </table:table-cell>
        </table:table-row>
        <table:table-row table:style-name="ro1">
          <table:table-cell office:value-type="string">
            <text:p>OMAGQ</text:p>
          </table:table-cell>
          <table:table-cell office:value-type="string">
            <text:p>Omagine, Inc.</text:p>
          </table:table-cell>
        </table:table-row>
        <table:table-row table:style-name="ro1">
          <table:table-cell office:value-type="string">
            <text:p>OMBP</text:p>
          </table:table-cell>
          <table:table-cell office:value-type="string">
            <text:p>Omni Bio Pharmaceutical, Inc.</text:p>
          </table:table-cell>
        </table:table-row>
        <table:table-row table:style-name="ro1">
          <table:table-cell office:value-type="string">
            <text:p>OMC</text:p>
          </table:table-cell>
          <table:table-cell office:value-type="string">
            <text:p>Omnicom Group Inc</text:p>
          </table:table-cell>
        </table:table-row>
        <table:table-row table:style-name="ro1">
          <table:table-cell office:value-type="string">
            <text:p>OMCL</text:p>
          </table:table-cell>
          <table:table-cell office:value-type="string">
            <text:p>Omnicell Inc</text:p>
          </table:table-cell>
        </table:table-row>
        <table:table-row table:style-name="ro1">
          <table:table-cell office:value-type="string">
            <text:p>OMER</text:p>
          </table:table-cell>
          <table:table-cell office:value-type="string">
            <text:p>Omeros Corp</text:p>
          </table:table-cell>
        </table:table-row>
        <table:table-row table:style-name="ro1">
          <table:table-cell office:value-type="string">
            <text:p>OMEX</text:p>
          </table:table-cell>
          <table:table-cell office:value-type="string">
            <text:p>Odyssey Marine Exploration Inc</text:p>
          </table:table-cell>
        </table:table-row>
        <table:table-row table:style-name="ro1">
          <table:table-cell office:value-type="string">
            <text:p>OMF</text:p>
          </table:table-cell>
          <table:table-cell office:value-type="string">
            <text:p>OneMain Holdings Inc</text:p>
          </table:table-cell>
        </table:table-row>
        <table:table-row table:style-name="ro1">
          <table:table-cell office:value-type="string">
            <text:p>OMHE</text:p>
          </table:table-cell>
          <table:table-cell office:value-type="string">
            <text:p>Omni Health Inc</text:p>
          </table:table-cell>
        </table:table-row>
        <table:table-row table:style-name="ro1">
          <table:table-cell office:value-type="string">
            <text:p>OMI</text:p>
          </table:table-cell>
          <table:table-cell office:value-type="string">
            <text:p>Owens &amp; Minor Inc</text:p>
          </table:table-cell>
        </table:table-row>
        <table:table-row table:style-name="ro1">
          <table:table-cell office:value-type="string">
            <text:p>OMID</text:p>
          </table:table-cell>
          <table:table-cell office:value-type="string">
            <text:p>Omid Hldgs Inc</text:p>
          </table:table-cell>
        </table:table-row>
        <table:table-row table:style-name="ro1">
          <table:table-cell office:value-type="string">
            <text:p>OMMH</text:p>
          </table:table-cell>
          <table:table-cell office:value-type="string">
            <text:p>Omnimmune Holdings, Inc.</text:p>
          </table:table-cell>
        </table:table-row>
        <table:table-row table:style-name="ro1">
          <table:table-cell office:value-type="string">
            <text:p>OMP</text:p>
          </table:table-cell>
          <table:table-cell office:value-type="string">
            <text:p>Oasis Midstream Partners LP</text:p>
          </table:table-cell>
        </table:table-row>
        <table:table-row table:style-name="ro1">
          <table:table-cell office:value-type="string">
            <text:p>OMP</text:p>
          </table:table-cell>
          <table:table-cell office:value-type="string">
            <text:p>Oasis Midstream Partners LP</text:p>
          </table:table-cell>
        </table:table-row>
        <table:table-row table:style-name="ro1">
          <table:table-cell office:value-type="string">
            <text:p>OMQS</text:p>
          </table:table-cell>
          <table:table-cell office:value-type="string">
            <text:p>OMNIQ Corp.</text:p>
          </table:table-cell>
        </table:table-row>
        <table:table-row table:style-name="ro1">
          <table:table-cell office:value-type="string">
            <text:p>OMRX</text:p>
          </table:table-cell>
          <table:table-cell office:value-type="string">
            <text:p>Orthometrix, Inc.</text:p>
          </table:table-cell>
        </table:table-row>
        <table:table-row table:style-name="ro1">
          <table:table-cell office:value-type="string">
            <text:p>OMSH</text:p>
          </table:table-cell>
          <table:table-cell office:value-type="string">
            <text:p>Omni Shrimp, Inc.</text:p>
          </table:table-cell>
        </table:table-row>
        <table:table-row table:style-name="ro1">
          <table:table-cell office:value-type="string">
            <text:p>OMTK</text:p>
          </table:table-cell>
          <table:table-cell office:value-type="string">
            <text:p>Omnitek Engineering Corp.</text:p>
          </table:table-cell>
        </table:table-row>
        <table:table-row table:style-name="ro1">
          <table:table-cell office:value-type="string">
            <text:p>OMVE</text:p>
          </table:table-cell>
          <table:table-cell office:value-type="string">
            <text:p>Omni Ventures, Inc.</text:p>
          </table:table-cell>
        </table:table-row>
        <table:table-row table:style-name="ro1">
          <table:table-cell office:value-type="string">
            <text:p>OMWDF</text:p>
          </table:table-cell>
          <table:table-cell office:value-type="string">
            <text:p>Omega World, Inc.</text:p>
          </table:table-cell>
        </table:table-row>
        <table:table-row table:style-name="ro1">
          <table:table-cell office:value-type="string">
            <text:p>ON</text:p>
          </table:table-cell>
          <table:table-cell office:value-type="string">
            <text:p>ON Semiconductor Corp</text:p>
          </table:table-cell>
        </table:table-row>
        <table:table-row table:style-name="ro1">
          <table:table-cell office:value-type="string">
            <text:p>ONB</text:p>
          </table:table-cell>
          <table:table-cell office:value-type="string">
            <text:p>Old National Bancorp-IN</text:p>
          </table:table-cell>
        </table:table-row>
        <table:table-row table:style-name="ro1">
          <table:table-cell office:value-type="string">
            <text:p>ONBI</text:p>
          </table:table-cell>
          <table:table-cell office:value-type="string">
            <text:p>One Bio Corp.</text:p>
          </table:table-cell>
        </table:table-row>
        <table:table-row table:style-name="ro1">
          <table:table-cell office:value-type="string">
            <text:p>ONCI</text:p>
          </table:table-cell>
          <table:table-cell office:value-type="string">
            <text:p>On4 Communications, Inc.</text:p>
          </table:table-cell>
        </table:table-row>
        <table:table-row table:style-name="ro1">
          <table:table-cell office:value-type="string">
            <text:p>ONCP</text:p>
          </table:table-cell>
          <table:table-cell office:value-type="string">
            <text:p>141 Capital, Inc.</text:p>
          </table:table-cell>
        </table:table-row>
        <table:table-row table:style-name="ro1">
          <table:table-cell office:value-type="string">
            <text:p>ONCR</text:p>
          </table:table-cell>
          <table:table-cell office:value-type="string">
            <text:p>Oncorus Inc</text:p>
          </table:table-cell>
        </table:table-row>
        <table:table-row table:style-name="ro1">
          <table:table-cell office:value-type="string">
            <text:p>ONCS</text:p>
          </table:table-cell>
          <table:table-cell office:value-type="string">
            <text:p>OncoSec Medical Inc</text:p>
          </table:table-cell>
        </table:table-row>
        <table:table-row table:style-name="ro1">
          <table:table-cell office:value-type="string">
            <text:p>ONCT</text:p>
          </table:table-cell>
          <table:table-cell office:value-type="string">
            <text:p>Oncternal Therapeutics Inc</text:p>
          </table:table-cell>
        </table:table-row>
        <table:table-row table:style-name="ro1">
          <table:table-cell office:value-type="string">
            <text:p>ONCX</text:p>
          </table:table-cell>
          <table:table-cell office:value-type="string">
            <text:p>Oncolix, Inc.</text:p>
          </table:table-cell>
        </table:table-row>
        <table:table-row table:style-name="ro1">
          <table:table-cell office:value-type="string">
            <text:p>ONCY</text:p>
          </table:table-cell>
          <table:table-cell office:value-type="string">
            <text:p>Oncolytics Biotech Inc</text:p>
          </table:table-cell>
        </table:table-row>
        <table:table-row table:style-name="ro1">
          <table:table-cell office:value-type="string">
            <text:p>ONDK</text:p>
          </table:table-cell>
          <table:table-cell office:value-type="string">
            <text:p>On Deck Capital Inc</text:p>
          </table:table-cell>
        </table:table-row>
        <table:table-row table:style-name="ro1">
          <table:table-cell office:value-type="string">
            <text:p>ONDR</text:p>
          </table:table-cell>
          <table:table-cell office:value-type="string">
            <text:p>Online Disruptive Technologies, Inc.</text:p>
          </table:table-cell>
        </table:table-row>
        <table:table-row table:style-name="ro1">
          <table:table-cell office:value-type="string">
            <text:p>ONE</text:p>
          </table:table-cell>
          <table:table-cell office:value-type="string">
            <text:p>OneSmart International Education Group Ltd</text:p>
          </table:table-cell>
        </table:table-row>
        <table:table-row table:style-name="ro1">
          <table:table-cell office:value-type="string">
            <text:p>ONEM</text:p>
          </table:table-cell>
          <table:table-cell office:value-type="string">
            <text:p>1Life Healthcare Inc</text:p>
          </table:table-cell>
        </table:table-row>
        <table:table-row table:style-name="ro1">
          <table:table-cell office:value-type="string">
            <text:p>ONEW</text:p>
          </table:table-cell>
          <table:table-cell office:value-type="string">
            <text:p>OneWater Marine Inc</text:p>
          </table:table-cell>
        </table:table-row>
        <table:table-row table:style-name="ro1">
          <table:table-cell office:value-type="string">
            <text:p>ONIN</text:p>
          </table:table-cell>
          <table:table-cell office:value-type="string">
            <text:p>Online Internet Network, Inc.</text:p>
          </table:table-cell>
        </table:table-row>
        <table:table-row table:style-name="ro1">
          <table:table-cell office:value-type="string">
            <text:p>ONLI</text:p>
          </table:table-cell>
          <table:table-cell office:value-type="string">
            <text:p>Online Redefined Inc</text:p>
          </table:table-cell>
        </table:table-row>
        <table:table-row table:style-name="ro1">
          <table:table-cell office:value-type="string">
            <text:p>ONOV</text:p>
          </table:table-cell>
          <table:table-cell office:value-type="string">
            <text:p>Castellum Inc.</text:p>
          </table:table-cell>
        </table:table-row>
        <table:table-row table:style-name="ro1">
          <table:table-cell office:value-type="string">
            <text:p>ONPH</text:p>
          </table:table-cell>
          <table:table-cell office:value-type="string">
            <text:p>Oncology Pharma Inc.</text:p>
          </table:table-cell>
        </table:table-row>
        <table:table-row table:style-name="ro1">
          <table:table-cell office:value-type="string">
            <text:p>ONSE</text:p>
          </table:table-cell>
          <table:table-cell office:value-type="string">
            <text:p>Onsite Energy Corp.</text:p>
          </table:table-cell>
        </table:table-row>
        <table:table-row table:style-name="ro1">
          <table:table-cell office:value-type="string">
            <text:p>ONSS</text:p>
          </table:table-cell>
          <table:table-cell office:value-type="string">
            <text:p>Onassis Holdings Corp.</text:p>
          </table:table-cell>
        </table:table-row>
        <table:table-row table:style-name="ro1">
          <table:table-cell office:value-type="string">
            <text:p>ONTO</text:p>
          </table:table-cell>
          <table:table-cell office:value-type="string">
            <text:p>Onto Innovation Inc</text:p>
          </table:table-cell>
        </table:table-row>
        <table:table-row table:style-name="ro1">
          <table:table-cell office:value-type="string">
            <text:p>ONTX</text:p>
          </table:table-cell>
          <table:table-cell office:value-type="string">
            <text:p>Onconova Therapeutics Inc</text:p>
          </table:table-cell>
        </table:table-row>
        <table:table-row table:style-name="ro1">
          <table:table-cell office:value-type="string">
            <text:p>ONVC</text:p>
          </table:table-cell>
          <table:table-cell office:value-type="string">
            <text:p>Online Vacation Center Holdings Corp.</text:p>
          </table:table-cell>
        </table:table-row>
        <table:table-row table:style-name="ro1">
          <table:table-cell office:value-type="string">
            <text:p>ONVO</text:p>
          </table:table-cell>
          <table:table-cell office:value-type="string">
            <text:p>Organovo Holdings Inc</text:p>
          </table:table-cell>
        </table:table-row>
        <table:table-row table:style-name="ro1">
          <table:table-cell office:value-type="string">
            <text:p>ONVO</text:p>
          </table:table-cell>
          <table:table-cell office:value-type="string">
            <text:p>Organovo Holdings Inc</text:p>
          </table:table-cell>
        </table:table-row>
        <table:table-row table:style-name="ro1">
          <table:table-cell office:value-type="string">
            <text:p>ONXC</text:p>
          </table:table-cell>
          <table:table-cell office:value-type="string">
            <text:p>Onyx Corp.</text:p>
          </table:table-cell>
        </table:table-row>
        <table:table-row table:style-name="ro1">
          <table:table-cell office:value-type="string">
            <text:p>OOAG</text:p>
          </table:table-cell>
          <table:table-cell office:value-type="string">
            <text:p>OMDA Oil and Gas, Inc.</text:p>
          </table:table-cell>
        </table:table-row>
        <table:table-row table:style-name="ro1">
          <table:table-cell office:value-type="string">
            <text:p>OODH</text:p>
          </table:table-cell>
          <table:table-cell office:value-type="string">
            <text:p>Orion Diversified Holding Co Inc.</text:p>
          </table:table-cell>
        </table:table-row>
        <table:table-row table:style-name="ro1">
          <table:table-cell office:value-type="string">
            <text:p>OOIL</text:p>
          </table:table-cell>
          <table:table-cell office:value-type="string">
            <text:p>Perkins Oil &amp; Gas Incorporated</text:p>
          </table:table-cell>
        </table:table-row>
        <table:table-row table:style-name="ro1">
          <table:table-cell office:value-type="string">
            <text:p>OOMA</text:p>
          </table:table-cell>
          <table:table-cell office:value-type="string">
            <text:p>Ooma Inc</text:p>
          </table:table-cell>
        </table:table-row>
        <table:table-row table:style-name="ro1">
          <table:table-cell office:value-type="string">
            <text:p>OPB</text:p>
          </table:table-cell>
          <table:table-cell office:value-type="string">
            <text:p>Opus Bank</text:p>
          </table:table-cell>
        </table:table-row>
        <table:table-row table:style-name="ro1">
          <table:table-cell office:value-type="string">
            <text:p>OPBK</text:p>
          </table:table-cell>
          <table:table-cell office:value-type="string">
            <text:p>OP Bancorp</text:p>
          </table:table-cell>
        </table:table-row>
        <table:table-row table:style-name="ro1">
          <table:table-cell office:value-type="string">
            <text:p>OPCH</text:p>
          </table:table-cell>
          <table:table-cell office:value-type="string">
            <text:p>Option Care Health Inc</text:p>
          </table:table-cell>
        </table:table-row>
        <table:table-row table:style-name="ro1">
          <table:table-cell office:value-type="string">
            <text:p>OPES</text:p>
          </table:table-cell>
          <table:table-cell office:value-type="string">
            <text:p>Opes Acquisition Corp</text:p>
          </table:table-cell>
        </table:table-row>
        <table:table-row table:style-name="ro1">
          <table:table-cell office:value-type="string">
            <text:p>OPGN</text:p>
          </table:table-cell>
          <table:table-cell office:value-type="string">
            <text:p>OpGen Inc</text:p>
          </table:table-cell>
        </table:table-row>
        <table:table-row table:style-name="ro1">
          <table:table-cell office:value-type="string">
            <text:p>OPGX</text:p>
          </table:table-cell>
          <table:table-cell office:value-type="string">
            <text:p>Optigenex, Inc.</text:p>
          </table:table-cell>
        </table:table-row>
        <table:table-row table:style-name="ro1">
          <table:table-cell office:value-type="string">
            <text:p>OPHC</text:p>
          </table:table-cell>
          <table:table-cell office:value-type="string">
            <text:p>OptimumBank Holdings Inc</text:p>
          </table:table-cell>
        </table:table-row>
        <table:table-row table:style-name="ro1">
          <table:table-cell office:value-type="string">
            <text:p>OPHI</text:p>
          </table:table-cell>
          <table:table-cell office:value-type="string">
            <text:p>Organic Plant Health, Inc.</text:p>
          </table:table-cell>
        </table:table-row>
        <table:table-row table:style-name="ro1">
          <table:table-cell office:value-type="string">
            <text:p>OPI</text:p>
          </table:table-cell>
          <table:table-cell office:value-type="string">
            <text:p>Office Properties Income Trust</text:p>
          </table:table-cell>
        </table:table-row>
        <table:table-row table:style-name="ro1">
          <table:table-cell office:value-type="string">
            <text:p>OPINI</text:p>
          </table:table-cell>
          <table:table-cell office:value-type="string">
            <text:p>Office Properties Income Trust</text:p>
          </table:table-cell>
        </table:table-row>
        <table:table-row table:style-name="ro1">
          <table:table-cell office:value-type="string">
            <text:p>OPK</text:p>
          </table:table-cell>
          <table:table-cell office:value-type="string">
            <text:p>OPKO Health Inc</text:p>
          </table:table-cell>
        </table:table-row>
        <table:table-row table:style-name="ro1">
          <table:table-cell office:value-type="string">
            <text:p>OPLF</text:p>
          </table:table-cell>
          <table:table-cell office:value-type="string">
            <text:p>OptiLeaf, Inc.</text:p>
          </table:table-cell>
        </table:table-row>
        <table:table-row table:style-name="ro1">
          <table:table-cell office:value-type="string">
            <text:p>OPMC</text:p>
          </table:table-cell>
          <table:table-cell office:value-type="string">
            <text:p>OptimumCare Corp.</text:p>
          </table:table-cell>
        </table:table-row>
        <table:table-row table:style-name="ro1">
          <table:table-cell office:value-type="string">
            <text:p>OPMG</text:p>
          </table:table-cell>
          <table:table-cell office:value-type="string">
            <text:p>Options Media Group Holdings, Inc.</text:p>
          </table:table-cell>
        </table:table-row>
        <table:table-row table:style-name="ro1">
          <table:table-cell office:value-type="string">
            <text:p>OPMZ</text:p>
          </table:table-cell>
          <table:table-cell office:value-type="string">
            <text:p>1pm Industries, Inc.</text:p>
          </table:table-cell>
        </table:table-row>
        <table:table-row table:style-name="ro1">
          <table:table-cell office:value-type="string">
            <text:p>OPNT</text:p>
          </table:table-cell>
          <table:table-cell office:value-type="string">
            <text:p>Opiant Pharmaceuticals Inc</text:p>
          </table:table-cell>
        </table:table-row>
        <table:table-row table:style-name="ro1">
          <table:table-cell office:value-type="string">
            <text:p>OPOF</text:p>
          </table:table-cell>
          <table:table-cell office:value-type="string">
            <text:p>Old Point Financial Corp</text:p>
          </table:table-cell>
        </table:table-row>
        <table:table-row table:style-name="ro1">
          <table:table-cell office:value-type="string">
            <text:p>OPP</text:p>
          </table:table-cell>
          <table:table-cell office:value-type="string">
            <text:p>RiverNorth-DoubleLine Strategic Opportunity Fund Inc</text:p>
          </table:table-cell>
        </table:table-row>
        <table:table-row table:style-name="ro1">
          <table:table-cell office:value-type="string">
            <text:p>OPRA</text:p>
          </table:table-cell>
          <table:table-cell office:value-type="string">
            <text:p>Opera Ltd</text:p>
          </table:table-cell>
        </table:table-row>
        <table:table-row table:style-name="ro1">
          <table:table-cell office:value-type="string">
            <text:p>OPRT</text:p>
          </table:table-cell>
          <table:table-cell office:value-type="string">
            <text:p>Oportun Financial Corp</text:p>
          </table:table-cell>
        </table:table-row>
        <table:table-row table:style-name="ro1">
          <table:table-cell office:value-type="string">
            <text:p>OPRX</text:p>
          </table:table-cell>
          <table:table-cell office:value-type="string">
            <text:p>OptimizeRx Corp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Opthea Ltd</text:p>
          </table:table-cell>
        </table:table-row>
        <table:table-row table:style-name="ro1">
          <table:table-cell office:value-type="string">
            <text:p>OPTI</text:p>
          </table:table-cell>
          <table:table-cell office:value-type="string">
            <text:p>Optec International, Inc.</text:p>
          </table:table-cell>
        </table:table-row>
        <table:table-row table:style-name="ro1">
          <table:table-cell office:value-type="string">
            <text:p>OPTL</text:p>
          </table:table-cell>
          <table:table-cell office:value-type="string">
            <text:p>Optimum Interactive USA Ltd.</text:p>
          </table:table-cell>
        </table:table-row>
        <table:table-row table:style-name="ro1">
          <table:table-cell office:value-type="string">
            <text:p>OPTN</text:p>
          </table:table-cell>
          <table:table-cell office:value-type="string">
            <text:p>Optinose Inc</text:p>
          </table:table-cell>
        </table:table-row>
        <table:table-row table:style-name="ro1">
          <table:table-cell office:value-type="string">
            <text:p>OPTT</text:p>
          </table:table-cell>
          <table:table-cell office:value-type="string">
            <text:p>Ocean Power Technologies Inc</text:p>
          </table:table-cell>
        </table:table-row>
        <table:table-row table:style-name="ro1">
          <table:table-cell office:value-type="string">
            <text:p>OPUS</text:p>
          </table:table-cell>
          <table:table-cell office:value-type="string">
            <text:p>OPUS MAGNUM AMERIS, INC.</text:p>
          </table:table-cell>
        </table:table-row>
        <table:table-row table:style-name="ro1">
          <table:table-cell office:value-type="string">
            <text:p>OPVS</text:p>
          </table:table-cell>
          <table:table-cell office:value-type="string">
            <text:p>NanoFlex Power Corporation</text:p>
          </table:table-cell>
        </table:table-row>
        <table:table-row table:style-name="ro1">
          <table:table-cell office:value-type="string">
            <text:p>OPXS</text:p>
          </table:table-cell>
          <table:table-cell office:value-type="string">
            <text:p>Optex Systems Holdings, Inc.</text:p>
          </table:table-cell>
        </table:table-row>
        <table:table-row table:style-name="ro1">
          <table:table-cell office:value-type="string">
            <text:p>OPXXW</text:p>
          </table:table-cell>
          <table:table-cell office:value-type="string">
            <text:p>Optex Systems Holdings, Inc.</text:p>
          </table:table-cell>
        </table:table-row>
        <table:table-row table:style-name="ro1">
          <table:table-cell office:value-type="string">
            <text:p>OPY</text:p>
          </table:table-cell>
          <table:table-cell office:value-type="string">
            <text:p>Oppenheimer Holdings Inc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Osisko Gold Royalties Ltd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Ormat Technologies Inc</text:p>
          </table:table-cell>
        </table:table-row>
        <table:table-row table:style-name="ro1">
          <table:table-cell office:value-type="string">
            <text:p>ORAN</text:p>
          </table:table-cell>
          <table:table-cell office:value-type="string">
            <text:p>Orange SA</text:p>
          </table:table-cell>
        </table:table-row>
        <table:table-row table:style-name="ro1">
          <table:table-cell office:value-type="string">
            <text:p>ORBC</text:p>
          </table:table-cell>
          <table:table-cell office:value-type="string">
            <text:p>ORBCOMM Inc</text:p>
          </table:table-cell>
        </table:table-row>
        <table:table-row table:style-name="ro1">
          <table:table-cell office:value-type="string">
            <text:p>ORBN</text:p>
          </table:table-cell>
          <table:table-cell office:value-type="string">
            <text:p>Oregon Bancorp, Inc. (OR)</text:p>
          </table:table-cell>
        </table:table-row>
        <table:table-row table:style-name="ro1">
          <table:table-cell office:value-type="string">
            <text:p>ORBT</text:p>
          </table:table-cell>
          <table:table-cell office:value-type="string">
            <text:p>Orbit International Corp.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string">
            <text:p>Orchid Island Capital Inc</text:p>
          </table:table-cell>
        </table:table-row>
        <table:table-row table:style-name="ro1">
          <table:table-cell office:value-type="string">
            <text:p>ORCC</text:p>
          </table:table-cell>
          <table:table-cell office:value-type="string">
            <text:p>Owl Rock Capital Corp</text:p>
          </table:table-cell>
        </table:table-row>
        <table:table-row table:style-name="ro1">
          <table:table-cell office:value-type="string">
            <text:p>ORCL</text:p>
          </table:table-cell>
          <table:table-cell office:value-type="string">
            <text:p>Oracle Corp</text:p>
          </table:table-cell>
        </table:table-row>
        <table:table-row table:style-name="ro1">
          <table:table-cell office:value-type="string">
            <text:p>ORGH</text:p>
          </table:table-cell>
          <table:table-cell office:value-type="string">
            <text:p>OrgHarvest, Inc.</text:p>
          </table:table-cell>
        </table:table-row>
        <table:table-row table:style-name="ro1">
          <table:table-cell office:value-type="string">
            <text:p>ORGO</text:p>
          </table:table-cell>
          <table:table-cell office:value-type="string">
            <text:p>Organogenesis Holdings Inc</text:p>
          </table:table-cell>
        </table:table-row>
        <table:table-row table:style-name="ro1">
          <table:table-cell office:value-type="string">
            <text:p>ORGS</text:p>
          </table:table-cell>
          <table:table-cell office:value-type="string">
            <text:p>Orgenesis Inc</text:p>
          </table:table-cell>
        </table:table-row>
        <table:table-row table:style-name="ro1">
          <table:table-cell office:value-type="string">
            <text:p>ORHB</text:p>
          </table:table-cell>
          <table:table-cell office:value-type="string">
            <text:p>ORHUB, Inc.</text:p>
          </table:table-cell>
        </table:table-row>
        <table:table-row table:style-name="ro1">
          <table:table-cell office:value-type="string">
            <text:p>ORHK</text:p>
          </table:table-cell>
          <table:table-cell office:value-type="string">
            <text:p>OrangeHook, Inc.</text:p>
          </table:table-cell>
        </table:table-row>
        <table:table-row table:style-name="ro1">
          <table:table-cell office:value-type="string">
            <text:p>ORI</text:p>
          </table:table-cell>
          <table:table-cell office:value-type="string">
            <text:p>Old Republic International Corp</text:p>
          </table:table-cell>
        </table:table-row>
        <table:table-row table:style-name="ro1">
          <table:table-cell office:value-type="string">
            <text:p>ORIC</text:p>
          </table:table-cell>
          <table:table-cell office:value-type="string">
            <text:p>ORIC Pharmaceuticals Inc</text:p>
          </table:table-cell>
        </table:table-row>
        <table:table-row table:style-name="ro1">
          <table:table-cell office:value-type="string">
            <text:p>ORLY</text:p>
          </table:table-cell>
          <table:table-cell office:value-type="string">
            <text:p>O'Reilly Automotive Inc</text:p>
          </table:table-cell>
        </table:table-row>
        <table:table-row table:style-name="ro1">
          <table:table-cell office:value-type="string">
            <text:p>ORMP</text:p>
          </table:table-cell>
          <table:table-cell office:value-type="string">
            <text:p>Oramed Pharmaceuticals Inc</text:p>
          </table:table-cell>
        </table:table-row>
        <table:table-row table:style-name="ro1">
          <table:table-cell office:value-type="string">
            <text:p>ORMTQ</text:p>
          </table:table-cell>
          <table:table-cell office:value-type="string">
            <text:p>Ormet Corp.</text:p>
          </table:table-cell>
        </table:table-row>
        <table:table-row table:style-name="ro1">
          <table:table-cell office:value-type="string">
            <text:p>ORN</text:p>
          </table:table-cell>
          <table:table-cell office:value-type="string">
            <text:p>Orion Group Holdings Inc</text:p>
          </table:table-cell>
        </table:table-row>
        <table:table-row table:style-name="ro1">
          <table:table-cell office:value-type="string">
            <text:p>ORPB</text:p>
          </table:table-cell>
          <table:table-cell office:value-type="string">
            <text:p>Oregon Pacific Bancorp</text:p>
          </table:table-cell>
        </table:table-row>
        <table:table-row table:style-name="ro1">
          <table:table-cell office:value-type="string">
            <text:p>ORRF</text:p>
          </table:table-cell>
          <table:table-cell office:value-type="string">
            <text:p>Orrstown Financial Services Inc</text:p>
          </table:table-cell>
        </table:table-row>
        <table:table-row table:style-name="ro1">
          <table:table-cell office:value-type="string">
            <text:p>ORSNU</text:p>
          </table:table-cell>
          <table:table-cell office:value-type="string">
            <text:p>Orisun Acquisition Corp</text:p>
          </table:table-cell>
        </table:table-row>
        <table:table-row table:style-name="ro1">
          <table:table-cell office:value-type="string">
            <text:p>ORTX</text:p>
          </table:table-cell>
          <table:table-cell office:value-type="string">
            <text:p>Orchard Therapeutics plc</text:p>
          </table:table-cell>
        </table:table-row>
        <table:table-row table:style-name="ro1">
          <table:table-cell office:value-type="string">
            <text:p>ORVRF</text:p>
          </table:table-cell>
          <table:table-cell office:value-type="string">
            <text:p>Orchid Ventures Inc.</text:p>
          </table:table-cell>
        </table:table-row>
        <table:table-row table:style-name="ro1">
          <table:table-cell office:value-type="string">
            <text:p>ORYX</text:p>
          </table:table-cell>
          <table:table-cell office:value-type="string">
            <text:p>Oryx Technology Corp.</text:p>
          </table:table-cell>
        </table:table-row>
        <table:table-row table:style-name="ro1">
          <table:table-cell office:value-type="string">
            <text:p>OSAT</text:p>
          </table:table-cell>
          <table:table-cell office:value-type="string">
            <text:p>Orbsat Corp.</text:p>
          </table:table-cell>
        </table:table-row>
        <table:table-row table:style-name="ro1">
          <table:table-cell office:value-type="string">
            <text:p>OSB</text:p>
          </table:table-cell>
          <table:table-cell office:value-type="string">
            <text:p>Norbord Inc</text:p>
          </table:table-cell>
        </table:table-row>
        <table:table-row table:style-name="ro1">
          <table:table-cell office:value-type="string">
            <text:p>OSBC</text:p>
          </table:table-cell>
          <table:table-cell office:value-type="string">
            <text:p>Old Second Bancorp Inc</text:p>
          </table:table-cell>
        </table:table-row>
        <table:table-row table:style-name="ro1">
          <table:table-cell office:value-type="string">
            <text:p>OSCI</text:p>
          </table:table-cell>
          <table:table-cell office:value-type="string">
            <text:p>Osceola Gold, Inc.</text:p>
          </table:table-cell>
        </table:table-row>
        <table:table-row table:style-name="ro1">
          <table:table-cell office:value-type="string">
            <text:p>OSCN</text:p>
          </table:table-cell>
          <table:table-cell office:value-type="string">
            <text:p>OneScreen Inc.</text:p>
          </table:table-cell>
        </table:table-row>
        <table:table-row table:style-name="ro1">
          <table:table-cell office:value-type="string">
            <text:p>OSG</text:p>
          </table:table-cell>
          <table:table-cell office:value-type="string">
            <text:p>Overseas Shipholding Group Inc</text:p>
          </table:table-cell>
        </table:table-row>
        <table:table-row table:style-name="ro1">
          <table:table-cell office:value-type="string">
            <text:p>OSH</text:p>
          </table:table-cell>
          <table:table-cell office:value-type="string">
            <text:p>Oak Street Health Inc</text:p>
          </table:table-cell>
        </table:table-row>
        <table:table-row table:style-name="ro1">
          <table:table-cell office:value-type="string">
            <text:p>OSIN</text:p>
          </table:table-cell>
          <table:table-cell office:value-type="string">
            <text:p>Optimum Source International, Ltd.</text:p>
          </table:table-cell>
        </table:table-row>
        <table:table-row table:style-name="ro1">
          <table:table-cell office:value-type="string">
            <text:p>OSIS</text:p>
          </table:table-cell>
          <table:table-cell office:value-type="string">
            <text:p>OSI Systems Inc</text:p>
          </table:table-cell>
        </table:table-row>
        <table:table-row table:style-name="ro1">
          <table:table-cell office:value-type="string">
            <text:p>OSK</text:p>
          </table:table-cell>
          <table:table-cell office:value-type="string">
            <text:p>Oshkosh Corp</text:p>
          </table:table-cell>
        </table:table-row>
        <table:table-row table:style-name="ro1">
          <table:table-cell office:value-type="string">
            <text:p>OSKA</text:p>
          </table:table-cell>
          <table:table-cell office:value-type="string">
            <text:p>Osyka Corp</text:p>
          </table:table-cell>
        </table:table-row>
        <table:table-row table:style-name="ro1">
          <table:table-cell office:value-type="string">
            <text:p>OSMT</text:p>
          </table:table-cell>
          <table:table-cell office:value-type="string">
            <text:p>Osmotica Pharmaceuticals PLC</text:p>
          </table:table-cell>
        </table:table-row>
        <table:table-row table:style-name="ro1">
          <table:table-cell office:value-type="string">
            <text:p>OSN</text:p>
          </table:table-cell>
          <table:table-cell office:value-type="string">
            <text:p>Ossen Innovation Co Ltd</text:p>
          </table:table-cell>
        </table:table-row>
        <table:table-row table:style-name="ro1">
          <table:table-cell office:value-type="string">
            <text:p>OSPN</text:p>
          </table:table-cell>
          <table:table-cell office:value-type="string">
            <text:p>OneSpan Inc</text:p>
          </table:table-cell>
        </table:table-row>
        <table:table-row table:style-name="ro1">
          <table:table-cell office:value-type="string">
            <text:p>OSRS</text:p>
          </table:table-cell>
          <table:table-cell office:value-type="string">
            <text:p>Osiris Corp.</text:p>
          </table:table-cell>
        </table:table-row>
        <table:table-row table:style-name="ro1">
          <table:table-cell office:value-type="string">
            <text:p>OSS</text:p>
          </table:table-cell>
          <table:table-cell office:value-type="string">
            <text:p>One Stop Systems Inc</text:p>
          </table:table-cell>
        </table:table-row>
        <table:table-row table:style-name="ro1">
          <table:table-cell office:value-type="string">
            <text:p>OSTBP</text:p>
          </table:table-cell>
          <table:table-cell office:value-type="string">
            <text:p>Overstock.com, Inc.</text:p>
          </table:table-cell>
        </table:table-row>
        <table:table-row table:style-name="ro1">
          <table:table-cell office:value-type="string">
            <text:p>OSTK</text:p>
          </table:table-cell>
          <table:table-cell office:value-type="string">
            <text:p>Overstock.com Inc</text:p>
          </table:table-cell>
        </table:table-row>
        <table:table-row table:style-name="ro1">
          <table:table-cell office:value-type="string">
            <text:p>OSTKO</text:p>
          </table:table-cell>
          <table:table-cell office:value-type="string">
            <text:p>Overstock.com, Inc.</text:p>
          </table:table-cell>
        </table:table-row>
        <table:table-row table:style-name="ro1">
          <table:table-cell office:value-type="string">
            <text:p>OSTO</text:p>
          </table:table-cell>
          <table:table-cell office:value-type="string">
            <text:p>Original Sixteen To One Mine, Inc.</text:p>
          </table:table-cell>
        </table:table-row>
        <table:table-row table:style-name="ro1">
          <table:table-cell office:value-type="string">
            <text:p>OSUR</text:p>
          </table:table-cell>
          <table:table-cell office:value-type="string">
            <text:p>OraSure Technologies Inc</text:p>
          </table:table-cell>
        </table:table-row>
        <table:table-row table:style-name="ro1">
          <table:table-cell office:value-type="string">
            <text:p>OSW</text:p>
          </table:table-cell>
          <table:table-cell office:value-type="string">
            <text:p>OneSpaWorld Holdings Ltd</text:p>
          </table:table-cell>
        </table:table-row>
        <table:table-row table:style-name="ro1">
          <table:table-cell office:value-type="string">
            <text:p>OTCM</text:p>
          </table:table-cell>
          <table:table-cell office:value-type="string">
            <text:p>OTC Markets Group Inc.</text:p>
          </table:table-cell>
        </table:table-row>
        <table:table-row table:style-name="ro1">
          <table:table-cell office:value-type="string">
            <text:p>OTED</text:p>
          </table:table-cell>
          <table:table-cell office:value-type="string">
            <text:p>Oak Tree Educational Partners, Inc.</text:p>
          </table:table-cell>
        </table:table-row>
        <table:table-row table:style-name="ro1">
          <table:table-cell office:value-type="string">
            <text:p>OTEL</text:p>
          </table:table-cell>
          <table:table-cell office:value-type="string">
            <text:p>Otelco Inc</text:p>
          </table:table-cell>
        </table:table-row>
        <table:table-row table:style-name="ro1">
          <table:table-cell office:value-type="string">
            <text:p>OTEX</text:p>
          </table:table-cell>
          <table:table-cell office:value-type="string">
            <text:p>Open Text Corp</text:p>
          </table:table-cell>
        </table:table-row>
        <table:table-row table:style-name="ro1">
          <table:table-cell office:value-type="string">
            <text:p>OTFT</text:p>
          </table:table-cell>
          <table:table-cell office:value-type="string">
            <text:p>Outfront Companies</text:p>
          </table:table-cell>
        </table:table-row>
        <table:table-row table:style-name="ro1">
          <table:table-cell office:value-type="string">
            <text:p>OTIC</text:p>
          </table:table-cell>
          <table:table-cell office:value-type="string">
            <text:p>Otonomy Inc</text:p>
          </table:table-cell>
        </table:table-row>
        <table:table-row table:style-name="ro1">
          <table:table-cell office:value-type="string">
            <text:p>OTIS</text:p>
          </table:table-cell>
          <table:table-cell office:value-type="string">
            <text:p>Otis Worldwide Corp</text:p>
          </table:table-cell>
        </table:table-row>
        <table:table-row table:style-name="ro1">
          <table:table-cell office:value-type="string">
            <text:p>OTLK</text:p>
          </table:table-cell>
          <table:table-cell office:value-type="string">
            <text:p>Outlook Therapeutics Inc</text:p>
          </table:table-cell>
        </table:table-row>
        <table:table-row table:style-name="ro1">
          <table:table-cell office:value-type="string">
            <text:p>OTMN</text:p>
          </table:table-cell>
          <table:table-cell office:value-type="string">
            <text:p>O.T. Mining Corp.</text:p>
          </table:table-cell>
        </table:table-row>
        <table:table-row table:style-name="ro1">
          <table:table-cell office:value-type="string">
            <text:p>OTOW</text:p>
          </table:table-cell>
          <table:table-cell office:value-type="string">
            <text:p>O2 Secure Wireless, Inc.</text:p>
          </table:table-cell>
        </table:table-row>
        <table:table-row table:style-name="ro1">
          <table:table-cell office:value-type="string">
            <text:p>OTRK</text:p>
          </table:table-cell>
          <table:table-cell office:value-type="string">
            <text:p>Ontrak, Inc.</text:p>
          </table:table-cell>
        </table:table-row>
        <table:table-row table:style-name="ro1">
          <table:table-cell office:value-type="string">
            <text:p>OTTR</text:p>
          </table:table-cell>
          <table:table-cell office:value-type="string">
            <text:p>Otter Tail Corp</text:p>
          </table:table-cell>
        </table:table-row>
        <table:table-row table:style-name="ro1">
          <table:table-cell office:value-type="string">
            <text:p>OTTV</text:p>
          </table:table-cell>
          <table:table-cell office:value-type="string">
            <text:p>Viva Entertainment Group, Inc.</text:p>
          </table:table-cell>
        </table:table-row>
        <table:table-row table:style-name="ro1">
          <table:table-cell office:value-type="string">
            <text:p>OTTW</text:p>
          </table:table-cell>
          <table:table-cell office:value-type="string">
            <text:p>Ottawa Bancorp Inc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Outfront Media Inc</text:p>
          </table:table-cell>
        </table:table-row>
        <table:table-row table:style-name="ro1">
          <table:table-cell office:value-type="string">
            <text:p>OUTB</text:p>
          </table:table-cell>
          <table:table-cell office:value-type="string">
            <text:p>Outback Oil &amp; Mineral Exploration Corp.</text:p>
          </table:table-cell>
        </table:table-row>
        <table:table-row table:style-name="ro1">
          <table:table-cell office:value-type="string">
            <text:p>OVBC</text:p>
          </table:table-cell>
          <table:table-cell office:value-type="string">
            <text:p>Ohio Valley Banc Corp</text:p>
          </table:table-cell>
        </table:table-row>
        <table:table-row table:style-name="ro1">
          <table:table-cell office:value-type="string">
            <text:p>OVID</text:p>
          </table:table-cell>
          <table:table-cell office:value-type="string">
            <text:p>Ovid therapeutics Inc</text:p>
          </table:table-cell>
        </table:table-row>
        <table:table-row table:style-name="ro1">
          <table:table-cell office:value-type="string">
            <text:p>OVIT</text:p>
          </table:table-cell>
          <table:table-cell office:value-type="string">
            <text:p>OncoVista Innovative Therapies, Inc.</text:p>
          </table:table-cell>
        </table:table-row>
        <table:table-row table:style-name="ro1">
          <table:table-cell office:value-type="string">
            <text:p>OVLY</text:p>
          </table:table-cell>
          <table:table-cell office:value-type="string">
            <text:p>Oak Valley Bancorp</text:p>
          </table:table-cell>
        </table:table-row>
        <table:table-row table:style-name="ro1">
          <table:table-cell office:value-type="string">
            <text:p>OVSPW</text:p>
          </table:table-cell>
          <table:table-cell office:value-type="string">
            <text:p>Overseas Shipholding Group, Inc.</text:p>
          </table:table-cell>
        </table:table-row>
        <table:table-row table:style-name="ro1">
          <table:table-cell office:value-type="string">
            <text:p>OVV</text:p>
          </table:table-cell>
          <table:table-cell office:value-type="string">
            <text:p>Ovintiv Inc</text:p>
          </table:table-cell>
        </table:table-row>
        <table:table-row table:style-name="ro1">
          <table:table-cell office:value-type="string">
            <text:p>OWPC</text:p>
          </table:table-cell>
          <table:table-cell office:value-type="string">
            <text:p>One World Pharma Inc.</text:p>
          </table:table-cell>
        </table:table-row>
        <table:table-row table:style-name="ro1">
          <table:table-cell office:value-type="string">
            <text:p>OXBC</text:p>
          </table:table-cell>
          <table:table-cell office:value-type="string">
            <text:p>Oxford Bank Corporation</text:p>
          </table:table-cell>
        </table:table-row>
        <table:table-row table:style-name="ro1">
          <table:table-cell office:value-type="string">
            <text:p>OXBR</text:p>
          </table:table-cell>
          <table:table-cell office:value-type="string">
            <text:p>Oxbridge Re Holdings Ltd</text:p>
          </table:table-cell>
        </table:table-row>
        <table:table-row table:style-name="ro1">
          <table:table-cell office:value-type="string">
            <text:p>OXFD</text:p>
          </table:table-cell>
          <table:table-cell office:value-type="string">
            <text:p>Oxford Immunotec Global PLC</text:p>
          </table:table-cell>
        </table:table-row>
        <table:table-row table:style-name="ro1">
          <table:table-cell office:value-type="string">
            <text:p>OXIHF</text:p>
          </table:table-cell>
          <table:table-cell office:value-type="string">
            <text:p>Oxford Investments Holdings Inc.</text:p>
          </table:table-cell>
        </table:table-row>
        <table:table-row table:style-name="ro1">
          <table:table-cell office:value-type="string">
            <text:p>OXLC</text:p>
          </table:table-cell>
          <table:table-cell office:value-type="string">
            <text:p>Oxford Lane Capital Corp</text:p>
          </table:table-cell>
        </table:table-row>
        <table:table-row table:style-name="ro1">
          <table:table-cell office:value-type="string">
            <text:p>OXLCM</text:p>
          </table:table-cell>
          <table:table-cell office:value-type="string">
            <text:p>Oxford Lane Capital Corp</text:p>
          </table:table-cell>
        </table:table-row>
        <table:table-row table:style-name="ro1">
          <table:table-cell office:value-type="string">
            <text:p>OXLCO</text:p>
          </table:table-cell>
          <table:table-cell office:value-type="string">
            <text:p>Oxford Lane Capital Corp</text:p>
          </table:table-cell>
        </table:table-row>
        <table:table-row table:style-name="ro1">
          <table:table-cell office:value-type="string">
            <text:p>OXLCP</text:p>
          </table:table-cell>
          <table:table-cell office:value-type="string">
            <text:p>Oxford Lane Capital Corp</text:p>
          </table:table-cell>
        </table:table-row>
        <table:table-row table:style-name="ro1">
          <table:table-cell office:value-type="string">
            <text:p>OXM</text:p>
          </table:table-cell>
          <table:table-cell office:value-type="string">
            <text:p>Oxford Industries Inc</text:p>
          </table:table-cell>
        </table:table-row>
        <table:table-row table:style-name="ro1">
          <table:table-cell office:value-type="string">
            <text:p>OXSQ</text:p>
          </table:table-cell>
          <table:table-cell office:value-type="string">
            <text:p>Oxford Square Capital Corp</text:p>
          </table:table-cell>
        </table:table-row>
        <table:table-row table:style-name="ro1">
          <table:table-cell office:value-type="string">
            <text:p>OXSQZ</text:p>
          </table:table-cell>
          <table:table-cell office:value-type="string">
            <text:p>Oxford Square Capital Corp</text:p>
          </table:table-cell>
        </table:table-row>
        <table:table-row table:style-name="ro1">
          <table:table-cell office:value-type="string">
            <text:p>OXY</text:p>
          </table:table-cell>
          <table:table-cell office:value-type="string">
            <text:p>Occidental Petroleum Corp</text:p>
          </table:table-cell>
        </table:table-row>
        <table:table-row table:style-name="ro1">
          <table:table-cell office:value-type="string">
            <text:p>OYST</text:p>
          </table:table-cell>
          <table:table-cell office:value-type="string">
            <text:p>Oyster Point Pharma Inc</text:p>
          </table:table-cell>
        </table:table-row>
        <table:table-row table:style-name="ro1">
          <table:table-cell office:value-type="string">
            <text:p>OZK</text:p>
          </table:table-cell>
          <table:table-cell office:value-type="string">
            <text:p>Bank OZK</text:p>
          </table:table-cell>
        </table:table-row>
        <table:table-row table:style-name="ro1">
          <table:table-cell office:value-type="string">
            <text:p>OZON</text:p>
          </table:table-cell>
          <table:table-cell office:value-type="string">
            <text:p>Cyclo3pss Corp.</text:p>
          </table:table-cell>
        </table:table-row>
        <table:table-row table:style-name="ro1">
          <table:table-cell office:value-type="string">
            <text:p>OZSC</text:p>
          </table:table-cell>
          <table:table-cell office:value-type="string">
            <text:p>Ozop Surgical Corp.</text:p>
          </table:table-cell>
        </table:table-row>
        <table:table-row table:style-name="ro1">
          <table:table-cell office:value-type="string">
            <text:p>PAA</text:p>
          </table:table-cell>
          <table:table-cell office:value-type="string">
            <text:p>Plains All American Pipeline LP</text:p>
          </table:table-cell>
        </table:table-row>
        <table:table-row table:style-name="ro1">
          <table:table-cell office:value-type="string">
            <text:p>PAAC</text:p>
          </table:table-cell>
          <table:table-cell office:value-type="string">
            <text:p>Proficient Alpha Acquisition Corp</text:p>
          </table:table-cell>
        </table:table-row>
        <table:table-row table:style-name="ro1">
          <table:table-cell office:value-type="string">
            <text:p>PAACU</text:p>
          </table:table-cell>
          <table:table-cell office:value-type="string">
            <text:p>Proficient Alpha Acquisition Corp</text:p>
          </table:table-cell>
        </table:table-row>
        <table:table-row table:style-name="ro1">
          <table:table-cell office:value-type="string">
            <text:p>PAAS</text:p>
          </table:table-cell>
          <table:table-cell office:value-type="string">
            <text:p>Pan American Silver Corp</text:p>
          </table:table-cell>
        </table:table-row>
        <table:table-row table:style-name="ro1">
          <table:table-cell office:value-type="string">
            <text:p>PAC</text:p>
          </table:table-cell>
          <table:table-cell office:value-type="string">
            <text:p>Grupo Aeroportuario del Pacifico SAB de CV</text:p>
          </table:table-cell>
        </table:table-row>
        <table:table-row table:style-name="ro1">
          <table:table-cell office:value-type="string">
            <text:p>PACB</text:p>
          </table:table-cell>
          <table:table-cell office:value-type="string">
            <text:p>Pacific Biosciences of California Inc</text:p>
          </table:table-cell>
        </table:table-row>
        <table:table-row table:style-name="ro1">
          <table:table-cell office:value-type="string">
            <text:p>PACC</text:p>
          </table:table-cell>
          <table:table-cell office:value-type="string">
            <text:p>Pacific CMA, Inc.</text:p>
          </table:table-cell>
        </table:table-row>
        <table:table-row table:style-name="ro1">
          <table:table-cell office:value-type="string">
            <text:p>PACD</text:p>
          </table:table-cell>
          <table:table-cell office:value-type="string">
            <text:p>Pacific Drilling SA</text:p>
          </table:table-cell>
        </table:table-row>
        <table:table-row table:style-name="ro1">
          <table:table-cell office:value-type="string">
            <text:p>PACK</text:p>
          </table:table-cell>
          <table:table-cell office:value-type="string">
            <text:p>Ranpak Holdings Corp</text:p>
          </table:table-cell>
        </table:table-row>
        <table:table-row table:style-name="ro1">
          <table:table-cell office:value-type="string">
            <text:p>PACO</text:p>
          </table:table-cell>
          <table:table-cell office:value-type="string">
            <text:p>Paco Integrated Energy, Inc.</text:p>
          </table:table-cell>
        </table:table-row>
        <table:table-row table:style-name="ro1">
          <table:table-cell office:value-type="string">
            <text:p>PACQ</text:p>
          </table:table-cell>
          <table:table-cell office:value-type="string">
            <text:p>Pure Acquisition Corp</text:p>
          </table:table-cell>
        </table:table-row>
        <table:table-row table:style-name="ro1">
          <table:table-cell office:value-type="string">
            <text:p>PACQU</text:p>
          </table:table-cell>
          <table:table-cell office:value-type="string">
            <text:p>Pure Acquisition Corp</text:p>
          </table:table-cell>
        </table:table-row>
        <table:table-row table:style-name="ro1">
          <table:table-cell office:value-type="string">
            <text:p>PACVD</text:p>
          </table:table-cell>
          <table:table-cell office:value-type="string">
            <text:p>Pacific Ventures Group Inc.</text:p>
          </table:table-cell>
        </table:table-row>
        <table:table-row table:style-name="ro1">
          <table:table-cell office:value-type="string">
            <text:p>PACW</text:p>
          </table:table-cell>
          <table:table-cell office:value-type="string">
            <text:p>PacWest Bancorp</text:p>
          </table:table-cell>
        </table:table-row>
        <table:table-row table:style-name="ro1">
          <table:table-cell office:value-type="string">
            <text:p>PAE</text:p>
          </table:table-cell>
          <table:table-cell office:value-type="string">
            <text:p>PAE Inc</text:p>
          </table:table-cell>
        </table:table-row>
        <table:table-row table:style-name="ro1">
          <table:table-cell office:value-type="string">
            <text:p>PAG</text:p>
          </table:table-cell>
          <table:table-cell office:value-type="string">
            <text:p>Penske Automotive Group Inc</text:p>
          </table:table-cell>
        </table:table-row>
        <table:table-row table:style-name="ro1">
          <table:table-cell office:value-type="string">
            <text:p>PAGP</text:p>
          </table:table-cell>
          <table:table-cell office:value-type="string">
            <text:p>Plains GP Holdings LP</text:p>
          </table:table-cell>
        </table:table-row>
        <table:table-row table:style-name="ro1">
          <table:table-cell office:value-type="string">
            <text:p>PAGS</text:p>
          </table:table-cell>
          <table:table-cell office:value-type="string">
            <text:p>Pagseguro Digital Ltd</text:p>
          </table:table-cell>
        </table:table-row>
        <table:table-row table:style-name="ro1">
          <table:table-cell office:value-type="string">
            <text:p>PAHC</text:p>
          </table:table-cell>
          <table:table-cell office:value-type="string">
            <text:p>Phibro Animal Health Corp</text:p>
          </table:table-cell>
        </table:table-row>
        <table:table-row table:style-name="ro1">
          <table:table-cell office:value-type="string">
            <text:p>PAI</text:p>
          </table:table-cell>
          <table:table-cell office:value-type="string">
            <text:p>Western Asset Investment Grade Income Fund Inc</text:p>
          </table:table-cell>
        </table:table-row>
        <table:table-row table:style-name="ro1">
          <table:table-cell office:value-type="string">
            <text:p>PAIC</text:p>
          </table:table-cell>
          <table:table-cell office:value-type="string">
            <text:p>Petra Acquisition Inc</text:p>
          </table:table-cell>
        </table:table-row>
        <table:table-row table:style-name="ro1">
          <table:table-cell office:value-type="string">
            <text:p>PAM</text:p>
          </table:table-cell>
          <table:table-cell office:value-type="string">
            <text:p>Pampa Energia SA</text:p>
          </table:table-cell>
        </table:table-row>
        <table:table-row table:style-name="ro1">
          <table:table-cell office:value-type="string">
            <text:p>PANA</text:p>
          </table:table-cell>
          <table:table-cell office:value-type="string">
            <text:p>Panacea Acquisition Corp</text:p>
          </table:table-cell>
        </table:table-row>
        <table:table-row table:style-name="ro1">
          <table:table-cell office:value-type="string">
            <text:p>PANC</text:p>
          </table:table-cell>
          <table:table-cell office:value-type="string">
            <text:p>Panacos Pharmaceuticals, Inc.</text:p>
          </table:table-cell>
        </table:table-row>
        <table:table-row table:style-name="ro1">
          <table:table-cell office:value-type="string">
            <text:p>PANDY</text:p>
          </table:table-cell>
          <table:table-cell office:value-type="string">
            <text:p>Pandora A/S</text:p>
          </table:table-cell>
        </table:table-row>
        <table:table-row table:style-name="ro1">
          <table:table-cell office:value-type="string">
            <text:p>PANL</text:p>
          </table:table-cell>
          <table:table-cell office:value-type="string">
            <text:p>Pangaea Logistics Solutions Ltd</text:p>
          </table:table-cell>
        </table:table-row>
        <table:table-row table:style-name="ro1">
          <table:table-cell office:value-type="string">
            <text:p>PANW</text:p>
          </table:table-cell>
          <table:table-cell office:value-type="string">
            <text:p>Palo Alto Networks Inc</text:p>
          </table:table-cell>
        </table:table-row>
        <table:table-row table:style-name="ro1">
          <table:table-cell office:value-type="string">
            <text:p>PAPA</text:p>
          </table:table-cell>
          <table:table-cell office:value-type="string">
            <text:p>WO Group, Inc.</text:p>
          </table:table-cell>
        </table:table-row>
        <table:table-row table:style-name="ro1">
          <table:table-cell office:value-type="string">
            <text:p>PAR</text:p>
          </table:table-cell>
          <table:table-cell office:value-type="string">
            <text:p>PAR Technology Corp</text:p>
          </table:table-cell>
        </table:table-row>
        <table:table-row table:style-name="ro1">
          <table:table-cell office:value-type="string">
            <text:p>PARD</text:p>
          </table:table-cell>
          <table:table-cell office:value-type="string">
            <text:p>Poniard Pharmaceuticals, Inc.</text:p>
          </table:table-cell>
        </table:table-row>
        <table:table-row table:style-name="ro1">
          <table:table-cell office:value-type="string">
            <text:p>PARDP</text:p>
          </table:table-cell>
          <table:table-cell office:value-type="string">
            <text:p>Poniard Pharmaceuticals, Inc.</text:p>
          </table:table-cell>
        </table:table-row>
        <table:table-row table:style-name="ro1">
          <table:table-cell office:value-type="string">
            <text:p>PARF</text:p>
          </table:table-cell>
          <table:table-cell office:value-type="string">
            <text:p>Paradise, Inc.</text:p>
          </table:table-cell>
        </table:table-row>
        <table:table-row table:style-name="ro1">
          <table:table-cell office:value-type="string">
            <text:p>PARR</text:p>
          </table:table-cell>
          <table:table-cell office:value-type="string">
            <text:p>Par Pacific Holdings Inc</text:p>
          </table:table-cell>
        </table:table-row>
        <table:table-row table:style-name="ro1">
          <table:table-cell office:value-type="string">
            <text:p>PARS</text:p>
          </table:table-cell>
          <table:table-cell office:value-type="string">
            <text:p>Pharmos Corp.</text:p>
          </table:table-cell>
        </table:table-row>
        <table:table-row table:style-name="ro1">
          <table:table-cell office:value-type="string">
            <text:p>PASG</text:p>
          </table:table-cell>
          <table:table-cell office:value-type="string">
            <text:p>Passage Bio Inc</text:p>
          </table:table-cell>
        </table:table-row>
        <table:table-row table:style-name="ro1">
          <table:table-cell office:value-type="string">
            <text:p>PASO</text:p>
          </table:table-cell>
          <table:table-cell office:value-type="string">
            <text:p>Patient Access Solutions, Inc.</text:p>
          </table:table-cell>
        </table:table-row>
        <table:table-row table:style-name="ro1">
          <table:table-cell office:value-type="string">
            <text:p>PATI</text:p>
          </table:table-cell>
          <table:table-cell office:value-type="string">
            <text:p>Patriot Transportation Holding Inc</text:p>
          </table:table-cell>
        </table:table-row>
        <table:table-row table:style-name="ro1">
          <table:table-cell office:value-type="string">
            <text:p>PATK</text:p>
          </table:table-cell>
          <table:table-cell office:value-type="string">
            <text:p>Patrick Industries Inc</text:p>
          </table:table-cell>
        </table:table-row>
        <table:table-row table:style-name="ro1">
          <table:table-cell office:value-type="string">
            <text:p>PAVM</text:p>
          </table:table-cell>
          <table:table-cell office:value-type="string">
            <text:p>PAVmed Inc</text:p>
          </table:table-cell>
        </table:table-row>
        <table:table-row table:style-name="ro1">
          <table:table-cell office:value-type="string">
            <text:p>PAWH</text:p>
          </table:table-cell>
          <table:table-cell office:value-type="string">
            <text:p>Pennsylvania Warehousing &amp; Safe Deposit Co.</text:p>
          </table:table-cell>
        </table:table-row>
        <table:table-row table:style-name="ro1">
          <table:table-cell office:value-type="string">
            <text:p>PAYA</text:p>
          </table:table-cell>
          <table:table-cell office:value-type="string">
            <text:p>Paya Holdings Inc</text:p>
          </table:table-cell>
        </table:table-row>
        <table:table-row table:style-name="ro1">
          <table:table-cell office:value-type="string">
            <text:p>PAYC</text:p>
          </table:table-cell>
          <table:table-cell office:value-type="string">
            <text:p>Paycom Software Inc</text:p>
          </table:table-cell>
        </table:table-row>
        <table:table-row table:style-name="ro1">
          <table:table-cell office:value-type="string">
            <text:p>PAYD</text:p>
          </table:table-cell>
          <table:table-cell office:value-type="string">
            <text:p>Paid, Inc.</text:p>
          </table:table-cell>
        </table:table-row>
        <table:table-row table:style-name="ro1">
          <table:table-cell office:value-type="string">
            <text:p>PAYS</text:p>
          </table:table-cell>
          <table:table-cell office:value-type="string">
            <text:p>Paysign Inc</text:p>
          </table:table-cell>
        </table:table-row>
        <table:table-row table:style-name="ro1">
          <table:table-cell office:value-type="string">
            <text:p>PAYX</text:p>
          </table:table-cell>
          <table:table-cell office:value-type="string">
            <text:p>Paychex Inc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rosperity Bancshares Inc</text:p>
          </table:table-cell>
        </table:table-row>
        <table:table-row table:style-name="ro1">
          <table:table-cell office:value-type="string">
            <text:p>PBA</text:p>
          </table:table-cell>
          <table:table-cell office:value-type="string">
            <text:p>Pembina Pipeline Corp</text:p>
          </table:table-cell>
        </table:table-row>
        <table:table-row table:style-name="ro1">
          <table:table-cell office:value-type="string">
            <text:p>PBAM</text:p>
          </table:table-cell>
          <table:table-cell office:value-type="string">
            <text:p>Private Bancorp of America, Inc.</text:p>
          </table:table-cell>
        </table:table-row>
        <table:table-row table:style-name="ro1">
          <table:table-cell office:value-type="string">
            <text:p>PBC</text:p>
          </table:table-cell>
          <table:table-cell office:value-type="string">
            <text:p>Prospect Capital Corp</text:p>
          </table:table-cell>
        </table:table-row>
        <table:table-row table:style-name="ro1">
          <table:table-cell office:value-type="string">
            <text:p>PBCO</text:p>
          </table:table-cell>
          <table:table-cell office:value-type="string">
            <text:p>People's Bank of Commerce (Medford, OR)</text:p>
          </table:table-cell>
        </table:table-row>
        <table:table-row table:style-name="ro1">
          <table:table-cell office:value-type="string">
            <text:p>PBCT</text:p>
          </table:table-cell>
          <table:table-cell office:value-type="string">
            <text:p>People's United Financial Inc</text:p>
          </table:table-cell>
        </table:table-row>
        <table:table-row table:style-name="ro1">
          <table:table-cell office:value-type="string">
            <text:p>PBCTP</text:p>
          </table:table-cell>
          <table:table-cell office:value-type="string">
            <text:p>People's United Financial Inc</text:p>
          </table:table-cell>
        </table:table-row>
        <table:table-row table:style-name="ro1">
          <table:table-cell office:value-type="string">
            <text:p>PBEV</text:p>
          </table:table-cell>
          <table:table-cell office:value-type="string">
            <text:p>Premium Beverage Group, Inc.</text:p>
          </table:table-cell>
        </table:table-row>
        <table:table-row table:style-name="ro1">
          <table:table-cell office:value-type="string">
            <text:p>PBF</text:p>
          </table:table-cell>
          <table:table-cell office:value-type="string">
            <text:p>PBF Energy Inc</text:p>
          </table:table-cell>
        </table:table-row>
        <table:table-row table:style-name="ro1">
          <table:table-cell office:value-type="string">
            <text:p>PBFS</text:p>
          </table:table-cell>
          <table:table-cell office:value-type="string">
            <text:p>Pioneer Bancorp Inc-NY</text:p>
          </table:table-cell>
        </table:table-row>
        <table:table-row table:style-name="ro1">
          <table:table-cell office:value-type="string">
            <text:p>PBFX</text:p>
          </table:table-cell>
          <table:table-cell office:value-type="string">
            <text:p>PBF Logistics LP</text:p>
          </table:table-cell>
        </table:table-row>
        <table:table-row table:style-name="ro1">
          <table:table-cell office:value-type="string">
            <text:p>PBH</text:p>
          </table:table-cell>
          <table:table-cell office:value-type="string">
            <text:p>Prestige Consumer Healthcare Inc</text:p>
          </table:table-cell>
        </table:table-row>
        <table:table-row table:style-name="ro1">
          <table:table-cell office:value-type="string">
            <text:p>PBHC</text:p>
          </table:table-cell>
          <table:table-cell office:value-type="string">
            <text:p>Pathfinder Bancorp Inc</text:p>
          </table:table-cell>
        </table:table-row>
        <table:table-row table:style-name="ro1">
          <table:table-cell office:value-type="string">
            <text:p>PBI</text:p>
          </table:table-cell>
          <table:table-cell office:value-type="string">
            <text:p>Pitney Bowes Inc</text:p>
          </table:table-cell>
        </table:table-row>
        <table:table-row table:style-name="ro1">
          <table:table-cell office:value-type="string">
            <text:p>PBI-B</text:p>
          </table:table-cell>
          <table:table-cell office:value-type="string">
            <text:p>Pitney Bowes Inc</text:p>
          </table:table-cell>
        </table:table-row>
        <table:table-row table:style-name="ro1">
          <table:table-cell office:value-type="string">
            <text:p>PBIO</text:p>
          </table:table-cell>
          <table:table-cell office:value-type="string">
            <text:p>Pressure BioSciences, Inc.</text:p>
          </table:table-cell>
        </table:table-row>
        <table:table-row table:style-name="ro1">
          <table:table-cell office:value-type="string">
            <text:p>PBIP</text:p>
          </table:table-cell>
          <table:table-cell office:value-type="string">
            <text:p>Prudential Bancorp Inc</text:p>
          </table:table-cell>
        </table:table-row>
        <table:table-row table:style-name="ro1">
          <table:table-cell office:value-type="string">
            <text:p>PBKX</text:p>
          </table:table-cell>
          <table:table-cell office:value-type="string">
            <text:p>Partners Bank California</text:p>
          </table:table-cell>
        </table:table-row>
        <table:table-row table:style-name="ro1">
          <table:table-cell office:value-type="string">
            <text:p>PBNC</text:p>
          </table:table-cell>
          <table:table-cell office:value-type="string">
            <text:p>PB Financial Corporation</text:p>
          </table:table-cell>
        </table:table-row>
        <table:table-row table:style-name="ro1">
          <table:table-cell office:value-type="string">
            <text:p>PBPB</text:p>
          </table:table-cell>
          <table:table-cell office:value-type="string">
            <text:p>Potbelly Corp</text:p>
          </table:table-cell>
        </table:table-row>
        <table:table-row table:style-name="ro1">
          <table:table-cell office:value-type="string">
            <text:p>PBR</text:p>
          </table:table-cell>
          <table:table-cell office:value-type="string">
            <text:p>Petroleo Brasileiro SA</text:p>
          </table:table-cell>
        </table:table-row>
        <table:table-row table:style-name="ro1">
          <table:table-cell office:value-type="string">
            <text:p>PBR.A</text:p>
          </table:table-cell>
          <table:table-cell office:value-type="string">
            <text:p>Petroleo Brasileiro SA</text:p>
          </table:table-cell>
        </table:table-row>
        <table:table-row table:style-name="ro1">
          <table:table-cell office:value-type="string">
            <text:p>PBSV</text:p>
          </table:table-cell>
          <table:table-cell office:value-type="string">
            <text:p>Pharma-Bio Serv, Inc.</text:p>
          </table:table-cell>
        </table:table-row>
        <table:table-row table:style-name="ro1">
          <table:table-cell office:value-type="string">
            <text:p>PBT</text:p>
          </table:table-cell>
          <table:table-cell office:value-type="string">
            <text:p>Permian Basin Royalty Trust</text:p>
          </table:table-cell>
        </table:table-row>
        <table:table-row table:style-name="ro1">
          <table:table-cell office:value-type="string">
            <text:p>PBTS</text:p>
          </table:table-cell>
          <table:table-cell office:value-type="string">
            <text:p>Powerbridge Technologies Co Ltd</text:p>
          </table:table-cell>
        </table:table-row>
        <table:table-row table:style-name="ro1">
          <table:table-cell office:value-type="string">
            <text:p>PBYA</text:p>
          </table:table-cell>
          <table:table-cell office:value-type="string">
            <text:p>Probility Media Corp.</text:p>
          </table:table-cell>
        </table:table-row>
        <table:table-row table:style-name="ro1">
          <table:table-cell office:value-type="string">
            <text:p>PBYI</text:p>
          </table:table-cell>
          <table:table-cell office:value-type="string">
            <text:p>Puma Biotechnology Inc</text:p>
          </table:table-cell>
        </table:table-row>
        <table:table-row table:style-name="ro1">
          <table:table-cell office:value-type="string">
            <text:p>PCAR</text:p>
          </table:table-cell>
          <table:table-cell office:value-type="string">
            <text:p>PACCAR Inc</text:p>
          </table:table-cell>
        </table:table-row>
        <table:table-row table:style-name="ro1">
          <table:table-cell office:value-type="string">
            <text:p>PCB</text:p>
          </table:table-cell>
          <table:table-cell office:value-type="string">
            <text:p>PCB Bancorp</text:p>
          </table:table-cell>
        </table:table-row>
        <table:table-row table:style-name="ro1">
          <table:table-cell office:value-type="string">
            <text:p>PCBN</text:p>
          </table:table-cell>
          <table:table-cell office:value-type="string">
            <text:p>Piedmont Community Bank Group, Inc.</text:p>
          </table:table-cell>
        </table:table-row>
        <table:table-row table:style-name="ro1">
          <table:table-cell office:value-type="string">
            <text:p>PCF</text:p>
          </table:table-cell>
          <table:table-cell office:value-type="string">
            <text:p>High Income Securities Fund</text:p>
          </table:table-cell>
        </table:table-row>
        <table:table-row table:style-name="ro1">
          <table:table-cell office:value-type="string">
            <text:p>PCG</text:p>
          </table:table-cell>
          <table:table-cell office:value-type="string">
            <text:p>PG&amp;E Corp</text:p>
          </table:table-cell>
        </table:table-row>
        <table:table-row table:style-name="ro1">
          <table:table-cell office:value-type="string">
            <text:p>PCG-A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-B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-C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-D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-E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-G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-H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-I</text:p>
          </table:table-cell>
          <table:table-cell office:value-type="string">
            <text:p>Pacific Gas &amp; Electric Co</text:p>
          </table:table-cell>
        </table:table-row>
        <table:table-row table:style-name="ro1">
          <table:table-cell office:value-type="string">
            <text:p>PCGR</text:p>
          </table:table-cell>
          <table:table-cell office:value-type="string">
            <text:p>PC Group, Inc.</text:p>
          </table:table-cell>
        </table:table-row>
        <table:table-row table:style-name="ro1">
          <table:table-cell office:value-type="string">
            <text:p>PCH</text:p>
          </table:table-cell>
          <table:table-cell office:value-type="string">
            <text:p>PotlatchDeltic Corp</text:p>
          </table:table-cell>
        </table:table-row>
        <table:table-row table:style-name="ro1">
          <table:table-cell office:value-type="string">
            <text:p>PCHM</text:p>
          </table:table-cell>
          <table:table-cell office:value-type="string">
            <text:p>PharmChem, Inc.</text:p>
          </table:table-cell>
        </table:table-row>
        <table:table-row table:style-name="ro1">
          <table:table-cell office:value-type="string">
            <text:p>PCI</text:p>
          </table:table-cell>
          <table:table-cell office:value-type="string">
            <text:p>PIMCO Dynamic Credit and Mortgage Income Fund</text:p>
          </table:table-cell>
        </table:table-row>
        <table:table-row table:style-name="ro1">
          <table:table-cell office:value-type="string">
            <text:p>PCK</text:p>
          </table:table-cell>
          <table:table-cell office:value-type="string">
            <text:p>PIMCO California Municipal Income Fund II</text:p>
          </table:table-cell>
        </table:table-row>
        <table:table-row table:style-name="ro1">
          <table:table-cell office:value-type="string">
            <text:p>PCLI</text:p>
          </table:table-cell>
          <table:table-cell office:value-type="string">
            <text:p>Protocall Technologies, Inc.</text:p>
          </table:table-cell>
        </table:table-row>
        <table:table-row table:style-name="ro1">
          <table:table-cell office:value-type="string">
            <text:p>PCM</text:p>
          </table:table-cell>
          <table:table-cell office:value-type="string">
            <text:p>PCM Fund Inc</text:p>
          </table:table-cell>
        </table:table-row>
        <table:table-row table:style-name="ro1">
          <table:table-cell office:value-type="string">
            <text:p>PCMC</text:p>
          </table:table-cell>
          <table:table-cell office:value-type="string">
            <text:p>Public Company Management Corp.</text:p>
          </table:table-cell>
        </table:table-row>
        <table:table-row table:style-name="ro1">
          <table:table-cell office:value-type="string">
            <text:p>PCN</text:p>
          </table:table-cell>
          <table:table-cell office:value-type="string">
            <text:p>PIMCO Corporate &amp; Income Strategy Fund</text:p>
          </table:table-cell>
        </table:table-row>
        <table:table-row table:style-name="ro1">
          <table:table-cell office:value-type="string">
            <text:p>PCNT</text:p>
          </table:table-cell>
          <table:table-cell office:value-type="string">
            <text:p>Point of Care Nano-Technology, Inc.</text:p>
          </table:table-cell>
        </table:table-row>
        <table:table-row table:style-name="ro1">
          <table:table-cell office:value-type="string">
            <text:p>PCOA</text:p>
          </table:table-cell>
          <table:table-cell office:value-type="string">
            <text:p>Pendrell Corporation</text:p>
          </table:table-cell>
        </table:table-row>
        <table:table-row table:style-name="ro1">
          <table:table-cell office:value-type="string">
            <text:p>PCOM</text:p>
          </table:table-cell>
          <table:table-cell office:value-type="string">
            <text:p>Points International Ltd</text:p>
          </table:table-cell>
        </table:table-row>
        <table:table-row table:style-name="ro1">
          <table:table-cell office:value-type="string">
            <text:p>PCPJ</text:p>
          </table:table-cell>
          <table:table-cell office:value-type="string">
            <text:p>PaperClip, Inc.</text:p>
          </table:table-cell>
        </table:table-row>
        <table:table-row table:style-name="ro1">
          <table:table-cell office:value-type="string">
            <text:p>PCPZ</text:p>
          </table:table-cell>
          <table:table-cell office:value-type="string">
            <text:p>Leeward Group Holdings Inc. </text:p>
          </table:table-cell>
        </table:table-row>
        <table:table-row table:style-name="ro1">
          <table:table-cell office:value-type="string">
            <text:p>PCQ</text:p>
          </table:table-cell>
          <table:table-cell office:value-type="string">
            <text:p>PIMCO California Municipal Income Fund</text:p>
          </table:table-cell>
        </table:table-row>
        <table:table-row table:style-name="ro1">
          <table:table-cell office:value-type="string">
            <text:p>PCRX</text:p>
          </table:table-cell>
          <table:table-cell office:value-type="string">
            <text:p>Pacira BioSciences Inc</text:p>
          </table:table-cell>
        </table:table-row>
        <table:table-row table:style-name="ro1">
          <table:table-cell office:value-type="string">
            <text:p>PCSB</text:p>
          </table:table-cell>
          <table:table-cell office:value-type="string">
            <text:p>PCSB Financial Corp</text:p>
          </table:table-cell>
        </table:table-row>
        <table:table-row table:style-name="ro1">
          <table:table-cell office:value-type="string">
            <text:p>PCSO</text:p>
          </table:table-cell>
          <table:table-cell office:value-type="string">
            <text:p>Protective Capital Structures Corp.</text:p>
          </table:table-cell>
        </table:table-row>
        <table:table-row table:style-name="ro1">
          <table:table-cell office:value-type="string">
            <text:p>PCSV</text:p>
          </table:table-cell>
          <table:table-cell office:value-type="string">
            <text:p>PCS Edventures!.com, Inc.</text:p>
          </table:table-cell>
        </table:table-row>
        <table:table-row table:style-name="ro1">
          <table:table-cell office:value-type="string">
            <text:p>PCTI</text:p>
          </table:table-cell>
          <table:table-cell office:value-type="string">
            <text:p>PC-Tel Inc</text:p>
          </table:table-cell>
        </table:table-row>
        <table:table-row table:style-name="ro1">
          <table:table-cell office:value-type="string">
            <text:p>PCTL</text:p>
          </table:table-cell>
          <table:table-cell office:value-type="string">
            <text:p>PCT Ltd.</text:p>
          </table:table-cell>
        </table:table-row>
        <table:table-row table:style-name="ro1">
          <table:table-cell office:value-type="string">
            <text:p>PCTY</text:p>
          </table:table-cell>
          <table:table-cell office:value-type="string">
            <text:p>Paylocity Holding Corp</text:p>
          </table:table-cell>
        </table:table-row>
        <table:table-row table:style-name="ro1">
          <table:table-cell office:value-type="string">
            <text:p>PCTZF</text:p>
          </table:table-cell>
          <table:table-cell office:value-type="string">
            <text:p>Bravern Ventures Ltd</text:p>
          </table:table-cell>
        </table:table-row>
        <table:table-row table:style-name="ro1">
          <table:table-cell office:value-type="string">
            <text:p>PCYG</text:p>
          </table:table-cell>
          <table:table-cell office:value-type="string">
            <text:p>Park City Group Inc</text:p>
          </table:table-cell>
        </table:table-row>
        <table:table-row table:style-name="ro1">
          <table:table-cell office:value-type="string">
            <text:p>PCYN</text:p>
          </table:table-cell>
          <table:table-cell office:value-type="string">
            <text:p>Procyon Corp.</text:p>
          </table:table-cell>
        </table:table-row>
        <table:table-row table:style-name="ro1">
          <table:table-cell office:value-type="string">
            <text:p>PCYO</text:p>
          </table:table-cell>
          <table:table-cell office:value-type="string">
            <text:p>Pure Cycle Corp</text:p>
          </table:table-cell>
        </table:table-row>
        <table:table-row table:style-name="ro1">
          <table:table-cell office:value-type="string">
            <text:p>PCYS</text:p>
          </table:table-cell>
          <table:table-cell office:value-type="string">
            <text:p>PrimeCare Systems, Inc.</text:p>
          </table:table-cell>
        </table:table-row>
        <table:table-row table:style-name="ro1">
          <table:table-cell office:value-type="string">
            <text:p>PD</text:p>
          </table:table-cell>
          <table:table-cell office:value-type="string">
            <text:p>Pagerduty Inc</text:p>
          </table:table-cell>
        </table:table-row>
        <table:table-row table:style-name="ro1">
          <table:table-cell office:value-type="string">
            <text:p>PDAC</text:p>
          </table:table-cell>
          <table:table-cell office:value-type="string">
            <text:p>Peridot Acquisition Corp</text:p>
          </table:table-cell>
        </table:table-row>
        <table:table-row table:style-name="ro1">
          <table:table-cell office:value-type="string">
            <text:p>PDCE</text:p>
          </table:table-cell>
          <table:table-cell office:value-type="string">
            <text:p>PDC Energy Inc</text:p>
          </table:table-cell>
        </table:table-row>
        <table:table-row table:style-name="ro1">
          <table:table-cell office:value-type="string">
            <text:p>PDCO</text:p>
          </table:table-cell>
          <table:table-cell office:value-type="string">
            <text:p>Patterson Cos Inc</text:p>
          </table:table-cell>
        </table:table-row>
        <table:table-row table:style-name="ro1">
          <table:table-cell office:value-type="string">
            <text:p>PDD</text:p>
          </table:table-cell>
          <table:table-cell office:value-type="string">
            <text:p>Pinduoduo Inc</text:p>
          </table:table-cell>
        </table:table-row>
        <table:table-row table:style-name="ro1">
          <table:table-cell office:value-type="string">
            <text:p>PDER</text:p>
          </table:table-cell>
          <table:table-cell office:value-type="string">
            <text:p>Pardee Resources Co.</text:p>
          </table:table-cell>
        </table:table-row>
        <table:table-row table:style-name="ro1">
          <table:table-cell office:value-type="string">
            <text:p>PDEX</text:p>
          </table:table-cell>
          <table:table-cell office:value-type="string">
            <text:p>Pro-Dex Inc</text:p>
          </table:table-cell>
        </table:table-row>
        <table:table-row table:style-name="ro1">
          <table:table-cell office:value-type="string">
            <text:p>PDFS</text:p>
          </table:table-cell>
          <table:table-cell office:value-type="string">
            <text:p>PDF Solutions Inc</text:p>
          </table:table-cell>
        </table:table-row>
        <table:table-row table:style-name="ro1">
          <table:table-cell office:value-type="string">
            <text:p>PDGO</text:p>
          </table:table-cell>
          <table:table-cell office:value-type="string">
            <text:p>Paradigm Oil and Gas, Inc.</text:p>
          </table:table-cell>
        </table:table-row>
        <table:table-row table:style-name="ro1">
          <table:table-cell office:value-type="string">
            <text:p>PDI</text:p>
          </table:table-cell>
          <table:table-cell office:value-type="string">
            <text:p>Pimco Dynamic Income Fund</text:p>
          </table:table-cell>
        </table:table-row>
        <table:table-row table:style-name="ro1">
          <table:table-cell office:value-type="string">
            <text:p>PDIV</text:p>
          </table:table-cell>
          <table:table-cell office:value-type="string">
            <text:p>Premier Development &amp; Investment, Inc.</text:p>
          </table:table-cell>
        </table:table-row>
        <table:table-row table:style-name="ro1">
          <table:table-cell office:value-type="string">
            <text:p>PDLB</text:p>
          </table:table-cell>
          <table:table-cell office:value-type="string">
            <text:p>PDL Community Bancorp</text:p>
          </table:table-cell>
        </table:table-row>
        <table:table-row table:style-name="ro1">
          <table:table-cell office:value-type="string">
            <text:p>PDLI</text:p>
          </table:table-cell>
          <table:table-cell office:value-type="string">
            <text:p>PDL BioPharma Inc</text:p>
          </table:table-cell>
        </table:table-row>
        <table:table-row table:style-name="ro1">
          <table:table-cell office:value-type="string">
            <text:p>PDM</text:p>
          </table:table-cell>
          <table:table-cell office:value-type="string">
            <text:p>Piedmont Office Realty Trust Inc</text:p>
          </table:table-cell>
        </table:table-row>
        <table:table-row table:style-name="ro1">
          <table:table-cell office:value-type="string">
            <text:p>PDMI</text:p>
          </table:table-cell>
          <table:table-cell office:value-type="string">
            <text:p>Paradigm Medical Industries, Inc.</text:p>
          </table:table-cell>
        </table:table-row>
        <table:table-row table:style-name="ro1">
          <table:table-cell office:value-type="string">
            <text:p>PDNLA</text:p>
          </table:table-cell>
          <table:table-cell office:value-type="string">
            <text:p>Presidential Realty Corp.</text:p>
          </table:table-cell>
        </table:table-row>
        <table:table-row table:style-name="ro1">
          <table:table-cell office:value-type="string">
            <text:p>PDNLB</text:p>
          </table:table-cell>
          <table:table-cell office:value-type="string">
            <text:p>Presidential Realty Corp.</text:p>
          </table:table-cell>
        </table:table-row>
        <table:table-row table:style-name="ro1">
          <table:table-cell office:value-type="string">
            <text:p>PDOS</text:p>
          </table:table-cell>
          <table:table-cell office:value-type="string">
            <text:p>Platinum Studios, Inc.</text:p>
          </table:table-cell>
        </table:table-row>
        <table:table-row table:style-name="ro1">
          <table:table-cell office:value-type="string">
            <text:p>PDPR</text:p>
          </table:table-cell>
          <table:table-cell office:value-type="string">
            <text:p>Marathon Group Corp.</text:p>
          </table:table-cell>
        </table:table-row>
        <table:table-row table:style-name="ro1">
          <table:table-cell office:value-type="string">
            <text:p>PDRB</text:p>
          </table:table-cell>
          <table:table-cell office:value-type="string">
            <text:p>Pandora Bancshares Inc.</text:p>
          </table:table-cell>
        </table:table-row>
        <table:table-row table:style-name="ro1">
          <table:table-cell office:value-type="string">
            <text:p>PDRX</text:p>
          </table:table-cell>
          <table:table-cell office:value-type="string">
            <text:p>PD-RX Pharmaceuticals, Inc.</text:p>
          </table:table-cell>
        </table:table-row>
        <table:table-row table:style-name="ro1">
          <table:table-cell office:value-type="string">
            <text:p>PDS</text:p>
          </table:table-cell>
          <table:table-cell office:value-type="string">
            <text:p>Precision Drilling Corp</text:p>
          </table:table-cell>
        </table:table-row>
        <table:table-row table:style-name="ro1">
          <table:table-cell office:value-type="string">
            <text:p>PDSB</text:p>
          </table:table-cell>
          <table:table-cell office:value-type="string">
            <text:p>PDS Biotechnology Corp</text:p>
          </table:table-cell>
        </table:table-row>
        <table:table-row table:style-name="ro1">
          <table:table-cell office:value-type="string">
            <text:p>PDT</text:p>
          </table:table-cell>
          <table:table-cell office:value-type="string">
            <text:p>John Hancock Premium Dividend Fund</text:p>
          </table:table-cell>
        </table:table-row>
        <table:table-row table:style-name="ro1">
          <table:table-cell office:value-type="string">
            <text:p>PDXP</text:p>
          </table:table-cell>
          <table:table-cell office:value-type="string">
            <text:p>PDX Partners, Inc.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arsley Energy Inc</text:p>
          </table:table-cell>
        </table:table-row>
        <table:table-row table:style-name="ro1">
          <table:table-cell office:value-type="string">
            <text:p>PEAK</text:p>
          </table:table-cell>
          <table:table-cell office:value-type="string">
            <text:p>Healthpeak Properties Inc</text:p>
          </table:table-cell>
        </table:table-row>
        <table:table-row table:style-name="ro1">
          <table:table-cell office:value-type="string">
            <text:p>PEB</text:p>
          </table:table-cell>
          <table:table-cell office:value-type="string">
            <text:p>Pebblebrook Hotel Trust</text:p>
          </table:table-cell>
        </table:table-row>
        <table:table-row table:style-name="ro1">
          <table:table-cell office:value-type="string">
            <text:p>PEB-C</text:p>
          </table:table-cell>
          <table:table-cell office:value-type="string">
            <text:p>Pebblebrook Hotel Trust</text:p>
          </table:table-cell>
        </table:table-row>
        <table:table-row table:style-name="ro1">
          <table:table-cell office:value-type="string">
            <text:p>PEB-D</text:p>
          </table:table-cell>
          <table:table-cell office:value-type="string">
            <text:p>Pebblebrook Hotel Trust</text:p>
          </table:table-cell>
        </table:table-row>
        <table:table-row table:style-name="ro1">
          <table:table-cell office:value-type="string">
            <text:p>PEB-E</text:p>
          </table:table-cell>
          <table:table-cell office:value-type="string">
            <text:p>Pebblebrook Hotel Trust</text:p>
          </table:table-cell>
        </table:table-row>
        <table:table-row table:style-name="ro1">
          <table:table-cell office:value-type="string">
            <text:p>PEB-F</text:p>
          </table:table-cell>
          <table:table-cell office:value-type="string">
            <text:p>Pebblebrook Hotel Trust</text:p>
          </table:table-cell>
        </table:table-row>
        <table:table-row table:style-name="ro1">
          <table:table-cell office:value-type="string">
            <text:p>PEBK</text:p>
          </table:table-cell>
          <table:table-cell office:value-type="string">
            <text:p>Peoples Bancorp of North Carolina Inc</text:p>
          </table:table-cell>
        </table:table-row>
        <table:table-row table:style-name="ro1">
          <table:table-cell office:value-type="string">
            <text:p>PEBO</text:p>
          </table:table-cell>
          <table:table-cell office:value-type="string">
            <text:p>Peoples Bancorp Inc-OH</text:p>
          </table:table-cell>
        </table:table-row>
        <table:table-row table:style-name="ro1">
          <table:table-cell office:value-type="string">
            <text:p>PECD</text:p>
          </table:table-cell>
          <table:table-cell office:value-type="string">
            <text:p>Pet Ecology Brands, Inc.</text:p>
          </table:table-cell>
        </table:table-row>
        <table:table-row table:style-name="ro1">
          <table:table-cell office:value-type="string">
            <text:p>PECK</text:p>
          </table:table-cell>
          <table:table-cell office:value-type="string">
            <text:p>Peck Co Holdings Inc-The</text:p>
          </table:table-cell>
        </table:table-row>
        <table:table-row table:style-name="ro1">
          <table:table-cell office:value-type="string">
            <text:p>PECKW</text:p>
          </table:table-cell>
          <table:table-cell office:value-type="string">
            <text:p>The Peck Company Holdings, Inc.</text:p>
          </table:table-cell>
        </table:table-row>
        <table:table-row table:style-name="ro1">
          <table:table-cell office:value-type="string">
            <text:p>PED</text:p>
          </table:table-cell>
          <table:table-cell office:value-type="string">
            <text:p>PEDEVCO Corp</text:p>
          </table:table-cell>
        </table:table-row>
        <table:table-row table:style-name="ro1">
          <table:table-cell office:value-type="string">
            <text:p>PEDH</text:p>
          </table:table-cell>
          <table:table-cell office:value-type="string">
            <text:p>Peoples Educational Holdings, Inc.</text:p>
          </table:table-cell>
        </table:table-row>
        <table:table-row table:style-name="ro1">
          <table:table-cell office:value-type="string">
            <text:p>PEER</text:p>
          </table:table-cell>
          <table:table-cell office:value-type="string">
            <text:p>PeerStream, Inc.</text:p>
          </table:table-cell>
        </table:table-row>
        <table:table-row table:style-name="ro1">
          <table:table-cell office:value-type="string">
            <text:p>PEG</text:p>
          </table:table-cell>
          <table:table-cell office:value-type="string">
            <text:p>Public Service Enterprise Group Inc</text:p>
          </table:table-cell>
        </table:table-row>
        <table:table-row table:style-name="ro1">
          <table:table-cell office:value-type="string">
            <text:p>PEGA</text:p>
          </table:table-cell>
          <table:table-cell office:value-type="string">
            <text:p>Pegasystems Inc</text:p>
          </table:table-cell>
        </table:table-row>
        <table:table-row table:style-name="ro1">
          <table:table-cell office:value-type="string">
            <text:p>PEGX</text:p>
          </table:table-cell>
          <table:table-cell office:value-type="string">
            <text:p>The Pegasus Companies, Incorporated</text:p>
          </table:table-cell>
        </table:table-row>
        <table:table-row table:style-name="ro1">
          <table:table-cell office:value-type="string">
            <text:p>PEI</text:p>
          </table:table-cell>
          <table:table-cell office:value-type="string">
            <text:p>Pennsylvania Real Estate Investment Trust</text:p>
          </table:table-cell>
        </table:table-row>
        <table:table-row table:style-name="ro1">
          <table:table-cell office:value-type="string">
            <text:p>PEI-B</text:p>
          </table:table-cell>
          <table:table-cell office:value-type="string">
            <text:p>Pennsylvania Real Estate Investment Trust</text:p>
          </table:table-cell>
        </table:table-row>
        <table:table-row table:style-name="ro1">
          <table:table-cell office:value-type="string">
            <text:p>PEI-C</text:p>
          </table:table-cell>
          <table:table-cell office:value-type="string">
            <text:p>Pennsylvania Real Estate Investment Trust</text:p>
          </table:table-cell>
        </table:table-row>
        <table:table-row table:style-name="ro1">
          <table:table-cell office:value-type="string">
            <text:p>PEI-D</text:p>
          </table:table-cell>
          <table:table-cell office:value-type="string">
            <text:p>Pennsylvania Real Estate Investment Trust</text:p>
          </table:table-cell>
        </table:table-row>
        <table:table-row table:style-name="ro1">
          <table:table-cell office:value-type="string">
            <text:p>PEIW</text:p>
          </table:table-cell>
          <table:table-cell office:value-type="string">
            <text:p>PEI Worldwide Holdings, Inc.</text:p>
          </table:table-cell>
        </table:table-row>
        <table:table-row table:style-name="ro1">
          <table:table-cell office:value-type="string">
            <text:p>PEIX</text:p>
          </table:table-cell>
          <table:table-cell office:value-type="string">
            <text:p>Pacific Ethanol Inc</text:p>
          </table:table-cell>
        </table:table-row>
        <table:table-row table:style-name="ro1">
          <table:table-cell office:value-type="string">
            <text:p>PEMC</text:p>
          </table:table-cell>
          <table:table-cell office:value-type="string">
            <text:p>Pacific Energy &amp; Mining Co.</text:p>
          </table:table-cell>
        </table:table-row>
        <table:table-row table:style-name="ro1">
          <table:table-cell office:value-type="string">
            <text:p>PEN</text:p>
          </table:table-cell>
          <table:table-cell office:value-type="string">
            <text:p>Penumbra Inc</text:p>
          </table:table-cell>
        </table:table-row>
        <table:table-row table:style-name="ro1">
          <table:table-cell office:value-type="string">
            <text:p>PENN</text:p>
          </table:table-cell>
          <table:table-cell office:value-type="string">
            <text:p>Penn National Gaming Inc</text:p>
          </table:table-cell>
        </table:table-row>
        <table:table-row table:style-name="ro1">
          <table:table-cell office:value-type="string">
            <text:p>PEO</text:p>
          </table:table-cell>
          <table:table-cell office:value-type="string">
            <text:p>Adams Natural Resources Fund Inc</text:p>
          </table:table-cell>
        </table:table-row>
        <table:table-row table:style-name="ro1">
          <table:table-cell office:value-type="string">
            <text:p>PEP</text:p>
          </table:table-cell>
          <table:table-cell office:value-type="string">
            <text:p>PepsiCo Inc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string">
            <text:p>SandRidge Permian Trust</text:p>
          </table:table-cell>
        </table:table-row>
        <table:table-row table:style-name="ro1">
          <table:table-cell office:value-type="string">
            <text:p>PERI</text:p>
          </table:table-cell>
          <table:table-cell office:value-type="string">
            <text:p>Perion Network Ltd</text:p>
          </table:table-cell>
        </table:table-row>
        <table:table-row table:style-name="ro1">
          <table:table-cell office:value-type="string">
            <text:p>PERL</text:p>
          </table:table-cell>
          <table:table-cell office:value-type="string">
            <text:p>Perla Group International, Inc.</text:p>
          </table:table-cell>
        </table:table-row>
        <table:table-row table:style-name="ro1">
          <table:table-cell office:value-type="string">
            <text:p>PERT</text:p>
          </table:table-cell>
          <table:table-cell office:value-type="string">
            <text:p>Permanent Technologies, Inc.</text:p>
          </table:table-cell>
        </table:table-row>
        <table:table-row table:style-name="ro1">
          <table:table-cell office:value-type="string">
            <text:p>PESI</text:p>
          </table:table-cell>
          <table:table-cell office:value-type="string">
            <text:p>Perma-Fix Environmental Services</text:p>
          </table:table-cell>
        </table:table-row>
        <table:table-row table:style-name="ro1">
          <table:table-cell office:value-type="string">
            <text:p>PESXQ</text:p>
          </table:table-cell>
          <table:table-cell office:value-type="string">
            <text:p>Pioneer Energy Services Corp.</text:p>
          </table:table-cell>
        </table:table-row>
        <table:table-row table:style-name="ro1">
          <table:table-cell office:value-type="string">
            <text:p>PETQ</text:p>
          </table:table-cell>
          <table:table-cell office:value-type="string">
            <text:p>PetIQ Inc</text:p>
          </table:table-cell>
        </table:table-row>
        <table:table-row table:style-name="ro1">
          <table:table-cell office:value-type="string">
            <text:p>PETS</text:p>
          </table:table-cell>
          <table:table-cell office:value-type="string">
            <text:p>PetMed Express Inc</text:p>
          </table:table-cell>
        </table:table-row>
        <table:table-row table:style-name="ro1">
          <table:table-cell office:value-type="string">
            <text:p>PETV</text:p>
          </table:table-cell>
          <table:table-cell office:value-type="string">
            <text:p>PetVivo Holdings Inc.</text:p>
          </table:table-cell>
        </table:table-row>
        <table:table-row table:style-name="ro1">
          <table:table-cell office:value-type="string">
            <text:p>PETZ</text:p>
          </table:table-cell>
          <table:table-cell office:value-type="string">
            <text:p>TDH Holdings Inc</text:p>
          </table:table-cell>
        </table:table-row>
        <table:table-row table:style-name="ro1">
          <table:table-cell office:value-type="string">
            <text:p>PEYE</text:p>
          </table:table-cell>
          <table:table-cell office:value-type="string">
            <text:p>Precision Optics Corp, Inc.</text:p>
          </table:table-cell>
        </table:table-row>
        <table:table-row table:style-name="ro1">
          <table:table-cell office:value-type="string">
            <text:p>PFBC</text:p>
          </table:table-cell>
          <table:table-cell office:value-type="string">
            <text:p>Preferred Bank-Los Angeles CA</text:p>
          </table:table-cell>
        </table:table-row>
        <table:table-row table:style-name="ro1">
          <table:table-cell office:value-type="string">
            <text:p>PFBI</text:p>
          </table:table-cell>
          <table:table-cell office:value-type="string">
            <text:p>Premier Financial Bancorp Inc</text:p>
          </table:table-cell>
        </table:table-row>
        <table:table-row table:style-name="ro1">
          <table:table-cell office:value-type="string">
            <text:p>PFBN</text:p>
          </table:table-cell>
          <table:table-cell office:value-type="string">
            <text:p>Pacific Alliance Bank (CA)</text:p>
          </table:table-cell>
        </table:table-row>
        <table:table-row table:style-name="ro1">
          <table:table-cell office:value-type="string">
            <text:p>PFBX</text:p>
          </table:table-cell>
          <table:table-cell office:value-type="string">
            <text:p>Peoples Financial Corp.</text:p>
          </table:table-cell>
        </table:table-row>
        <table:table-row table:style-name="ro1">
          <table:table-cell office:value-type="string">
            <text:p>PFC</text:p>
          </table:table-cell>
          <table:table-cell office:value-type="string">
            <text:p>Premier Financial Corp.</text:p>
          </table:table-cell>
        </table:table-row>
        <table:table-row table:style-name="ro1">
          <table:table-cell office:value-type="string">
            <text:p>PFD</text:p>
          </table:table-cell>
          <table:table-cell office:value-type="string">
            <text:p>Flaherty &amp; Crumrine Preferred &amp; Income Fund Inc</text:p>
          </table:table-cell>
        </table:table-row>
        <table:table-row table:style-name="ro1">
          <table:table-cell office:value-type="string">
            <text:p>PFE</text:p>
          </table:table-cell>
          <table:table-cell office:value-type="string">
            <text:p>Pfizer Inc</text:p>
          </table:table-cell>
        </table:table-row>
        <table:table-row table:style-name="ro1">
          <table:table-cell office:value-type="string">
            <text:p>PFFL</text:p>
          </table:table-cell>
          <table:table-cell office:value-type="string">
            <text:p>ETRACS Monthly Pay 2xLeveraged Preferred Stock ETN</text:p>
          </table:table-cell>
        </table:table-row>
        <table:table-row table:style-name="ro1">
          <table:table-cell office:value-type="string">
            <text:p>PFG</text:p>
          </table:table-cell>
          <table:table-cell office:value-type="string">
            <text:p>Principal Financial Group Inc</text:p>
          </table:table-cell>
        </table:table-row>
        <table:table-row table:style-name="ro1">
          <table:table-cell office:value-type="string">
            <text:p>PFGC</text:p>
          </table:table-cell>
          <table:table-cell office:value-type="string">
            <text:p>Performance Food Group Co</text:p>
          </table:table-cell>
        </table:table-row>
        <table:table-row table:style-name="ro1">
          <table:table-cell office:value-type="string">
            <text:p>PFH</text:p>
          </table:table-cell>
          <table:table-cell office:value-type="string">
            <text:p>Cabco Trust for JCPenney Debentures</text:p>
          </table:table-cell>
        </table:table-row>
        <table:table-row table:style-name="ro1">
          <table:table-cell office:value-type="string">
            <text:p>PFHD</text:p>
          </table:table-cell>
          <table:table-cell office:value-type="string">
            <text:p>Professional Holding Corp</text:p>
          </table:table-cell>
        </table:table-row>
        <table:table-row table:style-name="ro1">
          <table:table-cell office:value-type="string">
            <text:p>PFHO</text:p>
          </table:table-cell>
          <table:table-cell office:value-type="string">
            <text:p>Pacific Health Care Organization, Inc.</text:p>
          </table:table-cell>
        </table:table-row>
        <table:table-row table:style-name="ro1">
          <table:table-cell office:value-type="string">
            <text:p>PFIE</text:p>
          </table:table-cell>
          <table:table-cell office:value-type="string">
            <text:p>Profire Energy Inc</text:p>
          </table:table-cell>
        </table:table-row>
        <table:table-row table:style-name="ro1">
          <table:table-cell office:value-type="string">
            <text:p>PFIN</text:p>
          </table:table-cell>
          <table:table-cell office:value-type="string">
            <text:p>P&amp;F Industries Inc</text:p>
          </table:table-cell>
        </table:table-row>
        <table:table-row table:style-name="ro1">
          <table:table-cell office:value-type="string">
            <text:p>PFIS</text:p>
          </table:table-cell>
          <table:table-cell office:value-type="string">
            <text:p>Peoples Financial Services Corp</text:p>
          </table:table-cell>
        </table:table-row>
        <table:table-row table:style-name="ro1">
          <table:table-cell office:value-type="string">
            <text:p>PFL</text:p>
          </table:table-cell>
          <table:table-cell office:value-type="string">
            <text:p>PIMCO Income Strategy Fund</text:p>
          </table:table-cell>
        </table:table-row>
        <table:table-row table:style-name="ro1">
          <table:table-cell office:value-type="string">
            <text:p>PFLC</text:p>
          </table:table-cell>
          <table:table-cell office:value-type="string">
            <text:p>Pacific Financial Corp.</text:p>
          </table:table-cell>
        </table:table-row>
        <table:table-row table:style-name="ro1">
          <table:table-cell office:value-type="string">
            <text:p>PFLT</text:p>
          </table:table-cell>
          <table:table-cell office:value-type="string">
            <text:p>PennantPark Floating Rate Capital Ltd</text:p>
          </table:table-cell>
        </table:table-row>
        <table:table-row table:style-name="ro1">
          <table:table-cell office:value-type="string">
            <text:p>PFMS</text:p>
          </table:table-cell>
          <table:table-cell office:value-type="string">
            <text:p>PaperFree Medical Solutions, Inc.</text:p>
          </table:table-cell>
        </table:table-row>
        <table:table-row table:style-name="ro1">
          <table:table-cell office:value-type="string">
            <text:p>PFMT</text:p>
          </table:table-cell>
          <table:table-cell office:value-type="string">
            <text:p>Performant Financial Corp</text:p>
          </table:table-cell>
        </table:table-row>
        <table:table-row table:style-name="ro1">
          <table:table-cell office:value-type="string">
            <text:p>PFN</text:p>
          </table:table-cell>
          <table:table-cell office:value-type="string">
            <text:p>PIMCO Income Strategy Fund II</text:p>
          </table:table-cell>
        </table:table-row>
        <table:table-row table:style-name="ro1">
          <table:table-cell office:value-type="string">
            <text:p>PFND</text:p>
          </table:table-cell>
          <table:table-cell office:value-type="string">
            <text:p>Pathfinder Cell Therapy, Inc.</text:p>
          </table:table-cell>
        </table:table-row>
        <table:table-row table:style-name="ro1">
          <table:table-cell office:value-type="string">
            <text:p>PFNL</text:p>
          </table:table-cell>
          <table:table-cell office:value-type="string">
            <text:p>Plymouth Financial Corp.</text:p>
          </table:table-cell>
        </table:table-row>
        <table:table-row table:style-name="ro1">
          <table:table-cell office:value-type="string">
            <text:p>PFNO</text:p>
          </table:table-cell>
          <table:table-cell office:value-type="string">
            <text:p>ParaFin Corp.</text:p>
          </table:table-cell>
        </table:table-row>
        <table:table-row table:style-name="ro1">
          <table:table-cell office:value-type="string">
            <text:p>PFNX</text:p>
          </table:table-cell>
          <table:table-cell office:value-type="string">
            <text:p>Pfenex Inc</text:p>
          </table:table-cell>
        </table:table-row>
        <table:table-row table:style-name="ro1">
          <table:table-cell office:value-type="string">
            <text:p>PFO</text:p>
          </table:table-cell>
          <table:table-cell office:value-type="string">
            <text:p>Flaherty &amp; Crumrine Preferred &amp; Income Opportunity Fund Inc</text:p>
          </table:table-cell>
        </table:table-row>
        <table:table-row table:style-name="ro1">
          <table:table-cell office:value-type="string">
            <text:p>PFOH</text:p>
          </table:table-cell>
          <table:table-cell office:value-type="string">
            <text:p>Perpetual Federal Savings Bank</text:p>
          </table:table-cell>
        </table:table-row>
        <table:table-row table:style-name="ro1">
          <table:table-cell office:value-type="string">
            <text:p>PFPT</text:p>
          </table:table-cell>
          <table:table-cell office:value-type="string">
            <text:p>Proofpoint Inc</text:p>
          </table:table-cell>
        </table:table-row>
        <table:table-row table:style-name="ro1">
          <table:table-cell office:value-type="string">
            <text:p>PFS</text:p>
          </table:table-cell>
          <table:table-cell office:value-type="string">
            <text:p>Provident Financial Services Inc</text:p>
          </table:table-cell>
        </table:table-row>
        <table:table-row table:style-name="ro1">
          <table:table-cell office:value-type="string">
            <text:p>PFSI</text:p>
          </table:table-cell>
          <table:table-cell office:value-type="string">
            <text:p>PennyMac Financial Services Inc</text:p>
          </table:table-cell>
        </table:table-row>
        <table:table-row table:style-name="ro1">
          <table:table-cell office:value-type="string">
            <text:p>PFSW</text:p>
          </table:table-cell>
          <table:table-cell office:value-type="string">
            <text:p>PFSweb Inc</text:p>
          </table:table-cell>
        </table:table-row>
        <table:table-row table:style-name="ro1">
          <table:table-cell office:value-type="string">
            <text:p>PFTI</text:p>
          </table:table-cell>
          <table:table-cell office:value-type="string">
            <text:p>puraDYN Filter Technologies, Inc.</text:p>
          </table:table-cell>
        </table:table-row>
        <table:table-row table:style-name="ro1">
          <table:table-cell office:value-type="string">
            <text:p>PFWIQ</text:p>
          </table:table-cell>
          <table:table-cell office:value-type="string">
            <text:p>Petrone Worldwide, Inc.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rocter &amp; Gamble Co-The</text:p>
          </table:table-cell>
        </table:table-row>
        <table:table-row table:style-name="ro1">
          <table:table-cell office:value-type="string">
            <text:p>PGC</text:p>
          </table:table-cell>
          <table:table-cell office:value-type="string">
            <text:p>Peapack Gladstone Financial Corp</text:p>
          </table:table-cell>
        </table:table-row>
        <table:table-row table:style-name="ro1">
          <table:table-cell office:value-type="string">
            <text:p>PGEC</text:p>
          </table:table-cell>
          <table:table-cell office:value-type="string">
            <text:p>Prestige Capital Corp.</text:p>
          </table:table-cell>
        </table:table-row>
        <table:table-row table:style-name="ro1">
          <table:table-cell office:value-type="string">
            <text:p>PGEN</text:p>
          </table:table-cell>
          <table:table-cell office:value-type="string">
            <text:p>Precigen Inc</text:p>
          </table:table-cell>
        </table:table-row>
        <table:table-row table:style-name="ro1">
          <table:table-cell office:value-type="string">
            <text:p>PGID</text:p>
          </table:table-cell>
          <table:table-cell office:value-type="string">
            <text:p>Peregrine Industries, Inc.</text:p>
          </table:table-cell>
        </table:table-row>
        <table:table-row table:style-name="ro1">
          <table:table-cell office:value-type="string">
            <text:p>PGIE</text:p>
          </table:table-cell>
          <table:table-cell office:value-type="string">
            <text:p>PGI Energy, Inc.</text:p>
          </table:table-cell>
        </table:table-row>
        <table:table-row table:style-name="ro1">
          <table:table-cell office:value-type="string">
            <text:p>PGLO</text:p>
          </table:table-cell>
          <table:table-cell office:value-type="string">
            <text:p>Pan Global Corp.</text:p>
          </table:table-cell>
        </table:table-row>
        <table:table-row table:style-name="ro1">
          <table:table-cell office:value-type="string">
            <text:p>PGM</text:p>
          </table:table-cell>
          <table:table-cell office:value-type="string">
            <text:p>iPath Series B Bloomberg Platinum Subindex Total Return ETN</text:p>
          </table:table-cell>
        </table:table-row>
        <table:table-row table:style-name="ro1">
          <table:table-cell office:value-type="string">
            <text:p>PGNE</text:p>
          </table:table-cell>
          <table:table-cell office:value-type="string">
            <text:p>Primegen Energy Corp.</text:p>
          </table:table-cell>
        </table:table-row>
        <table:table-row table:style-name="ro1">
          <table:table-cell office:value-type="string">
            <text:p>PGNN</text:p>
          </table:table-cell>
          <table:table-cell office:value-type="string">
            <text:p>Paragon Financial Solutions, Inc. (TN)</text:p>
          </table:table-cell>
        </table:table-row>
        <table:table-row table:style-name="ro1">
          <table:table-cell office:value-type="string">
            <text:p>PGNX</text:p>
          </table:table-cell>
          <table:table-cell office:value-type="string">
            <text:p>Progenics Pharmaceuticals Inc</text:p>
          </table:table-cell>
        </table:table-row>
        <table:table-row table:style-name="ro1">
          <table:table-cell office:value-type="string">
            <text:p>PGNY</text:p>
          </table:table-cell>
          <table:table-cell office:value-type="string">
            <text:p>Progyny Inc</text:p>
          </table:table-cell>
        </table:table-row>
        <table:table-row table:style-name="ro1">
          <table:table-cell office:value-type="string">
            <text:p>PGOG</text:p>
          </table:table-cell>
          <table:table-cell office:value-type="string">
            <text:p>PERF Go-Green Holdings, Inc.</text:p>
          </table:table-cell>
        </table:table-row>
        <table:table-row table:style-name="ro1">
          <table:table-cell office:value-type="string">
            <text:p>PGOL</text:p>
          </table:table-cell>
          <table:table-cell office:value-type="string">
            <text:p>Patriot Gold Corp.</text:p>
          </table:table-cell>
        </table:table-row>
        <table:table-row table:style-name="ro1">
          <table:table-cell office:value-type="string">
            <text:p>PGP</text:p>
          </table:table-cell>
          <table:table-cell office:value-type="string">
            <text:p>PIMCO Global StocksPLUS &amp; Income Fund</text:p>
          </table:table-cell>
        </table:table-row>
        <table:table-row table:style-name="ro1">
          <table:table-cell office:value-type="string">
            <text:p>PGPM</text:p>
          </table:table-cell>
          <table:table-cell office:value-type="string">
            <text:p>Pilgrim Petroleum Corp.</text:p>
          </table:table-cell>
        </table:table-row>
        <table:table-row table:style-name="ro1">
          <table:table-cell office:value-type="string">
            <text:p>PGQWF</text:p>
          </table:table-cell>
          <table:table-cell office:value-type="string">
            <text:p>1-Page Ltd.</text:p>
          </table:table-cell>
        </table:table-row>
        <table:table-row table:style-name="ro1">
          <table:table-cell office:value-type="string">
            <text:p>PGR</text:p>
          </table:table-cell>
          <table:table-cell office:value-type="string">
            <text:p>Progressive Corp-The</text:p>
          </table:table-cell>
        </table:table-row>
        <table:table-row table:style-name="ro1">
          <table:table-cell office:value-type="string">
            <text:p>PGRD</text:p>
          </table:table-cell>
          <table:table-cell office:value-type="string">
            <text:p>Proguard Acquisition Corp.</text:p>
          </table:table-cell>
        </table:table-row>
        <table:table-row table:style-name="ro1">
          <table:table-cell office:value-type="string">
            <text:p>PGRE</text:p>
          </table:table-cell>
          <table:table-cell office:value-type="string">
            <text:p>Paramount Group Inc</text:p>
          </table:table-cell>
        </table:table-row>
        <table:table-row table:style-name="ro1">
          <table:table-cell office:value-type="string">
            <text:p>PGSC</text:p>
          </table:table-cell>
          <table:table-cell office:value-type="string">
            <text:p>Progressive Green Solutions, Inc.</text:p>
          </table:table-cell>
        </table:table-row>
        <table:table-row table:style-name="ro1">
          <table:table-cell office:value-type="string">
            <text:p>PGTI</text:p>
          </table:table-cell>
          <table:table-cell office:value-type="string">
            <text:p>PGT Innovations Inc</text:p>
          </table:table-cell>
        </table:table-row>
        <table:table-row table:style-name="ro1">
          <table:table-cell office:value-type="string">
            <text:p>PGTK</text:p>
          </table:table-cell>
          <table:table-cell office:value-type="string">
            <text:p>Pacific Green Technologies Inc.</text:p>
          </table:table-cell>
        </table:table-row>
        <table:table-row table:style-name="ro1">
          <table:table-cell office:value-type="string">
            <text:p>PGUS</text:p>
          </table:table-cell>
          <table:table-cell office:value-type="string">
            <text:p>ProGreen US, Inc.</text:p>
          </table:table-cell>
        </table:table-row>
        <table:table-row table:style-name="ro1">
          <table:table-cell office:value-type="string">
            <text:p>PGUZ</text:p>
          </table:table-cell>
          <table:table-cell office:value-type="string">
            <text:p>Pegasus Pharmaceuticals Inc.</text:p>
          </table:table-cell>
        </table:table-row>
        <table:table-row table:style-name="ro1">
          <table:table-cell office:value-type="string">
            <text:p>PGZ</text:p>
          </table:table-cell>
          <table:table-cell office:value-type="string">
            <text:p>Principal Real Estate Income Fund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arker-Hannifin Corp</text:p>
          </table:table-cell>
        </table:table-row>
        <table:table-row table:style-name="ro1">
          <table:table-cell office:value-type="string">
            <text:p>PHAS</text:p>
          </table:table-cell>
          <table:table-cell office:value-type="string">
            <text:p>PhaseBio Pharmaceuticals Inc</text:p>
          </table:table-cell>
        </table:table-row>
        <table:table-row table:style-name="ro1">
          <table:table-cell office:value-type="string">
            <text:p>PHAT</text:p>
          </table:table-cell>
          <table:table-cell office:value-type="string">
            <text:p>Phathom Pharmaceuticals Inc</text:p>
          </table:table-cell>
        </table:table-row>
        <table:table-row table:style-name="ro1">
          <table:table-cell office:value-type="string">
            <text:p>PHCF</text:p>
          </table:table-cell>
          <table:table-cell office:value-type="string">
            <text:p>Puhui Wealth Investment Management Co Ltd</text:p>
          </table:table-cell>
        </table:table-row>
        <table:table-row table:style-name="ro1">
          <table:table-cell office:value-type="string">
            <text:p>PHCG</text:p>
          </table:table-cell>
          <table:table-cell office:value-type="string">
            <text:p>Pure Harvest Cannabis Group Inc.</text:p>
          </table:table-cell>
        </table:table-row>
        <table:table-row table:style-name="ro1">
          <table:table-cell office:value-type="string">
            <text:p>PHD</text:p>
          </table:table-cell>
          <table:table-cell office:value-type="string">
            <text:p>Pioneer Floating Rate Trust</text:p>
          </table:table-cell>
        </table:table-row>
        <table:table-row table:style-name="ro1">
          <table:table-cell office:value-type="string">
            <text:p>PHG</text:p>
          </table:table-cell>
          <table:table-cell office:value-type="string">
            <text:p>Koninklijke Philips NV</text:p>
          </table:table-cell>
        </table:table-row>
        <table:table-row table:style-name="ro1">
          <table:table-cell office:value-type="string">
            <text:p>PHGD</text:p>
          </table:table-cell>
          <table:table-cell office:value-type="string">
            <text:p>Phil-Good Products, Inc</text:p>
          </table:table-cell>
        </table:table-row>
        <table:table-row table:style-name="ro1">
          <table:table-cell office:value-type="string">
            <text:p>PHGE</text:p>
          </table:table-cell>
          <table:table-cell office:value-type="string">
            <text:p>BiomX Inc</text:p>
          </table:table-cell>
        </table:table-row>
        <table:table-row table:style-name="ro1">
          <table:table-cell office:value-type="string">
            <text:p>PHGE.UN</text:p>
          </table:table-cell>
          <table:table-cell office:value-type="string">
            <text:p>BiomX Inc</text:p>
          </table:table-cell>
        </table:table-row>
        <table:table-row table:style-name="ro1">
          <table:table-cell office:value-type="string">
            <text:p>PHI</text:p>
          </table:table-cell>
          <table:table-cell office:value-type="string">
            <text:p>PLDT Inc</text:p>
          </table:table-cell>
        </table:table-row>
        <table:table-row table:style-name="ro1">
          <table:table-cell office:value-type="string">
            <text:p>PHIL</text:p>
          </table:table-cell>
          <table:table-cell office:value-type="string">
            <text:p>PHI Group, Inc.</text:p>
          </table:table-cell>
        </table:table-row>
        <table:table-row table:style-name="ro1">
          <table:table-cell office:value-type="string">
            <text:p>PHIO</text:p>
          </table:table-cell>
          <table:table-cell office:value-type="string">
            <text:p>Phio Pharmaceuticals Corp</text:p>
          </table:table-cell>
        </table:table-row>
        <table:table-row table:style-name="ro1">
          <table:table-cell office:value-type="string">
            <text:p>PHK</text:p>
          </table:table-cell>
          <table:table-cell office:value-type="string">
            <text:p>PIMCO High Income Fund</text:p>
          </table:table-cell>
        </table:table-row>
        <table:table-row table:style-name="ro1">
          <table:table-cell office:value-type="string">
            <text:p>PHLI</text:p>
          </table:table-cell>
          <table:table-cell office:value-type="string">
            <text:p>PacificHealth Laboratories, Inc.</text:p>
          </table:table-cell>
        </table:table-row>
        <table:table-row table:style-name="ro1">
          <table:table-cell office:value-type="string">
            <text:p>PHM</text:p>
          </table:table-cell>
          <table:table-cell office:value-type="string">
            <text:p>PulteGroup Inc</text:p>
          </table:table-cell>
        </table:table-row>
        <table:table-row table:style-name="ro1">
          <table:table-cell office:value-type="string">
            <text:p>PHMB</text:p>
          </table:table-cell>
          <table:table-cell office:value-type="string">
            <text:p>PharmaCom BioVet, Inc.</text:p>
          </table:table-cell>
        </table:table-row>
        <table:table-row table:style-name="ro1">
          <table:table-cell office:value-type="string">
            <text:p>PHMC</text:p>
          </table:table-cell>
          <table:table-cell office:value-type="string">
            <text:p>PHMC INC.</text:p>
          </table:table-cell>
        </table:table-row>
        <table:table-row table:style-name="ro1">
          <table:table-cell office:value-type="string">
            <text:p>PHOS</text:p>
          </table:table-cell>
          <table:table-cell office:value-type="string">
            <text:p>Phosphate Holdings, Inc.</text:p>
          </table:table-cell>
        </table:table-row>
        <table:table-row table:style-name="ro1">
          <table:table-cell office:value-type="string">
            <text:p>PHOT</text:p>
          </table:table-cell>
          <table:table-cell office:value-type="string">
            <text:p>Growlife Inc.</text:p>
          </table:table-cell>
        </table:table-row>
        <table:table-row table:style-name="ro1">
          <table:table-cell office:value-type="string">
            <text:p>PHR</text:p>
          </table:table-cell>
          <table:table-cell office:value-type="string">
            <text:p>Phreesia Inc</text:p>
          </table:table-cell>
        </table:table-row>
        <table:table-row table:style-name="ro1">
          <table:table-cell office:value-type="string">
            <text:p>PHRX</text:p>
          </table:table-cell>
          <table:table-cell office:value-type="string">
            <text:p>Pharmagen, Inc.</text:p>
          </table:table-cell>
        </table:table-row>
        <table:table-row table:style-name="ro1">
          <table:table-cell office:value-type="string">
            <text:p>PHSL</text:p>
          </table:table-cell>
          <table:table-cell office:value-type="string">
            <text:p>Penthouse International, Inc.</text:p>
          </table:table-cell>
        </table:table-row>
        <table:table-row table:style-name="ro1">
          <table:table-cell office:value-type="string">
            <text:p>PHT</text:p>
          </table:table-cell>
          <table:table-cell office:value-type="string">
            <text:p>Pioneer High Income Trust</text:p>
          </table:table-cell>
        </table:table-row>
        <table:table-row table:style-name="ro1">
          <table:table-cell office:value-type="string">
            <text:p>PHTO</text:p>
          </table:table-cell>
          <table:table-cell office:value-type="string">
            <text:p>Photon Technology International, Inc.</text:p>
          </table:table-cell>
        </table:table-row>
        <table:table-row table:style-name="ro1">
          <table:table-cell office:value-type="string">
            <text:p>PHUN</text:p>
          </table:table-cell>
          <table:table-cell office:value-type="string">
            <text:p>Phunware Inc</text:p>
          </table:table-cell>
        </table:table-row>
        <table:table-row table:style-name="ro1">
          <table:table-cell office:value-type="string">
            <text:p>PHX</text:p>
          </table:table-cell>
          <table:table-cell office:value-type="string">
            <text:p>Panhandle Oil and Gas Inc</text:p>
          </table:table-cell>
        </table:table-row>
        <table:table-row table:style-name="ro1">
          <table:table-cell office:value-type="string">
            <text:p>PHYS</text:p>
          </table:table-cell>
          <table:table-cell office:value-type="string">
            <text:p>Sprott Physical Gold Trust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Impinj Inc</text:p>
          </table:table-cell>
        </table:table-row>
        <table:table-row table:style-name="ro1">
          <table:table-cell office:value-type="string">
            <text:p>PIAI</text:p>
          </table:table-cell>
          <table:table-cell office:value-type="string">
            <text:p>Prime Impact Acquisition I</text:p>
          </table:table-cell>
        </table:table-row>
        <table:table-row table:style-name="ro1">
          <table:table-cell office:value-type="string">
            <text:p>PIC</text:p>
          </table:table-cell>
          <table:table-cell office:value-type="string">
            <text:p>Pivotal Investment Corp II</text:p>
          </table:table-cell>
        </table:table-row>
        <table:table-row table:style-name="ro1">
          <table:table-cell office:value-type="string">
            <text:p>PICO</text:p>
          </table:table-cell>
          <table:table-cell office:value-type="string">
            <text:p>PICO Holdings Inc</text:p>
          </table:table-cell>
        </table:table-row>
        <table:table-row table:style-name="ro1">
          <table:table-cell office:value-type="string">
            <text:p>PIC.UN</text:p>
          </table:table-cell>
          <table:table-cell office:value-type="string">
            <text:p>Pivotal Investment Corp II</text:p>
          </table:table-cell>
        </table:table-row>
        <table:table-row table:style-name="ro1">
          <table:table-cell office:value-type="string">
            <text:p>PIED</text:p>
          </table:table-cell>
          <table:table-cell office:value-type="string">
            <text:p>Piedmont Mining Company, Inc.</text:p>
          </table:table-cell>
        </table:table-row>
        <table:table-row table:style-name="ro1">
          <table:table-cell office:value-type="string">
            <text:p>PIFR</text:p>
          </table:table-cell>
          <table:table-cell office:value-type="string">
            <text:p>Premier Information Management, Inc.</text:p>
          </table:table-cell>
        </table:table-row>
        <table:table-row table:style-name="ro1">
          <table:table-cell office:value-type="string">
            <text:p>PIH</text:p>
          </table:table-cell>
          <table:table-cell office:value-type="string">
            <text:p>1347 Property Insurance Holdings Inc</text:p>
          </table:table-cell>
        </table:table-row>
        <table:table-row table:style-name="ro1">
          <table:table-cell office:value-type="string">
            <text:p>PIHN</text:p>
          </table:table-cell>
          <table:table-cell office:value-type="string">
            <text:p>Polaris International Holdings, Inc.</text:p>
          </table:table-cell>
        </table:table-row>
        <table:table-row table:style-name="ro1">
          <table:table-cell office:value-type="string">
            <text:p>PIHPP</text:p>
          </table:table-cell>
          <table:table-cell office:value-type="string">
            <text:p>1347 Property Insurance Holdings Inc</text:p>
          </table:table-cell>
        </table:table-row>
        <table:table-row table:style-name="ro1">
          <table:table-cell office:value-type="string">
            <text:p>PII</text:p>
          </table:table-cell>
          <table:table-cell office:value-type="string">
            <text:p>Polaris Industries Inc</text:p>
          </table:table-cell>
        </table:table-row>
        <table:table-row table:style-name="ro1">
          <table:table-cell office:value-type="string">
            <text:p>PIM</text:p>
          </table:table-cell>
          <table:table-cell office:value-type="string">
            <text:p>Putnam Master Intermediate Income Trust</text:p>
          </table:table-cell>
        </table:table-row>
        <table:table-row table:style-name="ro1">
          <table:table-cell office:value-type="string">
            <text:p>PINC</text:p>
          </table:table-cell>
          <table:table-cell office:value-type="string">
            <text:p>Premier Inc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Alpine Income Property Trust Inc</text:p>
          </table:table-cell>
        </table:table-row>
        <table:table-row table:style-name="ro1">
          <table:table-cell office:value-type="string">
            <text:p>PING</text:p>
          </table:table-cell>
          <table:table-cell office:value-type="string">
            <text:p>Ping Identity Holding Corp</text:p>
          </table:table-cell>
        </table:table-row>
        <table:table-row table:style-name="ro1">
          <table:table-cell office:value-type="string">
            <text:p>PINS</text:p>
          </table:table-cell>
          <table:table-cell office:value-type="string">
            <text:p>Pinterest Inc</text:p>
          </table:table-cell>
        </table:table-row>
        <table:table-row table:style-name="ro1">
          <table:table-cell office:value-type="string">
            <text:p>PIOE</text:p>
          </table:table-cell>
          <table:table-cell office:value-type="string">
            <text:p>P10 Holdings, Inc.</text:p>
          </table:table-cell>
        </table:table-row>
        <table:table-row table:style-name="ro1">
          <table:table-cell office:value-type="string">
            <text:p>PIPI</text:p>
          </table:table-cell>
          <table:table-cell office:value-type="string">
            <text:p>Premier Investment Properties Inc.</text:p>
          </table:table-cell>
        </table:table-row>
        <table:table-row table:style-name="ro1">
          <table:table-cell office:value-type="string">
            <text:p>PIPR</text:p>
          </table:table-cell>
          <table:table-cell office:value-type="string">
            <text:p>Piper Sandler Cos</text:p>
          </table:table-cell>
        </table:table-row>
        <table:table-row table:style-name="ro1">
          <table:table-cell office:value-type="string">
            <text:p>PIRRQ</text:p>
          </table:table-cell>
          <table:table-cell office:value-type="string">
            <text:p>Pier 1 Imports, Inc.</text:p>
          </table:table-cell>
        </table:table-row>
        <table:table-row table:style-name="ro1">
          <table:table-cell office:value-type="string">
            <text:p>PIRS</text:p>
          </table:table-cell>
          <table:table-cell office:value-type="string">
            <text:p>Pieris Pharmaceuticals Inc</text:p>
          </table:table-cell>
        </table:table-row>
        <table:table-row table:style-name="ro1">
          <table:table-cell office:value-type="string">
            <text:p>PIUTQ</text:p>
          </table:table-cell>
          <table:table-cell office:value-type="string">
            <text:p>Paiute Oil &amp; Mining Corp.</text:p>
          </table:table-cell>
        </table:table-row>
        <table:table-row table:style-name="ro1">
          <table:table-cell office:value-type="string">
            <text:p>PIXY</text:p>
          </table:table-cell>
          <table:table-cell office:value-type="string">
            <text:p>ShiftPixy Inc</text:p>
          </table:table-cell>
        </table:table-row>
        <table:table-row table:style-name="ro1">
          <table:table-cell office:value-type="string">
            <text:p>PIY</text:p>
          </table:table-cell>
          <table:table-cell office:value-type="string">
            <text:p>PreferredPlus TR</text:p>
          </table:table-cell>
        </table:table-row>
        <table:table-row table:style-name="ro1">
          <table:table-cell office:value-type="string">
            <text:p>PJET</text:p>
          </table:table-cell>
          <table:table-cell office:value-type="string">
            <text:p>Priority Aviation, Inc.</text:p>
          </table:table-cell>
        </table:table-row>
        <table:table-row table:style-name="ro1">
          <table:table-cell office:value-type="string">
            <text:p>PJH</text:p>
          </table:table-cell>
          <table:table-cell office:value-type="string">
            <text:p>Prudential Financial Inc</text:p>
          </table:table-cell>
        </table:table-row>
        <table:table-row table:style-name="ro1">
          <table:table-cell office:value-type="string">
            <text:p>PJT</text:p>
          </table:table-cell>
          <table:table-cell office:value-type="string">
            <text:p>PJT Partners Inc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ark Hotels &amp; Resorts Inc</text:p>
          </table:table-cell>
        </table:table-row>
        <table:table-row table:style-name="ro1">
          <table:table-cell office:value-type="string">
            <text:p>PKBK</text:p>
          </table:table-cell>
          <table:table-cell office:value-type="string">
            <text:p>Parke Bancorp Inc</text:p>
          </table:table-cell>
        </table:table-row>
        <table:table-row table:style-name="ro1">
          <table:table-cell office:value-type="string">
            <text:p>PKDCD</text:p>
          </table:table-cell>
          <table:table-cell office:value-type="string">
            <text:p>Parker Drilling Co.</text:p>
          </table:table-cell>
        </table:table-row>
        <table:table-row table:style-name="ro1">
          <table:table-cell office:value-type="string">
            <text:p>PKE</text:p>
          </table:table-cell>
          <table:table-cell office:value-type="string">
            <text:p>Park Aerospace Corp</text:p>
          </table:table-cell>
        </table:table-row>
        <table:table-row table:style-name="ro1">
          <table:table-cell office:value-type="string">
            <text:p>PKG</text:p>
          </table:table-cell>
          <table:table-cell office:value-type="string">
            <text:p>Packaging Corp of America</text:p>
          </table:table-cell>
        </table:table-row>
        <table:table-row table:style-name="ro1">
          <table:table-cell office:value-type="string">
            <text:p>PKI</text:p>
          </table:table-cell>
          <table:table-cell office:value-type="string">
            <text:p>PerkinElmer Inc</text:p>
          </table:table-cell>
        </table:table-row>
        <table:table-row table:style-name="ro1">
          <table:table-cell office:value-type="string">
            <text:p>PKKW</text:p>
          </table:table-cell>
          <table:table-cell office:value-type="string">
            <text:p>Parkway Acquisition Corp</text:p>
          </table:table-cell>
        </table:table-row>
        <table:table-row table:style-name="ro1">
          <table:table-cell office:value-type="string">
            <text:p>PKMS</text:p>
          </table:table-cell>
          <table:table-cell office:value-type="string">
            <text:p>Peckham Industries, Inc.</text:p>
          </table:table-cell>
        </table:table-row>
        <table:table-row table:style-name="ro1">
          <table:table-cell office:value-type="string">
            <text:p>PKO</text:p>
          </table:table-cell>
          <table:table-cell office:value-type="string">
            <text:p>PIMCO Income Opportunity Fund</text:p>
          </table:table-cell>
        </table:table-row>
        <table:table-row table:style-name="ro1">
          <table:table-cell office:value-type="string">
            <text:p>PKOH</text:p>
          </table:table-cell>
          <table:table-cell office:value-type="string">
            <text:p>Park-Ohio Holdings Corp</text:p>
          </table:table-cell>
        </table:table-row>
        <table:table-row table:style-name="ro1">
          <table:table-cell office:value-type="string">
            <text:p>PKPH</text:p>
          </table:table-cell>
          <table:table-cell office:value-type="string">
            <text:p>Peak Pharmaceuticals, Inc.</text:p>
          </table:table-cell>
        </table:table-row>
        <table:table-row table:style-name="ro1">
          <table:table-cell office:value-type="string">
            <text:p>PKTX</text:p>
          </table:table-cell>
          <table:table-cell office:value-type="string">
            <text:p>ProtoKinetix, Inc.</text:p>
          </table:table-cell>
        </table:table-row>
        <table:table-row table:style-name="ro1">
          <table:table-cell office:value-type="string">
            <text:p>PKWY</text:p>
          </table:table-cell>
          <table:table-cell office:value-type="string">
            <text:p>Parkway Bank (Lenoir, NC)</text:p>
          </table:table-cell>
        </table:table-row>
        <table:table-row table:style-name="ro1">
          <table:table-cell office:value-type="string">
            <text:p>PKX</text:p>
          </table:table-cell>
          <table:table-cell office:value-type="string">
            <text:p>POSCO</text:p>
          </table:table-cell>
        </table:table-row>
        <table:table-row table:style-name="ro1">
          <table:table-cell office:value-type="string">
            <text:p>PLAB</text:p>
          </table:table-cell>
          <table:table-cell office:value-type="string">
            <text:p>Photronics Inc</text:p>
          </table:table-cell>
        </table:table-row>
        <table:table-row table:style-name="ro1">
          <table:table-cell office:value-type="string">
            <text:p>PLAG</text:p>
          </table:table-cell>
          <table:table-cell office:value-type="string">
            <text:p>Planet Green Holdings Corp</text:p>
          </table:table-cell>
        </table:table-row>
        <table:table-row table:style-name="ro1">
          <table:table-cell office:value-type="string">
            <text:p>PLAN</text:p>
          </table:table-cell>
          <table:table-cell office:value-type="string">
            <text:p>Anaplan Inc</text:p>
          </table:table-cell>
        </table:table-row>
        <table:table-row table:style-name="ro1">
          <table:table-cell office:value-type="string">
            <text:p>PLAY</text:p>
          </table:table-cell>
          <table:table-cell office:value-type="string">
            <text:p>Dave &amp; Buster's Entertainment Inc</text:p>
          </table:table-cell>
        </table:table-row>
        <table:table-row table:style-name="ro1">
          <table:table-cell office:value-type="string">
            <text:p>PLBC</text:p>
          </table:table-cell>
          <table:table-cell office:value-type="string">
            <text:p>Plumas Bancorp</text:p>
          </table:table-cell>
        </table:table-row>
        <table:table-row table:style-name="ro1">
          <table:table-cell office:value-type="string">
            <text:p>PLBN</text:p>
          </table:table-cell>
          <table:table-cell office:value-type="string">
            <text:p>Pilot Bancshares, Inc.</text:p>
          </table:table-cell>
        </table:table-row>
        <table:table-row table:style-name="ro1">
          <table:table-cell office:value-type="string">
            <text:p>PLCE</text:p>
          </table:table-cell>
          <table:table-cell office:value-type="string">
            <text:p>Children's Place Inc-The</text:p>
          </table:table-cell>
        </table:table-row>
        <table:table-row table:style-name="ro1">
          <table:table-cell office:value-type="string">
            <text:p>PLD</text:p>
          </table:table-cell>
          <table:table-cell office:value-type="string">
            <text:p>Prologis Inc</text:p>
          </table:table-cell>
        </table:table-row>
        <table:table-row table:style-name="ro1">
          <table:table-cell office:value-type="string">
            <text:p>PLDGP</text:p>
          </table:table-cell>
          <table:table-cell office:value-type="string">
            <text:p>Prologis, Inc.</text:p>
          </table:table-cell>
        </table:table-row>
        <table:table-row table:style-name="ro1">
          <table:table-cell office:value-type="string">
            <text:p>PLFF</text:p>
          </table:table-cell>
          <table:table-cell office:value-type="string">
            <text:p>Orpheum Property Inc.</text:p>
          </table:table-cell>
        </table:table-row>
        <table:table-row table:style-name="ro1">
          <table:table-cell office:value-type="string">
            <text:p>PLFX</text:p>
          </table:table-cell>
          <table:table-cell office:value-type="string">
            <text:p>Pulse Evolution Corp</text:p>
          </table:table-cell>
        </table:table-row>
        <table:table-row table:style-name="ro1">
          <table:table-cell office:value-type="string">
            <text:p>PLG</text:p>
          </table:table-cell>
          <table:table-cell office:value-type="string">
            <text:p>Platinum Group Metals Ltd</text:p>
          </table:table-cell>
        </table:table-row>
        <table:table-row table:style-name="ro1">
          <table:table-cell office:value-type="string">
            <text:p>PLIN</text:p>
          </table:table-cell>
          <table:table-cell office:value-type="string">
            <text:p>China Xiangtai Food Co Ltd</text:p>
          </table:table-cell>
        </table:table-row>
        <table:table-row table:style-name="ro1">
          <table:table-cell office:value-type="string">
            <text:p>PLKT</text:p>
          </table:table-cell>
          <table:table-cell office:value-type="string">
            <text:p>Solar Gold Ltd.</text:p>
          </table:table-cell>
        </table:table-row>
        <table:table-row table:style-name="ro1">
          <table:table-cell office:value-type="string">
            <text:p>PLL</text:p>
          </table:table-cell>
          <table:table-cell office:value-type="string">
            <text:p>Piedmont Lithium Ltd</text:p>
          </table:table-cell>
        </table:table-row>
        <table:table-row table:style-name="ro1">
          <table:table-cell office:value-type="string">
            <text:p>PLM</text:p>
          </table:table-cell>
          <table:table-cell office:value-type="string">
            <text:p>PolyMet Mining Corp</text:p>
          </table:table-cell>
        </table:table-row>
        <table:table-row table:style-name="ro1">
          <table:table-cell office:value-type="string">
            <text:p>PLMR</text:p>
          </table:table-cell>
          <table:table-cell office:value-type="string">
            <text:p>Palomar Holdings Inc</text:p>
          </table:table-cell>
        </table:table-row>
        <table:table-row table:style-name="ro1">
          <table:table-cell office:value-type="string">
            <text:p>PLNE</text:p>
          </table:table-cell>
          <table:table-cell office:value-type="string">
            <text:p>Planet Signal, Inc.</text:p>
          </table:table-cell>
        </table:table-row>
        <table:table-row table:style-name="ro1">
          <table:table-cell office:value-type="string">
            <text:p>PLNHF</text:p>
          </table:table-cell>
          <table:table-cell office:value-type="string">
            <text:p>Planet 13 Holdings Inc.</text:p>
          </table:table-cell>
        </table:table-row>
        <table:table-row table:style-name="ro1">
          <table:table-cell office:value-type="string">
            <text:p>PLNT</text:p>
          </table:table-cell>
          <table:table-cell office:value-type="string">
            <text:p>Planet Fitness Inc</text:p>
          </table:table-cell>
        </table:table-row>
        <table:table-row table:style-name="ro1">
          <table:table-cell office:value-type="string">
            <text:p>PLNTQ</text:p>
          </table:table-cell>
          <table:table-cell office:value-type="string">
            <text:p>Proliance International, Inc.</text:p>
          </table:table-cell>
        </table:table-row>
        <table:table-row table:style-name="ro1">
          <table:table-cell office:value-type="string">
            <text:p>PLOW</text:p>
          </table:table-cell>
          <table:table-cell office:value-type="string">
            <text:p>Douglas Dynamics Inc</text:p>
          </table:table-cell>
        </table:table-row>
        <table:table-row table:style-name="ro1">
          <table:table-cell office:value-type="string">
            <text:p>PLPC</text:p>
          </table:table-cell>
          <table:table-cell office:value-type="string">
            <text:p>Preformed Line Products Co</text:p>
          </table:table-cell>
        </table:table-row>
        <table:table-row table:style-name="ro1">
          <table:table-cell office:value-type="string">
            <text:p>PLPRF</text:p>
          </table:table-cell>
          <table:table-cell office:value-type="string">
            <text:p>Plus Products Inc.</text:p>
          </table:table-cell>
        </table:table-row>
        <table:table-row table:style-name="ro1">
          <table:table-cell office:value-type="string">
            <text:p>PLRX</text:p>
          </table:table-cell>
          <table:table-cell office:value-type="string">
            <text:p>Pliant Therapeutics Inc</text:p>
          </table:table-cell>
        </table:table-row>
        <table:table-row table:style-name="ro1">
          <table:table-cell office:value-type="string">
            <text:p>PLSB</text:p>
          </table:table-cell>
          <table:table-cell office:value-type="string">
            <text:p>The Pulse Beverage Corp.</text:p>
          </table:table-cell>
        </table:table-row>
        <table:table-row table:style-name="ro1">
          <table:table-cell office:value-type="string">
            <text:p>PLSE</text:p>
          </table:table-cell>
          <table:table-cell office:value-type="string">
            <text:p>Pulse Biosciences Inc</text:p>
          </table:table-cell>
        </table:table-row>
        <table:table-row table:style-name="ro1">
          <table:table-cell office:value-type="string">
            <text:p>PLSI</text:p>
          </table:table-cell>
          <table:table-cell office:value-type="string">
            <text:p>Phoenix Life Sciences International Ltd.</text:p>
          </table:table-cell>
        </table:table-row>
        <table:table-row table:style-name="ro1">
          <table:table-cell office:value-type="string">
            <text:p>PLT</text:p>
          </table:table-cell>
          <table:table-cell office:value-type="string">
            <text:p>Plantronics Inc</text:p>
          </table:table-cell>
        </table:table-row>
        <table:table-row table:style-name="ro1">
          <table:table-cell office:value-type="string">
            <text:p>PLTR</text:p>
          </table:table-cell>
          <table:table-cell office:value-type="string">
            <text:p>Palantir Technologies Inc</text:p>
          </table:table-cell>
        </table:table-row>
        <table:table-row table:style-name="ro1">
          <table:table-cell office:value-type="string">
            <text:p>PLUG</text:p>
          </table:table-cell>
          <table:table-cell office:value-type="string">
            <text:p>Plug Power Inc</text:p>
          </table:table-cell>
        </table:table-row>
        <table:table-row table:style-name="ro1">
          <table:table-cell office:value-type="string">
            <text:p>PLUS</text:p>
          </table:table-cell>
          <table:table-cell office:value-type="string">
            <text:p>ePlus Inc</text:p>
          </table:table-cell>
        </table:table-row>
        <table:table-row table:style-name="ro1">
          <table:table-cell office:value-type="string">
            <text:p>PLWN</text:p>
          </table:table-cell>
          <table:table-cell office:value-type="string">
            <text:p>Pinelawn Cemetery</text:p>
          </table:table-cell>
        </table:table-row>
        <table:table-row table:style-name="ro1">
          <table:table-cell office:value-type="string">
            <text:p>PLWY</text:p>
          </table:table-cell>
          <table:table-cell office:value-type="string">
            <text:p>Peoplesway.com, Inc.</text:p>
          </table:table-cell>
        </table:table-row>
        <table:table-row table:style-name="ro1">
          <table:table-cell office:value-type="string">
            <text:p>PLX</text:p>
          </table:table-cell>
          <table:table-cell office:value-type="string">
            <text:p>Protalix BioTherapeutics Inc</text:p>
          </table:table-cell>
        </table:table-row>
        <table:table-row table:style-name="ro1">
          <table:table-cell office:value-type="string">
            <text:p>PLXP</text:p>
          </table:table-cell>
          <table:table-cell office:value-type="string">
            <text:p>PLx Pharma Inc</text:p>
          </table:table-cell>
        </table:table-row>
        <table:table-row table:style-name="ro1">
          <table:table-cell office:value-type="string">
            <text:p>PLXS</text:p>
          </table:table-cell>
          <table:table-cell office:value-type="string">
            <text:p>Plexus Corp</text:p>
          </table:table-cell>
        </table:table-row>
        <table:table-row table:style-name="ro1">
          <table:table-cell office:value-type="string">
            <text:p>PLYA</text:p>
          </table:table-cell>
          <table:table-cell office:value-type="string">
            <text:p>Playa Hotels &amp; Resorts NV</text:p>
          </table:table-cell>
        </table:table-row>
        <table:table-row table:style-name="ro1">
          <table:table-cell office:value-type="string">
            <text:p>PLYM</text:p>
          </table:table-cell>
          <table:table-cell office:value-type="string">
            <text:p>Plymouth Industrial REIT Inc</text:p>
          </table:table-cell>
        </table:table-row>
        <table:table-row table:style-name="ro1">
          <table:table-cell office:value-type="string">
            <text:p>PLYM</text:p>
          </table:table-cell>
          <table:table-cell office:value-type="string">
            <text:p>Plymouth Industrial REIT Inc</text:p>
          </table:table-cell>
        </table:table-row>
        <table:table-row table:style-name="ro1">
          <table:table-cell office:value-type="string">
            <text:p>PLYM-A</text:p>
          </table:table-cell>
          <table:table-cell office:value-type="string">
            <text:p>Plymouth Industrial REIT Inc</text:p>
          </table:table-cell>
        </table:table-row>
        <table:table-row table:style-name="ro1">
          <table:table-cell office:value-type="string">
            <text:p>PLYR</text:p>
          </table:table-cell>
          <table:table-cell office:value-type="string">
            <text:p>Polymeric Resources Corp.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Philip Morris International Inc</text:p>
          </table:table-cell>
        </table:table-row>
        <table:table-row table:style-name="ro1">
          <table:table-cell office:value-type="string">
            <text:p>PMAH</text:p>
          </table:table-cell>
          <table:table-cell office:value-type="string">
            <text:p>PlasmaTech, Inc.</text:p>
          </table:table-cell>
        </table:table-row>
        <table:table-row table:style-name="ro1">
          <table:table-cell office:value-type="string">
            <text:p>PMBC</text:p>
          </table:table-cell>
          <table:table-cell office:value-type="string">
            <text:p>Pacific Mercantile Bancorp</text:p>
          </table:table-cell>
        </table:table-row>
        <table:table-row table:style-name="ro1">
          <table:table-cell office:value-type="string">
            <text:p>PMCB</text:p>
          </table:table-cell>
          <table:table-cell office:value-type="string">
            <text:p>PharmaCyte Biotech, Inc.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string">
            <text:p>Psychemedics Corp</text:p>
          </table:table-cell>
        </table:table-row>
        <table:table-row table:style-name="ro1">
          <table:table-cell office:value-type="string">
            <text:p>PMDL</text:p>
          </table:table-cell>
          <table:table-cell office:value-type="string">
            <text:p>Pace Medical, Inc.</text:p>
          </table:table-cell>
        </table:table-row>
        <table:table-row table:style-name="ro1">
          <table:table-cell office:value-type="string">
            <text:p>PMDP</text:p>
          </table:table-cell>
          <table:table-cell office:value-type="string">
            <text:p>Plateau Mineral Development, Inc.</text:p>
          </table:table-cell>
        </table:table-row>
        <table:table-row table:style-name="ro1">
          <table:table-cell office:value-type="string">
            <text:p>PME</text:p>
          </table:table-cell>
          <table:table-cell office:value-type="string">
            <text:p>Pingtan Marine Enterprise Ltd</text:p>
          </table:table-cell>
        </table:table-row>
        <table:table-row table:style-name="ro1">
          <table:table-cell office:value-type="string">
            <text:p>PMEA</text:p>
          </table:table-cell>
          <table:table-cell office:value-type="string">
            <text:p>PM&amp;E, Inc.</text:p>
          </table:table-cell>
        </table:table-row>
        <table:table-row table:style-name="ro1">
          <table:table-cell office:value-type="string">
            <text:p>PMF</text:p>
          </table:table-cell>
          <table:table-cell office:value-type="string">
            <text:p>PIMCO Municipal Income Fund</text:p>
          </table:table-cell>
        </table:table-row>
        <table:table-row table:style-name="ro1">
          <table:table-cell office:value-type="string">
            <text:p>PMIR</text:p>
          </table:table-cell>
          <table:table-cell office:value-type="string">
            <text:p>PMI Group, Inc. (The)</text:p>
          </table:table-cell>
        </table:table-row>
        <table:table-row table:style-name="ro1">
          <table:table-cell office:value-type="string">
            <text:p>PML</text:p>
          </table:table-cell>
          <table:table-cell office:value-type="string">
            <text:p>PIMCO Municipal Income Fund II</text:p>
          </table:table-cell>
        </table:table-row>
        <table:table-row table:style-name="ro1">
          <table:table-cell office:value-type="string">
            <text:p>PMM</text:p>
          </table:table-cell>
          <table:table-cell office:value-type="string">
            <text:p>Putnam Managed Municipal Income Trust</text:p>
          </table:table-cell>
        </table:table-row>
        <table:table-row table:style-name="ro1">
          <table:table-cell office:value-type="string">
            <text:p>PMMEF</text:p>
          </table:table-cell>
          <table:table-cell office:value-type="string">
            <text:p>Premium Exploration, Inc.</text:p>
          </table:table-cell>
        </table:table-row>
        <table:table-row table:style-name="ro1">
          <table:table-cell office:value-type="string">
            <text:p>PMO</text:p>
          </table:table-cell>
          <table:table-cell office:value-type="string">
            <text:p>Putnam Municipal Opportunities Trust</text:p>
          </table:table-cell>
        </table:table-row>
        <table:table-row table:style-name="ro1">
          <table:table-cell office:value-type="string">
            <text:p>PMOZ</text:p>
          </table:table-cell>
          <table:table-cell office:value-type="string">
            <text:p>PrismOne Group, Inc.</text:p>
          </table:table-cell>
        </table:table-row>
        <table:table-row table:style-name="ro1">
          <table:table-cell office:value-type="string">
            <text:p>PMPG</text:p>
          </table:table-cell>
          <table:table-cell office:value-type="string">
            <text:p>Premier Products Group, Inc.</text:p>
          </table:table-cell>
        </table:table-row>
        <table:table-row table:style-name="ro1">
          <table:table-cell office:value-type="string">
            <text:p>PMSO</text:p>
          </table:table-cell>
          <table:table-cell office:value-type="string">
            <text:p>Primal Solutions, Inc.</text:p>
          </table:table-cell>
        </table:table-row>
        <table:table-row table:style-name="ro1">
          <table:table-cell office:value-type="string">
            <text:p>PMT</text:p>
          </table:table-cell>
          <table:table-cell office:value-type="string">
            <text:p>PennyMac Mortgage Investment Trust</text:p>
          </table:table-cell>
        </table:table-row>
        <table:table-row table:style-name="ro1">
          <table:table-cell office:value-type="string">
            <text:p>PMT-A</text:p>
          </table:table-cell>
          <table:table-cell office:value-type="string">
            <text:p>PennyMac Mortgage Investment Trust</text:p>
          </table:table-cell>
        </table:table-row>
        <table:table-row table:style-name="ro1">
          <table:table-cell office:value-type="string">
            <text:p>PMT-B</text:p>
          </table:table-cell>
          <table:table-cell office:value-type="string">
            <text:p>PennyMac Mortgage Investment Trust</text:p>
          </table:table-cell>
        </table:table-row>
        <table:table-row table:style-name="ro1">
          <table:table-cell office:value-type="string">
            <text:p>PMTS</text:p>
          </table:table-cell>
          <table:table-cell office:value-type="string">
            <text:p>CPI Card Group Inc.</text:p>
          </table:table-cell>
        </table:table-row>
        <table:table-row table:style-name="ro1">
          <table:table-cell office:value-type="string">
            <text:p>PMTS</text:p>
          </table:table-cell>
          <table:table-cell office:value-type="string">
            <text:p>CPI Card Group Inc</text:p>
          </table:table-cell>
        </table:table-row>
        <table:table-row table:style-name="ro1">
          <table:table-cell office:value-type="string">
            <text:p>PMVC</text:p>
          </table:table-cell>
          <table:table-cell office:value-type="string">
            <text:p>PMV Consumer Acquisition Corp</text:p>
          </table:table-cell>
        </table:table-row>
        <table:table-row table:style-name="ro1">
          <table:table-cell office:value-type="string">
            <text:p>PMX</text:p>
          </table:table-cell>
          <table:table-cell office:value-type="string">
            <text:p>PIMCO Municipal Income Fund III</text:p>
          </table:table-cell>
        </table:table-row>
        <table:table-row table:style-name="ro1">
          <table:table-cell office:value-type="string">
            <text:p>PMXX</text:p>
          </table:table-cell>
          <table:table-cell office:value-type="string">
            <text:p>Primix Corporation</text:p>
          </table:table-cell>
        </table:table-row>
        <table:table-row table:style-name="ro1">
          <table:table-cell office:value-type="string">
            <text:p>PNAT</text:p>
          </table:table-cell>
          <table:table-cell office:value-type="string">
            <text:p>Pura Naturals, Inc.</text:p>
          </table:table-cell>
        </table:table-row>
        <table:table-row table:style-name="ro1">
          <table:table-cell office:value-type="string">
            <text:p>PNBC</text:p>
          </table:table-cell>
          <table:table-cell office:value-type="string">
            <text:p>Princeton National Bancorp, Inc.</text:p>
          </table:table-cell>
        </table:table-row>
        <table:table-row table:style-name="ro1">
          <table:table-cell office:value-type="string">
            <text:p>PNBK</text:p>
          </table:table-cell>
          <table:table-cell office:value-type="string">
            <text:p>Patriot National Bancorp Inc</text:p>
          </table:table-cell>
        </table:table-row>
        <table:table-row table:style-name="ro1">
          <table:table-cell office:value-type="string">
            <text:p>PNC</text:p>
          </table:table-cell>
          <table:table-cell office:value-type="string">
            <text:p>PNC Financial Services Group Inc-The</text:p>
          </table:table-cell>
        </table:table-row>
        <table:table-row table:style-name="ro1">
          <table:table-cell office:value-type="string">
            <text:p>PNC-P</text:p>
          </table:table-cell>
          <table:table-cell office:value-type="string">
            <text:p>PNC Financial Services Group Inc-The</text:p>
          </table:table-cell>
        </table:table-row>
        <table:table-row table:style-name="ro1">
          <table:table-cell office:value-type="string">
            <text:p>PNC-Q</text:p>
          </table:table-cell>
          <table:table-cell office:value-type="string">
            <text:p>PNC Financial Services Group Inc-The</text:p>
          </table:table-cell>
        </table:table-row>
        <table:table-row table:style-name="ro1">
          <table:table-cell office:value-type="string">
            <text:p>PNF</text:p>
          </table:table-cell>
          <table:table-cell office:value-type="string">
            <text:p>PIMCO New York Municipal Income Fund</text:p>
          </table:table-cell>
        </table:table-row>
        <table:table-row table:style-name="ro1">
          <table:table-cell office:value-type="string">
            <text:p>PNFP</text:p>
          </table:table-cell>
          <table:table-cell office:value-type="string">
            <text:p>Pinnacle Financial Partners Inc</text:p>
          </table:table-cell>
        </table:table-row>
        <table:table-row table:style-name="ro1">
          <table:table-cell office:value-type="string">
            <text:p>PNGB</text:p>
          </table:table-cell>
          <table:table-cell office:value-type="string">
            <text:p>Panglobal Brands, Inc.</text:p>
          </table:table-cell>
        </table:table-row>
        <table:table-row table:style-name="ro1">
          <table:table-cell office:value-type="string">
            <text:p>PNGM</text:p>
          </table:table-cell>
          <table:table-cell office:value-type="string">
            <text:p>Pengram Corp.</text:p>
          </table:table-cell>
        </table:table-row>
        <table:table-row table:style-name="ro1">
          <table:table-cell office:value-type="string">
            <text:p>PNI</text:p>
          </table:table-cell>
          <table:table-cell office:value-type="string">
            <text:p>PIMCO New York Municipal Income Fund II</text:p>
          </table:table-cell>
        </table:table-row>
        <table:table-row table:style-name="ro1">
          <table:table-cell office:value-type="string">
            <text:p>PNLT</text:p>
          </table:table-cell>
          <table:table-cell office:value-type="string">
            <text:p>Paneltech International Holdings, Inc.</text:p>
          </table:table-cell>
        </table:table-row>
        <table:table-row table:style-name="ro1">
          <table:table-cell office:value-type="string">
            <text:p>PNM</text:p>
          </table:table-cell>
          <table:table-cell office:value-type="string">
            <text:p>PNM Resources Inc</text:p>
          </table:table-cell>
        </table:table-row>
        <table:table-row table:style-name="ro1">
          <table:table-cell office:value-type="string">
            <text:p>PNNB</text:p>
          </table:table-cell>
          <table:table-cell office:value-type="string">
            <text:p>Pinnacle Bank of Oregon (Beaverton)</text:p>
          </table:table-cell>
        </table:table-row>
        <table:table-row table:style-name="ro1">
          <table:table-cell office:value-type="string">
            <text:p>PNNT</text:p>
          </table:table-cell>
          <table:table-cell office:value-type="string">
            <text:p>PennantPark Investment Corp</text:p>
          </table:table-cell>
        </table:table-row>
        <table:table-row table:style-name="ro1">
          <table:table-cell office:value-type="string">
            <text:p>PNNTG</text:p>
          </table:table-cell>
          <table:table-cell office:value-type="string">
            <text:p>PennantPark Investment Corp</text:p>
          </table:table-cell>
        </table:table-row>
        <table:table-row table:style-name="ro1">
          <table:table-cell office:value-type="string">
            <text:p>PNNX</text:p>
          </table:table-cell>
          <table:table-cell office:value-type="string">
            <text:p>Pennexx Foods, Inc.</text:p>
          </table:table-cell>
        </table:table-row>
        <table:table-row table:style-name="ro1">
          <table:table-cell office:value-type="string">
            <text:p>PNPL</text:p>
          </table:table-cell>
          <table:table-cell office:value-type="string">
            <text:p>Pineapple Express, Inc.</text:p>
          </table:table-cell>
        </table:table-row>
        <table:table-row table:style-name="ro1">
          <table:table-cell office:value-type="string">
            <text:p>PNR</text:p>
          </table:table-cell>
          <table:table-cell office:value-type="string">
            <text:p>Pentair PLC</text:p>
          </table:table-cell>
        </table:table-row>
        <table:table-row table:style-name="ro1">
          <table:table-cell office:value-type="string">
            <text:p>PNRC</text:p>
          </table:table-cell>
          <table:table-cell office:value-type="string">
            <text:p>Premier Energy Corp.</text:p>
          </table:table-cell>
        </table:table-row>
        <table:table-row table:style-name="ro1">
          <table:table-cell office:value-type="string">
            <text:p>PNRG</text:p>
          </table:table-cell>
          <table:table-cell office:value-type="string">
            <text:p>PrimeEnergy Resources Corp</text:p>
          </table:table-cell>
        </table:table-row>
        <table:table-row table:style-name="ro1">
          <table:table-cell office:value-type="string">
            <text:p>PNRLY</text:p>
          </table:table-cell>
          <table:table-cell office:value-type="string">
            <text:p>Paringa Resources</text:p>
          </table:table-cell>
        </table:table-row>
        <table:table-row table:style-name="ro1">
          <table:table-cell office:value-type="string">
            <text:p>PNRXF</text:p>
          </table:table-cell>
          <table:table-cell office:value-type="string">
            <text:p>Porto Energy Corp.</text:p>
          </table:table-cell>
        </table:table-row>
        <table:table-row table:style-name="ro1">
          <table:table-cell office:value-type="string">
            <text:p>PNTG</text:p>
          </table:table-cell>
          <table:table-cell office:value-type="string">
            <text:p>Pennant Group Inc-The</text:p>
          </table:table-cell>
        </table:table-row>
        <table:table-row table:style-name="ro1">
          <table:table-cell office:value-type="string">
            <text:p>PNTV</text:p>
          </table:table-cell>
          <table:table-cell office:value-type="string">
            <text:p>Players Network (THE)</text:p>
          </table:table-cell>
        </table:table-row>
        <table:table-row table:style-name="ro1">
          <table:table-cell office:value-type="string">
            <text:p>PNVL</text:p>
          </table:table-cell>
          <table:table-cell office:value-type="string">
            <text:p>Prineville Bancorporation</text:p>
          </table:table-cell>
        </table:table-row>
        <table:table-row table:style-name="ro1">
          <table:table-cell office:value-type="string">
            <text:p>PNW</text:p>
          </table:table-cell>
          <table:table-cell office:value-type="string">
            <text:p>Pinnacle West Capital Corp</text:p>
          </table:table-cell>
        </table:table-row>
        <table:table-row table:style-name="ro1">
          <table:table-cell office:value-type="string">
            <text:p>POAI</text:p>
          </table:table-cell>
          <table:table-cell office:value-type="string">
            <text:p>Predictive Oncology Inc</text:p>
          </table:table-cell>
        </table:table-row>
        <table:table-row table:style-name="ro1">
          <table:table-cell office:value-type="string">
            <text:p>PODD</text:p>
          </table:table-cell>
          <table:table-cell office:value-type="string">
            <text:p>Insulet Corp</text:p>
          </table:table-cell>
        </table:table-row>
        <table:table-row table:style-name="ro1">
          <table:table-cell office:value-type="string">
            <text:p>POETF</text:p>
          </table:table-cell>
          <table:table-cell office:value-type="string">
            <text:p>POET Technologies Inc.</text:p>
          </table:table-cell>
        </table:table-row>
        <table:table-row table:style-name="ro1">
          <table:table-cell office:value-type="string">
            <text:p>POGS</text:p>
          </table:table-cell>
          <table:table-cell office:value-type="string">
            <text:p>Pioneer Oil &amp; Gas</text:p>
          </table:table-cell>
        </table:table-row>
        <table:table-row table:style-name="ro1">
          <table:table-cell office:value-type="string">
            <text:p>POLA</text:p>
          </table:table-cell>
          <table:table-cell office:value-type="string">
            <text:p>Polar Power Inc</text:p>
          </table:table-cell>
        </table:table-row>
        <table:table-row table:style-name="ro1">
          <table:table-cell office:value-type="string">
            <text:p>POLR</text:p>
          </table:table-cell>
          <table:table-cell office:value-type="string">
            <text:p>Polar Petroleum Corp.</text:p>
          </table:table-cell>
        </table:table-row>
        <table:table-row table:style-name="ro1">
          <table:table-cell office:value-type="string">
            <text:p>POOL</text:p>
          </table:table-cell>
          <table:table-cell office:value-type="string">
            <text:p>Pool Corp</text:p>
          </table:table-cell>
        </table:table-row>
        <table:table-row table:style-name="ro1">
          <table:table-cell office:value-type="string">
            <text:p>POPE</text:p>
          </table:table-cell>
          <table:table-cell office:value-type="string">
            <text:p>Pope Resources a Delaware LP</text:p>
          </table:table-cell>
        </table:table-row>
        <table:table-row table:style-name="ro1">
          <table:table-cell office:value-type="string">
            <text:p>POPM</text:p>
          </table:table-cell>
          <table:table-cell office:value-type="string">
            <text:p>PopMail.com, Inc.</text:p>
          </table:table-cell>
        </table:table-row>
        <table:table-row table:style-name="ro1">
          <table:table-cell office:value-type="string">
            <text:p>POR</text:p>
          </table:table-cell>
          <table:table-cell office:value-type="string">
            <text:p>Portland General Electric Co</text:p>
          </table:table-cell>
        </table:table-row>
        <table:table-row table:style-name="ro1">
          <table:table-cell office:value-type="string">
            <text:p>POSC</text:p>
          </table:table-cell>
          <table:table-cell office:value-type="string">
            <text:p>Positron Corp.</text:p>
          </table:table-cell>
        </table:table-row>
        <table:table-row table:style-name="ro1">
          <table:table-cell office:value-type="string">
            <text:p>POST</text:p>
          </table:table-cell>
          <table:table-cell office:value-type="string">
            <text:p>Post Holdings Inc</text:p>
          </table:table-cell>
        </table:table-row>
        <table:table-row table:style-name="ro1">
          <table:table-cell office:value-type="string">
            <text:p>POTG</text:p>
          </table:table-cell>
          <table:table-cell office:value-type="string">
            <text:p>Portage Resources, Inc.</text:p>
          </table:table-cell>
        </table:table-row>
        <table:table-row table:style-name="ro1">
          <table:table-cell office:value-type="string">
            <text:p>POTN</text:p>
          </table:table-cell>
          <table:table-cell office:value-type="string">
            <text:p>Potnetwork Holdings, Inc.</text:p>
          </table:table-cell>
        </table:table-row>
        <table:table-row table:style-name="ro1">
          <table:table-cell office:value-type="string">
            <text:p>POWI</text:p>
          </table:table-cell>
          <table:table-cell office:value-type="string">
            <text:p>Power Integrations Inc</text:p>
          </table:table-cell>
        </table:table-row>
        <table:table-row table:style-name="ro1">
          <table:table-cell office:value-type="string">
            <text:p>POWL</text:p>
          </table:table-cell>
          <table:table-cell office:value-type="string">
            <text:p>Powell Industries Inc</text:p>
          </table:table-cell>
        </table:table-row>
        <table:table-row table:style-name="ro1">
          <table:table-cell office:value-type="string">
            <text:p>POWW</text:p>
          </table:table-cell>
          <table:table-cell office:value-type="string">
            <text:p>AMMO, Inc.</text:p>
          </table:table-cell>
        </table:table-row>
        <table:table-row table:style-name="ro1">
          <table:table-cell office:value-type="string">
            <text:p>PPAL</text:p>
          </table:table-cell>
          <table:table-cell office:value-type="string">
            <text:p>Peoples Trust Co.</text:p>
          </table:table-cell>
        </table:table-row>
        <table:table-row table:style-name="ro1">
          <table:table-cell office:value-type="string">
            <text:p>PPBI</text:p>
          </table:table-cell>
          <table:table-cell office:value-type="string">
            <text:p>Pacific Premier Bancorp Inc</text:p>
          </table:table-cell>
        </table:table-row>
        <table:table-row table:style-name="ro1">
          <table:table-cell office:value-type="string">
            <text:p>PPBV</text:p>
          </table:table-cell>
          <table:table-cell office:value-type="string">
            <text:p>Purple Beverage Co., Inc.</text:p>
          </table:table-cell>
        </table:table-row>
        <table:table-row table:style-name="ro1">
          <table:table-cell office:value-type="string">
            <text:p>PPC</text:p>
          </table:table-cell>
          <table:table-cell office:value-type="string">
            <text:p>Pilgrim's Pride Corp</text:p>
          </table:table-cell>
        </table:table-row>
        <table:table-row table:style-name="ro1">
          <table:table-cell office:value-type="string">
            <text:p>PPCQ</text:p>
          </table:table-cell>
          <table:table-cell office:value-type="string">
            <text:p>Premier Pacific Construction, Inc.</text:p>
          </table:table-cell>
        </table:table-row>
        <table:table-row table:style-name="ro1">
          <table:table-cell office:value-type="string">
            <text:p>PPD</text:p>
          </table:table-cell>
          <table:table-cell office:value-type="string">
            <text:p>PPD Inc</text:p>
          </table:table-cell>
        </table:table-row>
        <table:table-row table:style-name="ro1">
          <table:table-cell office:value-type="string">
            <text:p>PPG</text:p>
          </table:table-cell>
          <table:table-cell office:value-type="string">
            <text:p>PPG Industries Inc</text:p>
          </table:table-cell>
        </table:table-row>
        <table:table-row table:style-name="ro1">
          <table:table-cell office:value-type="string">
            <text:p>PPIH</text:p>
          </table:table-cell>
          <table:table-cell office:value-type="string">
            <text:p>Perma-Pipe International Holdings Inc</text:p>
          </table:table-cell>
        </table:table-row>
        <table:table-row table:style-name="ro1">
          <table:table-cell office:value-type="string">
            <text:p>PPII</text:p>
          </table:table-cell>
          <table:table-cell office:value-type="string">
            <text:p>Coenzyme A Inc.</text:p>
          </table:table-cell>
        </table:table-row>
        <table:table-row table:style-name="ro1">
          <table:table-cell office:value-type="string">
            <text:p>PPJE</text:p>
          </table:table-cell>
          <table:table-cell office:value-type="string">
            <text:p>PPJ Healthcare Enterprises, Inc.</text:p>
          </table:table-cell>
        </table:table-row>
        <table:table-row table:style-name="ro1">
          <table:table-cell office:value-type="string">
            <text:p>PPL</text:p>
          </table:table-cell>
          <table:table-cell office:value-type="string">
            <text:p>PPL Corp</text:p>
          </table:table-cell>
        </table:table-row>
        <table:table-row table:style-name="ro1">
          <table:table-cell office:value-type="string">
            <text:p>PPMD</text:p>
          </table:table-cell>
          <table:table-cell office:value-type="string">
            <text:p>Protide Pharmaceuticals, Inc.</text:p>
          </table:table-cell>
        </table:table-row>
        <table:table-row table:style-name="ro1">
          <table:table-cell office:value-type="string">
            <text:p>PPMH</text:p>
          </table:table-cell>
          <table:table-cell office:value-type="string">
            <text:p>Point to Point Methodics, Inc.</text:p>
          </table:table-cell>
        </table:table-row>
        <table:table-row table:style-name="ro1">
          <table:table-cell office:value-type="string">
            <text:p>PPMT</text:p>
          </table:table-cell>
          <table:table-cell office:value-type="string">
            <text:p>Profit Planners Management, Inc.</text:p>
          </table:table-cell>
        </table:table-row>
        <table:table-row table:style-name="ro1">
          <table:table-cell office:value-type="string">
            <text:p>PPPS</text:p>
          </table:table-cell>
          <table:table-cell office:value-type="string">
            <text:p>iSocialy, Inc.</text:p>
          </table:table-cell>
        </table:table-row>
        <table:table-row table:style-name="ro1">
          <table:table-cell office:value-type="string">
            <text:p>PPR</text:p>
          </table:table-cell>
          <table:table-cell office:value-type="string">
            <text:p>Voya Prime Rate Trust</text:p>
          </table:table-cell>
        </table:table-row>
        <table:table-row table:style-name="ro1">
          <table:table-cell office:value-type="string">
            <text:p>PPRG</text:p>
          </table:table-cell>
          <table:table-cell office:value-type="string">
            <text:p>Patient Portal Technologies, Inc.</text:p>
          </table:table-cell>
        </table:table-row>
        <table:table-row table:style-name="ro1">
          <table:table-cell office:value-type="string">
            <text:p>PPRW</text:p>
          </table:table-cell>
          <table:table-cell office:value-type="string">
            <text:p>Premier Power Renewable Energy, Inc.</text:p>
          </table:table-cell>
        </table:table-row>
        <table:table-row table:style-name="ro1">
          <table:table-cell office:value-type="string">
            <text:p>PPSI</text:p>
          </table:table-cell>
          <table:table-cell office:value-type="string">
            <text:p>Pioneer Power Solutions Inc</text:p>
          </table:table-cell>
        </table:table-row>
        <table:table-row table:style-name="ro1">
          <table:table-cell office:value-type="string">
            <text:p>PPT</text:p>
          </table:table-cell>
          <table:table-cell office:value-type="string">
            <text:p>Putnam Premier Income Trust</text:p>
          </table:table-cell>
        </table:table-row>
        <table:table-row table:style-name="ro1">
          <table:table-cell office:value-type="string">
            <text:p>PPTM</text:p>
          </table:table-cell>
          <table:table-cell office:value-type="string">
            <text:p>Peopleline Telecom, Inc.</text:p>
          </table:table-cell>
        </table:table-row>
        <table:table-row table:style-name="ro1">
          <table:table-cell office:value-type="string">
            <text:p>PPX</text:p>
          </table:table-cell>
          <table:table-cell office:value-type="string">
            <text:p>PPL Capital Funding Inc</text:p>
          </table:table-cell>
        </table:table-row>
        <table:table-row table:style-name="ro1">
          <table:table-cell office:value-type="string">
            <text:p>PQEFF</text:p>
          </table:table-cell>
          <table:table-cell office:value-type="string">
            <text:p>Petroteq Energy Inc.</text:p>
          </table:table-cell>
        </table:table-row>
        <table:table-row table:style-name="ro1">
          <table:table-cell office:value-type="string">
            <text:p>PQG</text:p>
          </table:table-cell>
          <table:table-cell office:value-type="string">
            <text:p>PQ Group Holdings Inc</text:p>
          </table:table-cell>
        </table:table-row>
        <table:table-row table:style-name="ro1">
          <table:table-cell office:value-type="string">
            <text:p>PRA</text:p>
          </table:table-cell>
          <table:table-cell office:value-type="string">
            <text:p>ProAssurance Corp</text:p>
          </table:table-cell>
        </table:table-row>
        <table:table-row table:style-name="ro1">
          <table:table-cell office:value-type="string">
            <text:p>PRAA</text:p>
          </table:table-cell>
          <table:table-cell office:value-type="string">
            <text:p>PRA Group Inc</text:p>
          </table:table-cell>
        </table:table-row>
        <table:table-row table:style-name="ro1">
          <table:table-cell office:value-type="string">
            <text:p>PRAC</text:p>
          </table:table-cell>
          <table:table-cell office:value-type="string">
            <text:p>Productivity Technologies Corp.</text:p>
          </table:table-cell>
        </table:table-row>
        <table:table-row table:style-name="ro1">
          <table:table-cell office:value-type="string">
            <text:p>PRAH</text:p>
          </table:table-cell>
          <table:table-cell office:value-type="string">
            <text:p>PRA Health Sciences Inc</text:p>
          </table:table-cell>
        </table:table-row>
        <table:table-row table:style-name="ro1">
          <table:table-cell office:value-type="string">
            <text:p>PRAX</text:p>
          </table:table-cell>
          <table:table-cell office:value-type="string">
            <text:p>Praxis Precision Medicines Inc</text:p>
          </table:table-cell>
        </table:table-row>
        <table:table-row table:style-name="ro1">
          <table:table-cell office:value-type="string">
            <text:p>PRCF</text:p>
          </table:table-cell>
          <table:table-cell office:value-type="string">
            <text:p>Protein Reactor Combined Fuels Inc</text:p>
          </table:table-cell>
        </table:table-row>
        <table:table-row table:style-name="ro1">
          <table:table-cell office:value-type="string">
            <text:p>PRCK</text:p>
          </table:table-cell>
          <table:table-cell office:value-type="string">
            <text:p>Placer Creek Mining Co.</text:p>
          </table:table-cell>
        </table:table-row>
        <table:table-row table:style-name="ro1">
          <table:table-cell office:value-type="string">
            <text:p>PRCP</text:p>
          </table:table-cell>
          <table:table-cell office:value-type="string">
            <text:p>Perceptron Inc</text:p>
          </table:table-cell>
        </table:table-row>
        <table:table-row table:style-name="ro1">
          <table:table-cell office:value-type="string">
            <text:p>PRDL</text:p>
          </table:table-cell>
          <table:table-cell office:value-type="string">
            <text:p>Profitable Developments, Inc.</text:p>
          </table:table-cell>
        </table:table-row>
        <table:table-row table:style-name="ro1">
          <table:table-cell office:value-type="string">
            <text:p>PRDO</text:p>
          </table:table-cell>
          <table:table-cell office:value-type="string">
            <text:p>Perdoceo Education Corp</text:p>
          </table:table-cell>
        </table:table-row>
        <table:table-row table:style-name="ro1">
          <table:table-cell office:value-type="string">
            <text:p>PREA</text:p>
          </table:table-cell>
          <table:table-cell office:value-type="string">
            <text:p>Pure Earth, Inc.</text:p>
          </table:table-cell>
        </table:table-row>
        <table:table-row table:style-name="ro1">
          <table:table-cell office:value-type="string">
            <text:p>PREC</text:p>
          </table:table-cell>
          <table:table-cell office:value-type="string">
            <text:p>Prestige Cars International, Inc.</text:p>
          </table:table-cell>
        </table:table-row>
        <table:table-row table:style-name="ro1">
          <table:table-cell office:value-type="string">
            <text:p>PRED</text:p>
          </table:table-cell>
          <table:table-cell office:value-type="string">
            <text:p>Predictive Technology Group, Inc.</text:p>
          </table:table-cell>
        </table:table-row>
        <table:table-row table:style-name="ro1">
          <table:table-cell office:value-type="string">
            <text:p>PRE-F</text:p>
          </table:table-cell>
          <table:table-cell office:value-type="string">
            <text:p>PartnerRe Ltd</text:p>
          </table:table-cell>
        </table:table-row>
        <table:table-row table:style-name="ro1">
          <table:table-cell office:value-type="string">
            <text:p>PRE-G</text:p>
          </table:table-cell>
          <table:table-cell office:value-type="string">
            <text:p>PartnerRe Ltd</text:p>
          </table:table-cell>
        </table:table-row>
        <table:table-row table:style-name="ro1">
          <table:table-cell office:value-type="string">
            <text:p>PRE-H</text:p>
          </table:table-cell>
          <table:table-cell office:value-type="string">
            <text:p>PartnerRe Ltd</text:p>
          </table:table-cell>
        </table:table-row>
        <table:table-row table:style-name="ro1">
          <table:table-cell office:value-type="string">
            <text:p>PRE-I</text:p>
          </table:table-cell>
          <table:table-cell office:value-type="string">
            <text:p>PartnerRe Ltd</text:p>
          </table:table-cell>
        </table:table-row>
        <table:table-row table:style-name="ro1">
          <table:table-cell office:value-type="string">
            <text:p>PREX</text:p>
          </table:table-cell>
          <table:table-cell office:value-type="string">
            <text:p>Progress Energy, Inc.</text:p>
          </table:table-cell>
        </table:table-row>
        <table:table-row table:style-name="ro1">
          <table:table-cell office:value-type="string">
            <text:p>PRFT</text:p>
          </table:table-cell>
          <table:table-cell office:value-type="string">
            <text:p>Perficient Inc</text:p>
          </table:table-cell>
        </table:table-row>
        <table:table-row table:style-name="ro1">
          <table:table-cell office:value-type="string">
            <text:p>PRGO</text:p>
          </table:table-cell>
          <table:table-cell office:value-type="string">
            <text:p>Perrigo Co PLC</text:p>
          </table:table-cell>
        </table:table-row>
        <table:table-row table:style-name="ro1">
          <table:table-cell office:value-type="string">
            <text:p>PRGS</text:p>
          </table:table-cell>
          <table:table-cell office:value-type="string">
            <text:p>Progress Software Corp</text:p>
          </table:table-cell>
        </table:table-row>
        <table:table-row table:style-name="ro1">
          <table:table-cell office:value-type="string">
            <text:p>PRGX</text:p>
          </table:table-cell>
          <table:table-cell office:value-type="string">
            <text:p>PRGX Global Inc</text:p>
          </table:table-cell>
        </table:table-row>
        <table:table-row table:style-name="ro1">
          <table:table-cell office:value-type="string">
            <text:p>PRH</text:p>
          </table:table-cell>
          <table:table-cell office:value-type="string">
            <text:p>Prudential Financial Inc</text:p>
          </table:table-cell>
        </table:table-row>
        <table:table-row table:style-name="ro1">
          <table:table-cell office:value-type="string">
            <text:p>PRHB</text:p>
          </table:table-cell>
          <table:table-cell office:value-type="string">
            <text:p>Pure H2O Bio-Technologies Inc.</text:p>
          </table:table-cell>
        </table:table-row>
        <table:table-row table:style-name="ro1">
          <table:table-cell office:value-type="string">
            <text:p>PRHL</text:p>
          </table:table-cell>
          <table:table-cell office:value-type="string">
            <text:p>Premier Holding Corp.</text:p>
          </table:table-cell>
        </table:table-row>
        <table:table-row table:style-name="ro1">
          <table:table-cell office:value-type="string">
            <text:p>PRHRQ</text:p>
          </table:table-cell>
          <table:table-cell office:value-type="string">
            <text:p>Petroshare Corp</text:p>
          </table:table-cell>
        </table:table-row>
        <table:table-row table:style-name="ro1">
          <table:table-cell office:value-type="string">
            <text:p>PRI</text:p>
          </table:table-cell>
          <table:table-cell office:value-type="string">
            <text:p>Primerica Inc</text:p>
          </table:table-cell>
        </table:table-row>
        <table:table-row table:style-name="ro1">
          <table:table-cell office:value-type="string">
            <text:p>PRIEF</text:p>
          </table:table-cell>
          <table:table-cell office:value-type="string">
            <text:p>Paleo Resources, Inc.</text:p>
          </table:table-cell>
        </table:table-row>
        <table:table-row table:style-name="ro1">
          <table:table-cell office:value-type="string">
            <text:p>PRIF-A</text:p>
          </table:table-cell>
          <table:table-cell office:value-type="string">
            <text:p>Priority Income Fund Inc</text:p>
          </table:table-cell>
        </table:table-row>
        <table:table-row table:style-name="ro1">
          <table:table-cell office:value-type="string">
            <text:p>PRIF-B</text:p>
          </table:table-cell>
          <table:table-cell office:value-type="string">
            <text:p>Priority Income Fund Inc</text:p>
          </table:table-cell>
        </table:table-row>
        <table:table-row table:style-name="ro1">
          <table:table-cell office:value-type="string">
            <text:p>PRIF-C</text:p>
          </table:table-cell>
          <table:table-cell office:value-type="string">
            <text:p>Priority Income Fund Inc</text:p>
          </table:table-cell>
        </table:table-row>
        <table:table-row table:style-name="ro1">
          <table:table-cell office:value-type="string">
            <text:p>PRIF-D</text:p>
          </table:table-cell>
          <table:table-cell office:value-type="string">
            <text:p>Priority Income Fund Inc</text:p>
          </table:table-cell>
        </table:table-row>
        <table:table-row table:style-name="ro1">
          <table:table-cell office:value-type="string">
            <text:p>PRIF-E</text:p>
          </table:table-cell>
          <table:table-cell office:value-type="string">
            <text:p>Priority Income Fund Inc</text:p>
          </table:table-cell>
        </table:table-row>
        <table:table-row table:style-name="ro1">
          <table:table-cell office:value-type="string">
            <text:p>PRIM</text:p>
          </table:table-cell>
          <table:table-cell office:value-type="string">
            <text:p>Primoris Services Corp</text:p>
          </table:table-cell>
        </table:table-row>
        <table:table-row table:style-name="ro1">
          <table:table-cell office:value-type="string">
            <text:p>PRK</text:p>
          </table:table-cell>
          <table:table-cell office:value-type="string">
            <text:p>Park National Corp</text:p>
          </table:table-cell>
        </table:table-row>
        <table:table-row table:style-name="ro1">
          <table:table-cell office:value-type="string">
            <text:p>PRKA</text:p>
          </table:table-cell>
          <table:table-cell office:value-type="string">
            <text:p>Parks! America, Inc.</text:p>
          </table:table-cell>
        </table:table-row>
        <table:table-row table:style-name="ro1">
          <table:table-cell office:value-type="string">
            <text:p>PRKR</text:p>
          </table:table-cell>
          <table:table-cell office:value-type="string">
            <text:p>Parkervision, Inc.</text:p>
          </table:table-cell>
        </table:table-row>
        <table:table-row table:style-name="ro1">
          <table:table-cell office:value-type="string">
            <text:p>PRKV</text:p>
          </table:table-cell>
          <table:table-cell office:value-type="string">
            <text:p>ParkVida Group, Inc.</text:p>
          </table:table-cell>
        </table:table-row>
        <table:table-row table:style-name="ro1">
          <table:table-cell office:value-type="string">
            <text:p>PRLB</text:p>
          </table:table-cell>
          <table:table-cell office:value-type="string">
            <text:p>Proto Labs Inc</text:p>
          </table:table-cell>
        </table:table-row>
        <table:table-row table:style-name="ro1">
          <table:table-cell office:value-type="string">
            <text:p>PRLEP</text:p>
          </table:table-cell>
          <table:table-cell office:value-type="string">
            <text:p>Pillarstone Capital REIT</text:p>
          </table:table-cell>
        </table:table-row>
        <table:table-row table:style-name="ro1">
          <table:table-cell office:value-type="string">
            <text:p>PRLO</text:p>
          </table:table-cell>
          <table:table-cell office:value-type="string">
            <text:p>Prologic Management Systems, Inc.</text:p>
          </table:table-cell>
        </table:table-row>
        <table:table-row table:style-name="ro1">
          <table:table-cell office:value-type="string">
            <text:p>PRLX</text:p>
          </table:table-cell>
          <table:table-cell office:value-type="string">
            <text:p>Parallax Health Sciences Inc.</text:p>
          </table:table-cell>
        </table:table-row>
        <table:table-row table:style-name="ro1">
          <table:table-cell office:value-type="string">
            <text:p>PRLX</text:p>
          </table:table-cell>
          <table:table-cell office:value-type="string">
            <text:p>Parallax Health Sciences Inc.</text:p>
          </table:table-cell>
        </table:table-row>
        <table:table-row table:style-name="ro1">
          <table:table-cell office:value-type="string">
            <text:p>PRMK</text:p>
          </table:table-cell>
          <table:table-cell office:value-type="string">
            <text:p>ProConcept Marketing Group, Inc.</text:p>
          </table:table-cell>
        </table:table-row>
        <table:table-row table:style-name="ro1">
          <table:table-cell office:value-type="string">
            <text:p>PRMO</text:p>
          </table:table-cell>
          <table:table-cell office:value-type="string">
            <text:p>Prom Resources, Inc.</text:p>
          </table:table-cell>
        </table:table-row>
        <table:table-row table:style-name="ro1">
          <table:table-cell office:value-type="string">
            <text:p>PRMW</text:p>
          </table:table-cell>
          <table:table-cell office:value-type="string">
            <text:p>Primo Water Corp</text:p>
          </table:table-cell>
        </table:table-row>
        <table:table-row table:style-name="ro1">
          <table:table-cell office:value-type="string">
            <text:p>PRMW</text:p>
          </table:table-cell>
          <table:table-cell office:value-type="string">
            <text:p>Primo Water Corp</text:p>
          </table:table-cell>
        </table:table-row>
        <table:table-row table:style-name="ro1">
          <table:table-cell office:value-type="string">
            <text:p>PRNB</text:p>
          </table:table-cell>
          <table:table-cell office:value-type="string">
            <text:p>Principia Biopharma Inc</text:p>
          </table:table-cell>
        </table:table-row>
        <table:table-row table:style-name="ro1">
          <table:table-cell office:value-type="string">
            <text:p>PRNI</text:p>
          </table:table-cell>
          <table:table-cell office:value-type="string">
            <text:p>Printron, Inc.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PROS Holdings Inc</text:p>
          </table:table-cell>
        </table:table-row>
        <table:table-row table:style-name="ro1">
          <table:table-cell office:value-type="string">
            <text:p>PROF</text:p>
          </table:table-cell>
          <table:table-cell office:value-type="string">
            <text:p>Profound Medical Corp</text:p>
          </table:table-cell>
        </table:table-row>
        <table:table-row table:style-name="ro1">
          <table:table-cell office:value-type="string">
            <text:p>PROG</text:p>
          </table:table-cell>
          <table:table-cell office:value-type="string">
            <text:p>Progenity Inc</text:p>
          </table:table-cell>
        </table:table-row>
        <table:table-row table:style-name="ro1">
          <table:table-cell office:value-type="string">
            <text:p>PROM</text:p>
          </table:table-cell>
          <table:table-cell office:value-type="string">
            <text:p>Propel Media, Inc.</text:p>
          </table:table-cell>
        </table:table-row>
        <table:table-row table:style-name="ro1">
          <table:table-cell office:value-type="string">
            <text:p>PROP</text:p>
          </table:table-cell>
          <table:table-cell office:value-type="string">
            <text:p>Pledge Petroleum Corp.</text:p>
          </table:table-cell>
        </table:table-row>
        <table:table-row table:style-name="ro1">
          <table:table-cell office:value-type="string">
            <text:p>PROS</text:p>
          </table:table-cell>
          <table:table-cell office:value-type="string">
            <text:p>ProSight Global Inc</text:p>
          </table:table-cell>
        </table:table-row>
        <table:table-row table:style-name="ro1">
          <table:table-cell office:value-type="string">
            <text:p>PROT</text:p>
          </table:table-cell>
          <table:table-cell office:value-type="string">
            <text:p>Proteonomix, Inc.</text:p>
          </table:table-cell>
        </table:table-row>
        <table:table-row table:style-name="ro1">
          <table:table-cell office:value-type="string">
            <text:p>PROV</text:p>
          </table:table-cell>
          <table:table-cell office:value-type="string">
            <text:p>Provident Financial Holdings Inc</text:p>
          </table:table-cell>
        </table:table-row>
        <table:table-row table:style-name="ro1">
          <table:table-cell office:value-type="string">
            <text:p>PROXQ</text:p>
          </table:table-cell>
          <table:table-cell office:value-type="string">
            <text:p>Proxim Corp.</text:p>
          </table:table-cell>
        </table:table-row>
        <table:table-row table:style-name="ro1">
          <table:table-cell office:value-type="string">
            <text:p>PRPH</text:p>
          </table:table-cell>
          <table:table-cell office:value-type="string">
            <text:p>ProPhase Labs Inc</text:p>
          </table:table-cell>
        </table:table-row>
        <table:table-row table:style-name="ro1">
          <table:table-cell office:value-type="string">
            <text:p>PRPI</text:p>
          </table:table-cell>
          <table:table-cell office:value-type="string">
            <text:p>Perpetual Industries Inc.</text:p>
          </table:table-cell>
        </table:table-row>
        <table:table-row table:style-name="ro1">
          <table:table-cell office:value-type="string">
            <text:p>PRPL</text:p>
          </table:table-cell>
          <table:table-cell office:value-type="string">
            <text:p>Purple Innovation Inc</text:p>
          </table:table-cell>
        </table:table-row>
        <table:table-row table:style-name="ro1">
          <table:table-cell office:value-type="string">
            <text:p>PRPLW</text:p>
          </table:table-cell>
          <table:table-cell office:value-type="string">
            <text:p>Purple Innovation, Inc. </text:p>
          </table:table-cell>
        </table:table-row>
        <table:table-row table:style-name="ro1">
          <table:table-cell office:value-type="string">
            <text:p>PRPM</text:p>
          </table:table-cell>
          <table:table-cell office:value-type="string">
            <text:p>ProTek Capital, Inc.</text:p>
          </table:table-cell>
        </table:table-row>
        <table:table-row table:style-name="ro1">
          <table:table-cell office:value-type="string">
            <text:p>PRPO</text:p>
          </table:table-cell>
          <table:table-cell office:value-type="string">
            <text:p>Precipio Inc</text:p>
          </table:table-cell>
        </table:table-row>
        <table:table-row table:style-name="ro1">
          <table:table-cell office:value-type="string">
            <text:p>PRQR</text:p>
          </table:table-cell>
          <table:table-cell office:value-type="string">
            <text:p>ProQR Therapeutics NV</text:p>
          </table:table-cell>
        </table:table-row>
        <table:table-row table:style-name="ro1">
          <table:table-cell office:value-type="string">
            <text:p>PRRE</text:p>
          </table:table-cell>
          <table:table-cell office:value-type="string">
            <text:p>Praetorian Property, Inc. </text:p>
          </table:table-cell>
        </table:table-row>
        <table:table-row table:style-name="ro1">
          <table:table-cell office:value-type="string">
            <text:p>PRSC</text:p>
          </table:table-cell>
          <table:table-cell office:value-type="string">
            <text:p>Providence Service Corp-The</text:p>
          </table:table-cell>
        </table:table-row>
        <table:table-row table:style-name="ro1">
          <table:table-cell office:value-type="string">
            <text:p>PRSP</text:p>
          </table:table-cell>
          <table:table-cell office:value-type="string">
            <text:p>Perspecta Inc</text:p>
          </table:table-cell>
        </table:table-row>
        <table:table-row table:style-name="ro1">
          <table:table-cell office:value-type="string">
            <text:p>PRT</text:p>
          </table:table-cell>
          <table:table-cell office:value-type="string">
            <text:p>PermRock Royalty Trust</text:p>
          </table:table-cell>
        </table:table-row>
        <table:table-row table:style-name="ro1">
          <table:table-cell office:value-type="string">
            <text:p>PRTA</text:p>
          </table:table-cell>
          <table:table-cell office:value-type="string">
            <text:p>Prothena Corp PLC</text:p>
          </table:table-cell>
        </table:table-row>
        <table:table-row table:style-name="ro1">
          <table:table-cell office:value-type="string">
            <text:p>PRTH</text:p>
          </table:table-cell>
          <table:table-cell office:value-type="string">
            <text:p>Priority Technology Holdings Inc</text:p>
          </table:table-cell>
        </table:table-row>
        <table:table-row table:style-name="ro1">
          <table:table-cell office:value-type="string">
            <text:p>PRTHW</text:p>
          </table:table-cell>
          <table:table-cell office:value-type="string">
            <text:p>Priority Technology Holdings, Inc.</text:p>
          </table:table-cell>
        </table:table-row>
        <table:table-row table:style-name="ro1">
          <table:table-cell office:value-type="string">
            <text:p>PRTK</text:p>
          </table:table-cell>
          <table:table-cell office:value-type="string">
            <text:p>Paratek Pharmaceuticals Inc</text:p>
          </table:table-cell>
        </table:table-row>
        <table:table-row table:style-name="ro1">
          <table:table-cell office:value-type="string">
            <text:p>PRTR</text:p>
          </table:table-cell>
          <table:table-cell office:value-type="string">
            <text:p>Precicion Trim Inc</text:p>
          </table:table-cell>
        </table:table-row>
        <table:table-row table:style-name="ro1">
          <table:table-cell office:value-type="string">
            <text:p>PRTS</text:p>
          </table:table-cell>
          <table:table-cell office:value-type="string">
            <text:p>US Auto Parts Network Inc</text:p>
          </table:table-cell>
        </table:table-row>
        <table:table-row table:style-name="ro1">
          <table:table-cell office:value-type="string">
            <text:p>PRTX</text:p>
          </table:table-cell>
          <table:table-cell office:value-type="string">
            <text:p>Protalex, Inc.</text:p>
          </table:table-cell>
        </table:table-row>
        <table:table-row table:style-name="ro1">
          <table:table-cell office:value-type="string">
            <text:p>PRTY</text:p>
          </table:table-cell>
          <table:table-cell office:value-type="string">
            <text:p>Party City Holdco Inc</text:p>
          </table:table-cell>
        </table:table-row>
        <table:table-row table:style-name="ro1">
          <table:table-cell office:value-type="string">
            <text:p>PRU</text:p>
          </table:table-cell>
          <table:table-cell office:value-type="string">
            <text:p>Prudential Financial Inc</text:p>
          </table:table-cell>
        </table:table-row>
        <table:table-row table:style-name="ro1">
          <table:table-cell office:value-type="string">
            <text:p>PRVB</text:p>
          </table:table-cell>
          <table:table-cell office:value-type="string">
            <text:p>Provention Bio Inc</text:p>
          </table:table-cell>
        </table:table-row>
        <table:table-row table:style-name="ro1">
          <table:table-cell office:value-type="string">
            <text:p>PRVB</text:p>
          </table:table-cell>
          <table:table-cell office:value-type="string">
            <text:p>Provention Bio Inc</text:p>
          </table:table-cell>
        </table:table-row>
        <table:table-row table:style-name="ro1">
          <table:table-cell office:value-type="string">
            <text:p>PRVL</text:p>
          </table:table-cell>
          <table:table-cell office:value-type="string">
            <text:p>Prevail Therapeutics Inc</text:p>
          </table:table-cell>
        </table:table-row>
        <table:table-row table:style-name="ro1">
          <table:table-cell office:value-type="string">
            <text:p>PRVU</text:p>
          </table:table-cell>
          <table:table-cell office:value-type="string">
            <text:p>PreVu, Inc.</text:p>
          </table:table-cell>
        </table:table-row>
        <table:table-row table:style-name="ro1">
          <table:table-cell office:value-type="string">
            <text:p>PRXG</text:p>
          </table:table-cell>
          <table:table-cell office:value-type="string">
            <text:p>Pernix Group, Inc.</text:p>
          </table:table-cell>
        </table:table-row>
        <table:table-row table:style-name="ro1">
          <table:table-cell office:value-type="string">
            <text:p>PRXIQ</text:p>
          </table:table-cell>
          <table:table-cell office:value-type="string">
            <text:p>Premier Exhibitions, Inc.</text:p>
          </table:table-cell>
        </table:table-row>
        <table:table-row table:style-name="ro1">
          <table:table-cell office:value-type="string">
            <text:p>PRXM</text:p>
          </table:table-cell>
          <table:table-cell office:value-type="string">
            <text:p>Proxim Wireless Corp.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Pluralsight Inc</text:p>
          </table:table-cell>
        </table:table-row>
        <table:table-row table:style-name="ro1">
          <table:table-cell office:value-type="string">
            <text:p>PSA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B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C</text:p>
          </table:table-cell>
          <table:table-cell office:value-type="string">
            <text:p>Property Solutions Acquisition Corp</text:p>
          </table:table-cell>
        </table:table-row>
        <table:table-row table:style-name="ro1">
          <table:table-cell office:value-type="string">
            <text:p>PSA-C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D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E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F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G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H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J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K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V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W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A-X</text:p>
          </table:table-cell>
          <table:table-cell office:value-type="string">
            <text:p>Public Storage</text:p>
          </table:table-cell>
        </table:table-row>
        <table:table-row table:style-name="ro1">
          <table:table-cell office:value-type="string">
            <text:p>PSB</text:p>
          </table:table-cell>
          <table:table-cell office:value-type="string">
            <text:p>PS Business Parks Inc</text:p>
          </table:table-cell>
        </table:table-row>
        <table:table-row table:style-name="ro1">
          <table:table-cell office:value-type="string">
            <text:p>PSBC</text:p>
          </table:table-cell>
          <table:table-cell office:value-type="string">
            <text:p>Pacific State Bancorp</text:p>
          </table:table-cell>
        </table:table-row>
        <table:table-row table:style-name="ro1">
          <table:table-cell office:value-type="string">
            <text:p>PSBQ</text:p>
          </table:table-cell>
          <table:table-cell office:value-type="string">
            <text:p>PSB Holdings Inc.</text:p>
          </table:table-cell>
        </table:table-row>
        <table:table-row table:style-name="ro1">
          <table:table-cell office:value-type="string">
            <text:p>PSB-W</text:p>
          </table:table-cell>
          <table:table-cell office:value-type="string">
            <text:p>PS Business Parks Inc</text:p>
          </table:table-cell>
        </table:table-row>
        <table:table-row table:style-name="ro1">
          <table:table-cell office:value-type="string">
            <text:p>PSB-X</text:p>
          </table:table-cell>
          <table:table-cell office:value-type="string">
            <text:p>PS Business Parks Inc</text:p>
          </table:table-cell>
        </table:table-row>
        <table:table-row table:style-name="ro1">
          <table:table-cell office:value-type="string">
            <text:p>PSB-Y</text:p>
          </table:table-cell>
          <table:table-cell office:value-type="string">
            <text:p>PS Business Parks Inc</text:p>
          </table:table-cell>
        </table:table-row>
        <table:table-row table:style-name="ro1">
          <table:table-cell office:value-type="string">
            <text:p>PSB-Z</text:p>
          </table:table-cell>
          <table:table-cell office:value-type="string">
            <text:p>PS Business Parks Inc</text:p>
          </table:table-cell>
        </table:table-row>
        <table:table-row table:style-name="ro1">
          <table:table-cell office:value-type="string">
            <text:p>PSCO</text:p>
          </table:table-cell>
          <table:table-cell office:value-type="string">
            <text:p>Protosource Corp.</text:p>
          </table:table-cell>
        </table:table-row>
        <table:table-row table:style-name="ro1">
          <table:table-cell office:value-type="string">
            <text:p>PSCR</text:p>
          </table:table-cell>
          <table:table-cell office:value-type="string">
            <text:p>Proto Script Pharmaceutical Corp.</text:p>
          </table:table-cell>
        </table:table-row>
        <table:table-row table:style-name="ro1">
          <table:table-cell office:value-type="string">
            <text:p>PSDI</text:p>
          </table:table-cell>
          <table:table-cell office:value-type="string">
            <text:p>Presidion Corp.</text:p>
          </table:table-cell>
        </table:table-row>
        <table:table-row table:style-name="ro1">
          <table:table-cell office:value-type="string">
            <text:p>PSEC</text:p>
          </table:table-cell>
          <table:table-cell office:value-type="string">
            <text:p>Prospect Capital Corp</text:p>
          </table:table-cell>
        </table:table-row>
        <table:table-row table:style-name="ro1">
          <table:table-cell office:value-type="string">
            <text:p>PSF</text:p>
          </table:table-cell>
          <table:table-cell office:value-type="string">
            <text:p>Cohen &amp; Steers Select Preferred and Income Fund Inc</text:p>
          </table:table-cell>
        </table:table-row>
        <table:table-row table:style-name="ro1">
          <table:table-cell office:value-type="string">
            <text:p>PSFT</text:p>
          </table:table-cell>
          <table:table-cell office:value-type="string">
            <text:p>Powersafe Technology Corp.</text:p>
          </table:table-cell>
        </table:table-row>
        <table:table-row table:style-name="ro1">
          <table:table-cell office:value-type="string">
            <text:p>PSGR</text:p>
          </table:table-cell>
          <table:table-cell office:value-type="string">
            <text:p>Pershing Resources Company, Inc.</text:p>
          </table:table-cell>
        </table:table-row>
        <table:table-row table:style-name="ro1">
          <table:table-cell office:value-type="string">
            <text:p>PSHG</text:p>
          </table:table-cell>
          <table:table-cell office:value-type="string">
            <text:p>Performance Shipping Inc</text:p>
          </table:table-cell>
        </table:table-row>
        <table:table-row table:style-name="ro1">
          <table:table-cell office:value-type="string">
            <text:p>PSIQ</text:p>
          </table:table-cell>
          <table:table-cell office:value-type="string">
            <text:p>Profile Solutions, Inc.</text:p>
          </table:table-cell>
        </table:table-row>
        <table:table-row table:style-name="ro1">
          <table:table-cell office:value-type="string">
            <text:p>PSIX</text:p>
          </table:table-cell>
          <table:table-cell office:value-type="string">
            <text:p>Power Solutions International, Inc.</text:p>
          </table:table-cell>
        </table:table-row>
        <table:table-row table:style-name="ro1">
          <table:table-cell office:value-type="string">
            <text:p>PSLV</text:p>
          </table:table-cell>
          <table:table-cell office:value-type="string">
            <text:p>Sprott Physical Silver Trust</text:p>
          </table:table-cell>
        </table:table-row>
        <table:table-row table:style-name="ro1">
          <table:table-cell office:value-type="string">
            <text:p>PSMT</text:p>
          </table:table-cell>
          <table:table-cell office:value-type="string">
            <text:p>PriceSmart Inc</text:p>
          </table:table-cell>
        </table:table-row>
        <table:table-row table:style-name="ro1">
          <table:table-cell office:value-type="string">
            <text:p>PSN</text:p>
          </table:table-cell>
          <table:table-cell office:value-type="string">
            <text:p>Parsons Corp</text:p>
          </table:table-cell>
        </table:table-row>
        <table:table-row table:style-name="ro1">
          <table:table-cell office:value-type="string">
            <text:p>PSNL</text:p>
          </table:table-cell>
          <table:table-cell office:value-type="string">
            <text:p>Personalis Inc</text:p>
          </table:table-cell>
        </table:table-row>
        <table:table-row table:style-name="ro1">
          <table:table-cell office:value-type="string">
            <text:p>PSO</text:p>
          </table:table-cell>
          <table:table-cell office:value-type="string">
            <text:p>Pearson PLC</text:p>
          </table:table-cell>
        </table:table-row>
        <table:table-row table:style-name="ro1">
          <table:table-cell office:value-type="string">
            <text:p>PSRU</text:p>
          </table:table-cell>
          <table:table-cell office:value-type="string">
            <text:p>VALIANT EAGLE INC.</text:p>
          </table:table-cell>
        </table:table-row>
        <table:table-row table:style-name="ro1">
          <table:table-cell office:value-type="string">
            <text:p>PSSR</text:p>
          </table:table-cell>
          <table:table-cell office:value-type="string">
            <text:p>PASSUR Aerospace, Inc.</text:p>
          </table:table-cell>
        </table:table-row>
        <table:table-row table:style-name="ro1">
          <table:table-cell office:value-type="string">
            <text:p>PSSS</text:p>
          </table:table-cell>
          <table:table-cell office:value-type="string">
            <text:p>Puissant Industries, Inc.</text:p>
          </table:table-cell>
        </table:table-row>
        <table:table-row table:style-name="ro1">
          <table:table-cell office:value-type="string">
            <text:p>PSTG</text:p>
          </table:table-cell>
          <table:table-cell office:value-type="string">
            <text:p>Pure Storage Inc</text:p>
          </table:table-cell>
        </table:table-row>
        <table:table-row table:style-name="ro1">
          <table:table-cell office:value-type="string">
            <text:p>PSTH</text:p>
          </table:table-cell>
          <table:table-cell office:value-type="string">
            <text:p>Pershing Square Tontine Holdings Ltd</text:p>
          </table:table-cell>
        </table:table-row>
        <table:table-row table:style-name="ro1">
          <table:table-cell office:value-type="string">
            <text:p>PSTI</text:p>
          </table:table-cell>
          <table:table-cell office:value-type="string">
            <text:p>Pluristem Therapeutics Inc</text:p>
          </table:table-cell>
        </table:table-row>
        <table:table-row table:style-name="ro1">
          <table:table-cell office:value-type="string">
            <text:p>PSTL</text:p>
          </table:table-cell>
          <table:table-cell office:value-type="string">
            <text:p>Postal Realty Trust Inc</text:p>
          </table:table-cell>
        </table:table-row>
        <table:table-row table:style-name="ro1">
          <table:table-cell office:value-type="string">
            <text:p>PSTO</text:p>
          </table:table-cell>
          <table:table-cell office:value-type="string">
            <text:p>Powerstorm Holdings, Inc.</text:p>
          </table:table-cell>
        </table:table-row>
        <table:table-row table:style-name="ro1">
          <table:table-cell office:value-type="string">
            <text:p>PSTRQ</text:p>
          </table:table-cell>
          <table:table-cell office:value-type="string">
            <text:p>PostRock Energy Corp</text:p>
          </table:table-cell>
        </table:table-row>
        <table:table-row table:style-name="ro1">
          <table:table-cell office:value-type="string">
            <text:p>PSTV</text:p>
          </table:table-cell>
          <table:table-cell office:value-type="string">
            <text:p>Plus Therapeutics Inc</text:p>
          </table:table-cell>
        </table:table-row>
        <table:table-row table:style-name="ro1">
          <table:table-cell office:value-type="string">
            <text:p>PSUD</text:p>
          </table:table-cell>
          <table:table-cell office:value-type="string">
            <text:p>PetroSun, Inc.</text:p>
          </table:table-cell>
        </table:table-row>
        <table:table-row table:style-name="ro1">
          <table:table-cell office:value-type="string">
            <text:p>PSV</text:p>
          </table:table-cell>
          <table:table-cell office:value-type="string">
            <text:p>Hermitage Offshore Services Ltd</text:p>
          </table:table-cell>
        </table:table-row>
        <table:table-row table:style-name="ro1">
          <table:table-cell office:value-type="string">
            <text:p>PSWR</text:p>
          </table:table-cell>
          <table:table-cell office:value-type="string">
            <text:p>Prism Software Corp.</text:p>
          </table:table-cell>
        </table:table-row>
        <table:table-row table:style-name="ro1">
          <table:table-cell office:value-type="string">
            <text:p>PSX</text:p>
          </table:table-cell>
          <table:table-cell office:value-type="string">
            <text:p>Phillips 66</text:p>
          </table:table-cell>
        </table:table-row>
        <table:table-row table:style-name="ro1">
          <table:table-cell office:value-type="string">
            <text:p>PSXP</text:p>
          </table:table-cell>
          <table:table-cell office:value-type="string">
            <text:p>Phillips 66 Partners LP</text:p>
          </table:table-cell>
        </table:table-row>
        <table:table-row table:style-name="ro1">
          <table:table-cell office:value-type="string">
            <text:p>PSYC</text:p>
          </table:table-cell>
          <table:table-cell office:value-type="string">
            <text:p>Global Trac Solutions Inc.</text:p>
          </table:table-cell>
        </table:table-row>
        <table:table-row table:style-name="ro1">
          <table:table-cell office:value-type="string">
            <text:p>PSYS</text:p>
          </table:table-cell>
          <table:table-cell office:value-type="string">
            <text:p>Paradigm System Solutions, Inc.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intec Technology Holdings Ltd</text:p>
          </table:table-cell>
        </table:table-row>
        <table:table-row table:style-name="ro1">
          <table:table-cell office:value-type="string">
            <text:p>PTAC</text:p>
          </table:table-cell>
          <table:table-cell office:value-type="string">
            <text:p>PropTech Acquisition Corp</text:p>
          </table:table-cell>
        </table:table-row>
        <table:table-row table:style-name="ro1">
          <table:table-cell office:value-type="string">
            <text:p>PTAH</text:p>
          </table:table-cell>
          <table:table-cell office:value-type="string">
            <text:p>PTA Holdings, Inc.</text:p>
          </table:table-cell>
        </table:table-row>
        <table:table-row table:style-name="ro1">
          <table:table-cell office:value-type="string">
            <text:p>PTBS</text:p>
          </table:table-cell>
          <table:table-cell office:value-type="string">
            <text:p>Potomac Bancshares, Inc.</text:p>
          </table:table-cell>
        </table:table-row>
        <table:table-row table:style-name="ro1">
          <table:table-cell office:value-type="string">
            <text:p>PTBTQ</text:p>
          </table:table-cell>
          <table:table-cell office:value-type="string">
            <text:p>Pope &amp; Talbot, Inc.</text:p>
          </table:table-cell>
        </table:table-row>
        <table:table-row table:style-name="ro1">
          <table:table-cell office:value-type="string">
            <text:p>PTC</text:p>
          </table:table-cell>
          <table:table-cell office:value-type="string">
            <text:p>PTC Inc</text:p>
          </table:table-cell>
        </table:table-row>
        <table:table-row table:style-name="ro1">
          <table:table-cell office:value-type="string">
            <text:p>PTCO</text:p>
          </table:table-cell>
          <table:table-cell office:value-type="string">
            <text:p>PetroGas Company</text:p>
          </table:table-cell>
        </table:table-row>
        <table:table-row table:style-name="ro1">
          <table:table-cell office:value-type="string">
            <text:p>PTCP</text:p>
          </table:table-cell>
          <table:table-cell office:value-type="string">
            <text:p>Petrocorp, Inc.</text:p>
          </table:table-cell>
        </table:table-row>
        <table:table-row table:style-name="ro1">
          <table:table-cell office:value-type="string">
            <text:p>PTCT</text:p>
          </table:table-cell>
          <table:table-cell office:value-type="string">
            <text:p>PTC Therapeutics Inc</text:p>
          </table:table-cell>
        </table:table-row>
        <table:table-row table:style-name="ro1">
          <table:table-cell office:value-type="string">
            <text:p>PTE</text:p>
          </table:table-cell>
          <table:table-cell office:value-type="string">
            <text:p>PolarityTE Inc</text:p>
          </table:table-cell>
        </table:table-row>
        <table:table-row table:style-name="ro1">
          <table:table-cell office:value-type="string">
            <text:p>PTEL</text:p>
          </table:table-cell>
          <table:table-cell office:value-type="string">
            <text:p>Pegasus Tel, Inc.</text:p>
          </table:table-cell>
        </table:table-row>
        <table:table-row table:style-name="ro1">
          <table:table-cell office:value-type="string">
            <text:p>PTEN</text:p>
          </table:table-cell>
          <table:table-cell office:value-type="string">
            <text:p>Patterson-UTI Energy Inc</text:p>
          </table:table-cell>
        </table:table-row>
        <table:table-row table:style-name="ro1">
          <table:table-cell office:value-type="string">
            <text:p>PTEO</text:p>
          </table:table-cell>
          <table:table-cell office:value-type="string">
            <text:p>Proteo, Inc.</text:p>
          </table:table-cell>
        </table:table-row>
        <table:table-row table:style-name="ro1">
          <table:table-cell office:value-type="string">
            <text:p>PTGCY</text:p>
          </table:table-cell>
          <table:table-cell office:value-type="string">
            <text:p>PHAROL SGPS</text:p>
          </table:table-cell>
        </table:table-row>
        <table:table-row table:style-name="ro1">
          <table:table-cell office:value-type="string">
            <text:p>PTGX</text:p>
          </table:table-cell>
          <table:table-cell office:value-type="string">
            <text:p>Protagonist Therapeutics Inc</text:p>
          </table:table-cell>
        </table:table-row>
        <table:table-row table:style-name="ro1">
          <table:table-cell office:value-type="string">
            <text:p>PTI</text:p>
          </table:table-cell>
          <table:table-cell office:value-type="string">
            <text:p>Proteostasis Therapeutics Inc</text:p>
          </table:table-cell>
        </table:table-row>
        <table:table-row table:style-name="ro1">
          <table:table-cell office:value-type="string">
            <text:p>PTIX</text:p>
          </table:table-cell>
          <table:table-cell office:value-type="string">
            <text:p>Protagenic Therapeutics, Inc.</text:p>
          </table:table-cell>
        </table:table-row>
        <table:table-row table:style-name="ro1">
          <table:table-cell office:value-type="string">
            <text:p>PTLA</text:p>
          </table:table-cell>
          <table:table-cell office:value-type="string">
            <text:p>Portola Pharmaceuticals Inc</text:p>
          </table:table-cell>
        </table:table-row>
        <table:table-row table:style-name="ro1">
          <table:table-cell office:value-type="string">
            <text:p>PTLF</text:p>
          </table:table-cell>
          <table:table-cell office:value-type="string">
            <text:p>Petlife Pharmaceuticals, Inc.</text:p>
          </table:table-cell>
        </table:table-row>
        <table:table-row table:style-name="ro1">
          <table:table-cell office:value-type="string">
            <text:p>PTN</text:p>
          </table:table-cell>
          <table:table-cell office:value-type="string">
            <text:p>Palatin Technologies Inc</text:p>
          </table:table-cell>
        </table:table-row>
        <table:table-row table:style-name="ro1">
          <table:table-cell office:value-type="string">
            <text:p>PTNR</text:p>
          </table:table-cell>
          <table:table-cell office:value-type="string">
            <text:p>Partner Communications Co Ltd</text:p>
          </table:table-cell>
        </table:table-row>
        <table:table-row table:style-name="ro1">
          <table:table-cell office:value-type="string">
            <text:p>PTOG</text:p>
          </table:table-cell>
          <table:table-cell office:value-type="string">
            <text:p>Petrotech Oil &amp; Gas, Inc.</text:p>
          </table:table-cell>
        </table:table-row>
        <table:table-row table:style-name="ro1">
          <table:table-cell office:value-type="string">
            <text:p>PTOI</text:p>
          </table:table-cell>
          <table:table-cell office:value-type="string">
            <text:p>Plastic2Oil, Inc.</text:p>
          </table:table-cell>
        </table:table-row>
        <table:table-row table:style-name="ro1">
          <table:table-cell office:value-type="string">
            <text:p>PTON</text:p>
          </table:table-cell>
          <table:table-cell office:value-type="string">
            <text:p>Peloton Interactive Inc</text:p>
          </table:table-cell>
        </table:table-row>
        <table:table-row table:style-name="ro1">
          <table:table-cell office:value-type="string">
            <text:p>PTOP</text:p>
          </table:table-cell>
          <table:table-cell office:value-type="string">
            <text:p>Peer to Peer Network</text:p>
          </table:table-cell>
        </table:table-row>
        <table:table-row table:style-name="ro1">
          <table:table-cell office:value-type="string">
            <text:p>PTPF</text:p>
          </table:table-cell>
          <table:table-cell office:value-type="string">
            <text:p>All Marketing Solutions Inc.</text:p>
          </table:table-cell>
        </table:table-row>
        <table:table-row table:style-name="ro1">
          <table:table-cell office:value-type="string">
            <text:p>PTQQF</text:p>
          </table:table-cell>
          <table:table-cell office:value-type="string">
            <text:p>Protech Home Medical Corp.</text:p>
          </table:table-cell>
        </table:table-row>
        <table:table-row table:style-name="ro1">
          <table:table-cell office:value-type="string">
            <text:p>PTR</text:p>
          </table:table-cell>
          <table:table-cell office:value-type="string">
            <text:p>PetroChina Co Ltd</text:p>
          </table:table-cell>
        </table:table-row>
        <table:table-row table:style-name="ro1">
          <table:table-cell office:value-type="string">
            <text:p>PTRC</text:p>
          </table:table-cell>
          <table:table-cell office:value-type="string">
            <text:p>Petro River Oil Corp.</text:p>
          </table:table-cell>
        </table:table-row>
        <table:table-row table:style-name="ro1">
          <table:table-cell office:value-type="string">
            <text:p>PTRO</text:p>
          </table:table-cell>
          <table:table-cell office:value-type="string">
            <text:p>Petrominerals Corp.</text:p>
          </table:table-cell>
        </table:table-row>
        <table:table-row table:style-name="ro1">
          <table:table-cell office:value-type="string">
            <text:p>PTRS</text:p>
          </table:table-cell>
          <table:table-cell office:value-type="string">
            <text:p>Partners Bancorp</text:p>
          </table:table-cell>
        </table:table-row>
        <table:table-row table:style-name="ro1">
          <table:table-cell office:value-type="string">
            <text:p>PTSC</text:p>
          </table:table-cell>
          <table:table-cell office:value-type="string">
            <text:p>Patriot Scientific Corp.</text:p>
          </table:table-cell>
        </table:table-row>
        <table:table-row table:style-name="ro1">
          <table:table-cell office:value-type="string">
            <text:p>PTSH</text:p>
          </table:table-cell>
          <table:table-cell office:value-type="string">
            <text:p>PTS, Inc.</text:p>
          </table:table-cell>
        </table:table-row>
        <table:table-row table:style-name="ro1">
          <table:table-cell office:value-type="string">
            <text:p>PTSI</text:p>
          </table:table-cell>
          <table:table-cell office:value-type="string">
            <text:p>PAM Transportation Services Inc</text:p>
          </table:table-cell>
        </table:table-row>
        <table:table-row table:style-name="ro1">
          <table:table-cell office:value-type="string">
            <text:p>PTSS</text:p>
          </table:table-cell>
          <table:table-cell office:value-type="string">
            <text:p>Peartrack Security Systems, Inc.</text:p>
          </table:table-cell>
        </table:table-row>
        <table:table-row table:style-name="ro1">
          <table:table-cell office:value-type="string">
            <text:p>PTTL</text:p>
          </table:table-cell>
          <table:table-cell office:value-type="string">
            <text:p>Pure Transit Technologies, Inc.</text:p>
          </table:table-cell>
        </table:table-row>
        <table:table-row table:style-name="ro1">
          <table:table-cell office:value-type="string">
            <text:p>PTTN</text:p>
          </table:table-cell>
          <table:table-cell office:value-type="string">
            <text:p>Patten Energy Solutions Group, Inc.</text:p>
          </table:table-cell>
        </table:table-row>
        <table:table-row table:style-name="ro1">
          <table:table-cell office:value-type="string">
            <text:p>PTTTS</text:p>
          </table:table-cell>
          <table:table-cell office:value-type="string">
            <text:p>Palmetto Real Estate Trust</text:p>
          </table:table-cell>
        </table:table-row>
        <table:table-row table:style-name="ro1">
          <table:table-cell office:value-type="string">
            <text:p>PTVCA</text:p>
          </table:table-cell>
          <table:table-cell office:value-type="string">
            <text:p>Protective Insurance Corp</text:p>
          </table:table-cell>
        </table:table-row>
        <table:table-row table:style-name="ro1">
          <table:table-cell office:value-type="string">
            <text:p>PTVCB</text:p>
          </table:table-cell>
          <table:table-cell office:value-type="string">
            <text:p>Protective Insurance Corp</text:p>
          </table:table-cell>
        </table:table-row>
        <table:table-row table:style-name="ro1">
          <table:table-cell office:value-type="string">
            <text:p>PTVE</text:p>
          </table:table-cell>
          <table:table-cell office:value-type="string">
            <text:p>Pactiv Evergreen Inc</text:p>
          </table:table-cell>
        </table:table-row>
        <table:table-row table:style-name="ro1">
          <table:table-cell office:value-type="string">
            <text:p>PTVL</text:p>
          </table:table-cell>
          <table:table-cell office:value-type="string">
            <text:p>Pro Travel Network, Inc.</text:p>
          </table:table-cell>
        </table:table-row>
        <table:table-row table:style-name="ro1">
          <table:table-cell office:value-type="string">
            <text:p>PTY</text:p>
          </table:table-cell>
          <table:table-cell office:value-type="string">
            <text:p>PIMCO Corporate &amp; Income Opportunity Fund</text:p>
          </table:table-cell>
        </table:table-row>
        <table:table-row table:style-name="ro1">
          <table:table-cell office:value-type="string">
            <text:p>PUBC</text:p>
          </table:table-cell>
          <table:table-cell office:value-type="string">
            <text:p>Purebase Corporation</text:p>
          </table:table-cell>
        </table:table-row>
        <table:table-row table:style-name="ro1">
          <table:table-cell office:value-type="string">
            <text:p>PUBM</text:p>
          </table:table-cell>
          <table:table-cell office:value-type="string">
            <text:p>PubMatic Inc</text:p>
          </table:table-cell>
        </table:table-row>
        <table:table-row table:style-name="ro1">
          <table:table-cell office:value-type="string">
            <text:p>PUGE</text:p>
          </table:table-cell>
          <table:table-cell office:value-type="string">
            <text:p>Puget Technologies Inc</text:p>
          </table:table-cell>
        </table:table-row>
        <table:table-row table:style-name="ro1">
          <table:table-cell office:value-type="string">
            <text:p>PUK</text:p>
          </table:table-cell>
          <table:table-cell office:value-type="string">
            <text:p>Prudential PLC</text:p>
          </table:table-cell>
        </table:table-row>
        <table:table-row table:style-name="ro1">
          <table:table-cell office:value-type="string">
            <text:p>PUK-</text:p>
          </table:table-cell>
          <table:table-cell office:value-type="string">
            <text:p>Prudential PLC</text:p>
          </table:table-cell>
        </table:table-row>
        <table:table-row table:style-name="ro1">
          <table:table-cell office:value-type="string">
            <text:p>PUK-A</text:p>
          </table:table-cell>
          <table:table-cell office:value-type="string">
            <text:p>Prudential PLC</text:p>
          </table:table-cell>
        </table:table-row>
        <table:table-row table:style-name="ro1">
          <table:table-cell office:value-type="string">
            <text:p>PULM</text:p>
          </table:table-cell>
          <table:table-cell office:value-type="string">
            <text:p>Pulmatrix Inc</text:p>
          </table:table-cell>
        </table:table-row>
        <table:table-row table:style-name="ro1">
          <table:table-cell office:value-type="string">
            <text:p>PUMD</text:p>
          </table:table-cell>
          <table:table-cell office:value-type="string">
            <text:p>ProUroCare Medical, Inc.</text:p>
          </table:table-cell>
        </table:table-row>
        <table:table-row table:style-name="ro1">
          <table:table-cell office:value-type="string">
            <text:p>PUMP</text:p>
          </table:table-cell>
          <table:table-cell office:value-type="string">
            <text:p>ProPetro Holding Corp</text:p>
          </table:table-cell>
        </table:table-row>
        <table:table-row table:style-name="ro1">
          <table:table-cell office:value-type="string">
            <text:p>PUPS</text:p>
          </table:table-cell>
          <table:table-cell office:value-type="string">
            <text:p>Pick-Ups Plus, Inc.</text:p>
          </table:table-cell>
        </table:table-row>
        <table:table-row table:style-name="ro1">
          <table:table-cell office:value-type="string">
            <text:p>PURA</text:p>
          </table:table-cell>
          <table:table-cell office:value-type="string">
            <text:p>Puration Inc.</text:p>
          </table:table-cell>
        </table:table-row>
        <table:table-row table:style-name="ro1">
          <table:table-cell office:value-type="string">
            <text:p>PURE</text:p>
          </table:table-cell>
          <table:table-cell office:value-type="string">
            <text:p>PURE Bioscience</text:p>
          </table:table-cell>
        </table:table-row>
        <table:table-row table:style-name="ro1">
          <table:table-cell office:value-type="string">
            <text:p>PURT</text:p>
          </table:table-cell>
          <table:table-cell office:value-type="string">
            <text:p>Purthanol Resources Limited</text:p>
          </table:table-cell>
        </table:table-row>
        <table:table-row table:style-name="ro1">
          <table:table-cell office:value-type="string">
            <text:p>PURY</text:p>
          </table:table-cell>
          <table:table-cell office:value-type="string">
            <text:p>PureRay Corp.</text:p>
          </table:table-cell>
        </table:table-row>
        <table:table-row table:style-name="ro1">
          <table:table-cell office:value-type="string">
            <text:p>PUYI</text:p>
          </table:table-cell>
          <table:table-cell office:value-type="string">
            <text:p>Puyi Inc</text:p>
          </table:table-cell>
        </table:table-row>
        <table:table-row table:style-name="ro1">
          <table:table-cell office:value-type="string">
            <text:p>PVAC</text:p>
          </table:table-cell>
          <table:table-cell office:value-type="string">
            <text:p>Penn Virginia Corp</text:p>
          </table:table-cell>
        </table:table-row>
        <table:table-row table:style-name="ro1">
          <table:table-cell office:value-type="string">
            <text:p>PVBC</text:p>
          </table:table-cell>
          <table:table-cell office:value-type="string">
            <text:p>Provident Bancorp Inc</text:p>
          </table:table-cell>
        </table:table-row>
        <table:table-row table:style-name="ro1">
          <table:table-cell office:value-type="string">
            <text:p>PVBK</text:p>
          </table:table-cell>
          <table:table-cell office:value-type="string">
            <text:p>Pacific Valley Bank (Salinas, CA)</text:p>
          </table:table-cell>
        </table:table-row>
        <table:table-row table:style-name="ro1">
          <table:table-cell office:value-type="string">
            <text:p>PVCT</text:p>
          </table:table-cell>
          <table:table-cell office:value-type="string">
            <text:p>Provectus Biopharmaceuticals, Inc.</text:p>
          </table:table-cell>
        </table:table-row>
        <table:table-row table:style-name="ro1">
          <table:table-cell office:value-type="string">
            <text:p>PVDG</text:p>
          </table:table-cell>
          <table:table-cell office:value-type="string">
            <text:p>Poverty Dignified, Inc.</text:p>
          </table:table-cell>
        </table:table-row>
        <table:table-row table:style-name="ro1">
          <table:table-cell office:value-type="string">
            <text:p>PVG</text:p>
          </table:table-cell>
          <table:table-cell office:value-type="string">
            <text:p>Pretium Resources Inc</text:p>
          </table:table-cell>
        </table:table-row>
        <table:table-row table:style-name="ro1">
          <table:table-cell office:value-type="string">
            <text:p>PVH</text:p>
          </table:table-cell>
          <table:table-cell office:value-type="string">
            <text:p>PVH Corp</text:p>
          </table:table-cell>
        </table:table-row>
        <table:table-row table:style-name="ro1">
          <table:table-cell office:value-type="string">
            <text:p>PVHO</text:p>
          </table:table-cell>
          <table:table-cell office:value-type="string">
            <text:p>Provision Holding, Inc.</text:p>
          </table:table-cell>
        </table:table-row>
        <table:table-row table:style-name="ro1">
          <table:table-cell office:value-type="string">
            <text:p>PVL</text:p>
          </table:table-cell>
          <table:table-cell office:value-type="string">
            <text:p>Permianville Royalty Trust</text:p>
          </table:table-cell>
        </table:table-row>
        <table:table-row table:style-name="ro1">
          <table:table-cell office:value-type="string">
            <text:p>PVNO</text:p>
          </table:table-cell>
          <table:table-cell office:value-type="string">
            <text:p>ProVision Operation Systems, Inc.</text:p>
          </table:table-cell>
        </table:table-row>
        <table:table-row table:style-name="ro1">
          <table:table-cell office:value-type="string">
            <text:p>PVRS</text:p>
          </table:table-cell>
          <table:table-cell office:value-type="string">
            <text:p>Providence Resources, Inc.</text:p>
          </table:table-cell>
        </table:table-row>
        <table:table-row table:style-name="ro1">
          <table:table-cell office:value-type="string">
            <text:p>PVSP</text:p>
          </table:table-cell>
          <table:table-cell office:value-type="string">
            <text:p>Pervasip Corp.</text:p>
          </table:table-cell>
        </table:table-row>
        <table:table-row table:style-name="ro1">
          <table:table-cell office:value-type="string">
            <text:p>PW</text:p>
          </table:table-cell>
          <table:table-cell office:value-type="string">
            <text:p>Power REIT</text:p>
          </table:table-cell>
        </table:table-row>
        <table:table-row table:style-name="ro1">
          <table:table-cell office:value-type="string">
            <text:p>PW-A</text:p>
          </table:table-cell>
          <table:table-cell office:value-type="string">
            <text:p>Power REIT</text:p>
          </table:table-cell>
        </table:table-row>
        <table:table-row table:style-name="ro1">
          <table:table-cell office:value-type="string">
            <text:p>PWBO</text:p>
          </table:table-cell>
          <table:table-cell office:value-type="string">
            <text:p>Pacific West Bank (West Linn, OR)</text:p>
          </table:table-cell>
        </table:table-row>
        <table:table-row table:style-name="ro1">
          <table:table-cell office:value-type="string">
            <text:p>PWCO</text:p>
          </table:table-cell>
          <table:table-cell office:value-type="string">
            <text:p>PwrCor, Inc.</text:p>
          </table:table-cell>
        </table:table-row>
        <table:table-row table:style-name="ro1">
          <table:table-cell office:value-type="string">
            <text:p>PWEI</text:p>
          </table:table-cell>
          <table:table-cell office:value-type="string">
            <text:p>PacWest Equities Inc</text:p>
          </table:table-cell>
        </table:table-row>
        <table:table-row table:style-name="ro1">
          <table:table-cell office:value-type="string">
            <text:p>PWFL</text:p>
          </table:table-cell>
          <table:table-cell office:value-type="string">
            <text:p>Powerfleet Inc</text:p>
          </table:table-cell>
        </table:table-row>
        <table:table-row table:style-name="ro1">
          <table:table-cell office:value-type="string">
            <text:p>PWLK</text:p>
          </table:table-cell>
          <table:table-cell office:value-type="string">
            <text:p>Powerlock International Corp.</text:p>
          </table:table-cell>
        </table:table-row>
        <table:table-row table:style-name="ro1">
          <table:table-cell office:value-type="string">
            <text:p>PWNX</text:p>
          </table:table-cell>
          <table:table-cell office:value-type="string">
            <text:p>Powerlinx, Inc.</text:p>
          </table:table-cell>
        </table:table-row>
        <table:table-row table:style-name="ro1">
          <table:table-cell office:value-type="string">
            <text:p>PWOD</text:p>
          </table:table-cell>
          <table:table-cell office:value-type="string">
            <text:p>Penns Woods Bancorp Inc</text:p>
          </table:table-cell>
        </table:table-row>
        <table:table-row table:style-name="ro1">
          <table:table-cell office:value-type="string">
            <text:p>PWON</text:p>
          </table:table-cell>
          <table:table-cell office:value-type="string">
            <text:p>Powin Energy Corporation</text:p>
          </table:table-cell>
        </table:table-row>
        <table:table-row table:style-name="ro1">
          <table:table-cell office:value-type="string">
            <text:p>PWR</text:p>
          </table:table-cell>
          <table:table-cell office:value-type="string">
            <text:p>Quanta Services Inc</text:p>
          </table:table-cell>
        </table:table-row>
        <table:table-row table:style-name="ro1">
          <table:table-cell office:value-type="string">
            <text:p>PWVI</text:p>
          </table:table-cell>
          <table:table-cell office:value-type="string">
            <text:p>PowerVerde, Inc.</text:p>
          </table:table-cell>
        </table:table-row>
        <table:table-row table:style-name="ro1">
          <table:table-cell office:value-type="string">
            <text:p>PXD</text:p>
          </table:table-cell>
          <table:table-cell office:value-type="string">
            <text:p>Pioneer Natural Resources Co</text:p>
          </table:table-cell>
        </table:table-row>
        <table:table-row table:style-name="ro1">
          <table:table-cell office:value-type="string">
            <text:p>PXLW</text:p>
          </table:table-cell>
          <table:table-cell office:value-type="string">
            <text:p>Pixelworks Inc</text:p>
          </table:table-cell>
        </table:table-row>
        <table:table-row table:style-name="ro1">
          <table:table-cell office:value-type="string">
            <text:p>PXRB</text:p>
          </table:table-cell>
          <table:table-cell office:value-type="string">
            <text:p>PixarBio Corporation</text:p>
          </table:table-cell>
        </table:table-row>
        <table:table-row table:style-name="ro1">
          <table:table-cell office:value-type="string">
            <text:p>PXS</text:p>
          </table:table-cell>
          <table:table-cell office:value-type="string">
            <text:p>Pyxis Tankers Inc</text:p>
          </table:table-cell>
        </table:table-row>
        <table:table-row table:style-name="ro1">
          <table:table-cell office:value-type="string">
            <text:p>PXYN</text:p>
          </table:table-cell>
          <table:table-cell office:value-type="string">
            <text:p>Praxsyn Corporation</text:p>
          </table:table-cell>
        </table:table-row>
        <table:table-row table:style-name="ro1">
          <table:table-cell office:value-type="string">
            <text:p>PYCT</text:p>
          </table:table-cell>
          <table:table-cell office:value-type="string">
            <text:p>Paychest, Inc.</text:p>
          </table:table-cell>
        </table:table-row>
        <table:table-row table:style-name="ro1">
          <table:table-cell office:value-type="string">
            <text:p>PYDPF</text:p>
          </table:table-cell>
          <table:table-cell office:value-type="string">
            <text:p>Pyramid Petroleum, Inc.</text:p>
          </table:table-cell>
        </table:table-row>
        <table:table-row table:style-name="ro1">
          <table:table-cell office:value-type="string">
            <text:p>PYMOF</text:p>
          </table:table-cell>
          <table:table-cell office:value-type="string">
            <text:p>Hydrocarbon Dynamics Ltd.</text:p>
          </table:table-cell>
        </table:table-row>
        <table:table-row table:style-name="ro1">
          <table:table-cell office:value-type="string">
            <text:p>PYN</text:p>
          </table:table-cell>
          <table:table-cell office:value-type="string">
            <text:p>PIMCO New York Municipal Income Fund III</text:p>
          </table:table-cell>
        </table:table-row>
        <table:table-row table:style-name="ro1">
          <table:table-cell office:value-type="string">
            <text:p>PYPD</text:p>
          </table:table-cell>
          <table:table-cell office:value-type="string">
            <text:p>PolyPid Ltd</text:p>
          </table:table-cell>
        </table:table-row>
        <table:table-row table:style-name="ro1">
          <table:table-cell office:value-type="string">
            <text:p>PYPE</text:p>
          </table:table-cell>
          <table:table-cell office:value-type="string">
            <text:p>ETRACS NYSE Pickens Core Midstream Index ETN</text:p>
          </table:table-cell>
        </table:table-row>
        <table:table-row table:style-name="ro1">
          <table:table-cell office:value-type="string">
            <text:p>PYPL</text:p>
          </table:table-cell>
          <table:table-cell office:value-type="string">
            <text:p>PayPal Holdings Inc</text:p>
          </table:table-cell>
        </table:table-row>
        <table:table-row table:style-name="ro1">
          <table:table-cell office:value-type="string">
            <text:p>PYT</text:p>
          </table:table-cell>
          <table:table-cell office:value-type="string">
            <text:p>PreferredPlus TR</text:p>
          </table:table-cell>
        </table:table-row>
        <table:table-row table:style-name="ro1">
          <table:table-cell office:value-type="string">
            <text:p>PYX</text:p>
          </table:table-cell>
          <table:table-cell office:value-type="string">
            <text:p>Pyxus International Inc</text:p>
          </table:table-cell>
        </table:table-row>
        <table:table-row table:style-name="ro1">
          <table:table-cell office:value-type="string">
            <text:p>PZC</text:p>
          </table:table-cell>
          <table:table-cell office:value-type="string">
            <text:p>PIMCO California Municipal Income Fund III</text:p>
          </table:table-cell>
        </table:table-row>
        <table:table-row table:style-name="ro1">
          <table:table-cell office:value-type="string">
            <text:p>PZG</text:p>
          </table:table-cell>
          <table:table-cell office:value-type="string">
            <text:p>Paramount Gold Nevada Corp</text:p>
          </table:table-cell>
        </table:table-row>
        <table:table-row table:style-name="ro1">
          <table:table-cell office:value-type="string">
            <text:p>PZN</text:p>
          </table:table-cell>
          <table:table-cell office:value-type="string">
            <text:p>Pzena Investment Management Inc</text:p>
          </table:table-cell>
        </table:table-row>
        <table:table-row table:style-name="ro1">
          <table:table-cell office:value-type="string">
            <text:p>PZOO</text:p>
          </table:table-cell>
          <table:table-cell office:value-type="string">
            <text:p>Pazoo, Inc.</text:p>
          </table:table-cell>
        </table:table-row>
        <table:table-row table:style-name="ro1">
          <table:table-cell office:value-type="string">
            <text:p>PZRXQ</text:p>
          </table:table-cell>
          <table:table-cell office:value-type="string">
            <text:p>PhaseRx, Inc.</text:p>
          </table:table-cell>
        </table:table-row>
        <table:table-row table:style-name="ro1">
          <table:table-cell office:value-type="string">
            <text:p>PZZA</text:p>
          </table:table-cell>
          <table:table-cell office:value-type="string">
            <text:p>Papa John's International Inc</text:p>
          </table:table-cell>
        </table:table-row>
        <table:table-row table:style-name="ro1">
          <table:table-cell office:value-type="string">
            <text:p>QADA</text:p>
          </table:table-cell>
          <table:table-cell office:value-type="string">
            <text:p>QAD Inc</text:p>
          </table:table-cell>
        </table:table-row>
        <table:table-row table:style-name="ro1">
          <table:table-cell office:value-type="string">
            <text:p>QADB</text:p>
          </table:table-cell>
          <table:table-cell office:value-type="string">
            <text:p>QAD Inc</text:p>
          </table:table-cell>
        </table:table-row>
        <table:table-row table:style-name="ro1">
          <table:table-cell office:value-type="string">
            <text:p>QBAK</text:p>
          </table:table-cell>
          <table:table-cell office:value-type="string">
            <text:p>Qualstar Corp.</text:p>
          </table:table-cell>
        </table:table-row>
        <table:table-row table:style-name="ro1">
          <table:table-cell office:value-type="string">
            <text:p>QBAK</text:p>
          </table:table-cell>
          <table:table-cell office:value-type="string">
            <text:p>Qualstar Corp</text:p>
          </table:table-cell>
        </table:table-row>
        <table:table-row table:style-name="ro1">
          <table:table-cell office:value-type="string">
            <text:p>QBAN</text:p>
          </table:table-cell>
          <table:table-cell office:value-type="string">
            <text:p>Telco Cuba, Inc.</text:p>
          </table:table-cell>
        </table:table-row>
        <table:table-row table:style-name="ro1">
          <table:table-cell office:value-type="string">
            <text:p>QBIO</text:p>
          </table:table-cell>
          <table:table-cell office:value-type="string">
            <text:p>Q BioMed Inc.</text:p>
          </table:table-cell>
        </table:table-row>
        <table:table-row table:style-name="ro1">
          <table:table-cell office:value-type="string">
            <text:p>QCCO</text:p>
          </table:table-cell>
          <table:table-cell office:value-type="string">
            <text:p>QC Holdings, Inc.</text:p>
          </table:table-cell>
        </table:table-row>
        <table:table-row table:style-name="ro1">
          <table:table-cell office:value-type="string">
            <text:p>QCOM</text:p>
          </table:table-cell>
          <table:table-cell office:value-type="string">
            <text:p>QUALCOMM Inc</text:p>
          </table:table-cell>
        </table:table-row>
        <table:table-row table:style-name="ro1">
          <table:table-cell office:value-type="string">
            <text:p>QCRH</text:p>
          </table:table-cell>
          <table:table-cell office:value-type="string">
            <text:p>QCR Holdings Inc</text:p>
          </table:table-cell>
        </table:table-row>
        <table:table-row table:style-name="ro1">
          <table:table-cell office:value-type="string">
            <text:p>QD</text:p>
          </table:table-cell>
          <table:table-cell office:value-type="string">
            <text:p>Qudian Inc</text:p>
          </table:table-cell>
        </table:table-row>
        <table:table-row table:style-name="ro1">
          <table:table-cell office:value-type="string">
            <text:p>QDEL</text:p>
          </table:table-cell>
          <table:table-cell office:value-type="string">
            <text:p>Quidel Corp</text:p>
          </table:table-cell>
        </table:table-row>
        <table:table-row table:style-name="ro1">
          <table:table-cell office:value-type="string">
            <text:p>QDLC</text:p>
          </table:table-cell>
          <table:table-cell office:value-type="string">
            <text:p>Quadlogic Controls Corp.</text:p>
          </table:table-cell>
        </table:table-row>
        <table:table-row table:style-name="ro1">
          <table:table-cell office:value-type="string">
            <text:p>QEBR</text:p>
          </table:table-cell>
          <table:table-cell office:value-type="string">
            <text:p>Virtual Medical International, Inc.</text:p>
          </table:table-cell>
        </table:table-row>
        <table:table-row table:style-name="ro1">
          <table:table-cell office:value-type="string">
            <text:p>QEDN</text:p>
          </table:table-cell>
          <table:table-cell office:value-type="string">
            <text:p>QED Connect, Inc.</text:p>
          </table:table-cell>
        </table:table-row>
        <table:table-row table:style-name="ro1">
          <table:table-cell office:value-type="string">
            <text:p>QEGY</text:p>
          </table:table-cell>
          <table:table-cell office:value-type="string">
            <text:p>Quantum Energy, Inc.</text:p>
          </table:table-cell>
        </table:table-row>
        <table:table-row table:style-name="ro1">
          <table:table-cell office:value-type="string">
            <text:p>QEP</text:p>
          </table:table-cell>
          <table:table-cell office:value-type="string">
            <text:p>QEP Resources Inc</text:p>
          </table:table-cell>
        </table:table-row>
        <table:table-row table:style-name="ro1">
          <table:table-cell office:value-type="string">
            <text:p>QEPC</text:p>
          </table:table-cell>
          <table:table-cell office:value-type="string">
            <text:p>Q.E.P. Co., Inc.</text:p>
          </table:table-cell>
        </table:table-row>
        <table:table-row table:style-name="ro1">
          <table:table-cell office:value-type="string">
            <text:p>QES</text:p>
          </table:table-cell>
          <table:table-cell office:value-type="string">
            <text:p>Quintana Energy Services Inc</text:p>
          </table:table-cell>
        </table:table-row>
        <table:table-row table:style-name="ro1">
          <table:table-cell office:value-type="string">
            <text:p>QFIN</text:p>
          </table:table-cell>
          <table:table-cell office:value-type="string">
            <text:p>360 Finance Inc</text:p>
          </table:table-cell>
        </table:table-row>
        <table:table-row table:style-name="ro1">
          <table:table-cell office:value-type="string">
            <text:p>QGEN</text:p>
          </table:table-cell>
          <table:table-cell office:value-type="string">
            <text:p>QIAGEN NV</text:p>
          </table:table-cell>
        </table:table-row>
        <table:table-row table:style-name="ro1">
          <table:table-cell office:value-type="string">
            <text:p>QGLDF</text:p>
          </table:table-cell>
          <table:table-cell office:value-type="string">
            <text:p>Q-Gold Resources Ltd.</text:p>
          </table:table-cell>
        </table:table-row>
        <table:table-row table:style-name="ro1">
          <table:table-cell office:value-type="string">
            <text:p>QHCCQ</text:p>
          </table:table-cell>
          <table:table-cell office:value-type="string">
            <text:p>Quorum Health Corporation</text:p>
          </table:table-cell>
        </table:table-row>
        <table:table-row table:style-name="ro1">
          <table:table-cell office:value-type="string">
            <text:p>QIWI</text:p>
          </table:table-cell>
          <table:table-cell office:value-type="string">
            <text:p>QIWI plc</text:p>
          </table:table-cell>
        </table:table-row>
        <table:table-row table:style-name="ro1">
          <table:table-cell office:value-type="string">
            <text:p>QK</text:p>
          </table:table-cell>
          <table:table-cell office:value-type="string">
            <text:p>Q&amp;K International Group Ltd</text:p>
          </table:table-cell>
        </table:table-row>
        <table:table-row table:style-name="ro1">
          <table:table-cell office:value-type="string">
            <text:p>QLGN</text:p>
          </table:table-cell>
          <table:table-cell office:value-type="string">
            <text:p>Qualigen Therapeutics, Inc.</text:p>
          </table:table-cell>
        </table:table-row>
        <table:table-row table:style-name="ro1">
          <table:table-cell office:value-type="string">
            <text:p>QLYS</text:p>
          </table:table-cell>
          <table:table-cell office:value-type="string">
            <text:p>Qualys Inc</text:p>
          </table:table-cell>
        </table:table-row>
        <table:table-row table:style-name="ro1">
          <table:table-cell office:value-type="string">
            <text:p>QMCI</text:p>
          </table:table-cell>
          <table:table-cell office:value-type="string">
            <text:p>QuoteMedia, Inc.</text:p>
          </table:table-cell>
        </table:table-row>
        <table:table-row table:style-name="ro1">
          <table:table-cell office:value-type="string">
            <text:p>QMCO</text:p>
          </table:table-cell>
          <table:table-cell office:value-type="string">
            <text:p>Quantum Corp</text:p>
          </table:table-cell>
        </table:table-row>
        <table:table-row table:style-name="ro1">
          <table:table-cell office:value-type="string">
            <text:p>QMDT</text:p>
          </table:table-cell>
          <table:table-cell office:value-type="string">
            <text:p>Quick-Med Technologies, Inc.</text:p>
          </table:table-cell>
        </table:table-row>
        <table:table-row table:style-name="ro1">
          <table:table-cell office:value-type="string">
            <text:p>QMED</text:p>
          </table:table-cell>
          <table:table-cell office:value-type="string">
            <text:p>QMed, Inc.</text:p>
          </table:table-cell>
        </table:table-row>
        <table:table-row table:style-name="ro1">
          <table:table-cell office:value-type="string">
            <text:p>QNBC</text:p>
          </table:table-cell>
          <table:table-cell office:value-type="string">
            <text:p>QNB Corp.</text:p>
          </table:table-cell>
        </table:table-row>
        <table:table-row table:style-name="ro1">
          <table:table-cell office:value-type="string">
            <text:p>QNST</text:p>
          </table:table-cell>
          <table:table-cell office:value-type="string">
            <text:p>QuinStreet Inc</text:p>
          </table:table-cell>
        </table:table-row>
        <table:table-row table:style-name="ro1">
          <table:table-cell office:value-type="string">
            <text:p>QNTA</text:p>
          </table:table-cell>
          <table:table-cell office:value-type="string">
            <text:p>Quanta, Inc.</text:p>
          </table:table-cell>
        </table:table-row>
        <table:table-row table:style-name="ro1">
          <table:table-cell office:value-type="string">
            <text:p>QNTO</text:p>
          </table:table-cell>
          <table:table-cell office:value-type="string">
            <text:p>Quaint Oak Bancorp, Inc.</text:p>
          </table:table-cell>
        </table:table-row>
        <table:table-row table:style-name="ro1">
          <table:table-cell office:value-type="string">
            <text:p>QNXC</text:p>
          </table:table-cell>
          <table:table-cell office:value-type="string">
            <text:p>Qenex Communications, Inc.</text:p>
          </table:table-cell>
        </table:table-row>
        <table:table-row table:style-name="ro1">
          <table:table-cell office:value-type="string">
            <text:p>QOIL</text:p>
          </table:table-cell>
          <table:table-cell office:value-type="string">
            <text:p>Quest Oil Corp.</text:p>
          </table:table-cell>
        </table:table-row>
        <table:table-row table:style-name="ro1">
          <table:table-cell office:value-type="string">
            <text:p>QOWI</text:p>
          </table:table-cell>
          <table:table-cell office:value-type="string">
            <text:p>Quality One Wireless, Inc.</text:p>
          </table:table-cell>
        </table:table-row>
        <table:table-row table:style-name="ro1">
          <table:table-cell office:value-type="string">
            <text:p>QPRC</text:p>
          </table:table-cell>
          <table:table-cell office:value-type="string">
            <text:p>Quest Patent Research Corporation</text:p>
          </table:table-cell>
        </table:table-row>
        <table:table-row table:style-name="ro1">
          <table:table-cell office:value-type="string">
            <text:p>QPSF</text:p>
          </table:table-cell>
          <table:table-cell office:value-type="string">
            <text:p>QPS Die Cutters &amp; Finishers Corp</text:p>
          </table:table-cell>
        </table:table-row>
        <table:table-row table:style-name="ro1">
          <table:table-cell office:value-type="string">
            <text:p>QPWR</text:p>
          </table:table-cell>
          <table:table-cell office:value-type="string">
            <text:p>Q2Earth, Inc.</text:p>
          </table:table-cell>
        </table:table-row>
        <table:table-row table:style-name="ro1">
          <table:table-cell office:value-type="string">
            <text:p>QQQX</text:p>
          </table:table-cell>
          <table:table-cell office:value-type="string">
            <text:p>Nuveen NASDAQ 100 Dynamic Overwrite Fund</text:p>
          </table:table-cell>
        </table:table-row>
        <table:table-row table:style-name="ro1">
          <table:table-cell office:value-type="string">
            <text:p>QRHC</text:p>
          </table:table-cell>
          <table:table-cell office:value-type="string">
            <text:p>Quest Resource Holding Corp</text:p>
          </table:table-cell>
        </table:table-row>
        <table:table-row table:style-name="ro1">
          <table:table-cell office:value-type="string">
            <text:p>QRSM</text:p>
          </table:table-cell>
          <table:table-cell office:value-type="string">
            <text:p>QRS Music Technologies, Inc.</text:p>
          </table:table-cell>
        </table:table-row>
        <table:table-row table:style-name="ro1">
          <table:table-cell office:value-type="string">
            <text:p>QRTEA</text:p>
          </table:table-cell>
          <table:table-cell office:value-type="string">
            <text:p>Qurate Retail Inc</text:p>
          </table:table-cell>
        </table:table-row>
        <table:table-row table:style-name="ro1">
          <table:table-cell office:value-type="string">
            <text:p>QRTEB</text:p>
          </table:table-cell>
          <table:table-cell office:value-type="string">
            <text:p>Qurate Retail Inc</text:p>
          </table:table-cell>
        </table:table-row>
        <table:table-row table:style-name="ro1">
          <table:table-cell office:value-type="string">
            <text:p>QRVO</text:p>
          </table:table-cell>
          <table:table-cell office:value-type="string">
            <text:p>Qorvo Inc</text:p>
          </table:table-cell>
        </table:table-row>
        <table:table-row table:style-name="ro1">
          <table:table-cell office:value-type="string">
            <text:p>QSEP</text:p>
          </table:table-cell>
          <table:table-cell office:value-type="string">
            <text:p>QS Energy, Inc.</text:p>
          </table:table-cell>
        </table:table-row>
        <table:table-row table:style-name="ro1">
          <table:table-cell office:value-type="string">
            <text:p>QSR</text:p>
          </table:table-cell>
          <table:table-cell office:value-type="string">
            <text:p>Restaurant Brands International Inc</text:p>
          </table:table-cell>
        </table:table-row>
        <table:table-row table:style-name="ro1">
          <table:table-cell office:value-type="string">
            <text:p>QSYSQ</text:p>
          </table:table-cell>
          <table:table-cell office:value-type="string">
            <text:p>Quad Systems Corp.</text:p>
          </table:table-cell>
        </table:table-row>
        <table:table-row table:style-name="ro1">
          <table:table-cell office:value-type="string">
            <text:p>QTMM</text:p>
          </table:table-cell>
          <table:table-cell office:value-type="string">
            <text:p>Quantum Materials Corp.</text:p>
          </table:table-cell>
        </table:table-row>
        <table:table-row table:style-name="ro1">
          <table:table-cell office:value-type="string">
            <text:p>QTNT</text:p>
          </table:table-cell>
          <table:table-cell office:value-type="string">
            <text:p>Quotient Ltd</text:p>
          </table:table-cell>
        </table:table-row>
        <table:table-row table:style-name="ro1">
          <table:table-cell office:value-type="string">
            <text:p>QTRX</text:p>
          </table:table-cell>
          <table:table-cell office:value-type="string">
            <text:p>Quanterix Corp</text:p>
          </table:table-cell>
        </table:table-row>
        <table:table-row table:style-name="ro1">
          <table:table-cell office:value-type="string">
            <text:p>QTS</text:p>
          </table:table-cell>
          <table:table-cell office:value-type="string">
            <text:p>QTS Realty Trust Inc</text:p>
          </table:table-cell>
        </table:table-row>
        <table:table-row table:style-name="ro1">
          <table:table-cell office:value-type="string">
            <text:p>QTS-A</text:p>
          </table:table-cell>
          <table:table-cell office:value-type="string">
            <text:p>QTS Realty Trust Inc</text:p>
          </table:table-cell>
        </table:table-row>
        <table:table-row table:style-name="ro1">
          <table:table-cell office:value-type="string">
            <text:p>QTS-B</text:p>
          </table:table-cell>
          <table:table-cell office:value-type="string">
            <text:p>QTS Realty Trust Inc</text:p>
          </table:table-cell>
        </table:table-row>
        <table:table-row table:style-name="ro1">
          <table:table-cell office:value-type="string">
            <text:p>QTT</text:p>
          </table:table-cell>
          <table:table-cell office:value-type="string">
            <text:p>Qutoutiao Inc</text:p>
          </table:table-cell>
        </table:table-row>
        <table:table-row table:style-name="ro1">
          <table:table-cell office:value-type="string">
            <text:p>QTWO</text:p>
          </table:table-cell>
          <table:table-cell office:value-type="string">
            <text:p>Q2 Holdings Inc</text:p>
          </table:table-cell>
        </table:table-row>
        <table:table-row table:style-name="ro1">
          <table:table-cell office:value-type="string">
            <text:p>QTXB</text:p>
          </table:table-cell>
          <table:table-cell office:value-type="string">
            <text:p>QuantRX Biomedical Corp.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string">
            <text:p>Quad-Graphics Inc</text:p>
          </table:table-cell>
        </table:table-row>
        <table:table-row table:style-name="ro1">
          <table:table-cell office:value-type="string">
            <text:p>QUAN</text:p>
          </table:table-cell>
          <table:table-cell office:value-type="string">
            <text:p>Quantum International Corp</text:p>
          </table:table-cell>
        </table:table-row>
        <table:table-row table:style-name="ro1">
          <table:table-cell office:value-type="string">
            <text:p>QUBT</text:p>
          </table:table-cell>
          <table:table-cell office:value-type="string">
            <text:p>Quantum Computing Inc.</text:p>
          </table:table-cell>
        </table:table-row>
        <table:table-row table:style-name="ro1">
          <table:table-cell office:value-type="string">
            <text:p>QUCT</text:p>
          </table:table-cell>
          <table:table-cell office:value-type="string">
            <text:p>Queen City Investments, Inc.</text:p>
          </table:table-cell>
        </table:table-row>
        <table:table-row table:style-name="ro1">
          <table:table-cell office:value-type="string">
            <text:p>QUIK</text:p>
          </table:table-cell>
          <table:table-cell office:value-type="string">
            <text:p>QuickLogic Corp</text:p>
          </table:table-cell>
        </table:table-row>
        <table:table-row table:style-name="ro1">
          <table:table-cell office:value-type="string">
            <text:p>QUIK</text:p>
          </table:table-cell>
          <table:table-cell office:value-type="string">
            <text:p>QuickLogic Corp</text:p>
          </table:table-cell>
        </table:table-row>
        <table:table-row table:style-name="ro1">
          <table:table-cell office:value-type="string">
            <text:p>QUMU</text:p>
          </table:table-cell>
          <table:table-cell office:value-type="string">
            <text:p>Qumu Corp</text:p>
          </table:table-cell>
        </table:table-row>
        <table:table-row table:style-name="ro1">
          <table:table-cell office:value-type="string">
            <text:p>QUOT</text:p>
          </table:table-cell>
          <table:table-cell office:value-type="string">
            <text:p>Quotient Technology Inc</text:p>
          </table:table-cell>
        </table:table-row>
        <table:table-row table:style-name="ro1">
          <table:table-cell office:value-type="string">
            <text:p>QURE</text:p>
          </table:table-cell>
          <table:table-cell office:value-type="string">
            <text:p>uniQure NV</text:p>
          </table:table-cell>
        </table:table-row>
        <table:table-row table:style-name="ro1">
          <table:table-cell office:value-type="string">
            <text:p>QUTR</text:p>
          </table:table-cell>
          <table:table-cell office:value-type="string">
            <text:p>Quture International, Inc.</text:p>
          </table:table-cell>
        </table:table-row>
        <table:table-row table:style-name="ro1">
          <table:table-cell office:value-type="string">
            <text:p>QVCC</text:p>
          </table:table-cell>
          <table:table-cell office:value-type="string">
            <text:p>QVC Inc</text:p>
          </table:table-cell>
        </table:table-row>
        <table:table-row table:style-name="ro1">
          <table:table-cell office:value-type="string">
            <text:p>QYBX</text:p>
          </table:table-cell>
          <table:table-cell office:value-type="string">
            <text:p>Qian Yuan Baixing, Inc.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yder System Inc</text:p>
          </table:table-cell>
        </table:table-row>
        <table:table-row table:style-name="ro1">
          <table:table-cell office:value-type="string">
            <text:p>RA</text:p>
          </table:table-cell>
          <table:table-cell office:value-type="string">
            <text:p>Brookfield Real Assets Income Fund Inc</text:p>
          </table:table-cell>
        </table:table-row>
        <table:table-row table:style-name="ro1">
          <table:table-cell office:value-type="string">
            <text:p>RACE</text:p>
          </table:table-cell>
          <table:table-cell office:value-type="string">
            <text:p>Ferrari NV</text:p>
          </table:table-cell>
        </table:table-row>
        <table:table-row table:style-name="ro1">
          <table:table-cell office:value-type="string">
            <text:p>RAD</text:p>
          </table:table-cell>
          <table:table-cell office:value-type="string">
            <text:p>Rite Aid Corp</text:p>
          </table:table-cell>
        </table:table-row>
        <table:table-row table:style-name="ro1">
          <table:table-cell office:value-type="string">
            <text:p>RADA</text:p>
          </table:table-cell>
          <table:table-cell office:value-type="string">
            <text:p>RADA Electronic Industries Ltd</text:p>
          </table:table-cell>
        </table:table-row>
        <table:table-row table:style-name="ro1">
          <table:table-cell office:value-type="string">
            <text:p>RADR</text:p>
          </table:table-cell>
          <table:table-cell office:value-type="string">
            <text:p>Radium Resources Corp.</text:p>
          </table:table-cell>
        </table:table-row>
        <table:table-row table:style-name="ro1">
          <table:table-cell office:value-type="string">
            <text:p>RAFA</text:p>
          </table:table-cell>
          <table:table-cell office:value-type="string">
            <text:p>Rafarma Pharmaceuticals, Inc. (WY)</text:p>
          </table:table-cell>
        </table:table-row>
        <table:table-row table:style-name="ro1">
          <table:table-cell office:value-type="string">
            <text:p>RAFI</text:p>
          </table:table-cell>
          <table:table-cell office:value-type="string">
            <text:p>Regency Affiliates, Inc.</text:p>
          </table:table-cell>
        </table:table-row>
        <table:table-row table:style-name="ro1">
          <table:table-cell office:value-type="string">
            <text:p>RAGL</text:p>
          </table:table-cell>
          <table:table-cell office:value-type="string">
            <text:p>RA Global Services, Inc.</text:p>
          </table:table-cell>
        </table:table-row>
        <table:table-row table:style-name="ro1">
          <table:table-cell office:value-type="string">
            <text:p>RAIL</text:p>
          </table:table-cell>
          <table:table-cell office:value-type="string">
            <text:p>FreightCar America Inc</text:p>
          </table:table-cell>
        </table:table-row>
        <table:table-row table:style-name="ro1">
          <table:table-cell office:value-type="string">
            <text:p>RAIO</text:p>
          </table:table-cell>
          <table:table-cell office:value-type="string">
            <text:p>Radioio, Inc.</text:p>
          </table:table-cell>
        </table:table-row>
        <table:table-row table:style-name="ro1">
          <table:table-cell office:value-type="string">
            <text:p>RAMP</text:p>
          </table:table-cell>
          <table:table-cell office:value-type="string">
            <text:p>LiveRamp Holdings Inc</text:p>
          </table:table-cell>
        </table:table-row>
        <table:table-row table:style-name="ro1">
          <table:table-cell office:value-type="string">
            <text:p>RAMPF</text:p>
          </table:table-cell>
          <table:table-cell office:value-type="string">
            <text:p>Polaris Infrastructure Inc.</text:p>
          </table:table-cell>
        </table:table-row>
        <table:table-row table:style-name="ro1">
          <table:table-cell office:value-type="string">
            <text:p>RAND</text:p>
          </table:table-cell>
          <table:table-cell office:value-type="string">
            <text:p>Rand Capital Corp</text:p>
          </table:table-cell>
        </table:table-row>
        <table:table-row table:style-name="ro1">
          <table:table-cell office:value-type="string">
            <text:p>RAPT</text:p>
          </table:table-cell>
          <table:table-cell office:value-type="string">
            <text:p>RAPT Therapeutics Inc</text:p>
          </table:table-cell>
        </table:table-row>
        <table:table-row table:style-name="ro1">
          <table:table-cell office:value-type="string">
            <text:p>RARE</text:p>
          </table:table-cell>
          <table:table-cell office:value-type="string">
            <text:p>Ultragenyx Pharmaceutical Inc</text:p>
          </table:table-cell>
        </table:table-row>
        <table:table-row table:style-name="ro1">
          <table:table-cell office:value-type="string">
            <text:p>RAVE</text:p>
          </table:table-cell>
          <table:table-cell office:value-type="string">
            <text:p>Rave Restaurant Group Inc</text:p>
          </table:table-cell>
        </table:table-row>
        <table:table-row table:style-name="ro1">
          <table:table-cell office:value-type="string">
            <text:p>RAVN</text:p>
          </table:table-cell>
          <table:table-cell office:value-type="string">
            <text:p>Raven Industries Inc</text:p>
          </table:table-cell>
        </table:table-row>
        <table:table-row table:style-name="ro1">
          <table:table-cell office:value-type="string">
            <text:p>RAYT</text:p>
          </table:table-cell>
          <table:table-cell office:value-type="string">
            <text:p>Rayont Inc.</text:p>
          </table:table-cell>
        </table:table-row>
        <table:table-row table:style-name="ro1">
          <table:table-cell office:value-type="string">
            <text:p>RBA</text:p>
          </table:table-cell>
          <table:table-cell office:value-type="string">
            <text:p>Ritchie Bros Auctioneers Inc</text:p>
          </table:table-cell>
        </table:table-row>
        <table:table-row table:style-name="ro1">
          <table:table-cell office:value-type="string">
            <text:p>RBAC</text:p>
          </table:table-cell>
          <table:table-cell office:value-type="string">
            <text:p>RedBall Acquisition Corp</text:p>
          </table:table-cell>
        </table:table-row>
        <table:table-row table:style-name="ro1">
          <table:table-cell office:value-type="string">
            <text:p>RBAZ</text:p>
          </table:table-cell>
          <table:table-cell office:value-type="string">
            <text:p>Republic Bank of Arizona</text:p>
          </table:table-cell>
        </table:table-row>
        <table:table-row table:style-name="ro1">
          <table:table-cell office:value-type="string">
            <text:p>RBB</text:p>
          </table:table-cell>
          <table:table-cell office:value-type="string">
            <text:p>RBB Bancorp</text:p>
          </table:table-cell>
        </table:table-row>
        <table:table-row table:style-name="ro1">
          <table:table-cell office:value-type="string">
            <text:p>RBBN</text:p>
          </table:table-cell>
          <table:table-cell office:value-type="string">
            <text:p>Ribbon Communications Inc</text:p>
          </table:table-cell>
        </table:table-row>
        <table:table-row table:style-name="ro1">
          <table:table-cell office:value-type="string">
            <text:p>RBC</text:p>
          </table:table-cell>
          <table:table-cell office:value-type="string">
            <text:p>Regal Beloit Corp</text:p>
          </table:table-cell>
        </table:table-row>
        <table:table-row table:style-name="ro1">
          <table:table-cell office:value-type="string">
            <text:p>RBCAA</text:p>
          </table:table-cell>
          <table:table-cell office:value-type="string">
            <text:p>Republic Bancorp Inc-KY</text:p>
          </table:table-cell>
        </table:table-row>
        <table:table-row table:style-name="ro1">
          <table:table-cell office:value-type="string">
            <text:p>RBCC</text:p>
          </table:table-cell>
          <table:table-cell office:value-type="string">
            <text:p>Rainbow Coral Corp.</text:p>
          </table:table-cell>
        </table:table-row>
        <table:table-row table:style-name="ro1">
          <table:table-cell office:value-type="string">
            <text:p>RBCL</text:p>
          </table:table-cell>
          <table:table-cell office:value-type="string">
            <text:p>RBC Life Sciences, Inc.</text:p>
          </table:table-cell>
        </table:table-row>
        <table:table-row table:style-name="ro1">
          <table:table-cell office:value-type="string">
            <text:p>RBCN</text:p>
          </table:table-cell>
          <table:table-cell office:value-type="string">
            <text:p>Rubicon Technology Inc</text:p>
          </table:table-cell>
        </table:table-row>
        <table:table-row table:style-name="ro1">
          <table:table-cell office:value-type="string">
            <text:p>RBDC</text:p>
          </table:table-cell>
          <table:table-cell office:value-type="string">
            <text:p>RBID.com, Inc.</text:p>
          </table:table-cell>
        </table:table-row>
        <table:table-row table:style-name="ro1">
          <table:table-cell office:value-type="string">
            <text:p>RBII</text:p>
          </table:table-cell>
          <table:table-cell office:value-type="string">
            <text:p>Rising Biosciences, Inc.</text:p>
          </table:table-cell>
        </table:table-row>
        <table:table-row table:style-name="ro1">
          <table:table-cell office:value-type="string">
            <text:p>RBKB</text:p>
          </table:table-cell>
          <table:table-cell office:value-type="string">
            <text:p>Rhinebeck Bancorp Inc</text:p>
          </table:table-cell>
        </table:table-row>
        <table:table-row table:style-name="ro1">
          <table:table-cell office:value-type="string">
            <text:p>RBNC</text:p>
          </table:table-cell>
          <table:table-cell office:value-type="string">
            <text:p>Reliant Bancorp Inc</text:p>
          </table:table-cell>
        </table:table-row>
        <table:table-row table:style-name="ro1">
          <table:table-cell office:value-type="string">
            <text:p>RBNW</text:p>
          </table:table-cell>
          <table:table-cell office:value-type="string">
            <text:p>Renewable Energy &amp; Power, Inc.</text:p>
          </table:table-cell>
        </table:table-row>
        <table:table-row table:style-name="ro1">
          <table:table-cell office:value-type="string">
            <text:p>RBSY</text:p>
          </table:table-cell>
          <table:table-cell office:value-type="string">
            <text:p>RoboServer Systems Corp.</text:p>
          </table:table-cell>
        </table:table-row>
        <table:table-row table:style-name="ro1">
          <table:table-cell office:value-type="string">
            <text:p>RBTI</text:p>
          </table:table-cell>
          <table:table-cell office:value-type="string">
            <text:p>Red Branch Technologies, Inc.</text:p>
          </table:table-cell>
        </table:table-row>
        <table:table-row table:style-name="ro1">
          <table:table-cell office:value-type="string">
            <text:p>RBYC</text:p>
          </table:table-cell>
          <table:table-cell office:value-type="string">
            <text:p>Ruby Creek Resources, Inc.</text:p>
          </table:table-cell>
        </table:table-row>
        <table:table-row table:style-name="ro1">
          <table:table-cell office:value-type="string">
            <text:p>RBZHF</text:p>
          </table:table-cell>
          <table:table-cell office:value-type="string">
            <text:p>Reebonz Holding Limited</text:p>
          </table:table-cell>
        </table:table-row>
        <table:table-row table:style-name="ro1">
          <table:table-cell office:value-type="string">
            <text:p>RC</text:p>
          </table:table-cell>
          <table:table-cell office:value-type="string">
            <text:p>Ready Capital Corp</text:p>
          </table:table-cell>
        </table:table-row>
        <table:table-row table:style-name="ro1">
          <table:table-cell office:value-type="string">
            <text:p>RCA</text:p>
          </table:table-cell>
          <table:table-cell office:value-type="string">
            <text:p>Ready Capital Corp</text:p>
          </table:table-cell>
        </table:table-row>
        <table:table-row table:style-name="ro1">
          <table:table-cell office:value-type="string">
            <text:p>RCAR</text:p>
          </table:table-cell>
          <table:table-cell office:value-type="string">
            <text:p>RenovaCare, Inc.</text:p>
          </table:table-cell>
        </table:table-row>
        <table:table-row table:style-name="ro1">
          <table:table-cell office:value-type="string">
            <text:p>RCAT</text:p>
          </table:table-cell>
          <table:table-cell office:value-type="string">
            <text:p>Red Cat Holdings Inc.</text:p>
          </table:table-cell>
        </table:table-row>
        <table:table-row table:style-name="ro1">
          <table:table-cell office:value-type="string">
            <text:p>RCB</text:p>
          </table:table-cell>
          <table:table-cell office:value-type="string">
            <text:p>Ready Capital Corp</text:p>
          </table:table-cell>
        </table:table-row>
        <table:table-row table:style-name="ro1">
          <table:table-cell office:value-type="string">
            <text:p>RCBC</text:p>
          </table:table-cell>
          <table:table-cell office:value-type="string">
            <text:p>River City Bank</text:p>
          </table:table-cell>
        </table:table-row>
        <table:table-row table:style-name="ro1">
          <table:table-cell office:value-type="string">
            <text:p>RCCB</text:p>
          </table:table-cell>
          <table:table-cell office:value-type="string">
            <text:p>Rochester Community Baseball Inc. </text:p>
          </table:table-cell>
        </table:table-row>
        <table:table-row table:style-name="ro1">
          <table:table-cell office:value-type="string">
            <text:p>RCEL</text:p>
          </table:table-cell>
          <table:table-cell office:value-type="string">
            <text:p>Avita Medical Ltd</text:p>
          </table:table-cell>
        </table:table-row>
        <table:table-row table:style-name="ro1">
          <table:table-cell office:value-type="string">
            <text:p>RCG</text:p>
          </table:table-cell>
          <table:table-cell office:value-type="string">
            <text:p>RENN Fund Inc</text:p>
          </table:table-cell>
        </table:table-row>
        <table:table-row table:style-name="ro1">
          <table:table-cell office:value-type="string">
            <text:p>RCHA</text:p>
          </table:table-cell>
          <table:table-cell office:value-type="string">
            <text:p>Rich Pharmaceuticals, Inc.</text:p>
          </table:table-cell>
        </table:table-row>
        <table:table-row table:style-name="ro1">
          <table:table-cell office:value-type="string">
            <text:p>RCHN</text:p>
          </table:table-cell>
          <table:table-cell office:value-type="string">
            <text:p>Rouchon Industries, Inc.</text:p>
          </table:table-cell>
        </table:table-row>
        <table:table-row table:style-name="ro1">
          <table:table-cell office:value-type="string">
            <text:p>RCI</text:p>
          </table:table-cell>
          <table:table-cell office:value-type="string">
            <text:p>Rogers Communications Inc</text:p>
          </table:table-cell>
        </table:table-row>
        <table:table-row table:style-name="ro1">
          <table:table-cell office:value-type="string">
            <text:p>RCII</text:p>
          </table:table-cell>
          <table:table-cell office:value-type="string">
            <text:p>Rent-A-Center Inc-TX</text:p>
          </table:table-cell>
        </table:table-row>
        <table:table-row table:style-name="ro1">
          <table:table-cell office:value-type="string">
            <text:p>RCIT</text:p>
          </table:table-cell>
          <table:table-cell office:value-type="string">
            <text:p>Reelcause, Inc.</text:p>
          </table:table-cell>
        </table:table-row>
        <table:table-row table:style-name="ro1">
          <table:table-cell office:value-type="string">
            <text:p>RCKE</text:p>
          </table:table-cell>
          <table:table-cell office:value-type="string">
            <text:p>Rock Energy Resources, Inc.</text:p>
          </table:table-cell>
        </table:table-row>
        <table:table-row table:style-name="ro1">
          <table:table-cell office:value-type="string">
            <text:p>RCKT</text:p>
          </table:table-cell>
          <table:table-cell office:value-type="string">
            <text:p>Rocket Pharmaceuticals Inc</text:p>
          </table:table-cell>
        </table:table-row>
        <table:table-row table:style-name="ro1">
          <table:table-cell office:value-type="string">
            <text:p>RCKY</text:p>
          </table:table-cell>
          <table:table-cell office:value-type="string">
            <text:p>Rocky Brands Inc</text:p>
          </table:table-cell>
        </table:table-row>
        <table:table-row table:style-name="ro1">
          <table:table-cell office:value-type="string">
            <text:p>RCL</text:p>
          </table:table-cell>
          <table:table-cell office:value-type="string">
            <text:p>Royal Caribbean Cruises Ltd</text:p>
          </table:table-cell>
        </table:table-row>
        <table:table-row table:style-name="ro1">
          <table:table-cell office:value-type="string">
            <text:p>RCM</text:p>
          </table:table-cell>
          <table:table-cell office:value-type="string">
            <text:p>R1 RCM Inc</text:p>
          </table:table-cell>
        </table:table-row>
        <table:table-row table:style-name="ro1">
          <table:table-cell office:value-type="string">
            <text:p>RCMH</text:p>
          </table:table-cell>
          <table:table-cell office:value-type="string">
            <text:p>Reach Messaging Holdings, Inc.</text:p>
          </table:table-cell>
        </table:table-row>
        <table:table-row table:style-name="ro1">
          <table:table-cell office:value-type="string">
            <text:p>RCMT</text:p>
          </table:table-cell>
          <table:table-cell office:value-type="string">
            <text:p>RCM Technologies Inc</text:p>
          </table:table-cell>
        </table:table-row>
        <table:table-row table:style-name="ro1">
          <table:table-cell office:value-type="string">
            <text:p>RCON</text:p>
          </table:table-cell>
          <table:table-cell office:value-type="string">
            <text:p>Recon Technology Ltd</text:p>
          </table:table-cell>
        </table:table-row>
        <table:table-row table:style-name="ro1">
          <table:table-cell office:value-type="string">
            <text:p>RCP</text:p>
          </table:table-cell>
          <table:table-cell office:value-type="string">
            <text:p>Ready Capital Corp</text:p>
          </table:table-cell>
        </table:table-row>
        <table:table-row table:style-name="ro1">
          <table:table-cell office:value-type="string">
            <text:p>RCPIQ</text:p>
          </table:table-cell>
          <table:table-cell office:value-type="string">
            <text:p>Rock Creek Pharmaceuticals, Inc.</text:p>
          </table:table-cell>
        </table:table-row>
        <table:table-row table:style-name="ro1">
          <table:table-cell office:value-type="string">
            <text:p>RCRT</text:p>
          </table:table-cell>
          <table:table-cell office:value-type="string">
            <text:p>Recruiter.com Group, Inc.</text:p>
          </table:table-cell>
        </table:table-row>
        <table:table-row table:style-name="ro1">
          <table:table-cell office:value-type="string">
            <text:p>RCS</text:p>
          </table:table-cell>
          <table:table-cell office:value-type="string">
            <text:p>PIMCO Strategic Income Fund Inc</text:p>
          </table:table-cell>
        </table:table-row>
        <table:table-row table:style-name="ro1">
          <table:table-cell office:value-type="string">
            <text:p>RCTC</text:p>
          </table:table-cell>
          <table:table-cell office:value-type="string">
            <text:p>Ready Credit Corp.</text:p>
          </table:table-cell>
        </table:table-row>
        <table:table-row table:style-name="ro1">
          <table:table-cell office:value-type="string">
            <text:p>RCTY</text:p>
          </table:table-cell>
          <table:table-cell office:value-type="string">
            <text:p>Rocket City Enterprises, Inc.</text:p>
          </table:table-cell>
        </table:table-row>
        <table:table-row table:style-name="ro1">
          <table:table-cell office:value-type="string">
            <text:p>RCUS</text:p>
          </table:table-cell>
          <table:table-cell office:value-type="string">
            <text:p>Arcus Biosciences Inc</text:p>
          </table:table-cell>
        </table:table-row>
        <table:table-row table:style-name="ro1">
          <table:table-cell office:value-type="string">
            <text:p>RDAR</text:p>
          </table:table-cell>
          <table:table-cell office:value-type="string">
            <text:p>Raadr, Inc.</text:p>
          </table:table-cell>
        </table:table-row>
        <table:table-row table:style-name="ro1">
          <table:table-cell office:value-type="string">
            <text:p>RDCM</text:p>
          </table:table-cell>
          <table:table-cell office:value-type="string">
            <text:p>RADCOM Ltd</text:p>
          </table:table-cell>
        </table:table-row>
        <table:table-row table:style-name="ro1">
          <table:table-cell office:value-type="string">
            <text:p>RDCO</text:p>
          </table:table-cell>
          <table:table-cell office:value-type="string">
            <text:p>Redefy Corporation </text:p>
          </table:table-cell>
        </table:table-row>
        <table:table-row table:style-name="ro1">
          <table:table-cell office:value-type="string">
            <text:p>RDEGF</text:p>
          </table:table-cell>
          <table:table-cell office:value-type="string">
            <text:p>Radiant Energy Corp.</text:p>
          </table:table-cell>
        </table:table-row>
        <table:table-row table:style-name="ro1">
          <table:table-cell office:value-type="string">
            <text:p>RDFN</text:p>
          </table:table-cell>
          <table:table-cell office:value-type="string">
            <text:p>Redfin Corp</text:p>
          </table:table-cell>
        </table:table-row>
        <table:table-row table:style-name="ro1">
          <table:table-cell office:value-type="string">
            <text:p>RDGL</text:p>
          </table:table-cell>
          <table:table-cell office:value-type="string">
            <text:p>Vivos Inc.</text:p>
          </table:table-cell>
        </table:table-row>
        <table:table-row table:style-name="ro1">
          <table:table-cell office:value-type="string">
            <text:p>RDHL</text:p>
          </table:table-cell>
          <table:table-cell office:value-type="string">
            <text:p>Redhill Biopharma Ltd</text:p>
          </table:table-cell>
        </table:table-row>
        <table:table-row table:style-name="ro1">
          <table:table-cell office:value-type="string">
            <text:p>RDI</text:p>
          </table:table-cell>
          <table:table-cell office:value-type="string">
            <text:p>Reading International Inc</text:p>
          </table:table-cell>
        </table:table-row>
        <table:table-row table:style-name="ro1">
          <table:table-cell office:value-type="string">
            <text:p>RDIB</text:p>
          </table:table-cell>
          <table:table-cell office:value-type="string">
            <text:p>Reading International Inc</text:p>
          </table:table-cell>
        </table:table-row>
        <table:table-row table:style-name="ro1">
          <table:table-cell office:value-type="string">
            <text:p>RDML</text:p>
          </table:table-cell>
          <table:table-cell office:value-type="string">
            <text:p>Red Mile Entertainment, Inc.</text:p>
          </table:table-cell>
        </table:table-row>
        <table:table-row table:style-name="ro1">
          <table:table-cell office:value-type="string">
            <text:p>RDN</text:p>
          </table:table-cell>
          <table:table-cell office:value-type="string">
            <text:p>Radian Group Inc</text:p>
          </table:table-cell>
        </table:table-row>
        <table:table-row table:style-name="ro1">
          <table:table-cell office:value-type="string">
            <text:p>RDNT</text:p>
          </table:table-cell>
          <table:table-cell office:value-type="string">
            <text:p>RadNet Inc</text:p>
          </table:table-cell>
        </table:table-row>
        <table:table-row table:style-name="ro1">
          <table:table-cell office:value-type="string">
            <text:p>RDS.A</text:p>
          </table:table-cell>
          <table:table-cell office:value-type="string">
            <text:p>Royal Dutch Shell PLC</text:p>
          </table:table-cell>
        </table:table-row>
        <table:table-row table:style-name="ro1">
          <table:table-cell office:value-type="string">
            <text:p>RDS.B</text:p>
          </table:table-cell>
          <table:table-cell office:value-type="string">
            <text:p>Royal Dutch Shell PLC</text:p>
          </table:table-cell>
        </table:table-row>
        <table:table-row table:style-name="ro1">
          <table:table-cell office:value-type="string">
            <text:p>RDTK</text:p>
          </table:table-cell>
          <table:table-cell office:value-type="string">
            <text:p>RadTek, Inc.</text:p>
          </table:table-cell>
        </table:table-row>
        <table:table-row table:style-name="ro1">
          <table:table-cell office:value-type="string">
            <text:p>RDUS</text:p>
          </table:table-cell>
          <table:table-cell office:value-type="string">
            <text:p>Radius Health Inc</text:p>
          </table:table-cell>
        </table:table-row>
        <table:table-row table:style-name="ro1">
          <table:table-cell office:value-type="string">
            <text:p>RDVA</text:p>
          </table:table-cell>
          <table:table-cell office:value-type="string">
            <text:p>Radva Corp.</text:p>
          </table:table-cell>
        </table:table-row>
        <table:table-row table:style-name="ro1">
          <table:table-cell office:value-type="string">
            <text:p>RDVT</text:p>
          </table:table-cell>
          <table:table-cell office:value-type="string">
            <text:p>Red Violet Inc</text:p>
          </table:table-cell>
        </table:table-row>
        <table:table-row table:style-name="ro1">
          <table:table-cell office:value-type="string">
            <text:p>RDWD</text:p>
          </table:table-cell>
          <table:table-cell office:value-type="string">
            <text:p>Redwood Group International</text:p>
          </table:table-cell>
        </table:table-row>
        <table:table-row table:style-name="ro1">
          <table:table-cell office:value-type="string">
            <text:p>RDWR</text:p>
          </table:table-cell>
          <table:table-cell office:value-type="string">
            <text:p>Radware Ltd</text:p>
          </table:table-cell>
        </table:table-row>
        <table:table-row table:style-name="ro1">
          <table:table-cell office:value-type="string">
            <text:p>RDY</text:p>
          </table:table-cell>
          <table:table-cell office:value-type="string">
            <text:p>Dr Reddy's Laboratories-ADR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Everest Re Group Ltd</text:p>
          </table:table-cell>
        </table:table-row>
        <table:table-row table:style-name="ro1">
          <table:table-cell office:value-type="string">
            <text:p>REAC</text:p>
          </table:table-cell>
          <table:table-cell office:value-type="string">
            <text:p>REAC Group, Inc.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string">
            <text:p>RealReal Inc-The</text:p>
          </table:table-cell>
        </table:table-row>
        <table:table-row table:style-name="ro1">
          <table:table-cell office:value-type="string">
            <text:p>REDU</text:p>
          </table:table-cell>
          <table:table-cell office:value-type="string">
            <text:p>RISE Education Cayman Ltd</text:p>
          </table:table-cell>
        </table:table-row>
        <table:table-row table:style-name="ro1">
          <table:table-cell office:value-type="string">
            <text:p>REED</text:p>
          </table:table-cell>
          <table:table-cell office:value-type="string">
            <text:p>Reed's Inc</text:p>
          </table:table-cell>
        </table:table-row>
        <table:table-row table:style-name="ro1">
          <table:table-cell office:value-type="string">
            <text:p>REEMF</text:p>
          </table:table-cell>
          <table:table-cell office:value-type="string">
            <text:p>Rare Element Resources Ltd.</text:p>
          </table:table-cell>
        </table:table-row>
        <table:table-row table:style-name="ro1">
          <table:table-cell office:value-type="string">
            <text:p>REFG</text:p>
          </table:table-cell>
          <table:table-cell office:value-type="string">
            <text:p>Medical Cannabis Payment Solutions</text:p>
          </table:table-cell>
        </table:table-row>
        <table:table-row table:style-name="ro1">
          <table:table-cell office:value-type="string">
            <text:p>REFR</text:p>
          </table:table-cell>
          <table:table-cell office:value-type="string">
            <text:p>Research Frontiers Inc</text:p>
          </table:table-cell>
        </table:table-row>
        <table:table-row table:style-name="ro1">
          <table:table-cell office:value-type="string">
            <text:p>REG</text:p>
          </table:table-cell>
          <table:table-cell office:value-type="string">
            <text:p>Regency Centers Corp</text:p>
          </table:table-cell>
        </table:table-row>
        <table:table-row table:style-name="ro1">
          <table:table-cell office:value-type="string">
            <text:p>REGI</text:p>
          </table:table-cell>
          <table:table-cell office:value-type="string">
            <text:p>Renewable Energy Group Inc</text:p>
          </table:table-cell>
        </table:table-row>
        <table:table-row table:style-name="ro1">
          <table:table-cell office:value-type="string">
            <text:p>REGN</text:p>
          </table:table-cell>
          <table:table-cell office:value-type="string">
            <text:p>Regeneron Pharmaceuticals Inc</text:p>
          </table:table-cell>
        </table:table-row>
        <table:table-row table:style-name="ro1">
          <table:table-cell office:value-type="string">
            <text:p>REGX</text:p>
          </table:table-cell>
          <table:table-cell office:value-type="string">
            <text:p>Red Trail Energy LLC</text:p>
          </table:table-cell>
        </table:table-row>
        <table:table-row table:style-name="ro1">
          <table:table-cell office:value-type="string">
            <text:p>REHB</text:p>
          </table:table-cell>
          <table:table-cell office:value-type="string">
            <text:p>Channel Holdings Inc. </text:p>
          </table:table-cell>
        </table:table-row>
        <table:table-row table:style-name="ro1">
          <table:table-cell office:value-type="string">
            <text:p>REI</text:p>
          </table:table-cell>
          <table:table-cell office:value-type="string">
            <text:p>Ring Energy Inc</text:p>
          </table:table-cell>
        </table:table-row>
        <table:table-row table:style-name="ro1">
          <table:table-cell office:value-type="string">
            <text:p>REKR</text:p>
          </table:table-cell>
          <table:table-cell office:value-type="string">
            <text:p>Rekor Systems Inc</text:p>
          </table:table-cell>
        </table:table-row>
        <table:table-row table:style-name="ro1">
          <table:table-cell office:value-type="string">
            <text:p>RELI</text:p>
          </table:table-cell>
          <table:table-cell office:value-type="string">
            <text:p>Reliance Global Group Inc.</text:p>
          </table:table-cell>
        </table:table-row>
        <table:table-row table:style-name="ro1">
          <table:table-cell office:value-type="string">
            <text:p>RELL</text:p>
          </table:table-cell>
          <table:table-cell office:value-type="string">
            <text:p>Richardson Electronics Ltd-United States</text:p>
          </table:table-cell>
        </table:table-row>
        <table:table-row table:style-name="ro1">
          <table:table-cell office:value-type="string">
            <text:p>RELM</text:p>
          </table:table-cell>
          <table:table-cell office:value-type="string">
            <text:p>Relm Holdings, Inc.</text:p>
          </table:table-cell>
        </table:table-row>
        <table:table-row table:style-name="ro1">
          <table:table-cell office:value-type="string">
            <text:p>RELV</text:p>
          </table:table-cell>
          <table:table-cell office:value-type="string">
            <text:p>Reliv International Inc</text:p>
          </table:table-cell>
        </table:table-row>
        <table:table-row table:style-name="ro1">
          <table:table-cell office:value-type="string">
            <text:p>RELX</text:p>
          </table:table-cell>
          <table:table-cell office:value-type="string">
            <text:p>RELX PLC</text:p>
          </table:table-cell>
        </table:table-row>
        <table:table-row table:style-name="ro1">
          <table:table-cell office:value-type="string">
            <text:p>REML</text:p>
          </table:table-cell>
          <table:table-cell office:value-type="string">
            <text:p>X-Links Monthly Pay 2x Leveraged Mortgage REIT ETN</text:p>
          </table:table-cell>
        </table:table-row>
        <table:table-row table:style-name="ro1">
          <table:table-cell office:value-type="string">
            <text:p>RENN</text:p>
          </table:table-cell>
          <table:table-cell office:value-type="string">
            <text:p>Renren Inc</text:p>
          </table:table-cell>
        </table:table-row>
        <table:table-row table:style-name="ro1">
          <table:table-cell office:value-type="string">
            <text:p>RENU</text:p>
          </table:table-cell>
          <table:table-cell office:value-type="string">
            <text:p>Renuen Corp</text:p>
          </table:table-cell>
        </table:table-row>
        <table:table-row table:style-name="ro1">
          <table:table-cell office:value-type="string">
            <text:p>REOP</text:p>
          </table:table-cell>
          <table:table-cell office:value-type="string">
            <text:p>Reo Plastics, Inc.</text:p>
          </table:table-cell>
        </table:table-row>
        <table:table-row table:style-name="ro1">
          <table:table-cell office:value-type="string">
            <text:p>REOS</text:p>
          </table:table-cell>
          <table:table-cell office:value-type="string">
            <text:p>ReoStar Energy Corp.</text:p>
          </table:table-cell>
        </table:table-row>
        <table:table-row table:style-name="ro1">
          <table:table-cell office:value-type="string">
            <text:p>REPH</text:p>
          </table:table-cell>
          <table:table-cell office:value-type="string">
            <text:p>Recro Pharma Inc</text:p>
          </table:table-cell>
        </table:table-row>
        <table:table-row table:style-name="ro1">
          <table:table-cell office:value-type="string">
            <text:p>REPL</text:p>
          </table:table-cell>
          <table:table-cell office:value-type="string">
            <text:p>Replimune Group Inc</text:p>
          </table:table-cell>
        </table:table-row>
        <table:table-row table:style-name="ro1">
          <table:table-cell office:value-type="string">
            <text:p>REPO</text:p>
          </table:table-cell>
          <table:table-cell office:value-type="string">
            <text:p>National Asset Recovery Corp.</text:p>
          </table:table-cell>
        </table:table-row>
        <table:table-row table:style-name="ro1">
          <table:table-cell office:value-type="string">
            <text:p>RES</text:p>
          </table:table-cell>
          <table:table-cell office:value-type="string">
            <text:p>RPC Inc</text:p>
          </table:table-cell>
        </table:table-row>
        <table:table-row table:style-name="ro1">
          <table:table-cell office:value-type="string">
            <text:p>RESCU</text:p>
          </table:table-cell>
          <table:table-cell office:value-type="string">
            <text:p>Rescap Liquidating Trust</text:p>
          </table:table-cell>
        </table:table-row>
        <table:table-row table:style-name="ro1">
          <table:table-cell office:value-type="string">
            <text:p>RESI</text:p>
          </table:table-cell>
          <table:table-cell office:value-type="string">
            <text:p>Front Yard Residential Corp</text:p>
          </table:table-cell>
        </table:table-row>
        <table:table-row table:style-name="ro1">
          <table:table-cell office:value-type="string">
            <text:p>RESN</text:p>
          </table:table-cell>
          <table:table-cell office:value-type="string">
            <text:p>Resonant Inc</text:p>
          </table:table-cell>
        </table:table-row>
        <table:table-row table:style-name="ro1">
          <table:table-cell office:value-type="string">
            <text:p>RESS</text:p>
          </table:table-cell>
          <table:table-cell office:value-type="string">
            <text:p>Renewable Energy Solution Systems, Inc.</text:p>
          </table:table-cell>
        </table:table-row>
        <table:table-row table:style-name="ro1">
          <table:table-cell office:value-type="string">
            <text:p>RESY</text:p>
          </table:table-cell>
          <table:table-cell office:value-type="string">
            <text:p>Reconditioned Systems, Inc.</text:p>
          </table:table-cell>
        </table:table-row>
        <table:table-row table:style-name="ro1">
          <table:table-cell office:value-type="string">
            <text:p>RETA</text:p>
          </table:table-cell>
          <table:table-cell office:value-type="string">
            <text:p>Reata Pharmaceuticals Inc</text:p>
          </table:table-cell>
        </table:table-row>
        <table:table-row table:style-name="ro1">
          <table:table-cell office:value-type="string">
            <text:p>RETC</text:p>
          </table:table-cell>
          <table:table-cell office:value-type="string">
            <text:p>12 Retech Corporation</text:p>
          </table:table-cell>
        </table:table-row>
        <table:table-row table:style-name="ro1">
          <table:table-cell office:value-type="string">
            <text:p>RETO</text:p>
          </table:table-cell>
          <table:table-cell office:value-type="string">
            <text:p>Reto Eco-solutions Inc</text:p>
          </table:table-cell>
        </table:table-row>
        <table:table-row table:style-name="ro1">
          <table:table-cell office:value-type="string">
            <text:p>REV</text:p>
          </table:table-cell>
          <table:table-cell office:value-type="string">
            <text:p>Revlon Inc</text:p>
          </table:table-cell>
        </table:table-row>
        <table:table-row table:style-name="ro1">
          <table:table-cell office:value-type="string">
            <text:p>REVG</text:p>
          </table:table-cell>
          <table:table-cell office:value-type="string">
            <text:p>REV Group Inc</text:p>
          </table:table-cell>
        </table:table-row>
        <table:table-row table:style-name="ro1">
          <table:table-cell office:value-type="string">
            <text:p>REX</text:p>
          </table:table-cell>
          <table:table-cell office:value-type="string">
            <text:p>REX American Resources Corp</text:p>
          </table:table-cell>
        </table:table-row>
        <table:table-row table:style-name="ro1">
          <table:table-cell office:value-type="string">
            <text:p>REXN</text:p>
          </table:table-cell>
          <table:table-cell office:value-type="string">
            <text:p>Rexahn Pharmaceuticals Inc</text:p>
          </table:table-cell>
        </table:table-row>
        <table:table-row table:style-name="ro1">
          <table:table-cell office:value-type="string">
            <text:p>REXR</text:p>
          </table:table-cell>
          <table:table-cell office:value-type="string">
            <text:p>Rexford Industrial Realty Inc</text:p>
          </table:table-cell>
        </table:table-row>
        <table:table-row table:style-name="ro1">
          <table:table-cell office:value-type="string">
            <text:p>REXR-A</text:p>
          </table:table-cell>
          <table:table-cell office:value-type="string">
            <text:p>Rexford Industrial Realty Inc</text:p>
          </table:table-cell>
        </table:table-row>
        <table:table-row table:style-name="ro1">
          <table:table-cell office:value-type="string">
            <text:p>REXR-B</text:p>
          </table:table-cell>
          <table:table-cell office:value-type="string">
            <text:p>Rexford Industrial Realty Inc</text:p>
          </table:table-cell>
        </table:table-row>
        <table:table-row table:style-name="ro1">
          <table:table-cell office:value-type="string">
            <text:p>REXR-C</text:p>
          </table:table-cell>
          <table:table-cell office:value-type="string">
            <text:p>Rexford Industrial Realty Inc</text:p>
          </table:table-cell>
        </table:table-row>
        <table:table-row table:style-name="ro1">
          <table:table-cell office:value-type="string">
            <text:p>REYN</text:p>
          </table:table-cell>
          <table:table-cell office:value-type="string">
            <text:p>Reynolds Consumer Products Inc</text:p>
          </table:table-cell>
        </table:table-row>
        <table:table-row table:style-name="ro1">
          <table:table-cell office:value-type="string">
            <text:p>REZI</text:p>
          </table:table-cell>
          <table:table-cell office:value-type="string">
            <text:p>Resideo Technologies Inc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string">
            <text:p>Regions Financial Corp</text:p>
          </table:table-cell>
        </table:table-row>
        <table:table-row table:style-name="ro1">
          <table:table-cell office:value-type="string">
            <text:p>RF-A</text:p>
          </table:table-cell>
          <table:table-cell office:value-type="string">
            <text:p>Regions Financial Corp</text:p>
          </table:table-cell>
        </table:table-row>
        <table:table-row table:style-name="ro1">
          <table:table-cell office:value-type="string">
            <text:p>RF-B</text:p>
          </table:table-cell>
          <table:table-cell office:value-type="string">
            <text:p>Regions Financial Corp</text:p>
          </table:table-cell>
        </table:table-row>
        <table:table-row table:style-name="ro1">
          <table:table-cell office:value-type="string">
            <text:p>RF-C</text:p>
          </table:table-cell>
          <table:table-cell office:value-type="string">
            <text:p>Regions Financial Corp</text:p>
          </table:table-cell>
        </table:table-row>
        <table:table-row table:style-name="ro1">
          <table:table-cell office:value-type="string">
            <text:p>RFCS</text:p>
          </table:table-cell>
          <table:table-cell office:value-type="string">
            <text:p>Refocus Group, Inc.</text:p>
          </table:table-cell>
        </table:table-row>
        <table:table-row table:style-name="ro1">
          <table:table-cell office:value-type="string">
            <text:p>RFI</text:p>
          </table:table-cell>
          <table:table-cell office:value-type="string">
            <text:p>Cohen &amp; Steers Total Return Realty Fund Inc</text:p>
          </table:table-cell>
        </table:table-row>
        <table:table-row table:style-name="ro1">
          <table:table-cell office:value-type="string">
            <text:p>RFIL</text:p>
          </table:table-cell>
          <table:table-cell office:value-type="string">
            <text:p>RF Industries Ltd</text:p>
          </table:table-cell>
        </table:table-row>
        <table:table-row table:style-name="ro1">
          <table:table-cell office:value-type="string">
            <text:p>RFL</text:p>
          </table:table-cell>
          <table:table-cell office:value-type="string">
            <text:p>Rafael Holdings Inc</text:p>
          </table:table-cell>
        </table:table-row>
        <table:table-row table:style-name="ro1">
          <table:table-cell office:value-type="string">
            <text:p>RFL</text:p>
          </table:table-cell>
          <table:table-cell office:value-type="string">
            <text:p>Rafael Holdings Inc</text:p>
          </table:table-cell>
        </table:table-row>
        <table:table-row table:style-name="ro1">
          <table:table-cell office:value-type="string">
            <text:p>RFM</text:p>
          </table:table-cell>
          <table:table-cell office:value-type="string">
            <text:p>RiverNorth Flexible Municipal Income Fund Inc</text:p>
          </table:table-cell>
        </table:table-row>
        <table:table-row table:style-name="ro1">
          <table:table-cell office:value-type="string">
            <text:p>RFMK</text:p>
          </table:table-cell>
          <table:table-cell office:value-type="string">
            <text:p>Rapid Fire Marketing, Inc.</text:p>
          </table:table-cell>
        </table:table-row>
        <table:table-row table:style-name="ro1">
          <table:table-cell office:value-type="string">
            <text:p>RFNS</text:p>
          </table:table-cell>
          <table:table-cell office:value-type="string">
            <text:p>Reliant Financial Service Corp.</text:p>
          </table:table-cell>
        </table:table-row>
        <table:table-row table:style-name="ro1">
          <table:table-cell office:value-type="string">
            <text:p>RFP</text:p>
          </table:table-cell>
          <table:table-cell office:value-type="string">
            <text:p>Resolute Forest Products Inc</text:p>
          </table:table-cell>
        </table:table-row>
        <table:table-row table:style-name="ro1">
          <table:table-cell office:value-type="string">
            <text:p>RFXRF</text:p>
          </table:table-cell>
          <table:table-cell office:value-type="string">
            <text:p>Running Fox Resource Corp.</text:p>
          </table:table-cell>
        </table:table-row>
        <table:table-row table:style-name="ro1">
          <table:table-cell office:value-type="string">
            <text:p>RGA</text:p>
          </table:table-cell>
          <table:table-cell office:value-type="string">
            <text:p>Reinsurance Group of America Inc</text:p>
          </table:table-cell>
        </table:table-row>
        <table:table-row table:style-name="ro1">
          <table:table-cell office:value-type="string">
            <text:p>RGBD</text:p>
          </table:table-cell>
          <table:table-cell office:value-type="string">
            <text:p>Regional Brands Inc.</text:p>
          </table:table-cell>
        </table:table-row>
        <table:table-row table:style-name="ro1">
          <table:table-cell office:value-type="string">
            <text:p>RGBOQ</text:p>
          </table:table-cell>
          <table:table-cell office:value-type="string">
            <text:p>ReGen Biologics, Inc.</text:p>
          </table:table-cell>
        </table:table-row>
        <table:table-row table:style-name="ro1">
          <table:table-cell office:value-type="string">
            <text:p>RGBP</text:p>
          </table:table-cell>
          <table:table-cell office:value-type="string">
            <text:p>Regen Biopharma, Inc.</text:p>
          </table:table-cell>
        </table:table-row>
        <table:table-row table:style-name="ro1">
          <table:table-cell office:value-type="string">
            <text:p>RGBPP</text:p>
          </table:table-cell>
          <table:table-cell office:value-type="string">
            <text:p>Regen Biopharma, Inc.</text:p>
          </table:table-cell>
        </table:table-row>
        <table:table-row table:style-name="ro1">
          <table:table-cell office:value-type="string">
            <text:p>RGCO</text:p>
          </table:table-cell>
          <table:table-cell office:value-type="string">
            <text:p>RGC Resources Inc</text:p>
          </table:table-cell>
        </table:table-row>
        <table:table-row table:style-name="ro1">
          <table:table-cell office:value-type="string">
            <text:p>RGDEF</text:p>
          </table:table-cell>
          <table:table-cell office:value-type="string">
            <text:p>RDX Technologies Corp</text:p>
          </table:table-cell>
        </table:table-row>
        <table:table-row table:style-name="ro1">
          <table:table-cell office:value-type="string">
            <text:p>RGDXQ</text:p>
          </table:table-cell>
          <table:table-cell office:value-type="string">
            <text:p>Response Genetics, Inc.</text:p>
          </table:table-cell>
        </table:table-row>
        <table:table-row table:style-name="ro1">
          <table:table-cell office:value-type="string">
            <text:p>RGEN</text:p>
          </table:table-cell>
          <table:table-cell office:value-type="string">
            <text:p>Repligen Corp</text:p>
          </table:table-cell>
        </table:table-row>
        <table:table-row table:style-name="ro1">
          <table:table-cell office:value-type="string">
            <text:p>RGIN</text:p>
          </table:table-cell>
          <table:table-cell office:value-type="string">
            <text:p>Regenicin, Inc.</text:p>
          </table:table-cell>
        </table:table-row>
        <table:table-row table:style-name="ro1">
          <table:table-cell office:value-type="string">
            <text:p>RGLD</text:p>
          </table:table-cell>
          <table:table-cell office:value-type="string">
            <text:p>Royal Gold Inc</text:p>
          </table:table-cell>
        </table:table-row>
        <table:table-row table:style-name="ro1">
          <table:table-cell office:value-type="string">
            <text:p>RGLG</text:p>
          </table:table-cell>
          <table:table-cell office:value-type="string">
            <text:p>UHF Logistics Group, Inc.</text:p>
          </table:table-cell>
        </table:table-row>
        <table:table-row table:style-name="ro1">
          <table:table-cell office:value-type="string">
            <text:p>RGLS</text:p>
          </table:table-cell>
          <table:table-cell office:value-type="string">
            <text:p>Regulus Therapeutics Inc</text:p>
          </table:table-cell>
        </table:table-row>
        <table:table-row table:style-name="ro1">
          <table:table-cell office:value-type="string">
            <text:p>RGMP</text:p>
          </table:table-cell>
          <table:table-cell office:value-type="string">
            <text:p>Regnum Corp.</text:p>
          </table:table-cell>
        </table:table-row>
        <table:table-row table:style-name="ro1">
          <table:table-cell office:value-type="string">
            <text:p>RGNP</text:p>
          </table:table-cell>
          <table:table-cell office:value-type="string">
            <text:p>REIGN RES CORP.</text:p>
          </table:table-cell>
        </table:table-row>
        <table:table-row table:style-name="ro1">
          <table:table-cell office:value-type="string">
            <text:p>RGNX</text:p>
          </table:table-cell>
          <table:table-cell office:value-type="string">
            <text:p>REGENXBIO Inc</text:p>
          </table:table-cell>
        </table:table-row>
        <table:table-row table:style-name="ro1">
          <table:table-cell office:value-type="string">
            <text:p>RGP</text:p>
          </table:table-cell>
          <table:table-cell office:value-type="string">
            <text:p>Resources Connection Inc</text:p>
          </table:table-cell>
        </table:table-row>
        <table:table-row table:style-name="ro1">
          <table:table-cell office:value-type="string">
            <text:p>RGR</text:p>
          </table:table-cell>
          <table:table-cell office:value-type="string">
            <text:p>Sturm Ruger &amp; Co Inc</text:p>
          </table:table-cell>
        </table:table-row>
        <table:table-row table:style-name="ro1">
          <table:table-cell office:value-type="string">
            <text:p>RGRX</text:p>
          </table:table-cell>
          <table:table-cell office:value-type="string">
            <text:p>RegeneRx Biopharmaceuticals, Inc.</text:p>
          </table:table-cell>
        </table:table-row>
        <table:table-row table:style-name="ro1">
          <table:table-cell office:value-type="string">
            <text:p>RGS</text:p>
          </table:table-cell>
          <table:table-cell office:value-type="string">
            <text:p>Regis Corp</text:p>
          </table:table-cell>
        </table:table-row>
        <table:table-row table:style-name="ro1">
          <table:table-cell office:value-type="string">
            <text:p>RGSEQ</text:p>
          </table:table-cell>
          <table:table-cell office:value-type="string">
            <text:p>Real Goods Solar, Inc.</text:p>
          </table:table-cell>
        </table:table-row>
        <table:table-row table:style-name="ro1">
          <table:table-cell office:value-type="string">
            <text:p>RGSG</text:p>
          </table:table-cell>
          <table:table-cell office:value-type="string">
            <text:p>Resources Global Services Group</text:p>
          </table:table-cell>
        </table:table-row>
        <table:table-row table:style-name="ro1">
          <table:table-cell office:value-type="string">
            <text:p>RGT</text:p>
          </table:table-cell>
          <table:table-cell office:value-type="string">
            <text:p>Royce Global Value Trust Inc</text:p>
          </table:table-cell>
        </table:table-row>
        <table:table-row table:style-name="ro1">
          <table:table-cell office:value-type="string">
            <text:p>RGUS</text:p>
          </table:table-cell>
          <table:table-cell office:value-type="string">
            <text:p>REGI U.S., Inc.</text:p>
          </table:table-cell>
        </table:table-row>
        <table:table-row table:style-name="ro1">
          <table:table-cell office:value-type="string">
            <text:p>RGXX</text:p>
          </table:table-cell>
          <table:table-cell office:value-type="string">
            <text:p>RemeGenix Inc.</text:p>
          </table:table-cell>
        </table:table-row>
        <table:table-row table:style-name="ro1">
          <table:table-cell table:number-columns-repeated="2" office:value-type="string">
            <text:p>RH</text:p>
          </table:table-cell>
        </table:table-row>
        <table:table-row table:style-name="ro1">
          <table:table-cell office:value-type="string">
            <text:p>RHE</text:p>
          </table:table-cell>
          <table:table-cell office:value-type="string">
            <text:p>Regional Health Properties Inc</text:p>
          </table:table-cell>
        </table:table-row>
        <table:table-row table:style-name="ro1">
          <table:table-cell office:value-type="string">
            <text:p>RHE-A</text:p>
          </table:table-cell>
          <table:table-cell office:value-type="string">
            <text:p>Regional Health Properties Inc</text:p>
          </table:table-cell>
        </table:table-row>
        <table:table-row table:style-name="ro1">
          <table:table-cell office:value-type="string">
            <text:p>RHI</text:p>
          </table:table-cell>
          <table:table-cell office:value-type="string">
            <text:p>Robert Half International Inc</text:p>
          </table:table-cell>
        </table:table-row>
        <table:table-row table:style-name="ro1">
          <table:table-cell office:value-type="string">
            <text:p>RHNO</text:p>
          </table:table-cell>
          <table:table-cell office:value-type="string">
            <text:p>Rhino Resource Partners LP</text:p>
          </table:table-cell>
        </table:table-row>
        <table:table-row table:style-name="ro1">
          <table:table-cell office:value-type="string">
            <text:p>RHP</text:p>
          </table:table-cell>
          <table:table-cell office:value-type="string">
            <text:p>Ryman Hospitality Properties Inc</text:p>
          </table:table-cell>
        </table:table-row>
        <table:table-row table:style-name="ro1">
          <table:table-cell office:value-type="string">
            <text:p>RHWI</text:p>
          </table:table-cell>
          <table:table-cell office:value-type="string">
            <text:p>Riverhawk Aviation, Inc.</text:p>
          </table:table-cell>
        </table:table-row>
        <table:table-row table:style-name="ro1">
          <table:table-cell office:value-type="string">
            <text:p>RIBS</text:p>
          </table:table-cell>
          <table:table-cell office:value-type="string">
            <text:p>Southern Concepts Restaurant Group, Inc.</text:p>
          </table:table-cell>
        </table:table-row>
        <table:table-row table:style-name="ro1">
          <table:table-cell office:value-type="string">
            <text:p>RIBT</text:p>
          </table:table-cell>
          <table:table-cell office:value-type="string">
            <text:p>RiceBran Technologies</text:p>
          </table:table-cell>
        </table:table-row>
        <table:table-row table:style-name="ro1">
          <table:table-cell office:value-type="string">
            <text:p>RICK</text:p>
          </table:table-cell>
          <table:table-cell office:value-type="string">
            <text:p>RCI Hospitality Holdings Inc</text:p>
          </table:table-cell>
        </table:table-row>
        <table:table-row table:style-name="ro1">
          <table:table-cell office:value-type="string">
            <text:p>RIDE</text:p>
          </table:table-cell>
          <table:table-cell office:value-type="string">
            <text:p>Lordstown Motors Corp</text:p>
          </table:table-cell>
        </table:table-row>
        <table:table-row table:style-name="ro1">
          <table:table-cell office:value-type="string">
            <text:p>RIG</text:p>
          </table:table-cell>
          <table:table-cell office:value-type="string">
            <text:p>Transocean Ltd</text:p>
          </table:table-cell>
        </table:table-row>
        <table:table-row table:style-name="ro1">
          <table:table-cell office:value-type="string">
            <text:p>RIGH</text:p>
          </table:table-cell>
          <table:table-cell office:value-type="string">
            <text:p>RightSmile, Inc.</text:p>
          </table:table-cell>
        </table:table-row>
        <table:table-row table:style-name="ro1">
          <table:table-cell office:value-type="string">
            <text:p>RIGL</text:p>
          </table:table-cell>
          <table:table-cell office:value-type="string">
            <text:p>Rigel Pharmaceuticals Inc</text:p>
          </table:table-cell>
        </table:table-row>
        <table:table-row table:style-name="ro1">
          <table:table-cell office:value-type="string">
            <text:p>RIHC</text:p>
          </table:table-cell>
          <table:table-cell office:value-type="string">
            <text:p>Rorine International Holding Corp.</text:p>
          </table:table-cell>
        </table:table-row>
        <table:table-row table:style-name="ro1">
          <table:table-cell office:value-type="string">
            <text:p>RIHT</text:p>
          </table:table-cell>
          <table:table-cell office:value-type="string">
            <text:p>Rightscorp, Inc.</text:p>
          </table:table-cell>
        </table:table-row>
        <table:table-row table:style-name="ro1">
          <table:table-cell office:value-type="string">
            <text:p>RILY</text:p>
          </table:table-cell>
          <table:table-cell office:value-type="string">
            <text:p>B. Riley Financial Inc</text:p>
          </table:table-cell>
        </table:table-row>
        <table:table-row table:style-name="ro1">
          <table:table-cell office:value-type="string">
            <text:p>RILYG</text:p>
          </table:table-cell>
          <table:table-cell office:value-type="string">
            <text:p>B. Riley Financial Inc</text:p>
          </table:table-cell>
        </table:table-row>
        <table:table-row table:style-name="ro1">
          <table:table-cell office:value-type="string">
            <text:p>RILYM</text:p>
          </table:table-cell>
          <table:table-cell office:value-type="string">
            <text:p>B. Riley Financial Inc</text:p>
          </table:table-cell>
        </table:table-row>
        <table:table-row table:style-name="ro1">
          <table:table-cell office:value-type="string">
            <text:p>RILYN</text:p>
          </table:table-cell>
          <table:table-cell office:value-type="string">
            <text:p>B. Riley Financial Inc</text:p>
          </table:table-cell>
        </table:table-row>
        <table:table-row table:style-name="ro1">
          <table:table-cell office:value-type="string">
            <text:p>RILYO</text:p>
          </table:table-cell>
          <table:table-cell office:value-type="string">
            <text:p>B. Riley Financial Inc</text:p>
          </table:table-cell>
        </table:table-row>
        <table:table-row table:style-name="ro1">
          <table:table-cell office:value-type="string">
            <text:p>RILYP</text:p>
          </table:table-cell>
          <table:table-cell office:value-type="string">
            <text:p>B. Riley Financial Inc</text:p>
          </table:table-cell>
        </table:table-row>
        <table:table-row table:style-name="ro1">
          <table:table-cell office:value-type="string">
            <text:p>RIO</text:p>
          </table:table-cell>
          <table:table-cell office:value-type="string">
            <text:p>Rio Tinto PLC</text:p>
          </table:table-cell>
        </table:table-row>
        <table:table-row table:style-name="ro1">
          <table:table-cell office:value-type="string">
            <text:p>RIOT</text:p>
          </table:table-cell>
          <table:table-cell office:value-type="string">
            <text:p>Riot Blockchain Inc</text:p>
          </table:table-cell>
        </table:table-row>
        <table:table-row table:style-name="ro1">
          <table:table-cell office:value-type="string">
            <text:p>RITE</text:p>
          </table:table-cell>
          <table:table-cell office:value-type="string">
            <text:p>MineralRite Corporation</text:p>
          </table:table-cell>
        </table:table-row>
        <table:table-row table:style-name="ro1">
          <table:table-cell office:value-type="string">
            <text:p>RIV</text:p>
          </table:table-cell>
          <table:table-cell office:value-type="string">
            <text:p>RiverNorth Opportunities Fund Inc</text:p>
          </table:table-cell>
        </table:table-row>
        <table:table-row table:style-name="ro1">
          <table:table-cell office:value-type="string">
            <text:p>RIVE</text:p>
          </table:table-cell>
          <table:table-cell office:value-type="string">
            <text:p>Riverview Financial Corp</text:p>
          </table:table-cell>
        </table:table-row>
        <table:table-row table:style-name="ro1">
          <table:table-cell office:value-type="string">
            <text:p>RIVT</text:p>
          </table:table-cell>
          <table:table-cell office:value-type="string">
            <text:p>Riviera Tool Co.</text:p>
          </table:table-cell>
        </table:table-row>
        <table:table-row table:style-name="ro1">
          <table:table-cell office:value-type="string">
            <text:p>RIVX</text:p>
          </table:table-cell>
          <table:table-cell office:value-type="string">
            <text:p>Rivex Technology Corp.</text:p>
          </table:table-cell>
        </table:table-row>
        <table:table-row table:style-name="ro1">
          <table:table-cell office:value-type="string">
            <text:p>RJDG</text:p>
          </table:table-cell>
          <table:table-cell office:value-type="string">
            <text:p>RJD Green Inc.</text:p>
          </table:table-cell>
        </table:table-row>
        <table:table-row table:style-name="ro1">
          <table:table-cell office:value-type="string">
            <text:p>RJF</text:p>
          </table:table-cell>
          <table:table-cell office:value-type="string">
            <text:p>Raymond James Financial Inc</text:p>
          </table:table-cell>
        </table:table-row>
        <table:table-row table:style-name="ro1">
          <table:table-cell office:value-type="string">
            <text:p>RKDA</text:p>
          </table:table-cell>
          <table:table-cell office:value-type="string">
            <text:p>Arcadia Biosciences Inc</text:p>
          </table:table-cell>
        </table:table-row>
        <table:table-row table:style-name="ro1">
          <table:table-cell office:value-type="string">
            <text:p>RKFL</text:p>
          </table:table-cell>
          <table:table-cell office:value-type="string">
            <text:p>RocketFuel Blockchain, Inc.</text:p>
          </table:table-cell>
        </table:table-row>
        <table:table-row table:style-name="ro1">
          <table:table-cell office:value-type="string">
            <text:p>RKLC</text:p>
          </table:table-cell>
          <table:table-cell office:value-type="string">
            <text:p>Rockelle Corp.</text:p>
          </table:table-cell>
        </table:table-row>
        <table:table-row table:style-name="ro1">
          <table:table-cell office:value-type="string">
            <text:p>RKOS</text:p>
          </table:table-cell>
          <table:table-cell office:value-type="string">
            <text:p>Arkose Energy Corp.</text:p>
          </table:table-cell>
        </table:table-row>
        <table:table-row table:style-name="ro1">
          <table:table-cell office:value-type="string">
            <text:p>RKT</text:p>
          </table:table-cell>
          <table:table-cell office:value-type="string">
            <text:p>Rocket Cos Inc</text:p>
          </table:table-cell>
        </table:table-row>
        <table:table-row table:style-name="ro1">
          <table:table-cell office:value-type="string">
            <text:p>RKTE</text:p>
          </table:table-cell>
          <table:table-cell office:value-type="string">
            <text:p>Reflectkote, Inc.</text:p>
          </table:table-cell>
        </table:table-row>
        <table:table-row table:style-name="ro1">
          <table:table-cell office:value-type="string">
            <text:p>RL</text:p>
          </table:table-cell>
          <table:table-cell office:value-type="string">
            <text:p>Ralph Lauren Corp</text:p>
          </table:table-cell>
        </table:table-row>
        <table:table-row table:style-name="ro1">
          <table:table-cell office:value-type="string">
            <text:p>RLAB</text:p>
          </table:table-cell>
          <table:table-cell office:value-type="string">
            <text:p>Real American Capital Corp.</text:p>
          </table:table-cell>
        </table:table-row>
        <table:table-row table:style-name="ro1">
          <table:table-cell office:value-type="string">
            <text:p>RLAY</text:p>
          </table:table-cell>
          <table:table-cell office:value-type="string">
            <text:p>Relay Therapeutics Inc</text:p>
          </table:table-cell>
        </table:table-row>
        <table:table-row table:style-name="ro1">
          <table:table-cell office:value-type="string">
            <text:p>RLBD</text:p>
          </table:table-cell>
          <table:table-cell office:value-type="string">
            <text:p>Real Brands, Inc.</text:p>
          </table:table-cell>
        </table:table-row>
        <table:table-row table:style-name="ro1">
          <table:table-cell office:value-type="string">
            <text:p>RLBY</text:p>
          </table:table-cell>
          <table:table-cell office:value-type="string">
            <text:p>Reliability Inc.</text:p>
          </table:table-cell>
        </table:table-row>
        <table:table-row table:style-name="ro1">
          <table:table-cell office:value-type="string">
            <text:p>RLGT</text:p>
          </table:table-cell>
          <table:table-cell office:value-type="string">
            <text:p>Radiant Logistics Inc</text:p>
          </table:table-cell>
        </table:table-row>
        <table:table-row table:style-name="ro1">
          <table:table-cell office:value-type="string">
            <text:p>RLGY</text:p>
          </table:table-cell>
          <table:table-cell office:value-type="string">
            <text:p>Realogy Holdings Corp</text:p>
          </table:table-cell>
        </table:table-row>
        <table:table-row table:style-name="ro1">
          <table:table-cell office:value-type="string">
            <text:p>RLH</text:p>
          </table:table-cell>
          <table:table-cell office:value-type="string">
            <text:p>Red Lion Hotels Corp</text:p>
          </table:table-cell>
        </table:table-row>
        <table:table-row table:style-name="ro1">
          <table:table-cell office:value-type="string">
            <text:p>RLI</text:p>
          </table:table-cell>
          <table:table-cell office:value-type="string">
            <text:p>RLI Corp-DE</text:p>
          </table:table-cell>
        </table:table-row>
        <table:table-row table:style-name="ro1">
          <table:table-cell office:value-type="string">
            <text:p>RLJ</text:p>
          </table:table-cell>
          <table:table-cell office:value-type="string">
            <text:p>RLJ Lodging Trust</text:p>
          </table:table-cell>
        </table:table-row>
        <table:table-row table:style-name="ro1">
          <table:table-cell office:value-type="string">
            <text:p>RLJ-A</text:p>
          </table:table-cell>
          <table:table-cell office:value-type="string">
            <text:p>RLJ Lodging Trust</text:p>
          </table:table-cell>
        </table:table-row>
        <table:table-row table:style-name="ro1">
          <table:table-cell office:value-type="string">
            <text:p>RLLY</text:p>
          </table:table-cell>
          <table:table-cell office:value-type="string">
            <text:p>ARC Group, Inc.</text:p>
          </table:table-cell>
        </table:table-row>
        <table:table-row table:style-name="ro1">
          <table:table-cell office:value-type="string">
            <text:p>RLMD</text:p>
          </table:table-cell>
          <table:table-cell office:value-type="string">
            <text:p>Relmada Therapeutics Inc</text:p>
          </table:table-cell>
        </table:table-row>
        <table:table-row table:style-name="ro1">
          <table:table-cell office:value-type="string">
            <text:p>RLTR</text:p>
          </table:table-cell>
          <table:table-cell office:value-type="string">
            <text:p>Reeltime Rentals, Inc.</text:p>
          </table:table-cell>
        </table:table-row>
        <table:table-row table:style-name="ro1">
          <table:table-cell office:value-type="string">
            <text:p>RM</text:p>
          </table:table-cell>
          <table:table-cell office:value-type="string">
            <text:p>Regional Management Corp</text:p>
          </table:table-cell>
        </table:table-row>
        <table:table-row table:style-name="ro1">
          <table:table-cell office:value-type="string">
            <text:p>RMAX</text:p>
          </table:table-cell>
          <table:table-cell office:value-type="string">
            <text:p>RE-MAX Holdings Inc</text:p>
          </table:table-cell>
        </table:table-row>
        <table:table-row table:style-name="ro1">
          <table:table-cell office:value-type="string">
            <text:p>RMBI</text:p>
          </table:table-cell>
          <table:table-cell office:value-type="string">
            <text:p>Richmond Mutual Bancorporation Inc</text:p>
          </table:table-cell>
        </table:table-row>
        <table:table-row table:style-name="ro1">
          <table:table-cell office:value-type="string">
            <text:p>RMBL</text:p>
          </table:table-cell>
          <table:table-cell office:value-type="string">
            <text:p>RumbleON Inc</text:p>
          </table:table-cell>
        </table:table-row>
        <table:table-row table:style-name="ro1">
          <table:table-cell office:value-type="string">
            <text:p>RMBS</text:p>
          </table:table-cell>
          <table:table-cell office:value-type="string">
            <text:p>Rambus Inc</text:p>
          </table:table-cell>
        </table:table-row>
        <table:table-row table:style-name="ro1">
          <table:table-cell office:value-type="string">
            <text:p>RMCF</text:p>
          </table:table-cell>
          <table:table-cell office:value-type="string">
            <text:p>Rocky Mountain Chocolate Factory Inc</text:p>
          </table:table-cell>
        </table:table-row>
        <table:table-row table:style-name="ro1">
          <table:table-cell office:value-type="string">
            <text:p>RMD</text:p>
          </table:table-cell>
          <table:table-cell office:value-type="string">
            <text:p>ResMed Inc</text:p>
          </table:table-cell>
        </table:table-row>
        <table:table-row table:style-name="ro1">
          <table:table-cell office:value-type="string">
            <text:p>RMED</text:p>
          </table:table-cell>
          <table:table-cell office:value-type="string">
            <text:p>RA Medical Systems Inc</text:p>
          </table:table-cell>
        </table:table-row>
        <table:table-row table:style-name="ro1">
          <table:table-cell office:value-type="string">
            <text:p>RMG</text:p>
          </table:table-cell>
          <table:table-cell office:value-type="string">
            <text:p>RMG Acquisition Corp</text:p>
          </table:table-cell>
        </table:table-row>
        <table:table-row table:style-name="ro1">
          <table:table-cell office:value-type="string">
            <text:p>RMHB</text:p>
          </table:table-cell>
          <table:table-cell office:value-type="string">
            <text:p>Rocky Mountain High Brands, Inc.</text:p>
          </table:table-cell>
        </table:table-row>
        <table:table-row table:style-name="ro1">
          <table:table-cell office:value-type="string">
            <text:p>RMI</text:p>
          </table:table-cell>
          <table:table-cell office:value-type="string">
            <text:p>RiverNorth Opportunistic Municipal Income Fund Inc</text:p>
          </table:table-cell>
        </table:table-row>
        <table:table-row table:style-name="ro1">
          <table:table-cell office:value-type="string">
            <text:p>RMIL</text:p>
          </table:table-cell>
          <table:table-cell office:value-type="string">
            <text:p>Rocky Mountain International Ltd.</text:p>
          </table:table-cell>
        </table:table-row>
        <table:table-row table:style-name="ro1">
          <table:table-cell office:value-type="string">
            <text:p>RMM</text:p>
          </table:table-cell>
          <table:table-cell office:value-type="string">
            <text:p>RiverNorth Managed Duration Municipal Income Fund Inc</text:p>
          </table:table-cell>
        </table:table-row>
        <table:table-row table:style-name="ro1">
          <table:table-cell office:value-type="string">
            <text:p>RMNI</text:p>
          </table:table-cell>
          <table:table-cell office:value-type="string">
            <text:p>Rimini Street Inc</text:p>
          </table:table-cell>
        </table:table-row>
        <table:table-row table:style-name="ro1">
          <table:table-cell office:value-type="string">
            <text:p>RMPL-</text:p>
          </table:table-cell>
          <table:table-cell office:value-type="string">
            <text:p>RiverNorth Marketplace Lending Corporation</text:p>
          </table:table-cell>
        </table:table-row>
        <table:table-row table:style-name="ro1">
          <table:table-cell office:value-type="string">
            <text:p>RMR</text:p>
          </table:table-cell>
          <table:table-cell office:value-type="string">
            <text:p>RMR GROUP INC-THE - A</text:p>
          </table:table-cell>
        </table:table-row>
        <table:table-row table:style-name="ro1">
          <table:table-cell office:value-type="string">
            <text:p>RMRI</text:p>
          </table:table-cell>
          <table:table-cell office:value-type="string">
            <text:p>RMR Industrials, Inc.</text:p>
          </table:table-cell>
        </table:table-row>
        <table:table-row table:style-name="ro1">
          <table:table-cell office:value-type="string">
            <text:p>RMRK</text:p>
          </table:table-cell>
          <table:table-cell office:value-type="string">
            <text:p>Rimrock Gold Corp.</text:p>
          </table:table-cell>
        </table:table-row>
        <table:table-row table:style-name="ro1">
          <table:table-cell office:value-type="string">
            <text:p>RMRM</text:p>
          </table:table-cell>
          <table:table-cell office:value-type="string">
            <text:p>RMR Mortgage Trust</text:p>
          </table:table-cell>
        </table:table-row>
        <table:table-row table:style-name="ro1">
          <table:table-cell office:value-type="string">
            <text:p>RMSL</text:p>
          </table:table-cell>
          <table:table-cell office:value-type="string">
            <text:p>RemSleep Holdings, Inc.</text:p>
          </table:table-cell>
        </table:table-row>
        <table:table-row table:style-name="ro1">
          <table:table-cell office:value-type="string">
            <text:p>RMT</text:p>
          </table:table-cell>
          <table:table-cell office:value-type="string">
            <text:p>Royce Micro-Cap Trust Inc</text:p>
          </table:table-cell>
        </table:table-row>
        <table:table-row table:style-name="ro1">
          <table:table-cell office:value-type="string">
            <text:p>RMTD</text:p>
          </table:table-cell>
          <table:table-cell office:value-type="string">
            <text:p>Remote Dynamics, Inc.</text:p>
          </table:table-cell>
        </table:table-row>
        <table:table-row table:style-name="ro1">
          <table:table-cell office:value-type="string">
            <text:p>RMTI</text:p>
          </table:table-cell>
          <table:table-cell office:value-type="string">
            <text:p>Rockwell Medical Inc</text:p>
          </table:table-cell>
        </table:table-row>
        <table:table-row table:style-name="ro1">
          <table:table-cell office:value-type="string">
            <text:p>RMTN</text:p>
          </table:table-cell>
          <table:table-cell office:value-type="string">
            <text:p>Rocky Mountain Ayre, Inc.</text:p>
          </table:table-cell>
        </table:table-row>
        <table:table-row table:style-name="ro1">
          <table:table-cell office:value-type="string">
            <text:p>RNA</text:p>
          </table:table-cell>
          <table:table-cell office:value-type="string">
            <text:p>Avidity Biosciences Inc</text:p>
          </table:table-cell>
        </table:table-row>
        <table:table-row table:style-name="ro1">
          <table:table-cell office:value-type="string">
            <text:p>RNBI</text:p>
          </table:table-cell>
          <table:table-cell office:value-type="string">
            <text:p>Rainbow International Corp.</text:p>
          </table:table-cell>
        </table:table-row>
        <table:table-row table:style-name="ro1">
          <table:table-cell office:value-type="string">
            <text:p>RNDB</text:p>
          </table:table-cell>
          <table:table-cell office:value-type="string">
            <text:p>Randolph Bancorp Inc</text:p>
          </table:table-cell>
        </table:table-row>
        <table:table-row table:style-name="ro1">
          <table:table-cell office:value-type="string">
            <text:p>RNET</text:p>
          </table:table-cell>
          <table:table-cell office:value-type="string">
            <text:p>RigNet Inc</text:p>
          </table:table-cell>
        </table:table-row>
        <table:table-row table:style-name="ro1">
          <table:table-cell office:value-type="string">
            <text:p>RNG</text:p>
          </table:table-cell>
          <table:table-cell office:value-type="string">
            <text:p>RingCentral Inc</text:p>
          </table:table-cell>
        </table:table-row>
        <table:table-row table:style-name="ro1">
          <table:table-cell office:value-type="string">
            <text:p>RNGR</text:p>
          </table:table-cell>
          <table:table-cell office:value-type="string">
            <text:p>Ranger Energy Services Inc</text:p>
          </table:table-cell>
        </table:table-row>
        <table:table-row table:style-name="ro1">
          <table:table-cell office:value-type="string">
            <text:p>RNOV</text:p>
          </table:table-cell>
          <table:table-cell office:value-type="string">
            <text:p>Rhino Novi, Inc.</text:p>
          </table:table-cell>
        </table:table-row>
        <table:table-row table:style-name="ro1">
          <table:table-cell office:value-type="string">
            <text:p>RNP</text:p>
          </table:table-cell>
          <table:table-cell office:value-type="string">
            <text:p>Cohen &amp; Steers REIT and Preferred and Income Fund Inc</text:p>
          </table:table-cell>
        </table:table-row>
        <table:table-row table:style-name="ro1">
          <table:table-cell office:value-type="string">
            <text:p>RNR</text:p>
          </table:table-cell>
          <table:table-cell office:value-type="string">
            <text:p>RenaissanceRe Holdings Ltd</text:p>
          </table:table-cell>
        </table:table-row>
        <table:table-row table:style-name="ro1">
          <table:table-cell office:value-type="string">
            <text:p>RNR-E</text:p>
          </table:table-cell>
          <table:table-cell office:value-type="string">
            <text:p>RenaissanceRe Holdings Ltd</text:p>
          </table:table-cell>
        </table:table-row>
        <table:table-row table:style-name="ro1">
          <table:table-cell office:value-type="string">
            <text:p>RNR-F</text:p>
          </table:table-cell>
          <table:table-cell office:value-type="string">
            <text:p>RenaissanceRe Holdings Ltd</text:p>
          </table:table-cell>
        </table:table-row>
        <table:table-row table:style-name="ro1">
          <table:table-cell office:value-type="string">
            <text:p>RNST</text:p>
          </table:table-cell>
          <table:table-cell office:value-type="string">
            <text:p>Renasant Corp</text:p>
          </table:table-cell>
        </table:table-row>
        <table:table-row table:style-name="ro1">
          <table:table-cell office:value-type="string">
            <text:p>RNTL</text:p>
          </table:table-cell>
          <table:table-cell office:value-type="string">
            <text:p>Rockwood National Corp.</text:p>
          </table:table-cell>
        </table:table-row>
        <table:table-row table:style-name="ro1">
          <table:table-cell office:value-type="string">
            <text:p>RNVA</text:p>
          </table:table-cell>
          <table:table-cell office:value-type="string">
            <text:p>Rennova Health, Inc.</text:p>
          </table:table-cell>
        </table:table-row>
        <table:table-row table:style-name="ro1">
          <table:table-cell office:value-type="string">
            <text:p>RNVAW</text:p>
          </table:table-cell>
          <table:table-cell office:value-type="string">
            <text:p>Rennova Health, Inc.</text:p>
          </table:table-cell>
        </table:table-row>
        <table:table-row table:style-name="ro1">
          <table:table-cell office:value-type="string">
            <text:p>RNVT</text:p>
          </table:table-cell>
          <table:table-cell office:value-type="string">
            <text:p>Renovate Neighborhoods, Inc.</text:p>
          </table:table-cell>
        </table:table-row>
        <table:table-row table:style-name="ro1">
          <table:table-cell office:value-type="string">
            <text:p>RNWB</text:p>
          </table:table-cell>
          <table:table-cell office:value-type="string">
            <text:p>Renewable Corporation (The)</text:p>
          </table:table-cell>
        </table:table-row>
        <table:table-row table:style-name="ro1">
          <table:table-cell office:value-type="string">
            <text:p>RNWF</text:p>
          </table:table-cell>
          <table:table-cell office:value-type="string">
            <text:p>Renewal Fuels, Inc.</text:p>
          </table:table-cell>
        </table:table-row>
        <table:table-row table:style-name="ro1">
          <table:table-cell office:value-type="string">
            <text:p>RNWK</text:p>
          </table:table-cell>
          <table:table-cell office:value-type="string">
            <text:p>RealNetworks Inc</text:p>
          </table:table-cell>
        </table:table-row>
        <table:table-row table:style-name="ro1">
          <table:table-cell office:value-type="string">
            <text:p>RNWR</text:p>
          </table:table-cell>
          <table:table-cell office:value-type="string">
            <text:p>808 Renewable Energy Corp.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Construction Partners Inc</text:p>
          </table:table-cell>
        </table:table-row>
        <table:table-row table:style-name="ro1">
          <table:table-cell office:value-type="string">
            <text:p>ROBK</text:p>
          </table:table-cell>
          <table:table-cell office:value-type="string">
            <text:p>Rotate Black, Inc.</text:p>
          </table:table-cell>
        </table:table-row>
        <table:table-row table:style-name="ro1">
          <table:table-cell office:value-type="string">
            <text:p>ROCHU</text:p>
          </table:table-cell>
          <table:table-cell office:value-type="string">
            <text:p>ROTH CH ACQUISITION I CO</text:p>
          </table:table-cell>
        </table:table-row>
        <table:table-row table:style-name="ro1">
          <table:table-cell office:value-type="string">
            <text:p>ROCK</text:p>
          </table:table-cell>
          <table:table-cell office:value-type="string">
            <text:p>Gibraltar Industries Inc</text:p>
          </table:table-cell>
        </table:table-row>
        <table:table-row table:style-name="ro1">
          <table:table-cell office:value-type="string">
            <text:p>RODN</text:p>
          </table:table-cell>
          <table:table-cell office:value-type="string">
            <text:p>Avicenna Global Corp.</text:p>
          </table:table-cell>
        </table:table-row>
        <table:table-row table:style-name="ro1">
          <table:table-cell office:value-type="string">
            <text:p>ROFO</text:p>
          </table:table-cell>
          <table:table-cell office:value-type="string">
            <text:p>Rockford Corp.</text:p>
          </table:table-cell>
        </table:table-row>
        <table:table-row table:style-name="ro1">
          <table:table-cell office:value-type="string">
            <text:p>ROG</text:p>
          </table:table-cell>
          <table:table-cell office:value-type="string">
            <text:p>Rogers Corp</text:p>
          </table:table-cell>
        </table:table-row>
        <table:table-row table:style-name="ro1">
          <table:table-cell office:value-type="string">
            <text:p>ROIC</text:p>
          </table:table-cell>
          <table:table-cell office:value-type="string">
            <text:p>Retail Opportunity Investments Corp</text:p>
          </table:table-cell>
        </table:table-row>
        <table:table-row table:style-name="ro1">
          <table:table-cell office:value-type="string">
            <text:p>ROK</text:p>
          </table:table-cell>
          <table:table-cell office:value-type="string">
            <text:p>Rockwell Automation Inc</text:p>
          </table:table-cell>
        </table:table-row>
        <table:table-row table:style-name="ro1">
          <table:table-cell office:value-type="string">
            <text:p>ROKR</text:p>
          </table:table-cell>
          <table:table-cell office:value-type="string">
            <text:p>True Blue Holdings, Inc.</text:p>
          </table:table-cell>
        </table:table-row>
        <table:table-row table:style-name="ro1">
          <table:table-cell office:value-type="string">
            <text:p>ROKU</text:p>
          </table:table-cell>
          <table:table-cell office:value-type="string">
            <text:p>Roku Inc</text:p>
          </table:table-cell>
        </table:table-row>
        <table:table-row table:style-name="ro1">
          <table:table-cell office:value-type="string">
            <text:p>ROL</text:p>
          </table:table-cell>
          <table:table-cell office:value-type="string">
            <text:p>Rollins Inc</text:p>
          </table:table-cell>
        </table:table-row>
        <table:table-row table:style-name="ro1">
          <table:table-cell office:value-type="string">
            <text:p>ROLL</text:p>
          </table:table-cell>
          <table:table-cell office:value-type="string">
            <text:p>iShares Bloomberg Roll Select Commodity Swap UCITS ETF</text:p>
          </table:table-cell>
        </table:table-row>
        <table:table-row table:style-name="ro1">
          <table:table-cell office:value-type="string">
            <text:p>ROOT</text:p>
          </table:table-cell>
          <table:table-cell office:value-type="string">
            <text:p>Root Inc-OH</text:p>
          </table:table-cell>
        </table:table-row>
        <table:table-row table:style-name="ro1">
          <table:table-cell office:value-type="string">
            <text:p>ROP</text:p>
          </table:table-cell>
          <table:table-cell office:value-type="string">
            <text:p>Roper Technologies Inc</text:p>
          </table:table-cell>
        </table:table-row>
        <table:table-row table:style-name="ro1">
          <table:table-cell office:value-type="string">
            <text:p>ROSE</text:p>
          </table:table-cell>
          <table:table-cell office:value-type="string">
            <text:p>Rosehill Resources Inc</text:p>
          </table:table-cell>
        </table:table-row>
        <table:table-row table:style-name="ro1">
          <table:table-cell office:value-type="string">
            <text:p>ROSEU</text:p>
          </table:table-cell>
          <table:table-cell office:value-type="string">
            <text:p>Rosehill Resources Inc</text:p>
          </table:table-cell>
        </table:table-row>
        <table:table-row table:style-name="ro1">
          <table:table-cell office:value-type="string">
            <text:p>ROST</text:p>
          </table:table-cell>
          <table:table-cell office:value-type="string">
            <text:p>Ross Stores Inc</text:p>
          </table:table-cell>
        </table:table-row>
        <table:table-row table:style-name="ro1">
          <table:table-cell office:value-type="string">
            <text:p>ROTH</text:p>
          </table:table-cell>
          <table:table-cell office:value-type="string">
            <text:p>PharmaRoth Labs, Inc.</text:p>
          </table:table-cell>
        </table:table-row>
        <table:table-row table:style-name="ro1">
          <table:table-cell office:value-type="string">
            <text:p>ROWC</text:p>
          </table:table-cell>
          <table:table-cell office:value-type="string">
            <text:p>Rowe Companies (THE)</text:p>
          </table:table-cell>
        </table:table-row>
        <table:table-row table:style-name="ro1">
          <table:table-cell office:value-type="string">
            <text:p>ROYL</text:p>
          </table:table-cell>
          <table:table-cell office:value-type="string">
            <text:p>Royale Energy, Inc.</text:p>
          </table:table-cell>
        </table:table-row>
        <table:table-row table:style-name="ro1">
          <table:table-cell office:value-type="string">
            <text:p>ROYT</text:p>
          </table:table-cell>
          <table:table-cell office:value-type="string">
            <text:p>Pacific Coast Oil Trust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string">
            <text:p>RealPage Inc</text:p>
          </table:table-cell>
        </table:table-row>
        <table:table-row table:style-name="ro1">
          <table:table-cell office:value-type="string">
            <text:p>RPAI</text:p>
          </table:table-cell>
          <table:table-cell office:value-type="string">
            <text:p>Retail Properties of America Inc</text:p>
          </table:table-cell>
        </table:table-row>
        <table:table-row table:style-name="ro1">
          <table:table-cell office:value-type="string">
            <text:p>RPAY</text:p>
          </table:table-cell>
          <table:table-cell office:value-type="string">
            <text:p>Repay Holdings Corp</text:p>
          </table:table-cell>
        </table:table-row>
        <table:table-row table:style-name="ro1">
          <table:table-cell office:value-type="string">
            <text:p>RPAYW</text:p>
          </table:table-cell>
          <table:table-cell office:value-type="string">
            <text:p>Repay Holdings Corporation</text:p>
          </table:table-cell>
        </table:table-row>
        <table:table-row table:style-name="ro1">
          <table:table-cell office:value-type="string">
            <text:p>RPD</text:p>
          </table:table-cell>
          <table:table-cell office:value-type="string">
            <text:p>Rapid7 Inc</text:p>
          </table:table-cell>
        </table:table-row>
        <table:table-row table:style-name="ro1">
          <table:table-cell office:value-type="string">
            <text:p>RPDT</text:p>
          </table:table-cell>
          <table:table-cell office:value-type="string">
            <text:p>Rapidtron, Inc.</text:p>
          </table:table-cell>
        </table:table-row>
        <table:table-row table:style-name="ro1">
          <table:table-cell office:value-type="string">
            <text:p>RPFG</text:p>
          </table:table-cell>
          <table:table-cell office:value-type="string">
            <text:p>Rainier Pacific Financial Group, Inc.</text:p>
          </table:table-cell>
        </table:table-row>
        <table:table-row table:style-name="ro1">
          <table:table-cell office:value-type="string">
            <text:p>RPLA</text:p>
          </table:table-cell>
          <table:table-cell office:value-type="string">
            <text:p>Replay Acquisition Corp</text:p>
          </table:table-cell>
        </table:table-row>
        <table:table-row table:style-name="ro1">
          <table:table-cell office:value-type="string">
            <text:p>RPM</text:p>
          </table:table-cell>
          <table:table-cell office:value-type="string">
            <text:p>RPM International Inc</text:p>
          </table:table-cell>
        </table:table-row>
        <table:table-row table:style-name="ro1">
          <table:table-cell office:value-type="string">
            <text:p>RPMT</text:p>
          </table:table-cell>
          <table:table-cell office:value-type="string">
            <text:p>Rego Payment Architectures, Inc.</text:p>
          </table:table-cell>
        </table:table-row>
        <table:table-row table:style-name="ro1">
          <table:table-cell office:value-type="string">
            <text:p>RPRX</text:p>
          </table:table-cell>
          <table:table-cell office:value-type="string">
            <text:p>Royalty Pharma PLC</text:p>
          </table:table-cell>
        </table:table-row>
        <table:table-row table:style-name="ro1">
          <table:table-cell office:value-type="string">
            <text:p>RPT</text:p>
          </table:table-cell>
          <table:table-cell office:value-type="string">
            <text:p>RPT Realty</text:p>
          </table:table-cell>
        </table:table-row>
        <table:table-row table:style-name="ro1">
          <table:table-cell office:value-type="string">
            <text:p>RPT-D</text:p>
          </table:table-cell>
          <table:table-cell office:value-type="string">
            <text:p>RPT Realty</text:p>
          </table:table-cell>
        </table:table-row>
        <table:table-row table:style-name="ro1">
          <table:table-cell office:value-type="string">
            <text:p>RPTX</text:p>
          </table:table-cell>
          <table:table-cell office:value-type="string">
            <text:p>Repare Therapeutics Inc</text:p>
          </table:table-cell>
        </table:table-row>
        <table:table-row table:style-name="ro1">
          <table:table-cell office:value-type="string">
            <text:p>RQI</text:p>
          </table:table-cell>
          <table:table-cell office:value-type="string">
            <text:p>Cohen &amp; Steers Quality Income Realty Fund Inc</text:p>
          </table:table-cell>
        </table:table-row>
        <table:table-row table:style-name="ro1">
          <table:table-cell office:value-type="string">
            <text:p>RRBI</text:p>
          </table:table-cell>
          <table:table-cell office:value-type="string">
            <text:p>Red River Bancshares Inc</text:p>
          </table:table-cell>
        </table:table-row>
        <table:table-row table:style-name="ro1">
          <table:table-cell office:value-type="string">
            <text:p>RRC</text:p>
          </table:table-cell>
          <table:table-cell office:value-type="string">
            <text:p>Range Resources Corp</text:p>
          </table:table-cell>
        </table:table-row>
        <table:table-row table:style-name="ro1">
          <table:table-cell office:value-type="string">
            <text:p>RRD</text:p>
          </table:table-cell>
          <table:table-cell office:value-type="string">
            <text:p>RR Donnelley &amp; Sons Co</text:p>
          </table:table-cell>
        </table:table-row>
        <table:table-row table:style-name="ro1">
          <table:table-cell office:value-type="string">
            <text:p>RRGB</text:p>
          </table:table-cell>
          <table:table-cell office:value-type="string">
            <text:p>Red Robin Gourmet Burgers Inc</text:p>
          </table:table-cell>
        </table:table-row>
        <table:table-row table:style-name="ro1">
          <table:table-cell office:value-type="string">
            <text:p>RRIC</text:p>
          </table:table-cell>
          <table:table-cell office:value-type="string">
            <text:p>Resource Recovery International Corp.</text:p>
          </table:table-cell>
        </table:table-row>
        <table:table-row table:style-name="ro1">
          <table:table-cell office:value-type="string">
            <text:p>RRIF</text:p>
          </table:table-cell>
          <table:table-cell office:value-type="string">
            <text:p>Rainforest Resources Inc.</text:p>
          </table:table-cell>
        </table:table-row>
        <table:table-row table:style-name="ro1">
          <table:table-cell office:value-type="string">
            <text:p>RRR</text:p>
          </table:table-cell>
          <table:table-cell office:value-type="string">
            <text:p>Red Rock Resorts Inc</text:p>
          </table:table-cell>
        </table:table-row>
        <table:table-row table:style-name="ro1">
          <table:table-cell office:value-type="string">
            <text:p>RRRI</text:p>
          </table:table-cell>
          <table:table-cell office:value-type="string">
            <text:p>Rock Ridge Resources, Inc.</text:p>
          </table:table-cell>
        </table:table-row>
        <table:table-row table:style-name="ro1">
          <table:table-cell office:value-type="string">
            <text:p>RRTS</text:p>
          </table:table-cell>
          <table:table-cell office:value-type="string">
            <text:p>Roadrunner Transportation Systems Inc</text:p>
          </table:table-cell>
        </table:table-row>
        <table:table-row table:style-name="ro1">
          <table:table-cell office:value-type="string">
            <text:p>RRTS</text:p>
          </table:table-cell>
          <table:table-cell office:value-type="string">
            <text:p>Roadrunner Transportation Systems, Inc.</text:p>
          </table:table-cell>
        </table:table-row>
        <table:table-row table:style-name="ro1">
          <table:table-cell office:value-type="string">
            <text:p>RS</text:p>
          </table:table-cell>
          <table:table-cell office:value-type="string">
            <text:p>Reliance Steel &amp; Aluminum Co</text:p>
          </table:table-cell>
        </table:table-row>
        <table:table-row table:style-name="ro1">
          <table:table-cell office:value-type="string">
            <text:p>RSAM</text:p>
          </table:table-cell>
          <table:table-cell office:value-type="string">
            <text:p>Rising Sun Bancorp</text:p>
          </table:table-cell>
        </table:table-row>
        <table:table-row table:style-name="ro1">
          <table:table-cell office:value-type="string">
            <text:p>RSAU</text:p>
          </table:table-cell>
          <table:table-cell office:value-type="string">
            <text:p>Rooshine Inc.</text:p>
          </table:table-cell>
        </table:table-row>
        <table:table-row table:style-name="ro1">
          <table:table-cell office:value-type="string">
            <text:p>RSCI</text:p>
          </table:table-cell>
          <table:table-cell office:value-type="string">
            <text:p>Redwood Scientific Technologies, Inc.</text:p>
          </table:table-cell>
        </table:table-row>
        <table:table-row table:style-name="ro1">
          <table:table-cell office:value-type="string">
            <text:p>RSF</text:p>
          </table:table-cell>
          <table:table-cell office:value-type="string">
            <text:p>RiverNorth Marketplace Lending Corporation</text:p>
          </table:table-cell>
        </table:table-row>
        <table:table-row table:style-name="ro1">
          <table:table-cell office:value-type="string">
            <text:p>RSG</text:p>
          </table:table-cell>
          <table:table-cell office:value-type="string">
            <text:p>Republic Services Inc</text:p>
          </table:table-cell>
        </table:table-row>
        <table:table-row table:style-name="ro1">
          <table:table-cell office:value-type="string">
            <text:p>RSGX</text:p>
          </table:table-cell>
          <table:table-cell office:value-type="string">
            <text:p>Resourcing Solutions Group, Inc. (The)</text:p>
          </table:table-cell>
        </table:table-row>
        <table:table-row table:style-name="ro1">
          <table:table-cell office:value-type="string">
            <text:p>RSHN</text:p>
          </table:table-cell>
          <table:table-cell office:value-type="string">
            <text:p>RushNet, Inc.</text:p>
          </table:table-cell>
        </table:table-row>
        <table:table-row table:style-name="ro1">
          <table:table-cell office:value-type="string">
            <text:p>RSKIA</text:p>
          </table:table-cell>
          <table:table-cell office:value-type="string">
            <text:p>Risk (GEORGE) Industries, Inc.</text:p>
          </table:table-cell>
        </table:table-row>
        <table:table-row table:style-name="ro1">
          <table:table-cell office:value-type="string">
            <text:p>RSLS</text:p>
          </table:table-cell>
          <table:table-cell office:value-type="string">
            <text:p>ReShape Lifesciences Inc.</text:p>
          </table:table-cell>
        </table:table-row>
        <table:table-row table:style-name="ro1">
          <table:table-cell office:value-type="string">
            <text:p>RSPI</text:p>
          </table:table-cell>
          <table:table-cell office:value-type="string">
            <text:p>RespireRx Pharmaceuticals Inc.</text:p>
          </table:table-cell>
        </table:table-row>
        <table:table-row table:style-name="ro1">
          <table:table-cell office:value-type="string">
            <text:p>RSSS</text:p>
          </table:table-cell>
          <table:table-cell office:value-type="string">
            <text:p>Research Solutions, Inc.</text:p>
          </table:table-cell>
        </table:table-row>
        <table:table-row table:style-name="ro1">
          <table:table-cell office:value-type="string">
            <text:p>RSSS</text:p>
          </table:table-cell>
          <table:table-cell office:value-type="string">
            <text:p>Research Solutions Inc-CA</text:p>
          </table:table-cell>
        </table:table-row>
        <table:table-row table:style-name="ro1">
          <table:table-cell office:value-type="string">
            <text:p>RST</text:p>
          </table:table-cell>
          <table:table-cell office:value-type="string">
            <text:p>Rosetta Stone Inc</text:p>
          </table:table-cell>
        </table:table-row>
        <table:table-row table:style-name="ro1">
          <table:table-cell office:value-type="string">
            <text:p>RTLGF</text:p>
          </table:table-cell>
          <table:table-cell office:value-type="string">
            <text:p>St. Augustine Gold &amp; Copper Ltd.</text:p>
          </table:table-cell>
        </table:table-row>
        <table:table-row table:style-name="ro1">
          <table:table-cell office:value-type="string">
            <text:p>RTLR</text:p>
          </table:table-cell>
          <table:table-cell office:value-type="string">
            <text:p>Rattler Midstream LP</text:p>
          </table:table-cell>
        </table:table-row>
        <table:table-row table:style-name="ro1">
          <table:table-cell office:value-type="string">
            <text:p>RTNB</text:p>
          </table:table-cell>
          <table:table-cell office:value-type="string">
            <text:p>root9B Holdings, Inc.</text:p>
          </table:table-cell>
        </table:table-row>
        <table:table-row table:style-name="ro1">
          <table:table-cell office:value-type="string">
            <text:p>RTON</text:p>
          </table:table-cell>
          <table:table-cell office:value-type="string">
            <text:p>Right On Brands, Inc.</text:p>
          </table:table-cell>
        </table:table-row>
        <table:table-row table:style-name="ro1">
          <table:table-cell office:value-type="string">
            <text:p>RTP</text:p>
          </table:table-cell>
          <table:table-cell office:value-type="string">
            <text:p>Reinvent Technology Partners</text:p>
          </table:table-cell>
        </table:table-row>
        <table:table-row table:style-name="ro1">
          <table:table-cell office:value-type="string">
            <text:p>RTRK</text:p>
          </table:table-cell>
          <table:table-cell office:value-type="string">
            <text:p>Red Truck Entertainment, Inc.</text:p>
          </table:table-cell>
        </table:table-row>
        <table:table-row table:style-name="ro1">
          <table:table-cell office:value-type="string">
            <text:p>RTRX</text:p>
          </table:table-cell>
          <table:table-cell office:value-type="string">
            <text:p>Retrophin Inc</text:p>
          </table:table-cell>
        </table:table-row>
        <table:table-row table:style-name="ro1">
          <table:table-cell office:value-type="string">
            <text:p>RTSO</text:p>
          </table:table-cell>
          <table:table-cell office:value-type="string">
            <text:p>RTS Oil Holdings, Inc.</text:p>
          </table:table-cell>
        </table:table-row>
        <table:table-row table:style-name="ro1">
          <table:table-cell office:value-type="string">
            <text:p>RTW</text:p>
          </table:table-cell>
          <table:table-cell office:value-type="string">
            <text:p>RTW RetailWinds Inc</text:p>
          </table:table-cell>
        </table:table-row>
        <table:table-row table:style-name="ro1">
          <table:table-cell office:value-type="string">
            <text:p>RTX</text:p>
          </table:table-cell>
          <table:table-cell office:value-type="string">
            <text:p>Raytheon Technologies Corp</text:p>
          </table:table-cell>
        </table:table-row>
        <table:table-row table:style-name="ro1">
          <table:table-cell office:value-type="string">
            <text:p>RUBI</text:p>
          </table:table-cell>
          <table:table-cell office:value-type="string">
            <text:p>the Rubicon Project, Inc.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string">
            <text:p>Rubius Therapeutics Inc</text:p>
          </table:table-cell>
        </table:table-row>
        <table:table-row table:style-name="ro1">
          <table:table-cell office:value-type="string">
            <text:p>RUHN</text:p>
          </table:table-cell>
          <table:table-cell office:value-type="string">
            <text:p>Ruhnn Holding Ltd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string">
            <text:p>Sunrun Inc</text:p>
          </table:table-cell>
        </table:table-row>
        <table:table-row table:style-name="ro1">
          <table:table-cell office:value-type="string">
            <text:p>RUNI</text:p>
          </table:table-cell>
          <table:table-cell office:value-type="string">
            <text:p>Reunion Industries, Inc.</text:p>
          </table:table-cell>
        </table:table-row>
        <table:table-row table:style-name="ro1">
          <table:table-cell office:value-type="string">
            <text:p>RUSHA</text:p>
          </table:table-cell>
          <table:table-cell office:value-type="string">
            <text:p>Rush Enterprises Inc</text:p>
          </table:table-cell>
        </table:table-row>
        <table:table-row table:style-name="ro1">
          <table:table-cell office:value-type="string">
            <text:p>RUSHB</text:p>
          </table:table-cell>
          <table:table-cell office:value-type="string">
            <text:p>Rush Enterprises Inc</text:p>
          </table:table-cell>
        </table:table-row>
        <table:table-row table:style-name="ro1">
          <table:table-cell office:value-type="string">
            <text:p>RUTH</text:p>
          </table:table-cell>
          <table:table-cell office:value-type="string">
            <text:p>Ruth's Hospitality Group Inc</text:p>
          </table:table-cell>
        </table:table-row>
        <table:table-row table:style-name="ro1">
          <table:table-cell office:value-type="string">
            <text:p>RVBR</text:p>
          </table:table-cell>
          <table:table-cell office:value-type="string">
            <text:p>Markray Corp.</text:p>
          </table:table-cell>
        </table:table-row>
        <table:table-row table:style-name="ro1">
          <table:table-cell office:value-type="string">
            <text:p>RVDO</text:p>
          </table:table-cell>
          <table:table-cell office:value-type="string">
            <text:p>Riverdale Oil &amp; Gas Corp.</text:p>
          </table:table-cell>
        </table:table-row>
        <table:table-row table:style-name="ro1">
          <table:table-cell office:value-type="string">
            <text:p>RVI</text:p>
          </table:table-cell>
          <table:table-cell office:value-type="string">
            <text:p>Retail Value Inc</text:p>
          </table:table-cell>
        </table:table-row>
        <table:table-row table:style-name="ro1">
          <table:table-cell office:value-type="string">
            <text:p>RVIV</text:p>
          </table:table-cell>
          <table:table-cell office:value-type="string">
            <text:p>Reviv3 Procare Co.</text:p>
          </table:table-cell>
        </table:table-row>
        <table:table-row table:style-name="ro1">
          <table:table-cell office:value-type="string">
            <text:p>RVLT</text:p>
          </table:table-cell>
          <table:table-cell office:value-type="string">
            <text:p>Revolution Lighting Technologies Inc</text:p>
          </table:table-cell>
        </table:table-row>
        <table:table-row table:style-name="ro1">
          <table:table-cell office:value-type="string">
            <text:p>RVLT</text:p>
          </table:table-cell>
          <table:table-cell office:value-type="string">
            <text:p>Revolution Lighting Technologies, Inc.</text:p>
          </table:table-cell>
        </table:table-row>
        <table:table-row table:style-name="ro1">
          <table:table-cell office:value-type="string">
            <text:p>RVLV</text:p>
          </table:table-cell>
          <table:table-cell office:value-type="string">
            <text:p>Revolve Group Inc</text:p>
          </table:table-cell>
        </table:table-row>
        <table:table-row table:style-name="ro1">
          <table:table-cell office:value-type="string">
            <text:p>RVMD</text:p>
          </table:table-cell>
          <table:table-cell office:value-type="string">
            <text:p>REVOLUTION Medicines Inc</text:p>
          </table:table-cell>
        </table:table-row>
        <table:table-row table:style-name="ro1">
          <table:table-cell office:value-type="string">
            <text:p>RVMIZ</text:p>
          </table:table-cell>
          <table:table-cell office:value-type="string">
            <text:p>Reverse Mortgage Investment Trust, Inc.</text:p>
          </table:table-cell>
        </table:table-row>
        <table:table-row table:style-name="ro1">
          <table:table-cell office:value-type="string">
            <text:p>RVNC</text:p>
          </table:table-cell>
          <table:table-cell office:value-type="string">
            <text:p>Revance Therapeutics Inc</text:p>
          </table:table-cell>
        </table:table-row>
        <table:table-row table:style-name="ro1">
          <table:table-cell office:value-type="string">
            <text:p>RVNG</text:p>
          </table:table-cell>
          <table:table-cell office:value-type="string">
            <text:p>Raven Gold Corp.</text:p>
          </table:table-cell>
        </table:table-row>
        <table:table-row table:style-name="ro1">
          <table:table-cell office:value-type="string">
            <text:p>RVP</text:p>
          </table:table-cell>
          <table:table-cell office:value-type="string">
            <text:p>Retractable Technologies Inc</text:p>
          </table:table-cell>
        </table:table-row>
        <table:table-row table:style-name="ro1">
          <table:table-cell office:value-type="string">
            <text:p>RVRA</text:p>
          </table:table-cell>
          <table:table-cell office:value-type="string">
            <text:p>Riviera Resources, Inc.</text:p>
          </table:table-cell>
        </table:table-row>
        <table:table-row table:style-name="ro1">
          <table:table-cell office:value-type="string">
            <text:p>RVSB</text:p>
          </table:table-cell>
          <table:table-cell office:value-type="string">
            <text:p>Riverview Bancorp Inc</text:p>
          </table:table-cell>
        </table:table-row>
        <table:table-row table:style-name="ro1">
          <table:table-cell office:value-type="string">
            <text:p>RVT</text:p>
          </table:table-cell>
          <table:table-cell office:value-type="string">
            <text:p>Royce Value Trust Inc</text:p>
          </table:table-cell>
        </table:table-row>
        <table:table-row table:style-name="ro1">
          <table:table-cell office:value-type="string">
            <text:p>RVTI</text:p>
          </table:table-cell>
          <table:table-cell office:value-type="string">
            <text:p>Rival Technologies, Inc.</text:p>
          </table:table-cell>
        </table:table-row>
        <table:table-row table:style-name="ro1">
          <table:table-cell office:value-type="string">
            <text:p>RWCB</text:p>
          </table:table-cell>
          <table:table-cell office:value-type="string">
            <text:p>Redwood Capital Bancorp (CA)</text:p>
          </table:table-cell>
        </table:table-row>
        <table:table-row table:style-name="ro1">
          <table:table-cell office:value-type="string">
            <text:p>RWCI</text:p>
          </table:table-cell>
          <table:table-cell office:value-type="string">
            <text:p>RWC, Inc.</text:p>
          </table:table-cell>
        </table:table-row>
        <table:table-row table:style-name="ro1">
          <table:table-cell office:value-type="string">
            <text:p>RWFC</text:p>
          </table:table-cell>
          <table:table-cell office:value-type="string">
            <text:p>Renewable Fuel Corp</text:p>
          </table:table-cell>
        </table:table-row>
        <table:table-row table:style-name="ro1">
          <table:table-cell office:value-type="string">
            <text:p>RWGI</text:p>
          </table:table-cell>
          <table:table-cell office:value-type="string">
            <text:p>Rodedawg International Industries, Inc.</text:p>
          </table:table-cell>
        </table:table-row>
        <table:table-row table:style-name="ro1">
          <table:table-cell office:value-type="string">
            <text:p>RWLK</text:p>
          </table:table-cell>
          <table:table-cell office:value-type="string">
            <text:p>ReWalk Robotics Ltd</text:p>
          </table:table-cell>
        </table:table-row>
        <table:table-row table:style-name="ro1">
          <table:table-cell office:value-type="string">
            <text:p>RWMI</text:p>
          </table:table-cell>
          <table:table-cell office:value-type="string">
            <text:p>RegalWorks Media, Inc</text:p>
          </table:table-cell>
        </table:table-row>
        <table:table-row table:style-name="ro1">
          <table:table-cell office:value-type="string">
            <text:p>RWRDP</text:p>
          </table:table-cell>
          <table:table-cell office:value-type="string">
            <text:p>IConsumer Corp.</text:p>
          </table:table-cell>
        </table:table-row>
        <table:table-row table:style-name="ro1">
          <table:table-cell office:value-type="string">
            <text:p>RWT</text:p>
          </table:table-cell>
          <table:table-cell office:value-type="string">
            <text:p>Redwood Trust Inc</text:p>
          </table:table-cell>
        </table:table-row>
        <table:table-row table:style-name="ro1">
          <table:table-cell office:value-type="string">
            <text:p>RWWI</text:p>
          </table:table-cell>
          <table:table-cell office:value-type="string">
            <text:p>Rand Worldwide, Inc.</text:p>
          </table:table-cell>
        </table:table-row>
        <table:table-row table:style-name="ro1">
          <table:table-cell office:value-type="string">
            <text:p>RXEI</text:p>
          </table:table-cell>
          <table:table-cell office:value-type="string">
            <text:p>RxElite, Inc.</text:p>
          </table:table-cell>
        </table:table-row>
        <table:table-row table:style-name="ro1">
          <table:table-cell office:value-type="string">
            <text:p>RXMD</text:p>
          </table:table-cell>
          <table:table-cell office:value-type="string">
            <text:p>Progressive Care, Inc.</text:p>
          </table:table-cell>
        </table:table-row>
        <table:table-row table:style-name="ro1">
          <table:table-cell office:value-type="string">
            <text:p>RXN</text:p>
          </table:table-cell>
          <table:table-cell office:value-type="string">
            <text:p>Rexnord Corp</text:p>
          </table:table-cell>
        </table:table-row>
        <table:table-row table:style-name="ro1">
          <table:table-cell office:value-type="string">
            <text:p>RXT</text:p>
          </table:table-cell>
          <table:table-cell office:value-type="string">
            <text:p>Rackspace Technology Inc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string">
            <text:p>Royal Bank of Canada</text:p>
          </table:table-cell>
        </table:table-row>
        <table:table-row table:style-name="ro1">
          <table:table-cell office:value-type="string">
            <text:p>RYAAY</text:p>
          </table:table-cell>
          <table:table-cell office:value-type="string">
            <text:p>Ryanair Holdings PLC</text:p>
          </table:table-cell>
        </table:table-row>
        <table:table-row table:style-name="ro1">
          <table:table-cell office:value-type="string">
            <text:p>RYAM</text:p>
          </table:table-cell>
          <table:table-cell office:value-type="string">
            <text:p>Rayonier Advanced Materials Inc</text:p>
          </table:table-cell>
        </table:table-row>
        <table:table-row table:style-name="ro1">
          <table:table-cell office:value-type="string">
            <text:p>RYB</text:p>
          </table:table-cell>
          <table:table-cell office:value-type="string">
            <text:p>RYB Education Inc</text:p>
          </table:table-cell>
        </table:table-row>
        <table:table-row table:style-name="ro1">
          <table:table-cell office:value-type="string">
            <text:p>RYCE</text:p>
          </table:table-cell>
          <table:table-cell office:value-type="string">
            <text:p>Amira Nature Foods Ltd</text:p>
          </table:table-cell>
        </table:table-row>
        <table:table-row table:style-name="ro1">
          <table:table-cell office:value-type="string">
            <text:p>RYFL</text:p>
          </table:table-cell>
          <table:table-cell office:value-type="string">
            <text:p>Royal Financial, Inc.</text:p>
          </table:table-cell>
        </table:table-row>
        <table:table-row table:style-name="ro1">
          <table:table-cell office:value-type="string">
            <text:p>RYI</text:p>
          </table:table-cell>
          <table:table-cell office:value-type="string">
            <text:p>Ryerson Holding Corp</text:p>
          </table:table-cell>
        </table:table-row>
        <table:table-row table:style-name="ro1">
          <table:table-cell office:value-type="string">
            <text:p>RYMM</text:p>
          </table:table-cell>
          <table:table-cell office:value-type="string">
            <text:p>Royal Mines &amp; Minerals Corp.</text:p>
          </table:table-cell>
        </table:table-row>
        <table:table-row table:style-name="ro1">
          <table:table-cell office:value-type="string">
            <text:p>RYN</text:p>
          </table:table-cell>
          <table:table-cell office:value-type="string">
            <text:p>Rayonier Inc</text:p>
          </table:table-cell>
        </table:table-row>
        <table:table-row table:style-name="ro1">
          <table:table-cell office:value-type="string">
            <text:p>RYPE</text:p>
          </table:table-cell>
          <table:table-cell office:value-type="string">
            <text:p>Royalite Petroleum Co., Inc.</text:p>
          </table:table-cell>
        </table:table-row>
        <table:table-row table:style-name="ro1">
          <table:table-cell office:value-type="string">
            <text:p>RY-T</text:p>
          </table:table-cell>
          <table:table-cell office:value-type="string">
            <text:p>Royal Bank of Canada</text:p>
          </table:table-cell>
        </table:table-row>
        <table:table-row table:style-name="ro1">
          <table:table-cell office:value-type="string">
            <text:p>RYTM</text:p>
          </table:table-cell>
          <table:table-cell office:value-type="string">
            <text:p>Rhythm Pharmaceuticals Inc</text:p>
          </table:table-cell>
        </table:table-row>
        <table:table-row table:style-name="ro1">
          <table:table-cell office:value-type="string">
            <text:p>RZA</text:p>
          </table:table-cell>
          <table:table-cell office:value-type="string">
            <text:p>Reinsurance Group of America Inc</text:p>
          </table:table-cell>
        </table:table-row>
        <table:table-row table:style-name="ro1">
          <table:table-cell office:value-type="string">
            <text:p>RZB</text:p>
          </table:table-cell>
          <table:table-cell office:value-type="string">
            <text:p>Reinsurance Group of America Inc</text:p>
          </table:table-cell>
        </table:table-row>
        <table:table-row table:style-name="ro1">
          <table:table-cell office:value-type="string">
            <text:p>RZLT</text:p>
          </table:table-cell>
          <table:table-cell office:value-type="string">
            <text:p>Rezolute, Inc.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eabridge Gold Inc</text:p>
          </table:table-cell>
        </table:table-row>
        <table:table-row table:style-name="ro1">
          <table:table-cell office:value-type="string">
            <text:p>SAAX</text:p>
          </table:table-cell>
          <table:table-cell office:value-type="string">
            <text:p>Nouveau Ventures Inc.</text:p>
          </table:table-cell>
        </table:table-row>
        <table:table-row table:style-name="ro1">
          <table:table-cell office:value-type="string">
            <text:p>SABB</text:p>
          </table:table-cell>
          <table:table-cell office:value-type="string">
            <text:p>Santa Ana Business Bank (CA)</text:p>
          </table:table-cell>
        </table:table-row>
        <table:table-row table:style-name="ro1">
          <table:table-cell office:value-type="string">
            <text:p>SABR</text:p>
          </table:table-cell>
          <table:table-cell office:value-type="string">
            <text:p>Sabre Corp</text:p>
          </table:table-cell>
        </table:table-row>
        <table:table-row table:style-name="ro1">
          <table:table-cell office:value-type="string">
            <text:p>SACC</text:p>
          </table:table-cell>
          <table:table-cell office:value-type="string">
            <text:p>Sachem Capital Corp</text:p>
          </table:table-cell>
        </table:table-row>
        <table:table-row table:style-name="ro1">
          <table:table-cell office:value-type="string">
            <text:p>SACH</text:p>
          </table:table-cell>
          <table:table-cell office:value-type="string">
            <text:p>Sachem Capital Corp</text:p>
          </table:table-cell>
        </table:table-row>
        <table:table-row table:style-name="ro1">
          <table:table-cell office:value-type="string">
            <text:p>SADL</text:p>
          </table:table-cell>
          <table:table-cell office:value-type="string">
            <text:p>Sadlier (WILLIAM H.), Inc.</text:p>
          </table:table-cell>
        </table:table-row>
        <table:table-row table:style-name="ro1">
          <table:table-cell office:value-type="string">
            <text:p>SAEC</text:p>
          </table:table-cell>
          <table:table-cell office:value-type="string">
            <text:p>Starlight Energy Corp.</text:p>
          </table:table-cell>
        </table:table-row>
        <table:table-row table:style-name="ro1">
          <table:table-cell office:value-type="string">
            <text:p>SAEI</text:p>
          </table:table-cell>
          <table:table-cell office:value-type="string">
            <text:p>Supatcha Resources, Inc.</text:p>
          </table:table-cell>
        </table:table-row>
        <table:table-row table:style-name="ro1">
          <table:table-cell office:value-type="string">
            <text:p>SAEX</text:p>
          </table:table-cell>
          <table:table-cell office:value-type="string">
            <text:p>SAExploration Holdings Inc</text:p>
          </table:table-cell>
        </table:table-row>
        <table:table-row table:style-name="ro1">
          <table:table-cell office:value-type="string">
            <text:p>SAFE</text:p>
          </table:table-cell>
          <table:table-cell office:value-type="string">
            <text:p>Safehold Inc</text:p>
          </table:table-cell>
        </table:table-row>
        <table:table-row table:style-name="ro1">
          <table:table-cell office:value-type="string">
            <text:p>SAFM</text:p>
          </table:table-cell>
          <table:table-cell office:value-type="string">
            <text:p>Sanderson Farms Inc</text:p>
          </table:table-cell>
        </table:table-row>
        <table:table-row table:style-name="ro1">
          <table:table-cell office:value-type="string">
            <text:p>SAFO</text:p>
          </table:table-cell>
          <table:table-cell office:value-type="string">
            <text:p>Save Foods, Inc.</text:p>
          </table:table-cell>
        </table:table-row>
        <table:table-row table:style-name="ro1">
          <table:table-cell office:value-type="string">
            <text:p>SAFS</text:p>
          </table:table-cell>
          <table:table-cell office:value-type="string">
            <text:p>Safer Shot, Inc.</text:p>
          </table:table-cell>
        </table:table-row>
        <table:table-row table:style-name="ro1">
          <table:table-cell office:value-type="string">
            <text:p>SAFT</text:p>
          </table:table-cell>
          <table:table-cell office:value-type="string">
            <text:p>Safety Insurance Group Inc</text:p>
          </table:table-cell>
        </table:table-row>
        <table:table-row table:style-name="ro1">
          <table:table-cell office:value-type="string">
            <text:p>SAGD</text:p>
          </table:table-cell>
          <table:table-cell office:value-type="string">
            <text:p>South American Gold Corp.</text:p>
          </table:table-cell>
        </table:table-row>
        <table:table-row table:style-name="ro1">
          <table:table-cell office:value-type="string">
            <text:p>SAGE</text:p>
          </table:table-cell>
          <table:table-cell office:value-type="string">
            <text:p>Sage Therapeutics Inc</text:p>
          </table:table-cell>
        </table:table-row>
        <table:table-row table:style-name="ro1">
          <table:table-cell office:value-type="string">
            <text:p>SAH</text:p>
          </table:table-cell>
          <table:table-cell office:value-type="string">
            <text:p>Sonic Automotive Inc</text:p>
          </table:table-cell>
        </table:table-row>
        <table:table-row table:style-name="ro1">
          <table:table-cell office:value-type="string">
            <text:p>SAHN</text:p>
          </table:table-cell>
          <table:table-cell office:value-type="string">
            <text:p>Saudi American Holdings Corp.</text:p>
          </table:table-cell>
        </table:table-row>
        <table:table-row table:style-name="ro1">
          <table:table-cell office:value-type="string">
            <text:p>SAIA</text:p>
          </table:table-cell>
          <table:table-cell office:value-type="string">
            <text:p>Saia Inc</text:p>
          </table:table-cell>
        </table:table-row>
        <table:table-row table:style-name="ro1">
          <table:table-cell office:value-type="string">
            <text:p>SAIC</text:p>
          </table:table-cell>
          <table:table-cell office:value-type="string">
            <text:p>Science Applications International Corp</text:p>
          </table:table-cell>
        </table:table-row>
        <table:table-row table:style-name="ro1">
          <table:table-cell office:value-type="string">
            <text:p>SAII</text:p>
          </table:table-cell>
          <table:table-cell office:value-type="string">
            <text:p>Software Acquisition Group Inc II</text:p>
          </table:table-cell>
        </table:table-row>
        <table:table-row table:style-name="ro1">
          <table:table-cell office:value-type="string">
            <text:p>SAIL</text:p>
          </table:table-cell>
          <table:table-cell office:value-type="string">
            <text:p>SailPoint Technologies Holding Inc</text:p>
          </table:table-cell>
        </table:table-row>
        <table:table-row table:style-name="ro1">
          <table:table-cell office:value-type="string">
            <text:p>SAKH</text:p>
          </table:table-cell>
          <table:table-cell office:value-type="string">
            <text:p>Sakha Enterprises Corp.</text:p>
          </table:table-cell>
        </table:table-row>
        <table:table-row table:style-name="ro1">
          <table:table-cell office:value-type="string">
            <text:p>SAKL</text:p>
          </table:table-cell>
          <table:table-cell office:value-type="string">
            <text:p>Sack Lunch Productions, Inc.</text:p>
          </table:table-cell>
        </table:table-row>
        <table:table-row table:style-name="ro1">
          <table:table-cell office:value-type="string">
            <text:p>SAL</text:p>
          </table:table-cell>
          <table:table-cell office:value-type="string">
            <text:p>Salisbury Bancorp Inc</text:p>
          </table:table-cell>
        </table:table-row>
        <table:table-row table:style-name="ro1">
          <table:table-cell office:value-type="string">
            <text:p>SALM</text:p>
          </table:table-cell>
          <table:table-cell office:value-type="string">
            <text:p>Salem Media Group Inc</text:p>
          </table:table-cell>
        </table:table-row>
        <table:table-row table:style-name="ro1">
          <table:table-cell office:value-type="string">
            <text:p>SALN</text:p>
          </table:table-cell>
          <table:table-cell office:value-type="string">
            <text:p>Salon City, Inc.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Scorpio Bulkers Inc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Boston Beer Co Inc-The</text:p>
          </table:table-cell>
        </table:table-row>
        <table:table-row table:style-name="ro1">
          <table:table-cell office:value-type="string">
            <text:p>SAMA</text:p>
          </table:table-cell>
          <table:table-cell office:value-type="string">
            <text:p>Schultze Special Purpose Acquisition Corp</text:p>
          </table:table-cell>
        </table:table-row>
        <table:table-row table:style-name="ro1">
          <table:table-cell office:value-type="string">
            <text:p>SAMG</text:p>
          </table:table-cell>
          <table:table-cell office:value-type="string">
            <text:p>Silvercrest Asset Management Group Inc</text:p>
          </table:table-cell>
        </table:table-row>
        <table:table-row table:style-name="ro1">
          <table:table-cell office:value-type="string">
            <text:p>SAML</text:p>
          </table:table-cell>
          <table:table-cell office:value-type="string">
            <text:p>Samsara Luggage, Inc.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Banco Santander SA</text:p>
          </table:table-cell>
        </table:table-row>
        <table:table-row table:style-name="ro1">
          <table:table-cell office:value-type="string">
            <text:p>SAN-B</text:p>
          </table:table-cell>
          <table:table-cell office:value-type="string">
            <text:p>Banco Santander SA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string">
            <text:p>Sandstorm Gold Ltd</text:p>
          </table:table-cell>
        </table:table-row>
        <table:table-row table:style-name="ro1">
          <table:table-cell office:value-type="string">
            <text:p>SAND</text:p>
          </table:table-cell>
          <table:table-cell office:value-type="string">
            <text:p>Sandstorm Gold Ltd</text:p>
          </table:table-cell>
        </table:table-row>
        <table:table-row table:style-name="ro1">
          <table:table-cell office:value-type="string">
            <text:p>SANM</text:p>
          </table:table-cell>
          <table:table-cell office:value-type="string">
            <text:p>Sanmina Corp</text:p>
          </table:table-cell>
        </table:table-row>
        <table:table-row table:style-name="ro1">
          <table:table-cell office:value-type="string">
            <text:p>SANP</text:p>
          </table:table-cell>
          <table:table-cell office:value-type="string">
            <text:p>Santo Mining Corp</text:p>
          </table:table-cell>
        </table:table-row>
        <table:table-row table:style-name="ro1">
          <table:table-cell office:value-type="string">
            <text:p>SANT</text:p>
          </table:table-cell>
          <table:table-cell office:value-type="string">
            <text:p>Santeon Group, Inc.</text:p>
          </table:table-cell>
        </table:table-row>
        <table:table-row table:style-name="ro1">
          <table:table-cell office:value-type="string">
            <text:p>SANW</text:p>
          </table:table-cell>
          <table:table-cell office:value-type="string">
            <text:p>S&amp;W Seed Co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string">
            <text:p>SAP SE</text:p>
          </table:table-cell>
        </table:table-row>
        <table:table-row table:style-name="ro1">
          <table:table-cell office:value-type="string">
            <text:p>SAPX</text:p>
          </table:table-cell>
          <table:table-cell office:value-type="string">
            <text:p>Seven Arts Entertainment, Inc.</text:p>
          </table:table-cell>
        </table:table-row>
        <table:table-row table:style-name="ro1">
          <table:table-cell office:value-type="string">
            <text:p>SAR</text:p>
          </table:table-cell>
          <table:table-cell office:value-type="string">
            <text:p>Saratoga Investment Corp</text:p>
          </table:table-cell>
        </table:table-row>
        <table:table-row table:style-name="ro1">
          <table:table-cell office:value-type="string">
            <text:p>SASOF</text:p>
          </table:table-cell>
          <table:table-cell office:value-type="string">
            <text:p>Sasol Ltd.</text:p>
          </table:table-cell>
        </table:table-row>
        <table:table-row table:style-name="ro1">
          <table:table-cell office:value-type="string">
            <text:p>SASR</text:p>
          </table:table-cell>
          <table:table-cell office:value-type="string">
            <text:p>Sandy Spring Bancorp Inc</text:p>
          </table:table-cell>
        </table:table-row>
        <table:table-row table:style-name="ro1">
          <table:table-cell office:value-type="string">
            <text:p>SATS</text:p>
          </table:table-cell>
          <table:table-cell office:value-type="string">
            <text:p>EchoStar Corp</text:p>
          </table:table-cell>
        </table:table-row>
        <table:table-row table:style-name="ro1">
          <table:table-cell office:value-type="string">
            <text:p>SAVA</text:p>
          </table:table-cell>
          <table:table-cell office:value-type="string">
            <text:p>Cassava Sciences Inc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string">
            <text:p>Spirit Airlines Inc</text:p>
          </table:table-cell>
        </table:table-row>
        <table:table-row table:style-name="ro1">
          <table:table-cell office:value-type="string">
            <text:p>SAVW</text:p>
          </table:table-cell>
          <table:table-cell office:value-type="string">
            <text:p>SavWatt USA, Inc.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afe Bulkers Inc</text:p>
          </table:table-cell>
        </table:table-row>
        <table:table-row table:style-name="ro1">
          <table:table-cell office:value-type="string">
            <text:p>SBAC</text:p>
          </table:table-cell>
          <table:table-cell office:value-type="string">
            <text:p>SBA Communications Corp</text:p>
          </table:table-cell>
        </table:table-row>
        <table:table-row table:style-name="ro1">
          <table:table-cell office:value-type="string">
            <text:p>SBBG</text:p>
          </table:table-cell>
          <table:table-cell office:value-type="string">
            <text:p>Seibels Bruce Group, Inc. (THE)</text:p>
          </table:table-cell>
        </table:table-row>
        <table:table-row table:style-name="ro1">
          <table:table-cell office:value-type="string">
            <text:p>SBBP</text:p>
          </table:table-cell>
          <table:table-cell office:value-type="string">
            <text:p>Strongbridge Biopharma PLC</text:p>
          </table:table-cell>
        </table:table-row>
        <table:table-row table:style-name="ro1">
          <table:table-cell office:value-type="string">
            <text:p>SBBX</text:p>
          </table:table-cell>
          <table:table-cell office:value-type="string">
            <text:p>SB One Bancorp</text:p>
          </table:table-cell>
        </table:table-row>
        <table:table-row table:style-name="ro1">
          <table:table-cell office:value-type="string">
            <text:p>SB-C</text:p>
          </table:table-cell>
          <table:table-cell office:value-type="string">
            <text:p>Safe Bulkers Inc</text:p>
          </table:table-cell>
        </table:table-row>
        <table:table-row table:style-name="ro1">
          <table:table-cell office:value-type="string">
            <text:p>SBCF</text:p>
          </table:table-cell>
          <table:table-cell office:value-type="string">
            <text:p>Seacoast Banking Corp of Florida</text:p>
          </table:table-cell>
        </table:table-row>
        <table:table-row table:style-name="ro1">
          <table:table-cell office:value-type="string">
            <text:p>SB-D</text:p>
          </table:table-cell>
          <table:table-cell office:value-type="string">
            <text:p>Safe Bulkers Inc</text:p>
          </table:table-cell>
        </table:table-row>
        <table:table-row table:style-name="ro1">
          <table:table-cell office:value-type="string">
            <text:p>SBDG</text:p>
          </table:table-cell>
          <table:table-cell office:value-type="string">
            <text:p>Small Business Development Group, Inc.</text:p>
          </table:table-cell>
        </table:table-row>
        <table:table-row table:style-name="ro1">
          <table:table-cell office:value-type="string">
            <text:p>SBE</text:p>
          </table:table-cell>
          <table:table-cell office:value-type="string">
            <text:p>Switchback Energy Acquisition Corp</text:p>
          </table:table-cell>
        </table:table-row>
        <table:table-row table:style-name="ro1">
          <table:table-cell office:value-type="string">
            <text:p>SBES</text:p>
          </table:table-cell>
          <table:table-cell office:value-type="string">
            <text:p>South Beach Spirits, Inc.</text:p>
          </table:table-cell>
        </table:table-row>
        <table:table-row table:style-name="ro1">
          <table:table-cell office:value-type="string">
            <text:p>SBE.UN</text:p>
          </table:table-cell>
          <table:table-cell office:value-type="string">
            <text:p>Switchback Energy Acquisition Corp</text:p>
          </table:table-cell>
        </table:table-row>
        <table:table-row table:style-name="ro1">
          <table:table-cell office:value-type="string">
            <text:p>SBFG</text:p>
          </table:table-cell>
          <table:table-cell office:value-type="string">
            <text:p>SB Financial Group Inc</text:p>
          </table:table-cell>
        </table:table-row>
        <table:table-row table:style-name="ro1">
          <table:table-cell office:value-type="string">
            <text:p>SBG</text:p>
          </table:table-cell>
          <table:table-cell office:value-type="string">
            <text:p>Sandbridge Acquisition Corp</text:p>
          </table:table-cell>
        </table:table-row>
        <table:table-row table:style-name="ro1">
          <table:table-cell office:value-type="string">
            <text:p>SBGI</text:p>
          </table:table-cell>
          <table:table-cell office:value-type="string">
            <text:p>Sinclair Broadcast Group Inc</text:p>
          </table:table-cell>
        </table:table-row>
        <table:table-row table:style-name="ro1">
          <table:table-cell office:value-type="string">
            <text:p>SBGLF</text:p>
          </table:table-cell>
          <table:table-cell office:value-type="string">
            <text:p>Sibanye-Stillwater</text:p>
          </table:table-cell>
        </table:table-row>
        <table:table-row table:style-name="ro1">
          <table:table-cell office:value-type="string">
            <text:p>SBGSF</text:p>
          </table:table-cell>
          <table:table-cell office:value-type="string">
            <text:p>Schneider Electric SE</text:p>
          </table:table-cell>
        </table:table-row>
        <table:table-row table:style-name="ro1">
          <table:table-cell office:value-type="string">
            <text:p>SBGSY</text:p>
          </table:table-cell>
          <table:table-cell office:value-type="string">
            <text:p>Schneider Electric SE</text:p>
          </table:table-cell>
        </table:table-row>
        <table:table-row table:style-name="ro1">
          <table:table-cell office:value-type="string">
            <text:p>SBH</text:p>
          </table:table-cell>
          <table:table-cell office:value-type="string">
            <text:p>Sally Beauty Holdings Inc</text:p>
          </table:table-cell>
        </table:table-row>
        <table:table-row table:style-name="ro1">
          <table:table-cell office:value-type="string">
            <text:p>SBI</text:p>
          </table:table-cell>
          <table:table-cell office:value-type="string">
            <text:p>Western Asset Intermediate Muni Fund Inc</text:p>
          </table:table-cell>
        </table:table-row>
        <table:table-row table:style-name="ro1">
          <table:table-cell office:value-type="string">
            <text:p>SBKK</text:p>
          </table:table-cell>
          <table:table-cell office:value-type="string">
            <text:p>Suncrest Bank (Visalia, CA)</text:p>
          </table:table-cell>
        </table:table-row>
        <table:table-row table:style-name="ro1">
          <table:table-cell office:value-type="string">
            <text:p>SBKO</text:p>
          </table:table-cell>
          <table:table-cell office:value-type="string">
            <text:p>Summit Bank (Eugene, OR)</text:p>
          </table:table-cell>
        </table:table-row>
        <table:table-row table:style-name="ro1">
          <table:table-cell office:value-type="string">
            <text:p>SBLK</text:p>
          </table:table-cell>
          <table:table-cell office:value-type="string">
            <text:p>Star Bulk Carriers Corp</text:p>
          </table:table-cell>
        </table:table-row>
        <table:table-row table:style-name="ro1">
          <table:table-cell office:value-type="string">
            <text:p>SBNA</text:p>
          </table:table-cell>
          <table:table-cell office:value-type="string">
            <text:p>Scorpio Tankers Inc</text:p>
          </table:table-cell>
        </table:table-row>
        <table:table-row table:style-name="ro1">
          <table:table-cell office:value-type="string">
            <text:p>SBNC</text:p>
          </table:table-cell>
          <table:table-cell office:value-type="string">
            <text:p>Southern Bancshares (N.C.), Inc.</text:p>
          </table:table-cell>
        </table:table-row>
        <table:table-row table:style-name="ro1">
          <table:table-cell office:value-type="string">
            <text:p>SBNY</text:p>
          </table:table-cell>
          <table:table-cell office:value-type="string">
            <text:p>Signature Bank-New York NY</text:p>
          </table:table-cell>
        </table:table-row>
        <table:table-row table:style-name="ro1">
          <table:table-cell office:value-type="string">
            <text:p>SBOW</text:p>
          </table:table-cell>
          <table:table-cell office:value-type="string">
            <text:p>SilverBow Resources Inc</text:p>
          </table:table-cell>
        </table:table-row>
        <table:table-row table:style-name="ro1">
          <table:table-cell office:value-type="string">
            <text:p>SBPH</text:p>
          </table:table-cell>
          <table:table-cell office:value-type="string">
            <text:p>Spring Bank Pharmaceuticals Inc</text:p>
          </table:table-cell>
        </table:table-row>
        <table:table-row table:style-name="ro1">
          <table:table-cell office:value-type="string">
            <text:p>SBR</text:p>
          </table:table-cell>
          <table:table-cell office:value-type="string">
            <text:p>Sabine Royalty Trust</text:p>
          </table:table-cell>
        </table:table-row>
        <table:table-row table:style-name="ro1">
          <table:table-cell office:value-type="string">
            <text:p>SBRA</text:p>
          </table:table-cell>
          <table:table-cell office:value-type="string">
            <text:p>Sabra Health Care REIT Inc</text:p>
          </table:table-cell>
        </table:table-row>
        <table:table-row table:style-name="ro1">
          <table:table-cell office:value-type="string">
            <text:p>SBS</text:p>
          </table:table-cell>
          <table:table-cell office:value-type="string">
            <text:p>Cia de Saneamento Basico do Estado de Sao Paulo</text:p>
          </table:table-cell>
        </table:table-row>
        <table:table-row table:style-name="ro1">
          <table:table-cell office:value-type="string">
            <text:p>SBSAA</text:p>
          </table:table-cell>
          <table:table-cell office:value-type="string">
            <text:p>Spanish Broadcasting System, Inc.</text:p>
          </table:table-cell>
        </table:table-row>
        <table:table-row table:style-name="ro1">
          <table:table-cell office:value-type="string">
            <text:p>SBSI</text:p>
          </table:table-cell>
          <table:table-cell office:value-type="string">
            <text:p>Southside Bancshares Inc</text:p>
          </table:table-cell>
        </table:table-row>
        <table:table-row table:style-name="ro1">
          <table:table-cell office:value-type="string">
            <text:p>SBST</text:p>
          </table:table-cell>
          <table:table-cell office:value-type="string">
            <text:p>Sunburst Alliance, Inc.</text:p>
          </table:table-cell>
        </table:table-row>
        <table:table-row table:style-name="ro1">
          <table:table-cell office:value-type="string">
            <text:p>SBSW</text:p>
          </table:table-cell>
          <table:table-cell office:value-type="string">
            <text:p>Sibanye Stillwater Ltd</text:p>
          </table:table-cell>
        </table:table-row>
        <table:table-row table:style-name="ro1">
          <table:table-cell office:value-type="string">
            <text:p>SBT</text:p>
          </table:table-cell>
          <table:table-cell office:value-type="string">
            <text:p>Sterling Bancorp Inc-MI</text:p>
          </table:table-cell>
        </table:table-row>
        <table:table-row table:style-name="ro1">
          <table:table-cell office:value-type="string">
            <text:p>SBUM</text:p>
          </table:table-cell>
          <table:table-cell office:value-type="string">
            <text:p>Silver Buckle Mines, Inc</text:p>
          </table:table-cell>
        </table:table-row>
        <table:table-row table:style-name="ro1">
          <table:table-cell office:value-type="string">
            <text:p>SBUX</text:p>
          </table:table-cell>
          <table:table-cell office:value-type="string">
            <text:p>Starbucks Corp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Santander Consumer USA Holdings Inc</text:p>
          </table:table-cell>
        </table:table-row>
        <table:table-row table:style-name="ro1">
          <table:table-cell office:value-type="string">
            <text:p>SCA</text:p>
          </table:table-cell>
          <table:table-cell office:value-type="string">
            <text:p>Stellus Capital Investment Corp</text:p>
          </table:table-cell>
        </table:table-row>
        <table:table-row table:style-name="ro1">
          <table:table-cell office:value-type="string">
            <text:p>SCAL</text:p>
          </table:table-cell>
          <table:table-cell office:value-type="string">
            <text:p>Stem Cell Authority, Ltd.</text:p>
          </table:table-cell>
        </table:table-row>
        <table:table-row table:style-name="ro1">
          <table:table-cell office:value-type="string">
            <text:p>SCAY</text:p>
          </table:table-cell>
          <table:table-cell office:value-type="string">
            <text:p>Seneca-Cayuga Bancorp, Inc.</text:p>
          </table:table-cell>
        </table:table-row>
        <table:table-row table:style-name="ro1">
          <table:table-cell office:value-type="string">
            <text:p>SCAZQ</text:p>
          </table:table-cell>
          <table:table-cell office:value-type="string">
            <text:p>Sanchez Energy Corporation</text:p>
          </table:table-cell>
        </table:table-row>
        <table:table-row table:style-name="ro1">
          <table:table-cell office:value-type="string">
            <text:p>SCBH</text:p>
          </table:table-cell>
          <table:table-cell office:value-type="string">
            <text:p>Seacoast Commerce Banc Holdings</text:p>
          </table:table-cell>
        </table:table-row>
        <table:table-row table:style-name="ro1">
          <table:table-cell office:value-type="string">
            <text:p>SCBZ</text:p>
          </table:table-cell>
          <table:table-cell office:value-type="string">
            <text:p>Scoobeez Global Inc.</text:p>
          </table:table-cell>
        </table:table-row>
        <table:table-row table:style-name="ro1">
          <table:table-cell office:value-type="string">
            <text:p>SCCO</text:p>
          </table:table-cell>
          <table:table-cell office:value-type="string">
            <text:p>Southern Copper Corp</text:p>
          </table:table-cell>
        </table:table-row>
        <table:table-row table:style-name="ro1">
          <table:table-cell office:value-type="string">
            <text:p>SCD</text:p>
          </table:table-cell>
          <table:table-cell office:value-type="string">
            <text:p>LMP Capital and Income Fund Inc</text:p>
          </table:table-cell>
        </table:table-row>
        <table:table-row table:style-name="ro1">
          <table:table-cell office:value-type="string">
            <text:p>SCDA</text:p>
          </table:table-cell>
          <table:table-cell office:value-type="string">
            <text:p>B-Scada Inc.</text:p>
          </table:table-cell>
        </table:table-row>
        <table:table-row table:style-name="ro1">
          <table:table-cell office:value-type="string">
            <text:p>SCE-B</text:p>
          </table:table-cell>
          <table:table-cell office:value-type="string">
            <text:p>Southern California Edison Co</text:p>
          </table:table-cell>
        </table:table-row>
        <table:table-row table:style-name="ro1">
          <table:table-cell office:value-type="string">
            <text:p>SCE-C</text:p>
          </table:table-cell>
          <table:table-cell office:value-type="string">
            <text:p>Southern California Edison Co</text:p>
          </table:table-cell>
        </table:table-row>
        <table:table-row table:style-name="ro1">
          <table:table-cell office:value-type="string">
            <text:p>SCE-D</text:p>
          </table:table-cell>
          <table:table-cell office:value-type="string">
            <text:p>Southern California Edison Co</text:p>
          </table:table-cell>
        </table:table-row>
        <table:table-row table:style-name="ro1">
          <table:table-cell office:value-type="string">
            <text:p>SCE-E</text:p>
          </table:table-cell>
          <table:table-cell office:value-type="string">
            <text:p>Southern California Edison Co</text:p>
          </table:table-cell>
        </table:table-row>
        <table:table-row table:style-name="ro1">
          <table:table-cell office:value-type="string">
            <text:p>SCE-G</text:p>
          </table:table-cell>
          <table:table-cell office:value-type="string">
            <text:p>SCE Trust II</text:p>
          </table:table-cell>
        </table:table-row>
        <table:table-row table:style-name="ro1">
          <table:table-cell office:value-type="string">
            <text:p>SCE-H</text:p>
          </table:table-cell>
          <table:table-cell office:value-type="string">
            <text:p>SCE Trust III</text:p>
          </table:table-cell>
        </table:table-row>
        <table:table-row table:style-name="ro1">
          <table:table-cell office:value-type="string">
            <text:p>SCE-J</text:p>
          </table:table-cell>
          <table:table-cell office:value-type="string">
            <text:p>SCE Trust IV</text:p>
          </table:table-cell>
        </table:table-row>
        <table:table-row table:style-name="ro1">
          <table:table-cell office:value-type="string">
            <text:p>SCE-K</text:p>
          </table:table-cell>
          <table:table-cell office:value-type="string">
            <text:p>SCE Trust V</text:p>
          </table:table-cell>
        </table:table-row>
        <table:table-row table:style-name="ro1">
          <table:table-cell office:value-type="string">
            <text:p>SCE-L</text:p>
          </table:table-cell>
          <table:table-cell office:value-type="string">
            <text:p>SCE Trust VI</text:p>
          </table:table-cell>
        </table:table-row>
        <table:table-row table:style-name="ro1">
          <table:table-cell office:value-type="string">
            <text:p>SCFR</text:p>
          </table:table-cell>
          <table:table-cell office:value-type="string">
            <text:p>Security First International Holdings, Inc.</text:p>
          </table:table-cell>
        </table:table-row>
        <table:table-row table:style-name="ro1">
          <table:table-cell office:value-type="string">
            <text:p>SCGX</text:p>
          </table:table-cell>
          <table:table-cell office:value-type="string">
            <text:p>Saxon Capital Group Inc.</text:p>
          </table:table-cell>
        </table:table-row>
        <table:table-row table:style-name="ro1">
          <table:table-cell office:value-type="string">
            <text:p>SCHL</text:p>
          </table:table-cell>
          <table:table-cell office:value-type="string">
            <text:p>Scholastic Corp</text:p>
          </table:table-cell>
        </table:table-row>
        <table:table-row table:style-name="ro1">
          <table:table-cell office:value-type="string">
            <text:p>SCHN</text:p>
          </table:table-cell>
          <table:table-cell office:value-type="string">
            <text:p>Schnitzer Steel Industries Inc</text:p>
          </table:table-cell>
        </table:table-row>
        <table:table-row table:style-name="ro1">
          <table:table-cell office:value-type="string">
            <text:p>SCHW</text:p>
          </table:table-cell>
          <table:table-cell office:value-type="string">
            <text:p>Charles Schwab Corp-The</text:p>
          </table:table-cell>
        </table:table-row>
        <table:table-row table:style-name="ro1">
          <table:table-cell office:value-type="string">
            <text:p>SCHW-C</text:p>
          </table:table-cell>
          <table:table-cell office:value-type="string">
            <text:p>Charles Schwab Corp-The</text:p>
          </table:table-cell>
        </table:table-row>
        <table:table-row table:style-name="ro1">
          <table:table-cell office:value-type="string">
            <text:p>SCHW-D</text:p>
          </table:table-cell>
          <table:table-cell office:value-type="string">
            <text:p>Charles Schwab Corp-The</text:p>
          </table:table-cell>
        </table:table-row>
        <table:table-row table:style-name="ro1">
          <table:table-cell office:value-type="string">
            <text:p>SCI</text:p>
          </table:table-cell>
          <table:table-cell office:value-type="string">
            <text:p>Service Corp International-US</text:p>
          </table:table-cell>
        </table:table-row>
        <table:table-row table:style-name="ro1">
          <table:table-cell office:value-type="string">
            <text:p>SCIA</text:p>
          </table:table-cell>
          <table:table-cell office:value-type="string">
            <text:p>SCI Engineered Materials, Inc.</text:p>
          </table:table-cell>
        </table:table-row>
        <table:table-row table:style-name="ro1">
          <table:table-cell office:value-type="string">
            <text:p>SCIE</text:p>
          </table:table-cell>
          <table:table-cell office:value-type="string">
            <text:p>SpectraSCIENCE, Inc.</text:p>
          </table:table-cell>
        </table:table-row>
        <table:table-row table:style-name="ro1">
          <table:table-cell office:value-type="string">
            <text:p>SCKT</text:p>
          </table:table-cell>
          <table:table-cell office:value-type="string">
            <text:p>Socket Mobile Inc</text:p>
          </table:table-cell>
        </table:table-row>
        <table:table-row table:style-name="ro1">
          <table:table-cell office:value-type="string">
            <text:p>SCL</text:p>
          </table:table-cell>
          <table:table-cell office:value-type="string">
            <text:p>Stepan Co</text:p>
          </table:table-cell>
        </table:table-row>
        <table:table-row table:style-name="ro1">
          <table:table-cell office:value-type="string">
            <text:p>SCM</text:p>
          </table:table-cell>
          <table:table-cell office:value-type="string">
            <text:p>Stellus Capital Investment Corp</text:p>
          </table:table-cell>
        </table:table-row>
        <table:table-row table:style-name="ro1">
          <table:table-cell office:value-type="string">
            <text:p>SCNA</text:p>
          </table:table-cell>
          <table:table-cell office:value-type="string">
            <text:p>Smart Cannabis Corp.</text:p>
          </table:table-cell>
        </table:table-row>
        <table:table-row table:style-name="ro1">
          <table:table-cell office:value-type="string">
            <text:p>SCND</text:p>
          </table:table-cell>
          <table:table-cell office:value-type="string">
            <text:p>Scientific Industries, Inc.</text:p>
          </table:table-cell>
        </table:table-row>
        <table:table-row table:style-name="ro1">
          <table:table-cell office:value-type="string">
            <text:p>SCNG</text:p>
          </table:table-cell>
          <table:table-cell office:value-type="string">
            <text:p>SC Holdings Corp.</text:p>
          </table:table-cell>
        </table:table-row>
        <table:table-row table:style-name="ro1">
          <table:table-cell office:value-type="string">
            <text:p>SCNTQ</text:p>
          </table:table-cell>
          <table:table-cell office:value-type="string">
            <text:p>Scient, Inc.</text:p>
          </table:table-cell>
        </table:table-row>
        <table:table-row table:style-name="ro1">
          <table:table-cell office:value-type="string">
            <text:p>SCON</text:p>
          </table:table-cell>
          <table:table-cell office:value-type="string">
            <text:p>Superconductor Technologies Inc</text:p>
          </table:table-cell>
        </table:table-row>
        <table:table-row table:style-name="ro1">
          <table:table-cell office:value-type="string">
            <text:p>SCOO</text:p>
          </table:table-cell>
          <table:table-cell office:value-type="string">
            <text:p>School Specialty, Inc.</text:p>
          </table:table-cell>
        </table:table-row>
        <table:table-row table:style-name="ro1">
          <table:table-cell office:value-type="string">
            <text:p>SCOR</text:p>
          </table:table-cell>
          <table:table-cell office:value-type="string">
            <text:p>comScore Inc</text:p>
          </table:table-cell>
        </table:table-row>
        <table:table-row table:style-name="ro1">
          <table:table-cell office:value-type="string">
            <text:p>SCPE</text:p>
          </table:table-cell>
          <table:table-cell office:value-type="string">
            <text:p>SC Health Corp</text:p>
          </table:table-cell>
        </table:table-row>
        <table:table-row table:style-name="ro1">
          <table:table-cell office:value-type="string">
            <text:p>SCPH</text:p>
          </table:table-cell>
          <table:table-cell office:value-type="string">
            <text:p>Scpharmaceuticals Inc</text:p>
          </table:table-cell>
        </table:table-row>
        <table:table-row table:style-name="ro1">
          <table:table-cell office:value-type="string">
            <text:p>SCPJ</text:p>
          </table:table-cell>
          <table:table-cell office:value-type="string">
            <text:p>Scope Industries</text:p>
          </table:table-cell>
        </table:table-row>
        <table:table-row table:style-name="ro1">
          <table:table-cell office:value-type="string">
            <text:p>SCPL</text:p>
          </table:table-cell>
          <table:table-cell office:value-type="string">
            <text:p>Sciplay Corp</text:p>
          </table:table-cell>
        </table:table-row>
        <table:table-row table:style-name="ro1">
          <table:table-cell office:value-type="string">
            <text:p>SCRCQ</text:p>
          </table:table-cell>
          <table:table-cell office:value-type="string">
            <text:p>ScripsAmerica Inc</text:p>
          </table:table-cell>
        </table:table-row>
        <table:table-row table:style-name="ro1">
          <table:table-cell office:value-type="string">
            <text:p>SCRH</text:p>
          </table:table-cell>
          <table:table-cell office:value-type="string">
            <text:p>Scores Holding Co, Inc.</text:p>
          </table:table-cell>
        </table:table-row>
        <table:table-row table:style-name="ro1">
          <table:table-cell office:value-type="string">
            <text:p>SCS</text:p>
          </table:table-cell>
          <table:table-cell office:value-type="string">
            <text:p>Steelcase Inc</text:p>
          </table:table-cell>
        </table:table-row>
        <table:table-row table:style-name="ro1">
          <table:table-cell office:value-type="string">
            <text:p>SCSC</text:p>
          </table:table-cell>
          <table:table-cell office:value-type="string">
            <text:p>ScanSource Inc</text:p>
          </table:table-cell>
        </table:table-row>
        <table:table-row table:style-name="ro1">
          <table:table-cell office:value-type="string">
            <text:p>SCSG</text:p>
          </table:table-cell>
          <table:table-cell office:value-type="string">
            <text:p>SouthCrest Financial Group, Inc.</text:p>
          </table:table-cell>
        </table:table-row>
        <table:table-row table:style-name="ro1">
          <table:table-cell office:value-type="string">
            <text:p>SCTN</text:p>
          </table:table-cell>
          <table:table-cell office:value-type="string">
            <text:p>Schimatic Technologies Inc</text:p>
          </table:table-cell>
        </table:table-row>
        <table:table-row table:style-name="ro1">
          <table:table-cell office:value-type="string">
            <text:p>SCTY</text:p>
          </table:table-cell>
          <table:table-cell office:value-type="string">
            <text:p>Monitronics International, Inc.</text:p>
          </table:table-cell>
        </table:table-row>
        <table:table-row table:style-name="ro1">
          <table:table-cell office:value-type="string">
            <text:p>SCU</text:p>
          </table:table-cell>
          <table:table-cell office:value-type="string">
            <text:p>Sculptor Capital Management Inc</text:p>
          </table:table-cell>
        </table:table-row>
        <table:table-row table:style-name="ro1">
          <table:table-cell office:value-type="string">
            <text:p>SCVL</text:p>
          </table:table-cell>
          <table:table-cell office:value-type="string">
            <text:p>Shoe Carnival Inc</text:p>
          </table:table-cell>
        </table:table-row>
        <table:table-row table:style-name="ro1">
          <table:table-cell office:value-type="string">
            <text:p>SCVX</text:p>
          </table:table-cell>
          <table:table-cell office:value-type="string">
            <text:p>SCVX Corp</text:p>
          </table:table-cell>
        </table:table-row>
        <table:table-row table:style-name="ro1">
          <table:table-cell office:value-type="string">
            <text:p>SCVX.UN</text:p>
          </table:table-cell>
          <table:table-cell office:value-type="string">
            <text:p>SCVX Corp</text:p>
          </table:table-cell>
        </table:table-row>
        <table:table-row table:style-name="ro1">
          <table:table-cell office:value-type="string">
            <text:p>SCWX</text:p>
          </table:table-cell>
          <table:table-cell office:value-type="string">
            <text:p>SecureWorks Corp</text:p>
          </table:table-cell>
        </table:table-row>
        <table:table-row table:style-name="ro1">
          <table:table-cell office:value-type="string">
            <text:p>SCX</text:p>
          </table:table-cell>
          <table:table-cell office:value-type="string">
            <text:p>LS Starrett Co-The</text:p>
          </table:table-cell>
        </table:table-row>
        <table:table-row table:style-name="ro1">
          <table:table-cell office:value-type="string">
            <text:p>SCYX</text:p>
          </table:table-cell>
          <table:table-cell office:value-type="string">
            <text:p>SCYNEXIS Inc</text:p>
          </table:table-cell>
        </table:table-row>
        <table:table-row table:style-name="ro1">
          <table:table-cell office:value-type="string">
            <text:p>SCYYF</text:p>
          </table:table-cell>
          <table:table-cell office:value-type="string">
            <text:p>Scandium International Mining Corp.</text:p>
          </table:table-cell>
        </table:table-row>
        <table:table-row table:style-name="ro1">
          <table:table-cell office:value-type="string">
            <text:p>SCZC</text:p>
          </table:table-cell>
          <table:table-cell office:value-type="string">
            <text:p>Santa Cruz County Bank (CA)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andRidge Energy Inc</text:p>
          </table:table-cell>
        </table:table-row>
        <table:table-row table:style-name="ro1">
          <table:table-cell office:value-type="string">
            <text:p>SDAD</text:p>
          </table:table-cell>
          <table:table-cell office:value-type="string">
            <text:p>S.H. Resources &amp; Development Corp.</text:p>
          </table:table-cell>
        </table:table-row>
        <table:table-row table:style-name="ro1">
          <table:table-cell office:value-type="string">
            <text:p>SDC</text:p>
          </table:table-cell>
          <table:table-cell office:value-type="string">
            <text:p>SmileDirectClub Inc</text:p>
          </table:table-cell>
        </table:table-row>
        <table:table-row table:style-name="ro1">
          <table:table-cell office:value-type="string">
            <text:p>SDEC</text:p>
          </table:table-cell>
          <table:table-cell office:value-type="string">
            <text:p>SMART DECISION INC.</text:p>
          </table:table-cell>
        </table:table-row>
        <table:table-row table:style-name="ro1">
          <table:table-cell office:value-type="string">
            <text:p>SDGR</text:p>
          </table:table-cell>
          <table:table-cell office:value-type="string">
            <text:p>Schrodinger Inc-United States</text:p>
          </table:table-cell>
        </table:table-row>
        <table:table-row table:style-name="ro1">
          <table:table-cell office:value-type="string">
            <text:p>SDI</text:p>
          </table:table-cell>
          <table:table-cell office:value-type="string">
            <text:p>Standard Diversified Inc</text:p>
          </table:table-cell>
        </table:table-row>
        <table:table-row table:style-name="ro1">
          <table:table-cell office:value-type="string">
            <text:p>SDNI</text:p>
          </table:table-cell>
          <table:table-cell office:value-type="string">
            <text:p>Scandia, Inc.</text:p>
          </table:table-cell>
        </table:table-row>
        <table:table-row table:style-name="ro1">
          <table:table-cell office:value-type="string">
            <text:p>SDON</text:p>
          </table:table-cell>
          <table:table-cell office:value-type="string">
            <text:p>Sandston Corp.</text:p>
          </table:table-cell>
        </table:table-row>
        <table:table-row table:style-name="ro1">
          <table:table-cell office:value-type="string">
            <text:p>SDPI</text:p>
          </table:table-cell>
          <table:table-cell office:value-type="string">
            <text:p>Superior Drilling Products Inc</text:p>
          </table:table-cell>
        </table:table-row>
        <table:table-row table:style-name="ro1">
          <table:table-cell office:value-type="string">
            <text:p>SDRC</text:p>
          </table:table-cell>
          <table:table-cell office:value-type="string">
            <text:p>Sidney Resources Corp.</text:p>
          </table:table-cell>
        </table:table-row>
        <table:table-row table:style-name="ro1">
          <table:table-cell office:value-type="string">
            <text:p>SDRL</text:p>
          </table:table-cell>
          <table:table-cell office:value-type="string">
            <text:p>Seadrill Ltd</text:p>
          </table:table-cell>
        </table:table-row>
        <table:table-row table:style-name="ro1">
          <table:table-cell office:value-type="string">
            <text:p>SDRMU</text:p>
          </table:table-cell>
          <table:table-cell office:value-type="string">
            <text:p>SandRidge Mississippian Trust II</text:p>
          </table:table-cell>
        </table:table-row>
        <table:table-row table:style-name="ro1">
          <table:table-cell office:value-type="string">
            <text:p>SDRWW</text:p>
          </table:table-cell>
          <table:table-cell office:value-type="string">
            <text:p>Sandridge Energy, Inc.</text:p>
          </table:table-cell>
        </table:table-row>
        <table:table-row table:style-name="ro1">
          <table:table-cell office:value-type="string">
            <text:p>SDTTU</text:p>
          </table:table-cell>
          <table:table-cell office:value-type="string">
            <text:p>SandRidge Mississippian Trust I</text:p>
          </table:table-cell>
        </table:table-row>
        <table:table-row table:style-name="ro1">
          <table:table-cell office:value-type="string">
            <text:p>SDVI</text:p>
          </table:table-cell>
          <table:table-cell office:value-type="string">
            <text:p>Signature Devices, Inc.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ea Ltd</text:p>
          </table:table-cell>
        </table:table-row>
        <table:table-row table:style-name="ro1">
          <table:table-cell office:value-type="string">
            <text:p>SEAC</text:p>
          </table:table-cell>
          <table:table-cell office:value-type="string">
            <text:p>Seachange International Inc</text:p>
          </table:table-cell>
        </table:table-row>
        <table:table-row table:style-name="ro1">
          <table:table-cell office:value-type="string">
            <text:p>SEAS</text:p>
          </table:table-cell>
          <table:table-cell office:value-type="string">
            <text:p>SeaWorld Entertainment Inc</text:p>
          </table:table-cell>
        </table:table-row>
        <table:table-row table:style-name="ro1">
          <table:table-cell office:value-type="string">
            <text:p>SEB</text:p>
          </table:table-cell>
          <table:table-cell office:value-type="string">
            <text:p>Seaboard Corp</text:p>
          </table:table-cell>
        </table:table-row>
        <table:table-row table:style-name="ro1">
          <table:table-cell office:value-type="string">
            <text:p>SEBC</text:p>
          </table:table-cell>
          <table:table-cell office:value-type="string">
            <text:p>Southeastern Banking Corp.</text:p>
          </table:table-cell>
        </table:table-row>
        <table:table-row table:style-name="ro1">
          <table:table-cell office:value-type="string">
            <text:p>SECI</text:p>
          </table:table-cell>
          <table:table-cell office:value-type="string">
            <text:p>Sector 10, Inc.</text:p>
          </table:table-cell>
        </table:table-row>
        <table:table-row table:style-name="ro1">
          <table:table-cell office:value-type="string">
            <text:p>SECO</text:p>
          </table:table-cell>
          <table:table-cell office:value-type="string">
            <text:p>Secoo Holding Ltd</text:p>
          </table:table-cell>
        </table:table-row>
        <table:table-row table:style-name="ro1">
          <table:table-cell office:value-type="string">
            <text:p>SEDG</text:p>
          </table:table-cell>
          <table:table-cell office:value-type="string">
            <text:p>SolarEdge Technologies Inc</text:p>
          </table:table-cell>
        </table:table-row>
        <table:table-row table:style-name="ro1">
          <table:table-cell office:value-type="string">
            <text:p>SEDN</text:p>
          </table:table-cell>
          <table:table-cell office:value-type="string">
            <text:p>SED International Holdings, Inc.</text:p>
          </table:table-cell>
        </table:table-row>
        <table:table-row table:style-name="ro1">
          <table:table-cell office:value-type="string">
            <text:p>SEDO</text:p>
          </table:table-cell>
          <table:table-cell office:value-type="string">
            <text:p>SEEDO CORP.</text:p>
          </table:table-cell>
        </table:table-row>
        <table:table-row table:style-name="ro1">
          <table:table-cell office:value-type="string">
            <text:p>SEE</text:p>
          </table:table-cell>
          <table:table-cell office:value-type="string">
            <text:p>Sealed Air Corp</text:p>
          </table:table-cell>
        </table:table-row>
        <table:table-row table:style-name="ro1">
          <table:table-cell office:value-type="string">
            <text:p>SEED</text:p>
          </table:table-cell>
          <table:table-cell office:value-type="string">
            <text:p>Origin Agritech Ltd</text:p>
          </table:table-cell>
        </table:table-row>
        <table:table-row table:style-name="ro1">
          <table:table-cell office:value-type="string">
            <text:p>SEED</text:p>
          </table:table-cell>
          <table:table-cell office:value-type="string">
            <text:p>Origin Agritech Ltd</text:p>
          </table:table-cell>
        </table:table-row>
        <table:table-row table:style-name="ro1">
          <table:table-cell office:value-type="string">
            <text:p>SEEK</text:p>
          </table:table-cell>
          <table:table-cell office:value-type="string">
            <text:p>TheDirectory.com, Inc.</text:p>
          </table:table-cell>
        </table:table-row>
        <table:table-row table:style-name="ro1">
          <table:table-cell office:value-type="string">
            <text:p>SEEL</text:p>
          </table:table-cell>
          <table:table-cell office:value-type="string">
            <text:p>Seelos Therapeutics Inc</text:p>
          </table:table-cell>
        </table:table-row>
        <table:table-row table:style-name="ro1">
          <table:table-cell office:value-type="string">
            <text:p>SEGN</text:p>
          </table:table-cell>
          <table:table-cell office:value-type="string">
            <text:p>Success Entertainment Group International, Inc.</text:p>
          </table:table-cell>
        </table:table-row>
        <table:table-row table:style-name="ro1">
          <table:table-cell office:value-type="string">
            <text:p>SEIC</text:p>
          </table:table-cell>
          <table:table-cell office:value-type="string">
            <text:p>SEI Investments Co</text:p>
          </table:table-cell>
        </table:table-row>
        <table:table-row table:style-name="ro1">
          <table:table-cell office:value-type="string">
            <text:p>SELB</text:p>
          </table:table-cell>
          <table:table-cell office:value-type="string">
            <text:p>Selecta Biosciences Inc</text:p>
          </table:table-cell>
        </table:table-row>
        <table:table-row table:style-name="ro1">
          <table:table-cell office:value-type="string">
            <text:p>SELF</text:p>
          </table:table-cell>
          <table:table-cell office:value-type="string">
            <text:p>Global Self Storage Inc</text:p>
          </table:table-cell>
        </table:table-row>
        <table:table-row table:style-name="ro1">
          <table:table-cell office:value-type="string">
            <text:p>SELR</text:p>
          </table:table-cell>
          <table:table-cell office:value-type="string">
            <text:p>Steele Oceanic Corp.</text:p>
          </table:table-cell>
        </table:table-row>
        <table:table-row table:style-name="ro1">
          <table:table-cell office:value-type="string">
            <text:p>SEM</text:p>
          </table:table-cell>
          <table:table-cell office:value-type="string">
            <text:p>Select Medical Holdings Corp</text:p>
          </table:table-cell>
        </table:table-row>
        <table:table-row table:style-name="ro1">
          <table:table-cell office:value-type="string">
            <text:p>SENEA</text:p>
          </table:table-cell>
          <table:table-cell office:value-type="string">
            <text:p>Seneca Foods Corp</text:p>
          </table:table-cell>
        </table:table-row>
        <table:table-row table:style-name="ro1">
          <table:table-cell office:value-type="string">
            <text:p>SENEB</text:p>
          </table:table-cell>
          <table:table-cell office:value-type="string">
            <text:p>Seneca Foods Corp</text:p>
          </table:table-cell>
        </table:table-row>
        <table:table-row table:style-name="ro1">
          <table:table-cell office:value-type="string">
            <text:p>SENR</text:p>
          </table:table-cell>
          <table:table-cell office:value-type="string">
            <text:p>Strategic Environmental &amp; Energy Resources, Inc.</text:p>
          </table:table-cell>
        </table:table-row>
        <table:table-row table:style-name="ro1">
          <table:table-cell office:value-type="string">
            <text:p>SENS</text:p>
          </table:table-cell>
          <table:table-cell office:value-type="string">
            <text:p>Senseonics Holdings Inc</text:p>
          </table:table-cell>
        </table:table-row>
        <table:table-row table:style-name="ro1">
          <table:table-cell office:value-type="string">
            <text:p>SENY</text:p>
          </table:table-cell>
          <table:table-cell office:value-type="string">
            <text:p>Sauer Energy, Inc.</text:p>
          </table:table-cell>
        </table:table-row>
        <table:table-row table:style-name="ro1">
          <table:table-cell office:value-type="string">
            <text:p>SEPI</text:p>
          </table:table-cell>
          <table:table-cell office:value-type="string">
            <text:p>SeaEscape Entertainment, Inc.</text:p>
          </table:table-cell>
        </table:table-row>
        <table:table-row table:style-name="ro1">
          <table:table-cell office:value-type="string">
            <text:p>SES</text:p>
          </table:table-cell>
          <table:table-cell office:value-type="string">
            <text:p>Synthesis Energy Systems Inc</text:p>
          </table:table-cell>
        </table:table-row>
        <table:table-row table:style-name="ro1">
          <table:table-cell office:value-type="string">
            <text:p>SESI</text:p>
          </table:table-cell>
          <table:table-cell office:value-type="string">
            <text:p>SES Solar, Inc.</text:p>
          </table:table-cell>
        </table:table-row>
        <table:table-row table:style-name="ro1">
          <table:table-cell office:value-type="string">
            <text:p>SESN</text:p>
          </table:table-cell>
          <table:table-cell office:value-type="string">
            <text:p>Sesen Bio Inc</text:p>
          </table:table-cell>
        </table:table-row>
        <table:table-row table:style-name="ro1">
          <table:table-cell office:value-type="string">
            <text:p>SETO</text:p>
          </table:table-cell>
          <table:table-cell office:value-type="string">
            <text:p>SETO Holdings, Inc.</text:p>
          </table:table-cell>
        </table:table-row>
        <table:table-row table:style-name="ro1">
          <table:table-cell office:value-type="string">
            <text:p>SEVM</text:p>
          </table:table-cell>
          <table:table-cell office:value-type="string">
            <text:p>STS Evermedia Corp.</text:p>
          </table:table-cell>
        </table:table-row>
        <table:table-row table:style-name="ro1">
          <table:table-cell office:value-type="string">
            <text:p>SEVT</text:p>
          </table:table-cell>
          <table:table-cell office:value-type="string">
            <text:p>Summit Environmental Corporation, Inc.</text:p>
          </table:table-cell>
        </table:table-row>
        <table:table-row table:style-name="ro1">
          <table:table-cell office:value-type="string">
            <text:p>SEYE</text:p>
          </table:table-cell>
          <table:table-cell office:value-type="string">
            <text:p>Signature Eyewear, Inc.</text:p>
          </table:table-cell>
        </table:table-row>
        <table:table-row table:style-name="ro1">
          <table:table-cell office:value-type="string">
            <text:p>SF</text:p>
          </table:table-cell>
          <table:table-cell office:value-type="string">
            <text:p>Stifel Financial Corp</text:p>
          </table:table-cell>
        </table:table-row>
        <table:table-row table:style-name="ro1">
          <table:table-cell office:value-type="string">
            <text:p>SF-A</text:p>
          </table:table-cell>
          <table:table-cell office:value-type="string">
            <text:p>Stifel Financial Corp</text:p>
          </table:table-cell>
        </table:table-row>
        <table:table-row table:style-name="ro1">
          <table:table-cell office:value-type="string">
            <text:p>SFB</text:p>
          </table:table-cell>
          <table:table-cell office:value-type="string">
            <text:p>Stifel Financial Corp</text:p>
          </table:table-cell>
        </table:table-row>
        <table:table-row table:style-name="ro1">
          <table:table-cell office:value-type="string">
            <text:p>SF-B</text:p>
          </table:table-cell>
          <table:table-cell office:value-type="string">
            <text:p>Stifel Financial Corp</text:p>
          </table:table-cell>
        </table:table-row>
        <table:table-row table:style-name="ro1">
          <table:table-cell office:value-type="string">
            <text:p>SFBC</text:p>
          </table:table-cell>
          <table:table-cell office:value-type="string">
            <text:p>Sound Financial Bancorp Inc</text:p>
          </table:table-cell>
        </table:table-row>
        <table:table-row table:style-name="ro1">
          <table:table-cell office:value-type="string">
            <text:p>SFBI</text:p>
          </table:table-cell>
          <table:table-cell office:value-type="string">
            <text:p>SFSB, Inc.</text:p>
          </table:table-cell>
        </table:table-row>
        <table:table-row table:style-name="ro1">
          <table:table-cell office:value-type="string">
            <text:p>SFBS</text:p>
          </table:table-cell>
          <table:table-cell office:value-type="string">
            <text:p>ServisFirst Bancshares Inc</text:p>
          </table:table-cell>
        </table:table-row>
        <table:table-row table:style-name="ro1">
          <table:table-cell office:value-type="string">
            <text:p>SFE</text:p>
          </table:table-cell>
          <table:table-cell office:value-type="string">
            <text:p>Safeguard Scientifics Inc</text:p>
          </table:table-cell>
        </table:table-row>
        <table:table-row table:style-name="ro1">
          <table:table-cell office:value-type="string">
            <text:p>SFEG</text:p>
          </table:table-cell>
          <table:table-cell office:value-type="string">
            <text:p>Santa Fe Gold Corp.</text:p>
          </table:table-cell>
        </table:table-row>
        <table:table-row table:style-name="ro1">
          <table:table-cell office:value-type="string">
            <text:p>SFET</text:p>
          </table:table-cell>
          <table:table-cell office:value-type="string">
            <text:p>Safe-T Group Ltd</text:p>
          </table:table-cell>
        </table:table-row>
        <table:table-row table:style-name="ro1">
          <table:table-cell office:value-type="string">
            <text:p>SFHI</text:p>
          </table:table-cell>
          <table:table-cell office:value-type="string">
            <text:p>Sports Field Holdings, Inc.</text:p>
          </table:table-cell>
        </table:table-row>
        <table:table-row table:style-name="ro1">
          <table:table-cell office:value-type="string">
            <text:p>SFIN</text:p>
          </table:table-cell>
          <table:table-cell office:value-type="string">
            <text:p>Safetek International, Inc.</text:p>
          </table:table-cell>
        </table:table-row>
        <table:table-row table:style-name="ro1">
          <table:table-cell office:value-type="string">
            <text:p>SFIO</text:p>
          </table:table-cell>
          <table:table-cell office:value-type="string">
            <text:p>Smokefree Innotec, Inc.</text:p>
          </table:table-cell>
        </table:table-row>
        <table:table-row table:style-name="ro1">
          <table:table-cell office:value-type="string">
            <text:p>SFIV</text:p>
          </table:table-cell>
          <table:table-cell office:value-type="string">
            <text:p>Sector 5, Inc.</text:p>
          </table:table-cell>
        </table:table-row>
        <table:table-row table:style-name="ro1">
          <table:table-cell office:value-type="string">
            <text:p>SFIX</text:p>
          </table:table-cell>
          <table:table-cell office:value-type="string">
            <text:p>Stitch Fix Inc</text:p>
          </table:table-cell>
        </table:table-row>
        <table:table-row table:style-name="ro1">
          <table:table-cell office:value-type="string">
            <text:p>SFL</text:p>
          </table:table-cell>
          <table:table-cell office:value-type="string">
            <text:p>Ship Finance International Ltd</text:p>
          </table:table-cell>
        </table:table-row>
        <table:table-row table:style-name="ro1">
          <table:table-cell office:value-type="string">
            <text:p>SFM</text:p>
          </table:table-cell>
          <table:table-cell office:value-type="string">
            <text:p>Sprouts Farmers Market Inc</text:p>
          </table:table-cell>
        </table:table-row>
        <table:table-row table:style-name="ro1">
          <table:table-cell office:value-type="string">
            <text:p>SFNC</text:p>
          </table:table-cell>
          <table:table-cell office:value-type="string">
            <text:p>Simmons First National Corp</text:p>
          </table:table-cell>
        </table:table-row>
        <table:table-row table:style-name="ro1">
          <table:table-cell office:value-type="string">
            <text:p>SFOR</text:p>
          </table:table-cell>
          <table:table-cell office:value-type="string">
            <text:p>Strikeforce Technologies, Inc.</text:p>
          </table:table-cell>
        </table:table-row>
        <table:table-row table:style-name="ro1">
          <table:table-cell office:value-type="string">
            <text:p>SFPI</text:p>
          </table:table-cell>
          <table:table-cell office:value-type="string">
            <text:p>Santa Fe Petroleum, Inc.</text:p>
          </table:table-cell>
        </table:table-row>
        <table:table-row table:style-name="ro1">
          <table:table-cell office:value-type="string">
            <text:p>SFRI</text:p>
          </table:table-cell>
          <table:table-cell office:value-type="string">
            <text:p>Safari Corp.</text:p>
          </table:table-cell>
        </table:table-row>
        <table:table-row table:style-name="ro1">
          <table:table-cell office:value-type="string">
            <text:p>SFRX</text:p>
          </table:table-cell>
          <table:table-cell office:value-type="string">
            <text:p>Seafarer Exploration Corp.</text:p>
          </table:table-cell>
        </table:table-row>
        <table:table-row table:style-name="ro1">
          <table:table-cell office:value-type="string">
            <text:p>SFST</text:p>
          </table:table-cell>
          <table:table-cell office:value-type="string">
            <text:p>Southern First Bancshares Inc</text:p>
          </table:table-cell>
        </table:table-row>
        <table:table-row table:style-name="ro1">
          <table:table-cell office:value-type="string">
            <text:p>SFT</text:p>
          </table:table-cell>
          <table:table-cell office:value-type="string">
            <text:p>Shift Technologies, Inc.</text:p>
          </table:table-cell>
        </table:table-row>
        <table:table-row table:style-name="ro1">
          <table:table-cell office:value-type="string">
            <text:p>SFTW</text:p>
          </table:table-cell>
          <table:table-cell office:value-type="string">
            <text:p>Osprey Technology Acquisition Corp</text:p>
          </table:table-cell>
        </table:table-row>
        <table:table-row table:style-name="ro1">
          <table:table-cell office:value-type="string">
            <text:p>SFTW.UN</text:p>
          </table:table-cell>
          <table:table-cell office:value-type="string">
            <text:p>Osprey Technology Acquisition Corp</text:p>
          </table:table-cell>
        </table:table-row>
        <table:table-row table:style-name="ro1">
          <table:table-cell office:value-type="string">
            <text:p>SFUN</text:p>
          </table:table-cell>
          <table:table-cell office:value-type="string">
            <text:p>Fang Holdings Ltd</text:p>
          </table:table-cell>
        </table:table-row>
        <table:table-row table:style-name="ro1">
          <table:table-cell office:value-type="string">
            <text:p>SG</text:p>
          </table:table-cell>
          <table:table-cell office:value-type="string">
            <text:p>Sirius International Insurance Group Ltd</text:p>
          </table:table-cell>
        </table:table-row>
        <table:table-row table:style-name="ro1">
          <table:table-cell office:value-type="string">
            <text:p>SGA</text:p>
          </table:table-cell>
          <table:table-cell office:value-type="string">
            <text:p>Saga Communications Inc</text:p>
          </table:table-cell>
        </table:table-row>
        <table:table-row table:style-name="ro1">
          <table:table-cell office:value-type="string">
            <text:p>SGBG</text:p>
          </table:table-cell>
          <table:table-cell office:value-type="string">
            <text:p>Signature Bank Georgia Sandy Springs</text:p>
          </table:table-cell>
        </table:table-row>
        <table:table-row table:style-name="ro1">
          <table:table-cell office:value-type="string">
            <text:p>SGBP</text:p>
          </table:table-cell>
          <table:table-cell office:value-type="string">
            <text:p>Syringa Bancorp</text:p>
          </table:table-cell>
        </table:table-row>
        <table:table-row table:style-name="ro1">
          <table:table-cell office:value-type="string">
            <text:p>SGBX</text:p>
          </table:table-cell>
          <table:table-cell office:value-type="string">
            <text:p>SG Blocks Inc</text:p>
          </table:table-cell>
        </table:table-row>
        <table:table-row table:style-name="ro1">
          <table:table-cell office:value-type="string">
            <text:p>SGC</text:p>
          </table:table-cell>
          <table:table-cell office:value-type="string">
            <text:p>Superior Group of Cos Inc</text:p>
          </table:table-cell>
        </table:table-row>
        <table:table-row table:style-name="ro1">
          <table:table-cell office:value-type="string">
            <text:p>SGDH</text:p>
          </table:table-cell>
          <table:table-cell office:value-type="string">
            <text:p>SGD Holdings, Ltd.</text:p>
          </table:table-cell>
        </table:table-row>
        <table:table-row table:style-name="ro1">
          <table:table-cell office:value-type="string">
            <text:p>SGEN</text:p>
          </table:table-cell>
          <table:table-cell office:value-type="string">
            <text:p>Seattle Genetics Inc</text:p>
          </table:table-cell>
        </table:table-row>
        <table:table-row table:style-name="ro1">
          <table:table-cell office:value-type="string">
            <text:p>SGER</text:p>
          </table:table-cell>
          <table:table-cell office:value-type="string">
            <text:p>Sterling Energy Resources Inc.</text:p>
          </table:table-cell>
        </table:table-row>
        <table:table-row table:style-name="ro1">
          <table:table-cell office:value-type="string">
            <text:p>SGH</text:p>
          </table:table-cell>
          <table:table-cell office:value-type="string">
            <text:p>SMART Global Holdings Inc</text:p>
          </table:table-cell>
        </table:table-row>
        <table:table-row table:style-name="ro1">
          <table:table-cell office:value-type="string">
            <text:p>SGLB</text:p>
          </table:table-cell>
          <table:table-cell office:value-type="string">
            <text:p>Sigma Labs Inc</text:p>
          </table:table-cell>
        </table:table-row>
        <table:table-row table:style-name="ro1">
          <table:table-cell office:value-type="string">
            <text:p>SGLN</text:p>
          </table:table-cell>
          <table:table-cell office:value-type="string">
            <text:p>SurgLine International, Inc.</text:p>
          </table:table-cell>
        </table:table-row>
        <table:table-row table:style-name="ro1">
          <table:table-cell office:value-type="string">
            <text:p>SGLS</text:p>
          </table:table-cell>
          <table:table-cell office:value-type="string">
            <text:p>Signature Leisure, Inc.</text:p>
          </table:table-cell>
        </table:table-row>
        <table:table-row table:style-name="ro1">
          <table:table-cell office:value-type="string">
            <text:p>SGMA</text:p>
          </table:table-cell>
          <table:table-cell office:value-type="string">
            <text:p>SigmaTron International Inc</text:p>
          </table:table-cell>
        </table:table-row>
        <table:table-row table:style-name="ro1">
          <table:table-cell office:value-type="string">
            <text:p>SGMD</text:p>
          </table:table-cell>
          <table:table-cell office:value-type="string">
            <text:p>Sugarmade, Inc.</text:p>
          </table:table-cell>
        </table:table-row>
        <table:table-row table:style-name="ro1">
          <table:table-cell office:value-type="string">
            <text:p>SGMNF</text:p>
          </table:table-cell>
          <table:table-cell office:value-type="string">
            <text:p>Sutter Gold Mining Inc.</text:p>
          </table:table-cell>
        </table:table-row>
        <table:table-row table:style-name="ro1">
          <table:table-cell office:value-type="string">
            <text:p>SGMO</text:p>
          </table:table-cell>
          <table:table-cell office:value-type="string">
            <text:p>Sangamo Therapeutics Inc</text:p>
          </table:table-cell>
        </table:table-row>
        <table:table-row table:style-name="ro1">
          <table:table-cell office:value-type="string">
            <text:p>SGMS</text:p>
          </table:table-cell>
          <table:table-cell office:value-type="string">
            <text:p>Scientific Games Corp</text:p>
          </table:table-cell>
        </table:table-row>
        <table:table-row table:style-name="ro1">
          <table:table-cell office:value-type="string">
            <text:p>SGOC</text:p>
          </table:table-cell>
          <table:table-cell office:value-type="string">
            <text:p>SGOCO Group Ltd</text:p>
          </table:table-cell>
        </table:table-row>
        <table:table-row table:style-name="ro1">
          <table:table-cell office:value-type="string">
            <text:p>SGOO</text:p>
          </table:table-cell>
          <table:table-cell office:value-type="string">
            <text:p>Snoogoo Corp.</text:p>
          </table:table-cell>
        </table:table-row>
        <table:table-row table:style-name="ro1">
          <table:table-cell office:value-type="string">
            <text:p>SGQZ</text:p>
          </table:table-cell>
          <table:table-cell office:value-type="string">
            <text:p>Sea Star Group, Inc.</text:p>
          </table:table-cell>
        </table:table-row>
        <table:table-row table:style-name="ro1">
          <table:table-cell office:value-type="string">
            <text:p>SGRP</text:p>
          </table:table-cell>
          <table:table-cell office:value-type="string">
            <text:p>SPAR Group Inc</text:p>
          </table:table-cell>
        </table:table-row>
        <table:table-row table:style-name="ro1">
          <table:table-cell office:value-type="string">
            <text:p>SGRY</text:p>
          </table:table-cell>
          <table:table-cell office:value-type="string">
            <text:p>Surgery Partners Inc</text:p>
          </table:table-cell>
        </table:table-row>
        <table:table-row table:style-name="ro1">
          <table:table-cell office:value-type="string">
            <text:p>SGRZ</text:p>
          </table:table-cell>
          <table:table-cell office:value-type="string">
            <text:p>Stonepath Group, Inc.</text:p>
          </table:table-cell>
        </table:table-row>
        <table:table-row table:style-name="ro1">
          <table:table-cell office:value-type="string">
            <text:p>SGSID</text:p>
          </table:table-cell>
          <table:table-cell office:value-type="string">
            <text:p>Spectrum Global Solutions, Inc.</text:p>
          </table:table-cell>
        </table:table-row>
        <table:table-row table:style-name="ro1">
          <table:table-cell office:value-type="string">
            <text:p>SGTB</text:p>
          </table:table-cell>
          <table:table-cell office:value-type="string">
            <text:p>Suggestion Box, Inc.</text:p>
          </table:table-cell>
        </table:table-row>
        <table:table-row table:style-name="ro1">
          <table:table-cell office:value-type="string">
            <text:p>SGTN</text:p>
          </table:table-cell>
          <table:table-cell office:value-type="string">
            <text:p>Soligen Technologies, Inc.</text:p>
          </table:table-cell>
        </table:table-row>
        <table:table-row table:style-name="ro1">
          <table:table-cell office:value-type="string">
            <text:p>SGU</text:p>
          </table:table-cell>
          <table:table-cell office:value-type="string">
            <text:p>Star Group LP</text:p>
          </table:table-cell>
        </table:table-row>
        <table:table-row table:style-name="ro1">
          <table:table-cell office:value-type="string">
            <text:p>SGUJ</text:p>
          </table:table-cell>
          <table:table-cell office:value-type="string">
            <text:p>Saguaro Holdings Corp.</text:p>
          </table:table-cell>
        </table:table-row>
        <table:table-row table:style-name="ro1">
          <table:table-cell office:value-type="string">
            <text:p>SHAK</text:p>
          </table:table-cell>
          <table:table-cell office:value-type="string">
            <text:p>Shake Shack Inc</text:p>
          </table:table-cell>
        </table:table-row>
        <table:table-row table:style-name="ro1">
          <table:table-cell office:value-type="string">
            <text:p>SHBI</text:p>
          </table:table-cell>
          <table:table-cell office:value-type="string">
            <text:p>Shore Bancshares Inc</text:p>
          </table:table-cell>
        </table:table-row>
        <table:table-row table:style-name="ro1">
          <table:table-cell office:value-type="string">
            <text:p>SHC</text:p>
          </table:table-cell>
          <table:table-cell office:value-type="string">
            <text:p>Sotera Health Co</text:p>
          </table:table-cell>
        </table:table-row>
        <table:table-row table:style-name="ro1">
          <table:table-cell office:value-type="string">
            <text:p>SHCC</text:p>
          </table:table-cell>
          <table:table-cell office:value-type="string">
            <text:p>Shi Corp.</text:p>
          </table:table-cell>
        </table:table-row>
        <table:table-row table:style-name="ro1">
          <table:table-cell office:value-type="string">
            <text:p>SHDC</text:p>
          </table:table-cell>
          <table:table-cell office:value-type="string">
            <text:p>Surety Holdings Corp.</text:p>
          </table:table-cell>
        </table:table-row>
        <table:table-row table:style-name="ro1">
          <table:table-cell office:value-type="string">
            <text:p>SHEN</text:p>
          </table:table-cell>
          <table:table-cell office:value-type="string">
            <text:p>Shenandoah Telecommunications Co</text:p>
          </table:table-cell>
        </table:table-row>
        <table:table-row table:style-name="ro1">
          <table:table-cell office:value-type="string">
            <text:p>SHG</text:p>
          </table:table-cell>
          <table:table-cell office:value-type="string">
            <text:p>Shinhan Financial Group Co Ltd</text:p>
          </table:table-cell>
        </table:table-row>
        <table:table-row table:style-name="ro1">
          <table:table-cell office:value-type="string">
            <text:p>SHGP</text:p>
          </table:table-cell>
          <table:table-cell office:value-type="string">
            <text:p>Sharpe Resources Corp.</text:p>
          </table:table-cell>
        </table:table-row>
        <table:table-row table:style-name="ro1">
          <table:table-cell office:value-type="string">
            <text:p>SHGR</text:p>
          </table:table-cell>
          <table:table-cell office:value-type="string">
            <text:p>Success Holding Group Corp.</text:p>
          </table:table-cell>
        </table:table-row>
        <table:table-row table:style-name="ro1">
          <table:table-cell office:value-type="string">
            <text:p>SHGY</text:p>
          </table:table-cell>
          <table:table-cell office:value-type="string">
            <text:p>SearchGuy.com, Inc.</text:p>
          </table:table-cell>
        </table:table-row>
        <table:table-row table:style-name="ro1">
          <table:table-cell office:value-type="string">
            <text:p>SHI</text:p>
          </table:table-cell>
          <table:table-cell office:value-type="string">
            <text:p>Sinopec Shanghai Petrochemical Co Ltd</text:p>
          </table:table-cell>
        </table:table-row>
        <table:table-row table:style-name="ro1">
          <table:table-cell office:value-type="string">
            <text:p>SHIP</text:p>
          </table:table-cell>
          <table:table-cell office:value-type="string">
            <text:p>Seanergy Maritime Holdings Corp</text:p>
          </table:table-cell>
        </table:table-row>
        <table:table-row table:style-name="ro1">
          <table:table-cell office:value-type="string">
            <text:p>SHLDQ</text:p>
          </table:table-cell>
          <table:table-cell office:value-type="string">
            <text:p>Sears Holdings Corp.</text:p>
          </table:table-cell>
        </table:table-row>
        <table:table-row table:style-name="ro1">
          <table:table-cell office:value-type="string">
            <text:p>SHLL</text:p>
          </table:table-cell>
          <table:table-cell office:value-type="string">
            <text:p>Tortoise Acquisition Corp.</text:p>
          </table:table-cell>
        </table:table-row>
        <table:table-row table:style-name="ro1">
          <table:table-cell office:value-type="string">
            <text:p>SHLO</text:p>
          </table:table-cell>
          <table:table-cell office:value-type="string">
            <text:p>Shiloh Industries Inc</text:p>
          </table:table-cell>
        </table:table-row>
        <table:table-row table:style-name="ro1">
          <table:table-cell office:value-type="string">
            <text:p>SHLX</text:p>
          </table:table-cell>
          <table:table-cell office:value-type="string">
            <text:p>Shell Midstream Partners LP</text:p>
          </table:table-cell>
        </table:table-row>
        <table:table-row table:style-name="ro1">
          <table:table-cell office:value-type="string">
            <text:p>SHMN</text:p>
          </table:table-cell>
          <table:table-cell office:value-type="string">
            <text:p>SOHM, Inc.</text:p>
          </table:table-cell>
        </table:table-row>
        <table:table-row table:style-name="ro1">
          <table:table-cell office:value-type="string">
            <text:p>SHMP</text:p>
          </table:table-cell>
          <table:table-cell office:value-type="string">
            <text:p>NaturalShrimp Incorporated</text:p>
          </table:table-cell>
        </table:table-row>
        <table:table-row table:style-name="ro1">
          <table:table-cell office:value-type="string">
            <text:p>SHO</text:p>
          </table:table-cell>
          <table:table-cell office:value-type="string">
            <text:p>Sunstone Hotel Investors Inc</text:p>
          </table:table-cell>
        </table:table-row>
        <table:table-row table:style-name="ro1">
          <table:table-cell office:value-type="string">
            <text:p>SHO-E</text:p>
          </table:table-cell>
          <table:table-cell office:value-type="string">
            <text:p>Sunstone Hotel Investors Inc</text:p>
          </table:table-cell>
        </table:table-row>
        <table:table-row table:style-name="ro1">
          <table:table-cell office:value-type="string">
            <text:p>SHO-F</text:p>
          </table:table-cell>
          <table:table-cell office:value-type="string">
            <text:p>Sunstone Hotel Investors Inc</text:p>
          </table:table-cell>
        </table:table-row>
        <table:table-row table:style-name="ro1">
          <table:table-cell office:value-type="string">
            <text:p>SHOM</text:p>
          </table:table-cell>
          <table:table-cell office:value-type="string">
            <text:p>Southern Home Medical, Inc.</text:p>
          </table:table-cell>
        </table:table-row>
        <table:table-row table:style-name="ro1">
          <table:table-cell office:value-type="string">
            <text:p>SHOO</text:p>
          </table:table-cell>
          <table:table-cell office:value-type="string">
            <text:p>Steven Madden Ltd</text:p>
          </table:table-cell>
        </table:table-row>
        <table:table-row table:style-name="ro1">
          <table:table-cell office:value-type="string">
            <text:p>SHOP</text:p>
          </table:table-cell>
          <table:table-cell office:value-type="string">
            <text:p>Shopify Inc</text:p>
          </table:table-cell>
        </table:table-row>
        <table:table-row table:style-name="ro1">
          <table:table-cell office:value-type="string">
            <text:p>SHRG</text:p>
          </table:table-cell>
          <table:table-cell office:value-type="string">
            <text:p>Sharing Services Global Corp.</text:p>
          </table:table-cell>
        </table:table-row>
        <table:table-row table:style-name="ro1">
          <table:table-cell office:value-type="string">
            <text:p>SHSP</text:p>
          </table:table-cell>
          <table:table-cell office:value-type="string">
            <text:p>SharpSpring Inc</text:p>
          </table:table-cell>
        </table:table-row>
        <table:table-row table:style-name="ro1">
          <table:table-cell office:value-type="string">
            <text:p>SHW</text:p>
          </table:table-cell>
          <table:table-cell office:value-type="string">
            <text:p>Sherwin-Williams Co-The</text:p>
          </table:table-cell>
        </table:table-row>
        <table:table-row table:style-name="ro1">
          <table:table-cell office:value-type="string">
            <text:p>SHWK</text:p>
          </table:table-cell>
          <table:table-cell office:value-type="string">
            <text:p>Seahawk Deep Ocean Technology, Inc.</text:p>
          </table:table-cell>
        </table:table-row>
        <table:table-row table:style-name="ro1">
          <table:table-cell office:value-type="string">
            <text:p>SHWZ</text:p>
          </table:table-cell>
          <table:table-cell office:value-type="string">
            <text:p>Medicine Man Technologies Inc.</text:p>
          </table:table-cell>
        </table:table-row>
        <table:table-row table:style-name="ro1">
          <table:table-cell office:value-type="string">
            <text:p>SHYF</text:p>
          </table:table-cell>
          <table:table-cell office:value-type="string">
            <text:p>The Shyft Group, Inc.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ilvergate Capital Corp</text:p>
          </table:table-cell>
        </table:table-row>
        <table:table-row table:style-name="ro1">
          <table:table-cell office:value-type="string">
            <text:p>SIBE</text:p>
          </table:table-cell>
          <table:table-cell office:value-type="string">
            <text:p>Sibling Group Holdings, Inc.</text:p>
          </table:table-cell>
        </table:table-row>
        <table:table-row table:style-name="ro1">
          <table:table-cell office:value-type="string">
            <text:p>SIBN</text:p>
          </table:table-cell>
          <table:table-cell office:value-type="string">
            <text:p>SI-BONE Inc</text:p>
          </table:table-cell>
        </table:table-row>
        <table:table-row table:style-name="ro1">
          <table:table-cell office:value-type="string">
            <text:p>SIC</text:p>
          </table:table-cell>
          <table:table-cell office:value-type="string">
            <text:p>Select Interior Concepts Inc</text:p>
          </table:table-cell>
        </table:table-row>
        <table:table-row table:style-name="ro1">
          <table:table-cell office:value-type="string">
            <text:p>SID</text:p>
          </table:table-cell>
          <table:table-cell office:value-type="string">
            <text:p>Cia Siderurgica Nacional SA</text:p>
          </table:table-cell>
        </table:table-row>
        <table:table-row table:style-name="ro1">
          <table:table-cell office:value-type="string">
            <text:p>SIDGQ</text:p>
          </table:table-cell>
          <table:table-cell office:value-type="string">
            <text:p>Stamford Industrial Group, Inc.</text:p>
          </table:table-cell>
        </table:table-row>
        <table:table-row table:style-name="ro1">
          <table:table-cell office:value-type="string">
            <text:p>SIEB</text:p>
          </table:table-cell>
          <table:table-cell office:value-type="string">
            <text:p>Siebert Financial Corp</text:p>
          </table:table-cell>
        </table:table-row>
        <table:table-row table:style-name="ro1">
          <table:table-cell office:value-type="string">
            <text:p>SIEN</text:p>
          </table:table-cell>
          <table:table-cell office:value-type="string">
            <text:p>Sientra Inc</text:p>
          </table:table-cell>
        </table:table-row>
        <table:table-row table:style-name="ro1">
          <table:table-cell office:value-type="string">
            <text:p>SIF</text:p>
          </table:table-cell>
          <table:table-cell office:value-type="string">
            <text:p>SIFCO Industries Inc</text:p>
          </table:table-cell>
        </table:table-row>
        <table:table-row table:style-name="ro1">
          <table:table-cell office:value-type="string">
            <text:p>SIFY</text:p>
          </table:table-cell>
          <table:table-cell office:value-type="string">
            <text:p>Sify Technologies Ltd</text:p>
          </table:table-cell>
        </table:table-row>
        <table:table-row table:style-name="ro1">
          <table:table-cell office:value-type="string">
            <text:p>SIG</text:p>
          </table:table-cell>
          <table:table-cell office:value-type="string">
            <text:p>Signet Jewelers Ltd</text:p>
          </table:table-cell>
        </table:table-row>
        <table:table-row table:style-name="ro1">
          <table:table-cell office:value-type="string">
            <text:p>SIGA</text:p>
          </table:table-cell>
          <table:table-cell office:value-type="string">
            <text:p>SIGA Technologies Inc</text:p>
          </table:table-cell>
        </table:table-row>
        <table:table-row table:style-name="ro1">
          <table:table-cell office:value-type="string">
            <text:p>SIGI</text:p>
          </table:table-cell>
          <table:table-cell office:value-type="string">
            <text:p>Selective Insurance Group Inc</text:p>
          </table:table-cell>
        </table:table-row>
        <table:table-row table:style-name="ro1">
          <table:table-cell office:value-type="string">
            <text:p>SIGM</text:p>
          </table:table-cell>
          <table:table-cell office:value-type="string">
            <text:p>Sigma Designs, Inc.</text:p>
          </table:table-cell>
        </table:table-row>
        <table:table-row table:style-name="ro1">
          <table:table-cell office:value-type="string">
            <text:p>SIGN</text:p>
          </table:table-cell>
          <table:table-cell office:value-type="string">
            <text:p>Signet International Holdings, Inc.</text:p>
          </table:table-cell>
        </table:table-row>
        <table:table-row table:style-name="ro1">
          <table:table-cell office:value-type="string">
            <text:p>SIGO</text:p>
          </table:table-cell>
          <table:table-cell office:value-type="string">
            <text:p>Sunset Island Group, Inc.</text:p>
          </table:table-cell>
        </table:table-row>
        <table:table-row table:style-name="ro1">
          <table:table-cell office:value-type="string">
            <text:p>SILC</text:p>
          </table:table-cell>
          <table:table-cell office:value-type="string">
            <text:p>Silicom Ltd</text:p>
          </table:table-cell>
        </table:table-row>
        <table:table-row table:style-name="ro1">
          <table:table-cell office:value-type="string">
            <text:p>SILK</text:p>
          </table:table-cell>
          <table:table-cell office:value-type="string">
            <text:p>Silk Road Medical Inc</text:p>
          </table:table-cell>
        </table:table-row>
        <table:table-row table:style-name="ro1">
          <table:table-cell office:value-type="string">
            <text:p>SILK</text:p>
          </table:table-cell>
          <table:table-cell office:value-type="string">
            <text:p>Silk Road Medical Inc</text:p>
          </table:table-cell>
        </table:table-row>
        <table:table-row table:style-name="ro1">
          <table:table-cell office:value-type="string">
            <text:p>SILS</text:p>
          </table:table-cell>
          <table:table-cell office:value-type="string">
            <text:p>Silver Scott Mines, Inc.</text:p>
          </table:table-cell>
        </table:table-row>
        <table:table-row table:style-name="ro1">
          <table:table-cell office:value-type="string">
            <text:p>SILV</text:p>
          </table:table-cell>
          <table:table-cell office:value-type="string">
            <text:p>SilverCrest Metals Inc</text:p>
          </table:table-cell>
        </table:table-row>
        <table:table-row table:style-name="ro1">
          <table:table-cell office:value-type="string">
            <text:p>SIM</text:p>
          </table:table-cell>
          <table:table-cell office:value-type="string">
            <text:p>Grupo Simec SAB de CV</text:p>
          </table:table-cell>
        </table:table-row>
        <table:table-row table:style-name="ro1">
          <table:table-cell office:value-type="string">
            <text:p>SIMA</text:p>
          </table:table-cell>
          <table:table-cell office:value-type="string">
            <text:p>Sonics &amp; Materials, Inc.</text:p>
          </table:table-cell>
        </table:table-row>
        <table:table-row table:style-name="ro1">
          <table:table-cell office:value-type="string">
            <text:p>SIMC</text:p>
          </table:table-cell>
          <table:table-cell office:value-type="string">
            <text:p>Simclar, Inc.</text:p>
          </table:table-cell>
        </table:table-row>
        <table:table-row table:style-name="ro1">
          <table:table-cell office:value-type="string">
            <text:p>SIML</text:p>
          </table:table-cell>
          <table:table-cell office:value-type="string">
            <text:p>Simlatus Corporation</text:p>
          </table:table-cell>
        </table:table-row>
        <table:table-row table:style-name="ro1">
          <table:table-cell office:value-type="string">
            <text:p>SIMO</text:p>
          </table:table-cell>
          <table:table-cell office:value-type="string">
            <text:p>Silicon Motion Technology Corp</text:p>
          </table:table-cell>
        </table:table-row>
        <table:table-row table:style-name="ro1">
          <table:table-cell office:value-type="string">
            <text:p>SINA</text:p>
          </table:table-cell>
          <table:table-cell office:value-type="string">
            <text:p>SINA Corp-China</text:p>
          </table:table-cell>
        </table:table-row>
        <table:table-row table:style-name="ro1">
          <table:table-cell office:value-type="string">
            <text:p>SING</text:p>
          </table:table-cell>
          <table:table-cell office:value-type="string">
            <text:p>Singlepoint, Inc.</text:p>
          </table:table-cell>
        </table:table-row>
        <table:table-row table:style-name="ro1">
          <table:table-cell office:value-type="string">
            <text:p>SINO</text:p>
          </table:table-cell>
          <table:table-cell office:value-type="string">
            <text:p>Sino-Global Shipping America Ltd</text:p>
          </table:table-cell>
        </table:table-row>
        <table:table-row table:style-name="ro1">
          <table:table-cell office:value-type="string">
            <text:p>SINT</text:p>
          </table:table-cell>
          <table:table-cell office:value-type="string">
            <text:p>SiNtx Technologies Inc</text:p>
          </table:table-cell>
        </table:table-row>
        <table:table-row table:style-name="ro1">
          <table:table-cell office:value-type="string">
            <text:p>SINX</text:p>
          </table:table-cell>
          <table:table-cell office:value-type="string">
            <text:p>Sionix Corp.</text:p>
          </table:table-cell>
        </table:table-row>
        <table:table-row table:style-name="ro1">
          <table:table-cell office:value-type="string">
            <text:p>SIPC</text:p>
          </table:table-cell>
          <table:table-cell office:value-type="string">
            <text:p>Sipp Industries, Inc.</text:p>
          </table:table-cell>
        </table:table-row>
        <table:table-row table:style-name="ro1">
          <table:table-cell office:value-type="string">
            <text:p>SIPN</text:p>
          </table:table-cell>
          <table:table-cell office:value-type="string">
            <text:p>SIPP International Industries, Inc.</text:p>
          </table:table-cell>
        </table:table-row>
        <table:table-row table:style-name="ro1">
          <table:table-cell office:value-type="string">
            <text:p>SIRC</text:p>
          </table:table-cell>
          <table:table-cell office:value-type="string">
            <text:p>Solar Integrated Roofing Corporation</text:p>
          </table:table-cell>
        </table:table-row>
        <table:table-row table:style-name="ro1">
          <table:table-cell office:value-type="string">
            <text:p>SIRI</text:p>
          </table:table-cell>
          <table:table-cell office:value-type="string">
            <text:p>Sirius XM Holdings Inc</text:p>
          </table:table-cell>
        </table:table-row>
        <table:table-row table:style-name="ro1">
          <table:table-cell office:value-type="string">
            <text:p>SITC</text:p>
          </table:table-cell>
          <table:table-cell office:value-type="string">
            <text:p>SITE Centers Corp</text:p>
          </table:table-cell>
        </table:table-row>
        <table:table-row table:style-name="ro1">
          <table:table-cell office:value-type="string">
            <text:p>SITC-A</text:p>
          </table:table-cell>
          <table:table-cell office:value-type="string">
            <text:p>SITE Centers Corp</text:p>
          </table:table-cell>
        </table:table-row>
        <table:table-row table:style-name="ro1">
          <table:table-cell office:value-type="string">
            <text:p>SITC-K</text:p>
          </table:table-cell>
          <table:table-cell office:value-type="string">
            <text:p>SITE Centers Corp</text:p>
          </table:table-cell>
        </table:table-row>
        <table:table-row table:style-name="ro1">
          <table:table-cell office:value-type="string">
            <text:p>SITE</text:p>
          </table:table-cell>
          <table:table-cell office:value-type="string">
            <text:p>SiteOne Landscape Supply Inc</text:p>
          </table:table-cell>
        </table:table-row>
        <table:table-row table:style-name="ro1">
          <table:table-cell office:value-type="string">
            <text:p>SITM</text:p>
          </table:table-cell>
          <table:table-cell office:value-type="string">
            <text:p>SiTime Corp</text:p>
          </table:table-cell>
        </table:table-row>
        <table:table-row table:style-name="ro1">
          <table:table-cell office:value-type="string">
            <text:p>SITO</text:p>
          </table:table-cell>
          <table:table-cell office:value-type="string">
            <text:p>SITO Mobile, Ltd.</text:p>
          </table:table-cell>
        </table:table-row>
        <table:table-row table:style-name="ro1">
          <table:table-cell office:value-type="string">
            <text:p>SITO</text:p>
          </table:table-cell>
          <table:table-cell office:value-type="string">
            <text:p>SITO Mobile Ltd</text:p>
          </table:table-cell>
        </table:table-row>
        <table:table-row table:style-name="ro1">
          <table:table-cell office:value-type="string">
            <text:p>SITS</text:p>
          </table:table-cell>
          <table:table-cell office:value-type="string">
            <text:p>Southern ITS International Inc.</text:p>
          </table:table-cell>
        </table:table-row>
        <table:table-row table:style-name="ro1">
          <table:table-cell office:value-type="string">
            <text:p>SIVB</text:p>
          </table:table-cell>
          <table:table-cell office:value-type="string">
            <text:p>SVB Financial Group</text:p>
          </table:table-cell>
        </table:table-row>
        <table:table-row table:style-name="ro1">
          <table:table-cell office:value-type="string">
            <text:p>SIVBP</text:p>
          </table:table-cell>
          <table:table-cell office:value-type="string">
            <text:p>SVB Financial Group</text:p>
          </table:table-cell>
        </table:table-row>
        <table:table-row table:style-name="ro1">
          <table:table-cell office:value-type="string">
            <text:p>SIVE</text:p>
          </table:table-cell>
          <table:table-cell office:value-type="string">
            <text:p>Silver Verde May Mining Co., Inc.</text:p>
          </table:table-cell>
        </table:table-row>
        <table:table-row table:style-name="ro1">
          <table:table-cell office:value-type="string">
            <text:p>SIX</text:p>
          </table:table-cell>
          <table:table-cell office:value-type="string">
            <text:p>Six Flags Entertainment Corp</text:p>
          </table:table-cell>
        </table:table-row>
        <table:table-row table:style-name="ro1">
          <table:table-cell office:value-type="string">
            <text:p>SIXD</text:p>
          </table:table-cell>
          <table:table-cell office:value-type="string">
            <text:p>6D Global Technologies, Inc.</text:p>
          </table:table-cell>
        </table:table-row>
        <table:table-row table:style-name="ro1">
          <table:table-cell office:value-type="string">
            <text:p>SJ</text:p>
          </table:table-cell>
          <table:table-cell office:value-type="string">
            <text:p>Scienjoy Holding Corporation</text:p>
          </table:table-cell>
        </table:table-row>
        <table:table-row table:style-name="ro1">
          <table:table-cell office:value-type="string">
            <text:p>SJI</text:p>
          </table:table-cell>
          <table:table-cell office:value-type="string">
            <text:p>South Jersey Industries Inc</text:p>
          </table:table-cell>
        </table:table-row>
        <table:table-row table:style-name="ro1">
          <table:table-cell office:value-type="string">
            <text:p>SJIU</text:p>
          </table:table-cell>
          <table:table-cell office:value-type="string">
            <text:p>South Jersey Industries Inc</text:p>
          </table:table-cell>
        </table:table-row>
        <table:table-row table:style-name="ro1">
          <table:table-cell office:value-type="string">
            <text:p>SJM</text:p>
          </table:table-cell>
          <table:table-cell office:value-type="string">
            <text:p>JM Smucker Co-The</text:p>
          </table:table-cell>
        </table:table-row>
        <table:table-row table:style-name="ro1">
          <table:table-cell office:value-type="string">
            <text:p>SJR</text:p>
          </table:table-cell>
          <table:table-cell office:value-type="string">
            <text:p>Shaw Communications Inc</text:p>
          </table:table-cell>
        </table:table-row>
        <table:table-row table:style-name="ro1">
          <table:table-cell office:value-type="string">
            <text:p>SJT</text:p>
          </table:table-cell>
          <table:table-cell office:value-type="string">
            <text:p>San Juan Basin Royalty Trust</text:p>
          </table:table-cell>
        </table:table-row>
        <table:table-row table:style-name="ro1">
          <table:table-cell office:value-type="string">
            <text:p>SJW</text:p>
          </table:table-cell>
          <table:table-cell office:value-type="string">
            <text:p>SJW Group</text:p>
          </table:table-cell>
        </table:table-row>
        <table:table-row table:style-name="ro1">
          <table:table-cell office:value-type="string">
            <text:p>SKAJ</text:p>
          </table:table-cell>
          <table:table-cell office:value-type="string">
            <text:p>Skajaquoda Group Inc</text:p>
          </table:table-cell>
        </table:table-row>
        <table:table-row table:style-name="ro1">
          <table:table-cell office:value-type="string">
            <text:p>SKAS</text:p>
          </table:table-cell>
          <table:table-cell office:value-type="string">
            <text:p>Saker Aviation Services Inc.</text:p>
          </table:table-cell>
        </table:table-row>
        <table:table-row table:style-name="ro1">
          <table:table-cell office:value-type="string">
            <text:p>SKDI</text:p>
          </table:table-cell>
          <table:table-cell office:value-type="string">
            <text:p>Sun Kissed Industries Inc.</text:p>
          </table:table-cell>
        </table:table-row>
        <table:table-row table:style-name="ro1">
          <table:table-cell office:value-type="string">
            <text:p>SKM</text:p>
          </table:table-cell>
          <table:table-cell office:value-type="string">
            <text:p>SK Telecom Co Ltd</text:p>
          </table:table-cell>
        </table:table-row>
        <table:table-row table:style-name="ro1">
          <table:table-cell office:value-type="string">
            <text:p>SKPI</text:p>
          </table:table-cell>
          <table:table-cell office:value-type="string">
            <text:p>Sky Petroleum, Inc.</text:p>
          </table:table-cell>
        </table:table-row>
        <table:table-row table:style-name="ro1">
          <table:table-cell office:value-type="string">
            <text:p>SKPN</text:p>
          </table:table-cell>
          <table:table-cell office:value-type="string">
            <text:p>SkyShop Logistics, Inc.</text:p>
          </table:table-cell>
        </table:table-row>
        <table:table-row table:style-name="ro1">
          <table:table-cell office:value-type="string">
            <text:p>SKPO</text:p>
          </table:table-cell>
          <table:table-cell office:value-type="string">
            <text:p>Skye Petroleum, Inc.</text:p>
          </table:table-cell>
        </table:table-row>
        <table:table-row table:style-name="ro1">
          <table:table-cell office:value-type="string">
            <text:p>SKRV</text:p>
          </table:table-cell>
          <table:table-cell office:value-type="string">
            <text:p>SK Realty Ventures, Inc.</text:p>
          </table:table-cell>
        </table:table-row>
        <table:table-row table:style-name="ro1">
          <table:table-cell office:value-type="string">
            <text:p>SKSK</text:p>
          </table:table-cell>
          <table:table-cell office:value-type="string">
            <text:p>Skookum Safety Solutions Corp.</text:p>
          </table:table-cell>
        </table:table-row>
        <table:table-row table:style-name="ro1">
          <table:table-cell office:value-type="string">
            <text:p>SKT</text:p>
          </table:table-cell>
          <table:table-cell office:value-type="string">
            <text:p>Tanger Factory Outlet Centers Inc</text:p>
          </table:table-cell>
        </table:table-row>
        <table:table-row table:style-name="ro1">
          <table:table-cell office:value-type="string">
            <text:p>SKTO</text:p>
          </table:table-cell>
          <table:table-cell office:value-type="string">
            <text:p>SK3 Group, Inc.</text:p>
          </table:table-cell>
        </table:table-row>
        <table:table-row table:style-name="ro1">
          <table:table-cell office:value-type="string">
            <text:p>SKTP</text:p>
          </table:table-cell>
          <table:table-cell office:value-type="string">
            <text:p>Skytop Lodge Corp.</text:p>
          </table:table-cell>
        </table:table-row>
        <table:table-row table:style-name="ro1">
          <table:table-cell office:value-type="string">
            <text:p>SKTPP</text:p>
          </table:table-cell>
          <table:table-cell office:value-type="string">
            <text:p>Skytop Lodge Corp.</text:p>
          </table:table-cell>
        </table:table-row>
        <table:table-row table:style-name="ro1">
          <table:table-cell office:value-type="string">
            <text:p>SKVI</text:p>
          </table:table-cell>
          <table:table-cell office:value-type="string">
            <text:p>Skinvisible, Inc.</text:p>
          </table:table-cell>
        </table:table-row>
        <table:table-row table:style-name="ro1">
          <table:table-cell office:value-type="string">
            <text:p>SKVY</text:p>
          </table:table-cell>
          <table:table-cell office:value-type="string">
            <text:p>Sentry Technology Corp.</text:p>
          </table:table-cell>
        </table:table-row>
        <table:table-row table:style-name="ro1">
          <table:table-cell office:value-type="string">
            <text:p>SKX</text:p>
          </table:table-cell>
          <table:table-cell office:value-type="string">
            <text:p>Skechers U.S.A. Inc</text:p>
          </table:table-cell>
        </table:table-row>
        <table:table-row table:style-name="ro1">
          <table:table-cell office:value-type="string">
            <text:p>SKY</text:p>
          </table:table-cell>
          <table:table-cell office:value-type="string">
            <text:p>Skyline Champion Corp</text:p>
          </table:table-cell>
        </table:table-row>
        <table:table-row table:style-name="ro1">
          <table:table-cell office:value-type="string">
            <text:p>SKYF</text:p>
          </table:table-cell>
          <table:table-cell office:value-type="string">
            <text:p>SKY440, Inc.</text:p>
          </table:table-cell>
        </table:table-row>
        <table:table-row table:style-name="ro1">
          <table:table-cell office:value-type="string">
            <text:p>SKYS</text:p>
          </table:table-cell>
          <table:table-cell office:value-type="string">
            <text:p>Sky Solar Holdings Ltd</text:p>
          </table:table-cell>
        </table:table-row>
        <table:table-row table:style-name="ro1">
          <table:table-cell office:value-type="string">
            <text:p>SKYW</text:p>
          </table:table-cell>
          <table:table-cell office:value-type="string">
            <text:p>SkyWest Inc</text:p>
          </table:table-cell>
        </table:table-row>
        <table:table-row table:style-name="ro1">
          <table:table-cell office:value-type="string">
            <text:p>SLAB</text:p>
          </table:table-cell>
          <table:table-cell office:value-type="string">
            <text:p>Silicon Laboratories Inc</text:p>
          </table:table-cell>
        </table:table-row>
        <table:table-row table:style-name="ro1">
          <table:table-cell office:value-type="string">
            <text:p>SLB</text:p>
          </table:table-cell>
          <table:table-cell office:value-type="string">
            <text:p>Schlumberger Ltd</text:p>
          </table:table-cell>
        </table:table-row>
        <table:table-row table:style-name="ro1">
          <table:table-cell office:value-type="string">
            <text:p>SLBG</text:p>
          </table:table-cell>
          <table:table-cell office:value-type="string">
            <text:p>Slinger Bag Inc.</text:p>
          </table:table-cell>
        </table:table-row>
        <table:table-row table:style-name="ro1">
          <table:table-cell office:value-type="string">
            <text:p>SLCA</text:p>
          </table:table-cell>
          <table:table-cell office:value-type="string">
            <text:p>US Silica Holdings Inc</text:p>
          </table:table-cell>
        </table:table-row>
        <table:table-row table:style-name="ro1">
          <table:table-cell office:value-type="string">
            <text:p>SLCH</text:p>
          </table:table-cell>
          <table:table-cell office:value-type="string">
            <text:p>Spotlight Capital Holdings, Inc.</text:p>
          </table:table-cell>
        </table:table-row>
        <table:table-row table:style-name="ro1">
          <table:table-cell office:value-type="string">
            <text:p>SLCO</text:p>
          </table:table-cell>
          <table:table-cell office:value-type="string">
            <text:p>Sovereign Lithium, Inc.</text:p>
          </table:table-cell>
        </table:table-row>
        <table:table-row table:style-name="ro1">
          <table:table-cell office:value-type="string">
            <text:p>SLCT</text:p>
          </table:table-cell>
          <table:table-cell office:value-type="string">
            <text:p>ETFS 1X Daily Short Live Cattle</text:p>
          </table:table-cell>
        </table:table-row>
        <table:table-row table:style-name="ro1">
          <table:table-cell office:value-type="string">
            <text:p>SLDB</text:p>
          </table:table-cell>
          <table:table-cell office:value-type="string">
            <text:p>Solid Biosciences Inc</text:p>
          </table:table-cell>
        </table:table-row>
        <table:table-row table:style-name="ro1">
          <table:table-cell office:value-type="string">
            <text:p>SLF</text:p>
          </table:table-cell>
          <table:table-cell office:value-type="string">
            <text:p>Sun Life Financial Inc</text:p>
          </table:table-cell>
        </table:table-row>
        <table:table-row table:style-name="ro1">
          <table:table-cell office:value-type="string">
            <text:p>SLG</text:p>
          </table:table-cell>
          <table:table-cell office:value-type="string">
            <text:p>SL Green Realty Corp</text:p>
          </table:table-cell>
        </table:table-row>
        <table:table-row table:style-name="ro1">
          <table:table-cell office:value-type="string">
            <text:p>SLGD</text:p>
          </table:table-cell>
          <table:table-cell office:value-type="string">
            <text:p>Scott's Liquid Gold, Inc.</text:p>
          </table:table-cell>
        </table:table-row>
        <table:table-row table:style-name="ro1">
          <table:table-cell office:value-type="string">
            <text:p>SLGG</text:p>
          </table:table-cell>
          <table:table-cell office:value-type="string">
            <text:p>Super League Gaming Inc</text:p>
          </table:table-cell>
        </table:table-row>
        <table:table-row table:style-name="ro1">
          <table:table-cell office:value-type="string">
            <text:p>SLG-I</text:p>
          </table:table-cell>
          <table:table-cell office:value-type="string">
            <text:p>SL Green Realty Corp</text:p>
          </table:table-cell>
        </table:table-row>
        <table:table-row table:style-name="ro1">
          <table:table-cell office:value-type="string">
            <text:p>SLGL</text:p>
          </table:table-cell>
          <table:table-cell office:value-type="string">
            <text:p>Sol-Gel Technologies Ltd</text:p>
          </table:table-cell>
        </table:table-row>
        <table:table-row table:style-name="ro1">
          <table:table-cell office:value-type="string">
            <text:p>SLGN</text:p>
          </table:table-cell>
          <table:table-cell office:value-type="string">
            <text:p>Silgan Holdings Inc</text:p>
          </table:table-cell>
        </table:table-row>
        <table:table-row table:style-name="ro1">
          <table:table-cell office:value-type="string">
            <text:p>SLGX</text:p>
          </table:table-cell>
          <table:table-cell office:value-type="string">
            <text:p>Sillenger Exploration Corp.</text:p>
          </table:table-cell>
        </table:table-row>
        <table:table-row table:style-name="ro1">
          <table:table-cell office:value-type="string">
            <text:p>SLIF</text:p>
          </table:table-cell>
          <table:table-cell office:value-type="string">
            <text:p>SeaLife Corp.</text:p>
          </table:table-cell>
        </table:table-row>
        <table:table-row table:style-name="ro1">
          <table:table-cell office:value-type="string">
            <text:p>SLM</text:p>
          </table:table-cell>
          <table:table-cell office:value-type="string">
            <text:p>SLM Corp</text:p>
          </table:table-cell>
        </table:table-row>
        <table:table-row table:style-name="ro1">
          <table:table-cell office:value-type="string">
            <text:p>SLMBP</text:p>
          </table:table-cell>
          <table:table-cell office:value-type="string">
            <text:p>SLM Corp</text:p>
          </table:table-cell>
        </table:table-row>
        <table:table-row table:style-name="ro1">
          <table:table-cell office:value-type="string">
            <text:p>SLMNP</text:p>
          </table:table-cell>
          <table:table-cell office:value-type="string">
            <text:p>LYONDELLBASELL ADVANCED POLYMERS INC.</text:p>
          </table:table-cell>
        </table:table-row>
        <table:table-row table:style-name="ro1">
          <table:table-cell office:value-type="string">
            <text:p>SLNG</text:p>
          </table:table-cell>
          <table:table-cell office:value-type="string">
            <text:p>Stabilis Energy, Inc.</text:p>
          </table:table-cell>
        </table:table-row>
        <table:table-row table:style-name="ro1">
          <table:table-cell office:value-type="string">
            <text:p>SLNM</text:p>
          </table:table-cell>
          <table:table-cell office:value-type="string">
            <text:p>Salon Media Group, Inc.</text:p>
          </table:table-cell>
        </table:table-row>
        <table:table-row table:style-name="ro1">
          <table:table-cell office:value-type="string">
            <text:p>SLNO</text:p>
          </table:table-cell>
          <table:table-cell office:value-type="string">
            <text:p>Soleno Therapeutics Inc</text:p>
          </table:table-cell>
        </table:table-row>
        <table:table-row table:style-name="ro1">
          <table:table-cell office:value-type="string">
            <text:p>SLNX</text:p>
          </table:table-cell>
          <table:table-cell office:value-type="string">
            <text:p>Solanbridge Group, Inc.</text:p>
          </table:table-cell>
        </table:table-row>
        <table:table-row table:style-name="ro1">
          <table:table-cell office:value-type="string">
            <text:p>SLOT</text:p>
          </table:table-cell>
          <table:table-cell office:value-type="string">
            <text:p>San Lotus Holding Inc.</text:p>
          </table:table-cell>
        </table:table-row>
        <table:table-row table:style-name="ro1">
          <table:table-cell office:value-type="string">
            <text:p>SLP</text:p>
          </table:table-cell>
          <table:table-cell office:value-type="string">
            <text:p>Simulations Plus Inc</text:p>
          </table:table-cell>
        </table:table-row>
        <table:table-row table:style-name="ro1">
          <table:table-cell office:value-type="string">
            <text:p>SLQT</text:p>
          </table:table-cell>
          <table:table-cell office:value-type="string">
            <text:p>Selectquote Inc</text:p>
          </table:table-cell>
        </table:table-row>
        <table:table-row table:style-name="ro1">
          <table:table-cell office:value-type="string">
            <text:p>SLRC</text:p>
          </table:table-cell>
          <table:table-cell office:value-type="string">
            <text:p>Solar Capital Ltd</text:p>
          </table:table-cell>
        </table:table-row>
        <table:table-row table:style-name="ro1">
          <table:table-cell office:value-type="string">
            <text:p>SLRX</text:p>
          </table:table-cell>
          <table:table-cell office:value-type="string">
            <text:p>Salarius Pharmaceuticals Inc</text:p>
          </table:table-cell>
        </table:table-row>
        <table:table-row table:style-name="ro1">
          <table:table-cell office:value-type="string">
            <text:p>SLS</text:p>
          </table:table-cell>
          <table:table-cell office:value-type="string">
            <text:p>SELLAS Life Sciences Group Inc</text:p>
          </table:table-cell>
        </table:table-row>
        <table:table-row table:style-name="ro1">
          <table:table-cell office:value-type="string">
            <text:p>SLSR</text:p>
          </table:table-cell>
          <table:table-cell office:value-type="string">
            <text:p>Silver Surprize, Inc.</text:p>
          </table:table-cell>
        </table:table-row>
        <table:table-row table:style-name="ro1">
          <table:table-cell office:value-type="string">
            <text:p>SLTN</text:p>
          </table:table-cell>
          <table:table-cell office:value-type="string">
            <text:p>Silverton Energy, Inc.</text:p>
          </table:table-cell>
        </table:table-row>
        <table:table-row table:style-name="ro1">
          <table:table-cell office:value-type="string">
            <text:p>SLTZ</text:p>
          </table:table-cell>
          <table:table-cell office:value-type="string">
            <text:p>Solar Thin Films, Inc.</text:p>
          </table:table-cell>
        </table:table-row>
        <table:table-row table:style-name="ro1">
          <table:table-cell office:value-type="string">
            <text:p>SLUP</text:p>
          </table:table-cell>
          <table:table-cell office:value-type="string">
            <text:p>SOLUCORP Industries Ltd.</text:p>
          </table:table-cell>
        </table:table-row>
        <table:table-row table:style-name="ro1">
          <table:table-cell office:value-type="string">
            <text:p>SLVH</text:p>
          </table:table-cell>
          <table:table-cell office:value-type="string">
            <text:p>Silver Hill Mines, Inc.</text:p>
          </table:table-cell>
        </table:table-row>
        <table:table-row table:style-name="ro1">
          <table:table-cell office:value-type="string">
            <text:p>SM</text:p>
          </table:table-cell>
          <table:table-cell office:value-type="string">
            <text:p>SM Energy Co</text:p>
          </table:table-cell>
        </table:table-row>
        <table:table-row table:style-name="ro1">
          <table:table-cell office:value-type="string">
            <text:p>SMAA</text:p>
          </table:table-cell>
          <table:table-cell office:value-type="string">
            <text:p>SMA Alliance, Inc.</text:p>
          </table:table-cell>
        </table:table-row>
        <table:table-row table:style-name="ro1">
          <table:table-cell office:value-type="string">
            <text:p>SMAL</text:p>
          </table:table-cell>
          <table:table-cell office:value-type="string">
            <text:p>Summit Bancshares, Inc.</text:p>
          </table:table-cell>
        </table:table-row>
        <table:table-row table:style-name="ro1">
          <table:table-cell office:value-type="string">
            <text:p>SMANP</text:p>
          </table:table-cell>
          <table:table-cell office:value-type="string">
            <text:p>SMAN Capital Trust I</text:p>
          </table:table-cell>
        </table:table-row>
        <table:table-row table:style-name="ro1">
          <table:table-cell office:value-type="string">
            <text:p>SMAR</text:p>
          </table:table-cell>
          <table:table-cell office:value-type="string">
            <text:p>Smartsheet Inc</text:p>
          </table:table-cell>
        </table:table-row>
        <table:table-row table:style-name="ro1">
          <table:table-cell office:value-type="string">
            <text:p>SMAS</text:p>
          </table:table-cell>
          <table:table-cell office:value-type="string">
            <text:p>Somatic Systems, Inc.</text:p>
          </table:table-cell>
        </table:table-row>
        <table:table-row table:style-name="ro1">
          <table:table-cell office:value-type="string">
            <text:p>SMBC</text:p>
          </table:table-cell>
          <table:table-cell office:value-type="string">
            <text:p>Southern Missouri Bancorp Inc</text:p>
          </table:table-cell>
        </table:table-row>
        <table:table-row table:style-name="ro1">
          <table:table-cell office:value-type="string">
            <text:p>SMBK</text:p>
          </table:table-cell>
          <table:table-cell office:value-type="string">
            <text:p>SmartFinancial Inc</text:p>
          </table:table-cell>
        </table:table-row>
        <table:table-row table:style-name="ro1">
          <table:table-cell office:value-type="string">
            <text:p>SMCE</text:p>
          </table:table-cell>
          <table:table-cell office:value-type="string">
            <text:p>SMC Entertainment Inc.</text:p>
          </table:table-cell>
        </table:table-row>
        <table:table-row table:style-name="ro1">
          <table:table-cell office:value-type="string">
            <text:p>SMCI</text:p>
          </table:table-cell>
          <table:table-cell office:value-type="string">
            <text:p>Super Micro Computer Inc</text:p>
          </table:table-cell>
        </table:table-row>
        <table:table-row table:style-name="ro1">
          <table:table-cell office:value-type="string">
            <text:p>SMDM</text:p>
          </table:table-cell>
          <table:table-cell office:value-type="string">
            <text:p>Singing Machine Company, Inc. (The)</text:p>
          </table:table-cell>
        </table:table-row>
        <table:table-row table:style-name="ro1">
          <table:table-cell office:value-type="string">
            <text:p>SMED</text:p>
          </table:table-cell>
          <table:table-cell office:value-type="string">
            <text:p>Sharps Compliance Corp</text:p>
          </table:table-cell>
        </table:table-row>
        <table:table-row table:style-name="ro1">
          <table:table-cell office:value-type="string">
            <text:p>SMEV</text:p>
          </table:table-cell>
          <table:table-cell office:value-type="string">
            <text:p>Simulated Environment Concepts, Inc.</text:p>
          </table:table-cell>
        </table:table-row>
        <table:table-row table:style-name="ro1">
          <table:table-cell office:value-type="string">
            <text:p>SMFG</text:p>
          </table:table-cell>
          <table:table-cell office:value-type="string">
            <text:p>Sumitomo Mitsui Financial Group Inc</text:p>
          </table:table-cell>
        </table:table-row>
        <table:table-row table:style-name="ro1">
          <table:table-cell office:value-type="string">
            <text:p>SMG</text:p>
          </table:table-cell>
          <table:table-cell office:value-type="string">
            <text:p>Scotts Miracle-Gro Co-The</text:p>
          </table:table-cell>
        </table:table-row>
        <table:table-row table:style-name="ro1">
          <table:table-cell office:value-type="string">
            <text:p>SMGI</text:p>
          </table:table-cell>
          <table:table-cell office:value-type="string">
            <text:p>SMG Industries, Inc.</text:p>
          </table:table-cell>
        </table:table-row>
        <table:table-row table:style-name="ro1">
          <table:table-cell office:value-type="string">
            <text:p>SMHI</text:p>
          </table:table-cell>
          <table:table-cell office:value-type="string">
            <text:p>SEACOR Marine Holdings Inc</text:p>
          </table:table-cell>
        </table:table-row>
        <table:table-row table:style-name="ro1">
          <table:table-cell office:value-type="string">
            <text:p>SMID</text:p>
          </table:table-cell>
          <table:table-cell office:value-type="string">
            <text:p>Smith-Midland Corp.</text:p>
          </table:table-cell>
        </table:table-row>
        <table:table-row table:style-name="ro1">
          <table:table-cell office:value-type="string">
            <text:p>SMIT</text:p>
          </table:table-cell>
          <table:table-cell office:value-type="string">
            <text:p>Schmitt Industries Inc</text:p>
          </table:table-cell>
        </table:table-row>
        <table:table-row table:style-name="ro1">
          <table:table-cell office:value-type="string">
            <text:p>SMKG</text:p>
          </table:table-cell>
          <table:table-cell office:value-type="string">
            <text:p>Smart Card Marketing Systems, Inc.</text:p>
          </table:table-cell>
        </table:table-row>
        <table:table-row table:style-name="ro1">
          <table:table-cell office:value-type="string">
            <text:p>SMLP</text:p>
          </table:table-cell>
          <table:table-cell office:value-type="string">
            <text:p>Summit Midstream Partners LP</text:p>
          </table:table-cell>
        </table:table-row>
        <table:table-row table:style-name="ro1">
          <table:table-cell office:value-type="string">
            <text:p>SMLR</text:p>
          </table:table-cell>
          <table:table-cell office:value-type="string">
            <text:p>Semler Scientific, Inc.</text:p>
          </table:table-cell>
        </table:table-row>
        <table:table-row table:style-name="ro1">
          <table:table-cell office:value-type="string">
            <text:p>SMM</text:p>
          </table:table-cell>
          <table:table-cell office:value-type="string">
            <text:p>Salient Midstream &amp; MLP Fund</text:p>
          </table:table-cell>
        </table:table-row>
        <table:table-row table:style-name="ro1">
          <table:table-cell office:value-type="string">
            <text:p>SMMC</text:p>
          </table:table-cell>
          <table:table-cell office:value-type="string">
            <text:p>South Mountain Merger Corp</text:p>
          </table:table-cell>
        </table:table-row>
        <table:table-row table:style-name="ro1">
          <table:table-cell office:value-type="string">
            <text:p>SMMCU</text:p>
          </table:table-cell>
          <table:table-cell office:value-type="string">
            <text:p>South Mountain Merger Corp</text:p>
          </table:table-cell>
        </table:table-row>
        <table:table-row table:style-name="ro1">
          <table:table-cell office:value-type="string">
            <text:p>SMME</text:p>
          </table:table-cell>
          <table:table-cell office:value-type="string">
            <text:p>SmartMetric, Inc.</text:p>
          </table:table-cell>
        </table:table-row>
        <table:table-row table:style-name="ro1">
          <table:table-cell office:value-type="string">
            <text:p>SMMF</text:p>
          </table:table-cell>
          <table:table-cell office:value-type="string">
            <text:p>Summit Financial Group Inc</text:p>
          </table:table-cell>
        </table:table-row>
        <table:table-row table:style-name="ro1">
          <table:table-cell office:value-type="string">
            <text:p>SMMF</text:p>
          </table:table-cell>
          <table:table-cell office:value-type="string">
            <text:p>Summit Financial Group Inc</text:p>
          </table:table-cell>
        </table:table-row>
        <table:table-row table:style-name="ro1">
          <table:table-cell office:value-type="string">
            <text:p>SMMR</text:p>
          </table:table-cell>
          <table:table-cell office:value-type="string">
            <text:p>Symmetry Technologies, Inc.</text:p>
          </table:table-cell>
        </table:table-row>
        <table:table-row table:style-name="ro1">
          <table:table-cell office:value-type="string">
            <text:p>SMMT</text:p>
          </table:table-cell>
          <table:table-cell office:value-type="string">
            <text:p>Summit Therapeutics PLC</text:p>
          </table:table-cell>
        </table:table-row>
        <table:table-row table:style-name="ro1">
          <table:table-cell office:value-type="string">
            <text:p>SMP</text:p>
          </table:table-cell>
          <table:table-cell office:value-type="string">
            <text:p>Standard Motor Products Inc</text:p>
          </table:table-cell>
        </table:table-row>
        <table:table-row table:style-name="ro1">
          <table:table-cell office:value-type="string">
            <text:p>SMPL</text:p>
          </table:table-cell>
          <table:table-cell office:value-type="string">
            <text:p>Simply Good Foods Co-The</text:p>
          </table:table-cell>
        </table:table-row>
        <table:table-row table:style-name="ro1">
          <table:table-cell office:value-type="string">
            <text:p>SMPP</text:p>
          </table:table-cell>
          <table:table-cell office:value-type="string">
            <text:p>Strategic Management &amp; Opportunity Corp.</text:p>
          </table:table-cell>
        </table:table-row>
        <table:table-row table:style-name="ro1">
          <table:table-cell office:value-type="string">
            <text:p>SMPR</text:p>
          </table:table-cell>
          <table:table-cell office:value-type="string">
            <text:p>Standard Metals Processing, Inc.</text:p>
          </table:table-cell>
        </table:table-row>
        <table:table-row table:style-name="ro1">
          <table:table-cell office:value-type="string">
            <text:p>SMRL</text:p>
          </table:table-cell>
          <table:table-cell office:value-type="string">
            <text:p>Simtrol, Inc.</text:p>
          </table:table-cell>
        </table:table-row>
        <table:table-row table:style-name="ro1">
          <table:table-cell office:value-type="string">
            <text:p>SMRN</text:p>
          </table:table-cell>
          <table:table-cell office:value-type="string">
            <text:p>Smartag International, Inc.</text:p>
          </table:table-cell>
        </table:table-row>
        <table:table-row table:style-name="ro1">
          <table:table-cell office:value-type="string">
            <text:p>SMRT</text:p>
          </table:table-cell>
          <table:table-cell office:value-type="string">
            <text:p>Stein Mart Inc</text:p>
          </table:table-cell>
        </table:table-row>
        <table:table-row table:style-name="ro1">
          <table:table-cell office:value-type="string">
            <text:p>SMRT</text:p>
          </table:table-cell>
          <table:table-cell office:value-type="string">
            <text:p>Stein Mart Inc</text:p>
          </table:table-cell>
        </table:table-row>
        <table:table-row table:style-name="ro1">
          <table:table-cell office:value-type="string">
            <text:p>SMSI</text:p>
          </table:table-cell>
          <table:table-cell office:value-type="string">
            <text:p>Smith Micro Software Inc</text:p>
          </table:table-cell>
        </table:table-row>
        <table:table-row table:style-name="ro1">
          <table:table-cell office:value-type="string">
            <text:p>SMSMY</text:p>
          </table:table-cell>
          <table:table-cell office:value-type="string">
            <text:p>Sims Ltd</text:p>
          </table:table-cell>
        </table:table-row>
        <table:table-row table:style-name="ro1">
          <table:table-cell office:value-type="string">
            <text:p>SMTC</text:p>
          </table:table-cell>
          <table:table-cell office:value-type="string">
            <text:p>Lyxor Smart Cash</text:p>
          </table:table-cell>
        </table:table-row>
        <table:table-row table:style-name="ro1">
          <table:table-cell office:value-type="string">
            <text:p>SMTI</text:p>
          </table:table-cell>
          <table:table-cell office:value-type="string">
            <text:p>Sanara MedTech Inc.</text:p>
          </table:table-cell>
        </table:table-row>
        <table:table-row table:style-name="ro1">
          <table:table-cell office:value-type="string">
            <text:p>SMTS</text:p>
          </table:table-cell>
          <table:table-cell office:value-type="string">
            <text:p>Sierra Metals Inc</text:p>
          </table:table-cell>
        </table:table-row>
        <table:table-row table:style-name="ro1">
          <table:table-cell office:value-type="string">
            <text:p>SMTX</text:p>
          </table:table-cell>
          <table:table-cell office:value-type="string">
            <text:p>SMTC Corp</text:p>
          </table:table-cell>
        </table:table-row>
        <table:table-row table:style-name="ro1">
          <table:table-cell office:value-type="string">
            <text:p>SMVE</text:p>
          </table:table-cell>
          <table:table-cell office:value-type="string">
            <text:p>Smart Move, Inc.</text:p>
          </table:table-cell>
        </table:table-row>
        <table:table-row table:style-name="ro1">
          <table:table-cell office:value-type="string">
            <text:p>SMVI</text:p>
          </table:table-cell>
          <table:table-cell office:value-type="string">
            <text:p>Social Media Ventures Inc.</text:p>
          </table:table-cell>
        </table:table-row>
        <table:table-row table:style-name="ro1">
          <table:table-cell office:value-type="string">
            <text:p>SMVR</text:p>
          </table:table-cell>
          <table:table-cell office:value-type="string">
            <text:p>Smart Ventures, Inc.</text:p>
          </table:table-cell>
        </table:table-row>
        <table:table-row table:style-name="ro1">
          <table:table-cell office:value-type="string">
            <text:p>SNA</text:p>
          </table:table-cell>
          <table:table-cell office:value-type="string">
            <text:p>Snap-on Inc</text:p>
          </table:table-cell>
        </table:table-row>
        <table:table-row table:style-name="ro1">
          <table:table-cell office:value-type="string">
            <text:p>SNAP</text:p>
          </table:table-cell>
          <table:table-cell office:value-type="string">
            <text:p>Snap Inc</text:p>
          </table:table-cell>
        </table:table-row>
        <table:table-row table:style-name="ro1">
          <table:table-cell office:value-type="string">
            <text:p>SNBR</text:p>
          </table:table-cell>
          <table:table-cell office:value-type="string">
            <text:p>Sleep Number Corp</text:p>
          </table:table-cell>
        </table:table-row>
        <table:table-row table:style-name="ro1">
          <table:table-cell office:value-type="string">
            <text:p>SNCA</text:p>
          </table:table-cell>
          <table:table-cell office:value-type="string">
            <text:p>Seneca Biopharma Inc</text:p>
          </table:table-cell>
        </table:table-row>
        <table:table-row table:style-name="ro1">
          <table:table-cell office:value-type="string">
            <text:p>SNCR</text:p>
          </table:table-cell>
          <table:table-cell office:value-type="string">
            <text:p>Synchronoss Technologies Inc</text:p>
          </table:table-cell>
        </table:table-row>
        <table:table-row table:style-name="ro1">
          <table:table-cell office:value-type="string">
            <text:p>SND</text:p>
          </table:table-cell>
          <table:table-cell office:value-type="string">
            <text:p>Smart Sand Inc</text:p>
          </table:table-cell>
        </table:table-row>
        <table:table-row table:style-name="ro1">
          <table:table-cell office:value-type="string">
            <text:p>SNDD</text:p>
          </table:table-cell>
          <table:table-cell office:value-type="string">
            <text:p>RedHawk Holdings Corp. </text:p>
          </table:table-cell>
        </table:table-row>
        <table:table-row table:style-name="ro1">
          <table:table-cell office:value-type="string">
            <text:p>SNDE</text:p>
          </table:table-cell>
          <table:table-cell office:value-type="string">
            <text:p>Sundance Energy Australia Ltd</text:p>
          </table:table-cell>
        </table:table-row>
        <table:table-row table:style-name="ro1">
          <table:table-cell office:value-type="string">
            <text:p>SNDH</text:p>
          </table:table-cell>
          <table:table-cell office:value-type="string">
            <text:p>Standard Holdings Group, Ltd.</text:p>
          </table:table-cell>
        </table:table-row>
        <table:table-row table:style-name="ro1">
          <table:table-cell office:value-type="string">
            <text:p>SNDL</text:p>
          </table:table-cell>
          <table:table-cell office:value-type="string">
            <text:p>Sundial Growers Inc</text:p>
          </table:table-cell>
        </table:table-row>
        <table:table-row table:style-name="ro1">
          <table:table-cell office:value-type="string">
            <text:p>SNDR</text:p>
          </table:table-cell>
          <table:table-cell office:value-type="string">
            <text:p>Schneider National Inc</text:p>
          </table:table-cell>
        </table:table-row>
        <table:table-row table:style-name="ro1">
          <table:table-cell office:value-type="string">
            <text:p>SNDX</text:p>
          </table:table-cell>
          <table:table-cell office:value-type="string">
            <text:p>Syndax Pharmaceuticals Inc</text:p>
          </table:table-cell>
        </table:table-row>
        <table:table-row table:style-name="ro1">
          <table:table-cell office:value-type="string">
            <text:p>SNDY</text:p>
          </table:table-cell>
          <table:table-cell office:value-type="string">
            <text:p>Solos Endoscopy, Inc.</text:p>
          </table:table-cell>
        </table:table-row>
        <table:table-row table:style-name="ro1">
          <table:table-cell office:value-type="string">
            <text:p>SNDZ</text:p>
          </table:table-cell>
          <table:table-cell office:value-type="string">
            <text:p>Sunridge International, Inc.</text:p>
          </table:table-cell>
        </table:table-row>
        <table:table-row table:style-name="ro1">
          <table:table-cell office:value-type="string">
            <text:p>SNE</text:p>
          </table:table-cell>
          <table:table-cell office:value-type="string">
            <text:p>Sony Corp</text:p>
          </table:table-cell>
        </table:table-row>
        <table:table-row table:style-name="ro1">
          <table:table-cell office:value-type="string">
            <text:p>SNECQ</text:p>
          </table:table-cell>
          <table:table-cell office:value-type="string">
            <text:p>Sanchez Energy Corporation</text:p>
          </table:table-cell>
        </table:table-row>
        <table:table-row table:style-name="ro1">
          <table:table-cell office:value-type="string">
            <text:p>SNES</text:p>
          </table:table-cell>
          <table:table-cell office:value-type="string">
            <text:p>Senestech Inc</text:p>
          </table:table-cell>
        </table:table-row>
        <table:table-row table:style-name="ro1">
          <table:table-cell office:value-type="string">
            <text:p>SNEX</text:p>
          </table:table-cell>
          <table:table-cell office:value-type="string">
            <text:p>StoneX Group Inc.</text:p>
          </table:table-cell>
        </table:table-row>
        <table:table-row table:style-name="ro1">
          <table:table-cell office:value-type="string">
            <text:p>SNFCA</text:p>
          </table:table-cell>
          <table:table-cell office:value-type="string">
            <text:p>Security National Financial Corp</text:p>
          </table:table-cell>
        </table:table-row>
        <table:table-row table:style-name="ro1">
          <table:table-cell office:value-type="string">
            <text:p>SNGX</text:p>
          </table:table-cell>
          <table:table-cell office:value-type="string">
            <text:p>Soligenix Inc</text:p>
          </table:table-cell>
        </table:table-row>
        <table:table-row table:style-name="ro1">
          <table:table-cell office:value-type="string">
            <text:p>SNGY</text:p>
          </table:table-cell>
          <table:table-cell office:value-type="string">
            <text:p>Synrgy Corp.</text:p>
          </table:table-cell>
        </table:table-row>
        <table:table-row table:style-name="ro1">
          <table:table-cell office:value-type="string">
            <text:p>SNLM</text:p>
          </table:table-cell>
          <table:table-cell office:value-type="string">
            <text:p>Homestead Gold and Silver Ltd</text:p>
          </table:table-cell>
        </table:table-row>
        <table:table-row table:style-name="ro1">
          <table:table-cell office:value-type="string">
            <text:p>SNLS</text:p>
          </table:table-cell>
          <table:table-cell office:value-type="string">
            <text:p>San Luis Trust Bank FSB</text:p>
          </table:table-cell>
        </table:table-row>
        <table:table-row table:style-name="ro1">
          <table:table-cell office:value-type="string">
            <text:p>SNMBQ</text:p>
          </table:table-cell>
          <table:table-cell office:value-type="string">
            <text:p>Sona Mobile Holdings Corp</text:p>
          </table:table-cell>
        </table:table-row>
        <table:table-row table:style-name="ro1">
          <table:table-cell office:value-type="string">
            <text:p>SNMN</text:p>
          </table:table-cell>
          <table:table-cell office:value-type="string">
            <text:p>SNM Global Holdings</text:p>
          </table:table-cell>
        </table:table-row>
        <table:table-row table:style-name="ro1">
          <table:table-cell office:value-type="string">
            <text:p>SNMP</text:p>
          </table:table-cell>
          <table:table-cell office:value-type="string">
            <text:p>Sanchez Midstream Partners LP</text:p>
          </table:table-cell>
        </table:table-row>
        <table:table-row table:style-name="ro1">
          <table:table-cell office:value-type="string">
            <text:p>SNN</text:p>
          </table:table-cell>
          <table:table-cell office:value-type="string">
            <text:p>Smith &amp; Nephew PLC</text:p>
          </table:table-cell>
        </table:table-row>
        <table:table-row table:style-name="ro1">
          <table:table-cell office:value-type="string">
            <text:p>SNNAQ</text:p>
          </table:table-cell>
          <table:table-cell office:value-type="string">
            <text:p>Sienna Biopharmaceuticals, Inc.</text:p>
          </table:table-cell>
        </table:table-row>
        <table:table-row table:style-name="ro1">
          <table:table-cell office:value-type="string">
            <text:p>SNNC</text:p>
          </table:table-cell>
          <table:table-cell office:value-type="string">
            <text:p>Sibannac, Inc.</text:p>
          </table:table-cell>
        </table:table-row>
        <table:table-row table:style-name="ro1">
          <table:table-cell office:value-type="string">
            <text:p>SNNF</text:p>
          </table:table-cell>
          <table:table-cell office:value-type="string">
            <text:p>Seneca Finl Corp</text:p>
          </table:table-cell>
        </table:table-row>
        <table:table-row table:style-name="ro1">
          <table:table-cell office:value-type="string">
            <text:p>SNNT</text:p>
          </table:table-cell>
          <table:table-cell office:value-type="string">
            <text:p>Synthonics Technologies, Inc.</text:p>
          </table:table-cell>
        </table:table-row>
        <table:table-row table:style-name="ro1">
          <table:table-cell office:value-type="string">
            <text:p>SNNUF</text:p>
          </table:table-cell>
          <table:table-cell office:value-type="string">
            <text:p>Smith &amp; Nephew PLC</text:p>
          </table:table-cell>
        </table:table-row>
        <table:table-row table:style-name="ro1">
          <table:table-cell office:value-type="string">
            <text:p>SNOA</text:p>
          </table:table-cell>
          <table:table-cell office:value-type="string">
            <text:p>Sonoma Pharmaceuticals Inc</text:p>
          </table:table-cell>
        </table:table-row>
        <table:table-row table:style-name="ro1">
          <table:table-cell office:value-type="string">
            <text:p>SNOW</text:p>
          </table:table-cell>
          <table:table-cell office:value-type="string">
            <text:p>Snowflake Inc</text:p>
          </table:table-cell>
        </table:table-row>
        <table:table-row table:style-name="ro1">
          <table:table-cell office:value-type="string">
            <text:p>SNP</text:p>
          </table:table-cell>
          <table:table-cell office:value-type="string">
            <text:p>China Petroleum &amp; Chemical Corp</text:p>
          </table:table-cell>
        </table:table-row>
        <table:table-row table:style-name="ro1">
          <table:table-cell office:value-type="string">
            <text:p>SNPR</text:p>
          </table:table-cell>
          <table:table-cell office:value-type="string">
            <text:p>Tortoise Acquisition Corp II</text:p>
          </table:table-cell>
        </table:table-row>
        <table:table-row table:style-name="ro1">
          <table:table-cell office:value-type="string">
            <text:p>SNPS</text:p>
          </table:table-cell>
          <table:table-cell office:value-type="string">
            <text:p>Synopsys Inc</text:p>
          </table:table-cell>
        </table:table-row>
        <table:table-row table:style-name="ro1">
          <table:table-cell office:value-type="string">
            <text:p>SNPW</text:p>
          </table:table-cell>
          <table:table-cell office:value-type="string">
            <text:p>Sun Pacific Holding Corp.</text:p>
          </table:table-cell>
        </table:table-row>
        <table:table-row table:style-name="ro1">
          <table:table-cell office:value-type="string">
            <text:p>SNPXF</text:p>
          </table:table-cell>
          <table:table-cell office:value-type="string">
            <text:p>SNP Schneider Neureither &amp; Partner AG</text:p>
          </table:table-cell>
        </table:table-row>
        <table:table-row table:style-name="ro1">
          <table:table-cell office:value-type="string">
            <text:p>SNR</text:p>
          </table:table-cell>
          <table:table-cell office:value-type="string">
            <text:p>New Senior Investment Group Inc</text:p>
          </table:table-cell>
        </table:table-row>
        <table:table-row table:style-name="ro1">
          <table:table-cell office:value-type="string">
            <text:p>SNRR</text:p>
          </table:table-cell>
          <table:table-cell office:value-type="string">
            <text:p>Super Nova Resources, Inc.</text:p>
          </table:table-cell>
        </table:table-row>
        <table:table-row table:style-name="ro1">
          <table:table-cell office:value-type="string">
            <text:p>SNRS</text:p>
          </table:table-cell>
          <table:table-cell office:value-type="string">
            <text:p>Sunrise Consulting Group, Inc.</text:p>
          </table:table-cell>
        </table:table-row>
        <table:table-row table:style-name="ro1">
          <table:table-cell office:value-type="string">
            <text:p>SNSGF</text:p>
          </table:table-cell>
          <table:table-cell office:value-type="string">
            <text:p>Sense Technologies, Inc.</text:p>
          </table:table-cell>
        </table:table-row>
        <table:table-row table:style-name="ro1">
          <table:table-cell office:value-type="string">
            <text:p>SNSS</text:p>
          </table:table-cell>
          <table:table-cell office:value-type="string">
            <text:p>Sunesis Pharmaceuticals Inc</text:p>
          </table:table-cell>
        </table:table-row>
        <table:table-row table:style-name="ro1">
          <table:table-cell office:value-type="string">
            <text:p>SNST</text:p>
          </table:table-cell>
          <table:table-cell office:value-type="string">
            <text:p>Sunset Capital Assets, Inc.</text:p>
          </table:table-cell>
        </table:table-row>
        <table:table-row table:style-name="ro1">
          <table:table-cell office:value-type="string">
            <text:p>SNTX</text:p>
          </table:table-cell>
          <table:table-cell office:value-type="string">
            <text:p>Suntex Enterprises, Inc.</text:p>
          </table:table-cell>
        </table:table-row>
        <table:table-row table:style-name="ro1">
          <table:table-cell office:value-type="string">
            <text:p>SNV</text:p>
          </table:table-cell>
          <table:table-cell office:value-type="string">
            <text:p>Synovus Financial Corp</text:p>
          </table:table-cell>
        </table:table-row>
        <table:table-row table:style-name="ro1">
          <table:table-cell office:value-type="string">
            <text:p>SNV-D</text:p>
          </table:table-cell>
          <table:table-cell office:value-type="string">
            <text:p>Synovus Financial Corp</text:p>
          </table:table-cell>
        </table:table-row>
        <table:table-row table:style-name="ro1">
          <table:table-cell office:value-type="string">
            <text:p>SNV-E</text:p>
          </table:table-cell>
          <table:table-cell office:value-type="string">
            <text:p>Synovus Financial Corp</text:p>
          </table:table-cell>
        </table:table-row>
        <table:table-row table:style-name="ro1">
          <table:table-cell office:value-type="string">
            <text:p>SNVP</text:p>
          </table:table-cell>
          <table:table-cell office:value-type="string">
            <text:p>Savoy Energy Corp.</text:p>
          </table:table-cell>
        </table:table-row>
        <table:table-row table:style-name="ro1">
          <table:table-cell office:value-type="string">
            <text:p>SNWR</text:p>
          </table:table-cell>
          <table:table-cell office:value-type="string">
            <text:p>Sanwire Corp.</text:p>
          </table:table-cell>
        </table:table-row>
        <table:table-row table:style-name="ro1">
          <table:table-cell office:value-type="string">
            <text:p>SNWV</text:p>
          </table:table-cell>
          <table:table-cell office:value-type="string">
            <text:p>SANUWAVE Health, Inc.</text:p>
          </table:table-cell>
        </table:table-row>
        <table:table-row table:style-name="ro1">
          <table:table-cell office:value-type="string">
            <text:p>SNX</text:p>
          </table:table-cell>
          <table:table-cell office:value-type="string">
            <text:p>SYNNEX Corp</text:p>
          </table:table-cell>
        </table:table-row>
        <table:table-row table:style-name="ro1">
          <table:table-cell office:value-type="string">
            <text:p>SNY</text:p>
          </table:table-cell>
          <table:table-cell office:value-type="string">
            <text:p>Sanofi</text:p>
          </table:table-cell>
        </table:table-row>
        <table:table-row table:style-name="ro1">
          <table:table-cell office:value-type="string">
            <text:p>SNYL</text:p>
          </table:table-cell>
          <table:table-cell office:value-type="string">
            <text:p>Sunnylife Global, Inc.</text:p>
          </table:table-cell>
        </table:table-row>
        <table:table-row table:style-name="ro1">
          <table:table-cell office:value-type="string">
            <text:p>SNYR</text:p>
          </table:table-cell>
          <table:table-cell office:value-type="string">
            <text:p>Synergy CHC Corp.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uthern Co-The</text:p>
          </table:table-cell>
        </table:table-row>
        <table:table-row table:style-name="ro1">
          <table:table-cell office:value-type="string">
            <text:p>SOAN</text:p>
          </table:table-cell>
          <table:table-cell office:value-type="string">
            <text:p>AngioSoma, Inc.</text:p>
          </table:table-cell>
        </table:table-row>
        <table:table-row table:style-name="ro1">
          <table:table-cell office:value-type="string">
            <text:p>SOBS</text:p>
          </table:table-cell>
          <table:table-cell office:value-type="string">
            <text:p>Solvay Bank (NY)</text:p>
          </table:table-cell>
        </table:table-row>
        <table:table-row table:style-name="ro1">
          <table:table-cell office:value-type="string">
            <text:p>SOCGP</text:p>
          </table:table-cell>
          <table:table-cell office:value-type="string">
            <text:p>Southern California Gas Co.</text:p>
          </table:table-cell>
        </table:table-row>
        <table:table-row table:style-name="ro1">
          <table:table-cell office:value-type="string">
            <text:p>SODE</text:p>
          </table:table-cell>
          <table:table-cell office:value-type="string">
            <text:p>Social Detention, Inc.</text:p>
          </table:table-cell>
        </table:table-row>
        <table:table-row table:style-name="ro1">
          <table:table-cell office:value-type="string">
            <text:p>SODI</text:p>
          </table:table-cell>
          <table:table-cell office:value-type="string">
            <text:p>Solitron Devices, Inc.</text:p>
          </table:table-cell>
        </table:table-row>
        <table:table-row table:style-name="ro1">
          <table:table-cell office:value-type="string">
            <text:p>SOEN</text:p>
          </table:table-cell>
          <table:table-cell office:value-type="string">
            <text:p>Solar Enertech Corp.</text:p>
          </table:table-cell>
        </table:table-row>
        <table:table-row table:style-name="ro1">
          <table:table-cell office:value-type="string">
            <text:p>SOFO</text:p>
          </table:table-cell>
          <table:table-cell office:value-type="string">
            <text:p>Sonic Foundry, Inc.</text:p>
          </table:table-cell>
        </table:table-row>
        <table:table-row table:style-name="ro1">
          <table:table-cell office:value-type="string">
            <text:p>SOFT</text:p>
          </table:table-cell>
          <table:table-cell office:value-type="string">
            <text:p>SofTech, Inc.</text:p>
          </table:table-cell>
        </table:table-row>
        <table:table-row table:style-name="ro1">
          <table:table-cell office:value-type="string">
            <text:p>SOGO</text:p>
          </table:table-cell>
          <table:table-cell office:value-type="string">
            <text:p>Sogou Inc</text:p>
          </table:table-cell>
        </table:table-row>
        <table:table-row table:style-name="ro1">
          <table:table-cell office:value-type="string">
            <text:p>SOHI</text:p>
          </table:table-cell>
          <table:table-cell office:value-type="string">
            <text:p>Sortis Holdings, Inc.</text:p>
          </table:table-cell>
        </table:table-row>
        <table:table-row table:style-name="ro1">
          <table:table-cell office:value-type="string">
            <text:p>SOHL</text:p>
          </table:table-cell>
          <table:table-cell office:value-type="string">
            <text:p>Southern Trust Securities Holding Corp.</text:p>
          </table:table-cell>
        </table:table-row>
        <table:table-row table:style-name="ro1">
          <table:table-cell office:value-type="string">
            <text:p>SOHO</text:p>
          </table:table-cell>
          <table:table-cell office:value-type="string">
            <text:p>Sotherly Hotels Inc</text:p>
          </table:table-cell>
        </table:table-row>
        <table:table-row table:style-name="ro1">
          <table:table-cell office:value-type="string">
            <text:p>SOHOB</text:p>
          </table:table-cell>
          <table:table-cell office:value-type="string">
            <text:p>Sotherly Hotels Inc</text:p>
          </table:table-cell>
        </table:table-row>
        <table:table-row table:style-name="ro1">
          <table:table-cell office:value-type="string">
            <text:p>SOHON</text:p>
          </table:table-cell>
          <table:table-cell office:value-type="string">
            <text:p>Sotherly Hotels Inc</text:p>
          </table:table-cell>
        </table:table-row>
        <table:table-row table:style-name="ro1">
          <table:table-cell office:value-type="string">
            <text:p>SOHOO</text:p>
          </table:table-cell>
          <table:table-cell office:value-type="string">
            <text:p>Sotherly Hotels Inc</text:p>
          </table:table-cell>
        </table:table-row>
        <table:table-row table:style-name="ro1">
          <table:table-cell office:value-type="string">
            <text:p>SOHU</text:p>
          </table:table-cell>
          <table:table-cell office:value-type="string">
            <text:p>Sohu.com Ltd</text:p>
          </table:table-cell>
        </table:table-row>
        <table:table-row table:style-name="ro1">
          <table:table-cell office:value-type="string">
            <text:p>SOI</text:p>
          </table:table-cell>
          <table:table-cell office:value-type="string">
            <text:p>Solaris Oilfield Infrastructure Inc</text:p>
          </table:table-cell>
        </table:table-row>
        <table:table-row table:style-name="ro1">
          <table:table-cell office:value-type="string">
            <text:p>SOIS</text:p>
          </table:table-cell>
          <table:table-cell office:value-type="string">
            <text:p>Striker Oil &amp; Gas, Inc.</text:p>
          </table:table-cell>
        </table:table-row>
        <table:table-row table:style-name="ro1">
          <table:table-cell office:value-type="string">
            <text:p>SOJD</text:p>
          </table:table-cell>
          <table:table-cell office:value-type="string">
            <text:p>Southern Co-The</text:p>
          </table:table-cell>
        </table:table-row>
        <table:table-row table:style-name="ro1">
          <table:table-cell office:value-type="string">
            <text:p>SOL</text:p>
          </table:table-cell>
          <table:table-cell office:value-type="string">
            <text:p>ReneSola Ltd</text:p>
          </table:table-cell>
        </table:table-row>
        <table:table-row table:style-name="ro1">
          <table:table-cell office:value-type="string">
            <text:p>SOLI</text:p>
          </table:table-cell>
          <table:table-cell office:value-type="string">
            <text:p>Solei Systems, Inc.</text:p>
          </table:table-cell>
        </table:table-row>
        <table:table-row table:style-name="ro1">
          <table:table-cell office:value-type="string">
            <text:p>SOLN</text:p>
          </table:table-cell>
          <table:table-cell office:value-type="string">
            <text:p>Southern Co-The</text:p>
          </table:table-cell>
        </table:table-row>
        <table:table-row table:style-name="ro1">
          <table:table-cell office:value-type="string">
            <text:p>SOLO</text:p>
          </table:table-cell>
          <table:table-cell office:value-type="string">
            <text:p>ElectraMeccanica Vehicles Corp</text:p>
          </table:table-cell>
        </table:table-row>
        <table:table-row table:style-name="ro1">
          <table:table-cell office:value-type="string">
            <text:p>SOLS</text:p>
          </table:table-cell>
          <table:table-cell office:value-type="string">
            <text:p>Sollensys Corp.</text:p>
          </table:table-cell>
        </table:table-row>
        <table:table-row table:style-name="ro1">
          <table:table-cell office:value-type="string">
            <text:p>SOLU</text:p>
          </table:table-cell>
          <table:table-cell office:value-type="string">
            <text:p>Solutions Group, Inc.</text:p>
          </table:table-cell>
        </table:table-row>
        <table:table-row table:style-name="ro1">
          <table:table-cell office:value-type="string">
            <text:p>SOLY</text:p>
          </table:table-cell>
          <table:table-cell office:value-type="string">
            <text:p>Soliton Inc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string">
            <text:p>Sonoco Products Co</text:p>
          </table:table-cell>
        </table:table-row>
        <table:table-row table:style-name="ro1">
          <table:table-cell office:value-type="string">
            <text:p>SONA</text:p>
          </table:table-cell>
          <table:table-cell office:value-type="string">
            <text:p>Southern National Bancorp of Virginia Inc</text:p>
          </table:table-cell>
        </table:table-row>
        <table:table-row table:style-name="ro1">
          <table:table-cell office:value-type="string">
            <text:p>SONM</text:p>
          </table:table-cell>
          <table:table-cell office:value-type="string">
            <text:p>Sonim Technologies Inc</text:p>
          </table:table-cell>
        </table:table-row>
        <table:table-row table:style-name="ro1">
          <table:table-cell office:value-type="string">
            <text:p>SONN</text:p>
          </table:table-cell>
          <table:table-cell office:value-type="string">
            <text:p>Sonnet BioTherapeutics Holdings Inc</text:p>
          </table:table-cell>
        </table:table-row>
        <table:table-row table:style-name="ro1">
          <table:table-cell office:value-type="string">
            <text:p>SONO</text:p>
          </table:table-cell>
          <table:table-cell office:value-type="string">
            <text:p>Sonos Inc</text:p>
          </table:table-cell>
        </table:table-row>
        <table:table-row table:style-name="ro1">
          <table:table-cell office:value-type="string">
            <text:p>SONR</text:p>
          </table:table-cell>
          <table:table-cell office:value-type="string">
            <text:p>Sonar Radio Corporation</text:p>
          </table:table-cell>
        </table:table-row>
        <table:table-row table:style-name="ro1">
          <table:table-cell office:value-type="string">
            <text:p>SONT</text:p>
          </table:table-cell>
          <table:table-cell office:value-type="string">
            <text:p>Seen On Screen TV, Inc.</text:p>
          </table:table-cell>
        </table:table-row>
        <table:table-row table:style-name="ro1">
          <table:table-cell office:value-type="string">
            <text:p>SOPK</text:p>
          </table:table-cell>
          <table:table-cell office:value-type="string">
            <text:p>SouthPeak Interactive Corp.</text:p>
          </table:table-cell>
        </table:table-row>
        <table:table-row table:style-name="ro1">
          <table:table-cell office:value-type="string">
            <text:p>SOPV</text:p>
          </table:table-cell>
          <table:table-cell office:value-type="string">
            <text:p>Solar Park Initiatives, Inc.</text:p>
          </table:table-cell>
        </table:table-row>
        <table:table-row table:style-name="ro1">
          <table:table-cell office:value-type="string">
            <text:p>SOR</text:p>
          </table:table-cell>
          <table:table-cell office:value-type="string">
            <text:p>Source Capital Inc</text:p>
          </table:table-cell>
        </table:table-row>
        <table:table-row table:style-name="ro1">
          <table:table-cell office:value-type="string">
            <text:p>SORL</text:p>
          </table:table-cell>
          <table:table-cell office:value-type="string">
            <text:p>SORL Auto Parts Inc</text:p>
          </table:table-cell>
        </table:table-row>
        <table:table-row table:style-name="ro1">
          <table:table-cell office:value-type="string">
            <text:p>SOS</text:p>
          </table:table-cell>
          <table:table-cell office:value-type="string">
            <text:p>SOS Limited</text:p>
          </table:table-cell>
        </table:table-row>
        <table:table-row table:style-name="ro1">
          <table:table-cell office:value-type="string">
            <text:p>SOTK</text:p>
          </table:table-cell>
          <table:table-cell office:value-type="string">
            <text:p>Sono-Tek Corp.</text:p>
          </table:table-cell>
        </table:table-row>
        <table:table-row table:style-name="ro1">
          <table:table-cell office:value-type="string">
            <text:p>SOUB</text:p>
          </table:table-cell>
          <table:table-cell office:value-type="string">
            <text:p>Southpoint Bancshares Inc.</text:p>
          </table:table-cell>
        </table:table-row>
        <table:table-row table:style-name="ro1">
          <table:table-cell office:value-type="string">
            <text:p>SOUG</text:p>
          </table:table-cell>
          <table:table-cell office:value-type="string">
            <text:p>Sou 300 Group Holding Co.</text:p>
          </table:table-cell>
        </table:table-row>
        <table:table-row table:style-name="ro1">
          <table:table-cell office:value-type="string">
            <text:p>SOUL</text:p>
          </table:table-cell>
          <table:table-cell office:value-type="string">
            <text:p>Soul and Vibe Interactive Inc.</text:p>
          </table:table-cell>
        </table:table-row>
        <table:table-row table:style-name="ro1">
          <table:table-cell office:value-type="string">
            <text:p>SOUPQ</text:p>
          </table:table-cell>
          <table:table-cell office:value-type="string">
            <text:p>Soupman Inc.</text:p>
          </table:table-cell>
        </table:table-row>
        <table:table-row table:style-name="ro1">
          <table:table-cell office:value-type="string">
            <text:p>SOYO</text:p>
          </table:table-cell>
          <table:table-cell office:value-type="string">
            <text:p>SOYO Group, Inc.</text:p>
          </table:table-cell>
        </table:table-row>
        <table:table-row table:style-name="ro1">
          <table:table-cell office:value-type="string">
            <text:p>SP</text:p>
          </table:table-cell>
          <table:table-cell office:value-type="string">
            <text:p>SP Plus Corp</text:p>
          </table:table-cell>
        </table:table-row>
        <table:table-row table:style-name="ro1">
          <table:table-cell office:value-type="string">
            <text:p>SPAQ</text:p>
          </table:table-cell>
          <table:table-cell office:value-type="string">
            <text:p>Spartan Energy Acquisition Corp</text:p>
          </table:table-cell>
        </table:table-row>
        <table:table-row table:style-name="ro1">
          <table:table-cell office:value-type="string">
            <text:p>SPAQ.UN</text:p>
          </table:table-cell>
          <table:table-cell office:value-type="string">
            <text:p>Spartan Energy Acquisition Corp</text:p>
          </table:table-cell>
        </table:table-row>
        <table:table-row table:style-name="ro1">
          <table:table-cell office:value-type="string">
            <text:p>SPB</text:p>
          </table:table-cell>
          <table:table-cell office:value-type="string">
            <text:p>Spectrum Brands Holdings Inc</text:p>
          </table:table-cell>
        </table:table-row>
        <table:table-row table:style-name="ro1">
          <table:table-cell office:value-type="string">
            <text:p>SPBV</text:p>
          </table:table-cell>
          <table:table-cell office:value-type="string">
            <text:p>Sports Pouch Beverage Co., Inc.</text:p>
          </table:table-cell>
        </table:table-row>
        <table:table-row table:style-name="ro1">
          <table:table-cell office:value-type="string">
            <text:p>SPCB</text:p>
          </table:table-cell>
          <table:table-cell office:value-type="string">
            <text:p>SuperCom Ltd</text:p>
          </table:table-cell>
        </table:table-row>
        <table:table-row table:style-name="ro1">
          <table:table-cell office:value-type="string">
            <text:p>SPCE</text:p>
          </table:table-cell>
          <table:table-cell office:value-type="string">
            <text:p>Spice Private Equity AG</text:p>
          </table:table-cell>
        </table:table-row>
        <table:table-row table:style-name="ro1">
          <table:table-cell office:value-type="string">
            <text:p>SPCO</text:p>
          </table:table-cell>
          <table:table-cell office:value-type="string">
            <text:p>The Stephan Co.</text:p>
          </table:table-cell>
        </table:table-row>
        <table:table-row table:style-name="ro1">
          <table:table-cell office:value-type="string">
            <text:p>SPDC</text:p>
          </table:table-cell>
          <table:table-cell office:value-type="string">
            <text:p>Speed Commerce, Inc.</text:p>
          </table:table-cell>
        </table:table-row>
        <table:table-row table:style-name="ro1">
          <table:table-cell office:value-type="string">
            <text:p>SPDE</text:p>
          </table:table-cell>
          <table:table-cell office:value-type="string">
            <text:p>Speedus Corp.</text:p>
          </table:table-cell>
        </table:table-row>
        <table:table-row table:style-name="ro1">
          <table:table-cell office:value-type="string">
            <text:p>SPDL</text:p>
          </table:table-cell>
          <table:table-cell office:value-type="string">
            <text:p>Spindle, Inc.</text:p>
          </table:table-cell>
        </table:table-row>
        <table:table-row table:style-name="ro1">
          <table:table-cell office:value-type="string">
            <text:p>SPE</text:p>
          </table:table-cell>
          <table:table-cell office:value-type="string">
            <text:p>Special Opportunities Fund Inc</text:p>
          </table:table-cell>
        </table:table-row>
        <table:table-row table:style-name="ro1">
          <table:table-cell office:value-type="string">
            <text:p>SPE-B</text:p>
          </table:table-cell>
          <table:table-cell office:value-type="string">
            <text:p>Special Opportunities Fund Inc</text:p>
          </table:table-cell>
        </table:table-row>
        <table:table-row table:style-name="ro1">
          <table:table-cell office:value-type="string">
            <text:p>SPEC</text:p>
          </table:table-cell>
          <table:table-cell office:value-type="string">
            <text:p>SpectralCast, Inc.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Spinal Elements Holdings Inc</text:p>
          </table:table-cell>
        </table:table-row>
        <table:table-row table:style-name="ro1">
          <table:table-cell office:value-type="string">
            <text:p>SPFI</text:p>
          </table:table-cell>
          <table:table-cell office:value-type="string">
            <text:p>South Plains Financial Inc</text:p>
          </table:table-cell>
        </table:table-row>
        <table:table-row table:style-name="ro1">
          <table:table-cell office:value-type="string">
            <text:p>SPG</text:p>
          </table:table-cell>
          <table:table-cell office:value-type="string">
            <text:p>Simon Property Group Inc</text:p>
          </table:table-cell>
        </table:table-row>
        <table:table-row table:style-name="ro1">
          <table:table-cell office:value-type="string">
            <text:p>SPGI</text:p>
          </table:table-cell>
          <table:table-cell office:value-type="string">
            <text:p>S&amp;P Global Inc</text:p>
          </table:table-cell>
        </table:table-row>
        <table:table-row table:style-name="ro1">
          <table:table-cell office:value-type="string">
            <text:p>SPG-J</text:p>
          </table:table-cell>
          <table:table-cell office:value-type="string">
            <text:p>Simon Property Group Inc</text:p>
          </table:table-cell>
        </table:table-row>
        <table:table-row table:style-name="ro1">
          <table:table-cell office:value-type="string">
            <text:p>SPGZ</text:p>
          </table:table-cell>
          <table:table-cell office:value-type="string">
            <text:p>Spectrum Group International Inc.</text:p>
          </table:table-cell>
        </table:table-row>
        <table:table-row table:style-name="ro1">
          <table:table-cell office:value-type="string">
            <text:p>SPH</text:p>
          </table:table-cell>
          <table:table-cell office:value-type="string">
            <text:p>Suburban Propane Partners LP</text:p>
          </table:table-cell>
        </table:table-row>
        <table:table-row table:style-name="ro1">
          <table:table-cell office:value-type="string">
            <text:p>SPHS</text:p>
          </table:table-cell>
          <table:table-cell office:value-type="string">
            <text:p>Sophiris Bio, Inc.</text:p>
          </table:table-cell>
        </table:table-row>
        <table:table-row table:style-name="ro1">
          <table:table-cell office:value-type="string">
            <text:p>SPHS</text:p>
          </table:table-cell>
          <table:table-cell office:value-type="string">
            <text:p>Sophiris Bio Inc</text:p>
          </table:table-cell>
        </table:table-row>
        <table:table-row table:style-name="ro1">
          <table:table-cell office:value-type="string">
            <text:p>SPI</text:p>
          </table:table-cell>
          <table:table-cell office:value-type="string">
            <text:p>SPI Energy Co Ltd</text:p>
          </table:table-cell>
        </table:table-row>
        <table:table-row table:style-name="ro1">
          <table:table-cell office:value-type="string">
            <text:p>SPIN</text:p>
          </table:table-cell>
          <table:table-cell office:value-type="string">
            <text:p>Spine Injury Solutions, Inc.</text:p>
          </table:table-cell>
        </table:table-row>
        <table:table-row table:style-name="ro1">
          <table:table-cell office:value-type="string">
            <text:p>SPIR</text:p>
          </table:table-cell>
          <table:table-cell office:value-type="string">
            <text:p>Spire Corp.</text:p>
          </table:table-cell>
        </table:table-row>
        <table:table-row table:style-name="ro1">
          <table:table-cell office:value-type="string">
            <text:p>SPKE</text:p>
          </table:table-cell>
          <table:table-cell office:value-type="string">
            <text:p>Spark Energy Inc</text:p>
          </table:table-cell>
        </table:table-row>
        <table:table-row table:style-name="ro1">
          <table:table-cell office:value-type="string">
            <text:p>SPKEP</text:p>
          </table:table-cell>
          <table:table-cell office:value-type="string">
            <text:p>Spark Energy Inc</text:p>
          </table:table-cell>
        </table:table-row>
        <table:table-row table:style-name="ro1">
          <table:table-cell office:value-type="string">
            <text:p>SPLK</text:p>
          </table:table-cell>
          <table:table-cell office:value-type="string">
            <text:p>Splunk Inc</text:p>
          </table:table-cell>
        </table:table-row>
        <table:table-row table:style-name="ro1">
          <table:table-cell office:value-type="string">
            <text:p>SPLN</text:p>
          </table:table-cell>
          <table:table-cell office:value-type="string">
            <text:p>Southern Plains Oil Corp.</text:p>
          </table:table-cell>
        </table:table-row>
        <table:table-row table:style-name="ro1">
          <table:table-cell office:value-type="string">
            <text:p>SPLP</text:p>
          </table:table-cell>
          <table:table-cell office:value-type="string">
            <text:p>Steel Partners Holdings LP</text:p>
          </table:table-cell>
        </table:table-row>
        <table:table-row table:style-name="ro1">
          <table:table-cell office:value-type="string">
            <text:p>SPLP-A</text:p>
          </table:table-cell>
          <table:table-cell office:value-type="string">
            <text:p>Steel Partners Holdings LP</text:p>
          </table:table-cell>
        </table:table-row>
        <table:table-row table:style-name="ro1">
          <table:table-cell office:value-type="string">
            <text:p>SPLY</text:p>
          </table:table-cell>
          <table:table-cell office:value-type="string">
            <text:p>SocialPlay USA, Inc.</text:p>
          </table:table-cell>
        </table:table-row>
        <table:table-row table:style-name="ro1">
          <table:table-cell office:value-type="string">
            <text:p>SPMI</text:p>
          </table:table-cell>
          <table:table-cell office:value-type="string">
            <text:p>Speedemissions, Inc.</text:p>
          </table:table-cell>
        </table:table-row>
        <table:table-row table:style-name="ro1">
          <table:table-cell office:value-type="string">
            <text:p>SPN</text:p>
          </table:table-cell>
          <table:table-cell office:value-type="string">
            <text:p>Superior Energy Services Inc</text:p>
          </table:table-cell>
        </table:table-row>
        <table:table-row table:style-name="ro1">
          <table:table-cell office:value-type="string">
            <text:p>SPND</text:p>
          </table:table-cell>
          <table:table-cell office:value-type="string">
            <text:p>Spindletop Oil &amp; Gas Co.</text:p>
          </table:table-cell>
        </table:table-row>
        <table:table-row table:style-name="ro1">
          <table:table-cell office:value-type="string">
            <text:p>SPNE</text:p>
          </table:table-cell>
          <table:table-cell office:value-type="string">
            <text:p>SeaSpine Holdings Corp</text:p>
          </table:table-cell>
        </table:table-row>
        <table:table-row table:style-name="ro1">
          <table:table-cell office:value-type="string">
            <text:p>SPNI</text:p>
          </table:table-cell>
          <table:table-cell office:value-type="string">
            <text:p>Sputnik Enterprises, Inc.</text:p>
          </table:table-cell>
        </table:table-row>
        <table:table-row table:style-name="ro1">
          <table:table-cell office:value-type="string">
            <text:p>SPNS</text:p>
          </table:table-cell>
          <table:table-cell office:value-type="string">
            <text:p>Sapiens International Corp NV</text:p>
          </table:table-cell>
        </table:table-row>
        <table:table-row table:style-name="ro1">
          <table:table-cell office:value-type="string">
            <text:p>SPOI</text:p>
          </table:table-cell>
          <table:table-cell office:value-type="string">
            <text:p>SPO Networks, Inc.</text:p>
          </table:table-cell>
        </table:table-row>
        <table:table-row table:style-name="ro1">
          <table:table-cell office:value-type="string">
            <text:p>SPOK</text:p>
          </table:table-cell>
          <table:table-cell office:value-type="string">
            <text:p>Spok Holdings Inc</text:p>
          </table:table-cell>
        </table:table-row>
        <table:table-row table:style-name="ro1">
          <table:table-cell office:value-type="string">
            <text:p>SPOT</text:p>
          </table:table-cell>
          <table:table-cell office:value-type="string">
            <text:p>Spotify Technology SA</text:p>
          </table:table-cell>
        </table:table-row>
        <table:table-row table:style-name="ro1">
          <table:table-cell office:value-type="string">
            <text:p>SPPI</text:p>
          </table:table-cell>
          <table:table-cell office:value-type="string">
            <text:p>Spectrum Pharmaceuticals Inc</text:p>
          </table:table-cell>
        </table:table-row>
        <table:table-row table:style-name="ro1">
          <table:table-cell office:value-type="string">
            <text:p>SPPP</text:p>
          </table:table-cell>
          <table:table-cell office:value-type="string">
            <text:p>Sprott Physical Platinum &amp; Palladium Trust</text:p>
          </table:table-cell>
        </table:table-row>
        <table:table-row table:style-name="ro1">
          <table:table-cell office:value-type="string">
            <text:p>SPQS</text:p>
          </table:table-cell>
          <table:table-cell office:value-type="string">
            <text:p>SportsQuest, Inc.</text:p>
          </table:table-cell>
        </table:table-row>
        <table:table-row table:style-name="ro1">
          <table:table-cell office:value-type="string">
            <text:p>SPR</text:p>
          </table:table-cell>
          <table:table-cell office:value-type="string">
            <text:p>Spirit AeroSystems Holdings Inc</text:p>
          </table:table-cell>
        </table:table-row>
        <table:table-row table:style-name="ro1">
          <table:table-cell office:value-type="string">
            <text:p>SPRB</text:p>
          </table:table-cell>
          <table:table-cell office:value-type="string">
            <text:p>Spruce Biosciences Inc</text:p>
          </table:table-cell>
        </table:table-row>
        <table:table-row table:style-name="ro1">
          <table:table-cell office:value-type="string">
            <text:p>SPRL</text:p>
          </table:table-cell>
          <table:table-cell office:value-type="string">
            <text:p>Strat Petroleum, Ltd.</text:p>
          </table:table-cell>
        </table:table-row>
        <table:table-row table:style-name="ro1">
          <table:table-cell office:value-type="string">
            <text:p>SPRN</text:p>
          </table:table-cell>
          <table:table-cell office:value-type="string">
            <text:p>Supernova Energy, Inc.</text:p>
          </table:table-cell>
        </table:table-row>
        <table:table-row table:style-name="ro1">
          <table:table-cell office:value-type="string">
            <text:p>SPRO</text:p>
          </table:table-cell>
          <table:table-cell office:value-type="string">
            <text:p>Spero Therapeutics Inc</text:p>
          </table:table-cell>
        </table:table-row>
        <table:table-row table:style-name="ro1">
          <table:table-cell office:value-type="string">
            <text:p>SPRS</text:p>
          </table:table-cell>
          <table:table-cell office:value-type="string">
            <text:p>Surge Components, Inc.</text:p>
          </table:table-cell>
        </table:table-row>
        <table:table-row table:style-name="ro1">
          <table:table-cell office:value-type="string">
            <text:p>SPRT</text:p>
          </table:table-cell>
          <table:table-cell office:value-type="string">
            <text:p>Support.com Inc</text:p>
          </table:table-cell>
        </table:table-row>
        <table:table-row table:style-name="ro1">
          <table:table-cell office:value-type="string">
            <text:p>SPRV</text:p>
          </table:table-cell>
          <table:table-cell office:value-type="string">
            <text:p>Supurva Healthcare Group, Inc.</text:p>
          </table:table-cell>
        </table:table-row>
        <table:table-row table:style-name="ro1">
          <table:table-cell office:value-type="string">
            <text:p>SPRZ</text:p>
          </table:table-cell>
          <table:table-cell office:value-type="string">
            <text:p>Spriza, Inc.</text:p>
          </table:table-cell>
        </table:table-row>
        <table:table-row table:style-name="ro1">
          <table:table-cell office:value-type="string">
            <text:p>SPSC</text:p>
          </table:table-cell>
          <table:table-cell office:value-type="string">
            <text:p>SPS Commerce Inc</text:p>
          </table:table-cell>
        </table:table-row>
        <table:table-row table:style-name="ro1">
          <table:table-cell office:value-type="string">
            <text:p>SPSO</text:p>
          </table:table-cell>
          <table:table-cell office:value-type="string">
            <text:p>Spectacular Solar Inc.</text:p>
          </table:table-cell>
        </table:table-row>
        <table:table-row table:style-name="ro1">
          <table:table-cell office:value-type="string">
            <text:p>SPSY</text:p>
          </table:table-cell>
          <table:table-cell office:value-type="string">
            <text:p>Space Propulsion Systems, Inc.</text:p>
          </table:table-cell>
        </table:table-row>
        <table:table-row table:style-name="ro1">
          <table:table-cell office:value-type="string">
            <text:p>SPT</text:p>
          </table:table-cell>
          <table:table-cell office:value-type="string">
            <text:p>Sprout Social Inc</text:p>
          </table:table-cell>
        </table:table-row>
        <table:table-row table:style-name="ro1">
          <table:table-cell office:value-type="string">
            <text:p>SPTN</text:p>
          </table:table-cell>
          <table:table-cell office:value-type="string">
            <text:p>SpartanNash Co</text:p>
          </table:table-cell>
        </table:table-row>
        <table:table-row table:style-name="ro1">
          <table:table-cell office:value-type="string">
            <text:p>SPUP</text:p>
          </table:table-cell>
          <table:table-cell office:value-type="string">
            <text:p>Sipup Corp.</text:p>
          </table:table-cell>
        </table:table-row>
        <table:table-row table:style-name="ro1">
          <table:table-cell office:value-type="string">
            <text:p>SPWH</text:p>
          </table:table-cell>
          <table:table-cell office:value-type="string">
            <text:p>Sportsman's Warehouse Holdings Inc</text:p>
          </table:table-cell>
        </table:table-row>
        <table:table-row table:style-name="ro1">
          <table:table-cell office:value-type="string">
            <text:p>SPWR</text:p>
          </table:table-cell>
          <table:table-cell office:value-type="string">
            <text:p>SunPower Corp</text:p>
          </table:table-cell>
        </table:table-row>
        <table:table-row table:style-name="ro1">
          <table:table-cell office:value-type="string">
            <text:p>SPXA</text:p>
          </table:table-cell>
          <table:table-cell office:value-type="string">
            <text:p>SpectrumDNA, Inc.</text:p>
          </table:table-cell>
        </table:table-row>
        <table:table-row table:style-name="ro1">
          <table:table-cell office:value-type="string">
            <text:p>SPXC</text:p>
          </table:table-cell>
          <table:table-cell office:value-type="string">
            <text:p>SPX Corp</text:p>
          </table:table-cell>
        </table:table-row>
        <table:table-row table:style-name="ro1">
          <table:table-cell office:value-type="string">
            <text:p>SPXX</text:p>
          </table:table-cell>
          <table:table-cell office:value-type="string">
            <text:p>Nuveen S&amp;P 500 Dynamic Overwrite Fund</text:p>
          </table:table-cell>
        </table:table-row>
        <table:table-row table:style-name="ro1">
          <table:table-cell office:value-type="string">
            <text:p>SPYR</text:p>
          </table:table-cell>
          <table:table-cell office:value-type="string">
            <text:p>SPYR, Inc.</text:p>
          </table:table-cell>
        </table:table-row>
        <table:table-row table:style-name="ro1">
          <table:table-cell office:value-type="string">
            <text:p>SQ</text:p>
          </table:table-cell>
          <table:table-cell office:value-type="string">
            <text:p>Square Inc</text:p>
          </table:table-cell>
        </table:table-row>
        <table:table-row table:style-name="ro1">
          <table:table-cell office:value-type="string">
            <text:p>SQBG</text:p>
          </table:table-cell>
          <table:table-cell office:value-type="string">
            <text:p>Sequential Brands Group Inc</text:p>
          </table:table-cell>
        </table:table-row>
        <table:table-row table:style-name="ro1">
          <table:table-cell office:value-type="string">
            <text:p>SQCC</text:p>
          </table:table-cell>
          <table:table-cell office:value-type="string">
            <text:p>Square Chain Corp.</text:p>
          </table:table-cell>
        </table:table-row>
        <table:table-row table:style-name="ro1">
          <table:table-cell office:value-type="string">
            <text:p>SQFL</text:p>
          </table:table-cell>
          <table:table-cell office:value-type="string">
            <text:p>SQL Technologies Corp.</text:p>
          </table:table-cell>
        </table:table-row>
        <table:table-row table:style-name="ro1">
          <table:table-cell office:value-type="string">
            <text:p>SQFT</text:p>
          </table:table-cell>
          <table:table-cell office:value-type="string">
            <text:p>Presidio Property Trust Inc</text:p>
          </table:table-cell>
        </table:table-row>
        <table:table-row table:style-name="ro1">
          <table:table-cell office:value-type="string">
            <text:p>SQM</text:p>
          </table:table-cell>
          <table:table-cell office:value-type="string">
            <text:p>Sociedad Quimica y Minera de Chile SA</text:p>
          </table:table-cell>
        </table:table-row>
        <table:table-row table:style-name="ro1">
          <table:table-cell office:value-type="string">
            <text:p>SQNS</text:p>
          </table:table-cell>
          <table:table-cell office:value-type="string">
            <text:p>Sequans Communications SA</text:p>
          </table:table-cell>
        </table:table-row>
        <table:table-row table:style-name="ro1">
          <table:table-cell office:value-type="string">
            <text:p>SQTI</text:p>
          </table:table-cell>
          <table:table-cell office:value-type="string">
            <text:p>Solar Quartz Technologies, Inc.</text:p>
          </table:table-cell>
        </table:table-row>
        <table:table-row table:style-name="ro1">
          <table:table-cell office:value-type="string">
            <text:p>SQZ</text:p>
          </table:table-cell>
          <table:table-cell office:value-type="string">
            <text:p>SQZ Biotechnologies Co</text:p>
          </table:table-cell>
        </table:table-row>
        <table:table-row table:style-name="ro1">
          <table:table-cell office:value-type="string">
            <text:p>SR</text:p>
          </table:table-cell>
          <table:table-cell office:value-type="string">
            <text:p>Spire Inc</text:p>
          </table:table-cell>
        </table:table-row>
        <table:table-row table:style-name="ro1">
          <table:table-cell office:value-type="string">
            <text:p>SR-A</text:p>
          </table:table-cell>
          <table:table-cell office:value-type="string">
            <text:p>Spire Inc</text:p>
          </table:table-cell>
        </table:table-row>
        <table:table-row table:style-name="ro1">
          <table:table-cell office:value-type="string">
            <text:p>SRAC</text:p>
          </table:table-cell>
          <table:table-cell office:value-type="string">
            <text:p>Stable Road Acquisition Corp</text:p>
          </table:table-cell>
        </table:table-row>
        <table:table-row table:style-name="ro1">
          <table:table-cell office:value-type="string">
            <text:p>SRACU</text:p>
          </table:table-cell>
          <table:table-cell office:value-type="string">
            <text:p>Stable Road Acquisition Corp</text:p>
          </table:table-cell>
        </table:table-row>
        <table:table-row table:style-name="ro1">
          <table:table-cell office:value-type="string">
            <text:p>SRAX</text:p>
          </table:table-cell>
          <table:table-cell office:value-type="string">
            <text:p>Social Reality Inc</text:p>
          </table:table-cell>
        </table:table-row>
        <table:table-row table:style-name="ro1">
          <table:table-cell office:value-type="string">
            <text:p>SRC</text:p>
          </table:table-cell>
          <table:table-cell office:value-type="string">
            <text:p>Spirit Realty Capital Inc</text:p>
          </table:table-cell>
        </table:table-row>
        <table:table-row table:style-name="ro1">
          <table:table-cell office:value-type="string">
            <text:p>SRC-A</text:p>
          </table:table-cell>
          <table:table-cell office:value-type="string">
            <text:p>Spirit Realty Capital Inc</text:p>
          </table:table-cell>
        </table:table-row>
        <table:table-row table:style-name="ro1">
          <table:table-cell office:value-type="string">
            <text:p>SRCE</text:p>
          </table:table-cell>
          <table:table-cell office:value-type="string">
            <text:p>1st Source Corp</text:p>
          </table:table-cell>
        </table:table-row>
        <table:table-row table:style-name="ro1">
          <table:table-cell office:value-type="string">
            <text:p>SRCH</text:p>
          </table:table-cell>
          <table:table-cell office:value-type="string">
            <text:p>Searchlight Minerals Corp.</text:p>
          </table:table-cell>
        </table:table-row>
        <table:table-row table:style-name="ro1">
          <table:table-cell office:value-type="string">
            <text:p>SRCL</text:p>
          </table:table-cell>
          <table:table-cell office:value-type="string">
            <text:p>Stericycle Inc</text:p>
          </table:table-cell>
        </table:table-row>
        <table:table-row table:style-name="ro1">
          <table:table-cell office:value-type="string">
            <text:p>SRCO</text:p>
          </table:table-cell>
          <table:table-cell office:value-type="string">
            <text:p>Sparta Commercial Services, Inc.</text:p>
          </table:table-cell>
        </table:table-row>
        <table:table-row table:style-name="ro1">
          <table:table-cell office:value-type="string">
            <text:p>SRDAF</text:p>
          </table:table-cell>
          <table:table-cell office:value-type="string">
            <text:p>Schroder Asian Growth Fund, Inc.</text:p>
          </table:table-cell>
        </table:table-row>
        <table:table-row table:style-name="ro1">
          <table:table-cell office:value-type="string">
            <text:p>SRDX</text:p>
          </table:table-cell>
          <table:table-cell office:value-type="string">
            <text:p>Surmodics Inc</text:p>
          </table:table-cell>
        </table:table-row>
        <table:table-row table:style-name="ro1">
          <table:table-cell office:value-type="string">
            <text:p>SRE</text:p>
          </table:table-cell>
          <table:table-cell office:value-type="string">
            <text:p>Sempra Energy</text:p>
          </table:table-cell>
        </table:table-row>
        <table:table-row table:style-name="ro1">
          <table:table-cell office:value-type="string">
            <text:p>SRE-A</text:p>
          </table:table-cell>
          <table:table-cell office:value-type="string">
            <text:p>Sempra Energy</text:p>
          </table:table-cell>
        </table:table-row>
        <table:table-row table:style-name="ro1">
          <table:table-cell office:value-type="string">
            <text:p>SRE-B</text:p>
          </table:table-cell>
          <table:table-cell office:value-type="string">
            <text:p>Sempra Energy</text:p>
          </table:table-cell>
        </table:table-row>
        <table:table-row table:style-name="ro1">
          <table:table-cell office:value-type="string">
            <text:p>SREV</text:p>
          </table:table-cell>
          <table:table-cell office:value-type="string">
            <text:p>ServiceSource International Inc</text:p>
          </table:table-cell>
        </table:table-row>
        <table:table-row table:style-name="ro1">
          <table:table-cell office:value-type="string">
            <text:p>SRF</text:p>
          </table:table-cell>
          <table:table-cell office:value-type="string">
            <text:p>Cushing Energy Income Fund-The</text:p>
          </table:table-cell>
        </table:table-row>
        <table:table-row table:style-name="ro1">
          <table:table-cell office:value-type="string">
            <text:p>SRG</text:p>
          </table:table-cell>
          <table:table-cell office:value-type="string">
            <text:p>Seritage Growth Properties</text:p>
          </table:table-cell>
        </table:table-row>
        <table:table-row table:style-name="ro1">
          <table:table-cell office:value-type="string">
            <text:p>SRGA</text:p>
          </table:table-cell>
          <table:table-cell office:value-type="string">
            <text:p>Surgalign Holdings, Inc.</text:p>
          </table:table-cell>
        </table:table-row>
        <table:table-row table:style-name="ro1">
          <table:table-cell office:value-type="string">
            <text:p>SRG-A</text:p>
          </table:table-cell>
          <table:table-cell office:value-type="string">
            <text:p>Seritage Growth Properties</text:p>
          </table:table-cell>
        </table:table-row>
        <table:table-row table:style-name="ro1">
          <table:table-cell office:value-type="string">
            <text:p>SRGE</text:p>
          </table:table-cell>
          <table:table-cell office:value-type="string">
            <text:p>Southridge Enterprises, Inc.</text:p>
          </table:table-cell>
        </table:table-row>
        <table:table-row table:style-name="ro1">
          <table:table-cell office:value-type="string">
            <text:p>SRGZ</text:p>
          </table:table-cell>
          <table:table-cell office:value-type="string">
            <text:p>Star Gold Corp.</text:p>
          </table:table-cell>
        </table:table-row>
        <table:table-row table:style-name="ro1">
          <table:table-cell office:value-type="string">
            <text:p>SRI</text:p>
          </table:table-cell>
          <table:table-cell office:value-type="string">
            <text:p>Stoneridge Inc</text:p>
          </table:table-cell>
        </table:table-row>
        <table:table-row table:style-name="ro1">
          <table:table-cell office:value-type="string">
            <text:p>SRL</text:p>
          </table:table-cell>
          <table:table-cell office:value-type="string">
            <text:p>Scully Royalty Ltd</text:p>
          </table:table-cell>
        </table:table-row>
        <table:table-row table:style-name="ro1">
          <table:table-cell office:value-type="string">
            <text:p>SRLP</text:p>
          </table:table-cell>
          <table:table-cell office:value-type="string">
            <text:p>Sprague Resources LP</text:p>
          </table:table-cell>
        </table:table-row>
        <table:table-row table:style-name="ro1">
          <table:table-cell office:value-type="string">
            <text:p>SRLY</text:p>
          </table:table-cell>
          <table:table-cell office:value-type="string">
            <text:p>Southern Realty Co.</text:p>
          </table:table-cell>
        </table:table-row>
        <table:table-row table:style-name="ro1">
          <table:table-cell office:value-type="string">
            <text:p>SRMX</text:p>
          </table:table-cell>
          <table:table-cell office:value-type="string">
            <text:p>Saddle Ranch Media, Inc.</text:p>
          </table:table-cell>
        </table:table-row>
        <table:table-row table:style-name="ro1">
          <table:table-cell office:value-type="string">
            <text:p>SRNA</text:p>
          </table:table-cell>
          <table:table-cell office:value-type="string">
            <text:p>Surna Inc.</text:p>
          </table:table-cell>
        </table:table-row>
        <table:table-row table:style-name="ro1">
          <table:table-cell office:value-type="string">
            <text:p>SRNE</text:p>
          </table:table-cell>
          <table:table-cell office:value-type="string">
            <text:p>Sorrento Therapeutics Inc</text:p>
          </table:table-cell>
        </table:table-row>
        <table:table-row table:style-name="ro1">
          <table:table-cell office:value-type="string">
            <text:p>SRNN</text:p>
          </table:table-cell>
          <table:table-cell office:value-type="string">
            <text:p>Southern Banc Company, Inc. (The)</text:p>
          </table:table-cell>
        </table:table-row>
        <table:table-row table:style-name="ro1">
          <table:table-cell office:value-type="string">
            <text:p>SRNW</text:p>
          </table:table-cell>
          <table:table-cell office:value-type="string">
            <text:p>Stratos Renewables Corp.</text:p>
          </table:table-cell>
        </table:table-row>
        <table:table-row table:style-name="ro1">
          <table:table-cell office:value-type="string">
            <text:p>SRPT</text:p>
          </table:table-cell>
          <table:table-cell office:value-type="string">
            <text:p>Sarepta Therapeutics Inc</text:p>
          </table:table-cell>
        </table:table-row>
        <table:table-row table:style-name="ro1">
          <table:table-cell office:value-type="string">
            <text:p>SRPX</text:p>
          </table:table-cell>
          <table:table-cell office:value-type="string">
            <text:p>Scorpex, Inc.</text:p>
          </table:table-cell>
        </table:table-row>
        <table:table-row table:style-name="ro1">
          <table:table-cell office:value-type="string">
            <text:p>SRRA</text:p>
          </table:table-cell>
          <table:table-cell office:value-type="string">
            <text:p>Sierra Oncology Inc</text:p>
          </table:table-cell>
        </table:table-row>
        <table:table-row table:style-name="ro1">
          <table:table-cell office:value-type="string">
            <text:p>SRRK</text:p>
          </table:table-cell>
          <table:table-cell office:value-type="string">
            <text:p>Scholar Rock Holding Corp</text:p>
          </table:table-cell>
        </table:table-row>
        <table:table-row table:style-name="ro1">
          <table:table-cell office:value-type="string">
            <text:p>SRSK</text:p>
          </table:table-cell>
          <table:table-cell office:value-type="string">
            <text:p>Star Struck, Ltd.</text:p>
          </table:table-cell>
        </table:table-row>
        <table:table-row table:style-name="ro1">
          <table:table-cell office:value-type="string">
            <text:p>SRSN</text:p>
          </table:table-cell>
          <table:table-cell office:value-type="string">
            <text:p>Strategic Resources International, Inc.</text:p>
          </table:table-cell>
        </table:table-row>
        <table:table-row table:style-name="ro1">
          <table:table-cell office:value-type="string">
            <text:p>SRT</text:p>
          </table:table-cell>
          <table:table-cell office:value-type="string">
            <text:p>StarTek Inc</text:p>
          </table:table-cell>
        </table:table-row>
        <table:table-row table:style-name="ro1">
          <table:table-cell office:value-type="string">
            <text:p>SRTS</text:p>
          </table:table-cell>
          <table:table-cell office:value-type="string">
            <text:p>Sensus Healthcare Inc</text:p>
          </table:table-cell>
        </table:table-row>
        <table:table-row table:style-name="ro1">
          <table:table-cell office:value-type="string">
            <text:p>SRUP</text:p>
          </table:table-cell>
          <table:table-cell office:value-type="string">
            <text:p>Sirrus Corp.</text:p>
          </table:table-cell>
        </table:table-row>
        <table:table-row table:style-name="ro1">
          <table:table-cell office:value-type="string">
            <text:p>SRUS</text:p>
          </table:table-cell>
          <table:table-cell office:value-type="string">
            <text:p>Stratus Capital Corp.</text:p>
          </table:table-cell>
        </table:table-row>
        <table:table-row table:style-name="ro1">
          <table:table-cell office:value-type="string">
            <text:p>SRV</text:p>
          </table:table-cell>
          <table:table-cell office:value-type="string">
            <text:p>Cushing MLP &amp; Infrastructure Total Return Fund</text:p>
          </table:table-cell>
        </table:table-row>
        <table:table-row table:style-name="ro1">
          <table:table-cell office:value-type="string">
            <text:p>SRYB</text:p>
          </table:table-cell>
          <table:table-cell office:value-type="string">
            <text:p>Surrey Bancorp</text:p>
          </table:table-cell>
        </table:table-row>
        <table:table-row table:style-name="ro1">
          <table:table-cell office:value-type="string">
            <text:p>SSB</text:p>
          </table:table-cell>
          <table:table-cell office:value-type="string">
            <text:p>South State Corp</text:p>
          </table:table-cell>
        </table:table-row>
        <table:table-row table:style-name="ro1">
          <table:table-cell office:value-type="string">
            <text:p>SSBI</text:p>
          </table:table-cell>
          <table:table-cell office:value-type="string">
            <text:p>Summit State Bank</text:p>
          </table:table-cell>
        </table:table-row>
        <table:table-row table:style-name="ro1">
          <table:table-cell office:value-type="string">
            <text:p>SSBP</text:p>
          </table:table-cell>
          <table:table-cell office:value-type="string">
            <text:p>SSB Bancorp Inc.</text:p>
          </table:table-cell>
        </table:table-row>
        <table:table-row table:style-name="ro1">
          <table:table-cell office:value-type="string">
            <text:p>SSCR</text:p>
          </table:table-cell>
          <table:table-cell office:value-type="string">
            <text:p>SMSA Crane Acquisition Corp.</text:p>
          </table:table-cell>
        </table:table-row>
        <table:table-row table:style-name="ro1">
          <table:table-cell office:value-type="string">
            <text:p>SSD</text:p>
          </table:table-cell>
          <table:table-cell office:value-type="string">
            <text:p>Simpson Manufacturing Co Inc</text:p>
          </table:table-cell>
        </table:table-row>
        <table:table-row table:style-name="ro1">
          <table:table-cell office:value-type="string">
            <text:p>SSEHW</text:p>
          </table:table-cell>
          <table:table-cell office:value-type="string">
            <text:p>SenesTech, Inc.</text:p>
          </table:table-cell>
        </table:table-row>
        <table:table-row table:style-name="ro1">
          <table:table-cell office:value-type="string">
            <text:p>SSER</text:p>
          </table:table-cell>
          <table:table-cell office:value-type="string">
            <text:p>Southern Star Energy Corp.</text:p>
          </table:table-cell>
        </table:table-row>
        <table:table-row table:style-name="ro1">
          <table:table-cell office:value-type="string">
            <text:p>SSFT</text:p>
          </table:table-cell>
          <table:table-cell office:value-type="string">
            <text:p>Sonasoft Corp.</text:p>
          </table:table-cell>
        </table:table-row>
        <table:table-row table:style-name="ro1">
          <table:table-cell office:value-type="string">
            <text:p>SSHC</text:p>
          </table:table-cell>
          <table:table-cell office:value-type="string">
            <text:p>Southshore Community Bank Apollo Beach (FL)</text:p>
          </table:table-cell>
        </table:table-row>
        <table:table-row table:style-name="ro1">
          <table:table-cell office:value-type="string">
            <text:p>SSI</text:p>
          </table:table-cell>
          <table:table-cell office:value-type="string">
            <text:p>Stage Stores Inc</text:p>
          </table:table-cell>
        </table:table-row>
        <table:table-row table:style-name="ro1">
          <table:table-cell office:value-type="string">
            <text:p>SSKN</text:p>
          </table:table-cell>
          <table:table-cell office:value-type="string">
            <text:p>Strata Skin Sciences Inc</text:p>
          </table:table-cell>
        </table:table-row>
        <table:table-row table:style-name="ro1">
          <table:table-cell office:value-type="string">
            <text:p>SSL</text:p>
          </table:table-cell>
          <table:table-cell office:value-type="string">
            <text:p>Sasol Ltd</text:p>
          </table:table-cell>
        </table:table-row>
        <table:table-row table:style-name="ro1">
          <table:table-cell office:value-type="string">
            <text:p>SSNC</text:p>
          </table:table-cell>
          <table:table-cell office:value-type="string">
            <text:p>SS&amp;C Technologies Holdings Inc</text:p>
          </table:table-cell>
        </table:table-row>
        <table:table-row table:style-name="ro1">
          <table:table-cell office:value-type="string">
            <text:p>SSNT</text:p>
          </table:table-cell>
          <table:table-cell office:value-type="string">
            <text:p>SilverSun Technologies Inc</text:p>
          </table:table-cell>
        </table:table-row>
        <table:table-row table:style-name="ro1">
          <table:table-cell office:value-type="string">
            <text:p>SSOF</text:p>
          </table:table-cell>
          <table:table-cell office:value-type="string">
            <text:p>Sixty Six Oilfield Services, Inc.</text:p>
          </table:table-cell>
        </table:table-row>
        <table:table-row table:style-name="ro1">
          <table:table-cell office:value-type="string">
            <text:p>SSOK</text:p>
          </table:table-cell>
          <table:table-cell office:value-type="string">
            <text:p>Sunstock, Inc.</text:p>
          </table:table-cell>
        </table:table-row>
        <table:table-row table:style-name="ro1">
          <table:table-cell office:value-type="string">
            <text:p>SSOL</text:p>
          </table:table-cell>
          <table:table-cell office:value-type="string">
            <text:p>Sunvalley Solar, Inc.</text:p>
          </table:table-cell>
        </table:table-row>
        <table:table-row table:style-name="ro1">
          <table:table-cell office:value-type="string">
            <text:p>SSP</text:p>
          </table:table-cell>
          <table:table-cell office:value-type="string">
            <text:p>EW Scripps Co-The</text:p>
          </table:table-cell>
        </table:table-row>
        <table:table-row table:style-name="ro1">
          <table:table-cell office:value-type="string">
            <text:p>SSPC</text:p>
          </table:table-cell>
          <table:table-cell office:value-type="string">
            <text:p>SpendSmart Networks, Inc.</text:p>
          </table:table-cell>
        </table:table-row>
        <table:table-row table:style-name="ro1">
          <table:table-cell office:value-type="string">
            <text:p>SSPK</text:p>
          </table:table-cell>
          <table:table-cell office:value-type="string">
            <text:p>Silver Spike Acquisition Corp</text:p>
          </table:table-cell>
        </table:table-row>
        <table:table-row table:style-name="ro1">
          <table:table-cell office:value-type="string">
            <text:p>SSPKU</text:p>
          </table:table-cell>
          <table:table-cell office:value-type="string">
            <text:p>Silver Spike Acquisition Corp</text:p>
          </table:table-cell>
        </table:table-row>
        <table:table-row table:style-name="ro1">
          <table:table-cell office:value-type="string">
            <text:p>SSPXF</text:p>
          </table:table-cell>
          <table:table-cell office:value-type="string">
            <text:p>Gold X Mng Corp.</text:p>
          </table:table-cell>
        </table:table-row>
        <table:table-row table:style-name="ro1">
          <table:table-cell office:value-type="string">
            <text:p>SSRAP</text:p>
          </table:table-cell>
          <table:table-cell office:value-type="string">
            <text:p>Saturns Sears Roebuck Acceptance Corp.</text:p>
          </table:table-cell>
        </table:table-row>
        <table:table-row table:style-name="ro1">
          <table:table-cell office:value-type="string">
            <text:p>SSRC</text:p>
          </table:table-cell>
          <table:table-cell office:value-type="string">
            <text:p>SentiSearch, Inc.</text:p>
          </table:table-cell>
        </table:table-row>
        <table:table-row table:style-name="ro1">
          <table:table-cell office:value-type="string">
            <text:p>SSRM</text:p>
          </table:table-cell>
          <table:table-cell office:value-type="string">
            <text:p>SSR Mining Inc</text:p>
          </table:table-cell>
        </table:table-row>
        <table:table-row table:style-name="ro1">
          <table:table-cell office:value-type="string">
            <text:p>SSSS</text:p>
          </table:table-cell>
          <table:table-cell office:value-type="string">
            <text:p>Sutter Rock Capital Corp</text:p>
          </table:table-cell>
        </table:table-row>
        <table:table-row table:style-name="ro1">
          <table:table-cell office:value-type="string">
            <text:p>SSTI</text:p>
          </table:table-cell>
          <table:table-cell office:value-type="string">
            <text:p>ShotSpotter Inc</text:p>
          </table:table-cell>
        </table:table-row>
        <table:table-row table:style-name="ro1">
          <table:table-cell office:value-type="string">
            <text:p>SSTK</text:p>
          </table:table-cell>
          <table:table-cell office:value-type="string">
            <text:p>Shutterstock Inc</text:p>
          </table:table-cell>
        </table:table-row>
        <table:table-row table:style-name="ro1">
          <table:table-cell office:value-type="string">
            <text:p>SSTU</text:p>
          </table:table-cell>
          <table:table-cell office:value-type="string">
            <text:p>Sandy Steele Unlimited Inc.</text:p>
          </table:table-cell>
        </table:table-row>
        <table:table-row table:style-name="ro1">
          <table:table-cell office:value-type="string">
            <text:p>SSTY</text:p>
          </table:table-cell>
          <table:table-cell office:value-type="string">
            <text:p>SureTrace Security Corp.</text:p>
          </table:table-cell>
        </table:table-row>
        <table:table-row table:style-name="ro1">
          <table:table-cell office:value-type="string">
            <text:p>SSUR</text:p>
          </table:table-cell>
          <table:table-cell office:value-type="string">
            <text:p>StatSure Diagnostic Systems, Inc.</text:p>
          </table:table-cell>
        </table:table-row>
        <table:table-row table:style-name="ro1">
          <table:table-cell office:value-type="string">
            <text:p>SSVC</text:p>
          </table:table-cell>
          <table:table-cell office:value-type="string">
            <text:p>SecureD Services, Inc.</text:p>
          </table:table-cell>
        </table:table-row>
        <table:table-row table:style-name="ro1">
          <table:table-cell office:value-type="string">
            <text:p>SSY</text:p>
          </table:table-cell>
          <table:table-cell office:value-type="string">
            <text:p>SunLink Health Systems Inc</text:p>
          </table:table-cell>
        </table:table-row>
        <table:table-row table:style-name="ro1">
          <table:table-cell office:value-type="string">
            <text:p>SSYS</text:p>
          </table:table-cell>
          <table:table-cell office:value-type="string">
            <text:p>Stratasys Ltd</text:p>
          </table:table-cell>
        </table:table-row>
        <table:table-row table:style-name="ro1">
          <table:table-cell office:value-type="string">
            <text:p>SSYT</text:p>
          </table:table-cell>
          <table:table-cell office:value-type="string">
            <text:p>Systech Systems International, Inc.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ensata Technologies Holding PLC</text:p>
          </table:table-cell>
        </table:table-row>
        <table:table-row table:style-name="ro1">
          <table:table-cell office:value-type="string">
            <text:p>STAA</text:p>
          </table:table-cell>
          <table:table-cell office:value-type="string">
            <text:p>STAAR Surgical Co</text:p>
          </table:table-cell>
        </table:table-row>
        <table:table-row table:style-name="ro1">
          <table:table-cell office:value-type="string">
            <text:p>STAF</text:p>
          </table:table-cell>
          <table:table-cell office:value-type="string">
            <text:p>Staffing 360 Solutions Inc</text:p>
          </table:table-cell>
        </table:table-row>
        <table:table-row table:style-name="ro1">
          <table:table-cell office:value-type="string">
            <text:p>STAG</text:p>
          </table:table-cell>
          <table:table-cell office:value-type="string">
            <text:p>STAG Industrial Inc</text:p>
          </table:table-cell>
        </table:table-row>
        <table:table-row table:style-name="ro1">
          <table:table-cell office:value-type="string">
            <text:p>STAG-C</text:p>
          </table:table-cell>
          <table:table-cell office:value-type="string">
            <text:p>STAG Industrial Inc</text:p>
          </table:table-cell>
        </table:table-row>
        <table:table-row table:style-name="ro1">
          <table:table-cell office:value-type="string">
            <text:p>STAI</text:p>
          </table:table-cell>
          <table:table-cell office:value-type="string">
            <text:p>Systems Technology Associates, Inc.</text:p>
          </table:table-cell>
        </table:table-row>
        <table:table-row table:style-name="ro1">
          <table:table-cell office:value-type="string">
            <text:p>STAR</text:p>
          </table:table-cell>
          <table:table-cell office:value-type="string">
            <text:p>iStar Inc</text:p>
          </table:table-cell>
        </table:table-row>
        <table:table-row table:style-name="ro1">
          <table:table-cell office:value-type="string">
            <text:p>STAR-D</text:p>
          </table:table-cell>
          <table:table-cell office:value-type="string">
            <text:p>iStar Inc</text:p>
          </table:table-cell>
        </table:table-row>
        <table:table-row table:style-name="ro1">
          <table:table-cell office:value-type="string">
            <text:p>STAR-G</text:p>
          </table:table-cell>
          <table:table-cell office:value-type="string">
            <text:p>iStar Inc</text:p>
          </table:table-cell>
        </table:table-row>
        <table:table-row table:style-name="ro1">
          <table:table-cell office:value-type="string">
            <text:p>STAR-I</text:p>
          </table:table-cell>
          <table:table-cell office:value-type="string">
            <text:p>iStar Inc</text:p>
          </table:table-cell>
        </table:table-row>
        <table:table-row table:style-name="ro1">
          <table:table-cell office:value-type="string">
            <text:p>STAU</text:p>
          </table:table-cell>
          <table:table-cell office:value-type="string">
            <text:p>Star Nutrition, Inc.</text:p>
          </table:table-cell>
        </table:table-row>
        <table:table-row table:style-name="ro1">
          <table:table-cell office:value-type="string">
            <text:p>STAY</text:p>
          </table:table-cell>
          <table:table-cell office:value-type="string">
            <text:p>Extended Stay America Inc</text:p>
          </table:table-cell>
        </table:table-row>
        <table:table-row table:style-name="ro1">
          <table:table-cell office:value-type="string">
            <text:p>STBA</text:p>
          </table:table-cell>
          <table:table-cell office:value-type="string">
            <text:p>S&amp;T Bancorp Inc</text:p>
          </table:table-cell>
        </table:table-row>
        <table:table-row table:style-name="ro1">
          <table:table-cell office:value-type="string">
            <text:p>STBI</text:p>
          </table:table-cell>
          <table:table-cell office:value-type="string">
            <text:p>Sturgis Bancorp, Inc.</text:p>
          </table:table-cell>
        </table:table-row>
        <table:table-row table:style-name="ro1">
          <table:table-cell office:value-type="string">
            <text:p>STBV</text:p>
          </table:table-cell>
          <table:table-cell office:value-type="string">
            <text:p>Strategic Global Investments, Inc.</text:p>
          </table:table-cell>
        </table:table-row>
        <table:table-row table:style-name="ro1">
          <table:table-cell office:value-type="string">
            <text:p>STC</text:p>
          </table:table-cell>
          <table:table-cell office:value-type="string">
            <text:p>Stewart Information Services Corp</text:p>
          </table:table-cell>
        </table:table-row>
        <table:table-row table:style-name="ro1">
          <table:table-cell office:value-type="string">
            <text:p>STCB</text:p>
          </table:table-cell>
          <table:table-cell office:value-type="string">
            <text:p>Starco Brands, Inc.</text:p>
          </table:table-cell>
        </table:table-row>
        <table:table-row table:style-name="ro1">
          <table:table-cell office:value-type="string">
            <text:p>STCC</text:p>
          </table:table-cell>
          <table:table-cell office:value-type="string">
            <text:p>Sterling Consolidated Corp</text:p>
          </table:table-cell>
        </table:table-row>
        <table:table-row table:style-name="ro1">
          <table:table-cell office:value-type="string">
            <text:p>STCN</text:p>
          </table:table-cell>
          <table:table-cell office:value-type="string">
            <text:p>Steel Connect Inc</text:p>
          </table:table-cell>
        </table:table-row>
        <table:table-row table:style-name="ro1">
          <table:table-cell office:value-type="string">
            <text:p>STCO</text:p>
          </table:table-cell>
          <table:table-cell office:value-type="string">
            <text:p>StratoComm Corp.</text:p>
          </table:table-cell>
        </table:table-row>
        <table:table-row table:style-name="ro1">
          <table:table-cell office:value-type="string">
            <text:p>STCRQ</text:p>
          </table:table-cell>
          <table:table-cell office:value-type="string">
            <text:p>Seertech Corp.</text:p>
          </table:table-cell>
        </table:table-row>
        <table:table-row table:style-name="ro1">
          <table:table-cell office:value-type="string">
            <text:p>STDE</text:p>
          </table:table-cell>
          <table:table-cell office:value-type="string">
            <text:p>Standard Energy Corp.</text:p>
          </table:table-cell>
        </table:table-row>
        <table:table-row table:style-name="ro1">
          <table:table-cell office:value-type="string">
            <text:p>STE</text:p>
          </table:table-cell>
          <table:table-cell office:value-type="string">
            <text:p>STERIS PLC</text:p>
          </table:table-cell>
        </table:table-row>
        <table:table-row table:style-name="ro1">
          <table:table-cell office:value-type="string">
            <text:p>STEV</text:p>
          </table:table-cell>
          <table:table-cell office:value-type="string">
            <text:p>Stevia Corp.</text:p>
          </table:table-cell>
        </table:table-row>
        <table:table-row table:style-name="ro1">
          <table:table-cell office:value-type="string">
            <text:p>STFC</text:p>
          </table:table-cell>
          <table:table-cell office:value-type="string">
            <text:p>State Auto Financial Corp</text:p>
          </table:table-cell>
        </table:table-row>
        <table:table-row table:style-name="ro1">
          <table:table-cell office:value-type="string">
            <text:p>STG</text:p>
          </table:table-cell>
          <table:table-cell office:value-type="string">
            <text:p>Sunlands Technology Group</text:p>
          </table:table-cell>
        </table:table-row>
        <table:table-row table:style-name="ro1">
          <table:table-cell office:value-type="string">
            <text:p>STGGQ</text:p>
          </table:table-cell>
          <table:table-cell office:value-type="string">
            <text:p>STG Group, Inc.</text:p>
          </table:table-cell>
        </table:table-row>
        <table:table-row table:style-name="ro1">
          <table:table-cell office:value-type="string">
            <text:p>STGZ</text:p>
          </table:table-cell>
          <table:table-cell office:value-type="string">
            <text:p>Stargaze Entertainment Group Inc.</text:p>
          </table:table-cell>
        </table:table-row>
        <table:table-row table:style-name="ro1">
          <table:table-cell office:value-type="string">
            <text:p>STHC</text:p>
          </table:table-cell>
          <table:table-cell office:value-type="string">
            <text:p>Southcorp Capital, Inc.</text:p>
          </table:table-cell>
        </table:table-row>
        <table:table-row table:style-name="ro1">
          <table:table-cell office:value-type="string">
            <text:p>STHI</text:p>
          </table:table-cell>
          <table:table-cell office:value-type="string">
            <text:p>Sprout Tiny Homes, Inc.</text:p>
          </table:table-cell>
        </table:table-row>
        <table:table-row table:style-name="ro1">
          <table:table-cell office:value-type="string">
            <text:p>STIM</text:p>
          </table:table-cell>
          <table:table-cell office:value-type="string">
            <text:p>ETFS 1X Daily Short Tin</text:p>
          </table:table-cell>
        </table:table-row>
        <table:table-row table:style-name="ro1">
          <table:table-cell office:value-type="string">
            <text:p>STJO</text:p>
          </table:table-cell>
          <table:table-cell office:value-type="string">
            <text:p>St. Joseph, Inc.</text:p>
          </table:table-cell>
        </table:table-row>
        <table:table-row table:style-name="ro1">
          <table:table-cell office:value-type="string">
            <text:p>STK</text:p>
          </table:table-cell>
          <table:table-cell office:value-type="string">
            <text:p>Columbia Seligman Premium Technology Growth Fund Inc</text:p>
          </table:table-cell>
        </table:table-row>
        <table:table-row table:style-name="ro1">
          <table:table-cell office:value-type="string">
            <text:p>STKL</text:p>
          </table:table-cell>
          <table:table-cell office:value-type="string">
            <text:p>SunOpta Inc</text:p>
          </table:table-cell>
        </table:table-row>
        <table:table-row table:style-name="ro1">
          <table:table-cell office:value-type="string">
            <text:p>STKR</text:p>
          </table:table-cell>
          <table:table-cell office:value-type="string">
            <text:p>ProPhotonix Limited</text:p>
          </table:table-cell>
        </table:table-row>
        <table:table-row table:style-name="ro1">
          <table:table-cell office:value-type="string">
            <text:p>STKS</text:p>
          </table:table-cell>
          <table:table-cell office:value-type="string">
            <text:p>ONE Group Hospitality Inc-The</text:p>
          </table:table-cell>
        </table:table-row>
        <table:table-row table:style-name="ro1">
          <table:table-cell office:value-type="string">
            <text:p>STL</text:p>
          </table:table-cell>
          <table:table-cell office:value-type="string">
            <text:p>Sterling Bancorp-DE</text:p>
          </table:table-cell>
        </table:table-row>
        <table:table-row table:style-name="ro1">
          <table:table-cell office:value-type="string">
            <text:p>STL-A</text:p>
          </table:table-cell>
          <table:table-cell office:value-type="string">
            <text:p>Sterling Bancorp-DE</text:p>
          </table:table-cell>
        </table:table-row>
        <table:table-row table:style-name="ro1">
          <table:table-cell office:value-type="string">
            <text:p>STLD</text:p>
          </table:table-cell>
          <table:table-cell office:value-type="string">
            <text:p>Steel Dynamics Inc</text:p>
          </table:table-cell>
        </table:table-row>
        <table:table-row table:style-name="ro1">
          <table:table-cell office:value-type="string">
            <text:p>STLM</text:p>
          </table:table-cell>
          <table:table-cell office:value-type="string">
            <text:p>St. Elmo Silver Mines Corp.</text:p>
          </table:table-cell>
        </table:table-row>
        <table:table-row table:style-name="ro1">
          <table:table-cell office:value-type="string">
            <text:p>STLT</text:p>
          </table:table-cell>
          <table:table-cell office:value-type="string">
            <text:p>Spotlight Innovation Inc.</text:p>
          </table:table-cell>
        </table:table-row>
        <table:table-row table:style-name="ro1">
          <table:table-cell office:value-type="string">
            <text:p>STLY</text:p>
          </table:table-cell>
          <table:table-cell office:value-type="string">
            <text:p>HG Holdings, Inc.</text:p>
          </table:table-cell>
        </table:table-row>
        <table:table-row table:style-name="ro1">
          <table:table-cell office:value-type="string">
            <text:p>STM</text:p>
          </table:table-cell>
          <table:table-cell office:value-type="string">
            <text:p>STMicroelectronics NV</text:p>
          </table:table-cell>
        </table:table-row>
        <table:table-row table:style-name="ro1">
          <table:table-cell office:value-type="string">
            <text:p>STMH</text:p>
          </table:table-cell>
          <table:table-cell office:value-type="string">
            <text:p>Stem Holdings, Inc.</text:p>
          </table:table-cell>
        </table:table-row>
        <table:table-row table:style-name="ro1">
          <table:table-cell office:value-type="string">
            <text:p>STML</text:p>
          </table:table-cell>
          <table:table-cell office:value-type="string">
            <text:p>Stemline Therapeutics Inc</text:p>
          </table:table-cell>
        </table:table-row>
        <table:table-row table:style-name="ro1">
          <table:table-cell office:value-type="string">
            <text:p>STMP</text:p>
          </table:table-cell>
          <table:table-cell office:value-type="string">
            <text:p>Stamps.com Inc</text:p>
          </table:table-cell>
        </table:table-row>
        <table:table-row table:style-name="ro1">
          <table:table-cell office:value-type="string">
            <text:p>STN</text:p>
          </table:table-cell>
          <table:table-cell office:value-type="string">
            <text:p>Stantec Inc</text:p>
          </table:table-cell>
        </table:table-row>
        <table:table-row table:style-name="ro1">
          <table:table-cell office:value-type="string">
            <text:p>STND</text:p>
          </table:table-cell>
          <table:table-cell office:value-type="string">
            <text:p>Standard AVB Financial Corp</text:p>
          </table:table-cell>
        </table:table-row>
        <table:table-row table:style-name="ro1">
          <table:table-cell office:value-type="string">
            <text:p>STNE</text:p>
          </table:table-cell>
          <table:table-cell office:value-type="string">
            <text:p>StoneCo Ltd</text:p>
          </table:table-cell>
        </table:table-row>
        <table:table-row table:style-name="ro1">
          <table:table-cell office:value-type="string">
            <text:p>STNG</text:p>
          </table:table-cell>
          <table:table-cell office:value-type="string">
            <text:p>Scorpio Tankers Inc</text:p>
          </table:table-cell>
        </table:table-row>
        <table:table-row table:style-name="ro1">
          <table:table-cell office:value-type="string">
            <text:p>STNX</text:p>
          </table:table-cell>
          <table:table-cell office:value-type="string">
            <text:p>StarTronix International, Inc.</text:p>
          </table:table-cell>
        </table:table-row>
        <table:table-row table:style-name="ro1">
          <table:table-cell office:value-type="string">
            <text:p>STOHF</text:p>
          </table:table-cell>
          <table:table-cell office:value-type="string">
            <text:p>Equinor ASA</text:p>
          </table:table-cell>
        </table:table-row>
        <table:table-row table:style-name="ro1">
          <table:table-cell office:value-type="string">
            <text:p>STOK</text:p>
          </table:table-cell>
          <table:table-cell office:value-type="string">
            <text:p>Stoke Therapeutics Inc</text:p>
          </table:table-cell>
        </table:table-row>
        <table:table-row table:style-name="ro1">
          <table:table-cell office:value-type="string">
            <text:p>STON</text:p>
          </table:table-cell>
          <table:table-cell office:value-type="string">
            <text:p>StoneMor Partners LP</text:p>
          </table:table-cell>
        </table:table-row>
        <table:table-row table:style-name="ro1">
          <table:table-cell office:value-type="string">
            <text:p>STOR</text:p>
          </table:table-cell>
          <table:table-cell office:value-type="string">
            <text:p>STORE Capital Corp</text:p>
          </table:table-cell>
        </table:table-row>
        <table:table-row table:style-name="ro1">
          <table:table-cell office:value-type="string">
            <text:p>STPK</text:p>
          </table:table-cell>
          <table:table-cell office:value-type="string">
            <text:p>Star Peak Energy Transition Corp</text:p>
          </table:table-cell>
        </table:table-row>
        <table:table-row table:style-name="ro1">
          <table:table-cell office:value-type="string">
            <text:p>STRA</text:p>
          </table:table-cell>
          <table:table-cell office:value-type="string">
            <text:p>Strategic Education Inc</text:p>
          </table:table-cell>
        </table:table-row>
        <table:table-row table:style-name="ro1">
          <table:table-cell office:value-type="string">
            <text:p>STRB</text:p>
          </table:table-cell>
          <table:table-cell office:value-type="string">
            <text:p>Strasbaugh</text:p>
          </table:table-cell>
        </table:table-row>
        <table:table-row table:style-name="ro1">
          <table:table-cell office:value-type="string">
            <text:p>STRI</text:p>
          </table:table-cell>
          <table:table-cell office:value-type="string">
            <text:p>STR Holdings, Inc.</text:p>
          </table:table-cell>
        </table:table-row>
        <table:table-row table:style-name="ro1">
          <table:table-cell office:value-type="string">
            <text:p>STRI</text:p>
          </table:table-cell>
          <table:table-cell office:value-type="string">
            <text:p>STR Holdings, Inc.</text:p>
          </table:table-cell>
        </table:table-row>
        <table:table-row table:style-name="ro1">
          <table:table-cell office:value-type="string">
            <text:p>STRL</text:p>
          </table:table-cell>
          <table:table-cell office:value-type="string">
            <text:p>Sterling Construction Co Inc</text:p>
          </table:table-cell>
        </table:table-row>
        <table:table-row table:style-name="ro1">
          <table:table-cell office:value-type="string">
            <text:p>STRM</text:p>
          </table:table-cell>
          <table:table-cell office:value-type="string">
            <text:p>Streamline Health Solutions Inc</text:p>
          </table:table-cell>
        </table:table-row>
        <table:table-row table:style-name="ro1">
          <table:table-cell office:value-type="string">
            <text:p>STRO</text:p>
          </table:table-cell>
          <table:table-cell office:value-type="string">
            <text:p>Sutro Biopharma Inc</text:p>
          </table:table-cell>
        </table:table-row>
        <table:table-row table:style-name="ro1">
          <table:table-cell office:value-type="string">
            <text:p>STRS</text:p>
          </table:table-cell>
          <table:table-cell office:value-type="string">
            <text:p>Stratus Properties Inc</text:p>
          </table:table-cell>
        </table:table-row>
        <table:table-row table:style-name="ro1">
          <table:table-cell office:value-type="string">
            <text:p>STRT</text:p>
          </table:table-cell>
          <table:table-cell office:value-type="string">
            <text:p>Strattec Security Corp</text:p>
          </table:table-cell>
        </table:table-row>
        <table:table-row table:style-name="ro1">
          <table:table-cell office:value-type="string">
            <text:p>STRZ</text:p>
          </table:table-cell>
          <table:table-cell office:value-type="string">
            <text:p>Star Buffet, Inc.</text:p>
          </table:table-cell>
        </table:table-row>
        <table:table-row table:style-name="ro1">
          <table:table-cell office:value-type="string">
            <text:p>STSA</text:p>
          </table:table-cell>
          <table:table-cell office:value-type="string">
            <text:p>Satsuma Pharmaceuticals Inc</text:p>
          </table:table-cell>
        </table:table-row>
        <table:table-row table:style-name="ro1">
          <table:table-cell office:value-type="string">
            <text:p>STSC</text:p>
          </table:table-cell>
          <table:table-cell office:value-type="string">
            <text:p>Start Scientific, Inc.</text:p>
          </table:table-cell>
        </table:table-row>
        <table:table-row table:style-name="ro1">
          <table:table-cell office:value-type="string">
            <text:p>STSN</text:p>
          </table:table-cell>
          <table:table-cell office:value-type="string">
            <text:p>Stemsation International, Inc.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State Street Corp</text:p>
          </table:table-cell>
        </table:table-row>
        <table:table-row table:style-name="ro1">
          <table:table-cell office:value-type="string">
            <text:p>STT-D</text:p>
          </table:table-cell>
          <table:table-cell office:value-type="string">
            <text:p>State Street Corp</text:p>
          </table:table-cell>
        </table:table-row>
        <table:table-row table:style-name="ro1">
          <table:table-cell office:value-type="string">
            <text:p>STT-G</text:p>
          </table:table-cell>
          <table:table-cell office:value-type="string">
            <text:p>State Street Corp</text:p>
          </table:table-cell>
        </table:table-row>
        <table:table-row table:style-name="ro1">
          <table:table-cell office:value-type="string">
            <text:p>STTH</text:p>
          </table:table-cell>
          <table:table-cell office:value-type="string">
            <text:p>Stealth Technologies, Inc.</text:p>
          </table:table-cell>
        </table:table-row>
        <table:table-row table:style-name="ro1">
          <table:table-cell office:value-type="string">
            <text:p>STTK</text:p>
          </table:table-cell>
          <table:table-cell office:value-type="string">
            <text:p>Shattuck Labs Inc</text:p>
          </table:table-cell>
        </table:table-row>
        <table:table-row table:style-name="ro1">
          <table:table-cell office:value-type="string">
            <text:p>STTX</text:p>
          </table:table-cell>
          <table:table-cell office:value-type="string">
            <text:p>Stratex Oil &amp; Gas Holdings, Inc.</text:p>
          </table:table-cell>
        </table:table-row>
        <table:table-row table:style-name="ro1">
          <table:table-cell office:value-type="string">
            <text:p>STUO</text:p>
          </table:table-cell>
          <table:table-cell office:value-type="string">
            <text:p>STI Group, Inc.</text:p>
          </table:table-cell>
        </table:table-row>
        <table:table-row table:style-name="ro1">
          <table:table-cell office:value-type="string">
            <text:p>STWC</text:p>
          </table:table-cell>
          <table:table-cell office:value-type="string">
            <text:p>STWC Holdings, Inc.</text:p>
          </table:table-cell>
        </table:table-row>
        <table:table-row table:style-name="ro1">
          <table:table-cell office:value-type="string">
            <text:p>STWC</text:p>
          </table:table-cell>
          <table:table-cell office:value-type="string">
            <text:p>STWC Holdings, Inc.</text:p>
          </table:table-cell>
        </table:table-row>
        <table:table-row table:style-name="ro1">
          <table:table-cell office:value-type="string">
            <text:p>STWD</text:p>
          </table:table-cell>
          <table:table-cell office:value-type="string">
            <text:p>Starwood Property Trust Inc</text:p>
          </table:table-cell>
        </table:table-row>
        <table:table-row table:style-name="ro1">
          <table:table-cell office:value-type="string">
            <text:p>STWOU</text:p>
          </table:table-cell>
          <table:table-cell office:value-type="string">
            <text:p>ACON S2 Acquisition Corp</text:p>
          </table:table-cell>
        </table:table-row>
        <table:table-row table:style-name="ro1">
          <table:table-cell office:value-type="string">
            <text:p>STX</text:p>
          </table:table-cell>
          <table:table-cell office:value-type="string">
            <text:p>Seagate Technology PLC</text:p>
          </table:table-cell>
        </table:table-row>
        <table:table-row table:style-name="ro1">
          <table:table-cell office:value-type="string">
            <text:p>STXB</text:p>
          </table:table-cell>
          <table:table-cell office:value-type="string">
            <text:p>Spirit of Texas Bancshares Inc</text:p>
          </table:table-cell>
        </table:table-row>
        <table:table-row table:style-name="ro1">
          <table:table-cell office:value-type="string">
            <text:p>STXS</text:p>
          </table:table-cell>
          <table:table-cell office:value-type="string">
            <text:p>Stereotaxis Inc</text:p>
          </table:table-cell>
        </table:table-row>
        <table:table-row table:style-name="ro1">
          <table:table-cell office:value-type="string">
            <text:p>STYS</text:p>
          </table:table-cell>
          <table:table-cell office:value-type="string">
            <text:p>Stinger System, Inc.</text:p>
          </table:table-cell>
        </table:table-row>
        <table:table-row table:style-name="ro1">
          <table:table-cell office:value-type="string">
            <text:p>STZ</text:p>
          </table:table-cell>
          <table:table-cell office:value-type="string">
            <text:p>Constellation Brands Inc</text:p>
          </table:table-cell>
        </table:table-row>
        <table:table-row table:style-name="ro1">
          <table:table-cell office:value-type="string">
            <text:p>STZU</text:p>
          </table:table-cell>
          <table:table-cell office:value-type="string">
            <text:p>Sun Tzu Corp.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ncor Energy Inc</text:p>
          </table:table-cell>
        </table:table-row>
        <table:table-row table:style-name="ro1">
          <table:table-cell office:value-type="string">
            <text:p>SUBB</text:p>
          </table:table-cell>
          <table:table-cell office:value-type="string">
            <text:p>Suburban Minerals Corp.</text:p>
          </table:table-cell>
        </table:table-row>
        <table:table-row table:style-name="ro1">
          <table:table-cell office:value-type="string">
            <text:p>SUFF</text:p>
          </table:table-cell>
          <table:table-cell office:value-type="string">
            <text:p>Ophir Resources Co.</text:p>
          </table:table-cell>
        </table:table-row>
        <table:table-row table:style-name="ro1">
          <table:table-cell office:value-type="string">
            <text:p>SUGR</text:p>
          </table:table-cell>
          <table:table-cell office:value-type="string">
            <text:p>Sugar Creek Financial Corp.</text:p>
          </table:table-cell>
        </table:table-row>
        <table:table-row table:style-name="ro1">
          <table:table-cell office:value-type="string">
            <text:p>SUI</text:p>
          </table:table-cell>
          <table:table-cell office:value-type="string">
            <text:p>Sun Communities Inc</text:p>
          </table:table-cell>
        </table:table-row>
        <table:table-row table:style-name="ro1">
          <table:table-cell office:value-type="string">
            <text:p>SUIC</text:p>
          </table:table-cell>
          <table:table-cell office:value-type="string">
            <text:p>Sino United Worldwide Consolidated Ltd.</text:p>
          </table:table-cell>
        </table:table-row>
        <table:table-row table:style-name="ro1">
          <table:table-cell office:value-type="string">
            <text:p>SUM</text:p>
          </table:table-cell>
          <table:table-cell office:value-type="string">
            <text:p>Summit Materials Inc</text:p>
          </table:table-cell>
        </table:table-row>
        <table:table-row table:style-name="ro1">
          <table:table-cell office:value-type="string">
            <text:p>SUME</text:p>
          </table:table-cell>
          <table:table-cell office:value-type="string">
            <text:p>Summer Energy Holdings, Inc.</text:p>
          </table:table-cell>
        </table:table-row>
        <table:table-row table:style-name="ro1">
          <table:table-cell office:value-type="string">
            <text:p>SUMO</text:p>
          </table:table-cell>
          <table:table-cell office:value-type="string">
            <text:p>Sumo Logic Inc</text:p>
          </table:table-cell>
        </table:table-row>
        <table:table-row table:style-name="ro1">
          <table:table-cell office:value-type="string">
            <text:p>SUMR</text:p>
          </table:table-cell>
          <table:table-cell office:value-type="string">
            <text:p>Summer Infant Inc</text:p>
          </table:table-cell>
        </table:table-row>
        <table:table-row table:style-name="ro1">
          <table:table-cell office:value-type="string">
            <text:p>SUN</text:p>
          </table:table-cell>
          <table:table-cell office:value-type="string">
            <text:p>Sunoco Inc</text:p>
          </table:table-cell>
        </table:table-row>
        <table:table-row table:style-name="ro1">
          <table:table-cell office:value-type="string">
            <text:p>SUNC</text:p>
          </table:table-cell>
          <table:table-cell office:value-type="string">
            <text:p>Suncast Solar Energy, Inc.</text:p>
          </table:table-cell>
        </table:table-row>
        <table:table-row table:style-name="ro1">
          <table:table-cell office:value-type="string">
            <text:p>SUNR</text:p>
          </table:table-cell>
          <table:table-cell office:value-type="string">
            <text:p>Sun Sports and Entertainment, Inc.</text:p>
          </table:table-cell>
        </table:table-row>
        <table:table-row table:style-name="ro1">
          <table:table-cell office:value-type="string">
            <text:p>SUNS</text:p>
          </table:table-cell>
          <table:table-cell office:value-type="string">
            <text:p>Solar Senior Capital Ltd</text:p>
          </table:table-cell>
        </table:table-row>
        <table:table-row table:style-name="ro1">
          <table:table-cell office:value-type="string">
            <text:p>SUNW</text:p>
          </table:table-cell>
          <table:table-cell office:value-type="string">
            <text:p>Sunworks Inc</text:p>
          </table:table-cell>
        </table:table-row>
        <table:table-row table:style-name="ro1">
          <table:table-cell office:value-type="string">
            <text:p>SUP</text:p>
          </table:table-cell>
          <table:table-cell office:value-type="string">
            <text:p>Superior Industries International Inc</text:p>
          </table:table-cell>
        </table:table-row>
        <table:table-row table:style-name="ro1">
          <table:table-cell office:value-type="string">
            <text:p>SUPN</text:p>
          </table:table-cell>
          <table:table-cell office:value-type="string">
            <text:p>Supernus Pharmaceuticals Inc</text:p>
          </table:table-cell>
        </table:table-row>
        <table:table-row table:style-name="ro1">
          <table:table-cell office:value-type="string">
            <text:p>SUPV</text:p>
          </table:table-cell>
          <table:table-cell office:value-type="string">
            <text:p>Grupo Supervielle SA</text:p>
          </table:table-cell>
        </table:table-row>
        <table:table-row table:style-name="ro1">
          <table:table-cell office:value-type="string">
            <text:p>SURF</text:p>
          </table:table-cell>
          <table:table-cell office:value-type="string">
            <text:p>Surface Oncology Inc</text:p>
          </table:table-cell>
        </table:table-row>
        <table:table-row table:style-name="ro1">
          <table:table-cell office:value-type="string">
            <text:p>SURG</text:p>
          </table:table-cell>
          <table:table-cell office:value-type="string">
            <text:p>Surge Holdings, Inc.</text:p>
          </table:table-cell>
        </table:table-row>
        <table:table-row table:style-name="ro1">
          <table:table-cell office:value-type="string">
            <text:p>SUTI</text:p>
          </table:table-cell>
          <table:table-cell office:value-type="string">
            <text:p>SUTIMCo International, Inc.</text:p>
          </table:table-cell>
        </table:table-row>
        <table:table-row table:style-name="ro1">
          <table:table-cell office:value-type="string">
            <text:p>SUUB</text:p>
          </table:table-cell>
          <table:table-cell office:value-type="string">
            <text:p>Sub-Urban Brands, Inc.</text:p>
          </table:table-cell>
        </table:table-row>
        <table:table-row table:style-name="ro1">
          <table:table-cell office:value-type="string">
            <text:p>SUVZ</text:p>
          </table:table-cell>
          <table:table-cell office:value-type="string">
            <text:p>Suvanza</text:p>
          </table:table-cell>
        </table:table-row>
        <table:table-row table:style-name="ro1">
          <table:table-cell office:value-type="string">
            <text:p>SUZ</text:p>
          </table:table-cell>
          <table:table-cell office:value-type="string">
            <text:p>Suzano SA</text:p>
          </table:table-cell>
        </table:table-row>
        <table:table-row table:style-name="ro1">
          <table:table-cell office:value-type="string">
            <text:p>SVAC</text:p>
          </table:table-cell>
          <table:table-cell office:value-type="string">
            <text:p>Starboard Value Acquisition Corp</text:p>
          </table:table-cell>
        </table:table-row>
        <table:table-row table:style-name="ro1">
          <table:table-cell office:value-type="string">
            <text:p>SVAD</text:p>
          </table:table-cell>
          <table:table-cell office:value-type="string">
            <text:p>Silverton Adventures, Inc.</text:p>
          </table:table-cell>
        </table:table-row>
        <table:table-row table:style-name="ro1">
          <table:table-cell office:value-type="string">
            <text:p>SVAP</text:p>
          </table:table-cell>
          <table:table-cell office:value-type="string">
            <text:p>STANDARD VAPE CORP.</text:p>
          </table:table-cell>
        </table:table-row>
        <table:table-row table:style-name="ro1">
          <table:table-cell office:value-type="string">
            <text:p>SVBI</text:p>
          </table:table-cell>
          <table:table-cell office:value-type="string">
            <text:p>Severn Bancorp Inc</text:p>
          </table:table-cell>
        </table:table-row>
        <table:table-row table:style-name="ro1">
          <table:table-cell office:value-type="string">
            <text:p>SVC</text:p>
          </table:table-cell>
          <table:table-cell office:value-type="string">
            <text:p>Service Properties Trust</text:p>
          </table:table-cell>
        </table:table-row>
        <table:table-row table:style-name="ro1">
          <table:table-cell office:value-type="string">
            <text:p>SVFL</text:p>
          </table:table-cell>
          <table:table-cell office:value-type="string">
            <text:p>Silver Falls Bank (Silverton, OR)</text:p>
          </table:table-cell>
        </table:table-row>
        <table:table-row table:style-name="ro1">
          <table:table-cell office:value-type="string">
            <text:p>SVIN</text:p>
          </table:table-cell>
          <table:table-cell office:value-type="string">
            <text:p>Scheid Vineyards Inc.</text:p>
          </table:table-cell>
        </table:table-row>
        <table:table-row table:style-name="ro1">
          <table:table-cell office:value-type="string">
            <text:p>SVM</text:p>
          </table:table-cell>
          <table:table-cell office:value-type="string">
            <text:p>Silvercorp Metals Inc</text:p>
          </table:table-cell>
        </table:table-row>
        <table:table-row table:style-name="ro1">
          <table:table-cell office:value-type="string">
            <text:p>SVMK</text:p>
          </table:table-cell>
          <table:table-cell office:value-type="string">
            <text:p>SVMK Inc</text:p>
          </table:table-cell>
        </table:table-row>
        <table:table-row table:style-name="ro1">
          <table:table-cell office:value-type="string">
            <text:p>SVMN</text:p>
          </table:table-cell>
          <table:table-cell office:value-type="string">
            <text:p>Silverore Mines, Inc.</text:p>
          </table:table-cell>
        </table:table-row>
        <table:table-row table:style-name="ro1">
          <table:table-cell office:value-type="string">
            <text:p>SVNJ</text:p>
          </table:table-cell>
          <table:table-cell office:value-type="string">
            <text:p>727 Communications, Inc.</text:p>
          </table:table-cell>
        </table:table-row>
        <table:table-row table:style-name="ro1">
          <table:table-cell office:value-type="string">
            <text:p>SVRA</text:p>
          </table:table-cell>
          <table:table-cell office:value-type="string">
            <text:p>Savara Inc</text:p>
          </table:table-cell>
        </table:table-row>
        <table:table-row table:style-name="ro1">
          <table:table-cell office:value-type="string">
            <text:p>SVSE</text:p>
          </table:table-cell>
          <table:table-cell office:value-type="string">
            <text:p>Silver Star Energy, Inc.</text:p>
          </table:table-cell>
        </table:table-row>
        <table:table-row table:style-name="ro1">
          <table:table-cell office:value-type="string">
            <text:p>SVSO</text:p>
          </table:table-cell>
          <table:table-cell office:value-type="string">
            <text:p>SheerVision, Inc.</text:p>
          </table:table-cell>
        </table:table-row>
        <table:table-row table:style-name="ro1">
          <table:table-cell office:value-type="string">
            <text:p>SVT</text:p>
          </table:table-cell>
          <table:table-cell office:value-type="string">
            <text:p>Servotronics Inc</text:p>
          </table:table-cell>
        </table:table-row>
        <table:table-row table:style-name="ro1">
          <table:table-cell office:value-type="string">
            <text:p>SVTE</text:p>
          </table:table-cell>
          <table:table-cell office:value-type="string">
            <text:p>Service Team, Inc.</text:p>
          </table:table-cell>
        </table:table-row>
        <table:table-row table:style-name="ro1">
          <table:table-cell office:value-type="string">
            <text:p>SVTLQ</text:p>
          </table:table-cell>
          <table:table-cell office:value-type="string">
            <text:p>SiVault Systems, Inc.</text:p>
          </table:table-cell>
        </table:table-row>
        <table:table-row table:style-name="ro1">
          <table:table-cell office:value-type="string">
            <text:p>SVVB</text:p>
          </table:table-cell>
          <table:table-cell office:value-type="string">
            <text:p>Savi Financial Corporation</text:p>
          </table:table-cell>
        </table:table-row>
        <table:table-row table:style-name="ro1">
          <table:table-cell office:value-type="string">
            <text:p>SVVC</text:p>
          </table:table-cell>
          <table:table-cell office:value-type="string">
            <text:p>Firsthand Technology Value Fund Inc</text:p>
          </table:table-cell>
        </table:table-row>
        <table:table-row table:style-name="ro1">
          <table:table-cell office:value-type="string">
            <text:p>SVXA</text:p>
          </table:table-cell>
          <table:table-cell office:value-type="string">
            <text:p>Sovereign Exploration Associates International, Inc.</text:p>
          </table:table-cell>
        </table:table-row>
        <table:table-row table:style-name="ro1">
          <table:table-cell office:value-type="string">
            <text:p>SWAV</text:p>
          </table:table-cell>
          <table:table-cell office:value-type="string">
            <text:p>Shockwave Medical Inc</text:p>
          </table:table-cell>
        </table:table-row>
        <table:table-row table:style-name="ro1">
          <table:table-cell office:value-type="string">
            <text:p>SWBI</text:p>
          </table:table-cell>
          <table:table-cell office:value-type="string">
            <text:p>Smith &amp; Wesson Brands, Inc.</text:p>
          </table:table-cell>
        </table:table-row>
        <table:table-row table:style-name="ro1">
          <table:table-cell office:value-type="string">
            <text:p>SWCC</text:p>
          </table:table-cell>
          <table:table-cell office:value-type="string">
            <text:p>Southwest Casino Corp.</text:p>
          </table:table-cell>
        </table:table-row>
        <table:table-row table:style-name="ro1">
          <table:table-cell office:value-type="string">
            <text:p>SWCH</text:p>
          </table:table-cell>
          <table:table-cell office:value-type="string">
            <text:p>Switch Inc</text:p>
          </table:table-cell>
        </table:table-row>
        <table:table-row table:style-name="ro1">
          <table:table-cell office:value-type="string">
            <text:p>SWEE</text:p>
          </table:table-cell>
          <table:table-cell office:value-type="string">
            <text:p>SweeGen, Inc.</text:p>
          </table:table-cell>
        </table:table-row>
        <table:table-row table:style-name="ro1">
          <table:table-cell office:value-type="string">
            <text:p>SWHI</text:p>
          </table:table-cell>
          <table:table-cell office:value-type="string">
            <text:p>SW Innovative Holdings, Inc.</text:p>
          </table:table-cell>
        </table:table-row>
        <table:table-row table:style-name="ro1">
          <table:table-cell office:value-type="string">
            <text:p>SWI</text:p>
          </table:table-cell>
          <table:table-cell office:value-type="string">
            <text:p>SolarWinds Corp</text:p>
          </table:table-cell>
        </table:table-row>
        <table:table-row table:style-name="ro1">
          <table:table-cell office:value-type="string">
            <text:p>SWIOU</text:p>
          </table:table-cell>
          <table:table-cell office:value-type="string">
            <text:p>Southwest Iowa Renewable Energy LLC</text:p>
          </table:table-cell>
        </table:table-row>
        <table:table-row table:style-name="ro1">
          <table:table-cell office:value-type="string">
            <text:p>SWIR</text:p>
          </table:table-cell>
          <table:table-cell office:value-type="string">
            <text:p>Sierra Wireless Inc</text:p>
          </table:table-cell>
        </table:table-row>
        <table:table-row table:style-name="ro1">
          <table:table-cell office:value-type="string">
            <text:p>SWISF</text:p>
          </table:table-cell>
          <table:table-cell office:value-type="string">
            <text:p>GlobeX Data Ltd.</text:p>
          </table:table-cell>
        </table:table-row>
        <table:table-row table:style-name="ro1">
          <table:table-cell office:value-type="string">
            <text:p>SWK</text:p>
          </table:table-cell>
          <table:table-cell office:value-type="string">
            <text:p>Stanley Black &amp; Decker Inc</text:p>
          </table:table-cell>
        </table:table-row>
        <table:table-row table:style-name="ro1">
          <table:table-cell office:value-type="string">
            <text:p>SWKH</text:p>
          </table:table-cell>
          <table:table-cell office:value-type="string">
            <text:p>SWK Holdings Corp</text:p>
          </table:table-cell>
        </table:table-row>
        <table:table-row table:style-name="ro1">
          <table:table-cell office:value-type="string">
            <text:p>SWKS</text:p>
          </table:table-cell>
          <table:table-cell office:value-type="string">
            <text:p>Skyworks Solutions Inc</text:p>
          </table:table-cell>
        </table:table-row>
        <table:table-row table:style-name="ro1">
          <table:table-cell office:value-type="string">
            <text:p>SWM</text:p>
          </table:table-cell>
          <table:table-cell office:value-type="string">
            <text:p>Schweitzer-Mauduit International Inc</text:p>
          </table:table-cell>
        </table:table-row>
        <table:table-row table:style-name="ro1">
          <table:table-cell office:value-type="string">
            <text:p>SWMD</text:p>
          </table:table-cell>
          <table:table-cell office:value-type="string">
            <text:p>Starwin Media Holdings, Inc.</text:p>
          </table:table-cell>
        </table:table-row>
        <table:table-row table:style-name="ro1">
          <table:table-cell office:value-type="string">
            <text:p>SWN</text:p>
          </table:table-cell>
          <table:table-cell office:value-type="string">
            <text:p>Southwestern Energy Co</text:p>
          </table:table-cell>
        </table:table-row>
        <table:table-row table:style-name="ro1">
          <table:table-cell office:value-type="string">
            <text:p>SWNG</text:p>
          </table:table-cell>
          <table:table-cell office:value-type="string">
            <text:p>Swan Group of Companies, Inc.</text:p>
          </table:table-cell>
        </table:table-row>
        <table:table-row table:style-name="ro1">
          <table:table-cell office:value-type="string">
            <text:p>SWNM</text:p>
          </table:table-cell>
          <table:table-cell office:value-type="string">
            <text:p>Southwestern Medical Solutions, Inc.</text:p>
          </table:table-cell>
        </table:table-row>
        <table:table-row table:style-name="ro1">
          <table:table-cell office:value-type="string">
            <text:p>SWP</text:p>
          </table:table-cell>
          <table:table-cell office:value-type="string">
            <text:p>Stanley Black &amp; Decker Inc</text:p>
          </table:table-cell>
        </table:table-row>
        <table:table-row table:style-name="ro1">
          <table:table-cell office:value-type="string">
            <text:p>SWRI</text:p>
          </table:table-cell>
          <table:table-cell office:value-type="string">
            <text:p>Seawright Holdings, Inc.</text:p>
          </table:table-cell>
        </table:table-row>
        <table:table-row table:style-name="ro1">
          <table:table-cell office:value-type="string">
            <text:p>SWRL</text:p>
          </table:table-cell>
          <table:table-cell office:value-type="string">
            <text:p>U-Swirl, Inc.</text:p>
          </table:table-cell>
        </table:table-row>
        <table:table-row table:style-name="ro1">
          <table:table-cell office:value-type="string">
            <text:p>SWRM</text:p>
          </table:table-cell>
          <table:table-cell office:value-type="string">
            <text:p>AppSwarm, Inc.</text:p>
          </table:table-cell>
        </table:table-row>
        <table:table-row table:style-name="ro1">
          <table:table-cell office:value-type="string">
            <text:p>SWTX</text:p>
          </table:table-cell>
          <table:table-cell office:value-type="string">
            <text:p>SpringWorks Therapeutics Inc</text:p>
          </table:table-cell>
        </table:table-row>
        <table:table-row table:style-name="ro1">
          <table:table-cell office:value-type="string">
            <text:p>SWWI</text:p>
          </table:table-cell>
          <table:table-cell office:value-type="string">
            <text:p>Simon Worldwide, Inc.</text:p>
          </table:table-cell>
        </table:table-row>
        <table:table-row table:style-name="ro1">
          <table:table-cell office:value-type="string">
            <text:p>SWX</text:p>
          </table:table-cell>
          <table:table-cell office:value-type="string">
            <text:p>Southwest Gas Holdings Inc</text:p>
          </table:table-cell>
        </table:table-row>
        <table:table-row table:style-name="ro1">
          <table:table-cell office:value-type="string">
            <text:p>SWZ</text:p>
          </table:table-cell>
          <table:table-cell office:value-type="string">
            <text:p>Swiss Helvetia Fund Inc-The</text:p>
          </table:table-cell>
        </table:table-row>
        <table:table-row table:style-name="ro1">
          <table:table-cell office:value-type="string">
            <text:p>SXC</text:p>
          </table:table-cell>
          <table:table-cell office:value-type="string">
            <text:p>SunCoke Energy Inc</text:p>
          </table:table-cell>
        </table:table-row>
        <table:table-row table:style-name="ro1">
          <table:table-cell office:value-type="string">
            <text:p>SXI</text:p>
          </table:table-cell>
          <table:table-cell office:value-type="string">
            <text:p>Standex International Corp</text:p>
          </table:table-cell>
        </table:table-row>
        <table:table-row table:style-name="ro1">
          <table:table-cell office:value-type="string">
            <text:p>SXT</text:p>
          </table:table-cell>
          <table:table-cell office:value-type="string">
            <text:p>Sensient Technologies Corp</text:p>
          </table:table-cell>
        </table:table-row>
        <table:table-row table:style-name="ro1">
          <table:table-cell office:value-type="string">
            <text:p>SXTC</text:p>
          </table:table-cell>
          <table:table-cell office:value-type="string">
            <text:p>China SXT Pharmaceuticals Inc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o-Young International Inc</text:p>
          </table:table-cell>
        </table:table-row>
        <table:table-row table:style-name="ro1">
          <table:table-cell office:value-type="string">
            <text:p>SYBRQ</text:p>
          </table:table-cell>
          <table:table-cell office:value-type="string">
            <text:p>Synergy Brands, Inc.</text:p>
          </table:table-cell>
        </table:table-row>
        <table:table-row table:style-name="ro1">
          <table:table-cell office:value-type="string">
            <text:p>SYBT</text:p>
          </table:table-cell>
          <table:table-cell office:value-type="string">
            <text:p>Stock Yards Bancorp Inc</text:p>
          </table:table-cell>
        </table:table-row>
        <table:table-row table:style-name="ro1">
          <table:table-cell office:value-type="string">
            <text:p>SYBX</text:p>
          </table:table-cell>
          <table:table-cell office:value-type="string">
            <text:p>Synlogic Inc</text:p>
          </table:table-cell>
        </table:table-row>
        <table:table-row table:style-name="ro1">
          <table:table-cell office:value-type="string">
            <text:p>SYCRF</text:p>
          </table:table-cell>
          <table:table-cell office:value-type="string">
            <text:p>Syncora Holdings Ltd.</text:p>
          </table:table-cell>
        </table:table-row>
        <table:table-row table:style-name="ro1">
          <table:table-cell office:value-type="string">
            <text:p>SYDW</text:p>
          </table:table-cell>
          <table:table-cell office:value-type="string">
            <text:p>Shenzhen Yidian Double Way of Innovation Culture Media Corp.</text:p>
          </table:table-cell>
        </table:table-row>
        <table:table-row table:style-name="ro1">
          <table:table-cell office:value-type="string">
            <text:p>SYEV</text:p>
          </table:table-cell>
          <table:table-cell office:value-type="string">
            <text:p>Seychelle Environmental Technologies, Inc.</text:p>
          </table:table-cell>
        </table:table-row>
        <table:table-row table:style-name="ro1">
          <table:table-cell office:value-type="string">
            <text:p>SYF</text:p>
          </table:table-cell>
          <table:table-cell office:value-type="string">
            <text:p>Synchrony Financial</text:p>
          </table:table-cell>
        </table:table-row>
        <table:table-row table:style-name="ro1">
          <table:table-cell office:value-type="string">
            <text:p>SYF-A</text:p>
          </table:table-cell>
          <table:table-cell office:value-type="string">
            <text:p>Synchrony Financial</text:p>
          </table:table-cell>
        </table:table-row>
        <table:table-row table:style-name="ro1">
          <table:table-cell office:value-type="string">
            <text:p>SYHO</text:p>
          </table:table-cell>
          <table:table-cell office:value-type="string">
            <text:p>Synergie Wellness Products, Inc.</text:p>
          </table:table-cell>
        </table:table-row>
        <table:table-row table:style-name="ro1">
          <table:table-cell office:value-type="string">
            <text:p>SYK</text:p>
          </table:table-cell>
          <table:table-cell office:value-type="string">
            <text:p>Stryker Corp</text:p>
          </table:table-cell>
        </table:table-row>
        <table:table-row table:style-name="ro1">
          <table:table-cell office:value-type="string">
            <text:p>SYKE</text:p>
          </table:table-cell>
          <table:table-cell office:value-type="string">
            <text:p>Sykes Enterprises Inc</text:p>
          </table:table-cell>
        </table:table-row>
        <table:table-row table:style-name="ro1">
          <table:table-cell office:value-type="string">
            <text:p>SYN</text:p>
          </table:table-cell>
          <table:table-cell office:value-type="string">
            <text:p>Synthetic Biologics Inc</text:p>
          </table:table-cell>
        </table:table-row>
        <table:table-row table:style-name="ro1">
          <table:table-cell office:value-type="string">
            <text:p>SYNA</text:p>
          </table:table-cell>
          <table:table-cell office:value-type="string">
            <text:p>Synaptics Inc</text:p>
          </table:table-cell>
        </table:table-row>
        <table:table-row table:style-name="ro1">
          <table:table-cell office:value-type="string">
            <text:p>SYNC</text:p>
          </table:table-cell>
          <table:table-cell office:value-type="string">
            <text:p>Synacor Inc</text:p>
          </table:table-cell>
        </table:table-row>
        <table:table-row table:style-name="ro1">
          <table:table-cell office:value-type="string">
            <text:p>SYNH</text:p>
          </table:table-cell>
          <table:table-cell office:value-type="string">
            <text:p>Syneos Health Inc</text:p>
          </table:table-cell>
        </table:table-row>
        <table:table-row table:style-name="ro1">
          <table:table-cell office:value-type="string">
            <text:p>SYNI</text:p>
          </table:table-cell>
          <table:table-cell office:value-type="string">
            <text:p>Synvista Therapeutics, Inc.</text:p>
          </table:table-cell>
        </table:table-row>
        <table:table-row table:style-name="ro1">
          <table:table-cell office:value-type="string">
            <text:p>SYNJ</text:p>
          </table:table-cell>
          <table:table-cell office:value-type="string">
            <text:p>Day TradeXchange, Inc.</text:p>
          </table:table-cell>
        </table:table-row>
        <table:table-row table:style-name="ro1">
          <table:table-cell office:value-type="string">
            <text:p>SYNL</text:p>
          </table:table-cell>
          <table:table-cell office:value-type="string">
            <text:p>Synalloy Corp</text:p>
          </table:table-cell>
        </table:table-row>
        <table:table-row table:style-name="ro1">
          <table:table-cell office:value-type="string">
            <text:p>SYPR</text:p>
          </table:table-cell>
          <table:table-cell office:value-type="string">
            <text:p>Sypris Solutions Inc</text:p>
          </table:table-cell>
        </table:table-row>
        <table:table-row table:style-name="ro1">
          <table:table-cell office:value-type="string">
            <text:p>SYPT</text:p>
          </table:table-cell>
          <table:table-cell office:value-type="string">
            <text:p>Scrypt, Inc.</text:p>
          </table:table-cell>
        </table:table-row>
        <table:table-row table:style-name="ro1">
          <table:table-cell office:value-type="string">
            <text:p>SYRS</text:p>
          </table:table-cell>
          <table:table-cell office:value-type="string">
            <text:p>Syros Pharmaceuticals Inc</text:p>
          </table:table-cell>
        </table:table-row>
        <table:table-row table:style-name="ro1">
          <table:table-cell office:value-type="string">
            <text:p>SYRSW</text:p>
          </table:table-cell>
          <table:table-cell office:value-type="string">
            <text:p>Syros Pharmaceuticals, Inc.</text:p>
          </table:table-cell>
        </table:table-row>
        <table:table-row table:style-name="ro1">
          <table:table-cell office:value-type="string">
            <text:p>SYSX</text:p>
          </table:table-cell>
          <table:table-cell office:value-type="string">
            <text:p>Sysorex Inc.</text:p>
          </table:table-cell>
        </table:table-row>
        <table:table-row table:style-name="ro1">
          <table:table-cell office:value-type="string">
            <text:p>SYVC</text:p>
          </table:table-cell>
          <table:table-cell office:value-type="string">
            <text:p>Synovics Pharmaceuticals, Inc.</text:p>
          </table:table-cell>
        </table:table-row>
        <table:table-row table:style-name="ro1">
          <table:table-cell office:value-type="string">
            <text:p>SYVN</text:p>
          </table:table-cell>
          <table:table-cell office:value-type="string">
            <text:p>Sycamore Ventures, Inc.</text:p>
          </table:table-cell>
        </table:table-row>
        <table:table-row table:style-name="ro1">
          <table:table-cell office:value-type="string">
            <text:p>SYX</text:p>
          </table:table-cell>
          <table:table-cell office:value-type="string">
            <text:p>Systemax Inc</text:p>
          </table:table-cell>
        </table:table-row>
        <table:table-row table:style-name="ro1">
          <table:table-cell office:value-type="string">
            <text:p>SYY</text:p>
          </table:table-cell>
          <table:table-cell office:value-type="string">
            <text:p>Sysco Corp</text:p>
          </table:table-cell>
        </table:table-row>
        <table:table-row table:style-name="ro1">
          <table:table-cell office:value-type="string">
            <text:p>SZBI</text:p>
          </table:table-cell>
          <table:table-cell office:value-type="string">
            <text:p>SouthFirst Bancshares, Inc.</text:p>
          </table:table-cell>
        </table:table-row>
        <table:table-row table:style-name="ro1">
          <table:table-cell office:value-type="string">
            <text:p>SZC</text:p>
          </table:table-cell>
          <table:table-cell office:value-type="string">
            <text:p>Cushing Renaissance Fund-The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AT&amp;T Inc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TravelCenters of America LLC</text:p>
          </table:table-cell>
        </table:table-row>
        <table:table-row table:style-name="ro1">
          <table:table-cell office:value-type="string">
            <text:p>T-A</text:p>
          </table:table-cell>
          <table:table-cell office:value-type="string">
            <text:p>AT&amp;T Inc</text:p>
          </table:table-cell>
        </table:table-row>
        <table:table-row table:style-name="ro1">
          <table:table-cell office:value-type="string">
            <text:p>TAC</text:p>
          </table:table-cell>
          <table:table-cell office:value-type="string">
            <text:p>TransAlta Corp</text:p>
          </table:table-cell>
        </table:table-row>
        <table:table-row table:style-name="ro1">
          <table:table-cell office:value-type="string">
            <text:p>TACI</text:p>
          </table:table-cell>
          <table:table-cell office:value-type="string">
            <text:p>TransAtlantic Capital Inc.</text:p>
          </table:table-cell>
        </table:table-row>
        <table:table-row table:style-name="ro1">
          <table:table-cell office:value-type="string">
            <text:p>TACO</text:p>
          </table:table-cell>
          <table:table-cell office:value-type="string">
            <text:p>Del Taco Restaurants Inc</text:p>
          </table:table-cell>
        </table:table-row>
        <table:table-row table:style-name="ro1">
          <table:table-cell office:value-type="string">
            <text:p>TACT</text:p>
          </table:table-cell>
          <table:table-cell office:value-type="string">
            <text:p>TransAct Technologies Inc</text:p>
          </table:table-cell>
        </table:table-row>
        <table:table-row table:style-name="ro1">
          <table:table-cell office:value-type="string">
            <text:p>TAER</text:p>
          </table:table-cell>
          <table:table-cell office:value-type="string">
            <text:p>Tarsier Ltd.</text:p>
          </table:table-cell>
        </table:table-row>
        <table:table-row table:style-name="ro1">
          <table:table-cell office:value-type="string">
            <text:p>TAGP</text:p>
          </table:table-cell>
          <table:table-cell office:value-type="string">
            <text:p>Tristar Acquisition Group</text:p>
          </table:table-cell>
        </table:table-row>
        <table:table-row table:style-name="ro1">
          <table:table-cell office:value-type="string">
            <text:p>TAIT</text:p>
          </table:table-cell>
          <table:table-cell office:value-type="string">
            <text:p>Taitron Components Inc</text:p>
          </table:table-cell>
        </table:table-row>
        <table:table-row table:style-name="ro1">
          <table:table-cell office:value-type="string">
            <text:p>TAK</text:p>
          </table:table-cell>
          <table:table-cell office:value-type="string">
            <text:p>Takeda Pharmaceutical Co Ltd</text:p>
          </table:table-cell>
        </table:table-row>
        <table:table-row table:style-name="ro1">
          <table:table-cell office:value-type="string">
            <text:p>TAL</text:p>
          </table:table-cell>
          <table:table-cell office:value-type="string">
            <text:p>TAL Education Group</text:p>
          </table:table-cell>
        </table:table-row>
        <table:table-row table:style-name="ro1">
          <table:table-cell office:value-type="string">
            <text:p>TALC</text:p>
          </table:table-cell>
          <table:table-cell office:value-type="string">
            <text:p>Tal-Cap, Inc.</text:p>
          </table:table-cell>
        </table:table-row>
        <table:table-row table:style-name="ro1">
          <table:table-cell office:value-type="string">
            <text:p>TALN</text:p>
          </table:table-cell>
          <table:table-cell office:value-type="string">
            <text:p>Talon International, Inc.</text:p>
          </table:table-cell>
        </table:table-row>
        <table:table-row table:style-name="ro1">
          <table:table-cell office:value-type="string">
            <text:p>TALO</text:p>
          </table:table-cell>
          <table:table-cell office:value-type="string">
            <text:p>Talos Energy Inc</text:p>
          </table:table-cell>
        </table:table-row>
        <table:table-row table:style-name="ro1">
          <table:table-cell office:value-type="string">
            <text:p>TAMG</text:p>
          </table:table-cell>
          <table:table-cell office:value-type="string">
            <text:p>Transnational Group, Inc.</text:p>
          </table:table-cell>
        </table:table-row>
        <table:table-row table:style-name="ro1">
          <table:table-cell office:value-type="string">
            <text:p>TANH</text:p>
          </table:table-cell>
          <table:table-cell office:value-type="string">
            <text:p>Tantech Holdings Ltd</text:p>
          </table:table-cell>
        </table:table-row>
        <table:table-row table:style-name="ro1">
          <table:table-cell office:value-type="string">
            <text:p>TANNI</text:p>
          </table:table-cell>
          <table:table-cell office:value-type="string">
            <text:p>TravelCenters of America LLC</text:p>
          </table:table-cell>
        </table:table-row>
        <table:table-row table:style-name="ro1">
          <table:table-cell office:value-type="string">
            <text:p>TANNL</text:p>
          </table:table-cell>
          <table:table-cell office:value-type="string">
            <text:p>TravelCenters of America LLC</text:p>
          </table:table-cell>
        </table:table-row>
        <table:table-row table:style-name="ro1">
          <table:table-cell office:value-type="string">
            <text:p>TANNZ</text:p>
          </table:table-cell>
          <table:table-cell office:value-type="string">
            <text:p>TravelCenters of America LLC</text:p>
          </table:table-cell>
        </table:table-row>
        <table:table-row table:style-name="ro1">
          <table:table-cell office:value-type="string">
            <text:p>TAOP</text:p>
          </table:table-cell>
          <table:table-cell office:value-type="string">
            <text:p>Taoping Inc</text:p>
          </table:table-cell>
        </table:table-row>
        <table:table-row table:style-name="ro1">
          <table:table-cell office:value-type="string">
            <text:p>TAP</text:p>
          </table:table-cell>
          <table:table-cell office:value-type="string">
            <text:p>Molson Coors Brewing Co</text:p>
          </table:table-cell>
        </table:table-row>
        <table:table-row table:style-name="ro1">
          <table:table-cell office:value-type="string">
            <text:p>TAP.A</text:p>
          </table:table-cell>
          <table:table-cell office:value-type="string">
            <text:p>Molson Coors Brewing Co</text:p>
          </table:table-cell>
        </table:table-row>
        <table:table-row table:style-name="ro1">
          <table:table-cell office:value-type="string">
            <text:p>TAPM</text:p>
          </table:table-cell>
          <table:table-cell office:value-type="string">
            <text:p>Tapinator, Inc.</text:p>
          </table:table-cell>
        </table:table-row>
        <table:table-row table:style-name="ro1">
          <table:table-cell office:value-type="string">
            <text:p>TAPM</text:p>
          </table:table-cell>
          <table:table-cell office:value-type="string">
            <text:p>Tapinator, Inc.</text:p>
          </table:table-cell>
        </table:table-row>
        <table:table-row table:style-name="ro1">
          <table:table-cell office:value-type="string">
            <text:p>TAPP</text:p>
          </table:table-cell>
          <table:table-cell office:value-type="string">
            <text:p>Tap Resources, Inc.</text:p>
          </table:table-cell>
        </table:table-row>
        <table:table-row table:style-name="ro1">
          <table:table-cell office:value-type="string">
            <text:p>TARA</text:p>
          </table:table-cell>
          <table:table-cell office:value-type="string">
            <text:p>ArTara Therapeutics Inc</text:p>
          </table:table-cell>
        </table:table-row>
        <table:table-row table:style-name="ro1">
          <table:table-cell office:value-type="string">
            <text:p>TARO</text:p>
          </table:table-cell>
          <table:table-cell office:value-type="string">
            <text:p>Taro Pharmaceutical Industries Ltd</text:p>
          </table:table-cell>
        </table:table-row>
        <table:table-row table:style-name="ro1">
          <table:table-cell office:value-type="string">
            <text:p>TARS</text:p>
          </table:table-cell>
          <table:table-cell office:value-type="string">
            <text:p>Tarsus Pharmaceuticals Inc</text:p>
          </table:table-cell>
        </table:table-row>
        <table:table-row table:style-name="ro1">
          <table:table-cell office:value-type="string">
            <text:p>TAST</text:p>
          </table:table-cell>
          <table:table-cell office:value-type="string">
            <text:p>Carrols Restaurant Group Inc</text:p>
          </table:table-cell>
        </table:table-row>
        <table:table-row table:style-name="ro1">
          <table:table-cell office:value-type="string">
            <text:p>TASY</text:p>
          </table:table-cell>
          <table:table-cell office:value-type="string">
            <text:p>Tanxia System, Inc.</text:p>
          </table:table-cell>
        </table:table-row>
        <table:table-row table:style-name="ro1">
          <table:table-cell office:value-type="string">
            <text:p>TAT</text:p>
          </table:table-cell>
          <table:table-cell office:value-type="string">
            <text:p>TransAtlantic Petroleum Ltd</text:p>
          </table:table-cell>
        </table:table-row>
        <table:table-row table:style-name="ro1">
          <table:table-cell office:value-type="string">
            <text:p>TATD</text:p>
          </table:table-cell>
          <table:table-cell office:value-type="string">
            <text:p>Tatyana Designs, Inc.</text:p>
          </table:table-cell>
        </table:table-row>
        <table:table-row table:style-name="ro1">
          <table:table-cell office:value-type="string">
            <text:p>TATT</text:p>
          </table:table-cell>
          <table:table-cell office:value-type="string">
            <text:p>TAT Technologies Ltd</text:p>
          </table:table-cell>
        </table:table-row>
        <table:table-row table:style-name="ro1">
          <table:table-cell office:value-type="string">
            <text:p>TAUG</text:p>
          </table:table-cell>
          <table:table-cell office:value-type="string">
            <text:p>Tauriga Sciences, Inc.</text:p>
          </table:table-cell>
        </table:table-row>
        <table:table-row table:style-name="ro1">
          <table:table-cell office:value-type="string">
            <text:p>TAUX</text:p>
          </table:table-cell>
          <table:table-cell office:value-type="string">
            <text:p>Terre Aux Boeufs Land Co., Inc.</text:p>
          </table:table-cell>
        </table:table-row>
        <table:table-row table:style-name="ro1">
          <table:table-cell office:value-type="string">
            <text:p>TAYD</text:p>
          </table:table-cell>
          <table:table-cell office:value-type="string">
            <text:p>Taylor Devices Inc</text:p>
          </table:table-cell>
        </table:table-row>
        <table:table-row table:style-name="ro1">
          <table:table-cell office:value-type="string">
            <text:p>TAYO</text:p>
          </table:table-cell>
          <table:table-cell office:value-type="string">
            <text:p>Taylor Consulting, Inc.</text:p>
          </table:table-cell>
        </table:table-row>
        <table:table-row table:style-name="ro1">
          <table:table-cell office:value-type="string">
            <text:p>TBACQ</text:p>
          </table:table-cell>
          <table:table-cell office:value-type="string">
            <text:p>Tandy Brands Accessories, Inc.</text:p>
          </table:table-cell>
        </table:table-row>
        <table:table-row table:style-name="ro1">
          <table:table-cell office:value-type="string">
            <text:p>TBB</text:p>
          </table:table-cell>
          <table:table-cell office:value-type="string">
            <text:p>AT&amp;T Inc</text:p>
          </table:table-cell>
        </table:table-row>
        <table:table-row table:style-name="ro1">
          <table:table-cell office:value-type="string">
            <text:p>TBBK</text:p>
          </table:table-cell>
          <table:table-cell office:value-type="string">
            <text:p>Bancorp Inc-The</text:p>
          </table:table-cell>
        </table:table-row>
        <table:table-row table:style-name="ro1">
          <table:table-cell office:value-type="string">
            <text:p>TBEV</text:p>
          </table:table-cell>
          <table:table-cell office:value-type="string">
            <text:p>High Performance Beverages Co</text:p>
          </table:table-cell>
        </table:table-row>
        <table:table-row table:style-name="ro1">
          <table:table-cell office:value-type="string">
            <text:p>TBI</text:p>
          </table:table-cell>
          <table:table-cell office:value-type="string">
            <text:p>TrueBlue Inc</text:p>
          </table:table-cell>
        </table:table-row>
        <table:table-row table:style-name="ro1">
          <table:table-cell office:value-type="string">
            <text:p>TBIO</text:p>
          </table:table-cell>
          <table:table-cell office:value-type="string">
            <text:p>Translate Bio Inc</text:p>
          </table:table-cell>
        </table:table-row>
        <table:table-row table:style-name="ro1">
          <table:table-cell office:value-type="string">
            <text:p>TBK</text:p>
          </table:table-cell>
          <table:table-cell office:value-type="string">
            <text:p>Triumph Bancorp Inc</text:p>
          </table:table-cell>
        </table:table-row>
        <table:table-row table:style-name="ro1">
          <table:table-cell office:value-type="string">
            <text:p>TBLT</text:p>
          </table:table-cell>
          <table:table-cell office:value-type="string">
            <text:p>Toughbuilt Industries Inc</text:p>
          </table:table-cell>
        </table:table-row>
        <table:table-row table:style-name="ro1">
          <table:table-cell office:value-type="string">
            <text:p>TBLZ</text:p>
          </table:table-cell>
          <table:table-cell office:value-type="string">
            <text:p>Trailblazer Resources, Inc.</text:p>
          </table:table-cell>
        </table:table-row>
        <table:table-row table:style-name="ro1">
          <table:table-cell office:value-type="string">
            <text:p>TBNK</text:p>
          </table:table-cell>
          <table:table-cell office:value-type="string">
            <text:p>Territorial Bancorp Inc</text:p>
          </table:table-cell>
        </table:table-row>
        <table:table-row table:style-name="ro1">
          <table:table-cell office:value-type="string">
            <text:p>TBPH</text:p>
          </table:table-cell>
          <table:table-cell office:value-type="string">
            <text:p>Theravance Biopharma Inc</text:p>
          </table:table-cell>
        </table:table-row>
        <table:table-row table:style-name="ro1">
          <table:table-cell office:value-type="string">
            <text:p>TBTC</text:p>
          </table:table-cell>
          <table:table-cell office:value-type="string">
            <text:p>Table Trac, Inc.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uanChe Ltd</text:p>
          </table:table-cell>
        </table:table-row>
        <table:table-row table:style-name="ro1">
          <table:table-cell office:value-type="string">
            <text:p>T-C</text:p>
          </table:table-cell>
          <table:table-cell office:value-type="string">
            <text:p>Tutor Perini Corp</text:p>
          </table:table-cell>
        </table:table-row>
        <table:table-row table:style-name="ro1">
          <table:table-cell office:value-type="string">
            <text:p>TCBI</text:p>
          </table:table-cell>
          <table:table-cell office:value-type="string">
            <text:p>Texas Capital Bancshares Inc</text:p>
          </table:table-cell>
        </table:table-row>
        <table:table-row table:style-name="ro1">
          <table:table-cell office:value-type="string">
            <text:p>TCBIL</text:p>
          </table:table-cell>
          <table:table-cell office:value-type="string">
            <text:p>Texas Capital Bancshares Inc</text:p>
          </table:table-cell>
        </table:table-row>
        <table:table-row table:style-name="ro1">
          <table:table-cell office:value-type="string">
            <text:p>TCBIP</text:p>
          </table:table-cell>
          <table:table-cell office:value-type="string">
            <text:p>Texas Capital Bancshares Inc</text:p>
          </table:table-cell>
        </table:table-row>
        <table:table-row table:style-name="ro1">
          <table:table-cell office:value-type="string">
            <text:p>TCBK</text:p>
          </table:table-cell>
          <table:table-cell office:value-type="string">
            <text:p>TriCo Bancshares</text:p>
          </table:table-cell>
        </table:table-row>
        <table:table-row table:style-name="ro1">
          <table:table-cell office:value-type="string">
            <text:p>TCCO</text:p>
          </table:table-cell>
          <table:table-cell office:value-type="string">
            <text:p>Technical Communications Corp</text:p>
          </table:table-cell>
        </table:table-row>
        <table:table-row table:style-name="ro1">
          <table:table-cell office:value-type="string">
            <text:p>TCDA</text:p>
          </table:table-cell>
          <table:table-cell office:value-type="string">
            <text:p>Tricida Inc</text:p>
          </table:table-cell>
        </table:table-row>
        <table:table-row table:style-name="ro1">
          <table:table-cell office:value-type="string">
            <text:p>TCEC</text:p>
          </table:table-cell>
          <table:table-cell office:value-type="string">
            <text:p>TransCoastal Corporation</text:p>
          </table:table-cell>
        </table:table-row>
        <table:table-row table:style-name="ro1">
          <table:table-cell office:value-type="string">
            <text:p>TCF</text:p>
          </table:table-cell>
          <table:table-cell office:value-type="string">
            <text:p>TCF Financial Corp</text:p>
          </table:table-cell>
        </table:table-row>
        <table:table-row table:style-name="ro1">
          <table:table-cell office:value-type="string">
            <text:p>TCF</text:p>
          </table:table-cell>
          <table:table-cell office:value-type="string">
            <text:p>TCF Financial Corp</text:p>
          </table:table-cell>
        </table:table-row>
        <table:table-row table:style-name="ro1">
          <table:table-cell office:value-type="string">
            <text:p>TCFC</text:p>
          </table:table-cell>
          <table:table-cell office:value-type="string">
            <text:p>Community Financial Corp-The</text:p>
          </table:table-cell>
        </table:table-row>
        <table:table-row table:style-name="ro1">
          <table:table-cell office:value-type="string">
            <text:p>TCFCP</text:p>
          </table:table-cell>
          <table:table-cell office:value-type="string">
            <text:p>TCF Financial Corp</text:p>
          </table:table-cell>
        </table:table-row>
        <table:table-row table:style-name="ro1">
          <table:table-cell office:value-type="string">
            <text:p>TCGN</text:p>
          </table:table-cell>
          <table:table-cell office:value-type="string">
            <text:p>Technology General Corp.</text:p>
          </table:table-cell>
        </table:table-row>
        <table:table-row table:style-name="ro1">
          <table:table-cell office:value-type="string">
            <text:p>TCHC</text:p>
          </table:table-cell>
          <table:table-cell office:value-type="string">
            <text:p>Tech Central, Inc.</text:p>
          </table:table-cell>
        </table:table-row>
        <table:table-row table:style-name="ro1">
          <table:table-cell office:value-type="string">
            <text:p>TCHH</text:p>
          </table:table-cell>
          <table:table-cell office:value-type="string">
            <text:p>Trustcash Holdings, Inc.</text:p>
          </table:table-cell>
        </table:table-row>
        <table:table-row table:style-name="ro1">
          <table:table-cell office:value-type="string">
            <text:p>TCHL</text:p>
          </table:table-cell>
          <table:table-cell office:value-type="string">
            <text:p>Techlabs, Inc.</text:p>
          </table:table-cell>
        </table:table-row>
        <table:table-row table:style-name="ro1">
          <table:table-cell office:value-type="string">
            <text:p>TCI</text:p>
          </table:table-cell>
          <table:table-cell office:value-type="string">
            <text:p>Transcontinental Realty Investors Inc</text:p>
          </table:table-cell>
        </table:table-row>
        <table:table-row table:style-name="ro1">
          <table:table-cell office:value-type="string">
            <text:p>TCMD</text:p>
          </table:table-cell>
          <table:table-cell office:value-type="string">
            <text:p>Tactile Systems Technology Inc</text:p>
          </table:table-cell>
        </table:table-row>
        <table:table-row table:style-name="ro1">
          <table:table-cell office:value-type="string">
            <text:p>TCNB</text:p>
          </table:table-cell>
          <table:table-cell office:value-type="string">
            <text:p>Town Center Bank (IL)</text:p>
          </table:table-cell>
        </table:table-row>
        <table:table-row table:style-name="ro1">
          <table:table-cell office:value-type="string">
            <text:p>TCNNF</text:p>
          </table:table-cell>
          <table:table-cell office:value-type="string">
            <text:p>Trulieve Cannabis Corporation</text:p>
          </table:table-cell>
        </table:table-row>
        <table:table-row table:style-name="ro1">
          <table:table-cell office:value-type="string">
            <text:p>TCNT</text:p>
          </table:table-cell>
          <table:table-cell office:value-type="string">
            <text:p>Toucan Interactive Corp.</text:p>
          </table:table-cell>
        </table:table-row>
        <table:table-row table:style-name="ro1">
          <table:table-cell office:value-type="string">
            <text:p>TCO</text:p>
          </table:table-cell>
          <table:table-cell office:value-type="string">
            <text:p>Taubman Centers Inc</text:p>
          </table:table-cell>
        </table:table-row>
        <table:table-row table:style-name="ro1">
          <table:table-cell office:value-type="string">
            <text:p>TCO-J</text:p>
          </table:table-cell>
          <table:table-cell office:value-type="string">
            <text:p>Taubman Centers Inc</text:p>
          </table:table-cell>
        </table:table-row>
        <table:table-row table:style-name="ro1">
          <table:table-cell office:value-type="string">
            <text:p>TCO-K</text:p>
          </table:table-cell>
          <table:table-cell office:value-type="string">
            <text:p>Taubman Centers Inc</text:p>
          </table:table-cell>
        </table:table-row>
        <table:table-row table:style-name="ro1">
          <table:table-cell office:value-type="string">
            <text:p>TCOM</text:p>
          </table:table-cell>
          <table:table-cell office:value-type="string">
            <text:p>Trip.com Group Ltd</text:p>
          </table:table-cell>
        </table:table-row>
        <table:table-row table:style-name="ro1">
          <table:table-cell office:value-type="string">
            <text:p>TCON</text:p>
          </table:table-cell>
          <table:table-cell office:value-type="string">
            <text:p>Tracon Pharmaceuticals Inc</text:p>
          </table:table-cell>
        </table:table-row>
        <table:table-row table:style-name="ro1">
          <table:table-cell office:value-type="string">
            <text:p>TCON</text:p>
          </table:table-cell>
          <table:table-cell office:value-type="string">
            <text:p>Tracon Pharmaceuticals Inc</text:p>
          </table:table-cell>
        </table:table-row>
        <table:table-row table:style-name="ro1">
          <table:table-cell office:value-type="string">
            <text:p>TCOR</text:p>
          </table:table-cell>
          <table:table-cell office:value-type="string">
            <text:p>TreeCon Resources, Inc.</text:p>
          </table:table-cell>
        </table:table-row>
        <table:table-row table:style-name="ro1">
          <table:table-cell office:value-type="string">
            <text:p>TCP</text:p>
          </table:table-cell>
          <table:table-cell office:value-type="string">
            <text:p>TC PipeLines LP</text:p>
          </table:table-cell>
        </table:table-row>
        <table:table-row table:style-name="ro1">
          <table:table-cell office:value-type="string">
            <text:p>TCPC</text:p>
          </table:table-cell>
          <table:table-cell office:value-type="string">
            <text:p>BlackRock TCP Capital Corp</text:p>
          </table:table-cell>
        </table:table-row>
        <table:table-row table:style-name="ro1">
          <table:table-cell office:value-type="string">
            <text:p>TCRR</text:p>
          </table:table-cell>
          <table:table-cell office:value-type="string">
            <text:p>TCR2 Therapeutics Inc</text:p>
          </table:table-cell>
        </table:table-row>
        <table:table-row table:style-name="ro1">
          <table:table-cell office:value-type="string">
            <text:p>TCRZ</text:p>
          </table:table-cell>
          <table:table-cell office:value-type="string">
            <text:p>THL Credit Inc</text:p>
          </table:table-cell>
        </table:table-row>
        <table:table-row table:style-name="ro1">
          <table:table-cell office:value-type="string">
            <text:p>TCS</text:p>
          </table:table-cell>
          <table:table-cell office:value-type="string">
            <text:p>Container Store Group Inc-The</text:p>
          </table:table-cell>
        </table:table-row>
        <table:table-row table:style-name="ro1">
          <table:table-cell office:value-type="string">
            <text:p>TCX</text:p>
          </table:table-cell>
          <table:table-cell office:value-type="string">
            <text:p>Tucows Inc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Toronto-Dominion Bank-The</text:p>
          </table:table-cell>
        </table:table-row>
        <table:table-row table:style-name="ro1">
          <table:table-cell office:value-type="string">
            <text:p>TDA</text:p>
          </table:table-cell>
          <table:table-cell office:value-type="string">
            <text:p>Telephone &amp; Data Systems Inc</text:p>
          </table:table-cell>
        </table:table-row>
        <table:table-row table:style-name="ro1">
          <table:table-cell office:value-type="string">
            <text:p>TDAC</text:p>
          </table:table-cell>
          <table:table-cell office:value-type="string">
            <text:p>Trident Acquisitions Corp</text:p>
          </table:table-cell>
        </table:table-row>
        <table:table-row table:style-name="ro1">
          <table:table-cell office:value-type="string">
            <text:p>TDC</text:p>
          </table:table-cell>
          <table:table-cell office:value-type="string">
            <text:p>Teradata Corp</text:p>
          </table:table-cell>
        </table:table-row>
        <table:table-row table:style-name="ro1">
          <table:table-cell office:value-type="string">
            <text:p>TDCH</text:p>
          </table:table-cell>
          <table:table-cell office:value-type="string">
            <text:p>30DC, Inc.</text:p>
          </table:table-cell>
        </table:table-row>
        <table:table-row table:style-name="ro1">
          <table:table-cell office:value-type="string">
            <text:p>TDE</text:p>
          </table:table-cell>
          <table:table-cell office:value-type="string">
            <text:p>Telephone &amp; Data Systems Inc</text:p>
          </table:table-cell>
        </table:table-row>
        <table:table-row table:style-name="ro1">
          <table:table-cell office:value-type="string">
            <text:p>TDF</text:p>
          </table:table-cell>
          <table:table-cell office:value-type="string">
            <text:p>Templeton Dragon Fund Inc</text:p>
          </table:table-cell>
        </table:table-row>
        <table:table-row table:style-name="ro1">
          <table:table-cell office:value-type="string">
            <text:p>TDG</text:p>
          </table:table-cell>
          <table:table-cell office:value-type="string">
            <text:p>TransDigm Group Inc</text:p>
          </table:table-cell>
        </table:table-row>
        <table:table-row table:style-name="ro1">
          <table:table-cell office:value-type="string">
            <text:p>TDI</text:p>
          </table:table-cell>
          <table:table-cell office:value-type="string">
            <text:p>Telephone &amp; Data Systems Inc</text:p>
          </table:table-cell>
        </table:table-row>
        <table:table-row table:style-name="ro1">
          <table:table-cell office:value-type="string">
            <text:p>TDJ</text:p>
          </table:table-cell>
          <table:table-cell office:value-type="string">
            <text:p>Telephone &amp; Data Systems Inc</text:p>
          </table:table-cell>
        </table:table-row>
        <table:table-row table:style-name="ro1">
          <table:table-cell office:value-type="string">
            <text:p>TDNT</text:p>
          </table:table-cell>
          <table:table-cell office:value-type="string">
            <text:p>Trident Brands Inc</text:p>
          </table:table-cell>
        </table:table-row>
        <table:table-row table:style-name="ro1">
          <table:table-cell office:value-type="string">
            <text:p>TDOC</text:p>
          </table:table-cell>
          <table:table-cell office:value-type="string">
            <text:p>Teladoc Health Inc</text:p>
          </table:table-cell>
        </table:table-row>
        <table:table-row table:style-name="ro1">
          <table:table-cell office:value-type="string">
            <text:p>TDS</text:p>
          </table:table-cell>
          <table:table-cell office:value-type="string">
            <text:p>Telephone &amp; Data Systems Inc</text:p>
          </table:table-cell>
        </table:table-row>
        <table:table-row table:style-name="ro1">
          <table:table-cell office:value-type="string">
            <text:p>TDSNA</text:p>
          </table:table-cell>
          <table:table-cell office:value-type="string">
            <text:p>Telephone &amp; Data Systems</text:p>
          </table:table-cell>
        </table:table-row>
        <table:table-row table:style-name="ro1">
          <table:table-cell office:value-type="string">
            <text:p>TDW</text:p>
          </table:table-cell>
          <table:table-cell office:value-type="string">
            <text:p>Tidewater Inc</text:p>
          </table:table-cell>
        </table:table-row>
        <table:table-row table:style-name="ro1">
          <table:table-cell office:value-type="string">
            <text:p>TDY</text:p>
          </table:table-cell>
          <table:table-cell office:value-type="string">
            <text:p>Teledyne Technologies Inc</text:p>
          </table:table-cell>
        </table:table-row>
        <table:table-row table:style-name="ro1">
          <table:table-cell office:value-type="string">
            <text:p>TDYT</text:p>
          </table:table-cell>
          <table:table-cell office:value-type="string">
            <text:p>Thermodynetics, Inc.</text:p>
          </table:table-cell>
        </table:table-row>
        <table:table-row table:style-name="ro1">
          <table:table-cell office:value-type="string">
            <text:p>TEAF</text:p>
          </table:table-cell>
          <table:table-cell office:value-type="string">
            <text:p>Tortoise Essential Assets Income Term Fund</text:p>
          </table:table-cell>
        </table:table-row>
        <table:table-row table:style-name="ro1">
          <table:table-cell office:value-type="string">
            <text:p>TEAH</text:p>
          </table:table-cell>
          <table:table-cell office:value-type="string">
            <text:p>Worry Free Tea House Holdings Company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string">
            <text:p>Atlassian Corp PLC</text:p>
          </table:table-cell>
        </table:table-row>
        <table:table-row table:style-name="ro1">
          <table:table-cell office:value-type="string">
            <text:p>TEAR</text:p>
          </table:table-cell>
          <table:table-cell office:value-type="string">
            <text:p>TearLab Corp</text:p>
          </table:table-cell>
        </table:table-row>
        <table:table-row table:style-name="ro1">
          <table:table-cell office:value-type="string">
            <text:p>TECD</text:p>
          </table:table-cell>
          <table:table-cell office:value-type="string">
            <text:p>Tech Data Corp</text:p>
          </table:table-cell>
        </table:table-row>
        <table:table-row table:style-name="ro1">
          <table:table-cell office:value-type="string">
            <text:p>TECH</text:p>
          </table:table-cell>
          <table:table-cell office:value-type="string">
            <text:p>Bio-Techne Corp</text:p>
          </table:table-cell>
        </table:table-row>
        <table:table-row table:style-name="ro1">
          <table:table-cell office:value-type="string">
            <text:p>TECK</text:p>
          </table:table-cell>
          <table:table-cell office:value-type="string">
            <text:p>Teck Resources Ltd</text:p>
          </table:table-cell>
        </table:table-row>
        <table:table-row table:style-name="ro1">
          <table:table-cell office:value-type="string">
            <text:p>TECO</text:p>
          </table:table-cell>
          <table:table-cell office:value-type="string">
            <text:p>Treaty Energy Corporation</text:p>
          </table:table-cell>
        </table:table-row>
        <table:table-row table:style-name="ro1">
          <table:table-cell office:value-type="string">
            <text:p>TECR</text:p>
          </table:table-cell>
          <table:table-cell office:value-type="string">
            <text:p>TechCare Corp.</text:p>
          </table:table-cell>
        </table:table-row>
        <table:table-row table:style-name="ro1">
          <table:table-cell office:value-type="string">
            <text:p>TECTP</text:p>
          </table:table-cell>
          <table:table-cell office:value-type="string">
            <text:p>Tectonic Financial Inc</text:p>
          </table:table-cell>
        </table:table-row>
        <table:table-row table:style-name="ro1">
          <table:table-cell office:value-type="string">
            <text:p>TEDU</text:p>
          </table:table-cell>
          <table:table-cell office:value-type="string">
            <text:p>Tarena International Inc</text:p>
          </table:table-cell>
        </table:table-row>
        <table:table-row table:style-name="ro1">
          <table:table-cell office:value-type="string">
            <text:p>TEF</text:p>
          </table:table-cell>
          <table:table-cell office:value-type="string">
            <text:p>Telefonica SA</text:p>
          </table:table-cell>
        </table:table-row>
        <table:table-row table:style-name="ro1">
          <table:table-cell office:value-type="string">
            <text:p>TEGR</text:p>
          </table:table-cell>
          <table:table-cell office:value-type="string">
            <text:p>Terra Energy &amp; Resource Technologies, Inc.</text:p>
          </table:table-cell>
        </table:table-row>
        <table:table-row table:style-name="ro1">
          <table:table-cell office:value-type="string">
            <text:p>TEI</text:p>
          </table:table-cell>
          <table:table-cell office:value-type="string">
            <text:p>Templeton Emerging Markets Income Fund</text:p>
          </table:table-cell>
        </table:table-row>
        <table:table-row table:style-name="ro1">
          <table:table-cell office:value-type="string">
            <text:p>TEKI</text:p>
          </table:table-cell>
          <table:table-cell office:value-type="string">
            <text:p>TEK DigiTel Corp.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TE Connectivity Ltd</text:p>
          </table:table-cell>
        </table:table-row>
        <table:table-row table:style-name="ro1">
          <table:table-cell office:value-type="string">
            <text:p>TELA</text:p>
          </table:table-cell>
          <table:table-cell office:value-type="string">
            <text:p>Tela Bio Inc</text:p>
          </table:table-cell>
        </table:table-row>
        <table:table-row table:style-name="ro1">
          <table:table-cell office:value-type="string">
            <text:p>TELL</text:p>
          </table:table-cell>
          <table:table-cell office:value-type="string">
            <text:p>Tellurian Inc</text:p>
          </table:table-cell>
        </table:table-row>
        <table:table-row table:style-name="ro1">
          <table:table-cell office:value-type="string">
            <text:p>TEN</text:p>
          </table:table-cell>
          <table:table-cell office:value-type="string">
            <text:p>Tenneco Inc</text:p>
          </table:table-cell>
        </table:table-row>
        <table:table-row table:style-name="ro1">
          <table:table-cell office:value-type="string">
            <text:p>TENB</text:p>
          </table:table-cell>
          <table:table-cell office:value-type="string">
            <text:p>Tenable Holdings Inc</text:p>
          </table:table-cell>
        </table:table-row>
        <table:table-row table:style-name="ro1">
          <table:table-cell office:value-type="string">
            <text:p>TENX</text:p>
          </table:table-cell>
          <table:table-cell office:value-type="string">
            <text:p>Tenax Therapeutics Inc</text:p>
          </table:table-cell>
        </table:table-row>
        <table:table-row table:style-name="ro1">
          <table:table-cell office:value-type="string">
            <text:p>TEO</text:p>
          </table:table-cell>
          <table:table-cell office:value-type="string">
            <text:p>Telecom Argentina SA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string">
            <text:p>Teradyne Inc</text:p>
          </table:table-cell>
        </table:table-row>
        <table:table-row table:style-name="ro1">
          <table:table-cell office:value-type="string">
            <text:p>TERP</text:p>
          </table:table-cell>
          <table:table-cell office:value-type="string">
            <text:p>TerraForm Power Inc</text:p>
          </table:table-cell>
        </table:table-row>
        <table:table-row table:style-name="ro1">
          <table:table-cell office:value-type="string">
            <text:p>TESS</text:p>
          </table:table-cell>
          <table:table-cell office:value-type="string">
            <text:p>TESSCO Technologies Inc</text:p>
          </table:table-cell>
        </table:table-row>
        <table:table-row table:style-name="ro1">
          <table:table-cell office:value-type="string">
            <text:p>TEUM</text:p>
          </table:table-cell>
          <table:table-cell office:value-type="string">
            <text:p>Pareteum Corp</text:p>
          </table:table-cell>
        </table:table-row>
        <table:table-row table:style-name="ro1">
          <table:table-cell office:value-type="string">
            <text:p>TEVA</text:p>
          </table:table-cell>
          <table:table-cell office:value-type="string">
            <text:p>Teva Pharmaceutical Industries Ltd</text:p>
          </table:table-cell>
        </table:table-row>
        <table:table-row table:style-name="ro1">
          <table:table-cell office:value-type="string">
            <text:p>TEX</text:p>
          </table:table-cell>
          <table:table-cell office:value-type="string">
            <text:p>Terex Corp</text:p>
          </table:table-cell>
        </table:table-row>
        <table:table-row table:style-name="ro1">
          <table:table-cell office:value-type="string">
            <text:p>TEXC</text:p>
          </table:table-cell>
          <table:table-cell office:value-type="string">
            <text:p>TexCom, Inc.</text:p>
          </table:table-cell>
        </table:table-row>
        <table:table-row table:style-name="ro1">
          <table:table-cell office:value-type="string">
            <text:p>TEXG</text:p>
          </table:table-cell>
          <table:table-cell office:value-type="string">
            <text:p>Terax Energy, Inc.</text:p>
          </table:table-cell>
        </table:table-row>
        <table:table-row table:style-name="ro1">
          <table:table-cell office:value-type="string">
            <text:p>TFBN</text:p>
          </table:table-cell>
          <table:table-cell office:value-type="string">
            <text:p>TFN Football Network</text:p>
          </table:table-cell>
        </table:table-row>
        <table:table-row table:style-name="ro1">
          <table:table-cell office:value-type="string">
            <text:p>TFC</text:p>
          </table:table-cell>
          <table:table-cell office:value-type="string">
            <text:p>Truist Financial Corp</text:p>
          </table:table-cell>
        </table:table-row>
        <table:table-row table:style-name="ro1">
          <table:table-cell office:value-type="string">
            <text:p>TFC-F</text:p>
          </table:table-cell>
          <table:table-cell office:value-type="string">
            <text:p>Truist Financial Corp</text:p>
          </table:table-cell>
        </table:table-row>
        <table:table-row table:style-name="ro1">
          <table:table-cell office:value-type="string">
            <text:p>TFC-G</text:p>
          </table:table-cell>
          <table:table-cell office:value-type="string">
            <text:p>Truist Financial Corp</text:p>
          </table:table-cell>
        </table:table-row>
        <table:table-row table:style-name="ro1">
          <table:table-cell office:value-type="string">
            <text:p>TFC-H</text:p>
          </table:table-cell>
          <table:table-cell office:value-type="string">
            <text:p>Truist Financial Corp</text:p>
          </table:table-cell>
        </table:table-row>
        <table:table-row table:style-name="ro1">
          <table:table-cell office:value-type="string">
            <text:p>TFC-I</text:p>
          </table:table-cell>
          <table:table-cell office:value-type="string">
            <text:p>Truist Financial Corp</text:p>
          </table:table-cell>
        </table:table-row>
        <table:table-row table:style-name="ro1">
          <table:table-cell office:value-type="string">
            <text:p>TFFP</text:p>
          </table:table-cell>
          <table:table-cell office:value-type="string">
            <text:p>TFF Pharmaceuticals Inc</text:p>
          </table:table-cell>
        </table:table-row>
        <table:table-row table:style-name="ro1">
          <table:table-cell office:value-type="string">
            <text:p>TFGL</text:p>
          </table:table-cell>
          <table:table-cell office:value-type="string">
            <text:p>Tracker Financial Group Ltd </text:p>
          </table:table-cell>
        </table:table-row>
        <table:table-row table:style-name="ro1">
          <table:table-cell office:value-type="string">
            <text:p>TFII</text:p>
          </table:table-cell>
          <table:table-cell office:value-type="string">
            <text:p>TFI International Inc</text:p>
          </table:table-cell>
        </table:table-row>
        <table:table-row table:style-name="ro1">
          <table:table-cell office:value-type="string">
            <text:p>TFSL</text:p>
          </table:table-cell>
          <table:table-cell office:value-type="string">
            <text:p>TFS Financial Corp</text:p>
          </table:table-cell>
        </table:table-row>
        <table:table-row table:style-name="ro1">
          <table:table-cell office:value-type="string">
            <text:p>TFSVF</text:p>
          </table:table-cell>
          <table:table-cell office:value-type="string">
            <text:p>24SEVENOFFICE SCANDINAVIA AB</text:p>
          </table:table-cell>
        </table:table-row>
        <table:table-row table:style-name="ro1">
          <table:table-cell office:value-type="string">
            <text:p>TFX</text:p>
          </table:table-cell>
          <table:table-cell office:value-type="string">
            <text:p>Teleflex Inc</text:p>
          </table:table-cell>
        </table:table-row>
        <table:table-row table:style-name="ro1">
          <table:table-cell office:value-type="string">
            <text:p>TFZI</text:p>
          </table:table-cell>
          <table:table-cell office:value-type="string">
            <text:p>The Fight Zone, Inc.</text:p>
          </table:table-cell>
        </table:table-row>
        <table:table-row table:style-name="ro1">
          <table:table-cell office:value-type="string">
            <text:p>TG</text:p>
          </table:table-cell>
          <table:table-cell office:value-type="string">
            <text:p>Tredegar Corp</text:p>
          </table:table-cell>
        </table:table-row>
        <table:table-row table:style-name="ro1">
          <table:table-cell office:value-type="string">
            <text:p>TGA</text:p>
          </table:table-cell>
          <table:table-cell office:value-type="string">
            <text:p>TransGlobe Energy Corp</text:p>
          </table:table-cell>
        </table:table-row>
        <table:table-row table:style-name="ro1">
          <table:table-cell office:value-type="string">
            <text:p>TGAN</text:p>
          </table:table-cell>
          <table:table-cell office:value-type="string">
            <text:p>Transphorm Inc</text:p>
          </table:table-cell>
        </table:table-row>
        <table:table-row table:style-name="ro1">
          <table:table-cell office:value-type="string">
            <text:p>TGB</text:p>
          </table:table-cell>
          <table:table-cell office:value-type="string">
            <text:p>Taseko Mines Ltd</text:p>
          </table:table-cell>
        </table:table-row>
        <table:table-row table:style-name="ro1">
          <table:table-cell office:value-type="string">
            <text:p>TGC</text:p>
          </table:table-cell>
          <table:table-cell office:value-type="string">
            <text:p>Tengasco Inc</text:p>
          </table:table-cell>
        </table:table-row>
        <table:table-row table:style-name="ro1">
          <table:table-cell office:value-type="string">
            <text:p>TGCM</text:p>
          </table:table-cell>
          <table:table-cell office:value-type="string">
            <text:p>Trans-Global Capital Management, Inc.</text:p>
          </table:table-cell>
        </table:table-row>
        <table:table-row table:style-name="ro1">
          <table:table-cell office:value-type="string">
            <text:p>TGEN</text:p>
          </table:table-cell>
          <table:table-cell office:value-type="string">
            <text:p>Tecogen Inc</text:p>
          </table:table-cell>
        </table:table-row>
        <table:table-row table:style-name="ro1">
          <table:table-cell office:value-type="string">
            <text:p>TGGI</text:p>
          </table:table-cell>
          <table:table-cell office:value-type="string">
            <text:p>Trans Global Group, Inc.</text:p>
          </table:table-cell>
        </table:table-row>
        <table:table-row table:style-name="ro1">
          <table:table-cell office:value-type="string">
            <text:p>TGH</text:p>
          </table:table-cell>
          <table:table-cell office:value-type="string">
            <text:p>Textainer Group Holdings Ltd</text:p>
          </table:table-cell>
        </table:table-row>
        <table:table-row table:style-name="ro1">
          <table:table-cell office:value-type="string">
            <text:p>TGHI</text:p>
          </table:table-cell>
          <table:table-cell office:value-type="string">
            <text:p>Touchpoint Group Holdings, Inc.</text:p>
          </table:table-cell>
        </table:table-row>
        <table:table-row table:style-name="ro1">
          <table:table-cell office:value-type="string">
            <text:p>TGI</text:p>
          </table:table-cell>
          <table:table-cell office:value-type="string">
            <text:p>Triumph Group Inc</text:p>
          </table:table-cell>
        </table:table-row>
        <table:table-row table:style-name="ro1">
          <table:table-cell office:value-type="string">
            <text:p>TGIC</text:p>
          </table:table-cell>
          <table:table-cell office:value-type="string">
            <text:p>Triad Guaranty Inc.</text:p>
          </table:table-cell>
        </table:table-row>
        <table:table-row table:style-name="ro1">
          <table:table-cell office:value-type="string">
            <text:p>TGILF</text:p>
          </table:table-cell>
          <table:table-cell office:value-type="string">
            <text:p>Tiger International Resources Inc.</text:p>
          </table:table-cell>
        </table:table-row>
        <table:table-row table:style-name="ro1">
          <table:table-cell office:value-type="string">
            <text:p>TGLO</text:p>
          </table:table-cell>
          <table:table-cell office:value-type="string">
            <text:p>theglobe.com, inc.</text:p>
          </table:table-cell>
        </table:table-row>
        <table:table-row table:style-name="ro1">
          <table:table-cell office:value-type="string">
            <text:p>TGLP</text:p>
          </table:table-cell>
          <table:table-cell office:value-type="string">
            <text:p>Tongli Pharmaceuticals (USA), Inc.</text:p>
          </table:table-cell>
        </table:table-row>
        <table:table-row table:style-name="ro1">
          <table:table-cell office:value-type="string">
            <text:p>TGLS</text:p>
          </table:table-cell>
          <table:table-cell office:value-type="string">
            <text:p>Tecnoglass Inc</text:p>
          </table:table-cell>
        </table:table-row>
        <table:table-row table:style-name="ro1">
          <table:table-cell office:value-type="string">
            <text:p>TGMR</text:p>
          </table:table-cell>
          <table:table-cell office:value-type="string">
            <text:p>Troy Gold &amp; Mineral Corp.</text:p>
          </table:table-cell>
        </table:table-row>
        <table:table-row table:style-name="ro1">
          <table:table-cell office:value-type="string">
            <text:p>TGNA</text:p>
          </table:table-cell>
          <table:table-cell office:value-type="string">
            <text:p>TEGNA Inc</text:p>
          </table:table-cell>
        </table:table-row>
        <table:table-row table:style-name="ro1">
          <table:table-cell office:value-type="string">
            <text:p>TGONF</text:p>
          </table:table-cell>
          <table:table-cell office:value-type="string">
            <text:p>Tetragon Financial Group</text:p>
          </table:table-cell>
        </table:table-row>
        <table:table-row table:style-name="ro1">
          <table:table-cell office:value-type="string">
            <text:p>TGP</text:p>
          </table:table-cell>
          <table:table-cell office:value-type="string">
            <text:p>Teekay LNG Partners LP</text:p>
          </table:table-cell>
        </table:table-row>
        <table:table-row table:style-name="ro1">
          <table:table-cell office:value-type="string">
            <text:p>TGP-A</text:p>
          </table:table-cell>
          <table:table-cell office:value-type="string">
            <text:p>TGP 9 12-31-49 PFD</text:p>
          </table:table-cell>
        </table:table-row>
        <table:table-row table:style-name="ro1">
          <table:table-cell office:value-type="string">
            <text:p>TGP-B</text:p>
          </table:table-cell>
          <table:table-cell office:value-type="string">
            <text:p>Teekay LNG Partners LP</text:p>
          </table:table-cell>
        </table:table-row>
        <table:table-row table:style-name="ro1">
          <table:table-cell office:value-type="string">
            <text:p>TGRF</text:p>
          </table:table-cell>
          <table:table-cell office:value-type="string">
            <text:p>TGR Financial, Inc.</text:p>
          </table:table-cell>
        </table:table-row>
        <table:table-row table:style-name="ro1">
          <table:table-cell office:value-type="string">
            <text:p>TGRO</text:p>
          </table:table-cell>
          <table:table-cell office:value-type="string">
            <text:p>Tiger Oil and Energy, Inc.</text:p>
          </table:table-cell>
        </table:table-row>
        <table:table-row table:style-name="ro1">
          <table:table-cell office:value-type="string">
            <text:p>TGS</text:p>
          </table:table-cell>
          <table:table-cell office:value-type="string">
            <text:p>Transportadora de Gas del Sur SA</text:p>
          </table:table-cell>
        </table:table-row>
        <table:table-row table:style-name="ro1">
          <table:table-cell office:value-type="string">
            <text:p>TGT</text:p>
          </table:table-cell>
          <table:table-cell office:value-type="string">
            <text:p>Target Corp</text:p>
          </table:table-cell>
        </table:table-row>
        <table:table-row table:style-name="ro1">
          <table:table-cell office:value-type="string">
            <text:p>TGTX</text:p>
          </table:table-cell>
          <table:table-cell office:value-type="string">
            <text:p>TG Therapeutics Inc</text:p>
          </table:table-cell>
        </table:table-row>
        <table:table-row table:style-name="ro1">
          <table:table-cell office:value-type="string">
            <text:p>TGVN</text:p>
          </table:table-cell>
          <table:table-cell office:value-type="string">
            <text:p>TGC Ventures International, Inc.</text:p>
          </table:table-cell>
        </table:table-row>
        <table:table-row table:style-name="ro1">
          <table:table-cell office:value-type="string">
            <text:p>TH</text:p>
          </table:table-cell>
          <table:table-cell office:value-type="string">
            <text:p>Target Hospitality Corp</text:p>
          </table:table-cell>
        </table:table-row>
        <table:table-row table:style-name="ro1">
          <table:table-cell office:value-type="string">
            <text:p>THBR</text:p>
          </table:table-cell>
          <table:table-cell office:value-type="string">
            <text:p>Thunder Bridge Acquisition II Ltd</text:p>
          </table:table-cell>
        </table:table-row>
        <table:table-row table:style-name="ro1">
          <table:table-cell office:value-type="string">
            <text:p>THBRU</text:p>
          </table:table-cell>
          <table:table-cell office:value-type="string">
            <text:p>Thunder Bridge Acquisition II Ltd</text:p>
          </table:table-cell>
        </table:table-row>
        <table:table-row table:style-name="ro1">
          <table:table-cell office:value-type="string">
            <text:p>THC</text:p>
          </table:table-cell>
          <table:table-cell office:value-type="string">
            <text:p>Tenet Healthcare Corp</text:p>
          </table:table-cell>
        </table:table-row>
        <table:table-row table:style-name="ro1">
          <table:table-cell office:value-type="string">
            <text:p>THCA</text:p>
          </table:table-cell>
          <table:table-cell office:value-type="string">
            <text:p>Tuscan Holdings Corp II</text:p>
          </table:table-cell>
        </table:table-row>
        <table:table-row table:style-name="ro1">
          <table:table-cell office:value-type="string">
            <text:p>THCB</text:p>
          </table:table-cell>
          <table:table-cell office:value-type="string">
            <text:p>Tuscan Holdings Corp</text:p>
          </table:table-cell>
        </table:table-row>
        <table:table-row table:style-name="ro1">
          <table:table-cell office:value-type="string">
            <text:p>THCBU</text:p>
          </table:table-cell>
          <table:table-cell office:value-type="string">
            <text:p>Tuscan Holdings Corp</text:p>
          </table:table-cell>
        </table:table-row>
        <table:table-row table:style-name="ro1">
          <table:table-cell office:value-type="string">
            <text:p>THCT</text:p>
          </table:table-cell>
          <table:table-cell office:value-type="string">
            <text:p>THC Therapeutics, Inc.</text:p>
          </table:table-cell>
        </table:table-row>
        <table:table-row table:style-name="ro1">
          <table:table-cell office:value-type="string">
            <text:p>THDS</text:p>
          </table:table-cell>
          <table:table-cell office:value-type="string">
            <text:p>3Dshopping.com</text:p>
          </table:table-cell>
        </table:table-row>
        <table:table-row table:style-name="ro1">
          <table:table-cell office:value-type="string">
            <text:p>THFF</text:p>
          </table:table-cell>
          <table:table-cell office:value-type="string">
            <text:p>First Financial Corp-IN</text:p>
          </table:table-cell>
        </table:table-row>
        <table:table-row table:style-name="ro1">
          <table:table-cell office:value-type="string">
            <text:p>THG</text:p>
          </table:table-cell>
          <table:table-cell office:value-type="string">
            <text:p>Hanover Insurance Group Inc-The</text:p>
          </table:table-cell>
        </table:table-row>
        <table:table-row table:style-name="ro1">
          <table:table-cell office:value-type="string">
            <text:p>THGA</text:p>
          </table:table-cell>
          <table:table-cell office:value-type="string">
            <text:p>Hanover Insurance Group Inc-The</text:p>
          </table:table-cell>
        </table:table-row>
        <table:table-row table:style-name="ro1">
          <table:table-cell office:value-type="string">
            <text:p>THLM</text:p>
          </table:table-cell>
          <table:table-cell office:value-type="string">
            <text:p>Lehman (T.H.) &amp; Co., Inc.</text:p>
          </table:table-cell>
        </table:table-row>
        <table:table-row table:style-name="ro1">
          <table:table-cell office:value-type="string">
            <text:p>THM</text:p>
          </table:table-cell>
          <table:table-cell office:value-type="string">
            <text:p>International Tower Hill Mines Ltd</text:p>
          </table:table-cell>
        </table:table-row>
        <table:table-row table:style-name="ro1">
          <table:table-cell office:value-type="string">
            <text:p>THMG</text:p>
          </table:table-cell>
          <table:table-cell office:value-type="string">
            <text:p>Thunder Mountain Gold, Inc.</text:p>
          </table:table-cell>
        </table:table-row>
        <table:table-row table:style-name="ro1">
          <table:table-cell office:value-type="string">
            <text:p>THMO</text:p>
          </table:table-cell>
          <table:table-cell office:value-type="string">
            <text:p>ThermoGenesis Holdings Inc</text:p>
          </table:table-cell>
        </table:table-row>
        <table:table-row table:style-name="ro1">
          <table:table-cell office:value-type="string">
            <text:p>THO</text:p>
          </table:table-cell>
          <table:table-cell office:value-type="string">
            <text:p>Thor Industries Inc</text:p>
          </table:table-cell>
        </table:table-row>
        <table:table-row table:style-name="ro1">
          <table:table-cell office:value-type="string">
            <text:p>THQ</text:p>
          </table:table-cell>
          <table:table-cell office:value-type="string">
            <text:p>Tekla Healthcare Opportunities Fund</text:p>
          </table:table-cell>
        </table:table-row>
        <table:table-row table:style-name="ro1">
          <table:table-cell office:value-type="string">
            <text:p>THR</text:p>
          </table:table-cell>
          <table:table-cell office:value-type="string">
            <text:p>Thermon Group Holdings Inc</text:p>
          </table:table-cell>
        </table:table-row>
        <table:table-row table:style-name="ro1">
          <table:table-cell office:value-type="string">
            <text:p>THRA</text:p>
          </table:table-cell>
          <table:table-cell office:value-type="string">
            <text:p>Therma-Med, Inc.</text:p>
          </table:table-cell>
        </table:table-row>
        <table:table-row table:style-name="ro1">
          <table:table-cell office:value-type="string">
            <text:p>THRM</text:p>
          </table:table-cell>
          <table:table-cell office:value-type="string">
            <text:p>Gentherm Inc</text:p>
          </table:table-cell>
        </table:table-row>
        <table:table-row table:style-name="ro1">
          <table:table-cell office:value-type="string">
            <text:p>THRR</text:p>
          </table:table-cell>
          <table:table-cell office:value-type="string">
            <text:p>Thresher Industries, Inc.</text:p>
          </table:table-cell>
        </table:table-row>
        <table:table-row table:style-name="ro1">
          <table:table-cell office:value-type="string">
            <text:p>THRSF</text:p>
          </table:table-cell>
          <table:table-cell office:value-type="string">
            <text:p>Thunderbird Resorts Inc.</text:p>
          </table:table-cell>
        </table:table-row>
        <table:table-row table:style-name="ro1">
          <table:table-cell office:value-type="string">
            <text:p>THS</text:p>
          </table:table-cell>
          <table:table-cell office:value-type="string">
            <text:p>TreeHouse Foods Inc</text:p>
          </table:table-cell>
        </table:table-row>
        <table:table-row table:style-name="ro1">
          <table:table-cell office:value-type="string">
            <text:p>THTX</text:p>
          </table:table-cell>
          <table:table-cell office:value-type="string">
            <text:p>Theratechnologies Inc</text:p>
          </table:table-cell>
        </table:table-row>
        <table:table-row table:style-name="ro1">
          <table:table-cell office:value-type="string">
            <text:p>THW</text:p>
          </table:table-cell>
          <table:table-cell office:value-type="string">
            <text:p>Tekla World Healthcare Fund</text:p>
          </table:table-cell>
        </table:table-row>
        <table:table-row table:style-name="ro1">
          <table:table-cell office:value-type="string">
            <text:p>TICJ</text:p>
          </table:table-cell>
          <table:table-cell office:value-type="string">
            <text:p>Tritent International Corp.</text:p>
          </table:table-cell>
        </table:table-row>
        <table:table-row table:style-name="ro1">
          <table:table-cell office:value-type="string">
            <text:p>TIDE</text:p>
          </table:table-cell>
          <table:table-cell office:value-type="string">
            <text:p>Tidelands Oil &amp; Gas Corp.</text:p>
          </table:table-cell>
        </table:table-row>
        <table:table-row table:style-name="ro1">
          <table:table-cell office:value-type="string">
            <text:p>TIF</text:p>
          </table:table-cell>
          <table:table-cell office:value-type="string">
            <text:p>Tiffany &amp; Co</text:p>
          </table:table-cell>
        </table:table-row>
        <table:table-row table:style-name="ro1">
          <table:table-cell office:value-type="string">
            <text:p>TIGE</text:p>
          </table:table-cell>
          <table:table-cell office:value-type="string">
            <text:p>Tigrent Inc.</text:p>
          </table:table-cell>
        </table:table-row>
        <table:table-row table:style-name="ro1">
          <table:table-cell office:value-type="string">
            <text:p>TIGO</text:p>
          </table:table-cell>
          <table:table-cell office:value-type="string">
            <text:p>Millicom International Cellular SA</text:p>
          </table:table-cell>
        </table:table-row>
        <table:table-row table:style-name="ro1">
          <table:table-cell office:value-type="string">
            <text:p>TIGR</text:p>
          </table:table-cell>
          <table:table-cell office:value-type="string">
            <text:p>Up Fintech Holding Ltd</text:p>
          </table:table-cell>
        </table:table-row>
        <table:table-row table:style-name="ro1">
          <table:table-cell office:value-type="string">
            <text:p>TIKK</text:p>
          </table:table-cell>
          <table:table-cell office:value-type="string">
            <text:p>Tel-Instrument Electronics Corp.</text:p>
          </table:table-cell>
        </table:table-row>
        <table:table-row table:style-name="ro1">
          <table:table-cell office:value-type="string">
            <text:p>TILE</text:p>
          </table:table-cell>
          <table:table-cell office:value-type="string">
            <text:p>Interface Inc</text:p>
          </table:table-cell>
        </table:table-row>
        <table:table-row table:style-name="ro1">
          <table:table-cell office:value-type="string">
            <text:p>TIMB</text:p>
          </table:table-cell>
          <table:table-cell office:value-type="string">
            <text:p>TIM SA-Brazil</text:p>
          </table:table-cell>
        </table:table-row>
        <table:table-row table:style-name="ro1">
          <table:table-cell office:value-type="string">
            <text:p>TIPS</text:p>
          </table:table-cell>
          <table:table-cell office:value-type="string">
            <text:p>Tianrong Internet Products and Services, Inc.</text:p>
          </table:table-cell>
        </table:table-row>
        <table:table-row table:style-name="ro1">
          <table:table-cell office:value-type="string">
            <text:p>TIPT</text:p>
          </table:table-cell>
          <table:table-cell office:value-type="string">
            <text:p>Tiptree Inc</text:p>
          </table:table-cell>
        </table:table-row>
        <table:table-row table:style-name="ro1">
          <table:table-cell office:value-type="string">
            <text:p>TIRTZ</text:p>
          </table:table-cell>
          <table:table-cell office:value-type="string">
            <text:p>Tidelands Royalty Trust B</text:p>
          </table:table-cell>
        </table:table-row>
        <table:table-row table:style-name="ro1">
          <table:table-cell office:value-type="string">
            <text:p>TISDZ</text:p>
          </table:table-cell>
          <table:table-cell office:value-type="string">
            <text:p>Treasure Island Royalty Trust</text:p>
          </table:table-cell>
        </table:table-row>
        <table:table-row table:style-name="ro1">
          <table:table-cell office:value-type="string">
            <text:p>TISI</text:p>
          </table:table-cell>
          <table:table-cell office:value-type="string">
            <text:p>Team Inc</text:p>
          </table:table-cell>
        </table:table-row>
        <table:table-row table:style-name="ro1">
          <table:table-cell office:value-type="string">
            <text:p>TITN</text:p>
          </table:table-cell>
          <table:table-cell office:value-type="string">
            <text:p>Titan Machinery Inc</text:p>
          </table:table-cell>
        </table:table-row>
        <table:table-row table:style-name="ro1">
          <table:table-cell office:value-type="string">
            <text:p>TIVO</text:p>
          </table:table-cell>
          <table:table-cell office:value-type="string">
            <text:p>TiVo Corp</text:p>
          </table:table-cell>
        </table:table-row>
        <table:table-row table:style-name="ro1">
          <table:table-cell office:value-type="string">
            <text:p>TIXC</text:p>
          </table:table-cell>
          <table:table-cell office:value-type="string">
            <text:p>Tix Corporation</text:p>
          </table:table-cell>
        </table:table-row>
        <table:table-row table:style-name="ro1">
          <table:table-cell office:value-type="string">
            <text:p>TJX</text:p>
          </table:table-cell>
          <table:table-cell office:value-type="string">
            <text:p>TJX Cos Inc-The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Teekay Corp</text:p>
          </table:table-cell>
        </table:table-row>
        <table:table-row table:style-name="ro1">
          <table:table-cell office:value-type="string">
            <text:p>TKAT</text:p>
          </table:table-cell>
          <table:table-cell office:value-type="string">
            <text:p>Takung Art Co Ltd</text:p>
          </table:table-cell>
        </table:table-row>
        <table:table-row table:style-name="ro1">
          <table:table-cell office:value-type="string">
            <text:p>TKC</text:p>
          </table:table-cell>
          <table:table-cell office:value-type="string">
            <text:p>Turkcell Iletisim Hizmetleri AS</text:p>
          </table:table-cell>
        </table:table-row>
        <table:table-row table:style-name="ro1">
          <table:table-cell office:value-type="string">
            <text:p>TKCM</text:p>
          </table:table-cell>
          <table:table-cell office:value-type="string">
            <text:p>Token Communities Ltd.</text:p>
          </table:table-cell>
        </table:table-row>
        <table:table-row table:style-name="ro1">
          <table:table-cell office:value-type="string">
            <text:p>TKGL</text:p>
          </table:table-cell>
          <table:table-cell office:value-type="string">
            <text:p>TekeGldMpire, Inc.</text:p>
          </table:table-cell>
        </table:table-row>
        <table:table-row table:style-name="ro1">
          <table:table-cell office:value-type="string">
            <text:p>TKLS</text:p>
          </table:table-cell>
          <table:table-cell office:value-type="string">
            <text:p>Trutankless, Inc.</text:p>
          </table:table-cell>
        </table:table-row>
        <table:table-row table:style-name="ro1">
          <table:table-cell office:value-type="string">
            <text:p>TKOI</text:p>
          </table:table-cell>
          <table:table-cell office:value-type="string">
            <text:p>Telkonet, Inc.</text:p>
          </table:table-cell>
        </table:table-row>
        <table:table-row table:style-name="ro1">
          <table:table-cell office:value-type="string">
            <text:p>TKPHF</text:p>
          </table:table-cell>
          <table:table-cell office:value-type="string">
            <text:p>Takeda Pharmaceutical Co., Ltd.</text:p>
          </table:table-cell>
        </table:table-row>
        <table:table-row table:style-name="ro1">
          <table:table-cell office:value-type="string">
            <text:p>TKR</text:p>
          </table:table-cell>
          <table:table-cell office:value-type="string">
            <text:p>Timken Co-The</text:p>
          </table:table-cell>
        </table:table-row>
        <table:table-row table:style-name="ro1">
          <table:table-cell office:value-type="string">
            <text:p>TLC</text:p>
          </table:table-cell>
          <table:table-cell office:value-type="string">
            <text:p>Taiwan Liposome Co Ltd</text:p>
          </table:table-cell>
        </table:table-row>
        <table:table-row table:style-name="ro1">
          <table:table-cell office:value-type="string">
            <text:p>TLDE</text:p>
          </table:table-cell>
          <table:table-cell office:value-type="string">
            <text:p>TLD3 Entertainment Group, Inc.</text:p>
          </table:table-cell>
        </table:table-row>
        <table:table-row table:style-name="ro1">
          <table:table-cell office:value-type="string">
            <text:p>TLDN</text:p>
          </table:table-cell>
          <table:table-cell office:value-type="string">
            <text:p>Telidyne Inc.</text:p>
          </table:table-cell>
        </table:table-row>
        <table:table-row table:style-name="ro1">
          <table:table-cell office:value-type="string">
            <text:p>TLED</text:p>
          </table:table-cell>
          <table:table-cell office:value-type="string">
            <text:p>Light Engine Design Corp.</text:p>
          </table:table-cell>
        </table:table-row>
        <table:table-row table:style-name="ro1">
          <table:table-cell office:value-type="string">
            <text:p>TLF</text:p>
          </table:table-cell>
          <table:table-cell office:value-type="string">
            <text:p>Tandy Leather Factory Inc</text:p>
          </table:table-cell>
        </table:table-row>
        <table:table-row table:style-name="ro1">
          <table:table-cell office:value-type="string">
            <text:p>TLFX</text:p>
          </table:table-cell>
          <table:table-cell office:value-type="string">
            <text:p>Telefix Communications Holdings, Inc.</text:p>
          </table:table-cell>
        </table:table-row>
        <table:table-row table:style-name="ro1">
          <table:table-cell office:value-type="string">
            <text:p>TLGT</text:p>
          </table:table-cell>
          <table:table-cell office:value-type="string">
            <text:p>Teligent Inc</text:p>
          </table:table-cell>
        </table:table-row>
        <table:table-row table:style-name="ro1">
          <table:table-cell office:value-type="string">
            <text:p>TLI</text:p>
          </table:table-cell>
          <table:table-cell office:value-type="string">
            <text:p>Western Asset Corporate Loan Fund Inc</text:p>
          </table:table-cell>
        </table:table-row>
        <table:table-row table:style-name="ro1">
          <table:table-cell office:value-type="string">
            <text:p>TLIF</text:p>
          </table:table-cell>
          <table:table-cell office:value-type="string">
            <text:p>TOCCA Life Holdings, Inc.</text:p>
          </table:table-cell>
        </table:table-row>
        <table:table-row table:style-name="ro1">
          <table:table-cell office:value-type="string">
            <text:p>TLK</text:p>
          </table:table-cell>
          <table:table-cell office:value-type="string">
            <text:p>Telekomunikasi Indonesia Persero Tbk PT</text:p>
          </table:table-cell>
        </table:table-row>
        <table:table-row table:style-name="ro1">
          <table:table-cell office:value-type="string">
            <text:p>TLLEQ</text:p>
          </table:table-cell>
          <table:table-cell office:value-type="string">
            <text:p>Teletouch Communications, Inc.</text:p>
          </table:table-cell>
        </table:table-row>
        <table:table-row table:style-name="ro1">
          <table:table-cell office:value-type="string">
            <text:p>TLND</text:p>
          </table:table-cell>
          <table:table-cell office:value-type="string">
            <text:p>Talend SA</text:p>
          </table:table-cell>
        </table:table-row>
        <table:table-row table:style-name="ro1">
          <table:table-cell office:value-type="string">
            <text:p>TLOG</text:p>
          </table:table-cell>
          <table:table-cell office:value-type="string">
            <text:p>TetraLogic Pharmaceuticals Corporation</text:p>
          </table:table-cell>
        </table:table-row>
        <table:table-row table:style-name="ro1">
          <table:table-cell office:value-type="string">
            <text:p>TLPC</text:p>
          </table:table-cell>
          <table:table-cell office:value-type="string">
            <text:p>Telpac Industries, Inc.</text:p>
          </table:table-cell>
        </table:table-row>
        <table:table-row table:style-name="ro1">
          <table:table-cell office:value-type="string">
            <text:p>TLRD</text:p>
          </table:table-cell>
          <table:table-cell office:value-type="string">
            <text:p>Tailored Brands Inc</text:p>
          </table:table-cell>
        </table:table-row>
        <table:table-row table:style-name="ro1">
          <table:table-cell office:value-type="string">
            <text:p>TLRS</text:p>
          </table:table-cell>
          <table:table-cell office:value-type="string">
            <text:p>Timberline Resources Corp.</text:p>
          </table:table-cell>
        </table:table-row>
        <table:table-row table:style-name="ro1">
          <table:table-cell office:value-type="string">
            <text:p>TLRY</text:p>
          </table:table-cell>
          <table:table-cell office:value-type="string">
            <text:p>Tilray Inc</text:p>
          </table:table-cell>
        </table:table-row>
        <table:table-row table:style-name="ro1">
          <table:table-cell office:value-type="string">
            <text:p>TLS</text:p>
          </table:table-cell>
          <table:table-cell office:value-type="string">
            <text:p>Telos Corp</text:p>
          </table:table-cell>
        </table:table-row>
        <table:table-row table:style-name="ro1">
          <table:table-cell office:value-type="string">
            <text:p>TLSA</text:p>
          </table:table-cell>
          <table:table-cell office:value-type="string">
            <text:p>Tiziana Life Sciences PLC</text:p>
          </table:table-cell>
        </table:table-row>
        <table:table-row table:style-name="ro1">
          <table:table-cell office:value-type="string">
            <text:p>TLSS</text:p>
          </table:table-cell>
          <table:table-cell office:value-type="string">
            <text:p>Transportation and Logistics Systems, Inc.</text:p>
          </table:table-cell>
        </table:table-row>
        <table:table-row table:style-name="ro1">
          <table:table-cell office:value-type="string">
            <text:p>TLYS</text:p>
          </table:table-cell>
          <table:table-cell office:value-type="string">
            <text:p>Tilly's Inc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string">
            <text:p>Toyota Motor Corp</text:p>
          </table:table-cell>
        </table:table-row>
        <table:table-row table:style-name="ro1">
          <table:table-cell office:value-type="string">
            <text:p>TMAK</text:p>
          </table:table-cell>
          <table:table-cell office:value-type="string">
            <text:p>Touchmark Bancshares, Inc.</text:p>
          </table:table-cell>
        </table:table-row>
        <table:table-row table:style-name="ro1">
          <table:table-cell office:value-type="string">
            <text:p>TMBR</text:p>
          </table:table-cell>
          <table:table-cell office:value-type="string">
            <text:p>Timber Pharmaceuticals, Inc.</text:p>
          </table:table-cell>
        </table:table-row>
        <table:table-row table:style-name="ro1">
          <table:table-cell office:value-type="string">
            <text:p>TMBXF</text:p>
          </table:table-cell>
          <table:table-cell office:value-type="string">
            <text:p>Tombstone Exploration Corp.</text:p>
          </table:table-cell>
        </table:table-row>
        <table:table-row table:style-name="ro1">
          <table:table-cell office:value-type="string">
            <text:p>TMCV</text:p>
          </table:table-cell>
          <table:table-cell office:value-type="string">
            <text:p>Temecula Valley Bancorp, Inc.</text:p>
          </table:table-cell>
        </table:table-row>
        <table:table-row table:style-name="ro1">
          <table:table-cell office:value-type="string">
            <text:p>TMDI</text:p>
          </table:table-cell>
          <table:table-cell office:value-type="string">
            <text:p>Titan Medical Inc</text:p>
          </table:table-cell>
        </table:table-row>
        <table:table-row table:style-name="ro1">
          <table:table-cell office:value-type="string">
            <text:p>TMDX</text:p>
          </table:table-cell>
          <table:table-cell office:value-type="string">
            <text:p>TransMedics Group Inc</text:p>
          </table:table-cell>
        </table:table-row>
        <table:table-row table:style-name="ro1">
          <table:table-cell office:value-type="string">
            <text:p>TME</text:p>
          </table:table-cell>
          <table:table-cell office:value-type="string">
            <text:p>Tencent Music Entertainment Group</text:p>
          </table:table-cell>
        </table:table-row>
        <table:table-row table:style-name="ro1">
          <table:table-cell office:value-type="string">
            <text:p>TMEB</text:p>
          </table:table-cell>
          <table:table-cell office:value-type="string">
            <text:p>Terme Bancorp, Inc.</text:p>
          </table:table-cell>
        </table:table-row>
        <table:table-row table:style-name="ro1">
          <table:table-cell office:value-type="string">
            <text:p>TMEN</text:p>
          </table:table-cell>
          <table:table-cell office:value-type="string">
            <text:p>ThermoEnergy Corp.</text:p>
          </table:table-cell>
        </table:table-row>
        <table:table-row table:style-name="ro1">
          <table:table-cell office:value-type="string">
            <text:p>TMGI</text:p>
          </table:table-cell>
          <table:table-cell office:value-type="string">
            <text:p>The Marquie Group, Inc.</text:p>
          </table:table-cell>
        </table:table-row>
        <table:table-row table:style-name="ro1">
          <table:table-cell office:value-type="string">
            <text:p>TMGU</text:p>
          </table:table-cell>
          <table:table-cell office:value-type="string">
            <text:p>Trinity Medical Group USA, Inc.</text:p>
          </table:table-cell>
        </table:table-row>
        <table:table-row table:style-name="ro1">
          <table:table-cell office:value-type="string">
            <text:p>TMGY</text:p>
          </table:table-cell>
          <table:table-cell office:value-type="string">
            <text:p>Terminus Energy, Inc. </text:p>
          </table:table-cell>
        </table:table-row>
        <table:table-row table:style-name="ro1">
          <table:table-cell office:value-type="string">
            <text:p>TMHC</text:p>
          </table:table-cell>
          <table:table-cell office:value-type="string">
            <text:p>Taylor Morrison Home Corp</text:p>
          </table:table-cell>
        </table:table-row>
        <table:table-row table:style-name="ro1">
          <table:table-cell office:value-type="string">
            <text:p>TMIX</text:p>
          </table:table-cell>
          <table:table-cell office:value-type="string">
            <text:p>Tarsin Mobile, Inc.</text:p>
          </table:table-cell>
        </table:table-row>
        <table:table-row table:style-name="ro1">
          <table:table-cell office:value-type="string">
            <text:p>TMLVF</text:p>
          </table:table-cell>
          <table:table-cell office:value-type="string">
            <text:p>Tamerlane Ventures Inc.</text:p>
          </table:table-cell>
        </table:table-row>
        <table:table-row table:style-name="ro1">
          <table:table-cell office:value-type="string">
            <text:p>TMMI</text:p>
          </table:table-cell>
          <table:table-cell office:value-type="string">
            <text:p>TMM, Inc.</text:p>
          </table:table-cell>
        </table:table-row>
        <table:table-row table:style-name="ro1">
          <table:table-cell office:value-type="string">
            <text:p>TMO</text:p>
          </table:table-cell>
          <table:table-cell office:value-type="string">
            <text:p>Thermo Fisher Scientific Inc</text:p>
          </table:table-cell>
        </table:table-row>
        <table:table-row table:style-name="ro1">
          <table:table-cell office:value-type="string">
            <text:p>TMOL</text:p>
          </table:table-cell>
          <table:table-cell office:value-type="string">
            <text:p>Trimol Group, Inc.</text:p>
          </table:table-cell>
        </table:table-row>
        <table:table-row table:style-name="ro1">
          <table:table-cell office:value-type="string">
            <text:p>TMP</text:p>
          </table:table-cell>
          <table:table-cell office:value-type="string">
            <text:p>Tompkins Financial Corp</text:p>
          </table:table-cell>
        </table:table-row>
        <table:table-row table:style-name="ro1">
          <table:table-cell office:value-type="string">
            <text:p>TMPS</text:p>
          </table:table-cell>
          <table:table-cell office:value-type="string">
            <text:p>Tempus Applied Solutions Holdings, Inc.</text:p>
          </table:table-cell>
        </table:table-row>
        <table:table-row table:style-name="ro1">
          <table:table-cell office:value-type="string">
            <text:p>TMPSW</text:p>
          </table:table-cell>
          <table:table-cell office:value-type="string">
            <text:p>Tempus Applied Solutions Holdings, Inc.</text:p>
          </table:table-cell>
        </table:table-row>
        <table:table-row table:style-name="ro1">
          <table:table-cell office:value-type="string">
            <text:p>TMQ</text:p>
          </table:table-cell>
          <table:table-cell office:value-type="string">
            <text:p>Trilogy Metals Inc</text:p>
          </table:table-cell>
        </table:table-row>
        <table:table-row table:style-name="ro1">
          <table:table-cell office:value-type="string">
            <text:p>TMRC</text:p>
          </table:table-cell>
          <table:table-cell office:value-type="string">
            <text:p>Texas Mineral Resources Corp.</text:p>
          </table:table-cell>
        </table:table-row>
        <table:table-row table:style-name="ro1">
          <table:table-cell office:value-type="string">
            <text:p>TMSH</text:p>
          </table:table-cell>
          <table:table-cell office:value-type="string">
            <text:p>TransGlobal Assets, Inc.</text:p>
          </table:table-cell>
        </table:table-row>
        <table:table-row table:style-name="ro1">
          <table:table-cell office:value-type="string">
            <text:p>TMST</text:p>
          </table:table-cell>
          <table:table-cell office:value-type="string">
            <text:p>TimkenSteel Corp</text:p>
          </table:table-cell>
        </table:table-row>
        <table:table-row table:style-name="ro1">
          <table:table-cell office:value-type="string">
            <text:p>TMUS</text:p>
          </table:table-cell>
          <table:table-cell office:value-type="string">
            <text:p>T-Mobile US Inc</text:p>
          </table:table-cell>
        </table:table-row>
        <table:table-row table:style-name="ro1">
          <table:table-cell office:value-type="string">
            <text:p>TMX</text:p>
          </table:table-cell>
          <table:table-cell office:value-type="string">
            <text:p>Terminix Global Holdings, Inc.</text:p>
          </table:table-cell>
        </table:table-row>
        <table:table-row table:style-name="ro1">
          <table:table-cell office:value-type="string">
            <text:p>TMXN</text:p>
          </table:table-cell>
          <table:table-cell office:value-type="string">
            <text:p>Trimax Corp.</text:p>
          </table:table-cell>
        </table:table-row>
        <table:table-row table:style-name="ro1">
          <table:table-cell office:value-type="string">
            <text:p>TNAV</text:p>
          </table:table-cell>
          <table:table-cell office:value-type="string">
            <text:p>Telenav Inc</text:p>
          </table:table-cell>
        </table:table-row>
        <table:table-row table:style-name="ro1">
          <table:table-cell office:value-type="string">
            <text:p>TNC</text:p>
          </table:table-cell>
          <table:table-cell office:value-type="string">
            <text:p>Tennant Co</text:p>
          </table:table-cell>
        </table:table-row>
        <table:table-row table:style-name="ro1">
          <table:table-cell office:value-type="string">
            <text:p>TNDM</text:p>
          </table:table-cell>
          <table:table-cell office:value-type="string">
            <text:p>Tandem Diabetes Care Inc</text:p>
          </table:table-cell>
        </table:table-row>
        <table:table-row table:style-name="ro1">
          <table:table-cell office:value-type="string">
            <text:p>TNEN</text:p>
          </table:table-cell>
          <table:table-cell office:value-type="string">
            <text:p>True North Energy Corp.</text:p>
          </table:table-cell>
        </table:table-row>
        <table:table-row table:style-name="ro1">
          <table:table-cell office:value-type="string">
            <text:p>TNET</text:p>
          </table:table-cell>
          <table:table-cell office:value-type="string">
            <text:p>TriNet Group Inc</text:p>
          </table:table-cell>
        </table:table-row>
        <table:table-row table:style-name="ro1">
          <table:table-cell office:value-type="string">
            <text:p>TNGL</text:p>
          </table:table-cell>
          <table:table-cell office:value-type="string">
            <text:p>Tonogold Resources, Inc.</text:p>
          </table:table-cell>
        </table:table-row>
        <table:table-row table:style-name="ro1">
          <table:table-cell office:value-type="string">
            <text:p>TNGNQ</text:p>
          </table:table-cell>
          <table:table-cell office:value-type="string">
            <text:p>Tengion, Inc.</text:p>
          </table:table-cell>
        </table:table-row>
        <table:table-row table:style-name="ro1">
          <table:table-cell office:value-type="string">
            <text:p>TNK</text:p>
          </table:table-cell>
          <table:table-cell office:value-type="string">
            <text:p>Teekay Tankers Ltd</text:p>
          </table:table-cell>
        </table:table-row>
        <table:table-row table:style-name="ro1">
          <table:table-cell office:value-type="string">
            <text:p>TNKE</text:p>
          </table:table-cell>
          <table:table-cell office:value-type="string">
            <text:p>Tanke, Inc.</text:p>
          </table:table-cell>
        </table:table-row>
        <table:table-row table:style-name="ro1">
          <table:table-cell office:value-type="string">
            <text:p>TNKY</text:p>
          </table:table-cell>
          <table:table-cell office:value-type="string">
            <text:p>TN-K Energy Group, Inc.</text:p>
          </table:table-cell>
        </table:table-row>
        <table:table-row table:style-name="ro1">
          <table:table-cell office:value-type="string">
            <text:p>TNLX</text:p>
          </table:table-cell>
          <table:table-cell office:value-type="string">
            <text:p>Trans-Lux Corp.</text:p>
          </table:table-cell>
        </table:table-row>
        <table:table-row table:style-name="ro1">
          <table:table-cell office:value-type="string">
            <text:p>TNP</text:p>
          </table:table-cell>
          <table:table-cell office:value-type="string">
            <text:p>Tsakos Energy Navigation Ltd</text:p>
          </table:table-cell>
        </table:table-row>
        <table:table-row table:style-name="ro1">
          <table:table-cell office:value-type="string">
            <text:p>TNP-C</text:p>
          </table:table-cell>
          <table:table-cell office:value-type="string">
            <text:p>Tsakos Energy Navigation Ltd</text:p>
          </table:table-cell>
        </table:table-row>
        <table:table-row table:style-name="ro1">
          <table:table-cell office:value-type="string">
            <text:p>TNP-D</text:p>
          </table:table-cell>
          <table:table-cell office:value-type="string">
            <text:p>Tsakos Energy Navigation Ltd</text:p>
          </table:table-cell>
        </table:table-row>
        <table:table-row table:style-name="ro1">
          <table:table-cell office:value-type="string">
            <text:p>TNP-E</text:p>
          </table:table-cell>
          <table:table-cell office:value-type="string">
            <text:p>Tsakos Energy Navigation Ltd</text:p>
          </table:table-cell>
        </table:table-row>
        <table:table-row table:style-name="ro1">
          <table:table-cell office:value-type="string">
            <text:p>TNP-F</text:p>
          </table:table-cell>
          <table:table-cell office:value-type="string">
            <text:p>Tsakos Energy Navigation Ltd</text:p>
          </table:table-cell>
        </table:table-row>
        <table:table-row table:style-name="ro1">
          <table:table-cell office:value-type="string">
            <text:p>TNPH</text:p>
          </table:table-cell>
          <table:table-cell office:value-type="string">
            <text:p>Tian'an Pharmaceutical Co., Ltd.</text:p>
          </table:table-cell>
        </table:table-row>
        <table:table-row table:style-name="ro1">
          <table:table-cell office:value-type="string">
            <text:p>TNRG</text:p>
          </table:table-cell>
          <table:table-cell office:value-type="string">
            <text:p>Thunder Energies Corp.</text:p>
          </table:table-cell>
        </table:table-row>
        <table:table-row table:style-name="ro1">
          <table:table-cell office:value-type="string">
            <text:p>TNTC</text:p>
          </table:table-cell>
          <table:table-cell office:value-type="string">
            <text:p>Tintic Standard Gold Mines, Inc.</text:p>
          </table:table-cell>
        </table:table-row>
        <table:table-row table:style-name="ro1">
          <table:table-cell office:value-type="string">
            <text:p>TNTRQ</text:p>
          </table:table-cell>
          <table:table-cell office:value-type="string">
            <text:p>Tintri, Inc.</text:p>
          </table:table-cell>
        </table:table-row>
        <table:table-row table:style-name="ro1">
          <table:table-cell office:value-type="string">
            <text:p>TNXP</text:p>
          </table:table-cell>
          <table:table-cell office:value-type="string">
            <text:p>Tonix Pharmaceuticals Holding Corp</text:p>
          </table:table-cell>
        </table:table-row>
        <table:table-row table:style-name="ro1">
          <table:table-cell office:value-type="string">
            <text:p>TOAK</text:p>
          </table:table-cell>
          <table:table-cell office:value-type="string">
            <text:p>Treaty Oak Bancorp, Inc.</text:p>
          </table:table-cell>
        </table:table-row>
        <table:table-row table:style-name="ro1">
          <table:table-cell office:value-type="string">
            <text:p>TOAKP</text:p>
          </table:table-cell>
          <table:table-cell office:value-type="string">
            <text:p>Treaty Oak Bancorp, Inc.</text:p>
          </table:table-cell>
        </table:table-row>
        <table:table-row table:style-name="ro1">
          <table:table-cell office:value-type="string">
            <text:p>TODM</text:p>
          </table:table-cell>
          <table:table-cell office:value-type="string">
            <text:p>Tonopah Divide Mining Co.</text:p>
          </table:table-cell>
        </table:table-row>
        <table:table-row table:style-name="ro1">
          <table:table-cell office:value-type="string">
            <text:p>TOFB</text:p>
          </table:table-cell>
          <table:table-cell office:value-type="string">
            <text:p>Tofutti Brands, Inc.</text:p>
          </table:table-cell>
        </table:table-row>
        <table:table-row table:style-name="ro1">
          <table:table-cell office:value-type="string">
            <text:p>TOGL</text:p>
          </table:table-cell>
          <table:table-cell office:value-type="string">
            <text:p>Toga Limited</text:p>
          </table:table-cell>
        </table:table-row>
        <table:table-row table:style-name="ro1">
          <table:table-cell office:value-type="string">
            <text:p>TOL</text:p>
          </table:table-cell>
          <table:table-cell office:value-type="string">
            <text:p>Toll Brothers Inc</text:p>
          </table:table-cell>
        </table:table-row>
        <table:table-row table:style-name="ro1">
          <table:table-cell office:value-type="string">
            <text:p>TOMI</text:p>
          </table:table-cell>
          <table:table-cell office:value-type="string">
            <text:p>Texas Oil &amp; Minerals, Inc.</text:p>
          </table:table-cell>
        </table:table-row>
        <table:table-row table:style-name="ro1">
          <table:table-cell office:value-type="string">
            <text:p>TOMZ</text:p>
          </table:table-cell>
          <table:table-cell office:value-type="string">
            <text:p>TOMI Environmental Solutions, Inc.</text:p>
          </table:table-cell>
        </table:table-row>
        <table:table-row table:style-name="ro1">
          <table:table-cell office:value-type="string">
            <text:p>TONR</text:p>
          </table:table-cell>
          <table:table-cell office:value-type="string">
            <text:p>Tonner-One World Holdings, Inc</text:p>
          </table:table-cell>
        </table:table-row>
        <table:table-row table:style-name="ro1">
          <table:table-cell office:value-type="string">
            <text:p>TOOD</text:p>
          </table:table-cell>
          <table:table-cell office:value-type="string">
            <text:p>Thermwood Corp.</text:p>
          </table:table-cell>
        </table:table-row>
        <table:table-row table:style-name="ro1">
          <table:table-cell office:value-type="string">
            <text:p>TOPS</text:p>
          </table:table-cell>
          <table:table-cell office:value-type="string">
            <text:p>TOP Ships Inc</text:p>
          </table:table-cell>
        </table:table-row>
        <table:table-row table:style-name="ro1">
          <table:table-cell office:value-type="string">
            <text:p>TOPZ</text:p>
          </table:table-cell>
          <table:table-cell office:value-type="string">
            <text:p>Topaz Resources, Inc.</text:p>
          </table:table-cell>
        </table:table-row>
        <table:table-row table:style-name="ro1">
          <table:table-cell office:value-type="string">
            <text:p>TORM</text:p>
          </table:table-cell>
          <table:table-cell office:value-type="string">
            <text:p>TOR Minerals International, Inc.</text:p>
          </table:table-cell>
        </table:table-row>
        <table:table-row table:style-name="ro1">
          <table:table-cell office:value-type="string">
            <text:p>TORW</text:p>
          </table:table-cell>
          <table:table-cell office:value-type="string">
            <text:p>Torrington Water Co.</text:p>
          </table:table-cell>
        </table:table-row>
        <table:table-row table:style-name="ro1">
          <table:table-cell office:value-type="string">
            <text:p>TOT</text:p>
          </table:table-cell>
          <table:table-cell office:value-type="string">
            <text:p>TOTAL SA</text:p>
          </table:table-cell>
        </table:table-row>
        <table:table-row table:style-name="ro1">
          <table:table-cell office:value-type="string">
            <text:p>TOTA</text:p>
          </table:table-cell>
          <table:table-cell office:value-type="string">
            <text:p>Tottenham Acquisition I Ltd</text:p>
          </table:table-cell>
        </table:table-row>
        <table:table-row table:style-name="ro1">
          <table:table-cell office:value-type="string">
            <text:p>TOUR</text:p>
          </table:table-cell>
          <table:table-cell office:value-type="string">
            <text:p>Tuniu Corp</text:p>
          </table:table-cell>
        </table:table-row>
        <table:table-row table:style-name="ro1">
          <table:table-cell office:value-type="string">
            <text:p>TOWN</text:p>
          </table:table-cell>
          <table:table-cell office:value-type="string">
            <text:p>Towne Bank-Portsmouth VA</text:p>
          </table:table-cell>
        </table:table-row>
        <table:table-row table:style-name="ro1">
          <table:table-cell office:value-type="string">
            <text:p>TPAC</text:p>
          </table:table-cell>
          <table:table-cell office:value-type="string">
            <text:p>Trans-Pacific Aerospace Company, Inc.</text:p>
          </table:table-cell>
        </table:table-row>
        <table:table-row table:style-name="ro1">
          <table:table-cell office:value-type="string">
            <text:p>TPB</text:p>
          </table:table-cell>
          <table:table-cell office:value-type="string">
            <text:p>Turning Point Brands Inc</text:p>
          </table:table-cell>
        </table:table-row>
        <table:table-row table:style-name="ro1">
          <table:table-cell office:value-type="string">
            <text:p>TPC</text:p>
          </table:table-cell>
          <table:table-cell office:value-type="string">
            <text:p>Tutor Perini Corp</text:p>
          </table:table-cell>
        </table:table-row>
        <table:table-row table:style-name="ro1">
          <table:table-cell office:value-type="string">
            <text:p>TPCO</text:p>
          </table:table-cell>
          <table:table-cell office:value-type="string">
            <text:p>Tribune Publishing Co</text:p>
          </table:table-cell>
        </table:table-row>
        <table:table-row table:style-name="ro1">
          <table:table-cell office:value-type="string">
            <text:p>TPCS</text:p>
          </table:table-cell>
          <table:table-cell office:value-type="string">
            <text:p>Techprecision Corp.</text:p>
          </table:table-cell>
        </table:table-row>
        <table:table-row table:style-name="ro1">
          <table:table-cell office:value-type="string">
            <text:p>TPH</text:p>
          </table:table-cell>
          <table:table-cell office:value-type="string">
            <text:p>TRI Pointe Group Inc</text:p>
          </table:table-cell>
        </table:table-row>
        <table:table-row table:style-name="ro1">
          <table:table-cell office:value-type="string">
            <text:p>TPHS</text:p>
          </table:table-cell>
          <table:table-cell office:value-type="string">
            <text:p>Trinity Place Holdings Inc</text:p>
          </table:table-cell>
        </table:table-row>
        <table:table-row table:style-name="ro1">
          <table:table-cell office:value-type="string">
            <text:p>TPIC</text:p>
          </table:table-cell>
          <table:table-cell office:value-type="string">
            <text:p>TPI Composites Inc</text:p>
          </table:table-cell>
        </table:table-row>
        <table:table-row table:style-name="ro1">
          <table:table-cell office:value-type="string">
            <text:p>TPII</text:p>
          </table:table-cell>
          <table:table-cell office:value-type="string">
            <text:p>Triad Pro Innovators, Inc.</text:p>
          </table:table-cell>
        </table:table-row>
        <table:table-row table:style-name="ro1">
          <table:table-cell office:value-type="string">
            <text:p>TPIL</text:p>
          </table:table-cell>
          <table:table-cell office:value-type="string">
            <text:p>TPI International, Inc.</text:p>
          </table:table-cell>
        </table:table-row>
        <table:table-row table:style-name="ro1">
          <table:table-cell office:value-type="string">
            <text:p>TPL</text:p>
          </table:table-cell>
          <table:table-cell office:value-type="string">
            <text:p>Texas Pacific Land Trust</text:p>
          </table:table-cell>
        </table:table-row>
        <table:table-row table:style-name="ro1">
          <table:table-cell office:value-type="string">
            <text:p>TPMT</text:p>
          </table:table-cell>
          <table:table-cell office:value-type="string">
            <text:p>Temple Mountains Industries, Inc.</text:p>
          </table:table-cell>
        </table:table-row>
        <table:table-row table:style-name="ro1">
          <table:table-cell office:value-type="string">
            <text:p>TPNI</text:p>
          </table:table-cell>
          <table:table-cell office:value-type="string">
            <text:p>The Pulse Network, Inc.</text:p>
          </table:table-cell>
        </table:table-row>
        <table:table-row table:style-name="ro1">
          <table:table-cell office:value-type="string">
            <text:p>TPPM</text:p>
          </table:table-cell>
          <table:table-cell office:value-type="string">
            <text:p>TMPOS Inc</text:p>
          </table:table-cell>
        </table:table-row>
        <table:table-row table:style-name="ro1">
          <table:table-cell office:value-type="string">
            <text:p>TPR</text:p>
          </table:table-cell>
          <table:table-cell office:value-type="string">
            <text:p>Tapestry Inc</text:p>
          </table:table-cell>
        </table:table-row>
        <table:table-row table:style-name="ro1">
          <table:table-cell office:value-type="string">
            <text:p>TPRE</text:p>
          </table:table-cell>
          <table:table-cell office:value-type="string">
            <text:p>Third Point Reinsurance Ltd</text:p>
          </table:table-cell>
        </table:table-row>
        <table:table-row table:style-name="ro1">
          <table:table-cell office:value-type="string">
            <text:p>TPTW</text:p>
          </table:table-cell>
          <table:table-cell office:value-type="string">
            <text:p>TPT Global Tech, Inc.</text:p>
          </table:table-cell>
        </table:table-row>
        <table:table-row table:style-name="ro1">
          <table:table-cell office:value-type="string">
            <text:p>TPTX</text:p>
          </table:table-cell>
          <table:table-cell office:value-type="string">
            <text:p>Turning Point Therapeutics Inc</text:p>
          </table:table-cell>
        </table:table-row>
        <table:table-row table:style-name="ro1">
          <table:table-cell office:value-type="string">
            <text:p>TPVG</text:p>
          </table:table-cell>
          <table:table-cell office:value-type="string">
            <text:p>TriplePoint Venture Growth BDC Corp</text:p>
          </table:table-cell>
        </table:table-row>
        <table:table-row table:style-name="ro1">
          <table:table-cell office:value-type="string">
            <text:p>TPX</text:p>
          </table:table-cell>
          <table:table-cell office:value-type="string">
            <text:p>Tempur Sealy International Inc</text:p>
          </table:table-cell>
        </table:table-row>
        <table:table-row table:style-name="ro1">
          <table:table-cell office:value-type="string">
            <text:p>TPZ</text:p>
          </table:table-cell>
          <table:table-cell office:value-type="string">
            <text:p>Tortoise Power and Energy Infrastructure Fund Inc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ootsie Roll Industries Inc</text:p>
          </table:table-cell>
        </table:table-row>
        <table:table-row table:style-name="ro1">
          <table:table-cell office:value-type="string">
            <text:p>TRAC</text:p>
          </table:table-cell>
          <table:table-cell office:value-type="string">
            <text:p>Track Data Corporation, Inc.</text:p>
          </table:table-cell>
        </table:table-row>
        <table:table-row table:style-name="ro1">
          <table:table-cell office:value-type="string">
            <text:p>TRAE</text:p>
          </table:table-cell>
          <table:table-cell office:value-type="string">
            <text:p>Triton American Energy Corp.</text:p>
          </table:table-cell>
        </table:table-row>
        <table:table-row table:style-name="ro1">
          <table:table-cell office:value-type="string">
            <text:p>TRBD</text:p>
          </table:table-cell>
          <table:table-cell office:value-type="string">
            <text:p>Turbodyne Technologies Inc.</text:p>
          </table:table-cell>
        </table:table-row>
        <table:table-row table:style-name="ro1">
          <table:table-cell office:value-type="string">
            <text:p>TRBO</text:p>
          </table:table-cell>
          <table:table-cell office:value-type="string">
            <text:p>Turbo Global Partners, Inc.</text:p>
          </table:table-cell>
        </table:table-row>
        <table:table-row table:style-name="ro1">
          <table:table-cell office:value-type="string">
            <text:p>TRBX</text:p>
          </table:table-cell>
          <table:table-cell office:value-type="string">
            <text:p>TRB Systems International, Inc.</text:p>
          </table:table-cell>
        </table:table-row>
        <table:table-row table:style-name="ro1">
          <table:table-cell office:value-type="string">
            <text:p>TRC</text:p>
          </table:table-cell>
          <table:table-cell office:value-type="string">
            <text:p>Tejon Ranch Co</text:p>
          </table:table-cell>
        </table:table-row>
        <table:table-row table:style-name="ro1">
          <table:table-cell office:value-type="string">
            <text:p>TRCH</text:p>
          </table:table-cell>
          <table:table-cell office:value-type="string">
            <text:p>Torchlight Energy Resources Inc</text:p>
          </table:table-cell>
        </table:table-row>
        <table:table-row table:style-name="ro1">
          <table:table-cell office:value-type="string">
            <text:p>TRCK</text:p>
          </table:table-cell>
          <table:table-cell office:value-type="string">
            <text:p>Track Group, Inc.</text:p>
          </table:table-cell>
        </table:table-row>
        <table:table-row table:style-name="ro1">
          <table:table-cell office:value-type="string">
            <text:p>TRCY</text:p>
          </table:table-cell>
          <table:table-cell office:value-type="string">
            <text:p>Tri City Bankshares Corp.</text:p>
          </table:table-cell>
        </table:table-row>
        <table:table-row table:style-name="ro1">
          <table:table-cell office:value-type="string">
            <text:p>TREC</text:p>
          </table:table-cell>
          <table:table-cell office:value-type="string">
            <text:p>Trecora Resources</text:p>
          </table:table-cell>
        </table:table-row>
        <table:table-row table:style-name="ro1">
          <table:table-cell office:value-type="string">
            <text:p>TREE</text:p>
          </table:table-cell>
          <table:table-cell office:value-type="string">
            <text:p>LendingTree Inc</text:p>
          </table:table-cell>
        </table:table-row>
        <table:table-row table:style-name="ro1">
          <table:table-cell office:value-type="string">
            <text:p>TREP</text:p>
          </table:table-cell>
          <table:table-cell office:value-type="string">
            <text:p>Trucept, Inc.</text:p>
          </table:table-cell>
        </table:table-row>
        <table:table-row table:style-name="ro1">
          <table:table-cell office:value-type="string">
            <text:p>TREX</text:p>
          </table:table-cell>
          <table:table-cell office:value-type="string">
            <text:p>Invesco US Treasury 7-10 Year UCITS ETF</text:p>
          </table:table-cell>
        </table:table-row>
        <table:table-row table:style-name="ro1">
          <table:table-cell office:value-type="string">
            <text:p>TRGM</text:p>
          </table:table-cell>
          <table:table-cell office:value-type="string">
            <text:p>Targeted Medical Pharma, Inc.</text:p>
          </table:table-cell>
        </table:table-row>
        <table:table-row table:style-name="ro1">
          <table:table-cell office:value-type="string">
            <text:p>TRGP</text:p>
          </table:table-cell>
          <table:table-cell office:value-type="string">
            <text:p>Targa Resources Corp</text:p>
          </table:table-cell>
        </table:table-row>
        <table:table-row table:style-name="ro1">
          <table:table-cell office:value-type="string">
            <text:p>TRHC</text:p>
          </table:table-cell>
          <table:table-cell office:value-type="string">
            <text:p>Tabula Rasa HealthCare Inc</text:p>
          </table:table-cell>
        </table:table-row>
        <table:table-row table:style-name="ro1">
          <table:table-cell office:value-type="string">
            <text:p>TRI</text:p>
          </table:table-cell>
          <table:table-cell office:value-type="string">
            <text:p>Thomson Reuters Corp</text:p>
          </table:table-cell>
        </table:table-row>
        <table:table-row table:style-name="ro1">
          <table:table-cell office:value-type="string">
            <text:p>TRIB</text:p>
          </table:table-cell>
          <table:table-cell office:value-type="string">
            <text:p>Trinity Biotech PLC</text:p>
          </table:table-cell>
        </table:table-row>
        <table:table-row table:style-name="ro1">
          <table:table-cell office:value-type="string">
            <text:p>TRIG</text:p>
          </table:table-cell>
          <table:table-cell office:value-type="string">
            <text:p>Trio Industries Group, Inc.</text:p>
          </table:table-cell>
        </table:table-row>
        <table:table-row table:style-name="ro1">
          <table:table-cell office:value-type="string">
            <text:p>TRIL</text:p>
          </table:table-cell>
          <table:table-cell office:value-type="string">
            <text:p>Trillium Therapeutics Inc</text:p>
          </table:table-cell>
        </table:table-row>
        <table:table-row table:style-name="ro1">
          <table:table-cell office:value-type="string">
            <text:p>TRIP</text:p>
          </table:table-cell>
          <table:table-cell office:value-type="string">
            <text:p>TripAdvisor Inc</text:p>
          </table:table-cell>
        </table:table-row>
        <table:table-row table:style-name="ro1">
          <table:table-cell office:value-type="string">
            <text:p>TRIT</text:p>
          </table:table-cell>
          <table:table-cell office:value-type="string">
            <text:p>Triterras Inc</text:p>
          </table:table-cell>
        </table:table-row>
        <table:table-row table:style-name="ro1">
          <table:table-cell office:value-type="string">
            <text:p>TRKX</text:p>
          </table:table-cell>
          <table:table-cell office:value-type="string">
            <text:p>Trek Resources, Inc.</text:p>
          </table:table-cell>
        </table:table-row>
        <table:table-row table:style-name="ro1">
          <table:table-cell office:value-type="string">
            <text:p>TRMB</text:p>
          </table:table-cell>
          <table:table-cell office:value-type="string">
            <text:p>Trimble Inc</text:p>
          </table:table-cell>
        </table:table-row>
        <table:table-row table:style-name="ro1">
          <table:table-cell office:value-type="string">
            <text:p>TRMD</text:p>
          </table:table-cell>
          <table:table-cell office:value-type="string">
            <text:p>TORM PLC</text:p>
          </table:table-cell>
        </table:table-row>
        <table:table-row table:style-name="ro1">
          <table:table-cell office:value-type="string">
            <text:p>TRMK</text:p>
          </table:table-cell>
          <table:table-cell office:value-type="string">
            <text:p>Trustmark Corp</text:p>
          </table:table-cell>
        </table:table-row>
        <table:table-row table:style-name="ro1">
          <table:table-cell office:value-type="string">
            <text:p>TRMT</text:p>
          </table:table-cell>
          <table:table-cell office:value-type="string">
            <text:p>Tremont Mortgage Trust</text:p>
          </table:table-cell>
        </table:table-row>
        <table:table-row table:style-name="ro1">
          <table:table-cell office:value-type="string">
            <text:p>TRN</text:p>
          </table:table-cell>
          <table:table-cell office:value-type="string">
            <text:p>Trinity Industries Inc</text:p>
          </table:table-cell>
        </table:table-row>
        <table:table-row table:style-name="ro1">
          <table:table-cell office:value-type="string">
            <text:p>TRNE</text:p>
          </table:table-cell>
          <table:table-cell office:value-type="string">
            <text:p>Trine Acquisition Corp</text:p>
          </table:table-cell>
        </table:table-row>
        <table:table-row table:style-name="ro1">
          <table:table-cell office:value-type="string">
            <text:p>TRNE.UN</text:p>
          </table:table-cell>
          <table:table-cell office:value-type="string">
            <text:p>Trine Acquisition Corp</text:p>
          </table:table-cell>
        </table:table-row>
        <table:table-row table:style-name="ro1">
          <table:table-cell office:value-type="string">
            <text:p>TRNF</text:p>
          </table:table-cell>
          <table:table-cell office:value-type="string">
            <text:p>Taronis Fuels, Inc.</text:p>
          </table:table-cell>
        </table:table-row>
        <table:table-row table:style-name="ro1">
          <table:table-cell office:value-type="string">
            <text:p>TRNO</text:p>
          </table:table-cell>
          <table:table-cell office:value-type="string">
            <text:p>Terreno Realty Corp</text:p>
          </table:table-cell>
        </table:table-row>
        <table:table-row table:style-name="ro1">
          <table:table-cell office:value-type="string">
            <text:p>TRNS</text:p>
          </table:table-cell>
          <table:table-cell office:value-type="string">
            <text:p>Transcat Inc</text:p>
          </table:table-cell>
        </table:table-row>
        <table:table-row table:style-name="ro1">
          <table:table-cell office:value-type="string">
            <text:p>TRNX</text:p>
          </table:table-cell>
          <table:table-cell office:value-type="string">
            <text:p>Taronis Technologies, Inc.</text:p>
          </table:table-cell>
        </table:table-row>
        <table:table-row table:style-name="ro1">
          <table:table-cell office:value-type="string">
            <text:p>TRNX</text:p>
          </table:table-cell>
          <table:table-cell office:value-type="string">
            <text:p>Taronis Technologies Inc</text:p>
          </table:table-cell>
        </table:table-row>
        <table:table-row table:style-name="ro1">
          <table:table-cell office:value-type="string">
            <text:p>TRON</text:p>
          </table:table-cell>
          <table:table-cell office:value-type="string">
            <text:p>Toron, Inc.</text:p>
          </table:table-cell>
        </table:table-row>
        <table:table-row table:style-name="ro1">
          <table:table-cell office:value-type="string">
            <text:p>TROW</text:p>
          </table:table-cell>
          <table:table-cell office:value-type="string">
            <text:p>T Rowe Price Group Inc</text:p>
          </table:table-cell>
        </table:table-row>
        <table:table-row table:style-name="ro1">
          <table:table-cell office:value-type="string">
            <text:p>TROX</text:p>
          </table:table-cell>
          <table:table-cell office:value-type="string">
            <text:p>Tronox Holdings PLC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string">
            <text:p>TC Energy Corp</text:p>
          </table:table-cell>
        </table:table-row>
        <table:table-row table:style-name="ro1">
          <table:table-cell office:value-type="string">
            <text:p>TRPX</text:p>
          </table:table-cell>
          <table:table-cell office:value-type="string">
            <text:p>THERAPIX BIOSCIENCES Ltd</text:p>
          </table:table-cell>
        </table:table-row>
        <table:table-row table:style-name="ro1">
          <table:table-cell office:value-type="string">
            <text:p>TRQ</text:p>
          </table:table-cell>
          <table:table-cell office:value-type="string">
            <text:p>Turquoise Hill Resources Ltd</text:p>
          </table:table-cell>
        </table:table-row>
        <table:table-row table:style-name="ro1">
          <table:table-cell office:value-type="string">
            <text:p>TRRE</text:p>
          </table:table-cell>
          <table:table-cell office:value-type="string">
            <text:p>Terra Energy Resources, Ltd.</text:p>
          </table:table-cell>
        </table:table-row>
        <table:table-row table:style-name="ro1">
          <table:table-cell office:value-type="string">
            <text:p>TRRI</text:p>
          </table:table-cell>
          <table:table-cell office:value-type="string">
            <text:p>Trinity Resources Inc.</text:p>
          </table:table-cell>
        </table:table-row>
        <table:table-row table:style-name="ro1">
          <table:table-cell office:value-type="string">
            <text:p>TRS</text:p>
          </table:table-cell>
          <table:table-cell office:value-type="string">
            <text:p>Trimas Corp</text:p>
          </table:table-cell>
        </table:table-row>
        <table:table-row table:style-name="ro1">
          <table:table-cell office:value-type="string">
            <text:p>TRSI</text:p>
          </table:table-cell>
          <table:table-cell office:value-type="string">
            <text:p>Trophy Resources, Inc.</text:p>
          </table:table-cell>
        </table:table-row>
        <table:table-row table:style-name="ro1">
          <table:table-cell office:value-type="string">
            <text:p>TRST</text:p>
          </table:table-cell>
          <table:table-cell office:value-type="string">
            <text:p>TrustCo Bank Corp NY</text:p>
          </table:table-cell>
        </table:table-row>
        <table:table-row table:style-name="ro1">
          <table:table-cell office:value-type="string">
            <text:p>TRT</text:p>
          </table:table-cell>
          <table:table-cell office:value-type="string">
            <text:p>Trio-Tech International</text:p>
          </table:table-cell>
        </table:table-row>
        <table:table-row table:style-name="ro1">
          <table:table-cell office:value-type="string">
            <text:p>TRTC</text:p>
          </table:table-cell>
          <table:table-cell office:value-type="string">
            <text:p>Terra Tech Corp.</text:p>
          </table:table-cell>
        </table:table-row>
        <table:table-row table:style-name="ro1">
          <table:table-cell office:value-type="string">
            <text:p>TRTI</text:p>
          </table:table-cell>
          <table:table-cell office:value-type="string">
            <text:p>Transtech Industries, Inc.</text:p>
          </table:table-cell>
        </table:table-row>
        <table:table-row table:style-name="ro1">
          <table:table-cell office:value-type="string">
            <text:p>TRTN</text:p>
          </table:table-cell>
          <table:table-cell office:value-type="string">
            <text:p>Triton International Ltd-Bermuda</text:p>
          </table:table-cell>
        </table:table-row>
        <table:table-row table:style-name="ro1">
          <table:table-cell office:value-type="string">
            <text:p>TRTN-A</text:p>
          </table:table-cell>
          <table:table-cell office:value-type="string">
            <text:p>Triton International Ltd-Bermuda</text:p>
          </table:table-cell>
        </table:table-row>
        <table:table-row table:style-name="ro1">
          <table:table-cell office:value-type="string">
            <text:p>TRTN-B</text:p>
          </table:table-cell>
          <table:table-cell office:value-type="string">
            <text:p>Triton International Ltd-Bermuda</text:p>
          </table:table-cell>
        </table:table-row>
        <table:table-row table:style-name="ro1">
          <table:table-cell office:value-type="string">
            <text:p>TRTN-C</text:p>
          </table:table-cell>
          <table:table-cell office:value-type="string">
            <text:p>Triton International Ltd-Bermuda</text:p>
          </table:table-cell>
        </table:table-row>
        <table:table-row table:style-name="ro1">
          <table:table-cell office:value-type="string">
            <text:p>TRTX</text:p>
          </table:table-cell>
          <table:table-cell office:value-type="string">
            <text:p>TPG RE Finance Trust Inc</text:p>
          </table:table-cell>
        </table:table-row>
        <table:table-row table:style-name="ro1">
          <table:table-cell office:value-type="string">
            <text:p>TRU</text:p>
          </table:table-cell>
          <table:table-cell office:value-type="string">
            <text:p>TransUnion</text:p>
          </table:table-cell>
        </table:table-row>
        <table:table-row table:style-name="ro1">
          <table:table-cell office:value-type="string">
            <text:p>TRUE</text:p>
          </table:table-cell>
          <table:table-cell office:value-type="string">
            <text:p>TrueCar Inc</text:p>
          </table:table-cell>
        </table:table-row>
        <table:table-row table:style-name="ro1">
          <table:table-cell office:value-type="string">
            <text:p>TRUL</text:p>
          </table:table-cell>
          <table:table-cell office:value-type="string">
            <text:p>Trulite, Inc.</text:p>
          </table:table-cell>
        </table:table-row>
        <table:table-row table:style-name="ro1">
          <table:table-cell office:value-type="string">
            <text:p>TRUP</text:p>
          </table:table-cell>
          <table:table-cell office:value-type="string">
            <text:p>Trupanion Inc</text:p>
          </table:table-cell>
        </table:table-row>
        <table:table-row table:style-name="ro1">
          <table:table-cell office:value-type="string">
            <text:p>TRUX</text:p>
          </table:table-cell>
          <table:table-cell office:value-type="string">
            <text:p>Truxton Corp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Travelers Cos Inc-The</text:p>
          </table:table-cell>
        </table:table-row>
        <table:table-row table:style-name="ro1">
          <table:table-cell office:value-type="string">
            <text:p>TRVG</text:p>
          </table:table-cell>
          <table:table-cell office:value-type="string">
            <text:p>Trivago NV</text:p>
          </table:table-cell>
        </table:table-row>
        <table:table-row table:style-name="ro1">
          <table:table-cell office:value-type="string">
            <text:p>TRVI</text:p>
          </table:table-cell>
          <table:table-cell office:value-type="string">
            <text:p>Trevi Therapeutics Inc</text:p>
          </table:table-cell>
        </table:table-row>
        <table:table-row table:style-name="ro1">
          <table:table-cell office:value-type="string">
            <text:p>TRVN</text:p>
          </table:table-cell>
          <table:table-cell office:value-type="string">
            <text:p>Trevena Inc</text:p>
          </table:table-cell>
        </table:table-row>
        <table:table-row table:style-name="ro1">
          <table:table-cell office:value-type="string">
            <text:p>TRVN</text:p>
          </table:table-cell>
          <table:table-cell office:value-type="string">
            <text:p>Trevena Inc</text:p>
          </table:table-cell>
        </table:table-row>
        <table:table-row table:style-name="ro1">
          <table:table-cell office:value-type="string">
            <text:p>TRVR</text:p>
          </table:table-cell>
          <table:table-cell office:value-type="string">
            <text:p>Two Rivers Financial Group, Inc.</text:p>
          </table:table-cell>
        </table:table-row>
        <table:table-row table:style-name="ro1">
          <table:table-cell office:value-type="string">
            <text:p>TRWH</text:p>
          </table:table-cell>
          <table:table-cell office:value-type="string">
            <text:p>Twin River Worldwide Holdings Inc</text:p>
          </table:table-cell>
        </table:table-row>
        <table:table-row table:style-name="ro1">
          <table:table-cell office:value-type="string">
            <text:p>TRX</text:p>
          </table:table-cell>
          <table:table-cell office:value-type="string">
            <text:p>Tanzanian Gold Corp</text:p>
          </table:table-cell>
        </table:table-row>
        <table:table-row table:style-name="ro1">
          <table:table-cell office:value-type="string">
            <text:p>TRXA</text:p>
          </table:table-cell>
          <table:table-cell office:value-type="string">
            <text:p>Trex Acquisition Corp.</text:p>
          </table:table-cell>
        </table:table-row>
        <table:table-row table:style-name="ro1">
          <table:table-cell office:value-type="string">
            <text:p>TRXC</text:p>
          </table:table-cell>
          <table:table-cell office:value-type="string">
            <text:p>TransEnterix Inc</text:p>
          </table:table-cell>
        </table:table-row>
        <table:table-row table:style-name="ro1">
          <table:table-cell office:value-type="string">
            <text:p>TRXO</text:p>
          </table:table-cell>
          <table:table-cell office:value-type="string">
            <text:p>Columbine Valley Resources, Inc. 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Tenaris SA</text:p>
          </table:table-cell>
        </table:table-row>
        <table:table-row table:style-name="ro1">
          <table:table-cell office:value-type="string">
            <text:p>TSBK</text:p>
          </table:table-cell>
          <table:table-cell office:value-type="string">
            <text:p>Timberland Bancorp Inc-WA</text:p>
          </table:table-cell>
        </table:table-row>
        <table:table-row table:style-name="ro1">
          <table:table-cell office:value-type="string">
            <text:p>TSC</text:p>
          </table:table-cell>
          <table:table-cell office:value-type="string">
            <text:p>TriState Capital Holdings Inc</text:p>
          </table:table-cell>
        </table:table-row>
        <table:table-row table:style-name="ro1">
          <table:table-cell office:value-type="string">
            <text:p>TSCAP</text:p>
          </table:table-cell>
          <table:table-cell office:value-type="string">
            <text:p>TriState Capital Holdings Inc</text:p>
          </table:table-cell>
        </table:table-row>
        <table:table-row table:style-name="ro1">
          <table:table-cell office:value-type="string">
            <text:p>TSCBP</text:p>
          </table:table-cell>
          <table:table-cell office:value-type="string">
            <text:p>TriState Capital Holdings Inc</text:p>
          </table:table-cell>
        </table:table-row>
        <table:table-row table:style-name="ro1">
          <table:table-cell office:value-type="string">
            <text:p>TSCC</text:p>
          </table:table-cell>
          <table:table-cell office:value-type="string">
            <text:p>Technology Solutions Company</text:p>
          </table:table-cell>
        </table:table-row>
        <table:table-row table:style-name="ro1">
          <table:table-cell office:value-type="string">
            <text:p>TSCO</text:p>
          </table:table-cell>
          <table:table-cell office:value-type="string">
            <text:p>Tractor Supply Co</text:p>
          </table:table-cell>
        </table:table-row>
        <table:table-row table:style-name="ro1">
          <table:table-cell office:value-type="string">
            <text:p>TSE</text:p>
          </table:table-cell>
          <table:table-cell office:value-type="string">
            <text:p>Trinseo SA</text:p>
          </table:table-cell>
        </table:table-row>
        <table:table-row table:style-name="ro1">
          <table:table-cell office:value-type="string">
            <text:p>TSEM</text:p>
          </table:table-cell>
          <table:table-cell office:value-type="string">
            <text:p>Tower Semiconductor Ltd</text:p>
          </table:table-cell>
        </table:table-row>
        <table:table-row table:style-name="ro1">
          <table:table-cell office:value-type="string">
            <text:p>TSFGN</text:p>
          </table:table-cell>
          <table:table-cell office:value-type="string">
            <text:p>South Financial Group, Inc. (The)</text:p>
          </table:table-cell>
        </table:table-row>
        <table:table-row table:style-name="ro1">
          <table:table-cell office:value-type="string">
            <text:p>TSGL</text:p>
          </table:table-cell>
          <table:table-cell office:value-type="string">
            <text:p>The Staffing Group Ltd.</text:p>
          </table:table-cell>
        </table:table-row>
        <table:table-row table:style-name="ro1">
          <table:table-cell office:value-type="string">
            <text:p>TSGTF</text:p>
          </table:table-cell>
          <table:table-cell office:value-type="string">
            <text:p>Tsingtao Brewery Co., Ltd.</text:p>
          </table:table-cell>
        </table:table-row>
        <table:table-row table:style-name="ro1">
          <table:table-cell office:value-type="string">
            <text:p>TSGTY</text:p>
          </table:table-cell>
          <table:table-cell office:value-type="string">
            <text:p>Tsingtao Brewery Co., Ltd.</text:p>
          </table:table-cell>
        </table:table-row>
        <table:table-row table:style-name="ro1">
          <table:table-cell office:value-type="string">
            <text:p>TSGZF</text:p>
          </table:table-cell>
          <table:table-cell office:value-type="string">
            <text:p>TriStar Gold, Inc.</text:p>
          </table:table-cell>
        </table:table-row>
        <table:table-row table:style-name="ro1">
          <table:table-cell office:value-type="string">
            <text:p>TSHA</text:p>
          </table:table-cell>
          <table:table-cell office:value-type="string">
            <text:p>Taysha Gene Therapies Inc</text:p>
          </table:table-cell>
        </table:table-row>
        <table:table-row table:style-name="ro1">
          <table:table-cell office:value-type="string">
            <text:p>TSHO</text:p>
          </table:table-cell>
          <table:table-cell office:value-type="string">
            <text:p>Tradeshow Marketing Company, Ltd.</text:p>
          </table:table-cell>
        </table:table-row>
        <table:table-row table:style-name="ro1">
          <table:table-cell office:value-type="string">
            <text:p>TSHR</text:p>
          </table:table-cell>
          <table:table-cell office:value-type="string">
            <text:p>Three Shores Bancorporation Inc.</text:p>
          </table:table-cell>
        </table:table-row>
        <table:table-row table:style-name="ro1">
          <table:table-cell office:value-type="string">
            <text:p>TSI</text:p>
          </table:table-cell>
          <table:table-cell office:value-type="string">
            <text:p>TCW Strategic Income Fund Inc</text:p>
          </table:table-cell>
        </table:table-row>
        <table:table-row table:style-name="ro1">
          <table:table-cell office:value-type="string">
            <text:p>TSLA</text:p>
          </table:table-cell>
          <table:table-cell office:value-type="string">
            <text:p>Tesla Inc</text:p>
          </table:table-cell>
        </table:table-row>
        <table:table-row table:style-name="ro1">
          <table:table-cell office:value-type="string">
            <text:p>TSLX</text:p>
          </table:table-cell>
          <table:table-cell office:value-type="string">
            <text:p>TPG Specialty Lending Inc</text:p>
          </table:table-cell>
        </table:table-row>
        <table:table-row table:style-name="ro1">
          <table:table-cell office:value-type="string">
            <text:p>TSM</text:p>
          </table:table-cell>
          <table:table-cell office:value-type="string">
            <text:p>Taiwan Semiconductor Manufacturing Co Ltd</text:p>
          </table:table-cell>
        </table:table-row>
        <table:table-row table:style-name="ro1">
          <table:table-cell office:value-type="string">
            <text:p>TSMI</text:p>
          </table:table-cell>
          <table:table-cell office:value-type="string">
            <text:p>Total Sports Media, Inc.</text:p>
          </table:table-cell>
        </table:table-row>
        <table:table-row table:style-name="ro1">
          <table:table-cell office:value-type="string">
            <text:p>TSN</text:p>
          </table:table-cell>
          <table:table-cell office:value-type="string">
            <text:p>Tyson Foods Inc</text:p>
          </table:table-cell>
        </table:table-row>
        <table:table-row table:style-name="ro1">
          <table:table-cell office:value-type="string">
            <text:p>TSNI</text:p>
          </table:table-cell>
          <table:table-cell office:value-type="string">
            <text:p>TechniScan, Inc.</text:p>
          </table:table-cell>
        </table:table-row>
        <table:table-row table:style-name="ro1">
          <table:table-cell office:value-type="string">
            <text:p>TSNP</text:p>
          </table:table-cell>
          <table:table-cell office:value-type="string">
            <text:p>Tesoro Enterprises, Inc.</text:p>
          </table:table-cell>
        </table:table-row>
        <table:table-row table:style-name="ro1">
          <table:table-cell office:value-type="string">
            <text:p>TSOI</text:p>
          </table:table-cell>
          <table:table-cell office:value-type="string">
            <text:p>Therapeutic Solutions International, Inc.</text:p>
          </table:table-cell>
        </table:table-row>
        <table:table-row table:style-name="ro1">
          <table:table-cell office:value-type="string">
            <text:p>TSPG</text:p>
          </table:table-cell>
          <table:table-cell office:value-type="string">
            <text:p>TGI Solar Power Group, Inc.</text:p>
          </table:table-cell>
        </table:table-row>
        <table:table-row table:style-name="ro1">
          <table:table-cell office:value-type="string">
            <text:p>TSQ</text:p>
          </table:table-cell>
          <table:table-cell office:value-type="string">
            <text:p>Townsquare Media Inc</text:p>
          </table:table-cell>
        </table:table-row>
        <table:table-row table:style-name="ro1">
          <table:table-cell office:value-type="string">
            <text:p>TSRI</text:p>
          </table:table-cell>
          <table:table-cell office:value-type="string">
            <text:p>TSR Inc</text:p>
          </table:table-cell>
        </table:table-row>
        <table:table-row table:style-name="ro1">
          <table:table-cell office:value-type="string">
            <text:p>TSRR</text:p>
          </table:table-cell>
          <table:table-cell office:value-type="string">
            <text:p>Tradestar Resources Corp.</text:p>
          </table:table-cell>
        </table:table-row>
        <table:table-row table:style-name="ro1">
          <table:table-cell office:value-type="string">
            <text:p>TSSI</text:p>
          </table:table-cell>
          <table:table-cell office:value-type="string">
            <text:p>TSS, Inc.</text:p>
          </table:table-cell>
        </table:table-row>
        <table:table-row table:style-name="ro1">
          <table:table-cell office:value-type="string">
            <text:p>TSSP</text:p>
          </table:table-cell>
          <table:table-cell office:value-type="string">
            <text:p>Trendsetter Solar Products, Inc.</text:p>
          </table:table-cell>
        </table:table-row>
        <table:table-row table:style-name="ro1">
          <table:table-cell office:value-type="string">
            <text:p>TSTS</text:p>
          </table:table-cell>
          <table:table-cell office:value-type="string">
            <text:p>That Marketing Solution, Inc.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string">
            <text:p>TIM Participacoes SA</text:p>
          </table:table-cell>
        </table:table-row>
        <table:table-row table:style-name="ro1">
          <table:table-cell office:value-type="string">
            <text:p>TSWT</text:p>
          </table:table-cell>
          <table:table-cell office:value-type="string">
            <text:p>Taste Water, Inc.</text:p>
          </table:table-cell>
        </table:table-row>
        <table:table-row table:style-name="ro1">
          <table:table-cell office:value-type="string">
            <text:p>TSYI</text:p>
          </table:table-cell>
          <table:table-cell office:value-type="string">
            <text:p>Terra Systems Inc.</text:p>
          </table:table-cell>
        </table:table-row>
        <table:table-row table:style-name="ro1">
          <table:table-cell office:value-type="string">
            <text:p>TT</text:p>
          </table:table-cell>
          <table:table-cell office:value-type="string">
            <text:p>Trane Technologies PLC</text:p>
          </table:table-cell>
        </table:table-row>
        <table:table-row table:style-name="ro1">
          <table:table-cell office:value-type="string">
            <text:p>TTAPF</text:p>
          </table:table-cell>
          <table:table-cell office:value-type="string">
            <text:p>TTW Public Company Limited</text:p>
          </table:table-cell>
        </table:table-row>
        <table:table-row table:style-name="ro1">
          <table:table-cell office:value-type="string">
            <text:p>TTC</text:p>
          </table:table-cell>
          <table:table-cell office:value-type="string">
            <text:p>Toro Co-The</text:p>
          </table:table-cell>
        </table:table-row>
        <table:table-row table:style-name="ro1">
          <table:table-cell office:value-type="string">
            <text:p>TTCF</text:p>
          </table:table-cell>
          <table:table-cell office:value-type="string">
            <text:p>Ittella International, LLC</text:p>
          </table:table-cell>
        </table:table-row>
        <table:table-row table:style-name="ro1">
          <table:table-cell office:value-type="string">
            <text:p>TTCM</text:p>
          </table:table-cell>
          <table:table-cell office:value-type="string">
            <text:p>Tautachrome Inc.</text:p>
          </table:table-cell>
        </table:table-row>
        <table:table-row table:style-name="ro1">
          <table:table-cell office:value-type="string">
            <text:p>TTCS</text:p>
          </table:table-cell>
          <table:table-cell office:value-type="string">
            <text:p>TIE Technologies, Inc.</text:p>
          </table:table-cell>
        </table:table-row>
        <table:table-row table:style-name="ro1">
          <table:table-cell office:value-type="string">
            <text:p>TTD</text:p>
          </table:table-cell>
          <table:table-cell office:value-type="string">
            <text:p>Trade Desk Inc-The</text:p>
          </table:table-cell>
        </table:table-row>
        <table:table-row table:style-name="ro1">
          <table:table-cell office:value-type="string">
            <text:p>TTEC</text:p>
          </table:table-cell>
          <table:table-cell office:value-type="string">
            <text:p>TTEC Holdings Inc</text:p>
          </table:table-cell>
        </table:table-row>
        <table:table-row table:style-name="ro1">
          <table:table-cell office:value-type="string">
            <text:p>TTEK</text:p>
          </table:table-cell>
          <table:table-cell office:value-type="string">
            <text:p>Tetra Tech Inc</text:p>
          </table:table-cell>
        </table:table-row>
        <table:table-row table:style-name="ro1">
          <table:table-cell office:value-type="string">
            <text:p>TTEN</text:p>
          </table:table-cell>
          <table:table-cell office:value-type="string">
            <text:p>Titan Energy, LLC</text:p>
          </table:table-cell>
        </table:table-row>
        <table:table-row table:style-name="ro1">
          <table:table-cell office:value-type="string">
            <text:p>TTGT</text:p>
          </table:table-cell>
          <table:table-cell office:value-type="string">
            <text:p>TechTarget Inc</text:p>
          </table:table-cell>
        </table:table-row>
        <table:table-row table:style-name="ro1">
          <table:table-cell office:value-type="string">
            <text:p>TTHG</text:p>
          </table:table-cell>
          <table:table-cell office:value-type="string">
            <text:p>Titanium Holdings Group, Inc.</text:p>
          </table:table-cell>
        </table:table-row>
        <table:table-row table:style-name="ro1">
          <table:table-cell office:value-type="string">
            <text:p>TTI</text:p>
          </table:table-cell>
          <table:table-cell office:value-type="string">
            <text:p>TETRA Technologies Inc</text:p>
          </table:table-cell>
        </table:table-row>
        <table:table-row table:style-name="ro1">
          <table:table-cell office:value-type="string">
            <text:p>TTLO</text:p>
          </table:table-cell>
          <table:table-cell office:value-type="string">
            <text:p>Torotel, Inc.</text:p>
          </table:table-cell>
        </table:table-row>
        <table:table-row table:style-name="ro1">
          <table:table-cell office:value-type="string">
            <text:p>TTM</text:p>
          </table:table-cell>
          <table:table-cell office:value-type="string">
            <text:p>Tata Motors Ltd</text:p>
          </table:table-cell>
        </table:table-row>
        <table:table-row table:style-name="ro1">
          <table:table-cell office:value-type="string">
            <text:p>TTMI</text:p>
          </table:table-cell>
          <table:table-cell office:value-type="string">
            <text:p>TTM Technologies Inc</text:p>
          </table:table-cell>
        </table:table-row>
        <table:table-row table:style-name="ro1">
          <table:table-cell office:value-type="string">
            <text:p>TTNP</text:p>
          </table:table-cell>
          <table:table-cell office:value-type="string">
            <text:p>Titan Pharmaceuticals Inc</text:p>
          </table:table-cell>
        </table:table-row>
        <table:table-row table:style-name="ro1">
          <table:table-cell office:value-type="string">
            <text:p>TTNPW</text:p>
          </table:table-cell>
          <table:table-cell office:value-type="string">
            <text:p>Titan Pharmaceuticals, Inc.</text:p>
          </table:table-cell>
        </table:table-row>
        <table:table-row table:style-name="ro1">
          <table:table-cell office:value-type="string">
            <text:p>TTOO</text:p>
          </table:table-cell>
          <table:table-cell office:value-type="string">
            <text:p>T2 Biosystems Inc</text:p>
          </table:table-cell>
        </table:table-row>
        <table:table-row table:style-name="ro1">
          <table:table-cell office:value-type="string">
            <text:p>TTP</text:p>
          </table:table-cell>
          <table:table-cell office:value-type="string">
            <text:p>Tortoise Pipeline &amp; Energy Fund Inc</text:p>
          </table:table-cell>
        </table:table-row>
        <table:table-row table:style-name="ro1">
          <table:table-cell office:value-type="string">
            <text:p>TTPH</text:p>
          </table:table-cell>
          <table:table-cell office:value-type="string">
            <text:p>Tetraphase Pharmaceuticals Inc</text:p>
          </table:table-cell>
        </table:table-row>
        <table:table-row table:style-name="ro1">
          <table:table-cell office:value-type="string">
            <text:p>TTSH</text:p>
          </table:table-cell>
          <table:table-cell office:value-type="string">
            <text:p>Tile Shop Holdings, Inc.</text:p>
          </table:table-cell>
        </table:table-row>
        <table:table-row table:style-name="ro1">
          <table:table-cell office:value-type="string">
            <text:p>TTTNW</text:p>
          </table:table-cell>
          <table:table-cell office:value-type="string">
            <text:p>TETRA Technologies, Inc.</text:p>
          </table:table-cell>
        </table:table-row>
        <table:table-row table:style-name="ro1">
          <table:table-cell office:value-type="string">
            <text:p>TTWO</text:p>
          </table:table-cell>
          <table:table-cell office:value-type="string">
            <text:p>Take-Two Interactive Software Inc</text:p>
          </table:table-cell>
        </table:table-row>
        <table:table-row table:style-name="ro1">
          <table:table-cell office:value-type="string">
            <text:p>TTWPF</text:p>
          </table:table-cell>
          <table:table-cell office:value-type="string">
            <text:p>TTW Public Company Limited</text:p>
          </table:table-cell>
        </table:table-row>
        <table:table-row table:style-name="ro1">
          <table:table-cell office:value-type="string">
            <text:p>TTWSF</text:p>
          </table:table-cell>
          <table:table-cell office:value-type="string">
            <text:p>TTW Public Company Limited</text:p>
          </table:table-cell>
        </table:table-row>
        <table:table-row table:style-name="ro1">
          <table:table-cell office:value-type="string">
            <text:p>TTXP</text:p>
          </table:table-cell>
          <table:table-cell office:value-type="string">
            <text:p>Trilliant Exploration Corp.</text:p>
          </table:table-cell>
        </table:table-row>
        <table:table-row table:style-name="ro1">
          <table:table-cell office:value-type="string">
            <text:p>TTYP</text:p>
          </table:table-cell>
          <table:table-cell office:value-type="string">
            <text:p>Trinity Petroleum Trust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TELUS Corp</text:p>
          </table:table-cell>
        </table:table-row>
        <table:table-row table:style-name="ro1">
          <table:table-cell office:value-type="string">
            <text:p>TUES</text:p>
          </table:table-cell>
          <table:table-cell office:value-type="string">
            <text:p>Tuesday Morning Corp</text:p>
          </table:table-cell>
        </table:table-row>
        <table:table-row table:style-name="ro1">
          <table:table-cell office:value-type="string">
            <text:p>TUFN</text:p>
          </table:table-cell>
          <table:table-cell office:value-type="string">
            <text:p>Tufin Software Technologies Ltd</text:p>
          </table:table-cell>
        </table:table-row>
        <table:table-row table:style-name="ro1">
          <table:table-cell office:value-type="string">
            <text:p>TUP</text:p>
          </table:table-cell>
          <table:table-cell office:value-type="string">
            <text:p>Tupperware Brands Corp</text:p>
          </table:table-cell>
        </table:table-row>
        <table:table-row table:style-name="ro1">
          <table:table-cell office:value-type="string">
            <text:p>TURA</text:p>
          </table:table-cell>
          <table:table-cell office:value-type="string">
            <text:p>Turbine Aviation, Inc.</text:p>
          </table:table-cell>
        </table:table-row>
        <table:table-row table:style-name="ro1">
          <table:table-cell office:value-type="string">
            <text:p>TURN</text:p>
          </table:table-cell>
          <table:table-cell office:value-type="string">
            <text:p>180 Degree Capital Corp</text:p>
          </table:table-cell>
        </table:table-row>
        <table:table-row table:style-name="ro1">
          <table:table-cell office:value-type="string">
            <text:p>TURV</text:p>
          </table:table-cell>
          <table:table-cell office:value-type="string">
            <text:p>Two Rivers Water &amp; Farming Company</text:p>
          </table:table-cell>
        </table:table-row>
        <table:table-row table:style-name="ro1">
          <table:table-cell office:value-type="string">
            <text:p>TUSK</text:p>
          </table:table-cell>
          <table:table-cell office:value-type="string">
            <text:p>Mammoth Energy Services Inc</text:p>
          </table:table-cell>
        </table:table-row>
        <table:table-row table:style-name="ro1">
          <table:table-cell office:value-type="string">
            <text:p>TUXS</text:p>
          </table:table-cell>
          <table:table-cell office:value-type="string">
            <text:p>Tuxis Corp.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Grupo Televisa SAB</text:p>
          </table:table-cell>
        </table:table-row>
        <table:table-row table:style-name="ro1">
          <table:table-cell office:value-type="string">
            <text:p>TVC</text:p>
          </table:table-cell>
          <table:table-cell office:value-type="string">
            <text:p>Tennessee Valley Authority</text:p>
          </table:table-cell>
        </table:table-row>
        <table:table-row table:style-name="ro1">
          <table:table-cell office:value-type="string">
            <text:p>TVE</text:p>
          </table:table-cell>
          <table:table-cell office:value-type="string">
            <text:p>Tennessee Valley Authority</text:p>
          </table:table-cell>
        </table:table-row>
        <table:table-row table:style-name="ro1">
          <table:table-cell office:value-type="string">
            <text:p>TVIX</text:p>
          </table:table-cell>
          <table:table-cell office:value-type="string">
            <text:p>VelocityShares Daily 2x VIX Short Term ETN</text:p>
          </table:table-cell>
        </table:table-row>
        <table:table-row table:style-name="ro1">
          <table:table-cell office:value-type="string">
            <text:p>TVOG</text:p>
          </table:table-cell>
          <table:table-cell office:value-type="string">
            <text:p>Turner Valley Oil &amp; Gas, Inc.</text:p>
          </table:table-cell>
        </table:table-row>
        <table:table-row table:style-name="ro1">
          <table:table-cell office:value-type="string">
            <text:p>TVTV</text:p>
          </table:table-cell>
          <table:table-cell office:value-type="string">
            <text:p>WhereverTV Broadcasting Corp.</text:p>
          </table:table-cell>
        </table:table-row>
        <table:table-row table:style-name="ro1">
          <table:table-cell office:value-type="string">
            <text:p>TVTY</text:p>
          </table:table-cell>
          <table:table-cell office:value-type="string">
            <text:p>Tivity Health Inc</text:p>
          </table:table-cell>
        </table:table-row>
        <table:table-row table:style-name="ro1">
          <table:table-cell office:value-type="string">
            <text:p>TW</text:p>
          </table:table-cell>
          <table:table-cell office:value-type="string">
            <text:p>Tradeweb Markets Inc</text:p>
          </table:table-cell>
        </table:table-row>
        <table:table-row table:style-name="ro1">
          <table:table-cell office:value-type="string">
            <text:p>TWAC</text:p>
          </table:table-cell>
          <table:table-cell office:value-type="string">
            <text:p>TWA Corp.</text:p>
          </table:table-cell>
        </table:table-row>
        <table:table-row table:style-name="ro1">
          <table:table-cell office:value-type="string">
            <text:p>TWCT</text:p>
          </table:table-cell>
          <table:table-cell office:value-type="string">
            <text:p>TWC Tech Holdings II Corp</text:p>
          </table:table-cell>
        </table:table-row>
        <table:table-row table:style-name="ro1">
          <table:table-cell office:value-type="string">
            <text:p>TWER</text:p>
          </table:table-cell>
          <table:table-cell office:value-type="string">
            <text:p>Towerstream Corp.</text:p>
          </table:table-cell>
        </table:table-row>
        <table:table-row table:style-name="ro1">
          <table:table-cell office:value-type="string">
            <text:p>TWI</text:p>
          </table:table-cell>
          <table:table-cell office:value-type="string">
            <text:p>Titan International Inc</text:p>
          </table:table-cell>
        </table:table-row>
        <table:table-row table:style-name="ro1">
          <table:table-cell office:value-type="string">
            <text:p>TWIN</text:p>
          </table:table-cell>
          <table:table-cell office:value-type="string">
            <text:p>Twin Disc Inc</text:p>
          </table:table-cell>
        </table:table-row>
        <table:table-row table:style-name="ro1">
          <table:table-cell office:value-type="string">
            <text:p>TWLO</text:p>
          </table:table-cell>
          <table:table-cell office:value-type="string">
            <text:p>Twilio Inc</text:p>
          </table:table-cell>
        </table:table-row>
        <table:table-row table:style-name="ro1">
          <table:table-cell office:value-type="string">
            <text:p>TWMC</text:p>
          </table:table-cell>
          <table:table-cell office:value-type="string">
            <text:p>Trans World Entertainment Corp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Taiwan Fund Inc-The</text:p>
          </table:table-cell>
        </table:table-row>
        <table:table-row table:style-name="ro1">
          <table:table-cell office:value-type="string">
            <text:p>TWND</text:p>
          </table:table-cell>
          <table:table-cell office:value-type="string">
            <text:p>Tailwind Acquisition Corp</text:p>
          </table:table-cell>
        </table:table-row>
        <table:table-row table:style-name="ro1">
          <table:table-cell office:value-type="string">
            <text:p>TWNE</text:p>
          </table:table-cell>
          <table:table-cell office:value-type="string">
            <text:p>Towne Bancorp, Inc.</text:p>
          </table:table-cell>
        </table:table-row>
        <table:table-row table:style-name="ro1">
          <table:table-cell office:value-type="string">
            <text:p>TWNK</text:p>
          </table:table-cell>
          <table:table-cell office:value-type="string">
            <text:p>Hostess Brands Inc</text:p>
          </table:table-cell>
        </table:table-row>
        <table:table-row table:style-name="ro1">
          <table:table-cell office:value-type="string">
            <text:p>TWO</text:p>
          </table:table-cell>
          <table:table-cell office:value-type="string">
            <text:p>Two Harbors Investment Corp</text:p>
          </table:table-cell>
        </table:table-row>
        <table:table-row table:style-name="ro1">
          <table:table-cell office:value-type="string">
            <text:p>TWO-A</text:p>
          </table:table-cell>
          <table:table-cell office:value-type="string">
            <text:p>Two Harbors Investment Corp</text:p>
          </table:table-cell>
        </table:table-row>
        <table:table-row table:style-name="ro1">
          <table:table-cell office:value-type="string">
            <text:p>TWO-B</text:p>
          </table:table-cell>
          <table:table-cell office:value-type="string">
            <text:p>Two Harbors Investment Corp</text:p>
          </table:table-cell>
        </table:table-row>
        <table:table-row table:style-name="ro1">
          <table:table-cell office:value-type="string">
            <text:p>TWO-C</text:p>
          </table:table-cell>
          <table:table-cell office:value-type="string">
            <text:p>Two Harbors Investment Corp</text:p>
          </table:table-cell>
        </table:table-row>
        <table:table-row table:style-name="ro1">
          <table:table-cell office:value-type="string">
            <text:p>TWO-D</text:p>
          </table:table-cell>
          <table:table-cell office:value-type="string">
            <text:p>Two Harbors Investment Corp</text:p>
          </table:table-cell>
        </table:table-row>
        <table:table-row table:style-name="ro1">
          <table:table-cell office:value-type="string">
            <text:p>TWO-E</text:p>
          </table:table-cell>
          <table:table-cell office:value-type="string">
            <text:p>Two Harbors Investment Corp</text:p>
          </table:table-cell>
        </table:table-row>
        <table:table-row table:style-name="ro1">
          <table:table-cell office:value-type="string">
            <text:p>TWOS</text:p>
          </table:table-cell>
          <table:table-cell office:value-type="string">
            <text:p>TeleData World Services, Inc.</text:p>
          </table:table-cell>
        </table:table-row>
        <table:table-row table:style-name="ro1">
          <table:table-cell office:value-type="string">
            <text:p>TWOU</text:p>
          </table:table-cell>
          <table:table-cell office:value-type="string">
            <text:p>2U Inc</text:p>
          </table:table-cell>
        </table:table-row>
        <table:table-row table:style-name="ro1">
          <table:table-cell office:value-type="string">
            <text:p>TWSI</text:p>
          </table:table-cell>
          <table:table-cell office:value-type="string">
            <text:p>Tristar Wellness Solutions Inc.</text:p>
          </table:table-cell>
        </table:table-row>
        <table:table-row table:style-name="ro1">
          <table:table-cell office:value-type="string">
            <text:p>TWST</text:p>
          </table:table-cell>
          <table:table-cell office:value-type="string">
            <text:p>Twist Bioscience Corp</text:p>
          </table:table-cell>
        </table:table-row>
        <table:table-row table:style-name="ro1">
          <table:table-cell office:value-type="string">
            <text:p>TWTR</text:p>
          </table:table-cell>
          <table:table-cell office:value-type="string">
            <text:p>Twitter Inc</text:p>
          </table:table-cell>
        </table:table-row>
        <table:table-row table:style-name="ro1">
          <table:table-cell office:value-type="string">
            <text:p>TX</text:p>
          </table:table-cell>
          <table:table-cell office:value-type="string">
            <text:p>Ternium SA</text:p>
          </table:table-cell>
        </table:table-row>
        <table:table-row table:style-name="ro1">
          <table:table-cell office:value-type="string">
            <text:p>TXCCQ</text:p>
          </table:table-cell>
          <table:table-cell office:value-type="string">
            <text:p>TranSwitch Corp.</text:p>
          </table:table-cell>
        </table:table-row>
        <table:table-row table:style-name="ro1">
          <table:table-cell office:value-type="string">
            <text:p>TXG</text:p>
          </table:table-cell>
          <table:table-cell office:value-type="string">
            <text:p>10X Genomics Inc</text:p>
          </table:table-cell>
        </table:table-row>
        <table:table-row table:style-name="ro1">
          <table:table-cell office:value-type="string">
            <text:p>TXGE</text:p>
          </table:table-cell>
          <table:table-cell office:value-type="string">
            <text:p>Texas Gulf Energy, Incorporated.</text:p>
          </table:table-cell>
        </table:table-row>
        <table:table-row table:style-name="ro1">
          <table:table-cell office:value-type="string">
            <text:p>TXHE</text:p>
          </table:table-cell>
          <table:table-cell office:value-type="string">
            <text:p>Texhoma Energy, Inc.</text:p>
          </table:table-cell>
        </table:table-row>
        <table:table-row table:style-name="ro1">
          <table:table-cell office:value-type="string">
            <text:p>TXHG</text:p>
          </table:table-cell>
          <table:table-cell office:value-type="string">
            <text:p>TX Holdings, Inc.</text:p>
          </table:table-cell>
        </table:table-row>
        <table:table-row table:style-name="ro1">
          <table:table-cell office:value-type="string">
            <text:p>TXMC</text:p>
          </table:table-cell>
          <table:table-cell office:value-type="string">
            <text:p>Tirex Corporation (THE)</text:p>
          </table:table-cell>
        </table:table-row>
        <table:table-row table:style-name="ro1">
          <table:table-cell office:value-type="string">
            <text:p>TXMD</text:p>
          </table:table-cell>
          <table:table-cell office:value-type="string">
            <text:p>TherapeuticsMD Inc</text:p>
          </table:table-cell>
        </table:table-row>
        <table:table-row table:style-name="ro1">
          <table:table-cell office:value-type="string">
            <text:p>TXN</text:p>
          </table:table-cell>
          <table:table-cell office:value-type="string">
            <text:p>Texas Instruments Inc</text:p>
          </table:table-cell>
        </table:table-row>
        <table:table-row table:style-name="ro1">
          <table:table-cell office:value-type="string">
            <text:p>TXRH</text:p>
          </table:table-cell>
          <table:table-cell office:value-type="string">
            <text:p>Texas Roadhouse Inc</text:p>
          </table:table-cell>
        </table:table-row>
        <table:table-row table:style-name="ro1">
          <table:table-cell office:value-type="string">
            <text:p>TXSO</text:p>
          </table:table-cell>
          <table:table-cell office:value-type="string">
            <text:p>Texas South Energy, Inc.</text:p>
          </table:table-cell>
        </table:table-row>
        <table:table-row table:style-name="ro1">
          <table:table-cell office:value-type="string">
            <text:p>TXSP</text:p>
          </table:table-cell>
          <table:table-cell office:value-type="string">
            <text:p>Taxus Pharmaceuticals Holdings Inc.</text:p>
          </table:table-cell>
        </table:table-row>
        <table:table-row table:style-name="ro1">
          <table:table-cell office:value-type="string">
            <text:p>TXT</text:p>
          </table:table-cell>
          <table:table-cell office:value-type="string">
            <text:p>Textron Inc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Tri-Continental Corp</text:p>
          </table:table-cell>
        </table:table-row>
        <table:table-row table:style-name="ro1">
          <table:table-cell office:value-type="string">
            <text:p>TY-</text:p>
          </table:table-cell>
          <table:table-cell office:value-type="string">
            <text:p>Tri-Continental Corp</text:p>
          </table:table-cell>
        </table:table-row>
        <table:table-row table:style-name="ro1">
          <table:table-cell office:value-type="string">
            <text:p>TYFG</text:p>
          </table:table-cell>
          <table:table-cell office:value-type="string">
            <text:p>Tri County Financial Group Inc.</text:p>
          </table:table-cell>
        </table:table-row>
        <table:table-row table:style-name="ro1">
          <table:table-cell office:value-type="string">
            <text:p>TYG</text:p>
          </table:table-cell>
          <table:table-cell office:value-type="string">
            <text:p>Tortoise Energy Infrastructure Corp</text:p>
          </table:table-cell>
        </table:table-row>
        <table:table-row table:style-name="ro1">
          <table:table-cell office:value-type="string">
            <text:p>TYHT</text:p>
          </table:table-cell>
          <table:table-cell office:value-type="string">
            <text:p>Shineco Inc</text:p>
          </table:table-cell>
        </table:table-row>
        <table:table-row table:style-name="ro1">
          <table:table-cell office:value-type="string">
            <text:p>TYL</text:p>
          </table:table-cell>
          <table:table-cell office:value-type="string">
            <text:p>Tyler Technologies Inc</text:p>
          </table:table-cell>
        </table:table-row>
        <table:table-row table:style-name="ro1">
          <table:table-cell office:value-type="string">
            <text:p>TYME</text:p>
          </table:table-cell>
          <table:table-cell office:value-type="string">
            <text:p>Tyme Technologies Inc</text:p>
          </table:table-cell>
        </table:table-row>
        <table:table-row table:style-name="ro1">
          <table:table-cell office:value-type="string">
            <text:p>TYTN</text:p>
          </table:table-cell>
          <table:table-cell office:value-type="string">
            <text:p>Tytan Holdings Inc.</text:p>
          </table:table-cell>
        </table:table-row>
        <table:table-row table:style-name="ro1">
          <table:table-cell office:value-type="string">
            <text:p>TZAC</text:p>
          </table:table-cell>
          <table:table-cell office:value-type="string">
            <text:p>Tenzing Acquisition Corp</text:p>
          </table:table-cell>
        </table:table-row>
        <table:table-row table:style-name="ro1">
          <table:table-cell office:value-type="string">
            <text:p>TZOO</text:p>
          </table:table-cell>
          <table:table-cell office:value-type="string">
            <text:p>Travelzoo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Unity Software Inc</text:p>
          </table:table-cell>
        </table:table-row>
        <table:table-row table:style-name="ro1">
          <table:table-cell office:value-type="string">
            <text:p>UA</text:p>
          </table:table-cell>
          <table:table-cell office:value-type="string">
            <text:p>Under Armour Inc</text:p>
          </table:table-cell>
        </table:table-row>
        <table:table-row table:style-name="ro1">
          <table:table-cell office:value-type="string">
            <text:p>UAA</text:p>
          </table:table-cell>
          <table:table-cell office:value-type="string">
            <text:p>Under Armour Inc</text:p>
          </table:table-cell>
        </table:table-row>
        <table:table-row table:style-name="ro1">
          <table:table-cell office:value-type="string">
            <text:p>UAG</text:p>
          </table:table-cell>
          <table:table-cell office:value-type="string">
            <text:p>ETRACS CMCI Agriculture Total Return ETN</text:p>
          </table:table-cell>
        </table:table-row>
        <table:table-row table:style-name="ro1">
          <table:table-cell office:value-type="string">
            <text:p>UAHC</text:p>
          </table:table-cell>
          <table:table-cell office:value-type="string">
            <text:p>United American Healthcare Corp.</text:p>
          </table:table-cell>
        </table:table-row>
        <table:table-row table:style-name="ro1">
          <table:table-cell office:value-type="string">
            <text:p>UAL</text:p>
          </table:table-cell>
          <table:table-cell office:value-type="string">
            <text:p>United Airlines Holdings Inc</text:p>
          </table:table-cell>
        </table:table-row>
        <table:table-row table:style-name="ro1">
          <table:table-cell office:value-type="string">
            <text:p>UAMA</text:p>
          </table:table-cell>
          <table:table-cell office:value-type="string">
            <text:p>United American Corp.</text:p>
          </table:table-cell>
        </table:table-row>
        <table:table-row table:style-name="ro1">
          <table:table-cell office:value-type="string">
            <text:p>UAMM</text:p>
          </table:table-cell>
          <table:table-cell office:value-type="string">
            <text:p>UA Multimedia, Inc.</text:p>
          </table:table-cell>
        </table:table-row>
        <table:table-row table:style-name="ro1">
          <table:table-cell office:value-type="string">
            <text:p>UAMY</text:p>
          </table:table-cell>
          <table:table-cell office:value-type="string">
            <text:p>US Antimony Corp</text:p>
          </table:table-cell>
        </table:table-row>
        <table:table-row table:style-name="ro1">
          <table:table-cell office:value-type="string">
            <text:p>UAN</text:p>
          </table:table-cell>
          <table:table-cell office:value-type="string">
            <text:p>CVR Partners LP</text:p>
          </table:table-cell>
        </table:table-row>
        <table:table-row table:style-name="ro1">
          <table:table-cell office:value-type="string">
            <text:p>UAPC</text:p>
          </table:table-cell>
          <table:table-cell office:value-type="string">
            <text:p>United American Petroleum Corp.</text:p>
          </table:table-cell>
        </table:table-row>
        <table:table-row table:style-name="ro1">
          <table:table-cell office:value-type="string">
            <text:p>UATG</text:p>
          </table:table-cell>
          <table:table-cell office:value-type="string">
            <text:p>Umbra Applied Technologies Group, Inc.</text:p>
          </table:table-cell>
        </table:table-row>
        <table:table-row table:style-name="ro1">
          <table:table-cell office:value-type="string">
            <text:p>UAVS</text:p>
          </table:table-cell>
          <table:table-cell office:value-type="string">
            <text:p>AgEagle Aerial Systems Inc</text:p>
          </table:table-cell>
        </table:table-row>
        <table:table-row table:style-name="ro1">
          <table:table-cell office:value-type="string">
            <text:p>UBA</text:p>
          </table:table-cell>
          <table:table-cell office:value-type="string">
            <text:p>Urstadt Biddle Properties Inc</text:p>
          </table:table-cell>
        </table:table-row>
        <table:table-row table:style-name="ro1">
          <table:table-cell office:value-type="string">
            <text:p>UBAB</text:p>
          </table:table-cell>
          <table:table-cell office:value-type="string">
            <text:p>United Bancorporation of Alabama, Inc.</text:p>
          </table:table-cell>
        </table:table-row>
        <table:table-row table:style-name="ro1">
          <table:table-cell office:value-type="string">
            <text:p>UBCP</text:p>
          </table:table-cell>
          <table:table-cell office:value-type="string">
            <text:p>United Bancorp Inc-OH</text:p>
          </table:table-cell>
        </table:table-row>
        <table:table-row table:style-name="ro1">
          <table:table-cell office:value-type="string">
            <text:p>UBER</text:p>
          </table:table-cell>
          <table:table-cell office:value-type="string">
            <text:p>Uber Technologies Inc</text:p>
          </table:table-cell>
        </table:table-row>
        <table:table-row table:style-name="ro1">
          <table:table-cell office:value-type="string">
            <text:p>UBEX</text:p>
          </table:table-cell>
          <table:table-cell office:value-type="string">
            <text:p>United Bullion Exchange, Inc.</text:p>
          </table:table-cell>
        </table:table-row>
        <table:table-row table:style-name="ro1">
          <table:table-cell office:value-type="string">
            <text:p>UBFO</text:p>
          </table:table-cell>
          <table:table-cell office:value-type="string">
            <text:p>United Security Bancshares-Fresno CA</text:p>
          </table:table-cell>
        </table:table-row>
        <table:table-row table:style-name="ro1">
          <table:table-cell office:value-type="string">
            <text:p>UBIDD</text:p>
          </table:table-cell>
          <table:table-cell office:value-type="string">
            <text:p>uBid Holdings, Inc.</text:p>
          </table:table-cell>
        </table:table-row>
        <table:table-row table:style-name="ro1">
          <table:table-cell office:value-type="string">
            <text:p>UBNC</text:p>
          </table:table-cell>
          <table:table-cell office:value-type="string">
            <text:p>Union Bank</text:p>
          </table:table-cell>
        </table:table-row>
        <table:table-row table:style-name="ro1">
          <table:table-cell office:value-type="string">
            <text:p>UBOH</text:p>
          </table:table-cell>
          <table:table-cell office:value-type="string">
            <text:p>United Bancshares Inc-OH</text:p>
          </table:table-cell>
        </table:table-row>
        <table:table-row table:style-name="ro1">
          <table:table-cell office:value-type="string">
            <text:p>UBP</text:p>
          </table:table-cell>
          <table:table-cell office:value-type="string">
            <text:p>Urstadt Biddle Properties Inc</text:p>
          </table:table-cell>
        </table:table-row>
        <table:table-row table:style-name="ro1">
          <table:table-cell office:value-type="string">
            <text:p>UBP-H</text:p>
          </table:table-cell>
          <table:table-cell office:value-type="string">
            <text:p>Urstadt Biddle Properties Inc</text:p>
          </table:table-cell>
        </table:table-row>
        <table:table-row table:style-name="ro1">
          <table:table-cell office:value-type="string">
            <text:p>UBP-K</text:p>
          </table:table-cell>
          <table:table-cell office:value-type="string">
            <text:p>Urstadt Biddle Properties Inc</text:p>
          </table:table-cell>
        </table:table-row>
        <table:table-row table:style-name="ro1">
          <table:table-cell office:value-type="string">
            <text:p>UBQU</text:p>
          </table:table-cell>
          <table:table-cell office:value-type="string">
            <text:p>Ubiquitech Software Corp.</text:p>
          </table:table-cell>
        </table:table-row>
        <table:table-row table:style-name="ro1">
          <table:table-cell office:value-type="string">
            <text:p>UBS</text:p>
          </table:table-cell>
          <table:table-cell office:value-type="string">
            <text:p>UBS Group AG</text:p>
          </table:table-cell>
        </table:table-row>
        <table:table-row table:style-name="ro1">
          <table:table-cell office:value-type="string">
            <text:p>UBSI</text:p>
          </table:table-cell>
          <table:table-cell office:value-type="string">
            <text:p>United Bankshares Inc-WV</text:p>
          </table:table-cell>
        </table:table-row>
        <table:table-row table:style-name="ro1">
          <table:table-cell office:value-type="string">
            <text:p>UBUH</text:p>
          </table:table-cell>
          <table:table-cell office:value-type="string">
            <text:p>UBU Holdings, Inc.</text:p>
          </table:table-cell>
        </table:table-row>
        <table:table-row table:style-name="ro1">
          <table:table-cell office:value-type="string">
            <text:p>UBX</text:p>
          </table:table-cell>
          <table:table-cell office:value-type="string">
            <text:p>UNITY Biotechnology Inc</text:p>
          </table:table-cell>
        </table:table-row>
        <table:table-row table:style-name="ro1">
          <table:table-cell office:value-type="string">
            <text:p>UBYH</text:p>
          </table:table-cell>
          <table:table-cell office:value-type="string">
            <text:p>UbuyHoldings, Inc.</text:p>
          </table:table-cell>
        </table:table-row>
        <table:table-row table:style-name="ro1">
          <table:table-cell office:value-type="string">
            <text:p>UCASU</text:p>
          </table:table-cell>
          <table:table-cell office:value-type="string">
            <text:p>UC Asset LP</text:p>
          </table:table-cell>
        </table:table-row>
        <table:table-row table:style-name="ro1">
          <table:table-cell office:value-type="string">
            <text:p>UCBB</text:p>
          </table:table-cell>
          <table:table-cell office:value-type="string">
            <text:p>US-China Biomedical Technology, Inc.</text:p>
          </table:table-cell>
        </table:table-row>
        <table:table-row table:style-name="ro1">
          <table:table-cell office:value-type="string">
            <text:p>UCBI</text:p>
          </table:table-cell>
          <table:table-cell office:value-type="string">
            <text:p>United Community Banks Inc-GA</text:p>
          </table:table-cell>
        </table:table-row>
        <table:table-row table:style-name="ro1">
          <table:table-cell office:value-type="string">
            <text:p>UCI</text:p>
          </table:table-cell>
          <table:table-cell office:value-type="string">
            <text:p>ETRACS CMCI Total Return ETN</text:p>
          </table:table-cell>
        </table:table-row>
        <table:table-row table:style-name="ro1">
          <table:table-cell office:value-type="string">
            <text:p>UCL</text:p>
          </table:table-cell>
          <table:table-cell office:value-type="string">
            <text:p>Ucloudlink Group Inc</text:p>
          </table:table-cell>
        </table:table-row>
        <table:table-row table:style-name="ro1">
          <table:table-cell office:value-type="string">
            <text:p>UCLE</text:p>
          </table:table-cell>
          <table:table-cell office:value-type="string">
            <text:p>US Nuclear Corp.</text:p>
          </table:table-cell>
        </table:table-row>
        <table:table-row table:style-name="ro1">
          <table:table-cell office:value-type="string">
            <text:p>UCPA</text:p>
          </table:table-cell>
          <table:table-cell office:value-type="string">
            <text:p>United Communications Partners Inc.</text:p>
          </table:table-cell>
        </table:table-row>
        <table:table-row table:style-name="ro1">
          <table:table-cell office:value-type="string">
            <text:p>UCSO</text:p>
          </table:table-cell>
          <table:table-cell office:value-type="string">
            <text:p>United Consortium Ltd.</text:p>
          </table:table-cell>
        </table:table-row>
        <table:table-row table:style-name="ro1">
          <table:table-cell office:value-type="string">
            <text:p>UCTN</text:p>
          </table:table-cell>
          <table:table-cell office:value-type="string">
            <text:p>CTN Media Group, Inc.</text:p>
          </table:table-cell>
        </table:table-row>
        <table:table-row table:style-name="ro1">
          <table:table-cell office:value-type="string">
            <text:p>UCTT</text:p>
          </table:table-cell>
          <table:table-cell office:value-type="string">
            <text:p>Ultra Clean Holdings Inc</text:p>
          </table:table-cell>
        </table:table-row>
        <table:table-row table:style-name="ro1">
          <table:table-cell office:value-type="string">
            <text:p>UDFI</text:p>
          </table:table-cell>
          <table:table-cell office:value-type="string">
            <text:p>United Development Funding IV</text:p>
          </table:table-cell>
        </table:table-row>
        <table:table-row table:style-name="ro1">
          <table:table-cell office:value-type="string">
            <text:p>UDHI</text:p>
          </table:table-cell>
          <table:table-cell office:value-type="string">
            <text:p>Union Dental Holdings, Inc.</text:p>
          </table:table-cell>
        </table:table-row>
        <table:table-row table:style-name="ro1">
          <table:table-cell office:value-type="string">
            <text:p>UDR</text:p>
          </table:table-cell>
          <table:table-cell office:value-type="string">
            <text:p>UDR Inc</text:p>
          </table:table-cell>
        </table:table-row>
        <table:table-row table:style-name="ro1">
          <table:table-cell office:value-type="string">
            <text:p>UDSG</text:p>
          </table:table-cell>
          <table:table-cell office:value-type="string">
            <text:p>UDS Group, Inc.</text:p>
          </table:table-cell>
        </table:table-row>
        <table:table-row table:style-name="ro1">
          <table:table-cell office:value-type="string">
            <text:p>UE</text:p>
          </table:table-cell>
          <table:table-cell office:value-type="string">
            <text:p>Urban Edge Properties</text:p>
          </table:table-cell>
        </table:table-row>
        <table:table-row table:style-name="ro1">
          <table:table-cell office:value-type="string">
            <text:p>UEC</text:p>
          </table:table-cell>
          <table:table-cell office:value-type="string">
            <text:p>Uranium Energy Corp</text:p>
          </table:table-cell>
        </table:table-row>
        <table:table-row table:style-name="ro1">
          <table:table-cell office:value-type="string">
            <text:p>UEEC</text:p>
          </table:table-cell>
          <table:table-cell office:value-type="string">
            <text:p>United Health Products, Inc.</text:p>
          </table:table-cell>
        </table:table-row>
        <table:table-row table:style-name="ro1">
          <table:table-cell office:value-type="string">
            <text:p>UEIC</text:p>
          </table:table-cell>
          <table:table-cell office:value-type="string">
            <text:p>Universal Electronics Inc</text:p>
          </table:table-cell>
        </table:table-row>
        <table:table-row table:style-name="ro1">
          <table:table-cell office:value-type="string">
            <text:p>UELMO</text:p>
          </table:table-cell>
          <table:table-cell office:value-type="string">
            <text:p>Union Electric Co.</text:p>
          </table:table-cell>
        </table:table-row>
        <table:table-row table:style-name="ro1">
          <table:table-cell office:value-type="string">
            <text:p>UEPCP</text:p>
          </table:table-cell>
          <table:table-cell office:value-type="string">
            <text:p>Union Electric Co.</text:p>
          </table:table-cell>
        </table:table-row>
        <table:table-row table:style-name="ro1">
          <table:table-cell office:value-type="string">
            <text:p>UEPEN</text:p>
          </table:table-cell>
          <table:table-cell office:value-type="string">
            <text:p>Union Electric Co.</text:p>
          </table:table-cell>
        </table:table-row>
        <table:table-row table:style-name="ro1">
          <table:table-cell office:value-type="string">
            <text:p>UEPEO</text:p>
          </table:table-cell>
          <table:table-cell office:value-type="string">
            <text:p>Union Electric Co.</text:p>
          </table:table-cell>
        </table:table-row>
        <table:table-row table:style-name="ro1">
          <table:table-cell office:value-type="string">
            <text:p>UEPS</text:p>
          </table:table-cell>
          <table:table-cell office:value-type="string">
            <text:p>Net 1 UEPS Technologies Inc</text:p>
          </table:table-cell>
        </table:table-row>
        <table:table-row table:style-name="ro1">
          <table:table-cell office:value-type="string">
            <text:p>UFAB</text:p>
          </table:table-cell>
          <table:table-cell office:value-type="string">
            <text:p>Unique Fabricating Inc</text:p>
          </table:table-cell>
        </table:table-row>
        <table:table-row table:style-name="ro1">
          <table:table-cell office:value-type="string">
            <text:p>UFCS</text:p>
          </table:table-cell>
          <table:table-cell office:value-type="string">
            <text:p>United Fire Group Inc</text:p>
          </table:table-cell>
        </table:table-row>
        <table:table-row table:style-name="ro1">
          <table:table-cell office:value-type="string">
            <text:p>UFI</text:p>
          </table:table-cell>
          <table:table-cell office:value-type="string">
            <text:p>Unifi Inc</text:p>
          </table:table-cell>
        </table:table-row>
        <table:table-row table:style-name="ro1">
          <table:table-cell office:value-type="string">
            <text:p>UFMG</text:p>
          </table:table-cell>
          <table:table-cell office:value-type="string">
            <text:p>Universal Manufacturing Co.</text:p>
          </table:table-cell>
        </table:table-row>
        <table:table-row table:style-name="ro1">
          <table:table-cell office:value-type="string">
            <text:p>UFPI</text:p>
          </table:table-cell>
          <table:table-cell office:value-type="string">
            <text:p>Universal Forest Products Inc</text:p>
          </table:table-cell>
        </table:table-row>
        <table:table-row table:style-name="ro1">
          <table:table-cell office:value-type="string">
            <text:p>UFPT</text:p>
          </table:table-cell>
          <table:table-cell office:value-type="string">
            <text:p>UFP Technologies Inc</text:p>
          </table:table-cell>
        </table:table-row>
        <table:table-row table:style-name="ro1">
          <table:table-cell office:value-type="string">
            <text:p>UFS</text:p>
          </table:table-cell>
          <table:table-cell office:value-type="string">
            <text:p>Domtar Corp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United-Guardian Inc</text:p>
          </table:table-cell>
        </table:table-row>
        <table:table-row table:style-name="ro1">
          <table:table-cell office:value-type="string">
            <text:p>UGAZ</text:p>
          </table:table-cell>
          <table:table-cell office:value-type="string">
            <text:p>VelocityShares 3x Long Natural Gas ETN</text:p>
          </table:table-cell>
        </table:table-row>
        <table:table-row table:style-name="ro1">
          <table:table-cell office:value-type="string">
            <text:p>UGGYF</text:p>
          </table:table-cell>
          <table:table-cell office:value-type="string">
            <text:p>Underground Energy Corp.</text:p>
          </table:table-cell>
        </table:table-row>
        <table:table-row table:style-name="ro1">
          <table:table-cell office:value-type="string">
            <text:p>UGI</text:p>
          </table:table-cell>
          <table:table-cell office:value-type="string">
            <text:p>UGI Corp</text:p>
          </table:table-cell>
        </table:table-row>
        <table:table-row table:style-name="ro1">
          <table:table-cell office:value-type="string">
            <text:p>UGLD</text:p>
          </table:table-cell>
          <table:table-cell office:value-type="string">
            <text:p>VelocityShares 3x Long Gold ETN linked to the S&amp;P GSCI Gold Index</text:p>
          </table:table-cell>
        </table:table-row>
        <table:table-row table:style-name="ro1">
          <table:table-cell office:value-type="string">
            <text:p>UGP</text:p>
          </table:table-cell>
          <table:table-cell office:value-type="string">
            <text:p>Ultrapar Participacoes SA</text:p>
          </table:table-cell>
        </table:table-row>
        <table:table-row table:style-name="ro1">
          <table:table-cell office:value-type="string">
            <text:p>UHAL</text:p>
          </table:table-cell>
          <table:table-cell office:value-type="string">
            <text:p>AMERCO</text:p>
          </table:table-cell>
        </table:table-row>
        <table:table-row table:style-name="ro1">
          <table:table-cell office:value-type="string">
            <text:p>UHID</text:p>
          </table:table-cell>
          <table:table-cell office:value-type="string">
            <text:p>Universal Health Services, Inc.</text:p>
          </table:table-cell>
        </table:table-row>
        <table:table-row table:style-name="ro1">
          <table:table-cell office:value-type="string">
            <text:p>UHS</text:p>
          </table:table-cell>
          <table:table-cell office:value-type="string">
            <text:p>Universal Health Services Inc</text:p>
          </table:table-cell>
        </table:table-row>
        <table:table-row table:style-name="ro1">
          <table:table-cell office:value-type="string">
            <text:p>UHT</text:p>
          </table:table-cell>
          <table:table-cell office:value-type="string">
            <text:p>Universal Health Realty Income Trust</text:p>
          </table:table-cell>
        </table:table-row>
        <table:table-row table:style-name="ro1">
          <table:table-cell office:value-type="string">
            <text:p>UI</text:p>
          </table:table-cell>
          <table:table-cell office:value-type="string">
            <text:p>Ubiquiti Inc</text:p>
          </table:table-cell>
        </table:table-row>
        <table:table-row table:style-name="ro1">
          <table:table-cell office:value-type="string">
            <text:p>UIHC</text:p>
          </table:table-cell>
          <table:table-cell office:value-type="string">
            <text:p>United Insurance Holdings Corp</text:p>
          </table:table-cell>
        </table:table-row>
        <table:table-row table:style-name="ro1">
          <table:table-cell office:value-type="string">
            <text:p>UIS</text:p>
          </table:table-cell>
          <table:table-cell office:value-type="string">
            <text:p>Unisys Corp</text:p>
          </table:table-cell>
        </table:table-row>
        <table:table-row table:style-name="ro1">
          <table:table-cell office:value-type="string">
            <text:p>UITA</text:p>
          </table:table-cell>
          <table:table-cell office:value-type="string">
            <text:p>Utilicraft Aerospace Industries, Inc.</text:p>
          </table:table-cell>
        </table:table-row>
        <table:table-row table:style-name="ro1">
          <table:table-cell office:value-type="string">
            <text:p>UL</text:p>
          </table:table-cell>
          <table:table-cell office:value-type="string">
            <text:p>Unilever PLC</text:p>
          </table:table-cell>
        </table:table-row>
        <table:table-row table:style-name="ro1">
          <table:table-cell office:value-type="string">
            <text:p>ULBI</text:p>
          </table:table-cell>
          <table:table-cell office:value-type="string">
            <text:p>Ultralife Corp</text:p>
          </table:table-cell>
        </table:table-row>
        <table:table-row table:style-name="ro1">
          <table:table-cell office:value-type="string">
            <text:p>ULFS</text:p>
          </table:table-cell>
          <table:table-cell office:value-type="string">
            <text:p>Ultimate Franchise Systems, Inc.</text:p>
          </table:table-cell>
        </table:table-row>
        <table:table-row table:style-name="ro1">
          <table:table-cell office:value-type="string">
            <text:p>ULGX</text:p>
          </table:table-cell>
          <table:table-cell office:value-type="string">
            <text:p>Urologix, Inc.</text:p>
          </table:table-cell>
        </table:table-row>
        <table:table-row table:style-name="ro1">
          <table:table-cell office:value-type="string">
            <text:p>ULH</text:p>
          </table:table-cell>
          <table:table-cell office:value-type="string">
            <text:p>Universal Logistics Holdings Inc</text:p>
          </table:table-cell>
        </table:table-row>
        <table:table-row table:style-name="ro1">
          <table:table-cell office:value-type="string">
            <text:p>ULTA</text:p>
          </table:table-cell>
          <table:table-cell office:value-type="string">
            <text:p>Ulta Beauty Inc</text:p>
          </table:table-cell>
        </table:table-row>
        <table:table-row table:style-name="ro1">
          <table:table-cell office:value-type="string">
            <text:p>ULUR</text:p>
          </table:table-cell>
          <table:table-cell office:value-type="string">
            <text:p>ULURU Inc.</text:p>
          </table:table-cell>
        </table:table-row>
        <table:table-row table:style-name="ro1">
          <table:table-cell office:value-type="string">
            <text:p>UMAM</text:p>
          </table:table-cell>
          <table:table-cell office:value-type="string">
            <text:p>Umami Sustainable Seafood Inc.</text:p>
          </table:table-cell>
        </table:table-row>
        <table:table-row table:style-name="ro1">
          <table:table-cell office:value-type="string">
            <text:p>UMAX</text:p>
          </table:table-cell>
          <table:table-cell office:value-type="string">
            <text:p>Umax Group Corp</text:p>
          </table:table-cell>
        </table:table-row>
        <table:table-row table:style-name="ro1">
          <table:table-cell office:value-type="string">
            <text:p>UMBF</text:p>
          </table:table-cell>
          <table:table-cell office:value-type="string">
            <text:p>UMB Financial Corp</text:p>
          </table:table-cell>
        </table:table-row>
        <table:table-row table:style-name="ro1">
          <table:table-cell office:value-type="string">
            <text:p>UMC</text:p>
          </table:table-cell>
          <table:table-cell office:value-type="string">
            <text:p>United Microelectronics Corp</text:p>
          </table:table-cell>
        </table:table-row>
        <table:table-row table:style-name="ro1">
          <table:table-cell office:value-type="string">
            <text:p>UMCN</text:p>
          </table:table-cell>
          <table:table-cell office:value-type="string">
            <text:p>UMC, Inc.</text:p>
          </table:table-cell>
        </table:table-row>
        <table:table-row table:style-name="ro1">
          <table:table-cell office:value-type="string">
            <text:p>UMFG</text:p>
          </table:table-cell>
          <table:table-cell office:value-type="string">
            <text:p>UMF Group Inc.</text:p>
          </table:table-cell>
        </table:table-row>
        <table:table-row table:style-name="ro1">
          <table:table-cell office:value-type="string">
            <text:p>UMGP</text:p>
          </table:table-cell>
          <table:table-cell office:value-type="string">
            <text:p>Universal Media Group, Inc.</text:p>
          </table:table-cell>
        </table:table-row>
        <table:table-row table:style-name="ro1">
          <table:table-cell office:value-type="string">
            <text:p>UMH</text:p>
          </table:table-cell>
          <table:table-cell office:value-type="string">
            <text:p>UMH Properties Inc</text:p>
          </table:table-cell>
        </table:table-row>
        <table:table-row table:style-name="ro1">
          <table:table-cell office:value-type="string">
            <text:p>UMH-B</text:p>
          </table:table-cell>
          <table:table-cell office:value-type="string">
            <text:p>UMH Properties Inc</text:p>
          </table:table-cell>
        </table:table-row>
        <table:table-row table:style-name="ro1">
          <table:table-cell office:value-type="string">
            <text:p>UMH-C</text:p>
          </table:table-cell>
          <table:table-cell office:value-type="string">
            <text:p>UMH Properties Inc</text:p>
          </table:table-cell>
        </table:table-row>
        <table:table-row table:style-name="ro1">
          <table:table-cell office:value-type="string">
            <text:p>UMH-D</text:p>
          </table:table-cell>
          <table:table-cell office:value-type="string">
            <text:p>UMH Properties Inc</text:p>
          </table:table-cell>
        </table:table-row>
        <table:table-row table:style-name="ro1">
          <table:table-cell office:value-type="string">
            <text:p>UMLS</text:p>
          </table:table-cell>
          <table:table-cell office:value-type="string">
            <text:p>Ultimate Lifestyle Corp</text:p>
          </table:table-cell>
        </table:table-row>
        <table:table-row table:style-name="ro1">
          <table:table-cell office:value-type="string">
            <text:p>UMPQ</text:p>
          </table:table-cell>
          <table:table-cell office:value-type="string">
            <text:p>Umpqua Holdings Corp</text:p>
          </table:table-cell>
        </table:table-row>
        <table:table-row table:style-name="ro1">
          <table:table-cell office:value-type="string">
            <text:p>UMYC</text:p>
          </table:table-cell>
          <table:table-cell office:value-type="string">
            <text:p>Universal Money Centers, Inc.</text:p>
          </table:table-cell>
        </table:table-row>
        <table:table-row table:style-name="ro1">
          <table:table-cell office:value-type="string">
            <text:p>UN</text:p>
          </table:table-cell>
          <table:table-cell office:value-type="string">
            <text:p>Unilever NV</text:p>
          </table:table-cell>
        </table:table-row>
        <table:table-row table:style-name="ro1">
          <table:table-cell office:value-type="string">
            <text:p>UNAM</text:p>
          </table:table-cell>
          <table:table-cell office:value-type="string">
            <text:p>Unico American Corp</text:p>
          </table:table-cell>
        </table:table-row>
        <table:table-row table:style-name="ro1">
          <table:table-cell office:value-type="string">
            <text:p>UNB</text:p>
          </table:table-cell>
          <table:table-cell office:value-type="string">
            <text:p>Union Bankshares Inc-Morrisville VT</text:p>
          </table:table-cell>
        </table:table-row>
        <table:table-row table:style-name="ro1">
          <table:table-cell office:value-type="string">
            <text:p>UNDR</text:p>
          </table:table-cell>
          <table:table-cell office:value-type="string">
            <text:p>UnderSea Recovery Corporation</text:p>
          </table:table-cell>
        </table:table-row>
        <table:table-row table:style-name="ro1">
          <table:table-cell office:value-type="string">
            <text:p>UNDT</text:p>
          </table:table-cell>
          <table:table-cell office:value-type="string">
            <text:p>Universal Detection Technology</text:p>
          </table:table-cell>
        </table:table-row>
        <table:table-row table:style-name="ro1">
          <table:table-cell office:value-type="string">
            <text:p>UNF</text:p>
          </table:table-cell>
          <table:table-cell office:value-type="string">
            <text:p>UniFirst Corp-MA</text:p>
          </table:table-cell>
        </table:table-row>
        <table:table-row table:style-name="ro1">
          <table:table-cell office:value-type="string">
            <text:p>UNFI</text:p>
          </table:table-cell>
          <table:table-cell office:value-type="string">
            <text:p>United Natural Foods Inc</text:p>
          </table:table-cell>
        </table:table-row>
        <table:table-row table:style-name="ro1">
          <table:table-cell office:value-type="string">
            <text:p>UNGS</text:p>
          </table:table-cell>
          <table:table-cell office:value-type="string">
            <text:p>Sylios Corp.</text:p>
          </table:table-cell>
        </table:table-row>
        <table:table-row table:style-name="ro1">
          <table:table-cell office:value-type="string">
            <text:p>UNH</text:p>
          </table:table-cell>
          <table:table-cell office:value-type="string">
            <text:p>UnitedHealth Group Inc</text:p>
          </table:table-cell>
        </table:table-row>
        <table:table-row table:style-name="ro1">
          <table:table-cell office:value-type="string">
            <text:p>UNIF</text:p>
          </table:table-cell>
          <table:table-cell office:value-type="string">
            <text:p>U &amp; I Financial Corp</text:p>
          </table:table-cell>
        </table:table-row>
        <table:table-row table:style-name="ro1">
          <table:table-cell office:value-type="string">
            <text:p>UNIR</text:p>
          </table:table-cell>
          <table:table-cell office:value-type="string">
            <text:p>Uniroyal Global Engineered Products, Inc.</text:p>
          </table:table-cell>
        </table:table-row>
        <table:table-row table:style-name="ro1">
          <table:table-cell office:value-type="string">
            <text:p>UNIT</text:p>
          </table:table-cell>
          <table:table-cell office:value-type="string">
            <text:p>Uniti Group Inc</text:p>
          </table:table-cell>
        </table:table-row>
        <table:table-row table:style-name="ro1">
          <table:table-cell office:value-type="string">
            <text:p>UNIV</text:p>
          </table:table-cell>
          <table:table-cell office:value-type="string">
            <text:p>Universal Infotainment Systems Corp.</text:p>
          </table:table-cell>
        </table:table-row>
        <table:table-row table:style-name="ro1">
          <table:table-cell office:value-type="string">
            <text:p>UNLA</text:p>
          </table:table-cell>
          <table:table-cell office:value-type="string">
            <text:p>Unilava Corp</text:p>
          </table:table-cell>
        </table:table-row>
        <table:table-row table:style-name="ro1">
          <table:table-cell office:value-type="string">
            <text:p>UNM</text:p>
          </table:table-cell>
          <table:table-cell office:value-type="string">
            <text:p>Unum Group</text:p>
          </table:table-cell>
        </table:table-row>
        <table:table-row table:style-name="ro1">
          <table:table-cell office:value-type="string">
            <text:p>UNMK</text:p>
          </table:table-cell>
          <table:table-cell office:value-type="string">
            <text:p>Tritent International Agriculture, Inc.</text:p>
          </table:table-cell>
        </table:table-row>
        <table:table-row table:style-name="ro1">
          <table:table-cell office:value-type="string">
            <text:p>UNP</text:p>
          </table:table-cell>
          <table:table-cell office:value-type="string">
            <text:p>Union Pacific Corp</text:p>
          </table:table-cell>
        </table:table-row>
        <table:table-row table:style-name="ro1">
          <table:table-cell office:value-type="string">
            <text:p>UNRG</text:p>
          </table:table-cell>
          <table:table-cell office:value-type="string">
            <text:p>United Energy Corp.</text:p>
          </table:table-cell>
        </table:table-row>
        <table:table-row table:style-name="ro1">
          <table:table-cell office:value-type="string">
            <text:p>UNSS</text:p>
          </table:table-cell>
          <table:table-cell office:value-type="string">
            <text:p>Universal Solar Technology, Inc.</text:p>
          </table:table-cell>
        </table:table-row>
        <table:table-row table:style-name="ro1">
          <table:table-cell office:value-type="string">
            <text:p>UNT</text:p>
          </table:table-cell>
          <table:table-cell office:value-type="string">
            <text:p>Unit Corp</text:p>
          </table:table-cell>
        </table:table-row>
        <table:table-row table:style-name="ro1">
          <table:table-cell office:value-type="string">
            <text:p>UNTN</text:p>
          </table:table-cell>
          <table:table-cell office:value-type="string">
            <text:p>United Tennessee Bankshares, Inc.</text:p>
          </table:table-cell>
        </table:table-row>
        <table:table-row table:style-name="ro1">
          <table:table-cell office:value-type="string">
            <text:p>UNTY</text:p>
          </table:table-cell>
          <table:table-cell office:value-type="string">
            <text:p>Unity Bancorp Inc</text:p>
          </table:table-cell>
        </table:table-row>
        <table:table-row table:style-name="ro1">
          <table:table-cell office:value-type="string">
            <text:p>UNVC</text:p>
          </table:table-cell>
          <table:table-cell office:value-type="string">
            <text:p>UNIVEC, Inc.</text:p>
          </table:table-cell>
        </table:table-row>
        <table:table-row table:style-name="ro1">
          <table:table-cell office:value-type="string">
            <text:p>UNVR</text:p>
          </table:table-cell>
          <table:table-cell office:value-type="string">
            <text:p>Univar Inc</text:p>
          </table:table-cell>
        </table:table-row>
        <table:table-row table:style-name="ro1">
          <table:table-cell office:value-type="string">
            <text:p>UNXLQ</text:p>
          </table:table-cell>
          <table:table-cell office:value-type="string">
            <text:p>Uni-Pixel, Inc.</text:p>
          </table:table-cell>
        </table:table-row>
        <table:table-row table:style-name="ro1">
          <table:table-cell office:value-type="string">
            <text:p>UONE</text:p>
          </table:table-cell>
          <table:table-cell office:value-type="string">
            <text:p>Urban One Inc</text:p>
          </table:table-cell>
        </table:table-row>
        <table:table-row table:style-name="ro1">
          <table:table-cell office:value-type="string">
            <text:p>UONEK</text:p>
          </table:table-cell>
          <table:table-cell office:value-type="string">
            <text:p>Urban One Inc</text:p>
          </table:table-cell>
        </table:table-row>
        <table:table-row table:style-name="ro1">
          <table:table-cell office:value-type="string">
            <text:p>UPCO</text:p>
          </table:table-cell>
          <table:table-cell office:value-type="string">
            <text:p>Universal Potash Corp.</text:p>
          </table:table-cell>
        </table:table-row>
        <table:table-row table:style-name="ro1">
          <table:table-cell office:value-type="string">
            <text:p>UPDC</text:p>
          </table:table-cell>
          <table:table-cell office:value-type="string">
            <text:p>UPD Holding Corp. </text:p>
          </table:table-cell>
        </table:table-row>
        <table:table-row table:style-name="ro1">
          <table:table-cell office:value-type="string">
            <text:p>UPIN</text:p>
          </table:table-cell>
          <table:table-cell office:value-type="string">
            <text:p>Universal Power Industry Corporation</text:p>
          </table:table-cell>
        </table:table-row>
        <table:table-row table:style-name="ro1">
          <table:table-cell office:value-type="string">
            <text:p>UPLC</text:p>
          </table:table-cell>
          <table:table-cell office:value-type="string">
            <text:p>Ultra Petroleum Corp.</text:p>
          </table:table-cell>
        </table:table-row>
        <table:table-row table:style-name="ro1">
          <table:table-cell office:value-type="string">
            <text:p>UPLD</text:p>
          </table:table-cell>
          <table:table-cell office:value-type="string">
            <text:p>Upland Software Inc</text:p>
          </table:table-cell>
        </table:table-row>
        <table:table-row table:style-name="ro1">
          <table:table-cell office:value-type="string">
            <text:p>UPOW</text:p>
          </table:table-cell>
          <table:table-cell office:value-type="string">
            <text:p>UAN Power Corp.</text:p>
          </table:table-cell>
        </table:table-row>
        <table:table-row table:style-name="ro1">
          <table:table-cell office:value-type="string">
            <text:p>UPPR</text:p>
          </table:table-cell>
          <table:table-cell office:value-type="string">
            <text:p>Upper Street Marketing, Inc.</text:p>
          </table:table-cell>
        </table:table-row>
        <table:table-row table:style-name="ro1">
          <table:table-cell office:value-type="string">
            <text:p>UPS</text:p>
          </table:table-cell>
          <table:table-cell office:value-type="string">
            <text:p>United Parcel Service Inc</text:p>
          </table:table-cell>
        </table:table-row>
        <table:table-row table:style-name="ro1">
          <table:table-cell office:value-type="string">
            <text:p>UPWK</text:p>
          </table:table-cell>
          <table:table-cell office:value-type="string">
            <text:p>Upwork Inc</text:p>
          </table:table-cell>
        </table:table-row>
        <table:table-row table:style-name="ro1">
          <table:table-cell office:value-type="string">
            <text:p>UPWT</text:p>
          </table:table-cell>
          <table:table-cell office:value-type="string">
            <text:p>Ultra Pure Water Technologies, Inc.</text:p>
          </table:table-cell>
        </table:table-row>
        <table:table-row table:style-name="ro1">
          <table:table-cell office:value-type="string">
            <text:p>UPZS</text:p>
          </table:table-cell>
          <table:table-cell office:value-type="string">
            <text:p>Unique Foods Corporation</text:p>
          </table:table-cell>
        </table:table-row>
        <table:table-row table:style-name="ro1">
          <table:table-cell office:value-type="string">
            <text:p>URAL</text:p>
          </table:table-cell>
          <table:table-cell office:value-type="string">
            <text:p>United Rail, Inc.</text:p>
          </table:table-cell>
        </table:table-row>
        <table:table-row table:style-name="ro1">
          <table:table-cell office:value-type="string">
            <text:p>URBN</text:p>
          </table:table-cell>
          <table:table-cell office:value-type="string">
            <text:p>Urban Outfitters Inc</text:p>
          </table:table-cell>
        </table:table-row>
        <table:table-row table:style-name="ro1">
          <table:table-cell office:value-type="string">
            <text:p>URBT</text:p>
          </table:table-cell>
          <table:table-cell office:value-type="string">
            <text:p>Urban Television Network Corp.</text:p>
          </table:table-cell>
        </table:table-row>
        <table:table-row table:style-name="ro1">
          <table:table-cell office:value-type="string">
            <text:p>URG</text:p>
          </table:table-cell>
          <table:table-cell office:value-type="string">
            <text:p>Ur-Energy Inc</text:p>
          </table:table-cell>
        </table:table-row>
        <table:table-row table:style-name="ro1">
          <table:table-cell office:value-type="string">
            <text:p>URGN</text:p>
          </table:table-cell>
          <table:table-cell office:value-type="string">
            <text:p>UroGen Pharma Ltd</text:p>
          </table:table-cell>
        </table:table-row>
        <table:table-row table:style-name="ro1">
          <table:table-cell office:value-type="string">
            <text:p>URHG</text:p>
          </table:table-cell>
          <table:table-cell office:value-type="string">
            <text:p>United Resource Holdings Group, Inc.</text:p>
          </table:table-cell>
        </table:table-row>
        <table:table-row table:style-name="ro1">
          <table:table-cell office:value-type="string">
            <text:p>URI</text:p>
          </table:table-cell>
          <table:table-cell office:value-type="string">
            <text:p>United Rentals Inc</text:p>
          </table:table-cell>
        </table:table-row>
        <table:table-row table:style-name="ro1">
          <table:table-cell office:value-type="string">
            <text:p>UROV</text:p>
          </table:table-cell>
          <table:table-cell office:value-type="string">
            <text:p>Urovant Sciences Ltd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Liberty All Star Equity Fund</text:p>
          </table:table-cell>
        </table:table-row>
        <table:table-row table:style-name="ro1">
          <table:table-cell office:value-type="string">
            <text:p>USAC</text:p>
          </table:table-cell>
          <table:table-cell office:value-type="string">
            <text:p>USA Compression Partners LP</text:p>
          </table:table-cell>
        </table:table-row>
        <table:table-row table:style-name="ro1">
          <table:table-cell office:value-type="string">
            <text:p>USAE</text:p>
          </table:table-cell>
          <table:table-cell office:value-type="string">
            <text:p>U.S. Aerospace, Inc.</text:p>
          </table:table-cell>
        </table:table-row>
        <table:table-row table:style-name="ro1">
          <table:table-cell office:value-type="string">
            <text:p>USAK</text:p>
          </table:table-cell>
          <table:table-cell office:value-type="string">
            <text:p>USA Truck Inc</text:p>
          </table:table-cell>
        </table:table-row>
        <table:table-row table:style-name="ro1">
          <table:table-cell office:value-type="string">
            <text:p>USAM</text:p>
          </table:table-cell>
          <table:table-cell office:value-type="string">
            <text:p>U.S. Automotive Manufacturing, Inc.</text:p>
          </table:table-cell>
        </table:table-row>
        <table:table-row table:style-name="ro1">
          <table:table-cell office:value-type="string">
            <text:p>USAP</text:p>
          </table:table-cell>
          <table:table-cell office:value-type="string">
            <text:p>Universal Stainless &amp; Alloy Products Inc</text:p>
          </table:table-cell>
        </table:table-row>
        <table:table-row table:style-name="ro1">
          <table:table-cell office:value-type="string">
            <text:p>USAS</text:p>
          </table:table-cell>
          <table:table-cell office:value-type="string">
            <text:p>Americas Silver Corp</text:p>
          </table:table-cell>
        </table:table-row>
        <table:table-row table:style-name="ro1">
          <table:table-cell office:value-type="string">
            <text:p>USAT</text:p>
          </table:table-cell>
          <table:table-cell office:value-type="string">
            <text:p>USA Technologies Inc</text:p>
          </table:table-cell>
        </table:table-row>
        <table:table-row table:style-name="ro1">
          <table:table-cell office:value-type="string">
            <text:p>USAT</text:p>
          </table:table-cell>
          <table:table-cell office:value-type="string">
            <text:p>USA Technologies, Inc.</text:p>
          </table:table-cell>
        </table:table-row>
        <table:table-row table:style-name="ro1">
          <table:table-cell office:value-type="string">
            <text:p>USATP</text:p>
          </table:table-cell>
          <table:table-cell office:value-type="string">
            <text:p>USA Technologies, Inc.</text:p>
          </table:table-cell>
        </table:table-row>
        <table:table-row table:style-name="ro1">
          <table:table-cell office:value-type="string">
            <text:p>USATP</text:p>
          </table:table-cell>
          <table:table-cell office:value-type="string">
            <text:p>USA Technologies Inc</text:p>
          </table:table-cell>
        </table:table-row>
        <table:table-row table:style-name="ro1">
          <table:table-cell office:value-type="string">
            <text:p>USAU</text:p>
          </table:table-cell>
          <table:table-cell office:value-type="string">
            <text:p>Lyxor MSCI USA UCITS ETF</text:p>
          </table:table-cell>
        </table:table-row>
        <table:table-row table:style-name="ro1">
          <table:table-cell office:value-type="string">
            <text:p>USB</text:p>
          </table:table-cell>
          <table:table-cell office:value-type="string">
            <text:p>US Bancorp</text:p>
          </table:table-cell>
        </table:table-row>
        <table:table-row table:style-name="ro1">
          <table:table-cell office:value-type="string">
            <text:p>USB-A</text:p>
          </table:table-cell>
          <table:table-cell office:value-type="string">
            <text:p>US Bancorp</text:p>
          </table:table-cell>
        </table:table-row>
        <table:table-row table:style-name="ro1">
          <table:table-cell office:value-type="string">
            <text:p>USBC</text:p>
          </table:table-cell>
          <table:table-cell office:value-type="string">
            <text:p>US BioTec, Inc.</text:p>
          </table:table-cell>
        </table:table-row>
        <table:table-row table:style-name="ro1">
          <table:table-cell office:value-type="string">
            <text:p>USB-H</text:p>
          </table:table-cell>
          <table:table-cell office:value-type="string">
            <text:p>US Bancorp</text:p>
          </table:table-cell>
        </table:table-row>
        <table:table-row table:style-name="ro1">
          <table:table-cell office:value-type="string">
            <text:p>USBK</text:p>
          </table:table-cell>
          <table:table-cell office:value-type="string">
            <text:p>USA Bank (NY)</text:p>
          </table:table-cell>
        </table:table-row>
        <table:table-row table:style-name="ro1">
          <table:table-cell office:value-type="string">
            <text:p>USB-M</text:p>
          </table:table-cell>
          <table:table-cell office:value-type="string">
            <text:p>US Bancorp</text:p>
          </table:table-cell>
        </table:table-row>
        <table:table-row table:style-name="ro1">
          <table:table-cell office:value-type="string">
            <text:p>USB-O</text:p>
          </table:table-cell>
          <table:table-cell office:value-type="string">
            <text:p>US Bancorp</text:p>
          </table:table-cell>
        </table:table-row>
        <table:table-row table:style-name="ro1">
          <table:table-cell office:value-type="string">
            <text:p>USB-P</text:p>
          </table:table-cell>
          <table:table-cell office:value-type="string">
            <text:p>US Bancorp</text:p>
          </table:table-cell>
        </table:table-row>
        <table:table-row table:style-name="ro1">
          <table:table-cell office:value-type="string">
            <text:p>USCR</text:p>
          </table:table-cell>
          <table:table-cell office:value-type="string">
            <text:p>US Concrete Inc</text:p>
          </table:table-cell>
        </table:table-row>
        <table:table-row table:style-name="ro1">
          <table:table-cell office:value-type="string">
            <text:p>USCR</text:p>
          </table:table-cell>
          <table:table-cell office:value-type="string">
            <text:p>US Concrete Inc</text:p>
          </table:table-cell>
        </table:table-row>
        <table:table-row table:style-name="ro1">
          <table:table-cell office:value-type="string">
            <text:p>USCS</text:p>
          </table:table-cell>
          <table:table-cell office:value-type="string">
            <text:p>USCorp.</text:p>
          </table:table-cell>
        </table:table-row>
        <table:table-row table:style-name="ro1">
          <table:table-cell office:value-type="string">
            <text:p>USCZF</text:p>
          </table:table-cell>
          <table:table-cell office:value-type="string">
            <text:p>United Silver Corp.</text:p>
          </table:table-cell>
        </table:table-row>
        <table:table-row table:style-name="ro1">
          <table:table-cell office:value-type="string">
            <text:p>USDC</text:p>
          </table:table-cell>
          <table:table-cell office:value-type="string">
            <text:p>USDATA Corp.</text:p>
          </table:table-cell>
        </table:table-row>
        <table:table-row table:style-name="ro1">
          <table:table-cell office:value-type="string">
            <text:p>USDF</text:p>
          </table:table-cell>
          <table:table-cell office:value-type="string">
            <text:p>US-Dadi Fertilizer Ind International Inc.</text:p>
          </table:table-cell>
        </table:table-row>
        <table:table-row table:style-name="ro1">
          <table:table-cell office:value-type="string">
            <text:p>USDP</text:p>
          </table:table-cell>
          <table:table-cell office:value-type="string">
            <text:p>USD Partners LP</text:p>
          </table:table-cell>
        </table:table-row>
        <table:table-row table:style-name="ro1">
          <table:table-cell office:value-type="string">
            <text:p>USEG</text:p>
          </table:table-cell>
          <table:table-cell office:value-type="string">
            <text:p>US Energy Corp Wyoming</text:p>
          </table:table-cell>
        </table:table-row>
        <table:table-row table:style-name="ro1">
          <table:table-cell office:value-type="string">
            <text:p>USEI</text:p>
          </table:table-cell>
          <table:table-cell office:value-type="string">
            <text:p>US Energy Initiatives Corporation, Inc.</text:p>
          </table:table-cell>
        </table:table-row>
        <table:table-row table:style-name="ro1">
          <table:table-cell office:value-type="string">
            <text:p>USFD</text:p>
          </table:table-cell>
          <table:table-cell office:value-type="string">
            <text:p>US Foods Holding Corp</text:p>
          </table:table-cell>
        </table:table-row>
        <table:table-row table:style-name="ro1">
          <table:table-cell office:value-type="string">
            <text:p>USGA</text:p>
          </table:table-cell>
          <table:table-cell office:value-type="string">
            <text:p>US Global Nanospace, Inc.</text:p>
          </table:table-cell>
        </table:table-row>
        <table:table-row table:style-name="ro1">
          <table:table-cell office:value-type="string">
            <text:p>USIO</text:p>
          </table:table-cell>
          <table:table-cell office:value-type="string">
            <text:p>Usio Inc</text:p>
          </table:table-cell>
        </table:table-row>
        <table:table-row table:style-name="ro1">
          <table:table-cell office:value-type="string">
            <text:p>USLG</text:p>
          </table:table-cell>
          <table:table-cell office:value-type="string">
            <text:p>US Lighting Group, Inc.</text:p>
          </table:table-cell>
        </table:table-row>
        <table:table-row table:style-name="ro1">
          <table:table-cell office:value-type="string">
            <text:p>USLM</text:p>
          </table:table-cell>
          <table:table-cell office:value-type="string">
            <text:p>United States Lime &amp; Minerals Inc</text:p>
          </table:table-cell>
        </table:table-row>
        <table:table-row table:style-name="ro1">
          <table:table-cell office:value-type="string">
            <text:p>USLV</text:p>
          </table:table-cell>
          <table:table-cell office:value-type="string">
            <text:p>VelocityShares 3x Long Silver ETN linked to the S&amp;P GSCI Silver Index</text:p>
          </table:table-cell>
        </table:table-row>
        <table:table-row table:style-name="ro1">
          <table:table-cell office:value-type="string">
            <text:p>USM</text:p>
          </table:table-cell>
          <table:table-cell office:value-type="string">
            <text:p>United States Cellular Corp</text:p>
          </table:table-cell>
        </table:table-row>
        <table:table-row table:style-name="ro1">
          <table:table-cell office:value-type="string">
            <text:p>USMJ</text:p>
          </table:table-cell>
          <table:table-cell office:value-type="string">
            <text:p>North American Cannabis Holdings, Inc.</text:p>
          </table:table-cell>
        </table:table-row>
        <table:table-row table:style-name="ro1">
          <table:table-cell office:value-type="string">
            <text:p>USMT</text:p>
          </table:table-cell>
          <table:table-cell office:value-type="string">
            <text:p>US METRO BANCORP</text:p>
          </table:table-cell>
        </table:table-row>
        <table:table-row table:style-name="ro1">
          <table:table-cell office:value-type="string">
            <text:p>USNA</text:p>
          </table:table-cell>
          <table:table-cell office:value-type="string">
            <text:p>USANA Health Sciences Inc</text:p>
          </table:table-cell>
        </table:table-row>
        <table:table-row table:style-name="ro1">
          <table:table-cell office:value-type="string">
            <text:p>USNL</text:p>
          </table:table-cell>
          <table:table-cell office:value-type="string">
            <text:p>U.S. National Telecom, Inc.</text:p>
          </table:table-cell>
        </table:table-row>
        <table:table-row table:style-name="ro1">
          <table:table-cell office:value-type="string">
            <text:p>USNU</text:p>
          </table:table-cell>
          <table:table-cell office:value-type="string">
            <text:p>U.S. Neurosurgical Holdings, Inc.</text:p>
          </table:table-cell>
        </table:table-row>
        <table:table-row table:style-name="ro1">
          <table:table-cell office:value-type="string">
            <text:p>USOI</text:p>
          </table:table-cell>
          <table:table-cell office:value-type="string">
            <text:p>X-Links Crude Oil Shares Covered Call ETN</text:p>
          </table:table-cell>
        </table:table-row>
        <table:table-row table:style-name="ro1">
          <table:table-cell office:value-type="string">
            <text:p>USPH</text:p>
          </table:table-cell>
          <table:table-cell office:value-type="string">
            <text:p>US Physical Therapy Inc</text:p>
          </table:table-cell>
        </table:table-row>
        <table:table-row table:style-name="ro1">
          <table:table-cell office:value-type="string">
            <text:p>USPS</text:p>
          </table:table-cell>
          <table:table-cell office:value-type="string">
            <text:p>Ultimate Sports Inc.</text:p>
          </table:table-cell>
        </table:table-row>
        <table:table-row table:style-name="ro1">
          <table:table-cell office:value-type="string">
            <text:p>USRC</text:p>
          </table:table-cell>
          <table:table-cell office:value-type="string">
            <text:p>Unisource Corp.</text:p>
          </table:table-cell>
        </table:table-row>
        <table:table-row table:style-name="ro1">
          <table:table-cell office:value-type="string">
            <text:p>USRI</text:p>
          </table:table-cell>
          <table:table-cell office:value-type="string">
            <text:p>USA Recycling Industries, Inc.</text:p>
          </table:table-cell>
        </table:table-row>
        <table:table-row table:style-name="ro1">
          <table:table-cell office:value-type="string">
            <text:p>USRM</text:p>
          </table:table-cell>
          <table:table-cell office:value-type="string">
            <text:p>U.S. Stem Cell, Inc.</text:p>
          </table:table-cell>
        </table:table-row>
        <table:table-row table:style-name="ro1">
          <table:table-cell office:value-type="string">
            <text:p>USV</text:p>
          </table:table-cell>
          <table:table-cell office:value-type="string">
            <text:p>ETRACS CMCI Silver Total Return ETN</text:p>
          </table:table-cell>
        </table:table-row>
        <table:table-row table:style-name="ro1">
          <table:table-cell office:value-type="string">
            <text:p>USWF</text:p>
          </table:table-cell>
          <table:table-cell office:value-type="string">
            <text:p>U.S. Wind Farming, Inc.</text:p>
          </table:table-cell>
        </table:table-row>
        <table:table-row table:style-name="ro1">
          <table:table-cell office:value-type="string">
            <text:p>USWS</text:p>
          </table:table-cell>
          <table:table-cell office:value-type="string">
            <text:p>US Well Services Inc</text:p>
          </table:table-cell>
        </table:table-row>
        <table:table-row table:style-name="ro1">
          <table:table-cell office:value-type="string">
            <text:p>USX</text:p>
          </table:table-cell>
          <table:table-cell office:value-type="string">
            <text:p>US Xpress Enterprises Inc</text:p>
          </table:table-cell>
        </table:table-row>
        <table:table-row table:style-name="ro1">
          <table:table-cell office:value-type="string">
            <text:p>UTDE</text:p>
          </table:table-cell>
          <table:table-cell office:value-type="string">
            <text:p>United E &amp; P, Inc.</text:p>
          </table:table-cell>
        </table:table-row>
        <table:table-row table:style-name="ro1">
          <table:table-cell office:value-type="string">
            <text:p>UTF</text:p>
          </table:table-cell>
          <table:table-cell office:value-type="string">
            <text:p>Cohen &amp; Steers Infrastructure Fund Inc</text:p>
          </table:table-cell>
        </table:table-row>
        <table:table-row table:style-name="ro1">
          <table:table-cell office:value-type="string">
            <text:p>UTG</text:p>
          </table:table-cell>
          <table:table-cell office:value-type="string">
            <text:p>Reaves Utility Income Fund</text:p>
          </table:table-cell>
        </table:table-row>
        <table:table-row table:style-name="ro1">
          <table:table-cell office:value-type="string">
            <text:p>UTGN</text:p>
          </table:table-cell>
          <table:table-cell office:value-type="string">
            <text:p>UTG, Inc.</text:p>
          </table:table-cell>
        </table:table-row>
        <table:table-row table:style-name="ro1">
          <table:table-cell office:value-type="string">
            <text:p>UTHR</text:p>
          </table:table-cell>
          <table:table-cell office:value-type="string">
            <text:p>United Therapeutics Corp</text:p>
          </table:table-cell>
        </table:table-row>
        <table:table-row table:style-name="ro1">
          <table:table-cell office:value-type="string">
            <text:p>UTI</text:p>
          </table:table-cell>
          <table:table-cell office:value-type="string">
            <text:p>Universal Technical Institute Inc</text:p>
          </table:table-cell>
        </table:table-row>
        <table:table-row table:style-name="ro1">
          <table:table-cell office:value-type="string">
            <text:p>UTL</text:p>
          </table:table-cell>
          <table:table-cell office:value-type="string">
            <text:p>Unitil Corp</text:p>
          </table:table-cell>
        </table:table-row>
        <table:table-row table:style-name="ro1">
          <table:table-cell office:value-type="string">
            <text:p>UTMD</text:p>
          </table:table-cell>
          <table:table-cell office:value-type="string">
            <text:p>Utah Medical Products Inc</text:p>
          </table:table-cell>
        </table:table-row>
        <table:table-row table:style-name="ro1">
          <table:table-cell office:value-type="string">
            <text:p>UTRK</text:p>
          </table:table-cell>
          <table:table-cell office:value-type="string">
            <text:p>Universal Tracking Solutions, Inc.</text:p>
          </table:table-cell>
        </table:table-row>
        <table:table-row table:style-name="ro1">
          <table:table-cell office:value-type="string">
            <text:p>UTRX</text:p>
          </table:table-cell>
          <table:table-cell office:value-type="string">
            <text:p>Unitronix Corp.</text:p>
          </table:table-cell>
        </table:table-row>
        <table:table-row table:style-name="ro1">
          <table:table-cell office:value-type="string">
            <text:p>UTSI</text:p>
          </table:table-cell>
          <table:table-cell office:value-type="string">
            <text:p>UTStarcom Holdings Corp</text:p>
          </table:table-cell>
        </table:table-row>
        <table:table-row table:style-name="ro1">
          <table:table-cell office:value-type="string">
            <text:p>UTZ</text:p>
          </table:table-cell>
          <table:table-cell office:value-type="string">
            <text:p>Utz Brands, Inc.</text:p>
          </table:table-cell>
        </table:table-row>
        <table:table-row table:style-name="ro1">
          <table:table-cell office:value-type="string">
            <text:p>UUU</text:p>
          </table:table-cell>
          <table:table-cell office:value-type="string">
            <text:p>Universal Security Instruments Inc</text:p>
          </table:table-cell>
        </table:table-row>
        <table:table-row table:style-name="ro1">
          <table:table-cell office:value-type="string">
            <text:p>UUUU</text:p>
          </table:table-cell>
          <table:table-cell office:value-type="string">
            <text:p>Energy Fuels Inc-Canada</text:p>
          </table:table-cell>
        </table:table-row>
        <table:table-row table:style-name="ro1">
          <table:table-cell office:value-type="string">
            <text:p>UVCL</text:p>
          </table:table-cell>
          <table:table-cell office:value-type="string">
            <text:p>UniverCell Holdings, Inc.</text:p>
          </table:table-cell>
        </table:table-row>
        <table:table-row table:style-name="ro1">
          <table:table-cell office:value-type="string">
            <text:p>UVE</text:p>
          </table:table-cell>
          <table:table-cell office:value-type="string">
            <text:p>Universal Insurance Holdings Inc</text:p>
          </table:table-cell>
        </table:table-row>
        <table:table-row table:style-name="ro1">
          <table:table-cell office:value-type="string">
            <text:p>UVFT</text:p>
          </table:table-cell>
          <table:table-cell office:value-type="string">
            <text:p>UV Flu Technologies, Inc.</text:p>
          </table:table-cell>
        </table:table-row>
        <table:table-row table:style-name="ro1">
          <table:table-cell office:value-type="string">
            <text:p>UVSE</text:p>
          </table:table-cell>
          <table:table-cell office:value-type="string">
            <text:p>Universal Energy Corp.</text:p>
          </table:table-cell>
        </table:table-row>
        <table:table-row table:style-name="ro1">
          <table:table-cell office:value-type="string">
            <text:p>UVSP</text:p>
          </table:table-cell>
          <table:table-cell office:value-type="string">
            <text:p>Univest Financial Corp</text:p>
          </table:table-cell>
        </table:table-row>
        <table:table-row table:style-name="ro1">
          <table:table-cell office:value-type="string">
            <text:p>UVSS</text:p>
          </table:table-cell>
          <table:table-cell office:value-type="string">
            <text:p>Universal Systems, Inc.</text:p>
          </table:table-cell>
        </table:table-row>
        <table:table-row table:style-name="ro1">
          <table:table-cell office:value-type="string">
            <text:p>UVV</text:p>
          </table:table-cell>
          <table:table-cell office:value-type="string">
            <text:p>Universal Corp-VA</text:p>
          </table:table-cell>
        </table:table-row>
        <table:table-row table:style-name="ro1">
          <table:table-cell office:value-type="string">
            <text:p>UWKI</text:p>
          </table:table-cell>
          <table:table-cell office:value-type="string">
            <text:p>uWink, Inc.</text:p>
          </table:table-cell>
        </table:table-row>
        <table:table-row table:style-name="ro1">
          <table:table-cell office:value-type="string">
            <text:p>UWRL</text:p>
          </table:table-cell>
          <table:table-cell office:value-type="string">
            <text:p>US Wireless Online, Inc.</text:p>
          </table:table-cell>
        </table:table-row>
        <table:table-row table:style-name="ro1">
          <table:table-cell office:value-type="string">
            <text:p>UXIN</text:p>
          </table:table-cell>
          <table:table-cell office:value-type="string">
            <text:p>Uxin Ltd</text:p>
          </table:table-cell>
        </table:table-row>
        <table:table-row table:style-name="ro1">
          <table:table-cell office:value-type="string">
            <text:p>UZA</text:p>
          </table:table-cell>
          <table:table-cell office:value-type="string">
            <text:p>United States Cellular Corp</text:p>
          </table:table-cell>
        </table:table-row>
        <table:table-row table:style-name="ro1">
          <table:table-cell office:value-type="string">
            <text:p>UZC</text:p>
          </table:table-cell>
          <table:table-cell office:value-type="string">
            <text:p>United States Cellular Corp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Visa Inc</text:p>
          </table:table-cell>
        </table:table-row>
        <table:table-row table:style-name="ro1">
          <table:table-cell office:value-type="string">
            <text:p>VABB</text:p>
          </table:table-cell>
          <table:table-cell office:value-type="string">
            <text:p>Virginia Bank Bancshares</text:p>
          </table:table-cell>
        </table:table-row>
        <table:table-row table:style-name="ro1">
          <table:table-cell office:value-type="string">
            <text:p>VABK</text:p>
          </table:table-cell>
          <table:table-cell office:value-type="string">
            <text:p>Virginia National Bankshares Corporation</text:p>
          </table:table-cell>
        </table:table-row>
        <table:table-row table:style-name="ro1">
          <table:table-cell office:value-type="string">
            <text:p>VAC</text:p>
          </table:table-cell>
          <table:table-cell office:value-type="string">
            <text:p>Marriott Vacations Worldwide Corp</text:p>
          </table:table-cell>
        </table:table-row>
        <table:table-row table:style-name="ro1">
          <table:table-cell office:value-type="string">
            <text:p>VACQ</text:p>
          </table:table-cell>
          <table:table-cell office:value-type="string">
            <text:p>Vector Acquisition Corp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Valaris plc</text:p>
          </table:table-cell>
        </table:table-row>
        <table:table-row table:style-name="ro1">
          <table:table-cell office:value-type="string">
            <text:p>VALE</text:p>
          </table:table-cell>
          <table:table-cell office:value-type="string">
            <text:p>Vale SA</text:p>
          </table:table-cell>
        </table:table-row>
        <table:table-row table:style-name="ro1">
          <table:table-cell office:value-type="string">
            <text:p>VALU</text:p>
          </table:table-cell>
          <table:table-cell office:value-type="string">
            <text:p>Value Line Inc</text:p>
          </table:table-cell>
        </table:table-row>
        <table:table-row table:style-name="ro1">
          <table:table-cell office:value-type="string">
            <text:p>VAM</text:p>
          </table:table-cell>
          <table:table-cell office:value-type="string">
            <text:p>Vivaldi Opportunities Fund</text:p>
          </table:table-cell>
        </table:table-row>
        <table:table-row table:style-name="ro1">
          <table:table-cell office:value-type="string">
            <text:p>VAPE</text:p>
          </table:table-cell>
          <table:table-cell office:value-type="string">
            <text:p>Vape Holdings, Inc.</text:p>
          </table:table-cell>
        </table:table-row>
        <table:table-row table:style-name="ro1">
          <table:table-cell office:value-type="string">
            <text:p>VAPO</text:p>
          </table:table-cell>
          <table:table-cell office:value-type="string">
            <text:p>Vapotherm Inc</text:p>
          </table:table-cell>
        </table:table-row>
        <table:table-row table:style-name="ro1">
          <table:table-cell office:value-type="string">
            <text:p>VAPR</text:p>
          </table:table-cell>
          <table:table-cell office:value-type="string">
            <text:p>VaporBrands International, Inc.</text:p>
          </table:table-cell>
        </table:table-row>
        <table:table-row table:style-name="ro1">
          <table:table-cell office:value-type="string">
            <text:p>VAR</text:p>
          </table:table-cell>
          <table:table-cell office:value-type="string">
            <text:p>Varian Medical Systems Inc</text:p>
          </table:table-cell>
        </table:table-row>
        <table:table-row table:style-name="ro1">
          <table:table-cell office:value-type="string">
            <text:p>VASO</text:p>
          </table:table-cell>
          <table:table-cell office:value-type="string">
            <text:p>Vaso Corporation</text:p>
          </table:table-cell>
        </table:table-row>
        <table:table-row table:style-name="ro1">
          <table:table-cell office:value-type="string">
            <text:p>VATE</text:p>
          </table:table-cell>
          <table:table-cell office:value-type="string">
            <text:p>Elev8 Brands, Inc</text:p>
          </table:table-cell>
        </table:table-row>
        <table:table-row table:style-name="ro1">
          <table:table-cell office:value-type="string">
            <text:p>VBBV</text:p>
          </table:table-cell>
          <table:table-cell office:value-type="string">
            <text:p>Vibe Ventures Inc</text:p>
          </table:table-cell>
        </table:table-row>
        <table:table-row table:style-name="ro1">
          <table:table-cell office:value-type="string">
            <text:p>VBF</text:p>
          </table:table-cell>
          <table:table-cell office:value-type="string">
            <text:p>Invesco Bond Fund</text:p>
          </table:table-cell>
        </table:table-row>
        <table:table-row table:style-name="ro1">
          <table:table-cell office:value-type="string">
            <text:p>VBFC</text:p>
          </table:table-cell>
          <table:table-cell office:value-type="string">
            <text:p>Village Bank and Trust Financial Corp</text:p>
          </table:table-cell>
        </table:table-row>
        <table:table-row table:style-name="ro1">
          <table:table-cell office:value-type="string">
            <text:p>VBIO</text:p>
          </table:table-cell>
          <table:table-cell office:value-type="string">
            <text:p>Vitality Biopharma, Inc.</text:p>
          </table:table-cell>
        </table:table-row>
        <table:table-row table:style-name="ro1">
          <table:table-cell office:value-type="string">
            <text:p>VBIV</text:p>
          </table:table-cell>
          <table:table-cell office:value-type="string">
            <text:p>VBI Vaccines Inc</text:p>
          </table:table-cell>
        </table:table-row>
        <table:table-row table:style-name="ro1">
          <table:table-cell office:value-type="string">
            <text:p>VBLT</text:p>
          </table:table-cell>
          <table:table-cell office:value-type="string">
            <text:p>Vascular Biogenics Ltd</text:p>
          </table:table-cell>
        </table:table-row>
        <table:table-row table:style-name="ro1">
          <table:table-cell office:value-type="string">
            <text:p>VBTC</text:p>
          </table:table-cell>
          <table:table-cell office:value-type="string">
            <text:p>VuBotics, Inc.</text:p>
          </table:table-cell>
        </table:table-row>
        <table:table-row table:style-name="ro1">
          <table:table-cell office:value-type="string">
            <text:p>VBTX</text:p>
          </table:table-cell>
          <table:table-cell office:value-type="string">
            <text:p>Veritex Holdings Inc</text:p>
          </table:table-cell>
        </table:table-row>
        <table:table-row table:style-name="ro1">
          <table:table-cell office:value-type="string">
            <text:p>VBVT</text:p>
          </table:table-cell>
          <table:table-cell office:value-type="string">
            <text:p>Viabuilt Ventures Inc.</text:p>
          </table:table-cell>
        </table:table-row>
        <table:table-row table:style-name="ro1">
          <table:table-cell office:value-type="string">
            <text:p>VC</text:p>
          </table:table-cell>
          <table:table-cell office:value-type="string">
            <text:p>Visteon Corp</text:p>
          </table:table-cell>
        </table:table-row>
        <table:table-row table:style-name="ro1">
          <table:table-cell office:value-type="string">
            <text:p>VCBB</text:p>
          </table:table-cell>
          <table:table-cell office:value-type="string">
            <text:p>Ventura County Business Bank (Oxnard, CA)</text:p>
          </table:table-cell>
        </table:table-row>
        <table:table-row table:style-name="ro1">
          <table:table-cell office:value-type="string">
            <text:p>VCBD</text:p>
          </table:table-cell>
          <table:table-cell office:value-type="string">
            <text:p>Vitalibis, Inc.</text:p>
          </table:table-cell>
        </table:table-row>
        <table:table-row table:style-name="ro1">
          <table:table-cell office:value-type="string">
            <text:p>VCEL</text:p>
          </table:table-cell>
          <table:table-cell office:value-type="string">
            <text:p>Vericel Corp</text:p>
          </table:table-cell>
        </table:table-row>
        <table:table-row table:style-name="ro1">
          <table:table-cell office:value-type="string">
            <text:p>VCEX</text:p>
          </table:table-cell>
          <table:table-cell office:value-type="string">
            <text:p>Vaccex Inc</text:p>
          </table:table-cell>
        </table:table-row>
        <table:table-row table:style-name="ro1">
          <table:table-cell office:value-type="string">
            <text:p>VCF</text:p>
          </table:table-cell>
          <table:table-cell office:value-type="string">
            <text:p>Delaware Investments Colorado Municipal Income Fund Inc</text:p>
          </table:table-cell>
        </table:table-row>
        <table:table-row table:style-name="ro1">
          <table:table-cell office:value-type="string">
            <text:p>VCIF</text:p>
          </table:table-cell>
          <table:table-cell office:value-type="string">
            <text:p>Vertical Capital Income Fund</text:p>
          </table:table-cell>
        </table:table-row>
        <table:table-row table:style-name="ro1">
          <table:table-cell office:value-type="string">
            <text:p>VCLD</text:p>
          </table:table-cell>
          <table:table-cell office:value-type="string">
            <text:p>Verecloud Inc.</text:p>
          </table:table-cell>
        </table:table-row>
        <table:table-row table:style-name="ro1">
          <table:table-cell office:value-type="string">
            <text:p>VCMP</text:p>
          </table:table-cell>
          <table:table-cell office:value-type="string">
            <text:p>VCampus Corp.</text:p>
          </table:table-cell>
        </table:table-row>
        <table:table-row table:style-name="ro1">
          <table:table-cell office:value-type="string">
            <text:p>VCNX</text:p>
          </table:table-cell>
          <table:table-cell office:value-type="string">
            <text:p>Vaccinex Inc</text:p>
          </table:table-cell>
        </table:table-row>
        <table:table-row table:style-name="ro1">
          <table:table-cell office:value-type="string">
            <text:p>VCNX</text:p>
          </table:table-cell>
          <table:table-cell office:value-type="string">
            <text:p>Vaccinex Inc</text:p>
          </table:table-cell>
        </table:table-row>
        <table:table-row table:style-name="ro1">
          <table:table-cell office:value-type="string">
            <text:p>VCON</text:p>
          </table:table-cell>
          <table:table-cell office:value-type="string">
            <text:p>Vicon Industries, Inc.</text:p>
          </table:table-cell>
        </table:table-row>
        <table:table-row table:style-name="ro1">
          <table:table-cell office:value-type="string">
            <text:p>VCPS</text:p>
          </table:table-cell>
          <table:table-cell office:value-type="string">
            <text:p>VinCompass Corp.</text:p>
          </table:table-cell>
        </table:table-row>
        <table:table-row table:style-name="ro1">
          <table:table-cell office:value-type="string">
            <text:p>VCRA</text:p>
          </table:table-cell>
          <table:table-cell office:value-type="string">
            <text:p>Vocera Communications Inc</text:p>
          </table:table-cell>
        </table:table-row>
        <table:table-row table:style-name="ro1">
          <table:table-cell office:value-type="string">
            <text:p>VCST</text:p>
          </table:table-cell>
          <table:table-cell office:value-type="string">
            <text:p>ViewCast.com, Inc.</text:p>
          </table:table-cell>
        </table:table-row>
        <table:table-row table:style-name="ro1">
          <table:table-cell office:value-type="string">
            <text:p>VCSY</text:p>
          </table:table-cell>
          <table:table-cell office:value-type="string">
            <text:p>Vertical Computer Systems, Inc.</text:p>
          </table:table-cell>
        </table:table-row>
        <table:table-row table:style-name="ro1">
          <table:table-cell office:value-type="string">
            <text:p>VCTL</text:p>
          </table:table-cell>
          <table:table-cell office:value-type="string">
            <text:p>Rainmaker Systems, Inc.</text:p>
          </table:table-cell>
        </table:table-row>
        <table:table-row table:style-name="ro1">
          <table:table-cell office:value-type="string">
            <text:p>VCTR</text:p>
          </table:table-cell>
          <table:table-cell office:value-type="string">
            <text:p>Victory Capital Holdings Inc</text:p>
          </table:table-cell>
        </table:table-row>
        <table:table-row table:style-name="ro1">
          <table:table-cell office:value-type="string">
            <text:p>VCTY</text:p>
          </table:table-cell>
          <table:table-cell office:value-type="string">
            <text:p>Videolocity International, Inc.</text:p>
          </table:table-cell>
        </table:table-row>
        <table:table-row table:style-name="ro1">
          <table:table-cell office:value-type="string">
            <text:p>VCV</text:p>
          </table:table-cell>
          <table:table-cell office:value-type="string">
            <text:p>Invesco California Value Municipal Income Trust</text:p>
          </table:table-cell>
        </table:table-row>
        <table:table-row table:style-name="ro1">
          <table:table-cell office:value-type="string">
            <text:p>VCYT</text:p>
          </table:table-cell>
          <table:table-cell office:value-type="string">
            <text:p>Veracyte Inc</text:p>
          </table:table-cell>
        </table:table-row>
        <table:table-row table:style-name="ro1">
          <table:table-cell office:value-type="string">
            <text:p>VDKB</text:p>
          </table:table-cell>
          <table:table-cell office:value-type="string">
            <text:p>Vodka Brands Corp</text:p>
          </table:table-cell>
        </table:table-row>
        <table:table-row table:style-name="ro1">
          <table:table-cell office:value-type="string">
            <text:p>VDPH</text:p>
          </table:table-cell>
          <table:table-cell office:value-type="string">
            <text:p>VDO-PH International, Inc.</text:p>
          </table:table-cell>
        </table:table-row>
        <table:table-row table:style-name="ro1">
          <table:table-cell office:value-type="string">
            <text:p>VDRM</text:p>
          </table:table-cell>
          <table:table-cell office:value-type="string">
            <text:p>ViaDerma, Inc.</text:p>
          </table:table-cell>
        </table:table-row>
        <table:table-row table:style-name="ro1">
          <table:table-cell office:value-type="string">
            <text:p>VEC</text:p>
          </table:table-cell>
          <table:table-cell office:value-type="string">
            <text:p>Vectrus Inc</text:p>
          </table:table-cell>
        </table:table-row>
        <table:table-row table:style-name="ro1">
          <table:table-cell office:value-type="string">
            <text:p>VECO</text:p>
          </table:table-cell>
          <table:table-cell office:value-type="string">
            <text:p>Veeco Instruments Inc</text:p>
          </table:table-cell>
        </table:table-row>
        <table:table-row table:style-name="ro1">
          <table:table-cell office:value-type="string">
            <text:p>VEDL</text:p>
          </table:table-cell>
          <table:table-cell office:value-type="string">
            <text:p>Vedanta Ltd</text:p>
          </table:table-cell>
        </table:table-row>
        <table:table-row table:style-name="ro1">
          <table:table-cell office:value-type="string">
            <text:p>VEEV</text:p>
          </table:table-cell>
          <table:table-cell office:value-type="string">
            <text:p>Veeva Systems Inc</text:p>
          </table:table-cell>
        </table:table-row>
        <table:table-row table:style-name="ro1">
          <table:table-cell office:value-type="string">
            <text:p>VEGL</text:p>
          </table:table-cell>
          <table:table-cell office:value-type="string">
            <text:p>Vegalab, Inc.</text:p>
          </table:table-cell>
        </table:table-row>
        <table:table-row table:style-name="ro1">
          <table:table-cell office:value-type="string">
            <text:p>VEL</text:p>
          </table:table-cell>
          <table:table-cell office:value-type="string">
            <text:p>Velocity Financial Inc</text:p>
          </table:table-cell>
        </table:table-row>
        <table:table-row table:style-name="ro1">
          <table:table-cell office:value-type="string">
            <text:p>VEND</text:p>
          </table:table-cell>
          <table:table-cell office:value-type="string">
            <text:p>Generation Next Franchise Brands Inc</text:p>
          </table:table-cell>
        </table:table-row>
        <table:table-row table:style-name="ro1">
          <table:table-cell office:value-type="string">
            <text:p>VEON</text:p>
          </table:table-cell>
          <table:table-cell office:value-type="string">
            <text:p>VEON Ltd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string">
            <text:p>VEREIT Inc</text:p>
          </table:table-cell>
        </table:table-row>
        <table:table-row table:style-name="ro1">
          <table:table-cell office:value-type="string">
            <text:p>VERB</text:p>
          </table:table-cell>
          <table:table-cell office:value-type="string">
            <text:p>Verb Technology Co Inc</text:p>
          </table:table-cell>
        </table:table-row>
        <table:table-row table:style-name="ro1">
          <table:table-cell office:value-type="string">
            <text:p>VER-F</text:p>
          </table:table-cell>
          <table:table-cell office:value-type="string">
            <text:p>VEREIT Inc</text:p>
          </table:table-cell>
        </table:table-row>
        <table:table-row table:style-name="ro1">
          <table:table-cell office:value-type="string">
            <text:p>VERI</text:p>
          </table:table-cell>
          <table:table-cell office:value-type="string">
            <text:p>Veritone Inc</text:p>
          </table:table-cell>
        </table:table-row>
        <table:table-row table:style-name="ro1">
          <table:table-cell office:value-type="string">
            <text:p>VERO</text:p>
          </table:table-cell>
          <table:table-cell office:value-type="string">
            <text:p>Venus Concept Inc</text:p>
          </table:table-cell>
        </table:table-row>
        <table:table-row table:style-name="ro1">
          <table:table-cell office:value-type="string">
            <text:p>VERT.UN</text:p>
          </table:table-cell>
          <table:table-cell office:value-type="string">
            <text:p>Vertiv Holdings LLC</text:p>
          </table:table-cell>
        </table:table-row>
        <table:table-row table:style-name="ro1">
          <table:table-cell office:value-type="string">
            <text:p>VERU</text:p>
          </table:table-cell>
          <table:table-cell office:value-type="string">
            <text:p>Veru Inc</text:p>
          </table:table-cell>
        </table:table-row>
        <table:table-row table:style-name="ro1">
          <table:table-cell office:value-type="string">
            <text:p>VERX</text:p>
          </table:table-cell>
          <table:table-cell office:value-type="string">
            <text:p>Vertex Inc</text:p>
          </table:table-cell>
        </table:table-row>
        <table:table-row table:style-name="ro1">
          <table:table-cell office:value-type="string">
            <text:p>VERY</text:p>
          </table:table-cell>
          <table:table-cell office:value-type="string">
            <text:p>Vericity Inc</text:p>
          </table:table-cell>
        </table:table-row>
        <table:table-row table:style-name="ro1">
          <table:table-cell office:value-type="string">
            <text:p>VEST</text:p>
          </table:table-cell>
          <table:table-cell office:value-type="string">
            <text:p>Vestiage, Inc.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string">
            <text:p>Vermilion Energy Inc</text:p>
          </table:table-cell>
        </table:table-row>
        <table:table-row table:style-name="ro1">
          <table:table-cell office:value-type="string">
            <text:p>VFC</text:p>
          </table:table-cell>
          <table:table-cell office:value-type="string">
            <text:p>VF Corp</text:p>
          </table:table-cell>
        </table:table-row>
        <table:table-row table:style-name="ro1">
          <table:table-cell office:value-type="string">
            <text:p>VFF</text:p>
          </table:table-cell>
          <table:table-cell office:value-type="string">
            <text:p>Village Farms International Inc</text:p>
          </table:table-cell>
        </table:table-row>
        <table:table-row table:style-name="ro1">
          <table:table-cell office:value-type="string">
            <text:p>VFL</text:p>
          </table:table-cell>
          <table:table-cell office:value-type="string">
            <text:p>Delaware Investments National Municipal Income Fund</text:p>
          </table:table-cell>
        </table:table-row>
        <table:table-row table:style-name="ro1">
          <table:table-cell office:value-type="string">
            <text:p>VFRM</text:p>
          </table:table-cell>
          <table:table-cell office:value-type="string">
            <text:p>Veritas Farms Inc.</text:p>
          </table:table-cell>
        </table:table-row>
        <table:table-row table:style-name="ro1">
          <table:table-cell office:value-type="string">
            <text:p>VG</text:p>
          </table:table-cell>
          <table:table-cell office:value-type="string">
            <text:p>Vonage Holdings Corp</text:p>
          </table:table-cell>
        </table:table-row>
        <table:table-row table:style-name="ro1">
          <table:table-cell office:value-type="string">
            <text:p>VG</text:p>
          </table:table-cell>
          <table:table-cell office:value-type="string">
            <text:p>Vonage Holdings Corp</text:p>
          </table:table-cell>
        </table:table-row>
        <table:table-row table:style-name="ro1">
          <table:table-cell office:value-type="string">
            <text:p>VGI</text:p>
          </table:table-cell>
          <table:table-cell office:value-type="string">
            <text:p>Virtus Global Multi-Sector Income Fund</text:p>
          </table:table-cell>
        </table:table-row>
        <table:table-row table:style-name="ro1">
          <table:table-cell office:value-type="string">
            <text:p>VGID</text:p>
          </table:table-cell>
          <table:table-cell office:value-type="string">
            <text:p>V Group, Inc.</text:p>
          </table:table-cell>
        </table:table-row>
        <table:table-row table:style-name="ro1">
          <table:table-cell office:value-type="string">
            <text:p>VGLS</text:p>
          </table:table-cell>
          <table:table-cell office:value-type="string">
            <text:p>VG Life Sciences Inc.</text:p>
          </table:table-cell>
        </table:table-row>
        <table:table-row table:style-name="ro1">
          <table:table-cell office:value-type="string">
            <text:p>VGM</text:p>
          </table:table-cell>
          <table:table-cell office:value-type="string">
            <text:p>Invesco Trust for Investment Grade Municipals</text:p>
          </table:table-cell>
        </table:table-row>
        <table:table-row table:style-name="ro1">
          <table:table-cell office:value-type="string">
            <text:p>VGR</text:p>
          </table:table-cell>
          <table:table-cell office:value-type="string">
            <text:p>Vector Group Ltd</text:p>
          </table:table-cell>
        </table:table-row>
        <table:table-row table:style-name="ro1">
          <table:table-cell office:value-type="string">
            <text:p>VGREF</text:p>
          </table:table-cell>
          <table:table-cell office:value-type="string">
            <text:p>VIASPACE Green Energy Inc.</text:p>
          </table:table-cell>
        </table:table-row>
        <table:table-row table:style-name="ro1">
          <table:table-cell office:value-type="string">
            <text:p>VGTL</text:p>
          </table:table-cell>
          <table:table-cell office:value-type="string">
            <text:p>VGTel, Inc.</text:p>
          </table:table-cell>
        </table:table-row>
        <table:table-row table:style-name="ro1">
          <table:table-cell office:value-type="string">
            <text:p>VGZ</text:p>
          </table:table-cell>
          <table:table-cell office:value-type="string">
            <text:p>Vista Gold Corp</text:p>
          </table:table-cell>
        </table:table-row>
        <table:table-row table:style-name="ro1">
          <table:table-cell office:value-type="string">
            <text:p>VHC</text:p>
          </table:table-cell>
          <table:table-cell office:value-type="string">
            <text:p>VirnetX Holding Corp</text:p>
          </table:table-cell>
        </table:table-row>
        <table:table-row table:style-name="ro1">
          <table:table-cell office:value-type="string">
            <text:p>VHI</text:p>
          </table:table-cell>
          <table:table-cell office:value-type="string">
            <text:p>Valhi Inc</text:p>
          </table:table-cell>
        </table:table-row>
        <table:table-row table:style-name="ro1">
          <table:table-cell office:value-type="string">
            <text:p>VHUB</text:p>
          </table:table-cell>
          <table:table-cell office:value-type="string">
            <text:p>Vapor Hub International Inc.</text:p>
          </table:table-cell>
        </table:table-row>
        <table:table-row table:style-name="ro1">
          <table:table-cell office:value-type="string">
            <text:p>VIAC</text:p>
          </table:table-cell>
          <table:table-cell office:value-type="string">
            <text:p>ViacomCBS Inc</text:p>
          </table:table-cell>
        </table:table-row>
        <table:table-row table:style-name="ro1">
          <table:table-cell office:value-type="string">
            <text:p>VIACA</text:p>
          </table:table-cell>
          <table:table-cell office:value-type="string">
            <text:p>ViacomCBS Inc</text:p>
          </table:table-cell>
        </table:table-row>
        <table:table-row table:style-name="ro1">
          <table:table-cell office:value-type="string">
            <text:p>VIAP</text:p>
          </table:table-cell>
          <table:table-cell office:value-type="string">
            <text:p>VIA Pharmaceuticals, Inc.</text:p>
          </table:table-cell>
        </table:table-row>
        <table:table-row table:style-name="ro1">
          <table:table-cell office:value-type="string">
            <text:p>VIAV</text:p>
          </table:table-cell>
          <table:table-cell office:value-type="string">
            <text:p>Viavi Solutions Inc</text:p>
          </table:table-cell>
        </table:table-row>
        <table:table-row table:style-name="ro1">
          <table:table-cell office:value-type="string">
            <text:p>VIBI</text:p>
          </table:table-cell>
          <table:table-cell office:value-type="string">
            <text:p>Vilacto Bio Inc.</text:p>
          </table:table-cell>
        </table:table-row>
        <table:table-row table:style-name="ro1">
          <table:table-cell office:value-type="string">
            <text:p>VICI</text:p>
          </table:table-cell>
          <table:table-cell office:value-type="string">
            <text:p>VICI Properties Inc</text:p>
          </table:table-cell>
        </table:table-row>
        <table:table-row table:style-name="ro1">
          <table:table-cell office:value-type="string">
            <text:p>VICR</text:p>
          </table:table-cell>
          <table:table-cell office:value-type="string">
            <text:p>Vicor Corp</text:p>
          </table:table-cell>
        </table:table-row>
        <table:table-row table:style-name="ro1">
          <table:table-cell office:value-type="string">
            <text:p>VICT</text:p>
          </table:table-cell>
          <table:table-cell office:value-type="string">
            <text:p>Victura Construction Group, Inc.</text:p>
          </table:table-cell>
        </table:table-row>
        <table:table-row table:style-name="ro1">
          <table:table-cell office:value-type="string">
            <text:p>VIDA</text:p>
          </table:table-cell>
          <table:table-cell office:value-type="string">
            <text:p>Vidaroo Corp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Viela Bio Inc</text:p>
          </table:table-cell>
        </table:table-row>
        <table:table-row table:style-name="ro1">
          <table:table-cell office:value-type="string">
            <text:p>VIH</text:p>
          </table:table-cell>
          <table:table-cell office:value-type="string">
            <text:p>VPC Impact Acquisition Holdings</text:p>
          </table:table-cell>
        </table:table-row>
        <table:table-row table:style-name="ro1">
          <table:table-cell office:value-type="string">
            <text:p>VIIN</text:p>
          </table:table-cell>
          <table:table-cell office:value-type="string">
            <text:p>Motor Sport Country Club Holdings, Inc.</text:p>
          </table:table-cell>
        </table:table-row>
        <table:table-row table:style-name="ro1">
          <table:table-cell office:value-type="string">
            <text:p>VINS</text:p>
          </table:table-cell>
          <table:table-cell office:value-type="string">
            <text:p>Vindicator Silver Lead Mining Co.</text:p>
          </table:table-cell>
        </table:table-row>
        <table:table-row table:style-name="ro1">
          <table:table-cell office:value-type="string">
            <text:p>VIOT</text:p>
          </table:table-cell>
          <table:table-cell office:value-type="string">
            <text:p>Viomi Technology Co Ltd</text:p>
          </table:table-cell>
        </table:table-row>
        <table:table-row table:style-name="ro1">
          <table:table-cell office:value-type="string">
            <text:p>VIPK</text:p>
          </table:table-cell>
          <table:table-cell office:value-type="string">
            <text:p>VIP*ComLink, Inc.</text:p>
          </table:table-cell>
        </table:table-row>
        <table:table-row table:style-name="ro1">
          <table:table-cell office:value-type="string">
            <text:p>VIPS</text:p>
          </table:table-cell>
          <table:table-cell office:value-type="string">
            <text:p>Vipshop Holdings Ltd</text:p>
          </table:table-cell>
        </table:table-row>
        <table:table-row table:style-name="ro1">
          <table:table-cell office:value-type="string">
            <text:p>VIPV</text:p>
          </table:table-cell>
          <table:table-cell office:value-type="string">
            <text:p>VIPR Corp.</text:p>
          </table:table-cell>
        </table:table-row>
        <table:table-row table:style-name="ro1">
          <table:table-cell office:value-type="string">
            <text:p>VIR</text:p>
          </table:table-cell>
          <table:table-cell office:value-type="string">
            <text:p>Vir Biotechnology Inc</text:p>
          </table:table-cell>
        </table:table-row>
        <table:table-row table:style-name="ro1">
          <table:table-cell office:value-type="string">
            <text:p>VIRA</text:p>
          </table:table-cell>
          <table:table-cell office:value-type="string">
            <text:p>Viratech Corp.</text:p>
          </table:table-cell>
        </table:table-row>
        <table:table-row table:style-name="ro1">
          <table:table-cell office:value-type="string">
            <text:p>VIRC</text:p>
          </table:table-cell>
          <table:table-cell office:value-type="string">
            <text:p>Virco Manufacturing Corp</text:p>
          </table:table-cell>
        </table:table-row>
        <table:table-row table:style-name="ro1">
          <table:table-cell office:value-type="string">
            <text:p>VIRT</text:p>
          </table:table-cell>
          <table:table-cell office:value-type="string">
            <text:p>Virtu Financial Inc</text:p>
          </table:table-cell>
        </table:table-row>
        <table:table-row table:style-name="ro1">
          <table:table-cell office:value-type="string">
            <text:p>VISL</text:p>
          </table:table-cell>
          <table:table-cell office:value-type="string">
            <text:p>Vislink Technologies Inc</text:p>
          </table:table-cell>
        </table:table-row>
        <table:table-row table:style-name="ro1">
          <table:table-cell office:value-type="string">
            <text:p>VISM</text:p>
          </table:table-cell>
          <table:table-cell office:value-type="string">
            <text:p>Visium Technologies, Inc.</text:p>
          </table:table-cell>
        </table:table-row>
        <table:table-row table:style-name="ro1">
          <table:table-cell office:value-type="string">
            <text:p>VIST</text:p>
          </table:table-cell>
          <table:table-cell office:value-type="string">
            <text:p>Vista Oil &amp; Gas SAB de CV</text:p>
          </table:table-cell>
        </table:table-row>
        <table:table-row table:style-name="ro1">
          <table:table-cell office:value-type="string">
            <text:p>VITL</text:p>
          </table:table-cell>
          <table:table-cell office:value-type="string">
            <text:p>Vital Farms Inc</text:p>
          </table:table-cell>
        </table:table-row>
        <table:table-row table:style-name="ro1">
          <table:table-cell office:value-type="string">
            <text:p>VIV</text:p>
          </table:table-cell>
          <table:table-cell office:value-type="string">
            <text:p>Telefonica Brasil SA</text:p>
          </table:table-cell>
        </table:table-row>
        <table:table-row table:style-name="ro1">
          <table:table-cell office:value-type="string">
            <text:p>VIVC</text:p>
          </table:table-cell>
          <table:table-cell office:value-type="string">
            <text:p>Vivic Corp.</text:p>
          </table:table-cell>
        </table:table-row>
        <table:table-row table:style-name="ro1">
          <table:table-cell office:value-type="string">
            <text:p>VIVE</text:p>
          </table:table-cell>
          <table:table-cell office:value-type="string">
            <text:p>Viveve Medical Inc</text:p>
          </table:table-cell>
        </table:table-row>
        <table:table-row table:style-name="ro1">
          <table:table-cell office:value-type="string">
            <text:p>VIVK</text:p>
          </table:table-cell>
          <table:table-cell office:value-type="string">
            <text:p>Vivakor Inc.</text:p>
          </table:table-cell>
        </table:table-row>
        <table:table-row table:style-name="ro1">
          <table:table-cell office:value-type="string">
            <text:p>VIVO</text:p>
          </table:table-cell>
          <table:table-cell office:value-type="string">
            <text:p>Meridian Bioscience Inc</text:p>
          </table:table-cell>
        </table:table-row>
        <table:table-row table:style-name="ro1">
          <table:table-cell office:value-type="string">
            <text:p>VIZC</text:p>
          </table:table-cell>
          <table:table-cell office:value-type="string">
            <text:p>VizConnect, Inc.</text:p>
          </table:table-cell>
        </table:table-row>
        <table:table-row table:style-name="ro1">
          <table:table-cell office:value-type="string">
            <text:p>VIZG</text:p>
          </table:table-cell>
          <table:table-cell office:value-type="string">
            <text:p>VisionGlobal Corp.</text:p>
          </table:table-cell>
        </table:table-row>
        <table:table-row table:style-name="ro1">
          <table:table-cell office:value-type="string">
            <text:p>VJET</text:p>
          </table:table-cell>
          <table:table-cell office:value-type="string">
            <text:p>voxeljet AG</text:p>
          </table:table-cell>
        </table:table-row>
        <table:table-row table:style-name="ro1">
          <table:table-cell office:value-type="string">
            <text:p>VKI</text:p>
          </table:table-cell>
          <table:table-cell office:value-type="string">
            <text:p>Invesco Advantage Municipal Income Trust II</text:p>
          </table:table-cell>
        </table:table-row>
        <table:table-row table:style-name="ro1">
          <table:table-cell office:value-type="string">
            <text:p>VKIN</text:p>
          </table:table-cell>
          <table:table-cell office:value-type="string">
            <text:p>Viking Energy Group, Inc.</text:p>
          </table:table-cell>
        </table:table-row>
        <table:table-row table:style-name="ro1">
          <table:table-cell office:value-type="string">
            <text:p>VKQ</text:p>
          </table:table-cell>
          <table:table-cell office:value-type="string">
            <text:p>Invesco Municipal Trust</text:p>
          </table:table-cell>
        </table:table-row>
        <table:table-row table:style-name="ro1">
          <table:table-cell office:value-type="string">
            <text:p>VKTX</text:p>
          </table:table-cell>
          <table:table-cell office:value-type="string">
            <text:p>Viking Therapeutics Inc</text:p>
          </table:table-cell>
        </table:table-row>
        <table:table-row table:style-name="ro1">
          <table:table-cell office:value-type="string">
            <text:p>VLBI</text:p>
          </table:table-cell>
          <table:table-cell office:value-type="string">
            <text:p>Valentine Beauty, Inc.</text:p>
          </table:table-cell>
        </table:table-row>
        <table:table-row table:style-name="ro1">
          <table:table-cell office:value-type="string">
            <text:p>VLDR</text:p>
          </table:table-cell>
          <table:table-cell office:value-type="string">
            <text:p>Velodyne Lidar, Inc.</text:p>
          </table:table-cell>
        </table:table-row>
        <table:table-row table:style-name="ro1">
          <table:table-cell office:value-type="string">
            <text:p>VLGEA</text:p>
          </table:table-cell>
          <table:table-cell office:value-type="string">
            <text:p>Village Super Market Inc</text:p>
          </table:table-cell>
        </table:table-row>
        <table:table-row table:style-name="ro1">
          <table:table-cell office:value-type="string">
            <text:p>VLO</text:p>
          </table:table-cell>
          <table:table-cell office:value-type="string">
            <text:p>Valero Energy Corp</text:p>
          </table:table-cell>
        </table:table-row>
        <table:table-row table:style-name="ro1">
          <table:table-cell office:value-type="string">
            <text:p>VLRS</text:p>
          </table:table-cell>
          <table:table-cell office:value-type="string">
            <text:p>Controladora Vuela Cia de Aviacion SAB de CV</text:p>
          </table:table-cell>
        </table:table-row>
        <table:table-row table:style-name="ro1">
          <table:table-cell office:value-type="string">
            <text:p>VLRXQ</text:p>
          </table:table-cell>
          <table:table-cell office:value-type="string">
            <text:p>Valeritas Holdings, Inc.</text:p>
          </table:table-cell>
        </table:table-row>
        <table:table-row table:style-name="ro1">
          <table:table-cell office:value-type="string">
            <text:p>VLT</text:p>
          </table:table-cell>
          <table:table-cell office:value-type="string">
            <text:p>Invesco High Income Trust II</text:p>
          </table:table-cell>
        </table:table-row>
        <table:table-row table:style-name="ro1">
          <table:table-cell office:value-type="string">
            <text:p>VLXC</text:p>
          </table:table-cell>
          <table:table-cell office:value-type="string">
            <text:p>Veltex Corp.</text:p>
          </table:table-cell>
        </table:table-row>
        <table:table-row table:style-name="ro1">
          <table:table-cell office:value-type="string">
            <text:p>VLY</text:p>
          </table:table-cell>
          <table:table-cell office:value-type="string">
            <text:p>Valley National Bancorp</text:p>
          </table:table-cell>
        </table:table-row>
        <table:table-row table:style-name="ro1">
          <table:table-cell office:value-type="string">
            <text:p>VLYPO</text:p>
          </table:table-cell>
          <table:table-cell office:value-type="string">
            <text:p>Valley National Bancorp</text:p>
          </table:table-cell>
        </table:table-row>
        <table:table-row table:style-name="ro1">
          <table:table-cell office:value-type="string">
            <text:p>VLYPP</text:p>
          </table:table-cell>
          <table:table-cell office:value-type="string">
            <text:p>Valley National Bancorp</text:p>
          </table:table-cell>
        </table:table-row>
        <table:table-row table:style-name="ro1">
          <table:table-cell office:value-type="string">
            <text:p>VMC</text:p>
          </table:table-cell>
          <table:table-cell office:value-type="string">
            <text:p>Vulcan Materials Co</text:p>
          </table:table-cell>
        </table:table-row>
        <table:table-row table:style-name="ro1">
          <table:table-cell office:value-type="string">
            <text:p>VMCS</text:p>
          </table:table-cell>
          <table:table-cell office:value-type="string">
            <text:p>VisualMED Clinical Solutions Corp.</text:p>
          </table:table-cell>
        </table:table-row>
        <table:table-row table:style-name="ro1">
          <table:table-cell office:value-type="string">
            <text:p>VMD</text:p>
          </table:table-cell>
          <table:table-cell office:value-type="string">
            <text:p>Viemed Healthcare Inc</text:p>
          </table:table-cell>
        </table:table-row>
        <table:table-row table:style-name="ro1">
          <table:table-cell office:value-type="string">
            <text:p>VMHG</text:p>
          </table:table-cell>
          <table:table-cell office:value-type="string">
            <text:p>Victory Marine Holdings Corp.</text:p>
          </table:table-cell>
        </table:table-row>
        <table:table-row table:style-name="ro1">
          <table:table-cell office:value-type="string">
            <text:p>VMI</text:p>
          </table:table-cell>
          <table:table-cell office:value-type="string">
            <text:p>Valmont Industries Inc</text:p>
          </table:table-cell>
        </table:table-row>
        <table:table-row table:style-name="ro1">
          <table:table-cell office:value-type="string">
            <text:p>VMM</text:p>
          </table:table-cell>
          <table:table-cell office:value-type="string">
            <text:p>Delaware Investments Minnesota Municipal Income Fund II Inc</text:p>
          </table:table-cell>
        </table:table-row>
        <table:table-row table:style-name="ro1">
          <table:table-cell office:value-type="string">
            <text:p>VMO</text:p>
          </table:table-cell>
          <table:table-cell office:value-type="string">
            <text:p>Invesco Municipal Opportunity Trust</text:p>
          </table:table-cell>
        </table:table-row>
        <table:table-row table:style-name="ro1">
          <table:table-cell office:value-type="string">
            <text:p>VMRI</text:p>
          </table:table-cell>
          <table:table-cell office:value-type="string">
            <text:p>Valmie Resources Inc.</text:p>
          </table:table-cell>
        </table:table-row>
        <table:table-row table:style-name="ro1">
          <table:table-cell office:value-type="string">
            <text:p>VMSI</text:p>
          </table:table-cell>
          <table:table-cell office:value-type="string">
            <text:p>Vita Mobile Systems, Inc.</text:p>
          </table:table-cell>
        </table:table-row>
        <table:table-row table:style-name="ro1">
          <table:table-cell office:value-type="string">
            <text:p>VMTF</text:p>
          </table:table-cell>
          <table:table-cell office:value-type="string">
            <text:p>VMT Scientific, Inc.</text:p>
          </table:table-cell>
        </table:table-row>
        <table:table-row table:style-name="ro1">
          <table:table-cell office:value-type="string">
            <text:p>VMW</text:p>
          </table:table-cell>
          <table:table-cell office:value-type="string">
            <text:p>VMware Inc</text:p>
          </table:table-cell>
        </table:table-row>
        <table:table-row table:style-name="ro1">
          <table:table-cell office:value-type="string">
            <text:p>VNCE</text:p>
          </table:table-cell>
          <table:table-cell office:value-type="string">
            <text:p>Vince Holding Corp</text:p>
          </table:table-cell>
        </table:table-row>
        <table:table-row table:style-name="ro1">
          <table:table-cell office:value-type="string">
            <text:p>VNCI</text:p>
          </table:table-cell>
          <table:table-cell office:value-type="string">
            <text:p>Vancord Capital Inc.</text:p>
          </table:table-cell>
        </table:table-row>
        <table:table-row table:style-name="ro1">
          <table:table-cell office:value-type="string">
            <text:p>VNDA</text:p>
          </table:table-cell>
          <table:table-cell office:value-type="string">
            <text:p>Vanda Pharmaceuticals Inc</text:p>
          </table:table-cell>
        </table:table-row>
        <table:table-row table:style-name="ro1">
          <table:table-cell office:value-type="string">
            <text:p>VNE</text:p>
          </table:table-cell>
          <table:table-cell office:value-type="string">
            <text:p>Veoneer Inc</text:p>
          </table:table-cell>
        </table:table-row>
        <table:table-row table:style-name="ro1">
          <table:table-cell office:value-type="string">
            <text:p>VNET</text:p>
          </table:table-cell>
          <table:table-cell office:value-type="string">
            <text:p>21Vianet Group Inc</text:p>
          </table:table-cell>
        </table:table-row>
        <table:table-row table:style-name="ro1">
          <table:table-cell office:value-type="string">
            <text:p>VNJA</text:p>
          </table:table-cell>
          <table:table-cell office:value-type="string">
            <text:p>Vanjia Corporation</text:p>
          </table:table-cell>
        </table:table-row>
        <table:table-row table:style-name="ro1">
          <table:table-cell office:value-type="string">
            <text:p>VNNGF</text:p>
          </table:table-cell>
          <table:table-cell office:value-type="string">
            <text:p>Vanguard Index Funds</text:p>
          </table:table-cell>
        </table:table-row>
        <table:table-row table:style-name="ro1">
          <table:table-cell office:value-type="string">
            <text:p>VNO</text:p>
          </table:table-cell>
          <table:table-cell office:value-type="string">
            <text:p>Vornado Realty Trust</text:p>
          </table:table-cell>
        </table:table-row>
        <table:table-row table:style-name="ro1">
          <table:table-cell office:value-type="string">
            <text:p>VNO-K</text:p>
          </table:table-cell>
          <table:table-cell office:value-type="string">
            <text:p>Vornado Realty Trust</text:p>
          </table:table-cell>
        </table:table-row>
        <table:table-row table:style-name="ro1">
          <table:table-cell office:value-type="string">
            <text:p>VNO-L</text:p>
          </table:table-cell>
          <table:table-cell office:value-type="string">
            <text:p>Vornado Realty Trust</text:p>
          </table:table-cell>
        </table:table-row>
        <table:table-row table:style-name="ro1">
          <table:table-cell office:value-type="string">
            <text:p>VNOM</text:p>
          </table:table-cell>
          <table:table-cell office:value-type="string">
            <text:p>Viper Energy Partners LP</text:p>
          </table:table-cell>
        </table:table-row>
        <table:table-row table:style-name="ro1">
          <table:table-cell office:value-type="string">
            <text:p>VNO-M</text:p>
          </table:table-cell>
          <table:table-cell office:value-type="string">
            <text:p>Vornado Realty Trust</text:p>
          </table:table-cell>
        </table:table-row>
        <table:table-row table:style-name="ro1">
          <table:table-cell office:value-type="string">
            <text:p>VNRX</text:p>
          </table:table-cell>
          <table:table-cell office:value-type="string">
            <text:p>VolitionRX Ltd</text:p>
          </table:table-cell>
        </table:table-row>
        <table:table-row table:style-name="ro1">
          <table:table-cell office:value-type="string">
            <text:p>VNSN</text:p>
          </table:table-cell>
          <table:table-cell office:value-type="string">
            <text:p>Vansen Pharma Inc.</text:p>
          </table:table-cell>
        </table:table-row>
        <table:table-row table:style-name="ro1">
          <table:table-cell office:value-type="string">
            <text:p>VNT</text:p>
          </table:table-cell>
          <table:table-cell office:value-type="string">
            <text:p>Vontier Corp</text:p>
          </table:table-cell>
        </table:table-row>
        <table:table-row table:style-name="ro1">
          <table:table-cell office:value-type="string">
            <text:p>VNTH</text:p>
          </table:table-cell>
          <table:table-cell office:value-type="string">
            <text:p>Nano Mobile Healthcare, Inc.</text:p>
          </table:table-cell>
        </table:table-row>
        <table:table-row table:style-name="ro1">
          <table:table-cell office:value-type="string">
            <text:p>VNTN</text:p>
          </table:table-cell>
          <table:table-cell office:value-type="string">
            <text:p>VentureNet Capital Group, Inc.</text:p>
          </table:table-cell>
        </table:table-row>
        <table:table-row table:style-name="ro1">
          <table:table-cell office:value-type="string">
            <text:p>VNTR</text:p>
          </table:table-cell>
          <table:table-cell office:value-type="string">
            <text:p>Venator Materials PLC</text:p>
          </table:table-cell>
        </table:table-row>
        <table:table-row table:style-name="ro1">
          <table:table-cell office:value-type="string">
            <text:p>VNUE</text:p>
          </table:table-cell>
          <table:table-cell office:value-type="string">
            <text:p>VNUE, Inc.</text:p>
          </table:table-cell>
        </table:table-row>
        <table:table-row table:style-name="ro1">
          <table:table-cell office:value-type="string">
            <text:p>VOC</text:p>
          </table:table-cell>
          <table:table-cell office:value-type="string">
            <text:p>Voc Energy Trust</text:p>
          </table:table-cell>
        </table:table-row>
        <table:table-row table:style-name="ro1">
          <table:table-cell office:value-type="string">
            <text:p>VOD</text:p>
          </table:table-cell>
          <table:table-cell office:value-type="string">
            <text:p>Vodafone Group PLC</text:p>
          </table:table-cell>
        </table:table-row>
        <table:table-row table:style-name="ro1">
          <table:table-cell office:value-type="string">
            <text:p>VODG</text:p>
          </table:table-cell>
          <table:table-cell office:value-type="string">
            <text:p>Vitro Diagnostics, Inc.</text:p>
          </table:table-cell>
        </table:table-row>
        <table:table-row table:style-name="ro1">
          <table:table-cell office:value-type="string">
            <text:p>VODPF</text:p>
          </table:table-cell>
          <table:table-cell office:value-type="string">
            <text:p>Vodafone Group Plc</text:p>
          </table:table-cell>
        </table:table-row>
        <table:table-row table:style-name="ro1">
          <table:table-cell office:value-type="string">
            <text:p>VOIP</text:p>
          </table:table-cell>
          <table:table-cell office:value-type="string">
            <text:p>VOIP Talk, Inc.</text:p>
          </table:table-cell>
        </table:table-row>
        <table:table-row table:style-name="ro1">
          <table:table-cell office:value-type="string">
            <text:p>VOIS</text:p>
          </table:table-cell>
          <table:table-cell office:value-type="string">
            <text:p>Mind Solutions, Inc.</text:p>
          </table:table-cell>
        </table:table-row>
        <table:table-row table:style-name="ro1">
          <table:table-cell office:value-type="string">
            <text:p>VOLT</text:p>
          </table:table-cell>
          <table:table-cell office:value-type="string">
            <text:p>Volt Information Sciences Inc</text:p>
          </table:table-cell>
        </table:table-row>
        <table:table-row table:style-name="ro1">
          <table:table-cell office:value-type="string">
            <text:p>VOQP</text:p>
          </table:table-cell>
          <table:table-cell office:value-type="string">
            <text:p>VioQuest Pharmaceuticals, Inc.</text:p>
          </table:table-cell>
        </table:table-row>
        <table:table-row table:style-name="ro1">
          <table:table-cell office:value-type="string">
            <text:p>VOXX</text:p>
          </table:table-cell>
          <table:table-cell office:value-type="string">
            <text:p>VOXX International Corp</text:p>
          </table:table-cell>
        </table:table-row>
        <table:table-row table:style-name="ro1">
          <table:table-cell office:value-type="string">
            <text:p>VOYA</text:p>
          </table:table-cell>
          <table:table-cell office:value-type="string">
            <text:p>Voya Financial Inc</text:p>
          </table:table-cell>
        </table:table-row>
        <table:table-row table:style-name="ro1">
          <table:table-cell office:value-type="string">
            <text:p>VOYA-B</text:p>
          </table:table-cell>
          <table:table-cell office:value-type="string">
            <text:p>Voya Financial Inc</text:p>
          </table:table-cell>
        </table:table-row>
        <table:table-row table:style-name="ro1">
          <table:table-cell office:value-type="string">
            <text:p>VOYT</text:p>
          </table:table-cell>
          <table:table-cell office:value-type="string">
            <text:p>Voyant International Corp.</text:p>
          </table:table-cell>
        </table:table-row>
        <table:table-row table:style-name="ro1">
          <table:table-cell office:value-type="string">
            <text:p>VPER</text:p>
          </table:table-cell>
          <table:table-cell office:value-type="string">
            <text:p>Viper Networks, Inc.</text:p>
          </table:table-cell>
        </table:table-row>
        <table:table-row table:style-name="ro1">
          <table:table-cell office:value-type="string">
            <text:p>VPG</text:p>
          </table:table-cell>
          <table:table-cell office:value-type="string">
            <text:p>Vishay Precision Group Inc</text:p>
          </table:table-cell>
        </table:table-row>
        <table:table-row table:style-name="ro1">
          <table:table-cell office:value-type="string">
            <text:p>VPGI</text:p>
          </table:table-cell>
          <table:table-cell office:value-type="string">
            <text:p>Velocity Portfolio Group, Inc.</text:p>
          </table:table-cell>
        </table:table-row>
        <table:table-row table:style-name="ro1">
          <table:table-cell office:value-type="string">
            <text:p>VPLM</text:p>
          </table:table-cell>
          <table:table-cell office:value-type="string">
            <text:p>VOIP PAL.com, Inc.</text:p>
          </table:table-cell>
        </table:table-row>
        <table:table-row table:style-name="ro1">
          <table:table-cell office:value-type="string">
            <text:p>VPOR</text:p>
          </table:table-cell>
          <table:table-cell office:value-type="string">
            <text:p>Vapor Group, Inc.</text:p>
          </table:table-cell>
        </table:table-row>
        <table:table-row table:style-name="ro1">
          <table:table-cell office:value-type="string">
            <text:p>VPRB</text:p>
          </table:table-cell>
          <table:table-cell office:value-type="string">
            <text:p>VPR Brands, LP</text:p>
          </table:table-cell>
        </table:table-row>
        <table:table-row table:style-name="ro1">
          <table:table-cell office:value-type="string">
            <text:p>VPRO</text:p>
          </table:table-cell>
          <table:table-cell office:value-type="string">
            <text:p>Viropro, Inc.</text:p>
          </table:table-cell>
        </table:table-row>
        <table:table-row table:style-name="ro1">
          <table:table-cell office:value-type="string">
            <text:p>VPTV</text:p>
          </table:table-cell>
          <table:table-cell office:value-type="string">
            <text:p>VideoPropulsion Interactive Television, Inc.</text:p>
          </table:table-cell>
        </table:table-row>
        <table:table-row table:style-name="ro1">
          <table:table-cell office:value-type="string">
            <text:p>VPV</text:p>
          </table:table-cell>
          <table:table-cell office:value-type="string">
            <text:p>Invesco Pennsylvania Value Municipal Income Trust</text:p>
          </table:table-cell>
        </table:table-row>
        <table:table-row table:style-name="ro1">
          <table:table-cell office:value-type="string">
            <text:p>VRA</text:p>
          </table:table-cell>
          <table:table-cell office:value-type="string">
            <text:p>Vera Bradley Inc</text:p>
          </table:table-cell>
        </table:table-row>
        <table:table-row table:style-name="ro1">
          <table:table-cell office:value-type="string">
            <text:p>VRAY</text:p>
          </table:table-cell>
          <table:table-cell office:value-type="string">
            <text:p>ViewRay Inc</text:p>
          </table:table-cell>
        </table:table-row>
        <table:table-row table:style-name="ro1">
          <table:table-cell office:value-type="string">
            <text:p>VRCA</text:p>
          </table:table-cell>
          <table:table-cell office:value-type="string">
            <text:p>Verrica Pharmaceuticals Inc</text:p>
          </table:table-cell>
        </table:table-row>
        <table:table-row table:style-name="ro1">
          <table:table-cell office:value-type="string">
            <text:p>VRCI</text:p>
          </table:table-cell>
          <table:table-cell office:value-type="string">
            <text:p>Verde Science, Inc.</text:p>
          </table:table-cell>
        </table:table-row>
        <table:table-row table:style-name="ro1">
          <table:table-cell office:value-type="string">
            <text:p>VRCV</text:p>
          </table:table-cell>
          <table:table-cell office:value-type="string">
            <text:p>Varca Ventures, Inc.</text:p>
          </table:table-cell>
        </table:table-row>
        <table:table-row table:style-name="ro1">
          <table:table-cell office:value-type="string">
            <text:p>VRED</text:p>
          </table:table-cell>
          <table:table-cell office:value-type="string">
            <text:p>Virtual Ed Link, Inc.</text:p>
          </table:table-cell>
        </table:table-row>
        <table:table-row table:style-name="ro1">
          <table:table-cell office:value-type="string">
            <text:p>VREOF</text:p>
          </table:table-cell>
          <table:table-cell office:value-type="string">
            <text:p>Vireo Health International Inc.</text:p>
          </table:table-cell>
        </table:table-row>
        <table:table-row table:style-name="ro1">
          <table:table-cell office:value-type="string">
            <text:p>VREX</text:p>
          </table:table-cell>
          <table:table-cell office:value-type="string">
            <text:p>Varex Imaging Corp</text:p>
          </table:table-cell>
        </table:table-row>
        <table:table-row table:style-name="ro1">
          <table:table-cell office:value-type="string">
            <text:p>VRM</text:p>
          </table:table-cell>
          <table:table-cell office:value-type="string">
            <text:p>Vroom Inc</text:p>
          </table:table-cell>
        </table:table-row>
        <table:table-row table:style-name="ro1">
          <table:table-cell office:value-type="string">
            <text:p>VRME</text:p>
          </table:table-cell>
          <table:table-cell office:value-type="string">
            <text:p>VerifyMe, Inc.</text:p>
          </table:table-cell>
        </table:table-row>
        <table:table-row table:style-name="ro1">
          <table:table-cell office:value-type="string">
            <text:p>VRNA</text:p>
          </table:table-cell>
          <table:table-cell office:value-type="string">
            <text:p>Verona Pharma PLC</text:p>
          </table:table-cell>
        </table:table-row>
        <table:table-row table:style-name="ro1">
          <table:table-cell office:value-type="string">
            <text:p>VRNS</text:p>
          </table:table-cell>
          <table:table-cell office:value-type="string">
            <text:p>Varonis Systems Inc</text:p>
          </table:table-cell>
        </table:table-row>
        <table:table-row table:style-name="ro1">
          <table:table-cell office:value-type="string">
            <text:p>VRNT</text:p>
          </table:table-cell>
          <table:table-cell office:value-type="string">
            <text:p>Verint Systems Inc</text:p>
          </table:table-cell>
        </table:table-row>
        <table:table-row table:style-name="ro1">
          <table:table-cell office:value-type="string">
            <text:p>VRRM</text:p>
          </table:table-cell>
          <table:table-cell office:value-type="string">
            <text:p>Verra Mobility Corp</text:p>
          </table:table-cell>
        </table:table-row>
        <table:table-row table:style-name="ro1">
          <table:table-cell office:value-type="string">
            <text:p>VRRMW</text:p>
          </table:table-cell>
          <table:table-cell office:value-type="string">
            <text:p>Verra Mobility Corporation</text:p>
          </table:table-cell>
        </table:table-row>
        <table:table-row table:style-name="ro1">
          <table:table-cell office:value-type="string">
            <text:p>VRS</text:p>
          </table:table-cell>
          <table:table-cell office:value-type="string">
            <text:p>Verso Corp</text:p>
          </table:table-cell>
        </table:table-row>
        <table:table-row table:style-name="ro1">
          <table:table-cell office:value-type="string">
            <text:p>VRSK</text:p>
          </table:table-cell>
          <table:table-cell office:value-type="string">
            <text:p>Verisk Analytics Inc</text:p>
          </table:table-cell>
        </table:table-row>
        <table:table-row table:style-name="ro1">
          <table:table-cell office:value-type="string">
            <text:p>VRSN</text:p>
          </table:table-cell>
          <table:table-cell office:value-type="string">
            <text:p>VeriSign Inc</text:p>
          </table:table-cell>
        </table:table-row>
        <table:table-row table:style-name="ro1">
          <table:table-cell office:value-type="string">
            <text:p>VRT</text:p>
          </table:table-cell>
          <table:table-cell office:value-type="string">
            <text:p>Vertiv Holdings LLC</text:p>
          </table:table-cell>
        </table:table-row>
        <table:table-row table:style-name="ro1">
          <table:table-cell office:value-type="string">
            <text:p>VRTC</text:p>
          </table:table-cell>
          <table:table-cell office:value-type="string">
            <text:p>Veritec, Inc.</text:p>
          </table:table-cell>
        </table:table-row>
        <table:table-row table:style-name="ro1">
          <table:table-cell office:value-type="string">
            <text:p>VRTK</text:p>
          </table:table-cell>
          <table:table-cell office:value-type="string">
            <text:p>Vartech Systems Inc.</text:p>
          </table:table-cell>
        </table:table-row>
        <table:table-row table:style-name="ro1">
          <table:table-cell office:value-type="string">
            <text:p>VRTS</text:p>
          </table:table-cell>
          <table:table-cell office:value-type="string">
            <text:p>Virtus Investment Partners Inc</text:p>
          </table:table-cell>
        </table:table-row>
        <table:table-row table:style-name="ro1">
          <table:table-cell office:value-type="string">
            <text:p>VRTT</text:p>
          </table:table-cell>
          <table:table-cell office:value-type="string">
            <text:p>Viatar CTC Solutions Inc.</text:p>
          </table:table-cell>
        </table:table-row>
        <table:table-row table:style-name="ro1">
          <table:table-cell office:value-type="string">
            <text:p>VRTU</text:p>
          </table:table-cell>
          <table:table-cell office:value-type="string">
            <text:p>Virtusa Corp</text:p>
          </table:table-cell>
        </table:table-row>
        <table:table-row table:style-name="ro1">
          <table:table-cell office:value-type="string">
            <text:p>VRTV</text:p>
          </table:table-cell>
          <table:table-cell office:value-type="string">
            <text:p>Veritiv Corp</text:p>
          </table:table-cell>
        </table:table-row>
        <table:table-row table:style-name="ro1">
          <table:table-cell office:value-type="string">
            <text:p>VRTX</text:p>
          </table:table-cell>
          <table:table-cell office:value-type="string">
            <text:p>Vertex Pharmaceuticals Inc</text:p>
          </table:table-cell>
        </table:table-row>
        <table:table-row table:style-name="ro1">
          <table:table-cell office:value-type="string">
            <text:p>VRTY</text:p>
          </table:table-cell>
          <table:table-cell office:value-type="string">
            <text:p>Verity Corp.</text:p>
          </table:table-cell>
        </table:table-row>
        <table:table-row table:style-name="ro1">
          <table:table-cell office:value-type="string">
            <text:p>VRUS</text:p>
          </table:table-cell>
          <table:table-cell office:value-type="string">
            <text:p>Verus International, Inc.</text:p>
          </table:table-cell>
        </table:table-row>
        <table:table-row table:style-name="ro1">
          <table:table-cell office:value-type="string">
            <text:p>VRVR</text:p>
          </table:table-cell>
          <table:table-cell office:value-type="string">
            <text:p>Virtual Interactive Technologies Corp. </text:p>
          </table:table-cell>
        </table:table-row>
        <table:table-row table:style-name="ro1">
          <table:table-cell office:value-type="string">
            <text:p>VSAT</text:p>
          </table:table-cell>
          <table:table-cell office:value-type="string">
            <text:p>ViaSat Inc</text:p>
          </table:table-cell>
        </table:table-row>
        <table:table-row table:style-name="ro1">
          <table:table-cell office:value-type="string">
            <text:p>VSBN</text:p>
          </table:table-cell>
          <table:table-cell office:value-type="string">
            <text:p>VSB Bancorp, Inc.</text:p>
          </table:table-cell>
        </table:table-row>
        <table:table-row table:style-name="ro1">
          <table:table-cell office:value-type="string">
            <text:p>VSEC</text:p>
          </table:table-cell>
          <table:table-cell office:value-type="string">
            <text:p>VSE Corp</text:p>
          </table:table-cell>
        </table:table-row>
        <table:table-row table:style-name="ro1">
          <table:table-cell office:value-type="string">
            <text:p>VSH</text:p>
          </table:table-cell>
          <table:table-cell office:value-type="string">
            <text:p>Vishay Intertechnology Inc</text:p>
          </table:table-cell>
        </table:table-row>
        <table:table-row table:style-name="ro1">
          <table:table-cell office:value-type="string">
            <text:p>VSLR</text:p>
          </table:table-cell>
          <table:table-cell office:value-type="string">
            <text:p>Vivint Solar Inc</text:p>
          </table:table-cell>
        </table:table-row>
        <table:table-row table:style-name="ro1">
          <table:table-cell office:value-type="string">
            <text:p>VSMD</text:p>
          </table:table-cell>
          <table:table-cell office:value-type="string">
            <text:p>Vasamed, Inc.</text:p>
          </table:table-cell>
        </table:table-row>
        <table:table-row table:style-name="ro1">
          <table:table-cell office:value-type="string">
            <text:p>VSPC</text:p>
          </table:table-cell>
          <table:table-cell office:value-type="string">
            <text:p>VIASPACE, Inc.</text:p>
          </table:table-cell>
        </table:table-row>
        <table:table-row table:style-name="ro1">
          <table:table-cell office:value-type="string">
            <text:p>VSST</text:p>
          </table:table-cell>
          <table:table-cell office:value-type="string">
            <text:p>Voice Assist, Inc.</text:p>
          </table:table-cell>
        </table:table-row>
        <table:table-row table:style-name="ro1">
          <table:table-cell office:value-type="string">
            <text:p>VST</text:p>
          </table:table-cell>
          <table:table-cell office:value-type="string">
            <text:p>Vistra Energy Corp</text:p>
          </table:table-cell>
        </table:table-row>
        <table:table-row table:style-name="ro1">
          <table:table-cell office:value-type="string">
            <text:p>VSTA</text:p>
          </table:table-cell>
          <table:table-cell office:value-type="string">
            <text:p>Vasta Platform Ltd</text:p>
          </table:table-cell>
        </table:table-row>
        <table:table-row table:style-name="ro1">
          <table:table-cell office:value-type="string">
            <text:p>VSTCQ</text:p>
          </table:table-cell>
          <table:table-cell office:value-type="string">
            <text:p>Vision Technology Corp.</text:p>
          </table:table-cell>
        </table:table-row>
        <table:table-row table:style-name="ro1">
          <table:table-cell office:value-type="string">
            <text:p>VSTM</text:p>
          </table:table-cell>
          <table:table-cell office:value-type="string">
            <text:p>Verastem Inc</text:p>
          </table:table-cell>
        </table:table-row>
        <table:table-row table:style-name="ro1">
          <table:table-cell office:value-type="string">
            <text:p>VSTO</text:p>
          </table:table-cell>
          <table:table-cell office:value-type="string">
            <text:p>Vista Outdoor Inc</text:p>
          </table:table-cell>
        </table:table-row>
        <table:table-row table:style-name="ro1">
          <table:table-cell office:value-type="string">
            <text:p>VSTR</text:p>
          </table:table-cell>
          <table:table-cell office:value-type="string">
            <text:p>ValueSetters, Inc.</text:p>
          </table:table-cell>
        </table:table-row>
        <table:table-row table:style-name="ro1">
          <table:table-cell office:value-type="string">
            <text:p>VSYM</text:p>
          </table:table-cell>
          <table:table-cell office:value-type="string">
            <text:p>View Systems, Inc.</text:p>
          </table:table-cell>
        </table:table-row>
        <table:table-row table:style-name="ro1">
          <table:table-cell office:value-type="string">
            <text:p>VTA</text:p>
          </table:table-cell>
          <table:table-cell office:value-type="string">
            <text:p>Invesco Dynamic Credit Opportunities Fund</text:p>
          </table:table-cell>
        </table:table-row>
        <table:table-row table:style-name="ro1">
          <table:table-cell office:value-type="string">
            <text:p>VTEQ</text:p>
          </table:table-cell>
          <table:table-cell office:value-type="string">
            <text:p>VeriTeQ Corp.</text:p>
          </table:table-cell>
        </table:table-row>
        <table:table-row table:style-name="ro1">
          <table:table-cell office:value-type="string">
            <text:p>VTGN</text:p>
          </table:table-cell>
          <table:table-cell office:value-type="string">
            <text:p>VistaGen Therapeutics Inc</text:p>
          </table:table-cell>
        </table:table-row>
        <table:table-row table:style-name="ro1">
          <table:table-cell office:value-type="string">
            <text:p>VTIQU</text:p>
          </table:table-cell>
          <table:table-cell office:value-type="string">
            <text:p>VectoIQ Acquisition Corp</text:p>
          </table:table-cell>
        </table:table-row>
        <table:table-row table:style-name="ro1">
          <table:table-cell office:value-type="string">
            <text:p>VTLR</text:p>
          </table:table-cell>
          <table:table-cell office:value-type="string">
            <text:p>VirtualArmour International Inc.</text:p>
          </table:table-cell>
        </table:table-row>
        <table:table-row table:style-name="ro1">
          <table:table-cell office:value-type="string">
            <text:p>VTMB</text:p>
          </table:table-cell>
          <table:table-cell office:value-type="string">
            <text:p>Vitamin Blue Inc</text:p>
          </table:table-cell>
        </table:table-row>
        <table:table-row table:style-name="ro1">
          <table:table-cell office:value-type="string">
            <text:p>VTMC</text:p>
          </table:table-cell>
          <table:table-cell office:value-type="string">
            <text:p>Valentine Mark Corporation</text:p>
          </table:table-cell>
        </table:table-row>
        <table:table-row table:style-name="ro1">
          <table:table-cell office:value-type="string">
            <text:p>VTN</text:p>
          </table:table-cell>
          <table:table-cell office:value-type="string">
            <text:p>Invesco Trust for Investment Grade New York Municipals</text:p>
          </table:table-cell>
        </table:table-row>
        <table:table-row table:style-name="ro1">
          <table:table-cell office:value-type="string">
            <text:p>VTNA</text:p>
          </table:table-cell>
          <table:table-cell office:value-type="string">
            <text:p>VetaNova Inc.</text:p>
          </table:table-cell>
        </table:table-row>
        <table:table-row table:style-name="ro1">
          <table:table-cell office:value-type="string">
            <text:p>VTNR</text:p>
          </table:table-cell>
          <table:table-cell office:value-type="string">
            <text:p>Vertex Energy Inc</text:p>
          </table:table-cell>
        </table:table-row>
        <table:table-row table:style-name="ro1">
          <table:table-cell office:value-type="string">
            <text:p>VTOL</text:p>
          </table:table-cell>
          <table:table-cell office:value-type="string">
            <text:p>Bristow Group Inc.</text:p>
          </table:table-cell>
        </table:table-row>
        <table:table-row table:style-name="ro1">
          <table:table-cell office:value-type="string">
            <text:p>VTON</text:p>
          </table:table-cell>
          <table:table-cell office:value-type="string">
            <text:p>Vast Solutions, Inc.</text:p>
          </table:table-cell>
        </table:table-row>
        <table:table-row table:style-name="ro1">
          <table:table-cell office:value-type="string">
            <text:p>VTR</text:p>
          </table:table-cell>
          <table:table-cell office:value-type="string">
            <text:p>Ventas Inc</text:p>
          </table:table-cell>
        </table:table-row>
        <table:table-row table:style-name="ro1">
          <table:table-cell office:value-type="string">
            <text:p>VTRS</text:p>
          </table:table-cell>
          <table:table-cell office:value-type="string">
            <text:p>Viatris Inc</text:p>
          </table:table-cell>
        </table:table-row>
        <table:table-row table:style-name="ro1">
          <table:table-cell office:value-type="string">
            <text:p>VTSI</text:p>
          </table:table-cell>
          <table:table-cell office:value-type="string">
            <text:p>VirTra Inc</text:p>
          </table:table-cell>
        </table:table-row>
        <table:table-row table:style-name="ro1">
          <table:table-cell office:value-type="string">
            <text:p>VTTH</text:p>
          </table:table-cell>
          <table:table-cell office:value-type="string">
            <text:p>Vast Solutions, Inc.</text:p>
          </table:table-cell>
        </table:table-row>
        <table:table-row table:style-name="ro1">
          <table:table-cell office:value-type="string">
            <text:p>VTVT</text:p>
          </table:table-cell>
          <table:table-cell office:value-type="string">
            <text:p>vTv Therapeutics Inc</text:p>
          </table:table-cell>
        </table:table-row>
        <table:table-row table:style-name="ro1">
          <table:table-cell office:value-type="string">
            <text:p>VTXB</text:p>
          </table:table-cell>
          <table:table-cell office:value-type="string">
            <text:p>Vortex Brands Co.</text:p>
          </table:table-cell>
        </table:table-row>
        <table:table-row table:style-name="ro1">
          <table:table-cell office:value-type="string">
            <text:p>VTYB</text:p>
          </table:table-cell>
          <table:table-cell office:value-type="string">
            <text:p>Victory Bancorp Inc.</text:p>
          </table:table-cell>
        </table:table-row>
        <table:table-row table:style-name="ro1">
          <table:table-cell office:value-type="string">
            <text:p>VUAL</text:p>
          </table:table-cell>
          <table:table-cell office:value-type="string">
            <text:p>Visual Industries Inc.</text:p>
          </table:table-cell>
        </table:table-row>
        <table:table-row table:style-name="ro1">
          <table:table-cell office:value-type="string">
            <text:p>VULC</text:p>
          </table:table-cell>
          <table:table-cell office:value-type="string">
            <text:p>Vulcan International Corp.</text:p>
          </table:table-cell>
        </table:table-row>
        <table:table-row table:style-name="ro1">
          <table:table-cell office:value-type="string">
            <text:p>VUOC</text:p>
          </table:table-cell>
          <table:table-cell office:value-type="string">
            <text:p>Vu1 Corp.</text:p>
          </table:table-cell>
        </table:table-row>
        <table:table-row table:style-name="ro1">
          <table:table-cell office:value-type="string">
            <text:p>VUZI</text:p>
          </table:table-cell>
          <table:table-cell office:value-type="string">
            <text:p>Vuzix Corp</text:p>
          </table:table-cell>
        </table:table-row>
        <table:table-row table:style-name="ro1">
          <table:table-cell office:value-type="string">
            <text:p>VVI</text:p>
          </table:table-cell>
          <table:table-cell office:value-type="string">
            <text:p>Viad Corp</text:p>
          </table:table-cell>
        </table:table-row>
        <table:table-row table:style-name="ro1">
          <table:table-cell office:value-type="string">
            <text:p>VVIT</text:p>
          </table:table-cell>
          <table:table-cell office:value-type="string">
            <text:p>Vista International Technologies, Inc.</text:p>
          </table:table-cell>
        </table:table-row>
        <table:table-row table:style-name="ro1">
          <table:table-cell office:value-type="string">
            <text:p>VVNT</text:p>
          </table:table-cell>
          <table:table-cell office:value-type="string">
            <text:p>Vivint Smart Home Inc</text:p>
          </table:table-cell>
        </table:table-row>
        <table:table-row table:style-name="ro1">
          <table:table-cell office:value-type="string">
            <text:p>VVPR</text:p>
          </table:table-cell>
          <table:table-cell office:value-type="string">
            <text:p>VivoPower International PLC</text:p>
          </table:table-cell>
        </table:table-row>
        <table:table-row table:style-name="ro1">
          <table:table-cell office:value-type="string">
            <text:p>VVR</text:p>
          </table:table-cell>
          <table:table-cell office:value-type="string">
            <text:p>Invesco Senior Income Trust</text:p>
          </table:table-cell>
        </table:table-row>
        <table:table-row table:style-name="ro1">
          <table:table-cell office:value-type="string">
            <text:p>VVUS</text:p>
          </table:table-cell>
          <table:table-cell office:value-type="string">
            <text:p>VIVUS Inc</text:p>
          </table:table-cell>
        </table:table-row>
        <table:table-row table:style-name="ro1">
          <table:table-cell office:value-type="string">
            <text:p>VVV</text:p>
          </table:table-cell>
          <table:table-cell office:value-type="string">
            <text:p>Valvoline Inc</text:p>
          </table:table-cell>
        </table:table-row>
        <table:table-row table:style-name="ro1">
          <table:table-cell office:value-type="string">
            <text:p>VWID</text:p>
          </table:table-cell>
          <table:table-cell office:value-type="string">
            <text:p>Virtus WMC International Dividend ETF</text:p>
          </table:table-cell>
        </table:table-row>
        <table:table-row table:style-name="ro1">
          <table:table-cell office:value-type="string">
            <text:p>VXRT</text:p>
          </table:table-cell>
          <table:table-cell office:value-type="string">
            <text:p>Vaxart Inc</text:p>
          </table:table-cell>
        </table:table-row>
        <table:table-row table:style-name="ro1">
          <table:table-cell office:value-type="string">
            <text:p>VXX</text:p>
          </table:table-cell>
          <table:table-cell office:value-type="string">
            <text:p>iPath Series B S&amp;P 500 VIX Short-Term Futures ETN</text:p>
          </table:table-cell>
        </table:table-row>
        <table:table-row table:style-name="ro1">
          <table:table-cell office:value-type="string">
            <text:p>VYCO</text:p>
          </table:table-cell>
          <table:table-cell office:value-type="string">
            <text:p>Vycor Medical, Inc.</text:p>
          </table:table-cell>
        </table:table-row>
        <table:table-row table:style-name="ro1">
          <table:table-cell office:value-type="string">
            <text:p>VYDR</text:p>
          </table:table-cell>
          <table:table-cell office:value-type="string">
            <text:p>Vydrotech, Inc.</text:p>
          </table:table-cell>
        </table:table-row>
        <table:table-row table:style-name="ro1">
          <table:table-cell office:value-type="string">
            <text:p>VYEY</text:p>
          </table:table-cell>
          <table:table-cell office:value-type="string">
            <text:p>Victory Oilfield Tech, Inc.</text:p>
          </table:table-cell>
        </table:table-row>
        <table:table-row table:style-name="ro1">
          <table:table-cell office:value-type="string">
            <text:p>VYGR</text:p>
          </table:table-cell>
          <table:table-cell office:value-type="string">
            <text:p>Voyager Therapeutics Inc</text:p>
          </table:table-cell>
        </table:table-row>
        <table:table-row table:style-name="ro1">
          <table:table-cell office:value-type="string">
            <text:p>VYGVF</text:p>
          </table:table-cell>
          <table:table-cell office:value-type="string">
            <text:p>Voyager Digital Canada Ltd.</text:p>
          </table:table-cell>
        </table:table-row>
        <table:table-row table:style-name="ro1">
          <table:table-cell office:value-type="string">
            <text:p>VYNE</text:p>
          </table:table-cell>
          <table:table-cell office:value-type="string">
            <text:p>VYNE Therapeutics Inc.</text:p>
          </table:table-cell>
        </table:table-row>
        <table:table-row table:style-name="ro1">
          <table:table-cell office:value-type="string">
            <text:p>VYON</text:p>
          </table:table-cell>
          <table:table-cell office:value-type="string">
            <text:p>Viyya Technologies, Inc.</text:p>
          </table:table-cell>
        </table:table-row>
        <table:table-row table:style-name="ro1">
          <table:table-cell office:value-type="string">
            <text:p>VYST</text:p>
          </table:table-cell>
          <table:table-cell office:value-type="string">
            <text:p>Vystar Corp.</text:p>
          </table:table-cell>
        </table:table-row>
        <table:table-row table:style-name="ro1">
          <table:table-cell office:value-type="string">
            <text:p>VZ</text:p>
          </table:table-cell>
          <table:table-cell office:value-type="string">
            <text:p>Verizon Communications Inc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Wayfair Inc</text:p>
          </table:table-cell>
        </table:table-row>
        <table:table-row table:style-name="ro1">
          <table:table-cell office:value-type="string">
            <text:p>WAB</text:p>
          </table:table-cell>
          <table:table-cell office:value-type="string">
            <text:p>Wabtec Corp</text:p>
          </table:table-cell>
        </table:table-row>
        <table:table-row table:style-name="ro1">
          <table:table-cell office:value-type="string">
            <text:p>WABC</text:p>
          </table:table-cell>
          <table:table-cell office:value-type="string">
            <text:p>Westamerica Bancorporation</text:p>
          </table:table-cell>
        </table:table-row>
        <table:table-row table:style-name="ro1">
          <table:table-cell office:value-type="string">
            <text:p>WAFD</text:p>
          </table:table-cell>
          <table:table-cell office:value-type="string">
            <text:p>Washington Federal Inc</text:p>
          </table:table-cell>
        </table:table-row>
        <table:table-row table:style-name="ro1">
          <table:table-cell office:value-type="string">
            <text:p>WAFU</text:p>
          </table:table-cell>
          <table:table-cell office:value-type="string">
            <text:p>Wah Fu Education Group Ltd</text:p>
          </table:table-cell>
        </table:table-row>
        <table:table-row table:style-name="ro1">
          <table:table-cell office:value-type="string">
            <text:p>WAL</text:p>
          </table:table-cell>
          <table:table-cell office:value-type="string">
            <text:p>Western Alliance Bancorp</text:p>
          </table:table-cell>
        </table:table-row>
        <table:table-row table:style-name="ro1">
          <table:table-cell office:value-type="string">
            <text:p>WARM</text:p>
          </table:table-cell>
          <table:table-cell office:value-type="string">
            <text:p>Cool Technologies, Inc.</text:p>
          </table:table-cell>
        </table:table-row>
        <table:table-row table:style-name="ro1">
          <table:table-cell office:value-type="string">
            <text:p>WASH</text:p>
          </table:table-cell>
          <table:table-cell office:value-type="string">
            <text:p>Washington Trust Bancorp Inc</text:p>
          </table:table-cell>
        </table:table-row>
        <table:table-row table:style-name="ro1">
          <table:table-cell office:value-type="string">
            <text:p>WAT</text:p>
          </table:table-cell>
          <table:table-cell office:value-type="string">
            <text:p>Waters Corp</text:p>
          </table:table-cell>
        </table:table-row>
        <table:table-row table:style-name="ro1">
          <table:table-cell office:value-type="string">
            <text:p>WATT</text:p>
          </table:table-cell>
          <table:table-cell office:value-type="string">
            <text:p>Energous Corp</text:p>
          </table:table-cell>
        </table:table-row>
        <table:table-row table:style-name="ro1">
          <table:table-cell office:value-type="string">
            <text:p>WAXS</text:p>
          </table:table-cell>
          <table:table-cell office:value-type="string">
            <text:p>World Access, Inc.</text:p>
          </table:table-cell>
        </table:table-row>
        <table:table-row table:style-name="ro1">
          <table:table-cell office:value-type="string">
            <text:p>WAYN</text:p>
          </table:table-cell>
          <table:table-cell office:value-type="string">
            <text:p>Wayne Savings Bancshares, Inc.</text:p>
          </table:table-cell>
        </table:table-row>
        <table:table-row table:style-name="ro1">
          <table:table-cell office:value-type="string">
            <text:p>WAYS</text:p>
          </table:table-cell>
          <table:table-cell office:value-type="string">
            <text:p>Wave Sync Corp.</text:p>
          </table:table-cell>
        </table:table-row>
        <table:table-row table:style-name="ro1">
          <table:table-cell office:value-type="string">
            <text:p>WB</text:p>
          </table:table-cell>
          <table:table-cell office:value-type="string">
            <text:p>Weibo Corp</text:p>
          </table:table-cell>
        </table:table-row>
        <table:table-row table:style-name="ro1">
          <table:table-cell office:value-type="string">
            <text:p>WBA</text:p>
          </table:table-cell>
          <table:table-cell office:value-type="string">
            <text:p>Walgreens Boots Alliance Inc</text:p>
          </table:table-cell>
        </table:table-row>
        <table:table-row table:style-name="ro1">
          <table:table-cell office:value-type="string">
            <text:p>WBAI</text:p>
          </table:table-cell>
          <table:table-cell office:value-type="string">
            <text:p>500.com Ltd</text:p>
          </table:table-cell>
        </table:table-row>
        <table:table-row table:style-name="ro1">
          <table:table-cell office:value-type="string">
            <text:p>WBBW</text:p>
          </table:table-cell>
          <table:table-cell office:value-type="string">
            <text:p>Westbury Bancorp, Inc.</text:p>
          </table:table-cell>
        </table:table-row>
        <table:table-row table:style-name="ro1">
          <table:table-cell office:value-type="string">
            <text:p>WBC</text:p>
          </table:table-cell>
          <table:table-cell office:value-type="string">
            <text:p>WABCO Holdings Inc</text:p>
          </table:table-cell>
        </table:table-row>
        <table:table-row table:style-name="ro1">
          <table:table-cell office:value-type="string">
            <text:p>WBHC</text:p>
          </table:table-cell>
          <table:table-cell office:value-type="string">
            <text:p>Wilson Bank Holding Company</text:p>
          </table:table-cell>
        </table:table-row>
        <table:table-row table:style-name="ro1">
          <table:table-cell office:value-type="string">
            <text:p>WBK</text:p>
          </table:table-cell>
          <table:table-cell office:value-type="string">
            <text:p>Westpac Banking Corp</text:p>
          </table:table-cell>
        </table:table-row>
        <table:table-row table:style-name="ro1">
          <table:table-cell office:value-type="string">
            <text:p>WBQNL</text:p>
          </table:table-cell>
          <table:table-cell office:value-type="string">
            <text:p>Woodbridge Liquidation Trust</text:p>
          </table:table-cell>
        </table:table-row>
        <table:table-row table:style-name="ro1">
          <table:table-cell office:value-type="string">
            <text:p>WBRE</text:p>
          </table:table-cell>
          <table:table-cell office:value-type="string">
            <text:p>Wild Brush Energy, Inc.</text:p>
          </table:table-cell>
        </table:table-row>
        <table:table-row table:style-name="ro1">
          <table:table-cell office:value-type="string">
            <text:p>WBS</text:p>
          </table:table-cell>
          <table:table-cell office:value-type="string">
            <text:p>Webster Financial Corp</text:p>
          </table:table-cell>
        </table:table-row>
        <table:table-row table:style-name="ro1">
          <table:table-cell office:value-type="string">
            <text:p>WBS-F</text:p>
          </table:table-cell>
          <table:table-cell office:value-type="string">
            <text:p>Webster Financial Corp</text:p>
          </table:table-cell>
        </table:table-row>
        <table:table-row table:style-name="ro1">
          <table:table-cell office:value-type="string">
            <text:p>WBSI</text:p>
          </table:table-cell>
          <table:table-cell office:value-type="string">
            <text:p>WebSafety, Inc.</text:p>
          </table:table-cell>
        </table:table-row>
        <table:table-row table:style-name="ro1">
          <table:table-cell office:value-type="string">
            <text:p>WBT</text:p>
          </table:table-cell>
          <table:table-cell office:value-type="string">
            <text:p>Welbilt Inc</text:p>
          </table:table-cell>
        </table:table-row>
        <table:table-row table:style-name="ro1">
          <table:table-cell office:value-type="string">
            <text:p>WCBH</text:p>
          </table:table-cell>
          <table:table-cell office:value-type="string">
            <text:p>WCB Holdings, Inc.</text:p>
          </table:table-cell>
        </table:table-row>
        <table:table-row table:style-name="ro1">
          <table:table-cell office:value-type="string">
            <text:p>WCC</text:p>
          </table:table-cell>
          <table:table-cell office:value-type="string">
            <text:p>WESCO International Inc</text:p>
          </table:table-cell>
        </table:table-row>
        <table:table-row table:style-name="ro1">
          <table:table-cell office:value-type="string">
            <text:p>WCCP</text:p>
          </table:table-cell>
          <table:table-cell office:value-type="string">
            <text:p>Wealthcraft Capital, Inc.</text:p>
          </table:table-cell>
        </table:table-row>
        <table:table-row table:style-name="ro1">
          <table:table-cell office:value-type="string">
            <text:p>WCFB</text:p>
          </table:table-cell>
          <table:table-cell office:value-type="string">
            <text:p>WCF Bancorp Inc</text:p>
          </table:table-cell>
        </table:table-row>
        <table:table-row table:style-name="ro1">
          <table:table-cell office:value-type="string">
            <text:p>WCFB</text:p>
          </table:table-cell>
          <table:table-cell office:value-type="string">
            <text:p>WCF Bancorp, Inc.</text:p>
          </table:table-cell>
        </table:table-row>
        <table:table-row table:style-name="ro1">
          <table:table-cell office:value-type="string">
            <text:p>WCHS</text:p>
          </table:table-cell>
          <table:table-cell office:value-type="string">
            <text:p>Winchester Holding Group</text:p>
          </table:table-cell>
        </table:table-row>
        <table:table-row table:style-name="ro1">
          <table:table-cell office:value-type="string">
            <text:p>WCIG</text:p>
          </table:table-cell>
          <table:table-cell office:value-type="string">
            <text:p>Wee-Cig International Corporation</text:p>
          </table:table-cell>
        </table:table-row>
        <table:table-row table:style-name="ro1">
          <table:table-cell office:value-type="string">
            <text:p>WCN</text:p>
          </table:table-cell>
          <table:table-cell office:value-type="string">
            <text:p>Waste Connections Inc</text:p>
          </table:table-cell>
        </table:table-row>
        <table:table-row table:style-name="ro1">
          <table:table-cell office:value-type="string">
            <text:p>WCUI</text:p>
          </table:table-cell>
          <table:table-cell office:value-type="string">
            <text:p>Wellness Center USA Inc</text:p>
          </table:table-cell>
        </table:table-row>
        <table:table-row table:style-name="ro1">
          <table:table-cell office:value-type="string">
            <text:p>WCVC</text:p>
          </table:table-cell>
          <table:table-cell office:value-type="string">
            <text:p>West Coast Ventures Group Corp.</text:p>
          </table:table-cell>
        </table:table-row>
        <table:table-row table:style-name="ro1">
          <table:table-cell office:value-type="string">
            <text:p>WCYN</text:p>
          </table:table-cell>
          <table:table-cell office:value-type="string">
            <text:p>West Canyon Energy Corp.</text:p>
          </table:table-cell>
        </table:table-row>
        <table:table-row table:style-name="ro1">
          <table:table-cell office:value-type="string">
            <text:p>WD</text:p>
          </table:table-cell>
          <table:table-cell office:value-type="string">
            <text:p>Walker &amp; Dunlop Inc</text:p>
          </table:table-cell>
        </table:table-row>
        <table:table-row table:style-name="ro1">
          <table:table-cell office:value-type="string">
            <text:p>WDAY</text:p>
          </table:table-cell>
          <table:table-cell office:value-type="string">
            <text:p>Workday Inc</text:p>
          </table:table-cell>
        </table:table-row>
        <table:table-row table:style-name="ro1">
          <table:table-cell office:value-type="string">
            <text:p>WDC</text:p>
          </table:table-cell>
          <table:table-cell office:value-type="string">
            <text:p>Western Digital Corp</text:p>
          </table:table-cell>
        </table:table-row>
        <table:table-row table:style-name="ro1">
          <table:table-cell office:value-type="string">
            <text:p>WDDD</text:p>
          </table:table-cell>
          <table:table-cell office:value-type="string">
            <text:p>Worlds, Inc.</text:p>
          </table:table-cell>
        </table:table-row>
        <table:table-row table:style-name="ro1">
          <table:table-cell office:value-type="string">
            <text:p>WDFC</text:p>
          </table:table-cell>
          <table:table-cell office:value-type="string">
            <text:p>WD-40 Co</text:p>
          </table:table-cell>
        </table:table-row>
        <table:table-row table:style-name="ro1">
          <table:table-cell office:value-type="string">
            <text:p>WDFN</text:p>
          </table:table-cell>
          <table:table-cell office:value-type="string">
            <text:p>Woodlands Financial Services Co.</text:p>
          </table:table-cell>
        </table:table-row>
        <table:table-row table:style-name="ro1">
          <table:table-cell office:value-type="string">
            <text:p>WDHR</text:p>
          </table:table-cell>
          <table:table-cell office:value-type="string">
            <text:p>WeedHire International, Inc.</text:p>
          </table:table-cell>
        </table:table-row>
        <table:table-row table:style-name="ro1">
          <table:table-cell office:value-type="string">
            <text:p>WDKA</text:p>
          </table:table-cell>
          <table:table-cell office:value-type="string">
            <text:p>Panache Beverage Inc.</text:p>
          </table:table-cell>
        </table:table-row>
        <table:table-row table:style-name="ro1">
          <table:table-cell office:value-type="string">
            <text:p>WDLF</text:p>
          </table:table-cell>
          <table:table-cell office:value-type="string">
            <text:p>Social Life Network, Inc.</text:p>
          </table:table-cell>
        </table:table-row>
        <table:table-row table:style-name="ro1">
          <table:table-cell office:value-type="string">
            <text:p>WDLF</text:p>
          </table:table-cell>
          <table:table-cell office:value-type="string">
            <text:p>Social Life Network, Inc.</text:p>
          </table:table-cell>
        </table:table-row>
        <table:table-row table:style-name="ro1">
          <table:table-cell office:value-type="string">
            <text:p>WDR</text:p>
          </table:table-cell>
          <table:table-cell office:value-type="string">
            <text:p>Waddell &amp; Reed Financial Inc</text:p>
          </table:table-cell>
        </table:table-row>
        <table:table-row table:style-name="ro1">
          <table:table-cell office:value-type="string">
            <text:p>WDRP</text:p>
          </table:table-cell>
          <table:table-cell office:value-type="string">
            <text:p>Wanderport Corp</text:p>
          </table:table-cell>
        </table:table-row>
        <table:table-row table:style-name="ro1">
          <table:table-cell office:value-type="string">
            <text:p>WDSL</text:p>
          </table:table-cell>
          <table:table-cell office:value-type="string">
            <text:p>Wireless Data Solutions, Inc.</text:p>
          </table:table-cell>
        </table:table-row>
        <table:table-row table:style-name="ro1">
          <table:table-cell office:value-type="string">
            <text:p>WEA</text:p>
          </table:table-cell>
          <table:table-cell office:value-type="string">
            <text:p>Western Asset Premier Bond Fund</text:p>
          </table:table-cell>
        </table:table-row>
        <table:table-row table:style-name="ro1">
          <table:table-cell office:value-type="string">
            <text:p>WEBB</text:p>
          </table:table-cell>
          <table:table-cell office:value-type="string">
            <text:p>Web Blockchain Media, Inc.</text:p>
          </table:table-cell>
        </table:table-row>
        <table:table-row table:style-name="ro1">
          <table:table-cell office:value-type="string">
            <text:p>WEBC</text:p>
          </table:table-cell>
          <table:table-cell office:value-type="string">
            <text:p>Webco Industries, Inc.</text:p>
          </table:table-cell>
        </table:table-row>
        <table:table-row table:style-name="ro1">
          <table:table-cell office:value-type="string">
            <text:p>WEBK</text:p>
          </table:table-cell>
          <table:table-cell office:value-type="string">
            <text:p>Wellesley Bank</text:p>
          </table:table-cell>
        </table:table-row>
        <table:table-row table:style-name="ro1">
          <table:table-cell office:value-type="string">
            <text:p>WEC</text:p>
          </table:table-cell>
          <table:table-cell office:value-type="string">
            <text:p>WEC Energy Group Inc</text:p>
          </table:table-cell>
        </table:table-row>
        <table:table-row table:style-name="ro1">
          <table:table-cell office:value-type="string">
            <text:p>WEDG</text:p>
          </table:table-cell>
          <table:table-cell office:value-type="string">
            <text:p>Weed Growth Fund, Inc.</text:p>
          </table:table-cell>
        </table:table-row>
        <table:table-row table:style-name="ro1">
          <table:table-cell office:value-type="string">
            <text:p>WEI</text:p>
          </table:table-cell>
          <table:table-cell office:value-type="string">
            <text:p>Weidai Ltd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West End Indiana Bancshares Inc</text:p>
          </table:table-cell>
        </table:table-row>
        <table:table-row table:style-name="ro1">
          <table:table-cell office:value-type="string">
            <text:p>WELL</text:p>
          </table:table-cell>
          <table:table-cell office:value-type="string">
            <text:p>HAN-GINS Indxx Healthcare Innovation UCITS ETF</text:p>
          </table:table-cell>
        </table:table-row>
        <table:table-row table:style-name="ro1">
          <table:table-cell office:value-type="string">
            <text:p>WELPP</text:p>
          </table:table-cell>
          <table:table-cell office:value-type="string">
            <text:p>Wisconsin Electric Power Co.</text:p>
          </table:table-cell>
        </table:table-row>
        <table:table-row table:style-name="ro1">
          <table:table-cell office:value-type="string">
            <text:p>WEN</text:p>
          </table:table-cell>
          <table:table-cell office:value-type="string">
            <text:p>Wendy's Co-The</text:p>
          </table:table-cell>
        </table:table-row>
        <table:table-row table:style-name="ro1">
          <table:table-cell office:value-type="string">
            <text:p>WEQL</text:p>
          </table:table-cell>
          <table:table-cell office:value-type="string">
            <text:p>WellQuest Medical &amp; Wellness Corp.</text:p>
          </table:table-cell>
        </table:table-row>
        <table:table-row table:style-name="ro1">
          <table:table-cell office:value-type="string">
            <text:p>WERN</text:p>
          </table:table-cell>
          <table:table-cell office:value-type="string">
            <text:p>Werner Enterprises Inc</text:p>
          </table:table-cell>
        </table:table-row>
        <table:table-row table:style-name="ro1">
          <table:table-cell office:value-type="string">
            <text:p>WERU</text:p>
          </table:table-cell>
          <table:table-cell office:value-type="string">
            <text:p>We R You Corp.</text:p>
          </table:table-cell>
        </table:table-row>
        <table:table-row table:style-name="ro1">
          <table:table-cell office:value-type="string">
            <text:p>WES</text:p>
          </table:table-cell>
          <table:table-cell office:value-type="string">
            <text:p>Western Midstream Partners LP</text:p>
          </table:table-cell>
        </table:table-row>
        <table:table-row table:style-name="ro1">
          <table:table-cell office:value-type="string">
            <text:p>WESC</text:p>
          </table:table-cell>
          <table:table-cell office:value-type="string">
            <text:p>W&amp;E Source Corp</text:p>
          </table:table-cell>
        </table:table-row>
        <table:table-row table:style-name="ro1">
          <table:table-cell office:value-type="string">
            <text:p>WETF</text:p>
          </table:table-cell>
          <table:table-cell office:value-type="string">
            <text:p>WisdomTree Investments Inc</text:p>
          </table:table-cell>
        </table:table-row>
        <table:table-row table:style-name="ro1">
          <table:table-cell office:value-type="string">
            <text:p>WEUM</text:p>
          </table:table-cell>
          <table:table-cell office:value-type="string">
            <text:p>Western United Mines Inc.</text:p>
          </table:table-cell>
        </table:table-row>
        <table:table-row table:style-name="ro1">
          <table:table-cell office:value-type="string">
            <text:p>WEX</text:p>
          </table:table-cell>
          <table:table-cell office:value-type="string">
            <text:p>WEX Inc</text:p>
          </table:table-cell>
        </table:table-row>
        <table:table-row table:style-name="ro1">
          <table:table-cell office:value-type="string">
            <text:p>WEYL</text:p>
          </table:table-cell>
          <table:table-cell office:value-type="string">
            <text:p>Weyland Tech Inc.</text:p>
          </table:table-cell>
        </table:table-row>
        <table:table-row table:style-name="ro1">
          <table:table-cell office:value-type="string">
            <text:p>WEYS</text:p>
          </table:table-cell>
          <table:table-cell office:value-type="string">
            <text:p>Weyco Group Inc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Woori Financial Group Inc</text:p>
          </table:table-cell>
        </table:table-row>
        <table:table-row table:style-name="ro1">
          <table:table-cell office:value-type="string">
            <text:p>WFC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F</text:p>
          </table:table-cell>
          <table:table-cell office:value-type="string">
            <text:p>Where Food Comes From, Inc.</text:p>
          </table:table-cell>
        </table:table-row>
        <table:table-row table:style-name="ro1">
          <table:table-cell office:value-type="string">
            <text:p>WFC-L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N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O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P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Q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R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T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V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W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X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Y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C-Z</text:p>
          </table:table-cell>
          <table:table-cell office:value-type="string">
            <text:p>Wells Fargo &amp; Co</text:p>
          </table:table-cell>
        </table:table-row>
        <table:table-row table:style-name="ro1">
          <table:table-cell office:value-type="string">
            <text:p>WFTLF</text:p>
          </table:table-cell>
          <table:table-cell office:value-type="string">
            <text:p>Weatherford International plc</text:p>
          </table:table-cell>
        </table:table-row>
        <table:table-row table:style-name="ro1">
          <table:table-cell office:value-type="string">
            <text:p>WFTUF</text:p>
          </table:table-cell>
          <table:table-cell office:value-type="string">
            <text:p>Weatherford International plc</text:p>
          </table:table-cell>
        </table:table-row>
        <table:table-row table:style-name="ro1">
          <table:table-cell office:value-type="string">
            <text:p>WGEE</text:p>
          </table:table-cell>
          <table:table-cell office:value-type="string">
            <text:p>WGE Holdings Corp.</text:p>
          </table:table-cell>
        </table:table-row>
        <table:table-row table:style-name="ro1">
          <table:table-cell office:value-type="string">
            <text:p>WGEI</text:p>
          </table:table-cell>
          <table:table-cell office:value-type="string">
            <text:p>WindGen Energy Inc.</text:p>
          </table:table-cell>
        </table:table-row>
        <table:table-row table:style-name="ro1">
          <table:table-cell office:value-type="string">
            <text:p>WGIH</text:p>
          </table:table-cell>
          <table:table-cell office:value-type="string">
            <text:p>WGI Holdings, Inc.</text:p>
          </table:table-cell>
        </table:table-row>
        <table:table-row table:style-name="ro1">
          <table:table-cell office:value-type="string">
            <text:p>WGNAP</text:p>
          </table:table-cell>
          <table:table-cell office:value-type="string">
            <text:p>WGNB Corp.</text:p>
          </table:table-cell>
        </table:table-row>
        <table:table-row table:style-name="ro1">
          <table:table-cell office:value-type="string">
            <text:p>WGNR</text:p>
          </table:table-cell>
          <table:table-cell office:value-type="string">
            <text:p>Wegener Corp.</text:p>
          </table:table-cell>
        </table:table-row>
        <table:table-row table:style-name="ro1">
          <table:table-cell office:value-type="string">
            <text:p>WGO</text:p>
          </table:table-cell>
          <table:table-cell office:value-type="string">
            <text:p>Winnebago Industries Inc</text:p>
          </table:table-cell>
        </table:table-row>
        <table:table-row table:style-name="ro1">
          <table:table-cell office:value-type="string">
            <text:p>WGTG</text:p>
          </table:table-cell>
          <table:table-cell office:value-type="string">
            <text:p>Wings &amp; Things, Inc.</text:p>
          </table:table-cell>
        </table:table-row>
        <table:table-row table:style-name="ro1">
          <table:table-cell office:value-type="string">
            <text:p>WH</text:p>
          </table:table-cell>
          <table:table-cell office:value-type="string">
            <text:p>Wyndham Hotels &amp; Resorts Inc</text:p>
          </table:table-cell>
        </table:table-row>
        <table:table-row table:style-name="ro1">
          <table:table-cell office:value-type="string">
            <text:p>WHCA</text:p>
          </table:table-cell>
          <table:table-cell office:value-type="string">
            <text:p>Williston Holding Company, Inc.</text:p>
          </table:table-cell>
        </table:table-row>
        <table:table-row table:style-name="ro1">
          <table:table-cell office:value-type="string">
            <text:p>WHD</text:p>
          </table:table-cell>
          <table:table-cell office:value-type="string">
            <text:p>Cactus Inc</text:p>
          </table:table-cell>
        </table:table-row>
        <table:table-row table:style-name="ro1">
          <table:table-cell office:value-type="string">
            <text:p>WHEN</text:p>
          </table:table-cell>
          <table:table-cell office:value-type="string">
            <text:p>World Health Energy Holdings, Inc.</text:p>
          </table:table-cell>
        </table:table-row>
        <table:table-row table:style-name="ro1">
          <table:table-cell office:value-type="string">
            <text:p>WHF</text:p>
          </table:table-cell>
          <table:table-cell office:value-type="string">
            <text:p>WhiteHorse Finance Inc</text:p>
          </table:table-cell>
        </table:table-row>
        <table:table-row table:style-name="ro1">
          <table:table-cell office:value-type="string">
            <text:p>WHG</text:p>
          </table:table-cell>
          <table:table-cell office:value-type="string">
            <text:p>Westwood Holdings Group Inc</text:p>
          </table:table-cell>
        </table:table-row>
        <table:table-row table:style-name="ro1">
          <table:table-cell office:value-type="string">
            <text:p>WHKA</text:p>
          </table:table-cell>
          <table:table-cell office:value-type="string">
            <text:p>World Hockey Association Corp.</text:p>
          </table:table-cell>
        </table:table-row>
        <table:table-row table:style-name="ro1">
          <table:table-cell office:value-type="string">
            <text:p>WHLM</text:p>
          </table:table-cell>
          <table:table-cell office:value-type="string">
            <text:p>Wilhelmina International Inc</text:p>
          </table:table-cell>
        </table:table-row>
        <table:table-row table:style-name="ro1">
          <table:table-cell office:value-type="string">
            <text:p>WHLR</text:p>
          </table:table-cell>
          <table:table-cell office:value-type="string">
            <text:p>Wheeler Real Estate Investment Trust Inc</text:p>
          </table:table-cell>
        </table:table-row>
        <table:table-row table:style-name="ro1">
          <table:table-cell office:value-type="string">
            <text:p>WHLRD</text:p>
          </table:table-cell>
          <table:table-cell office:value-type="string">
            <text:p>Wheeler Real Estate Investment Trust Inc</text:p>
          </table:table-cell>
        </table:table-row>
        <table:table-row table:style-name="ro1">
          <table:table-cell office:value-type="string">
            <text:p>WHLRP</text:p>
          </table:table-cell>
          <table:table-cell office:value-type="string">
            <text:p>Wheeler Real Estate Investment Trust Inc</text:p>
          </table:table-cell>
        </table:table-row>
        <table:table-row table:style-name="ro1">
          <table:table-cell office:value-type="string">
            <text:p>WHLX</text:p>
          </table:table-cell>
          <table:table-cell office:value-type="string">
            <text:p>WLMG Holding, Inc.</text:p>
          </table:table-cell>
        </table:table-row>
        <table:table-row table:style-name="ro1">
          <table:table-cell office:value-type="string">
            <text:p>WHR</text:p>
          </table:table-cell>
          <table:table-cell office:value-type="string">
            <text:p>Whirlpool Corp</text:p>
          </table:table-cell>
        </table:table-row>
        <table:table-row table:style-name="ro1">
          <table:table-cell office:value-type="string">
            <text:p>WHSI</text:p>
          </table:table-cell>
          <table:table-cell office:value-type="string">
            <text:p>Wearable Health Solutions, Inc </text:p>
          </table:table-cell>
        </table:table-row>
        <table:table-row table:style-name="ro1">
          <table:table-cell office:value-type="string">
            <text:p>WHZT</text:p>
          </table:table-cell>
          <table:table-cell office:value-type="string">
            <text:p>Whiting USA Trust II</text:p>
          </table:table-cell>
        </table:table-row>
        <table:table-row table:style-name="ro1">
          <table:table-cell office:value-type="string">
            <text:p>WIA</text:p>
          </table:table-cell>
          <table:table-cell office:value-type="string">
            <text:p>Western Asset Inflation - Linked Securities &amp; Income Fund</text:p>
          </table:table-cell>
        </table:table-row>
        <table:table-row table:style-name="ro1">
          <table:table-cell office:value-type="string">
            <text:p>WIFI</text:p>
          </table:table-cell>
          <table:table-cell office:value-type="string">
            <text:p>Boingo Wireless Inc</text:p>
          </table:table-cell>
        </table:table-row>
        <table:table-row table:style-name="ro1">
          <table:table-cell office:value-type="string">
            <text:p>WIFT</text:p>
          </table:table-cell>
          <table:table-cell office:value-type="string">
            <text:p>Wi-Fi TV, Inc.</text:p>
          </table:table-cell>
        </table:table-row>
        <table:table-row table:style-name="ro1">
          <table:table-cell office:value-type="string">
            <text:p>WILC</text:p>
          </table:table-cell>
          <table:table-cell office:value-type="string">
            <text:p>G Willi-Food International Ltd</text:p>
          </table:table-cell>
        </table:table-row>
        <table:table-row table:style-name="ro1">
          <table:table-cell office:value-type="string">
            <text:p>WIMI</text:p>
          </table:table-cell>
          <table:table-cell office:value-type="string">
            <text:p>WiMi Hologram Cloud Inc</text:p>
          </table:table-cell>
        </table:table-row>
        <table:table-row table:style-name="ro1">
          <table:table-cell office:value-type="string">
            <text:p>WINA</text:p>
          </table:table-cell>
          <table:table-cell office:value-type="string">
            <text:p>Winmark Corp</text:p>
          </table:table-cell>
        </table:table-row>
        <table:table-row table:style-name="ro1">
          <table:table-cell office:value-type="string">
            <text:p>WING</text:p>
          </table:table-cell>
          <table:table-cell office:value-type="string">
            <text:p>iShares Fallen Angels High Yield Corp Bond UCITS ETF</text:p>
          </table:table-cell>
        </table:table-row>
        <table:table-row table:style-name="ro1">
          <table:table-cell office:value-type="string">
            <text:p>WINMQ</text:p>
          </table:table-cell>
          <table:table-cell office:value-type="string">
            <text:p>Windstream Holdings, Inc.</text:p>
          </table:table-cell>
        </table:table-row>
        <table:table-row table:style-name="ro1">
          <table:table-cell office:value-type="string">
            <text:p>WINR</text:p>
          </table:table-cell>
          <table:table-cell office:value-type="string">
            <text:p>Simplicity Esports and Gaming Company</text:p>
          </table:table-cell>
        </table:table-row>
        <table:table-row table:style-name="ro1">
          <table:table-cell office:value-type="string">
            <text:p>WINS</text:p>
          </table:table-cell>
          <table:table-cell office:value-type="string">
            <text:p>Wins Finance Holdings Inc</text:p>
          </table:table-cell>
        </table:table-row>
        <table:table-row table:style-name="ro1">
          <table:table-cell office:value-type="string">
            <text:p>WINTD</text:p>
          </table:table-cell>
          <table:table-cell office:value-type="string">
            <text:p>Windtree Therapeutics, Inc.</text:p>
          </table:table-cell>
        </table:table-row>
        <table:table-row table:style-name="ro1">
          <table:table-cell office:value-type="string">
            <text:p>WIRE</text:p>
          </table:table-cell>
          <table:table-cell office:value-type="string">
            <text:p>Encore Wire Corp</text:p>
          </table:table-cell>
        </table:table-row>
        <table:table-row table:style-name="ro1">
          <table:table-cell office:value-type="string">
            <text:p>WIRX</text:p>
          </table:table-cell>
          <table:table-cell office:value-type="string">
            <text:p>Wireless Xcessories Group, Inc.</text:p>
          </table:table-cell>
        </table:table-row>
        <table:table-row table:style-name="ro1">
          <table:table-cell office:value-type="string">
            <text:p>WISA</text:p>
          </table:table-cell>
          <table:table-cell office:value-type="string">
            <text:p>Summit Wireless Technologies Inc</text:p>
          </table:table-cell>
        </table:table-row>
        <table:table-row table:style-name="ro1">
          <table:table-cell office:value-type="string">
            <text:p>WISH</text:p>
          </table:table-cell>
          <table:table-cell office:value-type="string">
            <text:p>Wright Investors' Service Holdings , Inc.</text:p>
          </table:table-cell>
        </table:table-row>
        <table:table-row table:style-name="ro1">
          <table:table-cell office:value-type="string">
            <text:p>WIT</text:p>
          </table:table-cell>
          <table:table-cell office:value-type="string">
            <text:p>Wipro Ltd</text:p>
          </table:table-cell>
        </table:table-row>
        <table:table-row table:style-name="ro1">
          <table:table-cell office:value-type="string">
            <text:p>WIW</text:p>
          </table:table-cell>
          <table:table-cell office:value-type="string">
            <text:p>Western Asset Inflation-Linked Opportunities &amp; Income Fund</text:p>
          </table:table-cell>
        </table:table-row>
        <table:table-row table:style-name="ro1">
          <table:table-cell office:value-type="string">
            <text:p>WIX</text:p>
          </table:table-cell>
          <table:table-cell office:value-type="string">
            <text:p>Wix.com Ltd</text:p>
          </table:table-cell>
        </table:table-row>
        <table:table-row table:style-name="ro1">
          <table:table-cell office:value-type="string">
            <text:p>WIZD</text:p>
          </table:table-cell>
          <table:table-cell office:value-type="string">
            <text:p>Wizard Entertainment Inc.</text:p>
          </table:table-cell>
        </table:table-row>
        <table:table-row table:style-name="ro1">
          <table:table-cell office:value-type="string">
            <text:p>WK</text:p>
          </table:table-cell>
          <table:table-cell office:value-type="string">
            <text:p>Workiva Inc</text:p>
          </table:table-cell>
        </table:table-row>
        <table:table-row table:style-name="ro1">
          <table:table-cell office:value-type="string">
            <text:p>WKEY</text:p>
          </table:table-cell>
          <table:table-cell office:value-type="string">
            <text:p>WISeKey International Holding Ltd</text:p>
          </table:table-cell>
        </table:table-row>
        <table:table-row table:style-name="ro1">
          <table:table-cell office:value-type="string">
            <text:p>WKHS</text:p>
          </table:table-cell>
          <table:table-cell office:value-type="string">
            <text:p>Workhorse Group Inc</text:p>
          </table:table-cell>
        </table:table-row>
        <table:table-row table:style-name="ro1">
          <table:table-cell office:value-type="string">
            <text:p>WKLN</text:p>
          </table:table-cell>
          <table:table-cell office:value-type="string">
            <text:p>Walker Lane Exploration, Inc.</text:p>
          </table:table-cell>
        </table:table-row>
        <table:table-row table:style-name="ro1">
          <table:table-cell office:value-type="string">
            <text:p>WKYN</text:p>
          </table:table-cell>
          <table:table-cell office:value-type="string">
            <text:p>WebSky, Inc.</text:p>
          </table:table-cell>
        </table:table-row>
        <table:table-row table:style-name="ro1">
          <table:table-cell office:value-type="string">
            <text:p>WLAB</text:p>
          </table:table-cell>
          <table:table-cell office:value-type="string">
            <text:p>White Label Liquid, Inc.</text:p>
          </table:table-cell>
        </table:table-row>
        <table:table-row table:style-name="ro1">
          <table:table-cell office:value-type="string">
            <text:p>WLAN</text:p>
          </table:table-cell>
          <table:table-cell office:value-type="string">
            <text:p>Wialan Technologies, Inc.</text:p>
          </table:table-cell>
        </table:table-row>
        <table:table-row table:style-name="ro1">
          <table:table-cell office:value-type="string">
            <text:p>WLDN</text:p>
          </table:table-cell>
          <table:table-cell office:value-type="string">
            <text:p>Willdan Group Inc</text:p>
          </table:table-cell>
        </table:table-row>
        <table:table-row table:style-name="ro1">
          <table:table-cell office:value-type="string">
            <text:p>WLFC</text:p>
          </table:table-cell>
          <table:table-cell office:value-type="string">
            <text:p>Willis Lease Finance Corp</text:p>
          </table:table-cell>
        </table:table-row>
        <table:table-row table:style-name="ro1">
          <table:table-cell office:value-type="string">
            <text:p>WLK</text:p>
          </table:table-cell>
          <table:table-cell office:value-type="string">
            <text:p>Westlake Chemical Corp</text:p>
          </table:table-cell>
        </table:table-row>
        <table:table-row table:style-name="ro1">
          <table:table-cell office:value-type="string">
            <text:p>WLKP</text:p>
          </table:table-cell>
          <table:table-cell office:value-type="string">
            <text:p>Westlake Chemical Partners LP</text:p>
          </table:table-cell>
        </table:table-row>
        <table:table-row table:style-name="ro1">
          <table:table-cell office:value-type="string">
            <text:p>WLL</text:p>
          </table:table-cell>
          <table:table-cell office:value-type="string">
            <text:p>Whiting Petroleum Corp</text:p>
          </table:table-cell>
        </table:table-row>
        <table:table-row table:style-name="ro1">
          <table:table-cell office:value-type="string">
            <text:p>WLMS</text:p>
          </table:table-cell>
          <table:table-cell office:value-type="string">
            <text:p>Williams Industrial Services Group Inc.</text:p>
          </table:table-cell>
        </table:table-row>
        <table:table-row table:style-name="ro1">
          <table:table-cell office:value-type="string">
            <text:p>WLSI</text:p>
          </table:table-cell>
          <table:table-cell office:value-type="string">
            <text:p>Wellstar International, Inc.</text:p>
          </table:table-cell>
        </table:table-row>
        <table:table-row table:style-name="ro1">
          <table:table-cell office:value-type="string">
            <text:p>WLTW</text:p>
          </table:table-cell>
          <table:table-cell office:value-type="string">
            <text:p>Willis Towers Watson PLC</text:p>
          </table:table-cell>
        </table:table-row>
        <table:table-row table:style-name="ro1">
          <table:table-cell office:value-type="string">
            <text:p>WLYW</text:p>
          </table:table-cell>
          <table:table-cell office:value-type="string">
            <text:p>Wally World Media Inc.</text:p>
          </table:table-cell>
        </table:table-row>
        <table:table-row table:style-name="ro1">
          <table:table-cell office:value-type="string">
            <text:p>WM</text:p>
          </table:table-cell>
          <table:table-cell office:value-type="string">
            <text:p>Waste Management Inc</text:p>
          </table:table-cell>
        </table:table-row>
        <table:table-row table:style-name="ro1">
          <table:table-cell office:value-type="string">
            <text:p>WMB</text:p>
          </table:table-cell>
          <table:table-cell office:value-type="string">
            <text:p>Williams Cos Inc-The</text:p>
          </table:table-cell>
        </table:table-row>
        <table:table-row table:style-name="ro1">
          <table:table-cell office:value-type="string">
            <text:p>WMC</text:p>
          </table:table-cell>
          <table:table-cell office:value-type="string">
            <text:p>Western Asset Mortgage Capital Corp</text:p>
          </table:table-cell>
        </table:table-row>
        <table:table-row table:style-name="ro1">
          <table:table-cell office:value-type="string">
            <text:p>WMCB</text:p>
          </table:table-cell>
          <table:table-cell office:value-type="string">
            <text:p>Willamette Community Bank (Albany, OR)</text:p>
          </table:table-cell>
        </table:table-row>
        <table:table-row table:style-name="ro1">
          <table:table-cell office:value-type="string">
            <text:p>WMDH</text:p>
          </table:table-cell>
          <table:table-cell office:value-type="string">
            <text:p>WMD Holdings Group, Inc.</text:p>
          </table:table-cell>
        </table:table-row>
        <table:table-row table:style-name="ro1">
          <table:table-cell office:value-type="string">
            <text:p>WMDL</text:p>
          </table:table-cell>
          <table:table-cell office:value-type="string">
            <text:p>WorldModal Network Services, Inc.</text:p>
          </table:table-cell>
        </table:table-row>
        <table:table-row table:style-name="ro1">
          <table:table-cell office:value-type="string">
            <text:p>WMG</text:p>
          </table:table-cell>
          <table:table-cell office:value-type="string">
            <text:p>Warner Music Group Corp</text:p>
          </table:table-cell>
        </table:table-row>
        <table:table-row table:style-name="ro1">
          <table:table-cell office:value-type="string">
            <text:p>WMGI</text:p>
          </table:table-cell>
          <table:table-cell office:value-type="string">
            <text:p>Wright Medical Group NV</text:p>
          </table:table-cell>
        </table:table-row>
        <table:table-row table:style-name="ro1">
          <table:table-cell office:value-type="string">
            <text:p>WMGR</text:p>
          </table:table-cell>
          <table:table-cell office:value-type="string">
            <text:p>Wellness Matrix Group, Inc.</text:p>
          </table:table-cell>
        </table:table-row>
        <table:table-row table:style-name="ro1">
          <table:table-cell office:value-type="string">
            <text:p>WMHH</text:p>
          </table:table-cell>
          <table:table-cell office:value-type="string">
            <text:p>Watermark Group, Inc.</text:p>
          </table:table-cell>
        </table:table-row>
        <table:table-row table:style-name="ro1">
          <table:table-cell office:value-type="string">
            <text:p>WMK</text:p>
          </table:table-cell>
          <table:table-cell office:value-type="string">
            <text:p>Weis Markets Inc</text:p>
          </table:table-cell>
        </table:table-row>
        <table:table-row table:style-name="ro1">
          <table:table-cell office:value-type="string">
            <text:p>WMPN</text:p>
          </table:table-cell>
          <table:table-cell office:value-type="string">
            <text:p>William Penn Bancorp, Inc.</text:p>
          </table:table-cell>
        </table:table-row>
        <table:table-row table:style-name="ro1">
          <table:table-cell office:value-type="string">
            <text:p>WMS</text:p>
          </table:table-cell>
          <table:table-cell office:value-type="string">
            <text:p>Advanced Drainage Systems Inc</text:p>
          </table:table-cell>
        </table:table-row>
        <table:table-row table:style-name="ro1">
          <table:table-cell office:value-type="string">
            <text:p>WMSI</text:p>
          </table:table-cell>
          <table:table-cell office:value-type="string">
            <text:p>Williams Industries, Incorporated</text:p>
          </table:table-cell>
        </table:table-row>
        <table:table-row table:style-name="ro1">
          <table:table-cell office:value-type="string">
            <text:p>WMT</text:p>
          </table:table-cell>
          <table:table-cell office:value-type="string">
            <text:p>Walmart Inc</text:p>
          </table:table-cell>
        </table:table-row>
        <table:table-row table:style-name="ro1">
          <table:table-cell office:value-type="string">
            <text:p>WMTN</text:p>
          </table:table-cell>
          <table:table-cell office:value-type="string">
            <text:p>Westmountain Gold, Inc.</text:p>
          </table:table-cell>
        </table:table-row>
        <table:table-row table:style-name="ro1">
          <table:table-cell office:value-type="string">
            <text:p>WNC</text:p>
          </table:table-cell>
          <table:table-cell office:value-type="string">
            <text:p>Wabash National Corp</text:p>
          </table:table-cell>
        </table:table-row>
        <table:table-row table:style-name="ro1">
          <table:table-cell office:value-type="string">
            <text:p>WNCG</text:p>
          </table:table-cell>
          <table:table-cell office:value-type="string">
            <text:p>Wyncrest Group, Inc. (The)</text:p>
          </table:table-cell>
        </table:table-row>
        <table:table-row table:style-name="ro1">
          <table:table-cell office:value-type="string">
            <text:p>WNCP</text:p>
          </table:table-cell>
          <table:table-cell office:value-type="string">
            <text:p>Wineco Productions, Inc.</text:p>
          </table:table-cell>
        </table:table-row>
        <table:table-row table:style-name="ro1">
          <table:table-cell office:value-type="string">
            <text:p>WNDW</text:p>
          </table:table-cell>
          <table:table-cell office:value-type="string">
            <text:p>SolarWindow Technologies, Inc.</text:p>
          </table:table-cell>
        </table:table-row>
        <table:table-row table:style-name="ro1">
          <table:table-cell office:value-type="string">
            <text:p>WNEB</text:p>
          </table:table-cell>
          <table:table-cell office:value-type="string">
            <text:p>Western New England Bancorp Inc</text:p>
          </table:table-cell>
        </table:table-row>
        <table:table-row table:style-name="ro1">
          <table:table-cell office:value-type="string">
            <text:p>WNMLA</text:p>
          </table:table-cell>
          <table:table-cell office:value-type="string">
            <text:p>Winmill &amp; Co. Incorporated</text:p>
          </table:table-cell>
        </table:table-row>
        <table:table-row table:style-name="ro1">
          <table:table-cell office:value-type="string">
            <text:p>WNRC</text:p>
          </table:table-cell>
          <table:table-cell office:value-type="string">
            <text:p>WENR Corp.</text:p>
          </table:table-cell>
        </table:table-row>
        <table:table-row table:style-name="ro1">
          <table:table-cell office:value-type="string">
            <text:p>WNS</text:p>
          </table:table-cell>
          <table:table-cell office:value-type="string">
            <text:p>WNS Holdings Ltd</text:p>
          </table:table-cell>
        </table:table-row>
        <table:table-row table:style-name="ro1">
          <table:table-cell office:value-type="string">
            <text:p>WNTR</text:p>
          </table:table-cell>
          <table:table-cell office:value-type="string">
            <text:p>Worldwide Diversified Holdings, Inc.</text:p>
          </table:table-cell>
        </table:table-row>
        <table:table-row table:style-name="ro1">
          <table:table-cell office:value-type="string">
            <text:p>WNWG</text:p>
          </table:table-cell>
          <table:table-cell office:value-type="string">
            <text:p>Wentworth Energy, Inc.</text:p>
          </table:table-cell>
        </table:table-row>
        <table:table-row table:style-name="ro1">
          <table:table-cell office:value-type="string">
            <text:p>WOAM</text:p>
          </table:table-cell>
          <table:table-cell office:value-type="string">
            <text:p>World Am, Inc.</text:p>
          </table:table-cell>
        </table:table-row>
        <table:table-row table:style-name="ro1">
          <table:table-cell office:value-type="string">
            <text:p>WODI</text:p>
          </table:table-cell>
          <table:table-cell office:value-type="string">
            <text:p>WOD Retail Solutions Inc.</text:p>
          </table:table-cell>
        </table:table-row>
        <table:table-row table:style-name="ro1">
          <table:table-cell office:value-type="string">
            <text:p>WOFA</text:p>
          </table:table-cell>
          <table:table-cell office:value-type="string">
            <text:p>Wisdom Homes of America, Inc.</text:p>
          </table:table-cell>
        </table:table-row>
        <table:table-row table:style-name="ro1">
          <table:table-cell office:value-type="string">
            <text:p>WOGI</text:p>
          </table:table-cell>
          <table:table-cell office:value-type="string">
            <text:p>World Oil Group, Inc.</text:p>
          </table:table-cell>
        </table:table-row>
        <table:table-row table:style-name="ro1">
          <table:table-cell office:value-type="string">
            <text:p>WOR</text:p>
          </table:table-cell>
          <table:table-cell office:value-type="string">
            <text:p>Worthington Industries Inc</text:p>
          </table:table-cell>
        </table:table-row>
        <table:table-row table:style-name="ro1">
          <table:table-cell office:value-type="string">
            <text:p>WORC</text:p>
          </table:table-cell>
          <table:table-cell office:value-type="string">
            <text:p>Wake Up Now, Inc.</text:p>
          </table:table-cell>
        </table:table-row>
        <table:table-row table:style-name="ro1">
          <table:table-cell office:value-type="string">
            <text:p>WORK</text:p>
          </table:table-cell>
          <table:table-cell office:value-type="string">
            <text:p>Slack Technologies Inc</text:p>
          </table:table-cell>
        </table:table-row>
        <table:table-row table:style-name="ro1">
          <table:table-cell office:value-type="string">
            <text:p>WORX</text:p>
          </table:table-cell>
          <table:table-cell office:value-type="string">
            <text:p>SCWorx Corp</text:p>
          </table:table-cell>
        </table:table-row>
        <table:table-row table:style-name="ro1">
          <table:table-cell office:value-type="string">
            <text:p>WOW</text:p>
          </table:table-cell>
          <table:table-cell office:value-type="string">
            <text:p>WideOpenWest Inc</text:p>
          </table:table-cell>
        </table:table-row>
        <table:table-row table:style-name="ro1">
          <table:table-cell office:value-type="string">
            <text:p>WOWI</text:p>
          </table:table-cell>
          <table:table-cell office:value-type="string">
            <text:p>Metro One Telecommunications, Inc.</text:p>
          </table:table-cell>
        </table:table-row>
        <table:table-row table:style-name="ro1">
          <table:table-cell office:value-type="string">
            <text:p>WOWU</text:p>
          </table:table-cell>
          <table:table-cell office:value-type="string">
            <text:p>WOWI, Inc</text:p>
          </table:table-cell>
        </table:table-row>
        <table:table-row table:style-name="ro1">
          <table:table-cell office:value-type="string">
            <text:p>WPC</text:p>
          </table:table-cell>
          <table:table-cell office:value-type="string">
            <text:p>WP Carey Inc</text:p>
          </table:table-cell>
        </table:table-row>
        <table:table-row table:style-name="ro1">
          <table:table-cell office:value-type="string">
            <text:p>WPF</text:p>
          </table:table-cell>
          <table:table-cell office:value-type="string">
            <text:p>Foley Trasimene Acquisition Corp</text:p>
          </table:table-cell>
        </table:table-row>
        <table:table-row table:style-name="ro1">
          <table:table-cell office:value-type="string">
            <text:p>WPFH</text:p>
          </table:table-cell>
          <table:table-cell office:value-type="string">
            <text:p>World Poker Fund Holdings, Inc.</text:p>
          </table:table-cell>
        </table:table-row>
        <table:table-row table:style-name="ro1">
          <table:table-cell office:value-type="string">
            <text:p>WPG</text:p>
          </table:table-cell>
          <table:table-cell office:value-type="string">
            <text:p>Washington Prime Group Inc</text:p>
          </table:table-cell>
        </table:table-row>
        <table:table-row table:style-name="ro1">
          <table:table-cell office:value-type="string">
            <text:p>WPG-H</text:p>
          </table:table-cell>
          <table:table-cell office:value-type="string">
            <text:p>Washington Prime Group Inc</text:p>
          </table:table-cell>
        </table:table-row>
        <table:table-row table:style-name="ro1">
          <table:table-cell office:value-type="string">
            <text:p>WPG-I</text:p>
          </table:table-cell>
          <table:table-cell office:value-type="string">
            <text:p>Washington Prime Group Inc</text:p>
          </table:table-cell>
        </table:table-row>
        <table:table-row table:style-name="ro1">
          <table:table-cell office:value-type="string">
            <text:p>WPHM</text:p>
          </table:table-cell>
          <table:table-cell office:value-type="string">
            <text:p>Winston Pharmaceuticals, Inc.</text:p>
          </table:table-cell>
        </table:table-row>
        <table:table-row table:style-name="ro1">
          <table:table-cell office:value-type="string">
            <text:p>WPM</text:p>
          </table:table-cell>
          <table:table-cell office:value-type="string">
            <text:p>Wheaton Precious Metals Corp</text:p>
          </table:table-cell>
        </table:table-row>
        <table:table-row table:style-name="ro1">
          <table:table-cell office:value-type="string">
            <text:p>WPP</text:p>
          </table:table-cell>
          <table:table-cell office:value-type="string">
            <text:p>WPP PLC</text:p>
          </table:table-cell>
        </table:table-row>
        <table:table-row table:style-name="ro1">
          <table:table-cell office:value-type="string">
            <text:p>WPRT</text:p>
          </table:table-cell>
          <table:table-cell office:value-type="string">
            <text:p>Westport Fuel Systems Inc</text:p>
          </table:table-cell>
        </table:table-row>
        <table:table-row table:style-name="ro1">
          <table:table-cell office:value-type="string">
            <text:p>WPTIF</text:p>
          </table:table-cell>
          <table:table-cell office:value-type="string">
            <text:p>WPT Industrial Real Estate Investment Trust</text:p>
          </table:table-cell>
        </table:table-row>
        <table:table-row table:style-name="ro1">
          <table:table-cell office:value-type="string">
            <text:p>WPUR</text:p>
          </table:table-cell>
          <table:table-cell office:value-type="string">
            <text:p>WaterPure International, Inc.</text:p>
          </table:table-cell>
        </table:table-row>
        <table:table-row table:style-name="ro1">
          <table:table-cell office:value-type="string">
            <text:p>WPX</text:p>
          </table:table-cell>
          <table:table-cell office:value-type="string">
            <text:p>WPX Energy Inc</text:p>
          </table:table-cell>
        </table:table-row>
        <table:table-row table:style-name="ro1">
          <table:table-cell office:value-type="string">
            <text:p>WQNI</text:p>
          </table:table-cell>
          <table:table-cell office:value-type="string">
            <text:p>WQN, Inc.</text:p>
          </table:table-cell>
        </table:table-row>
        <table:table-row table:style-name="ro1">
          <table:table-cell office:value-type="string">
            <text:p>WRB</text:p>
          </table:table-cell>
          <table:table-cell office:value-type="string">
            <text:p>WR Berkley Corp</text:p>
          </table:table-cell>
        </table:table-row>
        <table:table-row table:style-name="ro1">
          <table:table-cell office:value-type="string">
            <text:p>WRB-B</text:p>
          </table:table-cell>
          <table:table-cell office:value-type="string">
            <text:p>WR Berkley Corp</text:p>
          </table:table-cell>
        </table:table-row>
        <table:table-row table:style-name="ro1">
          <table:table-cell office:value-type="string">
            <text:p>WRB-C</text:p>
          </table:table-cell>
          <table:table-cell office:value-type="string">
            <text:p>WR Berkley Corp</text:p>
          </table:table-cell>
        </table:table-row>
        <table:table-row table:style-name="ro1">
          <table:table-cell office:value-type="string">
            <text:p>WRB-D</text:p>
          </table:table-cell>
          <table:table-cell office:value-type="string">
            <text:p>WR Berkley Corp</text:p>
          </table:table-cell>
        </table:table-row>
        <table:table-row table:style-name="ro1">
          <table:table-cell office:value-type="string">
            <text:p>WRB-E</text:p>
          </table:table-cell>
          <table:table-cell office:value-type="string">
            <text:p>WR Berkley Corp</text:p>
          </table:table-cell>
        </table:table-row>
        <table:table-row table:style-name="ro1">
          <table:table-cell office:value-type="string">
            <text:p>WRB-F</text:p>
          </table:table-cell>
          <table:table-cell office:value-type="string">
            <text:p>WR Berkley Corp</text:p>
          </table:table-cell>
        </table:table-row>
        <table:table-row table:style-name="ro1">
          <table:table-cell office:value-type="string">
            <text:p>WRE</text:p>
          </table:table-cell>
          <table:table-cell office:value-type="string">
            <text:p>Washington Real Estate Investment Trust</text:p>
          </table:table-cell>
        </table:table-row>
        <table:table-row table:style-name="ro1">
          <table:table-cell office:value-type="string">
            <text:p>WRFX</text:p>
          </table:table-cell>
          <table:table-cell office:value-type="string">
            <text:p>WorldFlix, Inc.</text:p>
          </table:table-cell>
        </table:table-row>
        <table:table-row table:style-name="ro1">
          <table:table-cell office:value-type="string">
            <text:p>WRGL</text:p>
          </table:table-cell>
          <table:table-cell office:value-type="string">
            <text:p>Warrior Girl Corp.</text:p>
          </table:table-cell>
        </table:table-row>
        <table:table-row table:style-name="ro1">
          <table:table-cell office:value-type="string">
            <text:p>WRI</text:p>
          </table:table-cell>
          <table:table-cell office:value-type="string">
            <text:p>Weingarten Realty Investors</text:p>
          </table:table-cell>
        </table:table-row>
        <table:table-row table:style-name="ro1">
          <table:table-cell office:value-type="string">
            <text:p>WRIT</text:p>
          </table:table-cell>
          <table:table-cell office:value-type="string">
            <text:p>WRIT Media Group, Inc.</text:p>
          </table:table-cell>
        </table:table-row>
        <table:table-row table:style-name="ro1">
          <table:table-cell office:value-type="string">
            <text:p>WRK</text:p>
          </table:table-cell>
          <table:table-cell office:value-type="string">
            <text:p>Westrock Co</text:p>
          </table:table-cell>
        </table:table-row>
        <table:table-row table:style-name="ro1">
          <table:table-cell office:value-type="string">
            <text:p>WRLD</text:p>
          </table:table-cell>
          <table:table-cell office:value-type="string">
            <text:p>World Acceptance Corp</text:p>
          </table:table-cell>
        </table:table-row>
        <table:table-row table:style-name="ro1">
          <table:table-cell office:value-type="string">
            <text:p>WRMA</text:p>
          </table:table-cell>
          <table:table-cell office:value-type="string">
            <text:p>Wiremedia, Inc.</text:p>
          </table:table-cell>
        </table:table-row>
        <table:table-row table:style-name="ro1">
          <table:table-cell office:value-type="string">
            <text:p>WRN</text:p>
          </table:table-cell>
          <table:table-cell office:value-type="string">
            <text:p>Western Copper &amp; Gold Corp</text:p>
          </table:table-cell>
        </table:table-row>
        <table:table-row table:style-name="ro1">
          <table:table-cell office:value-type="string">
            <text:p>WRRI</text:p>
          </table:table-cell>
          <table:table-cell office:value-type="string">
            <text:p>Wari, Inc.</text:p>
          </table:table-cell>
        </table:table-row>
        <table:table-row table:style-name="ro1">
          <table:table-cell office:value-type="string">
            <text:p>WRTC</text:p>
          </table:table-cell>
          <table:table-cell office:value-type="string">
            <text:p>Wrap Technologies Inc</text:p>
          </table:table-cell>
        </table:table-row>
        <table:table-row table:style-name="ro1">
          <table:table-cell office:value-type="string">
            <text:p>WSBC</text:p>
          </table:table-cell>
          <table:table-cell office:value-type="string">
            <text:p>WesBanco Inc</text:p>
          </table:table-cell>
        </table:table-row>
        <table:table-row table:style-name="ro1">
          <table:table-cell office:value-type="string">
            <text:p>WSBF</text:p>
          </table:table-cell>
          <table:table-cell office:value-type="string">
            <text:p>Waterstone Financial Inc</text:p>
          </table:table-cell>
        </table:table-row>
        <table:table-row table:style-name="ro1">
          <table:table-cell office:value-type="string">
            <text:p>WSC</text:p>
          </table:table-cell>
          <table:table-cell office:value-type="string">
            <text:p>Willscot Corp</text:p>
          </table:table-cell>
        </table:table-row>
        <table:table-row table:style-name="ro1">
          <table:table-cell office:value-type="string">
            <text:p>WSCC</text:p>
          </table:table-cell>
          <table:table-cell office:value-type="string">
            <text:p>Waterside Capital Corp.</text:p>
          </table:table-cell>
        </table:table-row>
        <table:table-row table:style-name="ro1">
          <table:table-cell office:value-type="string">
            <text:p>WSFGQ</text:p>
          </table:table-cell>
          <table:table-cell office:value-type="string">
            <text:p>WSB Financial Group, Inc.</text:p>
          </table:table-cell>
        </table:table-row>
        <table:table-row table:style-name="ro1">
          <table:table-cell office:value-type="string">
            <text:p>WSFL</text:p>
          </table:table-cell>
          <table:table-cell office:value-type="string">
            <text:p>Woodstock Holdings, Inc.</text:p>
          </table:table-cell>
        </table:table-row>
        <table:table-row table:style-name="ro1">
          <table:table-cell office:value-type="string">
            <text:p>WSFS</text:p>
          </table:table-cell>
          <table:table-cell office:value-type="string">
            <text:p>WSFS Financial Corp</text:p>
          </table:table-cell>
        </table:table-row>
        <table:table-row table:style-name="ro1">
          <table:table-cell office:value-type="string">
            <text:p>WSFT</text:p>
          </table:table-cell>
          <table:table-cell office:value-type="string">
            <text:p>Wikisoft Corp.</text:p>
          </table:table-cell>
        </table:table-row>
        <table:table-row table:style-name="ro1">
          <table:table-cell office:value-type="string">
            <text:p>WSG</text:p>
          </table:table-cell>
          <table:table-cell office:value-type="string">
            <text:p>Wanda Sports Group Co Ltd</text:p>
          </table:table-cell>
        </table:table-row>
        <table:table-row table:style-name="ro1">
          <table:table-cell office:value-type="string">
            <text:p>WSGF</text:p>
          </table:table-cell>
          <table:table-cell office:value-type="string">
            <text:p>World Series of Golf, Inc.</text:p>
          </table:table-cell>
        </table:table-row>
        <table:table-row table:style-name="ro1">
          <table:table-cell office:value-type="string">
            <text:p>WSHE</text:p>
          </table:table-cell>
          <table:table-cell office:value-type="string">
            <text:p>GreenLink International Inc.</text:p>
          </table:table-cell>
        </table:table-row>
        <table:table-row table:style-name="ro1">
          <table:table-cell office:value-type="string">
            <text:p>WSHP</text:p>
          </table:table-cell>
          <table:table-cell office:value-type="string">
            <text:p>Wasatch Pharmaceutical, Inc.</text:p>
          </table:table-cell>
        </table:table-row>
        <table:table-row table:style-name="ro1">
          <table:table-cell office:value-type="string">
            <text:p>WSM</text:p>
          </table:table-cell>
          <table:table-cell office:value-type="string">
            <text:p>Williams-Sonoma Inc</text:p>
          </table:table-cell>
        </table:table-row>
        <table:table-row table:style-name="ro1">
          <table:table-cell office:value-type="string">
            <text:p>WSML</text:p>
          </table:table-cell>
          <table:table-cell office:value-type="string">
            <text:p>Williamsville Sears Management, Inc.</text:p>
          </table:table-cell>
        </table:table-row>
        <table:table-row table:style-name="ro1">
          <table:table-cell office:value-type="string">
            <text:p>WSO</text:p>
          </table:table-cell>
          <table:table-cell office:value-type="string">
            <text:p>Watsco Inc</text:p>
          </table:table-cell>
        </table:table-row>
        <table:table-row table:style-name="ro1">
          <table:table-cell office:value-type="string">
            <text:p>WSR</text:p>
          </table:table-cell>
          <table:table-cell office:value-type="string">
            <text:p>Whitestone REIT</text:p>
          </table:table-cell>
        </table:table-row>
        <table:table-row table:style-name="ro1">
          <table:table-cell office:value-type="string">
            <text:p>WSRC</text:p>
          </table:table-cell>
          <table:table-cell office:value-type="string">
            <text:p>Western Sierra Resource Corp.</text:p>
          </table:table-cell>
        </table:table-row>
        <table:table-row table:style-name="ro1">
          <table:table-cell office:value-type="string">
            <text:p>WSSE</text:p>
          </table:table-cell>
          <table:table-cell office:value-type="string">
            <text:p>Wallstreet Securities, Inc.</text:p>
          </table:table-cell>
        </table:table-row>
        <table:table-row table:style-name="ro1">
          <table:table-cell office:value-type="string">
            <text:p>WST</text:p>
          </table:table-cell>
          <table:table-cell office:value-type="string">
            <text:p>West Pharmaceutical Services Inc</text:p>
          </table:table-cell>
        </table:table-row>
        <table:table-row table:style-name="ro1">
          <table:table-cell office:value-type="string">
            <text:p>WSTG</text:p>
          </table:table-cell>
          <table:table-cell office:value-type="string">
            <text:p>Wayside Technology Group Inc</text:p>
          </table:table-cell>
        </table:table-row>
        <table:table-row table:style-name="ro1">
          <table:table-cell office:value-type="string">
            <text:p>WSTL</text:p>
          </table:table-cell>
          <table:table-cell office:value-type="string">
            <text:p>Westell Technologies Inc</text:p>
          </table:table-cell>
        </table:table-row>
        <table:table-row table:style-name="ro1">
          <table:table-cell office:value-type="string">
            <text:p>WSTM</text:p>
          </table:table-cell>
          <table:table-cell office:value-type="string">
            <text:p>HRSoft Inc.</text:p>
          </table:table-cell>
        </table:table-row>
        <table:table-row table:style-name="ro1">
          <table:table-cell office:value-type="string">
            <text:p>WSTN</text:p>
          </table:table-cell>
          <table:table-cell office:value-type="string">
            <text:p>Westlin Corp.</text:p>
          </table:table-cell>
        </table:table-row>
        <table:table-row table:style-name="ro1">
          <table:table-cell office:value-type="string">
            <text:p>WTBA</text:p>
          </table:table-cell>
          <table:table-cell office:value-type="string">
            <text:p>West Bancorporation Inc</text:p>
          </table:table-cell>
        </table:table-row>
        <table:table-row table:style-name="ro1">
          <table:table-cell office:value-type="string">
            <text:p>WTBFB</text:p>
          </table:table-cell>
          <table:table-cell office:value-type="string">
            <text:p>W.T.B. Financial Corp.</text:p>
          </table:table-cell>
        </table:table-row>
        <table:table-row table:style-name="ro1">
          <table:table-cell office:value-type="string">
            <text:p>WTCG</text:p>
          </table:table-cell>
          <table:table-cell office:value-type="string">
            <text:p>W Technologies, Inc.</text:p>
          </table:table-cell>
        </table:table-row>
        <table:table-row table:style-name="ro1">
          <table:table-cell office:value-type="string">
            <text:p>WTECQ</text:p>
          </table:table-cell>
          <table:table-cell office:value-type="string">
            <text:p>Westech Capital Corp</text:p>
          </table:table-cell>
        </table:table-row>
        <table:table-row table:style-name="ro1">
          <table:table-cell office:value-type="string">
            <text:p>WTER</text:p>
          </table:table-cell>
          <table:table-cell office:value-type="string">
            <text:p>Alkaline Water Co Inc-The</text:p>
          </table:table-cell>
        </table:table-row>
        <table:table-row table:style-name="ro1">
          <table:table-cell office:value-type="string">
            <text:p>WTFC</text:p>
          </table:table-cell>
          <table:table-cell office:value-type="string">
            <text:p>Wintrust Financial Corp</text:p>
          </table:table-cell>
        </table:table-row>
        <table:table-row table:style-name="ro1">
          <table:table-cell office:value-type="string">
            <text:p>WTFCM</text:p>
          </table:table-cell>
          <table:table-cell office:value-type="string">
            <text:p>Wintrust Financial Corp</text:p>
          </table:table-cell>
        </table:table-row>
        <table:table-row table:style-name="ro1">
          <table:table-cell office:value-type="string">
            <text:p>WTFNL</text:p>
          </table:table-cell>
          <table:table-cell office:value-type="string">
            <text:p>Wintrust Financial Corp.</text:p>
          </table:table-cell>
        </table:table-row>
        <table:table-row table:style-name="ro1">
          <table:table-cell office:value-type="string">
            <text:p>WTI</text:p>
          </table:table-cell>
          <table:table-cell office:value-type="string">
            <text:p>W&amp;T Offshore Inc</text:p>
          </table:table-cell>
        </table:table-row>
        <table:table-row table:style-name="ro1">
          <table:table-cell office:value-type="string">
            <text:p>WTII</text:p>
          </table:table-cell>
          <table:table-cell office:value-type="string">
            <text:p>Water Technologies International,Inc.</text:p>
          </table:table-cell>
        </table:table-row>
        <table:table-row table:style-name="ro1">
          <table:table-cell office:value-type="string">
            <text:p>WTLC</text:p>
          </table:table-cell>
          <table:table-cell office:value-type="string">
            <text:p>Western Metals Corp.</text:p>
          </table:table-cell>
        </table:table-row>
        <table:table-row table:style-name="ro1">
          <table:table-cell office:value-type="string">
            <text:p>WTM</text:p>
          </table:table-cell>
          <table:table-cell office:value-type="string">
            <text:p>White Mountains Insurance Group Ltd</text:p>
          </table:table-cell>
        </table:table-row>
        <table:table-row table:style-name="ro1">
          <table:table-cell office:value-type="string">
            <text:p>WTNW</text:p>
          </table:table-cell>
          <table:table-cell office:value-type="string">
            <text:p>Water Now Inc.</text:p>
          </table:table-cell>
        </table:table-row>
        <table:table-row table:style-name="ro1">
          <table:table-cell office:value-type="string">
            <text:p>WTRE</text:p>
          </table:table-cell>
          <table:table-cell office:value-type="string">
            <text:p>Watford Holdings Ltd</text:p>
          </table:table-cell>
        </table:table-row>
        <table:table-row table:style-name="ro1">
          <table:table-cell office:value-type="string">
            <text:p>WTRE</text:p>
          </table:table-cell>
          <table:table-cell office:value-type="string">
            <text:p>Watford Holdings Ltd</text:p>
          </table:table-cell>
        </table:table-row>
        <table:table-row table:style-name="ro1">
          <table:table-cell office:value-type="string">
            <text:p>WTREP</text:p>
          </table:table-cell>
          <table:table-cell office:value-type="string">
            <text:p>Watford Holdings Ltd</text:p>
          </table:table-cell>
        </table:table-row>
        <table:table-row table:style-name="ro1">
          <table:table-cell office:value-type="string">
            <text:p>WTRG</text:p>
          </table:table-cell>
          <table:table-cell office:value-type="string">
            <text:p>Essential Utilities Inc</text:p>
          </table:table-cell>
        </table:table-row>
        <table:table-row table:style-name="ro1">
          <table:table-cell office:value-type="string">
            <text:p>WTRH</text:p>
          </table:table-cell>
          <table:table-cell office:value-type="string">
            <text:p>Waitr Holdings Inc</text:p>
          </table:table-cell>
        </table:table-row>
        <table:table-row table:style-name="ro1">
          <table:table-cell office:value-type="string">
            <text:p>WTRO</text:p>
          </table:table-cell>
          <table:table-cell office:value-type="string">
            <text:p>Wi-Tron, Inc.</text:p>
          </table:table-cell>
        </table:table-row>
        <table:table-row table:style-name="ro1">
          <table:table-cell office:value-type="string">
            <text:p>WTRU</text:p>
          </table:table-cell>
          <table:table-cell office:value-type="string">
            <text:p>Aqua America Inc</text:p>
          </table:table-cell>
        </table:table-row>
        <table:table-row table:style-name="ro1">
          <table:table-cell office:value-type="string">
            <text:p>WTS</text:p>
          </table:table-cell>
          <table:table-cell office:value-type="string">
            <text:p>Watts Water Technologies Inc</text:p>
          </table:table-cell>
        </table:table-row>
        <table:table-row table:style-name="ro1">
          <table:table-cell office:value-type="string">
            <text:p>WTT</text:p>
          </table:table-cell>
          <table:table-cell office:value-type="string">
            <text:p>Wireless Telecom Group Inc</text:p>
          </table:table-cell>
        </table:table-row>
        <table:table-row table:style-name="ro1">
          <table:table-cell office:value-type="string">
            <text:p>WTTR</text:p>
          </table:table-cell>
          <table:table-cell office:value-type="string">
            <text:p>Select Energy Services Inc</text:p>
          </table:table-cell>
        </table:table-row>
        <table:table-row table:style-name="ro1">
          <table:table-cell office:value-type="string">
            <text:p>WTWB</text:p>
          </table:table-cell>
          <table:table-cell office:value-type="string">
            <text:p>West Town Bancorp, Inc.</text:p>
          </table:table-cell>
        </table:table-row>
        <table:table-row table:style-name="ro1">
          <table:table-cell office:value-type="string">
            <text:p>WTXR</text:p>
          </table:table-cell>
          <table:table-cell office:value-type="string">
            <text:p>West Texas Resources, Inc.</text:p>
          </table:table-cell>
        </table:table-row>
        <table:table-row table:style-name="ro1">
          <table:table-cell office:value-type="string">
            <text:p>WU</text:p>
          </table:table-cell>
          <table:table-cell office:value-type="string">
            <text:p>Western Union Co-The</text:p>
          </table:table-cell>
        </table:table-row>
        <table:table-row table:style-name="ro1">
          <table:table-cell office:value-type="string">
            <text:p>WUBA</text:p>
          </table:table-cell>
          <table:table-cell office:value-type="string">
            <text:p>58.com Inc</text:p>
          </table:table-cell>
        </table:table-row>
        <table:table-row table:style-name="ro1">
          <table:table-cell office:value-type="string">
            <text:p>WUYI</text:p>
          </table:table-cell>
          <table:table-cell office:value-type="string">
            <text:p>China WuYi Mountain, Ltd.</text:p>
          </table:table-cell>
        </table:table-row>
        <table:table-row table:style-name="ro1">
          <table:table-cell office:value-type="string">
            <text:p>WVAW</text:p>
          </table:table-cell>
          <table:table-cell office:value-type="string">
            <text:p>West Virginia-American Water Co.</text:p>
          </table:table-cell>
        </table:table-row>
        <table:table-row table:style-name="ro1">
          <table:table-cell office:value-type="string">
            <text:p>WVE</text:p>
          </table:table-cell>
          <table:table-cell office:value-type="string">
            <text:p>WaVe Life Sciences Ltd</text:p>
          </table:table-cell>
        </table:table-row>
        <table:table-row table:style-name="ro1">
          <table:table-cell office:value-type="string">
            <text:p>WVFC</text:p>
          </table:table-cell>
          <table:table-cell office:value-type="string">
            <text:p>WVS Financial Corp</text:p>
          </table:table-cell>
        </table:table-row>
        <table:table-row table:style-name="ro1">
          <table:table-cell office:value-type="string">
            <text:p>WVVEF</text:p>
          </table:table-cell>
          <table:table-cell office:value-type="string">
            <text:p>WorldVest Equity, Inc.</text:p>
          </table:table-cell>
        </table:table-row>
        <table:table-row table:style-name="ro1">
          <table:table-cell office:value-type="string">
            <text:p>WVVI</text:p>
          </table:table-cell>
          <table:table-cell office:value-type="string">
            <text:p>Willamette Valley Vineyards Inc</text:p>
          </table:table-cell>
        </table:table-row>
        <table:table-row table:style-name="ro1">
          <table:table-cell office:value-type="string">
            <text:p>WVVIP</text:p>
          </table:table-cell>
          <table:table-cell office:value-type="string">
            <text:p>Willamette Valley Vineyards Inc</text:p>
          </table:table-cell>
        </table:table-row>
        <table:table-row table:style-name="ro1">
          <table:table-cell office:value-type="string">
            <text:p>WW</text:p>
          </table:table-cell>
          <table:table-cell office:value-type="string">
            <text:p>Weight Watchers International Inc</text:p>
          </table:table-cell>
        </table:table-row>
        <table:table-row table:style-name="ro1">
          <table:table-cell office:value-type="string">
            <text:p>WWD</text:p>
          </table:table-cell>
          <table:table-cell office:value-type="string">
            <text:p>Woodward Inc</text:p>
          </table:table-cell>
        </table:table-row>
        <table:table-row table:style-name="ro1">
          <table:table-cell office:value-type="string">
            <text:p>WWDH</text:p>
          </table:table-cell>
          <table:table-cell office:value-type="string">
            <text:p>Worldwide Holdings Corp.</text:p>
          </table:table-cell>
        </table:table-row>
        <table:table-row table:style-name="ro1">
          <table:table-cell office:value-type="string">
            <text:p>WWE</text:p>
          </table:table-cell>
          <table:table-cell office:value-type="string">
            <text:p>World Wrestling Entertainment Inc</text:p>
          </table:table-cell>
        </table:table-row>
        <table:table-row table:style-name="ro1">
          <table:table-cell office:value-type="string">
            <text:p>WWII</text:p>
          </table:table-cell>
          <table:table-cell office:value-type="string">
            <text:p>World Of Wireless International Telecom, Inc.</text:p>
          </table:table-cell>
        </table:table-row>
        <table:table-row table:style-name="ro1">
          <table:table-cell office:value-type="string">
            <text:p>WWIN</text:p>
          </table:table-cell>
          <table:table-cell office:value-type="string">
            <text:p>AllyMe Group, Inc.</text:p>
          </table:table-cell>
        </table:table-row>
        <table:table-row table:style-name="ro1">
          <table:table-cell office:value-type="string">
            <text:p>WWIO</text:p>
          </table:table-cell>
          <table:table-cell office:value-type="string">
            <text:p>Wowio Inc</text:p>
          </table:table-cell>
        </table:table-row>
        <table:table-row table:style-name="ro1">
          <table:table-cell office:value-type="string">
            <text:p>WWNG</text:p>
          </table:table-cell>
          <table:table-cell office:value-type="string">
            <text:p>WW Energy, Inc.</text:p>
          </table:table-cell>
        </table:table-row>
        <table:table-row table:style-name="ro1">
          <table:table-cell office:value-type="string">
            <text:p>WWR</text:p>
          </table:table-cell>
          <table:table-cell office:value-type="string">
            <text:p>Westwater Resources Inc</text:p>
          </table:table-cell>
        </table:table-row>
        <table:table-row table:style-name="ro1">
          <table:table-cell office:value-type="string">
            <text:p>WWSG</text:p>
          </table:table-cell>
          <table:table-cell office:value-type="string">
            <text:p>Worldwide Strategies, Inc.</text:p>
          </table:table-cell>
        </table:table-row>
        <table:table-row table:style-name="ro1">
          <table:table-cell office:value-type="string">
            <text:p>WWST</text:p>
          </table:table-cell>
          <table:table-cell office:value-type="string">
            <text:p>World Wide Stone Corp.</text:p>
          </table:table-cell>
        </table:table-row>
        <table:table-row table:style-name="ro1">
          <table:table-cell office:value-type="string">
            <text:p>WWW</text:p>
          </table:table-cell>
          <table:table-cell office:value-type="string">
            <text:p>Wolverine World Wide Inc</text:p>
          </table:table-cell>
        </table:table-row>
        <table:table-row table:style-name="ro1">
          <table:table-cell office:value-type="string">
            <text:p>WXMN</text:p>
          </table:table-cell>
          <table:table-cell office:value-type="string">
            <text:p>Waxman Industries, Inc.</text:p>
          </table:table-cell>
        </table:table-row>
        <table:table-row table:style-name="ro1">
          <table:table-cell office:value-type="string">
            <text:p>WY</text:p>
          </table:table-cell>
          <table:table-cell office:value-type="string">
            <text:p>Weyerhaeuser Co</text:p>
          </table:table-cell>
        </table:table-row>
        <table:table-row table:style-name="ro1">
          <table:table-cell office:value-type="string">
            <text:p>WYCC</text:p>
          </table:table-cell>
          <table:table-cell office:value-type="string">
            <text:p>Worry Free Holdings Company</text:p>
          </table:table-cell>
        </table:table-row>
        <table:table-row table:style-name="ro1">
          <table:table-cell office:value-type="string">
            <text:p>WYND</text:p>
          </table:table-cell>
          <table:table-cell office:value-type="string">
            <text:p>Wyndham Destinations Inc</text:p>
          </table:table-cell>
        </table:table-row>
        <table:table-row table:style-name="ro1">
          <table:table-cell office:value-type="string">
            <text:p>WYNN</text:p>
          </table:table-cell>
          <table:table-cell office:value-type="string">
            <text:p>Wynn Resorts Ltd</text:p>
          </table:table-cell>
        </table:table-row>
        <table:table-row table:style-name="ro1">
          <table:table-cell office:value-type="string">
            <text:p>WYPH</text:p>
          </table:table-cell>
          <table:table-cell office:value-type="string">
            <text:p>WayPoint Biomedical Holdings, Inc.</text:p>
          </table:table-cell>
        </table:table-row>
        <table:table-row table:style-name="ro1">
          <table:table-cell office:value-type="string">
            <text:p>WYY</text:p>
          </table:table-cell>
          <table:table-cell office:value-type="string">
            <text:p>WidePoint Corp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United States Steel Corp</text:p>
          </table:table-cell>
        </table:table-row>
        <table:table-row table:style-name="ro1">
          <table:table-cell office:value-type="string">
            <text:p>XAIR</text:p>
          </table:table-cell>
          <table:table-cell office:value-type="string">
            <text:p>Beyond Air Inc</text:p>
          </table:table-cell>
        </table:table-row>
        <table:table-row table:style-name="ro1">
          <table:table-cell office:value-type="string">
            <text:p>XALL</text:p>
          </table:table-cell>
          <table:table-cell office:value-type="string">
            <text:p>Xalles Holdings Inc.</text:p>
          </table:table-cell>
        </table:table-row>
        <table:table-row table:style-name="ro1">
          <table:table-cell office:value-type="string">
            <text:p>XAN</text:p>
          </table:table-cell>
          <table:table-cell office:value-type="string">
            <text:p>Exantas Capital Corp</text:p>
          </table:table-cell>
        </table:table-row>
        <table:table-row table:style-name="ro1">
          <table:table-cell office:value-type="string">
            <text:p>XAN-C</text:p>
          </table:table-cell>
          <table:table-cell office:value-type="string">
            <text:p>Exantas Capital Corp</text:p>
          </table:table-cell>
        </table:table-row>
        <table:table-row table:style-name="ro1">
          <table:table-cell office:value-type="string">
            <text:p>XBIO</text:p>
          </table:table-cell>
          <table:table-cell office:value-type="string">
            <text:p>Xenetic Biosciences Inc</text:p>
          </table:table-cell>
        </table:table-row>
        <table:table-row table:style-name="ro1">
          <table:table-cell office:value-type="string">
            <text:p>XBIT</text:p>
          </table:table-cell>
          <table:table-cell office:value-type="string">
            <text:p>XBiotech Inc</text:p>
          </table:table-cell>
        </table:table-row>
        <table:table-row table:style-name="ro1">
          <table:table-cell office:value-type="string">
            <text:p>XBOR</text:p>
          </table:table-cell>
          <table:table-cell office:value-type="string">
            <text:p>Cross Border Resources, Inc.</text:p>
          </table:table-cell>
        </table:table-row>
        <table:table-row table:style-name="ro1">
          <table:table-cell office:value-type="string">
            <text:p>XBTCZ</text:p>
          </table:table-cell>
          <table:table-cell office:value-type="string">
            <text:p>VanEck SolidX Bitcoin Tr</text:p>
          </table:table-cell>
        </table:table-row>
        <table:table-row table:style-name="ro1">
          <table:table-cell office:value-type="string">
            <text:p>XCAN</text:p>
          </table:table-cell>
          <table:table-cell office:value-type="string">
            <text:p>Yutudao Marine Biotechnology Inc.</text:p>
          </table:table-cell>
        </table:table-row>
        <table:table-row table:style-name="ro1">
          <table:table-cell office:value-type="string">
            <text:p>XCLL</text:p>
          </table:table-cell>
          <table:table-cell office:value-type="string">
            <text:p>XcelMobility Inc.</text:p>
          </table:table-cell>
        </table:table-row>
        <table:table-row table:style-name="ro1">
          <table:table-cell office:value-type="string">
            <text:p>XCOMQ</text:p>
          </table:table-cell>
          <table:table-cell office:value-type="string">
            <text:p>Xtera Communications, Inc.</text:p>
          </table:table-cell>
        </table:table-row>
        <table:table-row table:style-name="ro1">
          <table:table-cell office:value-type="string">
            <text:p>XCPL</text:p>
          </table:table-cell>
          <table:table-cell office:value-type="string">
            <text:p>XCPCNL Business Services Corporation</text:p>
          </table:table-cell>
        </table:table-row>
        <table:table-row table:style-name="ro1">
          <table:table-cell office:value-type="string">
            <text:p>XCPT</text:p>
          </table:table-cell>
          <table:table-cell office:value-type="string">
            <text:p>XCana Petroleum Corp.</text:p>
          </table:table-cell>
        </table:table-row>
        <table:table-row table:style-name="ro1">
          <table:table-cell office:value-type="string">
            <text:p>XCRP</text:p>
          </table:table-cell>
          <table:table-cell office:value-type="string">
            <text:p>Xcorporeal, Inc.</text:p>
          </table:table-cell>
        </table:table-row>
        <table:table-row table:style-name="ro1">
          <table:table-cell office:value-type="string">
            <text:p>XCUR</text:p>
          </table:table-cell>
          <table:table-cell office:value-type="string">
            <text:p>Exicure Inc</text:p>
          </table:table-cell>
        </table:table-row>
        <table:table-row table:style-name="ro1">
          <table:table-cell office:value-type="string">
            <text:p>XDSL</text:p>
          </table:table-cell>
          <table:table-cell office:value-type="string">
            <text:p>mPhase Technologies, Inc.</text:p>
          </table:table-cell>
        </table:table-row>
        <table:table-row table:style-name="ro1">
          <table:table-cell office:value-type="string">
            <text:p>XEC</text:p>
          </table:table-cell>
          <table:table-cell office:value-type="string">
            <text:p>Cimarex Energy Co</text:p>
          </table:table-cell>
        </table:table-row>
        <table:table-row table:style-name="ro1">
          <table:table-cell office:value-type="string">
            <text:p>XEL</text:p>
          </table:table-cell>
          <table:table-cell office:value-type="string">
            <text:p>Xcel Energy Inc</text:p>
          </table:table-cell>
        </table:table-row>
        <table:table-row table:style-name="ro1">
          <table:table-cell office:value-type="string">
            <text:p>XELA</text:p>
          </table:table-cell>
          <table:table-cell office:value-type="string">
            <text:p>Exela Technologies Inc</text:p>
          </table:table-cell>
        </table:table-row>
        <table:table-row table:style-name="ro1">
          <table:table-cell office:value-type="string">
            <text:p>XELAW</text:p>
          </table:table-cell>
          <table:table-cell office:value-type="string">
            <text:p>Exela Technologies, Inc.</text:p>
          </table:table-cell>
        </table:table-row>
        <table:table-row table:style-name="ro1">
          <table:table-cell office:value-type="string">
            <text:p>XELB</text:p>
          </table:table-cell>
          <table:table-cell office:value-type="string">
            <text:p>Xcel Brands Inc</text:p>
          </table:table-cell>
        </table:table-row>
        <table:table-row table:style-name="ro1">
          <table:table-cell office:value-type="string">
            <text:p>XENE</text:p>
          </table:table-cell>
          <table:table-cell office:value-type="string">
            <text:p>Xenon Pharmaceuticals Inc</text:p>
          </table:table-cell>
        </table:table-row>
        <table:table-row table:style-name="ro1">
          <table:table-cell office:value-type="string">
            <text:p>XENO</text:p>
          </table:table-cell>
          <table:table-cell office:value-type="string">
            <text:p>Xeno Transplants Corp.</text:p>
          </table:table-cell>
        </table:table-row>
        <table:table-row table:style-name="ro1">
          <table:table-cell office:value-type="string">
            <text:p>XENT</text:p>
          </table:table-cell>
          <table:table-cell office:value-type="string">
            <text:p>Intersect ENT Inc</text:p>
          </table:table-cell>
        </table:table-row>
        <table:table-row table:style-name="ro1">
          <table:table-cell office:value-type="string">
            <text:p>XERS</text:p>
          </table:table-cell>
          <table:table-cell office:value-type="string">
            <text:p>Xeris Pharmaceuticals Inc</text:p>
          </table:table-cell>
        </table:table-row>
        <table:table-row table:style-name="ro1">
          <table:table-cell office:value-type="string">
            <text:p>XFCH</text:p>
          </table:table-cell>
          <table:table-cell office:value-type="string">
            <text:p>X-Factor Communications Holdings, Inc.</text:p>
          </table:table-cell>
        </table:table-row>
        <table:table-row table:style-name="ro1">
          <table:table-cell office:value-type="string">
            <text:p>XFLT</text:p>
          </table:table-cell>
          <table:table-cell office:value-type="string">
            <text:p>XAI Octagon Floating Rate Alternative Income Term Trust</text:p>
          </table:table-cell>
        </table:table-row>
        <table:table-row table:style-name="ro1">
          <table:table-cell office:value-type="string">
            <text:p>XFOR</text:p>
          </table:table-cell>
          <table:table-cell office:value-type="string">
            <text:p>X4 Pharmaceuticals Inc</text:p>
          </table:table-cell>
        </table:table-row>
        <table:table-row table:style-name="ro1">
          <table:table-cell office:value-type="string">
            <text:p>XFTB</text:p>
          </table:table-cell>
          <table:table-cell office:value-type="string">
            <text:p>XFIT BRANDS INC</text:p>
          </table:table-cell>
        </table:table-row>
        <table:table-row table:style-name="ro1">
          <table:table-cell office:value-type="string">
            <text:p>XGN</text:p>
          </table:table-cell>
          <table:table-cell office:value-type="string">
            <text:p>Exagen Inc</text:p>
          </table:table-cell>
        </table:table-row>
        <table:table-row table:style-name="ro1">
          <table:table-cell office:value-type="string">
            <text:p>XHR</text:p>
          </table:table-cell>
          <table:table-cell office:value-type="string">
            <text:p>Xenia Hotels &amp; Resorts Inc</text:p>
          </table:table-cell>
        </table:table-row>
        <table:table-row table:style-name="ro1">
          <table:table-cell office:value-type="string">
            <text:p>XHUA</text:p>
          </table:table-cell>
          <table:table-cell office:value-type="string">
            <text:p>Xinhua China Ltd.</text:p>
          </table:table-cell>
        </table:table-row>
        <table:table-row table:style-name="ro1">
          <table:table-cell office:value-type="string">
            <text:p>XIN</text:p>
          </table:table-cell>
          <table:table-cell office:value-type="string">
            <text:p>Xinyuan Real Estate Co Ltd</text:p>
          </table:table-cell>
        </table:table-row>
        <table:table-row table:style-name="ro1">
          <table:table-cell office:value-type="string">
            <text:p>XLNX</text:p>
          </table:table-cell>
          <table:table-cell office:value-type="string">
            <text:p>Xilinx Inc</text:p>
          </table:table-cell>
        </table:table-row>
        <table:table-row table:style-name="ro1">
          <table:table-cell office:value-type="string">
            <text:p>XLPI</text:p>
          </table:table-cell>
          <table:table-cell office:value-type="string">
            <text:p>Xcelplus International, Inc.</text:p>
          </table:table-cell>
        </table:table-row>
        <table:table-row table:style-name="ro1">
          <table:table-cell office:value-type="string">
            <text:p>XLRM</text:p>
          </table:table-cell>
          <table:table-cell office:value-type="string">
            <text:p>XLR Medical Corp.</text:p>
          </table:table-cell>
        </table:table-row>
        <table:table-row table:style-name="ro1">
          <table:table-cell office:value-type="string">
            <text:p>XLRN</text:p>
          </table:table-cell>
          <table:table-cell office:value-type="string">
            <text:p>Acceleron Pharma Inc</text:p>
          </table:table-cell>
        </table:table-row>
        <table:table-row table:style-name="ro1">
          <table:table-cell office:value-type="string">
            <text:p>XMET</text:p>
          </table:table-cell>
          <table:table-cell office:value-type="string">
            <text:p>XXStream Entertainment, Inc.</text:p>
          </table:table-cell>
        </table:table-row>
        <table:table-row table:style-name="ro1">
          <table:table-cell office:value-type="string">
            <text:p>XNCR</text:p>
          </table:table-cell>
          <table:table-cell office:value-type="string">
            <text:p>Xencor Inc</text:p>
          </table:table-cell>
        </table:table-row>
        <table:table-row table:style-name="ro1">
          <table:table-cell office:value-type="string">
            <text:p>XNDA</text:p>
          </table:table-cell>
          <table:table-cell office:value-type="string">
            <text:p>XINDA INTERNATIONAL CORP.</text:p>
          </table:table-cell>
        </table:table-row>
        <table:table-row table:style-name="ro1">
          <table:table-cell office:value-type="string">
            <text:p>XNET</text:p>
          </table:table-cell>
          <table:table-cell office:value-type="string">
            <text:p>Xunlei Ltd</text:p>
          </table:table-cell>
        </table:table-row>
        <table:table-row table:style-name="ro1">
          <table:table-cell office:value-type="string">
            <text:p>XNNHQ</text:p>
          </table:table-cell>
          <table:table-cell office:value-type="string">
            <text:p>Xenonics Holdings, Inc.</text:p>
          </table:table-cell>
        </table:table-row>
        <table:table-row table:style-name="ro1">
          <table:table-cell office:value-type="string">
            <text:p>XOG</text:p>
          </table:table-cell>
          <table:table-cell office:value-type="string">
            <text:p>Extraction Oil &amp; Gas Inc</text:p>
          </table:table-cell>
        </table:table-row>
        <table:table-row table:style-name="ro1">
          <table:table-cell office:value-type="string">
            <text:p>XOM</text:p>
          </table:table-cell>
          <table:table-cell office:value-type="string">
            <text:p>Exxon Mobil Corp</text:p>
          </table:table-cell>
        </table:table-row>
        <table:table-row table:style-name="ro1">
          <table:table-cell office:value-type="string">
            <text:p>XOMA</text:p>
          </table:table-cell>
          <table:table-cell office:value-type="string">
            <text:p>XOMA Corp</text:p>
          </table:table-cell>
        </table:table-row>
        <table:table-row table:style-name="ro1">
          <table:table-cell office:value-type="string">
            <text:p>XONE</text:p>
          </table:table-cell>
          <table:table-cell office:value-type="string">
            <text:p>ExOne Co-The</text:p>
          </table:table-cell>
        </table:table-row>
        <table:table-row table:style-name="ro1">
          <table:table-cell office:value-type="string">
            <text:p>XP</text:p>
          </table:table-cell>
          <table:table-cell office:value-type="string">
            <text:p>XP Inc</text:p>
          </table:table-cell>
        </table:table-row>
        <table:table-row table:style-name="ro1">
          <table:table-cell office:value-type="string">
            <text:p>XPEL</text:p>
          </table:table-cell>
          <table:table-cell office:value-type="string">
            <text:p>XPEL Inc</text:p>
          </table:table-cell>
        </table:table-row>
        <table:table-row table:style-name="ro1">
          <table:table-cell office:value-type="string">
            <text:p>XPER</text:p>
          </table:table-cell>
          <table:table-cell office:value-type="string">
            <text:p>Xperi Corp</text:p>
          </table:table-cell>
        </table:table-row>
        <table:table-row table:style-name="ro1">
          <table:table-cell office:value-type="string">
            <text:p>XPEV</text:p>
          </table:table-cell>
          <table:table-cell office:value-type="string">
            <text:p>XPeng Inc</text:p>
          </table:table-cell>
        </table:table-row>
        <table:table-row table:style-name="ro1">
          <table:table-cell office:value-type="string">
            <text:p>XPL</text:p>
          </table:table-cell>
          <table:table-cell office:value-type="string">
            <text:p>Solitario Zinc Corp</text:p>
          </table:table-cell>
        </table:table-row>
        <table:table-row table:style-name="ro1">
          <table:table-cell office:value-type="string">
            <text:p>XPO</text:p>
          </table:table-cell>
          <table:table-cell office:value-type="string">
            <text:p>XPO Logistics Inc</text:p>
          </table:table-cell>
        </table:table-row>
        <table:table-row table:style-name="ro1">
          <table:table-cell office:value-type="string">
            <text:p>XRAY</text:p>
          </table:table-cell>
          <table:table-cell office:value-type="string">
            <text:p>DENTSPLY SIRONA Inc</text:p>
          </table:table-cell>
        </table:table-row>
        <table:table-row table:style-name="ro1">
          <table:table-cell office:value-type="string">
            <text:p>XREG</text:p>
          </table:table-cell>
          <table:table-cell office:value-type="string">
            <text:p>XR Energy Inc</text:p>
          </table:table-cell>
        </table:table-row>
        <table:table-row table:style-name="ro1">
          <table:table-cell office:value-type="string">
            <text:p>XROLF</text:p>
          </table:table-cell>
          <table:table-cell office:value-type="string">
            <text:p>Xero Ltd.</text:p>
          </table:table-cell>
        </table:table-row>
        <table:table-row table:style-name="ro1">
          <table:table-cell office:value-type="string">
            <text:p>XRX</text:p>
          </table:table-cell>
          <table:table-cell office:value-type="string">
            <text:p>Xerox Corp</text:p>
          </table:table-cell>
        </table:table-row>
        <table:table-row table:style-name="ro1">
          <table:table-cell office:value-type="string">
            <text:p>XRXH</text:p>
          </table:table-cell>
          <table:table-cell office:value-type="string">
            <text:p>XRX International Entertainment Holding Group</text:p>
          </table:table-cell>
        </table:table-row>
        <table:table-row table:style-name="ro1">
          <table:table-cell office:value-type="string">
            <text:p>XSHLF</text:p>
          </table:table-cell>
          <table:table-cell office:value-type="string">
            <text:p>Xtraction Services Holdings Corp.</text:p>
          </table:table-cell>
        </table:table-row>
        <table:table-row table:style-name="ro1">
          <table:table-cell office:value-type="string">
            <text:p>XSNX</text:p>
          </table:table-cell>
          <table:table-cell office:value-type="string">
            <text:p>XsunX, Inc.</text:p>
          </table:table-cell>
        </table:table-row>
        <table:table-row table:style-name="ro1">
          <table:table-cell office:value-type="string">
            <text:p>XSPA</text:p>
          </table:table-cell>
          <table:table-cell office:value-type="string">
            <text:p>XpresSpa Group Inc</text:p>
          </table:table-cell>
        </table:table-row>
        <table:table-row table:style-name="ro1">
          <table:table-cell office:value-type="string">
            <text:p>XSPT</text:p>
          </table:table-cell>
          <table:table-cell office:value-type="string">
            <text:p>XSport Global, Inc.</text:p>
          </table:table-cell>
        </table:table-row>
        <table:table-row table:style-name="ro1">
          <table:table-cell office:value-type="string">
            <text:p>XSVT</text:p>
          </table:table-cell>
          <table:table-cell office:value-type="string">
            <text:p>Xsovt Brands, Inc.</text:p>
          </table:table-cell>
        </table:table-row>
        <table:table-row table:style-name="ro1">
          <table:table-cell office:value-type="string">
            <text:p>XTLB</text:p>
          </table:table-cell>
          <table:table-cell office:value-type="string">
            <text:p>XTL Biopharmaceuticals Ltd</text:p>
          </table:table-cell>
        </table:table-row>
        <table:table-row table:style-name="ro1">
          <table:table-cell office:value-type="string">
            <text:p>XTMM</text:p>
          </table:table-cell>
          <table:table-cell office:value-type="string">
            <text:p>Xtreme Motorsports International, Inc.</text:p>
          </table:table-cell>
        </table:table-row>
        <table:table-row table:style-name="ro1">
          <table:table-cell office:value-type="string">
            <text:p>XTNT</text:p>
          </table:table-cell>
          <table:table-cell office:value-type="string">
            <text:p>Xtant Medical Holdings Inc</text:p>
          </table:table-cell>
        </table:table-row>
        <table:table-row table:style-name="ro1">
          <table:table-cell office:value-type="string">
            <text:p>XTRM</text:p>
          </table:table-cell>
          <table:table-cell office:value-type="string">
            <text:p>Extreme Biodiesel, Inc.</text:p>
          </table:table-cell>
        </table:table-row>
        <table:table-row table:style-name="ro1">
          <table:table-cell office:value-type="string">
            <text:p>XXFPL</text:p>
          </table:table-cell>
          <table:table-cell office:value-type="string">
            <text:p>FFP Partners, L.P.</text:p>
          </table:table-cell>
        </table:table-row>
        <table:table-row table:style-name="ro1">
          <table:table-cell office:value-type="string">
            <text:p>XXII</text:p>
          </table:table-cell>
          <table:table-cell office:value-type="string">
            <text:p>22nd Century Group Inc</text:p>
          </table:table-cell>
        </table:table-row>
        <table:table-row table:style-name="ro1">
          <table:table-cell office:value-type="string">
            <text:p>XYF</text:p>
          </table:table-cell>
          <table:table-cell office:value-type="string">
            <text:p>X Financial</text:p>
          </table:table-cell>
        </table:table-row>
        <table:table-row table:style-name="ro1">
          <table:table-cell office:value-type="string">
            <text:p>XYL</text:p>
          </table:table-cell>
          <table:table-cell office:value-type="string">
            <text:p>Xylem Inc-NY</text:p>
          </table:table-cell>
        </table:table-row>
        <table:table-row table:style-name="ro1">
          <table:table-cell office:value-type="string">
            <text:p>XYLD</text:p>
          </table:table-cell>
          <table:table-cell office:value-type="string">
            <text:p>Global X S&amp;P 500 Covered Call ETF</text:p>
          </table:table-cell>
        </table:table-row>
        <table:table-row table:style-name="ro1">
          <table:table-cell office:value-type="string">
            <text:p>XYNH</text:p>
          </table:table-cell>
          <table:table-cell office:value-type="string">
            <text:p>Xynergy Holdings, Inc.</text:p>
          </table:table-cell>
        </table:table-row>
        <table:table-row table:style-name="ro1">
          <table:table-cell office:value-type="string">
            <text:p>XYNO</text:p>
          </table:table-cell>
          <table:table-cell office:value-type="string">
            <text:p>Xynomic Pharmaceuticals Holdings, Inc.</text:p>
          </table:table-cell>
        </table:table-row>
        <table:table-row table:style-name="ro1">
          <table:table-cell office:value-type="string">
            <text:p>XYNPW</text:p>
          </table:table-cell>
          <table:table-cell office:value-type="string">
            <text:p>Xynomic Pharmaceuticals Holdings, Inc.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Alleghany Corp</text:p>
          </table:table-cell>
        </table:table-row>
        <table:table-row table:style-name="ro1">
          <table:table-cell office:value-type="string">
            <text:p>YAC</text:p>
          </table:table-cell>
          <table:table-cell office:value-type="string">
            <text:p>Yucaipa Acquisition Corp</text:p>
          </table:table-cell>
        </table:table-row>
        <table:table-row table:style-name="ro1">
          <table:table-cell office:value-type="string">
            <text:p>YALA</text:p>
          </table:table-cell>
          <table:table-cell office:value-type="string">
            <text:p>Yalla Group Ltd</text:p>
          </table:table-cell>
        </table:table-row>
        <table:table-row table:style-name="ro1">
          <table:table-cell office:value-type="string">
            <text:p>YAYO</text:p>
          </table:table-cell>
          <table:table-cell office:value-type="string">
            <text:p>YayYo Inc</text:p>
          </table:table-cell>
        </table:table-row>
        <table:table-row table:style-name="ro1">
          <table:table-cell office:value-type="string">
            <text:p>YAYO</text:p>
          </table:table-cell>
          <table:table-cell office:value-type="string">
            <text:p>YayYo, Inc.</text:p>
          </table:table-cell>
        </table:table-row>
        <table:table-row table:style-name="ro1">
          <table:table-cell office:value-type="string">
            <text:p>YBAO</text:p>
          </table:table-cell>
          <table:table-cell office:value-type="string">
            <text:p>YBCC, Inc.</text:p>
          </table:table-cell>
        </table:table-row>
        <table:table-row table:style-name="ro1">
          <table:table-cell office:value-type="string">
            <text:p>YCBD</text:p>
          </table:table-cell>
          <table:table-cell office:value-type="string">
            <text:p>cbdMD Inc</text:p>
          </table:table-cell>
        </table:table-row>
        <table:table-row table:style-name="ro1">
          <table:table-cell office:value-type="string">
            <text:p>YCBD-A</text:p>
          </table:table-cell>
          <table:table-cell office:value-type="string">
            <text:p>cbdMD Inc</text:p>
          </table:table-cell>
        </table:table-row>
        <table:table-row table:style-name="ro1">
          <table:table-cell office:value-type="string">
            <text:p>YCRG</text:p>
          </table:table-cell>
          <table:table-cell office:value-type="string">
            <text:p>York Corrugating Co.</text:p>
          </table:table-cell>
        </table:table-row>
        <table:table-row table:style-name="ro1">
          <table:table-cell office:value-type="string">
            <text:p>YDVL</text:p>
          </table:table-cell>
          <table:table-cell office:value-type="string">
            <text:p>Yadkin Valley Company</text:p>
          </table:table-cell>
        </table:table-row>
        <table:table-row table:style-name="ro1">
          <table:table-cell office:value-type="string">
            <text:p>YECO</text:p>
          </table:table-cell>
          <table:table-cell office:value-type="string">
            <text:p>Yulong Eco-Materials Limited</text:p>
          </table:table-cell>
        </table:table-row>
        <table:table-row table:style-name="ro1">
          <table:table-cell office:value-type="string">
            <text:p>YELP</text:p>
          </table:table-cell>
          <table:table-cell office:value-type="string">
            <text:p>Yelp Inc</text:p>
          </table:table-cell>
        </table:table-row>
        <table:table-row table:style-name="ro1">
          <table:table-cell office:value-type="string">
            <text:p>YETI</text:p>
          </table:table-cell>
          <table:table-cell office:value-type="string">
            <text:p>YETI Holdings Inc</text:p>
          </table:table-cell>
        </table:table-row>
        <table:table-row table:style-name="ro1">
          <table:table-cell office:value-type="string">
            <text:p>YEXT</text:p>
          </table:table-cell>
          <table:table-cell office:value-type="string">
            <text:p>Yext Inc</text:p>
          </table:table-cell>
        </table:table-row>
        <table:table-row table:style-name="ro1">
          <table:table-cell office:value-type="string">
            <text:p>YGMZ</text:p>
          </table:table-cell>
          <table:table-cell office:value-type="string">
            <text:p>MingZhu Logistics Holdings Ltd</text:p>
          </table:table-cell>
        </table:table-row>
        <table:table-row table:style-name="ro1">
          <table:table-cell office:value-type="string">
            <text:p>YGYI</text:p>
          </table:table-cell>
          <table:table-cell office:value-type="string">
            <text:p>Youngevity International Inc</text:p>
          </table:table-cell>
        </table:table-row>
        <table:table-row table:style-name="ro1">
          <table:table-cell office:value-type="string">
            <text:p>YGYIP</text:p>
          </table:table-cell>
          <table:table-cell office:value-type="string">
            <text:p>Youngevity International Inc</text:p>
          </table:table-cell>
        </table:table-row>
        <table:table-row table:style-name="ro1">
          <table:table-cell office:value-type="string">
            <text:p>YI</text:p>
          </table:table-cell>
          <table:table-cell office:value-type="string">
            <text:p>111 Inc</text:p>
          </table:table-cell>
        </table:table-row>
        <table:table-row table:style-name="ro1">
          <table:table-cell office:value-type="string">
            <text:p>YIN</text:p>
          </table:table-cell>
          <table:table-cell office:value-type="string">
            <text:p>Yintech Investment Holdings Ltd</text:p>
          </table:table-cell>
        </table:table-row>
        <table:table-row table:style-name="ro1">
          <table:table-cell office:value-type="string">
            <text:p>YIPI</text:p>
          </table:table-cell>
          <table:table-cell office:value-type="string">
            <text:p>Yippy, Inc.</text:p>
          </table:table-cell>
        </table:table-row>
        <table:table-row table:style-name="ro1">
          <table:table-cell office:value-type="string">
            <text:p>YJ</text:p>
          </table:table-cell>
          <table:table-cell office:value-type="string">
            <text:p>Yunji Inc</text:p>
          </table:table-cell>
        </table:table-row>
        <table:table-row table:style-name="ro1">
          <table:table-cell office:value-type="string">
            <text:p>YMAB</text:p>
          </table:table-cell>
          <table:table-cell office:value-type="string">
            <text:p>Y-mAbs Therapeutics Inc</text:p>
          </table:table-cell>
        </table:table-row>
        <table:table-row table:style-name="ro1">
          <table:table-cell office:value-type="string">
            <text:p>YNDX</text:p>
          </table:table-cell>
          <table:table-cell office:value-type="string">
            <text:p>Yandex NV</text:p>
          </table:table-cell>
        </table:table-row>
        <table:table-row table:style-name="ro1">
          <table:table-cell office:value-type="string">
            <text:p>YOGA</text:p>
          </table:table-cell>
          <table:table-cell office:value-type="string">
            <text:p>YogaWorks Inc</text:p>
          </table:table-cell>
        </table:table-row>
        <table:table-row table:style-name="ro1">
          <table:table-cell office:value-type="string">
            <text:p>YOGA</text:p>
          </table:table-cell>
          <table:table-cell office:value-type="string">
            <text:p>YogaWorks, Inc.</text:p>
          </table:table-cell>
        </table:table-row>
        <table:table-row table:style-name="ro1">
          <table:table-cell office:value-type="string">
            <text:p>YORI</text:p>
          </table:table-cell>
          <table:table-cell office:value-type="string">
            <text:p>Yora International, Inc.</text:p>
          </table:table-cell>
        </table:table-row>
        <table:table-row table:style-name="ro1">
          <table:table-cell office:value-type="string">
            <text:p>YORW</text:p>
          </table:table-cell>
          <table:table-cell office:value-type="string">
            <text:p>York Water Co-The</text:p>
          </table:table-cell>
        </table:table-row>
        <table:table-row table:style-name="ro1">
          <table:table-cell office:value-type="string">
            <text:p>YPF</text:p>
          </table:table-cell>
          <table:table-cell office:value-type="string">
            <text:p>YPF SA</text:p>
          </table:table-cell>
        </table:table-row>
        <table:table-row table:style-name="ro1">
          <table:table-cell office:value-type="string">
            <text:p>YPPN</text:p>
          </table:table-cell>
          <table:table-cell office:value-type="string">
            <text:p>Yappn Corp.</text:p>
          </table:table-cell>
        </table:table-row>
        <table:table-row table:style-name="ro1">
          <table:table-cell office:value-type="string">
            <text:p>YRCW</text:p>
          </table:table-cell>
          <table:table-cell office:value-type="string">
            <text:p>YRC Worldwide Inc</text:p>
          </table:table-cell>
        </table:table-row>
        <table:table-row table:style-name="ro1">
          <table:table-cell office:value-type="string">
            <text:p>YRD</text:p>
          </table:table-cell>
          <table:table-cell office:value-type="string">
            <text:p>Yirendai Ltd</text:p>
          </table:table-cell>
        </table:table-row>
        <table:table-row table:style-name="ro1">
          <table:table-cell office:value-type="string">
            <text:p>YRIV</text:p>
          </table:table-cell>
          <table:table-cell office:value-type="string">
            <text:p>Yangtze River Port &amp; Logistics Ltd</text:p>
          </table:table-cell>
        </table:table-row>
        <table:table-row table:style-name="ro1">
          <table:table-cell office:value-type="string">
            <text:p>YRIV</text:p>
          </table:table-cell>
          <table:table-cell office:value-type="string">
            <text:p>Yangtze River Port and Logistics Limited </text:p>
          </table:table-cell>
        </table:table-row>
        <table:table-row table:style-name="ro1">
          <table:table-cell office:value-type="string">
            <text:p>YSG</text:p>
          </table:table-cell>
          <table:table-cell office:value-type="string">
            <text:p>Yatsen Holding Ltd</text:p>
          </table:table-cell>
        </table:table-row>
        <table:table-row table:style-name="ro1">
          <table:table-cell office:value-type="string">
            <text:p>YSGG</text:p>
          </table:table-cell>
          <table:table-cell office:value-type="string">
            <text:p>1399 INTERNET TECHNOLOGY APPLICATION GROUP INC.</text:p>
          </table:table-cell>
        </table:table-row>
        <table:table-row table:style-name="ro1">
          <table:table-cell office:value-type="string">
            <text:p>YTEN</text:p>
          </table:table-cell>
          <table:table-cell office:value-type="string">
            <text:p>Yield10 Bioscience Inc</text:p>
          </table:table-cell>
        </table:table-row>
        <table:table-row table:style-name="ro1">
          <table:table-cell office:value-type="string">
            <text:p>YTRA</text:p>
          </table:table-cell>
          <table:table-cell office:value-type="string">
            <text:p>Yatra Online Inc</text:p>
          </table:table-cell>
        </table:table-row>
        <table:table-row table:style-name="ro1">
          <table:table-cell office:value-type="string">
            <text:p>YUM</text:p>
          </table:table-cell>
          <table:table-cell office:value-type="string">
            <text:p>Yum! Brands Inc</text:p>
          </table:table-cell>
        </table:table-row>
        <table:table-row table:style-name="ro1">
          <table:table-cell office:value-type="string">
            <text:p>YUMAQ</text:p>
          </table:table-cell>
          <table:table-cell office:value-type="string">
            <text:p>Yuma Energy, Inc.</text:p>
          </table:table-cell>
        </table:table-row>
        <table:table-row table:style-name="ro1">
          <table:table-cell office:value-type="string">
            <text:p>YUMC</text:p>
          </table:table-cell>
          <table:table-cell office:value-type="string">
            <text:p>Yum China Holdings Inc</text:p>
          </table:table-cell>
        </table:table-row>
        <table:table-row table:style-name="ro1">
          <table:table-cell office:value-type="string">
            <text:p>YVR</text:p>
          </table:table-cell>
          <table:table-cell office:value-type="string">
            <text:p>Liquid Media Group Ltd</text:p>
          </table:table-cell>
        </table:table-row>
        <table:table-row table:style-name="ro1">
          <table:table-cell office:value-type="string">
            <text:p>YY</text:p>
          </table:table-cell>
          <table:table-cell office:value-type="string">
            <text:p>YY Inc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Zillow Group Inc</text:p>
          </table:table-cell>
        </table:table-row>
        <table:table-row table:style-name="ro1">
          <table:table-cell office:value-type="string">
            <text:p>ZAAG</text:p>
          </table:table-cell>
          <table:table-cell office:value-type="string">
            <text:p>ZA Group Inc.</text:p>
          </table:table-cell>
        </table:table-row>
        <table:table-row table:style-name="ro1">
          <table:table-cell office:value-type="string">
            <text:p>ZAGG</text:p>
          </table:table-cell>
          <table:table-cell office:value-type="string">
            <text:p>ZAGG Inc</text:p>
          </table:table-cell>
        </table:table-row>
        <table:table-row table:style-name="ro1">
          <table:table-cell office:value-type="string">
            <text:p>ZANA</text:p>
          </table:table-cell>
          <table:table-cell office:value-type="string">
            <text:p>Zana Acquisition Co.</text:p>
          </table:table-cell>
        </table:table-row>
        <table:table-row table:style-name="ro1">
          <table:table-cell office:value-type="string">
            <text:p>ZAZA</text:p>
          </table:table-cell>
          <table:table-cell office:value-type="string">
            <text:p>ZaZa Energy Corp</text:p>
          </table:table-cell>
        </table:table-row>
        <table:table-row table:style-name="ro1">
          <table:table-cell office:value-type="string">
            <text:p>ZBH</text:p>
          </table:table-cell>
          <table:table-cell office:value-type="string">
            <text:p>Zimmer Biomet Holdings Inc</text:p>
          </table:table-cell>
        </table:table-row>
        <table:table-row table:style-name="ro1">
          <table:table-cell office:value-type="string">
            <text:p>ZBRA</text:p>
          </table:table-cell>
          <table:table-cell office:value-type="string">
            <text:p>Zebra Technologies Corp</text:p>
          </table:table-cell>
        </table:table-row>
        <table:table-row table:style-name="ro1">
          <table:table-cell office:value-type="string">
            <text:p>ZCBD</text:p>
          </table:table-cell>
          <table:table-cell office:value-type="string">
            <text:p>Body Basics Inc. </text:p>
          </table:table-cell>
        </table:table-row>
        <table:table-row table:style-name="ro1">
          <table:table-cell office:value-type="string">
            <text:p>ZCMD</text:p>
          </table:table-cell>
          <table:table-cell office:value-type="string">
            <text:p>Zhongchao Inc</text:p>
          </table:table-cell>
        </table:table-row>
        <table:table-row table:style-name="ro1">
          <table:table-cell office:value-type="string">
            <text:p>ZCOM</text:p>
          </table:table-cell>
          <table:table-cell office:value-type="string">
            <text:p>Impreso, Inc.</text:p>
          </table:table-cell>
        </table:table-row>
        <table:table-row table:style-name="ro1">
          <table:table-cell office:value-type="string">
            <text:p>ZCOR</text:p>
          </table:table-cell>
          <table:table-cell office:value-type="string">
            <text:p>Zyla Life Sciences</text:p>
          </table:table-cell>
        </table:table-row>
        <table:table-row table:style-name="ro1">
          <table:table-cell office:value-type="string">
            <text:p>ZDEC</text:p>
          </table:table-cell>
          <table:table-cell office:value-type="string">
            <text:p>Zenovia Digital Exchange Corporation</text:p>
          </table:table-cell>
        </table:table-row>
        <table:table-row table:style-name="ro1">
          <table:table-cell office:value-type="string">
            <text:p>ZDGE</text:p>
          </table:table-cell>
          <table:table-cell office:value-type="string">
            <text:p>Zedge Inc</text:p>
          </table:table-cell>
        </table:table-row>
        <table:table-row table:style-name="ro1">
          <table:table-cell office:value-type="string">
            <text:p>ZDPY</text:p>
          </table:table-cell>
          <table:table-cell office:value-type="string">
            <text:p>Zoned Properties, Inc.</text:p>
          </table:table-cell>
        </table:table-row>
        <table:table-row table:style-name="ro1">
          <table:table-cell office:value-type="string">
            <text:p>ZEAL</text:p>
          </table:table-cell>
          <table:table-cell office:value-type="string">
            <text:p>Zealand Pharma A-S</text:p>
          </table:table-cell>
        </table:table-row>
        <table:table-row table:style-name="ro1">
          <table:table-cell office:value-type="string">
            <text:p>ZEN</text:p>
          </table:table-cell>
          <table:table-cell office:value-type="string">
            <text:p>Zendesk Inc</text:p>
          </table:table-cell>
        </table:table-row>
        <table:table-row table:style-name="ro1">
          <table:table-cell office:value-type="string">
            <text:p>ZENG</text:p>
          </table:table-cell>
          <table:table-cell office:value-type="string">
            <text:p>Zenergy International Inc.</text:p>
          </table:table-cell>
        </table:table-row>
        <table:table-row table:style-name="ro1">
          <table:table-cell office:value-type="string">
            <text:p>ZEON</text:p>
          </table:table-cell>
          <table:table-cell office:value-type="string">
            <text:p>Zeons Corporation</text:p>
          </table:table-cell>
        </table:table-row>
        <table:table-row table:style-name="ro1">
          <table:table-cell office:value-type="string">
            <text:p>ZEST</text:p>
          </table:table-cell>
          <table:table-cell office:value-type="string">
            <text:p>Ecoark Holdings, Inc.</text:p>
          </table:table-cell>
        </table:table-row>
        <table:table-row table:style-name="ro1">
          <table:table-cell office:value-type="string">
            <text:p>ZEUS</text:p>
          </table:table-cell>
          <table:table-cell office:value-type="string">
            <text:p>Olympic Steel Inc</text:p>
          </table:table-cell>
        </table:table-row>
        <table:table-row table:style-name="ro1">
          <table:table-cell office:value-type="string">
            <text:p>ZFGN</text:p>
          </table:table-cell>
          <table:table-cell office:value-type="string">
            <text:p>Zafgen, Inc.</text:p>
          </table:table-cell>
        </table:table-row>
        <table:table-row table:style-name="ro1">
          <table:table-cell office:value-type="string">
            <text:p>ZG</text:p>
          </table:table-cell>
          <table:table-cell office:value-type="string">
            <text:p>Zillow Group Inc</text:p>
          </table:table-cell>
        </table:table-row>
        <table:table-row table:style-name="ro1">
          <table:table-cell office:value-type="string">
            <text:p>ZGCO</text:p>
          </table:table-cell>
          <table:table-cell office:value-type="string">
            <text:p>Ziegler Companies, Inc. (THE)</text:p>
          </table:table-cell>
        </table:table-row>
        <table:table-row table:style-name="ro1">
          <table:table-cell office:value-type="string">
            <text:p>ZGNX</text:p>
          </table:table-cell>
          <table:table-cell office:value-type="string">
            <text:p>Zogenix Inc</text:p>
          </table:table-cell>
        </table:table-row>
        <table:table-row table:style-name="ro1">
          <table:table-cell office:value-type="string">
            <text:p>ZGSI</text:p>
          </table:table-cell>
          <table:table-cell office:value-type="string">
            <text:p>Zero Gravity Solutions, Inc.</text:p>
          </table:table-cell>
        </table:table-row>
        <table:table-row table:style-name="ro1">
          <table:table-cell office:value-type="string">
            <text:p>ZGYHU</text:p>
          </table:table-cell>
          <table:table-cell office:value-type="string">
            <text:p>Yunhong International</text:p>
          </table:table-cell>
        </table:table-row>
        <table:table-row table:style-name="ro1">
          <table:table-cell office:value-type="string">
            <text:p>ZI</text:p>
          </table:table-cell>
          <table:table-cell office:value-type="string">
            <text:p>ZoomInfo Technologies Inc</text:p>
          </table:table-cell>
        </table:table-row>
        <table:table-row table:style-name="ro1">
          <table:table-cell office:value-type="string">
            <text:p>ZICX</text:p>
          </table:table-cell>
          <table:table-cell office:value-type="string">
            <text:p>Zicix Corporation</text:p>
          </table:table-cell>
        </table:table-row>
        <table:table-row table:style-name="ro1">
          <table:table-cell office:value-type="string">
            <text:p>ZION</text:p>
          </table:table-cell>
          <table:table-cell office:value-type="string">
            <text:p>Zions Bancorp NA</text:p>
          </table:table-cell>
        </table:table-row>
        <table:table-row table:style-name="ro1">
          <table:table-cell office:value-type="string">
            <text:p>ZIONL</text:p>
          </table:table-cell>
          <table:table-cell office:value-type="string">
            <text:p>Zions Bancorp NA</text:p>
          </table:table-cell>
        </table:table-row>
        <table:table-row table:style-name="ro1">
          <table:table-cell office:value-type="string">
            <text:p>ZIONN</text:p>
          </table:table-cell>
          <table:table-cell office:value-type="string">
            <text:p>Zions Bancorp NA</text:p>
          </table:table-cell>
        </table:table-row>
        <table:table-row table:style-name="ro1">
          <table:table-cell office:value-type="string">
            <text:p>ZIONO</text:p>
          </table:table-cell>
          <table:table-cell office:value-type="string">
            <text:p>Zions Bancorp NA</text:p>
          </table:table-cell>
        </table:table-row>
        <table:table-row table:style-name="ro1">
          <table:table-cell office:value-type="string">
            <text:p>ZIONP</text:p>
          </table:table-cell>
          <table:table-cell office:value-type="string">
            <text:p>Zions Bancorp NA</text:p>
          </table:table-cell>
        </table:table-row>
        <table:table-row table:style-name="ro1">
          <table:table-cell office:value-type="string">
            <text:p>ZIOP</text:p>
          </table:table-cell>
          <table:table-cell office:value-type="string">
            <text:p>ZIOPHARM Oncology Inc</text:p>
          </table:table-cell>
        </table:table-row>
        <table:table-row table:style-name="ro1">
          <table:table-cell office:value-type="string">
            <text:p>ZIOP</text:p>
          </table:table-cell>
          <table:table-cell office:value-type="string">
            <text:p>ZIOPHARM Oncology Inc</text:p>
          </table:table-cell>
        </table:table-row>
        <table:table-row table:style-name="ro1">
          <table:table-cell office:value-type="string">
            <text:p>ZIPL</text:p>
          </table:table-cell>
          <table:table-cell office:value-type="string">
            <text:p>ZipLink, Inc.</text:p>
          </table:table-cell>
        </table:table-row>
        <table:table-row table:style-name="ro1">
          <table:table-cell office:value-type="string">
            <text:p>ZIVO</text:p>
          </table:table-cell>
          <table:table-cell office:value-type="string">
            <text:p>Zivo Bioscience, Inc.</text:p>
          </table:table-cell>
        </table:table-row>
        <table:table-row table:style-name="ro1">
          <table:table-cell office:value-type="string">
            <text:p>ZIXI</text:p>
          </table:table-cell>
          <table:table-cell office:value-type="string">
            <text:p>Zix Corp</text:p>
          </table:table-cell>
        </table:table-row>
        <table:table-row table:style-name="ro1">
          <table:table-cell office:value-type="string">
            <text:p>ZKIN</text:p>
          </table:table-cell>
          <table:table-cell office:value-type="string">
            <text:p>ZK International Group Co Ltd</text:p>
          </table:table-cell>
        </table:table-row>
        <table:table-row table:style-name="ro1">
          <table:table-cell office:value-type="string">
            <text:p>ZLAB</text:p>
          </table:table-cell>
          <table:table-cell office:value-type="string">
            <text:p>Zai Lab Ltd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Zoom Video Communications Inc</text:p>
          </table:table-cell>
        </table:table-row>
        <table:table-row table:style-name="ro1">
          <table:table-cell office:value-type="string">
            <text:p>ZMDC</text:p>
          </table:table-cell>
          <table:table-cell office:value-type="string">
            <text:p>USA Zhimingde International Group Corp.</text:p>
          </table:table-cell>
        </table:table-row>
        <table:table-row table:style-name="ro1">
          <table:table-cell office:value-type="string">
            <text:p>ZMGD</text:p>
          </table:table-cell>
          <table:table-cell office:value-type="string">
            <text:p>Zamage Digital Art Imaging, Inc.</text:p>
          </table:table-cell>
        </table:table-row>
        <table:table-row table:style-name="ro1">
          <table:table-cell office:value-type="string">
            <text:p>ZMTP</text:p>
          </table:table-cell>
          <table:table-cell office:value-type="string">
            <text:p>Zoom Telephonics Inc.</text:p>
          </table:table-cell>
        </table:table-row>
        <table:table-row table:style-name="ro1">
          <table:table-cell office:value-type="string">
            <text:p>ZMWYF</text:p>
          </table:table-cell>
          <table:table-cell office:value-type="string">
            <text:p>Zoomaway Travel, Inc.</text:p>
          </table:table-cell>
        </table:table-row>
        <table:table-row table:style-name="ro1">
          <table:table-cell office:value-type="string">
            <text:p>ZN</text:p>
          </table:table-cell>
          <table:table-cell office:value-type="string">
            <text:p>Zion Oil &amp; Gas Inc</text:p>
          </table:table-cell>
        </table:table-row>
        <table:table-row table:style-name="ro1">
          <table:table-cell office:value-type="string">
            <text:p>ZN</text:p>
          </table:table-cell>
          <table:table-cell office:value-type="string">
            <text:p>Zion Oil &amp; Gas Inc</text:p>
          </table:table-cell>
        </table:table-row>
        <table:table-row table:style-name="ro1">
          <table:table-cell office:value-type="string">
            <text:p>ZNCM</text:p>
          </table:table-cell>
          <table:table-cell office:value-type="string">
            <text:p>Zunicom, Inc.</text:p>
          </table:table-cell>
        </table:table-row>
        <table:table-row table:style-name="ro1">
          <table:table-cell office:value-type="string">
            <text:p>ZNCMP</text:p>
          </table:table-cell>
          <table:table-cell office:value-type="string">
            <text:p>Zunicom, Inc.</text:p>
          </table:table-cell>
        </table:table-row>
        <table:table-row table:style-name="ro1">
          <table:table-cell office:value-type="string">
            <text:p>ZNGA</text:p>
          </table:table-cell>
          <table:table-cell office:value-type="string">
            <text:p>Zynga Inc</text:p>
          </table:table-cell>
        </table:table-row>
        <table:table-row table:style-name="ro1">
          <table:table-cell office:value-type="string">
            <text:p>ZNGYQ</text:p>
          </table:table-cell>
          <table:table-cell office:value-type="string">
            <text:p>Zenergy Brands, Inc.</text:p>
          </table:table-cell>
        </table:table-row>
        <table:table-row table:style-name="ro1">
          <table:table-cell office:value-type="string">
            <text:p>ZNH</text:p>
          </table:table-cell>
          <table:table-cell office:value-type="string">
            <text:p>China Southern Airlines Co Ltd</text:p>
          </table:table-cell>
        </table:table-row>
        <table:table-row table:style-name="ro1">
          <table:table-cell office:value-type="string">
            <text:p>ZNNC</text:p>
          </table:table-cell>
          <table:table-cell office:value-type="string">
            <text:p>Zann Corp.</text:p>
          </table:table-cell>
        </table:table-row>
        <table:table-row table:style-name="ro1">
          <table:table-cell office:value-type="string">
            <text:p>ZNOG</text:p>
          </table:table-cell>
          <table:table-cell office:value-type="string">
            <text:p>Zion Oil &amp; Gas Inc</text:p>
          </table:table-cell>
        </table:table-row>
        <table:table-row table:style-name="ro1">
          <table:table-cell office:value-type="string">
            <text:p>ZNRG</text:p>
          </table:table-cell>
          <table:table-cell office:value-type="string">
            <text:p>Znergy, Inc.</text:p>
          </table:table-cell>
        </table:table-row>
        <table:table-row table:style-name="ro1">
          <table:table-cell office:value-type="string">
            <text:p>ZNTL</text:p>
          </table:table-cell>
          <table:table-cell office:value-type="string">
            <text:p>Zentalis Pharmaceuticals Inc</text:p>
          </table:table-cell>
        </table:table-row>
        <table:table-row table:style-name="ro1">
          <table:table-cell office:value-type="string">
            <text:p>ZOM</text:p>
          </table:table-cell>
          <table:table-cell office:value-type="string">
            <text:p>Zomedica Pharmaceuticals Corp</text:p>
          </table:table-cell>
        </table:table-row>
        <table:table-row table:style-name="ro1">
          <table:table-cell office:value-type="string">
            <text:p>ZONX</text:p>
          </table:table-cell>
          <table:table-cell office:value-type="string">
            <text:p>Zonzia Media, Inc.</text:p>
          </table:table-cell>
        </table:table-row>
        <table:table-row table:style-name="ro1">
          <table:table-cell office:value-type="string">
            <text:p>ZRMG</text:p>
          </table:table-cell>
          <table:table-cell office:value-type="string">
            <text:p>Shenzhen-ZhongRong Morgan Investment Holding Group Co., Ltd.</text:p>
          </table:table-cell>
        </table:table-row>
        <table:table-row table:style-name="ro1">
          <table:table-cell office:value-type="string">
            <text:p>ZRSCF</text:p>
          </table:table-cell>
          <table:table-cell office:value-type="string">
            <text:p>Zoloto Resources Ltd.</text:p>
          </table:table-cell>
        </table:table-row>
        <table:table-row table:style-name="ro1">
          <table:table-cell office:value-type="string">
            <text:p>ZRVT</text:p>
          </table:table-cell>
          <table:table-cell office:value-type="string">
            <text:p>Zurvita Holdings, Inc.</text:p>
          </table:table-cell>
        </table:table-row>
        <table:table-row table:style-name="ro1">
          <table:table-cell office:value-type="string">
            <text:p>ZS</text:p>
          </table:table-cell>
          <table:table-cell office:value-type="string">
            <text:p>Zscaler Inc</text:p>
          </table:table-cell>
        </table:table-row>
        <table:table-row table:style-name="ro1">
          <table:table-cell office:value-type="string">
            <text:p>ZSAN</text:p>
          </table:table-cell>
          <table:table-cell office:value-type="string">
            <text:p>Zosano Pharma Corp</text:p>
          </table:table-cell>
        </table:table-row>
        <table:table-row table:style-name="ro1">
          <table:table-cell office:value-type="string">
            <text:p>ZSYC</text:p>
          </table:table-cell>
          <table:table-cell office:value-type="string">
            <text:p>SMART CLOSET INC.</text:p>
          </table:table-cell>
        </table:table-row>
        <table:table-row table:style-name="ro1">
          <table:table-cell office:value-type="string">
            <text:p>ZTNO</text:p>
          </table:table-cell>
          <table:table-cell office:value-type="string">
            <text:p>Zoom Technologies, Inc.</text:p>
          </table:table-cell>
        </table:table-row>
        <table:table-row table:style-name="ro1">
          <table:table-cell office:value-type="string">
            <text:p>ZTO</text:p>
          </table:table-cell>
          <table:table-cell office:value-type="string">
            <text:p>ZTO Express Cayman Inc</text:p>
          </table:table-cell>
        </table:table-row>
        <table:table-row table:style-name="ro1">
          <table:table-cell office:value-type="string">
            <text:p>ZTR</text:p>
          </table:table-cell>
          <table:table-cell office:value-type="string">
            <text:p>Virtus Global Dividend &amp; Income Fund Inc</text:p>
          </table:table-cell>
        </table:table-row>
        <table:table-row table:style-name="ro1">
          <table:table-cell office:value-type="string">
            <text:p>ZTS</text:p>
          </table:table-cell>
          <table:table-cell office:value-type="string">
            <text:p>Zoetis Inc</text:p>
          </table:table-cell>
        </table:table-row>
        <table:table-row table:style-name="ro1">
          <table:table-cell office:value-type="string">
            <text:p>ZUMZ</text:p>
          </table:table-cell>
          <table:table-cell office:value-type="string">
            <text:p>Zumiez Inc</text:p>
          </table:table-cell>
        </table:table-row>
        <table:table-row table:style-name="ro1">
          <table:table-cell office:value-type="string">
            <text:p>ZUO</text:p>
          </table:table-cell>
          <table:table-cell office:value-type="string">
            <text:p>Zuora Inc</text:p>
          </table:table-cell>
        </table:table-row>
        <table:table-row table:style-name="ro1">
          <table:table-cell office:value-type="string">
            <text:p>ZVLO</text:p>
          </table:table-cell>
          <table:table-cell office:value-type="string">
            <text:p>zvelo, Inc.</text:p>
          </table:table-cell>
        </table:table-row>
        <table:table-row table:style-name="ro1">
          <table:table-cell office:value-type="string">
            <text:p>ZVO</text:p>
          </table:table-cell>
          <table:table-cell office:value-type="string">
            <text:p>Zovio Inc</text:p>
          </table:table-cell>
        </table:table-row>
        <table:table-row table:style-name="ro1">
          <table:table-cell office:value-type="string">
            <text:p>ZVTK</text:p>
          </table:table-cell>
          <table:table-cell office:value-type="string">
            <text:p>Zevotek, Inc.</text:p>
          </table:table-cell>
        </table:table-row>
        <table:table-row table:style-name="ro1">
          <table:table-cell office:value-type="string">
            <text:p>ZWBC</text:p>
          </table:table-cell>
          <table:table-cell office:value-type="string">
            <text:p>GoldKey Corporation</text:p>
          </table:table-cell>
        </table:table-row>
        <table:table-row table:style-name="ro1">
          <table:table-cell office:value-type="string">
            <text:p>ZWRR</text:p>
          </table:table-cell>
          <table:table-cell office:value-type="string">
            <text:p>Ziwira Inc.</text:p>
          </table:table-cell>
        </table:table-row>
        <table:table-row table:style-name="ro1">
          <table:table-cell office:value-type="string">
            <text:p>ZYME</text:p>
          </table:table-cell>
          <table:table-cell office:value-type="string">
            <text:p>Zymeworks Inc</text:p>
          </table:table-cell>
        </table:table-row>
        <table:table-row table:style-name="ro1">
          <table:table-cell office:value-type="string">
            <text:p>ZYNE</text:p>
          </table:table-cell>
          <table:table-cell office:value-type="string">
            <text:p>Zynerba Pharmaceuticals Inc</text:p>
          </table:table-cell>
        </table:table-row>
        <table:table-row table:style-name="ro1">
          <table:table-cell office:value-type="string">
            <text:p>ZYRX</text:p>
          </table:table-cell>
          <table:table-cell office:value-type="string">
            <text:p>Zyrox Mining International, Inc.</text:p>
          </table:table-cell>
        </table:table-row>
        <table:table-row table:style-name="ro1">
          <table:table-cell office:value-type="string">
            <text:p>ZYXI</text:p>
          </table:table-cell>
          <table:table-cell office:value-type="string">
            <text:p>Zynex In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03/11/2021</text:date>, <text:time>13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red Eppehimer</meta:initial-creator>
    <meta:creation-date>2021-03-11T13:47:35.36</meta:creation-date>
    <dc:date>2021-03-11T13:52:17.78</dc:date>
    <dc:creator>Jarred Eppehimer</dc:creator>
    <meta:editing-duration>PT4M41S</meta:editing-duration>
    <meta:editing-cycles>2</meta:editing-cycles>
    <meta:generator>OpenOffice/4.1.8$Win32 OpenOffice.org_project/418m3$Build-9803</meta:generator>
    <meta:document-statistic meta:table-count="3" meta:cell-count="22010" meta:object-count="0"/>
  </office:meta>
</office:document-meta>
</file>